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8960e"/>
    </style:style>
    <style:style style:name="T1" style:family="text">
      <style:text-properties officeooo:rsid="001896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@@@ 1 @@@</text:p>
      <text:p text:style-name="P1"/>
      <text:p text:style-name="P1"/>
      <text:p text:style-name="P1"/>
      <text:p text:style-name="P1">i<text:line-break/>“ i ] é<text:line-break/><text:line-break/>h ‘ wvarsRDBBD "<text:line-break/><text:line-break/>IL DUNGE.N DEjMAGO!FOLLE<text:line-break/><text:line-break/>DUNGEONS g DRAGONS<text:line-break/><text:line-break/>Esplorate l’immenso dungeon di Sottomonteè"iìîì questa avventura<text:line-break/>per il più grande gioco di ruolo del mondo</text:p>
      <text:p text:style-name="P1"/>
      <text:p text:style-name="P1"/>
      <text:p text:style-name="P1"/>
      <text:p text:style-name="P1">@@@ 2 @@@</text:p>
      <text:p text:style-name="P1"/>
      <text:p text:style-name="P1"/>
      <text:p text:style-name="P1"/>
      <text:p text:style-name="P1">WATERDEEP<text:line-break/><text:line-break/>IL DUNGEON DEL MAGO FOLLE -<text:line-break/><text:line-break/>_ a<text:line-break/>_</text:p>
      <text:p text:style-name="P1"/>
      <text:p text:style-name="P1"/>
      <text:p text:style-name="P1"/>
      <text:p text:style-name="P1">@@@ 3 @@@</text:p>
      <text:p text:style-name="P1"/>
      <text:p text:style-name="P1"/>
      <text:p text:style-name="P1"/>
      <text:p text:style-name="P1">RICONOSCIMENTI<text:line-break/><text:line-break/>Direttore Creativo: Christopher Perkins<text:line-break/><text:line-break/>Design: Bill Benham, Lysa Chen, Kiel Chenier,<text:line-break/><text:line-break/>Dan Dillon, Claire Hoffman, James Introcaso, Greg Marks,<text:line-break/>Alan Patrick, Ben Petrisor, Travis Woodall<text:line-break/><text:line-break/>Direzione Editing: ]Jeremy Crawford<text:line-break/>Editing: Matt Click, Scott Fitzgerald Gray, Kim Mohan,<text:line-break/>F. Wesley Schneider, Matt Sernett, Kate Welch<text:line-break/><text:line-break/>Direttore Artistico: Kate Irwin<text:line-break/>Direzione Artistica Aggiuntiva: Shauna Narciso, Richard Whitters<text:line-break/>Design Grafico: Emi Tanji<text:line-break/><text:line-break/>Illustrazione Copertina: Cynthia Sheppard<text:line-break/><text:line-break/>Concept Art: Daarken, Shawn Wood<text:line-break/><text:line-break/>Illustrazioni Interne: Mark Behm, Eric Belisle, Zoltan Boros,<text:line-break/><text:line-break/>Clint Cearley, Sidharth Chaturvedi, Jason Felix, Emily Fiegenschuh,<text:line-break/>Lars Grant-West, Leesha Hannigan, Lake Hurwitz, Tyler Jacobson,<text:line-break/>Sam Keiser, Julian Kok, Mathias Kollros, Christopher Moeller,<text:line-break/>Scott Murphy, Vincent Proce, Craig ) Spearing, Cory Trego-Erdner,<text:line-break/>Shawn Wood<text:line-break/><text:line-break/><text:soft-page-break/>Cartografo: Tim Hartin<text:line-break/><text:line-break/>Produzione: Dan Tovar<text:line-break/><text:line-break/>Manager di Progetto: Matt Warren, Stan!<text:line-break/>Ingegnere di Produzione:; Cynda Callaway<text:line-break/>Tecnici Immagini: Carmen Cheung, Kevin Yee<text:line-break/>Amministrazione Artistica: David Gershman<text:line-break/>Specialista Prestampa: Jefferson Dunlap<text:line-break/><text:line-break/>73620-1<text:line-break/>ISBN: 978-1-945625-03-9<text:line-break/>Prima Stampa: Marzo 2019<text:line-break/><text:line-break/>Altri Membri del Team D&amp;D: Bart Carroll, Pelham Greene,<text:line-break/>Ari Levitch, Chris Lindsay, Shelly Mazzanoble, Mike Mearls,<text:line-break/>Hilary Ross, Liz Schuh, Nathan Stewart, Greg Tito, Anna Vo,<text:line-break/>Trish Yochum<text:line-break/><text:line-break/>| seguenti volumi di D&amp;D hanno fornito materiale e ispirazione:<text:line-break/><text:line-break/>Boyd, Eric L., Ed Greenwood, Christopher Lindsay, and Sean K<text:line-break/>Reynolds, Expedition to Undermountain. 2007.<text:line-break/><text:line-break/>Greenwood, Ed. Ruins of Undermountain. 1991.<text:line-break/><text:line-break/>Rabe, Jean, Norm Ritchie, and Donald |. Bingle. Ruins of<text:line-break/>Undermountain ll: The Deep Levels. 1994.<text:line-break/><text:line-break/>Schend, Steven E. Undermountain: Maddgoth's Castle. 1996.<text:line-break/><text:line-break/>— — — . Undermountain: Stardock. 1997.<text:line-break/><text:line-break/>— — — Undermountain: The Lost Level. 1996.<text:line-break/><text:line-break/>Sernett, Matt and Shawn Merwin. Halls of Undermountain. 2012.<text:line-break/><text:line-break/>Un ringraziamento speciale alle centinaia di playtester che hanno<text:line-break/>reso quest'ultima incarnazione di Sottomonte più divertente con<text:line-break/>ogni contributo fornito.<text:line-break/><text:line-break/>Attenziane: Il Mago Folle di Sottomornte attualmente non riceve visite. Vi preghiamo di<text:line-break/>non scendere perché, ehm, stamo chiusi per ristrutturazione ed-è tutto in disordine. Non<text:line-break/>troverete nessun tesoro e-anche il buffet è chiuto fino a nuovo avviso. Per gli déi, ma da<text:line-break/>dove arrivano tutti questi githvanki? Come se i mind floyer non fjossero giù abbastanza.<text:line-break/>Corme dite? Pensate di poter sacchepgiare fa mia dimaora e di passaria liscia? Ah! Nonavete<text:line-break/>abbastanza punti esperienza.<text:line-break/><text:line-break/>IN COPERTINA<text:line-break/><text:line-break/>Sottomonte attira gli avventurieri come una fiamma attira le<text:line-break/>falene. Cynthia Sheppard ritrae i molti nemici che si contendono il<text:line-break/>controllo delle profondità del dungeon. Avanzate con cautela, eroi!<text:line-break/><text:line-break/>EDIZIONE ITALIANA ASMODEE ITALIA S.R.L.<text:line-break/><text:line-break/>Direzione Editoriale: Massimo Bianchini<text:line-break/>Traduzione: Fiorenzo Delle Rupi<text:line-break/>Revisione: Chiara Battistini<text:line-break/><text:soft-page-break/>Impaginazione: Davide Ruini<text:line-break/><text:line-break/>TEAM DI PRO DUZIONE GALE FORCE NINE<text:line-break/><text:line-break/>Capo Progetto: Matthew Vaughan<text:line-break/>Team di Sviluppo: Chris Forgham, Emily Harwood<text:line-break/>Direttore di Produzione: John-Paul Brisigotti<text:line-break/><text:line-break/>QDUNGEONS &amp; DRAGONS, D&amp;D, Wizards ofthe Coast, Forgotten Realms, the dragon ampersand, Piavers Handbaok, Monster Manuaol, Dungeon Master's Guide, all other Wizards of<text:line-break/>the Coast product names , and their respective logos are trademarks of Wizards ofthe Coastin the USA and other countries. Allcharacters'and theîr distimctivelikenesses ara property<text:line-break/>of Wizards ofthe Coast. This material is protected under the copyrightlaws ofthe United States of America, Any reproduction or unauthorized use of the material or artwork contained<text:line-break/><text:line-break/>herein is prohibited vwithout the express written permission of Wizards of the Coast,<text:line-break/><text:line-break/>Edizione italiana: Asmodee Italia Stl, Via Martiri di Cervarolo 1/b, 42015 Correggio (RE), ITALY. Traduzione in lingua itatiana © 2019 Wizards of the Coast LLC<text:line-break/><text:line-break/>Starripato in Lituania; 12019 Wizards ofthe Coast LLC, PO Box 707, Renton, WA 98057-0707, USA.<text:line-break/><text:line-break/>Manufactured by Standartu Spaustuve, Darlaus Ir Gireno g. 39, LT-02189 Vilnius, Lithuania.</text:p>
      <text:p text:style-name="P1"/>
      <text:p text:style-name="P1"/>
      <text:p text:style-name="P1"/>
      <text:p text:style-name="P1">@@@ 4 @@@</text:p>
      <text:p text:style-name="P1"/>
      <text:p text:style-name="P1"/>
      <text:p text:style-name="P1"/>
      <text:p text:style-name="P1">IN DICE<text:line-break/><text:line-break/>Legenda del Dungeon..............cvivciissscnisia) 4<text:line-break/>Panoramica di Sottomonte..................... 3<text:line-break/>Condurre l’Ayventurasuinicssiinisicsrisisesozionie 5<text:line-break/>Storia del DUngeon.........ivscsisiiasssaiiasisiianni 6<text:line-break/>Îl Portale Spalancato..........ssssssscciciiiiiiiiiiiii 6<text:line-break/>Spunti per l'Avventura.........ccciccciccniiciicininie 7<text:line-break/>I Segreti di Sottomonte.......r.vsssssssnninsananao 10<text:line-break/>Tratti del DUnpgeol ..v 10<text:line-break/>Livello 1: Il Livello del Dungeon.......... 13<text:line-break/>Gosa Si Annida Qtiit sss sss 13<text:line-break/>Esplorare Questo Livello...........vrcss.asc.i., 14<text:line-break/>CONT UO ii Ga 26<text:line-break/>Livello 2: Le Stanze Arcane.................. 27<text:line-break/>Cosa Si Annida Qui? ......sucsssscsiioiiiiiiiiiiiii 27<text:line-break/>Esplorare Questo Livello .........uucisciiiiiii.. 25<text:line-break/>CONSE FSEN avveinsnooozoiin e ii n aa raa 42<text:line-break/>Livello 3: Il Livello del Sargauth ......... 43<text:line-break/>Cosa Si Annida Qui? ucuusciozniiizosinziinzioaia 43<text:line-break/>Esplorare Questo Livello ..uuuiuiiiiziiiiniiiaia 44<text:line-break/>COnSe f uenze ii a 58<text:line-break/>Livello 4: Le Caverne Contorte ............ 39<text:line-break/>Cosa Si Annida Qui? .......ue.svsssscsssssiiinicosi) 59<text:line-break/>Esplorare Questo Livello ......................... 60<text:line-break/>COSEZ ornrianzzononinze n aa 68<text:line-break/>Livello 5: Il Bosco di Wyllow ................ 69<text:line-break/><text:soft-page-break/>La Magia del Bosco di Wyllow............... 69<text:line-break/>CosaStAnnida Qui? usniivesiaiiisasiazisa 69<text:line-break/>Esplorare Questo Livello .....iiiiiiiiiiiiiie 70<text:line-break/>COLSE CNZO L a ai a S0<text:line-break/>Livello 6: Il Livello Perduto................... $1<text:line-break/>Cosa Si Annida Qui? ......csccsccscsssonicinininiene 81<text:line-break/>Esplorare Questo Livello ........sscsvscsssccs.... &amp;2<text:line-break/>Conseguenze .......usiiiisisisciiiniscnsizinvnnininrsncn 94<text:line-break/>Livello 7: Il Castello di Maddgoth ....... J5<text:line-break/>Cosa SE Anmda Q? uv 95<text:line-break/>L CAVETAO ii ENA 96<text:line-break/>EL CASO ii A AA 100<text:line-break/>C OnSe t e ii AZ R 108<text:line-break/>Livello 8: La Palude Strisciante ........ 109<text:line-break/>Cosa Si Annida Qui? .....rssssississnniniiniiinii 109<text:line-break/>Esplorare Questo Livello.........usiiiiiiiiiio 110<text:line-break/>Conseguenze ..........viiiiiiiiiiiisisicoinnninininne 116<text:line-break/><text:line-break/>Livello 9: Il Nucleo del Dweomer...... 117<text:line-break/>Cosa Si Annida Qui? ............ccscscccc..sssc... 117<text:line-break/>Esplorare Questo Livello .............visccs.c.. 119<text:line-break/>CONnseguenze .............vvsiesisiiinnenisciinninieiine 134<text:line-break/>Livello 10: L’Ordalia di Muiral...........135<text:line-break/>Cosa Si Annida Qui? ...........cccvivosoverisinina 135<text:line-break/>Esplorare Questo Livello ..................ics. 136<text:line-break/>CONS6FUENZE sss o LSO<text:line-break/>Livello 11: 1 Cunicoli dei Trogloditi.. 151<text:line-break/>Cosa StAnnida t° ii 151<text:line-break/>Esplorare Questo Livello .........uccsvsciorcio 152<text:line-break/>COLSCLUENZE ii 158<text:line-break/>Livello 12: I] Livello del Labirinto..... 159<text:line-break/>Cosa Si Annida Qui? ....uvsuccsisessicciisininee 159<text:line-break/>Esplorare Questo Livello ....................... 160<text:line-break/>COSEZ vr ii IOIS SAO 170<text:line-break/>Livello 13: Il Cimitero di Trobriand.171<text:line-break/>Cosa Si Annida Qui? uuciiiiivizinaaiadznzzali 171<text:line-break/>Esplorare Questo Livello .......uuuuuusvisiiia 172<text:line-break/>CONAT ii 178<text:line-break/>Livello 14: Il Dominio di Arcturia..... 179<text:line-break/>Cosa Si Annida Qui? .....uuccisiiocsiiisincinnee 179<text:line-break/>Esplorare Questo Livello ..............c.s.o.... 180<text:line-break/>COnseguenzZze ..........iiiiiiiiiiiiiiiiiiiavnnnsninonnie 192<text:line-break/>Livello 15: Il Percorso a Ostacoli......193<text:line-break/>Cosa Si Annida Qui? vvv riioisioccoiazonae 193<text:line-break/>Esplorare Questo Livello ........iuiiic.i..... 194<text:line-break/>C ONSeptiente ia ia 208<text:line-break/>Livello 16: Il Labirinto di Cristallo...209<text:line-break/>Cosa Si Annida Qui? ..........csrssicscsisniii.ii. 209<text:line-break/>Dungeon di Cristallo.............isiiiiiiiiiiii.i.. 210<text:line-break/>Porto Stellare .....uvvsiiiciiviiiiiiiiiiiicoiniscniiin) 214<text:line-break/>Conseguenze ........iiiiiiiiiiiiiiiiisiiiisonianena 220<text:line-break/>Livello 17: Le Profondità Marine ...... 221<text:line-break/>Cosa St'Annida OQut? aiv 221<text:line-break/>Esplorare Questo Livello..........vuuusvivcscia 222<text:line-break/>COoOnseguenze ...v RNA 230<text:line-break/><text:line-break/>Livello 18: Il Dominio di Vanrak.......<text:line-break/>L’Oscuro Destino di<text:line-break/><text:line-break/>231<text:line-break/><text:line-break/>Lord Vanrak Moonstar ..........scssisisiiaii 231<text:line-break/>Cosa Si Annida Quil i..msussumisenionensznnncna 232<text:line-break/>Nella Coltre Oscura ................,s.scc.o..0.0. 233<text:line-break/><text:soft-page-break/>Esplorare Questo Livello .................rso., 233<text:line-break/>Consepuenze ......essisisniiiiiisniioiiiiianiiiainnnl 242<text:line-break/>Livello 19: Le Caverne della Melma .243<text:line-break/>Cosa Sì Annida Qui? uuusumisasszoznoianinnzianne 243<text:line-break/>Esplorare Questo Livello ........uuuisiissiicaai. 244<text:line-break/>CONSe eE ia 252<text:line-break/><text:line-break/>Livello 20: Le Caverne<text:line-break/><text:line-break/>della Pietra Runica..............mu.sscssios. 253<text:line-break/>Cosa Si Annida Qui? ........ — 253<text:line-break/>Caverne della Pietra Runica................. 254<text:line-break/>TOTTE StATA iE nnv zo nn ai 261<text:line-break/>COSE sss nn 264<text:line-break/>Livello 21: I1 Livello Terminus........... 265<text:line-break/>Cosa Sì Annida Qui? uvuisciiviiiananiiazanoniniao 265<text:line-break/>Esplorare Questo Livello iuuiiiiiiiiiiiaiaia 266<text:line-break/>COLSE ii a a aiv 276<text:line-break/>Livello 22: La Rocca Shadowdusk.... 277<text:line-break/>Cosa Si Annida Qui? ......cssssc.cersssciicesicnee 277<text:line-break/>Esplorare Questo Livello .............vvsc..c.. 278<text:line-break/>Primo Piano........ceeeisiiiiiininiiinnienicciininiee 278<text:line-break/>SEEST Piiti sss aa 282<text:line-break/>TETZO: PIADO ia ss g ia 285<text:line-break/>C UASC ZE aa RON 288<text:line-break/>Livello 23: La Tana del Mago Folle...289<text:line-break/>Cosa Si Annida Qui? uiusicoiioiiioziiaiiiiaia 289<text:line-break/>IN BS anii i #i SPPPINOT PT OSSO AANT R FE OST IAS 259<text:line-break/>La Torre di Halaster .......vs.cvscscociisiiiccisiee) 295<text:line-break/>Conclusione ....vssssesesessiniszionnnicoconcincicininree 302<text:line-break/>i EI II ASR RR 303<text:line-break/>Come Raggiungere Skullport............... 303<text:line-break/>Panoramica di Skullport.......s..sscssssisnee 303<text:line-break/>Esplorare l’Isola del Teschio ............... 304<text:line-break/>Esplorare la Cittàiiiiziianiaisiiovacsiidiazania 306<text:line-break/>App. A: Abitanti del Dungeon ............ 310<text:line-break/>App. B: Mazzo delle Rune Antiche... 318<text:line-break/><text:line-break/>App. C: Mazzo dei Segreti................... 319<text:line-break/><text:line-break/>—»--Ji<text:line-break/><text:line-break/>i<text:line-break/><text:line-break/>A</text:p>
      <text:p text:style-name="P1"/>
      <text:p text:style-name="P1"/>
      <text:p text:style-name="P1"/>
      <text:p text:style-name="P1">@@@ 5 @@@</text:p>
      <text:p text:style-name="P1"/>
      <text:p text:style-name="P1"/>
      <text:p text:style-name="P1"/>
      <text:p text:style-name="P1">LEGENDA DEL DUNGEON<text:line-break/><text:line-break/>4 k Porta<text:line-break/><text:line-break/>Porta chiusa<text:line-break/>+k q chiave<text:line-break/><text:line-break/>CDÉ Doppia porta<text:line-break/>r Porta sfondata<text:line-break/>1“7 Porta segreta<text:line-break/><text:line-break/>_ Porta segreta<text:line-break/><text:soft-page-break/>Jpl a senso unico<text:line-break/><text:line-break/>Botola segreta<text:line-break/>© sul pavimento<text:line-break/><text:line-break/>Î Braciere<text:line-break/><text:line-break/>lJ Rampa sommersa<text:line-break/><text:line-break/>Podio/<text:line-break/>= piattaforma rialzata<text:line-break/><text:line-break/>: Sbarre/Cancello<text:line-break/>à!“»5i Detriti<text:line-break/>mui Feritoie<text:line-break/><text:line-break/>Finestre con sbarre<text:line-break/><text:line-break/>I | Apertura sul soffitto<text:line-break/><text:line-break/>® statua<text:line-break/>© Colonna<text:line-break/><text:line-break/>t Altare<text:line-break/><text:line-break/>Trappola della<text:line-break/>X fossa nascosta<text:line-break/><text:line-break/>i H Fosse aperte<text:line-break/><text:line-break/>Cornice<text:line-break/><text:line-break/>T] Trappola<text:line-break/><text:line-break/>Trappola<text:line-break/>IMI di metamorfosi<text:line-break/><text:line-break/>#a Scalini di<text:line-break/>W } pietra naturale<text:line-break/><text:line-break/>ÎL Linee di dislivello<text:line-break/>s Candela fluttuante<text:line-break/><text:line-break/>© Pozza d’acqua<text:line-break/><text:line-break/>@ Pozzo<text:line-break/><text:line-break/>ORecìnìa degli schiavi<text:line-break/><text:line-break/>() Stalattite<text:line-break/><text:line-break/>&amp; Stalagmite<text:line-break/><text:line-break/>Carrello e<text:line-break/>binari della miniera<text:line-break/><text:line-break/>?®“z Forgia<text:line-break/><text:line-break/>’ @ ullliiima Scale<text:line-break/><text:line-break/>— Scala a pioli<text:line-break/>—&gt; Balista<text:line-break/>&gt; Cannone fiammeggiante<text:line-break/>D Sarcofago<text:line-break/><text:soft-page-break/>Camino<text:line-break/>&amp; Trono<text:line-break/><text:line-break/>nn Arazzo/tenda<text:line-break/><text:line-break/>© Cerchio magico<text:line-break/><text:line-break/>@ Pentacolo<text:line-break/><text:line-break/>@ Cerchio taumaturgico</text:p>
      <text:p text:style-name="P1"/>
      <text:p text:style-name="P1"/>
      <text:p text:style-name="P1"/>
      <text:p text:style-name="P1">@@@ 6 @@@</text:p>
      <text:p text:style-name="P1"/>
      <text:p text:style-name="P1"/>
      <text:p text:style-name="P1"/>
      <text:p text:style-name="P1">PANORAMICA DI SOTTOMONTE<text:line-break/><text:line-break/>OTTOMONTE È IL DUNGEON PIÙ GRANDE E PROFONDO<text:line-break/>di Forgotten Realms. Questo libro si prefigge<text:line-break/>lo scopo di descrivereé ogni livello principale di<text:line-break/>quel [uogo vasto e pericoloso.<text:line-break/><text:line-break/>Waterdeep: Il Dungeon del Mago Folle<text:line-break/>è concepito per personaggi dal 5° al 20°<text:line-break/>livello. Può essere condotto come avventura<text:line-break/>autoconclusiva o usato unitamente al suo<text:line-break/>precursore, Waterdeep: II Furto dei Dragoni, un'avventura<text:line-break/>che porta i personaggi dal 1° al 5° livello.<text:line-break/><text:line-break/>CONDURRE L’AVVENTURA<text:line-break/><text:line-break/>Per condurre questa avventura, il DM ha bisogno dei<text:line-break/>manuali base della quinta edizione di D&amp;D: il Playver's<text:line-break/>Handbook, la Dungeon Master's Guide e il Monster Manual.<text:line-break/>Il Monster Manual contiene le schede delle statisticheé<text:line-break/>di quasi tutte le creature usate in questa avventura, tutte<text:line-break/>le altre schede delle statistiche necessarie si trovano<text:line-break/>nell’appendice A. Quando il nome di una creatura compare<text:line-break/>in grassetto, questo elemento visivo significa che la scheda<text:line-break/>delle statistiche di quella creatura è contenuta nel Monster<text:line-break/>Manual, a meno che il testo dell’avventura non indichi<text:line-break/>invece di fare riferimento all’appendice in questo libro.<text:line-break/>L’equipaggiamento e gli incantesimi menzionati<text:line-break/>nell’avventura sono descritti nel Player's Handbook. Gli<text:line-break/>oggetti magici sono descritti nella Dungeon Master's<text:line-break/>Guide o0, nel caso di nuovi oggetti, negli incontri in cui sono<text:line-break/>rinvenuti.<text:line-break/><text:line-break/>DESCRIZIONI DELLE AREE<text:line-break/><text:line-break/>Sottomonte è una serie di livelli di dungeon interconnessi,<text:line-break/>ognuno più profondo dell’altro. Ogni livello del dungeon<text:line-break/>prevede alcune aree degli incontri che fanno riferimento a<text:line-break/>una mappa.<text:line-break/><text:line-break/>I] testo dell’avventura spesso presenta gli elementi più<text:line-break/>importanti di un’area in forma di una lista di intestazioni<text:line-break/>in grassetto, per facilità di consultazione. Questi elementi<text:line-break/>chiave sono disposti in ordine di importanza o nell’ordine<text:line-break/>in cui i personaggi li noteranno più probabilmente. Questi<text:line-break/>riassutnti sono concepiti per consentire al DM di elaborare le<text:line-break/>informazioni con una rapida occhiata. Se uno degli elementi<text:line-break/><text:soft-page-break/>elencati richiede ulteriori spiegazioni, le informazioni<text:line-break/>aggiuntive di quell’elemento sono riportate dopo il riassunto.<text:line-break/><text:line-break/>_<text:line-break/><text:line-break/>ABBREVIAZIONI<text:line-break/><text:line-break/>Questo prodotto usa le abbreviazioni seguenti:<text:line-break/><text:line-break/>pf = punti ferita LB = legale buono<text:line-break/><text:line-break/>CA = Classe Armatura CB = caotico buono<text:line-break/><text:line-break/>CD = Classe Difficoltà<text:line-break/>PE = punti esperienza<text:line-break/><text:line-break/>NB = neutrale buono<text:line-break/>LN = legale neutrale<text:line-break/>mp = moneta/e di platino N = neutrale<text:line-break/>mo = moneta/e d'oro CN = caotico neutrale<text:line-break/>me = moneta/e di electrum LM = legale malvagio<text:line-break/>ma = moneta/e di argento CM = caotico malvagio<text:line-break/>mr = moneta/e di rame NM = neutrale malvagio<text:line-break/>PNG = personaggio non DM = Dungeon Master<text:line-break/><text:line-break/>giocante<text:line-break/><text:line-break/>AVANZAMENTO DEI PERSONAGGI<text:line-break/><text:line-break/>La tabella “Livelli di Sottomonte” elenca i livelli del<text:line-break/>dungeon e i livelli di personaggio per cui sono concepiti.<text:line-break/>Non è un problema se i personaggi entrano in un livello<text:line-break/>di dungeon concepito per un gruppo di livello più alto;<text:line-break/>gli incontri saranno più pericolosi e impegnativi, ma i<text:line-break/>personaggi potranno sempre ritirarsi se la sfida si rivela<text:line-break/>troppo dura. I personaggi possono anche uscire da<text:line-break/>Sottomonte, andare all'avventura altrove e tornare nel<text:line-break/>dungeon una volta raggiunto un livello più alto.<text:line-break/><text:line-break/>LIVELLI DI SOTTOMONTE<text:line-break/><text:line-break/>Livello Nome Livello del Personaggio<text:line-break/><text:line-break/>] Il Livello del Dungeon d<text:line-break/>2 Le Stanze Arcane 6°<text:line-break/>3 Il Livello del Sargauth F<text:line-break/><text:line-break/>Skullport 2<text:line-break/>4 Le Caverne Contorte “i<text:line-break/>5 Il Bosco di Wyllow a°<text:line-break/>6 Il Livello Perduto g°<text:line-break/>7 Il Castello di Maddgoth g<text:line-break/>8 La Palude Strisciante 10°<text:line-break/>9 Il Nucleo del Dweomer 10°<text:line-break/>10 L’Ordalia di Muiral AT°<text:line-break/>11 | Cunicoli dei Trogloditi LE<text:line-break/>12 ll Livello del Labirinto 12°<text:line-break/>13 II Cimitero di Trobriand 12°<text:line-break/>14 Il Dominio di Arcturia 13°<text:line-break/>15 I| Percorso a Ostacoli 13°<text:line-break/>16 I| Labirinto di Cristallo 14°<text:line-break/>17 Le Profondità Marine 14°<text:line-break/>18 Il Dominio di Vanrak 5°<text:line-break/>19 Le Caverne della Melma 15°<text:line-break/><text:soft-page-break/>20 _ Le Caverne della Pietra Runica T<text:line-break/>21 I| Livello Terminus 16°<text:line-break/>22 La Rocca Shadowdusk 17°<text:line-break/><text:line-break/>23 La Tana del Mago Folle 17°-20°<text:line-break/><text:line-break/>Ogni livello del dungeon contiene abbastanza PE in<text:line-break/>mostri da garantire che i personaggi che ripuliscono<text:line-break/>quel livello siano pronti ad affrontare le sfide del livello<text:line-break/>successivo. Il DM può anche assegnare PE a quei<text:line-break/>personaggi che superino leé trappoleé o interagiscano con i<text:line-break/>PNG in modo straordinario. La tabella “Ricompense Bonus<text:line-break/>in PE” indica le ricompense in PE suggerite per queste<text:line-break/>interazioni.<text:line-break/><text:line-break/>RICOMPENSE BONUS IN PE<text:line-break/><text:line-break/>Livello del Personaggio Ricompensa in PE<text:line-break/><text:line-break/>1° 4° 50<text:line-break/>5°-10° 250<text:line-break/>11°-16° 1.000<text:line-break/>17°-20° 2.500<text:line-break/><text:line-break/>PANQORAMICA DI SOTTONMONTE</text:p>
      <text:p text:style-name="P1"/>
      <text:p text:style-name="P1"/>
      <text:p text:style-name="P1"/>
      <text:p text:style-name="P1">@@@ 7 @@@</text:p>
      <text:p text:style-name="P1"/>
      <text:p text:style-name="P1"/>
      <text:p text:style-name="P1"/>
      <text:p text:style-name="P1">STORIA DEL DUNGEON<text:line-break/><text:line-break/>Oltre mille anni fa, il mago Halaster Blackcloak (vedi<text:line-break/>l’appendice A), proveniente da una terra lontana, giunse alle<text:line-break/>pendici del Monte Waterdeep, forse in risposta al sussurrato<text:line-break/>richiamo della provvidenza. Alcuni credono che provenisse<text:line-break/>dall'impero quasi dimenticato delle Terre della Culla. Nei<text:line-break/>secoli passati, l’umanità si era diffusa dalle Terre della Culla<text:line-break/>in tutto Faerùn, generata da quelle che oggi sono le Pianure<text:line-break/>della Polvere Purpurea, una terra desolata nata a seguito<text:line-break/><text:line-break/>di un conflitto con gli dèi. Altri attribuiscono ad Halaster<text:line-break/>un’'origine meno antica e lo considerano uno dei primi<text:line-break/>maghi di Netheril, oppure ritengono che provenisse da una<text:line-break/>nazione meridionale divorata dalle sabbie e dal trascorrere<text:line-break/>del tempo. Quali che siano le sue origini, Halaster giunse a<text:line-break/>Monte Waterdeep assieme a sette apprendisti.<text:line-break/><text:line-break/>Mentre i Sette vegliavano su di lui, Halaster faceva<text:line-break/>uso del suo immenso potere per evocare esseri da altri<text:line-break/>piani di esistenza affinché lo aiutassero a costruire una<text:line-break/>torre che surclassasse le torri di tutti gli altri maghi. Ma<text:line-break/>col passare delle stagioni, i Sette vedevano sempre più<text:line-break/>raramente il loro enigmatico maestro., Halaster continuava<text:line-break/>a usare sinistre creature provenienti dai piani più remoti<text:line-break/>per scavare tunnel ed erigere altre costruzioni sotto la<text:line-break/>sua torre, ma il mago celava buona parte delle sue attività<text:line-break/>sotterranee agli occhi dei Sette. Col tempo, le esplorazioni<text:line-break/>di Halaster si estesero fino alle Sale Sotterranee, un<text:line-break/>complesso di tunnel e camere eretto dai nani attorno a<text:line-break/>una miniera di mithral situata sotto Monte Waterdeep.<text:line-break/><text:line-break/><text:soft-page-break/>Gli architetti delle Sale Sotterranee, il clan Melairkyn,<text:line-break/>érano morti o si erano dispersi molto tempo fa e ora le<text:line-break/>rovine erano infestate da gruppi di drow e di duergar in<text:line-break/>guerra tra loro. Halaster diede inizio a una crociata contro<text:line-break/>i drow e i duergar, cimentandosi in una caccia forsennata<text:line-break/>all’interno dei tunnel assieme ai suoi alleati extraplanari.<text:line-break/>I caparbi duergar si trincerarono nelle loro aree finché i<text:line-break/>giacimenti di mithral non furono praticamente esauriti,<text:line-break/>poi abbandonarono le Sale Sotterranee, lasciando i drow<text:line-break/>a combattere contro Halaster e i suoi servitori da soli. I]<text:line-break/>Mago Folle catturò gli elfi oscuri rimanenti, intrappolò<text:line-break/>alcune delle loro anime per usarle nei suoi esperimenti<text:line-break/>di magia nera e deformò i corpi e assoggettò le menti<text:line-break/>degli altri. Una volta esaurita l’utilità dei drow, Halaster<text:line-break/>Blackcloak riprese a scavare nuovi tunnel, sempre più<text:line-break/><text:line-break/>in basso, dando sfogo alla sua inspiegabile ossessione di<text:line-break/>addentrarsi nelle viscere della montagna.<text:line-break/><text:line-break/>Usando il suo complesso sotterraneo come quartier<text:line-break/>generale, Halaster si recò su altri piani e terre lontane,<text:line-break/>riportando ogni volta creature strane é pericolose<text:line-break/>da usare come prigionieri, servitori o guardiani di<text:line-break/>Sottomonte. Popolare e difendere il dungeon divenne<text:line-break/>per lui un'ossessione e col passare del tempo questa sua<text:line-break/>ossessione esasperò le sue stranezze e generò in lui una<text:line-break/>vena di inequivocabile follia.<text:line-break/><text:line-break/>Gli apprendisti di Halaster andavano e venivano. Alcuni,<text:line-break/>una volta partiti, finivano per tornare, inspiegabilmente<text:line-break/>attirati dalle profondità di Sottomonte, Altri rimanevano<text:line-break/>al suo fianco, ma dedicavano sempre maggiore attenzione<text:line-break/>alle loro ossessioni private e la follia erodeva anche la<text:line-break/>loro anima.<text:line-break/><text:line-break/>Negli anni in cui Halaster si dedicò alle missioni che<text:line-break/>lo condussero su altri piani o a isolarsi nei tunnel, la sua<text:line-break/>magnifica torre e le mura circostanti caddero in rovina. Col<text:line-break/>tempo, la città ora nota come Waterdeep crebbe all'’ombra<text:line-break/>di Monte Waterdeep e si espanse fino alla baia. Man mano<text:line-break/>che la città si sviluppava verso l’esterno nel corso degli<text:line-break/>anni, giunse a circondare anche le rovine della dimora di<text:line-break/>Halaster. L’esistenza di Sottomonte era nota soltanto ai<text:line-break/>primi coloni della città, che spesso inviavano i criminali<text:line-break/><text:line-break/>UN NODO NELLA TRAMA<text:line-break/><text:line-break/>Là dove oggi sorge Waterdeep, un tempo sorgeva<text:line-break/>Aelinthaldaar, la capitale dell’antico regno elfico di Illefarn.<text:line-break/>Quando gli elfi se ne andarono, usarono un potente<text:line-break/>incantesimo per cancellare ogni traccia della loro capitale.<text:line-break/>Questo incantesimo ebbe però l'inaspettato effetto<text:line-break/>collaterale di creare un nodo permanente nella Trama, il<text:line-break/>tessuto mistico che incanala tutta la magia. Questo nodo si<text:line-break/>trova nelle viscere del terreno e non è qualcosa che possa<text:line-break/>essere visto, percepito o disfatto, ma può condurre alla follia<text:line-break/>gli esseri mortali che permangono troppo a lungo nelle sue<text:line-break/>vicinanze. Il nodo permea tutto il complesso di Sottomonte<text:line-break/>e la follia che esso genera solitamente si manifesta come<text:line-break/>un'ossessione nei confronti del dungeon stesso. Chi è<text:line-break/>influenzato dal nodo nella Trama sviluppa il desiderio<text:line-break/>inconscio di rimanere all’interno del dungeon o nelle sue<text:line-break/>vicinanze. Halaster e alcuni dei suoi apprendisti caddero<text:line-break/>preda di questa ossessione, come anche i nani Melairkyn e<text:line-break/><text:soft-page-break/>Durnan, il proprietario del Portale Spalancato. Non tutte le<text:line-break/>creature che risiedono a Sottomonte soccombono a questa<text:line-break/>follia, e quelle che lo fanno non si rendono neanche conto<text:line-break/>di essere cadute nella morsa del dungeon.<text:line-break/><text:line-break/>" -r"<text:line-break/><text:line-break/>nelle sue profondità sconfinate come punizione. Le cose<text:line-break/>rimasero immutate per molti anni, finché un intrepido<text:line-break/>avventuriero di nome Durnan non si inoltrò nel labirinto<text:line-break/>sotto la torre e ne uscì vivo, carico di ricchezze e con molte<text:line-break/>storie terrificanti da raccontare. Durnan usò la sua nuova<text:line-break/>fortuna per demolire ciò che restava della torre di Halaster<text:line-break/>e costruire una locanda attorno al pozzo che aveva usato<text:line-break/>per calarsi a Sottomonte, tuina locanda che chiamò il<text:line-break/>Portale Spalancato. Durnan è il proprietario e il gestore<text:line-break/>della locanda ancora oggi: serve i clienti e invita i più<text:line-break/>coraggiosi 0 i più stolti a mettere alla prova il loro fegato nel<text:line-break/>Dungeon del Mago Folle,<text:line-break/><text:line-break/>IL PORTALE SPALANCATO<text:line-break/><text:line-break/>Tl Portale Spalancato, una famosa taverna e locanda situata<text:line-break/>vicino alle pendici orientali del Monte Waterdeep, trae il suo<text:line-break/>nome da un pozzo del diametro di 12 metri che scende fino<text:line-break/>al primo livello di Sottomonte. Îl pozzo, situato al centro<text:line-break/>della sala comune della locanda, era un tempo il cerchio<text:line-break/>esterno di mura della possente torre di Halaster, che fu<text:line-break/>demolita molto tempo fa. Le sue nude pareti sono fatte di<text:line-break/>vecchie pietré e malta. Accanto a questo varco scoperto, è<text:line-break/>stato installato un paranco con un semplice meccanismo di<text:line-break/>corde e carrucole che Durnan, il proprietario, usa per calare<text:line-break/>gli avventurieri in fondo al condotto e (a volte) tirarli su.<text:line-break/>Durnan manovra il paranco personalmente e può trasferire<text:line-break/>soltanto un avventuriero alla volta. Il viaggio richiede 10<text:line-break/>round, sia in salita che in discesa. La corda è macchiata di<text:line-break/>sangue essiccato ed è abbastanza lunga da scendere fino al<text:line-break/>pavimento della camera buia in fondo al condotto di 42 metri<text:line-break/>{livello 1, area 1).<text:line-break/><text:line-break/>Durnan chiede agli avventurieri 1 mo a testa per calarsi<text:line-break/>nel pozzo, che scelgano di usare la corda oppure no. Anche<text:line-break/>il viaggio di ritorno costa una moneta d’oro, da depositare<text:line-break/>nel secchio in anticipo. Durnan accetta volentieri anche le<text:line-break/>monete di quei clienti che amano fare macabre scommesse<text:line-break/>sugli avventurieri che affrontano la sfida di Sottomonte e<text:line-break/>sulle loro probabilità di fare ritorno vivi e vegeti. “Cinque<text:line-break/>dragoni d'oro che tornano prima di una decade, meno il<text:line-break/>guerriero, il mago e il chierico!” è il tipo di commento che<text:line-break/>circola spesso tra gli ubriaconi in taverna, accompagnato<text:line-break/>da una fragorosa risata.<text:line-break/><text:line-break/>Le pareti del pozzo non sono troppo stabili, ma offrono<text:line-break/>appigli in abbondanza per mani e piedi. Possono essere</text:p>
      <text:p text:style-name="P1"/>
      <text:p text:style-name="P1"/>
      <text:p text:style-name="P1"/>
      <text:p text:style-name="P1">@@@ 8 @@@</text:p>
      <text:p text:style-name="P1"/>
      <text:p text:style-name="P1"/>
      <text:p text:style-name="P1"/>
      <text:p text:style-name="P1">scalate senza attrezzi da scalatore effettuando con<text:line-break/>successo una prova di Forza (Atletica) con CD 15. Non è<text:line-break/>richiesta alcuna prova per entrare a Sottomonte usando il<text:line-break/><text:soft-page-break/>sistema di corde e carrucole.<text:line-break/><text:line-break/>SPUNTI PER L'AVVENTURA<text:line-break/><text:line-break/>Gli avventurieri che frequentano il Portale Spalancato<text:line-break/>Spesso vengono ingaggiati per calarsi a Sottomonte per<text:line-break/>conto di qualcun altro. I personaggi potrebbero avere dei<text:line-break/>motivi personali per inoltrarsi nel dungeon del Mago Folle,<text:line-break/>ma gli spunti per l'avventura descritti in questa sezione<text:line-break/>possono essere usati come ulteriori motivazioni. Questi<text:line-break/>spunti sono divisi in due categorie; missioni di partenza e<text:line-break/>missioni future. Gli avventurieri non sono obbligati in alcun<text:line-break/>modo ad accettare o completare queste missioni, anche se<text:line-break/>le ricompense promesse dovrebbero essere abbastanza<text:line-break/>cospicue da indurli in tentazione.<text:line-break/><text:line-break/>MISSIONI DI PARTENZA<text:line-break/><text:line-break/>— — E — O r. _ - —<text:line-break/><text:line-break/>Le missioni di partenza sono disponibili per i personaggi<text:line-break/>fin dall’inizio della loro esperienza a Sottomonte. Un<text:line-break/>qualsiasi committente delle missioni descritte di seguito<text:line-break/>può contattare i personaggi pocoò dopo il loro arrivo al<text:line-break/>Portale Spalancato. I personaggi possono accettare il<text:line-break/>numero di missioni di partenza che preferiscono. In base<text:line-break/>alle necessità della campagna, il DM patrebbe perfino<text:line-break/>introdurre delle missioni di partenza di sua creazione.<text:line-break/><text:line-break/>CACCIA AGLI OGGETTI MAGICI E<text:line-break/>AI LIBRI DEGLI INCANTESIMI<text:line-break/>Obaya Uday, una sacerdotessa di Waukeen (il dio del<text:line-break/>commercio} neutrale buona e proveniente dal Chult, è<text:line-break/>giunta fin quaggiù dalla remota città di Porto Nyanzaru per<text:line-break/>conto di un mago di nome Wakanga O'tamu, con l'incarico<text:line-break/>di procurargli degli oggetti magici di Waterdeep. Quando<text:line-break/>è venuta a sapere di Sottomonte, Obaya ha prenotato una<text:line-break/>stanza al Portale Spalancato nella speranza di ingaggiare<text:line-break/>degli avventurieri disposti a saccheggiare le ricchezze<text:line-break/>magiche celate nel dungeon.<text:line-break/><text:line-break/>Obaya contatta gli avventurieri e si offre di pagarli per<text:line-break/>ogni oggetto magico che troveranno a Sottomonte e da cui<text:line-break/>siano disposti a separarsi. Obaya custodisce i suoi fondi in<text:line-break/>alcune banche di Waterdeep e può pagare a ottimo prezzo nel<text:line-break/>giro di poche ore tutti gli oggetti magici che i personaggi le<text:line-break/>consegneranno. La cifra che è disposta a pagare dipende dalla<text:line-break/>rarità dell’oggetto, come indicato nella tabella “Ricompense<text:line-break/>per gli Oggetti Magici”, e non è negoziabile. ] personaggi<text:line-break/>avrebbero serie difficoltà a trovare qualcuno disposto a pagare<text:line-break/>gli stessi prezzi di Obaya, che per di più paga in monete di<text:line-break/>platino per facilitare il trasporto delle quote.<text:line-break/><text:line-break/>RICOMPENSE PER GLI OGGETTI MagciIcI<text:line-break/><text:line-break/>Rarità dell’Oggetto Ricompensa di Obaya<text:line-break/>Comune 10 mp<text:line-break/><text:line-break/>Non comune SO mp<text:line-break/><text:line-break/>Raro 500 mp<text:line-break/><text:line-break/>Molto raro 5.000 mp</text:p>
      <text:p text:style-name="P1"/>
      <text:p text:style-name="P1"><text:soft-page-break/></text:p>
      <text:p text:style-name="P1"/>
      <text:p text:style-name="P1">@@@ 9 @@@</text:p>
      <text:p text:style-name="P1"/>
      <text:p text:style-name="P1"/>
      <text:p text:style-name="P1"/>
      <text:p text:style-name="P1">Obaya è interessata anche ad acquistare libri di<text:line-break/>incantesimi per Wakanga O'tamu. Valuta ogni libro di<text:line-break/>incantesimi basandosi sull'incantesimo di livello più alto<text:line-break/>in esso contenuto: 5 mp per il 1° livello, 25 mp per il 2°0<text:line-break/>3° livello, 100 mp per il 4° o 5° livello, 250 mp per il 6°0<text:line-break/>7° livello e 500 mp per l'8° o 9° livello.<text:line-break/><text:line-break/>Una volta che ha acquistato oggetti magici e libri degli<text:line-break/>incantesimi per un valore di 7.500 mp, Obaya ingaggia<text:line-break/>una piccola squadra di guardie del corpo, prenota un posto<text:line-break/>su una nave mercantile diretta nel Chult e ritorna a Porto<text:line-break/>Nyanzaru assieme ai suoi reperti.<text:line-break/><text:line-break/>PAGARE UN DEBITO DEGLI ARPISTI<text:line-break/><text:line-break/>Un hbardo legale buono di nome Mattrim Mereg, noto<text:line-break/><text:line-break/>come Tre Corde tra gli amici, suona un liuto a tre corde al<text:line-break/>Portale Spalancato ed è un musicista assai più talentuoso<text:line-break/>di quanto finga di essere. In realtà, Mattrim è una spia degli<text:line-break/>Arpisti che usa questo lavoro da musicante per entrare in<text:line-break/>contatto con la particolare clientela del Portale Spalancato.<text:line-break/><text:line-break/>Mattrim ha bisogno che un borsello sia consegnato a una<text:line-break/>mezzo-drow femmina di nome Cal'al Claddani, che gestisce<text:line-break/>una taverna chiamata il Fiascone e il Dragone a Skullport.<text:line-break/>Cal’al ha fornito riparo é guarigione a una spia Arpista<text:line-break/>ferita a Skullport e deve ricevere la giusta ricompensa per<text:line-break/>il suo aiuto. Il borsello di Mattrim contiene tre seleniti del<text:line-break/>valore di 50 mo ciascuna.<text:line-break/><text:line-break/>Una volta consegnato il borsello, i personaggi possono<text:line-break/>rifugiarsi in un nascondiglio degli Arpisti chiamato la<text:line-break/>Fortezza di Dalagor, situato al livello più alto di Skullport.<text:line-break/>Mattrim informa i personaggi che un dragonide mago di<text:line-break/>nome Felrax fa la guardia a quel luogo.<text:line-break/><text:line-break/>ALLA RICERCA DI KRESSANDO ROSZNAR<text:line-break/><text:line-break/>Una giovane nobildonna di nome Esvele Rosznar ha<text:line-break/>l'abitudine di freguentare il Portale Spalancato nelle<text:line-break/><text:line-break/>serate più affollate; se ne sta quasi sempre in disparte a<text:line-break/>sorseggiare zzar e ad ascoltare le varie chiacchiere. La sua<text:line-break/>famiglia ha una cattiva reputazione, in quanto In passato<text:line-break/>era stata esiliata da Waterdeep per schiavismo e altri atti<text:line-break/>illegali. Anche se i Rosznar si sforzano di riconquistare<text:line-break/>l’integrità e la posizione di un tempo, alcune mele marce<text:line-break/>finiscono per ostacolare questo tentativo di riscatto con le<text:line-break/>loro infauste iniziative. Il fratello di Esvele, Kressando, era<text:line-break/>stato inviato a Skullport per condurre degli incontri segreti<text:line-break/>con la Gilda di Xanathar e saggiare il potenziale interesse<text:line-break/>per una tratta degli schiavi a Skullport, lontano dagli occhi<text:line-break/>delle autorità di Waterdeep. Esvele è venuta a sapere di<text:line-break/>questo incontro soltanto dopo che Kressando è scomparso:<text:line-break/>è determinata a porre fine alle sue trame e a riportarlo a<text:line-break/>Waterdeep, prima che possa infangare ulteriormente il<text:line-break/>nome dei Rosznar.<text:line-break/><text:soft-page-break/><text:line-break/>Esvele prende da parte uno o più avventurieri mentreé siì<text:line-break/>preparano a scendere a Sottomonte la prima volta e chiede<text:line-break/>loro di tenere gli occhi aperti per Kressando, un giovane<text:line-break/>di 22 anni dalla pelle chiara e dai capelli scuri e ricci,<text:line-break/>addestrato nell’arte del furto e della furtività. Aggiunge<text:line-break/>poi che Kressando porta un anello di platino con il sigillo<text:line-break/>dei Rosznar (un falco bianco in picchiata su campo blu} e<text:line-break/>un'iscrizione del motto di famiglia (“Voliamo in alto e ci<text:line-break/>tuffiamo fulminei”).<text:line-break/><text:line-break/>Promette ai personaggi che se consentiranno a<text:line-break/>Kressando di tornare sano e salvo o le forniranno prove<text:line-break/>sicure della sua ubicazione, saranno creditori di un favore<text:line-break/>presso di lei, aggiungendo che “Potete fidarvi della Casata<text:line-break/>KRosznar” (per ulteriori informazioni su Esvele Rosznar,<text:line-break/>vedi Waterdeep: Il Furto dei Dragoni).<text:line-break/><text:line-break/>] personaggi non troveranno Kressando da nessuna<text:line-break/>parte, ma forse troveranno il suo anello in possesso di<text:line-break/>un hobgoblin signore della guerra di nome Azrok (vedi il<text:line-break/><text:line-break/>PANORAMICA DT - 5O0TTONMGONTE<text:line-break/><text:line-break/>livello 3, area 21n) e scopriranno che il fratello di Esvele<text:line-break/><text:line-break/>è scComparso prematuramente. Restituendo l’anello di<text:line-break/>Kressando a Esvele, i personaggi completano la missione e<text:line-break/>sono creditori di un favore dalla donna.<text:line-break/><text:line-break/>IL TRONO DEL CORONAL<text:line-break/><text:line-break/>Volothamp Geddarm, famoso esploratore e narratore, offre<text:line-break/>da bere agli avventurieri per festeggiare la loro imminente<text:line-break/>spedizione nel Dungeon del Mago Folle. Nel corso della<text:line-break/>conversazione, Volo racconta la storia seguente:<text:line-break/><text:line-break/>Questa storia risale ai tempi della caduta di Illefarn,<text:line-break/>un regno elfico del Nord. Un trono di alabastro che<text:line-break/>apparteneva a Syglaeth Audark, l’ultimo coronal di<text:line-break/>Illefarn, scomparve dalla capitale, Aelinthaldaar,<text:line-break/>dove il Mago Folle aveva eretto la sua torre e dove<text:line-break/>oggi sorge Waterdeep. Si dice che un gruppo di<text:line-break/>nani, temendo la distruzione di un tale capolavoro di<text:line-break/>scultura, rubò il trono proprio sotto il naso appuntito<text:line-break/>degli elfi. Dove l'avranno nascosto i nani per tutto<text:line-break/>questo tempo? Nessuno lo sa, ma se doveste trovarlo a<text:line-break/>Sottomonte, agli elfi del Nord farebbe piacere sapere<text:line-break/>che è ancora integro.<text:line-break/><text:line-break/>In realtà, l’antico trono di alabastro sfuggiì alla<text:line-break/>distruzione di Aelinthaldaar grazie al Coronal Audark<text:line-break/>in persona, che diede ordine di custodirlo in una cripta<text:line-break/>sotterranea. Nonostante questa precauzione, il trono<text:line-break/>rimase danneggiato nella calamità che colpì il regno elfico.<text:line-break/>Dopo la caduta di IHllefaran, i nani Melairkyn trovarono il<text:line-break/>trono e lo trasportarono nelle loro sale, con l’intenzione di<text:line-break/>ripararlo e restituirlo agli elfi.<text:line-break/><text:line-break/>Se i personaggi trovano il trono (vedi il livello 3, area<text:line-break/>l4c) e informano Volo della sua ubicazione, Volo condivide<text:line-break/>questa informazione con i suoi amici elfi, che in segno di<text:line-break/>gratitudine donano al gruppo un arco lungo di pregiata<text:line-break/>fattura e una faretra elfica che contiene venti frecce<text:line-break/><text:soft-page-break/>argentate. Sull’arco compare un'iscrizione in Elfico che<text:line-break/>recita: “A/ hond ebrath, uol tath shantar en tath lalala ol<text:line-break/>hond ebrath”, una frase che significa “Un vero armico,<text:line-break/>come gli alberi e l’acqua sono veri amici”. Gli elfi prima<text:line-break/>o poi intraprenderanno personalmente una spedizione a<text:line-break/>Sottomonte, con l'intento di recuperare il trono.<text:line-break/><text:line-break/>MISSIONI FUTURE<text:line-break/><text:line-break/>Le missioni future sono disponibili per gli avventurieri<text:line-break/>soltanto dopo che i relativi prerequisiti sono stati<text:line-break/>soddisfatti. ] personaggi potrebbero avere bisogno di<text:line-break/>entrare e uscire da Sottomonte più volte prima di poter<text:line-break/>ricevere queste missioni.<text:line-break/><text:line-break/>L’OGCGCHIO DEL RAGNO<text:line-break/>Prerequisito: Completare la missione ‘“Alla Ricerca di<text:line-break/>Kressando Rosznar”<text:line-break/><text:line-break/>La notizia della morte di Kressando Rosznar giunge alle<text:line-break/>orecchie degli editori di vari paginoni locali, assieme<text:line-break/><text:line-break/>ai nomi degli avventurieri che hanno recuperato da<text:line-break/>Sottomonte il suo anello con sigillo. La notizia induce<text:line-break/>Joroth Brighthelm, un nano spia al servizio dell’Alleanza<text:line-break/>dei Lord, a visitare il Portale Spalancato.<text:line-break/><text:line-break/>Joroth si presenta ai personaggi nei panni di un semplice<text:line-break/>popolano e chiede loro di tenere gli occhi aperti per il<text:line-break/>Pugno di Falkir, una banda di quattro nani avventurieri<text:line-break/>che scomparve a Sottomonte oltre un anno fa. Si dice<text:line-break/>che il capo della banda, Fa!kir Gravelfist, abbia rubato<text:line-break/>un famoso smeraldo chiamato l'’Occhio del Ragno<text:line-break/>dall’ambasciata di Mirabar a Waterdeep, poche settimane<text:line-break/>prima di scomparire. Joroth crede che Falkir sia morto<text:line-break/>(alcuni incantesimi di divinazione lo hanno confermato),</text:p>
      <text:p text:style-name="P1"/>
      <text:p text:style-name="P1"/>
      <text:p text:style-name="P1"/>
      <text:p text:style-name="P1">@@@ 10 @@@</text:p>
      <text:p text:style-name="P1"/>
      <text:p text:style-name="P1"/>
      <text:p text:style-name="P1"/>
      <text:p text:style-name="P1">ALTRE MERAVIGLIE DI SOTTOMONTE<text:line-break/><text:line-break/>Esistono vaste sezioni di Sottomonte, inclusi alcuni livelli<text:line-break/>nascosti, che non sono state descritte in questo libro.<text:line-break/>Halaster sigilla varie parti del dungeon ancora in costruzi-<text:line-break/>one o da restaurare, in attesa che siano pronte per essere<text:line-break/>esplorate. La DMs' Guild (dmsguild.com) è un'ottima<text:line-break/>risorsa dove trovare e condividere le varie espansioni di<text:line-break/>Sottomonte.<text:line-break/><text:line-break/>= a<text:line-break/><text:line-break/>ma vorrebbe che la gemma fosse restituita ai legittimi<text:line-break/>proprietari per rafforzare i legami politici tra Waterdeep<text:line-break/>e Mirabar.<text:line-break/><text:line-break/>Joroth descrive Falkir come un nano particolarmente<text:line-break/>robusto che indossa un elmo a forma di testa di cinghiale.<text:line-break/>Aggiunge che la gemma è uno smeraldo sferico del<text:line-break/>diametro di circa 7,5 em, al cui interno è visibile una<text:line-break/>piccola imperfezione che ha la vaga forma di un ragno. La<text:line-break/><text:soft-page-break/>gemrma è priva di proprietà magiche, almeno per quanto<text:line-break/>ne sappia lui. Joroth offre l’amicizia dell’Alleanza dei Lord<text:line-break/>come ricompensa, che potrebbe tornare utile se uno o<text:line-break/>più personaggi si trovassero in difficoltà a Waterdeep o<text:line-break/>in un’altra città dell’alleanza (per ulteriori informazioni<text:line-break/>sull’Alleanza dei Lord e il suo ruolo a Waterdeep, vedi<text:line-break/>Waterdeep: Il Furto dei Dragoni).<text:line-break/><text:line-break/>I personaggi che appartengono all’Alleanza dei Lord<text:line-break/>aumentano la loro fama di 3 (vedi “Fama” nel capitolo 2<text:line-break/>della Dungeon Master's Guide) se restituiscono l’Occhio<text:line-break/>del Ragno a Joroth. Sia la gemma che il Pugno di Falkir si<text:line-break/>trovano al livello 10.<text:line-break/><text:line-break/>RECUPERARE UN FRAMMENTO DI PIETRA RUNICA<text:line-break/>FPrerequisito: Livello pari o superiore al 12°<text:line-break/><text:line-break/>Volothamp Geddarm presenta ai personaggi un suo<text:line-break/><text:line-break/>amico: un giovane capitano della Vigilanza Cittadina<text:line-break/><text:line-break/>di nome Jalester Silvermance. Se i personaggi hanno<text:line-break/>giocato Waterdeep: Il Furto dei Dragoni, probabilmente lo<text:line-break/>conoscono già. Jalester è un agente segreto dell’Alleanza<text:line-break/>dei Lord alle dipendenze di Lady Laeral Silverhand, il Lord<text:line-break/>Svelato di Waterdeep.<text:line-break/><text:line-break/>All’insaputa di tutti ad eccezione dei suoi confidenti più<text:line-break/>stretti, Laeral ha iniziato a indebolirsi magicamente. Ha<text:line-break/>tentato in vari modi di fermare questo declino, almeno<text:line-break/>temporaneamente, ma ha bisogno del frammento di un<text:line-break/>cristallo magico chiamato la Pietra Runica. Il ceristallo<text:line-break/>fu creato da Halaster Blackcloak ed è nascosto nelle<text:line-break/>profondità di Sottomonte. Laeral ha incaricato Jalester di<text:line-break/>ingaggiare una banda di avventurieri affinché recuperino<text:line-break/>un frammento della Pietra Runica grande almeno quanto<text:line-break/>un sassolino, che dovrà poi essere consegnato a Laeral in<text:line-break/>inassima segretezza.<text:line-break/><text:line-break/>Jalester dice ai personaggi che il frammento gli<text:line-break/>interessa personalmente, ma non spiega a cosa gli serve,<text:line-break/>limitandosi a dire che il suo recupero contribuirà a<text:line-break/>consolidare la sicurezza di Waterdeep (un'affermazione<text:line-break/>veritiera). Descrive la Pietra Runica come una grossa<text:line-break/>gemma discoidale scintillante al cui interno fluttua la runa<text:line-break/>di Halaster.<text:line-break/><text:line-break/>Jalestér non menziona alcuna ricompensa monetaria<text:line-break/>in cambio del frammento di Pietra Runica; offre invece<text:line-break/>ai personaggi la sua duratura amicizia, che può rivelarsi<text:line-break/>molto vantaggiosa, considerata la sua posizione nella<text:line-break/>Vigilanza Cittadina. Se i personaggi negoziano per ottenere<text:line-break/>qualcosa in più oltre alla buona volontà di Jalester, viene<text:line-break/>loro promessa anche una lama della fortuna senza alcun<text:line-break/>desiderio rimasto. Jalester tuttavia evita di dire che l'arma<text:line-break/>appartiene a Mirt il Prestasoldi, uno dei Lord Mascherati<text:line-break/>di Waterdeep, È Mirt in persona a consegnare la lama<text:line-break/>della fortuna una volta che il frammento di Pietra Runica è<text:line-break/><text:line-break/>nelle mani di Laeral, ma l'uomo sembra alquanto riluttante<text:line-break/>a separarsene. “Forse potrei riaverla in cambio di una<text:line-break/>cena alla mia villa?” chiede cortesemente ai personaggi.<text:line-break/>Se a Mirt viene concesso di tenere la sua spada, il Lord<text:line-break/>Mascherato sarà loro debitore, un premio notevole per<text:line-break/><text:soft-page-break/>l'impresa compiuta.<text:line-break/><text:line-break/>ÎI personaggi possono trovare la Pietra Runica e alcuni<text:line-break/>suoi frammenti sparsi per il livello 20 di Sottomonte.<text:line-break/><text:line-break/>SALVARE IL DRAGO<text:line-break/><text:line-break/>Prereduisito: Completare la missione “Il Trono del<text:line-break/>Coronal” o “L’Occhio del Ragno”<text:line-break/><text:line-break/>A Lady Wylynd Moonstar, la matriarca della dinastia<text:line-break/>nobiliare Moonstar di Waterdeep, giunge voce che un<text:line-break/>gruppo di avventurieri ha completato con successo alcune<text:line-break/>imprese a Sottomonte di recente. Apprende tutto ciò che<text:line-break/>può su questi avventurieri prima di inviare il suo pronipote,<text:line-break/>un mezzo-drow dai modi garbati di nome Helion Moonstar,<text:line-break/>a parlare con loro. Helion è l'erede designato di Lady<text:line-break/>Wylynd e questa missione è una prova tanto per lui quanto<text:line-break/>per gli avventurieri.<text:line-break/><text:line-break/>Lady Wylynd ha più di cento anni e la sua mente vacilla,<text:line-break/>ma non ha mai dimenticato l’atto con cui Vanrak Moonstar,<text:line-break/>il signore della Casata Moonstar di molto tempo fa,<text:line-break/>macchiò l’onore di famiglia. Vanrak e il suo piccolo esercito<text:line-break/>di veneratori di Shar fuggirono a Sottomonte per evitare<text:line-break/>di essere puniti per i molti crimini che avevarno commesso<text:line-break/>in città. Lady Wylynd ricorda ché a un vecchio alleato della<text:line-break/>famiglia Moonstar, un drago di bronzo di nome Glyster,<text:line-break/>fu chiesto o ordinato di trovare Vanrak e di riportarlo a<text:line-break/>Waterdeep affinché fosse consegnato alla giustizia. Îl drago<text:line-break/>trovò Vanrak, ma non riuscì a strapparlo alle profondità di<text:line-break/>Sottomonte. Anzi, il drago stesso fu corrotto dalla magia<text:line-break/>di Shar e fu trasformato in un drago d'ombra chiamato<text:line-break/>Umbraxakar. In questa forma malvagia, il drago combatté<text:line-break/>al fianco di Vanrak per molti anni, a volte fungendo anche<text:line-break/>da sua cavalcatura.<text:line-break/><text:line-break/>Lady Wylynd crede che la sua famiglia abbia il dovere di<text:line-break/>liberare il drago dalla perfida morsa di Shar, in un modo<text:line-break/>o nell’altro, Chiede a Helion di incontrare gli avventurieri<text:line-break/>è di convincerli a trovare il drago d’ombra nel Dominio<text:line-break/>di Vanrak, uno dei livelli più profondi di Sottomonte, per<text:line-break/>spezzare la préesa che Shar ha su di lui. Se questo non<text:line-break/>dovesse essere possibile, i personaggi dovranno porre fine<text:line-break/>alle sofferenze del drago. In cambio del loro aiuto, Helion<text:line-break/>promette l’amicizia della Casata Moonstar, che comporta<text:line-break/>vari benefici tangibili:<text:line-break/><text:line-break/>‘ Î personaggi possono barattare oggetti magici con i<text:line-break/>rappresentanti della Casata Moonstar, scambiando<text:line-break/>liberamente gli oggetti magici di rarità simile (previa<text:line-break/>approvazione del DM).<text:line-break/><text:line-break/>- La Casata Moonstar si offre di patrocinare ogni<text:line-break/>futura spedizione che i personaggi decideranno di<text:line-break/>intraprendere, fornendo mappe, servizi carovanieri e<text:line-break/>PNG seguaci in base alle necessità.<text:line-break/><text:line-break/>- La Casata Moonstar può mettere i personaggi in<text:line-break/>contatto con alcuni individui in grado di impartire un<text:line-break/>addestramento speciale (vedi “Simboli di Prestigio” nel<text:line-break/>capitolo 7 della Dungeon Master's Guide).<text:line-break/><text:line-break/>SMASCHERARE LA SPIA TELEPATICA<text:line-break/><text:soft-page-break/>Prerequisito: Livello pari o superiore al 9°<text:line-break/><text:line-break/>Un ulitharid (vedi l'appendice A) ha usato la telepatia<text:line-break/>per contattare alcuni cittadini casuali e scoprire tutto<text:line-break/>quello che può su Waterdeep. Coloro che sono stati<text:line-break/>contattati dalla creatura non sanno nulla della vera<text:line-break/>natura dell'ulitharid, se non che un intelletto alieno si è<text:line-break/><text:line-break/>PANORAMICA DI SOTTOMONTE</text:p>
      <text:p text:style-name="P1"/>
      <text:p text:style-name="P1"/>
      <text:p text:style-name="P1"/>
      <text:p text:style-name="P1">@@@ 11 @@@</text:p>
      <text:p text:style-name="P1"/>
      <text:p text:style-name="P1"/>
      <text:p text:style-name="P1"/>
      <text:p text:style-name="P1">proteso fino a loro in cerca di informazioni. La notizia di<text:line-break/>queste intrusioni telepatiche si sta diffondendo in tutta la<text:line-break/>città e inizia a non essere più considerata una semplice<text:line-break/>diceria priva di fondamento. Alcuni avventori regolari di<text:line-break/>Durnan ne hanno discusso in lungo e in largo e Durnan<text:line-break/>crede che la causa potrebbe annidarsi da qualche parte a<text:line-break/>Sottomonte. Anzi, è convinto che nel dungeon si nasconda<text:line-break/>un orrendo mostro psionico chiamato cervello antico. Ma<text:line-break/>non volendo mettere in allarme nessuno con le sue illazioni<text:line-break/>sulla presenza dei mind flayer, per il momento tiene le sue<text:line-break/>congetture per sé.<text:line-break/><text:line-break/>Durnan incoraggia gli avventurieri a trovare l’origine del<text:line-break/>contatto telepatico, scoprire le sue intenzioni e sopprimerlo<text:line-break/>in modo rapido e definitivo se quelle intenzioni sono ostili<text:line-break/>(l'ulitharid aspetta i personaggi al livello 17). Se il gruppo<text:line-break/>sventa questa minaccia, Durnan promette che l'impresa<text:line-break/>non sarà dimenticata, ma non offre alcuna ricompensa<text:line-break/>tangibile.<text:line-break/><text:line-break/>Î SEGRETI DI SOTTOMONTE<text:line-break/><text:line-break/>L'’appendice C di questo libro contiene il Mazzo dei Segreti,<text:line-break/>una serie di carte che il DM può fotocopiare e distribuire<text:line-break/>ai giocatori quando i personaggi apprendono delle<text:line-break/>informazioni affidabili su Halaster e Sottomonte.<text:line-break/><text:line-break/>Se un personaggio trascorre almeno quattro ore al<text:line-break/>Portale Spalancato, finisce probabilmente per sentire<text:line-break/>qualche mirabolante storia sul Mago Folle e sul suo<text:line-break/>dungeon. Non tutte le dicerie sono degne di essere credute,<text:line-break/>tuttavia, e i personaggi avranno bisogno di buone orecchie<text:line-break/>e di un ingegno acuto per determinare quali storie possano<text:line-break/>essere reali. I] DM chiede a ogni personaggio di effettuare<text:line-break/>una prova di Intelligenza (Indagare) o Saggezza (Intuizione)<text:line-break/>corn CD 20. Se la prova ha successo, il personaggio<text:line-break/>apprende un segreto su Sottomonte e il giocatore può<text:line-break/>pescare una carta dal Mazzo dei Segreti.<text:line-break/><text:line-break/>I giocatori possono conservare queste carte per<text:line-break/>consultarle successivamente. Quando i personaggi<text:line-break/>incontrano un PNG a Sottomonte che conosce qualcosa<text:line-break/>di importante, uno dei giocatori pesca un'altra carta dal<text:line-break/>Mazzo dei Segreti per determinare ciò che quel PNG sa su<text:line-break/>Halaster e sul suo dungeon.<text:line-break/><text:line-break/>JHESIYRA K ESTELLHARP<text:line-break/><text:line-break/><text:soft-page-break/>Uno dei più grandi segreti di Sottomonte riguarda<text:line-break/>Jhesiyra Kestellharp, una delle più dotate apprendiste<text:line-break/><text:line-break/>di Halaster, almeno fino al giorno in cui la donna giunse<text:line-break/>alla conclusione che Halaster era irrimediabilmente<text:line-break/>pazzo. Jhesiyra fuggì, ma Halaster la catturò, la riportò<text:line-break/>a Sottomonte e la intrappolò nella Cittadella della Mano<text:line-break/>Insanguinata, un complesso di dungeon collegato a<text:line-break/>Sottomonte e situato nelle viscere del Monte Waterdeep.<text:line-break/>Jhesiyra fuggiì dalla sua prigione quando le interdizioni<text:line-break/>cedettero nel corso della Piaga Magica. Per nascondersi<text:line-break/>da Halaster, si confinò magicamente nelle pietre di<text:line-break/>Sottomonte e ora esiste in uno stato incorporeo che<text:line-break/>permea il dungeon vero e proprio. Halaster non sa della<text:line-break/>presenza di Jhesiyra, ma si chiede dove sia scomparsa dopo<text:line-break/>la Piaga Magica.<text:line-break/><text:line-break/>Jhesiyra ha intenzione di usare gli avventurieri per<text:line-break/>sconfiggere Halaster e prendere il controllo di Sottomonte.<text:line-break/>A tale scopo, fa tutto ciò che può per mantenere ia vita gli<text:line-break/>avventurieri a Sottomonte, anche se nella sua attuale forma<text:line-break/>incorporea le sue capacità sono limitate.<text:line-break/><text:line-break/>Jhesiyra può controllare i portali magici di Halaster e<text:line-break/>impedire agli avventurieri di attraversarli, se pensa che<text:line-break/>non siano abbastanza potenti da sconfiggere i pericoli<text:line-break/>che li attendono. In termini di gioco, i personaggi non<text:line-break/><text:line-break/>PANORAMIGA DI SOTTOMONTE<text:line-break/><text:line-break/>possono attraversare un portale se il loro livello di<text:line-break/>esperienza non soddisfa un prerequisito (il livello di<text:line-break/>personaggio raccomandato per cui il livello del dungeon<text:line-break/><text:line-break/>è stato concepito). Ogni personaggio che non soddisfa i<text:line-break/>prerequisiti viene respinto senza subire danni quando<text:line-break/>cerca di attraversare il portale aperto. Soltanto un<text:line-break/>incantesimo desiderio può consentire a un personaggio di<text:line-break/>attraversare un portale. Il Dungeon Master può ignorare<text:line-break/>questa restrizione e consentire ai personaggi che non<text:line-break/>soddisfino i prerequisiti di livello di attraversare un portale,<text:line-break/>specialmente se ritiene che possiedano le risorse per<text:line-break/>sopravvivere e superare i pericoli che li attendono.<text:line-break/><text:line-break/>Jhesiyra non può impedire ai personaggi di muoversi<text:line-break/>tra i livelli del dungeon in modi più convenzionali. Ogni<text:line-break/>volta che entrano in un livello del dungeon concepito per<text:line-break/>personaggi di un livello di esperienza più alto, Jhesiyra<text:line-break/>invia loro il seguente avvertimento telepatico in Comune:<text:line-break/>“Tornate indietro! Non siete pronti ad affrontare il pericolo<text:line-break/>che vi attendel!” I personaggi sono liberi di ignorare il suo<text:line-break/>avvertimento. Jhesiyra non può e non vuole illustrare in<text:line-break/>maggior dettaglio la natura del pericolo che attende gli<text:line-break/>avventurieri o comunicare con loro in altri modi, in quanto<text:line-break/>teme di essere individuata da Halaster.<text:line-break/><text:line-break/>Una potente magia di divinazione può rivelare la presenza<text:line-break/>disincarnata di Jhesiyra diffusa in tutto Sottomonte, ma<text:line-break/>nemmeno un incantesimo desiderio o un intervento divino<text:line-break/>consentiranno di comunicare in modo diretto e nei due sensi<text:line-break/>con la vecchia apprendista di Halaster.<text:line-break/><text:line-break/>TRATTI DEL DUNGEON<text:line-break/><text:line-break/><text:soft-page-break/>Al fine di evitare descrizioni ripetitive, i tratti comuni di<text:line-break/>Sottomonte sono riassunti in questa sezione.<text:line-break/><text:line-break/>ALTERAZIONI ALLA MAGIA<text:line-break/><text:line-break/>Halaster non consente ad alcuna creatura di entrare o<text:line-break/>uscire facilmente dal suo dungeon. Nessun incantesimo<text:line-break/>al di fuori di un desiderio può essere usato per entrare<text:line-break/>a Sottomonte, uscirne o spostarsi da un livello all’altro.<text:line-break/>Parola del ritiro, proiezione astrale, spostamento planare,<text:line-break/>teletrasporto e altri incantesimi simili lanciati per queste<text:line-break/>ragioni si limitano a non funzionare, come anche gli effetti<text:line-break/>che esiliano una creatura su un altro piano di esistenza.<text:line-break/>Queste restrizioni si applicano anche agli oggetti magici e<text:line-break/>agli artefatti dotati di proprietà che trasportano o esiliano<text:line-break/>le creature su altri piani. Le magie che consentono di<text:line-break/>transitare sul Confine Etereo, come l'incantesimo forma<text:line-break/>eterea, sono un’eccezione a questa regola. Una creatura che<text:line-break/>entra nel Confine Etereo da Sottomonte viene riportata nel<text:line-break/>dungeon non appena lascia quel piano.<text:line-break/><text:line-break/>Le magie che evocano creature o oggetti da altri piani<text:line-break/>funzionano normalmente a Sottomonte, come anche le<text:line-break/>magie che fanno uso di uno spazio extradimensionale.<text:line-break/>Qualsiasi incantesimo lanciato all’interno di un tale spazio<text:line-break/>extradimensionale (come quello creato da un incantesimo<text:line-break/>reggia meravigliosa di Mordenkainen) è soggetto alle stesse<text:line-break/>restrizioni delle magie lanciate a Sottomonte.<text:line-break/><text:line-break/>Gli incantesimi non possono distruggere o alterare la<text:line-break/>forma di soffitti, colonne, pareti o pavimenti di Sottomonte,<text:line-break/>che sono protetti magicamente, Per esempio, un<text:line-break/>incantesimo terremoto non innescherà un crollo del soffitto<text:line-break/>e non creerà crepe a Sottomonte. Le porte e i mobili non<text:line-break/>sono invece protetti in questo modo.<text:line-break/><text:line-break/>Finché si trovano a Sottomonte, i personaggi che<text:line-break/>ricevono incantesimi dalle divinità o da altri patroni<text:line-break/>ultraterreni continuano a farlo. Inoltre, gli incantesimi che<text:line-break/>consentono di entrare in contatto con gli esseri di altri<text:line-break/>piani funzionano normalmente.</text:p>
      <text:p text:style-name="P1"/>
      <text:p text:style-name="P1"/>
      <text:p text:style-name="P1"/>
      <text:p text:style-name="P1">@@@ 12 @@@</text:p>
      <text:p text:style-name="P1"/>
      <text:p text:style-name="P1"/>
      <text:p text:style-name="P1"/>
      <text:p text:style-name="P1">GLI OBIETTIVI DI HALASTER<text:line-break/><text:line-break/>Il Mago Folle esercita una presenza incombente su tutta<text:line-break/>l'’avventura. Per la maggior parte del tempo, osserva gli<text:line-break/>eventi da lontano e si gode lo spettacolo degli avventurieri<text:line-break/>che affrontano gli abitanti e gli altri pericoli del suo<text:line-break/>dungeon. În altre occasioni, appare ai personaggi con<text:line-break/>l’aspetto di un occhio spettrale o di una forza magica di<text:line-break/><text:line-break/>INCANTESIMI INVIARE<text:line-break/><text:line-break/>All'interno di Sottomonte, Halaster non può essere<text:line-break/>contattato tramite gli incantesimi inviare. Ogni creatura<text:line-break/>che cerca di contattarlo con un incantesimo inviare<text:line-break/><text:line-break/>viene magicamente reindirizzata al segretario nothic del<text:line-break/><text:soft-page-break/>Mago Folle (vedi il livello 9, area 31). Ogni volta che viene<text:line-break/>contattato in questo modo, il nothic risponde con una serie<text:line-break/>di imprecazioni in Sottocomune. Altri commenti che il altro tipo. Perché tollera la presenza degli avventurieri nella<text:line-break/>nothic potrebbe fare (sempre in Sottocomune) includono sua dimora? A cosa mira? Questo spetta al DM deciderlo.<text:line-break/>i seguenti: Questo riquadro delinea alcuni dei possibili obiettivi di<text:line-break/>Halaster. Îl DM può sceglierne uno di suo gradimento o<text:line-break/>determinarlo casualmente tirando un d6. | suoi obiettivi<text:line-break/>possono anche cambiare in qualsiasi momento, senza<text:line-break/>alcuna spiegazione; dopotutto, è il Mago Folle.<text:line-break/><text:line-break/>“Sei vivo o stai solo aspettando di essere evocato?”<text:line-break/>“Vattene dal mio spazio extradimensionale!”<text:line-break/><text:line-break/>“C'è un nodo nella Trama e non riesco a scioglierlo!”<text:line-break/>“Halaster non è in casa al momento.”<text:line-break/><text:line-break/>Obiettivo 1: Pulizie di Casa. Halaster vuole che gli<text:line-break/><text:line-break/>ARCHITETTURA<text:line-break/><text:line-break/>Sottomonte è composto da un misto di tunnel di pietra<text:line-break/>liscia lavorata e pietra grezza, a cui si aggiungono alcune<text:line-break/>caverne è tunnel naturali. Alcuni livelli includono degli<text:line-break/>elementi architettonici straordinari, come per esempio,<text:line-break/>il livello 16, i] Labirinto di Cristallo, che possiede mura,<text:line-break/>pavimenti e soffitti fatti di cristallo.<text:line-break/><text:line-break/>SOFFITTI<text:line-break/><text:line-break/>È utile conoscere l'altezza di un soffitto, specialmente se le<text:line-break/>creature nell’area sono in grado di scalare o di volare.<text:line-break/><text:line-break/>Stanze. L'altezza di una stanza è pari almeno alla<text:line-break/>larghezza della stanza stessa, spesso di più. Se l’altezza del<text:line-break/>soffitto di una stanza non è specificata nel testo, si presume<text:line-break/>che sia l'altezza minima.<text:line-break/><text:line-break/>Tunnel. L'altezza di un tunnel è pari almeno alla<text:line-break/>larghezza del tunnel stesso, tranne dove specificato<text:line-break/>diversamente. La maggior parte dei tunnel di Sottomonte<text:line-break/>ha un soffitto arcuato ed è priva di supporti strutturali<text:line-break/>visibili. Le eccezioni sono indicate nel testo.<text:line-break/><text:line-break/>PORTE E PORTE SEGRETE<text:line-break/><text:line-break/>Le porte normali (incluse le doppie porte) sono fatte di<text:line-break/>solido legno, sono dotate di maniglie e cardini di ferro e<text:line-break/>protette magicamente dall’umidità. Le porte segrete sono<text:line-break/>fatte dello stesso materiale della superficie in cui sono<text:line-break/>inserite (solitamente la pietra) e per essere individuate<text:line-break/>richiedono una prova di Saggezza (Percezione) con<text:line-break/><text:line-break/>CD 20 effettuata con successo, tranne dove specificato<text:line-break/>diversamente. Quando sono chiuse, quasi tutte le porte e le<text:line-break/>porte segrete sono sigillate a tenuta stagna, per impedire<text:line-break/>che i gas o le creature gassose le attraversino; le eventuali<text:line-break/>eccezioni sono indicate nel testo.<text:line-break/><text:line-break/>Una porta a senso unico può essere aperta manualmente<text:line-break/>soltanto da un lato {l’altro lato è privo di maniglia e di cardini).<text:line-break/>È necessario un incantesimo scassinare o una magia simile<text:line-break/>per aprire una porta a senso unico dal lato "sbagliato”.<text:line-break/><text:soft-page-break/><text:line-break/>Sono poche le porte di Sottomonte a essere dotate di<text:line-break/>serrature, ma le poche serrature esistenti sono di fattura<text:line-break/>pregiata. Quando un personaggio si trova di fronte a una<text:line-break/>porta chiusa a chiave, può scassinare la serratura usando<text:line-break/>gli arnesi da scasso ed effettuando con successo una prova<text:line-break/>di Destrezza con CD 20.<text:line-break/><text:line-break/>Una porta chiusa a chiave o incastrata può essere forzata<text:line-break/>effettuando con successo una prova di Forza (Atletica) con<text:line-break/>CD 20. Una creatura che fallisce una prova per forzare<text:line-break/>una portaà non può effettuare un altro tentativo sulla stessa<text:line-break/>porta se non beneficia dell'aiuto di un’altra creatura o di<text:line-break/>uno strumento (come per esempio un piede di porco).<text:line-break/><text:line-break/>Se la direzione in cui si apre una porta diventa<text:line-break/>importante, è il DM a decidere liberamente verso quale<text:line-break/>area si apre la porta.<text:line-break/><text:line-break/>avventurieri ripuliscano parte del suo dungeon dalle<text:line-break/>creature che lo infestano, in modo da poter rifornire i<text:line-break/>tunnel di nuove minacce provenienti da altri piani. Non<text:line-break/>gli va a genio il fatto che i drow abbiano occupato gli<text:line-break/>spazi dei livelli 3, 10 e 12, e teme anche che il conflitto<text:line-break/>tra i githyanki del livello 16 e i mind flayer del livello 17<text:line-break/>possa degenerare, di conseguenza vuole che una delle<text:line-break/>due fazioni sia eliminata (o anche tutte e due).<text:line-break/><text:line-break/>Obiettivo 2: Distruggere Ezzat. Un fastidiosao lich di nome<text:line-break/><text:line-break/>Ezzat si è rifugiato nel livello 20 e Halaster vuole che gli<text:line-break/>avventurieri distruggano il lich e il suo filatterio. Halaster<text:line-break/>ha vincolato due geni (un dao e un marid) al livello 19<text:line-break/><text:line-break/>e li usa per aiutare gli avventurieri a completare questo<text:line-break/>obiettivo.<text:line-break/><text:line-break/>Obiettivo 3: Incutere Paura nel Cuore degli Eroi. Halaster<text:line-break/><text:line-break/>vuole che meno avventurieri possibile si calino nel<text:line-break/>pozzo per infastidirlo e trafugare | suoi oggetti preziosi.<text:line-break/>A tale scopo, ha deciso di terrorizzare gli avventurieri<text:line-break/><text:line-break/>e di metterli in fuga, affincnhé tornino a Waterdeep<text:line-break/>urlanti e raccontino le storie più terrificanti, in modo da<text:line-break/>scoraggiare altri potenziali esploratori di Sottomonte.<text:line-break/><text:line-break/>Obiettivo 4: Diventare il Lord Occulto di Waterdeep. Gli<text:line-break/><text:line-break/>Shadowdusk erano nobili di Waterdeep che, dopo avere<text:line-break/>ceduto alla follia, si rifugiarono a Sottomonte. Halaster<text:line-break/>vuole che riconquistino il potere nella città di superficie<text:line-break/>al fine di usarli come burattini e governare Waterdeep<text:line-break/>da sottoterra come suo Lord Occulto. Gli avventurieri<text:line-break/>possono sventare il piano di Halaster distruggendo i<text:line-break/>capi della famiglia Shadowdusk e radendo al suolo la<text:line-break/>loro roccaforte sul livello 22.<text:line-break/><text:line-break/>Obiettivo 5: Trovare un Apprendista. Halaster è in cerca<text:line-break/><text:line-break/>di uno o più apprendisti degni del suo tempo e dei<text:line-break/><text:line-break/>suo insegnamenti, Sta già coltivando alcuni talenti<text:line-break/><text:line-break/><text:soft-page-break/>nel livello 9, ma tiene d'’occhio con attenzione anche<text:line-break/>gli altri incantatori arcani che entrano a Sottomonte.<text:line-break/>Ovviamente, una volta che un apprendista gli viene a<text:line-break/>noia, Halaster tende a fare ciò che ha fatto con tutti i<text:line-break/>suoi apprendisti precedenti: insegnare loro nuovi modi<text:line-break/>per mutilarsi e autodistruggersi.<text:line-break/><text:line-break/>Obiettivo 6: Rintracciare Jhesiyra. Da qualche parte<text:line-break/><text:line-break/>in un angolo della sua mente contorta e paranoica,<text:line-break/>Halaster crede che Jhesiyra Kestellharp sia ancora viva<text:line-break/>e trami per distruggerlo. Non ha idea di dove possa<text:line-break/>trovarsi Jhesiyra, ma non avrà pace finché non avrà<text:line-break/>risolto il mistero della sua scomparsa e non l’avrà<text:line-break/><text:line-break/>fatta di nuovo sua prigioniera. Halaster pensa di poter<text:line-break/>usare gli avventurieri per attirare Jhesiyra fuori dal suo<text:line-break/>nascondiglio, ma allo stesso tempo, Jhesiyra intende<text:line-break/>usare gli avventurieri per trovare e distruggere Halaster.<text:line-break/><text:line-break/>PANORANMICA DI SOTTOMONTE</text:p>
      <text:p text:style-name="P1"/>
      <text:p text:style-name="P1"/>
      <text:p text:style-name="P1"/>
      <text:p text:style-name="P1">@@@ 13 @@@</text:p>
      <text:p text:style-name="P1"/>
      <text:p text:style-name="P1"/>
      <text:p text:style-name="P1"/>
      <text:p text:style-name="P1">ESPANDERE SOTTOMONTE<text:line-break/><text:line-break/>Ogni livello del dungeon include alcuni tunnel che si<text:line-break/>spingono oltre i confini della mappa. Il DM può ignorare<text:line-break/>quei tunnel se non desidera espandere il dungeon, Se<text:line-break/>invece vuole aggiungere delle stanze di sua creazione, può<text:line-break/>collegare la sua sezione del dungeon a una mappa già<text:line-break/>esistente usando uno di quei tunnel di collegamento.<text:line-break/><text:line-break/>-1-—_ =<text:line-break/><text:line-break/>RUNE ANTICHE<text:line-break/><text:line-break/>Le rune antiche sono simboli arcaici infusi di potere<text:line-break/>magico. Dopo vari anni di studio, una creatura in grado<text:line-break/>di lanciare l'incantesimo simbolo può apprendere una<text:line-break/>runa antica e aggiungerla alla selezione di simboli che può<text:line-break/>creare tramite quell'incantesimo. Halaster ha trascorso più<text:line-break/>di una vita a studiare le rune antiche, a inventarne di nuove<text:line-break/>e a imbrigliare la loro energia instabile e ha l’abitudine di<text:line-break/>disseminarle in tutto Sottomonte come azzardi.<text:line-break/><text:line-break/>L'appendice B presenta varie rune antiche su una serie<text:line-break/>di carte che il DM può fotocopiare e ritagliare per creare<text:line-break/>un Mazzo delle Rune Antiche. Quando le circostanze<text:line-break/>richiedono che compaia una runa antica, si pesca una<text:line-break/>carta da questo mazzo per determinare quale runa appare<text:line-break/>e cosa fa.<text:line-break/><text:line-break/>Le rune antiche funzionano come simboli lanciati tramite<text:line-break/>l'incantesimo simbolo, ma con le modifiche seguenti:<text:line-break/><text:line-break/>- Una runa antica ha due effetti possibili: uno vantaggioso<text:line-break/>(chiamato effetto benefico) e l’altro dannoso (chiamato<text:line-break/>effetto malefico). Îl creatore della runa può scegliere<text:line-break/>quale effetto applicare o renderlo casuale, in modo<text:line-break/><text:soft-page-break/>da determinare con il tiro di un dado se si innescherà<text:line-break/>l'effetto malefico (risultato dispari) o l’effetto benefico<text:line-break/>(risultato pari).<text:line-break/><text:line-break/>- Una runa antica innescata bersaglia una o più creature<text:line-break/>entro 18 metri da essa, in base alle specifiche fornite<text:line-break/>dall'incantatore. Una volta che l’effetto si attiva, la runa<text:line-break/>antica scompare e l'incantesimo termina.<text:line-break/><text:line-break/>Una creatura non deve effettuare un tiro salvezza contro<text:line-break/>un effetto benefico di una runa antica. I tiri salvezza<text:line-break/>effettuati per resistere all'effetto malefico di una runa<text:line-break/>antica di Halaster hanno una CD pari a 22.<text:line-break/><text:line-break/>PORTALI<text:line-break/><text:line-break/>Halaster ha creato vari portali magici che gli permettono<text:line-break/>di spostarsi istantaneamente da un livello all’altro del<text:line-break/>dungeon. È anche in grado di creare dei portali che<text:line-break/>conducano dentro e fuori da Sottomonte, che utilizza<text:line-break/>principalmente per rifornire di mostri il dungeon. I suoi<text:line-break/>vecchi portali furono distrutti dalla Piaga Magica, ma<text:line-break/>Halaster li ha sostituiti con dei portali nuovi, quasi tutti<text:line-break/>collegati a destinazioni interne al dungeon. Questi portali<text:line-break/>non sono soggetti alle restrizioni elencate nella sezione<text:line-break/>“Alterazioni alla Magia”.<text:line-break/><text:line-break/>Per aprire un portale di Sottomonte solitamente<text:line-break/>è necessario avere una chiave speciale, lanciare un<text:line-break/>incantesimo o compiere un qualche tipo di azione. Ad<text:line-break/>Halaster piace lasciare degli indizi per spronare gli<text:line-break/>avventurieri a risolvere il rompicapo di ogni portale. Anche<text:line-break/>un incantesimo conoscenza delle leggende o una magia<text:line-break/>analoga può rivelare il modo giusto di aprire un portale.<text:line-break/><text:line-break/>Un portale aperto funziona come un portale a doppio<text:line-break/>senso e solitamente rimane aperto per 1 minuto dopo<text:line-break/>l'attivazione. Le creature che sbirciano dal portale aperto<text:line-break/>possono vedere la destinazione che li attende come se<text:line-break/>sbirciassero da una normale porta aperta in quel luogo.<text:line-break/><text:line-break/>Un portale non può aprirsi nell’area di un incantesimo<text:line-break/>campo anti-magia o di un effetto analogo. Dissolvi magie<text:line-break/>non ha effetto su un portale, ma un incantesimo desiderio<text:line-break/>può distruggere permanentemente un portale o mantenerlo<text:line-break/>aperto a viva forza per un massimo di l ora. Un portale non<text:line-break/>può essere danneggiato o distrutto in altri modi.<text:line-break/><text:line-break/>Halaster predilige tre tipi di portali:<text:line-break/><text:line-break/>Portale Arcuato. Questo portale ha l’aspetto di un arco<text:line-break/>incassato in una parete vuota. L'arco è alto 3 metri e<text:line-break/>largo 3 metri, se non sono specificate altre dimensioni.<text:line-break/>La maggior parte dei portali di Sottomonte è costituita<text:line-break/>da portali arcuati.<text:line-break/><text:line-break/>Portale Speculare. Questo portale consiste in uno<text:line-break/>specchio di forma rettangolare o ovale, montato su una<text:line-break/>parete e sorretto da una cornice di pietra scolpita. Lo<text:line-break/>specchio è alto 3 metri e largo 1,5 metri, se non sono<text:line-break/>specificate altre dimensioni. Tutti i portali che conducono<text:line-break/>al livello 10 o partono da quel livello sono portali<text:line-break/>speculari.<text:line-break/><text:line-break/><text:soft-page-break/>Fortale Verticale. Questo portale si forma tra due<text:line-break/>pietre verticali o due colonne. Tranne dove specificato<text:line-break/>diversamente, queste colonne sono alte 4,5 metri e<text:line-break/>distanziate 3 metri l’una dall’altra, con un architrave<text:line-break/>di pietra che poggia orizzontalmente sopra di esse per<text:line-break/>creare un’apertura rettangolare. Dato che il portale<text:line-break/>non poggia a una parete, è possibile attraversarlo da<text:line-break/>entrambe le direzioni.<text:line-break/><text:line-break/>RUNE ANTICHE SUI PORTALI<text:line-break/><text:line-break/>Quando un portale si apre, una runa antica casuale<text:line-break/>compare sul suo piano verticale. Îl DM pesca una carta<text:line-break/>dal Mazzo delle Rune Antiche per determinare quale runa<text:line-break/>compare. Halaster solitamente fa in modo che la runa<text:line-break/>bersagli la prima creatura che attraversa il portale aperto.<text:line-break/>Di tanto in tanto, per tenere i giocatori sulle spine, la runa<text:line-break/>potrebbe innescarsi quando la seconda o la terza creatura<text:line-break/>attraversa il portale. Una volta ché una runa antica è stata<text:line-break/>innescata, scompare finché Halaster non lancia di nuovo<text:line-break/>l’incantesimo simbolo sul portale.<text:line-break/><text:line-break/>]LLUMINAZIONE<text:line-break/><text:line-break/>Poiché le creature che in origine scavarono Sottomonte<text:line-break/>erano dotate di scurovisione e Halaster può illuminarsi il<text:line-break/>cammino magicamenite, le aree del dungeon sono prive di<text:line-break/>illuminazione, tranne dove specificato diversamente.<text:line-break/><text:line-break/>— l<text:line-break/>UNA VISITA AD ALTERDEEP<text:line-break/><text:line-break/>Se gli avventurieri restano incapacitati o muoiono a<text:line-break/>Sottomonte, il DM ha a disposizione un’opzione insolita<text:line-break/>per mantenerli in vita e proseguire la campagna: i<text:line-break/>personaggi possono risvegliarsi in una versione alternativa<text:line-break/>del Portale Spalancato che fa parte di una simulazione di<text:line-break/>Waterdeep generata psionicamente, chiamata Alterdeep e<text:line-break/>creata dall’ulitharid al livello 17.<text:line-break/><text:line-break/>Se il DM sceglie questa opzione, | personaggi vengono<text:line-break/>stabilizzati, portati al livello 17 del dungeon dai mind<text:line-break/>flayer o dai loro servitori, e collocati in capsule chiamate<text:line-break/>psicogusci. Finché sono privi di sensi e intrappolati<text:line-break/>in questi psicogusci, i personaggi sono immersi nella<text:line-break/>realistica simulazione di Waterdeep creata dall'ulitharid.<text:line-break/>Col tempo noteranno delle incongruenze e sospetteranno<text:line-break/>di non trovarsi dove sembra che si trovino, e avranno<text:line-break/>varie opportunità di conversare con l'ulitharid nelle sue<text:line-break/>molte forme per convincerlo a lasciarli andare. Per ulteriori<text:line-break/>informazioni su Alterdeep e sull'ulitharid suo creatore,<text:line-break/>vedi il livello 17,</text:p>
      <text:p text:style-name="P1"/>
      <text:p text:style-name="P1"/>
      <text:p text:style-name="P1"/>
      <text:p text:style-name="P1">@@@ 14 @@@</text:p>
      <text:p text:style-name="P1"/>
      <text:p text:style-name="P1"/>
      <text:p text:style-name="P1"/>
      <text:p text:style-name="P1">ia d o n F r—<text:line-break/><text:line-break/>L E<text:line-break/>L LIVELLO DEL DUNGEON È CONCEPITO PER QUATTRO<text:line-break/>avventurieri di 5° livello; i personaggi che<text:line-break/><text:soft-page-break/>sconfiggono i mostri di questo livello dovrebbero<text:line-break/><text:line-break/>guadagnare abbastanza PE da raggiungere il<text:line-break/>6° livello.<text:line-break/><text:line-break/>COSA SI ANNIDA QUI?<text:line-break/><text:line-break/>Oltre a vari mostri famelici, in questo livello si è<text:line-break/>insediato un gruppo di banditi, come anche alcuni bugbear<text:line-break/>e goblin in combutta con il beholder signore del crimine<text:line-break/>noto come Xanathar.<text:line-break/><text:line-break/>I BECCHINI<text:line-break/><text:line-break/>Un gruppo di banditi umani neutrali malvagi, che si fanno<text:line-break/>chiamare i Becchini, approfitta degli avventurieri più<text:line-break/>ingenui ed esige un pedaggio di 10 mo per personaggio in<text:line-break/>cambio di un transito sicuro attraverso questo livello del<text:line-break/>dungeon. 1 banditi hanno preso il controllo delle aree dalla<text:line-break/>6 alla 8 e hanno piazzato una spia a guardia dell’area 1 per<text:line-break/>essere avvertiti dell'arrivo di eventuali intrusi,<text:line-break/><text:line-break/>I banditi sono attori e cantori falliti che usano i loro<text:line-break/>trucchi per il camuffamento per apparire come vampiri. ]<text:line-break/>loro travestimenti sono elaborati e convincenti (con tanto<text:line-break/>di parrucche, abiti di scena, trucco, zanne finte e unghie<text:line-break/>finte), ma gli avventurieri possono capire che si tratta di un<text:line-break/>inganno se effettuano con successo una prova di Saggezza<text:line-break/>(Intuizione) con CD 14.<text:line-break/><text:line-break/>I capi della banda, Uktarl Krannoc e Harria Valashtar,<text:line-break/>un tempo erano amanti, ma la loro relazione di recente<text:line-break/>ha preso una brutta piega. Si sono stancati l’uno dell’altra<text:line-break/>e ognuno trama per eliminare il partner e assuinere il<text:line-break/>controllo della banda. Harria è la probabile vincitrice di<text:line-break/><text:line-break/>aa _ ii E d l<text:line-break/><text:line-break/>— —<text:line-break/><text:line-break/>questo conflitto, poiché di recente è entrata in possesso<text:line-break/>di un golem di carne che girovagando è salito quassù dal<text:line-break/>livello 2. Impressionato dalla somiglianza di Harria alla<text:line-break/>sua creatrice, il golem è stato arruolato come servitore.,<text:line-break/><text:line-break/>I Becchini sanno bene che i bugbear e i goblin li spiano<text:line-break/>(vedi “La Gilda di Xanathar” più sotto), Se incontrano<text:line-break/>degli avventurieri che non possono rapinare o sconfiggere,<text:line-break/>i banditi cercano di formnentare un conflitto tra gli<text:line-break/>avventurieri e i goblinoidi, nella speranza di sbarazzarsi di<text:line-break/>uno o anche di entrambi i gruppi.<text:line-break/><text:line-break/>LA GILDA DI XANATHAR<text:line-break/><text:line-break/>Nove bugbear (cinque dei quali sotto il controllo dei<text:line-break/>divoracervelli) rappresentano la Gilda di Xanathar<text:line-break/><text:line-break/>in questo livello. Hanno il compito di impedire agli<text:line-break/>avventurieri di scendere ai livelli inferiori affinché non<text:line-break/>interferiscano con gli affari della gilda. Con l’aiuto di vari<text:line-break/>goblin, i bugbear hanno allestito alcune postazioni di<text:line-break/>guardia della gilda nelle aree 23, 28 e 39.<text:line-break/><text:line-break/>I bugbear e i loro leccapiedi goblin tramano per rapire<text:line-break/><text:soft-page-break/>uno dei capi dei Becchini e portare quell’individuo a<text:line-break/>Skullport, dove un divoracervelli verrà innestato nel<text:line-break/>suo cranio perché Xanathar possa prendere il controllo<text:line-break/>dei banditi. I bugbear hanno spiato i banditi e presto<text:line-break/>inizieranno a collaudare le loro difese. Tuttavia, sono<text:line-break/>spaventati dal golem di carne e sono disposti a garantire<text:line-break/>un passaggio sicuròo a quegli avventurieri che promettono<text:line-break/>di toglierlo di mezzo. I bugbear non hanno intenzione di<text:line-break/>mantenere la loro parola, ma i goblin sono disposti a farlo<text:line-break/>per puro spirito di sopravvivenza, se tutti i bugbear e i<text:line-break/>divoracervelli sono morti.<text:line-break/><text:line-break/>ETIVETTO 1| IL IIVELLO DEL DUNGEON</text:p>
      <text:p text:style-name="P1"/>
      <text:p text:style-name="P1"/>
      <text:p text:style-name="P1"/>
      <text:p text:style-name="P1">@@@ 15 @@@</text:p>
      <text:p text:style-name="P1"/>
      <text:p text:style-name="P1"/>
      <text:p text:style-name="P1"/>
      <text:p text:style-name="P1">MOSTRI ERRANTI<text:line-break/><text:line-break/>Î mostri erranti che vagano in questo livello vanno in cerca<text:line-break/>di cibo o di tesori. Queste creature includono vermiiena,<text:line-break/>ghoul, ragni giganti, goblin, grell, grick, melme di tutti i<text:line-break/>tipi, uccelli stigei e topi mannari. Se la sessione di gioco ha<text:line-break/>bisogno di uno scossone, il DM può provare a usare uno<text:line-break/>degli incontri seguenti o un incontro di sua creazione.<text:line-break/><text:line-break/>GOBLIN CACCIATORI DI TESCHI<text:line-break/><text:line-break/>Pibble e Groin, due goblin litigiosi senza alcuna<text:line-break/>particolare affiliazione, si aggirano per il dungeon in<text:line-break/><text:line-break/>cerca di teschi intatti da rivendicare come trofei. I loro<text:line-break/>costanti battibecchi possono essere uditi da un massimo di<text:line-break/>18 metri di distanza; se si ritrovano a dover affrontare degli<text:line-break/>avventurieri, i goblin fuggono. Se uno o entrambi i goblin<text:line-break/>sono catturati, possono guidare gli avventurieri fino alla<text:line-break/>postazione di guardia della Gilda di Xanathar più vicina e<text:line-break/>descriverne le difese, dato che hanno osservato i goblinoidi<text:line-break/>della gilda andare e venire da ormai diverso tempo.<text:line-break/><text:line-break/>GUARDIANO PROTETTORE<text:line-break/><text:line-break/>Il Livello del Dungeon ospita un guardiano protettore<text:line-break/>difettoso che si aggira per i corridoi convinto di essere<text:line-break/>l’apprendista di un mago, al punto di fingere di lanciare<text:line-break/>degli incantesimi. Il guardiano ha fatto ritorno a questo<text:line-break/>livello dopo che il mago suo padrone è perito nel corso<text:line-break/>dell’esplorazione del livello 4; l’amuleto del guardiano<text:line-break/>protettore si trova ancora laggiù (livello 4, area 16a). Una<text:line-break/>runa sulla testa dal guardiano protettore corrisponde a una<text:line-break/>runa incisa sul retro del suo amuleto.<text:line-break/><text:line-break/>Quando il guardiano protettore vede i personaggi, spreca<text:line-break/>le sue azioni per compiere deboli gesti che fanno pensare stia<text:line-break/>lanciando incantesimi dannosi contro di loro. Torna a sferrare<text:line-break/>attacchi normali solo se uno o più personaggi giungono entro<text:line-break/>portata ed effettuano attacchi in mischia contro di lui, Se i<text:line-break/>personaggi si tengono a distanza ed evitano di danneggiare il<text:line-break/>guardiano protettore, la creatura interrompe il suo “attacco”<text:line-break/>dopo qualche round e si allontana, in cerca di altri occupanti<text:line-break/>del dungeon da spaventare.<text:line-break/><text:soft-page-break/><text:line-break/>VERMIIENA<text:line-break/><text:line-break/>Tre vermiiena, uno che striscia sul pavimento e due<text:line-break/>attaccati al soffitto, si avvicinano al gruppo e attaccano<text:line-break/><text:line-break/>i primi avventurieri che giungono entro portata dei loro<text:line-break/>tentacoli ricoperti di muco. Se un vermeiena paralizza<text:line-break/><text:line-break/>un personaggio con i suoi tentacoli, continua a effettuare<text:line-break/>attacchi con il morso contro quel personaggio nei round<text:line-break/>successivi mentre si nutre. Î vermiiena sono troppo stupidi<text:line-break/>e affamati per fuggire di fronte a morte certa.<text:line-break/><text:line-break/>ESPLORARE QUESTO LIVELLO<text:line-break/><text:line-break/>Tutte le descrizioni dei luoghi di questo livello fanno<text:line-break/>riferimento alla mappa 1. I personaggi che scendono nel<text:line-break/>dungeon dal Portale Spalancato atterrano nell'area 1 e<text:line-break/>possono proseguire da lì.<text:line-break/><text:line-break/>]. POoOzzo D’INGRESSO<text:line-break/><text:line-break/>In fondo al pozzo d'ingresso del Portale Spalancato, si apre una<text:line-break/>buia stanza quadrata con lato di 12 metri con i tratti seguenti:<text:line-break/><text:line-break/>Uscite. L'unica uscita sembra essere quella di un tunnel<text:line-break/>che conduce a sud prima di curvare verso ovest {a nord<text:line-break/>c'è anche una porta segreta a senso unico).<text:line-break/><text:line-break/>Pavimento Sabbioso. Un sottile strato di sabbia ricopre il<text:line-break/>pavimento.<text:line-break/><text:line-break/>Scudi Appesi. Alcuni scudi intaccati e arrugginiti<text:line-break/>decorano le pareti, ricoperte a loro volta di graffiti.<text:line-break/><text:line-break/>LIVELLO L} IL EIVELLO DEL DUÙNGEON<text:line-break/><text:line-break/>PORTA SEGRETA A SENSO UNICO<text:line-break/><text:line-break/>Una porta segreta a senso unico è stata costruita lungo la<text:line-break/>parete nord e non può essere aperta da sud senza l'aiuto<text:line-break/><text:line-break/>di un incantesimo scassinare o di magie analoghe. Ogni<text:line-break/>personaggio che trova la porta segreta nota anche su di essa<text:line-break/>un foro del diametro di 2,5 cm all’altezza di 1,5 metri. Sul lato<text:line-break/>nord della porta segreta, un bandito umano origlia in silenzio,<text:line-break/>in attesa di nuovi arrivati che si calino dal pozzo o di rumori di<text:line-break/>altro tipo. Quando sente che una o più creature sono entrate<text:line-break/>nell’area, il bandito si ritira per avvertire i suoi compagni nelle<text:line-break/>aree 6, &amp; e 9, ] personaggi nella stanza riescono a sentire |<text:line-break/>passi felpati del bandito che si allontana, se effettuano con<text:line-break/>successo una prova di Saggezza (Percezione) con CD 20,.<text:line-break/><text:line-break/>SABBIA<text:line-break/><text:line-break/>Setacciando la sabbia sul pavimento, gli avventurieri<text:line-break/>possono trovare alcuni oggetti scartati (due spuntoni di<text:line-break/>ferro, un otre vuoto, un acciarino con pietra focaia e un<text:line-break/><text:line-break/>paio di pantaloni di taglia adatta a un umano adulto) e un<text:line-break/>oggetto insolito casuale lasciato cadere da un avventuriero<text:line-break/>spaventato. Il DM tira un dado percentuale e consulta la<text:line-break/>tabella “Oggetti Insoliti" nel capitolo 5 del Player's Handbook<text:line-break/><text:soft-page-break/>per determinare di quale oggetto insolito si tratta.<text:line-break/><text:line-break/>SCUDI<text:line-break/><text:line-break/>Sessanta vecchi scudi sono appesi alle pareti. Vanno in<text:line-break/>pezzi non appena qualcuno li disturba in qualche modo.<text:line-break/>Sulla parete dietro a uno degli scudi, qualcuno ha scritto<text:line-break/>col sangue il seguente messaggio in Elfico:<text:line-break/><text:line-break/>Il Mago Folle attende oltre le colonne ornamentali<text:line-break/>E lancia i suoi incantesimi da magici portali.<text:line-break/><text:line-break/>2. SALA DELLE MOLTE COLONNE<text:line-break/><text:line-break/>All’estremità ovest di un corridoio largo 6 metri (area 2a),<text:line-break/>una scalinata scende di 3 metri fino a una sala piena di<text:line-break/>colonne (area 2b). Altre scalinate analoghe scendono fino<text:line-break/>alla stanza da altri tunnel larghi 3 metri che conducono a<text:line-break/>nord, a ovest e a sud.<text:line-break/><text:line-break/>2 A. BASSORILIEVI DEMONIACI<text:line-break/><text:line-break/>Bassorilievi. Ogni sezione di 3 metri della parete ospita un<text:line-break/>recesso a forma di porta alto 2,7 metri, largo 1,2 metri e<text:line-break/>profondo 7,5 cm contente l’imrmagine in bassorilievo di<text:line-break/>un demone. Ogni bassorilievo rappresenta un demone di<text:line-break/>tipo diverso (vedi più sotto).<text:line-break/><text:line-break/>Scheletro. Sul pavimento giace lo scheletro di un kenku, che<text:line-break/>con un braccio sottile indica il bassorilievo di un demone<text:line-break/>nalfeshnee lungo la parete sud (Halaster ha collocato<text:line-break/>lo scheletro in questo modo di proposito per aiutare gli<text:line-break/>avventurieri a trovare la porta segreta dell’area 3).<text:line-break/><text:line-break/>] bassorilievi sulla parete nord dell'area 2a raffigurano<text:line-break/>(da est a ovest) un balor, un barlgura, un chasme, un dretch,<text:line-break/>un glabrezu, un goristro e un hezrou. Î bassorilievi sulla<text:line-break/>parete sud raffigurano (da ovest a est) una marilith, un<text:line-break/>nalfeshnee, un quasit, un demone d'ombra, un vrock e una<text:line-break/>yochlol. Il recesso che ospita il bassorilievo del nalfeshnee<text:line-break/>nasconde una porta segreta che conduce all’area 3. Quello<text:line-break/>che contiene il bassorilievo del dretch nasconde un’altra<text:line-break/>porta segreta che conduce all'area 4. Îl bassorilievo<text:line-break/>del dretch è dotato di due piccoli fori per gli occhi che<text:line-break/>conserntono di spiare sull’altro lato; un personaggio può<text:line-break/>individuarli quando scopre la porta segreta.<text:line-break/><text:line-break/>2B. COLONNE ORNAMENTALI<text:line-break/><text:line-break/>Bugbear. Due bughbear si nascondono dietro alle colonne<text:line-break/>(ogni bugbear è il corpo ospite di un divoracervelli nella<text:line-break/>sua cavità cranica)}.</text:p>
      <text:p text:style-name="P1"/>
      <text:p text:style-name="P1"/>
      <text:p text:style-name="P1"/>
      <text:p text:style-name="P1">@@@ 16 @@@</text:p>
      <text:p text:style-name="P1"/>
      <text:p text:style-name="P1"/>
      <text:p text:style-name="P1"/>
      <text:p text:style-name="P1">Tunnel che<text:line-break/>conduce al<text:line-break/>dungeaon espanso<text:line-break/><text:line-break/>AA<text:line-break/><text:soft-page-break/><text:line-break/>Tunnel che<text:line-break/>conduce al<text:line-break/>dungèeon espanso<text:line-break/><text:line-break/>LI<text:line-break/>i<text:line-break/><text:line-break/>ELS ii<text:line-break/><text:line-break/>i<text:line-break/><text:line-break/>FFT<text:line-break/><text:line-break/>nn<text:line-break/>NL EE<text:line-break/><text:line-break/>u ai i"."'<text:line-break/><text:line-break/>LL<text:line-break/><text:line-break/>-<text:line-break/>&amp; S<text:line-break/>i ‘<text:line-break/>L l e<text:line-break/>1-.-. _<text:line-break/>--l -<text:line-break/>I l<text:line-break/>1I .--<text:line-break/><text:line-break/>a {.<text:line-break/><text:line-break/>i ”<text:line-break/>] "<text:line-break/>- Ì<text:line-break/><text:line-break/>] n<text:line-break/><text:line-break/>= |<text:line-break/><text:line-break/>.-l |<text:line-break/><text:line-break/>" i<text:line-break/><text:line-break/>f a<text:line-break/><text:line-break/>)<text:line-break/><text:line-break/>4]<text:line-break/><text:line-break/>RF FI<text:line-break/><text:line-break/>a<text:line-break/>a '<text:line-break/>L L<text:line-break/><text:line-break/>SA<text:line-break/><text:line-break/>FI<text:line-break/><text:line-break/>n aa<text:line-break/>aa aa aa EEE O<text:line-break/><text:line-break/>Gli avventurieri<text:line-break/><text:soft-page-break/>partono qui<text:line-break/><text:line-break/>.ﬁ.ll'.l'..:'.l'.l.i.l..l s<text:line-break/><text:line-break/>r .I".l’}‘<text:line-break/><text:line-break/>R rg a<text:line-break/>SEEOES<text:line-break/><text:line-break/>CEL<text:line-break/><text:line-break/>i<text:line-break/><text:line-break/>i<text:line-break/><text:line-break/>’<text:line-break/>ESESESEST<text:line-break/><text:line-break/>ai<text:line-break/>a<text:line-break/><text:line-break/>FR<text:line-break/>i,<text:line-break/>a<text:line-break/><text:line-break/>a<text:line-break/>P<text:line-break/>FE SLE<text:line-break/><text:line-break/>L<text:line-break/><text:line-break/>i<text:line-break/><text:line-break/>H I n A i<text:line-break/>Ri i<text:line-break/><text:line-break/>s<text:line-break/><text:line-break/>ù i<text:line-break/>i<text:line-break/>" EL<text:line-break/>’<text:line-break/><text:line-break/>A A A<text:line-break/><text:line-break/>Discasa<text:line-break/>ai livella 2<text:line-break/><text:line-break/>Tunnel che<text:line-break/>1 n—…..-ﬂﬂ-..@—.—n- = 3 metri conduce al<text:line-break/><text:line-break/>dungeon espanso<text:line-break/><text:line-break/>MApNHA 1° IL LiveéLLo DEL DunGEoM<text:line-break/><text:line-break/>LINELLO 11 I LIMNELEO DEL DUNGEON<text:line-break/><text:line-break/>Tunnel che<text:line-break/>conduceé dl<text:line-break/>dungeon espanso</text:p>
      <text:p text:style-name="P1"/>
      <text:p text:style-name="P1"/>
      <text:p text:style-name="P1"/>
      <text:p text:style-name="P1">@@@ 17 @@@</text:p>
      <text:p text:style-name="P1"><text:soft-page-break/></text:p>
      <text:p text:style-name="P1"/>
      <text:p text:style-name="P1"/>
      <text:p text:style-name="P1">Scheletro Serpente. Lo scheletro di un serpente<text:line-break/>stritolatore gigante è arrotolato sulla metà superiore<text:line-break/>della colonna più a nord. Lo scheletro del serpente è<text:line-break/>innocuo e cade a pezzi se disturbato; i pezzi, cadendo a<text:line-break/>terra, fanno rumore.<text:line-break/><text:line-break/>Avvertimento. Lungo la parete sudest, sono state incise<text:line-break/>in Comune le parole “Da questa parte morte certa!”,<text:line-break/>accanto a una freccia che indica l’uscita a sud.<text:line-break/><text:line-break/>I bugbear percepiscono l’arrivo degli avventurieri grazie<text:line-break/>al tratto Individuazione dei Senzienti deéi divoracervelli<text:line-break/>e quindi non possono essere sorpresi. Quando qualche<text:line-break/>intruso si avvicina alla loro area, i bugbear si ritirano nel<text:line-break/>tunnel sud e si recano ad avvertire i goblinoidi nell’area<text:line-break/>23. I bugbear sono al corrente dei pericoli nel tunnel<text:line-break/>ovest (area 21) e li evitano. Se un personaggio possiede<text:line-break/>un punteggio di Saggezza (Percezione) passiva pari o<text:line-break/>superiore alle prove di Destrezza (Furtività) dei bugbear,<text:line-break/>nota i bugbear nascosti o in fuga.<text:line-break/><text:line-break/>Quando un bugbear scende a 0 punti ferita, il<text:line-break/>divoracervelli nel suo cranio si teletrasporta fuori per<text:line-break/>cercare un nuovò corpo ospite.<text:line-break/><text:line-break/>Scomparto Segreto. Ispezionando la colonna più a sud<text:line-break/>è possibile notare una pietra smossa alla sua base. Dietro<text:line-break/>la pietra c'è uno scomparto segreto, i cui contenuti sono già<text:line-break/>stati scoperti e saccheggiati molto tempo fa.<text:line-break/><text:line-break/>3. CAMERA INCLINATA<text:line-break/><text:line-break/>Una porta segreta si apre per rivelare un vuoto cubicolo<text:line-break/>quadrato con lato di 3 metri, da cui parte un tunnel largo<text:line-break/>1,5 metri di pietra grezza, I] tunnel scende gradualmente<text:line-break/>fino a giungere in una camera che puzza di fognatura e<text:line-break/>contiene gli elementi seguenti:<text:line-break/><text:line-break/>Allagamento. I] pavimento della stanza è inclinato: il suo lato<text:line-break/>ovest si trova a 1,8 metri più in basso rispetto all’estremità<text:line-break/>est. Il pavimento è coperto da acqua di fogna che sul lato est<text:line-break/>arriva a malapena a lambire la parete, ma si fa più profonda<text:line-break/>di 30 cm per ogni 3 metri procedendo verso ovest.<text:line-break/><text:line-break/>Statua. Una larga alcova lungo la parete nord ospita la<text:line-break/>statua a grandezza naturale di un sahuagin, sommerso<text:line-break/>fino al petto dall’acqua di fogna. La statua emana<text:line-break/>un debole bagliore violaceo, la testa è stata girata<text:line-break/>completamente all’indietro e una delle braccia è stata<text:line-break/>spezzata e non è visibile da nessuna parte.<text:line-break/><text:line-break/>Melma. Una melma grigia psichica si annida nell’acqua<text:line-break/>torbida a nord della statua (finché rimane sott’acqua è<text:line-break/>invisibile).<text:line-break/><text:line-break/>La melma usa l’opzione di azione Stritolamento Psichico<text:line-break/>(vedi il riquadro “Variante: Melma Grigia Psichica” alla<text:line-break/>voce “Melma” del Monster Manual) per attaccare chiunque<text:line-break/>si avvicini alla statua.<text:line-break/><text:line-break/>STATUA<text:line-break/><text:soft-page-break/><text:line-break/>L'aura violacea attorno alla statua del sahuagin è innocua,<text:line-break/>ed è sufficiente lanciare dissolvi magie sulla statua<text:line-break/><text:line-break/>per rimuoverla. Il braccio della statua si è rotto molto<text:line-break/>tempo fa e ora giace vicino alla parete ovest, immerso<text:line-break/>nell’acqua torbida.<text:line-break/><text:line-break/>La testa della statua è cava: due fori si aprono al posto<text:line-break/>degli occhi e un foro più grande nella bocca zannuta.<text:line-break/>Un'ulteriore ispezione rivela che il collo è un aggancio a<text:line-break/>vite e che la testa può essere rimossa. Gli avventurieri<text:line-break/>precedenti erano riusciti a svitarla per metà prima di<text:line-break/>essere messi in fuga dalla melma grigia, Una volta svitata<text:line-break/>e rimossa la testa, è possibile accedere a uno scomparto<text:line-break/>nascosto e annerito nel collo della statua, che contiene la<text:line-break/>cera fusa delle candele usate per illuminare la testa della<text:line-break/>statua come se fosse una zucca intagliata.<text:line-break/><text:line-break/>CIVELLO 1| IL LINVELLO DEL DUNGEON<text:line-break/><text:line-break/>ACQUA<text:line-break/><text:line-break/>L'acqua filtra tra le crepe del soffitto dell'alcova, cola lungo<text:line-break/>Îe pareti e si accumula sul [ato ovest della stanza prima di<text:line-break/>riversarsi lentamente fuori attraverso una serie di piccole<text:line-break/>crepe sul pavimento. L’acqua è tiepida e non è buona da<text:line-break/>bere, a meno che qualcuno non lanci un incantesimo<text:line-break/>purificare cibo e bevande su di essa.<text:line-break/><text:line-break/>4. A SPADA TRATTA<text:line-break/><text:line-break/>La Spada nel Manichino. Un manichino per armature di<text:line-break/>legno è stato collocato al centro della stanza. Una spada<text:line-break/>lunga che emana un debole bagliore luminoso è stata<text:line-break/>piarntata nel suo petto. Ai piedi del manichino giacciono<text:line-break/>i resti scheletrici di una mano, circondati da chiazze di<text:line-break/>sangue essiccato.<text:line-break/><text:line-break/>Voci Remote. Di tanto in tanto nella stanza echeggiano<text:line-break/>alcune voci remote, provenienti da condotti lunghi 25 cm e<text:line-break/>larghi la metà installati sul soffitto (vedi “Echi” più sotto).<text:line-break/><text:line-break/>Porta Segreta. Una porta segreta che conduce a sud è ben<text:line-break/>visibile da questo lato (non è richiesta alcuna prova di<text:line-break/>caratteristica). Su di essa si aprono due fori per gli occhi<text:line-break/>all’altezza di 1,5 metri per consentire a una creatura di<text:line-break/>sbirciare nell’area 2a sull'altro lato.<text:line-break/><text:line-break/>La spada lunga può essere facilinente rimossa dal<text:line-break/>manichino per armature, senza dover effettuare alcuna<text:line-break/>prova di caratteristica. Un incantesimo individuazione<text:line-break/>del magico rivela che la spada è magica. L'arma proietta<text:line-break/>luce fioca in un raggio di 3 metri, ma racchiude anche una<text:line-break/>maledizione che impedisce al suo possessore di lasciarla<text:line-break/>cadere, Se la spada viene strappata alla presa del suo<text:line-break/>possessore, si teletrasporta immediatamente nella sua<text:line-break/>mano. È possibile porre fine alla maledizione lanciando un<text:line-break/>incantesimo rimuovi maledizione o usando una magia simile<text:line-break/>sul possessore della spada, oppure amputando la mano<text:line-break/>che impugna l’arma. La mano scheletrica sul pavimento<text:line-break/>apparteneva all’orco che impugnò la spada per ultimo.<text:line-break/><text:line-break/>ECHI<text:line-break/><text:soft-page-break/><text:line-break/>I condotti di ventilazione sul soffitto sono collegati agli<text:line-break/>scantinati di vari negozi nella città soprastante. Questi<text:line-break/>condotti diffondono le voci provenienti da Waterdeéep, ma i<text:line-break/>suoni sono talmente distorti che le parole che provengono<text:line-break/>da un'estremità risultano indecifrabili all’estremità opposta.<text:line-break/>Se le griglie che coprono i condotti di ventilazione vengono<text:line-break/>rimosse, una creatura Minuscola o gassosa può strisciare<text:line-break/>all’interno di un condotto e fuggire da Sottomonte.<text:line-break/><text:line-break/>5. NASCONDIGLIO DEI GRELL<text:line-break/><text:line-break/>Un lungo corridoio sfocia in una stanza quadrata con lato<text:line-break/>di 15 metri, dove si ergono cinque colonne fatte di ossa<text:line-break/>umanoidi cementate assieme e dipinte di nero. Due grell<text:line-break/>fluttuano in altrettante alcove separate a nord e a est. Il<text:line-break/>pavimento delle alcove è disseminato delle ossa rosicchiate<text:line-break/>dei loro pasti passati (per lo più goblin e grick).<text:line-break/><text:line-break/>Le alcove e le colonne nere forniscono copertura ai grell.<text:line-break/>Quando i personaggi giungono nella stanza, possono avvistare<text:line-break/>uno o entrambi i grell se effettuano con successo una prova<text:line-break/>contesa di Saggezza (Percezione) contro le prove di Destrezza<text:line-break/>(Furtività) dei mostri. I grel]l sono affamnati e danno la caccia<text:line-break/>senza tregua alle prede in fuga. Non possiedono alcun tesoro.<text:line-break/><text:line-break/>6. POSTAZIONE DI<text:line-break/>GUARDIA DEI BECCHINI<text:line-break/><text:line-break/>Alcuni membri della banda dei Becchini si sono stabiliti in<text:line-break/>quest'area, mantenendo i loro travestimenti da vampiri. Se<text:line-break/>il bandito che teneva d'occhio l'area 1 attraverso la porta</text:p>
      <text:p text:style-name="P1"/>
      <text:p text:style-name="P1"/>
      <text:p text:style-name="P1"/>
      <text:p text:style-name="P1">@@@ 18 @@@</text:p>
      <text:p text:style-name="P1"/>
      <text:p text:style-name="P1"/>
      <text:p text:style-name="P1"/>
      <text:p text:style-name="P1">segreta si è rifugiato quaggiù portando la notizia dell'arrivo<text:line-break/>degli avventurieri, quell'individuo va aggiunto alle forze<text:line-break/>schierate in quest’area (un capo dei banditi, sei banditi e<text:line-break/>due doppelganger). Una volta messe in allarme, queste forze<text:line-break/>si radunano nell'area 6a e aspettano che gli avventurieri<text:line-break/>arrivino, in modo da poter estorcere loro del denaro.<text:line-break/><text:line-break/>6A. SALA DEI TRE NOBILI<text:line-break/><text:line-break/>Statue. Questa stanza ospita tre statue alte 1,8 metri,<text:line-break/>piazzate su piedistalli di pietra e rivolte verso est, che<text:line-break/>raffigurano dei nobili di Waterdeep nelle loro armature<text:line-break/>complete da cerimonia.<text:line-break/><text:line-break/>Ossa e Bastone Spezzato. Alla base della statua centrale<text:line-break/>giacciono le ossa di un hobgoblin defunto da tempo e un<text:line-break/>bastone di legno bianco spezzato in due.<text:line-break/><text:line-break/>Sulla base di ogni statua è inciso un nome: Elyndraun<text:line-break/>(statua sud), Ruathyndar (statua centrale) e Onthalass<text:line-break/>(statua nord). Questi nomi sono stati cancellati col gesso;<text:line-break/>al di sotto di ogni nome, è stato aggiunto un nuovo nome in<text:line-break/>Goblin: rispettivamente Fondoschiena Puzzolente, Teschio<text:line-break/>Stupido e Nato Sdentato,<text:line-break/><text:line-break/><text:soft-page-break/>Un incantesimo individuazione del magico rivela dei<text:line-break/>deboli rimasugli di magia in entrambi i framrmenti del<text:line-break/>bastone, che può essere riparato con un trucchetto<text:line-break/>riparare. La prima volta che il bastone intatto viene<text:line-break/>impugnato, lancia un gemito: “Ajuto! Ladro! Criminale!”,<text:line-break/>prima che la sua magia svanisca per sempre. Se il gemito<text:line-break/>è lanciato in quest'area, le creature nelle aree 6b e 6c<text:line-break/>serntono il rumore e accorrono per indagare.<text:line-break/><text:line-break/>6B. PORTA SEGRETA MANOMESSA<text:line-break/><text:line-break/>Contro il lato ovest di questa porta segreta, è stata collocata<text:line-break/>una pila di vecchi vassoi di ceramica che non è possibile<text:line-break/>notare dal lato opposto. I vassoi cadono e si rompono<text:line-break/>quando qualcuno apre la porta, mettendo in guardia gli<text:line-break/>eventuali banditi presenti nelle aree 6a, 6c e 6d.<text:line-break/><text:line-break/>6C. CAMERA DI UKTARL<text:line-break/><text:line-break/>Banditi. Se gli avventurieri non li hanno già incontrati<text:line-break/>altrove, quattro membri dei Becchini se ne stanno seduti<text:line-break/>attorno a un decrepito tavolo di legno accanto alla porta:<text:line-break/>sono Uktarl Krannoc (NM capo dei banditi umano con<text:line-break/>Intrattenere +4), due banditi umani e un doppelganger,<text:line-break/>tutti camuffati da vampiri. Giocano a carte usando un<text:line-break/>mazzo truccato che Uktarl si porta dietro da tempo e<text:line-break/>ognuno ha davanti a sé una pila di monete.<text:line-break/><text:line-break/>Bassorilievo. L'intera parete nord è occupata da un vasto<text:line-break/>bassorilievo di pietra che raffigura un'erta montagna<text:line-break/>vuota all'’interno, dove si aprono varie caverne contenenti<text:line-break/>minuscole statuette scolpite di nani. Da dietro la<text:line-break/>montagna, alcuni raggi scintillanti di luce solare scavati<text:line-break/>nella pietra si diramano verso i bordi della parete.<text:line-break/><text:line-break/>Vasca. Sotto il bassorilievo della montagna, è stata scavata<text:line-break/>nel pavimento una grossa vasca di pietra lunga 2,4 metri,<text:line-break/>larga 1,2 metri e profonda 60 centimetri.<text:line-break/><text:line-break/>Uktarl si diverte a mentire e a barare al gioco e non esita<text:line-break/>a incolpare gli altri per le sue mancanze come capo. Se<text:line-break/>subisce danni o se vede cadere uno dei suoi sottoposti,<text:line-break/>cede alla codardia e corre a rifugiarsi nell’area 7. Gli altri<text:line-break/>fuggono nell’area 8 e si uniscono agli eventuali banditi<text:line-break/>rimasti in quella stanza.<text:line-break/><text:line-break/>Se un personaggio ispeziona il bassorilievo di pietra ed<text:line-break/>effettua con successo una prova di Saggezza (FPercezione)<text:line-break/>con CD 13, scopre che la statuetta di un nano è la parte<text:line-break/>superiore di una chiave di pietra infilata in una cavità per<text:line-break/>nasconderne i denti, La chiave può facilmente essere rimossa<text:line-break/>dal bassorilievo e usata per aprire lo scrigno di pietra nell’area<text:line-break/>14b. I banditi ignorano la presenza della chiave.<text:line-break/><text:line-break/>Uktarl custodisce il suo giaciglio nella vasca di pietra,<text:line-break/>assieme a un set di arnesi da scasso e refurtiva sufficiente a<text:line-break/>compaorre una dotazione da esploratore.<text:line-break/><text:line-break/>Tesoro. Le pile di monete sul tavolo ammontano a<text:line-break/>urn totale di 220 mr, 91 ma e 55 mo, con l'aggiunta di un<text:line-break/>anello d’argento (25 mo) su cui sono incisi i simboli nanici<text:line-break/>comunemente associati alla fertilità e alla potenza sessuale.<text:line-break/><text:line-break/>6D. DORMITORI<text:line-break/><text:soft-page-break/><text:line-break/>Mobili. Otto giacigli sono stati stesi sul pavimento. La<text:line-break/>camera è illuminata da due lanterne a olio malridotte e<text:line-break/>arrugginite, anch'esse poggiate sul pavimento.<text:line-break/><text:line-break/>Banditi. Se non sono già stati incontrati altrove, quattro<text:line-break/>banditi umani dormono sui giacigli. Un doppelganger<text:line-break/>sta seduto su un altro giaciglio a fare la guardia.<text:line-break/><text:line-break/>Tesoro. Ogni bandito porta 1d6 mo in un borsello. Il<text:line-break/>doppelganger si disinteressa dei tesori e non possiede<text:line-break/>niente di valore.<text:line-break/><text:line-break/>7. RIFUGIO DEI VAMPIRI<text:line-break/><text:line-break/>Queste camere urn tempo erano la tana di un vero vampiro.<text:line-break/>Ora i Becchini usano la cripta per nascondersi da quegli<text:line-break/>abitanti del dungeon che non sono in grado di rapinare<text:line-break/><text:line-break/>o uccidere.<text:line-break/><text:line-break/>Se un personaggio trova la porta segreta che conduce a<text:line-break/>quest'area, vi nota un foro di 2,5 emn scavato a pochi centimetri<text:line-break/>dal pavimento. Un tempo quel foro serviva all’antico vampiro<text:line-break/>per entrare e uscire dalla sua tana in forma gassosa.<text:line-break/><text:line-break/>7A. SALA DELLA RITIRATA<text:line-break/><text:line-break/>Se Uktarl (area 6) e Harria (area 8) sono costretti a ritirarsi<text:line-break/>in questa sala, si difendono fino all’ultimo, pur continuando<text:line-break/>a rimproverarsi a vicenda le loro mancanze. Questa sala<text:line-break/>presenta i seguenti elementi:<text:line-break/><text:line-break/>Giacigli. Circa dodici giacigli vuoti giacciono sparpagliati<text:line-break/>sul pavimento polveroso.<text:line-break/><text:line-break/>Affreschi. Alcuni affreschi sbiaditi che decorano le pareti<text:line-break/>raffigurano paesani e contadini terrorizzati da un<text:line-break/>pipistrello gigante.<text:line-break/><text:line-break/>7B. CRIPTA<text:line-break/><text:line-break/>Quest'’area contiene una bara di legno ricoperta di<text:line-break/>ragnatele, adagiata su un blocco di pietra grigia alto 60 cm.<text:line-break/>La bara è intatta e presenta un vistoso foro del diametro<text:line-break/><text:line-break/>di 2,5 cm sul pannello del lato dei piedi. Îl coperchio della<text:line-break/>bara non è chiuso a chiave.<text:line-break/><text:line-break/>Sul fondo della bara è presente un sottile strato di terriccio<text:line-break/>appiattito, cosa che lascia credere che una creatura abbia<text:line-break/>dormito al suo interno, Sul terriccio è stata lasciata una fiala<text:line-break/>di acqua santa, ma per 1l resto, la bara è vuota.<text:line-break/><text:line-break/>8. QUARTIER GENERALE DEI BANDITI<text:line-break/><text:line-break/>Quest'area è dominata da una sala del trono (area 8a).<text:line-break/>Le camere laterali (le aree 8b e &amp;c) fungono da base per<text:line-break/>i membri dei Becchini, che indagano sui rumori forti<text:line-break/>provenienti dalla sala del trono.<text:line-break/><text:line-break/>A. SALA DEL TRONO DI OSSA<text:line-break/><text:line-break/>Viverna Morta. Al centro della stanza giacciono le ossa,<text:line-break/><text:soft-page-break/><text:line-break/>il teschio, i brandelli di ali membranose e il pungiglione<text:line-break/>di una viverna, mescolati a vari frammenti di cristallo<text:line-break/>trasparente.<text:line-break/><text:line-break/>Trono. L’estremità sud di questa stanza dal soffitto a volta alto<text:line-break/>poco più di 20 metri è occupata da scalini di marmo che<text:line-break/>formano un podio, sul quale si erge un grosso trono dall’alto<text:line-break/>schienale, fatto di ossa sbiancate e intrecciate. Le ossa di<text:line-break/><text:line-break/>ILTIVELLO 1| IL LIVELLO DEL DUNGEON</text:p>
      <text:p text:style-name="P1"/>
      <text:p text:style-name="P1"/>
      <text:p text:style-name="P1"/>
      <text:p text:style-name="P1">@@@ 19 @@@</text:p>
      <text:p text:style-name="P1"/>
      <text:p text:style-name="P1"/>
      <text:p text:style-name="P1"/>
      <text:p text:style-name="P1">entrambi i braccioli del trono sono scolpite per raffigurare<text:line-break/><text:line-break/>un serpente zannuto (vedi “Trono di Ossa” più sotto).<text:line-break/>Sostegni per Torce. Dalle pareti spuntano vari sostegni per<text:line-break/><text:line-break/>torce fatti di bronzo scolorito e scanalato, ma sono vuoti.<text:line-break/><text:line-break/>Halaster aveva intrappolato la viverna in una sfera di<text:line-break/>cristallo fluttuante e l'aveva lasciata qui come guardiana,<text:line-break/>ma alcuni avventurieri liberarono e uccisero la creatura<text:line-break/>molto tempo fa. l resti della viverna giacciono tra i<text:line-break/>frammenti della sua prigione cristallina.<text:line-break/><text:line-break/>Trono di Ossa. Îl trono è resistente a tutti i danni. Il<text:line-break/>suo cuscino di velluto funge da coperchio su cardini di<text:line-break/>uno scomparto segreto, che però è vuoto. Qualsiasi tesoro<text:line-break/>fosse nascosto nello scomparto, è stato trafugato da altri<text:line-break/>avventurieri molto tempo fa.<text:line-break/><text:line-break/>] braccioli a forma di serpente del trono si animano<text:line-break/>magicamente e mordono chiunque si sieda sul trono o sollevi<text:line-break/>il coperchio del sedile. Ogni serpente effettua un singolo<text:line-break/>attacco con arma da mischia (+8 al tiro per colpire) e infligge 3<text:line-break/>(1d4 + 1) danni perforanti se colpisce. Ogni creatura morsa da<text:line-break/>un serpente deve effettuare tn tiro salvezza su Costituzione<text:line-break/>con CD 13; se fallisce, subisce 24 (7d6) danni da veleno,<text:line-break/>mentre se lo supera, subisce la metà di quei danni. Dopo che<text:line-break/>ogni serpente ha effettuato un attacco, i braccioli tornano alla<text:line-break/>loro forma inanimata finché qualcuno non li innesca di nuovo.<text:line-break/><text:line-break/>EB. CAMERA DI HARRIA<text:line-break/><text:line-break/>Capo dei Banditi. A meno che non sia svegliata da qualche<text:line-break/>rumore forte, Harria Valashtar (NM capo dei banditi<text:line-break/>umana Con Intrattenere +4) dorme su una brandina lungo<text:line-break/>la parete sud. È camuffata da vampira, ma non indossa le<text:line-break/>zanne finte quando dorme.<text:line-break/><text:line-break/>Golem. Un golem di carne sotto il controllo di Harria<text:line-break/>monta la guardia al centro della stanza,<text:line-break/><text:line-break/>Mobili. Îl resto dell'arredamento include una lanterna<text:line-break/>accesa, poggiata su un baule di legno decorato con<text:line-break/>immagini di clown, un tappeto circolare sfilacciato e<text:line-break/>un paravento di legno. Il baule non è chiuso a chiave e<text:line-break/>contiene dei trucchi per il camuffamento, nonché una<text:line-break/><text:soft-page-break/>piccola collezione di costumi e accessori di scena.<text:line-break/><text:line-break/>Harria è una giovane donna avida, infida e vendicativa<text:line-break/>che si considera l'attrice e la cantante più sottovalutata del<text:line-break/>mondo. Non è in grado di controllare il golem una volta che<text:line-break/>quest'ultimo è entrato in berserk e si ritira nell'area 7 se le<text:line-break/>cose si mettono male.<text:line-break/><text:line-break/>OC. MAESTRI DEI TRAVESTIMENTI<text:line-break/><text:line-break/>FBanditi. Cingque banditi umani (membri dei Becchini e<text:line-break/>tutti travestiti da vampiri) e un doppelganger (a sua volta<text:line-break/>travestito per apparire come un sesto vampiro umano)<text:line-break/>siedono attorno a un lungo tavolo di pietra.<text:line-break/><text:line-break/>Lanterne. Due lanterne a olio accese pendono da una<text:line-break/>catena appesa sopra il tavolo.<text:line-break/><text:line-break/>Scorte. Sul tavolo ci sono tre trucchi per il camuffamento e<text:line-break/>tre zaini. Ogni zaino contiene razioni per 11 giorni.<text:line-break/><text:line-break/>Î banditi e il doppelganger, spacciandosi per vampiri,<text:line-break/>cercano di estorcere denaro agli avventurieri di passaggio.<text:line-break/>Se questo non funziona, attaccano gli intrusi finché non<text:line-break/>risulta chiaro che non ne sono all'altezza, nel qual caso<text:line-break/>fuggono nell’area 6 in cerca di rinforzi.<text:line-break/><text:line-break/>Tesoro. Ogni bandito porta 1d6 mo in un borsello. Il<text:line-break/>doppelganger possiede un borsello simile e in più una<text:line-break/>gemma occhio di tigre (10 mo) nascosta nello stivale.<text:line-break/><text:line-break/>9. SALE SACCHEGGIATE<text:line-break/><text:line-break/>Questo angolo del dungeon non è molto trafficato, anche se<text:line-break/>in passato è stato saccheggiato da altri avventurieri.<text:line-break/><text:line-break/>LIVELLO 1| IL LIVELLO DEL DUNGEON<text:line-break/><text:line-break/>9A. COLONNATO<text:line-break/><text:line-break/>Colonne. Sei colonne, sulla cui superficie si aprono<text:line-break/>numerosi piccoli incavi, sono disposte lungo tutto il<text:line-break/>corridoio (gli incavi ospitavano delle gemme, che sono<text:line-break/>state trafugate molto tempo fa).<text:line-break/><text:line-break/>Alcova. In un'alcova nell'angolo nordovest sono stati<text:line-break/>accumulati i pezzi di un'armatura arrugginita (ciò che<text:line-break/>resta di un’armatura animata che fu distrutta anni fa da<text:line-break/>un gruppo di avventurieri).<text:line-break/><text:line-break/>9B. CADAVERE PUTREFATTO<text:line-break/><text:line-break/>Îl cadavere infestato dai vermi di un umano giace riverso a<text:line-break/>faccia in giù sul pavimento accanto a una scimitarra, una<text:line-break/>balestra leggera e un borsello abbandonati.<text:line-break/><text:line-break/>Nel corso di una battaglia per ripulire l’area 12 dai ragni<text:line-break/>giganti che la infestavano, i Becchini hanno perso uno dei<text:line-break/>loro uomini e hanno lasciato il cadavere qui a marcire. Una<text:line-break/>prova di Saggezza (Medicina) con CD 10 effettuata con<text:line-break/>successo rivela che il bandito è morto a causa di vari morsi<text:line-break/>di ragno e del veleno inoculato con quei morsi. L'armatura<text:line-break/>di cuoio del bandito è squarciata in molti punti, ma le sue<text:line-break/>armi sono intatte. Il borsello è vuoto.<text:line-break/><text:soft-page-break/><text:line-break/>10. CUBICOLO DEI TESCHI<text:line-break/><text:line-break/>Quando Îa porta di questa stanza quadrata con lato di<text:line-break/><text:line-break/>3 metri viene aperta, un cumulo di teschi si riversa nel<text:line-break/>corridoio. L'intera stanza è piena fino al soffitto dei teschi<text:line-break/>di avventurieri e altri umanoidi che hanno messo i bastoni<text:line-break/>tra le ruote ad Halaster. Migliaia di teschi sono stati<text:line-break/>accumulati qui; Sono innocui, anche se piuttosto macabri. Il<text:line-break/>cubicolo non contiene altro.<text:line-break/><text:line-break/>]]. STANZA DEI SEGRETI<text:line-break/><text:line-break/>Elmo. Un elmo di rame verde con una visiera protettiva<text:line-break/>giace a terra, ricoperto di ragnateleé.<text:line-break/><text:line-break/>Trono. Contro la parete di fondo, su un piedistallo di<text:line-break/>marmo, si erge un esile trono fatto a sua volta di rame<text:line-break/>verdastro e ricoperto di ragnatele.<text:line-break/><text:line-break/>Tesoro. Non c'è niente di particolare nel trono o<text:line-break/>nell'elmo di rame e nessuno dei due oggetti viene rilevato<text:line-break/>come magico. Se però un personaggio indossa l’elmo<text:line-break/>mentre si siede sul trono, uno scomparto a forma di tubo<text:line-break/>si apre sul soffitto soprastante e una bacchetta dei segreti<text:line-break/>cade sulla testa del personaggio (convenientemente<text:line-break/>protetta dall’eIlmo).<text:line-break/><text:line-break/>12. CORRIDOIO DEGLI ERroI<text:line-break/><text:line-break/>Statue. Alcune statue di granito a grandezza naturale<text:line-break/>di guerrieri umani sono state collocate su due file di<text:line-break/>piedistalli disposti lungo tutto il corridoio e rivolte verso<text:line-break/>l'interno.<text:line-break/><text:line-break/>Soffitto con Ragnatele. Il soffitto di questo lungo corridoio<text:line-break/>è alto 6 metri, arcuato e leggermente oscurato da un fitto<text:line-break/>strato di ragnatele.<text:line-break/><text:line-break/>Ragni Morti. Tre ragni giganti giacciono morti in vari punti<text:line-break/>del corridoio, crivellati da numerosi quadrelli di balestra<text:line-break/>(sono stati i Becchini a ucciderli).<text:line-break/><text:line-break/>Îl corridoio contiene trentotto statue, disposte su due<text:line-break/>file da diciannove l'una. I nomi sui piedistalli sono stati<text:line-break/>scheggiati o rovinati da tempo, come anche molte delle<text:line-break/>loro fattezze.<text:line-break/><text:line-break/>PORTA EST<text:line-break/><text:line-break/>Halaster ha collocato una runa antica (vedi “Rune Antiche”<text:line-break/>a pagina 12) sulla doppia porta che conduce all'area 16,<text:line-break/>regolandola per innescarsi quando la porta si apre. Il</text:p>
      <text:p text:style-name="P1"/>
      <text:p text:style-name="P1"/>
      <text:p text:style-name="P1"/>
      <text:p text:style-name="P1">@@@ 20 @@@</text:p>
      <text:p text:style-name="P1"/>
      <text:p text:style-name="P1"/>
      <text:p text:style-name="P1"/>
      <text:p text:style-name="P1">_ "<text:line-break/><text:line-break/>DM pesca una carta dal Mazzo delle Rune Antiche per<text:line-break/><text:soft-page-break/>determinare quale runa appare. La runa antica bersaglia<text:line-break/>una creatura casuale che si trovi in questo corridoio entro<text:line-break/><text:line-break/>18 metri dalla doppia porta.<text:line-break/><text:line-break/>JS: STANZA VUOTA<text:line-break/><text:line-break/>Questo corridoio termina con una porta che conduce a<text:line-break/>una stanza vuota quadrata con lato di 3 metri. Un effetto<text:line-break/>regionale potrebbe manifestarsi in questa stanza o nel<text:line-break/>corridoio esterno, a discrezione del DM (vedi “La Tana di<text:line-break/>Halaster” a pagina 311).<text:line-break/><text:line-break/>]4. LA PICCOLA SEGRETA<text:line-break/>DEGLI ORRORI<text:line-break/><text:line-break/>Halaster ha collocato alcune brutte sorprese in questo<text:line-break/>angolo del dungeon.<text:line-break/><text:line-break/>14A. TUNNEL IN PENDENZA<text:line-break/><text:line-break/>Questa stanza è vuota. Il tunnel a nord scende<text:line-break/>gradualmente di 6 metri fino ad arrivare all’area 14b.<text:line-break/><text:line-break/>14B. IL CUORE NELLO SCRIGNO<text:line-break/><text:line-break/>Acido. Il soffitto a cupola della stanza è alto 4,5 metri ai<text:line-break/>bordi e 9 metri al centro. La cupola è piena di acido<text:line-break/>sfrigolante che sfida la gravità e fluttua a 4,5 metri dal<text:line-break/>pavimento.<text:line-break/><text:line-break/>Statua. Una statua alta 2,4 metri che raffigura un mostro<text:line-break/>acquatico a quattro braccia (un sahuagin barone<text:line-break/>pietrificato e privo di tridente) si erge al centro della<text:line-break/>stanza, rivolto verso nord. Tra le mani palmate stringe<text:line-break/>uno scrigno di pietra quadrato con lato di 30 cm, dotato<text:line-break/>di coperchio e serratura (vedi “Scrigno” più sotto).<text:line-break/><text:line-break/>Porta Segreta. All'estremità nord della parete est è situata<text:line-break/>una porta segreta.<text:line-break/><text:line-break/>L’acido che fluttua nella cupola che sovrasta l’area è<text:line-break/>mantenuto in aria magicamente. Chi apre lo scrigno senza<text:line-break/>usare la chiave giusta farà cadere l’acido. Quando l’acido<text:line-break/>cade, ogni creatura nella stanza subisce 11 (2d10) danni<text:line-break/>da acido. Ogni creatura che inizia il suo turno nell'acido<text:line-break/>subisce di nuovo gli stessi danni. L'acido inonda la stanza<text:line-break/>per una profondità di 1,5 metri e si riversa per 12 metri<text:line-break/>nel corridoio che riconduce all’area 14a, prima di defluire<text:line-break/>lentamente attraverso minuscoli fori nel pavimento,<text:line-break/>diminuendo la profondità di 30 cm ogni minuto.<text:line-break/><text:line-break/>Scrigno. È possibile aprire la serratura e il coperchio<text:line-break/>dello scrigno fintanto che la statua lo sorregge. Per<text:line-break/>strappare lo scrigno dalle mani della statua, è necessario<text:line-break/>effettuare con successo una prova di Forza (Atletica) con<text:line-break/>CD 20, ma così facendo 1il sahuagin barone pietrificato si<text:line-break/>ritrasformerà in carne e attaccherà usando zanne e artigli.<text:line-break/><text:line-break/>La chiave dello scrigno è nascosta nell'area 6c. Lo<text:line-break/>scrigno può essere aperto anche con un incantesimo<text:line-break/>sScassinare, oppure usando gli arnesi da scasso ed<text:line-break/>effettuando con successo una prova di Destrezza con<text:line-break/>CD 15. L’apertura dello scrigno senza la chiave apposita,<text:line-break/><text:soft-page-break/>tuttavia, farà cadere la massa di acido.<text:line-break/><text:line-break/>Lo scrigno è rivestito internamente di sottili lamine di<text:line-break/>piombo per respingere certe forme di magia di divinazione,<text:line-break/>tra cui l'incantesimo individuazione del magico. Nello<text:line-break/>scrigno è custodito il cuore essiccato e avvizzito di<text:line-break/>un tiefling mago (vedi l’area 24b). Un incantesimo<text:line-break/>individuazione del magico rivela un'aura magica di<text:line-break/>necromanzia attorno al cuore e un incantesimo identificare<text:line-break/>O una magia analoga rivela le sue proprietà magiche. Una<text:line-break/>creatura il cui corpo sia dotato di un cuore può entrare in<text:line-break/>sintonia con il cuore avvizzito come se fosse un oggetto<text:line-break/><text:line-break/>magico. Quando lo fa, il cuore avvizzito si scambia di posto<text:line-break/>con il cuore vivente della creatura in sintonia, uccidendola<text:line-break/>all'istante. Poi il cuore vivente della creatura avvizzisce,<text:line-break/>muore e ottiene le stesse proprietà del cuore del tiefling,<text:line-break/>che gli consentono di essere tramandato allo stesso modo.<text:line-break/><text:line-break/>]4C. STANZA SEGRETA<text:line-break/>Questa stanza quadrata con lato di 3 metri è vuota.<text:line-break/><text:line-break/>15. ARMERIA<text:line-break/><text:line-break/>Rastrelliere. Questa stanza contiene lunghe file di vecchie<text:line-break/>rastrelliere per armi ricoperte di ragnatele, molte delle<text:line-break/>quali sono crolltate sotto il loro stesso peso.<text:line-break/><text:line-break/>Ascia. Sulla porta della parete sud è piantata un'ascia.<text:line-break/><text:line-break/>Sebbene la sua presenza possa essere scambiata per<text:line-break/>un avvertimento, l'ascia è un'arma comune e non significa<text:line-break/>nulla. Può facilmente essere staccata dalla porta.<text:line-break/><text:line-break/>CAMERA SUD<text:line-break/><text:line-break/>Dietro la porta su cui è piantata l'ascia, si trova una stanza<text:line-break/>quadrata con lato di 3 metri con una mola di pietra spessa<text:line-break/>30 cm e del diametro di 1,5 metri, incassata nel pavimento.<text:line-break/>Un tempo, premendo un pedale di pietra, la ruota iniziava a<text:line-break/>girare, ma i meccanismi sotto il pavimento si sono grippati<text:line-break/>col passare del tempo e la ruota non si muove più.<text:line-break/><text:line-break/>16. COVO DELLE MANTICORE<text:line-break/><text:line-break/>Manticore. Îre manticore hanno fatto la tana in<text:line-break/>quest’area, Attaccano immediatamente chiunque non sia<text:line-break/>Halaster o il suo “troll del cibo” (vedi l’area 18).<text:line-break/><text:line-break/>Giacigli Improvvisati. Tre grossi cumutli di tende e arazzi<text:line-break/>sporchi e strappati, mescolati a ossa di umanoidi e<text:line-break/>frammenti di pietra, fungono da giacigli per le manticore.<text:line-break/><text:line-break/>Occhio Scrutatore. Se i personaggi se ne vanno dopo<text:line-break/>avere ucciso le manticore e poi tornano, trovano uno<text:line-break/>degli occhi scrutatori di Halaster che fluttua al centro<text:line-break/>della stanza (vedi “La Tana di Halaster” a pagina 311).<text:line-break/>L’occhio studia i personaggi per un minuto o due, prima<text:line-break/>di scomparire senza emettere alcun rumore.<text:line-break/><text:line-break/>TeEsoro<text:line-break/><text:line-break/>Frugando tra i nidi delle manticore è possibile trovare<text:line-break/><text:line-break/><text:soft-page-break/>gli oggetti seguenti: un giaco di maglia, un mazzafrusto,<text:line-break/>un flauto di legno (2 mo), un borsello contenente 14 ma e<text:line-break/>29 mr, un borsello con 21 mo e una collana d’argento con<text:line-break/>un pendente di eliotropia (250 mo).<text:line-break/><text:line-break/>17. TEMPIO DI PIETRA AFFOLLATO<text:line-break/><text:line-break/>Un ampio atrio (area 17a) conduce fino a un tempio<text:line-break/>profanato che assomiglia più a una tomba (area 17b).<text:line-break/><text:line-break/>17A. ATRIO<text:line-break/><text:line-break/>Î] cadavere essiccato di un basilisco particolarmente<text:line-break/>grande giace riverso sulla schiena al centro della stanza,<text:line-break/>con la lingua avvizzita che ancora pende tra i denti e tutte<text:line-break/>e sei le zampe protese verso il soffitto. Una delle zampe<text:line-break/>artigliate stringe un globo trasparente.<text:line-break/><text:line-break/>Tl basilisco è stato ucciso da un gruppo precedente di<text:line-break/>avventurieri e lasciato sul posto. Chiunque ispezioni il<text:line-break/>cadavere apprende che il basilisco è morto a seguito di<text:line-break/>una serie di ferite inferte da armi e incantesimi distruttivi<text:line-break/>di vario tipo. All'interno del cadavere si annidano due<text:line-break/>millepiedi giganti. Se il basilisco viene disturbato in<text:line-break/>qualsiasi modo, i millepiedi escono e attaccano la creatura<text:line-break/>più vicina.<text:line-break/><text:line-break/>LTIVELLO 1] IL LINVELLO DEL DUNGEON</text:p>
      <text:p text:style-name="P1"/>
      <text:p text:style-name="P1"/>
      <text:p text:style-name="P1"/>
      <text:p text:style-name="P1">@@@ 21 @@@</text:p>
      <text:p text:style-name="P1"/>
      <text:p text:style-name="P1"/>
      <text:p text:style-name="P1"/>
      <text:p text:style-name="P1">Tesoro. l basilisco stringe nella zampa un globo<text:line-break/>fluttuante. L'artiglio della creatura va aperto a viva forza per<text:line-break/>liberare il globo.<text:line-break/><text:line-break/>17B. TEMPIO PROFANATO<text:line-break/><text:line-break/>Soffitto. Il soffitto è alto 18 metri.<text:line-break/><text:line-break/>Creature Pietrificate. Nella parte sud della stanza, sono<text:line-break/>state ammassate varie statue di elfi nelle pose più<text:line-break/>disparate (in realtà sono creature pietrificate).<text:line-break/><text:line-break/>Statue. Le alcove lungo le pareti un tempo ospitavano sei<text:line-break/>statue, ma cinque di esse sono state rovesciate e ora<text:line-break/>giacciono a pezzi sul pavimento. La sesta statua, situata<text:line-break/>nell’alcova centrale lungo la parete est, rimane intatta<text:line-break/>e sermbra fatta di pietra nera luccicante (la lucentezza è<text:line-break/>in realtà dovuta al fatto che la statua è ricoperta da un<text:line-break/>protoplasma nero).<text:line-break/><text:line-break/>Il protoplasma nero possiede 120 punti ferità ed è tenuto<text:line-break/>in stasi dalla magia di Halaster. La stasi termina se il<text:line-break/>protoplasma viene toccato o danneggiato, nel qual caso la<text:line-break/>creatura attacca.<text:line-break/><text:line-break/>Le fattezze di pietra della statua sono impossibili da<text:line-break/>discernere finché il protoplasma nero la ricopre. Una volta<text:line-break/>che il protoplasma scivola via, i personaggi che superano<text:line-break/>una prova di Intelligenza (Religione) con CD 15 scoprono<text:line-break/><text:soft-page-break/>che la statua raffigura Gond, il dio delle invenzioni. Se<text:line-break/>un personaggio venera Gond, supera automaticamente la<text:line-break/>prova. Le cinque statue rovesciate raffiguravano un tempo<text:line-break/>altre divinità, ma ora che giacciono a terra in frantumi sono<text:line-break/>irriconoscibili.<text:line-break/><text:line-break/>L’assembramento di creature pietrificate include cinque<text:line-break/>sfortunati avventurieri (Un umano, un mezzorco, un'elfa e<text:line-break/>due halfling maschi) e sei mostri altrettanto sfortunati (due<text:line-break/>coboldi, tre goblin e un vermeiena).<text:line-break/><text:line-break/>Tesoro. Una corona di rame con sei punte a forma di<text:line-break/>freccia fatte di malachiti (75 mo) pende da uno dei tentacoli<text:line-break/>pietrosi del vermeiena.<text:line-break/><text:line-break/>18. COvo DEL TRrOLL<text:line-break/><text:line-break/>Questa lercia stanza quadrata con lato di 9 metri è situata<text:line-break/>alla fine di un lungo corridoio ed è pervasa da un putrido<text:line-break/>fetore che si riversa anche nel corridoio antistante.<text:line-break/><text:line-break/>Un troll affamato se ne sta chino nell’angolo sudovest<text:line-break/>della stanza e attacca gli intrusi a vista. Non può essere<text:line-break/>colto di sorpresa se gli avventurieri fanno rumore o si<text:line-break/>avvicinano con una fonte di luce scoperta.<text:line-break/><text:line-break/>Halaster ha affascinato il troll in modo che una volta<text:line-break/>al giorno sia obbligato a prendere del cibo dall’area 19a<text:line-break/>e a consegnarlo alle manticore nell’area 16. Un dissolvi<text:line-break/>magie lanciato con successo sul troli (CD 15) pone fine<text:line-break/>alla condizione di affascinato su di esso, ma non ha alcun<text:line-break/>effetto sul suo carattere bellicoso. I] troll insegue qualsiasi<text:line-break/>preda che tenti di fuggire.<text:line-break/><text:line-break/>]9. VECCHIE SAL]_5__]_::;;I BANCHETTI<text:line-break/><text:line-break/>Queste stanze hanno in comune i tratti seguenti:<text:line-break/><text:line-break/>Mobili. Due tavoli di pietra lunghi 6 metri e larghi 1,5 metri<text:line-break/>sono collocati al centro di ogni stanza, affiancati da varie<text:line-break/>panche di pietra.<text:line-break/><text:line-break/>Bastoni per Arazzi. In cima alle pareti, quasi all’altezza<text:line-break/>del soffitto, sono stati installati dei bastoni di ferro a<text:line-break/>cui appendere degli arazzi, i quali si sono sbriciolati<text:line-break/>in polvere già da tempo, lasciando soltanto i<text:line-break/>bastoni scoperti.<text:line-break/><text:line-break/>]9A. SALA DEI BANCHETTI DELLA SERVITÙ<text:line-break/><text:line-break/>In questa camera aleggia un pessimo fetore. Un incantesimo<text:line-break/>individuazione del magico rivela alcune aure magiche di<text:line-break/><text:line-break/>EIVELLGO 1) IL LIVELLO DEL DUNGCGEON<text:line-break/><text:line-break/>evocazione attorno ai tavoli. Ogni giorno all’alba, vari cumuli<text:line-break/>di carne putrefatta si materializzano sui tavoli grazie alla<text:line-break/>magia di Halaster. In un momento indeterminato tra l’alba e<text:line-break/>il tramonto, il troll nell'area 16 visita la stanza, passa un'ora<text:line-break/>a divorare metaà della carne e poi consegna diligentemente<text:line-break/>ciò che rimane alle manticore nell'area 160.<text:line-break/><text:line-break/>]9B. SALA DEI BANCHETTI DELLE GUARDIE<text:line-break/><text:line-break/><text:soft-page-break/>Sotto un tavolo di questa stanza, è stato lasciato un boccale<text:line-break/>di rame con un coperchio su cardini (25 mo).<text:line-break/><text:line-break/>]9C. SALA DEI BANCHETTI NOBILIARE<text:line-break/><text:line-break/>La porta di questa stanza non si apre facilmente. All'interno,<text:line-break/>il cadavere divorato dai vermi di una nana avventuriera<text:line-break/>giace accasciato contro la porta. Indossa una malridotta<text:line-break/>armatura di cuoio e una corrispondente calotta di cuoio.<text:line-break/>Stringe un pugnale in una mano scheletrica e un boccale<text:line-break/>vuoto nell'altra. Su una panca all'interno della stanza, è<text:line-break/>stata poggiata la sua dotazione da scassinatore, completa ad<text:line-break/>éccezione della lanterna schermabile e delle ampolle d'’olio.<text:line-break/><text:line-break/>20. OLTRE LA PORTA VERDE<text:line-break/><text:line-break/>Lungo la parete di un tunnel che conduce a un vicolo<text:line-break/><text:line-break/>cieco, è situata una porta fatta di legno verde. Sulla porta<text:line-break/><text:line-break/>è stata montata una scultura in ghisa che riproduce un<text:line-break/><text:line-break/>volto barbuto sorridente. Pur avendo un aspetto vagamente<text:line-break/><text:line-break/>sinistro, la decorazione è innocua, come anche la porta.<text:line-break/>Dietro la porta, si trova una tamera quadrata vuota<text:line-break/><text:line-break/>con lato di 3 metri oppure, se il DM desidera espandere il<text:line-break/><text:line-break/>dungeon oltre questa stanza, un corridoio che conduce a<text:line-break/><text:line-break/>un’'altra sezione del livello 1.<text:line-break/><text:line-break/>2]. CORRIDOIO DEGLI SPECCHI<text:line-break/><text:line-break/>— — — _E E E Ne<text:line-break/><text:line-break/>Specchi. Lungo le pareti nord e sud, si aprono due file<text:line-break/>di nicchie, ognuna profonda 90 em. Sul fondo di ogni<text:line-break/>nicchia, è appeso un grosso specchio di vetro ovale<text:line-break/>sorretto da una pesante cornice di pietra, per un totale di<text:line-break/>sedici specchi.<text:line-break/><text:line-break/>Mozzicone di Torcia. Il troncone annerito di una torcia<text:line-break/>consumata giace sul pavimento al centro del corridoio.<text:line-break/><text:line-break/>Cinque dei sedici specchi sono magici e irradiano un'aura<text:line-break/>magica di illusione se si trovano nell’area di un incantesimo<text:line-break/>individuazione del magico. Quandoò un umanoide passa tra i<text:line-break/>due specchi più a ovest, un duplicato d'ombra di quella creatura<text:line-break/>esce da ognuno di quegli specchi. Questi duplicati sono ostili<text:line-break/>nei confronti di tutte le creature, ma non tra loro. Un duplicato<text:line-break/>portato a 0 punti ferita o bersagliato da un incantesimo dissolvi<text:line-break/>magie scompare in uno sbuffo di fumo nerastro. Altrimenti,<text:line-break/>ogni duplicato scompare dopo 1 minuto, I duplicati usano le<text:line-break/>statistiche di un'ombra, con le modifiche seguenti:<text:line-break/><text:line-break/>‘ I duplicati sono costrutti senza allineamento di taglia<text:line-break/>simile alla creatura che li ha generati (i punti ferita di<text:line-break/>ogni duplicato rimangono gli stessi, a prescindere dalla<text:line-break/>taglia della creatura originale).<text:line-break/><text:line-break/>- Non possono creare ombre non morte.<text:line-break/><text:line-break/><text:soft-page-break/>Altri tre specchi (a scelta del DM) sono cornici vuote: il<text:line-break/>vetro che contengono è illusorio e inconsistente. Questi<text:line-break/>falsi specchi nascondono piccole mensole scavate nella<text:line-break/>parete retrostante. Se un personaggio lancia dissolvi magie<text:line-break/>su uno di questi specchi, l'illusione termine e rivela la<text:line-break/>mensola nascosta dietro di esso.<text:line-break/><text:line-break/>TESORO<text:line-break/>Due mensole sono vuate. Sulla terza è stata lasciata una<text:line-break/><text:line-break/>maschera di bronzo plasmata per assomigliare al volto di<text:line-break/>Halaster (50 mo).</text:p>
      <text:p text:style-name="P1"/>
      <text:p text:style-name="P1"/>
      <text:p text:style-name="P1"/>
      <text:p text:style-name="P1">@@@ 22 @@@</text:p>
      <text:p text:style-name="P1"/>
      <text:p text:style-name="P1"/>
      <text:p text:style-name="P1"/>
      <text:p text:style-name="P1">22. STANZA VUOTA<text:line-break/><text:line-break/>Mozziconi di torcia consumati e bottiglie per pozioni<text:line-break/>scartate suggeriscono che quest'area di tanto in tanto<text:line-break/>dev'essere usata come area di sosta dagli avventurieri,<text:line-break/>forse per riposare. A parte questi pochi oggetti, la<text:line-break/>stanza è vuota.<text:line-break/><text:line-break/>123. POSTAZIONE DI GUARDIA<text:line-break/>DELL’OCCHIO DEL WORG<text:line-break/><text:line-break/>La Gilda di Xanathar controlla in quest'’area una<text:line-break/>postazione di guardia, chiamata “Occhio del Worg” dai<text:line-break/>bugbear che la presidiano. I goblinoidi stanziati in questa<text:line-break/>postazione, due bugbear e quindici goblin, non possono<text:line-break/>essere sorpresi se sanno che sta per arrivare qualcuno. Se<text:line-break/>i due bugbear nell’area 2b sono riusciti ad arrivare fin qui,<text:line-break/>il DM dovrà aggiungerli alla lista dei nemici.<text:line-break/><text:line-break/>29A. IL FATO DI NIMRAITH<text:line-break/><text:line-break/>Goblin. Sei goblin annoiati stanno giocando in quest'’area:<text:line-break/>hanno trasformato uno scheletro umano in una<text:line-break/>marionetta appesa a una serie di corde collegate al<text:line-break/>soffitto, in modo da poterla far ballare per la stanza. I<text:line-break/>goblin cantano “Nimraith! Nimraith! Nimraith!” mentre<text:line-break/>lo scheletro trotterella qua e là.<text:line-break/><text:line-break/>Scudo Spaccato. Nell’angolo nordovest della stanza,<text:line-break/>giacciono le due metà di uno scudo di legno spaccato.<text:line-break/>Su ogni metà dello scudo spaccato compaiono delle<text:line-break/>lettere incise. Su una metà compare la scritta “Nimr” e<text:line-break/>sull'altra “aith.”<text:line-break/><text:line-break/>I goblin obbediscono timorosamente ai bugbear dell'area<text:line-break/>23b. Se i loro capi vengono uccisi, fuggono nell’area 28<text:line-break/>(tramite le aree 24 e 25).<text:line-break/><text:line-break/>Lo scheletro ingiallito, sorretto da un groviglio di<text:line-break/>corde ammuîffite, è tutto ciò che resta di Nimraith, un<text:line-break/>avventuriero umano che perì a Sottomonte oltre un<text:line-break/>secolo fa.<text:line-break/><text:line-break/>23B. STATUA IN FRANTUMI<text:line-break/><text:line-break/><text:soft-page-break/>Bugbear. Due bugbear montano la guardia. Ogni bugbear<text:line-break/>ospita un divoracervelli nella propria cavità cranica.<text:line-break/><text:line-break/>Rumore. I goblin nella stanza adiacente (area 23a) sono<text:line-break/>abbastanza rumorosi da essere sentiti fin quaggiù.<text:line-break/><text:line-break/>Statua in Frantumi. [ resti di una statua in frantumi<text:line-break/>giacciono al centro della stanza (i bugbear cercano di<text:line-break/>ricomporla).<text:line-break/><text:line-break/>I bugbear percepiscono l’arrivo degli avventurieri grazie<text:line-break/>al tratto Individuazione dei Senzienti dei divoracervelli e<text:line-break/>quindi non possono essere sorpresi. Quando un bugbear<text:line-break/>scende a 0 punti ferita, il divoracervelli nel suo cranio si<text:line-break/>teletrasporta fuori per cercare un nuovo corpo ospite.<text:line-break/><text:line-break/>Questa statua non magica si è rotta in diciassette<text:line-break/>frammenti di pietra nera grandi quanto un pugno (i bugbear<text:line-break/>impiegheranno un mese a rimetterla assieme). Se un<text:line-break/>personaggio effettua con successo una prova di Intelligenza<text:line-break/>(Indagare) con CD 15, può determinare cosa raffigurava la<text:line-break/>statua: tre guerrieri umani in piedi su un tumulo di pietra,<text:line-break/>rivolti verso l’esterno e armati di spada.<text:line-break/><text:line-break/>23C. COVOo DEI GOBLIN<text:line-break/>Se la postazione di guardia non è in stato di allerta, nove<text:line-break/>goblin dormono sul pavimento, tenendo armi e scudi a<text:line-break/>portata di mano.<text:line-break/><text:line-break/>I goblin obbediscono timorosamente ai bugbear dell'area<text:line-break/>23b. Se i loro capi vengono uccisi, fuggono nell’area 28<text:line-break/>(tramite le aree 24 e 25).<text:line-break/><text:line-break/>24. SALE DELLA DISPERAZIONE<text:line-break/><text:line-break/>Ad eccezione dei goblin e dei bugbear di passaggio per<text:line-break/>queste stanze, nessuna creatura vive quaggiù.<text:line-break/><text:line-break/>24A. VECCHIO PORTALE<text:line-break/><text:line-break/>Colonne. Due colonne di pietra separate da un arco largo<text:line-break/>3 metri sorreggono il soffitto alto 6 metri.<text:line-break/><text:line-break/>Ossa degli Orchi. Alla base di ogni colonna giacciono i<text:line-break/>resti scheletrici di due orchi (altri avventurieri uccisero<text:line-break/>e depredarono questi quattro orchi molto tempo fa, non<text:line-break/>lasciando nulla di valore).<text:line-break/><text:line-break/>Un tempo le due colonne ospitavano uno dei portali<text:line-break/>magici di Halaster, ma fu distrutto dalla Piaga Magica. La<text:line-break/>distruzione del portale ha però generato un'aura persistente<text:line-break/>di magia selvaggia che può essere percepita grazie a<text:line-break/>un incantesimo individuazione del magico. Quando una<text:line-break/>creatura passa tra le colonne, il DM tira un d12 e consulta<text:line-break/>la tabella seguente per determinare cosa succede:<text:line-break/><text:line-break/>d12 Effetto<text:line-break/><text:line-break/>1-2 <text:s/>La creatura deve effettuare un tiro salvezza su<text:line-break/>Costituzione con CD 12 contro la magia persistente;<text:line-break/>se fallisce, subisce 22 (4d10) danni da forza, mentre<text:line-break/>se lo supera, subisce la metà di quei danni.<text:line-break/><text:line-break/>3-7 Non accade nulla.<text:line-break/><text:soft-page-break/><text:line-break/>811 La creatura diventa invisibile per 1 ora, assieme a<text:line-break/>tutto ciò che indossa o trasporta. L'effetto termina<text:line-break/>se la creatura attacca o lancia un incantesimo.<text:line-break/><text:line-break/>12 Per le 24 ore successive, ogni arma non magica<text:line-break/>trasportata dalla creatura risplende di un debole<text:line-break/>bagliore violaceo e diventa un’arma +17.<text:line-break/><text:line-break/>24B. MAGO DEFUNTO<text:line-break/><text:line-break/>Ossa. Alcune ossa ammuffite Ssono state ammucchiate<text:line-break/>all'interno di un'alcova nella parete sud.<text:line-break/><text:line-break/>Prigioniero Defunto. In un'alcova nella parete est, lo<text:line-break/>scheletro di un tiefling è appeso con manette e catene<text:line-break/>arrugginite, ma è privo di gambe. Sul muro sopra lo<text:line-break/>scheletro compare la parola seguente, scritta con il<text:line-break/>sangue essiccato in Infernale: PARLAMI.<text:line-break/><text:line-break/>Un tiefling mago era stato espulso dal Nucleo del<text:line-break/>Dweomer, l'accademia segreta del livello 9: aveva trafugato<text:line-break/>alcuni incantesimi ed era sospettato di essere un agente<text:line-break/>della Confraternita Arcana (una società di maghi rinnegati<text:line-break/>con sede a Luskan). Halaster ha ucciso il tiefling per<text:line-break/>precauzione e ha appeso qui lo scheletro come macabra<text:line-break/>decorazione. Se qualcuno lancia parlare con i morti sullo<text:line-break/>scheletro, esso risponde a tutte le domande che soddisfino<text:line-break/>le condizioni dell'incantesimo e poi declama: “Cercate i<text:line-break/>nanetti sotto la montagna! Uno di loro custodisce la chiave<text:line-break/>del mio cuore!” Questo indizio si riferisce al bassorilievo di<text:line-break/>pietra dell'area 6c e al cuore magico dell’area 14b.<text:line-break/><text:line-break/>25. SITO DEGLI SCAVI<text:line-break/><text:line-break/>I goblin in combutta con la Gilda di Xanathar hanno<text:line-break/>scavato un tunnel per collegare un corridoio senza sbocco<text:line-break/>(area 25a) con una sala parzialmente crollata (area 25b).<text:line-break/><text:line-break/>25A. GOBLIN MORTO<text:line-break/><text:line-break/>Goblin Morto. Un goblin morto giace sul pavimento<text:line-break/>(un bugbear gli ha sfondato il cranio perché si era<text:line-break/>addormentato sul lavoro).<text:line-break/><text:line-break/>Strumenti. Tre picconi e due badili sono stati appoggiati in<text:line-break/>cima a un cumulo di detriti all'imboccatura di un tunnel<text:line-break/><text:line-break/>LIVELLO 1] IL LIVELLO DEL DUNGEON</text:p>
      <text:p text:style-name="P1"/>
      <text:p text:style-name="P1"/>
      <text:p text:style-name="P1"/>
      <text:p text:style-name="P1">@@@ 23 @@@</text:p>
      <text:p text:style-name="P1"/>
      <text:p text:style-name="P1"/>
      <text:p text:style-name="P1"/>
      <text:p text:style-name="P1">e<text:line-break/><text:line-break/>alto 1,5 metri e largo altrettanto che si insinua tra le<text:line-break/>pietre crollate.<text:line-break/><text:line-break/>25B. STATUA DECAPITATA<text:line-break/><text:line-break/>Tra i detriti all’estremità nord di questa sala parzialmente<text:line-break/><text:soft-page-break/>croffata, giace [a statua senza testa di una donna nuda. Se<text:line-break/><text:line-break/>i personaggi si mettono a sgombrare i detriti, trovano la<text:line-break/>testa della statua, che ha le fattezze di un cobra dalle zanne<text:line-break/>sguainate.<text:line-break/><text:line-break/>26. TUNNEL RIPULITI<text:line-break/><text:line-break/>Questi tunnel sono alti 3 metri, hanno il soffitto piatto e<text:line-break/>vengono ripuliti regolarmente dal cubo gelatinoso che i<text:line-break/>personaggi incontrano per la prima volta nell’area 26c.<text:line-break/>Halaster ha inoltre collocato in questa zona un portale che<text:line-break/>conduce al livello 10 (vedi l’area 26d).<text:line-break/><text:line-break/>26A. CORRIDOIO DELLE MOLTE CANDELE<text:line-break/><text:line-break/>Candele. Il corridoio è illuminato di luce intensa da una<text:line-break/>miriade di tremolanti candele di sego che fluttuano in<text:line-break/>piccole nicchie lungo le pareti. Le candele emanano<text:line-break/>calore, ma non fanno fumo,.<text:line-break/><text:line-break/>Corridoio Fulito. Questo corridoio è vistosamente libero<text:line-break/>da ogni forma di polvere e di detriti.<text:line-break/><text:line-break/>Ognuna delle venticinque nicchie della stanza contiene<text:line-break/>due candele accese. Anche se la cera cola lungo i lati<text:line-break/>delle candele, non cade mai sulla nicchia e le candele non<text:line-break/>sembrano mai ridursi o consumarsi.<text:line-break/><text:line-break/>Un incantesimo dissolvi magie lanciato su una qualsiasi<text:line-break/>candela spegne tutte le candele, che poi cadono a terra<text:line-break/>e si rompono all’impatto. Una candela rimossa dalla sua<text:line-break/>nicchia diventa una candela ordinaria che non fluttua e si<text:line-break/>consuma comeé una candela normale.<text:line-break/><text:line-break/>26B. RIPOSTIGLIO VUOTO<text:line-break/><text:line-break/>Dietro questa porta c'è una stanza quadrata con lato<text:line-break/>di 3 metri.<text:line-break/><text:line-break/>26C. CUBO DELLE PULIZIE<text:line-break/><text:line-break/>Dietro quest’angolo si cela un cubo gelatinoso. Îl primo<text:line-break/>personaggio che svolta l'angolo è sorpreso dal cubo,<text:line-break/><text:line-break/>a meno che non possieda un punteggio di Saggezza<text:line-break/>(Percezione) passiva pari o superiore a 15.<text:line-break/><text:line-break/>26D. PORTALE SPECULARE PER IL LIVELLO 10<text:line-break/>Questo tunnel termina in un vicolo cieco. Sulla parete nord è<text:line-break/>montato un portale speculare per il livello 10 (vedi “Portali”<text:line-break/>a pagina 12). Nella cornice di pietra dello specchio, è stata<text:line-break/>scolpita l'immagine di un mago umano che impugna una<text:line-break/>bacchetta. A questo portale si applicano le regole seguenti:<text:line-break/><text:line-break/>. Îj portale si apre per 1 minuto quando lo specchio<text:line-break/>viene toccato con una bacchetta magica a cui rimanga<text:line-break/>almeno 1 carica.<text:line-break/><text:line-break/>. Solo i personaggi di livello pari o superiore all'11°<text:line-break/>possono attraversare questo portale (vedi “Thesivra<text:line-break/>Kestellharp” a pagina 10). La prima creatura a passare<text:line-break/>attraverso il portale innesca una runa antica (vedi “Rune<text:line-break/>Antiche” a pagina 12).<text:line-break/><text:soft-page-break/><text:line-break/>. Una creatura che attraversa il portale compare nell’area<text:line-break/>8 del livello 10, nello spazio libero più vicino accanto<text:line-break/>all'identico portale che si trova in quell’area.<text:line-break/><text:line-break/>27. SEMIPIANO NASCOSTO<text:line-break/><text:line-break/>Bassorilievo. Nella parete di fondo di questa alcova, è stata<text:line-break/>scavata una piccola nicchia che contiene il bassorilievo<text:line-break/>di un uomo nudo e miuscoloso che suona un'arpa (vedi<text:line-break/>più sotto).<text:line-break/><text:line-break/>GEVELLO H IL LIVELLO DEL DONGEON<text:line-break/><text:line-break/>Mezza Asta. Sul pavimento dell’alcova giace la metà<text:line-break/>spezzata di un'asta da 3 metri.<text:line-break/><text:line-break/>Un esame ravvicinato del bassorilievo rivela l'iscrizione<text:line-break/>seguente incisa in Comune sull'arpa:<text:line-break/><text:line-break/>Scrutarmrii corn una faccia di bronzo<text:line-break/>E i segreti ti rivelerò.<text:line-break/><text:line-break/>Un incantesimo individuazione del magico rivela una forte<text:line-break/>aura magica di evocazione nell’alcova. Se un personaggio<text:line-break/>entra nell’alcova indossando la maschera di bronzo di<text:line-break/>Halaster trovata nell’area 21, viene trasportato su un<text:line-break/>semipiano (vedi “Semipiano” più sotto). Qualsiasi oggetto non<text:line-break/>magico che ancori il personaggio al Piano Materiale, come<text:line-break/>una corda o un'asta impugnata da un'altra creatura, viene<text:line-break/>spezzato 0 reciso non appena il personaggio varca la soglia.<text:line-break/><text:line-break/>SEMIPIANO<text:line-break/>Tl semipiano ha l’aspetto di una stanza di pietra quadrata<text:line-break/>con lato di 9 metri e con i tratti seguenti:<text:line-break/><text:line-break/>Portale Nebbioso. Un portale aperto e colmo di nebbia<text:line-break/>riconduce all'alcova del dungeon sul Piano Materiale.<text:line-break/><text:line-break/>Mezza Asta. L'altra metà dell’asta di 3 metri spezzata giace<text:line-break/>sul pavimento appena oltre la soglia.<text:line-break/><text:line-break/>Ritratto. A una parete è appeso a testa in giù un alto<text:line-break/>ritratto incorniciato in legno di Halaster Blackeloak.<text:line-break/><text:line-break/>Simulacro. Su un seggio di legno di quercia e dall'alto<text:line-break/>schienale, di fronte al dipinto, siede un simulacro del Mago<text:line-break/>Folle in persona (creato dall'incantesimo simulacro).<text:line-break/><text:line-break/>Quando il simulacro di Halaster incontra un personaggio<text:line-break/>per la prima volta, dice: “Beh, non rimanere lì impalato<text:line-break/>come un babbeo. Fammi tre domande su Sottomonte. Due<text:line-break/>delle mie risposte saranno vere e una sarà falsa.”<text:line-break/><text:line-break/>Îl simulacro sa tutto ciò che sa Halaster e tiene fede alla<text:line-break/>sua promessa, rispondendo alla prima domanda con una<text:line-break/>menzogna e alla seconda e alla terza domanda dicendo<text:line-break/>la verità. Dopo avere risposto a tre domande, il simulacro<text:line-break/>si trasforma in poltiglia ed è distrutto. Il simulacro non<text:line-break/>fornisce alcuna informazione aggiuntiva e non può uscire<text:line-break/>dal semipiano, che permane anche dopo che il simulacro è<text:line-break/>stato distrutto.<text:line-break/><text:line-break/>La rimozione della maschera di Halaster non ha effetto<text:line-break/><text:soft-page-break/>sul semipiano. Lanciando la maschera oltre il portale<text:line-break/>nebbioso, un personaggio all'interno del semipiano può<text:line-break/>consentire agli altri di usarla per entrare nel semipiano dal<text:line-break/>Piano Materiale.<text:line-break/><text:line-break/>28. POSTAZIONE DI GUARDIA<text:line-break/>DELLO SPUNTINO DEL GRICK<text:line-break/><text:line-break/>La Gilda di Xanathar controlla in quest'’area una<text:line-break/>postazione di guardia, chiamata “Spuntino del Grick" dai<text:line-break/>bugbear che la presidiano. Due bugbear e sei goblin sono<text:line-break/>stati stanziati in quest'area.<text:line-break/><text:line-break/>28A. CAMERA OVEST<text:line-break/>Due bugbear montano la guardia in questa stanza vuota.<text:line-break/>Quando devono affrontare una qualsiasi minaccia, si<text:line-break/>ritirano lungo il tunnel curvo a nord che conduce all'area<text:line-break/>25c, cercano rinforzi e organizzano le difese nell'area 25b.<text:line-break/>Porta Segreta. Una porta segreta lungo la parete nord<text:line-break/>si apre su un tunnel] che conduce a nord. I difensori della<text:line-break/>postazione di guardia non sanno della sua esistenza.<text:line-break/><text:line-break/>28B. OBELISCO DELL'OCCHIO<text:line-break/><text:line-break/>Obelisco. All’estremità nord di questa stanza si erge<text:line-break/>un obelisco di granito alto 4,2 metri. Sulla sua faccia<text:line-break/>rivolta a sud, vicino alla sommità, è stato scolpito un</text:p>
      <text:p text:style-name="P1"/>
      <text:p text:style-name="P1"/>
      <text:p text:style-name="P1"/>
      <text:p text:style-name="P1">@@@ 24 @@@</text:p>
      <text:p text:style-name="P1"/>
      <text:p text:style-name="P1"/>
      <text:p text:style-name="P1"/>
      <text:p text:style-name="P1">-<text:line-break/><text:line-break/>occhio senza palpebre. La metà inferiore dell’obelisco è<text:line-break/>ricoperta di impronte di mani sporche e insanguinate.<text:line-break/>Alcove. L’obelisco è circondato sui lati ovest, nord ed est<text:line-break/>da grandi alcove che contengono una dozzina di giacigli<text:line-break/>per i goblin, fatti di mucchi di stracci e pezzi di stoffa<text:line-break/>strappati (i giacigli non contengono nulla di valore).<text:line-break/><text:line-break/>Un incantesimo individuazione del magico rivela una<text:line-break/>debole aura magica di divinazione che circonda l’obelisco<text:line-break/>e i goblinoidi sono convinti (erroneamente) che Xanathar<text:line-break/>possa tenerli d’occhio attraverso l’occhio dell’obelisco.<text:line-break/><text:line-break/>Îl primo personaggio che tocca l’obelisco a mani nude<text:line-break/>riceve il seguente messaggio telepatico in Comune:<text:line-break/>“Proietto il mio occhio nel futuro e vedo nel tuo una<text:line-break/><text:line-break/>pericolosa discesa. A sud di qui, oltre un passaggio segreto,<text:line-break/><text:line-break/>il Re a Due Teste attende. Guarda alla sua sinistra e vedrai<text:line-break/>il sentiero che sei destinato a intraprendere.” Queste parole<text:line-break/>sembrano diffondersi dall’obelisco e vorrebbero sembrare<text:line-break/>suadenti, ma chi le sente riesce a cogliere una vena di<text:line-break/>follia trattenuta a stento, se effettua con successo una<text:line-break/>prova di Saggezza (Intuizione) con CD 15 (l’obelisco è stato<text:line-break/>creato da Halaster e parla con la sua voce). La “visione”<text:line-break/>dell’obelisco si riferisce al passaggio segreto dell’area 38,<text:line-break/>alla statua a due teste dell’area 39a e alla scalinata a ovest<text:line-break/>della statua, che scende fino al livello 2.<text:line-break/><text:soft-page-break/><text:line-break/>Lanciando dissolvi magie sull’obelisco, esso smette di<text:line-break/>funzionare. Per rovesciare l’obelisco, è necessario effettuare<text:line-break/>con successo una prova di Forza (Atletica) con CD 25, nel<text:line-break/>qual caso l’obelisco cade sul pavimento e va in mille pezzi.<text:line-break/><text:line-break/>26C. CAMERA EST<text:line-break/><text:line-break/>Goblin. Se non sono stati attirati altrove, sei goblin se ne<text:line-break/>stanno rannicchiati dietro le due metà di un tavolo di<text:line-break/>pietra spaccato e rovesciato su un lato (sbirciano da oltre<text:line-break/>i bordi del tavolo e puntano i loro archi verso il tunnel di<text:line-break/>pietra irregolare che conduce a est).<text:line-break/><text:line-break/>Cadaveri. Sul tratto di pavimento tra i goblin nascosti<text:line-break/>e il tunnel, giacciono due goblin morti (uno è stato<text:line-break/>decapitato) e il cadavere di un grick trafitto dalle frecce<text:line-break/>dei goblin.<text:line-break/><text:line-break/>Porta Segreta. Una porta segreta lungo la parete nord si<text:line-break/>apre su un tunnel] che conduce a nord e a est. I difensori<text:line-break/>della postazione di guardia ne ignorano l'esistenza.<text:line-break/><text:line-break/>I goblin hanno l'ordine di uccidere qualsiasi grick che<text:line-break/>emerga dal tunnel a est. Dopo avere perso vari compagni<text:line-break/>a causa dei grick dell’area 36, i goblin sono innervositi e<text:line-break/>temono per le loro vite.<text:line-break/><text:line-break/>28D. FOSSA CON SPUNTONI NASCOSTA<text:line-break/><text:line-break/>La sezione di pavimento quadrata con lato di 3 metri alla<text:line-break/>fine di questo tunnel è in realtà il coperchio di una fossa<text:line-break/>profonda 9 metri e dotata di spuntoni di pietra acuminati<text:line-break/>sul fondo. Se una creatura che pesa 25 kg o più mette<text:line-break/>piede sul coperchio, quest’ultimo si spalanca e la creatura<text:line-break/>cade nella fossa, subendo 10 (3d6) danni contundenti<text:line-break/>dalla caduta e 11 (2d10) danni perforanti dagli spuntoni.<text:line-break/>Îl coperchio rimane aperto per 1 ora, poi si richiude<text:line-break/>automaticamente e la trappola si ripristina.<text:line-break/><text:line-break/>56 un personaggio ispeziona il tunnel] in cerca di<text:line-break/>trappole, nota la fossa effettuando con successo una prova<text:line-break/>di Saggezza (Percezione) con CD 15. Incastrando dei cunei<text:line-break/>tra il bordo del coperchio e le pareti circostanti è possibile<text:line-break/>impedire che la fossa si apra.<text:line-break/><text:line-break/>Gablin Morto, Un goblin è rimasto impalato alla testa da<text:line-break/>uno spuntone in fondo alla fossa. Îl suo equipaggiamento<text:line-break/>giace nelle vicinanze. Una scimitarra, un arco corto e una<text:line-break/>faretra con 9 frecce giacciono accanto al cadavere. Il goblin<text:line-break/>defunto portava con sé anche un portafortuna: un pollice di<text:line-break/>nano essiccato.<text:line-break/><text:line-break/>29. L’OccHIO TI VEDE!<text:line-break/><text:line-break/>Scudi Appesi. Sedici vecchi scudi, decorati con gli<text:line-break/>emblemi di regni umani, nanici ed elfici dimenticati<text:line-break/>da tempo, sono appesi alle pareti nord e sud di<text:line-break/>questo tunnel.<text:line-break/><text:line-break/>Occhio Scrutatore. Quando i personaggi attraversano<text:line-break/>il corridoio, un grosso occhio fluttuante circondato da<text:line-break/>scintille di luce appare davanti a loro. Questo è uno degli<text:line-break/>occhi scrutatori di Halaster (vedi “La Tana di Halaster”" a<text:line-break/><text:soft-page-break/>pagina 311). L'occhio studia i personaggi per un minuto o<text:line-break/>due, prima di scomparire senza emettere alcun rumore.<text:line-break/><text:line-break/>30. ELEMENTALE IMPAZZITO<text:line-break/><text:line-break/>Quest'area è composta da un corridoio a zig-zag (area 30a)<text:line-break/>e da una sala delle guardie (area 30b). Un elementale<text:line-break/>dell’aria impazzito è rimasto intrappolato in questa zona<text:line-break/><text:line-break/>e i suoi ululati echeggiano per tutta l’area. 5i presume che<text:line-break/>si trovi nell’area 30b quando i personaggi arrivano per la<text:line-break/>prima volta.<text:line-break/><text:line-break/>L'elementale percepisce se qualcuno apre la porta a<text:line-break/>un'estremità del corridoio a zig-zag o la porta segreta nella<text:line-break/>sala delle guardie. Non appena sente una porta aprirsi o<text:line-break/>avverte un leggero cambiamento nella pressione dell'aria,<text:line-break/>si precipita verso la porta aperta e attacca tutte le creature<text:line-break/>che incontra.<text:line-break/><text:line-break/>30A. CORRIDOIO A ZIG-ZAG<text:line-break/><text:line-break/>Questo corridoio era stato concepito per contrastare i<text:line-break/>tiratori con l’arco, limitando la loro linea di vista. Al di 1à<text:line-break/>di qualche osso sparpagliato sul pavimento, non contiene<text:line-break/>nulla di interessante.<text:line-break/><text:line-break/>30B. SALA DELLE GUARDIE<text:line-break/><text:line-break/>Un elmo malconcio, un'armatura di cuoio malridotta, due<text:line-break/>metà di uno scudo di legno spaccato, una spada lunga<text:line-break/>arrugginita, una faretra marcita, varie frecce rotte e un<text:line-break/>arco lungo dalla corda strappata giacciono sul pavimento di<text:line-break/>questa stanza.<text:line-break/><text:line-break/>Una porta segreta nella parete ovest conduce a un tunnel<text:line-break/>impolverato che si collega all’area 31.<text:line-break/><text:line-break/>51. CORRIDOIO DEGLI SCAVATORI<text:line-break/><text:line-break/>‘Topo Mannaro. Un topo mannaro femmina di nome<text:line-break/>Svlvia Featherstone si aggira per il corridoio in forma di<text:line-break/>topo gigante.<text:line-break/><text:line-break/>Statue. Alcune statue di nani ricoperte di ragnatele si<text:line-break/>ergono su piedistalli alti 60 cm e situati all’interno di<text:line-break/>alcove (una delle statue più a nord è stata spinta da parte,<text:line-break/>lasciando dei solchi sul pavimento e aprendo il passaggio<text:line-break/>a una porta segreta che si affaccia su un tunnel collegato<text:line-break/><text:line-break/>all’area 30b).<text:line-break/><text:line-break/>Se messa alle strette, Sylvia passa alla sua forma ibrida<text:line-break/>e afferma di essere alla ricerca di cibo, Se i personaggi la<text:line-break/>accusano di mentire, spiega che sta cercando tesori che<text:line-break/>le permettano di comprare del cibo a Skullport (ancora<text:line-break/>una volta una menzogna). In realtà, Sylvia è una spia di<text:line-break/>Xanathar e va alla ricerca di porte segrete che conducano<text:line-break/>ad aree inesplorate del dungeon, un'informazione che<text:line-break/>il beholder considera preziosa. Se minacciata, cerca<text:line-break/>di raggiungere il suo compagno nell'area 35. Se viene<text:line-break/>catturata, cerca di sfruttare ogni opportunità per fuggire.<text:line-break/>Non indossa armature, non porta armi e non ha niente di<text:line-break/>valore con sé. Conosce bene i livelli 1, 2 e 3 di Sottomonte,<text:line-break/><text:soft-page-break/>ma mente sui contenuti di quei livelli, a meno che non sia<text:line-break/>obbligata magicamente a dire la verità.<text:line-break/><text:line-break/>LEVELLO 1| IL LIVELLO DEL DUNGEON</text:p>
      <text:p text:style-name="P1"/>
      <text:p text:style-name="P1"/>
      <text:p text:style-name="P1"/>
      <text:p text:style-name="P1">@@@ 25 @@@</text:p>
      <text:p text:style-name="P1"/>
      <text:p text:style-name="P1"/>
      <text:p text:style-name="P1"/>
      <text:p text:style-name="P1">232. ALLOGGI DEGLI<text:line-break/>(OSPITI IMPORTANTI<text:line-break/><text:line-break/>I nani Melairkyn costruirono queste stanze per gli<text:line-break/><text:line-break/>onorati ospiti delle Sale Sotterranee. La porta di questi<text:line-break/>appartamenti è decorata con l'immagine in bassorilievo di<text:line-break/>un severo nano guerriero che indossa un'armatura pesante<text:line-break/>e si erge in posizione difensiva dietro uno scudo.<text:line-break/><text:line-break/>32A. CAMERA DA LETTO VUOTA<text:line-break/><text:line-break/>Ogni parete di questa stanza vuota è decorata con un<text:line-break/>affresco che la ricopre dal pavimento al soffitto e che<text:line-break/>riproduce la parete di una caverna, per dare l'impressione<text:line-break/>che la camera sia in rea]tà una caverna.<text:line-break/><text:line-break/>32B. SALA DA BAGNO<text:line-break/><text:line-break/>La metà sud di questa stanza contiene una vasca incassata<text:line-break/><text:line-break/>nel pavimento con un canale di scolo a ovest e un tappo<text:line-break/><text:line-break/>di pietra nelle vicinanze. Un pesante rubinetto di pietra<text:line-break/><text:line-break/>spunta dalla parete sud, immediatamente sopra la vasca.<text:line-break/>Inaspettatamente, la struttura funziona ancora, Girando<text:line-break/><text:line-break/>il rubinetto, la vasca si riempie di acqua calda, proveniente<text:line-break/><text:line-break/>da una sorgente naturale sotterranea.<text:line-break/><text:line-break/>33. DORMITORIO NORD<text:line-break/><text:line-break/>Lungo le pareti, a 60 cm d’altezza dal terreno, sono<text:line-break/><text:line-break/>stati scavati undici ripiani di nuda pietra che dovevano<text:line-break/>fungere da giacigli. Ogni ripiano è lungo poco più di<text:line-break/><text:line-break/>2 metri, profondo 90 cm e dotato di un soffitto ad arco alto<text:line-break/>1,2 metri.<text:line-break/><text:line-break/>34. DORMITORIO SUD<text:line-break/><text:line-break/>Questa stanza è identica all’area 33, ad eccezione di un<text:line-break/>dettaglio: su uno dei letti giace lo scheletro di un elfo<text:line-break/>ricoperto di ragnatele. Indossa un’armatura di pelle e<text:line-break/>stringe in mano un bastone ferrato di quercia, entrambi<text:line-break/>ancora utilizzabili.<text:line-break/><text:line-break/>35. SALA DEI TOPI<text:line-break/><text:line-break/>La porta di questa stanza è leggermente socchiusa e<text:line-break/><text:soft-page-break/>dall’interno giunge lo squittio di numerosi topi. La stanza<text:line-break/>ha i tratti seguenti:<text:line-break/><text:line-break/>Topi Giganti. Dieci topi giganti si aggirano per la stanza in<text:line-break/>cerca di cibo.<text:line-break/><text:line-break/>Topo Mannaro. Un topoò gigante obeso dorme sul sedile di<text:line-break/>un trono di pietra decrepito, situato su un podio di fronte<text:line-break/>alla porta (la creatura è in realtà un topo mannaro che<text:line-break/>ha mutato forma di nome Fiyndol Greeth).<text:line-break/><text:line-break/>Fontane. Dalla porta non sono visibili due fontane<text:line-break/>semicircolari collocate lungo il muro sud, una in ogni<text:line-break/>metà della stanza (vedi “Fontane” più sotto).<text:line-break/><text:line-break/>Flyndol Greeth è un pigro topo mannaro che serve<text:line-break/>Xanathar solo per paura, non per fedeltà. Attende che la<text:line-break/>sua compagna, Sylvia, faccia ritorno (vedi l’area 31). Se<text:line-break/>minacciato, Flyndol ordina ai topi giganti di coprire la sua<text:line-break/>fuga. Se fuggire non è possibile, si arrende, ma non fornirà<text:line-break/>ai suoi carcerieri alcuna informazione utile a meno che nòon<text:line-break/>lo affascinino. Non porta nulla di valore addosso.<text:line-break/><text:line-break/>FONTANE<text:line-break/><text:line-break/>Ogni fontana è composta da una vasca di marmo blu<text:line-break/>delimitata da un bordo di pietra alto 30 cm e dotato di fori<text:line-break/>di scolo interni per evitare che l’acqua trabocchi. Sopra<text:line-break/>ogni vasca compare il bassorilievo del volto di un nano<text:line-break/>con la bocca spalancata. Un tempo l’acqua di un fiume<text:line-break/><text:line-break/>LEVELLO 1| IL LIVELLO DEL DUNGEON<text:line-break/><text:line-break/>sotterraneo sgorgava fuori dalla bocca e si riversava nella<text:line-break/>vasca, ma ora le fontane sono asciutte. Entrambe le vasche<text:line-break/>sonò vuote e le barbe di pietra dei nani Ssono macchiate e<text:line-break/>scolorite.<text:line-break/><text:line-break/>36. SALE PERDUTE<text:line-break/><text:line-break/>Queste sale sono collegate tra loro da passaggi tubolari<text:line-break/>scavati nella roccia del diametro di 1,5 metri che salgono e<text:line-break/>scendono. L’aria all’interno delle sale è densa di polvere.<text:line-break/><text:line-break/>36A. GRICK!<text:line-break/><text:line-break/>Grick. Due grick al centro di questo corridoio<text:line-break/>parzialmente crollato attaccano tutti coloro che entrano.<text:line-break/><text:line-break/>Detriti. Il pavimento è disseminato di sassi e detriti, statue<text:line-break/><text:line-break/>infrante e frammenti di pietra abbastanza grandi da poter<text:line-break/>schiacciare il cranio di un uomo.<text:line-break/><text:line-break/>36B. UN COLLEGA IN TRAPPOLA<text:line-break/><text:line-break/>Grick. Cinque grick si nascondono nel corridoio diagonale<text:line-break/>che conduce a sud. Attaccano chiunque entri nel<text:line-break/>corridoio.<text:line-break/><text:line-break/>Avventuriero in Trappola. Da dietro una porta chiusa<text:line-break/>lungo la parete ovest {che si apre su un ripostiglio<text:line-break/>quadrato con lato di 3 metri) giunge un gemito. Al centro<text:line-break/>della porta si apre un piccolo foro.<text:line-break/><text:soft-page-break/><text:line-break/>Un gruppo di avventurieri chiamato i Grandi Amici di<text:line-break/>Daggerford si è calato a Sottomonte circa una decade<text:line-break/>fa. Uno dei suoi membri, un furfante chiamato Kelim il<text:line-break/>Furetto (NM umano spia) si è allontanato per esplorare<text:line-break/>questo angolo del dungeon, ha trovato un libro degli<text:line-break/>incantesimi abbandonato da un avventuriero defunto e ha<text:line-break/>inavvertitamente messo in allarme i grick. Poiché le bestie<text:line-break/>bloccavano la sua via di fuga, Kelim si è rinchiuso nel<text:line-break/>ripostiglio per evitare di essere divorato. Ha aperto un foro<text:line-break/>nella porta per sbirciare è ricevere un po' di aria fresca.<text:line-break/>Vorrebbe andarsene di soppiatto mentre i grick dormono o<text:line-break/>sono distratti, ma ha troppa paura per uscire. Sono ormai<text:line-break/>due giorni che non mangia e non beve.<text:line-break/><text:line-break/>Se viene salvato, Kelim offre ai suoi salvatori il libro<text:line-break/>degli incantesimi rubato in segno dij gratitudine. Al di<text:line-break/>là di questo, è un codardo inaffidabile, pronto a tradire<text:line-break/>chiunque pur di salvarsi la pelle. Non sa dove sia il resto del<text:line-break/>suo gruppo di avventurieri (vedi il livello 2) e non sembra<text:line-break/>curarsene.<text:line-break/><text:line-break/>Tesoro. ll libro degli incantesimi rubato contiene gli<text:line-break/>incantesimi seguenti: comprensione dei linguaggi,<text:line-break/>dissolvi magie, folata di vento, fulmine, inaridire,<text:line-break/>invisibilità, mmani brucianti, morte apparente, scurovisione,<text:line-break/>sonno e vita falsata.<text:line-break/><text:line-break/>Kelim porta con sé anche una dotazione da esploratore<text:line-break/>(le cui scorte consumabili sono quasi esaurite) e un<text:line-break/>borsello contenente 5 mp, 24 mo e 4 ma.<text:line-break/><text:line-break/>36C. TRONO CAPOVOLTO<text:line-break/><text:line-break/>Grick Addormentato. Un grick alfa si è raggomitolato<text:line-break/>nella sezione più a sud della stanza e sembra che stia<text:line-break/>dormendo. La creatura di recente si è ingozzata di goblin<text:line-break/>e ora non ha fame. Se i personaggi si tengono ad almeno<text:line-break/>3 metri di distanza da lui e non cercano di fargli del male,<text:line-break/>li ignora.<text:line-break/><text:line-break/>Gravità Invertita. Direttamente sopra il grick, sul soffitto<text:line-break/>alto 6 metri, è visibile un trono di pietra capovolto, su<text:line-break/>cui siede un minotauro mummificato con due gemme<text:line-break/>al posto degli occhi (vedi “Tesoro” più sotto). Un’ascia<text:line-break/>bipenne giace ai piedi del trono.<text:line-break/><text:line-break/>Detriti. Vari detriti giacciono disseminati sul pavimento e<text:line-break/>sul soffitto.</text:p>
      <text:p text:style-name="P1"/>
      <text:p text:style-name="P1"/>
      <text:p text:style-name="P1"/>
      <text:p text:style-name="P1">@@@ 26 @@@</text:p>
      <text:p text:style-name="P1"/>
      <text:p text:style-name="P1"/>
      <text:p text:style-name="P1"/>
      <text:p text:style-name="P1">Porta Segreta. Questa porta segreta è nascosta nell'angolo<text:line-break/>est della parete nord. [ grick non sono in grado di aprirla.<text:line-break/><text:line-break/>La metà superiore della stanza si trova sotto l'effetto<text:line-break/>di un incantesimo inversione della gravità permanente.<text:line-break/>L'effetto agisce su qualsiasi creatura o oggetto che si trovi<text:line-break/>a più di 3 metri d’altezza dal pavimento. Un incantesimo<text:line-break/>dissolvi magie lanciato con successo (CD 16) pone fine<text:line-break/><text:soft-page-break/>all’effetto e fa precipitare a terra le creature e gli oggetti<text:line-break/>sul soffitto, se su di essi non c'è nulla a contrastare l'effetto<text:line-break/>della normale gravità.<text:line-break/><text:line-break/>Tesoro. La mummia è inanimata e la sua ascia bipenne<text:line-break/>non ha nulla di speciale. Una delle gemme negli occhi<text:line-break/>della mummia è un’agata striata (10 mo), l'altra uno<text:line-break/>zircone (50 mo).<text:line-break/><text:line-break/>27, SALA DELLA MAPPA<text:line-break/><text:line-break/>Quattro mermbri di un gruppo di avventurieri chiamato<text:line-break/><text:line-break/>i Grandi Amici di Daggerford si sono riposati qui alcuni<text:line-break/>giorni fa. Nel corso di una discussione che è sfociata nella<text:line-break/>violenza, tre membri hanno ucciso il quarto e si sono<text:line-break/>sbarazzati di lui. La stanza ha i tratti seguenti:<text:line-break/><text:line-break/>Mappa. Una mappa larga 9 metri che va dal pavimento<text:line-break/>al soffitto è stata scolpita sulla parete ovest (vedi<text:line-break/>“Bassorilievo della Mappa"” più sotto).<text:line-break/><text:line-break/>Fossa Aperta. Al centro della stanza, si apre una fossa<text:line-break/>quadrata con lato di 3 metri. Un revenant è intrappolato<text:line-break/>al suo interno e si agita nel tentativo di uscire,<text:line-break/>facendo rumore.<text:line-break/><text:line-break/>Porta Segreta. Nella parete sud si cela una porta segreta<text:line-break/>che si apre in un tunnel curvo (area 38).<text:line-break/><text:line-break/>BASSORILIEVO DELLA MAPPA<text:line-break/><text:line-break/>Questa elaborata immagine è una mappa in sezione<text:line-break/>verticale di Sottomonte, che include quelli che sono<text:line-break/>chiaramente Monte Waterdeep e la Città degli Splendori<text:line-break/><text:line-break/>in alto e ventitré livelli di dungeon scavati nella pietra e<text:line-break/>disposti l’uno sull’altro al di sotto del monte. Ogni livello del<text:line-break/>dungeon è raffigurato in sezione con uno stile diverso, ma<text:line-break/>non include nomi o dettagli che possano suggerire come si<text:line-break/>chiami quel livello o cosa contenga. Si notano tuttavia tre<text:line-break/>elementi particolari:<text:line-break/><text:line-break/>» Accanto al terzo livello compare il bassorilievo di un<text:line-break/>teschio infuocato.<text:line-break/><text:line-break/>. Accanto al sedicesimo livello compare il bassorilievo di<text:line-break/>una cometa.<text:line-break/><text:line-break/>. Accanto al ventitreesimo livello (l’ultimo) compare il<text:line-break/>bassorilievo di una torre al di sopra della quale è incisa<text:line-break/>urna minuscola runa.<text:line-break/><text:line-break/>Esaminati da vicino, il teschio infuocato, la cometa<text:line-break/>e la torre si rivelano essere dei pulsanti che possono<text:line-break/>essere premuti.<text:line-break/><text:line-break/>Teschio Infuocato. Questa incisione rappresenta<text:line-break/>Skullport. Ogni volta che questo pulsante viene premuto,<text:line-break/>una voce maschile magica disincarnata echeggia per la<text:line-break/>stanza e annuncia in Comune: “Il portale di accesso a<text:line-break/>Skullport è disattivato.”<text:line-break/><text:line-break/>Cometa. Questa incisione rappresenta Porto Stellare,<text:line-break/><text:soft-page-break/>l’asteroide in orbita attorno a Toril collegato a un<text:line-break/>portale del livello 16. Ogni volta che questo pulsante<text:line-break/>viene premuto, una voce maschile magica disincarnata<text:line-break/>echeggia per la stanza e annuncia in Comune: “Il portale<text:line-break/>di accesso a Porto Stellare è agibile solo al livello 16.”<text:line-break/><text:line-break/>Torre. Questa incisione rappresenta la torre<text:line-break/>extradimensionale di Halaster e il minuscolo glifo sopra<text:line-break/>di essa è la runa di Halaster. Ogni volta che questo<text:line-break/><text:line-break/>pulsante viene premuto, una voce maschile magica<text:line-break/>disincarnata echeggia per la stanza e annuncia in<text:line-break/>Comune: “Il portale di accesso alla Torre di Halaster è<text:line-break/>agibile solo al livello 23.”<text:line-break/><text:line-break/>FOSSA<text:line-break/><text:line-break/>Questa fossa aperta un tempo era profonda 9 metri, ma<text:line-break/>ora gli ultimi 3 metri sono pieni di detriti pietrosi. Le pareti<text:line-break/>sono lisce e non è possibile scalarle senza l’aiuto della<text:line-break/>magia o di attrezzi da scalatore.<text:line-break/><text:line-break/>REVENANT<text:line-break/><text:line-break/>Quando un mezzelfo chierico di Waukeen di nome Halleth<text:line-break/>Garke ha accusato i suoi compagni avventurieri di sottrarre<text:line-break/>di nascosto parte dei tesori, gli altri membri dei Grandi<text:line-break/>Amici di Daggerford (ad eccezione di Kelim nell’area<text:line-break/><text:line-break/>36b, che si era già allontanato) hanno malmenato Halleth<text:line-break/><text:line-break/>a morte e gettato il suo cadavere nella fossa. Halleth si<text:line-break/><text:line-break/>è “risvegliato” il giorno dopo come revenant, animato<text:line-break/><text:line-break/>dal desiderio di trovare e uccidere j Suoi tre assassini.<text:line-break/>Purtroppo per lui, non riesce a uscire dalla fossa e si agita<text:line-break/>sul fondo ormai da giorni.<text:line-break/><text:line-break/>Se i personaggi lo tirano su, Halleth indica loro la porta<text:line-break/>segreta lungo la parete sud e si offre di unirsi al gruppo<text:line-break/>finché non ritroverà i suoi “amici : un nano degli scudi di<text:line-break/>nome Copper Stormforge e due umani di nome Midna<text:line-break/>Tauberth e Rex il Martello. Halleth non può più accedere<text:line-break/>ai suoi incantesimi da chierico e i suoi compagni hanno<text:line-break/>rubato il suo equipaggiamento (incluso il suo simbolo<text:line-break/>sacro), assieme a una mappa completamente sbagliata<text:line-break/>del Livello del Sargauth (il livello 3). Halleth è disposto a<text:line-break/>cedere la mappa ai personaggi, dopo che lo avranno aiutato<text:line-break/>ad affrontare i suoi uccisori e a recuperarla. Crede che<text:line-break/>la mappa sia autentica e accurata. Quando i tre Grandi<text:line-break/>Amici muoiono, Halleth torna a essere un cadavere; se<text:line-break/>i personaggi lo hanno aiutato, guadagnano lo stesso<text:line-break/>ammontare di FE che avrebbero guadagnato sconfiggendo<text:line-break/>il revenant in combattimento. Vedi il livello 2 per ulteriori<text:line-break/>informazioni sugli assassini di Halleth.<text:line-break/><text:line-break/>38. TUNNEL SEGRETO<text:line-break/><text:line-break/>Questo corridoio curvo è delimitato da due porte segrete<text:line-break/>e collega le aree 37 e 39. Le impronte nella polvere di vari<text:line-break/>umanoidi indicano che il passaggio è molto transitato.<text:line-break/><text:line-break/>39. POSTAZIONE DI GUARDIA<text:line-break/><text:soft-page-break/>DELLE GROSSE ORECCHIE i<text:line-break/><text:line-break/>Queste camere ospitano la postazione di guardia principale<text:line-break/>della Gilda di Xanathar, chiamata “Grosse Orecchie” dai<text:line-break/>bugbear che la presidiano. Anziché piazzare qualcuno<text:line-break/><text:line-break/>di vedetta, i difensori della postazione (tre bugbear,<text:line-break/>diciannove goblin c duc ettin) si affidano a un boleto<text:line-break/>stridente per essere avvertiti dell'arrivo degli intrusi.<text:line-break/><text:line-break/>39A. SALA DEL RE A DUE TESTE<text:line-break/><text:line-break/>Probabilmente i personaggi entreranno in questa sala<text:line-break/>dalla porta segreta sulla parete ovest. Questa stanza è alta<text:line-break/>d metri e presenta i seguenti elementi:<text:line-break/><text:line-break/>Statua. Una statua deforme di granito si erge sul lato est di<text:line-break/>una grossa colonna di pietra, rivolta verso est.<text:line-break/><text:line-break/>Scalinata. A ovest della statua, una scalinata scende di<text:line-break/>60 metri fino al livello 2 (queste scale non risultano<text:line-break/>immediatamenite visibili ai personaggi che entrano dalla<text:line-break/>porta segreta).<text:line-break/><text:line-break/>Rumore. Le voci di alcuni goblin che litigano provengono<text:line-break/>da un tunnel che si dirige a nord.<text:line-break/><text:line-break/>LTIVELLO 1/ IL ' EINELLO DEL DUNGEON</text:p>
      <text:p text:style-name="P1"/>
      <text:p text:style-name="P1"/>
      <text:p text:style-name="P1"/>
      <text:p text:style-name="P1">@@@ 27 @@@</text:p>
      <text:p text:style-name="P1"/>
      <text:p text:style-name="P1"/>
      <text:p text:style-name="P1"/>
      <text:p text:style-name="P1">— i<text:line-break/><text:line-break/>La statua raffigura a grandezza naturale un re dei nani<text:line-break/>che si erge su un piedistallo di pietra alto 90 cm. Dal collo<text:line-break/>del re spunta una seconda testa deforme, quasi priva di<text:line-break/>lineamenti e dotata di una bocca oblunga e senza zanne. La<text:line-break/>scritta sul piedistallo si è ormai consumata fino a diventare<text:line-break/>illeggibile. Il nano indossa un diadema di pietra decorato di<text:line-break/>incisioni e stringe nelle grosse mani un martello da guerra<text:line-break/>di pietra, la cui testa poggia a terra ai suoi piedi.<text:line-break/><text:line-break/>Halaster ha usato scolpire pietra per creare la seconda<text:line-break/>testa della statua e cancellare la scritta sul piedistaflo.<text:line-break/>Tuttavia, nemmeno il Mago Folle sa che la statua nasconde<text:line-break/>un segreto., Se un personaggio esamina la statua ed<text:line-break/>effettua con successo una prova di Saggezza (Percezione)<text:line-break/>con CD 15, nota che il martello da guerra deél re è un<text:line-break/>pezzo di pietra separato che può essere ruotato. Quando<text:line-break/>il martello da guerra viene girato in modo che il lato<text:line-break/>posteriore dell'’arma sia rivolto in avanti, il piedistallo<text:line-break/>sale di altri 90 cm per rivelare una cavità aperta in cui è<text:line-break/>custodito un diadema magico identico a quello indossato<text:line-break/>dalla statua, ma fatto d’oro anziché di pietra.<text:line-break/><text:line-break/>Tesoro. Il diadema d'’oro è un diadema incandescente.<text:line-break/><text:line-break/>39B. COvVOo DEI BUGBEAR<text:line-break/><text:line-break/>Tre bugbear se ne stanno seduti sul pavimento al<text:line-break/><text:soft-page-break/>centro della stanza, a mangiare i topi e gli uccelli stigei<text:line-break/>contenuti in un sacco. Uno di loro ospita nel suo cranio<text:line-break/>un divoracervelli, che lo controlla come una marionetta.<text:line-break/>I bugbear percepiscono l’arrivo degli avventurieri grazie<text:line-break/>al tratto Individuazione dei Senzienti del divoracervelli e<text:line-break/>quindi non possono essere sorpresi. Quando il bugbear<text:line-break/>controllato scende a O0 punti ferita, il divoracervelli nel<text:line-break/>suo cranio si teletrasporta fuori per cercare un nuovo<text:line-break/>CcoOrpo ospite.<text:line-break/><text:line-break/>39C. CORRIDOIO DEI GOBLIN<text:line-break/><text:line-break/>Goblin. All’interno di questo lungo corridoio, diciannove<text:line-break/>goblin rumorosi e affamati litigano per contendersi pochi<text:line-break/>rimasugli di cibo ammuffito.<text:line-break/><text:line-break/>Goblin Morto. Un ventesimo goblin giace a terra senza<text:line-break/>vita, vittima di una discussione finita male.<text:line-break/><text:line-break/>39pD. VECCHIA FORGIA<text:line-break/><text:line-break/>Ettin. Due ettin, una femmina di nome Krung-Jung e<text:line-break/>un maschio di nome Bokk-Nokkin, vivono in questa<text:line-break/>stanza immersi nel fetore. Sulla fronte di entrambi<text:line-break/>è stato impresso a fuoco il simbolo di Xanathar: un<text:line-break/>cerchio con dieci raggi equidistanti che si irradiano dalla<text:line-break/>circonferenza e con un punto al centro.<text:line-break/><text:line-break/>Forgia. La parete nord è occupata per buona parte da<text:line-break/>una forgia annerita. La magia che un tempo alimentava<text:line-break/>la forgia si è esaurita molto tempo fa. Gli ettin vi<text:line-break/>custodiscono all’interno il loro tesoro (vedi “Tesoro”<text:line-break/>più sotto). Un'incudine di ferro è stata poggiata su<text:line-break/>un piedistallo di pietra circolare alto 90 cm, davanti<text:line-break/>al focolare.<text:line-break/><text:line-break/>Martello. Sopra l’incudine, appeso a un groviglio di<text:line-break/>robuste catene di ferro, pende un martello di pietra lungo<text:line-break/>3 metri, largo 2,4 metri e del peso di 3.500 kg. Su un lato<text:line-break/>della sua testa di pietra, compaiono le rune Naniche che<text:line-break/>simboleggiano la terra e l’acqua, mentre sul lato opposto,<text:line-break/>sono state incise le rune analoghe che rappresentano<text:line-break/>l'aria e il fuoco.<text:line-break/><text:line-break/>Trofei. Una lastra di pietra larga 3 metri, lunga 6 metri e<text:line-break/>alta 60 cm occupa l'angolo sudest della forgia. Gli ettin<text:line-break/>hanno steso su di essa i loro ultimi trofei, due vermiiena<text:line-break/>morti e putrefatti.<text:line-break/><text:line-break/>LIVELLO 1] EL - LIVELLO DEL DUNCEON<text:line-break/><text:line-break/>Gli ettin vivevano nell’Underdark prima che 1 servitori<text:line-break/>di Xanathar li trovassero. Il marchio che portano in fronte<text:line-break/>indica che sono servi del beholder.<text:line-break/><text:line-break/>Tesoro. Dietro la forgia sono stati nascosti due grossi<text:line-break/>sacchi: uno contiene 1.400 mr e 350 ma; l'altro contiene<text:line-break/>120 lingotti di ferro del valore di 5 ma ciascuno. Ogni<text:line-break/>lingotto pesa 500 grammi e porta impresso il simbolo di un<text:line-break/>martello su un lato e di un'incudine sull’altro.<text:line-break/><text:line-break/>40. UNA TERRIBILE IMITAZIONE<text:line-break/><text:line-break/>Statue. Questo corridoio a forma di T ospita tre alcove,<text:line-break/><text:soft-page-break/>due a nord e una a sud. Ogni alcova contiene una<text:line-break/>statua di granito finemente scolpita raffigurante un elfo<text:line-break/>guerriero alto 2,4 metri che indossa un elmo e brandisce<text:line-break/>una lancia.<text:line-break/><text:line-break/>Mimic. Dietro la statua dell’alcova a sud è stato ammassato<text:line-break/>un cumulo di detriti. La lancia impugnata da questa<text:line-break/>statua seimbra fatta d'oro (sia la statua che la lancia sono<text:line-break/>in realtà un mimic e la creatura usa la finta lancia d'’oro<text:line-break/>come esca).<text:line-break/><text:line-break/>Îl mimic è un esemplare Grande con 75 (10d10 4<text:line-break/>20) punti ferita. Ha abbattuto la statua originale e ha<text:line-break/>ammassato i frammenti in fondo all'alcova, per poi<text:line-break/>assumere la forma della statua.<text:line-break/><text:line-break/>4]. SOFFITTO CREPATO<text:line-break/><text:line-break/>Uccelli Stigei. Una crepa larga 1,5 metri, lunga 9 metri<text:line-break/>e profonda 13,5 metri si è aperta al centro del soffitto<text:line-break/>di questa stanza alta 9 metri, riversando vari detriti<text:line-break/>sul pavimento. Venti uccelli stigei hanno fatto il nido<text:line-break/>all’interno di quella crepa.<text:line-break/><text:line-break/>Strumenti. Vari picconi e badili sono stati radunati in due<text:line-break/>carriole che occupano l’angolo nordovest.<text:line-break/><text:line-break/>Gli uccelli stigei stanno appesi come pipistrelli all'interno<text:line-break/>della fessura sul soffitto e planano in massa per cibarsi<text:line-break/>delle creature che fanno troppo rumore o che proiettano<text:line-break/>una luce nella loro direzione. I bugbear si recano in questa<text:line-break/>stanza di tanto in tanto per catturare e uccidere gli uccelli<text:line-break/>stigei, di cui si cibano.<text:line-break/><text:line-break/>CONSEGUENZE<text:line-break/><text:line-break/>La sconfitta dei Becchini significa che i gruppi di<text:line-break/>avventurieri successivi possono esplorare questo livello del<text:line-break/>dungeon senza dover pagare alcun pedaggio. La rimozione<text:line-break/>della banda, tuttavia, consente anche ai bughbear, ai goblin,<text:line-break/>ai topi mannari e agli altri agenti della Gilda di Xanathar di<text:line-break/>piazzare nuove postazioni di guardia nei vecchi nascondigli<text:line-break/>dei banditi.<text:line-break/><text:line-break/>La distruzione degli avamposti della Gilda di Xanathar<text:line-break/>rende questo livello un luogo molto più sicuro per qualche<text:line-break/>tempo, ma significa anche che le forze che tenevano a<text:line-break/>bada i grell, i grick e gli altri mostri predatori ora non sono<text:line-break/>più presenti. Queste creature iniziano a espandere il loro<text:line-break/>territorio, imbattendosi di tanto in tanto le une nelle altre,<text:line-break/>con risultati prevedibilmente sanguinari.<text:line-break/><text:line-break/>Ciò che non cambia mai è il costante afflusso di nuovo<text:line-break/>sangue dal Portale Spalancato. In qualsiasi momento, un<text:line-break/>altro gruppo di avventurieri potrebbe calarsi a Sottomonte<text:line-break/>in cerca di fortuna. Uno di questi gruppi, che i personaggi<text:line-break/>potrebbero incontrare mentre fanno ritorno a Waterdeep,<text:line-break/>potrebbe accogliere i personaggi come rivali amichevoli o<text:line-break/>come concorrenti da eliminare.</text:p>
      <text:p text:style-name="P1"/>
      <text:p text:style-name="P1"/>
      <text:p text:style-name="P1"/>
      <text:p text:style-name="P1">@@@ 28 @@@</text:p>
      <text:p text:style-name="P1"/>
      <text:p text:style-name="P1"><text:soft-page-break/></text:p>
      <text:p text:style-name="P1"/>
      <text:p text:style-name="P1">i<text:line-break/><text:line-break/>L<text:line-break/>,<text:line-break/><text:line-break/>“i<text:line-break/><text:line-break/>UESTO LIVELLO DI SOTTOMONTE È CONCEPITO<text:line-break/>per quattro avventurieri di 6° livello.<text:line-break/><text:line-break/>Î personaggi che superano le sfide di<text:line-break/>questo livello dovrebbero guadagnare<text:line-break/>abbastanza PE da raggiungere il<text:line-break/><text:line-break/>7 livello.<text:line-break/><text:line-break/>COSA SI ANNIDA QUI?<text:line-break/><text:line-break/>Una tribù di goblin ha preso il controllo di molte stanze<text:line-break/>di questo livello e ha aperto un bazar. Questi goblin si<text:line-break/>oppongono alla Gilda di Xanathar e al beholder che la<text:line-break/>comanda. Il resto del dungeon è infestato da esperimenti<text:line-break/>magici senzienti e sopravvissuti a quei giorni in cui gli<text:line-break/>apprendisti di Halaster usavano questo livello come<text:line-break/>laboratorio. I personaggi potrebbero incontrare anche un<text:line-break/>drow fastidioso, una banda di topi mannari e i mermnbri di<text:line-break/>un gruppo di avventurieri poco fortunati.<text:line-break/><text:line-break/>ÎI GOBLIN<text:line-break/><text:line-break/>La tribù dei goblin Rustbone ha rivendicato una vecchia<text:line-break/>sala del trono (area 1) e l’ha trasformata in un bazar, La<text:line-break/>Gilda di Xanathar vuole chiudere il mercato prima che<text:line-break/>attiri troppi abitanti di superficie e i goblin lottano perché<text:line-break/>questo non accada. L'ingresso al bazar dei goblin è gratuito,<text:line-break/>ma chi non è un goblinoide viene strettamente sorvegliato.<text:line-break/>Il capo dei goblin, Yek, di recente ha trovato un diadema<text:line-break/>magico che lo ha trasformato in umano (vedi l’area 1f). Una volta<text:line-break/>superata la sorpresa iniziale, Yek ha gradito la trasformazione<text:line-break/>(dopotutto, è diventato più alto), ma gli altri goblin odiano<text:line-break/>l’idea di prendere ordini da un umano e vorrebbero che Yek<text:line-break/>tornasse alla normalità. A tale scopo potrebbero tramare con<text:line-break/>gli avventurieri, offrendo loro il diadema come ricompensa se<text:line-break/>ponessero fine alla “maledizione” di Yek.<text:line-break/><text:line-break/>LA GILDA DI XANATHAR<text:line-break/><text:line-break/>La Gilda di Xanathar desidera mettere in sicurezza<text:line-break/>questo livello, saccheggiarlo fino in fondo é riportare gli<text:line-break/>oggetti di valore a Skullport per venderli, rinvigorendo<text:line-break/>l'economia barcollante di quel paese. Questo livello ospita<text:line-break/>due postazioni di guardia della Gilda di Xanathar, ognuna<text:line-break/>comandata da un capo: un drow di nome Shunn “Occhi di<text:line-break/>Ragno”" Shurreth presidia la postazione di guardia nord<text:line-break/>nell'area 9, mentre una berserker umana di niome Nadia<text:line-break/>l'Indomita presidia la postazione di guardia sud nell’area 20.<text:line-break/>Alcuni topi mannari hanno recentemente rubato una<text:line-break/>chiave di pietra dall'avamposto sud. Shunn crede che<text:line-break/>la chiave serva ad aprire qualcosa di importante (anche<text:line-break/>se non sa di preciso cosa) e vuole recuperarla. Ha<text:line-break/>intenzione di catturare un topo mannaro e di chiedere in<text:line-break/>riscatto la chiave. Offre 50 mo a chiunque gli consegni<text:line-break/><text:soft-page-break/>un topo mannaro prigioniero o gli indichi l’ubicazione del<text:line-break/>nascondiglio dei topi mannari (area 14).<text:line-break/><text:line-break/>IL DROW E LA BANDA DI ToPI MANNARI<text:line-break/><text:line-break/>Un drow mago in combutta con gli Zhentarim ha stabilito<text:line-break/>una base nascosta su questo livello (area 14), si chiama<text:line-break/>Rizzeryl e può contare su otto fopi mMannari al suo SErvizio.<text:line-break/>La Gilda di Xanathar sa della presenza dei topi mannari,<text:line-break/>ma non del drow che li comanda.<text:line-break/><text:line-break/>Rizzerv] è in possesso della chiave che i topi mannari<text:line-break/>hanno sottratto alla Gilda di Xanathar. Pensa che possa<text:line-break/>aprire una cripta segreta dei Melairkyn, nascosta da a<text:line-break/>qualche parte su questo livello, ma si sbaglia. In realtà,<text:line-break/>la chiave apre un portale magico collegato ai livelli 6 e 8<text:line-break/>di Sottomonte. Il drow è pronto a cedere questa chiave in<text:line-break/>cambio della sua vita, o come ricompensa a chi distruggerà<text:line-break/>gli avamposti della Gilda di Xanathar su questo livello.<text:line-break/><text:line-break/>LEIVELLO 2 LE STANZE ARGCGANE<text:line-break/><text:line-break/>......</text:p>
      <text:p text:style-name="P1"/>
      <text:p text:style-name="P1"/>
      <text:p text:style-name="P1"/>
      <text:p text:style-name="P1">@@@ 29 @@@</text:p>
      <text:p text:style-name="P1"/>
      <text:p text:style-name="P1"/>
      <text:p text:style-name="P1"/>
      <text:p text:style-name="P1">GRANDI AMICI DI DAGGERFORD<text:line-break/><text:line-break/>Esplorando questo livello, i personaggi potrebbero<text:line-break/>imbattersi in tre membri dei Grandi Amici di Daggerford,<text:line-break/>un gruppo di avventurieri malvagi. Se il revenant Halleth<text:line-break/>(vedi il livello 1, area 37) accompagna i personaggi, usa il<text:line-break/>tratto Inseguitore Vendicativo per guidare il gruppo fino ai<text:line-break/>suoi vecchi compagni e vendicarsi del loro tradimento. I tre<text:line-break/>“Grandi Amici” sono:<text:line-break/><text:line-break/>.- Copper Stormforge, un nano ladro che mette l’oro al di<text:line-break/>sopra di qualsiasi cosa. E stato catturato dai goblin e<text:line-break/>imprigionato nell’area le.<text:line-break/><text:line-break/>« Midna Tauberth, una sacerdotessa di Shar umana,<text:line-break/>convinta di poter fare ogni cosa da sola. I pericoli di<text:line-break/>questo livello l’hanno costretta a rifugiarsi nell'area 11b.<text:line-break/><text:line-break/>: Rex il Martello, un combattente umano in cerca di<text:line-break/>fortuna e gloria e disposto a calpestare chiunque pur<text:line-break/>di ottenerle. 1 personaggi lo trovano alla mercé del<text:line-break/>mezzoloth nell’area 13g.<text:line-break/><text:line-break/>APPRENDISTI MUTATI<text:line-break/><text:line-break/>Halaster aveva ceduto questo livello ai suoi discepoli<text:line-break/><text:line-break/>più zelanti, quasi tutti impazziti nel corso dei loro studi<text:line-break/><text:line-break/>e mutati dalle magie che avevano scatenato. Ora sono<text:line-break/>diventati fauci gorgoglianti o nothic, tutti asserviti da un<text:line-break/>mezzoloth evocato tempo fa dai Piani Inferiori per fungere<text:line-break/>da assistente di un mago.<text:line-break/><text:line-break/><text:soft-page-break/>MOSTRI ERRANTI<text:line-break/><text:line-break/>Alcuni mostri vagano per questo livello di Sottomonte in<text:line-break/>cerca di cibo o di tesori. Tali mostri includono vermiiena,<text:line-break/>grick, mephit, orsigufo e spectator. Se la sessione di<text:line-break/>gioco ha bisogno di uno scossone, il DM può provare ad<text:line-break/>aggiungere uno o più di questi mostri a un incontro di sua<text:line-break/>creazione.<text:line-break/><text:line-break/>ESPLORARE QUESTO LIVELLO<text:line-break/><text:line-break/>Tutte le descrizioni dei luoghi di questo livello fanno<text:line-break/>riferimento alla mappa 2.<text:line-break/><text:line-break/>]. BAZAR DEI GOBLIN<text:line-break/><text:line-break/>Quaranta goblin vivono in questo mercato mostruoso. Metà<text:line-break/>sono guardie e l’altra metà sono mercanti. Il capo dei goblin<text:line-break/>e il suo seguito sono insediati nell’area le.<text:line-break/><text:line-break/>]A. ENTRATA LATERALE DEL BAZAR<text:line-break/><text:line-break/>Detriti. Îl pavimento di questa stanza è disseminato di<text:line-break/>rifiuti e detriti.<text:line-break/><text:line-break/>Bassorilievi. Le pareti sono decorate con bassorilievi che<text:line-break/>un tempo raffiguravano una fila di nani che trasportava<text:line-break/>delle scorte. [ volti dei nani sono stati rimossi a colpi di<text:line-break/>scalpello e sostituiti con rozze teste di goblin disegnate a<text:line-break/>carboncino.<text:line-break/><text:line-break/>Rumore. Da nord proviene una cadenza regolare di<text:line-break/>colpi secchi (i goblin nell'area 1b stanno costruendo un<text:line-break/>palcoscenico di legno in quell'area).<text:line-break/><text:line-break/>]B. SALA DELLE ASTE<text:line-break/><text:line-break/>I goblin stanno costruendo un palcoscenico contro la parete<text:line-break/>nord di questa camera alta 6 metri, usando il legname<text:line-break/>sottratto in altre aree di Sottomonte. Una volta completato<text:line-break/><text:line-break/>il palcoscenico, hanno intenzione di usarlo per esporre<text:line-break/><text:line-break/>gli schiavi e le altre merci di valore. Quando sarà finito, il<text:line-break/>palcoscenico sarà piuttosto grande, ma per ora è solo nelle<text:line-break/>fasi preliminari di montaggio. Un cumulo di legname ricavato<text:line-break/>da vari mobili spaccati giace nell’angolo nordovest dell’area.<text:line-break/><text:line-break/>CEINVELLO Z | EE STANZE ARGANE<text:line-break/><text:line-break/>In questa stanza si trovano sette goblin. Tre usano dei<text:line-break/>martelli di pietra per piantare chiodi arrugginiti nelle<text:line-break/>assi di legno decrepite del palcoscenico. Gli altri si sono<text:line-break/>raggruppati al centro della stanza per consultare una<text:line-break/>pergamena su cui è stato disegnato il rozzo progetto del<text:line-break/>palcoscenico. Se attaccati, questi goblin si ritirano nell'area<text:line-break/>1d, altrimenti non prestano attenzione agli sconosciuti.<text:line-break/>Tesoro. l goblin portano con loro un totale di 27 mr e<text:line-break/>15 ma.<text:line-break/><text:line-break/>]C. GABBIE E SBOBBA<text:line-break/><text:line-break/>Quattro gabbie di ferro pendono da altrettante catene<text:line-break/>appese al soffitto alto 3 metri. Le gabbie sono vuote, ad<text:line-break/><text:soft-page-break/>eccezione di una che contiene una goblin germnente di<text:line-break/>nome Glom.<text:line-break/><text:line-break/>Glom è stata sorpresa a rubare del cibo destinato a Yek, il<text:line-break/>capo dei goblin. Non mangia da due giorni e offre volentieri<text:line-break/>informazioni e i suoi servigi come guida in cambio della<text:line-break/>libertà e di un po' di cibo. Sa del diadema magico che ha<text:line-break/>trasformato Yek in un umano e sa anche dove il capo dei<text:line-break/>goblin ha nascosto il resto dei suoi tesori (area 1f).<text:line-break/><text:line-break/>Glom conosce a grandi linee la planimetria di questo<text:line-break/>livello di Sottomonte, l’ubicazione degli avamposti della<text:line-break/>Gilda di Xanathar e della scalinata che scende al livelloò<text:line-break/>3, ma è pronta a tradire i suoi liberatori senza pensarci<text:line-break/>due volte, se qualcuno le offre più cibo e le promette una<text:line-break/>vita migliore.<text:line-break/><text:line-break/>La serratura sulla gabbia di Glom può essere scassinata<text:line-break/>usando gli arnesi da scasso ed effettuando con successo<text:line-break/>una prova di Destrezza con CD 15; altrimenti, può essere<text:line-break/>aperta a viva forza effettuando con successo una prova di<text:line-break/>Forza (Atletica) con CD 20 o colpendola energicamente<text:line-break/>con unarma.<text:line-break/><text:line-break/>1D. SALA DEL MERCATO<text:line-break/><text:line-break/>Soffitto. Il soffitto di questa stanza è molto alto, arriva a<text:line-break/>18 metri di altezza ed è sorretto da due file di colonne<text:line-break/>di pietra.<text:line-break/><text:line-break/>Goblin Venditori. Il centro della camera è occupato da<text:line-break/>otto bancarelle dei venditori. Ventidue goblin si trovano<text:line-break/>in questa sala, suddivisi in sedici venditori (due per<text:line-break/>bancarella) e sei guardie che sorvegliano a coppie le<text:line-break/>uscite verso le àaree le, 1f e 8.<text:line-break/><text:line-break/>Trono. Un trono di granito si erge lungo la parete nord, in<text:line-break/>cima a un podio di pietra rettangolare.<text:line-break/><text:line-break/>I goblin venditori comprano e vendono merce rubata, tra<text:line-break/>cui gli oggetti elencati nel capitolo 5 del Player's Handhook<text:line-break/>e, in particolare, armature, scudi, armi, equipaggiamento<text:line-break/>d’avventura, strumenti, merci, cibo e bevande. Î goblin<text:line-break/>comprano la merce a metà del prezzo normale e la<text:line-break/>rivendono a tre volte il prezzo normale. I] loro cibo è di<text:line-break/>pessima qualità, ma commestibile. Se un personaggio<text:line-break/>supera una prova di Carisma (Intimidire o Persuasione)<text:line-break/>con CD 12, può far dimezzare il prezzo di un oggetto<text:line-break/>contrattando con un goblin.<text:line-break/><text:line-break/>I goblin di guardia hanno l’ordine di mantenere la pace.<text:line-break/>Se scoppia una rissa o un combattimento, attaccano per<text:line-break/>tramortire i visitatori più turbolenti. I visitatori neutralizzati<text:line-break/>dalle guardie vengono trascinati fuori dal mercato fino<text:line-break/>all’area 8 e privati delle armi e dei tesori che possiedono (gli<text:line-break/>eventuali tesori confiscati dai goblin finiscono nell’area 1f).<text:line-break/><text:line-break/>Trono. Yek siede sul trono quando si degna di presiedere<text:line-break/>le attività del mercato. Il trono è coperto di pelli di animali<text:line-break/>e addobbato con teschi di mostri e carabattole di poco<text:line-break/>valore appese tutt'intorno.<text:line-break/><text:line-break/>Tesoro. l goblin di guardia possiedono un totale di 25 mr<text:line-break/><text:soft-page-break/>e 20 ma. Ogni goblin venditore porta con sé un grosso<text:line-break/>borsello con 3d6 mo, 3d8 ma e 3d10 mr.</text:p>
      <text:p text:style-name="P1"/>
      <text:p text:style-name="P1"/>
      <text:p text:style-name="P1"/>
      <text:p text:style-name="P1">@@@ 30 @@@</text:p>
      <text:p text:style-name="P1"/>
      <text:p text:style-name="P1"/>
      <text:p text:style-name="P1"/>
      <text:p text:style-name="P1">conduce ai<text:line-break/>duﬂﬂEù]"l ES5p0niò<text:line-break/><text:line-break/>conduce adi<text:line-break/>dungeon espansa<text:line-break/><text:line-break/>EA<text:line-break/><text:line-break/>% A &gt; K<text:line-break/>.: 5-. _ .::<text:line-break/>) n * aa<text:line-break/>Tunnel che _E “ S Tunnel che<text:line-break/>Ù NI b<text:line-break/>R<text:line-break/>i<text:line-break/><text:line-break/>n :<text:line-break/>aa i,<text:line-break/>RE aa 1NI L<text:line-break/><text:line-break/>Z<text:line-break/><text:line-break/>u '4....\. .-:. i<text:line-break/><text:line-break/>—....»._11.-.- g u AN a n a<text:line-break/><text:line-break/>i<text:line-break/><text:line-break/>.'rd-d'rl.d' i 1i<text:line-break/><text:line-break/>F<text:line-break/><text:line-break/>Tunnel che<text:line-break/>conduce al<text:line-break/>dungeon espanso<text:line-break/><text:line-break/>a<text:line-break/><text:line-break/>S$alita al Iivello 1<text:line-break/>e :r..-.l:.r..-' L, MO<text:line-break/><text:line-break/>PI<text:line-break/>FL ai d O<text:line-break/><text:line-break/>' aa a '\:'.1.<text:line-break/>PP " A - R E e - i - O -) A -" E _ s O S E ii i rs e i ai aa KET ,|-...u-<text:line-break/><text:line-break/>i e i re a e e<text:line-break/><text:line-break/>u<text:line-break/><text:line-break/>fis<text:line-break/><text:line-break/>Wi<text:line-break/>l<text:line-break/><text:soft-page-break/>L<text:line-break/>P<text:line-break/>L<text:line-break/><text:line-break/>"l<text:line-break/><text:line-break/>u L<text:line-break/><text:line-break/>. aa<text:line-break/><text:line-break/>= a<text:line-break/>, b a n<text:line-break/><text:line-break/>S aa |<text:line-break/><text:line-break/>-<text:line-break/>h aa<text:line-break/><text:line-break/>L<text:line-break/>“a<text:line-break/>EL<text:line-break/><text:line-break/>o a a a RI<text:line-break/><text:line-break/>-_.uJr;Juf_p.,u iDi AE<text:line-break/><text:line-break/>\::l.-v.-l.…'r'l ENE<text:line-break/><text:line-break/>Fa a AA L I<text:line-break/><text:line-break/>i<text:line-break/>LE a<text:line-break/><text:line-break/>;J a<text:line-break/><text:line-break/>CAA -"-..;È' "'"""l. i 'u. E 1;.n.'.'1;».1: ...:|"'\."l"!..'\.'i..'“ ‘I-‘<text:line-break/><text:line-break/>I EEE EA<text:line-break/>"<text:line-break/>e r<text:line-break/><text:line-break/>LE<text:line-break/><text:line-break/>EI<text:line-break/>-<text:line-break/><text:line-break/>EES A FE NE<text:line-break/><text:line-break/>LA a D<text:line-break/><text:line-break/>L AI E<text:line-break/>e<text:line-break/><text:line-break/>è<text:line-break/><text:line-break/>É<text:line-break/>Fa<text:line-break/><text:line-break/>u #- i n ii<text:line-break/>a<text:line-break/><text:line-break/>E rEEE E h<text:line-break/><text:line-break/>Tunnel che<text:line-break/><text:soft-page-break/>conduce dl<text:line-break/>dungeon espanso SN<text:line-break/><text:line-break/>EEE ESA SeE EEET<text:line-break/><text:line-break/>FETFPISISIEE<text:line-break/><text:line-break/>-' |<text:line-break/>i ] ,<text:line-break/>: = _ — — — — — [<text:line-break/>s i<text:line-break/>I a]<text:line-break/><text:line-break/>A I i _<text:line-break/><text:line-break/>Tunnel che<text:line-break/>conduce al<text:line-break/>dungeon espdonso<text:line-break/><text:line-break/>reI<text:line-break/>a<text:line-break/><text:line-break/>LL<text:line-break/><text:line-break/>P<text:line-break/>F FFFFFFFFSFFO<text:line-break/><text:line-break/>F E<text:line-break/>I|l.i‘.""'<text:line-break/><text:line-break/>EEE EEET ESEO<text:line-break/><text:line-break/>L<text:line-break/>e<text:line-break/><text:line-break/>i<text:line-break/>i I..I.l.l.l.l.l<text:line-break/><text:line-break/>NEE FEIF=<text:line-break/><text:line-break/>'|. \,.:. -|.d E |_\,...\.-l .="<text:line-break/><text:line-break/>NI Discesa ul Ilvailu k<text:line-break/>'::"' ""_"« iL .'b..'l."'|.'.'.., Ù<text:line-break/><text:line-break/>Ì ':"«' '-':Ì'-' n n L) -":" Sui —..i'i .‘.'1..… 1.|-;.l..-.l.lu....u.i-:.: aT u-u..-..«.ù‘- RI<text:line-break/><text:line-break/>s r' a<text:line-break/>a '1'| e ':'l"'1.l" h<text:line-break/><text:line-break/>i I a<text:line-break/>\ “"":'-'- L ""‘ l ""‘“‘ .-"1 z ’-1.‘ " '|'..'.l" Caa O<text:line-break/><text:line-break/>i i aa aa ia a a<text:line-break/>i ' n - n , "<text:line-break/>i ;<text:line-break/><text:line-break/>I|'- , 'l'<text:line-break/><text:line-break/>h l 5<text:line-break/><text:line-break/>n u a<text:line-break/><text:line-break/><text:soft-page-break/>aa n<text:line-break/><text:line-break/>L i<text:line-break/><text:line-break/>R<text:line-break/><text:line-break/>Tunnel che conduce 4<text:line-break/>3 al dungeon espanso :<text:line-break/><text:line-break/>X ]<text:line-break/><text:line-break/>- .,:.. -;-._'l-'- .'-=.‘- i '-'Z '.‘ N TLII"H'IE! Ch-É.<text:line-break/><text:line-break/>- - . conduce al<text:line-break/>1 quadretto = 3 metri Hilagenm ss<text:line-break/><text:line-break/>Ra<text:line-break/><text:line-break/>SEE<text:line-break/><text:line-break/>Mappa 2: LE STANLE ARCANE<text:line-break/><text:line-break/>LIVELLO @ | LE STANZE ARCANE</text:p>
      <text:p text:style-name="P1">@@@ 1 @@@</text:p>
      <text:p text:style-name="P1"/>
      <text:p text:style-name="P1"/>
      <text:p text:style-name="P1"/>
      <text:p text:style-name="P1">lE. YEK L’'ALTISSIMO<text:line-break/><text:line-break/>Torce. Questa stanza è illuminata da tremolanti torce<text:line-break/>inserite su sostegni di ferro alle pareti.<text:line-break/><text:line-break/>Bugbhear. Quattro bugbear montano la guardia agli angoli<text:line-break/>della stanza.<text:line-break/><text:line-break/>Goblin. Un uomo di bell'aspetto che indossa un diadema<text:line-break/>dorato (Yek l’Altissimo, un goblin capo in forma alterata)<text:line-break/>se ne sta steso su uno strato di cuscini all’estremità nord<text:line-break/>della stanza, mentre mangia una mela. Attorno a lui,<text:line-break/>dieci goblin (i leccapiedi di Yek) sono seduti su cuscini<text:line-break/>ammuffiti.<text:line-break/><text:line-break/>Prigioniero. Un nano che indossa un'armatura di cuoio<text:line-break/>è stato incatenato alla parete sud é imbavagliato. Ha i<text:line-break/>capelli color rame, ma qualcuno gli ha rasato la barba<text:line-break/>{vedi “Nano Rasato” più sotto).<text:line-break/><text:line-break/>I bugbear lavorano per Yek in cambio di denaro. Se un<text:line-break/>bugbear viene corrotto con almeno 5 mo, abbandona Yek e<text:line-break/>torna a casa sua a Skullport (dal livello 3).<text:line-break/><text:line-break/>Se Yek ordina ai goblin di combattere, i goblin lo fanno<text:line-break/>con riluttanza. Se almeno la metà dei goblin resta uccisa<text:line-break/>o incapacitata, gli altri fuggono. I goblin fuggono anche se<text:line-break/>qualcuno uccide Yek.<text:line-break/><text:line-break/>Yek indossa un diadema dorato (vedi “Tesoro” più sotto)<text:line-break/>che lo ha trasformato in un umano adulto di bell'aspetto.<text:line-break/>In questa forma, la sua taglia è Media. Se i personaggi si<text:line-break/>mostrano umili al cospetto di Yek e fanno leva sulla sua<text:line-break/>vanità, vengono trattati con cortesia. Se tentano di rubargli<text:line-break/>qualcosa o hanno fatto del male a un suo sottoposto, Yek<text:line-break/>li condanna a morte e ordina ai suoi leccapiedi goblin e<text:line-break/>ai bugbear di attaccare. Yek si unisce allo scontro solo se<text:line-break/><text:soft-page-break/>deve difendersi.<text:line-break/><text:line-break/>Se i personaggi e Yek si lasciano in buoni rapporti, tre dei<text:line-break/>leccapiedi goblin di Yek cercano di parlare con i personaggi<text:line-break/>successivamente, a debita distanza dal goblin capo.<text:line-break/>Supplicano i personaggi di porre fine alla “maledizione”<text:line-break/><text:line-break/>di Yek rubando 1l diadema che lo ha trasformato in umano.<text:line-break/>Non sanno come fare e sperano che i personaggi riescano a<text:line-break/>concepire un piano. I leccapiedi possono fare in modo che<text:line-break/>tutti gli altri goblin escano dalla sala, ma non hanno modo<text:line-break/>di controllare le guardie del corpo bugbear di Yek.<text:line-break/><text:line-break/>Nano Rasato. Îl nano rasato è Copper Stormforge,<text:line-break/>un mermbro del gruppo di avventurieri chiamato i<text:line-break/>Grandi Amici di Daggerford. I] suo odio per i goblin si è<text:line-break/>decuplicato quando gli hanno tagliato la barba e, se viene<text:line-break/>liberato, cerca di ucciderli tutti.<text:line-break/><text:line-break/>Come ricompensa per essere stato liberato, Copper<text:line-break/>offre ai suoi salvatori quella che ritiene essere un’autenticaà<text:line-break/>mappa del Livello del Sargauth (il livello 3). Copper ha<text:line-break/>ripiegato la mappa fino a farneé un minuscolo pacchetto e<text:line-break/>l’ha stretta tra le chiappe per nasconderla ai carcérieri.<text:line-break/>Non sa che la mappa è falsa e totalmente priva di valore.<text:line-break/><text:line-break/>Copper è un nano degli scudi esploratore, con le<text:line-break/>modifiche seguenti:<text:line-break/><text:line-break/>‘ Copper è neutrale malvagio.<text:line-break/><text:line-break/>- Possiede i tratti razziali seguenti: Parla il Comune e il<text:line-break/>Nanico. La sua velocità base sul terreno è di 7,5 metri.<text:line-break/>Possiede scurovisione entro un raggio di 18 metri,<text:line-break/>vantaggio ai tiri salvezza contro veleno e resistenza ai<text:line-break/>danni da veleno.<text:line-break/><text:line-break/>. È privo di armi.<text:line-break/><text:line-break/>Tesoro. I goblin agli ordini di Yek portano con loro un<text:line-break/>totale di 60 mr e 25 ma. Ogni bugbear ha con sé un grosso<text:line-break/>borsello che contiene 15 mo.<text:line-break/><text:line-break/>Il diadema di Yek è un oggetto magico non comune<text:line-break/>chiamato diadema della perfezione umana. Soltanto un<text:line-break/>umanoide può entrare in sintonia con questo oggetto, cheé<text:line-break/>lo trasforma in un umano di bella presenza, con peso e<text:line-break/><text:line-break/>LIVELLO 2 | LE STANZE ARCANE<text:line-break/><text:line-break/>altezza nella media. Î] diadéma sceglie le caratteristiche<text:line-break/>fisiche della forma, corme l’età, il sesso, il colore della pelle,<text:line-break/>il colore dei capelli e la voce. Solo la taglia del possessore<text:line-break/>cambia: le statistiche e 1 tratti razziali non cambiano, e<text:line-break/>nemmeno gli altri oggetti da lui indossati o trasportati.<text:line-break/>Rimuovendo il diadema, l’effetto termina.<text:line-break/><text:line-break/>1F. TESORO DI YEK<text:line-break/>Questa stanza contiene il fesoro seguente:<text:line-break/><text:line-break/>* Un macabro diorama composto dai cadaveri impagliati<text:line-break/>di un beholder e sei goblin, tutti in posa da battaglia e<text:line-break/>decorati con gioielli di scena.<text:line-break/><text:line-break/><text:soft-page-break/>. Una scacchiera in avorio su un tavolino di pietra.<text:line-break/><text:line-break/>: Un dipinto incorniciato, alto 2,7 metri e largo 90 cm, in<text:line-break/>cui Yek è raffigurato nella sua regale forma umana e si<text:line-break/>erge orgogliosamente, sfoggiando il diadema dorato che<text:line-break/>porta sul capo.<text:line-break/><text:line-break/>: Un solido forziere di legno rinforzato con bande di ferro e<text:line-break/>dotato di anelli di ferro come maniglie.<text:line-break/><text:line-break/>Se i personaggi saccheggiano il diorama, trovano quindici<text:line-break/>gioielli di scena del valore di 1 mo ciascuno. La scacchiera in<text:line-break/>avorio vale 25 mo. Il forziere di legno contiene 2.000 ma.<text:line-break/><text:line-break/>Îl dipinto di Yek non ha alcun valore, ma un personaggio<text:line-break/>ingegnoso potrebbe riuscire a venderlo per 50 mo,<text:line-break/>spacciandolo per il ritratto di un'importante figura storica<text:line-break/>presso un compratore ingenuo; per farlo dovrà effettuare<text:line-break/>CON successo una prova di Carisma (Inganno) con CD 13.<text:line-break/><text:line-break/>2. CAMERE DI KALABASH<text:line-break/><text:line-break/>Kalabash era uno degli apprendisti di Halaster, pur non<text:line-break/>essendo uno dei sette originali. È rimasto intrappolato<text:line-break/>in una sacca dimensionale per centinaia di anni e ora<text:line-break/><text:line-break/>è impazzito definitivamente. I personaggi potrebbero<text:line-break/>incontrarlo mentre esplorano Îe sue stanze.<text:line-break/><text:line-break/>2A. POMPA DELL'ACQUA<text:line-break/><text:line-break/>[] centro di questa stanza è occupato da una pompa a mano<text:line-break/>di ferro arrugginita e da una profonda vasca di pietra. La<text:line-break/>pompa trae acqua da una sorgente situata tra i livelli del<text:line-break/>dungeon. Se si usa un ' azione per manovrare la pompa,<text:line-break/>nella vasca si riversa una quantità di acqua potabile pari a<text:line-break/>(1d4 + 1)x 4 litri.<text:line-break/><text:line-break/>2B. LABORATORIO ABBANDONATO<text:line-break/><text:line-break/>Questa camera è piena di tavoli e calderoni polverosi.<text:line-break/><text:line-break/>Il focolare di pietra è freddo e spento. Sui tavoli sono<text:line-break/>accumulati strumenti alchemici di vario tipo, invecchiati<text:line-break/>al punto di essere inutilizzabili. Chi disturba la quiete del<text:line-break/>laboratorio in qualsiasi modo mette in allarme lo spettro<text:line-break/>nell'area 2c,<text:line-break/><text:line-break/>2C. CUCINA DEL MAGo<text:line-break/><text:line-break/>Questa cucina decrepita contiene un forno, un lavandino,<text:line-break/>un focolare con una pentola chiusa da un coperchio e vari<text:line-break/>scaffali carichi di pentole, padelle e utensili.<text:line-break/><text:line-break/>Uno spettro si è nascosto nella pentola: ne esce se<text:line-break/>qualcuno solleva il coperchio o se è disturbato da qualche<text:line-break/>rumore nell’area 2b. Lo spettro può comandare quattro<text:line-break/>pentole c padelle nelle vicinanze e manovrarle a suo<text:line-break/>piacimento; questi oggetti vanno considerati come spade<text:line-break/>volanti che infliggono danni contundenti anziché taglienti.<text:line-break/>Se lo spettro è sconfitto, le pentole e le padelle cadono a<text:line-break/>terra sferragliando e tornano a essere inanimate.<text:line-break/><text:line-break/>2D. CAMERA DA LETTO DI KALABASH<text:line-break/><text:soft-page-break/><text:line-break/>Sulla porta di questa camera è appeso un cartello scritto<text:line-break/>in Comune, che recita: “Camera di Kalabash. Non</text:p>
      <text:p text:style-name="P1"/>
      <text:p text:style-name="P1"/>
      <text:p text:style-name="P1"/>
      <text:p text:style-name="P1">@@@ 2 @@@</text:p>
      <text:p text:style-name="P1"/>
      <text:p text:style-name="P1"/>
      <text:p text:style-name="P1"/>
      <text:p text:style-name="P1">entrate se non vi chiamate Halaster.” La camera contiene<text:line-break/>quanto segue:<text:line-break/><text:line-break/>Mobili. Un letto impolverato è disposto con la testata contro<text:line-break/>la parete nord. Ai piedi del letto, c'è un baule di legno<text:line-break/>chiuso a chiave (vedi “Baule con Trappola” più sotto). Su<text:line-break/>una scrivania nell’angolo sudest, sono stati accumulati<text:line-break/>vecchi tomi ammuffiti (vedi “Tesoro” più sotto).<text:line-break/><text:line-break/>Cerchio di Evocazione. Un vecchio tappeto intessuto di<text:line-break/>simboli arcani copre il centro della stanza (sul pavimento<text:line-break/>di pietra sotto il tappeto, è stato dipinto un cerchio di<text:line-break/>evocazione del diametro di 3 metri, ora parzialmente<text:line-break/>cancellato).<text:line-break/><text:line-break/>Îl cerchio di evocazione sotto il tappeto emana un'aura<text:line-break/>magica di abiurazione se esaminato con un incantesimo<text:line-break/>individuazione del magico, ma tre dei suoi glifi di<text:line-break/>attivazione sono stati cancellati. Se un personaggio<text:line-break/>esamina il cerchio ed effettua con successo una prova di<text:line-break/>Intelligenza (Arcano o Indagare) con CD 15, può ricostruire<text:line-break/>il cerchio e usare una pittura o il sangue per ricostruire i<text:line-break/>glifi mancanti nel giro di 1d10 minuti.<text:line-break/><text:line-break/>Una volta completato, il cerchio evoca immediatamente<text:line-break/>Kalabash (CM mago umano Calishita; per le statistiche<text:line-break/>consultare il Monster Manual). Kalabash appare al centro<text:line-break/>del cerchio e attacca ogni creatura che vede. È ubriaco e<text:line-break/>subisce gli effetti della condizione avvelenato finché non<text:line-break/>torna sobrio o finché un incantesitmo ristorare inferiore<text:line-break/>o un’altra magia analoga non pone fine alla condizione.<text:line-break/>Cancellando parte del cerchio completato, Kalabash viene<text:line-break/>trascinato di nuovo nella sua sacca dimensionale.<text:line-break/><text:line-break/>L'unico oggetto di valore in possesso di Kalabash è il suo<text:line-break/>libro degli incantesimi, che contiene gli incantesimi da lui<text:line-break/>preparati. Porta inoltre con sé un fiasco di vino vuoto.<text:line-break/><text:line-break/>RBaule con Trappola. Il baule di legno è costruito<text:line-break/>solidamente e la sua serratura d acciaio è protetta da una<text:line-break/>trappola magica. Per scassinare la serratura, è necessario<text:line-break/>usare gli arnesi da scasso ed effettuare con successo<text:line-break/>una prova di Destrezza con CD 15. Se quella prova non<text:line-break/>ha successo, o se qualcuno cerca di rompere o forzare la<text:line-break/>serratura, dal meccanismo si sprigiona un piccolo fulmine<text:line-break/>che infligge 10 (3d6) danni da fulmine alla creatura che tenta<text:line-break/>di manometterlo (senza tiri salvezza). Il forziere è vuoto, se<text:line-break/>si eccettua un biglietto scritto in Comune che recita: “Fondi<text:line-break/>per la vecchiaia. Non spenderli tutti in birra, Kalabash!”<text:line-break/><text:line-break/>Tesoro. Sulla scrivania sono poggiati circa venti vecchi<text:line-break/>libri. Ogni libro è vuoto e può essere venduto per 10 moò.<text:line-break/><text:line-break/>3. MARIONETTA DI HALASTER<text:line-break/><text:soft-page-break/><text:line-break/>Entrambe le porte di questa stanza sono difficili da aprire<text:line-break/>poiché vari mobili sono stati ammassati sul lato opposto.<text:line-break/>Effettuando con successo una prova di Forza (Atletica)<text:line-break/>con CD 15 è possibile aprire una porta a viva forza. Oltre a<text:line-break/>queste rozze barricate, la stanza contiene quanto segue:<text:line-break/><text:line-break/>Automa. Una marionetta animata di Halaster Blackcloak<text:line-break/>a grandezza naturale sta lavorando alacremente a un<text:line-break/>esperimento. La marionetta è fatta per buona parte<text:line-break/>di legno e di stoffa e ha un malridotto mantello grigio<text:line-break/>drappeggiato sulle spalle. Dozzine di occhi di stoffa sono<text:line-break/>stati cuciti sul mantello.<text:line-break/><text:line-break/>Tavolo. La marionetta è china su un tavolo di pietra<text:line-break/>ricoperto di attrezzature alchemiche impolverate e fiale<text:line-break/>piene di varie sostanze solide o liguide, ma nessuno di<text:line-break/>questi oggetti ha valore o è pericoloso,<text:line-break/><text:line-break/>La marionetta reagisce a qualsiasi movimento entro<text:line-break/>6 metri da essa e minaccia ogni creatura che si avvicini<text:line-break/>ulteriormetnte, gridando con la voce di Halaster: “Che la<text:line-break/>magia ti infligga una morte terribile e dolorosa! Palle di<text:line-break/><text:line-break/>fuoco e fulmini! Vattene!” Parla e capisce il Comune, ma<text:line-break/>non pronuncia altro che vuote minacce e il desiderio di<text:line-break/>continuare il suo “lavoro” indisturbato. Se qualcuno gli<text:line-break/>chiede a cosa stia lavorando, grida: “Magia!” e ridacchia. Se<text:line-break/>un personaggio osserva la marionetta al lavoro ed effettua<text:line-break/>con successo una prova di Intelligenza (Arcano) con CD 10,<text:line-break/>nota che la marionetta non fa altro che mescolare sostanze<text:line-break/>innocue tra loro e borbottare paroloni senza senso.<text:line-break/><text:line-break/>La marionetta è un costrutto Medio con CA 10, &amp; punti<text:line-break/>ferita, una velocità base sul terreno di 6 metri, immunità ai<text:line-break/>danni psichici e da veleno e punteggi di taratteristica pari a<text:line-break/>10. Non può essere affascinata o spaventata e non è soggetta<text:line-break/>all’indebolimento. Parla e capisce il Comune, non ha attacchi<text:line-break/>e cade a pezzi se scende a 0 punti ferita è se qualcuno lancia<text:line-break/>CON successo un incantesimo dissolvi magie {CD 15) su di<text:line-break/>essa. All'interno della marionetta, è nascosta un’ampolla di<text:line-break/>fuoco dell'alchimista che si frantuma quando la marionetta<text:line-break/>cade in pezzi, incendiando i suoi resti. L’ampolla non infligge<text:line-break/>alcun danno alle creature vicine quando si spezza.<text:line-break/><text:line-break/>Se la marionetta è distrutta, la voce di Halaster grida<text:line-break/>magicamente: “Auugh! Ora chi troverà la cura per la febbre<text:line-break/>lurida?!”, poi cala il silenzio.<text:line-break/><text:line-break/>4, ACCAMPAMENTO ABBANDONATO<text:line-break/><text:line-break/>La Gilda di Xanathar aveva allestito un campo base in<text:line-break/>quest'area, ma è stata costretta ad abbandonarlo dopo uno<text:line-break/>scontro con i Grandi Amici di Daggerford.<text:line-break/><text:line-break/>Questa stanza è disseminata di scorte alimentari andate<text:line-break/>a male e di ciò che resta di un fuoco da campo. I cadaveri<text:line-break/>di tre bugbear e quello di un divoracervelli sono ammassati<text:line-break/>nell’angolo nordest. Se 1 personaggi perquisiscono i1<text:line-break/>cadaveri, trovano un frammento di pergamena con la frase<text:line-break/>seguente scritta in Comune: “Tanti quante sono le stelle nel<text:line-break/>cielo.”" Questa è la frase di riconoscimento per entrare senza<text:line-break/>problemi nell’avamposto della Gilda di Xanathar nell’area 9.<text:line-break/><text:line-break/><text:soft-page-break/>5. PORTALE ARCUATO PER IL LIVELLO 4<text:line-break/><text:line-break/>(Juesta camera polverosa è nascosta dietro una porta<text:line-break/>segreta costruita per apparire come una normale sezione<text:line-break/>della parete.<text:line-break/><text:line-break/>Al centro della parete nord della stanza, è incassato un<text:line-break/>arco di pietra la cui struttura è decorata con le immagini<text:line-break/>di una pioggia di monete. Sulla chiave di volta dell’arco<text:line-break/>compare una sottile fessura. Questo è uno dei portali<text:line-break/>magici di Halaster (vedi “Portali” a pagina 12), a cui si<text:line-break/>applicano le regole seguenti:<text:line-break/><text:line-break/>- Inserendo una moneta d'oro nella fessura della chiave<text:line-break/>di volta, la moneta scompare e il portale si apre per<text:line-break/>1 minuto. Le altre monete inserite nella fessura<text:line-break/>scompaiono ma non aprono i] portale.<text:line-break/><text:line-break/>- Î personaggi devono essere di livello pari o superiore<text:line-break/>all’8° per attraversare questo portale (vedi “Jhesiyra<text:line-break/>Kestellharp” a pagina 10). La prima creattura a passare<text:line-break/>attraverso il portale innesca una runa antica {vedi “Rune<text:line-break/>Antiche” a pagina 12).<text:line-break/><text:line-break/>. Una creatura che attraversa il portale compare nell’area<text:line-break/>l1c del livello 4, nello spazio libero più vicino al portale<text:line-break/>identico situato in quell'area.<text:line-break/><text:line-break/>6. MUSICA DEI MORTI<text:line-break/><text:line-break/>Nel corridoio che conduce a questa camera echeggia la<text:line-break/>melodia struggente di un clavicembalo. Questa stanza<text:line-break/>contiene quanto segue:<text:line-break/><text:line-break/>Clavicembalo. Il centro della stanza è occupato da un<text:line-break/>clavicembalo composto interamente di ossa: perfino<text:line-break/>la tastiera è fatta di ossa di dita umane, naniche, ogre<text:line-break/><text:line-break/>LIVELLO 2 | LE STANZE ARCANE</text:p>
      <text:p text:style-name="P1"/>
      <text:p text:style-name="P1"/>
      <text:p text:style-name="P1"/>
      <text:p text:style-name="P1">@@@ 3 @@@</text:p>
      <text:p text:style-name="P1"/>
      <text:p text:style-name="P1"/>
      <text:p text:style-name="P1"/>
      <text:p text:style-name="P1">LA<text:line-break/><text:line-break/>e halfling. Dal clavicembalo si diffonde una melodia<text:line-break/>melanconica.<text:line-break/><text:line-break/>Incisione. Sulla parete nord, è incisa una singola battuta di<text:line-break/>note musicali, sbiadite e difficili da leggere.<text:line-break/><text:line-break/>l clavicembalo d'ossa è stato incantato per suonare da solo,<text:line-break/>ma si ferma quando una créatura vivente arriva a meno di 3<text:line-break/>metri. Un incantesimo individuazione del magico rivela un'aura<text:line-break/>magica di evocazione attorno al clavicembalo e un'aura magica<text:line-break/>di necromanzia più piccola emanata da qtualcosa al suo interno.<text:line-break/><text:line-break/>Qualsiasi personaggio dotato di competenza in uno<text:line-break/>strumento musicale può suonare correttamente sul<text:line-break/>clavicembalo di ossa le note raffigurate. Ogni altro<text:line-break/>personaggio che tenta di farlo deve effettuare una prova di<text:line-break/><text:soft-page-break/>Intelligenza (Intrattenere) con CD 20. In caso di successo,<text:line-break/>un teschio decorativo appeso sopra i tasti si sgancia e rivela<text:line-break/>il tesoro (vedi “Tesoro” più sotto). In caso di fallimento, il<text:line-break/>suonatore deve effettuare un tiro salvezza su Costituzione<text:line-break/>con CD 15. Se lo fallisce, subisce 22 (4d10) danni necrotici e<text:line-break/>la carne delle sue mani viene consumata: le mani diventano<text:line-break/>bianche e scarnificate, ma continuano a funzionare.<text:line-break/><text:line-break/>Tesoro. All'interno del clavicembalo, è stata nascosta<text:line-break/>una pergamena magica di rianimare morti. Suonando le<text:line-break/>note musicali giuste, si apre uno scomparto nascosto che<text:line-break/>contiene la pergamena. Se il clavicembalo viene sfondato o<text:line-break/>spaccato, la pergamena resta danneggiata ed è inutilizzabile.<text:line-break/><text:line-break/>7. SCOPERTE FOLGORANTI<text:line-break/><text:line-break/>Alcune camere utilizzate un tempo per immagazzinare<text:line-break/><text:line-break/>le attrezzature da scavo e il rame grezzo estratto dai<text:line-break/>giacimenti sono ora state trasformate in laboratori<text:line-break/>sperimenitali di elettricità e necromanzia. Trenzia, una dei<text:line-break/>nuovi apprendisti di Halaster, conduce qui le sue ricerche.<text:line-break/><text:line-break/>7A. OFFIGCINA DI TRENZIA<text:line-break/><text:line-break/>Questa officina ben tenuta puzza di carne putrefatta e di<text:line-break/>ozono. Î tavoli sono carichi di strani strumenti di metallo<text:line-break/>concepiti per misurare l’elettricità e di alcuni pezzi di<text:line-break/>pergamena pieni di appunti con termini come “velocità di<text:line-break/>decomposizione” e “accumulazione di cariche”.<text:line-break/>Annotazione del Diario. Ispezionando nel dettaglio<text:line-break/>la camera, i personaggi troveranno un pezzo di carta<text:line-break/>che apparteneva al diario di Trenzia, con la seguente<text:line-break/>annotazione: “Giorno 1: Halaster mi ha concesso questa<text:line-break/>miniera di rame abbandonata all’interno delle Stanze<text:line-break/>Arcane. Finalmente potrò accedere alle componenti che mi<text:line-break/>servono per i miei esperimenti.” Tutto ciò che segue questa<text:line-break/>frase si è scolorito fino a diventare illeggibile,<text:line-break/><text:line-break/>7B. BARILI DEI GHOUL<text:line-break/><text:line-break/>Barili. Dodici barili di legno sigillati e coperti di polvere<text:line-break/>sono stati allineati lungo le pareti. Tre sono vuoti, tre<text:line-break/>contengono frammenti di rame grezzo grandi quanto un<text:line-break/>pugno (per un valore di 50 mo in rame per ogni barile) e<text:line-break/>ognuno degli ultimi sei contiene un ghoul rannicchiato.<text:line-break/>Se uno qualsiasi di questi barili viene disturbato, tutti e<text:line-break/>sei i ghoul saltano fuori e attaccano.<text:line-break/><text:line-break/>Amaca. Un'amaca carica di coperte è stata appesa a due<text:line-break/>ganci lungo la parete nord (vedi “Annotazione del Diario”<text:line-break/>più sotto).<text:line-break/><text:line-break/>Porta Placcata di Rame. Una porta placcata di rame è<text:line-break/>situata nell'angolo sudest.<text:line-break/><text:line-break/>La porta placcata di rame è collegata alla griglia<text:line-break/>folgorante dell’area 7c. Se le creature nell'area 7c non sono<text:line-break/>state distrutte, la porta emana un debole ronzio quando<text:line-break/>qualcuno si avvicina. Se una creatura tocca la porta<text:line-break/>ronzante, deve effettuare un tiro salvezza su Destrezza<text:line-break/><text:line-break/>con CD 10; se fallisce, subisce 10 (3d6) danni da fulmine,<text:line-break/><text:line-break/><text:soft-page-break/>LIVELLO 2 | LE STANZE ARCANE<text:line-break/><text:line-break/>mentre se lo supera, subisce la metà di quei danni. Se<text:line-break/>una creatura indossa un'armatura di metallo, subisce<text:line-break/>svantaggiò al tiro salvezza.<text:line-break/><text:line-break/>Annotazione del Diario. Tra le pieghe delle coperte<text:line-break/>ammuffite sull’amaca, c'è un’'altra pagina del diario di<text:line-break/>Trenzia. L'unica parte leggibile del testo recita: “Giorno<text:line-break/>3. Non mi fido più degli altri apprendisti. Quello che loro<text:line-break/>considerano misticismo in realtà è scienza, lo so bené! Non<text:line-break/>sopporto più le loro formule e il loro brusio. Se qualcuno<text:line-break/>di [oro tenta di nuovo di intrufolarsi nel mio laboratorio,<text:line-break/>resterà... folgorato da una bella sorpresa!”<text:line-break/><text:line-break/>7C. LABORATORIO DI TRENZIA<text:line-break/><text:line-break/>Trenzia ha trasformato il suo laboratorio in una gigantesca<text:line-break/>trappola folgorante, spingendosi fino al punto di sacrificare<text:line-break/>se stessa pur di costruirlo.<text:line-break/><text:line-break/>Piastrelle di Rame. I] pavimento è ricoperto di<text:line-break/>piastrelle di rame.<text:line-break/><text:line-break/>Teschio Folgorante. ll teschio placcato di metallo di una<text:line-break/>mezzelfa (Trenzia) fluttua nella stanza, emanando tin<text:line-break/>brontolio crepitante ed elettrificando il pavimento con<text:line-break/>una serièé di raggi folgoranti (vedi “Trenzia” più sotto).<text:line-break/><text:line-break/>Golem. Un golem di carne si erge al centro della stanza,<text:line-break/>tra tavoli distrutti, cumuli di vetri rotti e attrezzature da<text:line-break/>scavo arrugginite.<text:line-break/><text:line-break/>Scivolo. Uno scivolo largo 1,5 metri e alto altrettanto si<text:line-break/>apre nell'angolo sudest e scende di 6 metri incurvandosi<text:line-break/>fino all'area 13a (lo scivolo contiene appigli per le mani<text:line-break/>e i piedi in abbondanza e non è richiesta alcuna prova di<text:line-break/>caratteristica per scendere).<text:line-break/><text:line-break/>Trenzia. Dopo essere impazzita a furia di condurre<text:line-break/>esperimenti scientifici e necromantici, Trenzia convinse<text:line-break/>Halaster a trasformarla in un teschio infuocato, con le<text:line-break/>modifiche seguenti:<text:line-break/><text:line-break/>* Îl teschio possiede resistenza ai danni da fuoco e<text:line-break/>immunità ai danni da fulmine.<text:line-break/><text:line-break/>- Ha preparato l'incantesimao fulmine al posto di<text:line-break/>palla di fuoco.<text:line-break/><text:line-break/>. I] suo attacco Raggio di Fuoco è sostituito dall'opzione<text:line-break/>d'attacco Raggio Folgorante, che infligge danni da<text:line-break/>fulmine invece di danni da fuoco.<text:line-break/><text:line-break/>A ogni suo turno, il teschio usa la sua azione per<text:line-break/>elettrificare il pavimento ricoperto di rame con i1 suoi raggi<text:line-break/>folgoranti. Il pavimento rimane elettrificato fino all'inizio<text:line-break/>del turno successivo del teschio. Finché il pavimento è<text:line-break/>elettrificato, ogni creatura che mette piede sulle piastrelle<text:line-break/>di rame o inizia il proprio turno a contatto con le piastrelle<text:line-break/>subisce 10 (3d6) danni da fulmine. Invece di subire danni,<text:line-break/>il golem di carne recupera 10 punti ferita ogni volta che<text:line-break/>inizia il proprio turno sul pavimento elettrificato.<text:line-break/><text:line-break/><text:soft-page-break/>Se il teschio è distrutto e ringiovanisce successivamente<text:line-break/>(vedi il tratto Ringiovanimento del teschio infuocato),<text:line-break/>riprende a elettrificare il pavimento e a difendere la stanza,<text:line-break/>con o senza il golem.<text:line-break/><text:line-break/>Golem di Carne. Il golem di carne ha l'ordine di uccidere<text:line-break/>tutti gli intrusi e di non uscire mai dalla stanza. Obbedisce a<text:line-break/>questi ordini e agli altri ordini del teschio finché non entra in<text:line-break/>uno stato di berserk, Se il golem attacca il teschio di Trenzia<text:line-break/>mentre è in berserk, il teschio usa la sua azione successiva<text:line-break/>per tentare di calmare il golem. Mentre tenta di calmare il<text:line-break/>golem, il teschio non può elettrificare il pavimento.<text:line-break/><text:line-break/>7D. DISASTRI MINERARI<text:line-break/>Tre ghast si sono rannicchiati dietro la porta che conduce a<text:line-break/>quest'area, in attesa di attaccare.<text:line-break/><text:line-break/>Questa stanza contiene ciò che resta di un'operazione<text:line-break/>mineraria. Îl pavimento è disseminato di picconi e martelli,</text:p>
      <text:p text:style-name="P1"/>
      <text:p text:style-name="P1"/>
      <text:p text:style-name="P1"/>
      <text:p text:style-name="P1">@@@ 4 @@@</text:p>
      <text:p text:style-name="P1"/>
      <text:p text:style-name="P1"/>
      <text:p text:style-name="P1"/>
      <text:p text:style-name="P1">nonché delle ossa rosicchiate, delle vesti nere strappate<text:line-break/>e degli stivali di gomma di una mezzelfa maga. Il teschio<text:line-break/>della mezzelfa è visibilmente assente (1é ossa e le vesti<text:line-break/>appartenevano a Irenzia: Halaster gettò il suo corpo in<text:line-break/>pasto ai ghast).<text:line-break/><text:line-break/>7E. VENA DI RAME<text:line-break/><text:line-break/>Vena di Rame. Un tratto di pietra della parete è<text:line-break/>attraversato da una vena di rame allo stato grezzo.<text:line-break/><text:line-break/>Rifiuti. Un pezzo di carta giace sul pavimento.<text:line-break/><text:line-break/>Il pezzo di carta è un altro frammento del diario di<text:line-break/>Trenzia che recita: “Giorno 10. Grazie ai fulmini e ad alcuni<text:line-break/>cavi di rame, ho creato un branco di ghoul, ma Hal non ne<text:line-break/>è rimasto impressionato. Dice che non sono pronta per il<text:line-break/>Nucleo del Dweomer e i suoi segreti arcani. Gli dimostrerò<text:line-break/>il contrario. Il suo golemrn di carne mi ha dato un'idea per<text:line-break/>una trappola più insidiosa di qualsiasi trappola che Hal<text:line-break/>potrebbe mai concepire. I fulmini... esiste qualcosa che non<text:line-break/>possano fare?”<text:line-break/><text:line-break/>8. CROCEVIA DEGLI AFFRESCHI<text:line-break/><text:line-break/>Gli affreschi alle pareti di questo quadrivio raffigurano<text:line-break/>alcuni nani degli scudi al lavoro. Le immagini sono<text:line-break/>animate magicamente: i nani fanno rotolare i barili e li<text:line-break/>impilano, scolpiscono blocchi di pietra, bevono da boccali<text:line-break/>di pietra e così via. Quando i personaggi sìi incamminano<text:line-break/>lungo un determinato corridoio, i nani li salutano con la<text:line-break/>mano e di tanto in tanto fanno l'occhiolino. Questi affreschi<text:line-break/>animati SOnNo innoOcui.<text:line-break/><text:line-break/>9, POSTAZIONE DI GUARDIA<text:line-break/>DI OCGCCHI DI RAGNO<text:line-break/><text:line-break/>La Gilda di Xanathar controlla questo angolo del dungeon.<text:line-break/><text:soft-page-break/>Shunn Shurreth, un esule drow che gode del favore del<text:line-break/>beholder signore del crimine, comanda le forze stanziate in<text:line-break/>quest'area.<text:line-break/><text:line-break/>A. CORRIDOIO CON TRAPPOLE<text:line-break/><text:line-break/>Bugbear. Due bugbear montano la guardia all’estremità<text:line-break/>est di questo lungoò corridoio, nel punto in cui si restringe<text:line-break/>fino a misurare 3 metri di larghezza,<text:line-break/><text:line-break/>Trappole dei Dardi. La parete nord nasconde cinque<text:line-break/>trappole dei dardi avvelenati, innescate dalle piastre<text:line-break/>a pressione sul pavimento contrassegnate con la T<text:line-break/>sulla mappa 2.<text:line-break/><text:line-break/>I bugbear Bolgus e Bulkar disattivano le trappole<text:line-break/>dei dardi quando i membri della Gilda di Xanathar si<text:line-break/>avvicinano. Quando da ovest arrivano delle creature<text:line-break/>sconosciute, Bolgus grida loro di fermarsi e Bulkar chiede:<text:line-break/>“Quanti occhi ha Xanathar?” La risposta esatta è: “Tanti<text:line-break/>quante sono le stelle nel cielo." Se qualcuno risponde in<text:line-break/>modo sbagliato, i bugbear lo invitano a farsi avanti ma non<text:line-break/>disattivano le trappole.<text:line-break/><text:line-break/>Se i personaggi arrivano dall’area 9b senza una scorta<text:line-break/>della Gilda di Xanathar, i bughbear li attaccano.<text:line-break/><text:line-break/>Dardi Avvelenati. Le cinque trappole dei dardi avvelenati<text:line-break/>Sono inserite nelle pareti a nord delle piastre a pressione.<text:line-break/>Se un personafgdio cerca potenziali trappole all'interno del<text:line-break/>corridoio ed effettua con successo una prova di Saggezza<text:line-break/>(Percezione) con CD 15, avvista la piastra a pressione più<text:line-break/>vicina e i fori dei dardi nella parete a nord di essa.<text:line-break/><text:line-break/>Quando un peso superiore a 10 kg si trova su una piastra<text:line-break/>a pressione, quattro dardi vengono scagliati dalla parete<text:line-break/>nord. Ogni dardo effettua un attacco a distanza (+8 al tiro<text:line-break/>per colpire) contro un bersaglio casuale sopra la piastra<text:line-break/>a pressione. Se un dardo colpisce, infligge 2 (1d4) danni<text:line-break/><text:line-break/>perforanti e il bersaglio deve effettuare un tiro salvezza su<text:line-break/>Costituzione con CD 15; se fallisce, subisce 10 (3d46) danni<text:line-break/>da veleno, mentre se lo supera, subisce la metà di quei<text:line-break/>danni. Ogni trappola può essere innescate tre volte prima<text:line-break/>che la sua riserva di dardi si esaurisca.<text:line-break/><text:line-break/>Leva Nascosta. Una leva, nascosta da una finta sezione<text:line-break/>del muro di pietra accanto alla postazione dei bughear,<text:line-break/>consente di attivare e disattivare le trappole dei dardi<text:line-break/>avvelenati. Se un personaggio ispeziona l’area, trova la<text:line-break/>falsa pietra e la leva effettuando con successo una prova di<text:line-break/>Saggezza (Percezione) con CD 15.<text:line-break/><text:line-break/>9B. BANDA DI SHUNN<text:line-break/><text:line-break/>Lanterne. Alcune malridotte lanterne a olio sono state<text:line-break/>appoggiate sui blocchi di pietra rovesciati nella stanza,<text:line-break/>illuminando questa sala parzialmente crollata.<text:line-break/><text:line-break/>Mobili. Varie casse, barili e sette brandine di legno sono<text:line-break/>state allineate lungo le pareti.<text:line-break/><text:line-break/>Gilda di Xanathar. Sette membri della Gilda di Xanathar<text:line-break/>(NM malviventi umani) e il loro capo Shunn “Occhi di<text:line-break/><text:soft-page-break/>Ragno” Shurreth (vedi “Shunn Shurreth” più sotto), si<text:line-break/>sono radunati attorno a un fuoco da accampamento al<text:line-break/>centro della sala. Due divoracervelli si sono innestati nei<text:line-break/>crani di due mernbri della Gilda di Xanathar. Le creature<text:line-break/>usano il loro tratto Individuazione dei Senzienti per<text:line-break/>percepire telepaticamente le creature intelligenti in arrivo.<text:line-break/><text:line-break/>Shunn e i suoi malviventi non possono essere sorpresi se<text:line-break/>i divoracervelli percepiscono gli intrusi in avvicinamento.<text:line-break/>Se il corpo ospite di un divoracervelli resta ucciso, la<text:line-break/>creatura cerca di trovarne un altro.<text:line-break/><text:line-break/>Shunn Shurreth. Shunn ha deluso una drow<text:line-break/>sacerdotessa di Lolth, che ha scagliato su di lui una<text:line-break/>maledizione e lo ha esiliato. La maledizione lo ha<text:line-break/>trasformato parzialmente in un ragno, dotandolo di otto<text:line-break/>occhi rossi da aracnide, una bocca piena di zanne e un'ispida<text:line-break/>peluria nera che ricopre i suoi arti snelli. Un incantesimo<text:line-break/>rimuovi maledizione o ristorare superiore può restituire a<text:line-break/>Shunn la sua forma naturale, ma il drow non vuole che la<text:line-break/>maledizione sia rimossa. Îl suo aspetto mostruoso incute<text:line-break/>paura nei cuori dei suoi compagni d’armi e gli ha procurato<text:line-break/>il favore di Xanathar. Shunn crede che se tornasse alla sua<text:line-break/>forma normale, la sua influenza sulla banda si indebolirebbe,<text:line-break/>come anche il suo prestigio presso la Gilda di Xanathar.<text:line-break/><text:line-break/>Shunn è un drow combattente scelto, con le<text:line-break/>modifiche seguenti:<text:line-break/><text:line-break/>. Shunn è legale malvagio.<text:line-break/><text:line-break/>: Finché è maledetto con le fattezze di un ragno, può<text:line-break/>scalare le superfici più difficili € muoversi anche sui<text:line-break/>soffitti, senza dover effettuare una prova di caratteristica.<text:line-break/><text:line-break/>Shunn si muove e conversa con insolita eleganza e<text:line-break/>predilige la diplomazia alla violenza quando ha a che fare<text:line-break/>con gli avventurieri. Se i personaggi sembrano interessati a<text:line-break/>una tregua, Shunn offre loro 50 mo in cambio della chiave<text:line-break/>rubata dai topi mannari che infastidiscono la sua banda. La<text:line-break/>banda di Shunn aveva trovato la chiaveé di pietra su questo<text:line-break/>livello di Sottomonte e sta ancora cercando la serratura che<text:line-break/>essa può aprire.<text:line-break/><text:line-break/>Se Shunn o i suoi sgherri vengono attaccati, il drow<text:line-break/>chiama in aiuto i bugbear dell'area 9d. In qualsiasi conflitto,<text:line-break/>l'obiettivo di Shunn è catturare i suoi nemici e trascinarli a<text:line-break/>Skullport come trofei. Una volta laggiù, i prigionieri vengono<text:line-break/>deportati all'Isola del Teschio e lasciati alle amorevoli cure<text:line-break/>del Comandante Sundeth (vedi “Skullport” a pagina 303).<text:line-break/><text:line-break/>Scorte. I barili e le casse di quest'area contengono<text:line-break/>acqua e cibo essiccato sufficienti per il sostentamento di un<text:line-break/>singolo individuo per 600 giorni o della banda di Shunn per<text:line-break/>30 giorni.</text:p>
      <text:p text:style-name="P1"/>
      <text:p text:style-name="P1"/>
      <text:p text:style-name="P1"/>
      <text:p text:style-name="P1">@@@ 5 @@@</text:p>
      <text:p text:style-name="P1"/>
      <text:p text:style-name="P1"/>
      <text:p text:style-name="P1"/>
      <text:p text:style-name="P1">i1 -<text:line-break/><text:line-break/><text:soft-page-break/>__<text:line-break/><text:line-break/>a<text:line-break/><text:line-break/>Tesoro. I malviventi portano con loro un totale di 14 mo<text:line-break/>in monete. Shunn porta appesa a un cordino nero attorno<text:line-break/>al collo una chiave d'argento (5 mo) che apre il forziere<text:line-break/>placcato in argento dell’area 9c.<text:line-break/><text:line-break/>9c. TESORO DELLA BANDA<text:line-break/><text:line-break/>Barili. Alcuni ripiani di pietra lungo le pareti sono carichi<text:line-break/>di barili talmente vecchi e marciti che cadono a pezzi non<text:line-break/>appena qualcuno tenta di maneggiarli (la birra e l'acqua<text:line-break/>che contenevano sono evaporate ormai da tempo).<text:line-break/><text:line-break/>Tavolo e Forziere. Un grosso tavolo di pietra ricoperto<text:line-break/>di ragnatele occupa il centro della stanza, con sopra un<text:line-break/>forziere di legno placcato in argento.<text:line-break/><text:line-break/>Tesoro. Il forziere è protetto da una serratura che può<text:line-break/>essere aperta con la chiave d’argento di Shunn Shurreth,<text:line-break/>ma può anche essere scassinata usando gli arnesi da<text:line-break/>scasso ed effettuando con successo una prova di Destrezza<text:line-break/>con CD 15. Il forziere contiene 100 mo, che Shunn usa per<text:line-break/>pagare la sua banda.<text:line-break/><text:line-break/>9p. DORMITORI DEI BUGBEAR<text:line-break/><text:line-break/>Dieci bugbear dormono sul pavimento polveroso di questa<text:line-break/>stanza. Accorrono a indagare qualora sentano dei rumori<text:line-break/>sospetti nell'area 9b.<text:line-break/><text:line-break/>10. TEMPIO DELLE MELME<text:line-break/><text:line-break/>Queste quattro stanze compongono un tempio dedicato<text:line-break/>all’acqua e alle melme. tutte le porte che conducono a<text:line-break/>queste stanze sono decorate con vari simboli acquatici e<text:line-break/>ogni porta, una volta chiusa, forma un ambiente sigillato a<text:line-break/>tenuta stagna.<text:line-break/><text:line-break/>I0A. IL TESCHIO NEL CUBO<text:line-break/><text:line-break/>Stanza Pulita. Questa stanza dal soffitto alto 9 metri è<text:line-break/>perfettamente pulita e priva di qualsiasi traccia di polvere<text:line-break/>o di detriti.<text:line-break/><text:line-break/>Affreschi. Sulle pareti sono stati dipinti vari affreschi,<text:line-break/>che raffigurano orrende città ciclopiche di pietra nera<text:line-break/>sommerse dalla furia del mare.<text:line-break/><text:line-break/>Melma Gigante. Un cubo gelatinoso con spigolo di 9 metri<text:line-break/>è intrappolato all’interno della stanza. Îl mostro si<text:line-break/>trova nell'angolo nordest quando i personaggi arrivano<text:line-break/>nella stanza per la prima volta. Al centro della creatura<text:line-break/>fluttua il teschio di un nano ricoperto di vetro. Se un<text:line-break/>personaggio effettua con successo una prova di Saggezza<text:line-break/>{Percezione) con CD 15, capisce che il teschio non sta<text:line-break/>levitando, ma che è sospeso all'interno di un enorme<text:line-break/>cubo gelatinoso.<text:line-break/><text:line-break/>Un incantesimo individuazione del magico rivela<text:line-break/>un'aura magica di trasmutazione attorno al teschio, che<text:line-break/>apparteneva a un duergar. Halaster ha preservato nel<text:line-break/><text:soft-page-break/>teschio la capacità magica dei duergar di ingrandirsi, Ora il<text:line-break/>teschio ha il potere di ingrandire il cubo gelatinoso e il suo<text:line-break/>rivestimento in vetro lo protegge dall’acido digerente del<text:line-break/>cubo. La rimozione del teschio dal cubo gelatinoso fa sì che<text:line-break/>il cubo torni alla sua taglia normale (con spigolo di 3 metri).<text:line-break/>Îl teschio è privo di proprietà magiche, se si eccettua la<text:line-break/>sua capacità di ingrandire i cubi gelatinosi (e forse le altre<text:line-break/>melme, a discrezione del DM).<text:line-break/><text:line-break/>Finché è ingrandito dal teschio del duergar, il cubo<text:line-break/>gelatinoso possiede le seguenti statistiche modificate:<text:line-break/><text:line-break/>- Îl cubo è Mastodontico e può contenere fino a nove<text:line-break/>creature Grandi o fino a trentasei creature di taglia<text:line-break/>Media o inferiore contemporaneamente.<text:line-break/><text:line-break/>‘ Può effettuare fino a quattro attacchi con uno<text:line-break/>Pseudopode nel suo turno e dispone di vantaggio alle<text:line-break/>prove di Forza e ai tiri salvezza su Forza.<text:line-break/><text:line-break/>LIVELLO 2 | LE STANZE ARCANE<text:line-break/><text:line-break/>- Quando il cubo torna alla sua taglia normale, le creature<text:line-break/>che non può più contenere vengono espulse negli spazi<text:line-break/>liberi attorno ad esso.<text:line-break/><text:line-break/>10B. STANZA ALLAGATA<text:line-break/><text:line-break/>Questo laboratorio dal soffitto alto 6 metri è completamente<text:line-break/>riempito da una quantità di acqua salata pari a 24.000<text:line-break/><text:line-break/>cubi con spigolo di 30 cm e generata da un incantesimo di<text:line-break/>cui è stato perduto il controllo. Se qualcuno apre la porta,<text:line-break/>l’acqua si riversa nell’area 10a. Le creature entro 6 metri<text:line-break/>dalla porta aperta sono investite dalla massa d'acqua e<text:line-break/>devono effettuare un tiro salvezza su Forza con CD 12.<text:line-break/>Ogni creatura che fallisce il tiro salvezza cade a terra prona<text:line-break/>e subisce 5 (1d10) danni contundenti.<text:line-break/><text:line-break/>Una volta che l’acqua è uscita, riempie entrambe le<text:line-break/>stanze alla profondità di poco più di un centimetro.<text:line-break/>Assieme all’acqua, viene riversato nell'area 10a il cadavere<text:line-break/>marcescente di un mago urmano che indossa una tunica<text:line-break/>verde e viola. Questo è tutto ciò che resta di Salamanth,<text:line-break/>uno dei più avventati apprendisti di Halaster.<text:line-break/><text:line-break/>Tesoro. Se i personaggi ispezionano la stanza trovano<text:line-break/>alcuni tavoli rovesciati, libri corrosi dall’acqua salata e una<text:line-break/>bacchetta di vetro (il focus arcano del mago defunto) del<text:line-break/>valore di 25 mo.<text:line-break/><text:line-break/>10C. ALTARE DI JUIBLEX<text:line-break/><text:line-break/>Falso Altare. A] centro di questa stanza alta 6 metri, è<text:line-break/>situato un altare in pietra calcarea sormontato da un<text:line-break/>cumulo deforme d'oro, che sembra quasi sia stato riversato<text:line-break/>sull'altare in forma fusa e abbandonato sul posto finché non<text:line-break/>si è raffreddato e indurito (in realtà, è un'ameba paglierina<text:line-break/>dal colore insolito, intrappolata in una stasi magica).<text:line-break/><text:line-break/>Bassorilievi. Una muffa nera penzola dagli occhi senza<text:line-break/>palpebre e dalle bocche spalancate scolpite sulle pareti<text:line-break/>(i bassorilievi sulle pareti rappresentano il signore<text:line-break/>dei demoni Juiblex, eternamente affamato; anche se<text:line-break/><text:soft-page-break/>inquietanti, le immagini sono innocue).<text:line-break/><text:line-break/>Un esame ravvicinato dell'altare rivela un'iscrizione in<text:line-break/>Abissale che recita: “Un dono di carne ceduto volontariamente<text:line-break/>può placare la nostra fame eterna.” Se un personaggio<text:line-break/>ispeziona il “cumulo d'oro”, può cogliere la sua vera natura<text:line-break/>effettuando con successo una prova di Intelligenza (Natura)<text:line-break/>con CD 12. Un incantesimo individuazione del magico rivela<text:line-break/>un'aura magica di trasmutazione attorno all'ameba paglierina,<text:line-break/>che suggerisce la presenza di un campo di stasi.<text:line-break/><text:line-break/>Îl campo di stasi immobilizza la melma, ma la rende<text:line-break/>anche resistente ai danni. Questa magia viene dissolta<text:line-break/>quando la creatura entra in contatto con la carne o è<text:line-break/>bersagliata da un incantesimo dissolvi magie (CD 17)<text:line-break/>lanciato con successo, Una volta liberata dalla stasi,<text:line-break/>l’ameba paglierina attacca.<text:line-break/><text:line-break/>]0D. STANZA CROLLATA<text:line-break/><text:line-break/>Questa stanza è parzialmente crollata, ma qualcuno ha<text:line-break/>scavato dei tunnel attraverso le sezioni che hanno ceduto,<text:line-break/>per accedere ai corridoi del dungeon situati più a sud e a<text:line-break/>est. Il pavimento è ricoperto di polvere e di detriti, ma la<text:line-break/>stanza non contiene nulla di interessante.<text:line-break/><text:line-break/>l1. TANA DI MIDNA<text:line-break/><text:line-break/>Un’apprendista di Halaster si impossessò di quest’area<text:line-break/><text:line-break/>e ne fece il suo laboratorio alcuni secoli fa, usando la<text:line-break/><text:line-break/>sua padronanza dell’incantesimo servitori inosservati<text:line-break/>per creare vari aiutanti invisibili. [ servitori inosservati<text:line-break/>rimasero nell’area anche dopo la sua morte, in attesa del<text:line-break/>suo ritorno. Midna Tauberth, una dei Grandi Amici di<text:line-break/>Daggerford, di recente si è intrufolata in questa sala è ora<text:line-break/>la usa come area di riposo.</text:p>
      <text:p text:style-name="P1"/>
      <text:p text:style-name="P1"/>
      <text:p text:style-name="P1"/>
      <text:p text:style-name="P1">@@@ 6 @@@</text:p>
      <text:p text:style-name="P1"/>
      <text:p text:style-name="P1"/>
      <text:p text:style-name="P1"/>
      <text:p text:style-name="P1">lI]A. CORRIDPDOIO DELLA DEGENERAZIONE<text:line-break/><text:line-break/>Le pareti di questo passaggio sono decorate con le<text:line-break/>immagini di maghi che cedono alla follia e vengono<text:line-break/>trasformati in nothic. Un'immagine particolarmente vivida<text:line-break/>mostra dei fasci di luce verde che si sprigionano da un<text:line-break/>libro di incantesimi e trasformano un mago in una fauce<text:line-break/>gorgogliante.<text:line-break/><text:line-break/>11B. LA SIGNORA DEGLI INOSSERVATI<text:line-break/><text:line-break/>La luce tremolante proiettata da alcuni incantesimi fiamima<text:line-break/>perenne siì riversa fuori da questa stanza fin nel corridoio.<text:line-break/>Questa camera dal soffitto a volta alto 4,5 metri contiene<text:line-break/>quanto segue:<text:line-break/><text:line-break/>Luce. Su quattrò sostegni di ferro per torce installati<text:line-break/>agli angoli della stanza sono stati lanciati altrettanti<text:line-break/>incantesimi fiamma perenne.,<text:line-break/><text:soft-page-break/><text:line-break/>Midna. Midna Tauberth (NM sacerdotessa di Shar<text:line-break/>umana) si rilassa su una delle grosse poltrone situate al<text:line-break/>cerntro della stanza, servita e riverita da nove servitori<text:line-break/>inosservati viventi (vedi l’appendice A)}. Porta al collo<text:line-break/>due simboli sacri: uno a forma di moneta dorata (il<text:line-break/>simbolo di Waukeen, dea del commercio) e l’altro di disco<text:line-break/>nero orlato di viola (il simbolo di Shar, dea dell'oscurità e<text:line-break/>della perdita).<text:line-break/><text:line-break/>Mobili. Vari tavoli e scaffali vuoti sono stati allineati lungo<text:line-break/>le pareti. Lungo la parete sud è situato invece un lungo<text:line-break/>tavolo da banchetto carico di cibo fresco su vassoi di<text:line-break/>rame e brocche di rame colme di vino fino all’orlo. Il<text:line-break/>ritratto di un Halaster sorridente è appeso alla parete<text:line-break/>sopra il tavolo.<text:line-break/><text:line-break/>Ogni giorno all’alba i vassoi e le brocche del tavolo si<text:line-break/>riforniscono magicarmente di cibo e vino fresco, grazie<text:line-break/>alla magia di Halaster. L’effetto produce cibo e vino a<text:line-break/>sufficienza per dodici persone. La magia permane fintanto<text:line-break/>che il tavolo rimane in questa stanza e ci sono piatti e<text:line-break/>vasellame a sufficienza da contenere il cibo.<text:line-break/><text:line-break/>Midna Tauberth. Midna non gradisce l'idea di<text:line-break/>condividere la tana che ha appena scoperto con qualeun<text:line-break/>altro. Consiglia ai personaggi di andarsene, altrimenti<text:line-break/>subiranno la collera dei suoi servitori invisibili. Se i<text:line-break/>personaggi non se ne vanno subito, Midna ordina ai<text:line-break/>servitori di malmenarli fino a tramortirli. Se sembra<text:line-break/>che i servitori stiano per perdere lo scontro, li richiama<text:line-break/>all’ordine e, a puro scopo di sopravvivenza, si scusa per la<text:line-break/>sua arroganza e concede ai nuovi arrivati di usufruire del<text:line-break/>cibo e del vino sul tavolo.<text:line-break/><text:line-break/>Se il revenant Halleth (vedi il livello 1, area 37) è<text:line-break/>presente, cerca di uccidere Midna e di recuperare il suo<text:line-break/>simbolo sacro di Waukeen. Midna lo aveva rubato dal<text:line-break/>cadavere di Halleth e, se si ritrova di fronte al revenant,<text:line-break/>indietreggia e ordina ai suoi servitori inosservati viventi di<text:line-break/>difenderla, Se Midna muore e il simbolo sacro di Waukeen<text:line-break/>è restituito ad Halleth, la sete di vendetta del revenant è<text:line-break/>placata e sia Halleth che il simbolo sacro si sbriciolano<text:line-break/>in polvere.<text:line-break/><text:line-break/>Servitori Inosservati Vivi. l servitori inosservati<text:line-break/>obbediscono agli ordini di Midna perché la donna<text:line-break/>assomiglia alla loro creatrice. Seguono Midna e possono<text:line-break/>uscire dalla stanza per esaudire ogni suo desiderio. Midna<text:line-break/>non ha modo di distinguere un servitore dall’altro, il che<text:line-break/>significa che quando impartisce un ordine, tutti i servitori<text:line-break/>obbediscono a quell’ordine. Non può impartire un ordine<text:line-break/>a un singolo servitore senza che gli altri si mettano a<text:line-break/>svolgere quello stesso compito.<text:line-break/><text:line-break/>Tesoro. Il simbolo sacro di Shar che Midna indossa è un<text:line-break/>piccolo disco di ossidiana appeso a una catenella d'argento.<text:line-break/>Îl simbolo sacro di Waukeen è un piccolo disco d'oro su<text:line-break/><text:line-break/>cui è impresso di profilo il volto della dea. I simboli sacri<text:line-break/>valgono 25 mo ciascuno.<text:line-break/><text:line-break/>Tl ritratto di Halaster sorridente è largo 90 cm e alto<text:line-break/>1,5 metri. È privo di proprietà magiche, ma vale 25 mo;<text:line-break/><text:soft-page-break/>tuttavia, è scomodo da trasportare.<text:line-break/><text:line-break/>]2. STRUMENTI DEI NANI<text:line-break/><text:line-break/>Lungo questi corridoi, sono disposti numerosi tavoli<text:line-break/><text:line-break/>e scaffali di pietra fatiscenti su cui poggiano pesanti<text:line-break/>incudini, mole, pinze, martelli, scalpelli e altri strumenti di<text:line-break/>fattura nanica.<text:line-break/><text:line-break/>PORTALE ARCUATO PER IL LIVELLO 5<text:line-break/><text:line-break/>Nella parete all’estremità del corridoio ovest, è incassato un<text:line-break/>portale arcuato (vedi “Portali” a pagina 12). Un'ispezione<text:line-break/>ravvicinata rivela l'immagine di un albero morto incisa<text:line-break/>sulla sua chiave di volta. A questo portale si applicano le<text:line-break/>regole seguenti:<text:line-break/><text:line-break/>. Toccando l’arco con un ramo o un rametto morto, il<text:line-break/>portale si apre per 1 minuto.<text:line-break/><text:line-break/>- ] personaggi devono essere di livello pari o superiore<text:line-break/>all’A° per attraversare questo portale (vedi “]hesiyra<text:line-break/>Kestellharp” a pagina 10). La prima creatura a passare<text:line-break/>attraverso il portale innesca una runa antica (vedi “Rune<text:line-break/>Antiche” a pagina 12).<text:line-break/><text:line-break/>: Una creatura che attraversa il portale compare nell'area<text:line-break/>3b del livello 5, nello spazio libero più vicino al portale<text:line-break/>identico situato in quell'area.<text:line-break/><text:line-break/>]13. APPRENDISTI MUTATI<text:line-break/><text:line-break/>Questa sezione del dungeon, un tempo una miniera<text:line-break/>nanica di mithral, ospita gli apprendisti che cercarono di<text:line-break/>scoprire i segreti della Trama e furono trasformati in fauci<text:line-break/>gorgoglianti e in nothic.<text:line-break/><text:line-break/>— l P è ii<text:line-break/><text:line-break/>]3A. ALTARE DI DUMATHOIN<text:line-break/><text:line-break/>Fauce Gorgogliante. Una fauce gorgogliante si aggira per<text:line-break/>il corridoio a est, attaccando a vista ogni creatura.<text:line-break/><text:line-break/>Fquipaggiamento. Carrelli minerari rovesciati e<text:line-break/>attrezzature da scavo inutilizzabili di vario tipo giacciono<text:line-break/>sul pavimento.<text:line-break/><text:line-break/>Altare. Un altare di pietra rossa macchiato da una miriade<text:line-break/>di piccole impronte digitali occupa l’alcova sul lato nord.<text:line-break/><text:line-break/>L’altare è un blocco di pietra oblungo di colore rosso<text:line-break/>scuro, alto 90 em e del peso di 250 kg. È decorato con<text:line-break/>incisioni in Nanico che riproducono una serie di preghiere<text:line-break/>a Dumathoin, il Custode dei Segreti sotto la Montagna.<text:line-break/>L'altare è ricoperto di impronte delle dita unte dei goblin,<text:line-break/>cosa che ogni nano considererebbe un sacrilegio. Se<text:line-break/>un personaggio dedica del tempo a ripulire l’altare,<text:line-break/>ottiene il dono magico seguente: tutte le porte segrete gli<text:line-break/>risulteranno chiaramente visibili per le 24 ore successive.<text:line-break/>Un personaggio che profana volontariamente l’altare in<text:line-break/>questo modo e poi lo ripulisce non ottiene questo dono (le<text:line-break/>divinità naniche sono poco indulgenti).<text:line-break/><text:soft-page-break/><text:line-break/>Tesoro. Sotto uno dei carrelli minerari rovesciati sono<text:line-break/>nascosti quattro frammenti di mithral allo stato grezzo;<text:line-break/>ognuno vale 25 mo e pesa 5 kg.<text:line-break/><text:line-break/>13B. MURO DI OSSA E RUGGINE<text:line-break/><text:line-break/>Questa stanza è divisa in due da un muro alto 2,4 metri<text:line-break/><text:line-break/>e spesso 60 cm, composto da scheletri di hobgoblin e<text:line-break/>armature arrugginite; resta solo un varco di 60 cm tra la<text:line-break/>cima del muro e il soffitto. Una creatura Minuscola può<text:line-break/>passare attraverso le varie esili aperture che si aprono nel<text:line-break/>muro. Per scalarlo è necessario effettuare con successo<text:line-break/><text:line-break/>LTVELLO 2 | LE STANZE ARCANE</text:p>
      <text:p text:style-name="P1"/>
      <text:p text:style-name="P1"/>
      <text:p text:style-name="P1"/>
      <text:p text:style-name="P1">@@@ 7 @@@</text:p>
      <text:p text:style-name="P1"/>
      <text:p text:style-name="P1"/>
      <text:p text:style-name="P1"/>
      <text:p text:style-name="P1">una prova di Forza (Atletica) con CD 12. Il muro può essere<text:line-break/>sfondato o abbattuto facilrnente, ma il crollo genera un forte<text:line-break/>rumore è attira i nothic che si trovano nell'area 13e.<text:line-break/><text:line-break/>13C—-13D. SALE DA BAGNO VUOTE<text:line-break/><text:line-break/>Ognuna di queste stanze contiene una pompa arrugginita<text:line-break/>(guasta), vasche e latrine di pietra separate da sottili<text:line-break/>divisori di ardesia.<text:line-break/><text:line-break/>13E. “NoOTHIC QUALCOSA DI STRANO?”<text:line-break/><text:line-break/>Un intantesimo serratura arcana è stato lanciato sulla<text:line-break/>porta ovest. Rizzeryl, il drow mago (vedi l’area 14) può<text:line-break/>passare attraverso la porta. Le altre creature devono aprire<text:line-break/><text:line-break/>la porta a viva forza effettuando con successo una prova di<text:line-break/>Forza {Atletica) con CD 25.<text:line-break/><text:line-break/>Nothic. Quattro nothic si annidano in questa stanza<text:line-break/>(vedi sotto).<text:line-break/><text:line-break/>Equipaggiamento. Alcuni bassi ripiani di pietra lungo le<text:line-break/>pareti sono carichi di numerose paia di stivali nanici<text:line-break/>malridotti. Ai pioli piantati sulle pareti soprastanti sono<text:line-break/>appesi elmi nanici arrugginiti e occhialoni impolverati<text:line-break/>dalle cinghie di cuoiò sdrucite.<text:line-break/><text:line-break/>Î nothic sono impazziti e attaccano quasi tutte le creature<text:line-break/>che incontrano, ma si lasciano spaventare facilmente e<text:line-break/>rapidamente da uno sfoggio di magia. Quando capiscono<text:line-break/>di essere in presenza di uno o più incantatori, i nothic<text:line-break/>diventano leggermente più collaborativi. Sanno che varieé<text:line-break/>creature bipedi simili a topi si sono rintanate dall'altro lato<text:line-break/>della porta ovest, e che il loro padrone è un “mago elfo dalla<text:line-break/>pelle viola, gli occhi rossi e i capelli bianchi”.<text:line-break/><text:line-break/>13F. MINIERA GORGOGLIANTE<text:line-break/><text:line-break/>Le pareti di questa sezione parzialmente crollata del<text:line-break/>dungeon sono attraversate da vene di rame. Îre fauci<text:line-break/><text:soft-page-break/>gorgoglianti si sono radunate qui e iniziano a farfugliare<text:line-break/>quando qualche altra creatura si avvicina. Combattono fino<text:line-break/>alla morte.<text:line-break/><text:line-break/>13G. COLPO GROSSO<text:line-break/><text:line-break/>I personaggi sentono il rumore di una battaglia mentre<text:line-break/>attraversano il corridoio che condiuce a questa stanza<text:line-break/>alta 3 metri, che è parzialmente crollata e presenta i<text:line-break/>seguenti elementi:<text:line-break/><text:line-break/>Luce. La stanza è illuminata da una singola lanterna<text:line-break/>poggiata al centro del pavimento.<text:line-break/><text:line-break/>Equipaggiamento. | carrelli minerari all'interno della<text:line-break/>stanza contengono vari cumuli di rame allo stato grezzo.<text:line-break/><text:line-break/>Battaglia. Un combattente ferito di nome Rex il Martello<text:line-break/>(LM campione umano Illuskan a cui rimangono 22 punti<text:line-break/>ferita; vedi l’appendice A) si trova nell’angolo sudest ed è<text:line-break/>stato messo alle strette da un feroce mezzoloth e da due<text:line-break/>nothic. Tre nothic senza vita (uccisi da Rex) giacciono a<text:line-break/>terra lì accanto.<text:line-break/><text:line-break/>I] mezzoloth è stato evocato e vincolato a Sottomonte<text:line-break/>da Halaster. Ha il compito di impedire agli intrusi di<text:line-break/>saccheggiare il dungeon. Usa la telepatia per controllare i<text:line-break/>nothic, che lo servono soltanto perché ne hanno paura.<text:line-break/><text:line-break/>Rex il Martello. Rex era il fondatore e il capo del gruppo<text:line-break/>di avventurieri malvagi noto come i Grandi Amici di<text:line-break/>Daggerford. Sebbene avesse sentito parlare dei pericoli<text:line-break/>di Sottomonte, Rex credeva (basandosi sui successi<text:line-break/>conseguiti da Durnan e da altri abili esploratori) che i<text:line-break/>Grandi Amici avrebbero tolto di mezzo in un batter d'occhio<text:line-break/>i mostri che si annidavano all'interno. Ma si sbagliava di<text:line-break/>grosso. Come spesso capita nei gruppi malvagi, i Grandi<text:line-break/>Amici avevano un grosso problema di coesione. Stanco dei<text:line-break/><text:line-break/>LIVELLO 2 | LE STANZE ARDANE<text:line-break/><text:line-break/>litigi dei suoi compagni, Rex decise di mettersi in proprio.<text:line-break/>Stava setacciando questa stanza in cerca di bottino<text:line-break/>quando il mezzoloth e i nothic lo hanno assalito alle spalle,<text:line-break/>precludendogli ogni via di fuga.<text:line-break/><text:line-break/>Se i personaggi giungono in suo soccorso, Rex esprime<text:line-break/>la sua gratitudine prima di bere la pozione di guarigione<text:line-break/>nel suo zaino (vedi “Tesoro” più sotto). In apparenza si<text:line-break/>comporta in modo amichevole, sembra sicuro di sé e<text:line-break/>impaziente di scoprire i segreti di Sottormonte. È più che<text:line-break/>disposto a unitsi al gruppo in cambio di una parte equa<text:line-break/>dei bottini recuperati. Una volta tornato in piena salute (o<text:line-break/>comundgue abbastanza in salute), tuttavia, Rex abbandona<text:line-break/>la sua facciata amichevole e cerca di obbligare i personaggi<text:line-break/>a obbedire ai suoi ordini con la forza, insultando e<text:line-break/>minacciando chiunque osi sfidarlo. La situazione non fa che<text:line-break/>peggiorare finché Rex non viene cacciato dal gruppo a viva<text:line-break/>forza o il gruppo stesso si scioglie.<text:line-break/><text:line-break/>Tesoro. Accanto a uno dei carrelli della miniera, c'è lo<text:line-break/>zaino di Rex, che contiene una spada corta argentata, un<text:line-break/>rotolo di corda di canapa lungo 9 metri, 2 giorni di razioni,<text:line-break/>un'ampolla d'olio, un borsello contenente 13 mo e una<text:line-break/><text:soft-page-break/>pozione di guarigione. Anche la lanterna a olio al centro<text:line-break/>della stanza appartiene a Rex.<text:line-break/><text:line-break/>I carrelli della miniera contengono circa un migliaio di<text:line-break/>frammenti di rame allo stato grezzo; ognuno pesa 5 kg e<text:line-break/>vale 1 mo. I carrelli sono talmente vecchi che i loro assali si<text:line-break/>sono piegati è arrugginiti e sono ormai inutilizzabili.<text:line-break/><text:line-break/>]4. BASE DELLA RESISTENZA<text:line-break/><text:line-break/>Un drow mago di nome Rizzeryl ha preso il controllo di<text:line-break/>queste due camere, assieme al quasit suo servitore e a otto<text:line-break/>topi mannari. Almeno per ora, Rizzeryl e i topi mannari<text:line-break/>sono fedeli alleati.<text:line-break/><text:line-break/>Rizzeryl lavora per due gruppi: la Casata Auvryndar,<text:line-break/>una casata drow di basso rango di Menzoberranzan che<text:line-break/>lentamente e segretamente sta consolidando il suo potere<text:line-break/>a Sottomonte, e gli Zhentarim, che sperano di scacciare<text:line-break/>la Gilda di Xanathar da Skullport. I suoi legami con la<text:line-break/>Rete Nera hanno f[atto di Rizzeryl un nemico della Gilda<text:line-break/>di Xanathar, che attualmente controlla Skullport e cerca<text:line-break/>di consolidare il suo controllo sui livelli superiori di<text:line-break/>Sottomonte.<text:line-break/><text:line-break/>Rizzervyl ha iniziato a sabotare le attività della Gilda di<text:line-break/>Xanathar a questo livello con l’aiuto della banda di topi<text:line-break/>mannari provenienti da Skullport. Il drow mago e i topi<text:line-break/>mannari non hanno motivo di comportarsi ostilmente con<text:line-break/>gli avventurieri, se questi li lasciano stare.<text:line-break/><text:line-break/>14 A. NASCONDIGLIO DI RIZZERYL<text:line-break/><text:line-break/>Sul lato esterno di questa porta, è stato dipinto un murale<text:line-break/>che raffigura un mantoscuro in procinto di assalire un<text:line-break/>ignaro nano intento a esaminare una germma scintillante.<text:line-break/>Sulla porta è stato lanciato un incantesimo serratura<text:line-break/>arcana. Il drow mago Rizzery] e la sua banda di topi<text:line-break/>mannari possono attraversare la porta, mentre le altre<text:line-break/>creature devono forzarla con la magia o effettuando con<text:line-break/>successo una prova di Forza (Atletica) con CD 25,<text:line-break/><text:line-break/>La stanza contiene quanto segue:<text:line-break/><text:line-break/>Drow. Il drow mago Rizzeryl (per le statistiche consultare<text:line-break/>il Monster Manual) è seduto su una sedia nell’angolo<text:line-break/>sudovest, immerso in una trance. Se sente qualcuno<text:line-break/>arrivare dalla porta est, lancia invisibilità superiore su<text:line-break/>se stesso.<text:line-break/><text:line-break/>Tavolo. Su un tavolo di legno al centro della stanza, è stata<text:line-break/>costruita una mappa usando pietre e sassi per formare<text:line-break/>porte e pareti (vedi “Mappa sul Tavolo” più sotto).</text:p>
      <text:p text:style-name="P1"/>
      <text:p text:style-name="P1"/>
      <text:p text:style-name="P1"/>
      <text:p text:style-name="P1">@@@ 8 @@@</text:p>
      <text:p text:style-name="P1"/>
      <text:p text:style-name="P1"/>
      <text:p text:style-name="P1"/>
      <text:p text:style-name="P1">A Rizzeryl piace restare invisibile e intrattenere una<text:line-break/>conversazione con gli intrusi, nella speranza di scoprire le<text:line-break/>loro intenzioni. Un eventuale forte rumore in questa stanza<text:line-break/>mette in allarme i topi mannari nell’area 14b, che restano<text:line-break/><text:soft-page-break/>nascosti finché Rizzeryl non li chiama.<text:line-break/><text:line-break/>Rizzeryi offre agli avvernturieri una ritompensa se<text:line-break/>distruggono entrambi gli avamposti della Gilda di Xanathar<text:line-break/>su questo livello (aree 9 e 20) e gli portano le teste di<text:line-break/>entrambi i capi della gilda, di cui fa i nomi: Nadia l'’Indomita<text:line-break/>e Shunn Shurreth. Rizzeryl non rivela la natura della<text:line-break/>ricompensa, ma si limita a dire che renderà l’esplorazione<text:line-break/>di Sottomonte più facile per il gruppo. Se i personaggi<text:line-break/>gli consegnano le teste di Nadia e Shunn, Rizzeryl porge<text:line-break/>loro una chiave di pietra custodita in qguesta stanza<text:line-break/>(vedi “Scomparto Segreto” più sotto). Se i personaggi lo<text:line-break/>attaccano, Rizzeryl chiama i topi mannari in sua difesa ed<text:line-break/>evoca un quasit. Se gli avventurieri sconfiggono queste<text:line-break/>forze, Rizzeryl cede la chiave di pietra in cambio della vita.<text:line-break/><text:line-break/>Rizzeryl conosce la strada che porta a Skullport<text:line-break/>attraverso il livello 3 e può condividere questa informazione<text:line-break/>con un gruppo di avventurieri amichevoli che lo abbia<text:line-break/>aiutato. Si rifiuta di divulgare la sua affiliazione alla Casata<text:line-break/>Auvryndar, ma può rivelare quella agli Zhentarim, se uno<text:line-break/>o più personaggi si identificano come membri di quella<text:line-break/>fazione. Se i personaggi hanno bisogno di assistenza,<text:line-break/>Rizzeryl li incita a contattare Bosskyn Gorrb, un tiefling<text:line-break/>membro della Rete Nera che lavora a Skullport. Rizzervyl<text:line-break/>informa inoltre i personaggi che i servitori di Xanathar<text:line-break/>consentono di passare a chiunque esibisca apertamente il<text:line-break/>simbolo di Xanathar (vedi sotto).<text:line-break/><text:line-break/>Scomparto Segreto. Una pietra del pavimento sotto la<text:line-break/>sedia di Rizzeryl è rimuovibile e nasconde uno scomparto<text:line-break/>segreto che può essere trovato effettuando con successo<text:line-break/>una prova di Saggezza (Percezione) con CD 15. Lo<text:line-break/>scormparto contiene tre oggetti: il libro degli incantesimi<text:line-break/>rilegato in cuoio di Rizzeryl (con tutti gli incantesimi che<text:line-break/>ha preparato, più serratura arcana e inviare), una chiave di<text:line-break/>pietra lunga 30 cm, una bacchetta di l[egno di relitto lunga<text:line-break/>30 cm sulla cui estremità è inciso il simbolo di Xanathar<text:line-break/>(un cerchioò con dieci raggi equidistanti che si irradiano<text:line-break/>dalla circonferenza). Rizzeryl usa questa bacchetta non<text:line-break/>inagica per oltrepassare il guardiano nell'area 20a e<text:line-break/>raggiungere Skullport senza fastidi.<text:line-break/><text:line-break/>La chiave di pietra pesa 5 kg e mostra la seguente<text:line-break/>iscrizione in Nanico: “Incontrami sul Livello Perduto, Trava<text:line-break/>il mio gemello nella Palude Strisciante.” Un incantesimo<text:line-break/>individuazione del magico rivela un'aura magica di<text:line-break/>evocazione attorno alla chiave, che apre un portale magico<text:line-break/>collegato ai livelli 6 e 8 di Sottomonte (vedi il livello 6, area<text:line-break/>34b, e il livello S, area 3, per ulteriori informazioni su ogni<text:line-break/>portale). Rizzeryl sa che i livelli 6 e &amp; di Sottomonte sono<text:line-break/>chiamati rispettivamente il Livello Perduto e la Palude<text:line-break/>Strisciante, ma non ha esplorato né l'uno né l’altro.<text:line-break/><text:line-break/>Mappa sul Tavolo. l topi mannari hanno disposto le<text:line-break/>pietre sul tavolo in modo da formare una mappa accurata di<text:line-break/>questo livello di Sottomonte; la mappa, tuttavia, non include<text:line-break/>le tamere nascoste dietro le porte segrete (le aree 5, 200,<text:line-break/>20d, 22e, 22f, 25h e 26b). Non c'è modo di trasportare<text:line-break/>questa mappa altrove senza scombinare le pietre che la<text:line-break/>compongono, cosa che la renderebbe inutilizzabile.<text:line-break/><text:line-break/>14B. DORMITORI DEI TorPI MANNARI<text:line-break/>Otto topi mannari in forma umana dormono su lerce<text:line-break/><text:soft-page-break/>brandine in questa stanza. Sono fedeli agli Zhentarim<text:line-break/>e determinati a spingere la Gilda di Xanathar fuori da<text:line-break/>Skullport e da Sottomonte.<text:line-break/><text:line-break/>Î topi mannari sono umani sporchi e trasandati di varie<text:line-break/>età, dagli arti sottili e dagli occhi luccicanti, scossi da vari<text:line-break/><text:line-break/>tic nervosi e con indosso luridi abiti puzzolenti e sformati. Il<text:line-break/>loro capo è una volgare donna di mezza età di nome Zilitsa<text:line-break/>[lvarren. Ha un carattere astioso, ma mantiene un buon<text:line-break/>rapporto con Rizzeryl, di cui ammira l’intelligenza. Gli<text:line-break/>altri sono un branco di squinternati degenerati endogamici<text:line-break/>che hanno passato troppì annìi sottoterra e hanno paura<text:line-break/>della luce. I maschi si chiamano Frek, Henk e Kozrik e le<text:line-break/>femmine si chiamano Arreth, Elabbor, Kreena e Sybilee.<text:line-break/><text:line-break/>Tesoro. Lungo la parete sud è stato collocato un forziere<text:line-break/>di legno che non è chiuso a chiave e contiene 30 mo, un<text:line-break/>boccale di rame simile a quelli trovati nell’area 22a (5 mo),<text:line-break/>uno scettro d’argento sporco e ossidato, sormontato da<text:line-break/>una runa Nanica che simboleggia la “giustizia” (25 mo) e<text:line-break/>tre dozzinali romanzi d'appendice dalle pagine sgualcite,<text:line-break/>intitolati Fuga dall’Inferno, Volumi 1, 2 e 3 (una serie<text:line-break/>libertina che narra gli amori di un tiefling).<text:line-break/><text:line-break/>15. ‘TRONO POLVEROSO<text:line-break/><text:line-break/>Rovine. Buona parte di questa stanza è crollata molto<text:line-break/>tempo fa e ciò che resta è ricoperto di polvere.<text:line-break/><text:line-break/>Impronte,. Sul pavimento polveroso sono visibili le<text:line-break/>impronte lasciate dai topi mannari in forma umana, che<text:line-break/>si dirigono in varie direzioni.<text:line-break/><text:line-break/>Trono. Uno spartano trono di pietra è stato collocato lungo<text:line-break/>la parete sud. Oltre di esso sono visibili alcuni cumuli di<text:line-break/>detriti e un tunnel crollato.<text:line-break/><text:line-break/>Un'ispezione del trono e della stanza circostante non<text:line-break/>consente di trovare nulla di valore. I topi mannari dell’area<text:line-break/>14 hanno già setacciato a fondo la stanza.<text:line-break/><text:line-break/>16. STANZA PARZIALMENTE CROLLATA<text:line-break/><text:line-break/>La parte posteriore di questa stanza è crollata, coprendo il<text:line-break/>pavimento di polvere e detriti. Nessuno è più stato qui da<text:line-break/>secoli e non rimane nulla di valore.<text:line-break/><text:line-break/>17. RUGGINOFAGI AFFAMATI<text:line-break/><text:line-break/>Questa vecchia sala delle feste ha un soffitto arcuato alto<text:line-break/>9 metri e contiene quanto segue:<text:line-break/><text:line-break/>Rugginofagi. Al centro di questa stanza, due rugginofagi<text:line-break/>si contendono un elmo d'’acciaio arrugginito, facendolo<text:line-break/>rotolare qua e là ogni volta che si sferrano un colpo<text:line-break/>l'un l’altro.<text:line-break/><text:line-break/>Decorazioni. Le pareti sono decorate con bassorilievi<text:line-break/>raffiguranti dei nani che cantano e bevono. Lungo le<text:line-break/>pareti nord e sud sono stati installati dodici sostegni per<text:line-break/>torce di ferro a intervalli di 3 metri.<text:line-break/><text:line-break/>I rugginofagi non riescono a trovare abbastanza metalli<text:line-break/><text:soft-page-break/>ferrosi per placare la loro fame. L’elmo costituisce una<text:line-break/>distrazione temporanea che i personaggi possono sfruttare<text:line-break/>per attraversare la sala senza pericoli la prima volta che<text:line-break/>passano da questa parte. La volta successiva che giungono<text:line-break/>qui, tuttavia, 1 rugginofagi li stanno aspettando.<text:line-break/><text:line-break/>I sostegni per torce piantati nelle pareti sono oltre<text:line-break/>la portata dei mostri, ma costituiscono uno spuntino<text:line-break/>irresistibile se gettati in pasto alle creature. Per strappare<text:line-break/>un sostegno per torce, è necessario usare un'azione ed<text:line-break/>effettuare con successo una prova di Forza (Atletica) con<text:line-break/>CD 15. Un sostegno è sufficiente a distrarre i rugginofagi<text:line-break/>per 1d6 minuti.<text:line-break/><text:line-break/>18. DEPOSITO CONGELATO<text:line-break/><text:line-break/>I nani Melairkyn usavano questa camera per conservare le<text:line-break/>loro scorte grazie al freddo, ma Halaster l’ha trasformata in<text:line-break/>una trappola. La stanza ha i tratti seguenti:<text:line-break/><text:line-break/>LIVELLO 2 | LE STANZE ARCANE</text:p>
      <text:p text:style-name="P1"/>
      <text:p text:style-name="P1"/>
      <text:p text:style-name="P1"/>
      <text:p text:style-name="P1">@@@ 9 @@@</text:p>
      <text:p text:style-name="P1"/>
      <text:p text:style-name="P1"/>
      <text:p text:style-name="P1"/>
      <text:p text:style-name="P1">Freddo. Nella stanza aleggia un freddo intenso.<text:line-break/><text:line-break/>Runa Splendente. Le pareti della stanza salgono per<text:line-break/>3 metri, poi si ripiegano verso l’interno per formare un<text:line-break/>tetto piramidale il cui apice arriva a 12 metri d’altezza.<text:line-break/>Sul muro inclinato del lato nord, è intisa una runa<text:line-break/>Nanica alta 3 metri che emana una debole luce azzurra.<text:line-break/><text:line-break/>Ogni personaggio che conosce il Nanico sa che la<text:line-break/>gigantesca runa sul muro nord è un antico simbolo che<text:line-break/>significa “freddo”. Un incantesimo individuazione del<text:line-break/>magico rivela un'aura magica di evocazione attorno alla<text:line-break/>runa. La magia della runa abbassa la temperatura della<text:line-break/>stanza fino a —-18 gradi.<text:line-break/><text:line-break/>Quando in questa stanza viene lanciato un incantesimo<text:line-break/>(inclusi quelli lanciati dagli oggetti magici), la runa gigante<text:line-break/>larnpeggia e infligge 36 ({8d8) danni da freddo a tutte le<text:line-break/>creature nella stanza. Una volta sprigionata questa energia<text:line-break/>fredda, la runa non può rifarlo prima di 1 ora.<text:line-break/><text:line-break/>19. NIDO DEI RAGNI GIGANTI<text:line-break/><text:line-break/>Quest'area ospita una tana di ragni giganti, nonostante<text:line-break/>gli innumerevoli tentativi effettuati da vari gruppi di<text:line-break/>avventurieri per sterminanrli.<text:line-break/><text:line-break/>]9A. ARACNIDE ABBATTUTO<text:line-break/><text:line-break/>Rifiuti. Alcuni stretti sentieri si snodano tra i cumuli di<text:line-break/>mobili rotti e di spazzatura.<text:line-break/><text:line-break/>Lampadari. Due lampadari di ferro, un tempo ancorati al<text:line-break/>soffitto alto 6 metri, sono caduti a terra quando le corde<text:line-break/>che li sostenevano sono state recise. Uno si è schiantato<text:line-break/>su un cumulo di detriti, mentre l’altro ha schiacciato un<text:line-break/><text:soft-page-break/>ragno gigante, uccidendolo.<text:line-break/><text:line-break/>19B. VECCHIA CAMERA DA LETTO<text:line-break/><text:line-break/>Ragno Morto. La parete est è occupata da un letto di legno<text:line-break/>sfondato e lì accanto giace il corpo senza vita di un ragno<text:line-break/>gigante, crivellato da numerose frecce e bruciato da una<text:line-break/>vampata di fuoco,<text:line-break/><text:line-break/>Armadio. Contro la parete sud è visibile un armadio di<text:line-break/>legno coperto di ragnatele.<text:line-break/><text:line-break/>Tesoro. L'armadio contiene i resti scheletrici di un<text:line-break/>halfling avventuriero intrappolato all'interno dai ragni<text:line-break/>giganti e morto di fame. Lo scheletro indossa un giaco di<text:line-break/>maglia e su un dito ossuto ha un anello del nuotare. Se<text:line-break/>i personaggi ispezionano l’armadio, trovano anche una<text:line-break/>dotazione da esploratore ({(meno l’acqua e le razioni).<text:line-break/><text:line-break/>19C. RAGNATELE VISCOSE<text:line-break/>Questa stanza è piena di fitte ragnatele viscose (vedi<text:line-break/>“Pericoli dei Dungeon” nel capitolo 5 della Dungeon<text:line-break/>Master's Guide). Le ragnatele coprono tutto il tratto che va<text:line-break/>fino alle aree 19d e 19e.<text:line-break/><text:line-break/>Se qualcuno strattona o brucia le ragnatele in quest'area,<text:line-break/>mette in allarme i ragni giganti nell'area 19d, che strisciano<text:line-break/>lungo il corridoio per indagare.<text:line-break/><text:line-break/>19D. CUNICOLI DEI RAGNI<text:line-break/><text:line-break/>Cinque ragni giganti hanno fatto la tana in quest'area e<text:line-break/>attaccano qualsiasi intruso.<text:line-break/><text:line-break/>19E. DISPENSA DEI RAGNI<text:line-break/><text:line-break/>Anche questa stanza è piena di fitte ragnatele (vedi l’area<text:line-break/>19c per le relative regole). All'interno delle ragnatele sono<text:line-break/>appesi sei bozzoli. Cinque contengono i cadaveri essiccati<text:line-break/>di quattro goblin e un nothic. Il sesto contiene uno sciame<text:line-break/>di insetti (ragni) che si riversa all’esterno e attacca non<text:line-break/>appena il bozzolo viene squarciato.<text:line-break/><text:line-break/>LIVELLO 2 | LE STANZE ARGANE<text:line-break/><text:line-break/>Tesoro. Îl nothic senza vita è privo di tesori. Un'ispezione<text:line-break/>dettagliata dei cadaveri dei goblin frutta 20 mr, 18 ma, 5<text:line-break/>mo e un pugnale argentato.<text:line-break/><text:line-break/>20. POSTAZIONE DI GUARDIA<text:line-break/>DEGLI OCCHI MORTI<text:line-break/><text:line-break/>Le forze della Gilda di Xanathar stanziate in queste stanze<text:line-break/>includono cinque malviventi umani, otto bugbear e il loro<text:line-break/>capo, Nadia l’Indomita. Anche uno zombi beholder fa parte<text:line-break/>delle forze di sicurezza.<text:line-break/><text:line-break/>20A. ZOMBI BEHOLDER<text:line-break/><text:line-break/>L'Osservatore. Uno zombi beholder fluttua nei pressi del<text:line-break/>soffitto di questa stanza (alto 6 metri) oltre la portata<text:line-break/>degli attacchi in mischia. Attorno al suo occhio centrale,<text:line-break/>è stato dipinto in bianco un cerchio con dieci raggi<text:line-break/>equidistanti che si irradiano dalla circonferenza (il<text:line-break/><text:soft-page-break/>simbolo di Xanathar).<text:line-break/><text:line-break/>Rumore. Dal tunnel a ovest, che conduce all’area 20b,<text:line-break/>giunge il rumore di una battaglia simulata.<text:line-break/><text:line-break/>Lo zombi beholder attacca chiunque entri nella stanza<text:line-break/>senza brandire o indossare il simbolo di Xanathar. Nel caso<text:line-break/><text:line-break/>di un combattimento in questa stanza, arrivano rinforzi<text:line-break/>dall’area 20Db.<text:line-break/><text:line-break/>20B. DORMITORI DELLA POSTAZIONE DI GUARDIA<text:line-break/><text:line-break/>Gilda di Xanathar. A meno che il rumore di un<text:line-break/>combattimento non le abbia attirate verso l'area 20a,<text:line-break/>questa stanza ospita le creature seguenti, impegnate<text:line-break/>ad allenarsi: una donna alta più di due metri, dalla<text:line-break/>corporatura possente, dai capelli neri scomposti e dalla<text:line-break/>pelle pallida, di nome Nadia l’Indomnita (NM hberserker<text:line-break/>umana Illuskan), cinque malviventi umani (tre donne e<text:line-break/>due uomini) e cinque bugbear.<text:line-break/><text:line-break/>Cerchio di Sangue. A] centro del pavimento, è stato<text:line-break/>tracciato con il sangue un cerchio del diametro di<text:line-break/>3 metri con dieci raggi equidistanti che si irradiano dalla<text:line-break/>circonferenza (il simbolo di Xanathar).<text:line-break/><text:line-break/>Amache. Quindici amache di cuoio sono appese a una<text:line-break/>serie di staffe di pietra che spuntano dalle pareti a<text:line-break/>intervalli regolari.<text:line-break/><text:line-break/>Porta Segreta. Una porta segreta nella parete ovest<text:line-break/>conduce all’area 20c.<text:line-break/><text:line-break/>Se Nadia l'Indomita è presente, si trova al centro del<text:line-break/>cerchio insanguinato, armata di un'asta di 3 metri: la usa<text:line-break/>per buttare a terra i suoi sottoposti, che cercano invece di<text:line-break/>spingerla fuori dal cerchio. Nadia apprezza ogni occasione<text:line-break/>di combattere per uccidere e si scaglia in battaglia assieme<text:line-break/>alle sue forze senza pensarci due volte.<text:line-break/><text:line-break/>20CG. PORTALE ARCUATO PER IL LIVELLO 6<text:line-break/>Lungo questo corridoio si aprono tre alcove:<text:line-break/><text:line-break/>- Le due alcove più a sud contengono le porte segrete che<text:line-break/>conducono rispettivamente alle aree 20b e 20d.<text:line-break/><text:line-break/>. Sul fondo dell’alcova a nord, è incassato un arco sulla<text:line-break/>cui chiave di volta è stata incisa l'immagine di un<text:line-break/>rugginofago.<text:line-break/><text:line-break/>Portale Arcuato. L'arco è uno dei portali magici di<text:line-break/><text:line-break/>Halaster (vedi “Portali” a pagina 12). Le forze della gilda<text:line-break/>di Xanathar nelle vicinanze sanno della sua esistenza, ma<text:line-break/><text:line-break/>non sanno come attivarlo. A questo portale si applicano le<text:line-break/>regole seguenti:<text:line-break/><text:line-break/>. Toccando l’arco con un oggetto non magico fatto<text:line-break/>interamente di metallo ferroso (come uno spuntone</text:p>
      <text:p text:style-name="P1"/>
      <text:p text:style-name="P1"/>
      <text:p text:style-name="P1"/>
      <text:p text:style-name="P1"><text:soft-page-break/>@@@ 10 @@@</text:p>
      <text:p text:style-name="P1"/>
      <text:p text:style-name="P1"/>
      <text:p text:style-name="P1"/>
      <text:p text:style-name="P1">di ferrao), l'oggetto in questione si sbriciola in polvere<text:line-break/>rugginosa e il portale si apre per 1 mintuto.<text:line-break/><text:line-break/>. Î personaggi devono essere di livello pari o superiore<text:line-break/>al 9° per attraversare questo portale (vedi “Jhesiyra<text:line-break/>Kestellharp” a pagina 10). La prima creatura a passare<text:line-break/>attraverso il portale innesca una runa antica (vedi “Rune<text:line-break/>Antiche” a pagina 12).<text:line-break/><text:line-break/>. Una creatura che attraversa il portale compare nell’area<text:line-break/>24 del livello 6, nello spazio libero più vicino al portale<text:line-break/>identico situato in quell’area.<text:line-break/><text:line-break/>?0D. ARMERIA SEGRETA<text:line-break/><text:line-break/>Questa stanza alta 6 metri è celata oltre una porta segreta<text:line-break/>e contiene quanto segue:<text:line-break/><text:line-break/>Bugbhear. Tre bugbear si sono separati dal gruppo<text:line-break/>principale dell'area 20b per setacciare questa stanza in<text:line-break/>cerca di tesori. Si sono fatti strada fino all’estremità est<text:line-break/>della stanza e non si aspettano di trovare problemi.<text:line-break/><text:line-break/>Rastrelliere. Alcune rastrelliere per armi è armature sono<text:line-break/>state disposte come se fossero scaffali di una libreria al<text:line-break/>centro della stanza, formando corsie polverose e coperte<text:line-break/>di ragnatele tra una fila e l’altra.<text:line-break/><text:line-break/>Mola. Una mola del diametro di 1,8 metri e dello spessore<text:line-break/>di 30 cm per affilare le lame è incassata nel pavimento.<text:line-break/>Un pedale di pietra a poca distanza fa girare la ruota<text:line-break/>quando qualcuno lo preme.<text:line-break/><text:line-break/>Uno dei bugbear sta frugando tra un cumulo di morning<text:line-break/>star naniche, gettando quelle inutilizzabili sul pavimento.<text:line-break/>Gli altri due stanno litigando per contendersi uno scudo<text:line-break/>arrugginito decorato con il simbolo in rilievo di un cranio di<text:line-break/>goblin stilizzato.<text:line-break/><text:line-break/>La stanza contiene dozzine di armature complete,<text:line-break/>corazze di scaglie e cotte di maglia, nonché decine di<text:line-break/>scudi, asce da battaglia, morning star, martelli da guerra,<text:line-break/>picconi da guerra e giavellotti. Molti di questi oggetti<text:line-break/>si sono deteriorati al punto di risultare inutilizzabili e<text:line-break/>irreparabili. La ruggine ha divorato il metallo e l’umidità<text:line-break/>ha fatto marcire le cinghie di cuoio e i legacci degli scudi e<text:line-break/>delle armature.<text:line-break/><text:line-break/>2]1. BALISTE ANIMATE<text:line-break/><text:line-break/>Luce. Il soffitto arcuato alto 9 metri di questo lungo<text:line-break/>corridoio è tempestato di cristalli rossi luminosi che<text:line-break/>proiettano luce fioca (se rimossi dai loro incavi, i cristalli<text:line-break/>si spengono).<text:line-break/><text:line-break/>Baliste Animate. Davanti alla porta dell’area 22a, sono<text:line-break/>state collocate due baliste animate.<text:line-break/><text:line-break/>Ogni balista animata è un costrutto Grande fatto di<text:line-break/>legno e di ferro che possiede CA 15, 50 punti ferita, una<text:line-break/><text:soft-page-break/>velocità base sul terreno di 9 metri, immunità ai danni da<text:line-break/>veleno e i seguenti punteggi di caratteristica: Forza 14,<text:line-break/>Destrezza 10, Costituzione 10, Intelligenza 3, Saggezza<text:line-break/>3 e Carisma 1. Possiedeé inoltre vista cieca entro 36 metri<text:line-break/>ed è cieco oltre quella distanza. Non può essere accecato,<text:line-break/>affascinato, assordato, avvelenato, paralizzato, pietrificato<text:line-break/>o spaventato e non può raddrizzarsi se cade a terra prono.<text:line-break/>Con un'azione può scagliare un dardo magico di fuoco (+6<text:line-break/>al tiro per colpire) contro un bersaglio che possa percepire,<text:line-break/>infliggendo 16 (3d10) danni da fuoco; non può però<text:line-break/>attaccare una creatura situata direttamente sopra di esso.<text:line-break/>Ogni balista va considerata come un mostro con un grado<text:line-break/>di sfida pari a 2 (450 PE).<text:line-break/><text:line-break/>Le baliste non possono percepire (e quindi ignorano)<text:line-break/>le creature che restano nella sezione di 15 metri più a est<text:line-break/>del corridoio. Una volta rilevata la presenza di intrusi,<text:line-break/>tuttavia, le baliste avanzano barcollando sulle loro gambe<text:line-break/><text:line-break/>a cardini per accorciare le distanze. Se una balista non ha<text:line-break/>niente da attaccare nel suo turno, torna alla sua posizione<text:line-break/>di partenza.<text:line-break/><text:line-break/>22. BIRRERIA DI GARRUX<text:line-break/><text:line-break/>Questo complesso fu costruito da un nano di nome<text:line-break/>Garrux, che prestava servizio come Mastro Birraio e<text:line-break/>Approvvigionatore per i nani Melairkyn.<text:line-break/><text:line-break/>22A. DISPENSATORE DI BIRRA<text:line-break/><text:line-break/>Colonna. Da una colonna di pietra che si erge al centro<text:line-break/>della stanza, spuntano sei rubinetti di rame disposti in<text:line-break/>cerchio, a 90 cm di altezza dal pavimento.<text:line-break/><text:line-break/>Bassorilievi. Le pareti sono decorate con venti bassorilievi<text:line-break/>raffiguranti dei nani ubriachi in pose di ogni genere. La<text:line-break/>mano di ogni nano sporge dal muro e a tre di quelle mani<text:line-break/>è ancora appeso tun boccale di rame.<text:line-break/><text:line-break/>La colonna di pietra è attraversata internamente da tubi<text:line-break/>di rame collegati alle cisterne dell’area 22c. Quando la<text:line-break/>birreria era in funzione, i nani potevano attingere alla birra<text:line-break/>dalla colonna, riempire i loro boccali e placare la sete.<text:line-break/><text:line-break/>Ora, quando cinque dei sei rubinetti vengono aperti,<text:line-break/>non accade nulla. Dal sesto esce invece una chiazza di<text:line-break/>fanghiglia verde (vedi “Fericoli del Dungeon” nel capitolo 5<text:line-break/>della Dungeon Master's Guide).<text:line-break/><text:line-break/>Tesoro. Un tempo venti boccali di rame pendevano dai<text:line-break/>bassorilievi alle pareti, ma quasi tutti sono scomparsi col<text:line-break/>passare degli anni (uno si trova nell’area 14b). I tre boccali<text:line-break/>rimanenti valgono 5 mo a testa.<text:line-break/><text:line-break/>22B. “RISERVATO AI BIRRAI!”<text:line-break/><text:line-break/>Tra le aree 22a e 22c si trova una stanzetta quadrata<text:line-break/>con lato di 3 metri e alta 3 metri. Su una targa d'’ottone<text:line-break/>inchiodata alla porta ovest compare la seguente scritta<text:line-break/>in Nanico: “RISERVATO AI BIRRATN! Accesso vietato<text:line-break/>a tutti gli altri! Per ordine di Garrux, Mastro Birraio e<text:line-break/>Approvvigionatore.”<text:line-break/><text:line-break/><text:soft-page-break/>22C0. CISTERNE DI BIRRA<text:line-break/><text:line-break/>Cisterne. Sei cisterne di pietra, disposte in due file da tre,<text:line-break/>occupano buona parte di questa stanza alta 6 metri.<text:line-break/><text:line-break/>Porte e Barili. Ai lati di una doppia porta lungo la parete<text:line-break/>ovest sono stati accumulati alcuni vecchi barili (vedi<text:line-break/>“Barili” più sotto). Sulle ante della porta, sono state<text:line-break/>dipinte le immagini di due nani di profilo, rivolti l’uno<text:line-break/>verso l’altro e in piedi su due barili rovesciati sul fianco.<text:line-break/><text:line-break/>I nani Melairkyn custodivano la loro birra in queste<text:line-break/>cisterne. Ogni cisterna è un cilindro di pietra cavo,<text:line-break/>leggermente rigonfio, alto 3 metri, del diametro di 3 metri<text:line-break/>e dai bordi spessi 15 cm. Un rubinetto di rame è stato<text:line-break/>installato sui lati delle cisterne rivolti verso la parete più<text:line-break/>vicina, all’altezza di 90 em. Una stretta scalinata di pietra<text:line-break/>sale curvando lungo la superficie esterna di ogni cisterna e<text:line-break/>conduce fino alla cima, dove si trova un coperchio di rame<text:line-break/>montato su cardini. L'interno di ogni cisterna è placcato<text:line-break/>in rame e contiene sul fondo un tubo che corre sotto il<text:line-break/>pavimento e si collega al dispensatore di birra dell'area 22a.<text:line-break/><text:line-break/>Quattro cisterne sono vuote: i loro contenuti sono<text:line-break/>evaporati o sono stati consumati molto tempo fa. La<text:line-break/>cisterna sudovest contiene uno zombi beholder, che esce e<text:line-break/>attacca se viene disturbato in qualsiasi modo.<text:line-break/><text:line-break/>Barili. Nella stanza ci sono trenta barili vuoti, tutti fatti<text:line-break/>di legno di zurkh (un fungo legnoso) e rinforzati in ferro.<text:line-break/>Molti sono talmente malridotti da non poter più contenere<text:line-break/>alcun liquido senza perdite, ma i personaggi più ingegnosi<text:line-break/>potrebbero usarli per superare le trappole delle fosse<text:line-break/>nell’area 22d.<text:line-break/><text:line-break/>CIVELLO 2 LE STANZE ARCANE</text:p>
      <text:p text:style-name="P1"/>
      <text:p text:style-name="P1"/>
      <text:p text:style-name="P1"/>
      <text:p text:style-name="P1">@@@ 11 @@@</text:p>
      <text:p text:style-name="P1"/>
      <text:p text:style-name="P1"/>
      <text:p text:style-name="P1"/>
      <text:p text:style-name="P1">22D. SCIVOLO DEI BARILI<text:line-break/><text:line-break/>Oltre un pianerottolo di 3 metri, parte un corridoio che<text:line-break/>scende gradualmente verso ovest.<text:line-break/><text:line-break/>Le porte segrete all’estremità ovest del corridoio<text:line-break/>conducono rispettivamente alle aree 22e e 22f. Un tempoi<text:line-break/>nani riempivano di birra i barili e li facevano rotolare lungo<text:line-break/>questo corridoio per poi custodirli nelle stanze segrete.,<text:line-break/><text:line-break/>Fosse. I nani Melairkyn costruirono tre fosse profonde<text:line-break/>6 metri lungo il corridoio in pendenza per proteggere le<text:line-break/>loro scorte di birra. La copertura delle fosse si mimetizza<text:line-break/>alla perfezione con il pavimento circostante, ma effettuando<text:line-break/>CON suUccesso una prova di Saggezza (Percezione) con<text:line-break/>CD 15 è possibile individuare ogni fossa.<text:line-break/><text:line-break/>Quando una creatura di peso pari o superiore a 25 kg si<text:line-break/>trova sulla copertura di una fossa, la copertura si spalanca<text:line-break/>come una botola, facendo cadere nella fossa sottostante la<text:line-break/>creatura, che subisce 2d6 danni contundenti dalla caduta.<text:line-break/><text:soft-page-break/>La copertura è dotata di una molla che la fa richiudere<text:line-break/>di scatto non appena la creatura è caduta. Per forzare la<text:line-break/>copertura, è necessario effettuare con successo una prova<text:line-break/>di Forza con CD 20. Un personaggio nella fossa può tentare<text:line-break/>di disattivare il meccanismo a molla usando gli arnesi da<text:line-break/>scasso ed effettuando con successo una prova di Destrezza<text:line-break/>con CD 15, purché riesca a raggiungere il meccanismo e<text:line-break/>sia in grado di vedere al buio.<text:line-break/><text:line-break/>Incastrando almeno due spuntoni di ferro tra il<text:line-break/>coperchio della fossa e il pavimento circostante blocca il<text:line-break/>coperchio e la fossa può essere oltrepassata senza rischi.<text:line-break/>Tl coperchio può anche essere chiuso magicamente da un<text:line-break/>incantesimo serratura arcana o una magia simile, [ nani<text:line-break/>avevano costruito i coperchi delle fosse in modo da non<text:line-break/>aprirsi quando si faceva rotolare un oggetto su di esse.<text:line-break/><text:line-break/>Un personaggio può aggirare le trappole infilandosi in<text:line-break/><text:line-break/>uù barile vuoto e rotolandosi giù per il corridoio, oppure<text:line-break/>piazzandosi in piedi su un barile e rimanendo in equilibrio<text:line-break/>su di esso mentre rotola giù per il corridoio, ma in questo<text:line-break/>caso dovrà effettuare con successo una prova di Destrezza<text:line-break/>(Acrobazia) con CD 20 per riuscirci.<text:line-break/><text:line-break/>22E. MAGAZZINO DELLA BIRRA NORD<text:line-break/>Questa camera è celata da una porta segreta.<text:line-break/><text:line-break/>Le pareti della stanza salgono per 3 metri, poi si<text:line-break/>inclinano verso l'interno per formare un soffitto piramidale<text:line-break/>che all’apice ha urraltezza di 9 metri. Al centro della stanza,<text:line-break/>sono stati accumulati centoquaranta barili in legno di<text:line-break/>zurkh rinforzati in ferro. I barili formano una piramide alta<text:line-break/>poco più di 6 metri, la cui base è composta da un quadrato<text:line-break/>di sette barili per lato. Sul coperchio di ogni barile, è<text:line-break/>impresso un glifo magico che emana un'aura magica<text:line-break/>di abiurazione se esaminato attraverso un incantesimo<text:line-break/>individuazione del magico.<text:line-break/><text:line-break/>Tesoro. Ogni barile contiene 160 litri di birra nanica<text:line-break/>conservata magicamente nell’arco dei secoli. Rimuovendo<text:line-break/>il coperchio di un barile o spaccando 1il barile, il glifo<text:line-break/>scompare e l'incantesimo di conservazione di quel barile ha<text:line-break/>termine. Se la birra viene immessa sul mercato col nome<text:line-break/>di “Birra Melairkyn”, “Birra di Sottomonte” o qualcosa<text:line-break/>del genere, i personaggi possono vendere ogni barile al<text:line-break/>costo di 40 mo a Waterdeep. Un barile pieno di birra pesa<text:line-break/>circa 200 kg.<text:line-break/><text:line-break/>22F. MAGAZZINO DELLA BIRRA SUD<text:line-break/><text:line-break/>Questa stanza è identica all’area 22e, con la differenza che<text:line-break/>la piramide di barili è crollata., La maggior parte dei barili<text:line-break/>si è spaccata cadendo a terra. Cinquantanove barili restano<text:line-break/>intatti e la loro birra si è conservata. Altri tre sembrano<text:line-break/>intatti, ma sono in realtà tre mimic collocati in questa<text:line-break/><text:line-break/>LIVELLO 2 | LE STANZE ARGANE<text:line-break/><text:line-break/>stanza da Halaster. I tre si nascondono entro 3 metri l’uno<text:line-break/>dall’altro è combattono assieme.<text:line-break/><text:line-break/>23. TEMPIO NANICO IN ROVINA<text:line-break/><text:line-break/><text:soft-page-break/>Queste stanze un tempo formavano un tempio dedicato<text:line-break/>al dio nanico Dumathoin, il Custode dei Segreti sotto la<text:line-break/>Montagna, ma Halaster lo ha distrutto e ha rimpiazzato<text:line-break/>buona parte dei contenuti originali.<text:line-break/><text:line-break/>23A. NANI SFREGIATI<text:line-break/><text:line-break/>Luce. Le pareti salgono per 4,5 metri, poi si inclinano<text:line-break/>verso l’interno per formare un soffitto inclinato alto<text:line-break/>9 metri alla sommità. Nel soffitto inclinato sono stati<text:line-break/>incastonati dei cristalli rossi luminosi che proiettano<text:line-break/>luce fioca in tutto il corridoio (se rimossi dai loro incavi, i<text:line-break/>cristalli si spengono).<text:line-break/><text:line-break/>Decorazioni. La parte più bassa delle pareti un tempo era<text:line-break/>decorata con incisioni raffiguranti una fila di nani che<text:line-break/>spingevano i loro carrelli minerari verso ovest, ma queste<text:line-break/>opere sono state sfregiate e in alcuni punti sostituite da<text:line-break/>tentacoli di pietra che si protendono dalle pareti.<text:line-break/><text:line-break/>Porte delle Guardie Naniche. Una doppia porta alta<text:line-break/>6 metri è situata all'estremità ovest della sala. La porta<text:line-break/>è chiusa e ai suoi lati sono state scolpite le figure in<text:line-break/>bassorilievo di due nani corazzati, le cui barbe fluenti<text:line-break/>esconoò da sotto l’elmo che cela i loro lineamenti.<text:line-break/><text:line-break/>Halaster ha usato la magia per deformare le decorazioni<text:line-break/>delle pareti fino a renderle quasi irriconoscibili e per creare<text:line-break/>delle sporgenze simili a tentacoli che non facevano parte<text:line-break/>delle decorazioni originali. I tentacoli si agitano ogni volta<text:line-break/>che una creatura passa nelle vicinanze, ma si tratta solo di<text:line-break/>un effetto innocuo creato dal Mago Folle.<text:line-break/><text:line-break/>23B. SALA DEI DRAGHI MORTI<text:line-break/><text:line-break/>Soffitto. Il soffitto a volta alto 9 metri di questa stanza è<text:line-break/>sorretto a intervalli di circa 6 metri da solidi archi di pietra.<text:line-break/><text:line-break/>Esibizione di Scheletri. All'interno della sala sono esposti<text:line-break/>gli scheletri di quattro draghi Enormi, le cui ossa sono<text:line-break/>tenute assieme da cavi e collante. Alcuni pezzi di ogni<text:line-break/>drago hanno ceduto e sono caduti a terra. Lo scheletro<text:line-break/>di un quinto drago, in condizioni altrettanto precarie,<text:line-break/>occupa un'alcova a sud.<text:line-break/><text:line-break/>Questa sala contiene gli scheletri inanimati è messi<text:line-break/>in posa di cinque draghi adulti: un drago di ottone, uno<text:line-break/>di bronzo, uno di rame. urno d’oro e uno d’argento. Lo<text:line-break/>scheletro del drago d'oro occupa l'alcova a sud, mentre gli<text:line-break/>altri seno disposti in fila nella sala principale. Gli scheletri<text:line-break/>sSono innocui.<text:line-break/><text:line-break/>24., AVVENTURIERO DEFUNTO<text:line-break/><text:line-break/>Quello che un tempo era un santuario nanico è ora la<text:line-break/>tomba di un avventuriero morto da tempo.<text:line-break/><text:line-break/>T resti scheletrici di-un tiefling che indossava un’armatura<text:line-break/>di cuoio, ormai putrefatta, giacciono su una panca di pietra<text:line-break/>spezzata, al centro della stanza. Lo scheletro stringe in<text:line-break/>mano un bastone ferrato divenuto friabile col passare<text:line-break/>degli anni. Uno zaino malridotto contiene alcuni oggetti da<text:line-break/>avventuriero ormai putrefatti o arrugginiti.<text:line-break/><text:line-break/><text:soft-page-break/>Se un personaggio lancia un incantesimo parlare con<text:line-break/>i morti sullo scheletro, apprende che il tiefling, Savir, era<text:line-break/>un monaco che fu assalito da un manto assassino. Lo<text:line-break/>spirito di Savir non sa cosa sia accaduto ai suoi compagni<text:line-break/>avventurieri 0 al manto assassino. Se gli viene chiesto di<text:line-break/>Sottomonte, lo spirito di Savir rivela che nelle vicinanze c’è<text:line-break/>una tomba elfica con una porta segreta sulla parete nord, e<text:line-break/>che né lui né i suoi amici riuscirono ad aprirla (lo spirito si<text:line-break/>riferisce all’area 26a, ma non ricorda come arrivarci).</text:p>
      <text:p text:style-name="P1"/>
      <text:p text:style-name="P1"/>
      <text:p text:style-name="P1"/>
      <text:p text:style-name="P1">@@@ 12 @@@</text:p>
      <text:p text:style-name="P1"/>
      <text:p text:style-name="P1"/>
      <text:p text:style-name="P1"/>
      <text:p text:style-name="P1">25. MAGAZZINO DELLE CREATURE<text:line-break/><text:line-break/>Halaster usa queste stanze come magazzino per le creature<text:line-break/>che ha catturato e pietrificato. Le ritrasforma in carne<text:line-break/>usando la magia elfica dell’area 25a.<text:line-break/><text:line-break/>I5A. CARIATIDI DEL RIPRISTINO<text:line-break/><text:line-break/>Cariatidi. Il soffitto è alto 6 metri ed è sorretto da quattro<text:line-break/>colonne di marmo bianco, ognuna scolpita per riprodurre<text:line-break/>le fattezze di una stoica elfa avvolta in una tunica fluente<text:line-break/>che stringe al petto un ramo fiorito. Queste cariatidi sono<text:line-break/>rivolte verso l'interno.<text:line-break/><text:line-break/>Modron. Un quadrone pattuglia il cerchio di cariatidi in<text:line-break/>senso antiorario, impugnando un arco. Mentre cammina<text:line-break/>emette un ticchettio è un debole rumore di ingranaggi.<text:line-break/><text:line-break/>Bassorilievi. Le pareti sono decorate con bassorilievi che<text:line-break/>raffigurano unicorni e alberi dai rami spogli.<text:line-break/><text:line-break/>Un incantesimo individuazione del magico rivela un’aura<text:line-break/>magica di abiurazione attorno alle colonne. Se qualcuno<text:line-break/>tocca una colonna pronunciando la parola d'ordine giusta<text:line-break/>(“Magia degli elfi!”), genera una luce pallida che pervade<text:line-break/>l’area tra le quattro colonne e pone fine alle seguenti<text:line-break/>condizioni su una creatura in quell'area: accecato,<text:line-break/>assordato, avvelenato, pietrificato e stordito. Questo effetto<text:line-break/>magico può essere attivato quattro volte, una per ogni<text:line-break/>colonna toccata. Le colonne recuperano la loro magia<text:line-break/>all’alba successiva.<text:line-break/><text:line-break/>Le cariatidi perdono la loro magia se anche una sola<text:line-break/>colonna viene distrutta o rovesciata. Una cariatide possiede<text:line-break/>CA 17, 90 punti ferita e immunità ai danni psichici e da<text:line-break/>veleno. Può essere rovesciata effettuando con successo una<text:line-break/>prova di Forza (Atletica) con CD 30.<text:line-break/><text:line-break/>Quadrone. Halaster ha trovato questo modron solitario,<text:line-break/>ha deciso di adottarlo e gli ha dato un nome: Halastron.<text:line-break/><text:line-break/>Il modron considera Halaster suo amico ed esegue i suoi<text:line-break/>ordini al meglio delle proprie possibilità. I suoi ordini sono<text:line-break/>i seguenti:<text:line-break/><text:line-break/>: Ricordare il suo nome.<text:line-break/><text:line-break/>. Difendersi.<text:line-break/><text:soft-page-break/><text:line-break/>: Attaccare qualsiasi cosa che cerchi di danneggiare o<text:line-break/>rovesciare le cariatidi.<text:line-break/><text:line-break/>: Camminare in senso antiorario attorno alle cariatidi<text:line-break/>quando non deve difendere se stesso o le colonne.<text:line-break/><text:line-break/>Îl quadrone parla e capisce solo il linguaggio dei Modron.<text:line-break/>Sa che le cariatidi possono ritrasformare in carne le<text:line-break/>creature pietrificate, in quanto le ha viste funzionare<text:line-break/>e ha sentito Halaster pronunciare la parola d'’ordine<text:line-break/><text:line-break/>per attivarle. Le sue istruzioni non gli impediscono<text:line-break/><text:line-break/>di comunicare con gli sconosciuti o di condividere<text:line-break/>informazioni con loro. Non sa quasi nulla su Sottomonte e<text:line-break/>si disintegra se scende a 0 punti ferita.<text:line-break/><text:line-break/>25B—-25R. STATUE REALISTICHE<text:line-break/><text:line-break/>Qui sono custodite le creature che sono state trasformate in<text:line-break/>pietra da Halaster, come riassunto nella tabella “Creature<text:line-break/>Pietrificate”’, Opgnuna può essere ritrasformata in carne<text:line-break/>tramite un incantesimo ristorare superiore o una magia<text:line-break/>analoga. Una creatura ritrasformata in carne agisce in base<text:line-break/>alla sua natura. Per esempio, un grick nell’area 25c tenderà<text:line-break/>ad attaccare tutte le altre creature, spinto dalla fame.<text:line-break/>Quando Halaster vuole ritrasformare in carne una creatura<text:line-break/>pietrificata, usa un incantesimo telecinesi per trasportarla<text:line-break/>nell'area 25a, poi si affida alla magia delle colonne in<text:line-break/>quell'area.<text:line-break/><text:line-break/>Area 25h. Questa stanza è nascosta dietro una porta<text:line-break/>segreta e contiene una statua a grandezza naturale di<text:line-break/>Halaster. Lanciando un incantesimo ristorare superiore<text:line-break/>sulla statua o sottoponendo la statua alla magia delle<text:line-break/>cariatidi nell’area 25a, si innesca un incantesimo bocca<text:line-break/>magica lanciato sulla statua, che esclama: “Stolti!”<text:line-break/><text:line-break/>Area 25m. Se il DM ha deciso di espandere il dungeon<text:line-break/>a sud, una parete illusoria dietro il mind flayer pietrificato<text:line-break/>nasconde il tunnel d’accesso alla zona espansa. La parete<text:line-break/>illusoria è incorporea e le creature possono attraversarla<text:line-break/>sernza pericoli.<text:line-break/><text:line-break/>Area 25r. I] topo mannaro pietrificato ha l’aspetto di<text:line-break/>un giovane muscoloso che brandisce una spada corta.<text:line-break/>Questo topo mannaro non fa parte della banda di Rizzervyl<text:line-break/>(vedi l’area 14), ina cercherà di unirsi ad essa se ne avrà<text:line-break/>l'’opportunità. Il suo nome è Zarn Kassifax.<text:line-break/><text:line-break/>CREATURE PIETRIFICATE<text:line-break/><text:line-break/>Area Creatura/e Area Creatura/e<text:line-break/><text:line-break/>25b 4 bullywug 25k - 1 kenku<text:line-break/><text:line-break/>25c _ 3 grick 25| 1 lucertoloide<text:line-break/><text:line-break/>25d 2 drow 25m 1 mind flayer<text:line-break/><text:line-break/>25e 4 rugginofagi 25n 1 nothic<text:line-break/><text:line-break/>25f 5 trogloditi 250 1 orco capotribù guerriero<text:line-break/><text:soft-page-break/>258 6 capre 25p 1 tasso gigante<text:line-break/><text:line-break/>25i - 1 cinghiale 259 1 quaggoth<text:line-break/><text:line-break/>25j 1 serpente 25r ] topo mannaro<text:line-break/><text:line-break/>stritolatore (forma umana)<text:line-break/><text:line-break/>26. ANTICA TOMBA ELFICA<text:line-break/><text:line-break/>Queste stanze sono molto più antiche delle camere<text:line-break/>circostanti scavate dai nani, come dimostrano le pareti<text:line-break/>diroccate, i pavimenti inclinati e la sottile pioggia di polvere<text:line-break/>che scivola tra le crepe del soffitto incurvato. Halaster ha<text:line-break/>trasformato questa tomba elfica in una serie di camere<text:line-break/>delle prove che poi sono state abbandonate.<text:line-break/><text:line-break/>26A. NON DATE DA MANGIARE AGLI ORSIGUFO!<text:line-break/><text:line-break/>Orsigufo. Due orsigufo lasciati qui da Halaster sono<text:line-break/>affamati e attaccano chiunque entri in questa stanza.<text:line-break/><text:line-break/>Sarcofagi. Dodici sarcofagi elfici disposti lungo lé pareti di<text:line-break/>questa stanza polverosa sono stati ridotti in macerie.<text:line-break/><text:line-break/>Bassorilievi. Il tempo e l’incuria hanno praticamente<text:line-break/>distrutto i bassorilievi murari che raffiguravano una serie<text:line-break/>di elfi a cavallo di alci che sfilavano per la foresta, mentre<text:line-break/>le stagioni cambiavano attorno a loro.<text:line-break/><text:line-break/>Porta Segreta. Una porta segreta sulla parete nord<text:line-break/>conduce all’area 26b.<text:line-break/><text:line-break/>LEVELLEO Z | EE STANZE ARGANE<text:line-break/>AI</text:p>
      <text:p text:style-name="P1"/>
      <text:p text:style-name="P1"/>
      <text:p text:style-name="P1"/>
      <text:p text:style-name="P1">@@@ 13 @@@</text:p>
      <text:p text:style-name="P1"/>
      <text:p text:style-name="P1"/>
      <text:p text:style-name="P1"/>
      <text:p text:style-name="P1">F<text:line-break/># a<text:line-break/><text:line-break/>Tesoro. 1 personaggi che ispezionano la stanza in cerca<text:line-break/>di tesori trovano un vaso d'argilla del peso di 5 kg in mezzo<text:line-break/>a un cumulo di detriti vicino alla parete sud. Il vaso è<text:line-break/>decorato con le immagini dipinte di un elfo druido a piedi<text:line-break/>nudi che guida una schiera di piccoli cespugli sradicati che<text:line-break/>sembrano camminare di loro spontanea volontà.<text:line-break/><text:line-break/>Un incantesimo individuazione del magico rivela un'aura<text:line-break/>magica di trasmutazione attorno al vaso, che in realtà<text:line-break/>è un oggetto meraviglioso comune chiamato vaso del<text:line-break/>risveglio. Se qualcuno pianta un normale arbusto nel vaso<text:line-break/>e lo Jascia crescere per 30 giorni, l'arbusto si trasforma<text:line-break/>magicamente in un cespuglio risvegliato alla fine di quel<text:line-break/>periodo. Quando il cespuglio si risveglia, spacca il vaso e<text:line-break/>lo distrugge, ma è amichevole nei confronti di chiunque lo<text:line-break/>abbia piantato. In assenza di comandi dal suo creatore, non<text:line-break/>fa nulla.<text:line-break/><text:line-break/>26B. TOMBA SEGRETA<text:line-break/><text:soft-page-break/><text:line-break/>Al centro di questa tomba polverosa, è visibile un sarcofago<text:line-break/>di alabastro del peso di 3.750 kg situato sopra un blocco<text:line-break/>di granito alto 30 em. Îl coperchio del sarcofago è scolpito<text:line-break/>in modo da raffigurare le fattezze di un regale elfo dall’età<text:line-break/>e dal sesso indeterminati, con un gatto che sbadiglia<text:line-break/>accovacciato sul petto. Il gatto fa parte della scultura del<text:line-break/>coperchio e non è una scultura separata.<text:line-break/><text:line-break/>Un personaggio che ispeziona attentamente il<text:line-break/>sarcofago ed effettua con successo una prova di Saggezza<text:line-break/>(Percezione} con CD 17 capisce che si tratta di un<text:line-break/>blocco solido di alabastro dotato di un finto coperchio<text:line-break/>per sembrare apribile, una falsa tomba costruita per<text:line-break/>confondere gli aspiranti cacciatori di tesori.<text:line-break/><text:line-break/>26C. OCCHIO SCHIACCIANTE DI HALASTER<text:line-break/><text:line-break/>Tavoli Distrutti. lre tavoli di pietra giacciono rovesciati<text:line-break/>nella stanza, circondati da frammenti di ceramica che<text:line-break/>urn tempo erano urne funerarie (gli orsigufo nell’area 26a<text:line-break/>sono responsabili di questa distruzione).<text:line-break/><text:line-break/>Corridoio in Pendenza. Un corridoio largo 3 metri e alto<text:line-break/>altrettanto si inoltra verso sud salendo gradualmente fino<text:line-break/>all'area 26d e contiene una trappola della sfera rotolante.<text:line-break/><text:line-break/>La sezione di pavimento quadrata con lato di 3 metri<text:line-break/>contrassegnata con la X sulla mappa 2 è una piastra a<text:line-break/>pressione. Quando 10 o più chilogrammi di peso premono<text:line-break/>su questa piastra, una sfera di pietra del diametro di<text:line-break/>3 metri, dipinta per sembrare un biulbo oculare iniettato di<text:line-break/>sangue, esce da un'alcova in cima al corridoio in pendenza<text:line-break/>e rotola lungo il passaggio, verso l’area 26c. Fffettuando<text:line-break/>con successo una prova di Saggezza (Fercezione) con CD<text:line-break/>20, un personaggio che cerca trappole nel corridoio può<text:line-break/>notare la piastra a pressione. Infilando quattro o cinque<text:line-break/>spuntoni di ferro o oggetti analoghi sotto la piastra a<text:line-break/>pressione è possibile impedire alla trappola di attivarsi.<text:line-break/><text:line-break/>Quando la sfera viene liberata, tutte le creature presenti<text:line-break/>tirano per l'iniziativa e la sfera tira per l’iniziativa con un<text:line-break/>bonus di +8. AI suo turno, la sfera si muove in linea retta<text:line-break/>finché non arriva a un angolo, poi cambia direzione per<text:line-break/>seguire il tunnel in pendenza finché non arriva nell'area<text:line-break/>26c, dove si ferma. La sfera può muoversi attraverso gli<text:line-break/>spazi delle altre creature e le creature possono muoversi<text:line-break/>attraverso il suo spazio, considerandolo terreno difficile.<text:line-break/>Ogni volta che la sfera entra nello spazio di una creatura<text:line-break/>o una creatura entra nel suo spazio mentre la sfera sta<text:line-break/>rotolando, quella creatura deve superare un tiro salvezza<text:line-break/>su Destrezza con CD 15, altrimenti subirà 55 (10d10) danni<text:line-break/>contundenti e cadrà a terra prona.<text:line-break/><text:line-break/>LIVELLO 2 | LE STANZE ARCANE<text:line-break/><text:line-break/>Una creatura entro 1,5 metri dalla sfera può tentare di<text:line-break/>rallentarla usando un’azione per effettuare una prova di<text:line-break/>Forza con CD 20. In caso di successo, la velocità della sfera<text:line-break/>è ridotta di 4,5 metri. Nel corridoio in pendenza, questa<text:line-break/>riduzione dura soltanto fino alla fine del turno successivo<text:line-break/>della sfera. Se la velocità della sfera scende a O0 su una<text:line-break/>superficie piana, la sfera smette di muoversi e non è più<text:line-break/>una minaccia.<text:line-break/><text:soft-page-break/><text:line-break/>26D. CAMERA DEL SANGUINAMENTO<text:line-break/><text:line-break/>Questa stanza alta 3 metri contiene una fila di sei tavoli<text:line-break/><text:line-break/>di pietra inclinati che avevano lo scopo di raccogliere il<text:line-break/>sangue da utilizzare nei rituali. Ogni tavolo è dotato di<text:line-break/>catene arrugginite e cinghie di cuoio. Sotta il lato inferiore<text:line-break/>di ogni tavolo, è stata incassata nel pavimento una bassa<text:line-break/>vasca di pietra circolare dove raccogliere il sangue.<text:line-break/><text:line-break/>26E. STUDIO ABBANDONATO<text:line-break/><text:line-break/>Scrivania Improvvisata. I] coperchio di un sarcofago<text:line-break/>di pietra poggia su due blocchi di pietra deformi, per<text:line-break/>formare una scrivania di fortuna all'estremità sud della<text:line-break/>stanza. Dietro la scrivania c'è una sedia dallo schienale<text:line-break/>alto, fatta di legno bruciacchiato e a cui manca un<text:line-break/>bracciolo.<text:line-break/><text:line-break/>Nicchie delle Pareti. Oltre la scrivania e la sedia, lungo la<text:line-break/>parete sud, si apre una serie di nicchie cariche di volumi<text:line-break/>polverosi. Nicchie simili lungo le altre pareti contengono<text:line-break/>alte urne funerarie di alabastro ricoperte di polvere e di<text:line-break/>ragnatele (diciassette in tutto).<text:line-break/><text:line-break/>Tesoro. Le urne di alabastro sono crepate e scheggiate<text:line-break/>e non hanno alcun valore. Non contengono altro che<text:line-break/>polvere... per la maggior parte. In mezzo alla polvere di una<text:line-break/>delle urne, è nascosto un minuscolo sacchetto bianco che<text:line-break/>contiene polvere della sparizione.<text:line-break/><text:line-break/>I libri trattano di alchimia, storia elfica e nanica,<text:line-break/>ingegneria, lavorazione delle gemme, meteorologia e<text:line-break/>studio dei mostri. Cadono tutti a pezzi, ma in mezzo ai<text:line-break/>libri comuni è stato nascosto un libro degli incantesimi<text:line-break/>bruciacchiato di un mago che contiene ancora gli<text:line-break/>incantesimi seguenti: comprensione dei linguaggi, corona<text:line-break/>di follia, disco fluttuante di Tenser, forma gassosa, raggio<text:line-break/>di infermità, rimuovi maledizione, scurovisione e servitore<text:line-break/>inosservato.<text:line-break/><text:line-break/>CONSEGUENZE<text:line-break/><text:line-break/>Se i goblin sono stati indeboliti ma non sradicati, iniziano<text:line-break/>a costruire varie trappole attorno al perimetro del loro<text:line-break/>mercato, per meglio proteggersi dagli avventurieri<text:line-break/>aggressivi e dai vicini ostili. Prediligono i crolli del tetto,<text:line-break/>le reti in caduta e i dardi avvelenati (vedi “Esempi di<text:line-break/>Trappole” nel capitolo 5 della Dungeon Master's Guide). I<text:line-break/>goblin addestrano e schierano inoltre dei topi giganti, che<text:line-break/>usano come cani da guardia. Alcune di queste creature<text:line-break/>potrebbero essere in realtà i topi mannari di Rizzeryl<text:line-break/>nella loro forma di topo, inviati a infiltrarsi nella tana dei<text:line-break/>goblin per spiare gli avventurieri che si fanno strada fino al<text:line-break/>loro bazar.<text:line-break/><text:line-break/>La distruzione dei due avamposti della Gilda di Xanathar<text:line-break/>consente ai goblin di espandere 1il loro territorio. A meno<text:line-break/>che anche i goblin non siano stati spazzati via, le pattuglie<text:line-break/>dei goblin si fanno più freguenti in tutto questo livello<text:line-break/>del dungeon.</text:p>
      <text:p text:style-name="P1"/>
      <text:p text:style-name="P1"/>
      <text:p text:style-name="P1"><text:soft-page-break/></text:p>
      <text:p text:style-name="P1">@@@ 14 @@@</text:p>
      <text:p text:style-name="P1"/>
      <text:p text:style-name="P1"/>
      <text:p text:style-name="P1"/>
      <text:p text:style-name="P1">N ì<text:line-break/>d<text:line-break/><text:line-break/>Gi.<text:line-break/><text:line-break/>I ;<text:line-break/>l<text:line-break/>[<text:line-break/><text:line-break/>=<text:line-break/><text:line-break/>i i<text:line-break/>i<text:line-break/><text:line-break/>— a _ — e A =<text:line-break/><text:line-break/>LIVELLO $: IL LIVELLO DEL SARGAUTHA<text:line-break/><text:line-break/>lT<text:line-break/>— —*<text:line-break/><text:line-break/>EL LIVELLO DEL SARGAUTH È CONCEPITO PER QUATTRO<text:line-break/>avventurieri di 7° livello. ] personaggi che sconfiggono<text:line-break/>i mostri di questo livello dovrebbero guadagnare<text:line-break/>abbastanza PE da raggiungere l’S8° livello. Questo<text:line-break/>livello di Sottomonte è collegato all’insediamento<text:line-break/>sotterraneo di Skullport tramite una serie di tunnel<text:line-break/>e il Fiume Sargauth vero e proprio (vedi “Skullport”<text:line-break/>a pagina 303). Ancora più antico di Skullport è il<text:line-break/>paese di Stromkuhldur, le cui rovine giacciono semisepolte<text:line-break/>nel cuore del Livello del Sargauth. I goblinoidi e i drow si<text:line-break/>contendono il controlloe di queste rovine, in precedenza<text:line-break/>abitate dai Netheresi e dai nani Melairkyn.<text:line-break/><text:line-break/>COSA SI ANNIDA QUI?<text:line-break/><text:line-break/>Il paese sotterraneo di Stromkuhldur è stato separato<text:line-break/><text:line-break/>in vari frammenti dai cedimenti di alcuni antichi turnnel,<text:line-break/>che hanno messo in fuga i suoi abitanti originari. Da<text:line-break/>allora, molte fazioni sì sono contese il controllo di questo<text:line-break/>avamposto. Attualmente i drow della Casata Auvryndar<text:line-break/><text:line-break/>e i goblinoidi della Legione di Azrok sono in procinto di<text:line-break/>dichiararsi guerra aperta, un conflitto che sia Halaster che<text:line-break/>la Gilda di Xanathar cercano di fomentare.<text:line-break/><text:line-break/>_(_'3_ASATA AUVRYNDAR<text:line-break/><text:line-break/>Una drow sacerdotessa di Lolth, di nome T'rissa<text:line-break/>Auvryndar, ha preso il controllo assieme al suo seguito di<text:line-break/>una sezione di Stromkuhldur (area 20) e ha convertito un<text:line-break/>tempio una volta dedicato a Dumathoin in un nido di ragni<text:line-break/>giganti. Sotto il comando di T'rissa, i drow hanno iniziato<text:line-break/>a condurre una serie di esperimenti segreti, usando gli<text:line-break/>umanoidi come incubatori per le uova di ragno gigante.<text:line-break/><text:line-break/>LEGIONE DI AZROK<text:line-break/><text:line-break/><text:soft-page-break/>Azrok, il figlio di un signore della guerra hobgoblin, è nato<text:line-break/>cieco. Una sventura del genere solitamente avrebbe segnato<text:line-break/>la sua fine nella società degli hobgoblin, ma la madre di Azrok<text:line-break/>era una stregona che si rifiutò di lasciare che il destino di suo<text:line-break/>figlio fosse segnato da quella disgrazia. Fabbricò un pusgrnale<text:line-break/>della vista cieca, che il giovarre Azrok usava per difendersi è<text:line-break/>percepire l'ambiente circostante. Il pugnale consenti ad Azrok<text:line-break/>di diventare il potente soldato e condottiero che era destinato<text:line-break/>a essere e presto il giovane hobgoblin scalò i ranghi della<text:line-break/>carriera militare fino ai vertici. Gli altri goblinoidi credevano<text:line-break/>che fosse stato benedetto da Maglubiyet, il grande dio della<text:line-break/>guerra. Azrok nascose saggiamente la fonte della sua “vista<text:line-break/>divina” per alimentare questo mito.<text:line-break/><text:line-break/>Invecchiando, Azrok divenne più saggio e sviluppò il<text:line-break/>desiderio di conquistare un suo dominio. Condusse le sue<text:line-break/>forze a Stromkuhldur e ripulì quel luogo dai grimlock e<text:line-break/>dai trogloditi che lo infestavano, poi generò un erede per<text:line-break/>assicurarsi che il retaggio delle sue imprese perdurasse anche<text:line-break/>nelle generazioni future. Suo figlio, Azrokkog, detestava la<text:line-break/>natura sedentaria del padre e presto parti per combattere in<text:line-break/>altri conflitti di sua scelta. Fece poi ritorno a Sottomonte con<text:line-break/>un nuovo nome, Dominio Incoronato, e un nuovo obiettivo<text:line-break/>(vedi “Livello 14: Il Dominio di Arcturia” a pagina 179).<text:line-break/><text:line-break/>La Legione di Azrok, che ha vissuto a Stromkuhldur per<text:line-break/>tre decenni, è ora in subbuglio. Azrok di recente è stato<text:line-break/>costretto a cedere una parte del suo dominio all’avanzata<text:line-break/>dei drow, e l'ha fatto opponendo minima resistenza. Questo<text:line-break/>ha sconvolto i soldati della sua legione, Cosa ha provocato<text:line-break/>questo cedimento nel coraggioso condottiero di un tempo?<text:line-break/>L'età alla fine ha lasciato il segno nella sua mente?<text:line-break/><text:line-break/>[n realtà, una banda di ladri duergar spacciatisi per mercanti<text:line-break/>ha sottratto di recente i] pugnale della vista cieca di Azrok e<text:line-break/>si è data alla fuga sfruttando l'invisibilità di quella razza. La<text:line-break/><text:line-break/>EIVELLO 3 IL ETVELLO DEL SARGAUTH<text:line-break/><text:line-break/>AI</text:p>
      <text:p text:style-name="P1"/>
      <text:p text:style-name="P1"/>
      <text:p text:style-name="P1"/>
      <text:p text:style-name="P1">@@@ 15 @@@</text:p>
      <text:p text:style-name="P1"/>
      <text:p text:style-name="P1"/>
      <text:p text:style-name="P1"/>
      <text:p text:style-name="P1">\<text:line-break/><text:line-break/>notizia del furto è giunta ai drow della Casata Auvryndar e li ha<text:line-break/>spronati a conquistare la sezione orientale di Stromkuhldur.<text:line-break/>Lurkana, moglie di Azrok nonché il capitano più forte della sua<text:line-break/>legione, ha tentato di celare la cecità di suo marito, ma i suoi<text:line-break/>sforzi sono stati vanificati da un mind flayer che si spacciava<text:line-break/>per un ambasciatore di Skullport. Questo mind flayer ha<text:line-break/>recentemente piazzato i suoi divoracervelli nei crani di alcuni<text:line-break/>goblin alla corte di Azrok, i quali hanno divulgato la verità<text:line-break/>riguardo alla cecità di Azrok in lungo e in largo, per minare la<text:line-break/>sua reputazione e demoralizzare le sue truppe.<text:line-break/><text:line-break/>Gli hobgoblin al comando di Azrok restano fedeli al loro<text:line-break/>signore, ma molti goblin e bugbear sono fuggiti a Skullport<text:line-break/>per unirsi alla Gilda di Xanathar. Alle sventure di Azrok e<text:line-break/>Lurkana si aggiunge la prospettiva di un altro imminente<text:line-break/><text:soft-page-break/>attacco da parte della Casata Auvryndar, intenzionata a<text:line-break/>conquistare ulteriore territorio. Anche il timore di un'offensiva<text:line-break/>della Gilda di Xanathar in arrivo da Skullport tormenta<text:line-break/>i pensieri di Azrok. Nel frattempo, Lurkana è in cerca di<text:line-break/>qualcuno che la aiuti a rintracciare i ladri duergar che hanno<text:line-break/>rubato il pugnale della vista cieca e che glielo restituisca.<text:line-break/><text:line-break/>MEGERE MARINE DEL SARGAUTH<text:line-break/><text:line-break/>Allo scopo di spazzare via i drow che infestano il suo<text:line-break/>dungeon, Halaster ha evocato una congrega di megere<text:line-break/>marine dalle gelide acque del Fiume Sargauth. Le megere<text:line-break/><text:line-break/>ii E<text:line-break/>MISSIONE SECONDARIA:<text:line-break/>RECUPERARE IL PUGNALE DI AZROK<text:line-break/><text:line-break/>Gli avventurieri che entrano a Stromkuhldur ovest (area<text:line-break/><text:line-break/>21) sono condotti al cospetto di Azrok e Lurkana {nell’area<text:line-break/>21n) comne prevede il protocollo. Dopo che Azrok ha<text:line-break/>garantito la loro sicurezza all’interno dell’insediamento,<text:line-break/>Lurkana li prende da parte e offre loro una ricompensa per il<text:line-break/>ritrovamento del pugnale magico di suo marito. Sottolinea<text:line-break/>che senza il pugnale, gli invasori drow e la Gilda di Xanathar<text:line-break/>potrebbero conquistare Stromkuhldur e incrementare il loro<text:line-break/>potere a dismisura. Ricorda agli avventurieri che la Legione di<text:line-break/>Azrok non ha mai minacciato Waterdeep, ma che i drow o la<text:line-break/>gilda potrebbero cogliere l'occasione per farlo molto presto.<text:line-break/><text:line-break/>Lurkana sa che i ladri che hanno rubato il pugnale sono<text:line-break/>duergar del Clan Ironeye e crede che possano nascondersi<text:line-break/>a Skullport. Se i personaggi fanno qualche domanda con<text:line-break/>discrezione a Skullport, possono apprendere che un grosso<text:line-break/>contingente di duergar del Clan Ironeye si è rifornito a<text:line-break/>Skullport e si è fermato a bere birra a una taverna locale<text:line-break/>chiamata il Boccale Nero prima di spingersi ai livelli inferiori<text:line-break/>di Sottomonte. ll proprietario della taverna, Droon Stonedark,<text:line-break/>è un duergar taciturno che nega ogni cosa. | personaggi<text:line-break/>possono raggiungere i duergar del Clan Ironeye al livello 6.<text:line-break/><text:line-break/>Se i personaggi accettano la missione, Lurkana suggerisce<text:line-break/>che il primo posto dove cercare il pugnale è Skullport e indica<text:line-break/>loro la direzione giusta (oltre l’area 23). Suggerisce inoltre<text:line-break/>ai personaggi di parlare con l'ambasciatore di Skullport a<text:line-break/>Stromkuhldur (il mind flayer nell’area 218g) per scoprire se sa<text:line-break/>qualcosa, ma li avverte di non fargli del male in alcun modo,<text:line-break/>onde non peggiorare ulteriormente i rapporti.<text:line-break/><text:line-break/>Ricompensa. |In cambio del pugnale, Lurkana è disposta a<text:line-break/>pagare 1.000 mo consegnate in un forziere chiuso a chiave,<text:line-break/>con tanto di chiave. Se | personaggi chiedono di più, è<text:line-break/>disposta a salire fino a 1.500 mo e ad aggiungere due bugbear<text:line-break/>e cinque goblin come guardie del corpo ed esploratori.<text:line-break/>All’insaputa di Lurkana, due dei goblin hanno un divoracervelli<text:line-break/>innestato nel cranio e fungono segretamente da spie di<text:line-break/>Xanathar, | bugbear e gli altri goblin servono gli avventurieri a<text:line-break/>dovere, ma essendo malvagi e avidi, diventano gradualmente<text:line-break/>più difficili da gestire man mano che il tempo passa.<text:line-break/><text:line-break/>LIVELLO:3 | IL LIVNELLO DEL SARGAUTH<text:line-break/><text:line-break/>hanno radunato un gruppo di seguaci che include vari<text:line-break/>grimlock e trogloditi per opporsi ai drow.<text:line-break/><text:soft-page-break/><text:line-break/>ESPLORARE QUESTO LIVELLO<text:line-break/><text:line-break/>Tutte le descrizioni dei luoghi di questo livello fanno<text:line-break/>riferimento alla mappa 3. Man mano che ci si avvicina al<text:line-break/>Fiume Sargauth, l’eco delle sue acque si fa più forte.<text:line-break/><text:line-break/>]. CATACOMBE<text:line-break/><text:line-break/>Queste catacombe fanno parte di un complesso di templi<text:line-break/>che in passato era dedicato al dio nanico Dumathoin,<text:line-break/>patrono delle miniere e delle esplorazioni e protettore dei<text:line-break/>defunti nanici. Le catacombe hanno i tratti seguenti:<text:line-break/><text:line-break/>Incisioni, Sulle pareti lisce della stanza, sono state incise<text:line-break/>le immagini di montagne attraversate da vene di minerali<text:line-break/>scintillanti, I] pavimento è invece incrostato di polvere.<text:line-break/><text:line-break/>Tombe. Lungo le pareti sono state scavate anche delle<text:line-break/>nicchie simili a ripiani, disposte in file verticali da tre,<text:line-break/>Ognuna di queste tombe scoperte ospita le ossa ricoperte<text:line-break/>di polvere di un nano defunto da tempo.<text:line-break/><text:line-break/>] nani sepolti in quest’area erano tutti veneratori di<text:line-break/>Dumathoin. Se i personaggi esaminano ogni ripiano,<text:line-break/>trovano anche dei frammenti metallici di armatura<text:line-break/>talmente vecchi che si sbriciolano non appena toccati e<text:line-break/>alcune minuscole perle di pietra attraversate da un foro. Se<text:line-break/>un persoriaggio esamina le perle ed effettua con successo<text:line-break/>una prova di Intelligenza (Storia) con CD 20, ricorda che<text:line-break/>gli antichi nani usavano queste perle per decorare le trecce<text:line-break/>delle barbe dei loro defunti.<text:line-break/><text:line-break/>A ESPLORATORE DEFUNTO<text:line-break/><text:line-break/>ÎI resti parzialmente marciti di un umano giacciono in<text:line-break/>un angolo di questa caverna. Ciò che resta del volto è<text:line-break/>paralizzato in un urlo silenzioso.<text:line-break/><text:line-break/>Effettuando con successo una prova di Saggezza<text:line-break/>(Medicina) con CD 13, un personaggio nota alcune<text:line-break/>macabre ferite sul cadavere, tra cui una al collo in cui<text:line-break/>la pelle è inarcata verso l’esterno, come a indicare che<text:line-break/>qualcosa è uscito dall’interno. Questo umano è morto<text:line-break/>quando alcune uova di ragno si sono schiuse all'interno del<text:line-break/>suo corpo è le creature sono uscite sciamando.<text:line-break/><text:line-break/>3. IMBOSCATA DEI GRICK<text:line-break/><text:line-break/>Tre grick si nascondono in fondo a questo tunnel nel<text:line-break/>tentativo di tendere un'imboscata ai personaggi.<text:line-break/><text:line-break/>4., TUNNEL DELLE RAGNATELE<text:line-break/><text:line-break/>Questi tunnel sono occlusi di ragnatele destinate a invischiare<text:line-break/>le creature, se prima non vengono tagliate o bruciate. I volti<text:line-break/>spettrali che si intravedono tra le ragnatele sono in realtà dei<text:line-break/>semplici effetti ottici generati dai vari strati di ragnatela.<text:line-break/><text:line-break/>Le arece ritcoperte di ragnatele sono considerate terreno<text:line-break/>difficile, ma le ragnatele non sono abbastanza forti da<text:line-break/>trattenere una creatura. Un personaggio può usare<text:line-break/>un’azione per bruciare un cubo di ragnatele con spigolo<text:line-break/>di 1,5 metri con una torcia o per lanciare un incantesimo<text:line-break/><text:soft-page-break/>che infligga danni da fuoco, nel qual caso l'area<text:line-break/>dell’incantesimo è interamente sgombrata dalle ragnatele.<text:line-break/><text:line-break/>4A. QUAGGOTH VAGANTI<text:line-break/><text:line-break/>Tre quaggoth che fungono da guardie per i drow pattugliano<text:line-break/>quest'area alta 3 metri. Quando avvistano qualche intruso,<text:line-break/>uno cerca di raggiungere di corsa l’area 5 per dare l’allarme,<text:line-break/>mentre gli altri due attaccano. Nel secondo round di<text:line-break/>combattimento, il frastuono attira i ragni nell'area 4b.</text:p>
      <text:p text:style-name="P1"/>
      <text:p text:style-name="P1"/>
      <text:p text:style-name="P1"/>
      <text:p text:style-name="P1">@@@ 16 @@@</text:p>
      <text:p text:style-name="P1"/>
      <text:p text:style-name="P1"/>
      <text:p text:style-name="P1"/>
      <text:p text:style-name="P1">L:TIVELL<text:line-break/><text:line-break/>A<text:line-break/><text:line-break/>| EL-LIVE<text:line-break/><text:line-break/>LEO DEL SARGATTH<text:line-break/><text:line-break/>MAPRA 3<text:line-break/><text:line-break/>ÎL LIVELLO DEL SARGAUTH<text:line-break/><text:line-break/>Verso<text:line-break/><text:line-break/>ilport<text:line-break/><text:line-break/>u<text:line-break/><text:line-break/>PE Ù B a aa ER<text:line-break/><text:line-break/>Tunnel che conduce<text:line-break/>ai dungean espanso<text:line-break/><text:line-break/>Tunnel che<text:line-break/>conduce al<text:line-break/><text:line-break/>dungeon espanso<text:line-break/><text:line-break/>N<text:line-break/><text:line-break/>E<text:line-break/>AL i<text:line-break/><text:line-break/>fi<text:line-break/><text:line-break/>d<text:line-break/><text:line-break/>Tunnel che<text:line-break/>conduce al<text:line-break/><text:line-break/>ungeon espanso “}<text:line-break/><text:line-break/>aa a<text:line-break/><text:line-break/>,.<text:line-break/>LLC EEE AA<text:line-break/><text:line-break/><text:soft-page-break/>ROE<text:line-break/>ia i n<text:line-break/>LL bE AE<text:line-break/><text:line-break/>i<text:line-break/><text:line-break/>LA AI<text:line-break/><text:line-break/>Ra NEEO<text:line-break/><text:line-break/>Tunnel che conduce<text:line-break/>dl dungeon espanso<text:line-break/><text:line-break/>Tunnel che<text:line-break/>conduce al<text:line-break/>dungeon<text:line-break/>&amp;spunso<text:line-break/><text:line-break/>.. A<text:line-break/>o a ii ’<text:line-break/>1] LE A - r L<text:line-break/><text:line-break/>e ia e aa<text:line-break/><text:line-break/>rI<text:line-break/><text:line-break/>Tunnel che<text:line-break/>conduce al<text:line-break/>dungeon<text:line-break/>espoanso</text:p>
      <text:p text:style-name="P1"/>
      <text:p text:style-name="P1"/>
      <text:p text:style-name="P1"/>
      <text:p text:style-name="P1">@@@ 17 @@@</text:p>
      <text:p text:style-name="P1"/>
      <text:p text:style-name="P1"/>
      <text:p text:style-name="P1"/>
      <text:p text:style-name="P1">-\_—-E<text:line-break/><text:line-break/>*|I<text:line-break/><text:line-break/>4B. TANA DEI RAGNI-FASE<text:line-break/><text:line-break/>Quattro ragni-fase si annidano in questa caverna alta 6 metri.<text:line-break/>Se sentono arrivare i personaggi, si spostano sul Piano<text:line-break/>Etereo e cercano di tendere un'imboscata ai personaggi.<text:line-break/><text:line-break/>4C. GOBLIN INGLOBATI<text:line-break/><text:line-break/>Ragnatele. Questa caverna è piena di ragnatele, in mezzo<text:line-break/>alle quali penzolano alcuni bozzoli lunghi 90 cm.<text:line-break/><text:line-break/>Strano Volto. I ragni hanno tessuto un gigantesco ritratto<text:line-break/>di Halaster fatto di ragnatele, che osserva la stanza dal<text:line-break/>soffitto alto 6 metri con occhi vuoti.<text:line-break/><text:line-break/>Pavimento Macchiato. Îl pavimento irregolare è sporco di<text:line-break/>macchie color rosso ruggine.<text:line-break/><text:line-break/>I drow gettano i goblin che sorprendono a vagare in<text:line-break/>pasto ai ragni-fase. Se un personaggio supera una prova di<text:line-break/>Saggezza (Percezione) con CD 12, nota che uno dei bozzoli<text:line-break/>si agita leggermente, infatti contiene un goblin di nome<text:line-break/>Greech, che è stato mutilato dai ragni e prosciugato di buona<text:line-break/><text:soft-page-break/>parte del sangue. Il goblin possiede 3 punti vita e ha perso la<text:line-break/>lingua. Cerca disperatamente di contrattare per avere salva<text:line-break/>la vita grugnendo e gesticolando selvaggiamente.<text:line-break/><text:line-break/>5. CASATA AUVRYNDAR<text:line-break/><text:line-break/>Quest'area al di fuori del vecchio tempio di Dumathoin<text:line-break/>segna l'inizio dell’insediamento drow. Tutte le camere<text:line-break/>hanno un soffitto piatto alto 3 metri.<text:line-break/><text:line-break/>5A. COMITATO DI BENVENUTO<text:line-break/><text:line-break/>Guardie. Quattro quaggoth fanno la guardia a questo<text:line-break/>ingresso. Se qualche quaggoth è fuggito dall’area 4a,<text:line-break/>ora attende cui assieme a un drow mago di nome I]nor<text:line-break/>Telenna (per le statistiche consultare il Monster Manual),<text:line-break/>giunto per indagare.<text:line-break/><text:line-break/>Ragnatele. Un fitto strato di ragnatele tese tra le pareti forma<text:line-break/>all’altezza del soffitto una specie di tetto, da cui penzolano<text:line-break/>centinaia di minuscoli ragni appesi a filamenti setosi.<text:line-break/><text:line-break/>Bozzoli di Ragnatela. Due grossi bozzoli di seta di ragno<text:line-break/>sono situati accanto alla porta d'’ingresso.<text:line-break/><text:line-break/>Î bozzali di seta sono viscosi, ma possono essere<text:line-break/>squarciati senza troppe difficoltà, per rivelare le statue di<text:line-break/>due robusti nani, uno che brandisce un piccone e l’altro uno<text:line-break/>scalpello e un martello.<text:line-break/><text:line-break/>5B. TROGLODITI SCIOCCHI<text:line-break/><text:line-break/>Minatori. Alcune scintillanti vene d'oro attraversano le<text:line-break/>pareti di questa sala. Questi minerali erano stati preservati<text:line-break/>dai nani dei tempi antichi per la loro bellezza naturale, ma<text:line-break/>ora quattro trogloditi (schiavi dei drow) stanno scavando<text:line-break/>nel giacimento armati di picconi (se i trogloditi sentono il<text:line-break/>rumore di un combattimento nell’area 5a, lasciano cadere<text:line-break/>i picconi e fuggono verso l'area 6).<text:line-break/><text:line-break/>Ragnatele. Il soffitto è ricoperto di ragnatele in cui si cela<text:line-break/>un ragno gigante, che attacca gli avventurieri dall’alto.<text:line-break/><text:line-break/>Porta. La porta ovest verso l’area 6 è decorata con un<text:line-break/>bassorilievo in bronzo che riproduce una montagna con<text:line-break/>al centro un incavo grande quanto un pugno. La porta è<text:line-break/>chiusa a chiave.<text:line-break/><text:line-break/>Bassorilievo della Porta di Bronzo. Se un personaggio<text:line-break/>effettua con successo una prova di Intelligenza (Religione)<text:line-break/>con CD 13, nota che il bassorilievo assomiglia al simbolo<text:line-break/>di Dumathoin, ma è privo di una gemma. Collocando una<text:line-break/>qualsiasi gemma nell'incavo, la serratura della porta si<text:line-break/>apre. La porta può essere aperta anche con un incantesimo<text:line-break/>scassinare o una magia analoga, oppure da un personaggio<text:line-break/>che usi gli arnesi da scasso ed effettui con successo una<text:line-break/>prova di Destrezza con CD 20.<text:line-break/><text:line-break/>LIVELLO 3 | IL LIVELLO DEL SARGAUTH<text:line-break/><text:line-break/>Tesoro. Le venature d’oro sono in realtà pirite (l’oro<text:line-break/>degli sciocchi), cosa che un personaggio può determinare<text:line-break/>effettuando con successo una prova di Intelligenza {Natura)<text:line-break/>con CD 13. Îl minerale è bello a vedersi, ma di scarso valore.<text:line-break/><text:soft-page-break/>I trogloditi hanno estratto venti frammenti di pirite dal peso<text:line-break/>di mezzo chilogrammo ciascuno (del valore di 5 ma l’uno).<text:line-break/><text:line-break/>5C. PRIGIONE<text:line-break/><text:line-break/>Celle. All’estremità ovest di questa sala, si trovano sei celle<text:line-break/>dalle porte fatte di sbarre di ferro arrugginite.<text:line-break/><text:line-break/>Grimlock. Sei grimlock terrorizzano i prigionieri delle<text:line-break/>celle allungando le loro clave di osso oltre le sbarre e<text:line-break/>minacciando di percuaoterli (non possiedono le chiavi per<text:line-break/>aprire le celle).<text:line-break/><text:line-break/>T’rissa Auvryndar (vedi l'area 6) è in possesso delle<text:line-break/>chiavi delle celle. La serratura di ogni cella può essere<text:line-break/>scassinata se un personaggio usa gli arnesi da scasso ed<text:line-break/>effettua con successo una prova di Destrezza con CD 10.<text:line-break/>Le sbarre arrugginite possono essere strappate dalla porta<text:line-break/>effettuando con successo una prova di Forza (Atletica) con<text:line-break/>CD 21. Gli occupanti delle celle sono i seguenti:<text:line-break/><text:line-break/>. Geldax Breer (NB mezzeltîo popolano) occupa la cella<text:line-break/>più a est. È un lampionaio di Waterdeep che è stato<text:line-break/>rapito alcune notti fa dai drow (ed è destinatò a essere<text:line-break/>sacrificato a Lolth, se non fugge).<text:line-break/><text:line-break/>* Lurrash, un hobgoblin disarmato, occupa la cella<text:line-break/>successiva. E fedele al Signore della Guerra Azrok<text:line-break/>e i drow intendono interrogarlo per strappargli più<text:line-break/>informazioni possibile.<text:line-break/><text:line-break/>« La cella successiva è occupata dal cadavere infestato di<text:line-break/>vermi di un grell, che è morto di fame in prigionia.<text:line-break/><text:line-break/>- Le tre celle più a ovest sono occupate da tre maschi<text:line-break/>drow armati, di nome Quave, Narlros e T'’mek. I tre sono<text:line-break/>stati messi alla prova da T'rissa Auvryndar, impaziente<text:line-break/>di trovare un nuovo consorte. I drow sono malnutriti<text:line-break/>e piagati dai segni di varie frustate. A ognuno di loro<text:line-break/>restano 5 punti ferita. Finché sono rinchiusi in cella,<text:line-break/>attaccano gli intrusi che sono in grado di vedere con le<text:line-break/>loro balestre a mano.<text:line-break/><text:line-break/>9D. ELFA DEL SOLE<text:line-break/>La porta di questa camera è sbarrata dall'esterno.<text:line-break/>All'interno della stanza è rinchiusa una prigioniera di nome<text:line-break/>Marta Moonshadow. Affascinata dalla cultura drow, Marta<text:line-break/>aveva sperato di unirsi ai ranghi della Casata Auvryndar,<text:line-break/>ma è stata invece catturata e rinchiusa. Ora è in cerca di<text:line-break/>un'opportunità per dimostrare il suo valore ai drow.<text:line-break/><text:line-break/>Marta è un'’elfa del sole maga (per le statistiche<text:line-break/>consultare il Monster Manual), con le modifiche seguenti:<text:line-break/><text:line-break/>« Marta è neutrale malvagia.<text:line-break/><text:line-break/>. Possiede i tratti razziali seguenti: Parla il Comune, il<text:line-break/>Draconico, l’Elfico, il Nanico e il Sottocomune. Possiede<text:line-break/>scurovisione entro un raggio di 18 metri. Dispone di<text:line-break/>vantaggio ai tiri salvezza per non essere affascinata e non<text:line-break/>può essere addormentata tramite la magia. La lista dei<text:line-break/>suoi trucchetti conosciuti include raggio di gelo.<text:line-break/><text:line-break/>. Îl suo libro degli incantesimi e il suo focus arcano le sono<text:line-break/><text:soft-page-break/>stati sottratti (1 personaggi possono trovarli nell'area 20b).<text:line-break/><text:line-break/>6. TEMPIO DI DUMATHOIN<text:line-break/><text:line-break/>Questo antico tempio di Dumathoin è stato convertito in un<text:line-break/>infame nido di ragni giganti da T’rissa Auvryndar e dai suoi<text:line-break/>seguaci. Contiene quanto segue:<text:line-break/><text:line-break/>Podio. T'rissa Auvryndar, una drow sacerdotessa di<text:line-break/>Lolth, occupa un podio rialzato in fondo alla sala da cui<text:line-break/>presiede un gruppo di quattro drow (due femmine di</text:p>
      <text:p text:style-name="P1"/>
      <text:p text:style-name="P1"/>
      <text:p text:style-name="P1"/>
      <text:p text:style-name="P1">@@@ 18 @@@</text:p>
      <text:p text:style-name="P1"/>
      <text:p text:style-name="P1"/>
      <text:p text:style-name="P1"/>
      <text:p text:style-name="P1">nome Ardulace e Dhessri]l e due maschi di nome Izzatlab<text:line-break/>e Yriltorn) e tre ragni giganti. Se i personaggi non hanno<text:line-break/><text:line-break/>incontrato il drow mago nell’area 5a, anch'esso è presente.<text:line-break/><text:line-break/>Ragni. Dozzine di ragni giganti appena dischiusi, delle<text:line-break/>dimensioni di una tarantola, strisciano e si arrampicano<text:line-break/>in tutta la stanza (se non vengono distrutti, quasi tutti<text:line-break/>matureranno fino a raggiungere la piena taglia di un<text:line-break/>ragno gigante nel giro di poche settimane).<text:line-break/><text:line-break/>Bozzoli di Ragnatela. l} soffitto arcuato della sala, alto<text:line-break/>9 metri, è sorretto da una serie di colonne di pietra, ma<text:line-break/>è celato da un fitto strato di ragnatele. TÎra le colonne e i<text:line-break/>bassorilievi, raffiguranti torreggianti nani e che sporgono<text:line-break/>dalle pareti, sono stati appesi alcuni cadaveri umanoidi<text:line-break/>avviluppati in bozzoli di seta.<text:line-break/><text:line-break/>Sacrificio. La parete di fondo del tempio è decorata con<text:line-break/>il maestoso bassorilievo di una montagna. Un drow<text:line-break/>imbavagliato è immobilizzato contro la montagna da<text:line-break/>uno strato di ragnatele viscose. I] drow tenta invano di<text:line-break/>liberarsi, mentre varie sacche di uova di ragno pendono<text:line-break/>dal suo corpo.<text:line-break/><text:line-break/>T'rissa è malevola quanto la dea demoniaca che venera<text:line-break/>e si rifiuta di parlare (e tanto meno di negoziare) con<text:line-break/>chiunque non sia un drow. T’rissa stabilizza i personaggi<text:line-break/>morenti affinché possa inoculare nei loro corpi delle uova<text:line-break/>di ragno (vedi “Uova di Ragno” più sotto).<text:line-break/><text:line-break/>Il drow appeso al muro si chiama Krenrak ed era il<text:line-break/>consorte di T’rissa, prima che quest’ultima si stancasse<text:line-break/>di lui. Se liberato, combatte contro T’rissa e gli altri drow,<text:line-break/>ma 2 round dopo essere stato liberato, una nidiata di ragni<text:line-break/>neonati prorompe dal suo petto e lo uccide.<text:line-break/><text:line-break/>T'’rissa porta con sé un anello di chiavi di ferro che<text:line-break/>possono aprire le celle dell’area 5d e una chiave di ferro<text:line-break/>separata che consente di accedere all’area 20d.<text:line-break/><text:line-break/>PRIGIONIERI DEFUNTI<text:line-break/><text:line-break/>I cadaveri che pendono dalle ragnatele sono i gusci<text:line-break/>essiccati dei prigionieri usati come incubatori (e<text:line-break/>successivamente come pasti) dai ragni che ora infestano la<text:line-break/><text:soft-page-break/>stanza. Oltre ai goblin, agli hobgoblin e ai grimlock senza<text:line-break/>vita, sono visibili anche i cadaveri di vari umani, nani,<text:line-break/>halfling, tiefling e gnomi rapiti da Skullpori e Waterdeep.<text:line-break/>Mostrano tutti ferite analoghe, in cui la pelle è rivolta verso<text:line-break/>l’esterno.<text:line-break/><text:line-break/>UovA pI RAGNO<text:line-break/><text:line-break/>Se il gruppo è sconfitto, i personaggi stabilizzati si<text:line-break/>risvegliano dopo 1d4 ore e si ritrovano avviluppati da un<text:line-break/>bozzolo viscoso di ragnatele sospeso a 3 metri d'altezza.<text:line-break/>Nel loro corpo sono state inoculate numerose uova di<text:line-break/>ragno. Un personaggio in un bozzolo è trattenuto e può<text:line-break/>usare la sua azione per tentare di fuggire effettuando con<text:line-break/>successo una prova di Forza con CD 15.<text:line-break/><text:line-break/>Le uova di ragno inoculate in un corpo ospite si<text:line-break/>schiudono in 2d12 ore, uccidendo il corpo ospite non<text:line-break/>appena i ragni neonati si fanno strada all’esterno. Questa<text:line-break/>infestazione funziona come una malattia: un incantesimo<text:line-break/>ristorare inferiore o una magia analoga lanciati sul corpo<text:line-break/>ospite distrugge le uova di ragno e pone fine alla minaccia.<text:line-break/><text:line-break/>7. DOLORE E PIACERE<text:line-break/><text:line-break/>T’rissa Auvryndar ha convertito i dormitori del tempio<text:line-break/>in sale delle torture. Le urla dei drow nelle aree 7d e 7Te<text:line-break/>echeggiano in tutta questa zona.<text:line-break/><text:line-break/>7A. INGRESSO<text:line-break/><text:line-break/>Questa stanza è vuota, ma le urla di dolore che si levano nella<text:line-break/>stanza adiacente giungono fin qui da oltre la porta chiusa.<text:line-break/><text:line-break/>7B. SALA DELLE TORTURE INUTILIZZATA<text:line-break/><text:line-break/>Alle pareti di questa stanza, è appesa una lunga fila di<text:line-break/>fruste arrotolate, pugnali e altri strumenti minacciosi.<text:line-break/><text:line-break/>Su un tavolino al centro, è appoggiato un lenzuolo di seta<text:line-break/>bianca, ancora immacolato.<text:line-break/><text:line-break/>7G. SALA D’'ATTESA<text:line-break/><text:line-break/>Guardie. Quattro femmine drow di nome Balwiira, Olorgyl,<text:line-break/>Restryn e Ulraelle montano la guardia agli angoli della<text:line-break/>stanza e si godono le urla che provengono dalle aree 7d e 7e.<text:line-break/><text:line-break/>Cerchio. Al centro del pavimento, è stato tracciato un<text:line-break/>cerchio di budella del diametro di 3 metri circondato<text:line-break/>da una macabra scritta tracciata con il sangue (vedi<text:line-break/>“Cerchio Abissale” più sotto).<text:line-break/><text:line-break/>Mobili. Quattro poltroncine, fabbricate in legno scuro e<text:line-break/>dotate di cuscini imbottiti di seta di ragno, sono state<text:line-break/>disposte lungo i bordi della stanza.<text:line-break/><text:line-break/>Tunnel. Dalle profondità del tunnel naturale che si apre al<text:line-break/>centro della parete sud, proviene un inquietante ululato<text:line-break/>del vento.<text:line-break/><text:line-break/>Le drow di guardia hanno l’ordine di uccidere a vista<text:line-break/>chiunque non sia un drow, inclusi i drider che non riescono<text:line-break/>a obbedire ai dettami del loro esilio. Le torturatrici nelle<text:line-break/><text:soft-page-break/>aree 7d e 7e accorrono a indagare sugli eventuali rumori<text:line-break/>di un combattimento in questa zona, lasciando i prigionieri<text:line-break/>legati nelle loro stanze.<text:line-break/><text:line-break/>Cerchio Abissale. La scritta attorno al cerchio è in<text:line-break/>Abissale. Chiunque capisca quel linguaggio ed effettui con<text:line-break/>successo una prova di Intelligenza (Religione) con CD 15 può<text:line-break/>capire che il cerchio ha lo scopo di inviare i drow nell’Abisso<text:line-break/>come parte di un rituale noto col nome di Prova di Lolth.<text:line-break/>Quei drow che falliscono la prova fanno ritorno dall’Abisso<text:line-break/>orrendamente trasformati in drider e ricevono l’ordine<text:line-break/>di fuggire dal tunnel sud e di non fare mai più ritorno,<text:line-break/>altrimenti saranno uccisi. I drow che superano la prova<text:line-break/>fanno ritorno in questa stanza com'erano alla partenza,<text:line-break/>accompagnati dalla benedizione di Lolth e nient'altro.<text:line-break/><text:line-break/>7D. TORTURA DELL'ACQUA<text:line-break/><text:line-break/>Narizmar. Un drow nudo di nome Narizmar Do'’ett è legato<text:line-break/>a un solido tavolo posizionato sotto un barile d'acqua<text:line-break/>da 320 litri sospeso sopra di lui. La testa è coperta da<text:line-break/>un cappuccio di seta di ragno (le sue armi, i suoi abiti<text:line-break/>e la sua armatura sono stati gettati nell’angolo nordest<text:line-break/>della stanza).<text:line-break/><text:line-break/>Sylkress. Se non è stata attirata nell’area 7c dal rumore di<text:line-break/>un combattimento, una drow combattente scelta di nome<text:line-break/>Sylkress Auvryndar sta in piedi all’estremità opposta del<text:line-break/>tavolo e impugna un paio di corde che fanno inclinare il<text:line-break/>barile e rovesciano l'acqua quando vengono tirate.<text:line-break/><text:line-break/>Sylkress è convinta che Narizmar abbia giurato fedeltà a<text:line-break/>un’altra drow e vuole apprendere l'identità della rivale che<text:line-break/>tenta di accaparrarsi le attenzioni di Narizmar. In realtà,<text:line-break/><text:line-break/>è stato lo stesso Narizmar a mettere in circolazione le<text:line-break/><text:line-break/>voci della tresca, affinché Svylkress lo torturasse e potesse<text:line-break/>quindi vedere di persona 1il suo valore. In breve, ognuno dei<text:line-break/>due se la spassa a spese dell’altro.<text:line-break/><text:line-break/>Se deve, Narizmar può liberarsi dalle cinghie di cuoio<text:line-break/>effettuando con successo una prova di Destrezza (Rapidità<text:line-break/>di Mano) con CD 15. Una volta libero, cerca di armarsi.<text:line-break/>Obbedisce a Sylkress prima di chiunque altro ed è più che<text:line-break/>disposto a sacrificarsi pur di salvarle la vita,<text:line-break/><text:line-break/>Svylkress si difende, ma se scende a metà dei suoi punti<text:line-break/>ferita o meno, invoca pietà e fornisce ai personaggi le<text:line-break/>informazioni seguenti in cambio della libertà:<text:line-break/><text:line-break/>* lL’invasione dei drow nel Livello del Sargauth è soltanto<text:line-break/>un preludio a un attacco in grande scala contro Skullport.<text:line-break/><text:line-break/>LIVELLO 3 | 1L LIVELLO DEL SARGAUTH</text:p>
      <text:p text:style-name="P1"/>
      <text:p text:style-name="P1"/>
      <text:p text:style-name="P1"/>
      <text:p text:style-name="P1">@@@ 19 @@@</text:p>
      <text:p text:style-name="P1"/>
      <text:p text:style-name="P1"/>
      <text:p text:style-name="P1"/>
      <text:p text:style-name="P1">- La sorella maggiore di Sylkress, T'rissa, sta allevando<text:line-break/>dei ragni giganti per potenziare le forze dei drow su<text:line-break/><text:soft-page-break/>questo livello (vedi l'area 6). T’rissa crede che il suo<text:line-break/>nuovo metodo di incubazione sperimentale possa creare<text:line-break/>dei ragni più grandi e potenti.<text:line-break/><text:line-break/>- La sorella gemella di Syikress, Melith, ha guidato un<text:line-break/>piccolo gruppo nelle Caverne Contorte (il livello 4) per<text:line-break/>stabilire una presenza su quel livello.<text:line-break/><text:line-break/>7E. SALA DELLE FUSTIGATRICI<text:line-break/><text:line-break/>Se un eventuale combattimento nell’area 7c non ha attirato<text:line-break/>la loro attenzione, due femmine drow di nome FPellanonia<text:line-break/>Auvryndar e Ghirith Nhilran sono impegnate in un atto<text:line-break/>consensuale di tortura in qiuesta stanza, che ha i tratti<text:line-break/>aggiuntivi seguenti:<text:line-break/><text:line-break/>Drow, Una grossa piattaforma rotante dotata di cinghie<text:line-break/>di cuoio occupa buona parte della stanza. Pellanonia<text:line-break/>è legata alla piattaforma, mentre Ghirith la prende a<text:line-break/>scudisciate.<text:line-break/><text:line-break/>Equipaggiamento. Su una sedia nell'angolo nordest, sono<text:line-break/>state appoggiate l’armatura e le armi di Pellanonia.<text:line-break/><text:line-break/>Pellanonia e Ghirith sono amanti. Se deve, Pellanonia<text:line-break/>può liberarsi dai legacci effettuando con successo una<text:line-break/>prova di Destrezza (Rapidità di Mano) con CD 15. Una<text:line-break/>volta libera, cerca di armarsi. In quanto figlia della Casata<text:line-break/>Auvryndar, cerca di farsi scudo della sua posizione nella<text:line-break/>casata, dichiarando di essere più preziosa da viva che<text:line-break/>da morta. Se catturata o messa alle strette, è disposta a<text:line-break/>divulgare le seguenti informazioni in cambio della libertà:<text:line-break/><text:line-break/>: La principale roccaforte della Casata Auvryndar a<text:line-break/>Sottomonte si trova all’Ordalia di Muiral (il livello 10) ed<text:line-break/>è comandata direttamente da sua madre, Vlonwelv.<text:line-break/><text:line-break/>. La sua sorella maggiore, T'rissa, ha ricevuto dalla madre<text:line-break/>l'ordine di mettere in sicurezza il Livello del Sargauth come<text:line-break/>preludio a un attacco in grande scala contro Skullport.<text:line-break/><text:line-break/>. Un'altra delle sue sorelle maggiori, Melith, ha stabilito<text:line-break/>un avamposto nelle Caverne Contorte ({il livello 4) è guida<text:line-break/>una violenta campagna contro i kuo-toa di quel livello.<text:line-break/><text:line-break/>8. TUNNEL GEMENTI<text:line-break/><text:line-break/>Quei drow che falliscono la Prova di Loîlth (vedi l'area 7c)<text:line-break/><text:line-break/>e vengono trasformati in drider sono poi esiliati in questi<text:line-break/>tunnel. L'empia magia della dea demoniaca Lolth genera in<text:line-break/>questi passaggi delle folate di vento gementeé che imitano<text:line-break/>gli ululati di angoscia dei drow che non hanno superato la<text:line-break/>prova divina.<text:line-break/><text:line-break/>SA. RAGNATELE AL VENTO<text:line-break/><text:line-break/>Qui i venti sono più forti e le fitte ragnatele che riempiono<text:line-break/>la caverna, agitate dalle raffiche di vento, sembrano quasi<text:line-break/>delle forme spettrali.<text:line-break/><text:line-break/>68B. DRIDER IMPAZZITO<text:line-break/><text:line-break/>Un drider reso pazzo dai venti gementi si copre le<text:line-break/><text:soft-page-break/><text:line-break/>orecchie nel futile tentativo di scacciare il rumore.<text:line-break/><text:line-break/>Quando i personaggi entrano nella stanza, inizia a urlare:<text:line-break/>“Fatelo smettere!” in Elfico. Se i personaggi lanciano<text:line-break/><text:line-break/>un incantesimo silenzio attorno al drider, la creatura si<text:line-break/>gode quegli istanti di sollievo e consente ai personaggi di<text:line-break/>attraversare la caverna senza pericoli. Altrimenti, li attacca<text:line-break/>in preda alla furia e alla follia.<text:line-break/><text:line-break/>OC. LA POESIA DEL PIRATA<text:line-break/><text:line-break/>Questa caverna si affaccia sulle cupe acque del Fiume<text:line-break/>Sargauth ed è piena di ragnatele agitate dal vento urlante.<text:line-break/>Dietro la cortina di ragnatele, sulla parete ovest, è stata<text:line-break/>incisa una vecchia poesia piratesca:<text:line-break/><text:line-break/>LIVELLO 3 | IL LIVELLO DEL SARGAUTH<text:line-break/><text:line-break/>Se è a Skullport che vuoi attraccare,<text:line-break/><text:line-break/>Dalle acque del Sargauth fatti guidare.<text:line-break/><text:line-break/>Ma se hai il bottino dei pirati in mente,<text:line-break/>Cerca la tomba del capitano controcorrente.<text:line-break/><text:line-break/>Seguendo la Corrente. | personaggi che seguono la<text:line-break/>corrente del fiume verso sudovest prima o poi arrivano a<text:line-break/>Skullport.<text:line-break/><text:line-break/>Controcorrente. La corrente del fiume non è<text:line-break/>particolarmente forte e i personaggi possono facilmente<text:line-break/>risalire il fiume fino all’area 9 per trovare il “bottino dei pirati”.<text:line-break/><text:line-break/>9, TOoMBA DEL CAPITANO<text:line-break/><text:line-break/>Un tempo Skullport era un porto piratesco. Una volta un<text:line-break/>pirata si spinse fin quassù per nascondere il suo tesoro... ma<text:line-break/>morì poco dopo a causa di un barile di birra avvelenato.<text:line-break/><text:line-break/>9A. RIVA DEL FIUME<text:line-break/><text:line-break/>In questa caverna lungo la riva del fiumne è possibile trovare<text:line-break/><text:line-break/>lo zaino consunto di un avventuriero che è andato incontro a<text:line-break/>una macabra fine nell’area 9b, Un piede di porco e un rotolo di<text:line-break/>15 metri di corda di canapa sono legati all’esterno dello zaino,<text:line-break/>che contiene cinque torce troppo umide per essere accese,<text:line-break/><text:line-break/>un miartello, acciarino e pietra focaia, una padella, un otre<text:line-break/>d’acqua semivuoto e sette giorni di razioni andate a male.<text:line-break/><text:line-break/>9B. TESORO SORVEGLIATO DAI DEMONI<text:line-break/><text:line-break/>Due barlgura si sono fatti strada dall’Underdark fin quassù e<text:line-break/>hanno stabilito il loro rifugio in quest'area. Se le eventuali luci<text:line-break/>o gli echi dei passi in arrivo li mettono in allarme, diventano<text:line-break/>invisibili e aspettano di tendere un'imboscata ai nuovi venuti.<text:line-break/>Tesoro. Contro la parete ovest giace lo scheletro<text:line-break/>ammuffito di un pirata umano che stringe una spada corta<text:line-break/>arrugginiita in una mano e un boccale di legno nell'altra. Un<text:line-break/>barile di legno spaccato giace a terra a poca distanza. Un<text:line-break/>attento esame del muro sopra lo scheletro rivela una fessura<text:line-break/><text:soft-page-break/>scavata nella pietra che ha la stessa larghezza e la stessa<text:line-break/>profondità della lama arrugginita del pirata. Se questa<text:line-break/>spada corta o un'altra simile viene inserita nella fessura, una<text:line-break/>pietra instabile del soffitto cade a terra e un vecchio forziere<text:line-break/>ammuffito cade assieme ad essa. Il forziere si spacca quando<text:line-break/>cadé a terra, riversando all'esterno i suoi contenuti: 500<text:line-break/>ma, un borsello in pelle di squalo che contiene cinque agate<text:line-break/>muschiate (10 mo ciascuna), un paio di dadi d'osso (1 mo),<text:line-break/>una bottiglia d’ossidiana alta 15 cm e scolpita a forma della<text:line-break/>torre di un mago con il tetto che è un tappo rimuovibile (50<text:line-break/>mo), una collana di perle (250 mo) e la testa avvizzita di un<text:line-break/>elfo del mare che tiene una pozione del respirare sott'acqua<text:line-break/>stretta in bocca (con il tappo della fiala che sporge).<text:line-break/><text:line-break/>]10. CAVERNE DELLA<text:line-break/>CONGREGA DEL FIUME<text:line-break/><text:line-break/>Tutte le caverne di quest’area sono fredde e umide:<text:line-break/>l'acqua che gocciola dal soffitto forma basse pozzanghere<text:line-break/>dappertutto,<text:line-break/><text:line-break/>10A. CAVERNA DELLA GHIAIA NERA<text:line-break/><text:line-break/>Questa caverna alta 2,4 metri si affaccia sul Fiume<text:line-break/>Sargauth. Il pavimento è ricoperto da uno strato di umida<text:line-break/>ghiaia nera che stride quando qualcuno la calpesta. Il<text:line-break/>rumore dei passi sulla ghiaia è sufficiente a mettere in<text:line-break/>allarme i grimlock nell'area 10b.<text:line-break/><text:line-break/>10B. GRIMLOCK<text:line-break/><text:line-break/>Dieci grimlock, che finora sono riusciti a sfuggire ai<text:line-break/>drow, si rintanano in fondo a questa caverna alta 3 metri.<text:line-break/>I grimlock si nutrono dei pesci che pescano dal Fiume<text:line-break/>Sargauth e combattono solo se devono difendersi.</text:p>
      <text:p text:style-name="P1"/>
      <text:p text:style-name="P1"/>
      <text:p text:style-name="P1"/>
      <text:p text:style-name="P1">@@@ 20 @@@</text:p>
      <text:p text:style-name="P1"/>
      <text:p text:style-name="P1"/>
      <text:p text:style-name="P1"/>
      <text:p text:style-name="P1">]0C. CONGREGA DELLE MEGERE MARINE<text:line-break/><text:line-break/>Da questa caverna naturale alta 9 metri proviene un forte<text:line-break/>odore di alghe è salsedine. La caverna è la dimora di una<text:line-break/>congrega di tre megere marine in combutta con Halaster<text:line-break/>Blackcloak. Ogni megera possiede un granchio gigante<text:line-break/>come animale da compagnia, che la segue e obbedisce ai<text:line-break/>suoi comandi. Gli altri tratti della caverna sono i seguenti:<text:line-break/><text:line-break/>Rumore. Lo spruzzo di alcuni geyser (vedi l’area 10d)<text:line-break/>echeggia in tutta l’area,<text:line-break/><text:line-break/>Pozze. Il pavimento è irregolare e include molte pozze poco<text:line-break/>profonde, piene di acqua sporca. Le megere usano queste<text:line-break/>pozze per bagnarsi e per nascondersi se vedono delle<text:line-break/>luci avvicinarsi o se sentono i passi di qualcuno che non<text:line-break/>ricCOnoOscono.<text:line-break/><text:line-break/>Decorazioni. Le pareti viscide e ricoperte di alghe sono<text:line-break/>decorate con una distesa di conchiglie incastonate<text:line-break/>nella pietra.<text:line-break/><text:line-break/><text:soft-page-break/>Se i personaggi hanno incontrato in precedenza Anderian<text:line-break/>Dusk, il mercante di lanterne di Skullport, le megere marine<text:line-break/>sanno già chi sono grazie al pendente occhio della megera<text:line-break/>che Dusk indossa. In questo caso, si rivolgono ai personaggi<text:line-break/>con tono familiare e chiedono loro se hanno avuto il tempo<text:line-break/>di gustare qualche birra artigianale di Skullport. Altrimenti,<text:line-break/>si presentano cortesemente come Corallo Nero, Salsedine<text:line-break/>Gorgoagliante e Caldra Dita di Seppia.<text:line-break/><text:line-break/>Finché tutte e treé le megere sono vive, ottengono il tratto<text:line-break/>Incantesimi Condivisi, descritto nel riquadro “Congreghe di<text:line-break/>Megere” alla voce “Megera” del Monster Manual. Le megere<text:line-break/>preferiscono non combattere contro chi non è un drow, in<text:line-break/>quanto Halaster le ha incaricate esclusivamente di ripulire<text:line-break/>il Livello del Sargauth dagli elfi oscuri. Le megere tengono<text:line-break/>nascosta la loro affiliazione ad Halaster e fingono di essere<text:line-break/>innocue collezioniste di conchiglie, prive di nemici. Usano gli<text:line-break/>avventurieri affinché facciano il lavoro sporco al loro posto,<text:line-break/>promettendo loro non solo un transito senza rischi attraverso<text:line-break/>le caverne, ma anche alcune informazioni (che li spingeranno<text:line-break/>a combattere i drow). Nel corso della conversazione,<text:line-break/>forniscono ai personaggi le informazioni seguenti:<text:line-break/><text:line-break/>. “Una sacerdotessa drow ha profanato un antico tempio<text:line-break/>nanico sull’altro lato del fiume, trasformandolo in un<text:line-break/>sacrilego allevamento di abomini ragniformi."”<text:line-break/><text:line-break/>: “I drow rapiscono gli abitanti della città soprastante. Chi<text:line-break/>non viene gettato in pasto ai ragni viene offerto in sacrificio<text:line-break/>all’infame divinità demoniaca che essi venerano.”<text:line-break/><text:line-break/>- “I drow si sono già infiltrati a Skullport e hanno scoperto<text:line-break/>che le sue difese sono carenti. Un’invasione è imminente.<text:line-break/>La conquista di Skullport fornirà ai drow una solida base<text:line-break/>da dove lanciare un assalto al cuore di Sottomonte, E<text:line-break/>poi? Toccherà a Waterdeep?”<text:line-break/><text:line-break/>10D. GEYSER<text:line-break/><text:line-break/>Alcuni piccoli geyser sbuffano lungo tutta questa caverna<text:line-break/>alta 6 metri, innalzando getti di acqua salmastra che<text:line-break/>infradiciano il soffitto.<text:line-break/><text:line-break/>10E. CALDERONE DI PIETRA<text:line-break/><text:line-break/>Calderone. Al centro di questa caverna alta 6 metri, il<text:line-break/>pavimento si rigonfia per formare un calderone di pietra<text:line-break/>del diametro di 1,5 metri.<text:line-break/><text:line-break/>Decorazioni. I] sartiame e le vele lacerate di una nave<text:line-break/>pendono dal soffitto come se fossero un groviglio di<text:line-break/>ragnatele e tende strappate.<text:line-break/><text:line-break/>Îl calderone di pietra, creato da Halaster, è pienò fino<text:line-break/>all’orlo di acqua torbida e contiene sul fondo cinque chiavi<text:line-break/>arrugginite (sono le chiavi che aprono le manette nell'area<text:line-break/>10g). Îl calderone possiede CA 17, 60 punti ferita e immunità<text:line-break/><text:line-break/>ai danni psichici e da veleno. Se ridotto a O punti ferita, il<text:line-break/>calderone si crepa è si distrugge. Le megere marine usano il<text:line-break/>calderone come focus per i loro incantesimi scrutare.<text:line-break/><text:line-break/>La prima volta che una creatura che non sia una megera<text:line-break/>marina disturba l’acqua o danneggia il calderone, una<text:line-break/><text:soft-page-break/>runa antica si materializza al di sopra di esso (vedi “Rune<text:line-break/>Antiche” a pagina 12). Il DM pesca una carta dal Mazzo<text:line-break/>delle Rune Antiche (vedi l’appendice B) per determinare<text:line-break/>quale runa appare. La runa antica bersaglia una creatura<text:line-break/>casuale entro 18 metri da essa.<text:line-break/><text:line-break/>Ogni creatura che beve almeno mezzo litro d'acqua dal<text:line-break/>calderone deve superare un tiro salvezza su Costituzione<text:line-break/>con CD 13, altrimenti sarà avvelenata per 1 ora per ogni<text:line-break/>mezzo litro consumato.<text:line-break/><text:line-break/>10F. Ossa ROSICCHIATE<text:line-break/><text:line-break/>Lungo le pareti di questa caverna sono state impilate<text:line-break/>meticolosamente le ossa dei goblin, degli hobgoblin, dei<text:line-break/>trogloditi e dei ragni giganti che le megere marine hanno<text:line-break/>spolpato accuratamente.,<text:line-break/><text:line-break/>10G. DISPENSA<text:line-break/><text:line-break/>Le megere marine incatenano le loro prede quaggiù. Le<text:line-break/>vecchie catene fissate alle pareti terminano con cinque<text:line-break/>paia di manette arrugginite, le cui chiavi sono nascoste nel<text:line-break/>calderone dell’area 10e. Un personaggio dotato di arnesi<text:line-break/>da scasso può scassinare ogni serratura effettuando con<text:line-break/>successo una prova di Destrezza con CD 15.<text:line-break/><text:line-break/>Quando i personaggi arrivano in quest’area, trovano due<text:line-break/>prigionieri incatenati: un goblin disarmato di nome Lerk<text:line-break/>e un ragazzo di 13 anni di nome Delvin Stormshore (CB<text:line-break/>popolano umano Illuskan privo di armi).<text:line-break/><text:line-break/>Le megere hanno catturato Delvin dopo che lui e un suo<text:line-break/>amico avevano “preso in prestito” una barca a remi per<text:line-break/>esplorare le caverne marine nei pressi di Skullport. Quando<text:line-break/>le megere marine hanno attaccato, l’amico di Delvin è saltato<text:line-break/>giù dalla barca ed è riuscito ad allontanarsi a nuoto, ma Delvin<text:line-break/>non è stato altrettanto fortunato. È talmente infreddolito e<text:line-break/>spaventato che balbetta quando tenta di parlare.<text:line-break/><text:line-break/>Per puro divertimento, il perfido goblin tormenta Delvin<text:line-break/>minacciando di mangiarlo prima che le megere ritornino.<text:line-break/>Dato che il ragazzo non riesce a vedere al buio, pensa<text:line-break/>che il goblin prepotente sia il suo carceriere e non un<text:line-break/>altro prigioniero. Se viene salvato, Delvin insiste perché<text:line-break/>i personaggi lo chiamino Del e si offre di portare il loro<text:line-break/>equipaggiamento.<text:line-break/><text:line-break/>Come la maggior parte dei goblin, Lerk fa il prepoternte<text:line-break/>ma in realtà è un codardo. Muore di fame e supplica i<text:line-break/>personaggi di concedergli un po' di cibo e la libertà.<text:line-break/><text:line-break/>10H. TESORO DELLE MEGERE<text:line-break/><text:line-break/>Soffitto. Questa caverna ha un soffitto irregolare<text:line-break/>alto 9 metri.<text:line-break/><text:line-break/>Relitti. Un cumulo alto 6 metri di barche a remi marcite<text:line-break/>occupa gli ultimi 12 metri di questa umida caverna. Dal<text:line-break/>cumulo spuntano come se fossero aghi numerosi pali<text:line-break/>spezzati e ricoperti di cozze e mitili, quelli che un tempo<text:line-break/>erano gli alberi maestri delle imbarcazioni. Sulla sommità<text:line-break/>del cumulo di relitti, svetta una coffa che contiene il tesoro<text:line-break/>delle megere marine (vedi “Tesoro” più sotto).<text:line-break/><text:soft-page-break/><text:line-break/>Decorazioni. Dozzine di timoni recuperati dalle navi<text:line-break/>affondate sono stati appesi alle pareti con una serie di<text:line-break/>spuntoni di ferro e decorati con vari teschi.<text:line-break/><text:line-break/>Polena. La polena di una nave, scolpita con le fattezze di<text:line-break/>una banshee urlante, è appoggiata alla parete sud.<text:line-break/><text:line-break/>Il cumulo di relitti delle bharche a remi è considerato<text:line-break/>terreno difficile e varie sezioni rischiano di crollare da un<text:line-break/>momento all’altro. Ogni creatura che termina il proprio<text:line-break/><text:line-break/>LIVELLO 3 | IL EINELLO DEL SARGATTH</text:p>
      <text:p text:style-name="P1"/>
      <text:p text:style-name="P1"/>
      <text:p text:style-name="P1"/>
      <text:p text:style-name="P1">@@@ 21 @@@</text:p>
      <text:p text:style-name="P1"/>
      <text:p text:style-name="P1"/>
      <text:p text:style-name="P1"/>
      <text:p text:style-name="P1">" E<text:line-break/>F<text:line-break/><text:line-break/>-: SE<text:line-break/><text:line-break/>turno sui relitti deve superare un tiro salvezza su Destrezza<text:line-break/>con CD 10, altrimenti cade a terra prona.<text:line-break/>La polena infradiciata è alta 2,4 metri e pesa 600 kg.<text:line-break/>Un incantesimo individuazione del magico rivela un'aura<text:line-break/>magica di abiurazione attorno ad essa. Lanciando dissolvi<text:line-break/>magie sulla polena, l’oggetto cessa di essere magico. Se<text:line-break/>]a sua magia non viene dissolta, la polena della banshee<text:line-break/>lancia un grido terrificante quando una qualsiasi creatura<text:line-break/>che non sia una megera marina si avvicina a meno di<text:line-break/>3 metri dalla coffa. Il gemito della banshee echeggia per<text:line-break/>tutta la caverna e può essere sentito fin dall’area 10c. Se le<text:line-break/>imnegere sono ancora vive, radunano rinforzi dalle aree 10a<text:line-break/>e 10b e si affrettano a difendere il loro prezioso tesoro.<text:line-break/>Tesoro. La coffa contiene 2.000 mr all'interno di un<text:line-break/>forziere di legno privo di coperchio, 250 ma in un'urna di<text:line-break/>latta, un ombrello, strumenti da tessitore, un bastone da<text:line-break/>passeggio d’ebano con un'impugnatura in peltro a forma di<text:line-break/>piovra (25 mo) e un cannocchiale rotto (250 mo),.<text:line-break/><text:line-break/>1]1. IL ReEcLUusO<text:line-break/><text:line-break/>Un drider vive in quest’area. Le megere marine dell'area 10 lo<text:line-break/>usano come guardia dell'‘ingresso principale” della loro tana.<text:line-break/><text:line-break/>l1A. IL PRINCIPE PIETRIFICATO<text:line-break/><text:line-break/>Fauci. Questa caverna spalancata assomiglia alle fauci di<text:line-break/>un pesce gigantesco. Una fila di colonne naturali di pietra<text:line-break/>sorregge il soffitto alto 9 metri.<text:line-break/><text:line-break/>Statua. Al] centro della caverna si erge la statua<text:line-break/>semidiroccata di un umano dal portamento regale che<text:line-break/>indossa un’armatura completa e brandisce una spada in<text:line-break/>posizione di guardia.<text:line-break/><text:line-break/>Tanto tempo fa in queste caverne viveva una medusa, prima<text:line-break/>che un gruppo di avventurieri avesse la meglio su di lei. La<text:line-break/>statua semidiroccata è ciò che resta di una delle sue vittime.<text:line-break/><text:line-break/><text:soft-page-break/>11B. FORESTA DI BozzoLI<text:line-break/><text:line-break/>Drider Incantatore. Un drider si nasconde nella caverna<text:line-break/>più piccola a nord e ne esce per affrontare gli intrusi che<text:line-break/>vi entrano tramite l'area 11a. Questo drider possiede il<text:line-break/>tratto Incantesimi descritto nel riquadro che compare<text:line-break/>alla voce “Drider” del Monster Manual.<text:line-break/><text:line-break/>Statue. La caverna principale è alta 12 metri ed è piena delle<text:line-break/>vittime pietrificate di una medusa che un tempo viveva in<text:line-break/>quest'area. Îl drider ha avviluppato quelle statue in un fitto<text:line-break/>strato di ragnatele, creando una strana foresta di bozzoli<text:line-break/>grigi. Da un bozzolo all’altro si stendono dei filamenti di<text:line-break/>ragnatela che rendono quest'arca terreno difficile.<text:line-break/><text:line-break/>Il drider scala le pareti per sottrarsi alla portata delle<text:line-break/>armi da mischia, mentre lancia incantesimi o tira con il<text:line-break/>suo arco lungo. Quando attacca, ripete in continuazione<text:line-break/>in Elfico: “La regina è infuriata... è infuriata con me. Non<text:line-break/>potrebbe essere più infuriata di così.”<text:line-break/><text:line-break/>Se i personaggi strappano i bozzoli di ragnatele o li<text:line-break/>incendiano, scoprono lé creature pietrificate al loro interno.<text:line-break/>Tali creature includono vari drow, kuo-toa e trogloditi,<text:line-break/>assiemne ad alcuni nani minatori e pirati umani. Tutti sono<text:line-break/>pietrificati in una posa da combattimento e il loro volto è<text:line-break/>paralizzato in un’espressione spaventata.<text:line-break/><text:line-break/>]2. CACCIATORI DI TESORI<text:line-break/><text:line-break/>La forma di questa caverna fluviale assomiglia a un'ostrica.<text:line-break/>I fantasmi di tre pirati umani chiamati Algarr Grimtide,<text:line-break/>Liddie “Lingua Strascicata” Peddlekant e Fishbone Jim<text:line-break/>entrano ed escono dalle rocce alla ricerca di un tesoro<text:line-break/>sepolto. Attaccano le creature che scambiano per potenziali<text:line-break/>concorrenti, ma ignorano tutte le altre.<text:line-break/><text:line-break/>LIVELLO 3 | IL EIVELLO DEL SARGAUTH<text:line-break/><text:line-break/>I fantasmi non avranno pace finché non troveranno un<text:line-break/>tesoro nascosto. Î personaggi possono attirare l'attenzione<text:line-break/>dei fantasmi offrendosi di guidarli fino a un tesoro nascosto<text:line-break/>(come quello nell'area 9b) o in un luogo presso il fiume dove<text:line-break/>i personaggi stessi hanno sepolto un tesoro. 1 fantasmi<text:line-break/>possono seguire il gruppo o possedere i personaggi, ma<text:line-break/>non possono allontanarsi di più di 30 metri dal Fiume<text:line-break/>Sargauth. Una volta trovato ciò che cercavano, ridacchiano<text:line-break/>e danzano follemente di gioia, poi svaniscono per sempre.<text:line-break/><text:line-break/>Î personaggi che consegnano i fantasmi al riposo in<text:line-break/>questo modo riceveranno lo stesso ammontare di PE che<text:line-break/>guadagnerebbero sconfiggendoli in combattimento.<text:line-break/><text:line-break/>]13. CAVERNE FLUVIALI<text:line-break/><text:line-break/>Queste caverne contengono delle imbarcazioni che<text:line-break/>i personaggi possono usare per spostarsi lungo il<text:line-break/>Fiume Sargauth.<text:line-break/><text:line-break/>13A. ZATTERE DEI Drow<text:line-break/><text:line-break/>I drow usano le zattere per spostarsi sul Fiume Sargauth.<text:line-break/>Contro le pareti sono state appoggiate due zattere<text:line-break/>quadrate con lato di 3 metri, fatte di tronchi di zurkh legati<text:line-break/><text:soft-page-break/>assieme con spessi cordoni di ragnatela. Accanto alle<text:line-break/>zattere giacciono sei aste di 3 metri che i drow usano per<text:line-break/>sospingere le zattere su e giù per il fiumne.<text:line-break/><text:line-break/>13B. IL RIPOSO DEL TRAGHETTATORE<text:line-break/><text:line-break/>Questa caverna alta 6 metri si affaccia sul Fiume Sargauth<text:line-break/>e ha i tratti seguenti:<text:line-break/><text:line-break/>Porta. Una porta di pietra decorata si apre lungo la parete<text:line-break/>nordovest; ai suoi lati sono visibili dei bassorilievi di nani<text:line-break/>che indossano l’elmo, ma il cui volto è stato sfregiato da<text:line-break/>qualche vandalo. Anche un'iscrizione incisa sulla cornice<text:line-break/>della porta è stata danneggiata e resa illeggibile.<text:line-break/><text:line-break/>Traghetto. Una gondola nera, sul cui scafo sono stati incisi<text:line-break/>due occhi maligni, è ormeggiata in riva al fiume. A bordo<text:line-break/>della gondola, uno scheletro tiefling avvolto in una veste<text:line-break/>nera impugna un'asta di 3 metri, che usa per condurre<text:line-break/>l’imbarcazione.<text:line-break/><text:line-break/>Sia la gondola che il traghettatore scheletrico sono<text:line-break/>creazioni di Halaster. La gondola, che può ospitare fino a<text:line-break/>sette creature Medie assieme al loro equipaggiamento, è<text:line-break/>un oggetto Grande con CA 11, 50 punti ferita e immunità ai<text:line-break/>danni psichici e da veleno.<text:line-break/><text:line-break/>Lo scheletro tiefling capisce il Comune e l’Infernale,<text:line-break/>ma non può parlare. Solca le acque del Fiume Sargauth<text:line-break/>nella direzione desiderata dai suoi passeggeri. Quando<text:line-break/>i personaggi giungono a destinazione, il tiefling tende<text:line-break/>una mano ossuta nella loro direzione, aspettandosi un<text:line-break/>pagamento di una moneta per passeggero. Se non riceve<text:line-break/>il pagamento adeguato, sia lui che la barca svaniscono.<text:line-break/><text:line-break/>I personaggi possono distruggere lo scheletro o usare<text:line-break/>contro di esso un effetto che scaccia i non morti per<text:line-break/>impossessarsi della gondola, ma senza il suo nocchiere<text:line-break/>ufficiale, l'imbarcazione viene attaccata ogni volta che entra<text:line-break/>in una sezione del fiume contrassegnata con una freccia<text:line-break/>ondulata. Il DM tira un d6 e consulta la tabella seguente<text:line-break/>per determinare la natura degli attaccanti:<text:line-break/><text:line-break/>dé Creature<text:line-break/>1-2 <text:s/>Quattro scheletri minotauri che emergono dal fondo<text:line-break/>del fiume.<text:line-break/><text:line-break/>3-4 Sette ombre che strisciano a bordo dell'imbarcazione.<text:line-break/>5-6 Quattro fuochi fatui che si materializzano sopra la barca.</text:p>
      <text:p text:style-name="P1"/>
      <text:p text:style-name="P1"/>
      <text:p text:style-name="P1"/>
      <text:p text:style-name="P1">@@@ 22 @@@</text:p>
      <text:p text:style-name="P1"/>
      <text:p text:style-name="P1"/>
      <text:p text:style-name="P1"/>
      <text:p text:style-name="P1">14. SALA DEGLI SCULTORI<text:line-break/><text:line-break/>I nani Melairkyn avevano trascinato fin qui vari blocchi di<text:line-break/>pietra grezza da cui ricavare porte, statue e altre forme.<text:line-break/><text:line-break/>14 A. ENTRATA SUD<text:line-break/>Un blocco quadrato di pietra con lato di 1,2 metri è<text:line-break/>caduto dal soffitto di questa sala e si è spaccato in due sul<text:line-break/><text:soft-page-break/>pavimenito. Il blocco è stato sganciato quando qualcuno ha<text:line-break/>Mmesso un piede su una piastra a pressione nascosta sul<text:line-break/>pavimento (la trappola non è riuscita a colpire il bersaglio in<text:line-break/>questione e ora non costituisce più un pericolo per nessuno).<text:line-break/>Porta Interna. Ai lati di questa solida porta di pietra sono<text:line-break/>visibili dei bassorilievi che raffigurano nani i cui volti e le cui<text:line-break/>barbe sono state sfregiate. Un nano può aprire la porta, ma<text:line-break/>nessun'altra creatura può farlo, se non usando un incantesimo<text:line-break/>scassinare o altre magie simili. La porta possiede CA 15, 75<text:line-break/>punti ferita e immunità a tutti i danni tranne i danni da forza e<text:line-break/>quelli inferti dalle armi di adamantio,.<text:line-break/><text:line-break/>]4p. ENTRATA NORD<text:line-break/><text:line-break/>AI centro del corridoio, sotto un blocco di pietra quadrato<text:line-break/>con lato di 1,2 metri che è caduto dal soffitto, giace un goblin<text:line-break/>di cui sono visibili solo le gambe smagrite (il goblin ha<text:line-break/>calpestato una piastra a pressione che ha provocato la caduta<text:line-break/>del blocco e ora la trappola non costituisce più un pericolo).<text:line-break/><text:line-break/>Porta Interna. Questa solida porta di pietra ha lo stesso<text:line-break/>aspetto e le stesse proprietà di quella nell’area 14a.<text:line-break/><text:line-break/>]4CG. SALA DELLA PIETRA<text:line-break/><text:line-break/>Il Grande Xorn. Uno xorn insolitamente grosso, alto<text:line-break/>3 metri e largo altrettanto, dorme placidamente al centro<text:line-break/>della stanza. Quando la creatura dorme rimane in piedi,<text:line-break/>ma tiene gli occhi e la bocca chiusi e le braccia penzolano<text:line-break/>lungo i fianchi, con le nocche che sfiorano il pavimento.<text:line-break/><text:line-break/>Cubi di Pietra. Venti cubi di solido granito con spigolo di<text:line-break/>2,A metri sono stati disposti in giro per la stanza. Un<text:line-break/>cubo lungo la parete ovest, contrassegnato con una X<text:line-break/>sulla mappa 3, è finto (vedi “Cubo Finto” più sotto).<text:line-break/><text:line-break/>Statue. La stariza ospita quattro statue incomplete, circondate<text:line-break/>da uno strato di schegge di pietra attorno alle basi.<text:line-break/><text:line-break/>Prima di sfuggire alla cattività e di nascondersi quaggiù,<text:line-break/>lo xorn era uno degli animali da compagnia prediletti<text:line-break/>di Halaster, svezzato con una robusta dieta di gemme<text:line-break/>magiche per aumentarne drasticamente la taglia. Va è<text:line-break/>viene attraversando le pareti e si gode la tranquillità e la<text:line-break/>solitudine che questa camera gli offre, Effettuando con<text:line-break/>successo una prova di Destrezza (Furtività) con CD 16,<text:line-break/>una creatura può attraversare la stanza in silenzio senza<text:line-break/>svegliare lo xorn, ma la prova subisce svantaggio se la<text:line-break/>creatura porta su di sé delle monete o delle gemme, in<text:line-break/>quanto lo xorn riesce a individuare questi tesori tramite<text:line-break/>l'olfatto anche quando dorme. Se scopre degli intrusi nella<text:line-break/>sua tana, si infuria e li attacca.<text:line-break/><text:line-break/>Lo xorn possiede un grado di sfida pari a 8 (3.900 PE) e<text:line-break/>le modifiche seguenti alle statistiche:<text:line-break/><text:line-break/>* Lo xorn è Grande e possiede 103 (9d10 + 54) punti ferita.<text:line-break/>* La sua Forza è pari a 20 (+5) e i suoi attacchi con arma<text:line-break/>da mischia beneficiano di un bonus di +8 al tiro per<text:line-break/>colpire. I suoi attacchi con artigli hanno una portata<text:line-break/>di 3 metri e infliggono 9 (1d8 + 5) danni taglienti se<text:line-break/>colpiscono; il suo attacco con il morso infligge 22 (5d6 +<text:line-break/>5) danni perforanti se colpisce.<text:line-break/><text:line-break/><text:soft-page-break/>Cubo Finto. Anche se a prima vista è simile agli altri<text:line-break/>blocchi di granito, questo cubo con spigolo di 2,4 metri è<text:line-break/>cavo e i lati sono fatti di stucco spesso 7,5 cm. Un nano che<text:line-break/>si trovi entro 3 metri dal cubo può capire con un'occhiata la<text:line-break/>natura del cubo, come anche un personaggio che picchietti<text:line-break/><text:line-break/>sul cubo con un martello o uno strumento simile. Qualsiasi<text:line-break/>creatura che pesi più di 25 kg e si trovi sopra il cubo cade<text:line-break/>al suo interno in quanto lo stucco cede sotto il peso.<text:line-break/><text:line-break/>Îl cubo contiene un trono di alabastro scheggiato di<text:line-break/>fattura elfica, solido nella struttura ma allo stesso tempo<text:line-break/>elegante nella forma. E stato finemente cesellato per<text:line-break/>sembrare fatto di rami e foglie intrecciate, con un minuscolo<text:line-break/>usignolo appollaiato a un'’estremità dello schienale. In<text:line-break/>passato sullo schienale c’erano cinque usignoli, ma quattro<text:line-break/>si sono rotti ò sono andati perduti.<text:line-break/><text:line-break/>Îl trono fu scolpito dagli elfi di Illefarn, un antico regno del<text:line-break/>Nord. Scomparve dalla capitale (situata nell'area dove oggi<text:line-break/>sorge Waterdeep) poco prima della distruzione del regno,<text:line-break/>avvenuta circa 2.500 anni fa. I nani Melairkyn lo ritrovarono<text:line-break/>in condizioni danneggiate e decisero di offrirlo in dono<text:line-break/>agli elfi dopo averlo riparato. In seguito, un gruppo di nani<text:line-break/>avventurieri lo trovò e lo nascose nella speranza di tornare<text:line-break/>sul posto con un modo per portarlo fuori dal dungeon, ma<text:line-break/>non fecero più ritorno. Se i personaggi trovano il trono<text:line-break/>e informano Volo della sua ubicazione, completano una<text:line-break/>missione (vedi “Il Trono del Coronal” a pagina 8).<text:line-break/><text:line-break/>Essendo una delle più antiche reliquie esistenti di Illefarn, il<text:line-break/>tronoa è inestimabile. Possiede due proprietà magiche minori:<text:line-break/><text:line-break/>* Una creatura seduta sul trono non può mentire.<text:line-break/><text:line-break/>- Il trono è sorprendentemente leggero per le sue<text:line-break/>dimensioni e pesa soltanto 250 kg.<text:line-break/><text:line-break/>Statue Incomplete. Queste quattro statue incomplete,<text:line-break/>ottimi esempi della pregiata lavorazione della pietra dei<text:line-break/>nani, sono rappresentate dalle icone delle statue sulla<text:line-break/>mappa 3. Da nord a sud, nell’ordine, sono:<text:line-break/><text:line-break/>- Una statua quasi completata di una nana sacerdotessa<text:line-break/>che impugna un incensiere di pietra.<text:line-break/><text:line-break/>. Una statua completata a metà di una giovane nana<text:line-break/>sorridente portata sulle spalle dal padre raggiante, la cui<text:line-break/>parte inferiore del corpo non è ancora stata scolpita.<text:line-break/><text:line-break/>: lUna porta di pietra completata a metà, decorata con<text:line-break/>l’immagine di un nano pesantemente corazzato che<text:line-break/>incraocia la sua ascia con quella di un minotauro.<text:line-break/><text:line-break/>- Un blocco di pietra a malapena lavorato, da cui emerge<text:line-break/>parzialmente la forma di un braciere di pietra decorato.<text:line-break/><text:line-break/>15. STRADA PER IL Bosco pI WYLLOow<text:line-break/><text:line-break/>] drow hanno messo alle strette e ucciso vari trogloditi in<text:line-break/><text:line-break/>queste caverne dopo che quelle creature si sono rifiutate di<text:line-break/>farsi schiavizzare.<text:line-break/><text:line-break/><text:soft-page-break/>15A. TEATRO DELLA BATTAGLIA<text:line-break/><text:line-break/>Îl pavimento di quest’area è macchiato di sangue e<text:line-break/>disseminato di una dozzina di quadrelli scagliati da<text:line-break/>balestre a mano. Se un personaggio esamina i quadrelli<text:line-break/><text:line-break/>ed effettua con successo una prova di Intelligenza (Natura)<text:line-break/>con CD 15, trova sui quadrelli tracce di veleno drow, che ha<text:line-break/>ormai perso efficacia.<text:line-break/><text:line-break/>15B. TROGLODPITI PUTREFATTI<text:line-break/><text:line-break/>Fetaore. Questa caverna alta 3 metri è satura di un<text:line-break/>orrendo fetore proveniente dai cadaveri putrefatti di tre<text:line-break/>trogloditi crivellati di quadrelli da balestra. Un esarne più<text:line-break/>ravvicinato rivela anche letali ferite perforanti (inferte<text:line-break/>dalle spade corte avvelenate dei drow).<text:line-break/><text:line-break/>FPortale Arcuato per il Livello 5. Nella parete sudest è<text:line-break/>incassato un arco in pietra: sulla chiave di volta e sulle<text:line-break/>due pietre alla base compaiono le incisioni di un vecchio<text:line-break/>uomo che impugna un bastone.<text:line-break/><text:line-break/>Questo è uno dei portali magici di Halaster (vedi<text:line-break/>“Portali” a pagina 12), a cui si applicano le regole seguenti:<text:line-break/><text:line-break/>ILVELLO $ | IL LIVELLO DEL SARGAUTH</text:p>
      <text:p text:style-name="P1"/>
      <text:p text:style-name="P1"/>
      <text:p text:style-name="P1"/>
      <text:p text:style-name="P1">@@@ 23 @@@</text:p>
      <text:p text:style-name="P1"/>
      <text:p text:style-name="P1"/>
      <text:p text:style-name="P1"/>
      <text:p text:style-name="P1">i<text:line-break/><text:line-break/>: Toccando l'arco con la punta di un qualsiasi bastone per<text:line-break/>tre volte, il portale si apre per 1 minuto.<text:line-break/><text:line-break/>‘ I personaggi devono essere di livello pari o superiore<text:line-break/>all’8° per attraversare questo portale (vedi “Jhesiyra<text:line-break/>Kestellharp” a pagina 10). La prima creatura a passare<text:line-break/>attraverso il portale innesca una runa antica (vedi “Rune<text:line-break/>Antiche” a pagina 12).<text:line-break/><text:line-break/>. Una creatura che attraversa il portale compare nell'area<text:line-break/>61 del livello 5, nello spazio libero più vicino al portale<text:line-break/>identico situato in quell’area.<text:line-break/><text:line-break/>]6. CAVERNE DEL FUOCO INCROCIATO<text:line-break/><text:line-break/>Quattro sentinelle drow montano la guardia in quest'area,<text:line-break/>per avvistare eventuali incursioni provenienti da Skullport<text:line-break/>via fiume, e tirano con le loro balestre sui nemici che<text:line-break/>passano tra le due caverne.<text:line-break/><text:line-break/>]6A. SPORGENZA NORD<text:line-break/><text:line-break/>Due maschi drow si nascondono su questa sporgenza, a<text:line-break/>1,8 metri di altezza rispetto all’acqua. Sono due fratelli<text:line-break/>chiamnati Varaun e Veszdar. Se uno viene ucciso, l'altro<text:line-break/>fugge e mette in allarme i drow nell’area 20.<text:line-break/><text:line-break/>]6B. SPORGENZA SUD<text:line-break/><text:soft-page-break/><text:line-break/>In cima a questa sporgenza alta 2,4 metri, si nascondono due<text:line-break/>maschi drow di nome Molkoth e Quilolvir è una femmina,<text:line-break/>una drow combattente scelta di nome Meridin Helvirae,<text:line-break/>che ha il comando di questa postazione di guardia. Porta con<text:line-break/>sé un rotolo di corda di seta di ragno lungo 9 metri legato a<text:line-break/>un rampino, che 1 drow usano per attraversare il fiume.<text:line-break/><text:line-break/>Una caverna laterale contiene alcune tracce di un<text:line-break/>vecchio accampamento e i resti scheletrici di un hailfling<text:line-break/>avventuriero che è stato derubato e ucciso dai suoi<text:line-break/>compagni. Qui non rimane alcun tesoro da trovare.<text:line-break/><text:line-break/>]7. SENTIERI PERICOLOSI<text:line-break/><text:line-break/>Queste caverne separano l'insediamento dei drow da quello<text:line-break/>dei goblinoidi di questo livello. i<text:line-break/><text:line-break/>]7A. CAVERNA CONTESA<text:line-break/><text:line-break/>Guardie. Undici hobgoblin e un hobgoblin capitano sono<text:line-break/>stanziati in questa caverna alta 6 metri.<text:line-break/><text:line-break/>Sangue. Alcune macchie di sangue sul pavimento<text:line-break/>suggeriscono che questo luogo deve essere stato teatro di<text:line-break/>violente colluttazioni in passato.<text:line-break/><text:line-break/>Tunnel in Discesa. Un tunnel verso ovest scende<text:line-break/>gradualmente verso l'area 1 del livello 4.<text:line-break/><text:line-break/>La Casata Auvryndar e la Legione di Azrok si contendono<text:line-break/>il controllo di questa caverna da mesi. La fazione che<text:line-break/>controlla questa caverna controlla anche l’accesso al livello<text:line-break/>4 di Sottomonte. Attualmente sono i goblinoidi del Signore<text:line-break/>della Guerra Azrok ad averne il controllo e hanno l'’ordine<text:line-break/>di difenderla dalle intursioni dei drow. Il capitano, Kliyuse<text:line-break/>lòo Spaccateschi, ha anche l’istruzione di indirizzare gli<text:line-break/>avventurieri verso nord, fino all'insediamento dei goblinoidi<text:line-break/>(area 21), negando loro l'accesso al livello 4 finché non<text:line-break/>avranno incorntrato Azrok e Lurkana. Se i personaggi<text:line-break/>accettano di andare dove viene loro indicato, Kliyuse li<text:line-break/>fa accompagnare da due hobgoblin per assicurarsi che<text:line-break/>raggiungano l'insediamento rapidamente è senza pericoli.<text:line-break/><text:line-break/>17B. SENTINELLE BUGBEAR<text:line-break/><text:line-break/>Sei bugbear se ne stanno rannicchiati a rosicchiare<text:line-break/>vecchie ossa lungo la parete est di questa caverna alta<text:line-break/>4,5 metri. Hanno l’ordine di attaccare chiunque non sia<text:line-break/>un goblinoide e si trovi a passare in quest’area senza<text:line-break/>una scorta.<text:line-break/><text:line-break/>LIVELLO 3 | IL CIVELLO DEL SARGAUTH<text:line-break/><text:line-break/>17C. CUSTODI DEL VERME PURPUREO<text:line-break/><text:line-break/>(QJuesta caverna laterale alta 4,5 metri è per buona parte<text:line-break/>vuota, se si eccettuano due goblin rintanati nell'estremità<text:line-break/>nord. I goblin, Dribblespit e Zob, hanno trovato un tesoro<text:line-break/>nascosto tra le rovine di Stromkuhldur (vedi “Tesoro” più<text:line-break/>sotto) e l’hanno portato qui per esaminarlo in maggior<text:line-break/>dettaglio. I goblin ignorano i pericoli che si annidano nelle<text:line-break/>vicinanze (vedi l’area 17d) e non rinunceranno al tesoro<text:line-break/>appena rinvenuto tanto facilmente.,<text:line-break/><text:soft-page-break/><text:line-break/>Tesoro. Ogni goblin è in possesso della metà di una<text:line-break/>statuetta alta 15 cm che raffigura un verme purpureo,<text:line-break/>ricavata da una pietra purpurea lucida. Se le due metà<text:line-break/>vengono riunite usando un trucchetto riparare, la statuetta<text:line-break/>può esseré venduta per 125 mo. La statuetta pesa 2,5 kg.<text:line-break/><text:line-break/>17D. NEROZAR LO SCONFITTO<text:line-break/><text:line-break/>Al centro di questa caverna alta 9 metri fluttua uno zombi<text:line-break/>beholder di nome Nerozar assieme a tre spore gassose che<text:line-break/>gli somigliano molto. Un personaggio in grado di vedere le<text:line-break/>spore gassose può discernere la loro vera natura effettuando<text:line-break/>con successo una prova di Intelligenza (Natura) con CD 15.<text:line-break/><text:line-break/>Nerozar possiede le statistiche di uno zombi beholder,<text:line-break/>ma il suo Raggio di Disintegrazione è stato sostituito dal<text:line-break/>raggio seguetnte:<text:line-break/><text:line-break/>Raggio Telecinetico. Se il bersaglio è una creatura, deve superare<text:line-break/>un tiro salvezza su Forza con CD 14, altrimenti lo zombi lo muove<text:line-break/>di un massimo di 9 metri in qualsiasi direzione. La creatura è<text:line-break/>trattenuta dalla presa telecinetica del raggio fino all’inizio del<text:line-break/>turno successivo dello zombi o finché lo zombi non è incapacitato.<text:line-break/><text:line-break/>Se il bersaglio è un oggetto di peso pari o inferiore a 150 kg<text:line-break/>che non è indossato o trasportato, viene mosso di un massimo<text:line-break/>di 9 metri in qualsiasi direzione. Lo zombi può anche esercitare<text:line-break/>un controllo di precisione sugli oggetti tramite questo raggio,<text:line-break/>come per esempio manipolare un semplice strumento o aprire<text:line-break/>una porta o un contenitore.<text:line-break/><text:line-break/>Nerozar usa il Raggio Telecinetico per spingere le spore<text:line-break/>gassose lungo una rotta di collisione con gli intrusi. Îl veleno<text:line-break/>delle spore gassose non ha alcun effetto sullo zombi beholder.<text:line-break/><text:line-break/>Nerozar aveva sfidato Xanathar per il controllo di<text:line-break/>Skullport ed era stato sconfitto. Îl mind flayer che funge<text:line-break/>da ambasciatore di Skullport (vedi l’area 21g) ha portato il<text:line-break/>cadavere animato di Nerozar con sé fino a Stromkuhldutr,<text:line-break/>ma Azrok notn ha permesso allo zombi beholder di restare<text:line-break/>nell’'insediamento, quindi il mind flayer l’ha lasciato<text:line-break/>quaggiù, dove Nerozar ha generato le spore gassose.<text:line-break/><text:line-break/>17E, TANA DELL'OTYUGH<text:line-break/><text:line-break/>Questa caverna laterale alta 3 metri contiene un cumulo<text:line-break/>di rifiuti e di cadaveri putrefatti, sotto cui si nasconde un<text:line-break/>otyugh. L’otyugh è un amico dei goblin, degli hobgoblin<text:line-break/>e dei bugbear della Fortezza di Azrok (area 21), che<text:line-break/><text:line-break/>gli forniscono carogne in abbondanza. Normalmente<text:line-break/>non attacca i goblinoidi o chiunque sia scortato da un<text:line-break/>goblinoide, ma non esita ad attaccare qualsiasi creatura<text:line-break/>che si metta a frugare nel suo cumulo di rifiuti.<text:line-break/><text:line-break/>[ cadaveri nel cumulo di rifiuti sono ciò che resta di vari drow,<text:line-break/>quaggoth, bugbear, goblin e hobgoblin che sono rimasti uccisi<text:line-break/>nel corso delle schermaglie tra la Legione di Azrok e la Casata<text:line-break/>Auvryndar. I corpi sono stati spogliati di tutte le armature,<text:line-break/>le armi e gli oggetti preziosi e ad alcuni mancano anche dei<text:line-break/>brandelli di carne (l’otyugh ha già iniziato a banchettare).<text:line-break/><text:line-break/>]8. CAVERNA ABBANDONATA<text:line-break/><text:soft-page-break/><text:line-break/>(Questa caverna alta 9 metri ospita parte dell’antico<text:line-break/>insediamento di Stromkuhldur. Gli edifici a un piano di<text:line-break/>dquest’area sono diroccati e deserti, i loro tetti hanno ceduto<text:line-break/>e gli interni sono stati completamente razziati. Alcuni tratti</text:p>
      <text:p text:style-name="P1"/>
      <text:p text:style-name="P1"/>
      <text:p text:style-name="P1"/>
      <text:p text:style-name="P1">@@@ 24 @@@</text:p>
      <text:p text:style-name="P1"/>
      <text:p text:style-name="P1"/>
      <text:p text:style-name="P1"/>
      <text:p text:style-name="P1">del soffitto della caverna mostrano segni di cedimento e sul<text:line-break/>pavimento sono già cadute alcune rocceé.<text:line-break/><text:line-break/>]9. TANA DELLA CHIMERA<text:line-break/><text:line-break/>Una chimera, l’animale da compagnia prediletto di T'rissa<text:line-break/>Auvryndar, se ne sta appollaiata su un cumulo di monete<text:line-break/>nella metà sud di questa caverna alta 4,5 metri. La chimera<text:line-break/>può essere placata con un'offerta in cibo o in monili<text:line-break/>luccicanti; altrimenti, attacca tutti gli avventurieri che si<text:line-break/>avvicinano troppo al suo tesoro.<text:line-break/><text:line-break/>I] cumulo della chimera contiene 600 me, 2.000 ma e<text:line-break/>10.000 mr.<text:line-break/><text:line-break/>20. IL PAESE DEI DROW<text:line-break/><text:line-break/>Un antico terremoto fece crollare varie sezioni di<text:line-break/>Stromkuhldur, dividendo il paese in molteplici caverne più<text:line-break/>piccole. Dopo avere scacciato la Legione di Azrok da questa<text:line-break/>caverna orientale, i drow della Casata Auvryndar ne hanno<text:line-break/>assunto il controllo. La caverna presenta i seguenti elementi:<text:line-break/><text:line-break/>Rovine. Questa caverna alta 9 metri è un silenzioso e letale<text:line-break/>iabirinto di edifici in pietra diroccati, molti dei quali sono<text:line-break/>parzialmente crollati. Le pareti degli edifici sono alte<text:line-break/>3 metri è quasi tutti i tetti hanno ceduto.<text:line-break/><text:line-break/>Ragnatele e Ragni. Molte ragnatele penzolano tra un<text:line-break/>edificio e l’altro, ma non sono abbastanza spesse da<text:line-break/>ostacolare i movimenti. Nove ragni giganti si aggirano<text:line-break/>per i vicoli tra gli edifici, in cerca di prede.<text:line-break/><text:line-break/>I ragni giganti si aggirano per il paese in gruppi da tre. Le<text:line-break/>altre forze stanziate nell'’area includono un maschio drow<text:line-break/>combattente scelto di nome Ranaghax Auvryndar, dodici<text:line-break/>maschi drow, tre grimlock e tre quaggoth. Se qualcuno<text:line-break/>dà l'allarme, queste forze raggiungono i ragni giganti e<text:line-break/>partono alla ricerca degli intrusi da distruggere.<text:line-break/><text:line-break/>Gli edifici a cui non corrisponde una voce sulla mappa<text:line-break/>devono essere considerati vuoti. Gli altri sono descritti<text:line-break/>di seguito.<text:line-break/><text:line-break/>20A. CUCINA<text:line-break/><text:line-break/>Odore. Da questo edificio proviene un intenso profumo<text:line-break/>di stufato.<text:line-break/><text:line-break/>Guardie e Servitori. All’'interno, un bugbear ammanettato e<text:line-break/>tre goblin incatenati l'uno all’altro alle caviglie preparano da<text:line-break/>mangiare sotto l’occhio vigile di tre maschi drow chiamati<text:line-break/><text:soft-page-break/>Raelphar, Rizryn e Xebyl, che montano la guardia.<text:line-break/><text:line-break/>Mobili. La stanza contiene alcuni banconi di pietra. Un grosso<text:line-break/>calderone è stato appeso sopra un fuoco nell’angolo sudovest.<text:line-break/><text:line-break/>Raelphar è in possesso della chiave delle manette del<text:line-break/>bugbear e Rizryn porta con sé un anello di chiavi che aprono<text:line-break/>le catene dei goblin. Senza queste chiavi, è possibile aprire<text:line-break/>ogni serratura usando gli arnesi da scasso ed effettuando<text:line-break/>con successo una prova di Destrezza con CD 15.<text:line-break/><text:line-break/>Se liberati dalla prigionia, i goblinoidi si armano di armi<text:line-break/>improvvisate e fuggono verso l’area 17a usando il tunnel<text:line-break/>sud. Il bugbear si chiama Blarg. 1 goblin si chiamano<text:line-break/>Globby, Bootlick ed Earstabber.<text:line-break/><text:line-break/>Cosa c’è per Cena? Il calderone che bolle sul fuoco<text:line-break/>contiene un saporito stufato di funghi bucciaruvida e carne<text:line-break/>di troglodita.,<text:line-break/><text:line-break/>20B. ALLOGGI DI T’RISSA<text:line-break/><text:line-break/>Due maschi drow di nome Krivven e Yazdriirn montano la<text:line-break/>guardia fuori dalla porta: negano l'accesso a tutti tranne a<text:line-break/>T’rissa e attaccano immediatamente gli intrusi. L'edificio<text:line-break/>contiene quanto segue:<text:line-break/><text:line-break/>Teste Impagliate. Alle pareti sono state appese le teste<text:line-break/>impagliate di vari bugbear, hobgoblin e goblin.<text:line-break/><text:line-break/>Forziere. Un forziere chiuso a chiave in legno scuro,<text:line-break/>scolpito con le fattezze di un ragno con cristalli rossi<text:line-break/>al posto degli occhi, occupa l'alcova ovest (la chiave del<text:line-break/>forziere è nascosta nella bocca della testa impagliata di<text:line-break/>un goblin lì vicino).<text:line-break/><text:line-break/>Mobili. Un letto a baldacchino con tende fatte di ragnatele<text:line-break/>occupa l’alcova est. Gli altri mobili includono un comò e una<text:line-break/>specchiera con una cornice vuota al posto dello specchio.<text:line-break/><text:line-break/>La serratura del forziere può essere scassinata usando<text:line-break/>gli arnesi da scasso ed effettuando con successo una prova<text:line-break/>di Destrezza con CD 15; in alternativa, può essere aperta<text:line-break/>con tun incantesimo scassinare o una magia analoga.<text:line-break/><text:line-break/>Tesoro. Gli otto occhi di cristallo rossi possono essere<text:line-break/>staccati dal forziere e valgono 5 mo ciascuno, Il forziere<text:line-break/>contiene tre mensole impilate verticalmente.<text:line-break/><text:line-break/>Su quella superiore sono custoditi la statuina di un ragno<text:line-break/>in onice (25 mo), otto bastoncini di incenso (1 mo ciascuno)<text:line-break/>e un pugnale con un piccolo serbatoio ricavato nell’elsa che<text:line-break/>può contenere fino a tre dosi di un veleno liquido.<text:line-break/><text:line-break/>Sulla mensola centrale si trova una tunica in seta di<text:line-break/>ragno ripiegata e tinta di néro, tempestata di minuscoli<text:line-break/>ragniì doratì {S90 mo). Tra le pieghe della tunica è stata<text:line-break/>nascosta una pozione di guarigione in una fiala di cristallo.<text:line-break/><text:line-break/>Sulla mensola inferiore sono custoditi una bacchetta<text:line-break/>in legno di betulla (un focus arcano) e un libro degli<text:line-break/>incantesimi rilegato in cuoio che appartengono a<text:line-break/>Marta Moonshadow (vedi l’area 5d). Il libro contiene gli<text:line-break/>incantesimi seguenti: arma magica, armatura magica, cono<text:line-break/><text:soft-page-break/>di freddo, controincantesimo, dardo incantato, dissolvi<text:line-break/>magic, Slobo cromatico, identificare, individuazione del<text:line-break/>imagico, ingrandire/ridurre, inviare, invisibilità superiore,<text:line-break/>metamorfosi, palla di fuoco, passo velato, scudo,<text:line-break/>suggestione, ternpesta di ghiaccio e volare.<text:line-break/><text:line-break/>200. COvo DEI QUAGGOTH<text:line-break/><text:line-break/>Tre quaggoth, tra cui un quaggoth thonot (vedi il riquadro<text:line-break/>specifico alla voce “Quaggoth” del Monster Manual), si<text:line-break/>stanno abbuffando a un trogolo al centro di questa stanza.<text:line-break/>Il trogolo è pieno di viscere insanguinate di un troglodita e<text:line-break/>altre frattaglie più difficili da identificare. Ogni intruso che<text:line-break/>non sia un drow viene attaccato a vista.<text:line-break/><text:line-break/>20D. SPECCHIO DEMONIACO<text:line-break/><text:line-break/>La porta di questo edificio è chiusa a chiave e T’rissa<text:line-break/>Auvryndar (vedi l’area 6) è in possesso dell'’unica chiave.<text:line-break/>La serratura è vecchia e può essere scassinata usando gli<text:line-break/>arnesi da scasso ed effettuando con successo una prova di<text:line-break/>Destirezza con CD 12.<text:line-break/><text:line-break/>L’edificio è pieno di ragnatele e alla parete ovest è appeso<text:line-break/>uno specchio ovale alto 90 cm. Sulla cornice di pietra sonò<text:line-break/>scolpiti dei ragni stranamente realistici che sembrano quasi<text:line-break/>muoversi e strisciare. Quando una creatura si avvicina a<text:line-break/>1,5 metri dalla propria immagine riflessa nello specchio,<text:line-break/>quell’'immagine scompare per essere sostituita dal muso<text:line-break/>indistinto di un ragno gigante oscurato dal fumo.<text:line-break/><text:line-break/>La creatura nello specchio è la proiezione di un demone,<text:line-break/>una yochlol al servizio della madre di T'rissa, Vlonwelv. Se la<text:line-break/>figura davanti allo specchio è T'rissa o qualcuno che simula<text:line-break/>con esattezza le sue fattezze, il ragno offre un caloroso<text:line-break/>benvenuto in Elfico facendo ticchettare le sue mandibole<text:line-break/>ed esige di sapere perché ha avutò inizio un'operazione<text:line-break/>per conquistare le Caverne Contorte (il livello 4) quando<text:line-break/>Stromkuhldur e Skullport devono ancora essere conquistati.<text:line-break/><text:line-break/>Se una creatura palesemente diversa da T’rissa si presenta<text:line-break/>davanti allo specchio o se la yochlol capisce di essere stata<text:line-break/>ingannata, il demone assurmne la sua vera forma cerea, fissa<text:line-break/>l'intruso con il suo unico occhio rosso e grida in Abissale: “Io<text:line-break/>so chi sei!” Poi lo specchio crolla a terra in frantumi.<text:line-break/><text:line-break/>LIVELLO 3 | IL LIVELLO DEL SARGAUTE</text:p>
      <text:p text:style-name="P1"/>
      <text:p text:style-name="P1"/>
      <text:p text:style-name="P1"/>
      <text:p text:style-name="P1">@@@ 25 @@@</text:p>
      <text:p text:style-name="P1"/>
      <text:p text:style-name="P1"/>
      <text:p text:style-name="P1"/>
      <text:p text:style-name="P1">20E. IL TESORO A VALLE DEL FIUME<text:line-break/><text:line-break/>Fiume Fescoso. Una vena di turchese attraversa<text:line-break/>diagonalmente la parete est e sembra quasi un fiume.<text:line-break/>Nel granito della vena è stata incisa l'immagine di un<text:line-break/>banco di trote.<text:line-break/><text:line-break/>Vasca di Pietra. Una grossa vasca vuota è incassata nel<text:line-break/>pavimento all'estremità nord della stanza.<text:line-break/><text:line-break/><text:soft-page-break/>La vena di turchese corre dall’angolo in alto a destra<text:line-break/>della parete est fino a quello in basso a sinistra, scendendo<text:line-break/>verso la vasca vuota. Le incisioni delle trote sembrano<text:line-break/>nuotare controcorrente, come per allontanarsi dalla vasca,<text:line-break/>Un esame ravvicinato di queste incisioni rivela che i pesci<text:line-break/>possono essere fatti ruotare. La prima volta che tutti i<text:line-break/>pesci vengono ruotati in modo da sembrare che seguano<text:line-break/>il corso del fiume, una valvola nascosta nella vasca si<text:line-break/>apre e riempie il contenitore con 200 litri di acqua fresca.<text:line-break/>Nell’acqua nuota un minuscolo pesce di smeraldo.<text:line-break/><text:line-break/>Tesoro. Il pesce di smeraldo nuota nella vasca finché<text:line-break/>non viene estratto dall’acqua effettuando con successo una<text:line-break/>prova di Destrezza con CD 10, nel qual taso si trasforma in<text:line-break/>una éemima elementale (acqua). L’acqua rimane nella vasca<text:line-break/>anche dopo che il pesce è stato rimosso e non scorre via.<text:line-break/>Se le incisioni delle trote vengono fatte ruotare di nuovo<text:line-break/>non accade nulla.<text:line-break/><text:line-break/>20F. ALLOGGI VUOTI<text:line-break/><text:line-break/>Undici giacigli imbottiti sono sparsi per tutta la stanza,<text:line-break/>stesi su lastre di pietra. A ogni letto è abbinato un piccolo<text:line-break/>baule che funge anche da comodino. 1 bauli non sono chiusi<text:line-break/>a chiave e contengono delle semplici vesti nere.<text:line-break/><text:line-break/>20G. DORMITORI DEI DrRow<text:line-break/>Dodici giacigli sono stati stesi sul pavimento di questa<text:line-break/>stanza. Sei maschi drow fuori servizio e un drow<text:line-break/>combattente scelto si riposano qui, ma afferrano<text:line-break/>rapidamente le loro armi al primo segno di problemi. I drow<text:line-break/>si chiamano Alybbrin, Chasmas, Jarkorl, K'yordred, Szorth<text:line-break/>e Xebrek. Il drow combattente scelto, Ranaghax Auvryndar,<text:line-break/>intrattiene gli altri drow esibendosi nel rifacimento del duello<text:line-break/>che ha combattuto con un capitano hobgoblin della Legione<text:line-break/>di Azrok, conclusosi con la lama avvelenata di Ranaghax<text:line-break/>che affondava nel collo del capitano. Ranaghax racconta la<text:line-break/>storia a voce talmente alta da essere udito anche da qiuei<text:line-break/>personaggi che ascoltano dall’altro lato della porta.<text:line-break/><text:line-break/>Ranaghax, il fratello maggiore di T'rissa, è subordinato<text:line-break/>a lei e a tutte le altre femmine della casata drow. Sa stare<text:line-break/>al suo posto e aspetta con impazienza l’opportunità di<text:line-break/>conquistare il resto di Stromkuhldur quando T'rissa<text:line-break/>finalmente darà l’ordine di farlo.<text:line-break/><text:line-break/>Tesoro. Ranaghax indossa una spilla di ossidiana a forma<text:line-break/>di scarabeo su cui è inciso il simbolo della Casata Auvryndar<text:line-break/>(25 mo) è conserva 35 mo in un borsello di ragnatela.<text:line-break/><text:line-break/>20H. VECCHIA SALA DA PRANZO<text:line-break/><text:line-break/>Lanterne. Quattro lanterne di ferro spente sono state<text:line-break/>appese alle travi del soffitto tramite corte catene.<text:line-break/><text:line-break/>Mobili. Un solido tavolo di pietra occupa il lato ovest della<text:line-break/>stanza, Il tavolo è a misura di nano e ha le gambe più<text:line-break/>corte rispetto agli altri. Lungo entrambi i lati del tavolo<text:line-break/>sonmo state disposte delle panche di pietra, mentre alle<text:line-break/>due estremità più corte sono situati dei seggi di pietra.<text:line-break/><text:line-break/>201. LATRINA<text:line-break/><text:line-break/>Un maschio drow di nome Balok è seduto su un secchio usato<text:line-break/><text:soft-page-break/>come latrina in questa stanza ed è imbarazzato dal fatto di<text:line-break/>essere stato colto in una posizione tanto compromettente.<text:line-break/><text:line-break/>Se i personaggi lo attaccano, lancia il secchio contro uno di<text:line-break/>loro come diversivo e fugge verso l’area 20g (il secchio va<text:line-break/><text:line-break/>LIVELLO 3 | IL LTINEELO BEL SEARGAUTHA<text:line-break/><text:line-break/>considerato un'arma improvvisata che non infigge danni, ma<text:line-break/>contamina il bersaglio con fetida lordura se lo colpisce).<text:line-break/><text:line-break/>20J). TORMA DI TROGLODITI<text:line-break/>Questa camera emana un orrendo fetore. I] pavimento è<text:line-break/>coperto di pietre smosse.,<text:line-break/><text:line-break/>Dodici trogloditi catturati sono stati confinati in questi<text:line-break/>alloggi, ma la guardia assegnata a sorvegliare la porta<text:line-break/>dall'’esterno si è defilata per raggiungere l'area 20i. Se<text:line-break/>qualcuno che non sia un drow apre la porta, i trogloditi<text:line-break/>colgono l’occasione per scappare. Nel loro turno, si fanno<text:line-break/>strada a spintoni verso la libertà e fanno abbastanza<text:line-break/>rumore da destare l’allarme. I trogloditi che riescono a<text:line-break/>fuggire si dirigono a sud e scompaiono nelle acque buie del<text:line-break/>Fiume Sargauth.<text:line-break/><text:line-break/>20K. RADUNO DEI GRIMLOCK<text:line-break/><text:line-break/>Fetore. Questa camera emana un forte puzzo di morte e<text:line-break/>putrefazione.<text:line-break/><text:line-break/>Grimilock. Tre grimlock si stanno ripulendo i denti da<text:line-break/>brandelli di carne al centro della stanza.<text:line-break/><text:line-break/>Detriti. La stanza è disseminata di pietre, cumuli di<text:line-break/>armature spaccate e armi rotte (le armature e lé armi<text:line-break/>sono state rimosse dai goblinoidi uccisi; nessuno di<text:line-break/>questi oggetti è riutilizzabile).<text:line-break/><text:line-break/>Quei personaggi che si lasciano guidare dal fetore<text:line-break/>scopronio un cumulo di teste mozzate di goblin e hobgoblin<text:line-break/>nascosto dietro una parete di pietra all’estremità sud<text:line-break/>della stanza.<text:line-break/><text:line-break/>2]1. FORTEZZA DI AZROK<text:line-break/><text:line-break/>La più grande sezione agibile di Stromkuhldur è controllata<text:line-break/>dalla Legione di Azrok ed è chiamata la Fortezza di Azrok.<text:line-break/>Man mano che le voci sulla cecità di Azrok si diffondono con<text:line-break/>discrezione in tutto l’insediamento, il timore di un attacco<text:line-break/>imminente da parte dei drow di Stromkuhldur è da Skullport<text:line-break/>si fa sempre più forte. Sebbene l'insediamento sia solitamente<text:line-break/>turbolento, un'aura di malumore e ansietà incombe su tutti gli<text:line-break/>occupanti. L'insediamento ha 1 tratti seguenti:<text:line-break/><text:line-break/>Rovine. La caverna alta 9 metri è un labirinto fatto<text:line-break/>di edifici di pietra a un piano, molti dei quali sono<text:line-break/>parzialmente crollati. La maggior parte degli edifici è<text:line-break/>composta da mura alte 3 metri, ma è priva di tetti.<text:line-break/><text:line-break/>Strade. Le strette “strade” che serpeggiano tra gli edifici<text:line-break/>sono disseminate di liquame e spazzatura. Topi innocui<text:line-break/>sciamano in ogni angolo dell'insediamento.<text:line-break/><text:line-break/>Stendardi. Da alcune strutture pendono gli stendardi<text:line-break/><text:soft-page-break/>gialli e sfilacciati che raffigurano il simbolo di Azrok,<text:line-break/>l'impronta di una mano insanguinata all'’interno di un<text:line-break/>triangolo rosso vuoto.<text:line-break/><text:line-break/>Pattuglie. Quattro bande di hobgoblin pattugliano la<text:line-break/>Fortezza di Azrok. Ogni pattuglia è composta da tre<text:line-break/>hobgoblin e da un hobgoblin capitano, che interroga i<text:line-break/>visitatori e intima loro di favorire i documenti d’identità.<text:line-break/><text:line-break/>I visitatori che arrivano alla Fortézza di Azrok sono accolti<text:line-break/>da due bugbear. I drow vengono attaccati a vista, mentre<text:line-break/>le altre creature possono entrare nella Fortezza di Azrok<text:line-break/>e circolare all’interno, purché siano dotati dei documenti<text:line-break/>d’identità adeguati, I visitatori privi di documenti vengono<text:line-break/>scortati dai bugbear all'area 21c per essere registrati.<text:line-break/><text:line-break/>Una volta che ogni membro del gruppo è in possesso<text:line-break/>dei documenti, i bugbear portano i personaggi al cospetto<text:line-break/>di Azrok nell’area 21n. Questo incontro è obbligatorio, in<text:line-break/>quanrto gli ospiti devono rendere omaggio all’hobgoblin<text:line-break/>signore della guerra in cambio della sua ospitalità. Fatto<text:line-break/>questo, i personaggi possono circolare liberamente per la<text:line-break/>Fortezza di Azrok e andare e venire come preferiscono (i</text:p>
      <text:p text:style-name="P1"/>
      <text:p text:style-name="P1"/>
      <text:p text:style-name="P1"/>
      <text:p text:style-name="P1">@@@ 26 @@@</text:p>
      <text:p text:style-name="P1"/>
      <text:p text:style-name="P1"/>
      <text:p text:style-name="P1"/>
      <text:p text:style-name="P1">visitatori dovranno registrarsi di nuovo solo se perdono i<text:line-break/>loro documenti). Se i personaggi si aggirano peér le strade<text:line-break/>per conto loro, il DM userà la tabella “Incontri Casuali alla<text:line-break/>Fortezza di Azrok" come necessario.<text:line-break/><text:line-break/>INCONTRI CASUALI ALLA FORTEZZA DI AZROK<text:line-break/><text:line-break/>d10 <text:s/>Incontro<text:line-break/>] Occhio scrutatore di Halaster {vedi “La Tana di<text:line-break/>Halaster” a pagina 311}, che osserva | personaggi in<text:line-break/>silenzio per un minuto prima di scomparire.<text:line-break/>2 Un goblin bambino (non combattente) che mangia<text:line-break/>un topo morto.<text:line-break/>3 Un goblin che trascina un secchio di rifiuti verso<text:line-break/>l'area l7e.<text:line-break/>4 1d4 goblin dotati di badili, che scavano tra i detriti o<text:line-break/>si dirigono a un’area di scavo.<text:line-break/>5 1d3 bugbear che ringhiano e fanno commenti ostili al<text:line-break/>passaggio dei visitatori.<text:line-break/>6 <text:s/>Un bugbear con un divoracervelli nel cranio che cerca<text:line-break/>di attirare i personaggi nell’area 21f.<text:line-break/>f Preeta Kreepa (vedi l’area 21m).<text:line-break/>8-10 Tre hobgoblin e un hobgoblin capitano che<text:line-break/>mantengono l’ordine e controllano i documenti<text:line-break/>d’identità dei visitatori.<text:line-break/><text:line-break/>Un combattimento in un'area interna probabilmente<text:line-break/>non fa scattare alcun allarme, ma un eventuale tafferuglio<text:line-break/>rumoroso nelle strade rischia di mettere in stato d’allerta<text:line-break/>l’intero insediamento. Il caso vuole che le truppe della<text:line-break/>Legione di Azrok siano state assottigliate dalle recenti<text:line-break/>schermaglie contro i drow. Gli attuali difensori della<text:line-break/>Fortezza di Azrok includono otto bugbear, trentadue<text:line-break/>goblin, venti hobgsoblin, quattro hobgoblin capitani (inclusa<text:line-break/><text:soft-page-break/>Lurkana), l'hobgoblin signore della guerra Azrok e due<text:line-break/>worg. Queste forze non includono i goblinoidi in combutta<text:line-break/>con la Gilda di Xanathar o gli altri visitatori, e nemmeno i<text:line-break/>non combattenti come i bambini.<text:line-break/><text:line-break/>Gli edifici a cui non corrisponde una voce sulla mappa<text:line-break/>devono essere considerati vuoti. Gli altri sono descritti<text:line-break/>di seguito.<text:line-break/><text:line-break/>2]A. “K REK”<text:line-break/><text:line-break/>In fondo a una strada delimitata quasi interamente da<text:line-break/>edifici crollati, è visibile una porta storta al cui fianco è<text:line-break/>stata appesa la marionetta di un bugbear, Sullo stipite della<text:line-break/>porta, è incisa la parola “Krek" (un termine Goblin che<text:line-break/>significa “questo per quello” o “scambio”).<text:line-break/><text:line-break/>Le pareti del negozio sull’altro lato della porta hanno ceduto<text:line-break/>e lo spazio che resta è pieno di cumuli di cianfrusaglie e di<text:line-break/>equipaggiamento da avventurieri consunto. Îl proprietario del<text:line-break/>negozio è un oni camuffato da un vecchio hobgoblin di nome<text:line-break/>Kinrob,. Se un personaggio desidera procurarsi un oggetto<text:line-break/>sulla tabella “Equipaggiamento d’Avventura” o sulla tabella<text:line-break/>“Strumenti” nel capitolo 5 del Player's Handbook, esiste una<text:line-break/>probabilità del 25 per cento che Kinrob possieda l’oggetto in<text:line-break/>questione e sia disposto a scambiarlo con uno o più oggetti di<text:line-break/>valore pari o superiore.<text:line-break/><text:line-break/>La vera natura di Kinrob è un “segreto” ben noto presso<text:line-break/>la Legione di Azrok e il timore dell’oni ha trasformato<text:line-break/>l'isolato circostante in un insediamento fantasma. Azrok<text:line-break/>placa l’oni offrendogli dei goblin appena nati di cui nutrirsi.<text:line-break/>La prima volta che i personaggi fanno visita a Kinrob, un<text:line-break/>bugbear entra per consegnare un neonato goblin in un<text:line-break/>canestro, poi si allontana in silenzio. Kinrob mette il pasto<text:line-break/><text:line-break/>da parte finché non finisce di fare affari con i personaggi,<text:line-break/>poi li accompagna cortesementeé alla porta.<text:line-break/><text:line-break/>PBambola “Principessa”. Uno degli oggetti nel cumulo<text:line-break/>di cianfrusaglie di Kinrob è una bambola di pezza con dei<text:line-break/>bottoni per occhi e una corona di stoffa dorata tempestata<text:line-break/>di minuscole gemme (2 mo). 1 personaggi possono<text:line-break/>scambiare questo oggetto come ogni altro, per restituirlo<text:line-break/>alla sua legittima proprietaria (vedi l’area 21b).<text:line-break/><text:line-break/>21B. LA POvERA HAUGGYBUG<text:line-break/>Huggybug, una goblin hambina, è seduta a terra in un<text:line-break/>passaggio disseminato di detriti e piange disperata. Tra un<text:line-break/>singhiozzo e l’altro, spiega che un goblin più vecchio le ha<text:line-break/>rubato la sua bambola “principessa”, per poi scambiarla<text:line-break/>con un badile dal “Goblin Mangione”. Se i personaggi le<text:line-break/>chiedono dove è stato portato il giocattolo, la piccola goblin<text:line-break/>li conduce nell’area 21a, ma ha paura e si rifiuta di entrare.<text:line-break/>Tesoro. Se i personaggi restituiscono la bambola a<text:line-break/>Huggybug, la piccola goblin regala loro la statuina di un<text:line-break/>delfino fatta di turchese (25 mo) per ringraziarli.<text:line-break/><text:line-break/>21C. CENTRO DI REGISTRAZIONE<text:line-break/><text:line-break/>Impiegati. Sei goblin dotati di pennini e calamai siedono<text:line-break/>a una fila di scrivanie improvvisate, pronti a trascrivere<text:line-break/>i nomi dei visitatori su registri spiegazzati e a fornire<text:line-break/>documenti di identità. Sopra ogni scrivania risplende una<text:line-break/><text:soft-page-break/>lanterna a olio appesa con una catena al soffitto.<text:line-break/><text:line-break/>Direttore. Un hobgoblin che porta degli occhiali a<text:line-break/>mezzaluna crepati sta seduto davanti a un leggio di pietra<text:line-break/>c accoglie tutti quelli che entrano, indirizzando ogni<text:line-break/>nuovo arrivo verso uno dei goblin impiegati disponibili.<text:line-break/><text:line-break/>I visitatori sono tenuti a portare con sé i documenti di<text:line-break/>iderntità per tutto il tempo in cui rimangono alla Fortezza<text:line-break/>di Azrok. I goblin alle scrivanie interrogano i visitatori,<text:line-break/>disegnano un rozzo ritratto di ognuno di loro e compilano<text:line-break/>dei moduli annotando il nome, la razza, l’età, l’altezza, il<text:line-break/>colore degli occhi, il imestiere e la città di provenienza del<text:line-break/>soggetto, Le stesse informazioni vengono trascritte anche<text:line-break/>in un grosso registro. Le eventuali richieste di informazioni<text:line-break/>sugli altri visitatori ottengono come risposta un’occhiataccia<text:line-break/>seguita da un silenzio, in quanto i goblin hanno l’ordine di<text:line-break/>non rivelare alcuna informazione al riguardo.<text:line-break/><text:line-break/>Una volta che tutti i personaggi sono stati registrati e<text:line-break/>sono in possesso dei documenti d'identità, l’hobgoblin al<text:line-break/>leggio suona un campanello e due bugbear arrivano per<text:line-break/>scortare i visitatori all’area 21n, dove saranno tenuti a<text:line-break/>rendere omaggio al Signore della Guerra Azrok.<text:line-break/><text:line-break/>2]1D. ARMERIA<text:line-break/><text:line-break/>Due hobgoblin sorvegliano alcune rastrelliere cariche di<text:line-break/>armi comuni.<text:line-break/><text:line-break/>21E. DORMITORI DEGLI HOBGOBLIN<text:line-break/><text:line-break/>La vecchia mobilia di questa camera è stata portata via<text:line-break/>per fare spazio a trentadue brandine di legno. Cinque<text:line-break/>hobgoblin riposano in questa stanza tra un turno di<text:line-break/>pattuglia e l’altro.<text:line-break/><text:line-break/>2]1F. CANILE DEI CANI- CERVELLO<text:line-break/><text:line-break/>Il mind flayer ambasciatore (vedi l'arca 21g) di tanto in<text:line-break/>tanto attira dei goblinoidi in questo edificio per innestare<text:line-break/>dei divoracervelli nei loro crani. Questa camera presenta i<text:line-break/>seguenti elementi:<text:line-break/><text:line-break/>Legname. [] pavimento è disseminato di mobili è casse<text:line-break/>fatti a pezzi.<text:line-break/><text:line-break/>LIVELLO 3:1] IL LIVELLO DEL SARGAUTH</text:p>
      <text:p text:style-name="P1"/>
      <text:p text:style-name="P1"/>
      <text:p text:style-name="P1"/>
      <text:p text:style-name="P1">@@@ 27 @@@</text:p>
      <text:p text:style-name="P1"/>
      <text:p text:style-name="P1"/>
      <text:p text:style-name="P1"/>
      <text:p text:style-name="P1">Goblin. Due goblin e un goblin capo se ne stanno seduti al<text:line-break/>centro della stanza a mangiare dei topi; ognuno di essi ha<text:line-break/>un divoracervelli innestato nel cranio.<text:line-break/><text:line-break/>Cani-Cervello. Altri due divoracervelli si nascondono tra<text:line-break/>il legname. Bersagliano gli eventuali intrusi con la loro<text:line-break/>opzione di azione Divorare il Cervello.<text:line-break/><text:line-break/>21G. AMBASCIATORE DI XANATHAR<text:line-break/><text:soft-page-break/><text:line-break/>Questa è la residenza di un mind flayer di nome Ulquess,<text:line-break/>che funge da ambasciatore per Skullport. Già da tempo<text:line-break/>Ulquess ha iniziato a innestare dei divoracervelli nei crani<text:line-break/>dei goblinoidi per trasformarli in spie fedeli a Xanathar.<text:line-break/><text:line-break/>Se questo complotto viene smascherato, il mind flayer non<text:line-break/>ha altra scelta che chiamare a sé telepaticamente i suoi<text:line-break/>servitori dall'area 21f per uccidere chiunque abbia scoperto<text:line-break/>il suo segreto (nasconderà i cadaveri nell'area 22).<text:line-break/><text:line-break/>Al centro della stanza sono state collocate due eleganti<text:line-break/>poltrone fatte di legno pietrificato e disposte su un tappeto<text:line-break/>circolare. Tra le due poltrone è stato collocato uno stretto<text:line-break/>tavolino su cui poggia un'improvvisata scacchiera a tre<text:line-break/>livelli di Scacchi dei Draghi, messa assieme usando i<text:line-break/>pezzi di una miriade di altre serie. Il mind flayer discute<text:line-break/>di affari qui, solitamente seduto con disinvoltura su una<text:line-break/>delle poltrone.<text:line-break/><text:line-break/>Se i personaggi incontrano l’ambasciatore su insistenza<text:line-break/>di Lurkana (vedi “Missione Secondaria: Recuperare il<text:line-break/>Pugnale di Azrok” a pagina 44), il mind flayer cerca di<text:line-break/>dissuaderli cortesemente dal recarsi a Skullport, spiegando<text:line-break/>che non è sicuro per gli avventurieri. Rivela inoltre loro un<text:line-break/>segreto di Sottomonte, nella speranza che siano attirati da<text:line-break/>quel mistero. Il DM pesca una carta dal Mazzo dei Segreti<text:line-break/>(vedi l’appendice C).<text:line-break/><text:line-break/>Tesoro. Una meticolosa ispezione della stanza rivela un<text:line-break/>forziere di ferro che non è chiuso a chiave e che contiene<text:line-break/>100 mo. L'ambasciatore usa questo denaro per corrompere<text:line-break/>coloro che non riesce a persuadere con altri metodi.<text:line-break/><text:line-break/>21H. COVO DEI GOBLIN<text:line-break/><text:line-break/>La porta di questa struttura è socchiusa e dall'interno<text:line-break/>proviene un forte russare. Dodici goblin dormono<text:line-break/>ammassati in un angolo della stanza a nord. Le loro armi<text:line-break/><text:line-break/>e scudi giacciono accatastati in un angolo a sud. I goblin<text:line-break/>combattono controvoglia e si lasciano intimidire facilmente<text:line-break/>da una dimostrazione di forza. Se un gruppo di aggressori<text:line-break/>li massacra, i sopravvissuti fuggono verso l’area 23a.<text:line-break/><text:line-break/>2]11. ALLOGGI DEI VISITATORI<text:line-break/><text:line-break/>Quei visitatori che sono in buoni rapporti con Azrok e<text:line-break/>Lurkana possono riposare in questoò alloggio. La porta è<text:line-break/>priva di serratura e la camera contiene letti sufficienti a<text:line-break/>ospitare otto persone.<text:line-break/><text:line-break/>21J. MAGAZZINO DELLA BIRRA<text:line-break/>Azrok compra una marca di birra a poco prezzo dalla<text:line-break/>Distilleria di Gyudd a Skullport e la immagazzina qui. La<text:line-break/>porta è chiusa dall’interno ed è dotata di una finestrella<text:line-break/>a sbarre. Per aprire la porta a viva forza è necessario<text:line-break/>effettuare con successo una prova di Forza (Atletica) con<text:line-break/>CD 22. All'interno della stanza, un hobgoblin dotato di un<text:line-break/>corno monta la guardia ai barili. Se qualcuno cerca di fare<text:line-break/>irruzione nel magazzino, usa un'azione per suonare il corno<text:line-break/>e dare l’allarme.<text:line-break/><text:line-break/>La stanza contiene trenta barili da 20 litri. Otto sono<text:line-break/><text:soft-page-break/>pieni di Wyrmwizz, una brodaglia fangosa, mentre tutti gli<text:line-break/>altri sono vuoti.<text:line-break/><text:line-break/>CIVELLG 3 | IL LIVELLO DEL SARGAUTH<text:line-break/><text:line-break/>21K. DORMITORI DEI CAPITANI<text:line-break/><text:line-break/>La mobilia di questa stanza è stata sgombrata per fare<text:line-break/>spazio a nove brandine di legno. Due hobgoblin capitani<text:line-break/>riposano qui tra una pattuglia e l’altra.<text:line-break/><text:line-break/>2]L. ALLOGGI DEI VISITATORI<text:line-break/>Questa camera è identica all’area 21i.<text:line-break/><text:line-break/>2]1M. PREETA K.REEPA<text:line-break/><text:line-break/>Questo tugurio di pietra, ricavato in una sezione di<text:line-break/>Stromkuhldur quasi interamente crollata, si trova in una<text:line-break/>caverna illuminata da incantesimi fiamma perenne lanciati<text:line-break/>in alcuni vecchi calderoni sparsi tra i detriti.<text:line-break/><text:line-break/>Dalla porta socchiusa del tugurio, entra ed esce un<text:line-break/>continuo flusso di topi innocui, poiché all'interno una<text:line-break/>maga di nome Preeta Kreepa dà loro dei gustosi pezzetti<text:line-break/>di muschio da mangiare. Preeta era un'assistente di<text:line-break/>Arcturia, una degli apprendisti di Halaster, prima che la<text:line-break/>trasformasse in un orrendo mostro. Preeta ha l’aspetto<text:line-break/>di una vecchia donna, dai cui bulbi oculari si protendono<text:line-break/>due tentacoli oculari di beholder. La bocca, grande<text:line-break/>almeno il doppio rispetto al normale, è irta di sottili zanne<text:line-break/>acuminate. Indossa la pelle scuoiata, viscida e trasparente<text:line-break/>di tuin kuo-toa come mantello.<text:line-break/><text:line-break/>La Legione di Azrok ha lasciato in pace Preeta per anni,<text:line-break/>ma ora che le ostilità con i drow si intensificano, Azrok ha<text:line-break/>deciso di chiedere il suo aiuto. Freeta capisce la minaccia<text:line-break/>costituita dai drow e usa i suoi incantesimi animare morti<text:line-break/>per animare i cadaveri dei drow e creare delle forze che<text:line-break/>Azrok possa usare per potenziare le sue difese. Tiene<text:line-break/>questi combattenti non morti rinchiusi nell’area 21q.<text:line-break/><text:line-break/>Preeta è una maga (per le statistiche consultare il<text:line-break/>Monster Manual), con le modifiche seguenti:<text:line-break/><text:line-break/>.* Preeta è caotica neutrale.<text:line-break/><text:line-break/>- Possiede scurovisione entro un raggio di 36 metri e parla<text:line-break/>il Comune, il Goblin, il Nanico e il Sottocomune.<text:line-break/><text:line-break/>: Come azione bonus o reazione, può scagliare uno dei<text:line-break/>raggi oculari seguenti su un bersaglio che si trovi entro<text:line-break/>36 metri da lei e che lei sia in grado di vedere:<text:line-break/><text:line-break/>Raggio di Paura. ll bersaglio deve superare un tiro salvezza<text:line-break/>su Saggezza con CD 15, altrimenti è spaventato per 1 minuto.<text:line-break/>Può ripetere il tiro salvezza alla fine di ogni suo turno e, se lo<text:line-break/>supera, l’effetto per lui termina.<text:line-break/><text:line-break/>Raggio Paralizzante. || bersaglio deve superare un tiro salvezza<text:line-break/>su Costituzione con CD 15, altrimenti è paralizzato per 1<text:line-break/>minuto. Può ripetere il tiro salvezza alla fine di ogni suo turno<text:line-break/>e, se lo supera, l’effetto per lui termina.<text:line-break/><text:line-break/>Se i personaggi promettono di non farle del male, Preeta<text:line-break/><text:soft-page-break/>condivide con loro due segreti di Sottomonte. I] DM<text:line-break/>determina ogni segreto pescando una carta dal Mazzo dei<text:line-break/>Segreti (vedi l’appendice C).<text:line-break/><text:line-break/>Tesoro. FPreeta porta con sé un libro degli incantesimi<text:line-break/>rilegato in pelle di lucertola che contiene tutti gli<text:line-break/>incantesimi che ha preparato, più animare morti, animare<text:line-break/>oggetti e fabbricare.<text:line-break/><text:line-break/>21N. PALAZZO DI AZROK<text:line-break/>Due hobgoblin montano la guardia all'esterno di questo<text:line-break/>edificio, ognuno di fronte a una porta diversa. Consentono<text:line-break/>ai visitatori registrati di entrare solo dopo avere controllato<text:line-break/>i loro documenti d'identità.<text:line-break/><text:line-break/>Questa struttura un tempo ospitava una fucina nanica,<text:line-break/>come è facile intuire dalle decorazioni ancora visibili, e<text:line-break/>contiene quanto segue:</text:p>
      <text:p text:style-name="P1"/>
      <text:p text:style-name="P1"/>
      <text:p text:style-name="P1"/>
      <text:p text:style-name="P1">@@@ 28 @@@</text:p>
      <text:p text:style-name="P1"/>
      <text:p text:style-name="P1"/>
      <text:p text:style-name="P1"/>
      <text:p text:style-name="P1">MISSIONE SECONDARIA: LIBERARE ALUSSIARR<text:line-break/><text:line-break/>Preeta Kreepa sa che Arcturia usa il sangue di un “uomo<text:line-break/>magico” di nome Alussiarr come componente materiale<text:line-break/>nei suoi orridi rituali di trasformazione. Suggerisce<text:line-break/><text:line-break/>ai personaggi di liberare quell'uomo per impedire ad<text:line-break/>Arcturia di creare nuovi abomini. Preeta sa che Alussiarr<text:line-break/>è prigioniero nel Dominio di Arcturia, il quattordicesimo<text:line-break/>livello di Sottomonte, ma non sa che Alussiarr è in realtà<text:line-break/>un rakshasa.<text:line-break/><text:line-break/>— ; i_i<text:line-break/><text:line-break/>Azrok e Lurkana. Nella parte nordest della stanza,<text:line-break/>l'hobgoblin signore della guerra Azrok siede su<text:line-break/>un trono di teschi sbiancati, poggiando un piede su<text:line-break/>un'incudine di ferro e una mano sul pomolo del suo<text:line-break/>spadone. Indossa un elmo che copre buona parte della<text:line-break/>faccia è gli oscura gli occhi. Sua moglie Lurkana, una<text:line-break/>formidabile hobgoblin capitana, siede al suo fianco e gli<text:line-break/>sussurra all'orecchio.<text:line-break/><text:line-break/>Goblinoidi. Due bughear, quattro hobgoblin e sei goblin<text:line-break/>fungono da assistenti del signore della guerra. Uno dei<text:line-break/>bugbear ha un divoracervelli nascosto nel cranio e<text:line-break/>finge di essere fedele ad Azrok, ma in realtà è una spia<text:line-break/>di Xanathar.<text:line-break/><text:line-break/>Worg. L’angolo sudovest della stanza è occupato da due<text:line-break/>waorg fedeli ad Azrok e Lurkana, impegnati a rosicchiare<text:line-break/>delle ossa umanoidi.<text:line-break/><text:line-break/>Gli avventurieri che si presentano al cospetto di Azrok<text:line-break/>sono tenuti a offrire un tributo. L'hobgoblin signore della<text:line-break/>guerra è più interessato a un giuramento di fedeltà che<text:line-break/>a un dono tangibile, ma accetterà tutto ciò che gli viene<text:line-break/>offerto. Se i personaggi non rimediano una magra figura,<text:line-break/>Azrok concede loro la sua protezione per la durata della<text:line-break/><text:soft-page-break/>loro permanenza nell'insediamento. Ogni personaggio<text:line-break/>che interagisce con lui ed effettua con successo una prova<text:line-break/>di Saggezza (Intuizione) con CD 17 si rende conto che<text:line-break/>l'hobgoblin signore della guerra è cieco, ma tiene nascosto<text:line-break/>questo fatto non guardando mai nessuno direttamente in<text:line-break/>faccia. I personaggi notano inoltre che porta appeso al collo<text:line-break/>un macabro pendente, un dito umano reciso con un anello<text:line-break/>con sigillo di platino (vedi “L'Anello di Lord Rosznar”<text:line-break/>più sotto).<text:line-break/><text:line-break/>Quando i personaggi hanno finito di parlare con Azrok,<text:line-break/>Lurkana li conduce da parte e offre loro una missione (vedi<text:line-break/>“Missione Secondaria: Recuperare il Pugnale di Azrok”" a<text:line-break/>pagina 44). Se i personaggi rifiutano, Lurkana si rabbuia e<text:line-break/>li butta fuori.<text:line-break/><text:line-break/>Se si giunge a un combattimento, gli hobgoblin stanziati<text:line-break/>all’esterno danno immediatamente l’allarme generale e<text:line-break/>tutte le forze fedeli ad Azrok convergono nell’area.<text:line-break/><text:line-break/>L’Anello di Lord Rosznar. L'anello che Azrok porta<text:line-break/>appeso al collo mostra il simbolo della Casata Rosznar di<text:line-break/>Waterdeep: un falco bianco in picchiata su un campo blu.<text:line-break/>Sul lato interno dell’anello, è stata incisa la frase: “A Kres:<text:line-break/>YVola in alto é tuffati fulmineo." L'anello vale 25 mo.<text:line-break/><text:line-break/>Il dito che porta l'’anello un tempo apparteneva a<text:line-break/>Kressando Rosznar, che giunse alla Fortezza di Azrok<text:line-break/>dopo avere tentato invano di concludere un accordo con<text:line-break/>la Gilda di Xanathar a Skullport. Il giovane nobile voleva<text:line-break/>avviare una tratta degli schiavi a Sottomonte, consegnando<text:line-break/>gli schiavi catturati a Waterdeep, per versare i proventi<text:line-break/>della loro vendita nei forzieri della Casata Rosznar e nei<text:line-break/>forzieri di guerra di Azrok.<text:line-break/><text:line-break/>Azrok era interessato alla proposta, ma trovò Kressando<text:line-break/>arrogante e uccise il nobile per avergli mancato di rispetto.<text:line-break/>Il cadavere sventrato di Kressando è stato gettato in<text:line-break/>pasto all’otyugh nell'area l7e, mna Azrok ha conservato<text:line-break/>il dito come trofeo. Se i personaggi vogliono recuperare<text:line-break/><text:line-break/>l’anello per completare una missione (vedi “Alla Ricerca di<text:line-break/>Kressando Rosznar” a pagina 5), dovranno uccidere Azrok,<text:line-break/>affascinarlo e farselo offrire o rubarlo mentre l'hobgoblin<text:line-break/>è incapacitato, altrimenti il signore della guerra non se<text:line-break/>ne separeraà.<text:line-break/><text:line-break/>Trattenetevi un Po”, Se i personaggi sono in cerca di<text:line-break/>un luogo sicuro dove riposare e sono in buoni rapporti<text:line-break/>con Azrok, Lurkana ordina a uno dei goblin di scortarli<text:line-break/>all'area 21i o 211. Dopo avere mostrato ai personaggi i<text:line-break/>loro alloggi, il goblin indica loro dove possono comprare<text:line-break/>equipaggiamento d’avventura (area 2la) e razioni (area 21t).<text:line-break/><text:line-break/>210. ORFANOTROFIO DEI GOBLIN<text:line-break/><text:line-break/>Dalle crepe sulle pareti di questo edificio, filtrano le grida<text:line-break/>di numerosi goblin bambini. All'interno, due goblin capi si<text:line-break/>prendono cura di venti goblin bambini (non combattenti).<text:line-break/>Insegnano ai bambini più grossi a fare i prepotenti con<text:line-break/>quelli più piccoli, spintonandoli e insultandoli. I goblin<text:line-break/>capi rimangono in questa stanza anche se altrove<text:line-break/>nell’insediamento suona l'allarme.<text:line-break/><text:line-break/><text:soft-page-break/>Oggetto Insolito. Vari giocattoli rotti giacciono<text:line-break/>sparpagliati sul pavimento. Una ricerca meticolosa fornisce<text:line-break/>un oggetto insolito intatto (il DM tira sulla tabella “Oggetti<text:line-break/>Insoliti” nel capitolo 5 del Plaper’'s Handbook).<text:line-break/><text:line-break/>21P. PORTALE ARCUATO PER IL LIVELLO 6<text:line-break/><text:line-break/>Lungo la parete ovest di questa camera (altrimenti vuota),<text:line-break/><text:line-break/>è incassato un arco in pietra che conduce al livello 6 (vedi<text:line-break/>“FPortali" a pagina 12). La chiave di volta di questo arco è<text:line-break/>scolpita in forma di cucciolo di drago d’oro con la bocca<text:line-break/>spalancata. A questo portale si applicano le regole seguenti:<text:line-break/><text:line-break/>- Mettendo nella bocca del drago una gemma del valore di<text:line-break/>almeno 100 mo, la testa del drago si anima e inghiotte la<text:line-break/>gemma {(distruggendola), e il portale si apre per 1 minuto.<text:line-break/><text:line-break/>- Î personaggi devono essere di livello pari o superiore<text:line-break/>al 9° per attraversare questo portale (vedi “Jhesiyra<text:line-break/>Kestellharp” a pagina 10). La prima creatura a passare<text:line-break/>attraverso il portale innesca una runa antica (vedi “Rune<text:line-break/>Antiche” a pagina 12).<text:line-break/><text:line-break/>. Una creatura ché attraversa il portale compare nell'area<text:line-break/>36c del livello 6, nello spazio libero più vicino al portale<text:line-break/>identico situato in quell'area.<text:line-break/><text:line-break/>2]1Q0. OBITORIO<text:line-break/><text:line-break/>Nove zombi drow se ne stanno in piedi perfettamente<text:line-break/>immmobili al centro di questa stanza, occlusa da ragnatele,<text:line-break/>detriti e macerie. Gli zombi obbediscono a Preeta<text:line-break/>Kreepa (vedi l'area 21m) e attaccano chiunque altro si<text:line-break/>avvicini troppo.<text:line-break/><text:line-break/>21R. ALLOGGI DI AZROK E LURKANA<text:line-break/><text:line-break/>Un goblin stanco di nome Naso Salato, così chiamato<text:line-break/>perché il suo grosso naso è punteggiato di lentiggini<text:line-break/>bianche, monta la guardia davanti alla porta di questa<text:line-break/>stanza. Ha subito tre livelli di indebolimento e cerca di<text:line-break/>tenere ferma un'asta di 3 metri, ma gli tremano le mani. In<text:line-break/>cima all'asta è appeso il vessillo di Azrok: l'impronta di una<text:line-break/>mano insanguinata all'interno di un triangolo rosso vuoto<text:line-break/>su un lembo di pelle tinta di giallo.<text:line-break/><text:line-break/>Lurkana usa il vessillo come forma di punizione; ordina<text:line-break/>ai sottoposti disobbedienti o incompetenti di rimanere<text:line-break/>fuori dall'alloggio per ore o addirittura per giorni di<text:line-break/>seguito, senza cibo, senza acqua e in compagnia del<text:line-break/>solo vessillo, Naso Salato ha rovesciato un vassoio di<text:line-break/>cibo sulle ginocchia di Azrok e teme che passerà quel<text:line-break/>poco di vita che gli rimane in questa posizione. Se i<text:line-break/>personaggi gli mostrano compassione, si guadagnano<text:line-break/>la sua fiducia e il goblin indica loro dove trovare ciò che<text:line-break/><text:line-break/>LIVELLO % | IL LIVELLO DEL SARGAUTH</text:p>
      <text:p text:style-name="P1"/>
      <text:p text:style-name="P1"/>
      <text:p text:style-name="P1"/>
      <text:p text:style-name="P1">@@@ 29 @@@</text:p>
      <text:p text:style-name="P1"/>
      <text:p text:style-name="P1"/>
      <text:p text:style-name="P1"><text:soft-page-break/></text:p>
      <text:p text:style-name="P1">cercano alla Fortezza di Azrok. Se i personaggi sono in<text:line-break/>cerca di informazioni, Naso Salato suggerisce loro di<text:line-break/>parlare con Preeta Kreepa, una strana creatura che vive<text:line-break/>a Stromkuhldur da prima dell’arrivo dei goblinoidi (vedi<text:line-break/>l’area 21m).<text:line-break/><text:line-break/>L'’edificio è vuoto, se si eccettua un grosso letto coperto di<text:line-break/>pellicce. Azrok e Lurkana lo usano per riposare.<text:line-break/><text:line-break/>215. FORZIERE DI GUERRA DI AZROK<text:line-break/>Due hobgoblin montano la guardia fuori da questa camera,<text:line-break/>ognuno davanti a una porta diversa.<text:line-break/><text:line-break/>Quello che un tempo era un santuario delle divinità<text:line-break/>naniche ora funge da tesoreria di Azrok. La stanza contiene<text:line-break/>quanto segue:<text:line-break/><text:line-break/>Idoli Rovesciati. Dozzine di idoli di pietra che<text:line-break/>raffiguravano le varie divinità naniche sono stati scalzati<text:line-break/>dai loro piedistalli e giacciono in pezzi sul pavimento.<text:line-break/><text:line-break/>Altare. Un basso altare lungo la parete ovest è sporco di<text:line-break/>sangue essiccato. Attorno all'altare è stato ammassato<text:line-break/>un cumulo di spade corte, balestre a mano, scudi e<text:line-break/>teschi di drow.<text:line-break/><text:line-break/>Statuina. Sull'altare è stata lasciata una statuina alta<text:line-break/>17,5 cm di Maglubiyet, il dio della guerra dei goblin,<text:line-break/>ricavata da una pietra color rosso sangue. Non ha<text:line-break/>alcun valore.<text:line-break/><text:line-break/>Forzieri. Ai lati dell'altare ci sono due forzieri di ferro<text:line-break/>privi di serrature che contengono il tesoro di Azrok (vedi<text:line-break/>“Tesoro” più sotto).<text:line-break/><text:line-break/>Se il tesoro di Azrok viene trafugato, il signore della<text:line-break/>guerra è privato dei fondi necessari per garantirsi la fedeltà<text:line-break/>delle truppe. La notizia del furto induce la maggior parte<text:line-break/>dei bugbear e dei goblin e la metà degli hobgoblin ad<text:line-break/>abbandonare la Fortezza di Azrok per cercare lavoro come<text:line-break/>mercenari a Skullport.<text:line-break/><text:line-break/>Tesoro. Un forziere di ferro contiene 180 mo, 450<text:line-break/>ma e 600 mr. L'altro contiene un cornetto acustico<text:line-break/>nanico fatto di ottone (1 mo), un candeliere placcato in<text:line-break/>oro e scolpito a forma di colonna di fiamme (25 mo),<text:line-break/>tre scarabei d'ossidiana su cui è inciso il simbolo della<text:line-break/>Casata Auvryndar (25 mo ciascuno) e un fiasco con un<text:line-break/>tappo di sughero che contiene una pozione di amicizia con<text:line-break/>Sli animali.<text:line-break/><text:line-break/>2]1T. RAZIONI<text:line-break/><text:line-break/>Su un cartello di legno appeso sopra la porta di questo<text:line-break/>edificio è dipinta l’immagine di un goblin che mangia un<text:line-break/>panino di topo. All'interno, tre goblin sono indaffarati<text:line-break/><text:line-break/>a preparare pacchi di razioni fatti di funghi cotti, carne<text:line-break/><text:line-break/>di topo essiccata, gallette di muschio secco e altre<text:line-break/>sostanze sotterranee commestibili. Le razioni vengono<text:line-break/>immagazzinate sugli scaffali e 1 visitatori possono<text:line-break/>acquistare un pacchetto contenente razioni per 1 giorno al<text:line-break/><text:soft-page-break/>costo di 5 ma.<text:line-break/><text:line-break/>Tesoro. l goblin custodiscono i loro proventi in uno<text:line-break/>scrigno di legno. Le monete vengono riversate nel forziere<text:line-break/>di guerra di Azrok (vedi l'area 215) aila fine di ogni giorno.<text:line-break/>Al momento lo scrigno contiene 35 ma.<text:line-break/><text:line-break/>22. GIARDINO DI FUNGHIBARILE<text:line-break/><text:line-break/>Spore. Quest’area è satura di spore innocue e vagamente<text:line-break/>luminescenti che fluttuano nell’aria.<text:line-break/><text:line-break/>Funghi. Questa caverna ospita un immenso giardino di<text:line-break/>funghibarile (vedi “Fungobarile” a pagina 59).<text:line-break/><text:line-break/>Giardinieri. Tre goblin si prendono cura del giardino<text:line-break/>e uccidona i ragni, i topi e gli altri parassiti che lo<text:line-break/>infestano. Questi goblin si tengono alla larga da qualsiasi<text:line-break/>scontro con gli avventurieri.<text:line-break/><text:line-break/>LIVELLO 3 ] IL LIVELLO DEL SARGAUTH<text:line-break/><text:line-break/>23. STRADA PER SKULLPORT _<text:line-break/><text:line-break/>Ora che la Legione di Azrok è stata indebolita dai drow,<text:line-break/><text:line-break/>il timore di un'incursione da Skullport è alto. Azrok ha<text:line-break/>piazzato varie sentinelle su questa strada per avvistare ogni<text:line-break/>possibile pericolo.<text:line-break/><text:line-break/>23A. CAVERNE DI BUCCIARUVIDA<text:line-break/><text:line-break/>Guardie. Cinque hobgoblin montano la guardia al centro<text:line-break/>di questa caverna alta 6 metri.<text:line-break/><text:line-break/>Funghi. Un fungo della staffa simile a una massa di<text:line-break/>carne putrefatta cresce lungo la parete nord. Il fungo è<text:line-break/>chiamato bucciaruvida (vedi “Bucciaruvida” a pagina 60).<text:line-break/><text:line-break/>Se i personaggi arrivano da sud e si dirigono verso<text:line-break/>la Fortezza di Azrok (area 21), gli hobgoblin esigono di<text:line-break/>sapere il motivo della loro visita, ma li lasciano passare,<text:line-break/>se le intenzioni del gruppo non sono ostili. Se invece il<text:line-break/>gruppo include uno o più drow, gli hobgoblin attaccano.<text:line-break/>I personaggi in partenza dalla Fortezza di Azrok non<text:line-break/>vengono interrogati, ma sono avvertiti di non disturbare i<text:line-break/>boleti stridenti nell'area 23b.<text:line-break/><text:line-break/>23B. BOLETI STRIDENTI [IMMATURI<text:line-break/><text:line-break/>Soffitto Conico. Questa enorme caverna ha un soffitto<text:line-break/>conico che arriva a 15 metri d’altezza al suo apice.<text:line-break/><text:line-break/>Spore e Giardini. Quest'area è satura di spore innocue e<text:line-break/>vagamente luminescenti che fluttuano nell’aria, formando<text:line-break/>nubi attorno ai giardini di muschio e funghi.<text:line-break/><text:line-break/>Boleti Stridenti. Tra gli altri funghi crescono quattro<text:line-break/>boleti stridenti Piccoli (alti 90 cm) con 7 (2d6) punti<text:line-break/>ferita ciascuno. Le loro posizioni sono indicate dagli<text:line-break/>asterischi sulla mappa 3.<text:line-break/><text:line-break/>Quei personaggi che hanno già incontrato un boleto<text:line-break/>stridente in passato possono notare i piccoli boleti<text:line-break/><text:soft-page-break/>in quest'area effettuando con successo una prova di<text:line-break/>Intelligenza (Natura) o di Saggezza (Percezione) con CD 11.<text:line-break/>Ogni boleto stridente lancia un grido quando una creatura<text:line-break/>o una luce intensa giunge entro 9 metri da lui, mettendo in<text:line-break/>allarme le guardie nell’area 23a.<text:line-break/><text:line-break/>CONSEGUENZE<text:line-break/><text:line-break/>Se le forze della Casata Auvryndar sono sconfitte ma<text:line-break/><text:line-break/>la Legione di Azrok persiste, i goblinoidi rivendicano e<text:line-break/>fortificano le loro caverne perdute (le aree dalla 18 alla 20).<text:line-break/>Se accade il contrario e la Legione di Azrok viene spazzata<text:line-break/>via, i drow si impossessano del resto di Stromkuhldur.<text:line-break/><text:line-break/>Se entrambe le fazioni sono sconfitte, il livello diventa<text:line-break/><text:line-break/>un campo di gioco a disposizione degli esploratori di<text:line-break/>Skullport.<text:line-break/><text:line-break/>La buona sorte che può arridere alla Legione di Azrok è<text:line-break/>comunque di breve durata, in quanto sempre più goblinoidi<text:line-break/>cadono sotto l’influsso di Xanathar. Una volta che il<text:line-break/>beholder ha innestato dei divoracervelli nei crani di Azrok<text:line-break/>e Lurkana, usa la Legione di Azrok come baluardo per<text:line-break/>arrestare l’avanzata dei drow verso Skullport e le megere<text:line-break/>marine del Fiume Sargauth uniscono le forze a quelle di<text:line-break/>Xanathar per respingere i drow.</text:p>
      <text:p text:style-name="P1"/>
      <text:p text:style-name="P1"/>
      <text:p text:style-name="P1"/>
      <text:p text:style-name="P1">@@@ 30 @@@</text:p>
      <text:p text:style-name="P1"/>
      <text:p text:style-name="P1"/>
      <text:p text:style-name="P1"/>
      <text:p text:style-name="P1">N ig_——<text:line-break/>#<text:line-break/>?I<text:line-break/><text:line-break/>j<text:line-break/><text:line-break/>“<text:line-break/><text:line-break/>LIVELLO 4: LE CAVERNE CONTORTE<text:line-break/><text:line-break/>r—<text:line-break/><text:line-break/>UESTO LIVELLO DI SOTTOMONTE È CONGEPITO<text:line-break/>per quattro avventurieri di 8° livello e<text:line-break/>contiene PE sufficienti a consentire ai<text:line-break/>personaggi di un gruppo del genere di<text:line-break/>arrivare a metà strada per il 9° livello.<text:line-break/>Nelle Caverne Contorte vive un aboleth,<text:line-break/>un mostro leggendario. Il DM dovrà<text:line-break/>leggere la sezione “Aboleth” del Monster Manual prima di<text:line-break/>condurre questo livello del dungeon, al fine di poter gestire<text:line-break/>il mostro efficacemente.<text:line-break/><text:line-break/>COSA SI ANNIDA QUI?<text:line-break/><text:line-break/>Un aboleth e una tribù di kuo-toa si contendono il controllo<text:line-break/>di questo livello. I drow della Casata Auvryndar osservano<text:line-break/>questo conflitto attentamente e attendono di vedere chi ne<text:line-break/>uscirà vincitore prima di fare la loro mossa. Altre specie<text:line-break/><text:soft-page-break/>dell’Underdark lottano a loro volta per assicurarsi uno<text:line-break/>Spazio 1n queste caverne.<text:line-break/><text:line-break/>ﬁBOLEFH<text:line-break/><text:line-break/>L’aboleth Hluun, assieme ai suoi chuul prediletti e ai<text:line-break/>trogloditi suoi schiavi, ha preso il controllo della caverna<text:line-break/>del lago (area 16) e ha messo in fuga i kuo-toa che la<text:line-break/>occupavano. La sua presenza ha contaminato il fiume<text:line-break/>sotterraneo, uccidendo i pesci e le altre creature fluviali<text:line-break/>di cui i kuo-toa si nutrivano. Illuun intende prendere il<text:line-break/>controllo di tutto il livello, per poi fare altrettanto con il<text:line-break/>resto di Sottomonte e infine con Waterdeep.<text:line-break/><text:line-break/>È raro che l’aboleth lasci la sua tana acquatica: si affida ai<text:line-break/>suoi servitori per la cattura di nuovi schiavi.<text:line-break/><text:line-break/>CASATA AUVRYNDAR<text:line-break/><text:line-break/>Un contingente di drow guidato da una drow sacerdotessa<text:line-break/>di Lolth si è rintanato nelle aree 11 e 12. Queste forze<text:line-break/>fanno rapporto a T’rissa Auvryndar sul livello 3 e si<text:line-break/>preparano a sfidare chiunque emergerà vittorioso dal<text:line-break/>conflitto tra l’aboleth e i kuo-toa. Questi drow controllano<text:line-break/>l’accesso a uno dei portali magici di questo livello.<text:line-break/><text:line-break/>KUÙ;TÙÀ<text:line-break/><text:line-break/>E<text:line-break/><text:line-break/>] kuo-toa di questo livello sono stati scacciati dalla taverna<text:line-break/>del lago (area 16) e dalle loro caverne del nido (area 24)<text:line-break/>dall'aboleth. Si sono rifugiati nelle aree 20 e 21, mentre il<text:line-break/>gran sacerdote dei kuo-toa, Noolgaloop, lavora alla creazione<text:line-break/>dell'idolo di un nuovo dio, perché spera che il dio prenderà<text:line-break/>vita e distruggera l’aboleth. Noolgaloop usa vari oggetti e<text:line-break/>parti del corpo delle altre creature per creare l'idolo.<text:line-break/><text:line-break/>I kuo-toa non si fidano dei drow e li attaccano a vista,<text:line-break/>ma tollerano quegli avventurieri che non sono drow e<text:line-break/>che si offrono di aiutarli per infondere vita all’infame diò<text:line-break/>di Noolgaloop o sono disposti ad affrontare l'aboleth in<text:line-break/>battaglia.<text:line-break/><text:line-break/>FUNGHI<text:line-break/><text:line-break/>Le caverne a nordovest (le aree dalla 1 alla 7) ospitano<text:line-break/>varie specie di funghi. Molti di questi funghi sono<text:line-break/>commestibili o hanno proprietà utili. Tra le varie specie di<text:line-break/>funghi presenti su questo livello e altrove a Sottomonte, si<text:line-break/>distinguono le seguenti.<text:line-break/><text:line-break/>FUNGOBARILE<text:line-break/><text:line-break/>Un fungobarile è un fungo dalla forma vagamente simile<text:line-break/>a quella di un barile e può essere aperto per attingere<text:line-break/><text:line-break/>LIVELLO 4 | 'LE CGCAVNERNE CONTORTE</text:p>
      <text:p text:style-name="P1">@@@ 1 @@@</text:p>
      <text:p text:style-name="P1"/>
      <text:p text:style-name="P1"/>
      <text:p text:style-name="P1"/>
      <text:p text:style-name="P1">alle riserve d’acqua che contiene. Un singolo fungobarile<text:line-break/>contiene una quantità di acqua fresca pari a (1d4 +4) x 4<text:line-break/><text:soft-page-break/>litri e la sua scorza fornisce una quantità di cibo pari a (1d6<text:line-break/>+4) x 0,5 kg.<text:line-break/><text:line-break/>CAPPELLO AZZURRO<text:line-break/><text:line-break/>Il cappello azzurro, soprannominato “il grano<text:line-break/>dell’Underdark”, è un fungo alto ed esile dal cappello<text:line-break/>azzurro chiaro a forma di campana. Sebbene i cappelli<text:line-break/>azzurri non siano commestibili, le loro spore possono<text:line-break/>essere macinate per produrre una nutriente farina<text:line-break/>insapore. Îl pane ricavato dalla farina del cappello azzurro<text:line-break/>è noto come pane di spore o pane azzurro. Una pagnotta<text:line-break/>equivale a 0,5 kg di cibo.<text:line-break/><text:line-break/>BUCCIARUVIDA<text:line-break/><text:line-break/>Questo fungo della staffa assomiglia a una massa di carne<text:line-break/>putrefatta, ma inaspettatamente è commestibile. Anche<text:line-break/>se può essere mangiato crudo, ha un sapore migliore se<text:line-break/>arrostito. Un singolo strato di bucciaruvida fornisce una<text:line-break/>quantità di cibo pari a (1d4 +6) x 0,5 kg.<text:line-break/><text:line-break/>TIMMASK<text:line-break/><text:line-break/>Un timmask, noto anche come “fungo del diavolo”, è un<text:line-break/>fungo velenoso alto 60 cm il cui cappello beige è striato<text:line-break/>di rosso e di arancione, Se qualcuno coglie o distrugge<text:line-break/>un timmask, il fungo diffonde una nube di spore velenose<text:line-break/>con raggio di 4,5 metri. Le creature entro l'area devono<text:line-break/>superare un tiro salvezza su Costituzione con CD 14,<text:line-break/>altrimenti diventano avvelenate. Finché una creatura<text:line-break/><text:line-break/>è avvelenata in questo modo, è sotto l'effetto di un<text:line-break/>incantesimo confusione della durata di 1 minuto. Quando<text:line-break/>l’effetto dell'incantesimo termina, anche la condizione di<text:line-break/>avvelenato termina.<text:line-break/><text:line-break/>TRILLIMAC<text:line-break/><text:line-break/>Un trillimac è un fungo che può crescere in altezza tra i<text:line-break/>120 e i 150 cem e ha un cappello ampio di color grigio-verde,<text:line-break/>con un gambo grigio chiaro. La superficie simile al cuoio<text:line-break/>del cappello può essere tagliata e ripulita per fabbricare<text:line-break/>mappe, cappelli e pergamene, in quanto assorbe molto<text:line-break/>bene gli inchiostri e le tinture. Îl gambo può essere ripulito,<text:line-break/>immerso in acqua per un'ora e poi lasciato asciugare per<text:line-break/>produrre del cibo commestibile simile al pane. Ogni gambo<text:line-break/>di trillimac fornisce una quantità di cibo pari a (1d6 +<text:line-break/><text:line-break/>4) x 0,5 kg.<text:line-break/><text:line-break/>LINGUA DELLA FOLLIA<text:line-break/><text:line-break/>Una lingua della follia assomiglia a una grossa lingua<text:line-break/>umana. Sebbene sia commestibile, ha un valore nutritivo<text:line-break/>pressoché nullo. Una creatura che mangia questo fungo<text:line-break/>deve superare un tiro salvezza su Costituzione con CD 12,<text:line-break/>altrimenti si sente obbligata a enunciare a voce alta ogni<text:line-break/>suo pensierò per l'ora successiva. È possibile porre fine a<text:line-break/>questo effetto con un incantesimo ristorare inferioré o una<text:line-break/>magia analoga.<text:line-break/><text:line-break/>ZURKH<text:line-break/><text:line-break/><text:soft-page-break/>Uno zurkh è un fungo che può crescere fino a un'altezza<text:line-break/><text:line-break/>di 12 metri. Le grosse spore granulari sono commestibili<text:line-break/>(una spora fornisce una quantità di cibo pari a (1d4 + 4) x<text:line-break/>0,5 kg), ma questo fungo è importante soprattutto per il<text:line-break/>suo gambo rigido e legnoso. Il legno di zurkh è una delle<text:line-break/>poche fonti di legname nell’Underdark; viené usato per<text:line-break/>fabbricare mobili, contenitori, ponti, zattere e altro ancora.<text:line-break/>Gli artigiani più abili possono usare tinture, sabbiature e<text:line-break/>levigature per lavorare in vari modi il gambo di uno zurkh.<text:line-break/><text:line-break/>LIVELLO 4 | LE CAVERNE GCONTORTE<text:line-break/><text:line-break/>ESPLORARE QUESTO LIVELLO<text:line-break/><text:line-break/>] luoghi seguenti fanno riferimento alla mappa 4. Un<text:line-break/>affluente del Fiume Sargauth chiamato il Fiume delle<text:line-break/>Profondità entra a Sottomonte in questo livello e scende<text:line-break/>fino al livello 5.<text:line-break/><text:line-break/>Tranne dove specificato diversamente, tutti i tunnel<text:line-break/>di questo livello sono alti 6 metri e le caverne sono alte<text:line-break/>trai9 ei 15 metri. Molti pavimenti di questo livello sono<text:line-break/>irregolari e ricoperti di sporcizia o di sterco di pipistrello.<text:line-break/>Questo terreno soffice fornisce vantaggio a tutte le prove di<text:line-break/>Saggezza (Sopravvivenza) effettuate per seguire le tracce<text:line-break/>delle creature su questo livello.<text:line-break/><text:line-break/>]. FORESTA DI FUNGHI<text:line-break/><text:line-break/>Funghi. Alcuni sentieri muscosi serpeggiano tra le grosse<text:line-break/>macchie di trillimac e una foresta di torreggianti zurkh i<text:line-break/>cui cappelli sfiorano il soffitto alto 12 metri.<text:line-break/><text:line-break/>Radure. Questa caverna è disseminata di piccole radure là<text:line-break/>dove i funghi sono stati strappati dal terreno muscoso.<text:line-break/><text:line-break/>Se i personaggi cercano delle tracce ed effettuano con<text:line-break/>successo una prova di Saggezza (Sopravvivenza) con CD<text:line-break/>10, trovano grosse impronte di piedi nudi lasciate dall'ettin<text:line-break/>che si reca regolarmente in questa caverna per sfamarsi<text:line-break/>con i funghi.<text:line-break/><text:line-break/>2. JIBBER-]ABBER<text:line-break/><text:line-break/>Ettin. Un ettin vive in questa umida caverna.<text:line-break/><text:line-break/>Stalattiti. Numerose stalattiti aguzze come aghi scendono<text:line-break/>dal soffitto alto 9 metri.<text:line-break/><text:line-break/>Funghi. Funghibarile, cappelli azzurri e bucciaruvida<text:line-break/>crescono a macchie irregolari in tutta la caverna.<text:line-break/><text:line-break/>Le teste dell’ettin si chiamano Jibber e Jabber e vanno<text:line-break/>d’accordo, cosa insolita per un ettin. Questo potrebbe<text:line-break/>essere dovuto al fatto che l’ettin vive in una dimora comoda<text:line-break/>e ha a portata di mano tutto il cibo di cui ha bisogno. L'ettin<text:line-break/>è in buoni rapporti con il suo vicino di casa, l’Alchimista<text:line-break/>(vedi l’area 4), che gli fornisce una mistura che trasforma<text:line-break/>l'acqua dei funghibarile in sidro. L'unica cosa che manca<text:line-break/>nella vita semplice di Jibber-Jabber è un tesoro su cui<text:line-break/>vagheggiare. Se i personaggi gli offrono monete, gemme<text:line-break/>e oggetti d'arte luccicanti per un valore pari almeno a 50<text:line-break/>mo, l’ettin permette loro di attraversare il suo territorio e<text:line-break/><text:soft-page-break/>perfino di raccogliere dei funghi, se lo desiderano. Jibber-<text:line-break/>Jabber può anche fornire le seguenti informazioni utili:<text:line-break/><text:line-break/>* Gli “uomini ragno” (i drow) vivono nelle caverne a est.<text:line-break/>Sono arrivati da poco.<text:line-break/><text:line-break/>« Gli “uomini pesce” (i kuo-toa) e le “lucertole puzzolenti”<text:line-break/>(i trogloditi) sembrano agitati e 5i spostano più del solito<text:line-break/>(l'ettin non ha ancora incontrato l’aboleth e non sa nulla<text:line-break/>del suo conflitto con i kuo-toa).<text:line-break/><text:line-break/>- L'acqua del fiume inizia ad avere un cattivo sapore (l'ettin<text:line-break/>non è ancora stato avvelenato dall'acqua, che l'aboleth ha<text:line-break/>contaminato con la sua presenza).<text:line-break/><text:line-break/>Se sembra che i personaggi abbiano bisogno di più<text:line-break/>aiuto, l'ettin suggerisce loro di parlare con l’Alchimista<text:line-break/>e li indirizza a est. Jibber-Jabber descrive l’Alchimista<text:line-break/>come un tipo “intelligente, bello e piccolo, ma con un<text:line-break/>grande sorriso”.<text:line-break/><text:line-break/>3. MORTE DALL'ALTO<text:line-break/><text:line-break/>Funghi. Questa caverna è piena di funghibarile, cappelli<text:line-break/>azzurri, timmask e trillimac. Tra una chiazza di funghi<text:line-break/>e l’altra, serpeggiano dei sentieri che conducono alle<text:line-break/>varie uscite.</text:p>
      <text:p text:style-name="P1"/>
      <text:p text:style-name="P1"/>
      <text:p text:style-name="P1"/>
      <text:p text:style-name="P1">@@@ 2 @@@</text:p>
      <text:p text:style-name="P1"/>
      <text:p text:style-name="P1"/>
      <text:p text:style-name="P1"/>
      <text:p text:style-name="P1">Tlunnal che<text:line-break/>conduce al<text:line-break/>dungeon<text:line-break/>esponso<text:line-break/><text:line-break/>Tunnel che<text:line-break/><text:line-break/>conduce dl<text:line-break/>dungeon _<text:line-break/>&amp;s5panso -<text:line-break/><text:line-break/>: i Tunnel che<text:line-break/>| conduce al<text:line-break/>dungeon espanso<text:line-break/><text:line-break/>Mappa d: Le CAVERNE CoOnNTORTE<text:line-break/><text:line-break/>LIVELLO 4 | EE CAVERNE CONTORTE</text:p>
      <text:p text:style-name="P1"/>
      <text:p text:style-name="P1"/>
      <text:p text:style-name="P1"/>
      <text:p text:style-name="P1">@@@ 3 @@@</text:p>
      <text:p text:style-name="P1"/>
      <text:p text:style-name="P1"/>
      <text:p text:style-name="P1"/>
      <text:p text:style-name="P1">Cuspidi Letali. I] soffitto del vasto tunnel che conduce<text:line-break/>a sud (verso l’area 5) è coperto di stalattiti, tra cui si<text:line-break/>nascondono otto cuspidi letali,<text:line-break/><text:line-break/>Se un personaggio cerca tracce lungo un sentiero, può<text:line-break/><text:soft-page-break/>effettuare una prova di Saggezza (Sopravvivenza). Con<text:line-break/>un risultato pari o superiore a 20, il personaggio trova le<text:line-break/>tracce che vanno e vengono di vari bugbear, di un troll e di<text:line-break/>un orrore uncinato.<text:line-break/><text:line-break/>I personaggi dotati di scurovisione o di fonti di luce<text:line-break/>abbastanza intense da illuminare il soffitto possono<text:line-break/>evitare le cuspidi letali in caduta tenendosi alla larga dalle<text:line-break/>forimazioni di stalattiti; in questo caso, i loro tentativi<text:line-break/>hanno successo automaticamente. Se non viene fatto alcun<text:line-break/>tentativo del genere, una singola cuspide si lascia cadere<text:line-break/>sulla prima creatura portatrice di una luce che attraversa la<text:line-break/>caverna. Che colpisca o manchi il bersaglio, quella cuspide<text:line-break/>non può attaccare di nuovo finché non completa una lunga<text:line-break/>è lenta risalita sul soffitto. Dopo la caduta della prima<text:line-break/>cuspide, evitare le formazioni di stalattiti della caverna<text:line-break/>diventa immediato.<text:line-break/><text:line-break/>4, L’ALCHIMISTA<text:line-break/><text:line-break/>In questa caverna, vive uno slaad verde che si spaccia per<text:line-break/>un alchimista umano e la cui tana ha i tratti seguenti:<text:line-break/><text:line-break/>Fiaschi. Lungoò le pareti, sono disposti alcuni ripiani a<text:line-break/>varie altezze, carichi di numerosi fiaschi, molti dei quali<text:line-break/>contengono degli elisir alchemici falliti.<text:line-break/><text:line-break/>Blocco di Pietra. Un blocco di pietra irregolare situato<text:line-break/>al centro della caverna funge da tavolo ed è coperto di<text:line-break/>scorte da alchimista.<text:line-break/><text:line-break/>Quasi un anno fa, lo slaad verde fu attirato a Sottomonte,<text:line-break/>privato della sua gemma del controllo e poi sguinzagliato<text:line-break/>nel dungeon da Halaster. La creatura ha esplorato vari<text:line-break/>livelli nel tentativo di ritrovare la gemma. Al momento, ha<text:line-break/>assunto le fattezze di un giovane distratto e trasandato<text:line-break/>che, per motivi che non desidera divulgare, ha allestito un<text:line-break/>laboratorio da alchimista in questa caverna. Lo slaad fa<text:line-break/>riferimento a se stesso solo come “l’Alchimista” e afferma<text:line-break/>di essere stato rapito da Halaster in un luogo che non<text:line-break/>riesce a ricordare.<text:line-break/><text:line-break/>L'Alchimista contratta con le creature per ottenere i<text:line-break/>materiali che gli servono, cedendo pozioni in cambio di<text:line-break/>funghi ed equipaggiamento. Ciò che cerca veramente<text:line-break/>è la sua gemma del controllo, in quanto percepisce che<text:line-break/>si trova nelle vicinanze (vedi l’area 21a). Tuttavia, non<text:line-break/>desidera aiuto per ritrovare la gemma, in quanto teme che<text:line-break/>il tesoro possa cadere nelle mani sbagliate e che qualcuno<text:line-break/>tenti di usarla per prendere il controllo. Se i personaggi<text:line-break/>recuperano la gemma e la consegnano all’Alchimista,<text:line-break/>questi esulta, diventa invisibile e fugge assieme<text:line-break/>alla germma.<text:line-break/><text:line-break/>Se i personaggi sembrano interessati a saperne di più<text:line-break/>sulle Caverne Contorte, lo slaad li avverte dei fustigatori<text:line-break/>nell’area 6. Ha inoltre stretto amicizia con il “gigante a due<text:line-break/>teste” nell'area 2 e incoraggia i personaggi a parlare con<text:line-break/>lui, dato che vive su questo livello da molto tempo.<text:line-break/><text:line-break/>POZIONI IN VENDITA<text:line-break/><text:line-break/>L’Alchimista è ben lieto di cedere le sue pozioni in cambio<text:line-break/>di provviste. Per una pozione chiede 10 kg di funghi<text:line-break/><text:soft-page-break/>commestibili e cinque lingue della follia (che i personaggi<text:line-break/>possono raccogliere dalle caverne circostanti), più un<text:line-break/>assortimento di equipaggiamento da avventura per un<text:line-break/>totale di 50 mo. All’Alchimista non interessano monete,<text:line-break/>gemme, oggetti d’arte o oggetti magici. Ogni volta che i<text:line-break/>personaggi fanno visita all’Alchimista, ognuna delle pozioni<text:line-break/><text:line-break/>LIVELLO 4 | LE CGCAVERNE CONTORTE<text:line-break/><text:line-break/>descritte di seguito è disponibile per uno scambio. Ogni<text:line-break/>pozione è un oggetto magico comune. L’Alchimista porta<text:line-break/>quelle pozioni con sé e un personaggio furtivo potrebbe<text:line-break/>provare a sottrarne una effettuando con successo una<text:line-break/>prova di Destrezza (Rapidità di Mano) contrapposta alla<text:line-break/>prova di Saggezza (Percezione) dello slaad.<text:line-break/><text:line-break/>Pozione della Comprensione. Quando un personaggio<text:line-break/>beve questa pozione, ottiene l'effetto di un incantesimo<text:line-break/>comprensione dei linguaggi per 1 ora. Questo liquido è una<text:line-break/>mistura trasparente in cui turbinano dei granelli di sale e di<text:line-break/>fuliggine.<text:line-break/><text:line-break/>Pozione del Riposo Vigile. Quando un personaggio<text:line-break/>beve questa pozione, ottiene i benefici seguenti per le 8<text:line-break/>ore successive: non può essere addormentato tramite la<text:line-break/>magia e può rimanere sveglio durante un riposo lungo<text:line-break/>ottenendone comunque i benefici. Questa dolce mistura<text:line-break/>ambrata non ha alcun effetto sulle creature che non hanno<text:line-break/>bisogno di dormire, come gli elfi.<text:line-break/><text:line-break/>5. CAVERNA DEI CRISTALLI<text:line-break/><text:line-break/>Xorn. Tre xorn si stanno cibando di cristalli vicino<text:line-break/>all’estremità ovest della caverna, mentre alcuni pipistrelli<text:line-break/>innocui svolazzano sotto il soffitto alto 9 metri.<text:line-break/><text:line-break/>Terreno Difficile. Il terreno di quest'area è coperto da<text:line-break/>urn denso miscuglio di fango e sterco di pipistrello ed è<text:line-break/>considerato terreno difficile.<text:line-break/><text:line-break/>Gli xorn proteggono i loro giacimenti di cibo eristallino.<text:line-break/>Se uno xorn perde più di metà dei suoi punti ferita, si<text:line-break/>disimpegna dal combattimento nel turno successivo e<text:line-break/>sprofonda nel terreno, per non tornare più.<text:line-break/><text:line-break/>TEsSORO<text:line-break/><text:line-break/>Una volta che gli xorn sono stati sconfitti, i personaggi<text:line-break/>possono recuperare quaranta cristalli delle dimensioni di<text:line-break/>un pugno e del valore di 10 mo ciascuno.<text:line-break/><text:line-break/>6. GROVIGLIO DI FUSTIGATORI<text:line-break/><text:line-break/>Fustigatori. Questa caverna alta 9 metri ospita una foresta<text:line-break/>di stalagmiti, alcune delle quali sono state spezzate. Due<text:line-break/>fustigatori si annidano tra di esse e tendono imboscate a<text:line-break/>chiunque passi nei paraggi.<text:line-break/><text:line-break/>Pavimento Irregolare. Îl pavimento dissestato è coperto<text:line-break/>di frammenti d'ossa e di armature masticati, con qualche<text:line-break/>moneta di rame © d'argento sparsa qua e là.<text:line-break/><text:line-break/>TEsORO<text:line-break/><text:line-break/><text:soft-page-break/>QOgni fustigatore ha 1d4 gemme (100 mo ciascuna)<text:line-break/>incastrate nell’esofago, che i personaggi possono<text:line-break/>squarciare una volta che il fustigatore è morto. Possono<text:line-break/>anche raccogliere un totale di 32 mr e 1]1 ma sparpagliate<text:line-break/>sul pavimento.<text:line-break/><text:line-break/>7. IL RIFUGIO DELLA MAGA IMPAZZITA<text:line-break/><text:line-break/>Una maga umana, l’unica sopravvissuta di una spedizione<text:line-break/>nell’Underdark, si è rifugiata in questa caverna alta 9 metri<text:line-break/>che contiene quanto segue:<text:line-break/><text:line-break/>Luce. Le chiazze di muschio fosforescente che crescono<text:line-break/>sulle pareti proiettano luce fioca nell’intera caverna.<text:line-break/><text:line-break/>Funghi. Distese di funghibarile, bucciaruvida, timmask e<text:line-break/>lingue della follia crescono in tutta l’area.<text:line-break/><text:line-break/>Maga. Un'esile donna che indossa una veste grigia a<text:line-break/>brandelli e un paio di pantaloni neri se ne sta seduta su<text:line-break/>un fungo velenoso alto 60 cm vicino alla parete nord.<text:line-break/>Porta i lunghi capelli neri legati con una striscia di stoffa<text:line-break/>grigia strappata dalla sua tunica e tiene sulle ginocchia<text:line-break/>un quasit in forma di rospo.</text:p>
      <text:p text:style-name="P1"/>
      <text:p text:style-name="P1"/>
      <text:p text:style-name="P1"/>
      <text:p text:style-name="P1">@@@ 4 @@@</text:p>
      <text:p text:style-name="P1"/>
      <text:p text:style-name="P1"/>
      <text:p text:style-name="P1"/>
      <text:p text:style-name="P1">DARRIBETH MELTIMER<text:line-break/><text:line-break/>La donna è Darribeth Meltimer (CB maga umana<text:line-break/>Chondathan; per le statistiche consultare il Monster<text:line-break/>Manual) e ha lanciato su se stessa l'incantesimo<text:line-break/>scurovisione, che ha preparato al posto di suggestione.<text:line-break/><text:line-break/>Un tempo era un'avventuriera, ma un incontro con alcuni<text:line-break/>demoni nell’Underdark l’ha fatta uscire di senno. È<text:line-break/>necessario un incantesimo ristorare superiore o una magia<text:line-break/>analoga per restituirle la ragione, altrimenti Darribeth è<text:line-break/>soggetta ad allucinazioni e paranoia. Se i personaggi si<text:line-break/>avvicinano a lei con calma, Darribeth sorride e dice al<text:line-break/>rospo sulle sue ginocchia: “Guarda, Teeha! Te l’avevo detto<text:line-break/>che non sono demoni. Chissà se li ha mandati Urgala.”<text:line-break/><text:line-break/>Darribeth vuole disperatamente tornare da sua moglie<text:line-break/>Urgala, che non vede da un decennio. L'ultima volta<text:line-break/>che sono state assieme, Urgala e Darribeth vivevano<text:line-break/>ad Amphail, un paese a nord di Waterdeep. Negli anni<text:line-break/>successivi, Urgala si trasferì più a nord, nel paese di<text:line-break/>frontiera di Triboar, dove rilevò la gestione di una modesta<text:line-break/>locanda chiamata Casa dello Scudo del Nord (vedi<text:line-break/>l'avventura I/ Tuono del Re delle Tempeste per ulteriori<text:line-break/>informazioni su Urgala Meltimer e la sua locanda).<text:line-break/><text:line-break/>Se la sua sanità mentale è ripristinata, Darribeth torna<text:line-break/>a essere se stessa, vale a dire una donna curiosa e gentile,<text:line-break/>appassionata di magia, a cui non importa aggirare qualche<text:line-break/>regola in nome di un bene superiore. Parla i]l Comune,<text:line-break/>l'Halfling, il Nanico e il Sottocomune.<text:line-break/><text:line-break/>Darribeth possiede una corda per scalare che<text:line-break/><text:soft-page-break/>apparteneva a un collega perito nell’Underdark. La offre<text:line-break/>come ricompensa ai personaggi se la riporteranno in<text:line-break/>superficie. Inoltre, se tra i suoi salvatori ci sono dei maghi,<text:line-break/>consentirà loro di copiare incantesimi dal suo libro degli<text:line-break/>incantesimi (vedi “Tesoro” più sotto).<text:line-break/><text:line-break/>Una volta che ha recuperato la ragione ed è stata<text:line-break/>ricondotta sana e salva a Waterdeep, Darribeth si<text:line-break/>organizza per fare ritorno ad Amphail. Laggiù apprende<text:line-break/>che ne è stato di sua moglie e si riunisce a Urgala a Triboar.<text:line-break/>Se i personaggi scortano Darribeth e tutto è bene quel<text:line-break/>che finisce bene alla Casa dello Scudo del Nord, Urgala è<text:line-break/>talmente entusiasta della gentilezza che hanno dimostrato<text:line-break/>che offre loro vitto e alloggio gratuiti fintanto che la locanda<text:line-break/>resterà in piedi. Urgala e Darribeth rimangono amiche dei<text:line-break/>personaggi per tutta la vita da quel momento in poi.<text:line-break/><text:line-break/>QUASIT<text:line-break/><text:line-break/>Darribeth non ricorda bene quando e dove ha incontrato<text:line-break/><text:line-break/>il suo rospo parlante nel corso delle sue esplorazioni<text:line-break/>nell'Underdark. Il quasit, che Darribeth chiama Teeha, non<text:line-break/>ha ancora rivelato la sua vera forma alla donna, ma resta<text:line-break/>sempre in forma di rospo e la tormenta presentandole<text:line-break/>false speranze di fuga che poi sopprime spietatamente.<text:line-break/>Per esempio, ha detto a Darribeth che nella zona circolano<text:line-break/>dei demoni hezrou per evitare di farla uscire da questa<text:line-break/>caverna. Se attaccato o smascherato, il quasit diventa<text:line-break/>invisibile e fugge.<text:line-break/><text:line-break/>TESORO<text:line-break/><text:line-break/>Il libro degli incantesimi di Darribeth contiene gli<text:line-break/><text:line-break/>incantesimi seguenti: armatura magica, cono di freddo,<text:line-break/><text:line-break/>controincantesimo, dardo incantato, individuazione<text:line-break/><text:line-break/>del magico, invisibilità superiore, linguaggi, palla di<text:line-break/><text:line-break/>fuoco, passo velato, respirare sott'acqua, saltare, scudo,<text:line-break/><text:line-break/>scurovisione, suggestione, tempesta di ghiaccio e volare.<text:line-break/>Oltre al suo libro degli incantesimi, Darribeth porta con<text:line-break/><text:line-break/>sé uno zaino a cui manca una cinghia e in cui custodisce<text:line-break/><text:line-break/>le componenti materiali per i suoi incantesimi, un borsello<text:line-break/><text:line-break/>contenente 11 mo, un pugnale, una borraccia e una coperta<text:line-break/><text:line-break/>consunta. Allo zaino è legato un rotolo di corda per scalare.<text:line-break/><text:line-break/>Ò. CROCEVIA<text:line-break/><text:line-break/>Il soffitto di questa caverna alta 9 metri è tempestato di<text:line-break/>stalattiti e il pavimento è talmente irregolare da essere<text:line-break/><text:line-break/>considerato terreno difficile. Un'ispezione della caverna<text:line-break/>non rivela nulla di pericoloso, né di valore.<text:line-break/><text:line-break/>9. SISTEMA D’ALLARME<text:line-break/><text:line-break/><text:soft-page-break/>Soffitto in Pendenza. Il soffitto è alto 9 metri all’estremità<text:line-break/>nordovest della caverna e scende gradualmente fino<text:line-break/>all’altezza di 6 metri nel punto in cui la caverna si<text:line-break/>restringe in un passaggio che conduce all’area 10.<text:line-break/><text:line-break/>Cavi Tesi. Il pavimento di roccia irregolare è disseminato<text:line-break/>di piccole stalagmiti, tra cui sono tesi dei cavi invisibili<text:line-break/>fatti di ragnatele. Questi fili di ragnatela fanno scattare<text:line-break/>delle trappole nascoste di rocce in caduta.<text:line-break/><text:line-break/>- —<text:line-break/><text:line-break/>I drider dell’area 10 hanno teso dei sottili fili di<text:line-break/>ragnatela tra alcune delle stalagmiti, che fungono da cavi<text:line-break/>tesi di innesco. Se una creatura entra in un quadretto<text:line-break/>contrassegnato con una T sulla mappa, ha una probabilità<text:line-break/>del 50 per cento di spezzare un filo e innescare una<text:line-break/>trappola che fa cadere una pioggia di rocce da una crepa<text:line-break/>nascosta sul soffitto. Se una trappola si innesca, tutte<text:line-break/>le creature che occupano il quadretto della trappola<text:line-break/>devono superare un tiro salvezza su Destrezza con CD<text:line-break/>14, altrimenti saranno colpite da una roccia in caduta e<text:line-break/>subiranno 5 (1d10) danni contundenti. Inoltre, il rumore<text:line-break/>delle rocce in caduta mette in allarme i drider nell’area 10.<text:line-break/><text:line-break/>Un personaggio adiacente a un quadretto che contiene<text:line-break/>una trappola o in un quadretto che contiene una trappola<text:line-break/>può notare i cavi tesi effettuando con successo una prova<text:line-break/>di Saggezza (Percezione) con CD 17, per poi seguire i cavi<text:line-break/>sottili fino al punto del soffitto dove le rocce sono nascoste.<text:line-break/>Una volta avvistata, una trappola delle rocce in caduta<text:line-break/>può essere disattivata se una creatura nel quadretto della<text:line-break/>trappola effettua con successo una prova di Destrezza con<text:line-break/>CD 12; se questa prova fallisce, la trappola si innesca.<text:line-break/><text:line-break/>TUNNEL PER IL DUNGEON ESPANSO<text:line-break/><text:line-break/>Se il DM desidera espandere il dungeon a nord o a est<text:line-break/>di quest'area, basta presumere che il tunnel lungo la<text:line-break/>parete nord sia nascosto dietro un muro di rocce spesso<text:line-break/>30 cm e tenuto in piedi da una rete di ragnatele e uno<text:line-break/>strato d'argilla; i personaggi possono individuare la falsa<text:line-break/>parete effettuando con successo una prova di Saggezza<text:line-break/>(Percezione} con CD 10, per poi sfondarla con facilità.<text:line-break/><text:line-break/>10. TANA DEI DRIDPDER<text:line-break/><text:line-break/>Drider e Ragni. La metà nord della caverna ospita due<text:line-break/>drider e cinque ragni giganti. I drider si nascondono<text:line-break/>nell'alcova naturale a nord dell’entrata, mentre i ragni<text:line-break/>strisciano tra le fitte ragnatele che riempiono i 3 metri più<text:line-break/>alti sotto il soffitto alto 9 metri.<text:line-break/><text:line-break/>Arco Nascosto. La metà sud della caverna è piena<text:line-break/>di ragnatele fitte e appiccicose (queste ragnatele<text:line-break/>nascondonò un arco incassato nel muro all’estremità<text:line-break/>sud della caverna, rendendolo non visibile dall'entrata<text:line-break/>della caverna).<text:line-break/><text:line-break/>I drider ingannano il tempo durante il giorno intagliando<text:line-break/>statuine in legno di zurkh e scrivendo poesie sui cappelli<text:line-break/>dei trillimac in Sottocomune. Di seguito è riportato un<text:line-break/>semplice haiku.<text:line-break/><text:line-break/><text:soft-page-break/>Regina Ragno,<text:line-break/>La tua tela mi abbraccia,<text:line-break/>Gemma abissale.<text:line-break/><text:line-break/>LIVELLO 4 | LE CAVERNE CONTORTE</text:p>
      <text:p text:style-name="P1"/>
      <text:p text:style-name="P1"/>
      <text:p text:style-name="P1"/>
      <text:p text:style-name="P1">@@@ 5 @@@</text:p>
      <text:p text:style-name="P1"/>
      <text:p text:style-name="P1"/>
      <text:p text:style-name="P1"/>
      <text:p text:style-name="P1">PORTALE ARCUATO PER IL LIVELLO 6<text:line-break/><text:line-break/>Un personaggio che entra nella caverna attraverso il<text:line-break/>portale arcuato resta automaticamente invischiato nelle<text:line-break/>ragnatele (vedi “Pericoli del Dungeon” nel capitolo 5 della<text:line-break/>Dungeon Master's Guide).<text:line-break/><text:line-break/>Nell’arco sono state scavate sei nicchie di pietra, ognuna<text:line-break/>delle quali contiene una statuina di pietra del peso di mezzo<text:line-break/>chilogrammo. Le statuine rappresentano un drago nero, un<text:line-break/>unicorno, un umber hulk, un orsogufo, un minotauro e una<text:line-break/>manticora. Nella parete all'interno dell'arco è stata incisa<text:line-break/>l'immagine stilizzata di una montagna con il simbolo della<text:line-break/>luna piena sopra di essa. Un'ispezione ravvicinata della<text:line-break/>luna rivela al centro un foro del diametro di poco più di un<text:line-break/>centimetro.<text:line-break/><text:line-break/>L'arco è uno dei portali magici di Halaster (vedi “Portali”<text:line-break/>a pagina 12), a cui si applicano le regole seguenti:<text:line-break/><text:line-break/>: Se il corno della statuina dell’unicorno viene inserito nel<text:line-break/>foro al centro del simbolo della luna, il portale si apre per<text:line-break/>1 minuto. Nessum’altra statuina ha una protuberanza che<text:line-break/>si adatti al foro.<text:line-break/><text:line-break/>- ] personaggi devono essere di livello pari o superiore<text:line-break/>al 9° per attraversare questo portale (vedi “Thesiyra<text:line-break/>Kestellharp"” a pagina 10}. La prima creatura a passare<text:line-break/>attraverso il portale innesca una runa antica (vedi “Rune<text:line-break/>Antiche” a pagina 12).<text:line-break/><text:line-break/>- Una creatura che attraversa il portale compare nell’area<text:line-break/>27 del livello 6, nello spazio libero più vicino al portale<text:line-break/>identico situato in quell’area.<text:line-break/><text:line-break/>TESORO<text:line-break/><text:line-break/>Un drider possiede un set di scorte da calligrafo. L’altro<text:line-break/>drider porta con sé un set di strumenti da intagliatore e<text:line-break/>tre statuette di Lolth intagliate in legno di zurkh (1 mo<text:line-break/>ciascuna).<text:line-break/><text:line-break/>]]. AVAMPOSTO DrRow<text:line-break/><text:line-break/>I drow della Casata Auvryndar hanno stabilito questo<text:line-break/>avamposto dopo avere scoperto il portale arcuato nell'area<text:line-break/>l1c. In totale, quest'area ospita una drow sacerdotessa di<text:line-break/>Lolth di nome Melith Auvryndar, una drow maga di nome<text:line-break/>Thirza Helviiryn (la consorte di Melith), due femmine drow<text:line-break/>combattenti scelte di nome Balryn e Talafaere, è quattro<text:line-break/>maschi drow di nome Altonre], Kalanszar, Rezz e Tsabalin.<text:line-break/><text:line-break/><text:soft-page-break/>l]A. CAVERNA PRINCIPALE<text:line-break/><text:line-break/>DBrow. Due maschi drow (Altonrel e Rezz) e una drow<text:line-break/>combattente scelta (Balryn) montano la guardia in<text:line-break/>cima a un costone di roccia naturale al centro di questa<text:line-break/>caverna alta 9 metri.<text:line-break/><text:line-break/>Funghi. Vari funghibarile e bucciaruvida crescono in<text:line-break/>piccole macchie attorno al costone.<text:line-break/><text:line-break/>Scorte. Alcuni cumuli di provviste ed equipaggiamento<text:line-break/>sono stati disposti ordinatamente lungo le pareti e un<text:line-break/>piccolo vaso di ferro è stato appoggiato sulle pietre di<text:line-break/>un'alcova.<text:line-break/><text:line-break/>Se i personaggi si fanno avanti in modo pacifico, le<text:line-break/>guardie si mostrano prudenti ma sono disposte a mandare<text:line-break/>a chiamare i loro capi affinché parlino direttamente con<text:line-break/>loro. Se i personaggi si presentano con ostilità, la drow<text:line-break/>combattente scelta dà l’allarme con uno singolo fischio e<text:line-break/>chiama rinforzi dalle aree 11b e 11c. Se la battaglia volge al<text:line-break/>peggio per i drow, un secondo fischio richiama sul posto i<text:line-break/>quaggoth dell'area 12b.<text:line-break/><text:line-break/>Tesoro. Balryn indossa uno scarabeo di ossidiana su cui<text:line-break/>compare il simbolo della Casata Auvryndar (25 mo).<text:line-break/><text:line-break/>Le provviste custodite in questa caverna includono un<text:line-break/>set di strumenti da falegname, un set di strumenti da<text:line-break/><text:line-break/>LIVELLO 4 | LE CAVERNE CONTORTE<text:line-break/><text:line-break/>conciatore, cinque paia di manette e abbastanza razioni da<text:line-break/>sfamare un umanoide per 90 giorni o l’intero contingente<text:line-break/>drow (inclusi j drow nell’area 12a) per 9 giorni.<text:line-break/><text:line-break/>llB. UNn PoO’' pI RISERVATEZZA<text:line-break/><text:line-break/>Drow. Melith, la drow sacerdotessa di Lolth che ha il<text:line-break/>comando di questo avamposto, medita e prega di fronte<text:line-break/>a un santuario di Lolth, mentre la sua consorte, la drow<text:line-break/>maga Thirza, siede a una scrivania in legno di zurkh e<text:line-break/>legge il suo libro degli incantesimi.<text:line-break/><text:line-break/>Mobili. La caverna contiene due giacigli e un forziere in<text:line-break/>legno di zurkh. Un mantoscuro impalato è stato messo<text:line-break/>a cuocere su un braciere di bronzo a forma di ragno,<text:line-break/>riempito di carboni ardenti,<text:line-break/><text:line-break/>Se potesse fare a modo suo, Melith lancerebbe un assalto<text:line-break/>in grande scala contro i kuo-toa, li spazzerebbe via e poi<text:line-break/>si occuperebbe dell’aboleth., Allo stato attuale delle cose,<text:line-break/>deve fare affidammento su sua sorella T'rissa Auvryndar<text:line-break/>(vedi il livello 3), per ricevere soldati e T'rissa non approva<text:line-break/>una tale strategia. Quindi, avendo a disposizione soltanto<text:line-break/>un piccolo manipolo, Melith è costretta ad aspettare e<text:line-break/>stare a guardare mentre l’aboleth e i kuo-toa si annientano<text:line-break/>a vicenda.<text:line-break/><text:line-break/>Melith è ben lieta di lasciare che gli avventurieri si<text:line-break/>immischino nella guerra tra gli aboleth e i kuo-toa. Se<text:line-break/>i personaggi la contattano pacificamente, suggerisce<text:line-break/>un'alleanza temporanea che torni a beneficio di entrambi.<text:line-break/>Melith sa che l’unica via che collega questo livello di<text:line-break/><text:soft-page-break/>Sottomonte a quello sottostante è il fiume sotterraneo. Se<text:line-break/>i personaggi uccidono l'aboleth o il gran sacerdote kuo-toa<text:line-break/>e tornano da lei con la prova di questa uccisione, Melith<text:line-break/>promette di fornire loro una zattera che potranno usare per<text:line-break/>navigare il fiume sotterraneo e proseguire la loro discesa<text:line-break/>a Sottomonte. Questa zattera è custodita nell’area 14 e<text:line-break/>Melith tiene fede alla sua promessa.<text:line-break/><text:line-break/>Anche se prova grande affetto per Melith, Thirza ritiene<text:line-break/>che un'alleanza con i personaggi sia un'ottima opportunità<text:line-break/>per mettersi in mostra agli occhi della madre di Melith,<text:line-break/>Vlonwelv. Dopo che Melith ha concluso i suoi affari con i<text:line-break/>personaggi, Thirza prepara e lancia un incantesimo inviare<text:line-break/>per contattare Vlonwelv e avvertirla che Melith ha lasciato<text:line-break/>andare un gruppo di avventurieri che aveva catturato,<text:line-break/>invece di ucciderli. Dopo avere ringraziato Thirza per<text:line-break/>l'informazione, Vlonwelv maledice sua figlia per la sua<text:line-break/>stoltezza e si prepara per l’arrivo degli avventurieri.<text:line-break/><text:line-break/>Tesoro. La drow sacerdotessa indossa due braccialetti<text:line-break/>d'argento incastonati di onici (25 mo ciascuno). Porta<text:line-break/>con sé un'ampolla di vino e la chiave del forziere in legno<text:line-break/>di zurkh presente nella stanza, che contiene 500 mo. La<text:line-break/>serratura sul forziere può essere scassinata usando gli<text:line-break/>arnesi da scasso ed effettuando con successo una prova<text:line-break/>di Destrezza con CD 15, oppure può essere aperta con un<text:line-break/>incantesimo scassinare © una magia analoga. Il santuario<text:line-break/>di Melith contiene una statuina in ossidiana del peso di<text:line-break/>0,5 kg che raffigura la dea demoniaca Lolth in forma di<text:line-break/>ragno (25 mo) e otto bastoncini d'incenso (5 mo ciascuno).<text:line-break/>Ogni bastoncino arde per un massimo di 8 ore e diffonde<text:line-break/>un odore malsano,<text:line-break/><text:line-break/>Thirza porta con sé una pergarmena magica di forma<text:line-break/>gassosa in una custodia impermeabile in legno di zurkh,<text:line-break/>25 mp in un borsello di seta di ragno e il suo libro degli<text:line-break/>incantesimi, la cui copertina in cuoio nero è decorata<text:line-break/>con filamenti di ragnatela dorati. Il libro contiene gli<text:line-break/>incantesimi seguenti: alterare se stesso, armatura magica,<text:line-break/>dardo incantato, dardo stregato, fulmine, inviare, invisibilità<text:line-break/>superiore, movimenti del ragno, nube mortale, passo velato,<text:line-break/>ragnatela, scudo, sonno, tentacoli neri di Evard e volare.</text:p>
      <text:p text:style-name="P1"/>
      <text:p text:style-name="P1"/>
      <text:p text:style-name="P1"/>
      <text:p text:style-name="P1">@@@ 6 @@@</text:p>
      <text:p text:style-name="P1"/>
      <text:p text:style-name="P1"/>
      <text:p text:style-name="P1"/>
      <text:p text:style-name="P1">llC. PORTALE ARCUATO PER IL LIVELLO 2<text:line-break/><text:line-break/>Drow. Due maschi drow (Kalanszar e Tsabalin) e una drow<text:line-break/>combattente scelta (Talafaere) riposano in quest’area.<text:line-break/><text:line-break/>Portale Arcuato. Un arco di pietra, la cui struttura è<text:line-break/>decorata con le immagini di una pioggia di monete, è<text:line-break/>incassato nella parete di fondo. Sulla chiave di volta<text:line-break/>dell’arco compare una sottile fessura.<text:line-break/><text:line-break/>Giacigli. Sei giacigli giacciono sparpagliati per la stanza.<text:line-break/><text:line-break/>Questo è uno dei portali magici di Halaster (vedi<text:line-break/>“Portali” a pagina 12), a cui si applicano le regole seguenti:<text:line-break/><text:line-break/><text:soft-page-break/>- Inserendo una moneta d'oro nella fessura della chiave<text:line-break/>di volta, la moneta scompare e il portale si apre per 1<text:line-break/>minuto. Altre monete inserite nella fessura scompaiono,<text:line-break/>ma non aprono il portale.<text:line-break/><text:line-break/>- Î personaggi devono essere di livello pari o superiore<text:line-break/>al 6° per attraversare questo portale (vedi “Thesiyra<text:line-break/>Kestellharp” a pagina 10). La prima creatura a passare<text:line-break/>attraverso i] portale innesca una runa antica (vedi “Rune<text:line-break/>Antiche” a pagina 12).<text:line-break/><text:line-break/>- Una creatura che attraversa il portale compare nell’area<text:line-break/>5 del livello 2, nello spazio libero più vicino al portale<text:line-break/>identico situato in quell’area.<text:line-break/><text:line-break/>Tesoro. Talafaere indossa uno scarabeo d’ossidiana con<text:line-break/>il simbolo della Casata Auvryndar (25 mo).<text:line-break/><text:line-break/>12. CAVERNA DEI PIPISTRELLI<text:line-break/><text:line-break/>I drow e i loro quaggoth di recente hanno preso il controllo<text:line-break/>di questa caverna, che ospita centinaia di pipistrelli.<text:line-break/><text:line-break/>a<text:line-break/><text:line-break/>]2A. SENTINELLE DROW<text:line-break/><text:line-break/>Soffitto Inclinato. Il soffitto di quest'area è alto 15 metri,<text:line-break/>ma scende fino a 9 metri sul lato sudest,<text:line-break/><text:line-break/>Drow. Dalle pareti sporgono vari costoni e strette cornici<text:line-break/>naturali, ad altezze variabili tra i 3 e i 9 metri. Sulle<text:line-break/>cornici a 3 metri d’altezza, si nascondono tra le ombre<text:line-break/>due drow combattenti scelti (Ryld e Llauzdrar).<text:line-break/><text:line-break/>Pipistrelli. Alcuni pipistrelli innocui svolazzano per l’area,<text:line-break/>disturbati dalla presenza dei drow.<text:line-break/><text:line-break/>Tronconi. Îl pavimento è disseminato di tronconi dei gambi<text:line-break/>di zurkh recisi e di carcasse dei pipistrelli trafitti da un<text:line-break/>quadrello di balestra drow.<text:line-break/><text:line-break/>Ryld e Llauzdrar usano i pipistrelli per le loro sessioni<text:line-break/>di tiro al bersaglio con le balestre, ma l’arrivo di eventuali<text:line-break/>intrusi offre loro una gradita opportunità di fare pratica nei<text:line-break/>combattimenti in mischia. Se lo scontro volge al peggio,<text:line-break/>Ryld e Llauzdrar usano i loro incantesimi oscurità per<text:line-break/>coprirsi la ritirata verso l’area $. Da lì si dirigono all’area<text:line-break/>lla per organizzare un'ultima, disperata difesa. A questi<text:line-break/>drow non interessa parlare; se vengono catturati, però,<text:line-break/>accettano di condurre i loro carcerieri fino all’area 11 per<text:line-break/>parlare con la drow sacerdotessa che li comanda.<text:line-break/><text:line-break/>Tesoro. Ogni drow combattente scelto indossa<text:line-break/>uno scarabeo d’ossidiana con il simbolo della Casata<text:line-break/>Auvryndar (25 mo).<text:line-break/><text:line-break/>12B. PONTE DI LEGNO DI ZURKH<text:line-break/><text:line-break/>Crepaccio. Un crepaccio largo 6 metri e profondo 12 metri<text:line-break/>taglia in due il pavimento di quest'area. Il tronco marcito<text:line-break/>di uno zurkh attraversa la voragine.<text:line-break/><text:line-break/>Quaggoth. Sui costoni di pietra naturali che sporgono<text:line-break/><text:soft-page-break/>all’interno del crepaccio, vivono otto quaggoth che<text:line-break/>servono i drow.<text:line-break/><text:line-break/>ÎI quaggoth possono uscire dal crepaccio scalandone le<text:line-break/>pareti senza dover effettuare una prova di caratteristica,<text:line-break/>come anche qualsiasi altra creatura dotata di una velocità<text:line-break/><text:line-break/>di scalare natturale. Negli altri casi, è necessario effettuare<text:line-break/>con successo una prova di Forza (Atletica) con CD 10.<text:line-break/><text:line-break/>Fer muoversi sul tronco senza scivolare o cadere, è<text:line-break/>necessario effettuare con successo una prova di Destrezza<text:line-break/>(Acrobazia) con CD 10. In caso di fallimento, la creatura<text:line-break/>scivola e cade prona sul ponte improvvisato, ma se fallisce<text:line-break/>la prova di 5 o più, precipita nel crepaccio.<text:line-break/><text:line-break/>13. BOSCO DI ZURKH<text:line-break/><text:line-break/>Soffitto. Questa immensa caverna è alta 15 metri.<text:line-break/><text:line-break/>Funghi. Una foresta di zurkh cresce sul terreno di questa<text:line-break/>caverna, coperto di muschio e di sterco. Il fungo più<text:line-break/>antico e più alto misura oltre 12 metri d’altezza. Tra i<text:line-break/>funghi svettanti, ne giacciono anche alcuni abbattuti,<text:line-break/>assieme a parecchi tronconi recisi.<text:line-break/><text:line-break/>Mostri. Un vermeiena solitario se ne sta accovacciato<text:line-break/>ai margini della foresta, a cibarsi della carcassa di un<text:line-break/>duergar. Il cuore della foresta è sorvegliato da quattro zurkh<text:line-break/>risvegliati (si usano le statistiche degli alberi risvegliati).<text:line-break/><text:line-break/>Fino a qualche mese fa, questo bosco era abitato da uno<text:line-break/>svirfneblin druido, Con l’arrivo dell’aboleth, il druido si senti<text:line-break/>minacciato e decise di seguire i]l Fiume delle Profondità per<text:line-break/>tornare nell’Underdark. Prima di andarsene, il druido lanciò<text:line-break/>degli incantesimi risveglio su sette zurkh nel bosco, tre dei<text:line-break/>quali furono abbattuti dalle asce e dagli incantesimi nocivi<text:line-break/>dei duergar. I quattro che rimangono non sono distinguibili<text:line-break/>dagli zurkh normali, almeno finché rimangono immobili.<text:line-break/>Gli zurkh risvegliati cercano di uccidere o di scacciare le<text:line-break/>creature che vogliono danneggiare il bosco. Capiscono lo<text:line-break/>Gnomesco, ma non possono parlarlo.<text:line-break/><text:line-break/>Îl duergar, Iktarve Unsuttir, aveva risalito il fiume<text:line-break/>assieme ad alcuni compagni per abbattere gli zurkh e<text:line-break/>rivenderne il legname, ma non si aspettava che il bosco<text:line-break/>contrattaccasse. È stato ucciso dagli zurkh risvegliati e<text:line-break/>il suo corpo è rimasto sul posto. La corazza di maglie del<text:line-break/>duergar non è riutilizzabile.<text:line-break/><text:line-break/>Tl vermeiena ha intenzione di passare le prossime ore<text:line-break/>a divorare in tranquillità il suo pasto. Attacca le creature<text:line-break/>che giungono entro 3 metri dal cadavere del duergar, ma<text:line-break/>altrimenti si accontenta di essere lasciato in pace.<text:line-break/><text:line-break/>TESORO<text:line-break/>Un esame del cadavere di Iktarve e dell’area circostante<text:line-break/>rivela un piccone, tre giavellotti piantati in uno zurkh reciso<text:line-break/>e un'amipolla tempestata di lapislazzuli vuota (50 mo).<text:line-break/>Setacciando meticolosamente il bosco ed effettuando<text:line-break/>CoOn successo una prova di Saggezza (Percezione o<text:line-break/>Sopravvivenza) con CD 15, è possibile trovare la vecchia<text:line-break/>capanna dello gnomo druido: un cumulo di sterco di<text:line-break/>pipistrello indurito simile a un igloo. Al suo interno, i<text:line-break/><text:soft-page-break/>personaggi trovano una vecchia coperta cenciosa tra le cui<text:line-break/>pieghe sono nascoste due pozioni di guarigione dentro a<text:line-break/>fiaschi con tappo a sughero, ma gli zurkh risvegliati sono<text:line-break/>pronti ad attaccare quei personaggi che saccheggiano la<text:line-break/>dimora abbandonata del druido.<text:line-break/><text:line-break/>]4. ZATTERE DROW<text:line-break/><text:line-break/>— EE -<text:line-break/><text:line-break/>Mantiscuri. Il soffitto alto 9 metri di questa stanza è<text:line-break/>coperto di stalattiti. Due mantiscuri camuffati da stalattiti<text:line-break/>rimangono immobili fino al momento in cui attaccano.<text:line-break/>Zattere. Due zattere quadrate con lato di 3 metri sono state<text:line-break/>appoggiate contro la parete ovest. Le zattere sono fatte<text:line-break/>di tronchi di zurkh legati assieme con spessi cordoni<text:line-break/>di ragnatela. Accanto alle zattere giacciono sei aste da<text:line-break/>3 metri che i drow usano per sospingere le zattere su e<text:line-break/>giù per il fiume.<text:line-break/><text:line-break/>LTVELLO 4 | LE CAVERNE CONTORTE</text:p>
      <text:p text:style-name="P1"/>
      <text:p text:style-name="P1"/>
      <text:p text:style-name="P1"/>
      <text:p text:style-name="P1">@@@ 7 @@@</text:p>
      <text:p text:style-name="P1"/>
      <text:p text:style-name="P1"/>
      <text:p text:style-name="P1"/>
      <text:p text:style-name="P1">Sebbene i mantiscuri siano affamati, se scendono a metà<text:line-break/>dei loro punti ferita o meno, fuggono.<text:line-break/><text:line-break/>1 drow usano le zattere per solcare le acque del Fiume<text:line-break/>delle Profondità. Ogni zattera è costruita per trasportare<text:line-break/>sei umanoidi Medi e il loro equipaggiamento, ma in caso di<text:line-break/>emergenza fino a dodici passeggeri possono stringersi su<text:line-break/>una zattera.<text:line-break/><text:line-break/>]5. PENDIO SCIVOLOSO<text:line-break/><text:line-break/>Fetore. In questa caverna alta 9 metri aleggia un<text:line-break/>tremendo fetore.<text:line-break/><text:line-break/>Cadaveri Viscidi. Îl pavimento ricoperto di fanghiglia digrada<text:line-break/>verso un fiuine sotterraneo. Nella fanghiglia giacciono i<text:line-break/>cadaveri imputriditi di trè kuo-toa e quattro trogloditi.<text:line-break/><text:line-break/>Proiezione dell’Aboleth. (Quando i personaggi si fanno strada<text:line-break/>lungo il tunnel che conduce a ovest, un aboleth striscia fuori<text:line-break/>dall’acqua e li affronta. Questo aboleth è una proiezione<text:line-break/>magica creata da I]luun per intimidire i personaggi.<text:line-break/><text:line-break/>L’'aboleth Illuun riesce a percepire la presenza dei<text:line-break/>personaggi e genera una proiezione magica di se stesso<text:line-break/>per interagire con loro. La proiezione dura fintanto che<text:line-break/>l’aboleth mantiene la concentrazione, come se si stesse<text:line-break/>concentrando su un incantesimo. Sebbene la proiezione sia<text:line-break/>intangibile, appare, suona e si muove come un aboleth.<text:line-break/><text:line-break/>Muun può percepire, parlare e usare la telepatia dalla<text:line-break/>posizione della proiezione come se fosse presente in quel<text:line-break/>luogo. Se la proiezione subisce danni, scompare. L'aboleth ha<text:line-break/>già avuto a che fare con altri avventurieri in passato e non è<text:line-break/>stata un'esperienza piacevole, quindi ora nutre una sana dose<text:line-break/>di timore nei confronti della categoria. Usa la sua proiezione<text:line-break/><text:soft-page-break/>per avvertire i personaggi che nessuna incursione nel suo<text:line-break/>dominio sarà tollerata e ordina loro di ritirarsi, altrimenti sarà<text:line-break/>costretto a distruggerli. Suggerisce ai personaggi di prendere<text:line-break/>il passaggio sud per arrivare al fiume e poi di seguire la<text:line-break/>corrente finché non scenderanno al Bosco di Wyllow (il livello<text:line-break/>5). Lasciare che raggiungano i livelli inferiori di Sottomonte<text:line-break/>non è un problema per lui, dal momento che intende<text:line-break/>conquistare personalmente: anche quei livelli, prima o poi.<text:line-break/><text:line-break/>Se i personaggi sembrano intenzionati a farsi strada<text:line-break/>nella tana dell’aboleth, Illuun ordina telepaticamente ai<text:line-break/>diciotto trogloditi nell’area 24 di aggirare i personaggi<text:line-break/>(usando il passaggio che entra nell’area 15 da sud) mentre<text:line-break/>lui li trattiene conversando. Allo stesso tempo, chiama a sé<text:line-break/>i tre chuul dell’area 16 affinché si avvicinino ai personaggi<text:line-break/>da ovest e li intrappolino nel tunnel. Non appena i chuul e<text:line-break/>i trogloditi arrivano e lanciano il loro attacco, la proiezione<text:line-break/>dell’aboleth scompare.<text:line-break/><text:line-break/>16. GROTTA DELLA FOLLIA<text:line-break/><text:line-break/>L'aboleth Iluun ha trasformato questa caverna allagata in<text:line-break/>un covo. La caverna è difesa anche da tre chuul caduti sotto<text:line-break/>l'influsso dell’aboleth.<text:line-break/><text:line-break/>La profondità dell'acqua varia dai 6 ai 15 metri e il<text:line-break/>soffitto a cupola della caverna si trova a 9 metri dalla<text:line-break/>superficie dell'acqua. Le pareti sono ricoperte di fanghiglia,<text:line-break/>ma offrono numerosi appigli, ed è necessario effettuare una<text:line-break/>prova di Forza (Atletica) con CD 15 per scalarle.<text:line-break/><text:line-break/>16A. L’ISOLA PERDUTA DI BULBA-SLOPP<text:line-break/>Dall’acqua emerge un isolotto roccioso dove i kuo-toa<text:line-break/>hanno eretto un santuario dedicato al loro antico dio.<text:line-break/><text:line-break/>Chuul. Un chuul pattuglia il perimetro dell’isola e attacca<text:line-break/>chiunque tenti di mettervi piede,<text:line-break/><text:line-break/>Otyugh Pietrificato. Al centro dell'isola, è visibile un<text:line-break/>otyugh pietrificato che indossa una rozza rete come<text:line-break/>mantello. I kuo-toa lo hanno adottato come dio e gli<text:line-break/>hanno dato il nome di Bulba-Slopp. Un tesoro è stato<text:line-break/>accumulato attorno alle tre tozze gambe della statua.<text:line-break/><text:line-break/>Prima che i kuo-toa arrivassero, l’isola era abitata da<text:line-break/>un otyugh. Halaster lo pietrificò e attirò i kuo-toa nella<text:line-break/>grotta, ben sapendo che i folli uomini-pesce avrebbero<text:line-break/>venerato l’otyugh pietrificato come un dio. I kuo-toa gli<text:line-break/>diedero il nome di Bulba-Slopp e lo servirono come una<text:line-break/>divinità finché non entrò in scena l’aboleth. Quando Bulba-<text:line-break/>Slopp non riusci a proteggere i kuo-toa, il gran sacerdote<text:line-break/>Noolgaloop decise di creare un nuovo dio e la venerazione<text:line-break/>di Bulba-Slopp giunse al termine.<text:line-break/><text:line-break/>Tesoro. Tra le zampe pietrificate dell’otyugh sono state<text:line-break/>accumulate 3.300 mr, 670 ma e 350 mo.<text:line-break/><text:line-break/>La rete drappeggiata sull’otyugh è tempestata di<text:line-break/>conchiglie e ossa di nessun valore, e ad essa sono legati due<text:line-break/>oggetti insoliti (il DM tira due volte sulla tabella “Oggetti<text:line-break/>Insoliti” nel capitolo 5 del Player's Handbook), un guanto<text:line-break/>d’arme arrugginito, uno stivale di cuoio e un amuleto fatto di<text:line-break/>legno e di ferro. L'amuleto e lo stivale sono magici:<text:line-break/><text:line-break/><text:soft-page-break/>. Lostivale appartiene a un paio di stivali elfici. Un singolo<text:line-break/>stivale non serve a nulla senza il compagno. L'altro<text:line-break/>stivale è stato portato via dalla corrente del fiume e in<text:line-break/>seguito è stato trovato da un goblin pipistrello mannaro<text:line-break/>di nome Vool (vediil livello 5, area 17).<text:line-break/><text:line-break/>: L’amuleto controlla il guardiano protettore che vaga per<text:line-break/>il livello 1 (vedi “Guardiano Protettore” a pagina 14). La<text:line-break/>runa incisa sul retro dell'amuleto corrisponde alla runa<text:line-break/>che compare sul costrutto.<text:line-break/><text:line-break/>16B. LAGO DELL'ABOLETH<text:line-break/><text:line-break/>Mostri. L'aboleth Illuun è due chuul si nascondono<text:line-break/>nell'acqua, che è buia, fangosa è contaminata dalla<text:line-break/>presenza dell’aboleth.<text:line-break/><text:line-break/>Tunnel Sommerso. Un tunnel alto 3 metri e largo 6 metri<text:line-break/>si snoda sott'acqua e collega questa caverna all’area l6c.<text:line-break/><text:line-break/>L'aboleth e i chuul preferiscono combattere sott’acqua.<text:line-break/>L'aboleth utilizza inoltre le sue azioni di tana su questo livello<text:line-break/>del dungeon. Sebbene l'’aboleth sia alla ricerca di ulteriori<text:line-break/>schiavi, difendere se stesso per lui è più importante. Se le<text:line-break/>sue guardie del corpo chuul restano uccise, l’aboleth evoca<text:line-break/>telepaticamente due chuul dell’area 17 e si ritira nell'area<text:line-break/>16c, dove organizza un’ultima, disperata difesa.<text:line-break/><text:line-break/>L'’acqua nella metà nordest della caverna è profonda<text:line-break/>15 metri. Man mano che ci si sposta verso la parete<text:line-break/>sudovest, la profondità del lago si riduce a 6 metri.<text:line-break/><text:line-break/>16C. CUMULO DEL TESORO<text:line-break/><text:line-break/>Un passaggio sommerso conduce a questa caverna<text:line-break/><text:line-break/>alta 9 metri. Qui l’acqua è fangosa e contaminata dalla<text:line-break/>presenza dell’aboleth e tutte le superfici della caverna sono<text:line-break/>ricoperte di fanghiglia.<text:line-break/><text:line-break/>Un kuo-toa esecutore e due kuo-toa montano la guardia<text:line-break/>lungo una spiaggia di sassolini disseminata di granchi<text:line-break/>morti, pesci putrefatti e tesori. Questi kuo-toa sono stati<text:line-break/>asserviti magicamente dall'aboleth e, finché restano<text:line-break/>asserviti, rimangono in contatto telepatico costante con<text:line-break/>l'aboleth, ma non possono effettuare reazioni. Ogni volta<text:line-break/>che un kuo-toa asservito subisce danni, può effettuare<text:line-break/>un tiro salvezza su Saggezza con CD 14 per liberarsi dal</text:p>
      <text:p text:style-name="P1"/>
      <text:p text:style-name="P1"/>
      <text:p text:style-name="P1"/>
      <text:p text:style-name="P1">@@@ 8 @@@</text:p>
      <text:p text:style-name="P1"/>
      <text:p text:style-name="P1"/>
      <text:p text:style-name="P1"/>
      <text:p text:style-name="P1">controllo dell'aboleth. Se lo supera, il kuo-toa fugge fino<text:line-break/>al fiume sotterraneo seguendo il percorso più diretto e si<text:line-break/>nasconde laggiù.<text:line-break/><text:line-break/>Tesoro. Setacciando meticolosamente la spiaggia<text:line-break/>è possibile trovare 600 mo, un calice di rame (1 mo),<text:line-break/>una caraffa d'’argento ammaccata e ossidata (5 mo), un<text:line-break/>bracciale di cuoio marcito con tre peridoti incastonati (500<text:line-break/>mo ciascuno) e una bottiglia tappata che contiene una<text:line-break/><text:soft-page-break/>pergamena magica di arma magica.<text:line-break/><text:line-break/>17. I CHUUL E IL PICCONE<text:line-break/><text:line-break/>Acque Sporche. Questa caverna e i tunnel collegati sono<text:line-break/>allagati dalle acque fangose contaminate dalla presenza<text:line-break/>dell'aboleth e profonde 3 metri.<text:line-break/><text:line-break/>Chuul. Due chuul si nascondono nelle acque torbide. Se i<text:line-break/>chuul sono sconfitti, un aboleth entra nella caverna dal<text:line-break/>passaggio nordest: si tratta di una proiezione magica<text:line-break/>creata da lIlluun per spaventare gli invasori (la proiezione<text:line-break/>è simile a quella dell’area 15).<text:line-break/><text:line-break/>Piccone Arrugginito. Le pareti e il soffitto alto 9 metri di<text:line-break/>questa caverna sono ricoperti di fanghiglia. Un piccone<text:line-break/>da minatore arrugginito è piantato nella parete ovest,<text:line-break/>appena sopra la superficie dell’acqua.<text:line-break/><text:line-break/>Îl piccone del minatore può essere liberato con una<text:line-break/>prova di Forza (Atletica) con CD 13: non possiede alcuna<text:line-break/>proprietà speciale ed è in pessime condizioni.<text:line-break/><text:line-break/>18. ALCOVA FANGOSA<text:line-break/><text:line-break/>Fanghiglia. Îl pavimento di quest’umida alcova si trova a<text:line-break/>poco più di 2 metri al di sopra del livello dell'acqua. La<text:line-break/>sua superficie è completamente ricoperta di fanghiglia.<text:line-break/><text:line-break/>Barca a Remi Danneggiata. Sul retro dell'alcova c'è una<text:line-break/>barca a remi con un foro del diametro di 30 cm nello<text:line-break/>scafo (un incantesimo riparare può tappare la falla).<text:line-break/>L'imbarcazione è abbastanza grande da ospitare quattro<text:line-break/>personaggi e il loro equipaggiamento. Tuttavia, i remi<text:line-break/>della barca sono scomparsi.<text:line-break/><text:line-break/>]9. SPIAGGIA<text:line-break/><text:line-break/>Questa spiaggia fangosa è disseminata di pesci e granchi<text:line-break/>morti (uccisi dalle acque contaminate dall’aboleth). Quei<text:line-break/>personaggi che setacciano la spiaggia trovano anche due<text:line-break/>reti da pesca abbandonate qui dai kuo-toa.<text:line-break/><text:line-break/>EE<text:line-break/><text:line-break/>20. RIFUGIO DEI KUO-TOA<text:line-break/><text:line-break/>Fanghiglia. Ogni superficie di questa caverna alta 9 metri è<text:line-break/>rivestita di fanghiglia.<text:line-break/><text:line-break/>Kuo-toa. Due kuo-toa esecutori, venti kuo-toa adulti e<text:line-break/>dieci kuo-toa giovani (non combattenti Piccoli) risiedono<text:line-break/>qui. Un esecutore monta la guardia in riva al fiume<text:line-break/>mentre gli altri riposano sui giacigli. Tutti i kuo-toa sono<text:line-break/>stati avvelenati avendo mangiato pesci andati a male.<text:line-break/><text:line-break/>Triboli. La riva del fiume è disseminata di triboli fatti di<text:line-break/>ossa acuminate (i triboli hanno lo scopo di scoraggiare<text:line-break/>l'aboleth dall'occupare la spiaggia; i personaggi possono<text:line-break/>notarli ed evitarli facilmente).<text:line-break/><text:line-break/>La presenza dell’aboleth ha contaminato il fiume<text:line-break/>sotterraneo e avvelenato i pesci. Non avendo fonti di cibo<text:line-break/>alternative, i kuo-toa sono stati costretti a mangiare i pesci<text:line-break/><text:soft-page-break/>e ne sono stati avvelenati. In queste condizioni, combattono<text:line-break/>solo per difendersi.<text:line-break/><text:line-break/>Se i personaggi si presentano ai kuo-toa amichevolmente<text:line-break/>e offrono loro cibo o cure, i kuo-toa esecutori li conducono<text:line-break/>al cospetto del gran sacerdote Noolgaloop nell’area 21la.<text:line-break/><text:line-break/>2]. ALLOGGI DEL GRAN SACERDOTE<text:line-break/><text:line-break/>Queste caverne sono rivestite di fanghiglia.<text:line-break/><text:line-break/>21A. LA CREAZIONE DI UN DIO<text:line-break/><text:line-break/>Kuo-toa. Noolgaloop, un kuo-toa gran sacerdote, sta<text:line-break/>costruendo una statua al centro di questa caverna alta<text:line-break/>9 mietri sotto lo sguardo perplesso di due kuo-toa esecutori.<text:line-break/><text:line-break/>Cadaveri Putrefatti. Le carcasse di vari mostri mutilati<text:line-break/>sono accumulate lungo il perimetro della stanza ed<text:line-break/>emanano un orrido fetore.<text:line-break/><text:line-break/>Noolgaloop è fermamente determinato a riconquistare il<text:line-break/>suo santuario sacro (area 16), quando invece la prudenza<text:line-break/>suggerirebbe di guidare i kuo-toa della tribù verso una<text:line-break/>nuova dimora lontana dall’aboleth e dai suoi servitori. Se<text:line-break/>i personaggi cercano di parlare con il gran sacerdote in<text:line-break/>una lingua che non sia il Sottocomune, Noolgaloop lancia<text:line-break/>l'incantesimo Hlinguaggi in modo da poter conversare.<text:line-break/>Esige che i personaggi lo aiutino a completare la statua<text:line-break/>recuperando gli oggetti seguenti:<text:line-break/><text:line-break/>: Le zampe e il pelo di un ragno gigante, che serviranno a<text:line-break/>fabbricare le ali.<text:line-break/><text:line-break/>. Abbastanza legno da costruire un carro (una grossa<text:line-break/>zattera o un fungo zurkh dovrebbe bastare).<text:line-break/><text:line-break/>-* Un'’arma degna di un dio dei kuo-toa.<text:line-break/><text:line-break/>Se i personaggi si rifiutano di aiutarlo, il gran sacerdote<text:line-break/>li proclama agenti dell'aboleth e tenta di ucciderli tutti con<text:line-break/>l'aiuto delle sue guardie del corpo e dei kuo-toa nell'area 21b.<text:line-break/>Se i personaggi radunano quello che serve per completare<text:line-break/>la statua, Noolgaloop li ringrazia, ma decide per capriccio<text:line-break/>di sostituire l’attuale testa della statua (una lanterna<text:line-break/>arrugginita) con la testa di uno dei personaggi. Noolgaloop<text:line-break/>si aspetta, senza nutrire alcun dubbio, che il personaggio<text:line-break/>compia questo sacrificio per il bene della tribù dei kuo-toa.<text:line-break/><text:line-break/>Statua del Dio. ll gran sacerdote ha già impartito un nome<text:line-break/>al suo nuovo dio: Klaabu. Questo “dio” è steso sul pavimento<text:line-break/>fangoso ed è composto per buona parte da una statua<text:line-break/>decapitata in pietra calcarea che raffigura un elfo del mare a<text:line-break/>torso nudo. Le mani sono state sostituite dagli artigli di un<text:line-break/>troglodita e gli sono state fornite braccia aggiuntive usando<text:line-break/>quelle recise di un bugbear. Le lame di un paio di spade<text:line-break/>corte arrugginite spuntano dal petto e i fianchi sono cinti da<text:line-break/>una gonna di muschio verde. La testa del dio è una lanterna<text:line-break/>arrugginita, al cui interno vibra una gemma verde grande<text:line-break/>quanto un pugno (la gemma del controllo dello slaad verde<text:line-break/>nell’area 4). Qualsiasi personaggio che lanci identificare<text:line-break/>sulla gemma ne apprende la funzione.<text:line-break/><text:line-break/>Le parti aggiuntie della statua sono tenute assieme dalla<text:line-break/><text:soft-page-break/>stessa colla che ì kuo-toa applicano ai loro scudi.<text:line-break/><text:line-break/>Carcasse dei Mostri. I kuo-toa hanno radunato più<text:line-break/>carcasse di quelle che servono al gran sacerdote. Questa<text:line-break/>collezione di cadaveri putrefatti include un mantoscuro<text:line-break/>avvolto in una rete, la testa recisa e il torso di un bugbear,<text:line-break/>un orrore uncinato e un vermeiena decapitato che<text:line-break/>brulica di vermi.<text:line-break/><text:line-break/>2]1B. CARNEFICI KUO-TOA<text:line-break/><text:line-break/>Fetore. L'aria di questa caverna è satura di un fetore<text:line-break/>insopportabile.,<text:line-break/><text:line-break/>Kuo-toa. Quattro kuo-toa avvelenati montano la guardia<text:line-break/>in quest’area. Due di loro stanno usando le lance per<text:line-break/>rimuovere la testa e gli artigli dal corpo senza vita di un<text:line-break/>chuul. Gli altri due si stanno cibando del cadavere di un<text:line-break/>kuo-toa (un loro compagno).<text:line-break/><text:line-break/>Cadaveri dei Trogloditi. Nella caverna giacciono le<text:line-break/>carcasse puzzolenti di cinque trogloditi, a uno dei quali<text:line-break/>sono stati amputati gli artigli.<text:line-break/><text:line-break/>LIVELLO 4 | LE CAVERNE CONTORTE</text:p>
      <text:p text:style-name="P1"/>
      <text:p text:style-name="P1"/>
      <text:p text:style-name="P1"/>
      <text:p text:style-name="P1">@@@ 9 @@@</text:p>
      <text:p text:style-name="P1"/>
      <text:p text:style-name="P1"/>
      <text:p text:style-name="P1"/>
      <text:p text:style-name="P1">.'...--.,<text:line-break/><text:line-break/>ÎI kuo-toa sono ostili nei confronti degli sconosciuti.<text:line-break/><text:line-break/>Se due o più di loro restano uccisi o incapacitati, i<text:line-break/>sopravvissuti si ritirano nell'area 21a.<text:line-break/><text:line-break/>All’inizio di ogni turno, ogni creatura che non sia<text:line-break/>immune al fetore dei trogloditi deve superare un tiro<text:line-break/>salvezza su Costituzione con CD 12, altrimenti diventa<text:line-break/>avvelenata fino all'inizio del proprio turno successivo. Un<text:line-break/>incantesimo folata di vento o una magia simile può ripulire<text:line-break/>l’aria nella caverna per Î minuto, mentre la rimozione delle<text:line-break/>carcasse dei trogloditi ripulisce l'aria definitivamente.<text:line-break/><text:line-break/>22. TERRITORIO DEGLI<text:line-break/>ORRORI UNCINATI<text:line-break/><text:line-break/>Tratti della Caverna. I] pavimento di questa caverna<text:line-break/>è irregolare e la sua distanza dal soffitto, anch'esso<text:line-break/>irregolare, può variare dai 9 ai 15 metri. Le pareti umide<text:line-break/>sono delimitate da vari costoni naturali e decorate da<text:line-break/>splendide cortine di formazione calcarea create dalle<text:line-break/>infiltrazioni dell’acqua.<text:line-break/><text:line-break/>Funghi. Sui cumuli di sterco di pipistrello crescono<text:line-break/>torreggianti zurkh e qualche chiazza di funghibarile,<text:line-break/>cappelli azzurri è trillimac.<text:line-break/><text:line-break/>Rumore. Un inqguietante ticchettio tradisce la presenza di<text:line-break/>sette orrori uncinati.<text:line-break/><text:line-break/><text:soft-page-break/>Gli opportunistici orrori uncinati cercano di catturare<text:line-break/>i kuo-toa, i trogloditi o gli avventurieri più isolati e di<text:line-break/>trascinarli via per divorarli. Col tempo hanno imparato<text:line-break/>a evitare gli scontri con i gruppi più numerosi e bene<text:line-break/>armati. Un gruppo di avventurieri che attraversa le caverne<text:line-break/>con una fonte di luce è sufficiente a farli desistere, e si<text:line-break/>limiteranno a ticchettare e cinguettare tra loro nelle ombre<text:line-break/>in modo inquietante.<text:line-break/><text:line-break/>È solo una questione di tempo prima che l’aboleth<text:line-break/>schiavizzi gli orrori uncinati o li metta in fuga, infatti essi<text:line-break/>non hanno ancora incontrato l’aboleth e quindi ignorano il<text:line-break/>pericolo che esso costituisce.<text:line-break/><text:line-break/>23. DISPENSA DEGLI<text:line-break/>_ ORRORI UNCINATI<text:line-break/><text:line-break/>Imboscata. Un orrore uncinato aggrappato a una<text:line-break/>sporgenza alta 4,5 metri attende di lanciare un'imboscata<text:line-break/>a chiunque entri nell’area. La sporgenza è situata lungo<text:line-break/>la pareté ovest, tra le due entrate del tunnel.<text:line-break/><text:line-break/>Ossa. Sul pavimento giacciono le ossa di vari trogloditi<text:line-break/>mescolate ai resti dei kuo-toa e di altri umanoidi non<text:line-break/>meglio identificati. Se i personaggi frugano tra le ossa,<text:line-break/>trovano un tesoro nascosto (vedi “Tesoro” più sotto).<text:line-break/><text:line-break/>Funghi. Varie macchie di funghibarile, bucciaruvida,<text:line-break/>timmask e lingue della follia crescono nei pressi<text:line-break/>dell’acqua che ha formato uno stagno lungo la parete est.<text:line-break/><text:line-break/>TESORO<text:line-break/><text:line-break/>Tra le ossa giace un oggetto meraviglioso comune chiamato<text:line-break/>pipa dei mostri di fumo. Quando il possessore fuma questa<text:line-break/>pipa, può usare un'azione per esalare uno sbuffo di fumo<text:line-break/>che assume la forma di una singola creatura, come un<text:line-break/>drago, un flumph o un froghemoth. La forma deve essere<text:line-break/>abbastanza piccola da entrare in un cubo con spigolo di<text:line-break/><text:line-break/>30 cm. La forma si dissolve dopo pochi secondi, tornando a<text:line-break/>essere un normale sbuffo di fumo.<text:line-break/><text:line-break/>24. AVAMPOSTO DEI TROGLODITI<text:line-break/><text:line-break/>Ogni superficie di queste caverne è rivestita di fanghiglia.<text:line-break/>] rumori si diffondono facilmente attraverso queste<text:line-break/>caverne, ma man mano che ci si sposta verso il centro del<text:line-break/><text:line-break/>LFIVELLO + |'LE CAVERNE CGONTORTE<text:line-break/><text:line-break/>complesso, gli echi che provengono dal fiume sotterraneo<text:line-break/>diventano meno invadenti.<text:line-break/><text:line-break/>Diciotto trogloditi vivono in queste caverne e reagiscono<text:line-break/>con prontezza al rumore di qualsiasi battaglia. Questi<text:line-break/>trogloditi asserviti non possono effettuare reazioni.<text:line-break/><text:line-break/>Ogni volta che un troglodita asservito subisce danni,<text:line-break/><text:line-break/>può effettuare un tiro salvezza su Saggezza con CD 14<text:line-break/><text:line-break/>per liberarsi dal controllo dell’aboleth. Se lo supera, il<text:line-break/>troglodita combatte per la propria sopravvivenza è non per<text:line-break/><text:soft-page-break/>difendere l’aboleth. Istintivamente, tenta per prima cosa di<text:line-break/>darsi alla fuga, se ne ha la possibilità.<text:line-break/><text:line-break/>24A. SENTINELLE DEL LATO OQVEST<text:line-break/><text:line-break/>Tre trogloditi asserviti sorvegliano questa caverna alta<text:line-break/>9 metri. Scudi infranti, lance spezzate e reti strappate (i<text:line-break/>trofei sottratti ai kuo-toa) giacciono ammassati contro le<text:line-break/>pareti. Nessuno di questi oggetti è riutilizzabile.<text:line-break/><text:line-break/>24B. OsSsA pDI KUO-TOA<text:line-break/><text:line-break/>Questa caverna alta 9 metri è disseminata delle ossa<text:line-break/>di quattro kuo-toa. Tutte le ossa sono state masticate e<text:line-break/>spolpate con cura e perfino il midollo è stato succhiato.<text:line-break/><text:line-break/>24C. ALLOGGI GENERICI<text:line-break/><text:line-break/>Trogloditi. Se non sono stati attirati altrove, dodici<text:line-break/>trogloditi asserviti si riposano in cima a delle stalagmiti<text:line-break/>con la punta appiattita al centro di questa caverna<text:line-break/>alta 12 metri.<text:line-break/><text:line-break/>Pittogrammi. Le pareti sono decorate con i pittogrammi<text:line-break/>dei kuo-toa che si prostrano davanti a una creatura che<text:line-break/>assomiglia a un otyugh (un mostro bulboso a tre zampe,<text:line-break/>dotato di lunghi tentacoli e di fauci spalancate).<text:line-break/><text:line-break/>24D. NIDO ABBANDONATO<text:line-break/><text:line-break/>Î kuo-toa usavano questa caverna alta 9 metri per svezzare<text:line-break/>i loro piccoli. La caverna è rimasta vuota da quando i<text:line-break/>kuo-toa sono stati costretti a evacuarla. Il pavimento è<text:line-break/>disseminato di minuscole lische di pesce.<text:line-break/><text:line-break/>24E. SENTINELLE DEL LATO ÉST<text:line-break/><text:line-break/>Qui il rumore del fiume sotterraneo giunge più forte. Tre<text:line-break/>trogloditi asserviti fanno la guardia a questa caverna<text:line-break/>alta 9 metri.<text:line-break/><text:line-break/>CONSEGUENZE<text:line-break/><text:line-break/>Questo livello può essere alterato drasticamente dalle<text:line-break/>azioni dei giocatori.<text:line-break/><text:line-break/>La morte dell’aboleth consente ai kuo-toa sopravvissuti<text:line-break/>di riconquistare la loro grotta (area 16). La vittoria dei<text:line-break/>kuo-toa, tuttavia, ha breve durata, in quanto i drow iniziano<text:line-break/>ad attaccarli poco dopo. Questi attacchi proseguono finché<text:line-break/>i kuo-toa non vengono spazzati via o costretti a ritirarsi<text:line-break/>risalendo il fiume. Una volta conquistata la grotta, i drow<text:line-break/>sottomettonò i trogloditi e li usano per coltivare le aree 3 e<text:line-break/>5. Nel frattempo, i drow trasferiscono i tesori della grotta in<text:line-break/>un luogo più sicuro, come per esempio la roccaforte della<text:line-break/>Casata Auvryndar al livello 10,.<text:line-break/><text:line-break/>Se l’aboleth sopravvive, sottomette o uccide i kuo-<text:line-break/>toa rimanenti nelle settimane che seguono. L'aboleth<text:line-break/>sottomette anche l’ettin dell’area 2 e la sua fanghiglia<text:line-break/>avvelena e uccide i funghi di tutte le Caverne Contorte,<text:line-break/>distruggendo il loro delicato ecosistema. I drow sfidano<text:line-break/>l’aboleth vittorioso, ma non riescono a sconfiggerlo con le<text:line-break/>loro forze, poiché ricevono dalla Casata Auvryndar soltanto<text:line-break/><text:soft-page-break/>un sostegno limitato. Vari quaggoth che un tempo erano<text:line-break/>fedeli ai drow diventano servitori dell'aboleth. La situazione<text:line-break/>di stallo che ne segue rende i drow disperatamente<text:line-break/>bisognosi di aiuto, da qualsiasi fonte possibile.</text:p>
      <text:p text:style-name="P1"/>
      <text:p text:style-name="P1"/>
      <text:p text:style-name="P1"/>
      <text:p text:style-name="P1">@@@ 10 @@@</text:p>
      <text:p text:style-name="P1"/>
      <text:p text:style-name="P1"/>
      <text:p text:style-name="P1"/>
      <text:p text:style-name="P1">I,<text:line-break/><text:line-break/>LIVELLO 5: IL Bosco pi WyLLow W<text:line-break/><text:line-break/>] i<text:line-break/><text:line-break/>É<text:line-break/><text:line-break/>"ÉÈ—<text:line-break/><text:line-break/>" LBOSCO PI WYLLOW È CONCEPITO PER QUATTRO<text:line-break/>personaggi di 8° livello. Chi sconfigge i mostri<text:line-break/><text:line-break/>di questo livello dovrebbe ottenere abbastanza<text:line-break/>PE da raggiungere il 9° livello. In certi casi, è<text:line-break/>possibile sconfiggere un mostro senza ucciderlo.<text:line-break/>Se i personaggi stipulano una tregua con una<text:line-break/><text:line-break/>r, creatura, ottengono gli stessi PE che otterrebbero<text:line-break/>‘ﬁﬁ sconfiggendola in combattimento.<text:line-break/><text:line-break/>I personaggi probabilmente arriveranno qui seguendo il<text:line-break/>Fiume delle Profondità, che hanno incontrato per la prima<text:line-break/>volta sul livello 4. ] personaggi che seguono il fiume dovranno<text:line-break/>superare alcune rapide e piccole cascate prima di arrivare al<text:line-break/>Bosco di Wyllow. Oltre questo livello, il Fiume delle Profondità<text:line-break/>inizia la sua lunga e tumultuosa discesa nell'Underdark, un<text:line-break/>viaggio a cui nessuna barca o zattera può sopravvivere.<text:line-break/><text:line-break/>LA MAGIA DEL<text:line-break/>Bosco pI WYLLOW<text:line-break/><text:line-break/>Oltre alle sue caverne oscure, questo livello contiene<text:line-break/>foreste di alberi simili a quelle che crescono in superficie.<text:line-break/>Queste foreste temperate furono create magicamente<text:line-break/><text:line-break/>da Halaster e il cielo che le sovrasta potrebbe ingannare<text:line-break/>gli avventurieri e indurli a pensare di essere fuggiti da<text:line-break/>Sottomonte ed essere tornati in superficie. Uccelli, insetti<text:line-break/>e mammiferi arboricoli vivono qui assieme agli abitanti più<text:line-break/>feroci del Bosco di Wyllow.<text:line-break/><text:line-break/>Le foreste sono reali e sono alimentate dalla magia.<text:line-break/>Halaster le ripopola regolarmente con uccelli, insetti,<text:line-break/>roditori e mammiferi più grandi. Le caverne principali sono<text:line-break/>alte 30 metri e i loro soffitti sono celati da illusioni che non<text:line-break/>poassono essere dissolte. Queste illusioni partono a 9 metri<text:line-break/>d'altezza dal terreno e creano l'impressione di un cielo aperto<text:line-break/><text:line-break/>là dove dovrebbero trovarsi pareti e soffitti. Le illusioni<text:line-break/>riproducono alla perfezione il sole, la luna, le stelle e le<text:line-break/>nuvole, anche se nessun vento o brezza attraversa il livello.<text:line-break/>Di giorno, è possibile percepire il calore del sole e, di notte, la<text:line-break/><text:soft-page-break/>temperatura scende come ci si aspetta che faccia. Nonostante<text:line-break/>le apparenze, le pareti e i soffitti sono ancora al loro posto e<text:line-break/>un incantesimo visione del vero o una magia analoga li rivela.<text:line-break/>Un calendario magico di pietra nell’area 6k consente di<text:line-break/>cambiare l’ora del giorno, il tempo atmosferico e la stagione<text:line-break/>del Bosco di Wyllow. L'arcidruida Wyllow {(vedi “Cosa Si<text:line-break/>Annida Qui?” più sotto) è l'unica che ha il permesso di usare il<text:line-break/>calendario di pietra. Quando i personaggi arrivano su questo<text:line-break/>livello per la prima volta, il Bosco di Wyllow è immerso in un<text:line-break/>tiepido autunno, la stagione preferita di Wvyllow.<text:line-break/><text:line-break/>COSA SI ANNIDA QUI?<text:line-break/><text:line-break/>Un’arcidruida di nome Wyllow vive in una torre su questo<text:line-break/>livello del dungeon (nell’area 6), anche se spesso vaga per i<text:line-break/>boschi. I suoi vicini includono un drago verde soggetto a una<text:line-break/>crisi d'identità e un villaggio di goblin pipistrelli mannari.<text:line-break/><text:line-break/>WyYLLOW<text:line-break/><text:line-break/>P P EOEEOà PE EE E R<text:line-break/><text:line-break/>Wyllow è un’'elfa della luna druida dagli occhi verdi come<text:line-break/><text:line-break/>smeraldi. Nella sua lunga chioma nera, fanno il nido le<text:line-break/><text:line-break/>farfalle e attorno ai suoi piedi strisciano piccoli insetti.<text:line-break/>Oltre duecento anni fa, Wyllow si innamorò di Yinark, un<text:line-break/><text:line-break/>mago in combutta con Halaster, e tornò con lui a Sottomonte.<text:line-break/><text:line-break/>La sua felicità scomparve in fretta quando il dungeon si<text:line-break/><text:line-break/>dimostrò ben diverso dai boschi della sua dimora. Con<text:line-break/><text:line-break/>l'intento di trattenere Wyllow a Sottomonte, Halaster usò<text:line-break/><text:line-break/>vari incantesimi desiderio per creare una foresta magica<text:line-break/><text:line-break/>per lei, ma nemmeno quel dono è stato sufficiente a lenire<text:line-break/><text:line-break/>LIVELLO 5 | IL BOSCO DI WYLLOW</text:p>
      <text:p text:style-name="P1"/>
      <text:p text:style-name="P1"/>
      <text:p text:style-name="P1"/>
      <text:p text:style-name="P1">@@@ 11 @@@</text:p>
      <text:p text:style-name="P1"/>
      <text:p text:style-name="P1"/>
      <text:p text:style-name="P1"/>
      <text:p text:style-name="P1">la malinconia della druida. Quando Yinark lé proibiì<text:line-break/>definitivamente di tornare in superficie, Wyllow cedette alla<text:line-break/>disperazione e alla fine il loro rapporto degenerò e sfociò nella<text:line-break/>violenza: una raffica di incantesimi scatenata da entrambe<text:line-break/><text:line-break/>le parti provocò la morte di Yinark; una volta placata la sua<text:line-break/>furia, Wyvllow cadde preda di un dolore eterno e di una folfia<text:line-break/>incombente. Rimane a Sottomonte per obbedire al desiderio<text:line-break/>di Yinark, prigioniera del suo senso di colpa.<text:line-break/><text:line-break/>Ora Sottomonte è la dimora di Wyllow e ogni ricordo<text:line-break/>del mondo di superficie è scomparso dalla sua mente. 5i<text:line-break/>comporta in modo distaccato ma cortese con coloro che<text:line-break/>attraversano il suo dominio senza infliggere danni, ma cede<text:line-break/>alla violenza ogni volta che la sua foresta o i suoi pacifici<text:line-break/><text:soft-page-break/>abitanti sono minacciati. Prima di intervenire per distruggere<text:line-break/>gli intrusi, raduna il drago verde e i pipistrelli mannari,<text:line-break/>usandoli per indebolire i suoi avversari. Può anche evocare<text:line-break/>dalla foresta sei alberi risvegliati con un semplice fischio.<text:line-break/><text:line-break/>Îl compagno di Wyllow è una belva distorcente di nome<text:line-break/>Crissann, che trae il suo nome da un umano mercenario<text:line-break/>con cui l'elfa aveva fatto amicizia molti anni fa. Prima che<text:line-break/>da quell'amicizia potesse nascere un amore, Halaster<text:line-break/>intervenne e usò la magia per ritorcere il nuovo amico di<text:line-break/>Wyllow contro di lei. Alla druida si spezzò il cuore: uccise<text:line-break/>Crissann nei boschi con l'aiuto di alcune creature della<text:line-break/>foresta e giurò che nessun altro mortale avrebbe mai più<text:line-break/>toccato il suo cuore così profondamente.<text:line-break/><text:line-break/>Wyllow prova sentimenti conflittuali nei confronti di<text:line-break/>Halaster. Gli è grata per averle fornito una dimora e avere<text:line-break/>mantenuto in vita il Bosco di Wyllow con la sua magia, ma<text:line-break/>lo incolpa della morte di Yinark. Inoltre, lo compatisce, in<text:line-break/>quanto ritiene che anche il Mago Folle sia intrappolato in una<text:line-break/>prigione di sua stessa creazione. Wyllow crede che non sia più<text:line-break/>umano, bensi un'entità immortale fatta di pura magia, quindi<text:line-break/>ha rinunciato a ogni speranza di potersi sbarazzare di lui.<text:line-break/><text:line-break/>STATISTICHE DI WYLLOW<text:line-break/>Wyllow è un’'elfa della luna arcidruida (vedi l’appendice A),<text:line-break/>con le modifiche seguenti:<text:line-break/><text:line-break/>. Wyllow è caotica neutrale.<text:line-break/><text:line-break/>« Possiede i tratti razziali seguenti: La sua velocità base<text:line-break/>sul terreno è di 10,5 metri. Possiede scurovisione<text:line-break/>entro un raggio di 18 metri. Dispone di vantaggio ai tiri<text:line-break/>salvezza per non essere affascinata e non può essere<text:line-break/>addormentata tramite la magia. Parla il Comune, il<text:line-break/>Druidico e l’Elfico.<text:line-break/><text:line-break/>VALDEMAR (TEARULAI)<text:line-break/><text:line-break/>Questo drago verde giovane era un tempo legale malvagio,<text:line-break/>ma fu sottoposto a un cambiamento di allineamento e di<text:line-break/>personalità quando un avventuriero gli trafisse il cranio<text:line-break/>con una spada affilata senziente, con la lama di smeraldo,<text:line-break/>di nome Tearulai. Îl drago ora si fa chiamare Tearulai e<text:line-break/><text:line-break/>il suo allineamento è quello della spada lunga, neutrale<text:line-break/>buono. Dorme su una piattaforma che sovrasta il Fiume<text:line-break/>delle Profondità e vigila sul suo tesoro.<text:line-break/><text:line-break/>Wvllow un tempo inviava gli avventurieri contro<text:line-break/>Valdemar nella speranza di distruggere il drago malvagio,<text:line-break/>ma il suo cambiamento di allineamento l’ha indotta a<text:line-break/>rivedere il suo rapporto con la creatura. Ora che Valdemar<text:line-break/>e Tearulai sono una cosa sola, l’arcidruida considera il<text:line-break/>drago parte dell’ecosistema del Bosco di Wyllow e i due<text:line-break/>coesistono pacificamente.<text:line-break/><text:line-break/>GOBLIN TOoPI MANNARI -<text:line-break/><text:line-break/>A sud della torre di Wvllow si erge un vasto complesso di<text:line-break/>eleganti edifici di pietra che un tempo ospitavano un culto<text:line-break/>di Malar, il Signore delle Bestie. Wyllow aveva consentito<text:line-break/><text:line-break/>LIVELLO 5 | IL BOSCO DI WYLLOW<text:line-break/><text:soft-page-break/><text:line-break/>a questi umani malvagi di cacciare nella foresta, ma essi<text:line-break/>abusarono di questo privilegio... e così l’arcidruida e il<text:line-break/>drago verde suo alleato sterminarono i cultisti.<text:line-break/><text:line-break/>Il villaggio e l’area circostante rimasero vuoti per anni,<text:line-break/>finché una congregazione di goblin topi mannari non<text:line-break/>si insediò nelle caverne attorno agli edifici. Î pipistrelli<text:line-break/>mannari preferiscono le umide caverne agli edifici,<text:line-break/>che sono rimasti per buona parte abbandonati. Wyllow<text:line-break/>consente ai pipistrelli mannari di nutrirsi di parassiti è di<text:line-break/>qualche avventuriero smarrito. Queste creature, dal canto<text:line-break/>loro, riconoscono l'arcidruida come signora della foresta e<text:line-break/>lasciano stare sia i suoi animali che il suo alleato drago.<text:line-break/><text:line-break/>MOSTRI ERRANTI<text:line-break/><text:line-break/>Îl Bosco di Wyllow è un ecosistema rigoglioso. La foresta<text:line-break/>offre di che sostentarsi a cespugli risvegliati, alberi risvegliati,<text:line-break/>pipistrelli, orsi, cani intermittenti, cinghiali, daini, alci,<text:line-break/>roditori, piccoli uccelli e altre creature delle foreste temperate.<text:line-break/>Di tanto in tanto anche qualche vermeiena, ettercap, ragno<text:line-break/>gigante e orsogufo fa qualche incursione nei boschi.<text:line-break/><text:line-break/>Se la sessione di gioco ha bisogno di uno scossone, il<text:line-break/>DM può provare a usare uno degli incontri seguenti o un<text:line-break/>incontro diì sua creazione.<text:line-break/><text:line-break/>ORSI E RICORSI<text:line-break/><text:line-break/>Un orso nero timido pedina i personaggi, nella speranza di<text:line-break/>rimediare un'offerta di cibo succulenta. Se i personaggi gli<text:line-break/>danno da mangiare, l'orso li segue come un compagno e si<text:line-break/>aspetta di essere nutrito regolarmente.<text:line-break/><text:line-break/>VERDI GREDENTI<text:line-break/><text:line-break/>Mentre gli eroi attraversano la foresta, due alberi<text:line-break/>risvegliati li interrogano in Comune ed esigono di sapere<text:line-break/>il motivo della loro intrusione. Se i personaggi cercano<text:line-break/>riparo, un passaggio sicuro verso i livelli inferiori di<text:line-break/>Sottomonte o informazioni, gli alberi si offrono di scortarli<text:line-break/>fino alla torre di Wyllow (area 6).<text:line-break/><text:line-break/>VOOL IL REIETTO<text:line-break/><text:line-break/>A seguito di una serie di attacchi contro i daini della foresta,<text:line-break/>Wvyllow era in procinto di agire contro i goblin pipistrelli<text:line-break/>mannari che vivono nelle vicinanze, ma poi fu rivelato che il<text:line-break/>colpevole degli spargimenti di sangue era un singolo goblin<text:line-break/>pipistrello mannaro (vedi l’appendice A) di nome Vool.<text:line-break/><text:line-break/>Per placare l’arcidruida, gli altri pipistrelli mannari hanno<text:line-break/>scacciato Vool dal loro villaggio. Il goblin ha trovato una<text:line-break/>caverna isolata nelle vicinanze (vedi l'area 17) e si è rifugiato<text:line-break/>laggiù. Si avventura all'esterno una volta al giorno per<text:line-break/>nutrirsi, ma evita ogni contatto con i suoi simili.<text:line-break/><text:line-break/>Se Vool intravede il gruppo, cerca di cibarsi di un membro<text:line-break/>isolato. Se catturato o messo alle strette, si scusa per la sua<text:line-break/>incontrollabile sete di sangue è si offre di fare ammenda<text:line-break/>prestando servizio come guida fedele. Si sente solo ed<text:line-break/>è sinceramente bisognoso di compagnia, ma è privo di<text:line-break/>onore e di dignità. Nel tentativo di conquistarsi il favore dei<text:line-break/><text:soft-page-break/>personaggi e di distrarli dalle sue mancanze, Vool cerca di<text:line-break/>aizzarli contro Wyllow, descrivendo l'arcidruida come una<text:line-break/>creatura di pura follia e malevolenza., Allude inoltre alla<text:line-break/>presenza di “grandi tesori” nascosti nella torre di Wvllow.<text:line-break/><text:line-break/>FESPLORARE QUESTO LIVELLO<text:line-break/><text:line-break/>Le descrizioni di tutti i luoghi del Bosco di Wyllow fanno<text:line-break/>riferimento alla mappa 5.<text:line-break/><text:line-break/>]. FIUME DELLE PROFONDITÀ<text:line-break/><text:line-break/>Le acque scure e torbide di questo fiume sono popolate di<text:line-break/>grossi pesci ciechi. Il fiume defluisce dal livello 4 e, una volta</text:p>
      <text:p text:style-name="P1"/>
      <text:p text:style-name="P1"/>
      <text:p text:style-name="P1"/>
      <text:p text:style-name="P1">@@@ 12 @@@</text:p>
      <text:p text:style-name="P1"/>
      <text:p text:style-name="P1"/>
      <text:p text:style-name="P1"/>
      <text:p text:style-name="P1">attraversato questo livello, si riversa nell’Underdark tuffandosi<text:line-break/>in una serie di cascate a intervalli di circa 1,5 chilomettri.<text:line-break/>La profondità del fiume può variare da poco più di<text:line-break/>un metro a un massimo di 9 metri in certi punti. Se i<text:line-break/>personaggi setacciano il letto del fiume alla ricerca di tesori,<text:line-break/>possono trovare qualche strano gioiello di poco valore qua e<text:line-break/>là, o qualcosa di più pericoloso come un’'idra addormentata.<text:line-break/>Lungo vari punti del fiume compaiono rozzi cartelli di legno,<text:line-break/>su cui compare la parola “Underdark"” in Goblin assieme a<text:line-break/>una freccia che indica la direzione in cui scorre il fiume.<text:line-break/><text:line-break/>2. FORESTA<text:line-break/><text:line-break/>La foresta e il fiume sotterraneo sono separati da stretti<text:line-break/>tratti di spiagge di ghiaia dove Wyllow ha piantato dei cartelli<text:line-break/>di legno con il seguente avvertimento scritto in Comune,<text:line-break/>Draconico ed Elfico: AMMIRATE IL BOSCO DI WYLLOW.<text:line-break/>NON FATE DEL MALE E NON VE NE SARÀ FATTO.<text:line-break/><text:line-break/>I tratti generali della foresta sono riassunti nel riquadro<text:line-break/>“Tratti della Foresta”. Le regioni specifiche sono descritte<text:line-break/>nelle sezioni seguenti.<text:line-break/><text:line-break/>2A. FORESTA IN RIVA AL FIUME<text:line-break/><text:line-break/>Gli alberi che crescono lungo il fiame sono tra i più grandi<text:line-break/>del Bosco di Wyllow. I loro rami contorti formano un tetto<text:line-break/>di fogliame che fa ombra sulle spiagge di ghiaia. Gli orsi si<text:line-break/>recano fino alle rive del fiuime per pescare, i daini e le alci<text:line-break/><text:line-break/>lo fanno per abbeverarsi o bagnarsi.<text:line-break/><text:line-break/>2B. FORESTA DEGLI ETTERCAP<text:line-break/><text:line-break/>Gli alberi in questa parte della foresta sono ricoperti di un<text:line-break/>fitto strato di ragnatele e dai loro rami pendono numerosi<text:line-break/>animali morti avvolti in bozzoli di seta. Cinque ettercap<text:line-break/><text:line-break/>e dieci ragni giganti vivono tra gli alberi e attaccano<text:line-break/><text:line-break/>tutti gli intrusi. Wyllow considera queste creature parte<text:line-break/>dell'’ecosistema naturale del Bosco di Wyllow, ma proibisce<text:line-break/>loro di spingersi oltre le passerelle di marmo a ovest e a sud.<text:line-break/><text:soft-page-break/><text:line-break/>2C0. FORESTA GEMENTE<text:line-break/><text:line-break/>I personaggi che attraversano questo tratto di foresta<text:line-break/>possono scorgere la torre di Wyllow (area 6) tra gli alberi e<text:line-break/>sentono uno strano gemito provenire da nordovest (la fonte<text:line-break/>del gemito incessante è il manto assassino dell'area 4e).<text:line-break/><text:line-break/>2D. VECCHIA TOMBA<text:line-break/>Dal fitto fogliame di questa vecchia foresta, filtrano dei<text:line-break/>sottili raggi di sole o di luna che illuminano i tronchi<text:line-break/>coperti di muschio.<text:line-break/><text:line-break/>Di notte, un fuoco fatuo attira gli avventurieri verso<text:line-break/>una tomba al centro di questa caverna, circondata da un<text:line-break/>boschetto di alberi senza vita anneriti dalle fiamme. Sulla<text:line-break/>lapide è incisa una scritta che recita, in Comune: “Qui giace<text:line-break/>Crissann, amico e compagno umano.” La cima della lapide<text:line-break/>è scolpita a forma di rosa. Un incantesimo individuazione<text:line-break/>del magico lanciato nelle vicinanze rivéela una fonte magica<text:line-break/>di invocazione nascosta sottoterra (vedi “Tesoro” più sotto).<text:line-break/><text:line-break/>II fuoco fatuo è lo spirito disincarnato di Crissann. Di giorno,<text:line-break/>si mantiene invisibile e rimane a fluttuare sopra la tomba,<text:line-break/>sussurrando in Comune: “Prendi la mia bacchetta, usala per<text:line-break/>distruggere Wvyllow, l'elfa strega!” Se i personaggi recuperano<text:line-break/>la bacchetta dalla tomba, il fuoco fatuo cerca di guidarli alla<text:line-break/>torre di Wyllow e di provocare uno scontro con l’arcidruida.<text:line-break/>Se i personaggi si rifiutano di vendicare Crissann, il fuoco<text:line-break/>fatuo li attacca, altrimenti li considera suoi alleati. Se Wyllow<text:line-break/>è sconfitta, il fuoco fatuo è sopraffatto dalla disperazione e si<text:line-break/>rivolta contro il gruppo, combattendo fino alla distruzione.<text:line-break/><text:line-break/>Tesoro. Se i personaggi riesumano la bara, trovano<text:line-break/>uno scheletro umano avvolto in una veste stracciata e una<text:line-break/>bacchetta delle palle di fuoco al massimo delle cariche.<text:line-break/><text:line-break/>TRATTI DELLA FORESTA<text:line-break/><text:line-break/>Il Bosco di Wyllow include sia alberi a foglie caduche<text:line-break/><text:line-break/>che sempreverdi, oltre a cespugli di bacche e arbusti di<text:line-break/>vario tipo. Al suo interno crescono fiori di ogni genere, ad<text:line-break/>eccezione delle rose, che a Wyllow non piacciono.<text:line-break/><text:line-break/>Molti alberi sono maturi e raggiungono un’altezza che<text:line-break/>può variare dai 9 aj 15 metri. Ai loro piedi, si snodano vari<text:line-break/>sentieri e ogni personaggio che effettua con successo una<text:line-break/>prova di Saggezza (Sopravvivenza) con CD 15 per cercare<text:line-break/>tracce può notare le esili impronte di un umanoide solitario<text:line-break/>(un'elfa) tra le tracce lasciate dagli altri abitanti della foresta.<text:line-break/><text:line-break/>La foresta è attraversata da passerelle diroccate, alte<text:line-break/>6 metri e sorrette da arcate di marmo bianco ricoperte<text:line-break/>d'edera che poggiano su solide colonne anch'esse di<text:line-break/>marmo bianco. Alcuni tratti delle passerelle hanno ceduto<text:line-break/>a seguito dell'’usura del tempo o dell’attività sismica.<text:line-break/><text:line-break/>| personaggi sono liberi di raccogliere bacche, rametti<text:line-break/>caduti, ghiande e pigne e di riposare sui tronchi ricoperti<text:line-break/>di muschio. Abbattere un albero, appiccare un incendio,<text:line-break/>uccidere un animale o altri atti di distruzione simili non<text:line-break/>saranno tollerati. Wyllow dispone di molte spie nella foresta,<text:line-break/>pronte a raggiungere la sua torre e a riferire dei misfatti<text:line-break/><text:soft-page-break/>del gruppo. Quando viene a sapere dell’accaduto, Wyllow<text:line-break/>interviene rapidamente per sopprimere i trasgressori.<text:line-break/><text:line-break/>— -<text:line-break/><text:line-break/>2E. FORESTA OCCIDENTALE<text:line-break/><text:line-break/>La foresta prosegueé oltre la mappa e segue il fiume<text:line-break/>sotterraneo per varie centinaia di metri. Il terreno della<text:line-break/>foresta è disseminato di statue di uccelli e animali di vario<text:line-break/>tipo, le creature pietrificate da un basilisco che si aggira in<text:line-break/>questi boschi.<text:line-break/><text:line-break/>3. POSTAZIONI DI GUARDIA<text:line-break/><text:line-break/>Due piccole strutture in pietra prive di finestre e dal tetto<text:line-break/>conico di tegole si ergono al centro della foresta, dove<text:line-break/>convergono varie passerelle soprelevate. Gli edifici sorgono<text:line-break/>su due alture all’interno della foresta e le loro porte di<text:line-break/>pietra non sono chiuse a chiave.<text:line-break/><text:line-break/>3A. POSTAZIONE DI GUARDIA NORD<text:line-break/><text:line-break/>Su una lanterna arrugginita appesa a una trave, è stato<text:line-break/>lanciato un incantesimo fiamma perenne. La lanterna<text:line-break/>proietta luce intensa in una stanza umida che contiene<text:line-break/>quattro letti di legno dotati di materassi ammuffiti. Ai piedi<text:line-break/>di ogni letto, è visibile un baule vuoto e rovesciato.<text:line-break/><text:line-break/>3B. POSTAZIONE DI GUARDIA SUD<text:line-break/><text:line-break/>QOgni porta di questa postazione di guardia è sigillata e<text:line-break/>barricata dall’interno: per aprirla a viva forza è necessario<text:line-break/>effettuare con successo una prova di Forza (Atletica) con<text:line-break/>CD 15. Dietro le porte, sono state accumulate varie sedie<text:line-break/>rotte, panché spezzate e bauli vuoti. All’interno dell’edificio,<text:line-break/>i personaggi trovano quanto segue:<text:line-break/><text:line-break/>Artrco. Al centro della parete est, è incassato un arco di<text:line-break/>pietra decorativo che contiene un tratto di parete vuota<text:line-break/>(vedi “Portale Arcuato per il Livello 2” più sotto).<text:line-break/><text:line-break/>Mobili. Un tavolo di legno su cavalletti giace riverso su<text:line-break/>un fianco al centro della stanza. Un lampadario di ferro<text:line-break/>dalle candele di cera ormai sciolte è appeso a una trave<text:line-break/>sopra il tavolo, sorretto da una corda legata a un uncino<text:line-break/>accanto alla porta nord.<text:line-break/><text:line-break/>Halfling Morto. Dietro una stufa di ferro nell'angolo<text:line-break/>nordest della stanza, è stato nascosto il cadavere di un<text:line-break/>halfling che indossa un'armatura di cuoio e il cui volto è<text:line-break/>stravolto da un'espressione terrorizzata.<text:line-break/><text:line-break/>LIVELLO 5 | 1L BOSCGO DI WYLLOW</text:p>
      <text:p text:style-name="P1"/>
      <text:p text:style-name="P1"/>
      <text:p text:style-name="P1"/>
      <text:p text:style-name="P1">@@@ 13 @@@</text:p>
      <text:p text:style-name="P1"/>
      <text:p text:style-name="P1"/>
      <text:p text:style-name="P1"/>
      <text:p text:style-name="P1">L'halfling avventuriero Haddon Fleetfoot si era rifiutato<text:line-break/>di servire il fuoco fatuo dell'area 2d e si era barricato in<text:line-break/>questa postazione di guardia, convinto che un atto del<text:line-break/><text:soft-page-break/>genere potesse impedire al fuoco fatuo di raggiungerlo. Un<text:line-break/>esame del cadavere e una prova di Saggezza (Medicina)<text:line-break/>con CD 12 effettuata con successo rivela che è morto a<text:line-break/>seguito di ripetute scariche di fulmini.<text:line-break/><text:line-break/>Portale Arcuato per il Livello 2. L'arco di pietra è uno<text:line-break/>dei portali magici di Halaster (vedi “Portali” a pagina 12).<text:line-break/>La struttura di pietra è stata scolpita per assomigliare<text:line-break/>a dei tronchi d’albero e un'ispezione ravvicinata rivela<text:line-break/>l’immagine di un albero morto incisa sulla chiave di volta. A<text:line-break/>questo portale si applicano le regole seguenti:<text:line-break/><text:line-break/>« Toccando l’arco con un ramo o un rametto morto, il<text:line-break/>portale si apre per 1 minuto.<text:line-break/><text:line-break/>. ]personaggi devono essere di livello pari o superiore al 6°<text:line-break/>per attraversare questo portale (vedi “Thesiyra Kestellharp” a<text:line-break/>pagina 10). La prima creatura a passare attraverso il portale<text:line-break/>innesca una runa antica (vedi “Rune Antiche” a pagina 12).<text:line-break/><text:line-break/>. Una creatura che attraversa il portale compare nell’area<text:line-break/>12 del livello 2, nello spazio libero più vicino al portale<text:line-break/>identico situato in quell’area.<text:line-break/><text:line-break/>Tesoro. Il cadavere di Haddon indossa un’armatura<text:line-break/>di cuoio a misura di halfling che può essere riutilizzata.<text:line-break/>Haddon stringe in una mano una spada corta argentata<text:line-break/>e nell’altra un troncone di torcia consumato. Una<text:line-break/>perquisizione del corpo rivela una dotazione da<text:line-break/>avventuriero, le cui razioni sono ormai andate a male e con<text:line-break/>5 torce rimanenti, e un borsello contenente 4 mo.<text:line-break/><text:line-break/>4. COVvo DEI MANTI ASSASSINI<text:line-break/><text:line-break/>Un conclave di manti assassini ha preso il controllo di<text:line-break/>questa serie di caverne. Wyllow ha cercato di spaventarli<text:line-break/>per metterli in fuga, ma fino ad ora non ha avuto molto<text:line-break/>successo. Un gemito inquietante e persistente proviene<text:line-break/>dall’area 4e ed echeggia attraverso tutto questo complesso<text:line-break/>e buona parte della foresta circostante.<text:line-break/><text:line-break/>4A. CANCELLO ÈÉST<text:line-break/><text:line-break/>Una saracinesca di ferro alta 4,5 metri è incassata nella<text:line-break/>parete di pietra all'imboccatura di un lungo tunnel. Appena<text:line-break/>dentro al tunnel, una scalinata di pietra irregolare sale fino<text:line-break/>alla cima del muro, delimitato da una fila di merli di pietra.<text:line-break/>In cima alle mura o dietro la saracinesca non è presente<text:line-break/>alcuna guardia. La carrucola che consente di sollevare la<text:line-break/>saracinesca si trova all’interno del tunnel, appena oltre<text:line-break/><text:line-break/>il cancello. La saracinesca può essere sollevata anche<text:line-break/>effettuando con successo una prova di Forza (Atletica)<text:line-break/><text:line-break/>con CD 25.<text:line-break/><text:line-break/>4B—C. CAVERNE LATERALI<text:line-break/><text:line-break/>Due manti assassini si annidano in quest’area, ognuno in<text:line-break/>una caverna diversa, ma pronti a unire le forze contro gli<text:line-break/>intrusi. Se uno dei due viene ucciso, l’altro si ritira nell’area<text:line-break/>4e e si unisce al manto assassino di quell’area. Le caverne<text:line-break/>sono prive di mobili e di tesori.<text:line-break/><text:line-break/><text:soft-page-break/>4D, CANCELLO OVEST<text:line-break/>Questo cancello è simile a quello dell’area 4a, con la<text:line-break/>differenza che si affaccia sull'area 4e.<text:line-break/><text:line-break/>4E. CAVERNA DI CRISTALLO<text:line-break/>Decorazioni di Cristallo. Le pareti di questa caverna<text:line-break/>alta 18 metri sono ricoperte da uno strato di cristalli di<text:line-break/>formazione naturale che assomiglia a una cascata ghiacciata.<text:line-break/>Crepa Gemente. Una crepa lunga 9 metri, larga 3 metri<text:line-break/>e profonda 6 metri attraversa il centro del soffitto come<text:line-break/><text:line-break/>LIVELLO 5 ] IL BOSCO DI WYLLOW<text:line-break/><text:line-break/>una ferita aperta. I| gemito sinistro che echeggia in tutto<text:line-break/>il complesso proviene da qui ed è generato da un manto<text:line-break/>assassino che si nasconde al suo interno.<text:line-break/><text:line-break/>Cancello. Un cancello di ferro è incassato nella parete est<text:line-break/>(vedi l’area 4a per i dettagli).<text:line-break/><text:line-break/>Muro Illusorio. Una sezione quadrata con lato di 6 metri della<text:line-break/>parete a sud dell’area 4d è in realtà illusoria è nasconde un<text:line-break/>tunnel. Il muro illusorio è incorporeo e le creature possono<text:line-break/>attraversarlo senza difficoltà. Un incantesimo dissolvi magie<text:line-break/>(CD 17} lanciato con successo dissolve l'illusione.<text:line-break/><text:line-break/>Îl manto assassino usa il suo gemito per attirare altri suoi<text:line-break/>simili nell’area, nella speranza di formare un conclave. Se<text:line-break/>il manto assassino individua degli intrusi, crea dei duplicati<text:line-break/>illusori di se stesso, esce dalla crepa nel soffitto e attacca.<text:line-break/><text:line-break/>Le formazioni di cristallo riflettono e amplificano la luce<text:line-break/>vicina. I cristalli amplificano anche il suono, diffondendolo<text:line-break/>ben oltre i confini della caverna. A parte questo, i cristalli<text:line-break/>non hanno alcuna proprietà o valore.<text:line-break/><text:line-break/>5. FORESTA INTERNA<text:line-break/><text:line-break/>Un'attenta ispezione di questo tratto di foresta rivela alcuni<text:line-break/>oggetti degni di nota:<text:line-break/><text:line-break/>Rifiuti. La foresta è disseminata di armi arrugginite,<text:line-break/>tronconi di torce, bottiglie vuote e altri oggetti assortiti<text:line-break/>sernza valore, gettati via dagli avventurieri.<text:line-break/><text:line-break/>Totem Druidici. Alcuni strani totem pendono dai rami<text:line-break/>degli alberi: sono fatti di rametti, piume e frammenti di<text:line-break/>stoffa e sembrano rozze bambole (ognuno è stato fatto per<text:line-break/>assomigliare a una vittima umanoide uccisa da Wyllow).<text:line-break/><text:line-break/>I tratti generali della foresta sono riassunti nel riquadro<text:line-break/>“Tratti della Foresta”, Quei personaggi che commettono atti<text:line-break/>di distruzione gratuita dovranno affrontare alcune creature<text:line-break/>sottoposte a un incantesimo risveglio: quattro alberi<text:line-break/>risvegliati, un orso bruno risvegliato, due alci risvegliate e<text:line-break/>tre vespe giganti risvegliate. Tutte queste creature servono<text:line-break/>fedelmente l’arcidruida.<text:line-break/><text:line-break/>6. TORRE DI WYLLOW<text:line-break/><text:line-break/>La Torre di Wyllow è costruita per sembrare un tozzo<text:line-break/>albero di pietra dalle cui mura si protendono rami contorti<text:line-break/>di pietra. Tredici pipistrelli giganti pendono da quei rami<text:line-break/>diroccati come decorazioni, stringendo le ali attorno ai<text:line-break/><text:soft-page-break/>propri corpi. Se i personaggi cercano di scalare la torre,<text:line-break/><text:line-break/>i pipistrelli attaccano; altrimenti combattono solo per<text:line-break/>difendersi o su ordine di Wyllow.<text:line-break/><text:line-break/>Alla base della torre, lungo il lato sud, è visibile una doppia<text:line-break/>porta arcuata alta 3,6 metri e fatta di pietra scolpita. Accanto<text:line-break/>alla porta, è appesa una corda che suona un campanello<text:line-break/>quando viene tirata. Se i personaggi bussano o suonano il<text:line-break/>campanello, l'usciere di Wyllow, Halastree, li accoglie e li<text:line-break/>conduce fino all'area 6a. Halastree è un albero risvegliato il cui<text:line-break/>tronco è stato scolpito da Wyllow per assomigliare ad Halaster;<text:line-break/>parla il Cornune e si dimostra estremamente cortese. Se i<text:line-break/>personaggi entrano nella torre senza farsi annunciare, arrivano<text:line-break/>fino all’area 6a prima di incontrare qualcuno.<text:line-break/><text:line-break/>Alcuni raggi di luce magica, proiettati dal soffitto e che<text:line-break/>risplendono sul pavimento impolverato rivestito di piastrelle,<text:line-break/>diffondono luce intensa in tutte le camere della torre.<text:line-break/><text:line-break/>Tutte le porte della torre sono fatte di pietra scolpita.<text:line-break/>Tutti i soffitti sono alti 3 metri, tranne che nell’area 6a.<text:line-break/><text:line-break/>6A. SALA DEL TRONO PI WYLLOW<text:line-break/><text:line-break/>Detriti. I] pavimento è coperto di rametti secchi, foglie<text:line-break/>morte e polvere.<text:line-break/><text:line-break/>Balcone. Questa stanza ha un soffitto a volta alto 6 metri.<text:line-break/>Una fila di colonne di pietra scolpite a foggia di tronchi</text:p>
      <text:p text:style-name="P1"/>
      <text:p text:style-name="P1"/>
      <text:p text:style-name="P1"/>
      <text:p text:style-name="P1">@@@ 14 @@@</text:p>
      <text:p text:style-name="P1"/>
      <text:p text:style-name="P1"/>
      <text:p text:style-name="P1"/>
      <text:p text:style-name="P1">| :-u" : À --u<text:line-break/>C \ n<text:line-break/>...... l i - Ell |_1l<text:line-break/>aN ! j ﬂl '!' fi<text:line-break/>-"|_ ..l;. 4<text:line-break/>, , l\. .T__ :"<text:line-break/>EE W ""-_:<text:line-break/>B i i :;'|. L s f<text:line-break/>' :-' , ' ..'-Î"«"I - '-'l-.__-. ai :-_ i<text:line-break/>LA ; , n : A g B:<text:line-break/>s a aa , ia : 3 -<text:line-break/>Tunnel che a E EL e s a )<text:line-break/><text:line-break/>conduce al ” i E :<text:line-break/>dungeon espansò a i | Fi<text:line-break/><text:line-break/>1":: _:-'.: ...: ‘}‘._<text:line-break/>E Disceso dafi i<text:line-break/>\ livello 7 SA t<text:line-break/><text:line-break/>.<text:line-break/><text:line-break/>l | -S | | i a SE Tunnel che<text:line-break/>- : I i conduce ai<text:line-break/><text:line-break/>- i<text:line-break/>a F<text:line-break/><text:soft-page-break/>aa t o aa e<text:line-break/>. L IA S '-"' AE aa a “a<text:line-break/><text:line-break/>Tunnel che ‘<text:line-break/>ctonducé ul<text:line-break/>s dungeon espanso<text:line-break/><text:line-break/>Livello 4<text:line-break/><text:line-break/>Livello 2<text:line-break/><text:line-break/>Tunnel che<text:line-break/>conduce dl<text:line-break/>durnqgeon espansa<text:line-break/><text:line-break/>Livellao 1<text:line-break/><text:line-break/>MapPnAa 57 1L Bosco D1 WyLLow<text:line-break/><text:line-break/>LIVELLO 5 j IL BOSGO DI WYLLOW</text:p>
      <text:p text:style-name="P1"/>
      <text:p text:style-name="P1"/>
      <text:p text:style-name="P1"/>
      <text:p text:style-name="P1">@@@ 15 @@@</text:p>
      <text:p text:style-name="P1"/>
      <text:p text:style-name="P1"/>
      <text:p text:style-name="P1"/>
      <text:p text:style-name="P1">d’albero sorregge una balconata di pietra alta 3 metri che<text:line-break/>corre lungo le pareti nord, est e sud. I rami di pietra degli<text:line-break/>alberi fungono da balaustre della balconata.<text:line-break/><text:line-break/>Arcidruida e Amici. Wyllow si trova qui, in compagnia<text:line-break/>di Crissann, la belva distorcente che funge da suo<text:line-break/>compagno, e Halastree, il suo albero risvegliato usciere.<text:line-break/>Wyllow porta una chiave d'oro appesa al collo con un<text:line-break/>cordino (vedi “Tesoro” più sotto). L’arcidruida se ne sta<text:line-break/>seduta a meditare su un trono di cristallo giallo che<text:line-break/>occupa l'alcova ovest e su cui sono stati incisi degli occhi.<text:line-break/><text:line-break/>Porte Segrete. A fianco del trono di cristallo, sono situate<text:line-break/>due porte segrete. Una si apre sull’area 6b e l’altra<text:line-break/>sull’area 6c.<text:line-break/><text:line-break/>Il trono di cristallo di Wyllow fu scolpito dai nani e fu<text:line-break/>offerto in dano all’elfa dal suo defunto marito Yinark. Un<text:line-break/>incantesimo individuazione del magico rivela un'aura magica<text:line-break/>di divinazione attorno ad esso. Una creatura seduta sul trono<text:line-break/>dispone di vantaggio alle prove di Saggezza (Intuizione).<text:line-break/><text:line-break/>Per ulteriori informazioni su Wyllow, vedi la sezione<text:line-break/>“Wyllow” all’inizio del capitolo. L'arcidruida è amichevole<text:line-break/>nei confronti dei visitatori che non hanno fatto nulla per<text:line-break/>provocare la sua collera. La belva distorcente e l’albero<text:line-break/>risvegliato combattono fino alla morte per difenderla.<text:line-break/><text:line-break/>Quei personaggi che non fanno nulla per inimicarsi Wyllow<text:line-break/>possono attenere da lei la promessa dj un passaggio sicuro<text:line-break/>attraverso il suo dominio, anche se l’elfa li avverte di tenersi<text:line-break/>alla larga dai goblin pipistrelli mannari e di mostrare al drago<text:line-break/>verde il dovuto rispetto. Sa dove si trovano i portali del Bosco<text:line-break/>di Wyllow e come attivarli (vedi le aree 3b, 6i e 9) e anche<text:line-break/>dove si trovano i passaggi che scendono ai livelli 6 e 7. Se i<text:line-break/>personaggi uccidono i manti assassini a nord della sua torre<text:line-break/>(nell'’area 4), Wyllow condividerà queste informazioni con loro.<text:line-break/><text:soft-page-break/><text:line-break/>Tesoro. La chiave d'oro posseduta da Wyllow apre il<text:line-break/>forziere nell'area 6g. La chiave vale 25 mo.<text:line-break/><text:line-break/>6B. ARMERIA NASCOSTA<text:line-break/><text:line-break/>Affreschi. Gli affreschi che decorano le pareti raffigurano<text:line-break/>una serie di scontri tra gli elfi di superficie e i drow, che<text:line-break/>culmina in un epico conflitto con Lolth in persona nelle<text:line-break/>Fosse delle Ragnatele Demoniache.<text:line-break/><text:line-break/>Tavolo. Un tavolo di pietra finemente decorato occupa<text:line-break/>il centro della stanza. Vari oggetti ricoperti di polvere<text:line-break/>sono stati lasciati su di esso. A un fianco del tavolo è<text:line-break/>appoggiato un bastone di legrno dalle punte argentate,<text:line-break/>anch'esso drappeggiato di ragnatele.<text:line-break/><text:line-break/>Tesoro. l personaggi che rimuovono la polvereè possono<text:line-break/>esaminare gli oggetti sul tavolo in maggior dettaglio:<text:line-break/>un'armatura di pelle della resistenza (fulmine) fatta di pelle<text:line-break/>e pelliccia di rothé cucite assieme, una scimitarra argentata<text:line-break/>e una faretra di cuoio che contiene 20 frecce argentate. Il<text:line-break/>bastone appoggiato al tavolo è un bastone ferrato argentato.<text:line-break/><text:line-break/>6C. SCALE IN SALITA<text:line-break/><text:line-break/>Affreschi. Gli affreschi che decorano le pareti raffigurano<text:line-break/>scene di scambi di doni tra nani ed elfi.<text:line-break/><text:line-break/>Scalinata. Una scala a chiocciola di pietra nell’angolo<text:line-break/><text:line-break/>nordovest sale di 3 metri fino all’area 6e e continua per<text:line-break/>altri 3 metri fino all'area G6h.<text:line-break/><text:line-break/>6D. SALA DEL REGNO DELLE FORESTE<text:line-break/><text:line-break/>Una scalinata collega questa stanza al piano inferiore.<text:line-break/>Questa stanza è vuota, ad eccezione degli affreschi alle<text:line-break/>pareti che raffigurano un regno elfico boschivo.<text:line-break/><text:line-break/>GE. SALA DELLE BIGHE CELESTI<text:line-break/><text:line-break/>Affreschi. Gli affreschi di queste pareti raffigurano alcuni<text:line-break/>elfi alla guida di bighe fatte di nuvole e trainate da cavalli<text:line-break/>infuocati che sfrecciano in un cielo stellato.<text:line-break/><text:line-break/>GFVELLO' 5 | TL'BGSGO DI WYLELEQOW<text:line-break/><text:line-break/>Scalinata. Una scala a chiocciola di pietra nell’angolo<text:line-break/>nordovest scende di 3 metri fino all'area 6c e sale di<text:line-break/>3 metri fino all’area 6h.<text:line-break/><text:line-break/>Sulla porta di pietra dell'area 6f è stato lanciato un<text:line-break/>incantesimo serratura arcana. Un pulsante scolpito a forma<text:line-break/>di stella scintillante è nascosto in uno degli affreschi vicini;<text:line-break/>SE un personaggio ispeziona la parete, lo trova effettuando<text:line-break/>CON successo una prova di Saggezza (Percezione) con CD 17.<text:line-break/>Quando il pulsante a forma di stella viene premuto, la porta<text:line-break/>si spalanca verso l'interno. La porta può essere aperta anche<text:line-break/>con un incantesimo scassinare o forzata effettuando con<text:line-break/>successò una prova di Forza (Atletica) con CD 25.<text:line-break/><text:line-break/>6F. IL BASTONE DEI FIORI DI WYLLOW<text:line-break/><text:line-break/><text:soft-page-break/>La porta di questa angusta stanza è chiusa a chiave<text:line-break/>magicamente dall’esterno (vedi l'’area 6e), ma può essere<text:line-break/>aperta facilmente tirando dall'interno. La stanza ha i<text:line-break/>tratti seguenti:<text:line-break/><text:line-break/>Detriti. Vari bastoni spezzati giacciono sul pavimento<text:line-break/>impolverato.<text:line-break/><text:line-break/>Tavolo. Un raggio di luce illumina uno stretto tavolo di pietra<text:line-break/>rettangolare posto al centro della stanza. Sul tavolo giace<text:line-break/>un bastone di legno decorato con motivi floreali.<text:line-break/><text:line-break/>Wyllow si diletta nella creazione di oggetti magici. I<text:line-break/>bastoni spezzati sono la prova dei suoi numerosi fallimenti,<text:line-break/>mentre il bastone intatto sul tavolo rappresenta l'unico<text:line-break/>successo che ha ottenuto finora.<text:line-break/><text:line-break/>Tesoro. Il bastone poggiato sul tavolo è il bastone dei fiori<text:line-break/>di Wyllow, un oggetto magico comune con cui chiunque<text:line-break/>può entrare in sintonia. Finché impugna il bastone, una<text:line-break/>creatura può usare un'azione per spendere 1 carica del<text:line-break/>bastone e fare in modo che un fiore spunti da un tratto di<text:line-break/>terra o di terriccio entro 1,5 metri, o dal bastone stesso.<text:line-break/><text:line-break/>Se il possessore non indica un tipo specifico di fiore, il<text:line-break/>bastone crea una margherita dal lieve profumo. Il bastone<text:line-break/>di Wyllow ha la partitolarità di non poter creare rose, un<text:line-break/>tipo di fiori che all'arcidruida non piace. Se il possessore<text:line-break/>sceglie una rosa, il bastone géenera invece una margherita.<text:line-break/>Îl fiore è ifninocuo, non è magico e cCresce 0 appassisce come<text:line-break/>farebbe un fiore normale.<text:line-break/><text:line-break/>Il bastone possiede 10 cariche e recupera 1d6 + 4 cariche<text:line-break/>spese ogni giorno all’alba. Una volta spesa l'ultima carica,<text:line-break/>si tira un d20. Con un risultato di 1, il bastone si sfalda in<text:line-break/>un cumulo di petali di rosa neri ed è perduto per sempre.<text:line-break/><text:line-break/>6G. STANZA SEGRETA<text:line-break/><text:line-break/>Questa stanza è nascosta dietro una porta segreta chiusa<text:line-break/>a chiave, su cui è stato dipinto un affresco che raffigura un<text:line-break/>satiro che danza e suona il flauto in una foresta, circondato<text:line-break/>da una nuvola di farfalle.<text:line-break/><text:line-break/>Una delle canne del flauto del satiro è un interruttore<text:line-break/>nascosto; quando viene girato, la porta segreta si sblocca e<text:line-break/>si apre verso l'interno. La porta segreta può anche essere<text:line-break/>aperta con un incantesimo scassinare, oppure usando gli<text:line-break/>arnesi da scasso ed effettuando con successo una prova di<text:line-break/>Destrezza con CD 20 per scassinare la serratura.<text:line-break/><text:line-break/>Tesoro. Una nicchia scavata lungo la parete sudest<text:line-break/>contiene un piccolo forziere di legno su cui è dipinta<text:line-break/>l'immagine di un nugolo di vermi che esce dal terreno. Il<text:line-break/>forziere è protetto da una serratura magica i cui meccanismi<text:line-break/>interni cambiano in continuazione per confondere gli<text:line-break/>scassinatori. Se un personaggio usa gli arnesi da scasso,<text:line-break/>può scassinare la serratura effettuando con successo<text:line-break/>una prova di Destrezza con CD 15, ma la prova subisce<text:line-break/>svantaggio. Il forziere può éessere aperto senza difficoltà<text:line-break/>usando la chiave d'oro che Wyllow porta al collo (vedi l'area<text:line-break/>6a) o lanciando un incantesimo scassinare.</text:p>
      <text:p text:style-name="P1"/>
      <text:p text:style-name="P1"/>
      <text:p text:style-name="P1"><text:soft-page-break/></text:p>
      <text:p text:style-name="P1">@@@ 16 @@@</text:p>
      <text:p text:style-name="P1"/>
      <text:p text:style-name="P1"/>
      <text:p text:style-name="P1"/>
      <text:p text:style-name="P1">I] forziere contiene un paio di orecchini di zaffiri (250 mo<text:line-break/>l’uno), un bracciale fatto di foglie dorate sovrapposte (250<text:line-break/>mo), un oggetto insolito casuale (il DM tira sulla tabella<text:line-break/>“Oggetti Insoliti” nel capitolo 5 del Player's Handbook) e<text:line-break/>un bulbo di cristallo grande quanto una pera. All'interno<text:line-break/>del bulbo è visibile una minuscola effigie di Halaster<text:line-break/>Biackcloak. Un incantesimo individuazione del magico<text:line-break/>rivela un’aura magica di evocazione attorno al bulbo.<text:line-break/><text:line-break/>Se il bulbo di cristallo viene piantato nella terra o nel<text:line-break/>suolo di questo livello di Sottomonte, esso si distrugge<text:line-break/>e Halaster Blackcloak (vedi l’appendice A) spunta dal<text:line-break/>terreno dove il bulbo è stato sepolto. Si tratta del vero<text:line-break/>Halaster, convocato sul posto dalla sua stessa magia. Il<text:line-break/>Magao Folle ha affidato il bulbo a Wyllow qualora l’elfa<text:line-break/>avesse bisogno di evocarlo e il fatto che lo stia usando<text:line-break/>qualcun altro lo irrita.<text:line-break/><text:line-break/>Se i personaggi non hanno fatto nulla a parte questo<text:line-break/>per offenderlo, Halaster borbotta qualcosa su ciò che lo<text:line-break/>preoccupa attualmente (vedi “Gli Obiettivi di Halaster” a<text:line-break/>pagina 11) ed esige che i personaggi facciano tutto quello<text:line-break/>che possono per aiutarlo, poi si teletrasporta altrove in<text:line-break/>fretta e furia. Se i personaggi riescono a inserirsi nei<text:line-break/>suoi sproloqui è a parlare con lui, possono persuaderlo a<text:line-break/>condividere qualche informazione utile prima che se ne<text:line-break/>vada. Halaster, per esempio, potrebbe rivelare il segreto<text:line-break/>per attivare uno dei suoi tanti portali o preannunciare<text:line-break/>alcune delle creature che attendono gli avventurieri nei<text:line-break/>livelli inferiori di Sottomonte. Se i personaggi lo attaccano,<text:line-break/>Halaster contrattacca prontamente.<text:line-break/><text:line-break/>O6H. STATUE<text:line-break/>La scala a chiocciola sale fino a questa stanza, che<text:line-break/>presenta i seguenti elementi:<text:line-break/><text:line-break/>Statue. All'interno di due alcove lungo le pareti nord e sud,<text:line-break/>disposte l’una di fronte all’altra, si ergono le statue in<text:line-break/>marmo verde di due orgogliosi elfi guerrieri alti 1,8 metri<text:line-break/>e armati di scudi e lance. Sullo scudo della statua nord,<text:line-break/><text:line-break/>è incisa l'immagine di un abete, mentre su quello della<text:line-break/>statua sud, è incisa l'immagine di una quercia.<text:line-break/><text:line-break/>Affreschi. Gli affreschi sulle pareti raffigurano elfi che<text:line-break/>viaggiano nello spazio a bordo di agili vascelli di legno<text:line-break/>con gigantesche ali di cristallo, visitando strani mondi e<text:line-break/>combattendo contro orchi e draghi nello spazio.<text:line-break/><text:line-break/>6I. PORTALE ARCUATO PER IL LIVELLO 3<text:line-break/>Questa stanza è piena di polvere e ragnatele. Al centro<text:line-break/>della parete est, è incassato un arco di pietra che contiene<text:line-break/>un tratto di muro vuoto. Questo è uno dei portali magici di<text:line-break/>Halaster (vedi “Portali” a pagina 12). Sulla chiave di volta<text:line-break/>e sulle due pietre alla base di quest'’arco compaiono le<text:line-break/>incisioni di un uomo anziano che impugna un bastone. A<text:line-break/>questo portale si applicano le regole seguenti:<text:line-break/><text:line-break/>- Toccando l’arco con un qualsiasi bastone per tre volte, il<text:line-break/><text:soft-page-break/>portale si apre per 1 minuto.<text:line-break/><text:line-break/>- Î personaggi devono essere di livello pari o superiore<text:line-break/>al 7" per attraversare questo portale (vedi “Thesiyra<text:line-break/>Kestellharp" a pagina 10). La prima creatura a passare<text:line-break/>attraverso il portale innesca una runa antica (vedi “Rune<text:line-break/>Antiche” a pagina 12).<text:line-break/><text:line-break/>* Una creatura che attraversa il portale compare nell'area<text:line-break/>15b del livello 3, nello spazio libero più vicino al portale<text:line-break/>identico situato in quell’area.<text:line-break/><text:line-break/>6J. OSSARIO<text:line-break/><text:line-break/>Wyllow ha utcciso dozzine di avventurieri nel corso degli<text:line-break/>anni è ha deciso di commemoratli in questo spettrale<text:line-break/>ossario, dove le pareti e il soffitto sono ricoperti di ossa<text:line-break/>e teschi umanoidi cementati e disposti in composizioni<text:line-break/><text:line-break/>ornamentali. Alcuni tratti sono ancora vuoti e attendono di<text:line-break/>essere riempiti.<text:line-break/><text:line-break/>Porta Segreta. Una porta segreta dietro una parete<text:line-break/>ricoperta di ossa si apre per rivelare l’area 6k.<text:line-break/><text:line-break/>O6K. CALENDARIO DI PIETRA<text:line-break/>Questa vasta stanza è stata ripulita dalla polvere e dalle<text:line-break/>ragnatele e contiene quanto segue:<text:line-break/><text:line-break/>Guardie. Quattro rospi giganti si annidano negli angoli<text:line-break/>più lontani della stanza. Si fanno avanti con un balzo e<text:line-break/>attaccano chiunqtue non sia accompagnato da Wyllow.<text:line-break/><text:line-break/>Calendario di Pietra. Un congegno di pietra del diametro<text:line-break/>di 4,5 metri e ricoperto di immagini è incassato nel<text:line-break/>pavimento della stanza.<text:line-break/><text:line-break/>Îl congegno è composto da una parte centrale circolare<text:line-break/>del diametro di 2,7 metri, attorno a cui ruotano due anelli di<text:line-break/>pietra concentrici. La pietra centrale resta fissa ed è coperta<text:line-break/>di incisioni che raffigurano uccelli, farfalle, pesci e piccoli<text:line-break/>mammiferi disposti attorno al volto sorridente di Wyllow.<text:line-break/>Ogni anello è largo 90 cm e ruota in senso orario su una serie<text:line-break/>di rulli nascosti. Sull'anello interno sono incise le immagini<text:line-break/>di piante e animali sottoposti all’alternarsi delle stagioni.<text:line-break/>L’anello esterno mostra un'alternanza di immagini del sole a<text:line-break/>varie altezze e della luna in tutte le sue fasi. Una freccia sul<text:line-break/>margine esterno del congegno ha lo scopo di allineare gli<text:line-break/>anelli e indicare l’ora del giorno e la stagione attuale nel Bosco<text:line-break/>di Wyllow. Gli anelli girano lentamente da soli, rispettando i<text:line-break/>cambiamenti naturali che si verificano col passare del tempo.<text:line-break/>Girando un anello manualmente, è possibile imporre un<text:line-break/>cambiamento più drastico dal giorno alla notte o viceversa, o<text:line-break/>sottoporre il Bosco di Wyllow agli effetti di un’altra stagione.<text:line-break/><text:line-break/>Se i personaggi cambiano l’ora del giorno o la stagione,<text:line-break/>tutti i pipistrelli mannari sopravvissuti eccetto Vool (vedi<text:line-break/>l’area 17) si recano alla torre di Wyllow in forma di goblin<text:line-break/>per scoprire cosa sta succedendo.<text:line-break/><text:line-break/>l calendario di pietra non può essere danneggiato o<text:line-break/>smantellato.<text:line-break/><text:line-break/>7. ALCOVE DEI MORTI<text:line-break/><text:soft-page-break/><text:line-break/>Quattro alcove profonde, ognuna larga circa 3 metri e<text:line-break/>alta 4,5 metri, si aprono lungo la parete della caverna a<text:line-break/>sud della torre di Wyllow. All’interno delle alcove, sono<text:line-break/>stati gettati i resti scheletrici di sessanta umani avvolti in<text:line-break/>abiti è pellicce putrefatte: ciò ché rimane dei veneratori di<text:line-break/>Malar uccisi dal soffio velenoso del drago verde. Wyllow<text:line-break/>ha trascinato qui i cadaveri e li ha Jasciati a marcire come<text:line-break/>macabro monito per chiunque pensasse di tradirla. Chi<text:line-break/>fruga tra le ossa non trova nulla di valore.<text:line-break/><text:line-break/>a.<text:line-break/><text:line-break/>8. TUNNEL DELL’UMBER HULK<text:line-break/><text:line-break/>Un umber hulk ha scavato questo tunnel, che scende di<text:line-break/>parecchie decine di metri fino all’area 1 del livello 6.<text:line-break/><text:line-break/>9, PIATTAFORMA DEL DRAGO<text:line-break/><text:line-break/>Piattaforma di Pietra. Questa piattaforma di pietra lunga<text:line-break/>21 metri, larga 15 metri e altàa 3 metri è ricoperta di<text:line-break/>muschio e edera e sorge in cima a un monticello di terra e<text:line-break/>roccia naturale. Alla piattaforma si collegano due passerelle<text:line-break/>di pietra sorrette da colonne di marmo alte 6 metri.<text:line-break/><text:line-break/>Ponte. Un ponte di pietra che parte dalla piattaforma<text:line-break/>attraversa il fiume a est (vedi l’area 10 per ulteriori<text:line-break/>informazioni sul ponte).<text:line-break/><text:line-break/>Edificio. Una scalinata muscosa sale lungo la parete sud<text:line-break/>fino alla piattaformma, dove sorge un edificio di pietra alto<text:line-break/>4,5 metri e dotato di porte, anch'esse di pietra, lungo le<text:line-break/>pareti nord, sud e ovest. Dall'edificio si gode un’ottima<text:line-break/><text:line-break/>LINVELLO 5 | TL BOS8CGCOQ DI WYLLCOW</text:p>
      <text:p text:style-name="P1"/>
      <text:p text:style-name="P1"/>
      <text:p text:style-name="P1"/>
      <text:p text:style-name="P1">@@@ 17 @@@</text:p>
      <text:p text:style-name="P1"/>
      <text:p text:style-name="P1"/>
      <text:p text:style-name="P1"/>
      <text:p text:style-name="P1">vista del fiume. Una finta merlatura diroccata circonda<text:line-break/>il tetto piatto dell’edificio, su cui dorme un drago verde<text:line-break/>giovane dalle scaglie iridescenti. Una spada è stata<text:line-break/>piantata fino all’elsa nel suo cranio.<text:line-break/><text:line-break/>INTERNI DELL EDIFICIO<text:line-break/><text:line-break/>Le porte esterne dell’edificio non sono chiuse a chiave<text:line-break/>e possono essere spinte per rivelare una stanza buia e<text:line-break/>polverosa che ospita i tesori accumulati dal drago (vedi<text:line-break/>“Tesoro” più sotto).<text:line-break/><text:line-break/>FPortale Arcuato per il Livello 6. Una porta nell’angolo<text:line-break/>nordest conduce a una camera più piccola, dove un portale<text:line-break/>arcuato è incassato nella parete di fondo (vedi “Portali” a<text:line-break/>pagina 12). L’arco è decorato con le imimagini scolpite di nani<text:line-break/>danzanti. A questo portale si applicano le regole seguenti:<text:line-break/><text:line-break/>. Se una creatura si trova entro 1,5 metri dall’arco e imita<text:line-break/>i movimenti dei nani danzanti per almeno 1 minuto, il<text:line-break/>portale si apre per 1 minuto.<text:line-break/><text:soft-page-break/><text:line-break/>’ Î personaggi devono essere di livello pari o superiore al 9°<text:line-break/>per attraversare questo portale (vedi “Jhesiyra Kestellharp” a<text:line-break/>pagina 10). La prima creatura a passare attraverso il portale<text:line-break/>innesca una runa antica (vedi “Rune Antiche” a pagina 12).<text:line-break/><text:line-break/>: Una creatura che attraversa il portale compare nell’area<text:line-break/>10 del livello 6, nello spazio lihero più vicino al portale<text:line-break/>identico situato in quell’area.<text:line-break/><text:line-break/>Tesoro. L'edificio contiene i tesori seguenti:<text:line-break/><text:line-break/>. 3.500 mo, 6.000 ma e 15.000 mr in monete<text:line-break/>sparpagliate ovunque<text:line-break/><text:line-break/>. Una perla nera da 500 mò con una proprietà magica<text:line-break/>minore (emana un debole bagliore quando ci sono dei<text:line-break/>non morti entro 36 metri da essa)<text:line-break/><text:line-break/>- Una pozione di forma gassosa<text:line-break/><text:line-break/>- Una pergamena magica di banchetto degli eroi<text:line-break/><text:line-break/>DRAGO VERDE<text:line-break/><text:line-break/>Mentre dorme, il drago si affida al suo punteggio di<text:line-break/>Saggezza (Percezione) passiva per percepire gli intrusi che<text:line-break/>si avvicinano tramite l’olfatto e l'udito. Îl drago si ciba per<text:line-break/>lo più di pesci ciechi e preferisce non essere infastidito. Se<text:line-break/>attaccato, lancia un ruggito talmente forte da essere udito<text:line-break/>in tutto il Bosco di Wyllow. Ovunque si trovi, Wyllow sente<text:line-break/>il ruggito e accorre in difesa del drago.<text:line-break/><text:line-break/>Îl drago Valdemar parla di se stesso chiamandosi<text:line-break/>Tearulai e non si separa volontariamente dalla spada<text:line-break/>piantata nel suo cranio. Non permette nemmeno ai<text:line-break/>personaggi di entrare nell’edificio o di usare il portale<text:line-break/>all’interno, a meno che non abbiano ricevuto da Wyllow il<text:line-break/>permesso di farlo. Se un personaggio cerca di ingannare il<text:line-break/>drago, quest'ultimo può effettuare una prova di Saggezza<text:line-break/>(Intuizione) contrapposta alla prova di Carisma (Inganno)<text:line-break/>del personaggio per non cadere nell'imbroglio. Se un<text:line-break/>personaggio viene sorpreso nel tentativo di ingannare il<text:line-break/>drago, non otterrà mai più la sua fiducia.<text:line-break/><text:line-break/>Se il drago è incapacitato, un personaggio può usare<text:line-break/>un'azione per tentare di estrarre Tearulai dal cranio di<text:line-break/>Valdemar, effettuando con successo una prova di Forza<text:line-break/>corn CD 13. La rimozione della spada lunga in questo modo<text:line-break/>ripristina la personalità e l'allineamento malvagio del<text:line-break/>drago. Da quel momento in poi, il drago considera Wyllow<text:line-break/>la sua nemica mortale.<text:line-break/><text:line-break/>TEARULAI<text:line-break/><text:line-break/>La spada lunga Tearulai è una spada affilata senziente,<text:line-break/>neutrale buona, dalla lama color smeraldo e con pietre<text:line-break/>preziose incastonate nell'elsa e nel pomolo. Le proprietà<text:line-break/><text:line-break/>magiche della spada sono soppresse finché non viene<text:line-break/>rimossa dal teschio di Valdemar.<text:line-break/><text:line-break/>LEVELLO 5 | TL BOSCO DI WYLLGW<text:line-break/><text:line-break/><text:soft-page-break/>Le creature malvagie non possono entrare in sintonia<text:line-break/>con Tearulai; ogni creatura malvagia che tenta di farlo<text:line-break/>subisce 20 danni psichici. La lama di smeraldo non può<text:line-break/>essere danneggiata 0 intaccata è la spada non può essere<text:line-break/>teletrasportata in nessun luogo senza il sSuo possessore,<text:line-break/>fintanto che l'una è in sintonia con l'altro.<text:line-break/><text:line-break/>Incantesimi. La spada possiede 6 cariche e recupera<text:line-break/>1d4 + 2 cariche spese ogni giorno all’alba. Una creatura<text:line-break/>in sintonia con la spada può usare ur’azione e spendere 1<text:line-break/>O più cariche per lanciare con essa uno degli incantesimi<text:line-break/>seguenti senza componenti materiali: volare (2 cariche),<text:line-break/>metamorfosi (3 cariche) o trasporto vegetale (4 cariche).<text:line-break/><text:line-break/>Senziente. La spada possiede Intelligenza 17, Saggezza<text:line-break/>12 e Carisma 20. È dotata di udito e vista pura entro<text:line-break/>un raggio di 36 metri. Comunica telepaticamente con il<text:line-break/>possessore con cui è in sintonia ed è in grado di parlare,<text:line-break/>leggere e capire il Comune, il Draconico, l’Elfico e il Silvano.<text:line-break/>La spada può inoltre valutare con esattezza il valore di<text:line-break/>qualsiasi gemma che si trovi entro 1,5 metri da essa.<text:line-break/><text:line-break/>Personalità. Tearulai ammira la bellezza, la musica,<text:line-break/>le belle arti e la poesia. E un’arma vanitosa che ambisce<text:line-break/>a migliorare il suo aspetto: ama le gemme e va sempre<text:line-break/>in cerca di pietre preziose migliori con cui decorarsi. Ma<text:line-break/>più di ogni altra cosa, sogna di tornare nelle foreste nei<text:line-break/>pressi di Myth Drannor, dove fu creata. Se gli obiettivi<text:line-break/>dél suo possessore contrastano con i suoi, Tearulai tenta<text:line-break/>di prendere il controllo del possessore e di fuggire da<text:line-break/>Sottomonte, per poi usare il stuiò incantesimo trasporto<text:line-break/>vegetale e fare ritorno da dove proviene.<text:line-break/><text:line-break/>10. PONTE DI PIETRA MUSCOSO<text:line-break/><text:line-break/>Un ponte arcuato di pietra ricoperto di muschio attraversa<text:line-break/>il Fiume delle Profondità a un’altezza di 9 metri, collegando<text:line-break/>la piattaforma del drago (area 9) a un tunnel di pietra<text:line-break/>irregolare che scende serpeggiando fino al livello 7. 1] ponte<text:line-break/>di pietra sarebbe decorato da fregi di alberi e rampicanti,<text:line-break/>che sono però coperti dallo strato di muschio.<text:line-break/><text:line-break/>ll1. GALLEGGIAMO TUTTI QUAGGIÙ<text:line-break/><text:line-break/>Un grimilock defunto in un passaggio dimenticato funge<text:line-break/>da tetro prometmoria dei pericoli che infestano il fiume<text:line-break/>sotterraneo,<text:line-break/><text:line-break/>l1A. FALSA IMBARCAZIONE<text:line-break/><text:line-break/>Aill’imboccatura di una stretta caverna al livello dell'acqua,<text:line-break/>è ormeggiata quella che sembra una barca a remi intatta,<text:line-break/><text:line-break/>in grado di contenere fino a quattro personaggi e il loro<text:line-break/>equipaggiamento. La barca e il suo ormeggio sono in realtà<text:line-break/>un mimic Grande con 67 (9d10 + 18) punti ferita. Îl mimic<text:line-break/>usa la sua capacità adesivo su qualsiasi creatura che salga<text:line-break/>su di lui o che afferri la sua “corda”. Una volta stretta una<text:line-break/>preda tra le grinfie, molla gli ormeggi e si lascia trasportare<text:line-break/>dalla corrente a uina velocità di 4,5 metri, mentre percuote<text:line-break/>a morte il suo futuro pasto con il suo pseudopode.<text:line-break/><text:line-break/>1]B. SCHELETRO DEL GRIMLOCK<text:line-break/><text:line-break/><text:soft-page-break/>Lo scheletro di un grimlock con un braccio solo giace sul<text:line-break/>pavimento dove uno stretto passaggio a ovest si incrocia<text:line-break/>con un tunnel più largo che va da nord a sud. Un esame<text:line-break/>ravvicinato rivela che le ossa del grimlock sono state<text:line-break/>spolpate dall’acido e il teschio senza occhi è rivolto verso<text:line-break/>il passaggio stretto che si inoltra a ovest. Anche il braccio<text:line-break/>e la mano ossuta del grimlock indicano quella direzione.<text:line-break/>Lo scheletro è stato lasciato qui dal mimic e non nasconde<text:line-break/>nulla di valore.</text:p>
      <text:p text:style-name="P1"/>
      <text:p text:style-name="P1"/>
      <text:p text:style-name="P1"/>
      <text:p text:style-name="P1">@@@ 18 @@@</text:p>
      <text:p text:style-name="P1"/>
      <text:p text:style-name="P1"/>
      <text:p text:style-name="P1"/>
      <text:p text:style-name="P1">]2. CAVERNE DEI PIPISTRELLI MANNARI<text:line-break/><text:line-break/>] pavimenti di queste caverne naturali sono irregolari e i<text:line-break/>soffitti sono alti 9 metri. Un totale di nove goblin pipistrelli<text:line-break/>mannari si annida in queste caverne, che sono illuminate<text:line-break/>con luce fioca.<text:line-break/><text:line-break/>Se ha inizio un combattimento in un qualsiasi punto delle<text:line-break/>caverne, tutti i pipistrelli mannari nelle tre sezioni dell’area<text:line-break/>12 si uniscono rapidamente allo scontro. Mobar (vedi l’area<text:line-break/>14) rimane dove si trova.<text:line-break/><text:line-break/>]2A. PIPISTRELLI MANNARI IN<text:line-break/>FORMA DI PIPISTRELLO<text:line-break/><text:line-break/>Pipistrelli Mannari. Tre goblin pipistrelli mannari (vedi<text:line-break/>l’appendice A) dormono appesi al soffitto in forma di<text:line-break/>pipistrello. In questa forma, non sono distinguibili dai<text:line-break/>pipistrelli giganti. I pipistrelli mannari si svegliano se<text:line-break/>attaccati o disturbati in altri modi.<text:line-break/><text:line-break/>Rastrelliera. Una rozza rastrelliera per armi fatta di ossa<text:line-break/>legate assieme occupa la parte centrale della caverna.<text:line-break/><text:line-break/>Se i pipistrelli mannari si svegliano, attaccano gli intrusi<text:line-break/>in forma di pipistrello 6 balzano sul pavimento, assumono<text:line-break/>forma di goblin e si armano,<text:line-break/><text:line-break/>Nella rastrelliera ci Sono tre scimitarre, tre archi corti e<text:line-break/>tre faretre di cuoio, ognuna delle quali contiene 20 frecce.<text:line-break/><text:line-break/>12B. PIPISTRELLI MANNARI IN<text:line-break/><text:line-break/>FORMA DI GOBLIN<text:line-break/>Tre goblin pipistrelli mannari (vedi l’appendice A) in<text:line-break/>forma umanoide se ne stanno rannicchiati al centro di<text:line-break/>questa caverna. Uno di loro usa una mola per affilare la<text:line-break/>sua scimitarra, mentre gli altri fabbricano frecce usando<text:line-break/>bastoncini, piume e pietre focaie.<text:line-break/><text:line-break/>]20. PIPISTRELLI MANNARI IN<text:line-break/><text:line-break/>FORMA DI PIPISTRELLO<text:line-break/>Tre goblin pipistrelli mannari (vedi l’appendice A) in forma<text:line-break/>di pipistrello si sono rintanati in quest’arca. Sotto ogni altro<text:line-break/>aspetto, la caverna è identica all’area 12a.<text:line-break/><text:line-break/>13. CAVERNA DA PRANZO<text:line-break/><text:soft-page-break/><text:line-break/>I goblin pipistrelli mannari hanno l’abitudine di consumare<text:line-break/>i pasti assiemne e preferiscono radunarsi in questa caverna,<text:line-break/>dove il pavimento è disseminato delle ossa e dei cadaveri<text:line-break/>dissanguati di roditori, grossi grilli e pesci ciechi.<text:line-break/><text:line-break/>14. CAPO DEI PIPISTRELLI MANNARI<text:line-break/><text:line-break/>Questa vasta caverna, dove arriva ben poca luce, è riservata<text:line-break/>al capo dei pipistrelli mannari, un goblin particolarmente<text:line-break/>sinistro di nome Mobar, che preferisce mantenere la forma<text:line-break/>ibrida, quella più spaventosa. In tutte e tre le forme, Mobar<text:line-break/>è accecato all'occhio sinistro dalla cataratta e sfoggia una<text:line-break/>ciocca di capelli bianchi,<text:line-break/><text:line-break/>Mobar ha le statistiche di un pipistrello mannaro (vedi<text:line-break/>l’appendice A), con le modifiche seguenti:<text:line-break/><text:line-break/>- Mobar possiede 42 punti ferita.<text:line-break/><text:line-break/>* A causa di una percezione falsata delle profondità,<text:line-break/>subisce svantaggio a ogni tiro per colpire contro un<text:line-break/>bersaglio che si trovi a più di 9 metri di distanza.<text:line-break/><text:line-break/>Mobar è infatuato di Wyllow e segue le sue istruzioni<text:line-break/>senza discutere. Passa il suo tempo libero a fabbricare dei<text:line-break/>doni per lei, che poi lascia davanti alla sua torre in forma di<text:line-break/>pipistrello. Il sempliciotto innarmorato è privo di coscienza<text:line-break/>sotto ogni altro aspetto e governa la tribù di pipistrelli<text:line-break/>mannari con ferrea determinazione. Di norma non tratta<text:line-break/>con gli avventurieri: preferisce derubarli e dissetarsi con il<text:line-break/>loro sangue.<text:line-break/><text:line-break/>Se ha inizio un combattimento in quest’area, i pipistrelli<text:line-break/>mannari in tutta l’area 16 accorrono in questo luogo per<text:line-break/>indagare sull’accaduto.<text:line-break/><text:line-break/>TESORO<text:line-break/><text:line-break/>La caverna di Mobar è priva di mobili, se si eccettua un vecchio<text:line-break/>forziere di legno ammuffito, appoggiato su un costone di roccia<text:line-break/>naturale a 3 metri d’altezza dal pavimento, nell’angolo sudovest<text:line-break/>della stanza. I] forziere non è chiuso a chiave e contiene 60 mo<text:line-break/>in un borsello di cuoio, tre simboli sacri di Malar in legno, una<text:line-break/>pozione di guarigione maggiore in un fiasco verniciato, un paio<text:line-break/>di raffinate pantofole, sei teschi umani sbiancati, una statuina<text:line-break/>in avorio splendidamente scolpita con le fattezze di Wyllow<text:line-break/><text:line-break/>(25 mo) e un calice ricavato da una pietra di quarzo blu (250<text:line-break/>mo}. Da un gancio appeso all'interno del coperchio del forziere<text:line-break/>pende una chiave universale di ferro che apre tutte le porte<text:line-break/>delle aree 18-24. La testa della chiave è scolpita a forma del<text:line-break/>severo volto di un nano.<text:line-break/><text:line-break/>]5. CAVERNA DEI PIPISTRELLI H<text:line-break/><text:line-break/>Dozzine di pipistrelli innocui fanno il nido in quest'area.<text:line-break/>I] pavimento di questa caverna priva di illuminazione è<text:line-break/>coperto di sterco di pipistrello. Se nella caverna viene fatta<text:line-break/>brillare una luce intensa o entrano degli intrusi, i pipistrelli<text:line-break/>spiccano il volo spaventati ed escono dalla caverna per<text:line-break/>sciamare sopra l villaggio. I pipistrelli mannari nelle<text:line-break/><text:line-break/>aree 12, 14 e 16 accorrono per indagare sull’accaduto e<text:line-break/><text:soft-page-break/>attaccano tutti gli intrusi che incontrano lungo il tragitto.<text:line-break/><text:line-break/>]6. CAVERNE DEI<text:line-break/>PIPISTRELLI MANNARI<text:line-break/><text:line-break/>Queste buie caverne irregolari hanno i pavimenti coperti<text:line-break/>di pietrisco e i soffitti alti 9 metri. Un totale di diciannove<text:line-break/>goblin pipistrelli mannari (vedi l'appendice A) si annida in<text:line-break/>queste caverne.<text:line-break/><text:line-break/>Se ha inizio un combattimento in un qualsiasi punto<text:line-break/>delle caverne, tutti i pipistrelli mannari nelle quattro sezioni<text:line-break/>dell’area 16 si uniscono rapidamente allo scontro. Il rumore<text:line-break/>mette in allarme anche il capo dei pipistrelli mannari nell’area<text:line-break/>14, che accorre per indagare su cosa stia accadendo.<text:line-break/><text:line-break/>16A. PIPISTRELLI MANNARI IN<text:line-break/>FORMA DI PIPISTRELLO<text:line-break/><text:line-break/>Pipistrelli Mannari. Tre goblin pipistrelli mannari (vedi<text:line-break/>l'appendice A} dormana appesi al soffitto in forma di<text:line-break/>pipistrello. In questa forma, non sono distinguibili dai<text:line-break/>pipistrelli giganti. I pipistrelli mannari si svegliano se<text:line-break/>attaccati o disturbati in altri modi.<text:line-break/><text:line-break/>Nicchie. Le tre nicchie lungo la parete sud<text:line-break/>contengono armi.<text:line-break/><text:line-break/>| pipistrelli mannari attaccano gli intrusi in forma di<text:line-break/>pipistrello o balzano sul pavimento, assumono forma di<text:line-break/>goblin e si armano.<text:line-break/><text:line-break/>Ognuna delle tre nicchie contiene una scimitarra, un<text:line-break/>arco corto e una faretra di cuoio che contiene 20 frecce.<text:line-break/><text:line-break/>16B. PIPISTRELLI MANNARI IN<text:line-break/>FORMA DI GOBLIN<text:line-break/><text:line-break/>Pipistrelli Mannari. Dodici goblin pipistrelli mannari<text:line-break/>(vedi l’appendice A) in forma umanoide sono radunati<text:line-break/>quaggiù. Undici di loro sono seduti attorno al dodicesimo,<text:line-break/>che sta in piedi e racconta una storia.<text:line-break/><text:line-break/>Graffiti. Alcuni rozzi disegni sono stati tracciati col gesso<text:line-break/>sulle pareti.<text:line-break/><text:line-break/>| rozzi disegni tracciati con il gesso sulle pareti<text:line-break/>raccontano la storia di una tribù di goblin che fu<text:line-break/><text:line-break/>LIVELLO 6 | IL BOSCO DI WYLLOW</text:p>
      <text:p text:style-name="P1"/>
      <text:p text:style-name="P1"/>
      <text:p text:style-name="P1"/>
      <text:p text:style-name="P1">@@@ 19 @@@</text:p>
      <text:p text:style-name="P1"/>
      <text:p text:style-name="P1"/>
      <text:p text:style-name="P1"/>
      <text:p text:style-name="P1">contaminata dalla licantropia dei pipistrelli mannari<text:line-break/>nell'’Underdark e delle traversie che dovette affrontare<text:line-break/>successivamente. Se un personaggio studia i graffiti ed<text:line-break/>effettua con successo una prova di Saggezza (Intuizione)<text:line-break/>con CD 10 può intuire a sua volta la storia. Tra i disegni<text:line-break/>compaiono rozze riproduzioni del drago verde Vaidemar,<text:line-break/>dell’arcidruida Wyllow e della sua torre a forma di albero.<text:line-break/><text:soft-page-break/>Un pipistrello mannaro indica alcuni disegni specifici, per<text:line-break/>narrare la storia di come la tribù dei goblin trovò rifugio a<text:line-break/>Soattomonte, si nascose dal drago verde e stipulò la pace con<text:line-break/>l’arcidruida Wyllow. Il racconto si interrompe non appena<text:line-break/>qualcuno si accorge della presenza degli intrusi. Sei pipistrelli<text:line-break/>mannari assumono forma ibrida prima di attaccare.<text:line-break/><text:line-break/>16c. NIDO DEI PIPISTRELLI MANNARI<text:line-break/>Questa caverna ospita due goblin pipistrelli mannari (vedi<text:line-break/>l’appendice A) in forma umanoide e sette dei loro piccoli.<text:line-break/><text:line-break/>l piccoli pipistrelli mannari sono non combattenti che.<text:line-break/>valgono 0 PE. Ognuno possiede CA 8 e 1 punto ferita,<text:line-break/>punteggi di caratteristica pari a 5 e immunità ai danni<text:line-break/>contundenti, perforanti é taglienti delle armi non argentate.<text:line-break/>Possiedono anche il tratto Mutaforma comune a tutti i<text:line-break/>pipistrelli mannari, ma la loro unica altra forma è quella di<text:line-break/>un pipistrello Minuscolo.<text:line-break/><text:line-break/>Se il nido viene attaccato, gli adulti difendono i piccoli.<text:line-break/>Se gli adulti vengono uccisi, i piccoli si trasformano in<text:line-break/>pipistrelli e fuggono.<text:line-break/><text:line-break/>1]16D. TESORERIA DEI PIPISTRELLI MANNARI<text:line-break/><text:line-break/>Pipistrelli Mannari. Due goblin pipistrelli mannari (vedi<text:line-break/>l’appendice A) in forma umanoide montano la guardia<text:line-break/>accanto all’entrata della caverna.<text:line-break/><text:line-break/>Forzieri. A ogni estremità della caverna è collocato<text:line-break/>un forziere di legno talmente pieno di “tesori” che è<text:line-break/>impossibile chiudere il coperchio,<text:line-break/><text:line-break/>Tesoro. ll forziere all’estremità est della caverna contiene<text:line-break/>un boccale di rame malridotto (10 mo), un piede di porco, un<text:line-break/>paio di manette, un blocco di sapone, cinque simboli sacri di<text:line-break/>Malar in legno, un lercio mantello ricavato dalla pelliccia di<text:line-break/>un orso bruno e dieci teschi umani sbiancati.<text:line-break/><text:line-break/>TIl forziere all’estremità sud della caverna contiene un<text:line-break/>guanto d'arme d'acciaio arrugginito le cui dita terminano<text:line-break/>in artigli, una zanna di cinghiale incastonata di pietre<text:line-break/>semipreziose (50 mo), una dotazione da sacerdote senza le<text:line-break/>razioni e un oggetto insolito casuale (il DM tira sulla tabella<text:line-break/>“Oggetti Insoliti” nel capitolo 5 del Player's Handbook).<text:line-break/><text:line-break/>17. RIFUGIO DI VOOL<text:line-break/><text:line-break/>Due stretti tunnel al di sopra del livello del fiume<text:line-break/>conducono alla caverna solitamente occupata da un<text:line-break/>solitario goblin pipistrello mannaro di nome Vool. I<text:line-break/>personaggi potrebbero incontrarlo prima di trovare questa<text:line-break/>caverna (vedi “Mostri Erranti”" a pagina 70).<text:line-break/><text:line-break/>La caverna di Vool è disseminata di ossa di uccelli,<text:line-break/>topi e pesci e dei cadaveri dissanguati di un tasso e di un<text:line-break/>piccolo daino.<text:line-break/><text:line-break/>TEsoRO<text:line-break/><text:line-break/>Se un personaggio cerca tesori nella caverna ed effettua<text:line-break/>con successo una prova di Saggezza {FPercezione) con CD<text:line-break/>15, trova un piccolo borsello di cuoio nascosto sotto una<text:line-break/>pila di rifiuti. Îl borsello contiene le ricchezze accumulate<text:line-break/><text:soft-page-break/>da Vool: 9 mr, 4 ina, una spilla da Arpista fatta di platino<text:line-break/>assidato (25 mo) e uno stivale di cuoio. Lo stivale si rivela<text:line-break/>éssere magico e fa parte di un paio di stivali elfici; tuttavia,<text:line-break/>senza lo stivale compagno non serve a nulla (vedi il livello<text:line-break/>4 area 16a).<text:line-break/><text:line-break/>LINVELLO 5 | IL BOSCO DI WYLLOW<text:line-break/><text:line-break/>ÎLLUMINAZIONE È TUBATURE<text:line-break/><text:line-break/>Tutti gli edifici del villaggio nel Bosco di Wyllow {le aree<text:line-break/>18-24) sono dotati di lampade a gas in vetro, montate a<text:line-break/>muro e alimentate da condotti di gas naturale situati sotto<text:line-break/>il villaggio, e di tubature collegate al fiume sotterraneo<text:line-break/>vicino. Le lampade a pgas possono essere accese o<text:line-break/><text:line-break/>spente usando gli interruttori di pietra situati sulle pareti<text:line-break/>accanto alle porte. | rubinetti di ferro controllano invece<text:line-break/><text:line-break/>lo scorrimento dell’acqua calda e fredda che arriva fino ai<text:line-break/>lavandini e alle vasche da bagno attraverso le tubature.<text:line-break/><text:line-break/>. D L ai<text:line-break/><text:line-break/>16. PRIORATO ABBANDONATO<text:line-break/><text:line-break/>Questo lungo edificio di pietra senza finestre ospita vari<text:line-break/>appartamenti occupati un tempo dai sacerdoti d'alto<text:line-break/>rango di Malar, il dio della caccia. Le porte di pietra del<text:line-break/>complesso sono dotate di serrature, anche se al momento<text:line-break/>non sono chiuse a chiave. L’edificio dispone di varie<text:line-break/>comodità (vedi il riquadro “Illuminazione e Tubature”).<text:line-break/><text:line-break/>Attorno all’edificio sono ammassate spade spezzate,<text:line-break/>elmi ammaccati e armature di metallo squarciate. Dopo<text:line-break/>che il drago verde ha ucciso i cultisti di Malar, Wyllow ha<text:line-break/>spogliato i cadaveri del loro equipaggiamento di metallo, ha<text:line-break/>accumulato i] materiale ripugnante in quest’area, affinché<text:line-break/>fungesse da monito, e ha trascinato i cadaveri nell’area 7,<text:line-break/>dove li ha lasciati a marcire.<text:line-break/><text:line-break/>]8A. SALA DEI TROFEI SACCHEGGIATA<text:line-break/><text:line-break/>I goblin pipistrelli mannari hanno meticolosamente<text:line-break/>saccheggiato questa stanza, dove i sacerdoti di Malar<text:line-break/><text:line-break/>un tempo esibivano i trofei delle loro battute di caccia e<text:line-break/>impartivano punizioni a coloro che li deludevano. La stanza<text:line-break/>contiene quanto segue:<text:line-break/><text:line-break/>Rifiuti. I] pavimento è disseminato di mensole e tavoli<text:line-break/>rotti, mescolati a cumuli di vecchi stracci e teschi umani<text:line-break/>sbiancati.<text:line-break/><text:line-break/>Orsogufo Impagliato. L'angolo sud della stanza è occupato<text:line-break/>da un orsogufo impagliato, eretto sulle zampe posteriori,<text:line-break/>con il muso spalancato nell’atto di ruggire.<text:line-break/><text:line-break/>Ripostiglio Vuoto. Una porta stretta nell’angolo est della<text:line-break/>stanza conduce a una piccola camera, sulle cui pareti È<text:line-break/>allineata una fila di ganci vuoti.<text:line-break/><text:line-break/>]8B. ALLOGGI DEGLI OSPITI ABBANDONATI<text:line-break/><text:line-break/><text:soft-page-break/>Mobili. Questa stanza contiene quattro stretti letti di legno<text:line-break/>ricoperti di trapunte impolverate e di ragnatele. Accanto<text:line-break/>a ogni letto c'è un comodino carico di lumicini spenti.<text:line-break/><text:line-break/>Bagni. La camera più grande è delimnitata da due stanze più<text:line-break/>piccole. Ogni stanza contiene un lavandino, una latrina e<text:line-break/>una vasca da bagno, fatti di pietra e dotati di rubinetti di<text:line-break/>ferro arrugginito.<text:line-break/><text:line-break/>]8C. APPARTAMENTO VUOTO<text:line-break/><text:line-break/>Questo appartamento, un tempo l’alloggio del sommo<text:line-break/>sacerdote del culto di Malar, è composto da una camera<text:line-break/>da letto spaziosa e da un bagno altrettanto imponente,<text:line-break/>accessibile dall’interno.<text:line-break/><text:line-break/>Bagno e Sauna. La camera interna include un<text:line-break/>lavandino, una latrina e una vasca da bagno funzionanti,<text:line-break/>fatti di marmo verde levigato e dotati di rubinetti di ferro<text:line-break/>arrugginiti. Una panca di legno è stata collocata lungo la<text:line-break/>parete sudovest, accanto a una serie di ganci a cui sono<text:line-break/>appesi dei vecchi asciugamani ammuffiti. Quando una<text:line-break/>valvola di ferro sotto la panca viene girata, dagli sfiati nel<text:line-break/>pavimento si alzano getti di vapore caldo.<text:line-break/><text:line-break/>Camera da Letto. La stanza esterna è una camera da<text:line-break/>letto che ha i tratti seguenti:</text:p>
      <text:p text:style-name="P1"/>
      <text:p text:style-name="P1"/>
      <text:p text:style-name="P1"/>
      <text:p text:style-name="P1">@@@ 20 @@@</text:p>
      <text:p text:style-name="P1"/>
      <text:p text:style-name="P1"/>
      <text:p text:style-name="P1"/>
      <text:p text:style-name="P1">Decorazioni. I| pavimento è ricoperto di tappeti sfilacciati,<text:line-break/>su cui è raffigurata la lotta tra tigri e scorpioni. Le pareti<text:line-break/>sono decorate con le immagini sbiadite di serpenti.<text:line-break/><text:line-break/>Mobili. Un letto di legno intagliato con le immagini di<text:line-break/>serpenti è collocato lungo la parete nordest, coperto da<text:line-break/>trapunte impolverate e affiancato da due comodini. Sopra<text:line-break/>ogni comodino sono collocate nove candele consumate<text:line-break/>a metà. Sotto il letto giacciono le pelli essiccate e miutate<text:line-break/>di due serpenti grandi {i serpenti si sono dileguati nei<text:line-break/>boschi e sono morti molto tempo fa).<text:line-break/><text:line-break/>Altare. Lungo la parete nordovest, è visibile un altare di<text:line-break/>legno sporco di sangue e decorato con disegni in bronzo e<text:line-break/>in argento di artigli, zanne, becchi e occhi. Attorno all'altare<text:line-break/>sono state accumulate dozzine di teschi umani sbiancati.<text:line-break/><text:line-break/>Tesoro. Se un personaggio esamina in dettaglio<text:line-break/>l’altare ed effettua con successo una prova di Saggezza<text:line-break/>(Percezione) con CD 15, scopre uno scomparto segreto su<text:line-break/>un lato, che contiene un cilindro di legno per pergamene<text:line-break/>decorato con incisioni di millepiedi e al cui interno si trova<text:line-break/>una pergarmena magica di parlare con gli animali.<text:line-break/><text:line-break/>]8D. APPARTAMENTO ABBANDONATO<text:line-break/><text:line-break/>Questo appartamento è composto da una spaziosa camera<text:line-break/><text:line-break/>da letto e da un bagno adiacente che contiene un lavandino,<text:line-break/>una latrina e una vasca da bagno funzionanti, fatti di pietra<text:line-break/><text:soft-page-break/>levigata e dotati di rubinetti di ferro arrugginiti.<text:line-break/><text:line-break/>]9. CHIOSTRI RAZZIATI<text:line-break/><text:line-break/>Questo edificio di pietra senza finestre contiene gli<text:line-break/>appartamenti usati un tempo dai cultisti di Malar di basso<text:line-break/>rango. Tutte le porte di pietra di questo edificio sono dotate<text:line-break/>di serrature, ma al momento non sono chiuse a chiave.<text:line-break/>L’edificio possiede inoltre i tratti descritti nel riquadro<text:line-break/>“Illuminazione e Tubature”.<text:line-break/><text:line-break/>]9A. ALLOGGI SACCHEGGIATI<text:line-break/><text:line-break/>Le pareti di questa stanza sono scolpite in modo da<text:line-break/>emulare uno strato di roccia naturale e fare apparire<text:line-break/>la camera simile a una caverna. La stanza è stata<text:line-break/>saccheggiata e contiene quanto segue:<text:line-break/><text:line-break/>Mobili. Sei letti rovesciati, sei bauli vuoti, un tavolo fatto<text:line-break/>a pezzi e sei sedie sfondate giacciono all’interno della<text:line-break/>stanza. Sul pavimento sono sparsi anche teschi umani<text:line-break/>sbiancati, ciotole di legno e boccali di legno.<text:line-break/><text:line-break/>Canoa. Una canoa intatta è stata appesa al soffitto tramite<text:line-break/>una Serie di ganci. Può ospitare a bordo fino a sei<text:line-break/>personaggi e il loro equipaggiamento. All’interno della<text:line-break/>canoa sono custoditi quattro remi.<text:line-break/><text:line-break/>19B. BAGNO ABBANDONATO<text:line-break/><text:line-break/>Questa stanza contiene un lavandino, una latrina e una<text:line-break/>vasca da bagno funzionanti, fatti di pietra e dotati di<text:line-break/>rubinetti di ferro arrugginiti.<text:line-break/><text:line-break/>]9C. ALLOGGI DEVASTATI<text:line-break/><text:line-break/>Questa stanza è disseminata di mobili rotti. Un'ispezione<text:line-break/>meticolosa rivela una coppia di tagliole arrugginite, ma<text:line-break/>ancora furnzionanti.<text:line-break/><text:line-break/>Una porta stretta conduce a una stanza più piccola sulle<text:line-break/>cui pareti sono allineati dei ganci vuoti.<text:line-break/><text:line-break/>20. TABERNACOLO DI MALAR<text:line-break/><text:line-break/>Questo edificio è più alto degli altri: ha un tetto spiovente<text:line-break/>alto 9 metri, la cui cima è orlata di spuntoni di ferro,<text:line-break/>mentre sulle mura esterne sono appollaiate le sculture di<text:line-break/><text:line-break/>basilischi, chimere, draghi è manticore ringhianti.<text:line-break/><text:line-break/>Îl culto di Malar si radunava qui per celebrare i vari<text:line-break/>rituali. Le porte di pietra dell'edificio sono dotate di<text:line-break/>serrature, ma al momento non sono chiuse a chiave.<text:line-break/>L'edificio consiste in una sala vasta e opulenta che presenta<text:line-break/>i seguenti elementi:<text:line-break/><text:line-break/>Decorazioni. Il pavimento è rivestito di piastrelle di marmo<text:line-break/>verde e le pareti sono decorate con le immagini dipinte<text:line-break/>di realistiche scene boschive in cui predatori di vario tipo<text:line-break/>danno la caccia alle loro prede.<text:line-break/><text:line-break/>Altare. Al centro del tabernacolo è stato collocato un<text:line-break/>blocco di marmo bianco sporco di sangue (vedi “Altare”<text:line-break/><text:soft-page-break/>più sotto).<text:line-break/><text:line-break/>Cultista Defunto. Vicino all’altare giace uno scheletro<text:line-break/>umano inanimato che indossa un’armatura di pelle a<text:line-break/>brandelli. Accanto allo scheletro sono visibili due metà di<text:line-break/>una lancia spezzata e i resti bruciati e scheggiati di uno<text:line-break/>scudo di legno (ciò che rimane di un cultista che fu ucciso<text:line-break/>da una chimera).<text:line-break/><text:line-break/>ALTARE<text:line-break/><text:line-break/>Se sull’altare viene versato del sangue fresco, una<text:line-break/><text:line-break/>chimera ostile compare magicamente in uno spazio libero<text:line-break/><text:line-break/>all'interno del tabernacolo. La chimera attacca tutte le altre<text:line-break/><text:line-break/>creature e scompare quando viene ridotta a 0 punti ferita<text:line-break/><text:line-break/>o dopo che sono trascorsi 10 minuti, La chimera evocata<text:line-break/><text:line-break/>è immune alle condizioni di affascinato e spaventato e<text:line-break/><text:line-break/>non può uscire dal tabernacolo. Una volta che l’altare ha<text:line-break/><text:line-break/>evocato una chimera, non può rifarlo per una decade.<text:line-break/>Chiunque porti la chimera a O punti ferita ottiene<text:line-break/><text:line-break/>ispirazione, una benedizione minore concessa dal<text:line-break/><text:line-break/>dio Malar.<text:line-break/><text:line-break/>2]. CASERMA ABBANDONATA<text:line-break/><text:line-break/>I guerrieri del culto dormivano e si addestravano qui. Le<text:line-break/>porte di pietra di questa sezione sono fornite di serrature,<text:line-break/>ma al momento non sono chiuse a chiave. L’edificio è dotato<text:line-break/>di illuminazione e tubature (vedi il riquadro “Il]luminazione<text:line-break/>e Tubature”).<text:line-break/><text:line-break/>21A. AREA DI ADDESTRAMENTO<text:line-break/><text:line-break/>Queste stanze erano riservate ai cultisti che volevano<text:line-break/>allenarsi e affinare le loro abilità marziali.<text:line-break/><text:line-break/>Carmmera Nord. Il pavimento di questa stanza è coperto<text:line-break/>da un tappeto di lana nera. Alle pareti sono appesi alcuni<text:line-break/>scudi ammaccati e sorretti da ganci.<text:line-break/><text:line-break/>Camera Sud. Sette manichini di legno carichi di corazze<text:line-break/>di piastre ed elmi arrugginiti occupano questa stanza. Su<text:line-break/>tre dei manichini sono piantati dei pugnali arrugginiti.<text:line-break/><text:line-break/>2]B. DORMITORI<text:line-break/><text:line-break/>Questo appartamento è composto da spaziosi dormitori e<text:line-break/>da un piccolo bagno adiacente.<text:line-break/><text:line-break/>Dormitori. Sei brandine di legno con materassi<text:line-break/>ammuffiti sono disposte in fila. Per tutta la stanza sono<text:line-break/>sparpagliati tappeti scartati, bauli vuoti, stoviglie rotte e<text:line-break/>armi arrugginite.<text:line-break/><text:line-break/>Bagno. Questa stanza contiene tre lavandini, una latrina<text:line-break/><text:soft-page-break/>e una vasca da bagno, tutti fabbricati in pietra levigata e<text:line-break/>dotati di rubinetti di ferro arrugginiti, ma funzionanti.<text:line-break/><text:line-break/>22. SALA MENSA<text:line-break/><text:line-break/>I cultisti cucinavano e consumavano i pasti in questa<text:line-break/>stanza prima di andare a caccia. I pipistrelli mannari<text:line-break/>hanno saccheggiato l'edificio da cima a fondo, lasciando<text:line-break/>le porte di pietra socchiuse. Questa struttura è dotata di<text:line-break/>illuminazione e tubature (vedi il riquadro “Illuminazione e<text:line-break/>Tubature”).<text:line-break/><text:line-break/>LIVELLO 5 | IL B05SCO DI WYLLOW</text:p>
      <text:p text:style-name="P1"/>
      <text:p text:style-name="P1"/>
      <text:p text:style-name="P1"/>
      <text:p text:style-name="P1">@@@ 21 @@@</text:p>
      <text:p text:style-name="P1"/>
      <text:p text:style-name="P1"/>
      <text:p text:style-name="P1"/>
      <text:p text:style-name="P1">22A. DISPENSA<text:line-break/><text:line-break/>Questa stanza puzza di pesce marcio e di aceto ed è<text:line-break/>occupata da scaffali di pietra rovesciati, barili sfondati e<text:line-break/>fiaschi spaccati. Un'ispezione accurata consente di trovare<text:line-break/>dieci sacchi vuoti e un otre di vino vuoto che possono<text:line-break/>essere riutilizzati.<text:line-break/><text:line-break/>22B. DEPOSITO<text:line-break/><text:line-break/>Statua. Questa stanza è fredda. Le pareti e il pavimento sono<text:line-break/>ricoperti di uno strato di gelo, che si fa più spesso attorno<text:line-break/>alla statua a grandezza naturale di un nano collocata<text:line-break/>lungo la parete sud. Îl nano sembra essere coperto da una<text:line-break/>pelliccia marrone {che in realtà è una muffa marrone).<text:line-break/><text:line-break/>Ganci e Catene. Arrugginiti ganci da macellaio e catene<text:line-break/>pendono dalle travi.<text:line-break/><text:line-break/>La statua è un nano che rimase pietrificato da un<text:line-break/>basilisco circa mille anni fa. Una chiazza di muffa<text:line-break/>marrone (vedi “Pericoli del Dungeon” nel capitolo 5 della<text:line-break/>Dungeon Master's Guide) copre il nano e diffonde il freddo<text:line-break/>nella stanza.<text:line-break/><text:line-break/>22C. CUCINA<text:line-break/><text:line-break/>Questa cucina è dotata di un lungo tavolo di legno su<text:line-break/>cavalletti, un paio di stufe di ferro e alcuni scaffali di<text:line-break/>pietra. I pipistrelli mannari hanno saccheggiato la stanza,<text:line-break/>rompendo buona parte delle stoviglie nel farlo: il pavimento<text:line-break/>è coperto di coctci e vetri rotti. Non resta nulla di valore qui.<text:line-break/><text:line-break/>22D. SALA MENSA<text:line-break/><text:line-break/>Lampadari. Quattro lampadari ricavati da vecchie ruote<text:line-break/>di carro pendono dalle travi, legati a corde sfilacciate.<text:line-break/>Cumuli di cera sciolta pendono dai lampadari come se<text:line-break/>fossero dei ghiaccioli.<text:line-break/><text:line-break/>Mobili. Sotto i lampadari sono state disposte alcune file<text:line-break/>di panche e di tavoli di legno. Sui tavoli e sul pavimento,<text:line-break/>giacciono vari boccali rovesciati in mezzo alla polvere,<text:line-break/>alla muftfa e alle ragnatele.<text:line-break/><text:soft-page-break/><text:line-break/>23. SANTUARIO PROFANATO<text:line-break/><text:line-break/>Questo edificio di pietra senza finestre era riservato agli<text:line-break/>iniziati del culto. L’edificio è dotato di illuminazione e<text:line-break/>tubature (vedi il riquadro “Illuminazione e Tubature”).<text:line-break/><text:line-break/>23A. SALA DELLE PREGHIERE<text:line-break/><text:line-break/>Cinghiali, Due cinghiali ostili si sono intrufolati in questa<text:line-break/>stanza in cerca di cibo. Attaccano chiunque giunga entro<text:line-break/>3 mmetri da uno di loro.<text:line-break/><text:line-break/>Decorazioni. Il pavimento è disseminato di tappetini da<text:line-break/>preghiera sfilacciati. Sei arazzi sono stati ammassati in<text:line-break/>un angolo.<text:line-break/><text:line-break/>Vestibolo Vuoto. La stanza più piccola a nord è dotata<text:line-break/>di uncini vuoti alle pareti (era qui che gli arazzi<text:line-break/>erano appesi prima che i pipistrelli mannari li<text:line-break/>buttassero a terra).<text:line-break/><text:line-break/>Tesoro. Ogni arazzo strappato raffigura una battaglia<text:line-break/>nelle terre selvagge tra cacciatori umani primitivi e vari<text:line-break/>mostri, tra cui un unicorno, una belva distorcente, un<text:line-break/>orsogufo, un branco di worg e un grifone. Lanciare un<text:line-break/>trucchetto riparare è sufficiente a riparare un arazzo, che<text:line-break/>recupera in questo modo 1l suo valore (25 mo).<text:line-break/><text:line-break/>23B. ALLOGGI DEGLI ÎINIZIATI<text:line-break/><text:line-break/>Mobili. Otto file di letti a castello accumulati in pile da<text:line-break/>quattro occupano interamente questa stanza.<text:line-break/><text:line-break/>Rottami. Lungo le pareti sono stati ammassati vari pezzi<text:line-break/>di legno, i resti delle mensole dove gli iniziati del culto un<text:line-break/>tempo custodivano i loro effetti personali.<text:line-break/><text:line-break/>LIVELLO 5 | TÉ BOSCO DI WYLLOW<text:line-break/><text:line-break/>Bagno. Questa piccola stanza a sud contiene un lavandino,<text:line-break/>una latrina e una vasca da bagno, tutti fabbricati in pietra<text:line-break/>levigata e dotati di rubinetti di ferro arrugginiti.<text:line-break/><text:line-break/>24. CELLE DEGLI ANIMALI<text:line-break/><text:line-break/>] cultisti di Malar custodivano in questa stanza varie<text:line-break/>bestie tenute sottochiave. Tuttavia, nessuna porta di<text:line-break/>pietra dell'edificio è attualmente chiusa a chiave. L'edificio<text:line-break/>è dotato di illuminazione e tubature (vedi il riquadro<text:line-break/>“Illuminazione e Tubature”).<text:line-break/><text:line-break/>24A. ALLOGGI DEI DOMATORI<text:line-break/><text:line-break/>Mobili. Sei letti di legno sono stati allineati lungo le pareti<text:line-break/>di questa stanza. Ai piedi di ogni letto, c è un baule vuoto.<text:line-break/><text:line-break/>Armatura ILimbottita. Un manichino di legno appoggiato<text:line-break/>contro la parete nord sorregge un'armatura imbottita,<text:line-break/>un paio di spessi guantoni imbottiti e un elmo a viso<text:line-break/>aperto dotato di una griglia d’acciaio (i membri del culto<text:line-break/>usavano questa ingombrante armatura per addestrare<text:line-break/>le bestie; funziona come un'’armatura imbottita, ma non<text:line-break/>fornisce alcun modificatore di Destrezza alla CA di chi<text:line-break/><text:soft-page-break/>la indossa).<text:line-break/><text:line-break/>Bagno. Questa piccola stanza a nord contiene un lavandino<text:line-break/>è una latrina fabbricati in pietra levigata e dotati di<text:line-break/>rubinetti di ferro arrugginiti.<text:line-break/><text:line-break/>24B. VOLIERA<text:line-break/><text:line-break/>Un incantesimo silenzio permanente sopprime tutti i<text:line-break/>rumori in questa stanza. Un incantesimo dissolvi magie<text:line-break/>(CD 16) lanciato con successo pone fine all’effetto. Da<text:line-break/>alcune verghe montate lungo le pareti pendono dodici<text:line-break/>gabbie di ferro per uccelli, ormai vuote. Il pavimento<text:line-break/>polveroso è disseminato di una miriade di vecchie piurme.<text:line-break/><text:line-break/>24C. GABBIE DELLE DBESTIE<text:line-break/><text:line-break/>Questa stanza contiene sei gabbie di ferro vuote, ognuna<text:line-break/>con lato di 1,5 metri e chiusa da un lucchetto arrugginito.<text:line-break/>Îl lucchetto può essere scassinato usando gli arnesi<text:line-break/><text:line-break/>da scasso ed effettuando con successo una prova di<text:line-break/>Destrezza con CD 15; può anche essere rotto effettuando<text:line-break/>con successo una prova di Forza (Atletica) con CD 150<text:line-break/>sferrando un solido colpo con un’arma (CA 15).<text:line-break/><text:line-break/>CONSEGUENZE<text:line-break/><text:line-break/>Se Wvllow resta uccisa, i pipistrelli mannari notano la<text:line-break/><text:line-break/>sua assernza nel giro di pochi giorni. Una volta trovato il<text:line-break/>coraggio di esplorare e saccheggiare la sua torre, usano il<text:line-break/>calendario di pietra al suo interno per intrappolare il Bosco<text:line-break/>di Wyllow in uno stato di notte perenne. Col passare del<text:line-break/>tempo, questo uccide le piante che hanno bisogno della luce<text:line-break/>del sole per sopravvivere.<text:line-break/><text:line-break/>In assenza della protezione dell'arcidruida, i pipistrelli<text:line-break/>mannari e gli altri mostri predatori razziano il bosco<text:line-break/>morente e uccidono la maggior parte degli uccelli e dei<text:line-break/>mampmiferi. Se Tearulai è ancora piantata nel cranio di<text:line-break/>Valdemar, il drago cerca di rallentare l’avanzata dei mostri<text:line-break/>come meglio può.<text:line-break/><text:line-break/>Se Tearulai e Valdemar sono stati separati e il drago<text:line-break/>è sopravvissuto, in quest'ultimo si riaccende l’ostilità nei<text:line-break/>confronti dell'’arcidruida e di chiunque tenti di ostacolare Îe<text:line-break/>sue mire malvagie. Wyllow ordina agli avventurieri appena<text:line-break/>arrivati di togliere di mezzo il drago, esiliando coloro che si<text:line-break/>rifiutano.</text:p>
      <text:p text:style-name="P1"/>
      <text:p text:style-name="P1"/>
      <text:p text:style-name="P1"/>
      <text:p text:style-name="P1">@@@ 22 @@@</text:p>
      <text:p text:style-name="P1"/>
      <text:p text:style-name="P1"/>
      <text:p text:style-name="P1"/>
      <text:p text:style-name="P1">#<text:line-break/><text:line-break/>LIVELLO 6: IL LIVELLO PERDUTO<text:line-break/><text:line-break/>v s rrr<text:line-break/><text:line-break/>= i<text:line-break/><text:soft-page-break/>l<text:line-break/><text:line-break/>|1 L __:..-}' l'. i<text:line-break/><text:line-break/>_w-n.-u.-u—_-:.- __ u ME ia PI<text:line-break/><text:line-break/>° L LIVELLO PERDUTO È CONCEPITO PER QUATTRO<text:line-break/><text:line-break/>avventurieri di 9" livello. I personaggi che<text:line-break/>sconfiggono i mostri di questo livello dovrebbero<text:line-break/>guadagnare abbastanza PE da arrivare a metà<text:line-break/>strada per il 10° livello. Questo livello era in<text:line-break/>passato un complesso di templi dedicati al diò dei<text:line-break/>nani Dumathoin, il Custode dei Segreti sotto la<text:line-break/>Montagna. Al suo interno è nascosta la tomba di<text:line-break/>Melair, il re dei nani Melairkyn.<text:line-break/><text:line-break/>Prima di condurre questo livello, il DM dovrà leggere<text:line-break/>la sezione “Duergar” nel Monster Manual. Quelle<text:line-break/>informazioni lo aiuteranno a interpretare i PNG duergar<text:line-break/>presenti in tutto il Livello Perduto.<text:line-break/><text:line-break/>COSA SI ANNIDA QUI?<text:line-break/><text:line-break/>Fino a poco tempo fa, il Livello Perduto era fisicamente<text:line-break/>isolato dal resto di Sottomonte, ma quando alcuni umber<text:line-break/>hulk, scavando sotto la montagna, si sono imbattuti in<text:line-break/>questo livello per caso, hanno aperto dei tunnel che altri<text:line-break/>cacciatori di tesori hanno seguito di lì a poco.<text:line-break/><text:line-break/>I PREDATORI DEL CLAN IRONEYE<text:line-break/><text:line-break/>I duergar del Clan Ironeye, guidati da una mezzo-duergar<text:line-break/>mezzo-nana degli scudi, una cercatrice mineraria di nome<text:line-break/>Skella Ironeye, sono giunti a saccheggiare questo livello<text:line-break/>di Sottomonte. Sono assistiti in questa impresa da due<text:line-break/>manti assassini del conclave del livello 5, che sperano di<text:line-break/>trasformare questo livello in un territorio di caccia. Una<text:line-break/>volta ottenuto l'accesso grazie a un tunnel degli umber<text:line-break/>hulk che scende fin quaggiù dal livello 5, i razziatori sono<text:line-break/>riusciti a saccheggiare varie camere. Tuttavia, una fitta<text:line-break/>combinazione di trappole e di mostri inaspettati ha sfoltito i<text:line-break/>loro numeri e ridimensionato il loro entusiasrmo.<text:line-break/><text:line-break/>re?<text:line-break/><text:line-break/>Skella è ossessionata dall’arte e dalla bellezza, in netto<text:line-break/>contrasto con la consueta predilezione dei duergar per<text:line-break/>i beni più pratici. 1 duergar che guida si accontentano di<text:line-break/>seguirla per incamerare ciò che recuperano nel corso<text:line-break/>delle razzie e non si curano del valore storico delle reliquie<text:line-break/>che rubano o distruggono. Skella è disposta a trattare<text:line-break/>con gli avventurieri e tenersi alla larga da loròo in cambio<text:line-break/>dell'occasione di saccheggiare altri tratti del dungeon e<text:line-break/>andarsene sana e salva. La sua natura legale la indurrà a<text:line-break/>rispettare i termini dei patti stipulati, ma se ha la minima<text:line-break/>sensazione di essere stata tradita, non esiterà a rivoltarsi<text:line-break/>contro gli avventurieri.<text:line-break/><text:line-break/>Oltre ai vari tesori saccheggiati da questo livello, Skella<text:line-break/>è in possesso di un pugnale che ha rubato ad Azrok,<text:line-break/>l’hobgoblin signore della guerra che governa Stromkuhldur<text:line-break/>sul livello 3 di Sottomonte (vedi “La Legione di Azrok”<text:line-break/>a pagina 43). La restituzione di quel pugnale ad Azrok<text:line-break/><text:soft-page-break/>completa una missione secondaria,<text:line-break/><text:line-break/>UMBER HULK_<text:line-break/><text:line-break/>Gli umber hulk che si sono fatti strada scavando fino al<text:line-break/>Livello Perduto ora vagano liberamente in cerca di prede.<text:line-break/><text:line-break/>Un umber hulk errante individua i personaggi vicini<text:line-break/>grazie alla sua percezione tellurica. Questa creatura<text:line-break/>potrebbe avanzare a passo di carica verso di loro da un<text:line-break/>corridoio in qualsiasi momento, sfondando ogni porta sul<text:line-break/>suo cammino, oppure potrebbe scavare attraverso un muro<text:line-break/>per raggiungere i personaggi, facendo irruzione in una<text:line-break/>pioggia di frammenti di pietra. Se un umber hulk errante<text:line-break/>viene sconfitto, il DM lo rimuove dall’area 26 o usa solo<text:line-break/>un umber hulk nell’area 34. Se i personaggi hanno già<text:line-break/>sconfitto i tre umber hulk in quelle aree, si presume che<text:line-break/>quello errante sia un nuovo arrivato.<text:line-break/><text:line-break/>— a a_ d d 7 EEE<text:line-break/><text:line-break/>LEVELLO 6&amp; l'TL:2TIVECLO PERDUTOG</text:p>
      <text:p text:style-name="P1"/>
      <text:p text:style-name="P1"/>
      <text:p text:style-name="P1"/>
      <text:p text:style-name="P1">@@@ 23 @@@</text:p>
      <text:p text:style-name="P1"/>
      <text:p text:style-name="P1"/>
      <text:p text:style-name="P1"/>
      <text:p text:style-name="P1">ESPLORARE QUESTO LIVELLO<text:line-break/><text:line-break/>Le descrizioni di tutti i luoghi del Livello Perduto fanno<text:line-break/>riferimento alla mappa 6.<text:line-break/><text:line-break/>Molte porte di pietra di questo livello sono state demolite<text:line-break/>dagli umber hulk. Le creature possono attraversare i detriti<text:line-break/>senza penalità.<text:line-break/><text:line-break/>Le colonne di quarzo presenti in tutto il Livello Perduto<text:line-break/>proiettano luce intensa in un raggio di 6 metri e luce fioca<text:line-break/>per altri 6 metri. Lanciando con successo un incantesimo<text:line-break/>dissolvi magie (CD 12) sulla colonna, la sua luce magica si<text:line-break/>estingue per sempre; lo stesso accade se la colonna viene<text:line-break/>distrutta. Una colonna di quarzo è un oggetto Enorme<text:line-break/>con CA 11, 50 punti ferita e immunità ai danni psichici<text:line-break/>e da veleno. Le colonne di quarzo non sorreggono il<text:line-break/>soffitto, quindi la loro distruzione non ne provoca il crollo.<text:line-break/>I personaggi dotati del tratto Esperto Minatore possono<text:line-break/>notare questo fatto esaminando le colonne (nessuna prova<text:line-break/>richiesta).<text:line-break/><text:line-break/>]. TUNNEL DEGLI UMBPBER HULK<text:line-break/><text:line-break/>Questo tunnel alto 2,4 metri è stato scavato dall'umber hulk<text:line-break/>presente nell’area 26 ed è disseminato di detriti; si scinde<text:line-break/>in due diramazioni prima di sfociare nel buio corridoio di<text:line-break/>un dungeon su questo livello.<text:line-break/><text:line-break/>2. VESTIBOLO DEGLI ACCOLITI<text:line-break/><text:line-break/>Segni di Artigli. Le pareti sono sfregiate dai segni di artigli<text:line-break/>lasciati da un umber hulk.<text:line-break/><text:line-break/>Detriti. Tre grossi armadi di legno sono stati rovesciati a<text:line-break/><text:soft-page-break/>terra e fatti a pezzi.<text:line-break/><text:line-break/>Porta Sfondata. La porta sud è stata distrutta.<text:line-break/><text:line-break/>TEsSORO<text:line-break/><text:line-break/>Se un personaggio setaccia i frammenti degli armadi,<text:line-break/>trova un pendente di ematite a forma di montagna con<text:line-break/>un'agata ad occhio azzurra incastonata al centro (25 mo). Il<text:line-break/>pendente è un simbolo sacro di Dumathoin.<text:line-break/><text:line-break/>3. CAMERA DI ASPERSIONE<text:line-break/><text:line-break/>Vasche. Tre vasche di pietra ormai asciutte sono disposte a<text:line-break/>intervalli regolari lungo la parete est.<text:line-break/><text:line-break/>Armadietto. Le porte di un armadietto di pietra nell'angolo<text:line-break/>sudovest sono rimaste aperte.<text:line-break/><text:line-break/>ÎI vecchi contenuti dell'armadietto sono stati rovesciati a<text:line-break/>terra; saponette sbriciolate, spazzole di legno dalle setole in<text:line-break/>acciaio e asciugamani ormai talmente vecchi da sfaldarsi al<text:line-break/>primo tocco.<text:line-break/><text:line-break/>4. STANZA A SOQQUADRO<text:line-break/><text:line-break/>I duergar hanno saccheggiato questa camera e hanno<text:line-break/>lasciato la porta socchiusa. Le reliquie cerimoniali che un<text:line-break/>tempo erano disposte sui tavoli di pietra o nelle nicchie<text:line-break/>alle pareti ora giacciono a terra in pezzi: incensieri di<text:line-break/>ferro, candelieri di pietra, globi di cristallo lucido ed elmi<text:line-break/>funerari neri sparpagliati sul pavimento ormai non hanno<text:line-break/>più alcun valore.<text:line-break/><text:line-break/>l l<text:line-break/>SIMBOLO DI DUMATHOIN<text:line-break/><text:line-break/>In molte aree di questo livello compare il simbolo di<text:line-break/>Dumathoin, un picco montano con una gemma nel cuore<text:line-break/>della montagna. Il simbolo può essere riconosciuto da<text:line-break/>qualsiasi personaggio che effettui con successo una prova<text:line-break/>di Intelligenza (Religione)} con CD 15. | nani superano la<text:line-break/>prova autommaticamente.<text:line-break/><text:line-break/>b i ’_z<text:line-break/><text:line-break/>LEIVELLO 6 | IL LIVELLO PERDUTO<text:line-break/><text:line-break/>5. RELIQUIARIO SACCHEGGIATO<text:line-break/><text:line-break/>In questa stanza un tempo, erano custodite varie opere<text:line-break/>d'arte rituali e statue a tema religioso. Lungo le pareti sud<text:line-break/>e nord in passato, erano disposti vari scaffali carichi di<text:line-break/>curiosità e oggetti assortiti, ma ora tutto è stato rovesciato<text:line-break/>a terra e fatto a pezzi.<text:line-break/><text:line-break/>TEsoRO<text:line-break/><text:line-break/>I duergar che hanno saccheggiato questa stanza non hanno<text:line-break/>apprezzato il valore artistico degli oggetti contenuti. Se<text:line-break/><text:line-break/>i personaggi setacciano la stanza trovano una statuetta<text:line-break/>scheggiata di un nano re, alta 25 cm e fatta di lapislazzuli<text:line-break/>(75 mo), un sudario funebre decorato con frammenti di<text:line-break/><text:soft-page-break/>quarzo blu (125 mo) e un trittico di alabastro alto 30 cm e<text:line-break/>lungo 90 cm che raffigurava un matrimonio tra nani (250<text:line-break/>mo). Îl trittico pesa 12,5 kg.<text:line-break/><text:line-break/>6. LABORATORIO<text:line-break/><text:line-break/>Aree di Lavoro. Quattro aree di lavoro sono state allestite<text:line-break/>lungo la parete est. Ognuna è composta da una solida<text:line-break/>scrivania e da uno sgabello girevole.<text:line-break/><text:line-break/>Lanterne. Sopra ogni sgabello, pende una lanterna<text:line-break/>ancorata al soffitto tramite una catena.<text:line-break/><text:line-break/>Fucina. L'angolo sudovest è uno spazio dedicato alla<text:line-break/>lavorazione dei metalli.<text:line-break/><text:line-break/>Un'ispezione delle arée di lavoro consente ai personaggi<text:line-break/>di trovare un set di strumenti da gioielliere e uno di<text:line-break/>strumenti da inventore. Le lanterne al di sopra delle aree<text:line-break/>di lavoro devono essere rifornite di olio, ma a parte questo<text:line-break/>sono ancora funzionanti.<text:line-break/><text:line-break/>La fucina è dotata di un tavolo da lavoro di legno<text:line-break/>regolabile, una fornace di ferro a forma conica e un barile<text:line-break/>d'acqua crepato che ora è vuoto e asciutto. Strumenti,<text:line-break/>grembiuli in cottaà di maglia e guanti di cuoio sono appesi a<text:line-break/>una fila di ganci lungo le pareti.<text:line-break/><text:line-break/>7. BIBLIOTECA E SCRIPTORIUM<text:line-break/><text:line-break/>È difficile che i nani riversino le loro parole su carta, quindi<text:line-break/>questa biblioteca nanica è una scoperta molto rara. 1<text:line-break/>personaggi che non tentano di celare il loro arrivo in qualche<text:line-break/>modo sono individuati dalle creature presenti in questa stanza,<text:line-break/>che ha un soffitto a volta alto 6 metri è contiene quanto segue:<text:line-break/><text:line-break/>Scaffali. Alcune pergamene legate con fili di rame sono<text:line-break/>disposte in fila sugli scaffali scavati lungo le pareti est e ovest.<text:line-break/><text:line-break/>Mostri. Quattro duergar frugano tra le opere raccolte nella<text:line-break/>stanza e un singolo manto assassino si annida nelle<text:line-break/>ombre del soffitto a volta.<text:line-break/><text:line-break/>Scale a Pioli. Alcune scale a pioli di ferro scorrevoli sono<text:line-break/>montate su binari per consentire di raggiungere gli<text:line-break/>scaffali più alti, situati a 4,5 metri d’altezza.<text:line-break/><text:line-break/>Scrivanie. Due file di scrivanie e sedie di pietra sono<text:line-break/>rivolte verso l'entrata. I ripiani delle scrivanie sono<text:line-break/>leggermente inclinati e sono dotati di piccoli incavi da<text:line-break/>usare come calamai.<text:line-break/><text:line-break/>I duergar colti alla sprovvista dall’arrivo di altri visitatori<text:line-break/>reagiscono istintivamente ingrandendosi e attaccando. Se<text:line-break/>due duergar cadono in battaglia, i sopravvissuti diventano<text:line-break/>invisibili e fuggono nell’area 12 mentre il manto assassino<text:line-break/>copre la loro fuga.<text:line-break/><text:line-break/>I testi sacri e le pergamene in questa stanza sono friabili e<text:line-break/>si sfaldano facilmente. Quasi tutti i manoscritti contengono le<text:line-break/>riflessioni religiose giornaliere dei sacerdoti di Dumathoin. Se<text:line-break/>un personaggio dedica almeno 1 ora a esaminare gli archivi<text:line-break/>ed effettua con successo una prova di Intelligenza con CD 15,<text:line-break/>può discernere l’ubicazione del tempio di Dumathoin (area 15)</text:p>
      <text:p text:style-name="P1"><text:soft-page-break/></text:p>
      <text:p text:style-name="P1"/>
      <text:p text:style-name="P1"/>
      <text:p text:style-name="P1">@@@ 24 @@@</text:p>
      <text:p text:style-name="P1"/>
      <text:p text:style-name="P1"/>
      <text:p text:style-name="P1"/>
      <text:p text:style-name="P1">A<text:line-break/>&amp;<text:line-break/>m<text:line-break/>piei<text:line-break/>=<text:line-break/>Ò<text:line-break/>i<text:line-break/><text:line-break/>IL LiveELLo PenoutO<text:line-break/><text:line-break/>LIv<text:line-break/><text:line-break/>ELL<text:line-break/><text:line-break/>L) Di<text:line-break/><text:line-break/>IL LINVELLTA FPERDUT<text:line-break/><text:line-break/>L)<text:line-break/><text:line-break/>-..= :::—<text:line-break/><text:line-break/>n<text:line-break/>ai i a<text:line-break/><text:line-break/>Tunnel che<text:line-break/>conduce ai<text:line-break/><text:line-break/>LSESES<text:line-break/><text:line-break/>rai<text:line-break/><text:line-break/>dungeon esponso<text:line-break/><text:line-break/>. .<text:line-break/>LE<text:line-break/><text:line-break/>-.<text:line-break/>LA LI i]<text:line-break/>rss<text:line-break/><text:line-break/>ra e<text:line-break/><text:line-break/>L RI<text:line-break/><text:line-break/>FELELÌ<text:line-break/><text:line-break/>ANE<text:line-break/><text:line-break/>g<text:line-break/>i,<text:line-break/>i<text:line-break/><text:line-break/>LI<text:line-break/><text:line-break/>i<text:line-break/><text:line-break/><text:soft-page-break/>2<text:line-break/><text:line-break/>FE FFIFIA rr<text:line-break/>PA<text:line-break/><text:line-break/>1 quadretto = 3 metri<text:line-break/><text:line-break/>i a<text:line-break/>I F #<text:line-break/><text:line-break/>P ai<text:line-break/>aa<text:line-break/><text:line-break/>|..'|<text:line-break/><text:line-break/>a a iH n e RL EA D<text:line-break/>L<text:line-break/><text:line-break/>i<text:line-break/><text:line-break/>I<text:line-break/><text:line-break/>A ii<text:line-break/>PN E n NNE O e E LE LA<text:line-break/>n<text:line-break/><text:line-break/>L L<text:line-break/><text:line-break/>|<text:line-break/><text:line-break/>.ll.lnlrr:r:rrrrr<text:line-break/><text:line-break/>aa PA i i<text:line-break/>e e<text:line-break/><text:line-break/>Tunnel che conduce<text:line-break/>ai dungeon espanso<text:line-break/><text:line-break/>AFMEFRIFOFNSI<text:line-break/>d aa<text:line-break/><text:line-break/>LA<text:line-break/><text:line-break/>NAT<text:line-break/><text:line-break/>EI<text:line-break/><text:line-break/>I l.|-l':','r-. PE r1.:.’d'-. I"-<text:line-break/><text:line-break/>HT FFFFFFNI<text:line-break/>ai Fi<text:line-break/><text:line-break/>1<text:line-break/><text:line-break/>l<text:line-break/><text:line-break/>TEFFPEESI EIT TS TELT EEE PI<text:line-break/><text:line-break/>11<text:line-break/><text:line-break/>b<text:line-break/><text:line-break/>a<text:line-break/>f E F FAN L'1i: '|";1|".‘|"':':' PTT :<text:line-break/><text:soft-page-break/><text:line-break/>- 1.<text:line-break/>a<text:line-break/><text:line-break/>AE RA EA<text:line-break/><text:line-break/>ESTT F FEONT ia i<text:line-break/>...r.:u a -:ru':"".l' LI s<text:line-break/><text:line-break/>a<text:line-break/><text:line-break/>-<text:line-break/><text:line-break/>EIT EA LA i i<text:line-break/>. -… .<text:line-break/><text:line-break/>FIFLL FE RF IP I FSII EE<text:line-break/><text:line-break/>Tunnel che<text:line-break/>conduce adl<text:line-break/><text:line-break/>dungeon esponio<text:line-break/><text:line-break/>- rLE -.u; Di E</text:p>
      <text:p text:style-name="P1"/>
      <text:p text:style-name="P1"/>
      <text:p text:style-name="P1"/>
      <text:p text:style-name="P1">@@@ 25 @@@</text:p>
      <text:p text:style-name="P1"/>
      <text:p text:style-name="P1"/>
      <text:p text:style-name="P1"/>
      <text:p text:style-name="P1">e dispone di vantaggio alle prove di caratteristica effettuate<text:line-break/>per trovare porte segrete su questo livello.<text:line-break/><text:line-break/>8. CAVALGATURE DI LEGNO<text:line-break/><text:line-break/>I duergar hanno setacciato l’area S8a in cerca di tesori,<text:line-break/>ma non hanno trovato niente di interessante. Non sono<text:line-break/>neanche riusciti a trovare la porta segreta dell'area &amp;8b.<text:line-break/><text:line-break/>SA. ASINI DI LEGNO<text:line-break/><text:line-break/>Affreschi. Le pareti sono decorate di affreschi che<text:line-break/>raffigurano una schiera di nani nell’atto di difendere le<text:line-break/>loro dimore montane da ankheg, vermi purpurei, umber<text:line-break/>hulk e altri mostri scavatori (dietro l’affresco di un nano<text:line-break/>che combatte con un bulette, si nasconde una porta<text:line-break/>segreta che conduce all’area 8b).<text:line-break/><text:line-break/>Asini di Legno. La stanza contiene cinque rozzi costrutti<text:line-break/>di legno simili a degli asini. Ognuno di questi manichini<text:line-break/>magici ha un corpo composto da un barile di legno<text:line-break/>disposto orizzontalmente, la testa e il collo fatti di legno e<text:line-break/>di tela che spuntano da un'estremità e una coda fatta con<text:line-break/>una scopa di saggina che spunta dall’altra. Ogni barile è<text:line-break/>sorretto da quattro zampe di legno lunghe 60 cm.<text:line-break/><text:line-break/>Quando un umanoide Piccolo o Medio si siede su<text:line-break/>un asino di legno, il costrutto si muove e attacca come<text:line-break/>ordinato dal suo padrone. Ogni asino usa le statistiche dî<text:line-break/>un mulo, con le modifiche seguenti:<text:line-break/><text:line-break/>. lL'asino di legno è un costrutto dotato di vista cieca in un<text:line-break/>raggio di 9 metri. Oltre quel raggio è cieco.<text:line-break/><text:soft-page-break/><text:line-break/>- Senza un cavalcatore, l’asino di legno è incapacitato.<text:line-break/><text:line-break/>. Possiede immunità ai danni da veleno e non può essere<text:line-break/>accecato, affascinato, avvelenato, paralizzato, pietrificato<text:line-break/>o spaventato.<text:line-break/><text:line-break/>8B. PORTALE ARGUATO PER IL LIVELLO 9<text:line-break/><text:line-break/>Un arco di pietra incassato nella parete sud è decorato con<text:line-break/>le incisioni di beholder, flumph e uccelli stigei. L’arco è uno<text:line-break/>dei portali di Halaster (vedi “Portali” a pagina 12). A quesio<text:line-break/>portale si applicano le regole seguenti:<text:line-break/><text:line-break/>. Se una creatura vola o0 levita entro 1,5 metri dall'arco, il<text:line-break/>portale si apre per 1 minuto.<text:line-break/><text:line-break/>: Î personaggi devono essere di livello pari o superiore<text:line-break/>al 10° per attraversare questo portale (vedi “Thesiyra<text:line-break/>Kestellharp” a pagina 10). La prima creatura a passare<text:line-break/>attraverso il portale innesca una runa antica (vedi “Rune<text:line-break/>Antiche” a pagina 12).<text:line-break/><text:line-break/>- Una cereatura che attraversa il portale compare nell'area<text:line-break/>13b del livello 9, nello spazio libero più vicino al portale<text:line-break/>identico situato in quell'area.<text:line-break/><text:line-break/>9, SALA DELL'ADUNATA<text:line-break/><text:line-break/>Decorazioni. Lungo le pareti, sono appesi picconi spuntati<text:line-break/>e scudi a intervalli di 3 metri.<text:line-break/><text:line-break/>Doppia Porta. Le rune Naniche che simboleggiano la forza<text:line-break/>e la sicurezza sono state scolpite sul pavimento di fronte<text:line-break/>alla doppia porta situata a est.<text:line-break/><text:line-break/>La porta dell’area 10 è chiusa a chiave e la chiave<text:line-break/>per aprirla si trova nell’area 25., Se i personaggi non<text:line-break/>possiedono la chiave appropriata, possono aprire la doppia<text:line-break/>porta usando un incantesimo scassinare o una magia<text:line-break/>analoga. La porta può anche essere forzata effettuando<text:line-break/>con successo urna prova di Forza (Atletica) con CD 30.<text:line-break/>La serratura sulla porta può essere scassinata da un<text:line-break/>personaggio che usi gli arnesi da scasso ed effettui con<text:line-break/>successo una prova di Destrezza con CD 15.<text:line-break/><text:line-break/>LIVELLO 6 | IL LIVELLO PERDUTO<text:line-break/><text:line-break/>TRAPPOLA DELLA FOSSA<text:line-break/><text:line-break/>Di fronte alla doppia porta, tra le rune in Nanico incise<text:line-break/><text:line-break/>sul pavimento, è nascosta una fossa profonda 6 metri che<text:line-break/>si apre se la serratura sulla porta viene scassinata con<text:line-break/>successo. Un personaggio puòù avvistare la copertura della<text:line-break/>fossa se ispeziona il pavimento in cerca di trappole ed<text:line-break/>effettua con successo una prova di Saggezza (Percezione)<text:line-break/>con CD 20. La fossa si richiude automaticamente se la<text:line-break/>doppia porta viene di nuovo chiusa a chiave.<text:line-break/><text:line-break/>La fossa è piena di gas corrosivo riversato all’interno<text:line-break/>tramite fori minuscoli nel pavimento. Una creatura<text:line-break/>situata davanti alla doppia porta quando la fossa si apre<text:line-break/>deve superare un tiro salvezza su Destrezza con CD<text:line-break/><text:soft-page-break/>15, altrimenti cade nella fossa, subendo 7 (2d6) danni<text:line-break/>contundenti per la caduta e 10 (3d6) danni da acido per il<text:line-break/>gas. Una creatura nella fossa subisce di nuovo i danni da<text:line-break/>acido all'inizio di ogni suo turno.<text:line-break/><text:line-break/>Non è possibile scalare le pareti verticali della fossa<text:line-break/>senza usare gli attrezzi da scalatore o la magia.<text:line-break/><text:line-break/>10. ARMERIA REALE<text:line-break/><text:line-break/>La doppia porta che conduce a questa stanza è chiusa a<text:line-break/>chiave, ma può essere aperta lfacilmente dall'interno. La<text:line-break/>chiave della serratura si trova nell’area 25. Questa stanza<text:line-break/>presenta i seguenti elementi:<text:line-break/><text:line-break/>Colonne di Quarzo. Quattro colonne di quarzo<text:line-break/>luminescenti proiettano luce intensa in tutta la stanza.<text:line-break/><text:line-break/>Manichini. Venti manichini di legno a taglia di nano sono<text:line-break/>disposti in due file da dieci al centro della stanza.<text:line-break/><text:line-break/>Rastrelliere. Le rastrelliere di pietra montate lungo le<text:line-break/>pareti ovest ed est sorreggono varie asce da battaglia e<text:line-break/>picconi da guerra.<text:line-break/><text:line-break/>Arco. In fondo a una profonda alcova lungo la parete sud,<text:line-break/>è incassato un arco di pietra decorato con le immagini di<text:line-break/>alcuni nani che danzano.<text:line-break/><text:line-break/>PORTALE ARCUATO PER IL LIVELLO 5<text:line-break/><text:line-break/>L'arco nell’alcova sud è uno dei portali magici di Halaster<text:line-break/>(vedi “Portali” a pagina 12). A questo portale si applicano le<text:line-break/>regole seguenti:<text:line-break/><text:line-break/>. Se una creatura si trova entro 1,5 metri dall’arco è imita<text:line-break/>i movimenti dei nani danzanti per almeno 1 minuto, il<text:line-break/>portale si apre per 1 minuto.<text:line-break/><text:line-break/>: Î personaggi devorno essere di livello pari o superiore<text:line-break/>all’8° per attraversare questo portale (vedi “Thesiyra<text:line-break/>Kestellharp” a pagina 10). La prima ecreatura a passare<text:line-break/>attraverso il portale innesca una runa antica (vedi “Rune<text:line-break/>Antiche” a pagina 12).<text:line-break/><text:line-break/>. Una creatura che attraversa il portale compare nell'area<text:line-break/>9 del livello 5, nello spazio libero più vicino al portale<text:line-break/>identico situato in quell'area.<text:line-break/><text:line-break/>ARMI E ARMATURE<text:line-break/><text:line-break/>Le rastrelliere di pietra sorreggono un totale di venti<text:line-break/>corazze di scaglie a taglia di nano, venti asce da battaglia,<text:line-break/>venti picconi da guerra e venti scudi d'acciaio decorati col<text:line-break/>simbolo di Dumathoin. Tutto i]l materiale è in condizioni<text:line-break/>eccellenti.<text:line-break/><text:line-break/>Le corazze di scaglie e gli scudi d’acciaio dei manichini<text:line-break/>sono tutti in buone condizioni.<text:line-break/><text:line-break/>l1. IL CAMMINO DEL RE<text:line-break/><text:line-break/>In questa serie interconnessa di stanze, viene narrata la<text:line-break/><text:soft-page-break/>storia di Re Melair grazie ad alcune opere d'arte. I duergar<text:line-break/>hanno saccheggiato tutte le camere.</text:p>
      <text:p text:style-name="P1"/>
      <text:p text:style-name="P1"/>
      <text:p text:style-name="P1"/>
      <text:p text:style-name="P1">@@@ 26 @@@</text:p>
      <text:p text:style-name="P1"/>
      <text:p text:style-name="P1"/>
      <text:p text:style-name="P1"/>
      <text:p text:style-name="P1">]]A. GLI ANNI DI ADDESTRAMENTO<text:line-break/><text:line-break/>Colonne. Le colonne di pietra in questa stanza sorreggono<text:line-break/>una serie di archi di pietra sotto un soffitto a cupola<text:line-break/>alto 9 metri.<text:line-break/><text:line-break/>Affreschi. I pannelli di pietra sulle pareti sono decorati con<text:line-break/>affreschi e rune Naniche.<text:line-break/><text:line-break/>Gli affreschi mostrano la nascita di Melair, un semplice<text:line-break/>nano degli scudi, e i suoi primi anni di fatiche come<text:line-break/>mescitore, fabbro e intagliatore.<text:line-break/><text:line-break/>1]1B. GLI ANNI DEGLI SCAVI<text:line-break/><text:line-break/>Affreschi. I pannelli di pietra sulle pareti nord e sud sono<text:line-break/>decorati con affreschi e rune Naniche.<text:line-break/><text:line-break/>Esposizione. Tre oggetti sono esposti in altrettante teche<text:line-break/>di vetro su piedistalli di pietra posti al centro della<text:line-break/>stanza. Una quarta teca è stata saccheggiata: il vetro è<text:line-break/>rotto e l’oggetto manca.<text:line-break/><text:line-break/>Qui sono esposti tre oggetti storici: una cazzuola di ferro<text:line-break/>arrugginita che Melair usava per stendere la malta, l’artiglio<text:line-break/>di una viverna e l’elmo spaccato di un orco (i duergar hanno<text:line-break/>rubato il quarto oggetto, un guanto d’arme dorato di fattura<text:line-break/>elfica, che può essere rinvenuto nell’area 15a).<text:line-break/><text:line-break/>Gli affreschi raffigurano le prime imprese di Melair come<text:line-break/>cercatore minerario: la costruzione di un ponte su un fiume,<text:line-break/>il suo primo incontro con un elfo, la ricerca di metalli e<text:line-break/>gemme nelle caverne e sulle colline, gli stratagemmi per<text:line-break/>nascondersi dagli orchi e la lotta contro una viverna. In<text:line-break/>ogni scena, è alla guida di una piccola compagnia di nani<text:line-break/>cercatori minerari.<text:line-break/><text:line-break/>l]C. L’INCORONAZIONE<text:line-break/><text:line-break/>Affreschi. ] pannelli di pietra sulle pareti sud e ovest sono<text:line-break/>decorati con affreschi e rune Naniche.<text:line-break/><text:line-break/>Piedistalli. Davanti agli affreschi, sono visibili sei<text:line-break/>piedistalli di pietra circondati da vetri infranti.<text:line-break/><text:line-break/>Gli affreschi raffigurano Melair, un nano degli scudi<text:line-break/>cercatore minerario, che scopre un giacimento di mithral<text:line-break/>sotto la montagna e condivide le sue ricchezze con “parenti<text:line-break/>e compagni”. Mostrano inoltre i nani che accorrono nelle<text:line-break/>Sale Sotterranee di Melairbode, la conseguente formazione<text:line-break/>del clan Melairkyn, l'incoronazione di Melair come re del<text:line-break/>clan e i doni offerti al re appena proclamato dalle varie<text:line-break/>famiglie naniche al suo seguito.<text:line-break/><text:line-break/>I duergar hanno fatto a pezzi le teche di vetro sui<text:line-break/><text:soft-page-break/>piedistalli e hanno rubato tutti gli oggetti esibiti, cioè alcuni<text:line-break/>dei doni offerti a Re Melair durante la sua incoronazione,<text:line-break/>gli stessi mostrati negli affreschi. Esaminando gli affreschi,<text:line-break/>i personaggi possono capire ciò che è stato rubato: un<text:line-break/>mantello tempestato di gemme, una pipa in onice, un<text:line-break/>diamante delle dimensioni di un pugno, un boccale di<text:line-break/>cristallo rosso e una cintura dorata con fibbia e borchie<text:line-break/>in ossidiana (tutti questi oggetti possono essere rinvenuti<text:line-break/>nell’area 15a).<text:line-break/><text:line-break/>l]D. LA CULLA E LA CORONA<text:line-break/><text:line-break/>Affreschi. I pannelli di pietra sulle pareti est e nord sono<text:line-break/>decorati con affreschi e rune Naniche.<text:line-break/><text:line-break/>Catafalco. Il centro della stanza è occupato da un catafalco<text:line-break/>di marmo su cui è stata collocata una culla di pietra incisa.<text:line-break/><text:line-break/>Gli affreschi raffigurano Melair che trascorre del tempo<text:line-break/>in compagnia di sua moglie, dei suoi figli e dei discendenti<text:line-break/>dei suoi figli.<text:line-break/><text:line-break/>La culla pesa 250 kg ed è un oggetto d’arte del valore<text:line-break/>di 2.500 mo. Contiene una statua lunga 60 cm di un nano<text:line-break/>neonato in fasce che dorme placidamente. Un incantesimo<text:line-break/>individuazione del magico rivela un'aura magica di<text:line-break/>trasmutazione attorno alla statua del nano neonato.<text:line-break/><text:line-break/>Tesoro. Se il nano neonato viene rimosso dalla culla, si<text:line-break/>trasforma in una corona di cristallo (250 mo) che riflette i<text:line-break/>colori come farebbe un prisma. Questa corona è necessaria<text:line-break/>per attivare due dei portali di Halaster: uno nell’area 18b<text:line-break/>del livello 8 e uno nell'area 11la del livello 11.<text:line-break/><text:line-break/>l]E. VITA A SOTTOMONTE<text:line-break/><text:line-break/>Î pannelli di pietra sulle pareti est e ovest di questa stanza<text:line-break/>alta 6 metri sono decorati con affreschi e rune Naniche<text:line-break/><text:line-break/>che raffigurano l’ossessione di Re Melair per il mithral.<text:line-break/>Viene narrata la scoperta di vasti giacimenti di quel metallo<text:line-break/>nelle Profondità Marine (al di sotto di quello che oggi è<text:line-break/>Monte Waterdeep), assieme alla decisione di Melair di<text:line-break/>liberare Sottomonte dai beholder, i duergar e i drow che lo<text:line-break/>infestano.<text:line-break/><text:line-break/>Quando i personaggi entrano per la prima volta in questa<text:line-break/>stanza, alcuni globi di luce spettrale disposti come se<text:line-break/>fossero gli occhi di un beholder appaiono al centro della<text:line-break/>stanza. Questo effetto spettrale è uno degli effetti regionali<text:line-break/>innocui di Halaster (vedi “La Tana di Halaster” a pagina<text:line-break/>311) e dura per 1 minuto.<text:line-break/><text:line-break/>12. LAPRI DI MITHRAL<text:line-break/><text:line-break/>Le eventuali creature fuggite dall’area 7 si raggruppano qui<text:line-break/>e organizzano un'ultima, disperata difesa in quest’area. La<text:line-break/>stanza ha i tratti seguenti:<text:line-break/><text:line-break/>— EEE<text:line-break/><text:line-break/>Bassorilievi. La parete sud è decorata con il sontuoso<text:line-break/>bassorilievo di una montagna. Sotto la montagna, un<text:line-break/>grosso occhio stilizzato osserva una fila di nani guerrieri.<text:line-break/><text:soft-page-break/><text:line-break/>Mostri. Cinque duergar ingranditi occupano gli spazi<text:line-break/>di 3 metri davanti al bassorilievo ed esaminano la<text:line-break/>filigranatura in mithral. Due xorn montano la guardia<text:line-break/>al centro della sala e si nutrono dei frammenti scartati<text:line-break/>di mithral.<text:line-break/><text:line-break/>Porta Sfondata. La porta a nord è stata ridotta in pezzi,<text:line-break/>creando un passaggio aperto.<text:line-break/><text:line-break/>Gli occupanti di quest'area sono alleati molto precari.<text:line-break/>I duergar attaccano tutti quelli che non conoscono e gli<text:line-break/>xorn li aiutano come meglio possono. Se i duergar sono<text:line-break/>sconfitti, gli xorn si disimpegnano dal combattimento nel<text:line-break/>turno successivo e fuggono scavando nelle pareti. Se gli<text:line-break/>xorn riescono a fuggire, i personaggi possono incontrarli di<text:line-break/>nuovo in qualche altra camera vicina, a discrezione del DM.<text:line-break/>Gli xorn diventano indifferenti nei confronti dei personaggi<text:line-break/>se questi ultimi li sfamano con gemme e metalli preziosi.<text:line-break/><text:line-break/>TEsSORO<text:line-break/><text:line-break/>I] bassorilievo sulla parete sud è intarsiato con una<text:line-break/>filigrana in mithral. T personaggi più ambiziosi possono<text:line-break/>staccare dalle pareti fino a un totale di 10 kg di mithral. Un<text:line-break/>singolo personaggio può staccare mezzo chilogrammao di<text:line-break/>mithral lavorando per 15 minuti. Ogni mezzo chilogrammo<text:line-break/>del metallo vale 50 mo.<text:line-break/><text:line-break/>]13. CAMERE DEL SOMMO SACERDOTE<text:line-break/><text:line-break/>I duergar hanno saccheggiato questa stanza, ma hanno<text:line-break/>lasciato alcuni tesori sul posto. La stanza presenta i<text:line-break/>seguenti elementi:<text:line-break/><text:line-break/>Mobili. Î resti di un letto, un armadio, una scrivania e una<text:line-break/>sedia giacciono sparpagliati per la stanza.<text:line-break/><text:line-break/>Pergamene. Intorno alla scrivania sfondata, sono state<text:line-break/>ammassate centinaia di pergamene strappate, tutte<text:line-break/>contenenti sermoni di carattere religioso.<text:line-break/><text:line-break/>Porta Segreta. Una porta segreta lungo la parete est si<text:line-break/>apre su un polveroso corridoio pieno di ragnatele che<text:line-break/>si collega all'area 14 (i personaggi all'interno del tunnel<text:line-break/><text:line-break/>LIVELLO 6 | IL LIVELLO PERDbUTO</text:p>
      <text:p text:style-name="P1"/>
      <text:p text:style-name="P1"/>
      <text:p text:style-name="P1"/>
      <text:p text:style-name="P1">@@@ 27 @@@</text:p>
      <text:p text:style-name="P1"/>
      <text:p text:style-name="P1"/>
      <text:p text:style-name="P1"/>
      <text:p text:style-name="P1">possono notare la porta segreta a entrambe le estremità<text:line-break/>del corridoio senza dover effettuare alcuna prova).<text:line-break/><text:line-break/>TEsSORO<text:line-break/><text:line-break/>Una pergamena magica di cura ferite di massa è sepolta<text:line-break/>sotto il cumulo di sermoni strappati accanto alla<text:line-break/>scrivania. Se un personaggio esamina il cumulo, la trova<text:line-break/>automaticamente.<text:line-break/><text:line-break/><text:soft-page-break/>14. VESTIBOLO PRINCIPALE<text:line-break/><text:line-break/>Pareti Irregolari. Le pareti di quest'area sono state<text:line-break/>lavorate ma mantenute irregolari, per dare alla stanza un<text:line-break/>aspetto simile a quello di una caverna.<text:line-break/><text:line-break/>Colonne di Quarzo. Il bagliore di quattro colonne di<text:line-break/>quarzo fa risplendere le pagliuzze di quarzo incastonate<text:line-break/>nelle pareti.<text:line-break/><text:line-break/>Porta Decorata. La doppia porta che conduce a sud è stata<text:line-break/>decorata con l'incisione di una montagna con al centro<text:line-break/>un incavo a forma di gemma (il simbolo di Dumathoin). I<text:line-break/>margini dell'incavo possono essere usati come maniglie<text:line-break/>per aprire le ante della porta tirandole.<text:line-break/><text:line-break/>Porta Segreta. Una porta segreta lungo la parete est<text:line-break/>conduce a un corridoio polveroso e pieno di ragnatele che<text:line-break/>si collega all'area 13. I personaggi all’'interno del tunnel<text:line-break/>possono notare la porta segreta a entrambe le estremità<text:line-break/>del corridoio senza dover effettuare alcuna prova.<text:line-break/><text:line-break/>La prima volta che una creatura passa tra le colonne<text:line-break/>di quarzo a nord, una profonda voce disincarnata intima<text:line-break/>in Nanico: “Non troverai né segreti né tesori qui! Torna<text:line-break/>indietro! Non sei il benvenuto!” ] personaggi che hanno<text:line-break/>sentito parlare Halaster riconoscono che quella è la<text:line-break/>sua voce. Una volta che tutte le creature sono uscite da<text:line-break/>quest’'area, l’avvertimento magico si ripristina.<text:line-break/><text:line-break/>15. TEMPIO DI DUMATHOIN<text:line-break/><text:line-break/>Questa enorme camera è stata scolpita per somigliare a<text:line-break/>una caverna dal soffitto a volta alto 9 metri.<text:line-break/><text:line-break/>15A. NAVATA<text:line-break/><text:line-break/>Mostri. Otto duergar e il loro capo, una mezzo-duergar<text:line-break/>mezzo-nana degli scudi chiamata Skella Ironeye, sì<text:line-break/>aggirano in quest'’area. Due manti assassini svolazzano<text:line-break/>sopra le loro teste, volando in cerchio per la navata a<text:line-break/>un'altezza di 6 metri. ] manti assassini considerano i<text:line-break/>duergar loro alleati.<text:line-break/><text:line-break/>Colonne di Quarzo. Le colonne di quarzo luminescenti<text:line-break/>disposte lungo il perimetro del tempio sono state scolpite<text:line-break/>per assomigliare a colonne di pietra naturale e hanno<text:line-break/>forma di contrafforti, ma soltanto le quattro al centro<text:line-break/>della navata sorreggono il soffitto.<text:line-break/><text:line-break/>Podio. All’estremità sud del tempio, una scalinata di pietra<text:line-break/>sale di 3 metri fino a un podio di marmo dorato (area 15b).<text:line-break/><text:line-break/>Sebbene sua madre fosse una nana degli scudi, Skella<text:line-break/>possiede le statistiche di una duergar con 40 punti ferita. È<text:line-break/>inoltre in sintonia con un pugnale magico che le conferisce<text:line-break/>vista cieca entro un raggio di 9 metri (Vedi “Tesoro”<text:line-break/>più sotto).<text:line-break/><text:line-break/>Quando Skella e i duergar al suo servizio sono saliti<text:line-break/>sul podio, l’altare ha liberato un golem d’argilla che li ha<text:line-break/>attaccati (vedi l’area 15b). Quattro duergar sono stati ridotti<text:line-break/>in poltiglia prima che Skella capisse che le loro armi non<text:line-break/>avevano effetto sul golem. Ha ordinato alle forze rimanenti<text:line-break/><text:soft-page-break/>di ritirarsi e il golem si è ritirato a sua volta nell'altare.<text:line-break/><text:line-break/>Skella è disposta a lasciare che gli avventurieri tentino<text:line-break/>di sconfiggere il golem, pur di sapere cosa si nasconde<text:line-break/>oltre la porta di basalto. Quando i personaggi arrivano,<text:line-break/><text:line-break/>LEVELLO 6 | IL LIVELLO PERDGTO<text:line-break/><text:line-break/>cerca di stipulare una tregua con loro, promettendo di<text:line-break/>lasciarli transitare senza rischi per il Livello Perduto se<text:line-break/>sconfiggeranno il golem e se ne andranno dal tempio.<text:line-break/>Essendo legale, tenderà a mantenere la parola, fintanto che<text:line-break/>i personaggi faranno altrettanto.<text:line-break/><text:line-break/>Tesoro. Skella indossa un mantello tempestato di<text:line-break/>gemme degno di un re (del valore di 750 mo, rubato<text:line-break/>dall'area l1c). Porta inoltre legata alla sua cintura, in bella<text:line-break/>vista, una statuina d'oro di un'elfa che sorregge un simbolo<text:line-break/>del sole (25 mo). Questa statuina è la chiave che consente<text:line-break/>di aprire il portale arcuato dell’area 27.<text:line-break/><text:line-break/>Skella tiene infilato in un fodero legato al suo stivale<text:line-break/>destro un pugnale della vista cieca: questo pugnale magico<text:line-break/>è stato rubato ad Azrok, l’hobgoblin signore della guerra<text:line-break/>del livello 3 èed è al centro di una potenziale missione<text:line-break/>secondaria (vedi “La Legione di Azrok” a pagina 43).<text:line-break/>Questo oggetto magico è raro e richiede sintonia. Una<text:line-break/>creatura in sintonia con il pugnale ottiene vista cieca entro<text:line-break/>una gittata di 9 metri. Îl pugnale ha una lama dentellata e<text:line-break/>nel pomolo è incastonata una perla nera.<text:line-break/><text:line-break/>Altri due duergar portano con loro dei tesori saccheggiati<text:line-break/>da altre aree di questo livello, all'interno di sacchi grigi<text:line-break/>sporchi di fuliggine. I sacchi contengono gli altri oggetti<text:line-break/>rubati dall’area l1c: una pipa in onice (75 mo), un diamante<text:line-break/>delle dimensioni di un pugno (1.000 mo), un boccale di<text:line-break/>cristallo rosso (250 mo), il guanto d’arme dorato di un elfo<text:line-break/>guerriero (250 mo} e una cintura dorata con fibbia e borchie<text:line-break/>in ossidiana (250 mo).<text:line-break/><text:line-break/>]15B. Popio<text:line-break/><text:line-break/>Cadaveri. I cadaveri mutilati di quattro duergar giacciono<text:line-break/>sugli scalini che conducono al podio.<text:line-break/><text:line-break/>Altare e Statue. Ai lati di un altare di argilla, si ergono le<text:line-break/>statue alte 3 metri di due nani che indossano armature<text:line-break/>cerimoniali viola e dorate ed elrni a viso coperto (le statue<text:line-break/>hanno un aspetto imponente ma sono innocue).<text:line-break/><text:line-break/>Porta di Basalto. Dietro il podio si trova una doppia porta<text:line-break/>fatta di basalto nero scolpito e delimitata da due colonne<text:line-break/>di quarzo luminescente. Sopra la doppia porta, è visibile<text:line-break/>un bassorilievo dì una montagna con una gemma al<text:line-break/>centro (il simbolo di Dumathoin).<text:line-break/><text:line-break/>L'altare è un blocco di argilla lungo 2,1 metri, largo<text:line-break/>1,2 metri e alto 90 em. Quando una creatura giunge entro<text:line-break/>6 metri da esso, un golem d’argilla alto 2,4 metri e dalle<text:line-break/>fattezze di un nano esce da uno spazio extradimensionale<text:line-break/>racchiuso nell’altare. Îl golemn può uscire o entrare<text:line-break/>nell’altare con un'azione. L'altare è resistente ai danni.<text:line-break/><text:line-break/>Non è possibile ragionare con il golem, che tornerà<text:line-break/><text:soft-page-break/>all'interno dell'altare solo quando non percepirà più<text:line-break/>alcuna minaccia sul podio. Se il golern entra in berserk,<text:line-break/>abbandona il suo ruolo di guardiano e scende dal podio per<text:line-break/>inseguire le creature in fuga.<text:line-break/><text:line-break/>Se i personaggi sconfiggono il golem o lo attirano<text:line-break/>lontano, gli eventuali duergar presenti nel tempio colgono<text:line-break/>l’opportunità per raggiungere la porta di basalto nero ed<text:line-break/>esaminarla più da vicino.<text:line-break/><text:line-break/>Porta di Basalto. Questa porta nera opaca è resistente ai<text:line-break/>danni ed è tenuta chiusa da un potere che né la magia né la<text:line-break/>forza possono contrastare. La porta sembra assorbire tutta<text:line-break/>la luce, ma un esame più ravvicinato rivela un'iscrizione<text:line-break/>in Nanico scolpita sulla sua superficie, che può essere<text:line-break/>tradotta come segue: “Per volere del Custode dei Segreti<text:line-break/>sotto la Montagna, solo la mano del re può aprire queste<text:line-break/>porte. Che tutti coloro che entrano posino lo sguardo<text:line-break/>sul cuore di Melairbode e apprendano il vero potere del<text:line-break/>popolo dei nani.”" Se un personaggio effettua con successo<text:line-break/>una prova di Intelligenza (Storia) con CD 20, ricorda che<text:line-break/>Melairbode è il nome dell'antico regno nanico sotto Monte</text:p>
      <text:p text:style-name="P1"/>
      <text:p text:style-name="P1"/>
      <text:p text:style-name="P1"/>
      <text:p text:style-name="P1">@@@ 28 @@@</text:p>
      <text:p text:style-name="P1"/>
      <text:p text:style-name="P1"/>
      <text:p text:style-name="P1"/>
      <text:p text:style-name="P1">Waterdeep, le cui Sale Sotterranee funsero da fondamenta<text:line-break/>di Sottomonte.<text:line-break/><text:line-break/>Se la mano di un nano re, vivo ò morto che sia, viene<text:line-break/>premuta contro un'anta della porta, entrambe le ante si<text:line-break/>aprono lentamente verso l'interno, rivelando l’area 16 oltre<text:line-break/>di esse (i personaggi possono trovare un’appendice del<text:line-break/>genere nella vera tomba di Re Melair, nell'area 29f). Se<text:line-break/>le porte vengono toccate con qualsiasi cosa che non sia<text:line-break/>la mano di un nano re, il simbolo di Dumathoin sopra la<text:line-break/>doppia porta lancia un incantesimo mano di Bigby.<text:line-break/><text:line-break/>La mano scintillante creata dall’incantesimo possiede<text:line-break/>80 punti ferita e un bonus di +6 all'iniziativa (vedi la<text:line-break/>descrizione dell'incantesimo per le altre statistiche<text:line-break/>della mano). A ogni suo turno, questa mano vola fino<text:line-break/>a un massimo di 18 metri ed effettua un attacco con<text:line-break/>pugno serrato contro una creatura casuale sul podio.<text:line-break/>L'incantesimo ha una durata di 1 minuto. Può essere<text:line-break/>innescato ripetutamente, anche se una nuova mano non si<text:line-break/>manifesterà prima che quella esistente sia SComparsa.<text:line-break/><text:line-break/>]16. CUORE DELLA MONTAGNA<text:line-break/><text:line-break/>I nani Melairkyn scavarono questa stanza alta 6 metri<text:line-break/>nella roccia viva quando erano convinti che questo fosse<text:line-break/>il cuore del loro reame sotterraneo. Questa stanza ha i<text:line-break/>tratti seguenti:<text:line-break/><text:line-break/>Maniglie della Porta. La porta di basalto nero che conduce<text:line-break/>al podio (area 15b) su questo lato è dotata di maniglie che<text:line-break/>consentono di aprirla facilmente dall’interno.<text:line-break/><text:line-break/>Giacimenti di Mithral. Sottili venature di mithral si<text:line-break/>diffondono lungo le pareti lavorate e appaiono come<text:line-break/><text:soft-page-break/>crepe scirntillanti nella pietra.<text:line-break/><text:line-break/>Arazzo. Un enorme arazzo che raffigura un regno nanico<text:line-break/>sotto una montagna è appeso a una sbarra di ferro<text:line-break/>è copre la parete sud. È talmente vecchio che inizia<text:line-break/>a sbriciolarsi se viene fatto un qualsiasi tentativo di<text:line-break/>maneggiarlo o di spostarlo.<text:line-break/><text:line-break/>Specchio. Un alto specchio ovale è appeso alla parete<text:line-break/>est. Sulla cornice di pietra sono state scolpite dozzine<text:line-break/>di occhi senza palpebre e la seguente frase in Comune:<text:line-break/>“Il portale non può nascondersi da quelli che non<text:line-break/>può vedere.”<text:line-break/><text:line-break/>Finché si trovano in questa stanza, i personaggi nani<text:line-break/>possono percepire l'immenso peso della montagna<text:line-break/>che incombe delicatamente su di loro e intuiscono<text:line-break/>inconsciamente di poter entrare in sintonia con la stanza<text:line-break/>come se si trattasse di un oggetto magico. Un incantesimo<text:line-break/>conoscenza delle leggende © una magia analoga rivela che<text:line-break/>questa stanza costituisce il cuore della montagna e che i<text:line-break/>nani Melairkyn la visitavano spesso per apprendere segreti<text:line-break/>e ottenere una guida divina.<text:line-break/><text:line-break/>Finché un nano è in sintonia con la stanza e si trova<text:line-break/>al suo interno, può lanciare l’incantesimo divinazione a<text:line-break/>volontà. Le risposte fornite dall’incantesimo giungono<text:line-break/>da una fonte ignota (forse dal Custode dei Segreti sotto<text:line-break/>la Montagna o forse dalla montagna stessa)}. Lanciando<text:line-break/>l’incantesimo ripetutamente nel giro di breve tempo si<text:line-break/>rischia di ottenere una falsa lettura, come specificato nella<text:line-break/>descrizione dell’incantesimo.<text:line-break/><text:line-break/>Se una creatura completa un riposo breve o lungo in<text:line-break/>questa camera, assorbe parte della forza della montagna<text:line-break/>circostante e ottiene 10 punti ferita temporanei (o 20 punti<text:line-break/>ferita temporanei se si tratta di un nano). Una volta che una<text:line-break/>creatura ha ottenuto questo beneficio, non può rifarlo fino<text:line-break/>all’alba successiva, e solo dopo avere completato un riposo<text:line-break/>breve o lungo.<text:line-break/><text:line-break/>PORTALE SPECULARE PER IL LIVELLO 1]0<text:line-break/><text:line-break/>Lo specchio è uno dei portali di Halaster (vedi “Portali" a<text:line-break/>pagina 12), a cui si applicano le regole seguenti:<text:line-break/><text:line-break/>. Quando una creatura invisibile si colloca davanti allo<text:line-break/>specchio, il portale si apre per 1 minuto.<text:line-break/><text:line-break/>: I personaggi devono essere di livello pari o superiore<text:line-break/>all'11° per attraversare questo portale (vedi “Jhesiyra<text:line-break/>Kestellharp” a pagina 10). La prima creatura a passare<text:line-break/>attraverso il portale innesca una runa antica (vedi “Rune<text:line-break/>Antiche” a pagina 12).<text:line-break/><text:line-break/>. Una creatura che attraversa il portale compare nell’area<text:line-break/>4b del livello 10, nello spazio libero più vicino al portale<text:line-break/>identico situato in quell’area.<text:line-break/><text:line-break/>]7. STUDIO DEI SACERDOTI<text:line-break/><text:line-break/>Un tempo questa stanza era un tranquillo spazio di studio<text:line-break/>a disposizione dei diaconi del tempio, ma ora è stata<text:line-break/>saccheggiata dai duergar e presenta i seguenti elementi:<text:line-break/><text:soft-page-break/><text:line-break/>Statue Rovesciate. Le statuette che un tempo si trovavano<text:line-break/>in piccole nicchie lungo le pareti sono state buttate a<text:line-break/>terra e ridotte in frantumi.<text:line-break/><text:line-break/>Diorama Fatto a Pezzi. Un diorama di alabastro che<text:line-break/>raffigurava un incontro tra elfi e nani è stato distrutto,<text:line-break/>assieme al tavolo di pietra su cui un tempo poggiava.<text:line-break/><text:line-break/>Scrivania Rotta. Una scrivania di pietra è stata spezzata in<text:line-break/>due e la sua sedia è stata rovesciata e spaccata.<text:line-break/><text:line-break/>18. EMISFERO DEGLI ORRORI<text:line-break/><text:line-break/>Questa camera semisferica ha un soffitto a cupola alto<text:line-break/>d metri e contiene quanto segue:<text:line-break/><text:line-break/>Guardiani. Due orrori corazzati di statura nanica, armati<text:line-break/>di asce da battaglia anziché di spade lunghe, montano la<text:line-break/>guardia davanti alla porta dell’area 19.<text:line-break/><text:line-break/>Colonne di Quarzo. Quattro colonne di quarzo proiettano<text:line-break/>luce intensa in tutta la stanza.<text:line-break/><text:line-break/>Gli orrori corazzati non attaccheranno i nani (inclusi<text:line-break/>i duergar) se non per autodifesa. Si fanno da parte<text:line-break/>quando un qualsiasi nano si avvicina e gli consentono di<text:line-break/>entrare nell’area 19 liberamente. Le altre creature che<text:line-break/>si avvicinano agli orrori corazzati vengono attaccate. Gli<text:line-break/>orrori corazzati capiscono il Nanico, ma non lo parlano.<text:line-break/><text:line-break/>19. SANTUARIO DELLA MONTAGNA<text:line-break/><text:line-break/>Statue. Quattro statue che rappresentano le divinità naniche<text:line-break/>Moradin (il dio della creazione), Berronar Truesilver (1l dio<text:line-break/>del focolare e della dimora), Clangeddin Silverbeard (il dio<text:line-break/>della battaglia) e Marthammor Duin Gl dio dell’esplorazione)<text:line-break/>occupano le nicchie agli angoli di questa stanza.<text:line-break/><text:line-break/>Bocchino. Ai piedi della statua di Clangeddin Silverbeard,<text:line-break/>è visibile un minuscolo cilindro affusolato in ottone<text:line-break/>lavorato, il bocchino della tuba nell’area 40.<text:line-break/><text:line-break/>20. MURO DI GEMME<text:line-break/><text:line-break/>La parete nordest è decorata con un bassorilievo che<text:line-break/>raffigura dei nani nell’atto di gettare gemme nella bocca di<text:line-break/>uno xorn gigante.<text:line-break/><text:line-break/>TESORO<text:line-break/><text:line-break/>Le gemme che compaiono nel bassorilievo sono vere<text:line-break/>gemine e possono essere staccate dal muro con un coltello<text:line-break/>o uno strumento simile. È possibile recuperare sei agate<text:line-break/>striate (10 mo ciascuna), nove agate muschiate (10 mo<text:line-break/>ciascuna), quattro corniole (50 mo ciascuna), tre citrini (50<text:line-break/>mo ciascuno) e un’ametista (100 mo).<text:line-break/><text:line-break/>LIVELLO 6 | IL LIVELLO FERDG TO</text:p>
      <text:p text:style-name="P1"/>
      <text:p text:style-name="P1"/>
      <text:p text:style-name="P1"/>
      <text:p text:style-name="P1">@@@ 29 @@@</text:p>
      <text:p text:style-name="P1"/>
      <text:p text:style-name="P1"><text:soft-page-break/></text:p>
      <text:p text:style-name="P1"/>
      <text:p text:style-name="P1">21. LABORATORIO DEI<text:line-break/>TAGLIATORI DI GEMME<text:line-break/><text:line-break/>Un umber hulk ha fatto irruzione da nord ed è uscito a sud,<text:line-break/>distruggendo due porte di pietra e buona parte della stanza,<text:line-break/>che contiene quanto segue:<text:line-break/><text:line-break/>Colonne di Quarzo. Quattro colonne di quarzo proiettano<text:line-break/>luce intensa in tutta la stanza.<text:line-break/><text:line-break/>Aree di Lavoro. Al centro della stanza erano state allestite<text:line-break/>quattro postazioni di lavoro per i tagliatori di gemme, ma<text:line-break/>ora sono state ridotte in macerie.<text:line-break/><text:line-break/>Se un personaggio fruga tra le macerie, può recuperare<text:line-break/>un set di strumenti da gioielliere.<text:line-break/><text:line-break/>22. ESTRAZIONE DELLE GEMME<text:line-break/><text:line-break/>Le rocce contenenti depositi di gemme venivano<text:line-break/>trasportate in quest’area, dove i nani Melairkyn più esperti<text:line-break/>estraevano le pietre preziose dai campioni di roccia.<text:line-break/><text:line-break/>22A. XORN GOLOSO<text:line-break/><text:line-break/>Tavoli. Quattro tavoli di pietra lunghi 6 metri, larghi<text:line-break/>1,5 metri e alti 90 cm occupano il centro della stanza.<text:line-break/><text:line-break/>Xorn. ] tavoli sono circondati da cumuli di detriti rocciosi,<text:line-break/>alcuni alti fino a 1,8 metri. Uno xorn sta frugando tra le<text:line-break/>rocce per leccare la polvere di gemme rimasta attaccata.<text:line-break/><text:line-break/>Se lo xorn nota i personaggi, si avvicina ed esige gemme<text:line-break/>e metalli preziosi parlando in Terran. Lo xorn percepisce<text:line-break/>se i personaggi portano con loro questo genere di tesori e li<text:line-break/>attacca se le sue pretese non vengono esaudite.<text:line-break/><text:line-break/>22B. FOSSA A PERTA<text:line-break/>I nani si sbarazzavano dei detriti rocciosi buttandoli nelle<text:line-break/>fosse. Quando una fossa si riempiva, veniva coperta usando<text:line-break/>incantesimi scol/pire pietra e se ne creava una nuova.<text:line-break/>Questa fossa aperta è larga 3 metri e profonda 21 metri,<text:line-break/>ma è piena di rocce fino a una profondità di 15 metri. Le<text:line-break/>creature che cadono nella fossa lo fanno solo per 6 metri,<text:line-break/>subendo 7 (2d6) danni contundenti.<text:line-break/><text:line-break/>23. STANZA SGOMBRATA<text:line-break/><text:line-break/>Quattro colonne di quarzo illuminano questa stanza, per<text:line-break/>il resto svuotata di ogni contenuto. Gli ospiti del tempio<text:line-break/>venivano alloggiati in quest’area, ma Halaster fece portare<text:line-break/>via la mobilia molti anni fa.<text:line-break/><text:line-break/>24. PORTALE ARCUATO<text:line-break/>PER IL LIVELLO 2<text:line-break/><text:line-break/>Un tempo quest'arca fungeva da alloggio per gli inservienti<text:line-break/>del tempio, ma Halaster fece distruggere i mobili di<text:line-break/><text:line-break/>questa stanza. Ora la stanza è vuota, ad eccezione di un<text:line-break/>portale arcuato incassato nella parete est (vedi “Portali”" a<text:line-break/>pagina 12). Sulla chiave di volta del portale è stata incisa<text:line-break/><text:soft-page-break/>l’immagine di un rugginofago. A questo portale si applicano<text:line-break/>le regole seguenti:<text:line-break/><text:line-break/>: Toccando l'arco con un oggetto non magico fatto<text:line-break/>interamente di metallo ferroso (come uno spuntone<text:line-break/>di ferro), l’oggetto in questione si sbriciola in polvere<text:line-break/>rugginosa e il portale si apre per 1 minuto.<text:line-break/><text:line-break/>‘ Î personaggi devono essere di livello pari o superiore<text:line-break/>al 6° per attraversare questo portale (vedi “Jhesiyra<text:line-break/>Kestellharp” a pagina 10). La prima creatura a passare<text:line-break/>attraverso il portale innesca una runa antica (vedi “Rune<text:line-break/>Antiche” a pagina 12).<text:line-break/><text:line-break/>LIVELLO 6 | IL LEIVELLO PEBDUTO<text:line-break/><text:line-break/>+ Una creatura che attraversa il portale compare nell’area<text:line-break/>20c del livello 2, nello spazio libero più vicino al portale<text:line-break/>identico situato in quell’area.<text:line-break/><text:line-break/>25. RIFUGIO NANICO<text:line-break/><text:line-break/>Alcune poltrone e tavolini di pietra occupano gli angoli<text:line-break/>nordest e sudovest di questa stanza. Sul pavimento<text:line-break/>impolverato, sotto una delle poltrone, si trova la chiave di<text:line-break/>ferro che apre la doppia porta dell’areca 10. Un'ispezione<text:line-break/>della stanza è sufficiente a trovare la chiave.<text:line-break/><text:line-break/>26. SPIRITO ALCOLICO<text:line-break/><text:line-break/>Quando i personaggi si avvicinano a questa stanza<text:line-break/>sentono del frastuono provenire dall'interno. La porta<text:line-break/><text:line-break/>di pietra è stata fatta a pezzi e un umber hulk ostile sta<text:line-break/>facendo scempio dei contenuti della stanza. Grazie alla<text:line-break/>sua percezione tellurica, l’hulk è in grado di individuare<text:line-break/>le creature che si avvicinano a piedi. Quando i personaggi<text:line-break/>sono vicini, sfonda la parete a nord della porta, nella<text:line-break/>speranza di sorprendertli.<text:line-break/><text:line-break/>I nani custodivano qui le loro riserve di alcolici. I liquori<text:line-break/>sono evaporati da tempo e l’umber hulk ha ridotto in<text:line-break/>briciole gli scaffali di pietra, le cisterne e le bottiglie che<text:line-break/>rimangono. In questa stanza non c'è nulla di riutilizzabile.<text:line-break/><text:line-break/>27. PORTALE ARCUATO<text:line-break/>PER IL LIVELLO 4 i<text:line-break/><text:line-break/>Nella parete sud è incassato un arco con sei nicchie di<text:line-break/>pietra poco profonde scavate al suo interno. Nella parete<text:line-break/>all’interno dell’arco, è stata incisa l'immnagine stilizzata di<text:line-break/>una montagna con il simbolo del sole sopra di essa.<text:line-break/><text:line-break/>L’arco è uno dei portali magici di Halaster (vedi “Portali”<text:line-break/>a pagina 12), a cui si applicano le regole seguenti:<text:line-break/><text:line-break/>* Se la statuina dell'elfa prelevata da Skella nell’area 15a<text:line-break/>tocca il simbolo del sole, il portale si apre per 1 minuto.<text:line-break/><text:line-break/>: ] personaggi devono essere di livello pari o superiore<text:line-break/>all’8° per attraversare questo portale (vedi “Jhesiyra<text:line-break/>Kestellharp” a pagina 10). La prima creatura a passare<text:line-break/>attraverso il portale innesca una runa antica (vedi “Rune<text:line-break/>Antiche” a pagina 12).<text:line-break/><text:soft-page-break/><text:line-break/>« Una creatura che attraversa il portale compare nell'area<text:line-break/>10 del livello 4, nello spazio libero più vicino al portale<text:line-break/>identico situato in quell’area.<text:line-break/><text:line-break/>28. TOMBA FINTA<text:line-break/><text:line-break/>Questa camera è stata allestita per indurre i cacciatori<text:line-break/>di tesori a credere di avere trovato la tomba del re dei<text:line-break/>Melairkyn e ha i tratti seguenti:<text:line-break/><text:line-break/>Colonne di Quarzo. Sei colonne di quarzo luminescenti<text:line-break/>proiettano luce intensa in tutta la stanza.<text:line-break/><text:line-break/>Detriti. Il pavimento è coperto di elmi, scudi, frammenti di<text:line-break/>armatura e armi arrugginiti (le armi e le armature erano<text:line-break/>state fabbricate da orchi, goblinoidi, drow, duergar e<text:line-break/>altri nemici dei nani; in mezzo ai rottami non è possibile<text:line-break/>trovare alcun oggetto di fattura nanica). Questi detriti<text:line-break/>rendono l'intera stanza terreno difficile,<text:line-break/><text:line-break/>Sarcofago. Lungo la parete nord, si apre una profonda<text:line-break/>alcova quasi del tutto sgombra dai rottami di metallo<text:line-break/>e occupata da un sarcofago di pietra fatto à pezzi.<text:line-break/><text:line-break/>Sulla parete dietro il sarcofago, compare un'iscrizione<text:line-break/>in Nanico che recita: “Il nostro re è con gli dèi. Qui<text:line-break/>giacciono le sue ossa."<text:line-break/><text:line-break/>Porta Segreta. La porta segreta lungo la parete sud, una<text:line-break/>volta aperta, consente di accedere all’area 29a.</text:p>
      <text:p text:style-name="P1"/>
      <text:p text:style-name="P1"/>
      <text:p text:style-name="P1"/>
      <text:p text:style-name="P1">@@@ 30 @@@</text:p>
      <text:p text:style-name="P1"/>
      <text:p text:style-name="P1"/>
      <text:p text:style-name="P1"/>
      <text:p text:style-name="P1">Le ossa di vari nani sono sparpagliate attorno a<text:line-break/>tutto il sarcofago spaccato, ma se un personaggio<text:line-break/>studia le macerie ed effettua con successo una prova<text:line-break/>di Intelligenza (Indagare) con CD 20, capisce che la<text:line-break/>scena è stata predisposta appositamente per ingannare i<text:line-break/>saccheggiatori di tombe.<text:line-break/><text:line-break/>29. ToMBA PERDUTA DI RE MELAIR<text:line-break/><text:line-break/>I nani hanno lasciato molte sorprese in quest'area, per<text:line-break/>evitare che i saccheggiatori di tombe raggiungessero il<text:line-break/>luogo del riposo del loro re.<text:line-break/><text:line-break/>29A. SECONDA TOMPBA FINTA<text:line-break/><text:line-break/>Soffitto. Questa tomba ha un soffitto a volta alto 3 metri.<text:line-break/><text:line-break/>Sarcofago. Un sarcofago di imarmo nero con venature d’oro<text:line-break/>è stato disposto lungo la parete sud. Îl coperchio scolpito<text:line-break/>riproduce le fattezze di un nano re.<text:line-break/><text:line-break/>Fannelli di Cristallo. Dieci pannelli luccicanti sono<text:line-break/>appesi alle pareti ovest, sud ed est, Ogni pannello è un<text:line-break/>rettangolo di cristallo dorato alto 1,8 metri, largo 90 cm<text:line-break/>e spesso 2,5 cm e contiene l'immagine in bassorilievo di<text:line-break/>un nano guerriero che impugna un'ascia da battaglia (il<text:line-break/><text:soft-page-break/>pannellò al centro della parete sud è appeso a una porta<text:line-break/>segreta che, una volta aperta, conduce all’area 29b).<text:line-break/><text:line-break/>Il coperchio del sarcofago può essere sollevato da una<text:line-break/>o più creature che possiedano una Forza combinata pari<text:line-break/>ò superiore a 20. La rimozione del coperchio innesca<text:line-break/>un incantesimoò bocca magica che ammonisce gli intrusi<text:line-break/>in Nanico: “Tu vuoi disonorare il nostro beneamato re!<text:line-break/>Che la sua tomba diventi anche la tua!” Dopo questo<text:line-break/>avvertimento, tutte e dieci le asce da battaglia si sganciano<text:line-break/>dai loro pannelli (che si trovino sulle pareti o meno; vedi<text:line-break/>“Tesoro”) e attaccano i profanatori della tomba. Si usano le<text:line-break/>statistiche di una spada volante per ogni ascia da battaglia<text:line-break/>di cristallo.<text:line-break/><text:line-break/>Îl sarcofago contiene i brandelli di un sudario nero,<text:line-break/>la polvere e le ossa di un nano senza nome e le ossa di<text:line-break/>una talpa rimasta accidentalmente rinchiusa assieme ai<text:line-break/>resti del nano.<text:line-break/><text:line-break/>Tesoro. I pannelli di cristallo possono essere rimossi<text:line-break/>dalle pareti, agendo con attenzione. Ogni pannello pesa<text:line-break/>25 kg e vale 500 mo oppure 50 mo senza la sua ascia da<text:line-break/>battaglia di cristallo.<text:line-break/><text:line-break/>29B. PRIMO CORRIDOIO INTERMEDIO<text:line-break/><text:line-break/>Questo corridoio è soffocato dalla polvere e dalle ragnatele.<text:line-break/>Termina con una porta che non è chiusa a chiave e conduce<text:line-break/>nel corridoio successivo.<text:line-break/><text:line-break/>29C. SECONDO CORRIDOIO INTERMEDIO<text:line-break/><text:line-break/>Questo corridoio è soffocato dalla polvere e dalle ragnatele.<text:line-break/>Termina con una parete vuota che nasconde una porta<text:line-break/>segreta. La porta segreta è chiusa a chiave e il meccanismo<text:line-break/>per aprirla si trova in fondo a una fossa nascosta.<text:line-break/><text:line-break/>Trappola della Fossa. La fossa in questo corridoio è<text:line-break/>larga 3 metri e profonda 9 metri. Se un personaggio cerca<text:line-break/>trappole sul pavimento ed effettua una prova di Saggezza<text:line-break/>(Percezione) con CD 20, scopre la trappola. Quando una<text:line-break/>creatura di peso pari o superiore a 25 kg si trova sulla<text:line-break/>copertura della fossa, la copertura si spalanca come una<text:line-break/>botola, facendo cadere la creatura nella fossa sottostante.<text:line-break/>La creatura subisce 10 (3d6) danni contundenti. La fossa<text:line-break/>rimane aperta pér 1 minuto, poi il coperchio dotato di<text:line-break/>una molla si richiude di scatto. Peér aprire a viva forza la<text:line-break/>copertura, è necessario effettuare con successo una prova<text:line-break/>di Forza con CD 20. Incastrando degli spuntoni di ferro o<text:line-break/><text:line-break/>dei chiodi da rocciatore tra il pavimento e la copertura della<text:line-break/>fossa, si blocca quest'ultima, che non può più aprirsi.<text:line-break/><text:line-break/>Un personaggio nella fossa può tentare di disattivare<text:line-break/>il meccanismo a molla dall’interno usando gli arnesi da<text:line-break/>scasso ed effettuando con successo una prova di Destrezza<text:line-break/>con CD 15, purché riesca a raggiungere il meccanismo e<text:line-break/>sia in grado di vedere al buio.<text:line-break/><text:line-break/>Tra le pietre lastricate del fondo della fossa, c'è un<text:line-break/>pulsante di pietra che, se premuto, apre la porta segreta<text:line-break/>che conduce all'area 29d. Se un personaggio ispeziona il<text:line-break/>fondo della fossa, può trovare il pulsante effettuando con<text:line-break/><text:soft-page-break/>successo una prova di Saggezza (Percezione) con CD 12.<text:line-break/><text:line-break/>29D. DEI E DEMONI<text:line-break/><text:line-break/>Statue. Le statue di quattro imperiosi nani di pietra alte<text:line-break/>2,7 metri vegliano su questa stanza.<text:line-break/><text:line-break/>Arazzo. Lungo la parete sud, tra la statua di Moradin e<text:line-break/>quella di Berronar, è appeso uno spesso arazzo che<text:line-break/>raffigura Re Melair mentre brandisce il suo piccone<text:line-break/>da guerra in adamantio e combatteé contro un verme<text:line-break/>purpureo (l’arazzo è troppo ammuftffito e strappato per<text:line-break/>avere un valore).<text:line-break/><text:line-break/>Muro Magico. Il muro dietro l’arazzo è un'evocazione<text:line-break/>magica. Non viene rilevato come tale se esaminato con<text:line-break/>un incantesimo individuazione del magico, ma scompare<text:line-break/>se bersagliato con successo da un incantesimo dissolvi<text:line-break/>magie (CD 16). Cessa di esistere anche se rientra<text:line-break/>nell’area di un incantesimo campo anti-magia. Altrimenti<text:line-break/>risulta solido alla vista e al tatto.<text:line-break/><text:line-break/>Le statue rappresentano le divinità naniche Moradin (il<text:line-break/>dio della creazione), Berronar Truesilver (il dio del focolare<text:line-break/>e della dimora), Clangeddin Silverbeard (il dio della<text:line-break/>battaglia) e Marthammor Duin (il dio dell’esplorazione).<text:line-break/>All'interno di ogni statua è intrappolato un demone (vedi<text:line-break/>“Demoni Intrappolati” più sotto).<text:line-break/><text:line-break/>Ogni statita è un oggetto Grande con CA 15, 100 punti<text:line-break/>ferita è immunità ai danni psichici e da veleno. Per<text:line-break/>Tovesciare una statua, è necessario effettuare con successo<text:line-break/>una prova di Forza (Atletica) con CD 22. Se una statua<text:line-break/>viene rovesciata o subisce almenò 10 danni, si crepa quanto<text:line-break/>basta da consentire al demone imprigionato all’interno di<text:line-break/>uscire in forma di tina nube di fetida nebbia nera, per poi<text:line-break/>materializzarsi nella sua vera forma nello spazio libero<text:line-break/>più vicino.<text:line-break/><text:line-break/>Demoni Intrappolati. ] nani Melairkyn avevano<text:line-break/>intrappolato quattro demoni nelle statue dopò avere<text:line-break/>fallito nel tentativo di esiliarli: un barlgura nella statua di<text:line-break/>Moradin, un hezrou nella statua di Berronar, un vrock<text:line-break/>nella statua di Clangeddin e un glabrezu nella statua di<text:line-break/>Marthammor. Nei suoi secoli di prigionia, il glabrezu ha<text:line-break/>immparato a contattare telepaticamente le creature presenti<text:line-break/>nella stanza e usa la telepatia per indurre con l'inganno un<text:line-break/>intruso a liberarlo. Anche gli altri tre demoni sono dotati di<text:line-break/>telepatia, ma non sono abbastanza potenti da usarla finché<text:line-break/>sono intrappolati nelle statue.<text:line-break/><text:line-break/>Îl glabrezu entra in contatto telepatico con un<text:line-break/>personaggio a caso, congratulandosi con lui per essere<text:line-break/>giunto fino a questo punto e dichiarando di essere in<text:line-break/>possesso del potere e delle informazioni necessarie<text:line-break/>per raggiungere la vera tomba di Re Melair. Promette<text:line-break/>(sinceramente) di condurre il gruppo alla tomba se sarà<text:line-break/>liberato dalla prigionia. Se il glabrezu è liberato, lancia<text:line-break/>dissolvi magie sulla parete dietro l’arazzo, permettendo<text:line-break/>così l’accesso alle aree 29e e 29f e consente ai personaggi<text:line-break/>di profanare la tomba di Re Melair, poi li attacca. Se ha<text:line-break/>bisogno di alleati, rovescia una o più delle altre statue<text:line-break/>per liberare gli altri demoni, i quali, essendo più deboli,<text:line-break/><text:line-break/><text:soft-page-break/>LEIVELLO 6 | TL - LINV ELLO PERDUTO<text:line-break/><text:line-break/>— — ii EOEEO ii<text:line-break/><text:line-break/>— - zz—z— —<text:line-break/><text:line-break/>— e = M -</text:p>
      <text:p text:style-name="P1">@@@ 1 @@@</text:p>
      <text:p text:style-name="P1"/>
      <text:p text:style-name="P1"/>
      <text:p text:style-name="P1"/>
      <text:p text:style-name="P1">obbediscono al glabrezu fintanto che lo ritengono<text:line-break/>vantaggioso.<text:line-break/><text:line-break/>Se il primo personaggio contattato si rifiuta di aiutare<text:line-break/>il glabrezu a fuggire, il demone entra in contatto a turno<text:line-break/>con ognuno degli altri membri del gruppo. Se capisce<text:line-break/>che nessuno dei personaggi ha intenzione di lasciarsi<text:line-break/>matnipolare, urla una sequenza di orrendi improperi e giura<text:line-break/>di distruggerli non appena tornerà libero,<text:line-break/><text:line-break/>29E. ALCOVA NASCOSTA<text:line-break/><text:line-break/>Una porta segreta sul fondo dell’alcova conduce all’area 29f<text:line-break/>quando viene aperta.<text:line-break/><text:line-break/>29F. VERA TOMBA<text:line-break/>Un podio di pietra sorregge il vero sarcofago di Re Melair:<text:line-break/>una lastra di marmo bianco perfettamente intagliata con<text:line-break/>il nome “Melair” scolpito in argento in caratteri Nanici. Il<text:line-break/>coperchio del sarcofago può essere sollevato da una o piîi<text:line-break/>creature con una Forza combinata pari o superiore a 20.<text:line-break/><text:line-break/>Tesoro, All’interno del sarcofago, giace il cadavere<text:line-break/>mummificato del nano re, avvolto in vesti cerimoniali, che<text:line-break/>stringe un piccone da guerra in adamantio tra le mani.<text:line-break/>Uno scudo sentinella decorato con il simbolo di Dumathoin<text:line-break/>copre le gambe del re.<text:line-break/><text:line-break/>Se un personaggio recide una mano scheletrica del re,<text:line-break/>può usarla per aprire la porta di basalto nell’area 15.<text:line-break/><text:line-break/>30. CAMERA DI MUMMIFICAZIONE<text:line-break/><text:line-break/>Blocco di Pietra. Il centro della stanza è occupato da<text:line-break/>un blocco di granito lungo 2,4 metri, largo 90 cm e<text:line-break/>alto 60 cim.<text:line-break/><text:line-break/>Urne. Sessanta urne in pietra calcarea sono custodite<text:line-break/>all'interno di nicchie polverose nelle pareti.<text:line-break/><text:line-break/>Un tempo i nani mummificavano i loro defunti sul blocco<text:line-break/>di pietra, sui cui lati sono stati ricavati degli scaffali. I<text:line-break/>paramenti funerari e i fluidi di imbalsamazione un tempo<text:line-break/>custoditi su quei ripiani si sono sgretolati in polvere o sono<text:line-break/>stati distrutti.<text:line-break/><text:line-break/>Ogni urna in pietra calcarea è sigillata con la cera.<text:line-break/>Un'urna contiene gli organi interni essiccati di un nano<text:line-break/>defunto, rimossi nel corso della mummificazione.<text:line-break/><text:line-break/>3]1. AREA DI RIPOSO<text:line-break/><text:line-break/>Quest'area è vuota e si trova in fondo a un vicolo cieco,<text:line-break/><text:soft-page-break/>cosa che ne fa un ottimo punto di sosta per i personaggi<text:line-break/>bisognosi di riposare.<text:line-break/><text:line-break/>31A. FOSSA APERTA<text:line-break/><text:line-break/>Una fossa larga 3 metri e profonda 6 metri si apre tra i<text:line-break/>corridoi che corrono parallelamente a nord e a sud. Le molle<text:line-break/>che sorreggevano la copertura della fossa si sono arrugginite<text:line-break/>é hanno ceduto, rivelando la trappola sottostante.<text:line-break/><text:line-break/>31B. STANZA VUOTA<text:line-break/><text:line-break/>Questa stanza, un tempo usata come alloggio dagli<text:line-break/>ingegneri di Sottomonte, ora non contiene altro<text:line-break/>che polvere.<text:line-break/><text:line-break/>32. IL FINTO HALASTER<text:line-break/><text:line-break/>In quest’area i personaggi incontrano uno slaad grigio<text:line-break/>errante che si mantiene invisibile. Lo slaad serve<text:line-break/><text:line-break/>Halaster volontariamente e ha l’incarico di uccidere ogni<text:line-break/>avventuriero a vista. Usando il suo tratto Mutaforma, lo<text:line-break/>slaad ha assunto l’aspetto di Halaster, che si manifesta non<text:line-break/>appena mena un fendente con il suo spadone e smette di<text:line-break/>essere invisibile.<text:line-break/><text:line-break/>LIVELLO 6 | IL LINELLO PERDUTO<text:line-break/><text:line-break/>33. SEPOLCRO DEL GHOHLBRORN<text:line-break/><text:line-break/>l] termine Nanico per bulette è “ghohlbrorn” e Re Melair<text:line-break/>vinse una delle sue più grandi battaglie proprio contro<text:line-break/>una creatura del genere. Dopo avere sconfitto il bulette, il<text:line-break/>re diede ordine di animare il suo corpo affinché potesse<text:line-break/>servirlo come guardiano non morto.<text:line-break/><text:line-break/>33A. TOMBA DEL GHOHLBRORN<text:line-break/><text:line-break/>Questa camera ha un soffitto piatto alto 9 metri, mentre<text:line-break/>i tunnel che partono da essa a ovest, sud ed est sono<text:line-break/>alti 3 metri.<text:line-break/><text:line-break/>Statue. Le alcove a nord ospitano quattro statue identiche,<text:line-break/>ognuna delle quali riproduce le fattezze di un nano re dal<text:line-break/>volto severo, alto 3 metri.<text:line-break/><text:line-break/>Tomba Nascosta. La sezione di 6 metri per 9 metri del<text:line-break/>pavimento al centro della stanza è ricoperta di piastrelle<text:line-break/>di pietra cedevoli (che coprono una tomba).<text:line-break/><text:line-break/>Arazzo. Da una verga di ferro montata sulla parete sud,<text:line-break/>pende un arazzo lacerato che raffigura Re Melair e le sue<text:line-break/>guardie impegnati in lotta contro un bulette all'interno di<text:line-break/>una caverna incrostata di gemme.<text:line-break/><text:line-break/>Un personaggio in possesso del tratto Esperto Minatore<text:line-break/>notia la sezione cedevole del pavimento immediatamente<text:line-break/>(nion è richiesta alcuna prova). Se gli altri cercano trappole<text:line-break/>sul pavimenito, notano la sezione cedevole effettuando con<text:line-break/>SUCCESSO una prova di Saggezza (Percezione) con CD 15.<text:line-break/>Saotto le piastrelle di pietra cedevoli si annida un bulette<text:line-break/>non morto, nascosto in una cavità riempita di terra. Quando<text:line-break/>tutte e quattro le uscite sono bloccate dalle statue, il bulette<text:line-break/><text:soft-page-break/>non morto fa irruzione dal pavimento e attacca tutte le<text:line-break/>creature che si trovano nella stanza. Questa creatura è un<text:line-break/>bulette, con le modifiche seguenti:<text:line-break/><text:line-break/>- È un non morto e possiede 125 punti ferita.<text:line-break/><text:line-break/>- Possiede vulnerabilità ai danni radiosi, resistenza ai<text:line-break/>danni necrotici e immunità ai danni da veleno e alla<text:line-break/>condizione di avvelenato.<text:line-break/><text:line-break/>Se il bulette non morto non ha nulla da attaccare, torna<text:line-break/>scavando nella sua cavità sotterranea.<text:line-break/><text:line-break/>33B. FOSSA CON SPUNTONI<text:line-break/><text:line-break/>Questa fossa nascosta è larga 3 metri, profonda 9 metri<text:line-break/>e piena di spuntoni di adamantio sul fondo. Se un<text:line-break/>personaggio cerca trappole sul pavimento ed effettua con<text:line-break/>successo una prova di Saggezza (Percezione) con CD 15,<text:line-break/>scopre la trappola.<text:line-break/><text:line-break/>Quando una creatura di peso pari o superiore a 25 kg si<text:line-break/>trova sulla copertura di una fossa, la copertura si spalanca<text:line-break/>come una botola, facendo cadere la creatura nella fossa<text:line-break/>sottostante. La creatura subisce 10 (3d6) danni contundenti<text:line-break/>dalla caduta e 11 (2d10) danni perforanti dagli spuntoni. La<text:line-break/>fossa rimane aperta per 1 minuto, poi la copertura dotata<text:line-break/>di molla si richiude di scatto. Per aprire a viva forza la<text:line-break/>copertura, è necessario effettuare con successo una prova<text:line-break/>di Forza con CD 20. Un personaggio nella fossa può tentare<text:line-break/>di disattivare il meccanismo a molla dall’interno usando<text:line-break/>gli arnesi da scasso ed effettuando con successo una prova<text:line-break/>di Destrezza con CD 15, purché riesca a raggiungere il<text:line-break/>meccanismo e sia in grado di vederlo.<text:line-break/><text:line-break/>234. REFETTORIO DEVASTATO<text:line-break/><text:line-break/>Le porte che conducono a questa sezione del dungeon<text:line-break/>sono state fatte a pezzi e i personaggi che si avvicinano<text:line-break/>a quest’area sentono il rumore di grosse creature che<text:line-break/>seminano il caos all’interno.</text:p>
      <text:p text:style-name="P1"/>
      <text:p text:style-name="P1"/>
      <text:p text:style-name="P1"/>
      <text:p text:style-name="P1">@@@ 2 @@@</text:p>
      <text:p text:style-name="P1"/>
      <text:p text:style-name="P1"/>
      <text:p text:style-name="P1"/>
      <text:p text:style-name="P1">34 A. REFETTORIO DEL TEMPIO<text:line-break/><text:line-break/>Umber Hulk. Due umber hulk frugano rumorosamente<text:line-break/>nella stanza e attaccano ocgni altra creatura a vista.<text:line-break/><text:line-break/>Rottami. ] tavoli da pranzo e le panche spaccate formano<text:line-break/>un percorso a ostacoli improvvisato e forniscono<text:line-break/>copertura.<text:line-break/><text:line-break/>Portale Arcuato per il Livello 12. Un arco di pietra è<text:line-break/>incassato al centro della parete sud.<text:line-break/><text:line-break/>L'arco è uno dei portali magici di Halaster (vedi “Portali”<text:line-break/>a pagina 12). Sulla sua chiave di volta, è incisa l’immagine<text:line-break/>di una mano che versa birra da una brocca. A questo<text:line-break/>portale si applicano le regole seguenti:<text:line-break/><text:soft-page-break/><text:line-break/>*« Se almeno mezzo litro di un qualsiasi liquido viene<text:line-break/>versato sul pavimento entro 1,5 metri dall'arco, il portale<text:line-break/>si apre per 1 minuto.<text:line-break/><text:line-break/>. ] personaggi devono essere di livello pari o superiore<text:line-break/>al 12° per attraversare questo portale (vedi “Jhesiyra<text:line-break/>Kestellharp” a pagina 10). La prima creatura a passare<text:line-break/>attraverso il portale innesca una runa antica (vedi “Rune<text:line-break/>Antiche” a pagina 12).<text:line-break/><text:line-break/>.« Una creatura che attraversa il portale compare nell’area<text:line-break/>dd del livello 12, nello spazio libero più vicino al portale<text:line-break/>identico situato in quell'area.<text:line-break/><text:line-break/>34B. PORTALE ARCUATO PER IL LIVELLO &amp;<text:line-break/>Questa stanza è vuota, ad eccezione di un arco incassato<text:line-break/>nella parete nordest. L’arco è uno dei portali magici di<text:line-break/>Halaster (vedi “Portali” a pagina 12). Lo spazio all’interno<text:line-break/>dell’arco contiene il bassorilievo di una nana che si erge in<text:line-break/>piedi con gli occhi chiusi. Sulla testa del martello di pietra<text:line-break/>che la nana stringe al petto, si apre un grosso buco di una<text:line-break/>serratura. A questo portale si applicano le regole seguenti:<text:line-break/><text:line-break/>. Se la chiave di pietra che si trova nell’area 14a del livello<text:line-break/>2 viene inserita nel buco della serratura, il bassorilievo<text:line-break/>e la chiave svaniscono e il portale si apre per 1 minuto.<text:line-break/>Quando il portale si richiude, il bassorilievo ricompare e<text:line-break/>la chiave viene espulsa dal buco della serratura.<text:line-break/><text:line-break/>- Un personaggio può aprire il portale senza la chiave di<text:line-break/>pietra, usando un’azione per scassinare la serratura. In<text:line-break/>questo caso deve usare gli arnesi da scasso ed effettuare<text:line-break/>Ccon successo una prova di Destrezza con CD 20. In caso<text:line-break/>di fallimento, gli occhi della nana si aprono e proiettano<text:line-break/>dei raggi di luce. Ogni creatura entro 3 metri dall’arco<text:line-break/>deve effettuare un tiro salvezza su Destrezza con CD 16;<text:line-break/>se fallisce, subisce 22 (4d10) danni radiosi, mentre se lo<text:line-break/>supera, subisce la metà di quei danni.<text:line-break/><text:line-break/>. Î personaggi devono essere di livello pari o superiore<text:line-break/>al 10° per attraversare questo portale (vedi “]Jhesiyra<text:line-break/>Kestellharp” a pagina 10). La prima creatura a passare<text:line-break/>attraverso il portale innesca una runa antica (vedi “Rune<text:line-break/>Antiche” a pagina 12).<text:line-break/><text:line-break/>- Una creatura che attraversa il portale compare nell'area<text:line-break/>3 del livello 8, nello spazio libero più vicino al portale<text:line-break/>identico situato in quell'area.<text:line-break/><text:line-break/>34C. RETROCUCINA<text:line-break/><text:line-break/>Questa stanza contiene i resti infranti di un tavolo di<text:line-break/>preparazione, un lavandino per lavare i piatti e un armadietto<text:line-break/>di pietra. Îl pavimento è disseminato di pentole, padelle<text:line-break/><text:line-break/>e utensili, tutti ormai corrosi e senza valore. Una pompa<text:line-break/>d'acqua nell’angolo nordovest è sopravvissuta alle scorrerie<text:line-break/>degli umber hulk, ma è arrugginita e non attinge più acqua.<text:line-break/><text:line-break/>35. MANTO NERO<text:line-break/><text:line-break/>Halaster ha creato un effetto regionale in questo corridoio<text:line-break/>(vedi “La Tana di Halaster” a pagina 311). Quando i<text:line-break/><text:soft-page-break/>personaggi svoltano l'angolo, vedono un manto nero<text:line-break/><text:line-break/>svolazzante che si allontana, come se fosse indossato da<text:line-break/>una creatura invisibile. Il manto, creato da un incantesimo<text:line-break/>illusione minore, è silenzioso e si allontana dal gruppo alla<text:line-break/>velocità di 9 metri. Scompare quando entra nell’area 33a,<text:line-break/>34a o 36b oppure se viene dissolto.<text:line-break/><text:line-break/>360. MANUTENZIONE DEL TEMPIO<text:line-break/><text:line-break/>sspen—, ai<text:line-break/><text:line-break/>Quest’angolo del dungeon un tempo era riservato agli<text:line-break/>ingegneri e ai manovali dei nani.<text:line-break/><text:line-break/>36A. ENTRATA DI SERVIZIO<text:line-break/>Questo corridoio termina presso una porta sfondata.<text:line-break/><text:line-break/>36B. COMPATTATORE DI RIFIUTI<text:line-break/><text:line-break/>Fossa Aperta. Al centro del pavimento si apre una fossa<text:line-break/>larga 3 metri, lunga 9 metri e profonda 6 metri, il cui<text:line-break/>pavimento è coperto di detriti e di un sottile strato<text:line-break/>di polvere.<text:line-break/><text:line-break/>Leve. Due leve di pietra spuntano dalla parete di fronte<text:line-break/>alla porta dell’area 36c. Sopra ogni leva compare<text:line-break/>un'iscrizione in rune Naniche.<text:line-break/><text:line-break/>La fossa è un compattatore di rifiuti concepito per<text:line-break/>appiattire la spazzatura fino a farne delle lastre facili da<text:line-break/>trasportare e da smaltire.<text:line-break/><text:line-break/>La prima leva è attualmente in posizione alzata; sopra di<text:line-break/>essa compare la scritta “Schiacciare”, Spostando la leva verso<text:line-break/>il basso, le pareti est e ovest della fossa convergono al centro,<text:line-break/>schiacciando tutto ciò che si trova tra di esse. Alzando la leva,<text:line-break/>le pareti si ritraggono. Ogni creatura o oggetto schiacciato tra<text:line-break/>le pareti subisce 44 (8d10) danni contundenti ed è trattenuta<text:line-break/>dalle pareti finché non si ritraggono.<text:line-break/><text:line-break/>La seconda leva attualmente è in posizione abbassata e<text:line-break/>sopra di essa compare la scritta “Sollevare”. Spostando la<text:line-break/>leva verso l’alto, il pavimento di pietra della fossa si alza<text:line-break/>fino ad arrivare al livello del pavimento della stanza. Né<text:line-break/>questa leva né il pavimento della fossa possono alzarsi<text:line-break/>quando le pareti della fossa sono chiuse.<text:line-break/><text:line-break/>36C. PORTALE ARCUATO PER IL LIVELLO 3<text:line-break/><text:line-break/>Arco. Un arco è incassato nella parete nordovest. Sulla<text:line-break/>sua chiave di volta, è incisa l'immagine di un cucciolo di<text:line-break/>drago d'’oro con la bocca spalancata.<text:line-break/><text:line-break/>Slaad. Due slaadi grigi invisibili in forma naturale<text:line-break/>si ergono ai fianchi dell’arco. Gli slaadi servono<text:line-break/>volontariamente Halaster e attaccano chiunque<text:line-break/>si avvicini all’arco o ne esca, diventando visibili<text:line-break/>quando lo fanno.<text:line-break/><text:line-break/>Brandine. Quattro brandine di pietra sono disposte lungo<text:line-break/>le pareti più lunghe della stanza.<text:line-break/><text:line-break/>L'’arco è uno dei portali magici di Halaster (vedi “Portali”<text:line-break/><text:soft-page-break/>a pagina 12), a cui si applicano le regole seguenti:<text:line-break/><text:line-break/>. Mettendo nella bocca del drago una gemma del valore di<text:line-break/>almeno 100 mo, la testa del drago si anima e inghiotte la<text:line-break/>gemma (distruggendola) e il portale si apre per 1 minuto.<text:line-break/><text:line-break/>. ] personaggi devono essere di livello pari o superiore<text:line-break/>al 7° per attraversare questo portale (vedi “Jhesiyra<text:line-break/>Kestellharp” a pagina 10)., La prima creatura a passare<text:line-break/>attraverso il portale innesca una runa antica (vedi “Rune<text:line-break/>Antiche” a pagina 12).<text:line-break/><text:line-break/>. Una creatura che attraversa il portale compare nell’area<text:line-break/>21p del livello 3, nello spazio libero più vicino al portale<text:line-break/>identico situato in quell’area.<text:line-break/><text:line-break/>3/7. DOCCE E SAUNA<text:line-break/><text:line-break/>I manovali del tempio si recavano qui per lavarsi e fare<text:line-break/>la doccia.<text:line-break/><text:line-break/>LIVELLO 6 | TL LIVELLO PERDUTO</text:p>
      <text:p text:style-name="P1"/>
      <text:p text:style-name="P1"/>
      <text:p text:style-name="P1"/>
      <text:p text:style-name="P1">@@@ 3 @@@</text:p>
      <text:p text:style-name="P1"/>
      <text:p text:style-name="P1"/>
      <text:p text:style-name="P1"/>
      <text:p text:style-name="P1">37A. DOCGCE<text:line-break/><text:line-break/>Panche. Alcune panche di marmo nero occupano il centro<text:line-break/>di questa camera rivestita di piastrelle di marrmio.<text:line-break/><text:line-break/>Docce. Nelle alcove lungo le pareti est e ovest sono state<text:line-break/>installate delle docce di ferro che sporgono dal soffitto,<text:line-break/>ma che sono ormai arrugginite. Accanto alla bocchetta<text:line-break/>di ogni doccia, pende una catena arrugginita da tirare<text:line-break/>e ogni alcova è dotata di fori dî scolo nel pavimento. Le<text:line-break/>docce attingono all’acqua fredda di un fiume sotterraneo.<text:line-break/><text:line-break/>Porta Segreta. Una porta segreta sul fondo dell’alcova est<text:line-break/>conduce all’area 37ec.<text:line-break/><text:line-break/>3/B. SAUNA<text:line-break/><text:line-break/>Cisterna di Riscaldamento. Il centro della stanza<text:line-break/>è occupato da una cisterna cilindrica di rame alta<text:line-break/>2,4 metri, del diametro di 1,5 metri e dotata di sfiati<text:line-break/>lungo i fianchi per diffondere il calore. Un tubo di rame<text:line-break/>parte dalla cima della cisterna e scompare nel soffitto. Un<text:line-break/>elementale del fuoco si agita all’interno della cisterna.<text:line-break/>Ruota di Ferro. Una piccola ruota di ferro sporge dalla<text:line-break/>parete appena all'interno della porta,<text:line-break/>Panche, Una fila di panche di marmo nero corre lungo<text:line-break/>le pareti.<text:line-break/><text:line-break/>Quando l’acqua fredda di un fiume sotterraneo si riversa<text:line-break/>nella cisterna attraverso il tubo, l’elementale del fuoco<text:line-break/>trasforma l’acqua in vapore, che si diffonde dagli sfiati sui<text:line-break/>fianchi della cisterna, trasformando la stanza in una sauna.<text:line-break/><text:line-break/>La cisterna è un oggetto Grande con CA 11, 45 punti ferita<text:line-break/>e immunità ai danni da fuoco, psichici e da veleno. Se la<text:line-break/><text:soft-page-break/>cisterna subisce più di 10 danni, l’elementale fugge e attacca<text:line-break/>tutte le creature che incontra finché non viene distrutto.<text:line-break/><text:line-break/>La ruggine ha bloccato la ruota di ferro é per girarla è<text:line-break/>necessario effettuare con successo una prova di Forza<text:line-break/>(Atletica) con CD 15. Girando la ruota in senso orario,<text:line-break/>l’acqua si riversa nel tubo e scende nella cisterna.<text:line-break/><text:line-break/>37G. SANTUARIO NASCOSTO DI ABBATHOR<text:line-break/>Questo santuario dedicato ad Abbathor, il dio nanico<text:line-break/>dell’avidità, fu costruito senza che i sacerdoti del tempio ne<text:line-break/>fossero a conoscenza e presenta i seguenti elementi:<text:line-break/><text:line-break/>Statua. Di fronte alla porta segreta, si erge una statua alta<text:line-break/>2,4 metri di un nano con gli occhi da suino seduto su un<text:line-break/>trono. Nove gemme sono incastonate negli anelli di pietra<text:line-break/>che il nano porta alle dita grassocce.<text:line-break/><text:line-break/>Fossa Aperta. Davanti alla statua, si apre una fossa<text:line-break/>profonda 3 metri. Il fondo è disseminato di tagliole<text:line-break/>circondate da frammenti di rocce e ossa naniche.<text:line-break/><text:line-break/>Un accolito del tempio scoprì questo santuario, ma non<text:line-break/>notò la fossa, nascosta sotto un falso pavimento di pietra.<text:line-break/>Quando il falso pavimento cedette sotto i suoi piedi, il nano<text:line-break/>cadde sulle tagliole sottostanti. Il falso pavimento non fu<text:line-break/>mai sostituito e il corpo dell'’accolito non fu mai rimosso,.<text:line-break/>Le tagliole si sono arrugginite e si sono bloccate col tempo.<text:line-break/><text:line-break/>Tesoro. Îl nano aveva una gamba artificiale fatta di<text:line-break/>mithral (75 mo), ma niente altro di valore.<text:line-break/><text:line-break/>Le gemme incastonate negli anelli di pietra della statua<text:line-break/>includono due sardonici (50 mo ciascuno), dueé zirconi (50<text:line-break/>mo ciascuno), un’ametista (100 mo), due granati (100 mo<text:line-break/>ciascuno), uno spinello (100 mo) e una tormalina (100 mo),<text:line-break/>che possono tutti essere staccati facilmente.<text:line-break/><text:line-break/>36. GRANDI ALCOVE<text:line-break/><text:line-break/>Ai fianchi di questa sala si aprono due alcove vuote<text:line-break/>semicircolari.<text:line-break/><text:line-break/>LEv ELLO 6 | T LIVEZLO PERDUYUTO<text:line-break/><text:line-break/>39. RELIQUIARIO DEL Î1EMPIO<text:line-break/><text:line-break/>I nani custodivano molte preziose reliquie in queste stanze.<text:line-break/><text:line-break/>39A. GALLERIA DEPREDATA<text:line-break/><text:line-break/>I duergar hanno distrutto le reliquie che erano esibite in<text:line-break/>questa starnza, tra cui le statue sui piedistalli, tavolette<text:line-break/>di pietra su cavalletti ed eleganti diorami sui tavoli. Ora<text:line-break/>restano soltanto cumuli di pietra infranta.<text:line-break/><text:line-break/>Muro Illusorio. La parete ovest della stanza è un'illusione<text:line-break/>incorporea. Svanisce se bersagliata da un incantesimo<text:line-break/>dissolvi magie (CD 16) lanciato con successo, e le creature e<text:line-break/>gli oggetti possono attraversarlo senza difficoltà.<text:line-break/><text:line-break/>39B. FRAMMENTI DEL BASTONE DI GIADA<text:line-break/><text:line-break/>Nicchie di Esposizione. Quattro pezzi di un bastone di<text:line-break/><text:soft-page-break/>giada infranto sono custoditi sotto vetro all'interno di<text:line-break/>nicchie disposte regolarmente lungo la parete ovest. Ogni<text:line-break/>nicchia è alta 1,2 metri, larga 30 cm, profonda 30 cm e<text:line-break/>illuminata da una luce magica soffusa.<text:line-break/><text:line-break/>Porta Segreta. Una porta segreta lungo la parete sud<text:line-break/>conduce all'area 39c.<text:line-break/><text:line-break/>Tl vetro che copre ogni nicchia può essere rotto<text:line-break/>facilmente, per accedere al frammento custodito all’interno.<text:line-break/>Quando il vetro di una nicchia viene infranto, la luce<text:line-break/>all'interno di quella nicchia si spegne.<text:line-break/><text:line-break/>Tesoro. Il bastone di giada è attualmente spezzato in<text:line-break/>cinque pezzi lunghi 30 cm: i quattro che Halaster ha messo<text:line-break/>in mostra in questa stanza più un quinto che ha gettato<text:line-break/>via. Un incantesimo individuazione del magico non rivela<text:line-break/>alcuna aura magica attorno ai frammenti del bastone.<text:line-break/>Ognuno dei cinque frammenti del bastone vale 100 mo<text:line-break/>per la semplice giada di cui è fatto. Il pezzo mancante è la<text:line-break/>sezione centrale del bastone, attualmente nelle grinfie di<text:line-break/>un bullywug (vedi il livello 8, area 19c). I pezzi uno e due (le<text:line-break/>parti più alte del bastone) possono essere risanate in una<text:line-break/>singola sezione con un trucchetto riparare, come anche i<text:line-break/>pezzi quattro e cinque (le due sezioni inferiori).<text:line-break/><text:line-break/>Una volta trovato il quinto pezzo, l’intero bastone può<text:line-break/>essere ricostituito tramite l’uso di trucchetti riparare; ogni<text:line-break/>lancio dell’incantesimo ripara una frattura del bastone.<text:line-break/><text:line-break/>Se il bastone torna intero, si trasforma da oggetto in un<text:line-break/>serpente di giada animato che possiede le statistiche di un<text:line-break/>serpente velenoso gigante, con le modifiche seguenti:<text:line-break/><text:line-break/>- Îl serpente è un costrutto che capisce e obbedisce a<text:line-break/>chiunque stesse impugnando il bastone al momento della<text:line-break/>trasformaziotne.<text:line-break/><text:line-break/>- Possiede immunità ai danni da veleno e alla condizione<text:line-break/>di avvelenato. Non ha bisogno di respirare, mangiare,<text:line-break/>bere o dormire.<text:line-break/><text:line-break/>: Quando scende a 0 punti ferita, il DM tira un d6. Con<text:line-break/>un risultato di 1, il serpente si sbriciola in polvere ed è<text:line-break/>distrutto. Con ogni altro risultato, si ritrasforma in un<text:line-break/>bastone e si spezza in 1d4 + 1 pezzi che dovranno essere<text:line-break/>riparati magicamente prima che il bastone possa essere<text:line-break/>usato di nuovo.<text:line-break/><text:line-break/>39C. OsSsa pI MORNHYLD<text:line-break/><text:line-break/>Ossa. Un teschio nanico e dodici ossa marce fluttuano<text:line-break/>lentamente in cerchio a mezz'aria nella stanza.<text:line-break/><text:line-break/>Detriti. Sotto le ossa fluttuanti, sul pavimento, giace un<text:line-break/>forziere di pietra infranto,<text:line-break/><text:line-break/>Nicchia. Lungo la parete ovest, si apre una nicchia vuota<text:line-break/><text:line-break/>{dove un tempo era custodito il forziere).<text:line-break/><text:line-break/>Una nana sacerdotessa di nome Mornhyld Crystalmantle<text:line-break/>vincolò il suo spirito a Sottomonte per l'eternità. Buona<text:line-break/>parte delle sue ossa si sono già sbriciolate in polvere molto</text:p>
      <text:p text:style-name="P1"><text:soft-page-break/></text:p>
      <text:p text:style-name="P1"/>
      <text:p text:style-name="P1"/>
      <text:p text:style-name="P1">@@@ 4 @@@</text:p>
      <text:p text:style-name="P1"/>
      <text:p text:style-name="P1"/>
      <text:p text:style-name="P1"/>
      <text:p text:style-name="P1">tempo fa. Ciò che resta di lei fluttua al di sopra del forziere<text:line-break/>fatto a pezzi, grazie alla magia di Halaster. Lanciando con<text:line-break/>SUCCesso un incantesimo dissolvi magie sulle ossa (CD 16),<text:line-break/>l'effetto termina e i resti scheletrici cadono a terra.<text:line-break/><text:line-break/>Lo spirito disincarnato di Mornhyld può percepire<text:line-break/>quando un umanoide giunge entro 1,5 metri dalle ossa<text:line-break/>e cerca immediatamente di possedere quella creatura.<text:line-break/><text:line-break/>Il bersaglio deve superare un tiro salvezza su Carisma<text:line-break/>con CD 18, altrimenti sarà posseduto da Mornhyld.<text:line-break/>Finché è posseduto, il bersaglio è incapacitato e perde il<text:line-break/>controllo del proprio corpo, pur mantenendo la propria<text:line-break/>consapevolezza. La possessione dura finché il corpo del<text:line-break/>bersaglio non scende a O punti ferita, finché il bersaglio non<text:line-break/>esce dalla stanza, finché lo spirito di Mornhyld non pone<text:line-break/>fine all'effetto con un’azione bonus o finché lo spirito non è<text:line-break/>costretto ad andarsene da un effetto come un incantesimo<text:line-break/>dissolvi il bene e il male. La creatura è immune alla<text:line-break/>possessione dello spirito per 24 ore dopo avere superato il<text:line-break/>tiro salvezza o dopo che la possessione è terminata.<text:line-break/><text:line-break/>Se lo spirito di Mornhyld non riesce a possedere una<text:line-break/>creatura, può tentare di possederne un'altra al proprio turno<text:line-break/>successivo. Lo spirito ottiene un bonus di +1 all'iniziativa.<text:line-break/><text:line-break/>Lo spirito di Mornhyld ha bisogno di un corpo ospite per<text:line-break/>poter comunicare. Finché possiede un umanoide, usa quel<text:line-break/>corpo ospite per condividere i segreti seguenti, nel corso di<text:line-break/>una breve conversazione:<text:line-break/><text:line-break/>- “Il cuore della montagna è sigillato dietro una porta di<text:line-break/>basalto nero che solo un re dei nani può aprire. Nel cuore<text:line-break/>della montagna, troverete la vostra grandezza.” (Vedi<text:line-break/>l'area 15.}<text:line-break/><text:line-break/>- “Quando entrate in una stanza, pronunciate ad alta voce<text:line-break/>la parola ‘xunderbrok' e potreste essere ricompensati.”<text:line-break/>(I personaggi che conoscono il Nanico sanno che quella<text:line-break/>parola significa “tesoro segreto”.)<text:line-break/><text:line-break/>. “Alcuni demoni avevano invaso il nostro tempio, ma<text:line-break/>li abbiamo intrappolati all'interno di statue su questo<text:line-break/>livello. Tenetevi alla larga.” (Vedi l’area 29d.)<text:line-break/><text:line-break/>40. SALA DELLA MUSICA<text:line-break/><text:line-break/>Quei personaggi che non tentano in alcun modo di celare il<text:line-break/>loro arrivo mettono in allarme le creature in questa camera<text:line-break/>dal soffitto a volta alto 6 metri, scavata nella roccia viva e<text:line-break/>che contiene quanto segue:<text:line-break/><text:line-break/>Colonne di Quarzo. Gli angoli della stanza sono occupati<text:line-break/>da colonne di quarzo luminescenti.<text:line-break/><text:line-break/>Duergar. Due duergar ispezionano un arco di pietra<text:line-break/>inctassato al centro della parete est.<text:line-break/><text:soft-page-break/><text:line-break/>Strumenti Musicali. Dalla parete sud sporge un organo<text:line-break/>le cui canne sono state ricavate da una fila di stalagmiti.<text:line-break/>La panca e i tasti sono fatti di marmo nero e dorato<text:line-break/>levigato. Due grossi tamburi di rame sono situati lungo<text:line-break/>la parete ovest e sopra di essi è appoggiata una tuba di<text:line-break/>ottone lucido.<text:line-break/><text:line-break/>I duergar hanno interrotto il saccheggio per esaminare<text:line-break/>l'arco nella parete est, Se sentono arrivare altre creature,<text:line-break/>diventano invisibili, poi si spostano dietro le colonne a nord<text:line-break/>per osservare meglio i nuovi arrivati e sgattaiolano verso<text:line-break/>l’area 15a per mettere in allarme i duergar in quella stanza.<text:line-break/>Evitano di combattere in questa stanza. Oltre alle loro armi<text:line-break/>e armature, questi duergar possiedono un tesoro (vedi<text:line-break/>“Tesoro” più sotto).<text:line-break/><text:line-break/>PORTALE ARCUATO PER IL LIVELLO 11<text:line-break/><text:line-break/>L'arco incassato nella parete est è uno dei portali magici<text:line-break/>di Halaster (vedi “Portali” a pagina 12). Sulla chiave di<text:line-break/>volta dell'arco, è visibile un incavo a forma di mano con<text:line-break/><text:line-break/>uri simbolo che rappresenta la magia inciso nel palmo. A<text:line-break/>questo portale si applicano le regole seguenti:<text:line-break/><text:line-break/>- Lanciando il trucchetto mmano magica e premendo le dita<text:line-break/>spettrali dell’incantesimo contro l'incavo della chiave di<text:line-break/>volta, il portale si apre per 1 minuto.<text:line-break/><text:line-break/>’ I personaggi devono essere di livello pari o superiore<text:line-break/>all’11° per attraversare questo portale (vedi ‘ Jhesiyra<text:line-break/>Kestellharp” a pagina 10). La prima creatura a passare<text:line-break/>attraverso il portale innesca una runa antica (vedi “Rune<text:line-break/>Antiche” a pagina 12).<text:line-break/><text:line-break/>« Una creatura che attraversa il portale compare nell'area<text:line-break/>2b del livello 11, nello spazio libero più vicino al portalé<text:line-break/>identico situato in quell’area.<text:line-break/><text:line-break/>STRUMENTI MUSICALI<text:line-break/><text:line-break/>Se i personaggi ispezionano la stanza, possono esaminare<text:line-break/>gli strumenti musicali più da vicino.<text:line-break/><text:line-break/>Tuba di Ottone. A questo grosso strumento a fiato manca<text:line-break/>il bocchino, che i personaggi possono trovare nell'area<text:line-break/>19. Senza di quello, la tuba non può emettere la sua<text:line-break/>caratteristica melodia. La tuba vale 30 mo e pesa 15 kg.<text:line-break/><text:line-break/>Tamburi. Quando vengono percossi, questi due tamburi<text:line-break/>di rame emettono un profondo e tonante boato. Ogni<text:line-break/>tamburo vale 50 mo e pesa 50 kg.<text:line-break/><text:line-break/>Organo delle Stalagmiti. Questo gigantesco organo<text:line-break/>a canne emette note profonde e rimbombanti quando<text:line-break/>qualcuno preme i pedafi di pietra e i tasti di marmo, La<text:line-break/>mtisica dell'’organo non solo echeggia per questa stanza,<text:line-break/>ma viene diffusa magicamente in tutto il tempio (l’area 15),<text:line-break/>mettendo in allerta le creature presenti. Se nel tempio ci<text:line-break/>sono ancora dei duergar, quattro di loro vengono inviati<text:line-break/>a indagare sul rumore che proviene da quest’area e a far<text:line-break/>smettere la musica. Le stalagmiti dell’organo facevano già<text:line-break/>parte della caverna quando questa stanza fu scavata e quindi<text:line-break/><text:soft-page-break/>sono un tutt'uno con il pavimento e la parete circostante.<text:line-break/><text:line-break/>TEsSORO<text:line-break/><text:line-break/>Ogni duergar porta con sé un sacco di oggetti rubati. Un<text:line-break/>sacco contiene una statuina d’argento di un bue (25 mo), un<text:line-break/>campanello in mithral (25 mo) e una brocca in peltro scolpita<text:line-break/>a forma di drago d'oro con due ametiste al posto degli<text:line-break/><text:line-break/>occhi (250 mo). L'altro sacco contiene un piccolo specchio<text:line-break/>trapezoidale con la cornice di onice (25 mo) è una benda per<text:line-break/>occhi di cuoio con un’eliotropia (50 mo) cucita su di essa.<text:line-break/><text:line-break/>4]. LATRINE<text:line-break/><text:line-break/>Questa stanza è suddivisa in quattro latrine di pietra<text:line-break/><text:line-break/>con altrettanti fori scavati nel pavimento e pozzi neri<text:line-break/>sottostanti inutilizzati da ternpo. Uno slaad grigio invisibile<text:line-break/>si nasconde nella latrina più a sud, pronto ad attaccare<text:line-break/>chiunque la ispezioni o provi a usarla.<text:line-break/><text:line-break/>42 . FOSSA NASCOSTA<text:line-break/><text:line-break/>Un tratto di pavimento cedevole in questo corridoio<text:line-break/>nasconde una fossa larga 3 metri e profonda 6 metri. Se un<text:line-break/>personaggio cerca trappole sul pavimento ed effettua con<text:line-break/>successo una prova di Saggezza (Percezione) con CD 20,<text:line-break/>nota le piastrelle irregolari sul pavimento. Quando un peso<text:line-break/>pari o superiore a 10 kg preme su quel tratto di pavimento,<text:line-break/>le piastrelle crollano e ogni creatura sulla fossa vi cade<text:line-break/>all’interno, subendo 7 (2d6) danni contundenti.<text:line-break/><text:line-break/>Inoltre, quando una creatura cade nella fossa, un<text:line-break/>incantesimo glifo di interdizione lanciato sul pavimento<text:line-break/>della fossa detona. Una volta innescato, il glifo emette<text:line-break/>un'onda di energia magica e ogni creatura nella fossa deve<text:line-break/>effettuare un tiro salvezza su Destrezza con CD 22; se<text:line-break/><text:line-break/>LIVELLO 6 | IL LIVELLO PERDUTO</text:p>
      <text:p text:style-name="P1"/>
      <text:p text:style-name="P1"/>
      <text:p text:style-name="P1"/>
      <text:p text:style-name="P1">@@@ 5 @@@</text:p>
      <text:p text:style-name="P1"/>
      <text:p text:style-name="P1"/>
      <text:p text:style-name="P1"/>
      <text:p text:style-name="P1">Îl<text:line-break/><text:line-break/>lo fallisce, subisce 36 (8d8) danni da fuoco, mentre se lo<text:line-break/>supera, subisce la metà di quei danni.<text:line-break/><text:line-break/>43. TUNNEL DEGLI UMBER HULK<text:line-break/><text:line-break/>Questi tunnel alti 2,4 metri sono stati creati dagli umber hulk<text:line-break/>dell'area 34. I tre tunnel convergono a formarne uno solo che<text:line-break/><text:line-break/>scende man mano che si inoltra a sudest, fino a raggiungere il<text:line-break/>livello 7. Tutti i tunnel sono disseminati di detriti.<text:line-break/><text:line-break/>44, ALLOGGI DEGLI ACCOLITI<text:line-break/><text:line-break/>Questa stanza circolare ha un soffitto a cupola alto 9 metri<text:line-break/>e ha i tratti seguenti:<text:line-break/><text:soft-page-break/><text:line-break/>Mobili. Sei letti di pietra sono disposti con le testate lungo<text:line-break/>le pareti. Una piccola nicchia vuota si apre sopra ogni<text:line-break/>letto. Ai piedi di ogni letto è visibile un baule di pietra che<text:line-break/>è stato sfondato.<text:line-break/><text:line-break/>Statue in Pezzi. I] pavimento è disseminato di statuette in<text:line-break/>alabastro di nani re fatte a pezzi (le statuette un téempo si<text:line-break/>trovavano nelle nicchie lungo le pareti; i duergar le hanno<text:line-break/>distrutte, poi hanno forzato i bauli e li hanno saccheggiati).<text:line-break/><text:line-break/>45. ALLOGGI DEGLI ACCOLITI<text:line-break/><text:line-break/>Questa stanza ha gli stessi tratti dell'area 44.<text:line-break/><text:line-break/>46. CAMERA BRUCIATA<text:line-break/><text:line-break/>Le pareti e il pavimento di questa camera dal soffitto a<text:line-break/>cupola alto 9 metri sono stati anneriti dal fuoco e i mobili<text:line-break/>che un tempo la stanza conteneva sembrano essere stati<text:line-break/>ridotti in cenere. Vari frammenti di legno e di pietra<text:line-break/>antieriti dalle fiamme giacciono a terra.<text:line-break/><text:line-break/>Se un personaggio esamina la stanza ed effettua con<text:line-break/>successo una prova di Intelligenza (Indagare) con CD 20,<text:line-break/>capisce che dev’essere stata una conflagrazione magica di<text:line-break/>qualche tipo a causare i danni, e che deve essersi generata<text:line-break/>al centro della stanza. Nessun indizio aiuta a capire cosa<text:line-break/>possa avere innescato l’esplosione.<text:line-break/><text:line-break/>47. CORRIDOI DEI FEDELI<text:line-break/><text:line-break/>I fedeli di Dumathoin un tempo percorrevano questi<text:line-break/>corridoi per spostarsi dai loro alloggi al tempio. Ora le<text:line-break/>magie e i guardiani di Halaster infestano queste aree.<text:line-break/><text:line-break/>47A. PORTALI ARCUATI PER I LIVELLI 13 E 18<text:line-break/><text:line-break/>Cadaveri. I cadaveri di due duergar (un maschio e una<text:line-break/>femmina) giacciono riversi al centro della stanza.<text:line-break/><text:line-break/>Portali Arcuati. Due archi di pietra sono incassati nelle<text:line-break/>pareti, uno a nord e l’altro a sud.<text:line-break/><text:line-break/>Cacciatori. Halaster ha collocato due cacciatori invisibili<text:line-break/>in quest'aréea. Attaccano ogni creatura che giunga entro<text:line-break/>3 metri da uno dei portali o che esca da un portale.<text:line-break/><text:line-break/>I] duergar maschio è stato ucciso per primo dai cacciatori<text:line-break/>invisibili. La sua compagna è venuta a cercarlo pochi<text:line-break/>mintuti dopo e ha subito la stessa sorte. Entrambi i duergar<text:line-break/>indossano una corazza di scaglie color grigio opaco. I loro<text:line-break/>scudi di ferro, picconi da guerra e giavellotti giacciono Îì<text:line-break/>accanto. Non possiedono alcun tesoro.<text:line-break/><text:line-break/>Portale Arcuato Nord. L'arco nord è uno dei portali<text:line-break/>magici di Halaster (vedi “‘Portali” a pagina 12) ed è<text:line-break/>decorato con incisioni che raffigurano dei goblin danzanti.<text:line-break/>Sulla chiave di volta dell’arco, sono scolpite le lettere D e O.<text:line-break/>A questo portale si applicano le regole seguenti:<text:line-break/><text:line-break/>L'INCEELLO E&amp; |T 1LIVELLO PERDITO<text:line-break/><text:line-break/>. Se una creatura situata entro 1,5 metri dall’arco intona<text:line-break/><text:soft-page-break/>una nota musicale “do” o la suona con uno strumento<text:line-break/>musicale, il portale si apre per 1 minuto.<text:line-break/><text:line-break/>- Î] personaggi devono essere di livello pari o superiore<text:line-break/>al 12° per attraversare questo portale (vedi “Jhesiyra<text:line-break/>Kestellharp” a pagina 10). La prima creatura a passare<text:line-break/>attraverso il portale innesca una runa antica (vedi “Rune<text:line-break/>Antiche”a pagina 12).<text:line-break/><text:line-break/>. Una creatura che attraversa il portale compare nell’area<text:line-break/>7b del livello 13, nello spazio libero più vicino al portale<text:line-break/>identico situato in quell’area.<text:line-break/><text:line-break/>Portale Arcuato Sud. Questo arco è un altro dei<text:line-break/>portali magici di Halaster (vedi “Portali” a pagina 12) ed<text:line-break/>è decorato con incisioni che raffigurano due elfi discinti<text:line-break/>(un maschio e una femmina) che portano le dita alle<text:line-break/>labbra nell'atto di chiedere il silenzio. A questo portale si<text:line-break/>applicano le regole seguenti:<text:line-break/><text:line-break/>. Se un incantesimo silenzio viene lanciato in modo che<text:line-break/>l’arco rientri nella sua area, il portale si apre per 1 mintto.<text:line-break/><text:line-break/>: Î personaggi devono essere di livello pari o superiore<text:line-break/>al 15° per attraversare questo portale (vedi “Jhesiyra<text:line-break/>Kestellharp” a pagina 10). La prima creatura a passare<text:line-break/>attraverso il portale innesca una runa antica (vedi “Runeé<text:line-break/>Antiche” a pagina 12).<text:line-break/><text:line-break/>. Una creatura che attraversa il portale compare nell’area<text:line-break/>6 del livello 18, neéllo spazio libero più vicino al portale<text:line-break/>identico situato in quell’area.<text:line-break/><text:line-break/>47B. RISATE MISTERIOSE<text:line-break/><text:line-break/>Questo corridoio forma un percorso ad anello che ospita<text:line-break/>uno degli effetti regionali di Halaster (vedi “La Tana di<text:line-break/>Halaster” a pagina 311). Quando i personaggi si fanno<text:line-break/>strada lungo il percorso, sentono dei passi e delle risate<text:line-break/>provenire da oltre l’angolo successivo. Il rumore rimane<text:line-break/>sempre davanti a loro man mano che percorrono l’anello,<text:line-break/>ma si ferma se i personaggi convergono verso di esso<text:line-break/><text:line-break/>da due direzioni diverse. Questo effetto è frutto di un<text:line-break/>trucchetto illusione minore innocuo.<text:line-break/><text:line-break/>48. ALLOGGI DEL SOMMO SACERDOTE<text:line-break/><text:line-break/>Alcove. Sette alcove vuote sono visibili lungo le pareti.<text:line-break/><text:line-break/>Letto in Marmo. Un letto di marmo bianco occupa il centro<text:line-break/>della stanza; i pilastri ai suoi angoli sono scolpiti per<text:line-break/>raffigurare dei nani guerrieri sull'attenti.<text:line-break/><text:line-break/>Duergar Defunta. Ai piedi del letto è visibile un baule di<text:line-break/>pietra con il coperchio alzato. Le gambe di una duergar<text:line-break/>senza vita spuntano fuori dal baule. Il suo piccone da<text:line-break/>guerra giace sul pavimento a poca distanza.<text:line-break/><text:line-break/>La duergar ha aperto il baule senza notare la trappola ed<text:line-break/>è stata uccisa dai dardi caricati a molla che l’hanno colpita.<text:line-break/>Î suoi compagni hanno saccheggiato i contenuti del baule<text:line-break/>usando maggiore prudenza e hanno lasciato il cadavere<text:line-break/>crivellato di dardi riverso nel baule.<text:line-break/><text:soft-page-break/><text:line-break/>CONSEGUENZE<text:line-break/><text:line-break/>Se i duergar continuano a saccheggiare il livello<text:line-break/>indisturbati, finiranno per trovare la tomba perduta di Re<text:line-break/>Melair è impossessarsi dei suoi tesori, poi faranno ritorno<text:line-break/>nell’Underdark carichi di ricchezze.<text:line-break/><text:line-break/>Se i demoni intrappolati nell’area 29 vengono liberati,<text:line-break/>diventano la minaccia principale di questo livello:<text:line-break/>aggrediscono, inseguono e distruggono ogni aspirante<text:line-break/>cercatore di tesori.</text:p>
      <text:p text:style-name="P1"/>
      <text:p text:style-name="P1"/>
      <text:p text:style-name="P1"/>
      <text:p text:style-name="P1">@@@ 6 @@@</text:p>
      <text:p text:style-name="P1"/>
      <text:p text:style-name="P1"/>
      <text:p text:style-name="P1"/>
      <text:p text:style-name="P1">a M d EEE aà<text:line-break/><text:line-break/>— — —— a ——— - O PZE - “. L<text:line-break/><text:line-break/>RE<text:line-break/><text:line-break/>LIVELLO 7: IL CASTELLO DI MADDGOTH<text:line-break/><text:line-break/>i<text:line-break/><text:line-break/>= — - ai - =<text:line-break/>— i = M - L i<text:line-break/><text:line-break/>L CASTELLO DI MADDGOTH È CONCEPITO PER QUATTRO<text:line-break/>personaggi di 9° livello, che dovrebbero accumulare<text:line-break/>abbastanza PE da raggiungere il 10° livello. I<text:line-break/>personaggi hanno la possibilità di stipulare delle<text:line-break/>precarie alleanze con vari mostri di questo livello; in<text:line-break/>quel caso, il DM assegnerà i PE di queste creature<text:line-break/>come se i personaggi le avessero sconfitte in<text:line-break/>combattimento.<text:line-break/><text:line-break/>1l livello trac il suo nome da un castello in miniatura, una<text:line-break/>fortezza in scala uno a dodici situata all’interno di una delle<text:line-break/>sue caverne. Quel castello funge da covo per Maddgoth, un<text:line-break/>pluriomicida che attira gli altri maghi nella sua tana per<text:line-break/>ucciderli e impossessarsi dei loro focus arcani e libri degli<text:line-break/>incantesimi come trofei. Maddgoth non è a casa quando gli<text:line-break/>avventurieri arrivano per la prima volta, ma potrebbe fare<text:line-break/>la Sua comparsa successivamente (vedi “Conseguenze”<text:line-break/><text:line-break/>a pagina 108). Molte creature vengono ridotte a un<text:line-break/>dodicesimo della loro taglia normale, quando si avvicinano<text:line-break/>al castello di Maddgoth, per accedere alle sue sale<text:line-break/><text:line-break/>interne. Che sia per scelta o per qualche difetto, la magia<text:line-break/>rimpicciolente non influenza tutte le creature, come gli<text:line-break/>avventurieri che esplorano il castello presto scopriranno.<text:line-break/><text:line-break/>s M<text:line-break/>IL CASTELLO DI MADDGOTH ORIGINALE<text:line-break/><text:line-break/>Undermountain: Maddgoth's Castle, scritto da Steven E.<text:line-break/>Schend e pubblicato nel 1996, inedito in Italia, era il secondo<text:line-break/>di tre moduli della breve serie di avventure “Dungeon Crawl”<text:line-break/><text:soft-page-break/>concepite per la seconda edizione di D&amp;D. Waterdeep: l<text:line-break/>Dungeon del Mago Folle prende in prestito alcune idee di<text:line-break/>quella vecchia avventura, ma allo stesso tempo presenta<text:line-break/>una versione alternativa del Castello di Maddgoth adattata<text:line-break/>alla quinta edizione e a questo prodotto.<text:line-break/><text:line-break/>— i_.<text:line-break/><text:line-break/>— M- — — — _ A y e— ii = __ l— — _ 1i EETT E — -<text:line-break/><text:line-break/>COSA SI ANNIDA QUI?<text:line-break/><text:line-break/>Maddgoth va e viene da Sottomonte grazie a un anello<text:line-break/>delle corna simile a quello che porta Halaster Blackcloak.<text:line-break/>In sua assenza, è il Suo omuncolo a prendersi cura del<text:line-break/>castello. Anche un drago fatato ha scoperto il castello e<text:line-break/><text:line-break/>lo ha reclamato come tana. Per arrivare al castello, gli<text:line-break/>avventurieri dovranno attraversare le caverne popolate da<text:line-break/>una famiglia di giganti delle pietre smemorati.<text:line-break/><text:line-break/>GIGANTI DELLE PIETRE<text:line-break/><text:line-break/>Dieci anni fa, Halaster attirò una famiglia di giganti<text:line-break/><text:line-break/>delle pietre a Sottomonte e li privò di buona parte della<text:line-break/>loro memoria. ] giganti ricordano chi sono e cosa è<text:line-break/>successo nelle ultime 6 ore, ma tutto ciò che è accaduto in<text:line-break/>precedenza si perde in una foschia indistinta e viene presto<text:line-break/>dimenticato. Tutti i ricordi del mondo di superficie e dei<text:line-break/>suoi abitanti sono scomparsi molto tempo fa.<text:line-break/><text:line-break/>] giganti delle pietre sono irritabili ed egoisti, ma non<text:line-break/>sono malvagi. Considerano ogni invasione da parte degli<text:line-break/>umanoidi come un'infestazione di parassiti e nulla più,<text:line-break/>Ogni tentativo di trattare con loro è destinato a restare<text:line-break/>inascoltato nella maggior parte dei casi. Non sanno del<text:line-break/>castello in miniatura nel cuore del loro dominio, in quanto<text:line-break/>esso fluttua al centro di una grande caverna che va oltre il<text:line-break/>raggio della loro scurovisione.<text:line-break/><text:line-break/>ÎI giganti sono tormentati da un drago fatato che si annida<text:line-break/>nel castello di Maddgoth. Il drago esce dal castello in forma<text:line-break/>invisibile e usa i suoi incantesimi di illusione per ostruire<text:line-break/>passaggi, creare falsi tunne] e apportare alterazioni<text:line-break/>temporanee alle caverne dei giganti. I tiri mancini del drago<text:line-break/>non fanno che aumentare l'irritabilità dei giganti che, non<text:line-break/>avendo mai visto la creatura, sospettano che i responsabili<text:line-break/>siano i personaggi. Per guadagnarsi la fiducia dei giganti,<text:line-break/><text:line-break/>LIVELLO 7 | IL CASTELLO DI MADDGOTH</text:p>
      <text:p text:style-name="P1"/>
      <text:p text:style-name="P1"/>
      <text:p text:style-name="P1"/>
      <text:p text:style-name="P1">@@@ 7 @@@</text:p>
      <text:p text:style-name="P1"/>
      <text:p text:style-name="P1"/>
      <text:p text:style-name="P1"/>
      <text:p text:style-name="P1">— # P<text:line-break/>ai =<text:line-break/>i I’.<text:line-break/><text:line-break/>i personaggi dovranno scoprire la causa dei brutti scherzi<text:line-break/>e porvi fine. Tuttavia, anche se dovessero riuscirci, i loro<text:line-break/><text:soft-page-break/>sforzi saranno presto dimenticati, in quanto la magia di<text:line-break/>Halaster eroderà i ricordi dei giganti.<text:line-break/><text:line-break/>I giganti delle pietre più vecchi, Gravillok e Speleosa,<text:line-break/>formano una coppia e hanno quattro figli adulti: due<text:line-break/>maschi, Qurrok e Rhodos, e due femmine, Obsidia e XKorta.<text:line-break/><text:line-break/>IL DRAGO FATATO OTTO<text:line-break/><text:line-break/>Un drago fatato viola di nome Otto è stato attirato nell'area<text:line-break/>dalla magia che Halaster ha intessuto in queste caverne.<text:line-break/>Una volta scoperto il castello di Maddgoth, Otto ha deciso<text:line-break/>di stabilirsi al suo interno. Non essendo influenzato dalla<text:line-break/>magia restringente del castello, il drago fatato si è insediato<text:line-break/>comodamente nella sua nuova dimora. Si nutre di pipistrelli<text:line-break/>e degli altri parassiti che trova nella caverna circostante.<text:line-break/><text:line-break/>Quando si annoia, diventa invisibile, esce di soppiatto<text:line-break/>e usa i supi incantesimi per apportare modifiche illusorie<text:line-break/>alle caverne dei giganti delle pietre, confondendoli al puro<text:line-break/>scopo di divertirsi. I giganti non hanno idea di chi sia il<text:line-break/>responsabile di questi scherzi magici.<text:line-break/><text:line-break/>Îl drago fatato vorrebbe tanto sbarazzarsi dell’omuncolo di<text:line-break/>Maddgoth, che gli ricorda fastidiosamente a chi appartiene<text:line-break/>in realtà il castello. Otto ha già sconfitto l’omuncolo in<text:line-break/>combattimento più volte, ma la creatura continua a tornare.<text:line-break/>Îl drago è giunto alla conclusione che l'unico modo per<text:line-break/>sbarazzarsi dell’omuncolo sia rimuoverlo con la forza dal<text:line-break/>castello e intrappolarlo altrove. Se i personaggi fanno<text:line-break/>questo per lui, Otto permette loro di usare il castello per<text:line-break/>riposarsi e recuperare le forze purché non si trattengano<text:line-break/>troppo a lungo o non tentino di saccheggiare le sue sale.<text:line-break/><text:line-break/>STATISTICHE MODIFICATE<text:line-break/><text:line-break/>Quando si trova all'interno del castello, il drago fatato<text:line-break/><text:line-break/>è considerato lungo 3,6 metri rispetto all'ambiente<text:line-break/>circostante, poiché la sua taglia non è alterata dalla magia<text:line-break/>restringente del castello. Possiede un grado di sfida pari a 3<text:line-break/>(700 PE) e le modifiche seguenti alle statistiche:<text:line-break/><text:line-break/>* Otto è Grande e possiede 104 (16d10 + 16) punti ferita.<text:line-break/><text:line-break/>. Ha un punteggio di Forza pari a 18 (+4) e il suo attacco<text:line-break/>con il morso infligge 11 (2d6 + 4) danni perforanti<text:line-break/>quando colpisce.<text:line-break/><text:line-break/>Otto diventa invisibile e fugge se ridotto a metà dei suoi punti<text:line-break/>ferita Oo meno. Cerca di trovare un nascondiglio all’interno del<text:line-break/>castello, ma se deve, è pronto ad abbandonare la struttura.<text:line-break/>Quando lo si incontra al di fuori del castello, Otto possiede la<text:line-break/>taglia e le statistiche di un drago fatato viola normale. Ogni<text:line-break/>volta che la taglia relativa di Otto si riduce, gli eventuali punti<text:line-break/>ferita al di sotto del suo nuovo massimo dei punti ferita vanno<text:line-break/>perduti. Ogni volta che la taglia relativa di Otto aumenta, gli<text:line-break/>eventuali danni che Otto ha subito rimangono e vengono<text:line-break/>sottratti dal suo nuovo massimo dei punti ferita.<text:line-break/><text:line-break/>L'’OMUNGOLO DI MADDGOTH<text:line-break/><text:line-break/>L'omuncolo di Maddgoth attende il ritorno del suo padrone.<text:line-break/>Îl fatto che l’omuncolo non sia perito indica che Maddgoth<text:line-break/><text:soft-page-break/>deve essere ancora vivo, ma il loro legame telepatico è stato<text:line-break/>interrotto, quindi i due non si trovano più sullo stesso piano<text:line-break/>d’esistenza. Non è chiaro se questa separazione sia voluta<text:line-break/>da Maddgoth o meno. Il mago potrebbe essere segregato su<text:line-break/>un semipiano, imprigionato in uno specchio imprigionante o<text:line-break/>irmpegnato a esplorare l’Abisso, per quello che è dato sapere.<text:line-break/>L'’omuncolo si sente solo e sogna di ritrovare il suo<text:line-break/>creatore. Desidera anche scacciare dal castello il drago<text:line-break/>fatato che lo ha invaso. I personaggi possono tentare di<text:line-break/>fare buona impressione sull’omuncolo e guadagnarsi<text:line-break/>la sua fiducia uccidendo il drago fatato o spaventandolo<text:line-break/><text:line-break/>LIVELLO 7 | IL CASTELLO DI MADDGOTH<text:line-break/><text:line-break/>e mettendolo in fuga. L'omuncolo non può uscire dal<text:line-break/>castello, per ordine del suo padrone. Se subisce danni che<text:line-break/>normalmente lo distruggerebbero, si riforma nello studio<text:line-break/>di Maddgoth (area 25a). Soltanto la morte del mago può<text:line-break/>distruggere l’omuncolo definitivamente.<text:line-break/><text:line-break/>STATISTICHE MODIFICATE<text:line-break/><text:line-break/>All'interno del castello, l'’omuncolo è alto 3,6 metri in rapporto<text:line-break/>all’ambiente circostante, dato che la sua taglia non è alterata<text:line-break/>dalla magia restringente del castello. Possiede un grado di<text:line-break/>sfida pari a 2 (450 PE) e le modifiche seguenti alle statistiche:<text:line-break/><text:line-break/>* L'omuncolo è Grande e possiede 55 (10d10) punti ferita.<text:line-break/>- Ha un punteggio di Forza pari a 15 (+2) e il suo attacco con<text:line-break/>il morso infligge 9 (2d6 + 2) danni perforanti quando colpisce.<text:line-break/>. Capisce l’Abissale, il Comune, il Draconico e lo<text:line-break/>(Gnomesco, ma non può parlare.<text:line-break/><text:line-break/>Se l’omuncolo viene allontanato dal castello con la forza, la<text:line-break/>sua taglia relativa torna a essere Minuscola e le sue statistiche<text:line-break/>diventano quelle di un normale omuncolo. Ogni volta che<text:line-break/>la taglia relativa della creatura si riduce, gli eventuali punti<text:line-break/>ferita al di sotto del suo nuovo massimo dei punti ferita<text:line-break/>vanno perduti. Ogni volta che la taglia relativa della creatura<text:line-break/>aumenta, gli eventuali danni che ha subito rimangono e<text:line-break/>vengono sottratti dal suo nuovo massimo dei punti ferita.<text:line-break/><text:line-break/>LE CAVERNE<text:line-break/><text:line-break/>I tunnel che collegano questo livello di Sottomante al livello<text:line-break/>soprastante e a quello sottostante sono stati scavati dagli<text:line-break/>umber hulk. Ai giganti delle pietre non piacciono i danni<text:line-break/>provocati dagli umber hulk con i loro scavi e tentano di<text:line-break/>spaventare e scacciare via quelle creature a ogni occasione.<text:line-break/>Tranne dove specificato diversamente, tutte le camere su<text:line-break/>questo livello sono di pietra irregolare lavorata (non sono<text:line-break/>formazioni naturali) e sono alte 9 metri. I passaggi più<text:line-break/>larghi sono alti 6 metri (l'’ideale per i giganti delle pietre<text:line-break/>alti 5,4 metri che vivono nell’aréa). I tunnel più stretti sono<text:line-break/>larghi 1,5 metri e alti 2,4 metri, troppo piccoli perché i<text:line-break/>giganti possano percorrerli. Tutti i tunnel e le caverne sono<text:line-break/>privi di illuminazione, poiché i giganti sono in grado di<text:line-break/>vedere grazie alla scurovisione.,<text:line-break/><text:line-break/>]. GUSCI DEGLI UMBER HULK<text:line-break/><text:line-break/>Agli umber hulk piace radunarsi in quest’area e i]<text:line-break/>pavimento della caverna è disseminato dei loro carapaci<text:line-break/>lasciati qui dopo l’ultima muta.<text:line-break/><text:soft-page-break/><text:line-break/>2. CAVERNA VUOTA<text:line-break/><text:line-break/>È raro che i giganti delle pietre si rechino in questa<text:line-break/>caverna, che non contiene niente di interessante.<text:line-break/><text:line-break/>3. TRONO DI PIETRA<text:line-break/><text:line-break/>Trono. A sud, una grossa protuberanza di rocce acuminate<text:line-break/>è stata scolpita a forma di un gigantesco trono. Vari<text:line-break/>cristalli di quarzo blu spuntano dalle rocce.<text:line-break/><text:line-break/>Avvertimento. Una grossa X è stata incisa sul pavimento<text:line-break/>del passaggio che conduce all’area 4.<text:line-break/><text:line-break/>TESORO<text:line-break/><text:line-break/>Sessanta pezzi di quarzo blu possono essere staccati dal<text:line-break/>trono. Ogni pezzo vale 10 mo.<text:line-break/><text:line-break/>4, FOSSA pI LIMO<text:line-break/><text:line-break/>Î giganti evitano questa caverna, poiché sanno che contiene<text:line-break/>una fossa di limo profonda 12 metri (gli avventurieri usano<text:line-break/>il più comune termine di sabbie mobili). Un personaggio</text:p>
      <text:p text:style-name="P1"/>
      <text:p text:style-name="P1"/>
      <text:p text:style-name="P1"/>
      <text:p text:style-name="P1">@@@ 8 @@@</text:p>
      <text:p text:style-name="P1"/>
      <text:p text:style-name="P1"/>
      <text:p text:style-name="P1"/>
      <text:p text:style-name="P1">Tunnel che<text:line-break/>tonduce al<text:line-break/>dungeon espanso<text:line-break/><text:line-break/>ra<text:line-break/><text:line-break/>Tunnal che<text:line-break/>conduca cl<text:line-break/><text:line-break/>dungeon espunso<text:line-break/><text:line-break/>Livello 1 Livello 2<text:line-break/><text:line-break/>1 quadretto = 3 metri relativi<text:line-break/>(25 cm nello spazio reale)<text:line-break/><text:line-break/>Livello 3 Livello 4<text:line-break/>(Tetto)<text:line-break/><text:line-break/>MAPRA 7: ÎL CasteLLo pi MAoDGoaTtTH<text:line-break/><text:line-break/>EEVELTLO 7 | TL CASTELLO DE MADDGOTH</text:p>
      <text:p text:style-name="P1"/>
      <text:p text:style-name="P1"/>
      <text:p text:style-name="P1"/>
      <text:p text:style-name="P1">@@@ 9 @@@</text:p>
      <text:p text:style-name="P1"/>
      <text:p text:style-name="P1"/>
      <text:p text:style-name="P1"/>
      <text:p text:style-name="P1">che esamina il pavimento o cerca trappole in altri modi<text:line-break/>individua il pericolo naturale effettuando con successo una<text:line-break/>prova di Saggezza (Percezione) con CD 10.<text:line-break/><text:soft-page-break/><text:line-break/>] personaggi possono evitare la fossa tenendosi entro<text:line-break/>1,5 metri dalle pareti. Se cadono nella fossa, il DM risolve<text:line-break/>la situazione usando le regole delle sabbie mobili nel<text:line-break/>capitolo 5 della Dungeon Master's Guide.<text:line-break/><text:line-break/>5. CAVERNA DEGLI EcnI<text:line-break/><text:line-break/>] personaggi che entrano in questa caverna vuota<text:line-break/><text:line-break/>sentono Gravillok, il gigante delle pietre nell’area 6a, che<text:line-break/>canticchia e lavora con lo scalpello. Due tunnel conducono<text:line-break/>in quella direzione e il rumore proviene da entrambi<text:line-break/><text:line-break/>con la stessa intensità. Se i personaggi fanno rumore in<text:line-break/>quest’area, Gravillok li sente, smette di lavorare e accorre<text:line-break/>per indagare.<text:line-break/><text:line-break/>6. SALE IN LAVORAZIONE<text:line-break/><text:line-break/>Le pareti di queste caverne sono coperte di bassorilievi<text:line-break/>astratti, molti dei quali rimasti incompleti.<text:line-break/><text:line-break/>GA. BASSORILIEVO DI STONEBONES<text:line-break/><text:line-break/>Gravillok. Il gigante delle pietre usa uno scalpello per<text:line-break/>scolpire la parete tra i tunnel che conducono all’area 5.<text:line-break/><text:line-break/>Bassorilievi. Le pareti sono decorate con bassorilievi<text:line-break/>astratti e il pavimento è disseminato dei frammenti di<text:line-break/>pietra staccati dallo scalpello.<text:line-break/><text:line-break/>Se i personaggi lo colgono di sorpresa o lo affrontano<text:line-break/>ostilmente, Gravillok si ritira nell’area 13 gridando alla<text:line-break/>sua famiglia in Gigante: “Invasione! Mano alle armi!<text:line-break/>Siamo sotto attacco!” Il possente grido di Gravillok<text:line-break/>echeggia in tutto il livello. Per quello che riesce a ricordare,<text:line-break/>Gravillok non ha mai visto delle creature più piccole<text:line-break/>prima d’ora. Îl suo istinto gli suggerisce di trattarli come<text:line-break/>parassiti e di schiacciarli con il suo randello pesante.<text:line-break/><text:line-break/>Se i personaggi tentano di parlamentare e il gigante è iîn<text:line-break/>grado di capirli, interrompe l’attacco quanto basta per<text:line-break/>ascoltare ciò che hanno da dire, ma finisce per ignorare<text:line-break/>le loro parole, concludendo che gli intrusi devono essere<text:line-break/>i responsabili delle strane magie che tormentano la sua<text:line-break/>famiglia. 1 personaggi dovranno faticare molto per fargli<text:line-break/>cambiare idea.<text:line-break/><text:line-break/>Oltre al randello pesante, Gravillok porta con sé il<text:line-break/>suo scalpello preferito, troppo grande per essere usato<text:line-break/>efficacemente come strumento da un personaggio di taglia<text:line-break/>Media o inferiore.<text:line-break/><text:line-break/>Una prova di Intelligenza (Religione) con CD 15<text:line-break/>effettuata con successo consente di identificare il<text:line-break/>bassorilievo di Gravillok come un'immagine alta 9 metri<text:line-break/>di Skoraeus Stonebones, il dio dei giganti delle pietre.<text:line-break/>Gravillok spera che Skoraeus si senta onorato a sufficienza<text:line-break/>dal suo bassorilievo da aiutarlo a catturare chiunque stia<text:line-break/>tormentando la sua famiglia.<text:line-break/><text:line-break/>6B. RIMESSA DEGLI STRUMENTI<text:line-break/><text:line-break/><text:soft-page-break/>I giganti delle pietre custodiscono i loro strumenti per<text:line-break/>lavorare la pietra in questa caverna. Gli strumenti sono<text:line-break/>troppo grossi e ingombranti per essere usati da qualcuno<text:line-break/>che non sia della stessa taglia dei giganti.<text:line-break/><text:line-break/>7. FOSSA DI LIMO<text:line-break/><text:line-break/>Sul punto del pavimento in cui il tunnel nordest si<text:line-break/>congiunge a questa caverna, è stata incisa una grossa X<text:line-break/>(un segnale di avvertimento). Questa caverna contiene una<text:line-break/>fossa di limo come quella nell’area 4.<text:line-break/><text:line-break/>LIVELLO 7 ] IL CASTELLO DI MADDGOTH<text:line-break/><text:line-break/>. STRANA FORMAZIONE ROCCIOSA<text:line-break/><text:line-break/>Basilisco Pietrificato. Quella che àa prima vista sembra<text:line-break/>una formazione rocciosa acuminata che occupa il centro<text:line-break/>della caverna, in realtà, è un basilisco pietrificato.<text:line-break/><text:line-break/>Decorazioni. Sulle pareti e sul soffitto sono state incise<text:line-break/>spirali frastagliate, ma molte di quelle rozze decorazioni<text:line-break/>sono rimaste incomplete.<text:line-break/><text:line-break/>Tunnel in Discesa. Il tunnel che si inoltra a sudest scende<text:line-break/>di varie decine di metri fino al livello 8.<text:line-break/><text:line-break/>Centinaia di anni fa, prima dell'arrivo dei giganti delle<text:line-break/>pietre, un avventuriero usò uno specchio per ingannare un<text:line-break/>basilisco e colpirlo con il suo stesso sguardo pietrificante. Da<text:line-break/>allora il basilisco è diventato un elemento d’arredo di questa<text:line-break/>caverna. Un incantesimo individuazione del magico rivela<text:line-break/>un'aura magica di evocazione emanata da qualcosa nello<text:line-break/>stomaco del basilisco. È necessario fare a pezzi il basilisco<text:line-break/>per recuperare il tesoro contenuto al suo interno. Per spaccare<text:line-break/>il suo stomaco, è sufficiente un colpo d'’arma ben assestato.<text:line-break/><text:line-break/>Tesoro. Lo stomaco del basilisco contiene un anello<text:line-break/>d'oro incastonato di seleniti (250 mo) e una bacchetta della<text:line-break/>conduzione. La bacchetta, un oggetto magico comune,<text:line-break/>contiene 3 cariche e non richiede sintonia. Un personaggio<text:line-break/>che impugna la bacchetta può usare un'azione per spendere 1<text:line-break/>carica e generare la musica di un'orchestra agitandola nell'aria.<text:line-break/>La musica può essere udita entro una gittata di 18 metri e<text:line-break/>termina quando il personaggio smette di agitare la bacchetta.<text:line-break/><text:line-break/>La bacchetta recupera tutte le cariche spese ogni giorno<text:line-break/>all’alba. Se il personaggio spende l’ultima carica delila<text:line-break/>bacchetta, tira un d20. Con un risultato di 1, si ode un triste<text:line-break/>suono di tuba mentre la bacchetta si sbriciola in cenere ed<text:line-break/>è distrutta.<text:line-break/><text:line-break/>9. CATTEDRALE DI PIETRA<text:line-break/><text:line-break/>Decorazioni. Questa camera è austera e solenne come si<text:line-break/>addice a una cattedrale. Le pareti sono state scolpite a<text:line-break/>formare eleganti archi, contrafforti e cortine rocciose.<text:line-break/>Îl soffitto è ricoperto di enormi incisioni a forma di<text:line-break/>spirali e volute.<text:line-break/><text:line-break/>Formazioni Cristalline. Tre imponenti formazioni<text:line-break/>cristalline spuntano dal pavimento; ognuna è larga<text:line-break/>circa 3 metri e alta 4,5 metri. Il pavimento circostante è<text:line-break/>disseminato di frammenti di cristallo.<text:line-break/><text:soft-page-break/><text:line-break/>I giganti delle pietre mangiano i cristalli che crescono in<text:line-break/>questa camera. Cinque chilogrammi di cristalli equivalgono<text:line-break/>a un pasto nutriente per urn gigante. Le formazioni<text:line-break/>cristalline ricrescono a un ritmo costante, grazie alla magia<text:line-break/>di Halaster. Per la maggior parte degli umanoidi, i cristalli<text:line-break/>non sono commestibili.<text:line-break/><text:line-break/>10. IL FLAUTO DI XORTA<text:line-break/><text:line-break/>Xorta. Una gigantessa delle pietre solitaria si è stabilita in<text:line-break/>quest’area, voltando le spalle alla sua famiglia.<text:line-break/><text:line-break/>Pipistrelli. Dieci pipistrelli giganti dormono aggrappati al<text:line-break/>soffitto della caverna, con le ali avviluppate attorno al corpo.<text:line-break/><text:line-break/>Rocce. Sul pavimento irregolare, tra vari cumuli di sterco<text:line-break/>di pipistrello, giacciono le rocce che Xorta scaglia contro<text:line-break/>gli intrusi o chiunque giunga a disturbarla.<text:line-break/><text:line-break/>Xorta se ne sta sdraiata nell’alcova nord, parzialmente<text:line-break/>nascosta dalle colonne di roccia naturali che si innalzano<text:line-break/>davanti a lei. Usa il suo tratto Mimetismo nella Pietra per<text:line-break/>mimetizzarsi con l'ambiente circostante.<text:line-break/><text:line-break/>Xorta vorrebbe esplorare il resto di Sottormonte, ma i suoi<text:line-break/>genitori non vogliono che si allontani. Non è abbastanza<text:line-break/>coraggiosa da sfidarli e sa che non la lasceranno andare via.</text:p>
      <text:p text:style-name="P1"/>
      <text:p text:style-name="P1"/>
      <text:p text:style-name="P1"/>
      <text:p text:style-name="P1">@@@ 10 @@@</text:p>
      <text:p text:style-name="P1"/>
      <text:p text:style-name="P1"/>
      <text:p text:style-name="P1"/>
      <text:p text:style-name="P1">Possiede un flauto di pietra lungo 120 cm e le piace suonarlo<text:line-break/>in quest’area perché la caverna ha una buona acustica.<text:line-break/>Tuttavia, deve ancora imparare a suonarlo bene e spesso<text:line-break/>dimentica le lezioni già apprese. Xorta non ricorda chi ha<text:line-break/>castruito il flauto (È stata lei) o in che modo il flauto è diventato<text:line-break/>magico, sa solo che ai pipistrelli giganti piace molto.<text:line-break/><text:line-break/>Se Xorta viene attaccata, può usare un'azione per suonare<text:line-break/>alcune note con il flauto è fare in modo che i pipistrelli si<text:line-break/>tuffino in picchiata e attacchinoòo i nemici finché non suonerà<text:line-break/>di nuovo il flauto per farli smettere. Il flauto di pietra è troppo<text:line-break/>grosso per essere suonato dalle creature di taglia Media o<text:line-break/>inferiore e soltanto Xorta può usare il suo potere magico.<text:line-break/><text:line-break/>]]. CAVERNA DELLO SMALTIMENTO<text:line-break/><text:line-break/>In questa caverna aleggia il fetore della morte e i giganti la<text:line-break/>visitano solo raramente.<text:line-break/><text:line-break/>IlA. VOLTI DI HALASTER<text:line-break/><text:line-break/>Volti di Pietra. Le pareti sono ricoperte da giganteschi<text:line-break/>volti di pietra di Halaster scolpiti. Ogni volto ha<text:line-break/>un'espressione diversa.<text:line-break/><text:line-break/>Cadaveri. Dozzine di cadaveri umanoidi in vari stati di<text:line-break/>decomposizione, inclusi alcuni ridotti a un cumulo di<text:line-break/>ossa ammuffite, giacciono accatastati come legna da<text:line-break/>ardere lungo le pareti.<text:line-break/><text:soft-page-break/><text:line-break/>I giganti delle pietre hanno incontrato Halaster in varie<text:line-break/>occasioni nel corso degli anni e hanno scolpito il suo volto<text:line-break/>dopo molte di quelle occasioni. Anche se i giganti non<text:line-break/>ricordano mai gli incontri precedenti, i volti di Halaster in<text:line-break/>questa caverna continuano ad accumularsi.<text:line-break/><text:line-break/>I giganti hanno iniziato a usare la caverna per riporre i<text:line-break/>cadaveri delle creature che sono costretti a uccidere, Ora<text:line-break/>che i duergar e i drow hanno fatto ritorno a Sottomonte<text:line-break/>in forze e che i bullywug del livello 8 sono diventati più<text:line-break/>aggressivi, questo genere di incontri si è fatto sempre più<text:line-break/>frequente. Anche in questo caso, i giganti non conservano<text:line-break/>alcun ricordo di quegli alterchi e non sanno cosa farsene<text:line-break/>dell’equipaggiamento delle creature uccise.<text:line-break/><text:line-break/>I cadaveri includono un drow, due quaggoth, cinque<text:line-break/>trogloditi, sette hobgoblin, tre duergar, sei grimlock, nove<text:line-break/>bullywug e due umani (vecchi membri di un gruppo di<text:line-break/>avventurieri). I giganti delle pietre hanno lanciato le armi<text:line-break/>delle creature nella fossa di limo vicina (area 11b).<text:line-break/><text:line-break/>Tesoro. Îl cadavere del drow indossa una corazza di<text:line-break/>piastre nera decorata con ragni di platino stilizzati. Questa<text:line-break/>corazza di piastre +1, fabbricata dai drow, perde il suo<text:line-break/>bonus di potenziamento se esposta alla luce del sole per<text:line-break/>1 ora o più. Una perquisizione più dettagliata del drow<text:line-break/>consente anche di trovare uno scarabeo di ossidiana con il<text:line-break/>simbolo della Casata Freth (25 mo).<text:line-break/><text:line-break/>Uno dei cadaveri umani ha una dotazione da<text:line-break/>avventuriero le cui razioni sono andate a male e priva di<text:line-break/>torce. L'altro umano ha con sé degli arnesi da scasso.<text:line-break/><text:line-break/>l]p. FossSA pI LiIMo<text:line-break/><text:line-break/>Sul pavimento dello stretto tunnel che conduce a questa<text:line-break/>caverna, è stata incisa una grossa X (un segnale di<text:line-break/>avvertimento). Questa caverna contiene una fossa di limo<text:line-break/>come quella nell’area 4.<text:line-break/><text:line-break/>]12. MUSCHIO COMMESTIBILE<text:line-break/><text:line-break/>Condotto di Riscaldamento. Un condotto naturale nel<text:line-break/>pavimento mantiene questa caverna calda e umida.<text:line-break/><text:line-break/>Muschio. Sulle pareti cresce un fitto strato di muschio<text:line-break/>dorato che i giganti e gli umanoidi trovano appetitoso e<text:line-break/>nutriente. Îl muschio viene fatto ricrescere dalla magia di<text:line-break/>Halaster e può essere strappato a ciuffi dalle pareti.<text:line-break/><text:line-break/>]3. ALLOGGI DEI GIGANTI<text:line-break/><text:line-break/>Questo complesso di caverne alte 9 metri funge da alloggio<text:line-break/>per la famiglia dei giganti delle pietre.<text:line-break/><text:line-break/>]3A. OBSIDIA E RHopos<text:line-break/><text:line-break/>Due giganti delle pietre di nome Obsidia e Rhodos sono<text:line-break/>stati incaricati di scolpire una serie di disegni astratti sul<text:line-break/>soffitto di questa caverna vuota. Per arrivare al soffitto,<text:line-break/>Obsidia sale sulle possenti spalle di suo fratello e usa uno<text:line-break/>scalpello per rifinire le parti più grezze.<text:line-break/><text:line-break/><text:soft-page-break/>Tra tutti i giganti di questo livello, Obsidia e Rhodos<text:line-break/>sono i meno fanatici delle antiche usanze e quelli che più<text:line-break/>probabilmente sono disposti a tollerare la gente piccola. Se<text:line-break/>i personaggi li corrompono con metalli preziosi, gemme<text:line-break/>o oggetti d'arte per un valore totale di almeno 500 mo,<text:line-break/>possono convincere i giganti a lasciarli passare o a<text:line-break/>scortarli fino al tunne] che conduce al livello &amp;8.<text:line-break/><text:line-break/>13B. DIMORA DEI GIGANTI<text:line-break/><text:line-break/>Bassorilievi e Rocce Sparse. Le pareti e il tetto a cupola<text:line-break/>sono decorati con i bassorilievi scolpiti dai giganti delle<text:line-break/>pietre. Ai piedi di ogni bassorilievo giace un cumulo di<text:line-break/>detriti rocciosi.<text:line-break/><text:line-break/>Speleosa. Se non viene interrotta, la gigantessa delle<text:line-break/>pietre Speleosa se ne sta seduta al centro della caverna a<text:line-break/>ripulire e levigare un cumulo di gemme d'ambra, usando<text:line-break/>uno straccio di pelo di pipistrello.<text:line-break/><text:line-break/>Otto. I] drago fatato Otto fa la sua comparsa per seminare<text:line-break/>confusione poco dopo l'arrivo dei personaggi.<text:line-break/><text:line-break/>Se Speleosa nota degli intrusi in casa sua, afferra delle<text:line-break/>rocce dai cumuli sparsi nella stanza, ordina a Obsidia<text:line-break/>e Rhodos {(vedi l’area 13a) di fare altrettanto e cerca di<text:line-break/>distruggere gli invasori. Tentare di ragionare con Speleosa<text:line-break/>mentre scaglia le rocce non è impresa da poco e la<text:line-break/>gigantessa non si lascia corrompere. Se però uno o più dei<text:line-break/>suoi figli sono in pericolo di vita, Speleosa si calma e inizia<text:line-break/>a negoziare affinché le vengano restituiti sani e salvi.<text:line-break/><text:line-break/>Mentre i personaggi si occupano di Speleosa, il drago<text:line-break/>fatato invisibile entra in volo nella caverna, diventa<text:line-break/>momentanearmente visibile mentre lancia terreno illusorio<text:line-break/>e poi diventa di nuovo invisibile con un’azione bonus. I<text:line-break/>personaggi con un punteggio di Saggezza (Percezione)<text:line-break/>passiva pari o superiore a 17 scorgono il piccolo drago per<text:line-break/>un istante prima che torni invisibile. Nei turni successivi,<text:line-break/>Otto torna in volo al castello di Maddgoth. L'incantesimo<text:line-break/>di Otto sostituisce interamente le aree 10, 12 è 13 con una<text:line-break/>foresta silvana, Le pareti della caverna permangono, ma<text:line-break/>sono celate dall'illusione. Ogni gigante delle pietre nell’area<text:line-break/>influenzata si ritrova in un terreno che gli è completamente<text:line-break/>sconosciuto e cede al panico. I giganti tendono a incolpare<text:line-break/>i personaggi dell'accaduto, e dissolvere la magia del drago<text:line-break/>fatato non serve a molto per tranquillizzarli. Se i personaggi<text:line-break/>non fuggono, i giganti li attaccano, spinti dalla paura.<text:line-break/><text:line-break/>Tesoro. Speleosa ha accumulato trenta gemme d’ambra<text:line-break/>(100 mo ciascuna).<text:line-break/><text:line-break/>]13C. ALCOVA DEL TESORO<text:line-break/><text:line-break/>Sulle pareti di questa profonda alcova, è stata scavata una<text:line-break/>serie di nicchie all’altezza di 4,5 metri. I giganti delle pietre<text:line-break/>custodiscono qui i tesori che accumulano.<text:line-break/><text:line-break/>Tesoro. Le nicchie contengono un barilotto di legno<text:line-break/>da 20 litri pieno di pece, una maschera di alabastro che<text:line-break/>riproduce il volto di un troll, ma a cui manca il naso (25 mo),<text:line-break/>un sacchetto coperto di briflantini che contiene 250 mo e<text:line-break/>una statua a grandezza naturale di 400 kg che riproduce le<text:line-break/>fattezze di Halaster, ma dipinta di blu.<text:line-break/><text:soft-page-break/><text:line-break/>La statua di Halaster ha una gemma elementale (aria) al<text:line-break/>posto del cuore. Per recuperare questa gemma, è necessario<text:line-break/><text:line-break/>LIVELLO 7# | IL CASTELLO DI MADBGOTH</text:p>
      <text:p text:style-name="P1"/>
      <text:p text:style-name="P1"/>
      <text:p text:style-name="P1"/>
      <text:p text:style-name="P1">@@@ 11 @@@</text:p>
      <text:p text:style-name="P1"/>
      <text:p text:style-name="P1"/>
      <text:p text:style-name="P1"/>
      <text:p text:style-name="P1">spaccare o disintegrare la statua, Effettuando con successo<text:line-break/>una prova di Forza (Atletica) con CD 12, un personaggio può<text:line-break/>usare un'azione per buttare a terra la stattua dal ripiano in cui<text:line-break/>si trova, facendola a pezzi quandò si schianta sul pavimento.<text:line-break/><text:line-break/>]13D. CAVERNA DEL RIPOSO<text:line-break/><text:line-break/>I giganti delle pietre si recano qui a riposare quando sono<text:line-break/>stanchi. Questa caverna è priva di mobili o suppellettili.<text:line-break/><text:line-break/>]4.. TANA DEGLI ORSI DELLE CAVERNE<text:line-break/><text:line-break/>In queste caverne l’odore di animali è molto forte: una<text:line-break/>conseguenza più che naturale della presenza degli orsi<text:line-break/>delle caverne che Qurrok tiene in quest'area,<text:line-break/><text:line-break/>]14 A. ORSI DELLE CAVERNE ADULTI<text:line-break/><text:line-break/>Due orsi delle caverne adulti (si usano le statistiche<text:line-break/>dell’orso polare) riposano in quest’area. Questa coppia<text:line-break/>attacca ogni creatura che non riconosce, per difendere i<text:line-break/>propri cuccioli nell’area 14b. Il pavimento della loro tana è<text:line-break/>disseminato di ossa rosicchiate.<text:line-break/><text:line-break/>]l4p. ORSI DELLE CAVERNE GIOVANI<text:line-break/><text:line-break/>Due orsi delle caverne cuccioli (si usano le statistiche<text:line-break/>dell’orso nero) dormono e giocano in quest'area. Qurrok<text:line-break/>ha svuotato e scavato alcune grosse rocce dove i cuccioli<text:line-break/>possono rintanarsi o arrampicarsi.<text:line-break/><text:line-break/>15. COvo DI QURROK<text:line-break/><text:line-break/>I giganti delle pietre hanno smesso di scolpire queste<text:line-break/>caverne quando hanno trovato uno strato soffice di arenaria<text:line-break/>dietro una superficie di solida roccia. Qurrok ha fatto di<text:line-break/>quest'area il suo covo privato.<text:line-break/><text:line-break/>15A. CAVERNA INCOMPLETA<text:line-break/><text:line-break/>Alcune colonne di roccia naturale sorreggono il soffitto<text:line-break/>della caverna, le cui pareti sono decorate con i bassorilievi<text:line-break/>incompleti di giganti delle pietre allampanati nell’atto di<text:line-break/>scagliare rocce. AI di là di questo, la caverna è vuota.<text:line-break/><text:line-break/>15B. PALESTRA<text:line-break/><text:line-break/>Le pareti di questa caverna sono prive di bassorilievi. Sul<text:line-break/>pavimento all’estremità nord, giacciono dei bilancieri di<text:line-break/>pietra e dei dischi di pietra con un foro al centro, impilati<text:line-break/>l’uno sull'altro. Qurrok (vedi l’area 16a) si allena in<text:line-break/>quest’area, usando i bilancieri e j macigni come pesi.<text:line-break/><text:soft-page-break/><text:line-break/>16. CAVERNA CENTRALE<text:line-break/><text:line-break/>Questa caverna sferica del diametro di 54 metri ha un<text:line-break/>soffitto a cupola e un pavimento a conca. Lungo il perimetro<text:line-break/>corrono delle cornici di pietra (area 16a) che abbracciano<text:line-break/>quasi tutta la camera. Se una creatura viene scalzata da<text:line-break/>una cornice, cade rotolando lungo le pareti incurvate fino<text:line-break/><text:line-break/>al fondo della caverna (area 16b), disseminata di rocce, di<text:line-break/>ossa e dei corpi senza vita di due umber hulk.<text:line-break/><text:line-break/>Al centro della caverna, sospeso a 3 metri d'altezza sopra<text:line-break/>una guglia di mithral alta 24 metri che spunta dal pavimento,<text:line-break/>si erge il castello di Maddgoth. Il castello di pietra è situato<text:line-break/>a più di 18 metri dalle cornici, quindi si trova oltre il raggio<text:line-break/>della scurovisione di molte creature. I giganti delle pietre<text:line-break/>non l'hanno mai notato per questo motivo.<text:line-break/><text:line-break/>Il castello sembra abbastanza piccolo da essere<text:line-break/>contenuto in un cubo con spigolo di 6 metri e fluttua al<text:line-break/>centro di una sfera invisibile di trasmutazione del raggio di<text:line-break/>12 metri, che rimpicciolisce tutte le creature e gli oggetti<text:line-break/>nella sua area a un dodicesimo della loro taglia normale.<text:line-break/>Per esempio, un individuo alto 1,8 metri diventa alto 15 cem.<text:line-break/>Quei personaggi che entrano nella sfera capiscono che è<text:line-break/><text:line-break/>LIVELLO 7 | IL CASTELLO DI MADDGOTH<text:line-break/><text:line-break/>successo qualcosa quando il castello di Maddgoth incombe<text:line-break/>improvvisamente sopra le loro teste dodici volte più grande<text:line-break/>di come l'avessero visto.<text:line-break/><text:line-break/>Una creatura o un oggetto rimpicciolito torna alla sua<text:line-break/>taglia normale quando esce dalla sfera, che è generata<text:line-break/>dalla guglia di mithral. Non è consentito alcun tiro salvezza<text:line-break/>per resistere all’effetto rimpicciolente e nulla, al di fuori<text:line-break/>di un intervento divino, può sopprimere la magia della<text:line-break/>guglia. La guglia è resistente ai danni e genera un campo<text:line-break/>di repulsione magica che impeédisce alle creature di<text:line-break/>avvicinarsi a meno di 1,5 metri da essa.<text:line-break/><text:line-break/>Quando Halaster creò la guglia di mithral, escluse certe<text:line-break/>creature e oggetti dal suo effetto restringente. La guglia<text:line-break/>vera e propria è immune all'effetto, come anche l’omuncolo<text:line-break/>di Maddgoth. Anche i draghi fatati sono immuni all’effetto<text:line-break/>restringente e probabilmente anche altre creature e oggetti,<text:line-break/>scelti esclusivamente in base ai capricci del Mago Folle.<text:line-break/><text:line-break/>16A. CORNICI<text:line-break/><text:line-break/>Queste cornici sporgenti si trovano a 27 metri d’altezza<text:line-break/>rispetto al pavimento della caverna e possono essere<text:line-break/>percorse senza rischi.<text:line-break/><text:line-break/>16B. PAVIMENTO DELLA CAVERNA<text:line-break/><text:line-break/>Qurrok. Se nessuno ha dato l'allarme, il gigante delle<text:line-break/>pietre Qurrok sta setacciando il fondo della caverna in<text:line-break/>cerca di rocce e depositi di gemme interessanti.<text:line-break/><text:line-break/>Cadaveri. ÎIra le rocce sul fondo della caverna, giacciono i<text:line-break/>cadaveri marcescenti di due umber hulk uccisi da Qurrok<text:line-break/>nelle caverne ovest.<text:line-break/><text:soft-page-break/><text:line-break/>Qurrok considera il suo corpo un tempio e lo ha<text:line-break/>modellato e affinato alla perfezione. Grazie al costante<text:line-break/>esercizio fisico, dispone di vantaggio a tutte le prove di<text:line-break/>Forza e ai tiri salvezza su Forza.<text:line-break/><text:line-break/>Ogni volta che Qurrok perde la memoria, si dimentica delle<text:line-break/>precedenti escursioni sul fondo di questa caverna. Si cala fino<text:line-break/>al pavimento, scopre la guglia di mithral e cerca di scalarla<text:line-break/>per scoprire cosa c'è sulla cima. Respinto e scoraggiato dal<text:line-break/>campoò di repulsione che circonda la guglia, inizia a setacciare<text:line-break/>il pavimento della caverna in cerca di tesori.<text:line-break/><text:line-break/>Quando qualcuno dà l’allarme nelle caverne intorno a<text:line-break/>quest’area, Qurrok sìi arrampica fino alla cornice più vicina<text:line-break/>al rumore. Se così facendo giunge nei pressi dei suoi orsi<text:line-break/>delle caverne addomesticati nell’area 14, li chiama al suo<text:line-break/>fianco con un ruggito tonante, simile a quello di un orso.<text:line-break/><text:line-break/>A Qurrok piacciono le sfide fisiche: non si sottrae a un<text:line-break/>combattimento e non si ritira da uno scontro, a meno che<text:line-break/>non sia sua madre Speleosa a ordinarglielo.<text:line-break/><text:line-break/>ÎL CASTELLO<text:line-break/><text:line-break/>Halaster aveva costruito questo castello affinché fungesse da<text:line-break/>residenza temporanea per i suoi ospiti, per poi abbandonarlo<text:line-break/>quando decise che in realtà non voleva alcuna compagnia.<text:line-break/><text:line-break/>” P<text:line-break/>CADERE DAL CASTELLO DI MADDGOTH<text:line-break/><text:line-break/>Se una creatura ridotta a un dodicesimo della sua taglia<text:line-break/>normale cade dal castello, percorrerà oltre 180 metri relativi<text:line-break/>prima di schiantarsi sul pavimento della caverna a causa<text:line-break/>dell’effetto restringernte che circonda il castello: ogni metro<text:line-break/>di caduta reale equivale a 12 metri di caduta relativa. Dal suo<text:line-break/>punto di vista, la creatura sembra cadere di varie centinaia<text:line-break/>di metri prima di crescere improvvisamente di dodici volte<text:line-break/>per gli ultimi 12 metri prima dell'impatto. Dato che l'effetto<text:line-break/>restringente crea un'ulteriore distanza relativa tra la creatura e<text:line-break/>il pavimento della caverna, una caduta da un qualsiasi punto<text:line-break/>del castello infligge 20d6 danni contundenti per l'impatto.<text:line-break/><text:line-break/>— —</text:p>
      <text:p text:style-name="P1"/>
      <text:p text:style-name="P1"/>
      <text:p text:style-name="P1"/>
      <text:p text:style-name="P1">@@@ 12 @@@</text:p>
      <text:p text:style-name="P1"/>
      <text:p text:style-name="P1"/>
      <text:p text:style-name="P1"/>
      <text:p text:style-name="P1">L’occupazione del castello da parte di Maddgoth finora non<text:line-break/>ha sollevato obiezioni da parte di Halaster e non è chiaro se i<text:line-break/>due maghi si siano mai incontrati.<text:line-break/><text:line-break/>Quei personaggi che si avvicinano al castello possono<text:line-break/>esaminarlo in cerca di un punto d'accesso. L'’entrata principale<text:line-break/>è costituita da una porta alla base della torre sud (area 17). 1ì<text:line-break/>castello è inoltre dotato di un cortile aperto (area 23), le cui<text:line-break/>porte conducono alle aree del primo livello. Il drago fatato<text:line-break/>preferisce usare una botola segreta sul tetto (area 47). Le<text:line-break/>torri agli angoli sono inoltre dotate di feritoie che i personaggi<text:line-break/>Piccoli possono attraversare stringendosi e la struttura<text:line-break/><text:soft-page-break/>centrale è dotata di finestre protette da sbarre di cristallo<text:line-break/>solide quanto l’acciaio e distanziate 15 e l'una dall’altra.<text:line-break/><text:line-break/>Il castello di Maddgoth è ora controllato dal drago<text:line-break/>fatato Otto, la cui rivendicazione di proprietà è basata<text:line-break/>sul concetto “l’ho trovato io, quindi è mio e tu non puoi<text:line-break/>averlo”. Il castello è una splendida struttura: le pareti, i<text:line-break/>pavimenti e i soffitti alti 6 metri di pietra grigia liscia non<text:line-break/>possono essere danneggiati o alterati magicamente, se non<text:line-break/>tramite incantesimi desiderio. Nelle pareti interne, sono<text:line-break/>incastonati dei blocchi di vetro colorato, che sono spenti<text:line-break/>quando i personaggi arrivano per la prima volta, ma si<text:line-break/>accendono per proiettare una luce colorata intensa, quanto<text:line-break/>quella generata da un incantesimo fiamimna perenne, se<text:line-break/>qualcuno tira una leva nell’area 37. La magia di Maddgoth<text:line-break/>mantiene la temperatura all'interno del castello a 22 gradi,<text:line-break/>ma i personaggi possono spegnere questo riscaldamento<text:line-break/>magico tirando un'altra leva nell’area 37.<text:line-break/><text:line-break/>Le porte esterne sono fatte di pietra, sono dotate di<text:line-break/>cardini di adamantio e, come le pareti del castello, sono<text:line-break/>resistenti ai danni. Le porte interne sembrano eleganti<text:line-break/>finestre di vetro istoriato dotate di cardini di ferro su un<text:line-break/>lato. Ognuna include dei pannelli di vetro colorato sorretti<text:line-break/>da una cornice di ferro e anche le maniglie sono fatte di<text:line-break/>ferro. Una porta interna chiusa a chiave può essere aperta<text:line-break/>a viva forza effettuando con successo una prova di Forza<text:line-break/>(Atletica) con CD 15, oppure può essere scassinata usando<text:line-break/>gli arnesi da scasso ed effettuando con successo una prova<text:line-break/>di Destrezza con CD 15. Sfondando il pannello di vetro di<text:line-break/>una porta, si crea un'apertura abbastanza grande da essere<text:line-break/>attraversata da una creatura.<text:line-break/><text:line-break/>Quei personaggi nei pressi del castello o al suo interno si<text:line-break/>rimpiccioliscono a un dodicesimo della loro taglia normale<text:line-break/>assieme al loro equipaggiamento. Quasi tutti coloro che<text:line-break/>intontrano all'intferno del castello sono stati ridotti allo<text:line-break/>stesso modo, impartendo alla situazione una parvenza di<text:line-break/>normalità. L’omuncolo di Maddgoth e il drago fatato Otto<text:line-break/>sono due eccezioni degne di nota; per gli incontri all'interno<text:line-break/>del castello, si usano le loro statistiche modificate.<text:line-break/><text:line-break/>17. ENTRATA PRINCIPALE<text:line-break/><text:line-break/>Non c'è alcun pianerottolo o altra superficie su cui poggiarsi<text:line-break/>all’entrata del castello, ma alla porta principale è stato<text:line-break/>appeso un rozzo cartello di legno su cui sono tracciate le<text:line-break/>parole “Castello di Otto” in Draconico. La porta esterna non<text:line-break/>è chiusa a chiave, ma chi la apre innesca un incantesimo<text:line-break/>allarme permanente che echeggia nelle aree 18, 28 e 38.<text:line-break/>Questo allarme avverte il drago fatato e l'omuncolo di<text:line-break/>Maddgoth che sono giunti dei visitatori, anche se nessuna<text:line-break/>delle due creature si disturberà in alcun modo ad accoglierli.<text:line-break/>La stanza contiene quanto segue:<text:line-break/><text:line-break/>Piedistalli. Quattro piedistalli di marmo bianco sono<text:line-break/>allineati lungo le pareti est è gvest, Sopra a ogni<text:line-break/>piedistallo, è stata collocata un'ampolla in vetro verde<text:line-break/>opaco con un tappo.<text:line-break/><text:line-break/>Servitori. Quattro servitori inosservati viventi (vedi<text:line-break/>l'appendice A) stanno spolverando i piedistalli e le<text:line-break/>ampolle, usando piumini fatti di penne di cockatrice.<text:line-break/><text:line-break/><text:soft-page-break/>AMPOLLE VERDI<text:line-break/><text:line-break/>Se qualcuno stappa o rompe un'ampolla verde, libera una<text:line-break/>nube di gas velenoso invisibile chiamata essenza di etere.<text:line-break/><text:line-break/>I] gas riempie una sfera del raggio di 3 metri e si dissipa<text:line-break/><text:line-break/>nel giro di pochi secondi. Ogni creatura all’interno della<text:line-break/>iiube nel momento in cui essa si forma deve superare un<text:line-break/><text:line-break/>tiro salvezza su Costituzione con CD 15, altrimenti diventa<text:line-break/>avvelenata per 8 ore. Le creature avvelenate in questo modo<text:line-break/>cadono prive di sensi, ma si risvegliano se subiscono danni o<text:line-break/>se tinl'altra creatura usa un'azione per svegliarle scuotendole.<text:line-break/><text:line-break/>SERVITORI INOSSERVATI VIVENTI<text:line-break/><text:line-break/>Se qualcuno attacca un servitore, gli sottrae il suo piumino o<text:line-break/>disturba in qualsiasi altro modo i contenuti di questa stanza,<text:line-break/>ha inizio un combattimento. AI loro primo turno dopo avere<text:line-break/>tirato per l'iniziativa, i servitori inosservati viventi fanno<text:line-break/>cadere le ampolle verdi dai loro piedistalli, che si schiantano<text:line-break/>a terra e liberano le nubi di gas velenoso (che non ha effetto<text:line-break/>sui servitori inosservati). I servitori non hanno armi, ma<text:line-break/>possono usare le armi lasciate cadere dalle creature prive di<text:line-break/>sensi a causa del gas velenoso.<text:line-break/><text:line-break/>Î servitori inosservati viventi sono vincolati a questa<text:line-break/>camera e non possono andarsene di loro spontanea volontà.<text:line-break/><text:line-break/>18. CORRIDOI DI PIETRA -<text:line-break/><text:line-break/>Esiste una probabilità del 50 per cento che l’omuncolo di<text:line-break/>Maddgoth si aggiri per questi corridoi. L'ultima cosa che<text:line-break/>desidera è che altri invasori se ne vadano in giro per la<text:line-break/><text:line-break/>| i -<text:line-break/>IL Gioco pI OTTO<text:line-break/><text:line-break/>Il drago fatato Otto trascorre buona parte del suo tempo<text:line-break/>aggirandosi per i corridoi del castello {le aree 18, 28 e 38)<text:line-break/>e di tanto in tanto fa un sonnellino nell’area 43a. Quando<text:line-break/>è sveglio, il drago fatato preferisce restare invisibile e fare<text:line-break/>qualche scherzo agli ospiti.<text:line-break/><text:line-break/>Lo scherzo preferito di Otto è avvicinarsi di nascosto<text:line-break/>a un ospite, avvilupparlo in una nube di gas esilarante e<text:line-break/>allontanarsi sempre mantenendosi invisibile. |l suo secondo<text:line-break/>scherzo preferito è lanciare mano magica e usare l'appendice<text:line-break/>spettrale per picchiettare sulla spalla di qualcuno. Ogni<text:line-break/>volta che fa uno scherzo del genere, il drago fatato ha una<text:line-break/>probabilità del 25 per cento di tradire la sua posizione con<text:line-break/>una risatina. Îl drago fatato dovrà poi cambiare posizione al<text:line-break/>suo turno successivo per evitare di essere catturato.<text:line-break/><text:line-break/>Per lanciare un incantesimo che richiede concentrazione,<text:line-break/>il drago fatato è obbligato a diventare visibile (fatto questo<text:line-break/>potrà muoversi e lanciare un incantesimo che non richieda<text:line-break/>concentrazione, come spruzzo colorato o terreno illusorio,<text:line-break/>e usare la sua azione bonus per diventare di nuovo<text:line-break/>invisibile). Otto fa attenzione a lanciare quegli incantesimi<text:line-break/>che richiedono concentrazione, in quanto non può<text:line-break/>concentrarsi sull'incantesimo e restare invisibile allo stesso<text:line-break/>tempo. Normalmente lancia Immagine speculare prima<text:line-break/><text:soft-page-break/>di lanciare un incantesimo che richiede concentrazione,<text:line-break/>confidando che le sue immagini lo proteggeranno mentre<text:line-break/>lui mantiene la concentrazione sull’incantesimo. Se Otto<text:line-break/>riesce a incapacitare un ospite, cerca di rimuovere le armi<text:line-break/>e l'equipaggiamento di quell’ospite e poi dedica l'ora<text:line-break/>successiva a nascondere quegli oggetti in giro per il castello.<text:line-break/><text:line-break/>Otto tiene in serbo il suo incantesimo metamorfosi per un<text:line-break/>avversario veramente pericoloso, trasformando quell'avversario<text:line-break/>in una rana prima di darsi alla fuga frettolosamente.<text:line-break/><text:line-break/>Se i personaggi si sbarazzano dell’omuncolo di<text:line-break/>Maddgoth, diventano i beniamini del drago fatato, che<text:line-break/>si offre di pagare 50 mo per ogni oggetto insolito che gli<text:line-break/>consegneranno. Otto colleziona oggetti insoliti e possiede<text:line-break/>un deposito segreto di monete (vedi l'area 43b).<text:line-break/><text:line-break/>- L<text:line-break/><text:line-break/>LETIVELLO 7 | IL CASTELLO DI MADDGOTH</text:p>
      <text:p text:style-name="P1"/>
      <text:p text:style-name="P1"/>
      <text:p text:style-name="P1"/>
      <text:p text:style-name="P1">@@@ 13 @@@</text:p>
      <text:p text:style-name="P1"/>
      <text:p text:style-name="P1"/>
      <text:p text:style-name="P1"/>
      <text:p text:style-name="P1">dimora del suo padrone, quindi li attacca. Una volta ucciso,<text:line-break/>si dissolve e si riforma nell’area 25.<text:line-break/><text:line-break/>]19. DEPOSITO SUDOVEST<text:line-break/><text:line-break/>Una minuscola moneta di rame è stata conficcata nello<text:line-break/>stipite della porta e può essere avvistata effettuando con<text:line-break/>successo una prova di Saggezza (Percezione) con CD 15.<text:line-break/>Otto colloca queste monete negli stipiti delle porte per<text:line-break/>tenere conto di dove è stato l'omuncolo. Se la porta viene<text:line-break/>aperta, la moneta cade a terra con un leggero tintinnio.<text:line-break/><text:line-break/>Questa stanza è piena di cianfrusaglie dal pavimento al<text:line-break/>soffitto. Per buona parte si tratta di oggetti senza valore,<text:line-break/>ma se i personaggi trascorrono 1 ora a ispezionare il<text:line-break/>cumulo, possorno trovare oggetti comuni tratti dalla tabella<text:line-break/>“Equipaggiamento d’Avventura” del Player's Handbook per<text:line-break/>un valore totale di 10 mo.<text:line-break/><text:line-break/>20. DEPOSITO NORDOVEST<text:line-break/><text:line-break/>Nello stipite di questa porta, è stata conficcata una moneta<text:line-break/>d’argento (vedi l’area 19). All'interno la stanza è sgombra<text:line-break/><text:line-break/>e pulita, e costituisce un biuon punto di sosta dove i<text:line-break/>personaggi possono riposarsi.<text:line-break/><text:line-break/>2]1. DEPOSITO NORDEST<text:line-break/><text:line-break/>Nello stipite di questa porta, è stata conficcata una moneta<text:line-break/>d'oro (vedi l'area 19). All’interno le pareti della stanza sono<text:line-break/>occupate da file di scaffali vuoti.<text:line-break/><text:line-break/>22. DEPOSITO SUDEST<text:line-break/><text:line-break/>Nello stipite di questa porta, è stata conficcata una moneta<text:line-break/>di electrum (vedi l'area 19). La stanza ha i tratti seguenti:<text:line-break/><text:soft-page-break/><text:line-break/>Contenitori. Centinaia di forzieri e bauli vuoti di ogni<text:line-break/>forma e dimensione sono stati meticolosamente impilati,<text:line-break/>formando degli stretti corridoi tra una pila e l’altra.<text:line-break/><text:line-break/>Arco. Lungo la parete nord, nascosto da una pila di forzieri<text:line-break/>e bauli, è incassato un arco di pietra. Nel tratto di parete<text:line-break/>all'interno dell’arco, è stato scritto un indovinello in Comune.<text:line-break/><text:line-break/>PORTALE ARCUATO PER IL LIVELLO 9<text:line-break/><text:line-break/>L’arco è uno dei portali magici di Halaster (vedi “Portali”<text:line-break/><text:line-break/>a pagina 12). Sulla parete interna all'arco, è stato scritto<text:line-break/>l'indovinello seguente in Comune: “Cosa compare una volta<text:line-break/>in un'ora, due volte con il solleone e mai con la luna?” La<text:line-break/>risposta è “la lettera Q”. A questo portale si applicano le<text:line-break/>regole seguenti:<text:line-break/><text:line-break/>. Se qualcuno fornisce la risposta esatta a voce alta,<text:line-break/>mentre si trova entro 9 metri dall'arco, il portale si apre<text:line-break/>per 1 minuto.<text:line-break/><text:line-break/>* Î personaggi devono essere di livello pari o superiore<text:line-break/>al 10° per attraversare questo portale (vedi “[hesiyra<text:line-break/>Kestellharp” a pagina 10). La prima creatura a passare<text:line-break/>attraverso il portale innesca una runa antica (vedi “Rune<text:line-break/>Antiche"” a pagina 12).<text:line-break/><text:line-break/>. Una creatura che attraversa il portale compare nell’area<text:line-break/>42 del livello 9, nello spazio libero più vicino al portale<text:line-break/>identico situato in quell'area.<text:line-break/><text:line-break/>23. CORTILE<text:line-break/><text:line-break/>Statua. Al centro di questo cortile aperto, circondato da un<text:line-break/>giardino di sassolini di cristallo scintillanti, si erge una<text:line-break/>statua alta 2,7 metri di un mago umano grassoccio che<text:line-break/>indossa un elmo con due alette simili a lame, raffigurato<text:line-break/>nell'atto di leggere un libro degli incantesimi. La statua è<text:line-break/><text:line-break/>rivolta a sudovest e sul piedistallo su cui poggia è inciso il<text:line-break/>nome “MADDGOTH”.<text:line-break/><text:line-break/>LIVELLO 7 | IL CASTELLO DI MADDGOTH<text:line-break/><text:line-break/>Porte. I sentieri che si diramano dalla statua terminano<text:line-break/>davanti a quattro porte di pietra chiuse a chiave<text:line-break/>magicamente (vedi sotto).<text:line-break/><text:line-break/>Finestre. Dai due piani soprastanti, una serie di finestre<text:line-break/>protette da sbarre di cristallo si affaccia sul cortile.<text:line-break/><text:line-break/>Tirando la leva esatta nell'area 37, tutte le porté che<text:line-break/>conducono al cortile si aprono, Anche un incantesimo<text:line-break/>scassinare o una magia simile può aprire una porta.<text:line-break/><text:line-break/>Ogni volta che un incantesimo del genere viene lanciato<text:line-break/>nel cortile, una lama di forza come quella creata<text:line-break/>dall'incantesimo spada di Mordenkainen si materializza<text:line-break/>accanto alla statua. Ogni spada agisce a conteggio di<text:line-break/>iniziativa 17. Nel proprio turno, una spada vola di un<text:line-break/>massimo di 6 metri verso la creatura più vicina ed effettua<text:line-break/>un attacco in mischia contro di essa (+8 al tiro per colpire),<text:line-break/><text:soft-page-break/>infliggendo 3d10 danni da forza se colpisce. Una spada<text:line-break/>permane per 1 minuto o finché non viene dissolta con<text:line-break/>successo (CD 17) e può inseguire le creature anche oltre i<text:line-break/>confini del cortile.<text:line-break/><text:line-break/>Gli occhi della statua tradiscono un barlumne di follia<text:line-break/>e l'elmo del mago è una riproduzione dell'elmo magico<text:line-break/>di Maddgoth (che si trova nell’area 25b). Proprio come<text:line-break/>il castello, nemmeno la statua può essere danneggiata<text:line-break/>o alterata in alcun modo. Sulle pagine del libro degli<text:line-break/>incantesimi aperto, è inciso l'incantesimo spada di<text:line-break/>Mordenkainen. Un mago può fare un calco dell'incantesimo<text:line-break/>e copiarlo in un libro degli incantesimi vero e proprio.<text:line-break/><text:line-break/>24. BAGNO E LATRINA<text:line-break/><text:line-break/>Specchiera. Contro la parete nord, è stata collocata una<text:line-break/>specchiera. Sul ripiano sono disposte fiale di profumo,<text:line-break/>pettini, spazzole e piumini da cipria.<text:line-break/><text:line-break/>Vaso da Notte. Lungo la parete ovest, si trova un'elegante<text:line-break/>poltrona di legno con un vaso da notte dorato piazzato<text:line-break/>sotto di essa. Quattro sottili libri sono stati poggiati su un<text:line-break/>tavolino accanto alla poltrona (vedi “Libri" più sotto).<text:line-break/><text:line-break/>Vasca da Bagno. Una vasca da bagno in marmo dalle<text:line-break/>zampe artigliate è stata collocata lungo la parete sud.<text:line-break/>Alcuni asciugamani sono appesi a una fila di ganci al di<text:line-break/>sopra della vasca.<text:line-break/><text:line-break/>LIBRI<text:line-break/><text:line-break/>Uno dei libri ha una copertina di legno consumata e contiene<text:line-break/>una raccolta di aneddoti umoristici. Un altro sembra essere<text:line-break/>un diario: ha una copertina di pelle tinta in color borgogna<text:line-break/><text:line-break/>e ricamata in oro e le pagine profumate narrano le storie<text:line-break/>d'amore di una nobildonna scomparsa da tempo. Il terzo<text:line-break/>libro, privo della copertina, contiene le traduzioni in Elfico<text:line-break/>delle frasi e degli idiomi più comuni in Orchesco. L'ultimo<text:line-break/>libro è rilegato in pelle di uccello stigeo e contiene varie<text:line-break/>ricette di dolci. Nessuno di questi libri ha un valore.<text:line-break/><text:line-break/>TEsSORO<text:line-break/><text:line-break/>I personaggi possono saccheggiare dieci fiale di profumo<text:line-break/>(5 mo ciascuna), un pettine d’argento incastonato di<text:line-break/>turchesi (25 mo), una spazzola decorata allo stesso modo<text:line-break/>(25 mo) e un vaso da notte dorato (125 mo).<text:line-break/><text:line-break/>25. STUDIO DI MADDGOTH<text:line-break/><text:line-break/>In preda alla frustrazione per l'assenza del suo maestro,<text:line-break/>l'omuncolo sovradimensionato di Maddgoth ha devastato<text:line-break/>queste camere.<text:line-break/><text:line-break/>25A. TANA DELL'OMUNCOLO<text:line-break/><text:line-break/>Un tempo questa sfarzosa stanza ospitava armadietti di<text:line-break/>esotico legno pregiato carichi di tomi rilegati in cuoio, ma<text:line-break/>ora al suo interno regna il caos. Îl pavimento è coperto di</text:p>
      <text:p text:style-name="P1"/>
      <text:p text:style-name="P1"/>
      <text:p text:style-name="P1"/>
      <text:p text:style-name="P1"><text:soft-page-break/>@@@ 14 @@@</text:p>
      <text:p text:style-name="P1"/>
      <text:p text:style-name="P1"/>
      <text:p text:style-name="P1"/>
      <text:p text:style-name="P1">uno strato di spazzatura che arriva alla caviglia, tutto ciò<text:line-break/>che resta dei vecchi mobili della stanza. L’omuncolo (vedi<text:line-break/>“L'’Omuncolo di Maddgoth” a pagina 96) si erge al centro<text:line-break/>della devastazione (se i personaggi hanno già incontrato<text:line-break/>é distrutto l’omuncolo, quest’ultimo si è riformato<text:line-break/>magicamente in questa stanza).<text:line-break/><text:line-break/>L’arrivo degli avventurieri induce l’omuncolo a frugare<text:line-break/>tra i detriti sul pavimento. Dopo un minuto di ricerche,<text:line-break/>l'omuncolo trova una pagina strappata su cui è disegnato<text:line-break/>un drago sorridente con le ali da farfalla: lo mostra ai<text:line-break/>personaggi, strappa la pagina in mille pezzettini che butta<text:line-break/>in aria come coriandoli e poi fissa a lungo i personaggi. Se i<text:line-break/>personaggi si offrono di uccidere il drago fatato, l’omuncolo<text:line-break/>li conduce fino all’area 25b, si sporge all’interno dello<text:line-break/>specchio in quell’area, ne estrae l’elmo di Maddgoth e lo<text:line-break/>consegna al personaggio più vicino.<text:line-break/><text:line-break/>25B. STUDIO DI MADDGOTH<text:line-break/><text:line-break/>Î pannelli di vetro istoriato su questa porta sono stati<text:line-break/>sfondati, creando dei varchi che consentono ai personaggi<text:line-break/>di vedere cosa si trova nella stanza.<text:line-break/><text:line-break/>Trofei. Dozzine di bacchette, bastoni, verghe e globi sono<text:line-break/>appesi alle pareti intonacate.<text:line-break/><text:line-break/>Specchio. Alla parete est, è appeso uno specchio ovale alto<text:line-break/>1,5 metri e sorretto da una cornice di pietra; la parte alta<text:line-break/>è scolpita per riprodurre le fattezze di n omuncolo che<text:line-break/>sbadiglia (vedi “Specchio Magico” più sotto).<text:line-break/><text:line-break/>Mobili. Una scrivania e una poltrona composte da pile di<text:line-break/>libri laccati sono state collocate vicino alla parete nord.<text:line-break/><text:line-break/>Baule. Un baule di ferro con un lato di 60 cm è stato<text:line-break/>poggiato su un tappeto circolare polveroso al centro della<text:line-break/>stanza. Nel coperchio del baule, rimasto aperto, è infilata<text:line-break/>una chiave di ferro (Maddgoth ha svuotato il baule prima<text:line-break/>di lasciare il castello).<text:line-break/><text:line-break/>Le bacchette, i bastoni, le verghe e i globi appesi alle<text:line-break/>pareti sono i trofei sottratti da Maddgoth ai maghi che ha<text:line-break/>ucciso. Possono essere staccati dalle pareti facilmente e<text:line-break/>ognuno di essi è utilizzabile come focus arcano.<text:line-break/><text:line-break/>Maddgoth si è impossessato dei libri magici di dozzine<text:line-break/>di maghi morti e li ha usati per costruire la sua poltrona e<text:line-break/>la sua scrivania. Se un personaggio esamina i mobili, nota<text:line-break/>che alcuni libri degli incantesimi sembrano più vecchi di<text:line-break/>altri e capisce che dovevano appartenere a molti maghi<text:line-break/>diversi. Uno spesso rivestimento di lacca dota i due mobili<text:line-break/>di una patina simile al vetro e impedisce che i libri siano<text:line-break/>aperti. ] personaggi possono spaccare la scrivania e la<text:line-break/>poltrona per recuperare dodici libri degli incantesimi<text:line-break/>intatti, nove dai resti della scrivania e tre dai resti della<text:line-break/>poltrona. I Jibri restanti sono troppo danneggiati per essere<text:line-break/>letti o riutilizzati.<text:line-break/><text:line-break/>Per determinare il contenuto di un particolare libro degli<text:line-break/><text:soft-page-break/>incantesimi, il DM tira un d6. Il libro contiene quattro<text:line-break/>incantesimi da mago di ogni livello fino al risultato ottenuto<text:line-break/>dal tiro del dado (incluso quel numero). Per esempio, con<text:line-break/>un risultato di 3, un libro degli incantesimni contiene quattro<text:line-break/>incantesimi di ogni livello dal 1° al 3° Gli incantesimi vanno<text:line-break/>scelti dalla lista degli incantesimi da mago.<text:line-break/><text:line-break/>Specchio Magico. Un incantesimo individuazione del<text:line-break/>magico rivela un’aura magica di trasmutazione attorno<text:line-break/>allo specchio, che è incollato alla parete tramite una colla<text:line-break/>meravigliosa e non può essere staccato senza rompersi. Un<text:line-break/>incantesimo identificare o una magia simile rivela che si<text:line-break/>tratta di un congegno magico di conservazione, attivabile<text:line-break/>dal contatto con un focus arcano.<text:line-break/><text:line-break/>La superficie riflettente dello specchio diventa liquida<text:line-break/>per 1 minuto se toccata da un costrutto o da un oggetto<text:line-break/>utilizzabile come focus arcano, Una creatura può protendere<text:line-break/><text:line-break/>la mano all’interno del liquido ed estrarne un elmo che<text:line-break/>appartiene a Maddgoth. L’elmo, fatto di mithral, è dotato di<text:line-break/>alette simili a lame. Se lo specchio va in pezzi quando l'elmo<text:line-break/>si trova al suo interno, l’elmo è perduto per sempre.<text:line-break/><text:line-break/>Tesoro. L'elmo di Maddgoth è un oggetto magico molto<text:line-break/>raro. Qualsiasi umanoide può entrare in sintonia con<text:line-break/>l’elmo:; una volta in sintonia, una creatura che indossa<text:line-break/>l’elmo ottiene immunità a tutti i danni finché si trova nel<text:line-break/>castello di Maddgoth, sul suo tetto o nel suo cortile. Se<text:line-break/>l’elmo viene portato fuori dal castello, si sbriciola in polvere<text:line-break/>ed è distrutto.<text:line-break/><text:line-break/>26. SCULTURE IN ARGILLA<text:line-break/><text:line-break/>In queste camere aleggia un marcato odore di argilla<text:line-break/>essiccata.<text:line-break/><text:line-break/>26A. MATTONI DA COSTRUZIONE<text:line-break/><text:line-break/>Questa camera contiene vari cumuli di minuscoli mattoni<text:line-break/>d’argilla a incastro che emanano un'aura magica di<text:line-break/>trasmutazione se esaminati tramite un incantesimo<text:line-break/>individuazione del magico. Questi mattoni possono essere<text:line-break/>assemblati per formare un singolo oggetto Grande, due<text:line-break/>oggetti Medi o quattro oggetti Piccoli. Una scultura<text:line-break/><text:line-break/>si anima su comando del suo creatore, come se fosse<text:line-break/>influenzata da un incantesimo animare oggetti, e resta<text:line-break/>animata e sotto il controllo del suo creatore per l ora.<text:line-break/><text:line-break/>La scultura è distrutta e si sbriciola in polvere argillosa,<text:line-break/>quando scende a 0 punti ferita, quando è bersagliata con<text:line-break/>successo da un incantesimo dissolvi magie (CD 15) o<text:line-break/>quando l’effetto termina.<text:line-break/><text:line-break/>26B. VECCHIA ARGILLA<text:line-break/><text:line-break/>Forno. Nella parete sud è stato costruito un forno di pietra.<text:line-break/><text:line-break/>Blocchi e Stampi. Dozzine di blocchi di argilla essiccata<text:line-break/>da 2,5 kg e vari stampi di pietra sono stati impilati sugli<text:line-break/>scaffali al centro della stanza.<text:line-break/><text:line-break/>Un incantesimo individuazione del magico rivela un'aura<text:line-break/><text:soft-page-break/>magica di trasmutazione attorno al forno, che viene usato<text:line-break/>per cuocere minuscoli blocchi di argilla come quelli<text:line-break/>custoditi nell’area 26a. L'argilla sugli scaffali è troppo<text:line-break/>vecchia e friabile per essere utilizzata.<text:line-break/><text:line-break/>27. SALA DA PRANZO E CUCINA<text:line-break/><text:line-break/>Negli stipiti delle porte esterne di queste stanze, sono state<text:line-break/>conficcate delle monete di rame (vedi l’area 19).<text:line-break/><text:line-break/>27A. SALA DA PRANZO<text:line-break/><text:line-break/>Campanello. Quando uno o più umanoidi entrano in<text:line-break/>questa stanza, un campanello magico suona.<text:line-break/><text:line-break/>Tavolo da Pranzo. ll centro della stanza è occupato da un<text:line-break/>tavolo da pranzo in marmo verde circondato da dodici<text:line-break/>sedie in legno di quercia con lo schienale alto.<text:line-break/><text:line-break/>Alcuni istanti dopo che il campanello ha suonato, i<text:line-break/>sei servitori inosservati viventi dell'area 27b entrano<text:line-break/>dalla porta nord e iniziano a imbandire il tavolo per un<text:line-break/>banchetto. Una volta apparecchiato il tavolo, porgono le<text:line-break/>sedie agli ospiti e iniziano a versare vino nei calici prima di<text:line-break/>servire una cena con tanto di dolce finale.<text:line-break/><text:line-break/>27B. CUCINA<text:line-break/><text:line-break/>Questa stanza contiene tavoli, stufe, calderoni, utensili<text:line-break/>da cucina e cibo in vari stati di preparazione. Tutto il cibo<text:line-break/>viene creato magicamente e sembra fresco. Le credenze<text:line-break/>contengono zuppiere, vassoi, calici e boccali smaltati,<text:line-break/>nonché posate e candelieri d’argento in abbondanza.<text:line-break/><text:line-break/>LIVELLO 7/ | TL CASTELLO DI MADDGOTH<text:line-break/><text:line-break/>— : i —<text:line-break/><text:line-break/>— n<text:line-break/>-</text:p>
      <text:p text:style-name="P1"/>
      <text:p text:style-name="P1"/>
      <text:p text:style-name="P1"/>
      <text:p text:style-name="P1">@@@ 15 @@@</text:p>
      <text:p text:style-name="P1"/>
      <text:p text:style-name="P1"/>
      <text:p text:style-name="P1"/>
      <text:p text:style-name="P1">— i -<text:line-break/>H a<text:line-break/><text:line-break/>Se non sono stati incontrati nell'area 27a, sei servitori<text:line-break/>inosservati viventi (vedi l'appendice A) lavorano in cucina.<text:line-break/>Cercano di sospingere gentilmente chiunque entri in<text:line-break/>cucina verso la porta più vicina. Gli intrusi che si rifiutano<text:line-break/>di andarsene vengono attaccati. I servitori sono confinati<text:line-break/>nell'area 27 é non possono lasciare queste camere di loro<text:line-break/>spontanea volontà.<text:line-break/><text:line-break/>27C. DISPENSA<text:line-break/><text:line-break/>Gli scaffali di quest’area sono carichi di grano, carne secca<text:line-break/>e altre scorte alimentari. Grazie alla magia di Maddgoth,<text:line-break/><text:line-break/>il cibo è perfettamente conservato fintanto che resta<text:line-break/><text:soft-page-break/><text:line-break/>nel castello.<text:line-break/><text:line-break/>27D. BEVANDE GUSTOSE<text:line-break/><text:line-break/>Le mensole incurvate di questa stanza sono cariche di vasi,<text:line-break/>brocche, barili e bottiglie contenenti liquidi di ogni genere.<text:line-break/>È possibile trovare sia le bevande più comuni che quelle<text:line-break/>più esotiche, che non si esauriscono mai grazie ai numerosi<text:line-break/>incantesimi lanciati su questa stanza. Questi liquidi<text:line-break/>evaporano rapidamente se rimossi dal castello.<text:line-break/><text:line-break/>268. CORRIDOI ÉELEGANTI<text:line-break/><text:line-break/>I corridoi di questo livello si uniscono per formare un<text:line-break/>circuito. Hanno i tratti seguenti:<text:line-break/><text:line-break/>Decorazioni. I pavimenti sono coperti di lunghi tappeti<text:line-break/>violacei orlati d’oro e ritratti incorniciati in legno di vari<text:line-break/>maghi adornano le pareti. Là dove i corridoi si allargano,<text:line-break/>alcune sedie in legno di quercia scolpite e imbottite di<text:line-break/>velluto rosso sono a disposizione dei visitatori stanchi.<text:line-break/>Davanti a ogni sedia, è presente anche un poggiapiedi.<text:line-break/><text:line-break/>Finestre. Queste finestre sono protette da una fila di sbarre<text:line-break/>di cristallo e si affacciano sul cortile (area 23).<text:line-break/><text:line-break/>Se i personaggi non hanno già incontrato e sconfitto Otto<text:line-break/>altrove, il drago fatato invisibile si aggira in questi corridoi<text:line-break/>(vedi “Il Gioco di Otto” a pagina 101).<text:line-break/><text:line-break/>29. CAMERA DEGLI OSPITI SUDOVEST<text:line-break/><text:line-break/>Nello stipite di questa porta, è stata incastrata una moneta<text:line-break/>di electrum (vedi l’area 19). Questa stanza presenta i<text:line-break/>seguenti elementi:<text:line-break/><text:line-break/>Mobili. Un comodo letto, un armadio elegante, un<text:line-break/>paravento a tre ante e un baule vuoto dalle zampe<text:line-break/>artigliate arredano la stanza. Il pavimento è coperto da<text:line-break/>stravaganti tappeti.<text:line-break/><text:line-break/>Arco. Al centro della parete nord, è incassato un arco<text:line-break/>di pietra.<text:line-break/><text:line-break/>PORTALE ARCUATO PER IL LIVELLO 11<text:line-break/><text:line-break/>Sulla chiave di volta dell'arco, è incisa l'immagine di una<text:line-break/>mano che stringe una torcia accesa. L'arco è uno dei portali<text:line-break/>magici di Halaster (vedi “Portali” a pagina 12), a cui si<text:line-break/>applicano le regole seguenti:<text:line-break/><text:line-break/>* Se una torcia accesa viene portata entro 1,5 metri<text:line-break/>dall’arco, il portale si apre per 1 minuto.<text:line-break/><text:line-break/>- ] personaggi devono essere di livello pari o superiore<text:line-break/>all’11° per attraversare questo portale (vedi “fhesiyra<text:line-break/>Kestellharp” a pagina 10). La prima creatura a passare<text:line-break/>attraverso il portale innesca una runa antica (vedi “Rune<text:line-break/>Antiche” a pagina 12).<text:line-break/><text:line-break/>: Una creatura che attraversa il portale compare nell’area<text:line-break/>16 del livello 11, nello spazio libero più vicino al portale<text:line-break/>identico situato in quell’area.<text:line-break/><text:soft-page-break/><text:line-break/>LIVELLO 7 | IL CASTELLO DI MADDGOTH<text:line-break/><text:line-break/>30. CAMERA DEGLI OSPITI NORDOVEST<text:line-break/><text:line-break/>Nello stipite di questa porta, è stata conficcata una moneta<text:line-break/>d’argento (vedi l’area 19). Questa stanza ha i tratti seguenti:<text:line-break/><text:line-break/>Mobili. Un letto con una pila di cuscini, un armadietto alto<text:line-break/>1,2 metri e un baule da marinaio vuoto arredano questa<text:line-break/>stanza. Îl pavirnento è coperto di tappeti decorati con<text:line-break/>onde marine stilizzate.<text:line-break/><text:line-break/>Nave in Bottiglia. Sopra l’armadietto, fa bella mostra di sé<text:line-break/>una grossa bottiglia contenente un magnifico modellino<text:line-break/>di una nave lunga.<text:line-break/><text:line-break/>Ritratto. Dietro la bottiglia, è appeso al muro un grande<text:line-break/>ritratto incorniciato di un vecchio dai capelli scarmigliati<text:line-break/>(Halaster) che osserva la bottiglia con un bagliore di<text:line-break/>follia negli occhi.<text:line-break/><text:line-break/>I] modellino della nave lunga misura 135 cm in<text:line-break/>lunghezza e 37,5 cm in larghezza, ed è all'interno di una<text:line-break/>bottiglia di vetro tappata, che misura a sua volta 150 em in<text:line-break/>lunghezza e 45 cm in larghezza. La bottiglia poggia su un<text:line-break/>fianco, sorretta da un supporto in legno, ed è trasportabile.<text:line-break/>Un incantesimo individuazione del magico rivela un’aura<text:line-break/>magica di trasmutazione attorno alla nave.<text:line-break/><text:line-break/>Un incantesimo identificare è una magia simile lanciato<text:line-break/>sul modellino rivela che si tratta di una nave lunga vera e<text:line-break/>propria ridotta magicamente a un dodicesimo della sua<text:line-break/>taglia normale. L'incantesimo rivela inoltre che l'unico modo<text:line-break/>di riportare la nave alla sua taglia normale (16,2 metri per<text:line-break/>4,5 metri) è toccare la nave pronunciando la parola d'ordine<text:line-break/>appropriata: “Il nostro viaggio ha inizio!” Una volta che la<text:line-break/>nave torna alla sua taglia normale, diventa una nave lunga<text:line-break/>ordinaria (del valore di 10.000 mo intatta) e non può essere<text:line-break/>di nuovo rimpicciolita. Se viene riportata alla normalità in<text:line-break/>uno spazio troppo piccolo per contenerla, come ad esempio<text:line-break/>in questa camera, la nave si spezza ed è distrutta. Le<text:line-break/>creature vicine potrebbero subire danni dal fasciame che si<text:line-break/>schianta, a discrezione del DM. La nave non è influenzata<text:line-break/>dalla magia rimpicciolente del castello di Maddgoth.<text:line-break/><text:line-break/>3]1. CAMERA DEGLI OSPITI NORDEST.<text:line-break/><text:line-break/>Odore. Da questa stanza proviene il tenue odore di<text:line-break/>carbone bruciato.<text:line-break/><text:line-break/>Mobili. Un letto a baldacchino è situato contro la parete<text:line-break/>sud e le sue tende nere sono calate. Gli altri mobili<text:line-break/>includono un attaccapanni accanto alla porta, un forziere<text:line-break/>vuoto dalle zampe artigliate, un armadio vuoto con uno<text:line-break/>stretto specchio all'interno dell’anta e una scrivania con<text:line-break/>sedia abbinata.<text:line-break/><text:line-break/>L'odore di carbone si fa più intenso man mano che ci si<text:line-break/>avvicina al letto. Se un personaggio apre le tende calate,<text:line-break/>rivela lo scheletro carbonizzato di un umano che giace sul<text:line-break/>letto, avvolto in una veste bruciata, che stringe in mano il<text:line-break/>troncone annerito di una bacchetta di legno. Il letto è privo<text:line-break/>di danni, anche se le coperte sono macchiate della cenere<text:line-break/><text:soft-page-break/>dei resti scheletrici. Lo scheletro è tutto ciò che resta di<text:line-break/>Aggorax Darksworn, un mago intrappolato e ucciso da<text:line-break/>Maddgoth molto tempo fa.<text:line-break/><text:line-break/>232. CAMERA DEGLI OSPITI SUDEST<text:line-break/><text:line-break/>Nello stipite di questa porta, è stata conficcata una moneta<text:line-break/>di rame {vedi l’area 19). Tutti i mobili di questa stanza<text:line-break/>sono stati fabbricati in pietra arenaria. Questa stanza ha i<text:line-break/>tratti seguenti:<text:line-break/><text:line-break/>Mobili. Una pipa ad acqua d'ottone è stata poggiata su<text:line-break/>un tavolino accanto a un divano coperto di cuscini al<text:line-break/>centro della stanza. Due letti sono posizionati contro la<text:line-break/>parete nord.</text:p>
      <text:p text:style-name="P1"/>
      <text:p text:style-name="P1"/>
      <text:p text:style-name="P1"/>
      <text:p text:style-name="P1">@@@ 16 @@@</text:p>
      <text:p text:style-name="P1"/>
      <text:p text:style-name="P1"/>
      <text:p text:style-name="P1"/>
      <text:p text:style-name="P1">Forzieri. Ai piedi di ogni letto, è stato collocato un<text:line-break/>forziere di pietra con un coperchio piramidale (i forzieri<text:line-break/>sono vuoti).<text:line-break/>Decorazioni. Sul tratto di parete tra un letto e l’altro,<text:line-break/>è appeso un disco di pietra arenaria del diametro di<text:line-break/>2,1 metri, su cui è scolpito il volto furente di una medusa.<text:line-break/><text:line-break/>33. LO SLAAD NELL’OTTOBASSO<text:line-break/><text:line-break/>La porta di questa stanza è chiusa a chiave e la chiave è<text:line-break/>andata perduta.<text:line-break/><text:line-break/>Finestre. Due finestre protette da sbarre di cristallo si<text:line-break/>affacciano sul cortile (area 23).<text:line-break/><text:line-break/>Mobili. Quattro poltrone imbottite sono disposte attorno a<text:line-break/>un tavolino circolare centrale.<text:line-break/><text:line-break/>Ottobasso. Un ottobasso, un violino alto circa 3,6 metri,<text:line-break/>occupa l'angolo nordest. Il suo arco giace sul pavimento<text:line-break/>accanto ad esso. All’interno dell’ottobasso, è intrappolato<text:line-break/>un vecchio uomo nudo (uno slaad grigio che usa la sua<text:line-break/>capacità di mutaforma).<text:line-break/><text:line-break/>Maddgoth ha rimosso la gemma del controllo dello slaad<text:line-break/>e, per divertirsi, ha ordinato alla creatura di strisciare<text:line-break/>all'interno dell'ottobasso e di restarci.<text:line-break/><text:line-break/>[l vecchio afferma di essere Zartem, un mago che<text:line-break/>Maddgoth ha invitato al castello per cena. Racconta che<text:line-break/>Maddgoth ha rubato il suo libro degli incantesimi e ha usato<text:line-break/>]a magia per intrappolarlo all'interno dell’ottobasso. Se i<text:line-break/>personaggi mandano in frantumi il fragile strumento, lo<text:line-break/>slaad non è più vincolato alle ultime istruzioni di Maddgoth e<text:line-break/>attacca i suoi liberatori. Lo slaad preferisce combattere con<text:line-break/>il suo spadone (che non è visibile dall'esterno fintanto che<text:line-break/>lo slaad resta nell’ottobasso) o cogliere più nemici possibile<text:line-break/>nell’area di un incantesimo palla di fuoco.<text:line-break/><text:line-break/>34. APPARTAMENTO DI MADDGOTH<text:line-break/><text:line-break/>a E ia a ii DO Z- = — i<text:line-break/><text:soft-page-break/><text:line-break/>Nello stipite della porta più esterna, è stata conficcata<text:line-break/><text:line-break/>una moneta di platino (vedi l'area 19). La porta include<text:line-break/>un pannello di vetro istoriato su cui compare una ‘ M"”.,<text:line-break/><text:line-break/>Chiunque origli alla porta sente provenire un profondo<text:line-break/>russare all’interno della stanza.<text:line-break/><text:line-break/>4A. CAMERA DA LETTO PADRONALE<text:line-break/><text:line-break/>Maddgoth dormiva meno possibile e passava poco tempo in<text:line-break/>questa stanza, che presenta i seguenti elementi:<text:line-break/><text:line-break/>Decorazioni. Ai pannelli di legno delle pareti sono appesi<text:line-break/>sei ritratti incorniciati di un mago grasso e sorridente<text:line-break/>che impugna una bacchetta. Un folto tappeto marrone<text:line-break/>che corre da muro a muro copre tutto il pavimento.<text:line-break/><text:line-break/>Scacchiera. Nell’angolo sudovest, due troni di legno sono<text:line-break/>collocati ai lati opposti di un'imponente scacchiera per gli<text:line-break/>Scacchi dei Draghi su un tavolino.<text:line-break/><text:line-break/>Letto. Un grosso letto a baldacchino è stato posizionato<text:line-break/>contro la parete ovest, tra due finestre protette da sbarre<text:line-break/>di cristallo. Una massiccia figura dorme sotto le coperte<text:line-break/>&amp; russa Sonoramente.<text:line-break/><text:line-break/>La sagoma che russa sotto le coperte è un'illusione. Se<text:line-break/>qualcuno tira via le coperte, il russare si interrompe e il<text:line-break/>letto si rivela vuoto. Anche lanciando dissalvi magie si pone<text:line-break/>termine all'illusione.<text:line-break/><text:line-break/>Un incantesimo individuazione del magico rivela un’aura<text:line-break/>magica di evocazione attorno a ogni ritratto incorniciato<text:line-break/>di Maddgoth. Quando una creatura lancia un incantesimo<text:line-break/>in questa stanza o disturba la figura nel letto, lé sei<text:line-break/>hbacchette raffigurate nei ritratti incorniciati schizzano<text:line-break/>fuori magicamente dai quadri e ottengono le statistiche<text:line-break/>di altrettante spade volanti; da allora in poi restano<text:line-break/><text:line-break/>separate dai ritratti. L'opzione di azione Spada Lunga delle<text:line-break/>bacchette va sostituita con la seguente:<text:line-break/><text:line-break/>Dardo Incantato. La bacchetta scaglia un dardo di forza<text:line-break/>magica contro una creatura che sia in grado di individuare<text:line-break/><text:line-break/>e che si trovi entro 18 metri da essa. Il bersaglio subisce<text:line-break/><text:line-break/>3 (1d4+ 1) danni da forza e il dardo lo colpisce infallibilmente.<text:line-break/><text:line-break/>Tesoro. Gli Scacchi dei Draghi pesano 15 kg e includono<text:line-break/>una serie di pedine splendidamente scolpite e smaltate.<text:line-break/>Se un personaggio effettua con successo una prova di<text:line-break/>Intelligenza (Storia) con CD 25, capisce che il set è uno<text:line-break/>dei quattro realizzati dall’Imperatore Umvyatin, il sovrano<text:line-break/>di un’antica civiltà umana nota come Imaskar, che<text:line-break/>abbracciava buona parte di Faertin diecimila anni fa. Un<text:line-break/>collezionista che sia in grado di riconoscerla come tale<text:line-break/>pagherà fino a 2.500 mo per il set completo.<text:line-break/><text:line-break/>34B. RIPOSTIGLIO<text:line-break/><text:line-break/>Questo ripostiglio è pieno di tuniche, camice da notte,<text:line-break/><text:soft-page-break/>scarpe e ciabatte appese àa un attaccapanni o disposte in<text:line-break/>fila ordinatamente sugli scaffali.<text:line-break/><text:line-break/>35. GUARDAROBA n<text:line-break/><text:line-break/>Abbigliamento. Cappotti, mantelli, tuniche, cappelli da<text:line-break/>mago e altri capi di vestiario sono stati appesi ai ganci<text:line-break/>alle pareti.<text:line-break/><text:line-break/>Mind Flayer. A nord della porta, è visibile quello che<text:line-break/>sembra essere un mind flayer.<text:line-break/><text:line-break/>Buona parte dei capi di vestiario custoditi in questa<text:line-break/>stanza sono stati sottratti ai maghi che Maddgoth ha<text:line-break/>ucciso, quindi includono abiti di ogni genere di taglia e di<text:line-break/>stile. Molti oggetti mostrano evidenti segni di bruciatura,<text:line-break/>strappi, macchie di sangue e altri difetti che suggeriscono<text:line-break/>che fine abbiano fatto i loro proprietari precedenti.<text:line-break/><text:line-break/>COSTUME DA MIND FLAYER<text:line-break/><text:line-break/>Un esame più ravvicinato rivela che il mind flayer, in realtà,<text:line-break/><text:line-break/>è un manichino di legno privo di lineamenti su cui è stato<text:line-break/>allestito un convincente costume da mind flayer, con tanto di<text:line-break/>tunica nera, cappuccio è maschera di gomma. Un personaggio<text:line-break/>Medio che indossa il costume può effettuare delle prove<text:line-break/><text:line-break/>di Carisma (Inganno) per impersonare un mind flayer,<text:line-break/>effettuando tali prove con vantaggio se il costume è visto in<text:line-break/>condizioni di illuminazione scarsa o a una distanza superiore<text:line-break/>a 4,5 metri. Un personaggio che indossa la maschera subisce<text:line-break/>svantaggio alle prove di Saggezza (Percezione). Se indossa<text:line-break/><text:line-break/>la tunica e il cappuccio, subisce svantaggio alle prove di<text:line-break/>Destrezza (Furtività). La tunica e il cappuccio non possono<text:line-break/>essere indossati su un'armatura pesante.<text:line-break/><text:line-break/>36. ARCHIVI<text:line-break/><text:line-break/>Maddgoth raccoglie informazioni sui mmaghi di tutto<text:line-break/>Faertin, prepara dossier su quelli più “promettenti” e<text:line-break/>custodisce in questa stanza le informazioni raccolte,<text:line-break/><text:line-break/>36A. INFORMAZIONI RACCOLTE<text:line-break/><text:line-break/>Questa stanza contiene file di armadietti di legno pieni di<text:line-break/>cartelle in disordine che descrivono le attività magiche di<text:line-break/>migliaia di maghi negli ultimi secoli. Metà delle cartelle<text:line-break/>sono talmente vecchie da essersi sbriciolate in polvere. Sulla<text:line-break/>maggior parte di quelle restanti, è scarabocchiata la parola<text:line-break/>“DECEDUTO” con la calligrafia di Maddgoth, mentre su un<text:line-break/>numero più limitato di dossier, compare la parola “LICH”.<text:line-break/><text:line-break/>36B. ARCHIVI PROTETTI<text:line-break/><text:line-break/>La porta di questa stanza è chiusa a chiave e protetta da un<text:line-break/>incantesimo glifo di interdizione. Maddgoth ha portato la<text:line-break/><text:line-break/>EIVELLO 7 | IL CASTELLO DI MADDGOTH</text:p>
      <text:p text:style-name="P1"/>
      <text:p text:style-name="P1"/>
      <text:p text:style-name="P1"/>
      <text:p text:style-name="P1">@@@ 17 @@@</text:p>
      <text:p text:style-name="P1"><text:soft-page-break/></text:p>
      <text:p text:style-name="P1"/>
      <text:p text:style-name="P1"/>
      <text:p text:style-name="P1">chiave con sé e chi apre la porta con qualsiasi altro mezzo<text:line-break/>che non sia la chiave appropriata innesca l'incantesimo.<text:line-break/>Per scassinare la serratura, è necessario usare gli<text:line-break/><text:line-break/>arnesi da scasso ed effettuare con successo una prova di<text:line-break/>Destrezza con CD 15.<text:line-break/><text:line-break/>Esaminando la porta ed effettuando con successo una<text:line-break/>prova di Intelligenza (Indagare) con CD 19, è possibile<text:line-break/>notare il glifo quasi invisibile, inciso su un pannello di vetro<text:line-break/>istoriato della porta. Una volta innescato, il glifo sprigiona<text:line-break/>energia magica in una sfera del raggio di 6 metri centrata<text:line-break/>su di esso. Ogni creatura nell’area deve effettuare un tiro<text:line-break/>salvezza su Destrezza con CD 15:; se fallisce, subisce<text:line-break/>45 (10d8) danni da tuono, mentre se lo supera, subisce<text:line-break/>la metà di quei danni. Il glifo ha l'effetto secondario di<text:line-break/>spazzare via il vetro di tutta la porta,<text:line-break/><text:line-break/>La stanza è vuota.<text:line-break/><text:line-break/>37. CONSOLE<text:line-break/><text:line-break/>Nello stipite della porta più esterna, è stata incastrata una<text:line-break/>moneta di platino (vedi l’area 19). Una console di ferro,<text:line-break/>simile a un piedistallo con un piano inclinato sulla cima, è<text:line-break/>stata imbullonata al pavimento al centro della stanza. Dalla<text:line-break/>console spuntano tre leve d’ottone disposte in fila l’una<text:line-break/>accanto all’altra; le leve ai lati sono in posizione alzata e<text:line-break/>quella centrale è in posizione abbassata. A destra delle leve<text:line-break/>sornio installati cinque pulsanti di ottone disposti ai vertici<text:line-break/>di un pentacolo d’oro. Accanto a ogni leva e a ogni pulsante<text:line-break/>Ccompare urn'iscrizione.<text:line-break/><text:line-break/>Una creatura può usare un 'azione per modificare fino a<text:line-break/>tre leve e pulsanti, in qualsiasi combinazione. La console<text:line-break/>svolge varie funzioni:<text:line-break/><text:line-break/>Leva Sinistra. L'iscrizione sotto questa leva recita<text:line-break/>“CORTILE”. Abbassando la leva, si aprono le quattro<text:line-break/>porte che conducono all’area 23. Rialzando la leva, le<text:line-break/>porte sono di nuovo chiuse a chiave.<text:line-break/><text:line-break/>Leva Centrale. L'iscrizione sotto questa leva recita<text:line-break/>“LUCE”. Alzando la leva, si accendono le luci interne del<text:line-break/>castello. Abbassando la leva, le luci si spengono (quando<text:line-break/>le luci interne sono accese, le creature nella caverna<text:line-break/>circostante possono vedere il castello).<text:line-break/><text:line-break/>Leva Destra. L'iscrizione sotto questa leva recita<text:line-break/>“CALORE”. Abbassando la leva, si disattiva la produzione<text:line-break/>di calore, riducendo la temperatura interna di 6 gradi per<text:line-break/>ogni ora, finché non scende a -2 gradi (la temperatura<text:line-break/>della caverna circostante). Alzando la leva, la temperatura<text:line-break/>si alza di 6 gradi per ogni ora, finché non arriva a 22 gradi.<text:line-break/><text:line-break/>Pulsante 1. L'iscrizione accanto a questo pulsante recita<text:line-break/>“MUSICA”. Premendo il pulsante, in tutto il castello<text:line-break/>echeggia una musica orchestrale di sottofondo alternata<text:line-break/>a un coro. Premendo di nuovo il pulsante, la musica si<text:line-break/>interrompe.<text:line-break/><text:line-break/><text:soft-page-break/>Pulsante 2. L'iscrizione accanto a questo pulsante recita<text:line-break/>“TETTO”, Premendo il pulsante, tutte le creatureé nella<text:line-break/>stanza sono teletrasportate sul tetto del castello (area 43),<text:line-break/>assieme a tutto ciò che indossano e trasportano.<text:line-break/><text:line-break/>Pulsante 3. L'iscrizione sotto a questòo pulsante recita<text:line-break/>“NEBBIA”. Premendo il pulsante, i corridoi del castello (le<text:line-break/>aree 18, 28 e 38) e le scalinate che li collegano si riempiono<text:line-break/>di nebbia, rendendo queste aree pesantemente oscurate.<text:line-break/><text:line-break/>La nebbia permane per 1 ora o finché un vento di velocità<text:line-break/>moderata o superiore (almeno 15 km all’ora) non la disperde.<text:line-break/><text:line-break/>Pulsante 4. L'iscrizione accanto a questo pulsante recita<text:line-break/>“CHIUSURA”. Premendo il pulsante, tutte le porte del<text:line-break/>castello (inclusa la botola sul tetto) si chiudono a chiave,<text:line-break/>come se fossero sigillate da un incantesimo serratura<text:line-break/>arcana. Questo effetto dura per 1 ora. Finché sono chiuse<text:line-break/>a chiave in questo modo, le porte interne (quasi tutte<text:line-break/>fatte di ferro e di vetro in eguale misura) diventano anche<text:line-break/><text:line-break/>CEVELLO 7 l’'ITL ' CASTELLO DI MADDGOTH<text:line-break/><text:line-break/>elettrificate. Ognuna di queste porte infligge 5 (1d410)<text:line-break/>danni da fulmine a qualsiasi creatura che la tocchi.<text:line-break/><text:line-break/>Pulsante 5. L'’iscrizione accanto a questo pulsante recita<text:line-break/>“NON PREMERE!”. Premendo questo pulsante, dalla<text:line-break/>console di sprigiona una scarica di fulmini. Ogni<text:line-break/>creatura nella stanza deve effettuare un tiro salvezza su<text:line-break/>Destrezza con CD 20; chi lo fallisce subisce 44 (8d10)<text:line-break/>danni da fulmine, mentre chi lo supera subisce la mertà<text:line-break/>di quei danni. Una creatura che indossa un'armatura di<text:line-break/>metallo subisce svantaggio al tiro salvezza.<text:line-break/><text:line-break/>386. CORRIDOIO SPLENDENTE<text:line-break/><text:line-break/>I corridoi di questo livello si uniscono per formare un<text:line-break/>circuito e le loro finestre, protette da sbarre di cristallo, si<text:line-break/>affacciano sul cortile centrale (area 23).<text:line-break/><text:line-break/>I] pavimento è fatto di minuscoli frammenti di vetro<text:line-break/>colorato è gemme tritate, levigate fino a formare una<text:line-break/>superficie luccicante. Quattro servitori inosservati viventi<text:line-break/>(vedi l’appendice A), cgnuno dotato di uno spazzolone e<text:line-break/>un secchio di acqua insaponata, attendono all’esterno<text:line-break/>delle porte verso le aree da 39 a 42, pronti a pulire ogni<text:line-break/>traccia di sporcizia che macchi il pavimento. Se attaccati, i<text:line-break/>servitori si difendono con i loro spazzoloni (da considerare<text:line-break/>equivalenti a randelli), ma altrimenti sono innocui.<text:line-break/><text:line-break/>SCALE PER IL TETTO<text:line-break/><text:line-break/>La scalinata più a nord sale di 6 metri prima di giungere a<text:line-break/>una botola quadrata di pietra con lato di 2,4 metri. Quando<text:line-break/>una creatura inizia a salire le scale, la botola si apre verso<text:line-break/>l’esterno per consentire di accedere al tetto (area 47). La<text:line-break/>botola si richiude da sola 1 minuto dopo.<text:line-break/><text:line-break/>39. CAMERA SUDOVEST<text:line-break/><text:line-break/>Le pareti, il pavimento e il soffitto di questa stanza sono<text:line-break/>anneriti dalle fiamme. La stanza è disseminata di pezzi<text:line-break/>bruciati di mobili, frammenti di vetro affumicato e schegge<text:line-break/><text:soft-page-break/>carbonizzate di ossa e di legno.<text:line-break/><text:line-break/>Se un personaggio ispeziona la stanza attentamente ed<text:line-break/>effettua con successo una prova di Intelligenza (Indagare)<text:line-break/>con CD 14, deduce che quattro esplosioni di fiamme<text:line-break/>separate hanno causato questa distruzione. Una prova di<text:line-break/>Intelligenza (Arcano) con CD 19 effettuata con successo<text:line-break/>rivela che i danni probabilmente sono stati inferti da un<text:line-break/>incantesimo sciame di meteore lanciato nella stanza.<text:line-break/><text:line-break/>— _ —<text:line-break/><text:line-break/>40. CAMERA NORDOVEST<text:line-break/><text:line-break/>Nello stipite della porta, è stata conficcata una moneta<text:line-break/><text:line-break/>di rame (vedi l’area 19). Sul vetro istoriato della porta, è<text:line-break/>raffigurata una testa di lupo. La stanza è vuota e polverosa,<text:line-break/>se si eccettuano alcune ragnatele agli angoli.<text:line-break/><text:line-break/>4], CAMERA NORDEST<text:line-break/><text:line-break/>Nello stipite della porta, è stata conficcata una moneta<text:line-break/>d’argento (vedi l’area 19). La stanza contiene quanto segue:<text:line-break/><text:line-break/>Specchio. Al centro della parete sud, uno specchio<text:line-break/>rettangolare è incassato in una cornice di pietra.<text:line-break/><text:line-break/>Statua. Di fronte allo specchio, si erge una statua<text:line-break/>incompleta alta 2,4 metri di un marinide che soffia in una<text:line-break/>conchiglia; la parte inferiore del corpo è costituita da un<text:line-break/>blocco deforme di granito a malapena scolpito (la statua<text:line-break/>è in realtà un fustigatore che ha usato mutaforma).<text:line-break/><text:line-break/>Tridenti. Quattro tridenti sono appesi alle pareti nord ed<text:line-break/>est, tra le feritoie. Si staccano dalle pareti e volano per<text:line-break/>attaccare se sono soddisfatte certe condizioni.<text:line-break/><text:line-break/>I tridenti si animano è attaccano se uno di essi viene<text:line-break/>disturbato o se il fustigatore muore. Usano le statistiche</text:p>
      <text:p text:style-name="P1"/>
      <text:p text:style-name="P1"/>
      <text:p text:style-name="P1"/>
      <text:p text:style-name="P1">@@@ 18 @@@</text:p>
      <text:p text:style-name="P1"/>
      <text:p text:style-name="P1"/>
      <text:p text:style-name="P1"/>
      <text:p text:style-name="P1">delle spade volanti, ma infliggono danni perforanti anziché<text:line-break/>danni taglienti se colpiscono.<text:line-break/><text:line-break/>PORTALE SPECULARE PER IL LIVELLO 10<text:line-break/><text:line-break/>In fondo alla cornice di pietra dellò specchio sono incise le<text:line-break/>lettere A-T-1-C-S-U (il rifiesso della parola U-S-C-L-T-A). Lo<text:line-break/>specchio è uno dei portali magici di Halaster (vedi “Portali”<text:line-break/>a pagina 12), a cui si applicano le regole seguenti:<text:line-break/><text:line-break/>‘ Se una creatura pronuncia la parola “Uscita!” mentre<text:line-break/>indica lo specchio, il portale si apre per 1 minuto.<text:line-break/><text:line-break/>- ] personaggi devono essere di livello pari o superiore<text:line-break/>all’11° per attraversare questo portale (vedi “]Jhesiyra<text:line-break/>Kestellharp” a pagina 10). La prima creatura a passare<text:line-break/>attraverso il portale innesca una runa antica (vedi “Rune<text:line-break/><text:soft-page-break/>Antiche” a pagina 12).<text:line-break/><text:line-break/>. Una creatura che attraversa il portale compare nell'area<text:line-break/>14d del livello 10, nello spazio libero più vicino al portale<text:line-break/>identico situato in quell’area.<text:line-break/><text:line-break/>FUSTIGATORE MUTAFORMA<text:line-break/><text:line-break/>Halaster ha incrociato un fustigatore e un mimic per creare<text:line-break/><text:line-break/>questa creatura con le statistiche di un fustigatore e la<text:line-break/><text:line-break/>capacità di trasformarsi in oggetti come un mimic. Finché<text:line-break/><text:line-break/>resta immobile in forma di oggetto, non è distinguibile da un<text:line-break/><text:line-break/>oggetto normale. Soltanto quando il fustigatore torna alla<text:line-break/><text:line-break/>sua vera forma le sue fattezze mostruose diventano evidenti.<text:line-break/>1] fustigatore possiede il trattòo aggiuntivo seguente:<text:line-break/><text:line-break/>Mutaforma. |l fustigatore può usare la sua azione per<text:line-break/>trasformarsi in un oggetto di pietra o per tornare alla sua forma<text:line-break/>naturale, Le sue statistiche restano le stesse in ogni forma.<text:line-break/>Nessun oggetto che indossa o trasporta viene trasformato. Se<text:line-break/>muore, il fustigatore torna alla sua forma naturale,<text:line-break/><text:line-break/>I] fustigatore risponde al nome di Miguel. Ha l’ordine di<text:line-break/>attaccare ogni creatura che entra nella stanza attraverso il<text:line-break/>portale speculare. Attacca inoltre ogni creatura che minacci<text:line-break/>di fargli del male. Halaster nutre il fustigatore regolarmente,<text:line-break/>in modo che non debba attaccare perché spinto dalla fame.<text:line-break/>Né il drago fatato Otto né l'omuncolo di Maddgoth sanno che<text:line-break/>la statua, in realtà, è una creatura sotto mentite spoglie.<text:line-break/><text:line-break/>TESORO<text:line-break/><text:line-break/>Se i personaggi uccidono il fustigatore e lo squarciano,<text:line-break/>trovano cinque diamanti deformi (100 mo ciascuno) nel<text:line-break/>suo stomaco.<text:line-break/><text:line-break/>42. CAMERA SUDEST<text:line-break/><text:line-break/>La porta di questa stanza è priva dei suoi pannelli di vetro<text:line-break/>istoriato. Alcuni minuscoli frammenti di vetro sono rimasti<text:line-break/>incastrati nella cornice di ferro, a indicare che il vetro è<text:line-break/>stato sfondato (i servitori inosservati di Maddgoth hanno<text:line-break/>ripulito dagli altri frammenti). La stanza oltre la porta<text:line-break/><text:line-break/>è vuota e polverosa, se si eccettuano alcune ragnatele<text:line-break/>negli angoli.<text:line-break/><text:line-break/>—<text:line-break/><text:line-break/>43. RIFUGIO DI OTTO<text:line-break/><text:line-break/>Maddgoth fabbricava e collaudava gli oggetti magici in questa<text:line-break/>stanza. L'area contiene alcuni effetti magici persistenti che<text:line-break/>hanno indotto il drago fatato a fare di queste camere 1] suo<text:line-break/>rifugio privato. Ogni volta che Otto esce per tormentare<text:line-break/><text:line-break/>i giganti delle pietre o vaga per il castello, l'omuncolo di<text:line-break/>Maddgoth si intrufola qui per devastare la stanza.<text:line-break/><text:line-break/><text:soft-page-break/>43A. “OMUNCOLI ALLA LARGA”<text:line-break/><text:line-break/>Î personaggi sentono del frastuono quando si avvicinano a<text:line-break/>questa stanza. Alla maniglia di ogni porta di questa stanza,<text:line-break/>è appeso un rozzo cartello di legno e di corda su cui sono<text:line-break/><text:line-break/>scritte col gesso le parole “OMUNCOLI ALLA LARGA” in<text:line-break/>Draconico. La porta ovest è chiusa e nel suo stipite è stata<text:line-break/>incastrata una moneta d'oro (vedi l’area 19).<text:line-break/><text:line-break/>La porta est è socchiusa. Una moneta d'oro giace sul<text:line-break/>pavimento appena oltre la soglia. La stanza contiene<text:line-break/>quanto segue:<text:line-break/><text:line-break/>Omuncolo. Se non è stato incontrato e intrappolato altrove,<text:line-break/>l’omuncolo sovradimensionato di Maddgoth rovescia i<text:line-break/>tavoli, butta a terra gli scaffali, scaraventa via le sedie,<text:line-break/>prende a calci i forzieri e strappa i tappeti con i denti.<text:line-break/><text:line-break/>Cianfrusaglie. Gli oggetti che il drago fatato aveva<text:line-break/>accurmulato giacciono sparsi per il pavimento,<text:line-break/>come anche molti oggetti rotti senza possibilità di<text:line-break/>essere riparati.<text:line-break/><text:line-break/>Porta Segreta. Una porta segreta nell’angolo nord della<text:line-break/>parete est conduce nell’area 43b (l’omuncolo ne ignora<text:line-break/>l'’esistenza).<text:line-break/><text:line-break/>L’omuncolo di Maddgoth sa che non può essere<text:line-break/>ucciso e attacca tutti i personaggi che non si ritirano<text:line-break/>immediatamente. Se viene distrutto, si scioglie e si riforma<text:line-break/>nell’area 25a.<text:line-break/><text:line-break/>Il bottino di Otto include candele, spegnicandele, funghi<text:line-break/>sott'olio, pestelli e mortai, lampade, cinture, pendenti a<text:line-break/>forma di pentacolo, libri di ricette, gessetti colorati, teiere,<text:line-break/>calderoni, cucchiai, animali di pezza, spolette di filo, perle<text:line-break/>di vetro, parrucche, bastoni da passeggio, saponette,<text:line-break/>gormitoli di lana, specchi e prismi infranti, pennini, pipe,<text:line-break/>custodie per pergamene vuote e fogli di pergamena<text:line-break/>strappati. Anche se alcuni pezzi della collezione potrebbero<text:line-break/>essere 1utili e molti hanno colori sgargianti o sono di fattura<text:line-break/>insolita, nessuno possiede un valore speciale.<text:line-break/><text:line-break/>43B. DEPOSITO SEGRETO DI OTTO<text:line-break/><text:line-break/>Gli oggetti più preziosi di Otto riempiono questo spazio<text:line-break/>angusto. Questi tesori sono sparsi su una serie di tavoli<text:line-break/>impilati l’uno sull'altro, fino a formare una scaffalatura<text:line-break/>improvvisata che sfiora il soffitto alto 6 metri e minaccia<text:line-break/><text:line-break/>di cadere da un momento all'altro. Ogni personaggio che<text:line-break/>cerca di prendere un oggetto difficile da raggiungere ha una<text:line-break/>probabilità del 50 per cento di mettere in moto una cascata<text:line-break/>di tavoli e monili Rube Goldberg-esca. Quando tutto crolla,<text:line-break/>ogni creatura nella stanza deve effettuare un tiro salvezza<text:line-break/>su Destrezza con CD 15; se fallisce, subisce 10 (3d6)<text:line-break/>danni contundenti, mentre se lo supera, subisce la metà di<text:line-break/>quei danni.<text:line-break/><text:line-break/>Tesoro. Gli oggetti radunati in questa stanza includono<text:line-break/>dozzine di statuette di draghi in ceramica e porcellana,<text:line-break/>vecchi libri illustrati, gioielli di scena senza alcun valore<text:line-break/>ma luccicanti, un paio di reggilibri di giada scolpiti a<text:line-break/><text:soft-page-break/>forma di yuan-ti abomini (250 mo alla coppia), due oggetti<text:line-break/>insoliti casuali (il DM tira due volte sulla tabella “Oggetti<text:line-break/>Insoliti” nel capitolo 5 del Player's Handbook) e forzieri che<text:line-break/>contengono un totale di 30 mp, 150 mo, 300 me, 1.500 ma<text:line-break/>e 5.000 mr. Su un alto tavolo, è stata lasciata una pozione<text:line-break/>del soffio di fuoco in una piccola ampolla di cristallo che si<text:line-break/>rompe se i tavoli cadono.<text:line-break/><text:line-break/>44., ARMERIA DEL MAGO<text:line-break/><text:line-break/>— u e a e = aa o - —<text:line-break/><text:line-break/>Questa stanza è chiusa a chiave e la chiave è andata<text:line-break/>perduta. Otto ha aperto un varco in un pannello di vetro<text:line-break/>della porta per dare un'occhiata all'interno, ma non ha<text:line-break/>visto niente di interessante. Quei personaggi che sbirciano<text:line-break/>all'interno vedono quanto segue:<text:line-break/><text:line-break/>Pipistrelli. Due pipistrelli comuni svolazzano per la<text:line-break/>stanza. Ogni pipistrello si trasforma in un nycaloth<text:line-break/>se scende a 0 punti ferita o se la porta della stanza<text:line-break/>viene aperta.<text:line-break/><text:line-break/>LIVELLO 7 | ÎIL GCASTELLO DI MADDGOTH</text:p>
      <text:p text:style-name="P1"/>
      <text:p text:style-name="P1"/>
      <text:p text:style-name="P1"/>
      <text:p text:style-name="P1">@@@ 19 @@@</text:p>
      <text:p text:style-name="P1"/>
      <text:p text:style-name="P1"/>
      <text:p text:style-name="P1"/>
      <text:p text:style-name="P1">Pergamena. Sulla parete nord, a est della porta, è appesa<text:line-break/>una pergamena incorniciata e protetta da una lastra di<text:line-break/>vetro. Alla cornice di legno è fissata una minuscola targa<text:line-break/>di metallo che recita: “In caso di emergenza, rompere<text:line-break/>il vetro."<text:line-break/><text:line-break/>ll concetto di armeria di Maddgoth prevede la presenza<text:line-break/>di due nycaloth ben pagati di nome Yzig e Gorzog. Non<text:line-break/>possono uscire dalla stanza finché non saranno tornati<text:line-break/>alla loro vera forma e non lasceranno il castello prima che<text:line-break/>Maddgoth faccia ritorno. Hanno l’ordine di uccidere tutti gli<text:line-break/>intrusi all'interno del castello, ma conoscono l'omuncolo di<text:line-break/>Maddgoth e non gli faranno del male. Tuttavia, attaccano a<text:line-break/>vista tutte le altre creature.<text:line-break/><text:line-break/>Senza il suo padrone nelle vicinanze, l’omuncolo non si<text:line-break/>fida dei nycaloth e quindi non ha cercato di liberarli.<text:line-break/><text:line-break/>TeEsOoRrRO<text:line-break/>La pergamena incorniciata è una pergamena magica di<text:line-break/>nube mortale.<text:line-break/><text:line-break/>45. LABORATORIO DELL'ALCHIMISTA<text:line-break/><text:line-break/>Otto ha già portato via tutto ciò che riteneva di valore da<text:line-break/>questa stanza, ma di tanto in tanto torna sul posto per<text:line-break/>assicurarsi di non essersi perso qualcosa. Se il drago<text:line-break/>fatato non è ancora stato incontrato e sconfitto altrove, c'è<text:line-break/>una probabilità del 25 per cento che si trovi qui quando<text:line-break/>arrivano i personaggi, nel qual caso la porta della stanza<text:line-break/><text:line-break/>è aperta. Se Otto non è presente, la porta è chiusa e una<text:line-break/>moneta d'argento è incastrata nel suo stipite (vedi l’area 19).<text:line-break/><text:soft-page-break/>La stanza ha i tratti seguenti:<text:line-break/><text:line-break/>Tavoli. Alcuni tavoli sono disposti disordinatamente nella<text:line-break/>stanza e sono coperti di strumenti alchemici.<text:line-break/><text:line-break/>Armadietti. Gli armadietti agli angoli sono carichi di<text:line-break/>teschi, vasi di sostanze in polvere e diari rilegati in cuoio<text:line-break/>e pieni delle folli annotazioni di Maddgoth.<text:line-break/><text:line-break/>Rifiuti. Il pavimento è disseminato di vetri rotti, frammenti<text:line-break/>di pergamena e altri rifiuti.<text:line-break/><text:line-break/>TESORO<text:line-break/>La stanza contiene tre scorte da alchimista complete, che<text:line-break/>possono essere tutte contenute in uno zaino.<text:line-break/>Una fiala di vétro tappata che contiene una pozione<text:line-break/>di invisibilità è rotolata sotto l’'armadietto nell'angolo<text:line-break/>nordovest ed è rimasta incastrata dietro il mobile.<text:line-break/>Un incantesimo individuazione del magico rivela la<text:line-break/>sua presenza.<text:line-break/><text:line-break/>46. TRONO pI MADDGOTH<text:line-break/><text:line-break/>ii E GGG ia<text:line-break/><text:line-break/>Nello stipite di questa porta, è stata conficcata una moneta<text:line-break/>di electrum (vedi l'area 19).<text:line-break/><text:line-break/>Un grosso trono fatto di ferro e di vetro istoriato occupa<text:line-break/>l'alcova sud, rivolto verso la porta. I braccioli e le gambe<text:line-break/>artigliate del trono gli conferiscono un aspetto mostruoso,<text:line-break/>ma in realtà non nasconde alcun pericolo. Davanti al trono,<text:line-break/>è steso un tappeto circolare del diametro di 4,5 metri su<text:line-break/>cui compare il disegno di quella che sembra una bocca<text:line-break/>spalancata. Anche il tappeto in realtà è innocuo.<text:line-break/><text:line-break/>47. TETTO E MERLATURA<text:line-break/><text:line-break/>La visuale dal tetto ha ben poco da offrire, dal rmomento<text:line-break/>che la caverna circostante è quasi del tutto immersa<text:line-break/>nell’oscurità. L'eco che un singolo grido può generare,<text:line-break/>tuttavia, è stupefacente. Il tetto è delimitato da una<text:line-break/>merlatura alta 1,2 metri.<text:line-break/><text:line-break/>LIVELLO 7 | IL GASTELLO DE MADDNGOTH<text:line-break/><text:line-break/>BOTOLA NASCOSTA<text:line-break/><text:line-break/>Una botola quadrata con lato di 2,4 metri vicina alla<text:line-break/>merlatura nord nasconde una scalinata di pietra che<text:line-break/>scernde fino all’area 38. Questo è il percorso che usa il<text:line-break/>drago fatato Otto quando vuole entrare e uscire dal castello.<text:line-break/><text:line-break/>La botola si mimetizza con il pavimento di pietra<text:line-break/>circostante, quindi per individuarla è necessario effettuare<text:line-break/>CON successo uria prova di Saggezza (Percezione) con CD<text:line-break/>15. Sulla botola sono incise in minuscoli caratteri le parole<text:line-break/>“TOC TOC” in Dracgnico.<text:line-break/><text:line-break/>Bussando due volte, la botola si spalanca da sola per<text:line-break/>richiudersi 1 minuto dopo. Altrimenti, è necessario aprirla<text:line-break/>usando un piede di porco o uno strumento analogo. Per<text:line-break/>aprire la botola facendo leva su di essa, è necessario<text:line-break/>effettuare con successo una prova di Forza (Atletica)<text:line-break/><text:soft-page-break/><text:line-break/>con CD 18.<text:line-break/><text:line-break/>CONSEGUENZE<text:line-break/><text:line-break/>Ciò che accade all'interno del castello in miniatura non<text:line-break/><text:line-break/>ha un grosso impatto sulla vita dei giganti delle pietre<text:line-break/><text:line-break/>e viceversa. L'uccisione di tutti i giganti rattrista il<text:line-break/><text:line-break/>drago fatato Otto, ma i suoi obiettivi non cambiano. Se i<text:line-break/>personaggi aiutano 1 giganti neutralizzando il drago fatato,<text:line-break/>tutto viene dimenticato nel giro di poche ore, quando i<text:line-break/>ricordi dei giganti svaniscono.<text:line-break/><text:line-break/>Se lo slaad nell’area 33 riesce a uccidere o a mettere<text:line-break/>in fuga i personaggi, fa del castello la sua dimora, nella<text:line-break/>speranza che un giorno Maddgoth faccia ritorno con la<text:line-break/>sua gemma del controllo. In una lotta tra il drago fatato e<text:line-break/>lo slaad per il controllo deél castello, lo slaad può vincere<text:line-break/>uccidendo Otto o costringendolo a nascondersi.<text:line-break/><text:line-break/>Se i personaggi lasciano il livello e vi fanno ritorno<text:line-break/>successivamente, scoprono che i giganti non li riconoscono<text:line-break/>o non ricordano di averli già incontrati in precedenza.<text:line-break/><text:line-break/>Se uno o più giganti sono stati uccisi, i sopravvissuti non<text:line-break/>ricordano come sono morti i loro parenti. Se tutti i giganti<text:line-break/>sono morti, Halaster potrebbe congelare le caverne e<text:line-break/>popolarle con una tribù di yeti guidata da una coppia di yeti<text:line-break/>abominevoli, oppure concedere questo spazio a un clan di<text:line-break/>fomorian degenerati.<text:line-break/><text:line-break/>Dopo che i personaggi se ne sono andati, Maddgoth<text:line-break/>potrebbe fare ritorno per controllare come vanno le<text:line-break/>cose. Può essere un arcimago neutrale malvagio che ha<text:line-break/>prolungato il suo arco vitale naturale grazie a varie pozioni<text:line-break/>di longevità oppure un lich. Il DM può scegliere la forma<text:line-break/>che preferisce. In ogni caso, Maddgoth cerca di fare ordine<text:line-break/>in casa, cosa che potrebbe richiedere varie settimane se<text:line-break/>i personaggi hanno seminato lo scompiglio. Maddgoth<text:line-break/>potrebbe essere accompagnato da un mago da lui invitato<text:line-break/>a soggiornare al castello con qualche scusa. In realtà,<text:line-break/>Maddgoth ha intenzione di torturare e uccidere il suo<text:line-break/>ospite, come ha già fatto con tanti altri.<text:line-break/><text:line-break/>Maddgoth indossa un anello delle corna (un oggetto<text:line-break/>magico motlto raro) che consente a un possessore in<text:line-break/>sintonia di ignorare le restrizioni magiche di Sottomonte<text:line-break/>(vedi “Alterazioni alla Magia” a pagina 10). Porta inoltre<text:line-break/>con sé la gemma del controllò dello slaad nell’area 33. Se<text:line-break/>il gruppo non si è impossessato del suo elmo (vedi l’area<text:line-break/>25b), lo indossa per tutta la sua permanenza al castello.<text:line-break/>Se i nycaloth sono ancora nei paraggi (vedi l'area 44),<text:line-break/>Maddgoth continua a servirsi di loro come guardie del<text:line-break/>corpo. Se i personaggi si rivelano una sfida troppo ardua<text:line-break/>per lui, Maddgoth si teletrasporta via e torna il giorno<text:line-break/>dopo con otto mezzoloth che lo aiuteranno a fare piazza<text:line-break/>pulita in casa.</text:p>
      <text:p text:style-name="P1"/>
      <text:p text:style-name="P1"/>
      <text:p text:style-name="P1"/>
      <text:p text:style-name="P1">@@@ 20 @@@</text:p>
      <text:p text:style-name="P1"><text:soft-page-break/></text:p>
      <text:p text:style-name="P1"/>
      <text:p text:style-name="P1"/>
      <text:p text:style-name="P1">= — — _<text:line-break/><text:line-break/>— ia — e , — .<text:line-break/><text:line-break/>LIVELLO Ò: LA PALUDE STRISCIANTE<text:line-break/><text:line-break/>- .*l‘-<text:line-break/>‘ l"- i<text:line-break/><text:line-break/>ra P<text:line-break/><text:line-break/>P<text:line-break/>£°<text:line-break/><text:line-break/>j<text:line-break/><text:line-break/>A PALUDE STRISCIANTE È CONCEPITÀ PER<text:line-break/>quattro avventurieri di 10° livello. I<text:line-break/>personaggi che sconfiggono i mostri di<text:line-break/>questo livello dovrebbero guadagnare<text:line-break/>abbastanza PE da arrivare a metà strada<text:line-break/>per l’11° livello. Questo livello è composto<text:line-break/>da caverne piene di fango e templi diroccati<text:line-break/>dedicati alle divinità malvagie degli yuan-ti.<text:line-break/>Il popolo rettile viveva qui prima di essere sconfitto dalle<text:line-break/>naga note come i Flagelli Ssethiani. Poco tempo dopo,<text:line-break/>Halaster sostituì gli yuan-ti con una tribù di bullywug<text:line-break/>governata da un crudele sovrano, uno slaad della morte.<text:line-break/><text:line-break/>COSA SI ANNIDA QUI?<text:line-break/><text:line-break/>Gli avventurieri potrebbero restare coinvolti nella guerra<text:line-break/>della Palude Strisciante incontrando i servitori dei Flagelli<text:line-break/>Ssethiani, la tribù dei bullywug Linguanera, il fantasma<text:line-break/>irrequieto di una yuan-ti sacerdotessa (vedi l'area 9) o le vigili<text:line-break/>sentinelle dei maghi del Nucleo del Dweormner, il livello 9.<text:line-break/><text:line-break/>I FLAGELLI SSETHIANI<text:line-break/><text:line-break/>I Flagelli Ssethiani erano tre naga spirituali che<text:line-break/>combatterono contro gli yuan-ti della Paludeé Strisciante e<text:line-break/>ne uscirono vincitrici. Ura ne restano solo due, Excrutha<text:line-break/>è Serakath, assieme ai loro servitori e ai resti della terza<text:line-break/>naga spirituale, Hexacali, che fu distrutta e trasformata in<text:line-break/>una naga d'ossa dagli yuan-ti.<text:line-break/><text:line-break/>Le naga spirituali dispongono di una nutrita schiera di<text:line-break/>servitori e usano una verga della sovranità per garantirsi<text:line-break/>la loro obbedienza. Ogni giorno all'alba, le naga radunano<text:line-break/>i loro servitori nell’area 15a e li bersagliano con la verga<text:line-break/>appena ricaricata; ogni naga possiede inoltre la capacità di<text:line-break/>incrementare la durata dell’effetto di fascino a 12 ore. Quei<text:line-break/><text:line-break/>servitori umanoidi che resistono alla magia della verga<text:line-break/>spesso scelgono di fingere di essere affascinati comunque,<text:line-break/>per garantirsi la sopravvivenza: le naga uccidono o<text:line-break/>incatenano tutti coloro che non riescono ad asservire<text:line-break/>magicamente.<text:line-break/><text:line-break/>Ma poco dopo la sconfitta degli yuan-ti per mano dei<text:line-break/>Flagelli Ssethiani, nella Palude Strisciante è Comparsa una<text:line-break/><text:soft-page-break/>tribù di bullywug guidata da uno slaad della morte. Irritate<text:line-break/>da questo nuovo ostacolo al loro dominio su questo livello,<text:line-break/>le naga sono ora in cerca di alleati disposti a uccidere i<text:line-break/>bullywug e il loro capo. Le naga conoscono l’ubicazione di<text:line-break/>tutti i portali magici su questo livello e le loro modalità di<text:line-break/>attivazione e condivideranno queste informazioni con le<text:line-break/>creature disposte a servirle spontaneamente.<text:line-break/><text:line-break/>ÎI LINGUANERA i<text:line-break/><text:line-break/>Un anno fa, Halaster usò la sua magia per trasportare la<text:line-break/>tribù dei bullywug Linguanera e il loro piccolo esercito<text:line-break/><text:line-break/>di rane e rospi giganti da un remoto acquitrino a questo<text:line-break/>livello di Sottomonte, sparpagliandoli per quelle zone della<text:line-break/>Palude Strisciante che un tempo erano controllate dagli<text:line-break/>yuatrn-ti. I bullywug si diedero subito da fare e catturarono e<text:line-break/>addomesticarono quattro vermiiena e un'idra,.<text:line-break/><text:line-break/>Halaster evocò nella Palude Strisciante anche uno slaad<text:line-break/>della morte di nome Kuketh. Il Mago Folle custodisce la<text:line-break/>germma del controllo dello slaad nel suo rifugio sul livello<text:line-break/>9 e costringe Kuketh a svolgere il ruolo di sovrano dei<text:line-break/>bullywug. 1 Linguanera vivono nel timore del loro nuovo<text:line-break/>re, che chiamano Yurk Y*blorkflug (‘“il signore del fetido<text:line-break/>annientamento” nella loro lingua). Lo slaad odia il fatto di<text:line-break/>essere controllato da Halaster e sfoga la sua frustrazione<text:line-break/>sui suoi sudditi.<text:line-break/><text:line-break/>LIVELLO &amp; | LÀ PALUDE STRISCIANTE</text:p>
      <text:p text:style-name="P1"/>
      <text:p text:style-name="P1"/>
      <text:p text:style-name="P1"/>
      <text:p text:style-name="P1">@@@ 21 @@@</text:p>
      <text:p text:style-name="P1"/>
      <text:p text:style-name="P1"/>
      <text:p text:style-name="P1"/>
      <text:p text:style-name="P1">MUCO DEI VERMIIENA<text:line-break/><text:line-break/>I bullywug Linguanera rivestono le loro armi del muco<text:line-break/><text:line-break/>dei vermiiena. Una creatura colpita da un attacco con la<text:line-break/>lancia di un bullywug deve superare un tiro salvezza su<text:line-break/>Costituzione con CD 13, altrimenti è avvelenata per 1<text:line-break/>minuto. Una creatura avvelenata in questo modo è anche<text:line-break/>paralizzata. La creatura può ripetere il tiro salvezza alla fine<text:line-break/>di ogni suo turno e, se lo supera, l'effetto per lei termina.<text:line-break/><text:line-break/>K ARSTIS DEL NUCLEO DEL DWEOMER<text:line-break/><text:line-break/>I maghi del Nucleo del Dweomer (il livello 9) hanno inviato uno<text:line-break/>dei loro, un umano di nome Karstis, a tenere d'occhio questo<text:line-break/>livello. Si nasconde nelle aree 7 e 8 assieme ai suoi servitori.<text:line-break/>Karstis è disposto ad allearsi con chiunque cerchi di sfoltire le<text:line-break/>fazioni della Palude Strisciante, ma è pronto a combattere con<text:line-break/>chiunque tenti di accedere al Nucleo del Dweomer.<text:line-break/><text:line-break/>ESPLORARE QUESTO LIVELLO<text:line-break/><text:line-break/>Le descrizioni di tutti i luoghi di questo livello fanno<text:line-break/><text:line-break/>riferimento alla mappa 5. Molti tunnel e caverne della<text:line-break/><text:line-break/>Palude Strisciante sono parzialmente allagati e il livello<text:line-break/><text:soft-page-break/><text:line-break/>dell'acqua può variare da pochi centimetri a più di un<text:line-break/><text:line-break/>metro di profondità, su uno spesso strato di fango. Le aree<text:line-break/><text:line-break/>contrassegnate come palude sulla mappa sono terreno<text:line-break/><text:line-break/>difficile per qualsiasi creatura priva di una velocità di nuotare.<text:line-break/>L'intero livello è bagnato e umido. Le rane, i rospi e gli<text:line-break/><text:line-break/>insetti comuni proliferano in quest'area.<text:line-break/><text:line-break/>1. PRECIPIZIO<text:line-break/><text:line-break/>Îl tunnel in pendenza che scende dal livello 7 téermina a<text:line-break/>6 metri d'altezza dal terreno paludoso dell'area 2.<text:line-break/><text:line-break/>Umidità. Le pareti e il pavimento del tunnel gocciolano di<text:line-break/>umidità e l'aria è piena di insetti ronzanti.<text:line-break/><text:line-break/>Scala di Corda. ] resti pericolanti di una rampa giacciono<text:line-break/>in fondo al precipizio. Una viscida scala di corda è stata<text:line-break/>fissata con dei picchetti al suo bordo ovest.<text:line-break/><text:line-break/>La scala di corda è stata ricoperta di muco di vermeiena.<text:line-break/>Se una creatura usa la scala di corda, deve superare un tiro<text:line-break/>salvezza su Costituzione con CD 13, altrimenti è avvelenata<text:line-break/>per 1 minuto. Una creatura avvelenata in questo modo è<text:line-break/>anche paralizzata e cade dalla scala di corda nel fango<text:line-break/>dell’area 2 sottostante, subendo 3 (1d6) danni contundenti.<text:line-break/>La creatura può ripetere il tiro salvezza alla fine di ogni suo<text:line-break/>turno e, se lo supera, l'effetto per lei termina.<text:line-break/><text:line-break/>2. SENTINELLE BULLYWUG<text:line-break/><text:line-break/>Soffitto. Questa caverna paludosa ha un soffitto irregolare<text:line-break/>alto 9 metri.<text:line-break/><text:line-break/>Lucciole. Alcune lucciole innocue fluttuano sopra strane<text:line-break/>colture miconidi che spuntano dalla palude, diffondendo<text:line-break/>nella caverna una tetra luce fioca.<text:line-break/><text:line-break/>Bullywug. Sei bullywug usano il loro privilegio Mimetismo<text:line-break/>nelle Paludi per nascondersi nel tunnel paludoso che<text:line-break/>conduce all’area 19.<text:line-break/><text:line-break/>I bullywug vegliano sul tunnel che conduce al livello<text:line-break/>7. Quando avvistano i personaggi, tre di loro tentano<text:line-break/>di allontanarsi di soppiatto verso le aree 19a e 20, per<text:line-break/>avvertire il resto della tribù. Gli altri rimangono sul posto<text:line-break/>per guardare dove vanno gli intrusi.<text:line-break/><text:line-break/>3. PORTALE ARCUATO PER IL LIVELLO 6<text:line-break/><text:line-break/>Una triforcazione è sollevata rispetto alla palude. Sulla parete<text:line-break/>di fondo del passaggio centrale, è incassato un arco: uno dei<text:line-break/>portali magici di Halaster (vedi “Portali”" a pagina 12). Lo<text:line-break/><text:line-break/>LIVELLO 8 | LA PALUDE STFRISCIANTE<text:line-break/><text:line-break/>spazio all'interno dell’arco contiene il bassorilievo di una nana<text:line-break/>che si erge in piedi con gli occhi chiusi. Sulla testa del martello<text:line-break/>di pietra che la nana stringe al petto, si apre un grosso buco<text:line-break/>della serratura. A questo portale si applicano le regole seguenti:<text:line-break/><text:soft-page-break/><text:line-break/>. Se la chiave di pietra che si trova nell’area 14a del livello<text:line-break/>2 viene inserita nel buco della serratura, il bassorilievo<text:line-break/>e la chiave svaniscono e il portale si apre per 1 mintito.<text:line-break/>Quando il portale si richiude, il bassorilievo ricompare e<text:line-break/>la chiave viene espulsa dal buco della serratura.<text:line-break/><text:line-break/>* Un personaggio può aprire il portale senza la chiave di<text:line-break/>pietra, usando un’azione per scassinare la serratura. In<text:line-break/>questo caso, deve usare gli arnesi da scasso ed effettuare<text:line-break/>Ccon successo una prova di Destrezza con CD 20. In caso<text:line-break/>di fallimento, gli occhi della nana si aprono e proiettano<text:line-break/>dei raggi di luce. Ogni creatura entro 3 metri dall'arco<text:line-break/>deve effettuare un tiro salvezza su Destrezza con CD 16;<text:line-break/>se fallisce, subisce 22 (4d10) danni radiosi, mentre se lo<text:line-break/>supera, subisce la metà di quei danni.<text:line-break/><text:line-break/>- ] personaggi devono essere di livello pari o superiore<text:line-break/>al 9° per attraversare questo portale (vedi “Jhesiyra<text:line-break/>Kestellharp” a pagina 10). La prima creatura a passare<text:line-break/>attraverso il portale innesca una runa antica (vedi “Rune<text:line-break/>Antiche” a pagina 12).<text:line-break/><text:line-break/>: Una creatura che attraversa il portale compare nell'area<text:line-break/>34b del livello 6, nello spazio libero più vicino al portale<text:line-break/>identico situato in quell’area.<text:line-break/><text:line-break/>4., ARBUSTI PERICOLOSI<text:line-break/><text:line-break/>Una cornice asciutta alta 6 metri (area 4a) si affaccia su una<text:line-break/>caverna alta 9 metri piena di vegetazione e di fango profondo<text:line-break/>fino alla caviglia (area 4b). Quest'area ha i tratti seguenti:<text:line-break/><text:line-break/>Vegetazione. Le piante luminescenti simili a felci che<text:line-break/>crescono dal fango diffondono luce fioca nell’area.<text:line-break/><text:line-break/>Arto Reciso. Una parte del muro della cornice è sporca di<text:line-break/>sangue. Proprio sotto le macchie di sangue, è visibile una<text:line-break/>garnba recisa che indossa un robusto stivale, piantata<text:line-break/>nel fango.<text:line-break/><text:line-break/>4A. LA SORTE DI THUBID DUSKAXE<text:line-break/>Questa cornice alta 6 metri può essere scalata effettuando<text:line-break/>con successo una prova di Forza (Atletica) con CD 15. Sopra<text:line-break/>la cornice, in corrispondenza della macchia di sangue, ma in<text:line-break/>una posizione impossibile da vedere dal pavimento del tunnel,<text:line-break/>giace il corpo di un duergar nei pressi di un accampamento. Îl<text:line-break/>cadavere è quello di Thubid Duskaxe, un duergar avventuriero<text:line-break/>impegnato in una missione di salvataggio. Ha perso una gamba<text:line-break/>nello scontro con i cumuli striscianti ed è morto dissanguato.<text:line-break/>Tesoro. Sul cadavere c'è un sacchetto di cuoio che<text:line-break/>contiene 224 mo, una pietra decorata con l'incisione di un<text:line-break/>gufo (50 mo) e un diario sceritto in Nanico. Il diario contiene<text:line-break/>una mappa che mostra le aree dalla 1 alla 6, assieme ad<text:line-break/>alcuni appunti sugli “uomini rana a nordest" e i “serpenti<text:line-break/>con le loro fetide magie a sudest”. Il diario descrive il piano<text:line-break/>di Thubid: trovare degli alleati che lo aiutino a salvare sua<text:line-break/>cugina Agorra, che è stata “stregata dai serpenti”.<text:line-break/><text:line-break/>4B. CUMULI STRISCIANTI<text:line-break/><text:line-break/>Ogni personaggio che effettua con successo una prova di<text:line-break/>Saggezza (FPercezione) con CD 12 non è sorpreso quando<text:line-break/>tre cumuli striscianti attaccano. Î cumuli striscianti<text:line-break/><text:soft-page-break/>inseguono le creature attraverso il fango, ma ignorano<text:line-break/>quelle in cima alla cornice.<text:line-break/><text:line-break/>5. CAVERNA ASCIUTTA<text:line-break/><text:line-break/>Questa caverna asciutta alta 6 metri è vuota ed è un buon<text:line-break/>posto dove i personaggi possono riposare su questo livello.</text:p>
      <text:p text:style-name="P1"/>
      <text:p text:style-name="P1"/>
      <text:p text:style-name="P1"/>
      <text:p text:style-name="P1">@@@ 22 @@@</text:p>
      <text:p text:style-name="P1"/>
      <text:p text:style-name="P1"/>
      <text:p text:style-name="P1"/>
      <text:p text:style-name="P1">Conduce gi<text:line-break/>iqgennm</text:p>
      <text:p text:style-name="P1"/>
      <text:p text:style-name="P1"/>
      <text:p text:style-name="P1"/>
      <text:p text:style-name="P1">@@@ 23 @@@</text:p>
      <text:p text:style-name="P1"/>
      <text:p text:style-name="P1"/>
      <text:p text:style-name="P1"/>
      <text:p text:style-name="P1">6. RIFLESSI<text:line-break/><text:line-break/>Il soffitto di questa caverna paludosa è alto 15 metri ed è<text:line-break/>fatto di rocce frastagliate. Dalla palude emerge un'isola di<text:line-break/>roccia asciutta, che ha i tratti seguenti:<text:line-break/><text:line-break/>Rovine e Statua. Tra le rovine di una cupola di pietra nera,<text:line-break/>è visibile la statua di un séerpente che tiene gli occhi<text:line-break/>chiusi e si morde la coda.<text:line-break/><text:line-break/>Apparizione. L'immagine spettrale di un avventuriero si<text:line-break/>aggira per l'area con fare smarrito.<text:line-break/><text:line-break/>L'immagine spettrale di un umano combattente che<text:line-break/>indossa un'armatura completa si aggira nei pressi della<text:line-break/>statua, come se cercasse qualcosa che ha perduto.<text:line-break/>L'immagine non piuò essere danneggiata e non interagisce<text:line-break/>con i personaggi. Se un personaggio muore su questo<text:line-break/>livello, l'immagine cambia e assume l’aspetto di quel<text:line-break/>personaggio, anche se successivamente quel personaggio<text:line-break/>viene riportato in vita. Un incantesimo dissolvi magie che<text:line-break/>bersagli l’immagine la fa scomparire per 1 ora.<text:line-break/><text:line-break/>Una prova di Intelligenza (Religione) con CD 15 effettuata<text:line-break/>con successo suggerisce che la statua raffiguri Dendar il<text:line-break/>Serpente Notturno, il dio yuan-ti degli incubi. Ogni personaggio<text:line-break/>che tocca la statua è maledetto. Finché la maledizione non<text:line-break/>viene spezzata tramite un incantesimo rimuovi maledizione o<text:line-break/>una magia analoga, il personaggio è tormentato dagli incubi e<text:line-break/>non ottiene alcun beneficio da un riposo lungo.<text:line-break/><text:line-break/>7. CAVERNA DELL INTERDIZIONE<text:line-break/><text:line-break/>Un incantesimo glifo di interdizione è stato lanciato sul<text:line-break/>pavimento al centro di questa caverna alta 3 metri, Il<text:line-break/><text:line-break/>glifo innesca un incantesimo nube mortale (tiro salvezza<text:line-break/>dell'incantesimo CD 15) quando una qualsiasi creatura che<text:line-break/>non sia Karstis oltrepassa il punto centrale della caverna.<text:line-break/>La nube dell’incantesimo dura 10 minuti.<text:line-break/><text:line-break/><text:soft-page-break/>O. NASCONDIGLIO DEL<text:line-break/>_ NUCLEO DEL DWEOMER<text:line-break/><text:line-break/>Queste caverne sono usate dai maghi del Nucleo del<text:line-break/>Dweomer (il livello 9) per tenere d’occhio i loro vicini. Gli<text:line-break/>occupanti delle caverne includono un mago di nome Karstis.<text:line-break/><text:line-break/>Se Karstis capisce che rischia la morte o la cattura,<text:line-break/>afferra il suo libro degli incantesimi nell’area 8b e fugge<text:line-break/>fino al livello 9, dopo avere ordinato alle sue guardie del<text:line-break/>corpo di coprirgli la fuga. Successivamente, Karstis può<text:line-break/>essere incontrato nell’area 8c del livello 9.<text:line-break/><text:line-break/>BA. GUARDIE<text:line-break/><text:line-break/>Golem. Un golem di carne monta la guardia al cerntro di<text:line-break/>questa caverna alta 3 metri, rivolto verso l'entrata.<text:line-break/><text:line-break/>Wight. Due wight montano la guardia all'estremità sud<text:line-break/>della caverna (al di fuori dell’area 5b).<text:line-break/><text:line-break/>Casse. Îre casse aperte sono state impilate nell'alcova<text:line-break/>più a ovest. Contengono fogli di pergamena, vasetti di<text:line-break/>inchiostro, pennini, 10 giorni di razioni commestibili e<text:line-break/>cinque barilotti da 8 litri di acqua potabile.<text:line-break/><text:line-break/>Se il glifo dell’area 7 viene innescato, il golem di carne<text:line-break/>e i wight non possono essere sorpresi. Il golem era stato<text:line-break/>creato dalla megera notturna Wormriddle (vedi il livello 9).<text:line-break/>Se il golem entra in uno stato di berserk, né Karstis né gli<text:line-break/>altri suoi servitori riescono a riprenderne 1] controllo.<text:line-break/><text:line-break/>OB. CAVERNA DI K ARSTIS<text:line-break/><text:line-break/>Karstis (LM mago umano Mulhorandi; per le statistiche<text:line-break/>consultare il Monster Manual) si annida in questa caverna<text:line-break/>assieme a quattro scheletri minotauri. La caverna<text:line-break/><text:line-break/>alta 3 metri è illuminata da una lanterna schermabile,<text:line-break/><text:line-break/>LIVNELLO 8 | LA FALUDE STRISCIANTE<text:line-break/><text:line-break/>poggiata su una scrivania portatile carica di pennini, libri e<text:line-break/>calamai. Una brandina pieghevole è stata collocata lungo la<text:line-break/>parete di fondo.<text:line-break/><text:line-break/>Tesoro. Tra gli oggetti sparsi sulla scrivania, i personaggi<text:line-break/>possono trovare il libro degli incantesimi di Karstis. Il libro<text:line-break/>è rilegato in pelle umana e contiene tutti gli incantesimi<text:line-break/>preparati da Karstis, più animare morti e glifo di interdizione.<text:line-break/><text:line-break/>9, TEMPIO DEL GRANDE SERPENTE<text:line-break/><text:line-break/>Questa caverna alta 9 metri è dominata da una rovina che<text:line-break/>contiene quanto segue:<text:line-break/><text:line-break/>—<text:line-break/><text:line-break/>Bassorilievi. Le pareti interne sono coperte da bassorilievi<text:line-break/>che raffigurano un groviglio di serpenti, fauci zannute e<text:line-break/>occhi da ofide spalancati.<text:line-break/><text:line-break/>Statua Nera. La sezione nordovest del tempio contiene<text:line-break/>una statua di pietra nera, ché raffigura un umanoide<text:line-break/><text:soft-page-break/>mascherato e incappucciato con un'armatura di cuoio<text:line-break/>e un pugnale gocciolante in ognuna delle mani. Una<text:line-break/>miriade di millepiedi innocui brulica su tutta la statua.<text:line-break/><text:line-break/>Statua Verde. Il centro della camera è occupato da una<text:line-break/>statua scolpita in pietra verde, che raffigura un serpente<text:line-break/>alato alto 4,5 metri con le zanne sguainate. Alcuni<text:line-break/>serpenti innocui strisciano attorno alla base della statua.<text:line-break/><text:line-break/>Fantasma. Tra le rovine si aggira una donna spettrale che<text:line-break/>indossa una veste nera sporca e una maschera bianca<text:line-break/>priva di lineamenti (in realtà, è il fantasma di una yuan-ti<text:line-break/>sacerdotessa assassinata).<text:line-break/><text:line-break/>Una yuan-ti sanguepuro, una sacerdotessa di nome<text:line-break/>Yoastal, è stata uccisa dai Flagelli Ssethiani e rimane<text:line-break/>vincolata al tempio. Non potendo andarsene, cerca di<text:line-break/>indurre gli altri con l’imbroglio a completare la sua<text:line-break/>questione in sospeso, ben sapendo che non potrà riposare<text:line-break/>finché i Flagelli Ssethiani restano in vita.<text:line-break/><text:line-break/>Yoastal può essere un'amica o un’avversaria per il<text:line-break/>gruppo di avventurieri. Essa afferma di essere stata in<text:line-break/>passato una chierica di Mask, condannata a rimanere nella<text:line-break/>Palude Strisciante finché le naga non saranno distrutte.<text:line-break/>Rivela ai personaggi la planimetria del livellòo in cambio<text:line-break/>della promessa di liberarla. Tuttavia, con le informazioni<text:line-break/>che offre tende a coinvolgere i personaggi in situazioni che<text:line-break/>fomentino le ostilità tra i Flagelli Ssethiani e i Linguanera.<text:line-break/><text:line-break/>Se Yoastal è distrutta, mentre almeno una delle naga è<text:line-break/>ancora viva, Yoastal si riforma in questo edificio in rovina<text:line-break/>nel giro di 1d4 giorni.<text:line-break/><text:line-break/>STATUA NERA<text:line-break/><text:line-break/>Dal soffitto cade su questa statua un flusso costante di<text:line-break/>gocce d’acqua che poi scivola via lungo i pugnali come se<text:line-break/>fosse veleno. Se un personaggio effettua con successo una<text:line-break/>prova di Intelligenza (Religione) con CD 15, riconosce nella<text:line-break/>statua un'effigie del dio Sseth degli yuan-ti.<text:line-break/><text:line-break/>Se un personaggio cerca nel fango attorno alla statua ed<text:line-break/>effettua con successo una prova di Saggezza (Percezione)<text:line-break/>con CD 15, scopre un sacco marcito e disturba uno sciame<text:line-break/>di insetti (millepiedi) ostili.<text:line-break/><text:line-break/>Tesoro. Il sacco contiene 550 mo.<text:line-break/><text:line-break/>STATUA VERDE<text:line-break/><text:line-break/>Se un personaggio effettua con successo una prova di<text:line-break/>Intelligenza (Religione) con CD 15, riconosce in questa<text:line-break/>statua un'altra rappresentazione di Sseth.<text:line-break/><text:line-break/>10. CAVERNE PLUVIALI<text:line-break/><text:line-break/>Dal soffitto di queste caverne alte 6 metri, l’acqua si riversa<text:line-break/>come se fosse una pioggia torrenziale. Di conseguenza, le<text:line-break/>creature in quest'area subiscono svantaggio alle prove di<text:line-break/>Saggezza (Percezione) che si affidano alla vista o al suono,.</text:p>
      <text:p text:style-name="P1"/>
      <text:p text:style-name="P1"/>
      <text:p text:style-name="P1"/>
      <text:p text:style-name="P1"><text:soft-page-break/>@@@ 24 @@@</text:p>
      <text:p text:style-name="P1"/>
      <text:p text:style-name="P1"/>
      <text:p text:style-name="P1"/>
      <text:p text:style-name="P1">l10A. POZZA DI VELENO<text:line-break/>Questa caverna è allagata fino a 1,2 metri di altezza,<text:line-break/>L'acqua risplende di un bagliore verdastro attorno a uno<text:line-break/>smeraldo che giace sul fondo al centro della caverna.<text:line-break/>Questa gemma è stata benedetta da Sseth e ha l’effetto di<text:line-break/>avvelenare l’acqua attorno a sé. Ogni creatura che inizia il<text:line-break/>proprio turno nell’acqua deve effettuare un tiro salvezza su<text:line-break/>Costituzione con CD 12; se fallisce, subisce 11 (2d10) danni<text:line-break/>da veleno, mentre se lo supera, subisce la metà di quei<text:line-break/>danni. L’acqua che esce dalla caverna non è più velenosa e<text:line-break/>l’acqua nella caverna smette di essere velenosa una volta<text:line-break/>che lo smeraldo viene rimosso.<text:line-break/><text:line-break/>Tesoro. Lo smeraldo imperfetto perde la sua magia se<text:line-break/>portato fuori dall’area e vale 250 mo.<text:line-break/><text:line-break/>10B. PIETRA SIBILANTE<text:line-break/>AÎ centro di questa caverna, si innalza una grossa<text:line-break/>pietra che emerge dall’acqua profonda 90 cm ed emette<text:line-break/>magicamente un tente sibilo. La superficie naturale della<text:line-break/>pietra ricorda vagamente uno sciame di serpenti.<text:line-break/><text:line-break/>Se urn personaggio tocca la pietra, sente un sussurro<text:line-break/>sibilante che gli chiede di porre una domanda a voce<text:line-break/>alta. Se il personaggio lo fa, la voce risponde come se il<text:line-break/>personaggio avesse lanciato l'incantesimo presagio. Una<text:line-break/>volta che la pietra è stata usata in questo modo, non può più<text:line-break/>essere usata fino all’alba successiva.<text:line-break/><text:line-break/>1]1. POSTAZIONE DI GQGUARDIA<text:line-break/><text:line-break/>(Quest'area è sorvegliata dai servitori dei Flagelli Ssethiani<text:line-break/>per prevenire i potenziali attacchi dei Linguanera.<text:line-break/><text:line-break/>I]A. CAVERNA ALLAGATA<text:line-break/><text:line-break/>Questa caverna alta 6 metri è allagata e le acque fangose<text:line-break/>che celano il pavimento sono profonde 90 cm. I drow<text:line-break/>nell’area 11b attaccano ogni intruso che vedono muoversi<text:line-break/>al suo interno.<text:line-break/><text:line-break/>1]B. OSSERVATORI NELL'OSCURITÀ<text:line-break/><text:line-break/>Un tratto di terra asciutta sale gradualmente dall'acqua fino<text:line-break/>a formare un'ampia cornice disseminata di cumuli di pietre<text:line-break/>smosse alti 1,2 metri. Due drow combattenti scelti, una<text:line-break/>fermmina di nome Dirzanna Freth è un maschio di nome<text:line-break/>Arachnafein Zaphrorzza, si nascondono dietro le rocce.<text:line-break/>Questi drow sono sotto l’effetto della verga della sovranità<text:line-break/>delle naga spirituali e si spostano verso le rive della palude<text:line-break/>per attaccare gli intrusi individuati nell’area lla. Sei<text:line-break/>nemici giungono a portata di mischia, i drow passano alle<text:line-break/>armi da mischia.<text:line-break/><text:line-break/>Se un drow combattente scelto cade in battaglia, l'altro<text:line-break/>cerca di fuggire fino all'area 13 e di mmettere in allarme le<text:line-break/>creature che si trovano laggiù. Le naga spirituali hanno<text:line-break/>ordinato ai drow di catturare gli intrusi, se possibile; questo<text:line-break/>significa che i personaggi ridotti a 0 punti ferita dall’attacco<text:line-break/>con un'arma da mischia di un drow cadono privi di sensi. I<text:line-break/><text:soft-page-break/>personaggi catturati dai drow vengono portati al cospetto<text:line-break/>delle naga, nell’area 15.<text:line-break/><text:line-break/>Se e quando la condizione di affascinato su di essi<text:line-break/>termina, Dirzanna e Arachnafein si fanno strada fino alla<text:line-break/>base della Casata Freth al livello 12.<text:line-break/><text:line-break/>12. RISERVA DI PESCA<text:line-break/><text:line-break/>Questa piccola caverna ha un soffitto alto 3 metri e ospita<text:line-break/>uno stagno profondo 6 metri con una crepa sul fondo,<text:line-break/><text:line-break/>da cui sale gorgogliando l’acqua fredda di una sorgente<text:line-break/>sotterranea. I servitori dei Flagelli Ssethiani usano i pesci<text:line-break/>ciechi di caverna che popolano lo stagno come fonte di cibo.<text:line-break/><text:line-break/>13. CAVERNA DI DETENZIONE<text:line-break/><text:line-break/>Un drow combattente scelto di nome Xirk Dezpetiil è<text:line-break/>incatenato a una delle tre paia di manette appese alla<text:line-break/>parete ovest. Le naga usano le manette per imprigionare<text:line-break/>le creature che resistono alla magia della loro verga della<text:line-break/>sovranità.<text:line-break/><text:line-break/>Xirk, avventuriero a tempo perso e perdigiorno a<text:line-break/>tempo pieno, non giura fedeltà a nessuno, ma è disposto<text:line-break/>a offrire informazioni sulle caverne circostanti e sulle<text:line-break/>mosse dei servitori delle naga in cambio della libertà è<text:line-break/>dell’opportunità di ritornare nell’Underdark. Se viene<text:line-break/>liberato, evita i combattimenti, ma non si fa troppi scrupoli<text:line-break/>se ha l’occasione di rubare qualcosa ai suoi benefattori.<text:line-break/><text:line-break/>14. COLTURE DI FUNGHI<text:line-break/><text:line-break/>Due tunnel conducono fino a questa umida caverna alta<text:line-break/>3 metri, che ha i tratti seguenti:<text:line-break/><text:line-break/>Spore. Una perpetua foschia di spore aleggia nell'aria,<text:line-break/>rendendo l’area leggermente oscurata.<text:line-break/><text:line-break/>Funghi. [ piccoli funghi che vengono coltivati in<text:line-break/>file ordinate in quest’area sono usati come scorte<text:line-break/>commestibili a crescita rapida. Vari strumenti da<text:line-break/>giardinaggio sono stati ammassati vicino all’entrata del<text:line-break/>tunnel ovest.<text:line-break/><text:line-break/>]5. TANA DELLE NAGA SPIRITUA LI<text:line-break/><text:line-break/>Tutte le caverne dell’area 15 sono asciutte o hanno un<text:line-break/>pavimento coperto da 30 cm di acqua fangosa.<text:line-break/><text:line-break/>Se qualcuno dà l'allarmne in una di queste aree, attira<text:line-break/>tutte le creature vicine: le naga spirituali nell’area 15c e i<text:line-break/>loro servitori nelle aree 11b, 15c e 15f. Le naga spirituali e<text:line-break/>i loro servitori evitano di uccidere gli intrusi umanoidi, se<text:line-break/>possono. ] prigionieri che non possono essere schiavizzati<text:line-break/>vengono gettati nell'arena (arca 15a) senza le loro armi e<text:line-break/>costretti a combattere all'ultimo sangue contro i servitori<text:line-break/>delle naga.<text:line-break/><text:line-break/>]5A. ARENA<text:line-break/><text:line-break/>I Flagelli Ssethiani a volte ordinano ai loro servitori di<text:line-break/>combattere contro i prigionieri per puro divertimento.<text:line-break/><text:soft-page-break/>Questa caverna alta 12 metri presenta i seguenti elementi:<text:line-break/><text:line-break/>Cornice. Un pendio di terra asciutta parte da pochi<text:line-break/>centimetri al di sopra dell’acqua e sale fino a raggiungere<text:line-break/>una cornice alta 6 metri nell'area 15b.<text:line-break/><text:line-break/>Armi. Nel fango umidiccio giacciono varie armi frantumate<text:line-break/>e abbandonate {i personaggi costretti a combattere in<text:line-break/>quest'area possono facilmente recuperare un'arma da<text:line-break/>mischia utilizzabile tra quelle che si trovano in mezzo al<text:line-break/>fango e ai detriti).<text:line-break/><text:line-break/>15B. TRONI DELLE NAGA<text:line-break/><text:line-break/>Il lato nord della cornice si affaccia a un'altezza di 6 metri<text:line-break/>sull’arena (area 15a). Due pietre piatte da cui si gode<text:line-break/><text:line-break/>una vista imponente dell’arena sono usate come troni<text:line-break/><text:line-break/>dalle naga.<text:line-break/><text:line-break/>]5G. COVo DEL VAPORE<text:line-break/><text:line-break/>Questa angusta caverna piena di vapore contiene<text:line-break/>quanto segiue:<text:line-break/><text:line-break/>Duergar Asservita. Agorra Duskaxe, una femmina<text:line-break/>duergar, motnta la guardia appena dopo l’entrata.<text:line-break/><text:line-break/>Vaporizzatore. Da una crepa sul soffitto, gocciola<text:line-break/>dell’acqua in un marchingegno metallico cilindrico al<text:line-break/>centro della caverna, che diffonde in tutta la caverna dei<text:line-break/>possenti sbuffi di vapore.<text:line-break/><text:line-break/>LIVELLO 8 | LA PALUDE STRISCIANTE</text:p>
      <text:p text:style-name="P1"/>
      <text:p text:style-name="P1"/>
      <text:p text:style-name="P1"/>
      <text:p text:style-name="P1">@@@ 25 @@@</text:p>
      <text:p text:style-name="P1"/>
      <text:p text:style-name="P1"/>
      <text:p text:style-name="P1"/>
      <text:p text:style-name="P1">Naga. Se non sono state attirate altrove, due naga<text:line-break/>spirituali chiamate Excrutha e Serakath riposano<text:line-break/>raggomitolate sul pavimento in fondo alla caverna (vedi “I<text:line-break/>Filagelli Ssethiani” a pagina 109).<text:line-break/><text:line-break/>Forziere. Un forziere di legno è stato collocato contro la<text:line-break/>parete est.<text:line-break/><text:line-break/>Le naga non temono la morte, ma temono lo smarrimento<text:line-break/>o il furto della loro verga della sovranità e fanno tutto ciò<text:line-break/>che possono per proteggerla. Una battaglia in quest’area<text:line-break/>attira gli eventuali servitori delle aree 11b e 15f, se sono<text:line-break/>ancora nei paraggi.<text:line-break/><text:line-break/>Finché Agorra è sotto l’effetto della verga della sovranità,<text:line-break/>è convinta che le naga siano sue alleate e le difende fino<text:line-break/>alla morte. Agorra è in possesso della chiave delle manette<text:line-break/>dell'area 13.<text:line-break/><text:line-break/>Î] vaporizzatore è composto da due involucri di ferro<text:line-break/>imipilati l’uno sull’altro: in quello inferiore, arde un fuoco<text:line-break/>magico, che riscalda l’acqua che cade nell’involucro<text:line-break/><text:soft-page-break/>superiore dalla crepa nel soffitto. L'involucro superiore è<text:line-break/>dotato di numerosi fori sui fianchi per diffondere i]l vapore<text:line-break/>in tutta la caverna, mantenendola calda e umida.<text:line-break/><text:line-break/>Tesoro. Una naga spirituale custodisce gelosamente una<text:line-break/>verga della sovranità tra le sue spire e non se ne separa<text:line-break/>mai. La magia della verga è già stata spesa per la giornata<text:line-break/>in corso e non sarà possibile riutilizzarla fino all’alba<text:line-break/>SUCCESSIvA.<text:line-break/><text:line-break/>Îl forziere non è chiuso a chiave e contiene 500 mp,<text:line-break/><text:line-break/>330 mo, una collana d’argento a forma di serpenti intrecciati<text:line-break/>(250 mo) e una pergamena magica di modificare memoria.<text:line-break/><text:line-break/>15D. LABORATORIO INUTILIZZATO<text:line-break/>Un tavolo di legno carico di scorte da alchimista è situato<text:line-break/>lungo la parete nord di questa umida caverna alta 3 metri.<text:line-break/><text:line-break/>]5E. SORGENTE<text:line-break/><text:line-break/>Un flusso costante di acqua sgorga da una crepa nella<text:line-break/>parete di questa alcova. L'acqua cade in una conca di pietra<text:line-break/>naturale, per poi riversarsi sul terreno fangoso. Questa<text:line-break/>sorgente fornisce acqua limpida.<text:line-break/><text:line-break/>15F. POSTAZIONE DI GUARDIA DEI TROLL<text:line-break/><text:line-break/>Due troll affascinati dalla verga della sovranità delle naga<text:line-break/>se neé stanno rannicchiati in questa alcova finché non<text:line-break/>vengono attirati altrove.<text:line-break/><text:line-break/>16. TANA DELLA NAGA D’OSSA<text:line-break/><text:line-break/>Ossa. Questa caverna alta 9 metri sembra vuota, se si<text:line-break/>eccettuano le ossa di numerose creature {(umanoidi e<text:line-break/>yuan-ti) visibili sotto la superficie dell’acqua.<text:line-break/><text:line-break/>Hexacali. Tra le ossa si nasconde una naga d'’ossa (quella<text:line-break/>che un tempo era la naga spirituale chiamata Hexacali).<text:line-break/><text:line-break/>La naga d'ossa cerca di uccidere qualsiasi creatura<text:line-break/>vivente che entri nel suo dominio. Le creature che<text:line-break/>attraversano quest'area devono effettuare con successo una<text:line-break/>prova di Saggezza {Percezione) con CD 15, altrimenti sono<text:line-break/>sorprese quando la naga d’ossa attacca.<text:line-break/><text:line-break/>17. CAVERNA DEL CAMPO DI BATTAGLIA<text:line-break/>Questa caverna alta 9 metri costituiva il fronte principale<text:line-break/>della battaglia tra gli vuan-ti e le naga.<text:line-break/><text:line-break/>]17A. OSSA NEL FANGO<text:line-break/><text:line-break/>In questo tratto l’acqua è profonda 60 cm e il fondo<text:line-break/>sommerso della caverna è disseminato di ossa di yuan-ti.<text:line-break/><text:line-break/>17B. MORTE DI UNA NAGA<text:line-break/><text:line-break/>La visione allucinatoria di una naga spirituale che combatte<text:line-break/>contro quattro yuan-ti sanguepuro si manifesta a quel<text:line-break/>personaggi che mettono piede su quest’isola. Quando i<text:line-break/>personaggi assistono alla scena, si sentono letteralmente<text:line-break/>trascinati al suo interno.<text:line-break/><text:line-break/><text:soft-page-break/>Ogni personaggio attirato nella scena diventa<text:line-break/>temporaneamente uno degli yuan-ti che combattono contro<text:line-break/>la naga ferita Hexacali. Il personaggio ottiene le statistiche<text:line-break/>di uno yuan-ti sanguepuro a cui rimangono 2d20<text:line-break/>punti ferita.<text:line-break/><text:line-break/>Hexacali, una naga spirituale con 35 punti ferita, è<text:line-break/>intrappolata sull’isola e combatte i personaggi yuan-ti fino<text:line-break/>alla morte. I personaggi yuan-ti che scendono a 0 punti<text:line-break/>ferita durante questo combattimento ritrovano la lucidità<text:line-break/>e subiscono 22 (4d10) danni psichici dal trauma della<text:line-break/>loro uccisione illusoria. A differenza dei danni subiti nel<text:line-break/>corso della battaglia, questi danni psichici sono reali. Un<text:line-break/>personaggio libero dalla visione può liberarne un altro<text:line-break/>usando un'azione per scrollarlo o schiaffeggiarlo.<text:line-break/><text:line-break/>Se i personaggi sconfiggono Hexacali, il loro ultimo<text:line-break/>ricordo collettivo è la vista della naga che viene trafitta<text:line-break/>e uccisa, soltanto per animarsi come naga d'ossa. Poi la<text:line-break/>visione termina per tutti i personaggi e non potrà affliggertli<text:line-break/>nuovamente.<text:line-break/><text:line-break/>17C. PORTALE SPECULARE PER IL LIvELLO 10<text:line-break/>Un traito di terra asciutta emerge dall'acqua per formare il<text:line-break/>pavimento di una caverna alta 4,5 metri, lungo la cui parete<text:line-break/>est è collocato uno specchio,<text:line-break/><text:line-break/>Lo specchio è incorniciato da una composizione di<text:line-break/>centinaia di minuscoli ingranaggi di pietra interconnessi,<text:line-break/>riflette le immagini normalmente ed è uno dei portali<text:line-break/>di Halaster (vedi “Portali” a pagina 12). Allo specchio si<text:line-break/>applicano le regole seguenti:<text:line-break/><text:line-break/>e Se una creatura ispeziona la cornice ed effettua con<text:line-break/>successo una prova di Saggezza (Percezione) con CD<text:line-break/>15, nota che uno degli ingranaggi sporge più degli altri.<text:line-break/>Se quell'ingranaggio viene premuto, rientra al suo<text:line-break/>posto e fa girare tutti gli altri ingranaggi; quando questo<text:line-break/>accade, il portale si apre per 1 minuto. Quando il portale<text:line-break/>si richiude, un ingranaggio diverso torna a sporgere,<text:line-break/>bloccando di nuovo tutti gli altri.<text:line-break/><text:line-break/>- l personaggi devono essere di livello pari o superiore<text:line-break/>all’11° per attraversare questo portale (vedi “Jhesiyra<text:line-break/>Kestellharp” a pagina 10). La prima creatura a passare<text:line-break/>attraverso il portale innesca una runa antica (vedi “Rune<text:line-break/>Antiche” a pagina 12).<text:line-break/><text:line-break/>. Una creatura che attraversa il portale compare nell'area<text:line-break/>25b del livello 10, nello spazio libero più vicino al portale<text:line-break/>identico situato in quell'area.<text:line-break/><text:line-break/>18. PORTALE DEL SERPENTE<text:line-break/><text:line-break/>Queste caverne laterali alte 3 metri contengono un<text:line-break/>portale verticale che consente di accedere al livello 11.1<text:line-break/>bassorilievi dei serpenti che decorano le pareti di queste<text:line-break/>caverne sono di fattura particolarmente pregiata.<text:line-break/><text:line-break/>]8A. INGRESSO CON TRAPPOLA<text:line-break/><text:line-break/>In quest'area è ancora attiva una vecchia trappola piazzata<text:line-break/>dagli yuan-ti per impedire l'accesso al portale. Una piastra<text:line-break/>a pressione sommersa e nascosta sotto il fango si estende<text:line-break/><text:soft-page-break/>per l’intera larghezza dell'entrata alla caverna. Se un<text:line-break/>personaggio cerca trappole nella caverna ed effettua con<text:line-break/>successo una prova di Saggezza (Percezione) con CD 20,<text:line-break/>nota la piastra a pressione. La trappola si innesca ogni<text:line-break/>volta che un peso pari o superiore a 25 kg esercita una</text:p>
      <text:p text:style-name="P1"/>
      <text:p text:style-name="P1"/>
      <text:p text:style-name="P1"/>
      <text:p text:style-name="P1">@@@ 26 @@@</text:p>
      <text:p text:style-name="P1"/>
      <text:p text:style-name="P1"/>
      <text:p text:style-name="P1"/>
      <text:p text:style-name="P1">pressione sulla piastra. Da piccoli fori nelle pareti, parte<text:line-break/>una raffica di dardi verso la creatura che ha innescato la<text:line-break/>trappola, effettuando un attacco con arma a distanza (+7 al<text:line-break/>tiro per colpire) che infligge 10 (4d4) danni perforanti. La<text:line-break/>trappola si ripristina ogni round.<text:line-break/><text:line-break/>Ispezionando le pareti ed effettuando con successo una<text:line-break/>prova di Saggezza (Percezione) con CD 20, è possibile<text:line-break/>notare i piccoli fori tra i bassorilievi dei serpenti. I<text:line-break/>personaggi possono tappare i fori impiegando 1 minuto di<text:line-break/>tempo, nel qual caso la trappola non è in grado di attaccare,<text:line-break/>La piastra a pressione può essere disattivata usando gli<text:line-break/>arnesi da scasso ed effettuando con successo una prova di<text:line-break/>Destrezza con CD 15.<text:line-break/><text:line-break/>18B. PORTALE VERTICALE PER IL LIVELLO 11<text:line-break/>Dal terreno fangoso di quest'area, si innalzano due colonne<text:line-break/>attorno a cui si attorcigliano dei giganteschi serpenti di<text:line-break/>pietra. Sull’architrave di pietra che sovrasta le colonne,<text:line-break/>sono scolpite le parole: “INDOSSA LA CORONA DI<text:line-break/>CRISTALLO"” in Nanico. A questo portale si applicano le<text:line-break/>regole seguenti:<text:line-break/><text:line-break/>* Se una creatura che si trova entro 1,5 metri dal portale<text:line-break/>indossa la corona di cristallo di Re Melair (vedi il livello<text:line-break/>6, area 11d), il portale si apre per 1 minuto.<text:line-break/><text:line-break/>* Î personaggi devono essere di livello pari o superiore<text:line-break/>all’11° per attraversare questo portale (vedi “Jhesiyra<text:line-break/>Kestellharp” a pagina 10). La prima creatura a passare<text:line-break/>attraverso i]l portale innesca una runa antica (vedi “Rune<text:line-break/>Antiche” a pagina 12).<text:line-break/><text:line-break/>* Una creatura che attraversa il portale compare nell’area<text:line-break/>l1la del livello 11, nello spazio libero più vicino al portale<text:line-break/>identico situato in quell’area.<text:line-break/><text:line-break/>19. TEMPIO DEGLI YUAN-TI<text:line-break/><text:line-break/>Questa caverna ha un soffitto che arriva a un'altezza di<text:line-break/><text:line-break/>24 metri e le sue acque fangose sono profonde 60 cm.<text:line-break/>Nella caverna domina un tempio yuan-ti in rovina decorato<text:line-break/>con statue che raffigurano lo stesso serpente alato dalla<text:line-break/>bacca zannuta e spalancata. Se un personaggio effettua<text:line-break/>con successo una prova di Intelligenza (Religione) con CD<text:line-break/>15, riconosce le statue come effigi di Sseth, una divinità<text:line-break/>yuan-ti. La luce tremolante di alcune torce disposte ai lati<text:line-break/>del tempio illumina la struttura.<text:line-break/><text:line-break/>]9A. GUARDIE ANFIBIE<text:line-break/><text:line-break/><text:soft-page-break/>Otto bullywug e tre rane giganti montano la guardia<text:line-break/>nell’acqua al di fuori del tempio. I bullywug cercano<text:line-break/><text:line-break/>di paralizzare gli intrusi usando le loro lance, le cui<text:line-break/><text:line-break/>punte sono rivestite di muco di vermeiena. 1 personaggi<text:line-break/>paralizzati dalle lance dei bullywug o inghiottiti dalle rane<text:line-break/>giganti vengono condotti nell'area 19d e trattenuti laggiù<text:line-break/>finché Kuketh non giungerà dall’area 20 per divorarli.<text:line-break/><text:line-break/>19Bp. NARTECE<text:line-break/>La statua alta 3 metri di un serpente alato si erge<text:line-break/>all'entrata del tempio tra due rampe di pietra immerse<text:line-break/>nell’acqua. Le rampe sono scivolose e salgono fino a<text:line-break/>colfegarsi a un'anticamera alta 6 metri, il cui pavimento è<text:line-break/>sommerso da 30 cm di acqua fangosa.<text:line-break/><text:line-break/>Le colonne che decorano le pareti di questa camera<text:line-break/>sono scolpite come se fossero coperte da un groviglio<text:line-break/>di serpenti.<text:line-break/><text:line-break/>19c. NAVATA<text:line-break/><text:line-break/>Acqua. Îl pavimento è celato da 30 cem di acqua fangosa.<text:line-break/><text:line-break/>Soffitto Affrescato. Il soffitto a volta di questa camera è<text:line-break/>alto 9 metri. Buona parte dell’affresco che lo decorava<text:line-break/><text:line-break/>si è sbriciolata, ma ciò che resta rappresenta creature<text:line-break/>serpentiformi che dovevano avere un aspetto temibile.<text:line-break/>Statue. Quattro statue di serpenti alati si ergono a nord,<text:line-break/>due in acqua e due al di sopra della superficie { Torbit,<text:line-break/>un bullywug assassino, si nasconde dietro una statua<text:line-break/>parzialmente sommersa nell’angolo nordovest).<text:line-break/>Piattaforma. Tra le due statue centrali, una rampa quasi<text:line-break/>del tutto sommersa sale fino a una piattaforma asciutta,<text:line-break/><text:line-break/>sul cui fondo è visibile una porta chiusa che conduce<text:line-break/>all'area 19c.<text:line-break/><text:line-break/>Torbit sarebbe potuto diventare il re dei Linguanera, se<text:line-break/>nofri si fosse lasciato frenare dalla sua cieca fede a Kuketh.<text:line-break/>Frotegge gelosamente il tempio, che è il fulcro di potere<text:line-break/>del suo signore, e uccide chiunque entri senza permesso.<text:line-break/>Torbit è un assassino, con le modifiche seguenti:<text:line-break/><text:line-break/>- Torbit è caotico malvagio.<text:line-break/><text:line-break/>* Possiede i tratti razziali seguenti: Può respirare in aria<text:line-break/>e in acqua. Parla il Bullywug e può parlare con le rane e<text:line-break/>i rospi. Ha una velocità base sul terreno di 6 metri e una<text:line-break/>velocità di nuotare di 12 metri. Può saltare in lungo fino<text:line-break/>a 6 metri e in alto fino a 3 metri, anche senza rincorsa.<text:line-break/>Dispone di vantaggio alle prove di Destrezza (Furtività)<text:line-break/>effettuate per nascondersi nei terreni paludosi.<text:line-break/><text:line-break/>* Oltre alle armi, Torbit porta con sé un frammento di un<text:line-break/>bastone di giada spezzato (vedi “Tesoro” più sotto).<text:line-break/><text:line-break/>Tesoro. Il frammento di giada lungo 30 em che Torbit<text:line-break/>porta con sé era stato smarrito nel fango. Torbit non sa che<text:line-break/>si tratta del frammento di tuin bastone di giada fabbricato<text:line-break/>da un antico yuan-ti e gettato a Sottomonte da Halaster<text:line-break/>anni prima. Vedi l'area 39b sul livello 6 per ulteriori<text:line-break/><text:soft-page-break/>informazioni su questo oggetto yuan-ti e su come sia<text:line-break/>possibile ricostruirlo. Singolarmente, il frammento di giada<text:line-break/>vale 100 mo.<text:line-break/><text:line-break/>19D. ABSIDE<text:line-break/>Questa cappella alta 9 metri ha i tratti seguenti:<text:line-break/><text:line-break/>Statua Incrostata di Fango. Un cumiulo di fango secco<text:line-break/>è stato ammassato attorno a una grande statua di un<text:line-break/>serpente alato situata a nord, conferendole un aspetto<text:line-break/>vagamente simile a una rana. Varie sculture di scarsa<text:line-break/>qualità e pietre prive di valore sono state ammucchiate<text:line-break/>davanti alla statua.<text:line-break/><text:line-break/>Altare. Un altare di pietra decorato con incisioni a tema<text:line-break/>serpentino occupa il centro della stanza.<text:line-break/><text:line-break/>Se un personaggio ispeziona l'altare ed effettua con<text:line-break/>successo una prova di Saggezza (Percezione) con CD<text:line-break/>15, nota che una delle incisioni dell’altare nasconde un<text:line-break/>pulsante scolpito per sembrare l'occhio di un serpente.<text:line-break/>Premendo il pulsante, si apre uno scomparto segreto sul<text:line-break/>lato nord dell’altare. All'interno di questo scomparto, è<text:line-break/>nascosta una candela rossa, lunga e stretta (vedi “Tesoro”<text:line-break/>più sotto). Kuketh e i bullywug ignorano l'esistenza dello<text:line-break/>scomparto nascosto dell’altare e del tesoro al suo interno.<text:line-break/><text:line-break/>Tesoro. La candela rossa è una candela dell'invocazione<text:line-break/>dedicata a Sseth, un dio neutrale malvagio degli yuan-ti.<text:line-break/>Se la candela viene rimossa dall’altare da una qualsiasi<text:line-break/>creatura che non sia uno yuan-ti, dalle crepe sul pavimento<text:line-break/>si diffonde una foschia verde, che poi si materializza in dueé<text:line-break/>yuan-ti abomini. Questi guardiani del tempio attaccano<text:line-break/>qualsiasi creatura che non sia uno yuan-ti. Quando<text:line-break/>scendono a 0 punti ferita, si ritrasformano in nubi di<text:line-break/>foschia verde e scompaiono senza lasciare traccia.<text:line-break/><text:line-break/>Se gli yuan-ti abomini non vengono uccisi, ripuliscono il<text:line-break/>tempio dai nemici e ne fanno la loro tana.<text:line-break/><text:line-break/>LIVELLO &amp; | LA PALUDE STRISCQLIANTE</text:p>
      <text:p text:style-name="P1"/>
      <text:p text:style-name="P1"/>
      <text:p text:style-name="P1"/>
      <text:p text:style-name="P1">@@@ 27 @@@</text:p>
      <text:p text:style-name="P1"/>
      <text:p text:style-name="P1"/>
      <text:p text:style-name="P1"/>
      <text:p text:style-name="P1">20. ISOLA DEI LINGUANERA<text:line-break/><text:line-break/>Acqua Profonda. I] terreno scende ripidamente subito<text:line-break/>dopo tutte le entrate di questa caverna alta 9 metri. La<text:line-break/>caverna è allagata e l'acqua è profonda 9 metri.<text:line-break/><text:line-break/>Villaggio Insulare. Una dozzina di rozze capanne sorge su<text:line-break/>un'isola fangosa a forma di ferro di cavallo. Venticinque<text:line-break/>bullywug e sei rane giganti si aggirano tra lè capanne.<text:line-break/><text:line-break/>Falò. Sulla punta più a nord dell'isola, arde un grande falò<text:line-break/>che diffonde un fumo pungente (i bullywug lo tengono<text:line-break/>acceso usando un misto di sterco e funghi).<text:line-break/><text:line-break/>Le capanne sono fatte di rocceè cementate con il fango.<text:line-break/><text:line-break/><text:soft-page-break/>I bullywug che vivono qui si occupano generalmente di<text:line-break/>crescere i piccoli, riparare le reti, cucinare o sbrigare altre<text:line-break/>attività domestiche, ma sono pronti a rispondere assieme<text:line-break/>alle rane giganti alle eventuali richieste di aiuto provenienti<text:line-break/>dall’area 19.<text:line-break/><text:line-break/>Le acque profonde attorno all'isola sono popolate da<text:line-break/>pesci di caverna innocui. La pozza al centro dell'isola è<text:line-break/>delimitata da una rete sommersa che impedisce ai pesci<text:line-break/>di entrare. In quella pozza, i Linguanera custodiscono le<text:line-break/>loro uova non ancora dischiuse, nascondendole sotto a uno<text:line-break/>strato di funghi acquatici dal cappello largo.<text:line-break/><text:line-break/>2]. IL SIGNORE DEL FETIDO<text:line-break/>_ ANNIENTAMENTO<text:line-break/><text:line-break/>Se non è stato chiamato nell'area 19, lo scontento re dei<text:line-break/>Linguanera si trova in quest'area,<text:line-break/><text:line-break/>2]A. COVO DELL'IDRA<text:line-break/><text:line-break/>Questa caverna è alta 6 metri ed è allagata. Iacqua fangosa<text:line-break/>è profonda 9 metri è sul fondo si annida urn’idra addestrata,<text:line-break/>che evita di rivelare la sua presenza e di attaccare finché<text:line-break/>nion riceverà da Kuketh l'ordine di riemergere e di<text:line-break/><text:line-break/>uccidere qualcosa.<text:line-break/><text:line-break/>21B. T'ANA DI KUKETH<text:line-break/><text:line-break/>Cornice. Una cornice asciutta a un'altezza di 1,5 metri<text:line-break/>dalla superficie dell’acqua è disseminata di ossa, alcune<text:line-break/>arncora dotate di carne da spolpare.<text:line-break/><text:line-break/>Letto di Kuketh. L’estremità est della cornice è occupata<text:line-break/>da un cumulo di paglia ammuffita e dal cadavere<text:line-break/>marcescente di un rospo gigante. Se non è stato attirato<text:line-break/>altrove, [o sfaad della morte Kuketh se ne sta sdraiato<text:line-break/>sul pagliericcio, mantenendo la sua forma di bullywug.<text:line-break/><text:line-break/>Quando non tiranneggia i suoi sudditi, Kuketh medita<text:line-break/>silenziosamente sui suoi problemi. Lo slaad comunica con<text:line-break/>gli sconosciuti usando la telepatia ed è disposto a negoziare<text:line-break/>con i personaggi, se questi ultimi si dichiarano nemici dei<text:line-break/>Flagelli Ssethiani. Tuttavia, Kuketh è una creatura volubile<text:line-break/>e non rispetta gli accordi a lungo. Il suo unico desiderio<text:line-break/>costante è fuggire da Sottomonte e fare ritorno al Piano<text:line-break/>Esterno del Limbo.<text:line-break/><text:line-break/>2]1C. CRIPTA SEGRETA<text:line-break/><text:line-break/>Questa caverna è nascosta dietro una porta segreta.<text:line-break/>Tesoro. In questa cripta è custodito il tesoro accumulato dai<text:line-break/><text:line-break/>bullywug, che include 56 mp, 2.417 mo, 540 ma, un simbolo<text:line-break/><text:line-break/>sacro di Sseth in platino (un serpente volante con le zanne<text:line-break/><text:line-break/>sguainate) del valore di 150 mo e una fascia dell'intelletto.<text:line-break/><text:line-break/>22 STALLE<text:line-break/><text:line-break/>] bullywug Linguanera allevano il loro “bestiarne” in questa<text:line-break/>caverna alta 6 metri e illuminata dalle torce. Se i bullywug<text:line-break/><text:soft-page-break/>addestratori di quest’area vengono attaccati, liberano i loro<text:line-break/>vermiiena e chiamano in aiuto gli occupanti delle aree 19 e 23.<text:line-break/><text:line-break/>LIVELLO B | LA PALUDE STRISCIANTE<text:line-break/><text:line-break/>22A. RANE GIGANTI<text:line-break/><text:line-break/>Sei rane giganti saltellano qua e là nella bassa pozza<text:line-break/>d'acqua di questa caverna, gracidando rumorosamente,<text:line-break/>menrntre quattro bullywug gettano del cibo (in genere<text:line-break/>parassiti) in un trogolo che occupa la parete nordovest.<text:line-break/><text:line-break/>22B. VERMIIENA<text:line-break/>Quest'area asciutta rialzata contiene quanto segue:<text:line-break/><text:line-break/>Recinto di Legno. Quattro vermiiena sono rinchiusi in un<text:line-break/>recinto fatto di assi di legno nell'angolo nordest, assieme<text:line-break/>a tre uova di vermeiena.<text:line-break/><text:line-break/>Attrezzi. Alcuni secchi e utensili con il manico lungo per<text:line-break/>la gestione dei vermiiena sono stati lasciati accanto al<text:line-break/>cancello del recinto.<text:line-break/><text:line-break/>I bullywug allevano i vermiiena per il loro muco<text:line-break/>velenoso, ma usano le loro uova per nutrire l'idra dell’area<text:line-break/>21a. ] vermiiena non vengono trattati bene e, se liberati,<text:line-break/>attaccheranno sia i bullywug che i personaggi con pari<text:line-break/>probabilità.<text:line-break/><text:line-break/>Vari pezzi di legno raccolti in tutto il livello sono stati<text:line-break/>usati per recintare quest'area asciutta con una barriera che<text:line-break/>arriva fino al soffitto. Gli spazi tra un'asse e l’altra sono a<text:line-break/>malapena sufficienti da lasciar passare un'arma da mischia<text:line-break/>o il tentacolo di un vermeiena. Il cancello del recinto è<text:line-break/>tenuto chiuso da una semplice corda annodata.<text:line-break/><text:line-break/>23. ACCAMPAMENTO DEI BULLYWUG .<text:line-break/><text:line-break/>e Gi<text:line-break/><text:line-break/>Fango. Î] pavimento di questa caverna alta 6 metri è<text:line-break/>coperto da uno strato di fango alto 30 cm.<text:line-break/><text:line-break/>Capanne dei Bullywug. Due tuguri fatti di pietra e<text:line-break/>fango sono illuminati da torce legate in cima a dei pali.<text:line-break/>Quattro bullywug riparano degli attrezzi nei pressi delle<text:line-break/>baracche, mentre due rospi giganti li osservano.<text:line-break/><text:line-break/>24, COLTIVAZIONE DI ALGHE<text:line-break/><text:line-break/>Cinque bullywug curano i campi di alghe che crescono sul<text:line-break/>fondo di questa pozza profonda 1,8 metri e situata in una<text:line-break/>caverna alta 9 metri, dove nuota anche un rospo gigante.<text:line-break/>Le alghe sono la fonte primariaà di sostentamento dei<text:line-break/>bullywug ed emanano un debole bagliore verdastro. La luce<text:line-break/>si spegne 10 minuti dopo che una pianta è stata raccolta.<text:line-break/>Se i bullywug sono minacciati, ordinano al rospo<text:line-break/>gigante di attaccare e chiamanao in aiuto gli occupanti delle<text:line-break/>aree 2 e 2)3.<text:line-break/><text:line-break/>CONSEGUENZE<text:line-break/><text:line-break/>St i personaggi aiutano Kuketh a distruggere o rivendicare<text:line-break/>la sua gemma del controllo, lo slaad della morte abbandona<text:line-break/><text:soft-page-break/>i bullywug. Se Torbit è ancora vivo, diventa il capo della<text:line-break/>tribù Linguanera dopo che Kuketh se n'è andato o è<text:line-break/><text:line-break/>stato ucciso. Tuttavia, è solo questione di tempo prima<text:line-break/><text:line-break/>che i Flagelli Ssethiani lo catturino, ne facciano un loro<text:line-break/>servitore e assumano il controllo della tribù dei bullywug.<text:line-break/>Se tutti i bullywug Linguanera sono sconfitti, il tempio<text:line-break/>diventa un luogo sicuro dove i personaggi possono riposare<text:line-break/>(presumendo che gli yuan-ti abomini nell’area 19d non<text:line-break/>abbiano occupato quel luogo).<text:line-break/><text:line-break/>L'uccisione dei Flagelli Ssethiani libera Yoastal dalla<text:line-break/>maledizione e consente ai Linguanera di invadere le<text:line-break/>caverne delle naga. Karstis e i maghi del Nucleo del<text:line-break/>Dweomer potrebbero però trovarsi già sul posto e tentare<text:line-break/>di mantenere il controllo di quelle caverne. Tali vittorie<text:line-break/>sono destinate ad avere breve durata: grazie al loro tratto di<text:line-break/>Ringiovanimento, le naga spirituali faranno ritorno nel giro<text:line-break/>di 1d6 giorni.</text:p>
      <text:p text:style-name="P1"/>
      <text:p text:style-name="P1"/>
      <text:p text:style-name="P1"/>
      <text:p text:style-name="P1">@@@ 28 @@@</text:p>
      <text:p text:style-name="P1"/>
      <text:p text:style-name="P1"/>
      <text:p text:style-name="P1"/>
      <text:p text:style-name="P1">raa<text:line-break/><text:line-break/>LIVELLO 9: IL NUCLEO DEL DWEOMER<text:line-break/><text:line-break/>“W<text:line-break/><text:line-break/>i<text:line-break/><text:line-break/>= —<text:line-break/><text:line-break/>a)<text:line-break/>L NUCLEO DEL D'WEOMER È UN'ACCADEMIA DI MAGIA<text:line-break/><text:line-break/>concepita per mettere alla prova, intrappolare e<text:line-break/>confondere i suoi studenti. Questo livello è concepito<text:line-break/>per quattro avventurieri di 10° livello. ] personaggi<text:line-break/>che sconfiggono i mostri e i nemici di questo livello<text:line-break/>dovrebbero ottenere abbastanza PE da raggiungere<text:line-break/>l'11° livello.<text:line-break/><text:line-break/>COSA SI ANNIDA QUI?<text:line-break/><text:line-break/>Un arcanaloth e una megera notturna presiedono questo<text:line-break/>livello. T maghi malvagi in cerca di conoscenze arcane o<text:line-break/>del patronato di Halaster si presentano qui assieme ai loro<text:line-break/>seguaci per addestrarsi ed essere messi alla prova.<text:line-break/><text:line-break/>ARCANALOTH PRESIDE<text:line-break/><text:line-break/>Un arcanaloth in combutta con il Mago Folle dirige<text:line-break/>l’accademia di maghi malvagi del Nucleo del Dweomer.<text:line-break/>L’arcanaloth tiene nascosto il Suo vero nome segreto e fa uso<text:line-break/>di incantesimi alterare se stesso per apparire come Halaster.<text:line-break/>L’arcanaloth utilizza alcuni nycaloth e mezzoloth come<text:line-break/>guardie e offre un passaggio sicuro attraverso il Nucleo<text:line-break/>del Dweormer in cambio di oggetti magici o di aiuto per<text:line-break/>affrontare un diavolo in fuga (vedi “Diavolo d’Ossa” a pagina<text:line-break/><text:soft-page-break/>119). Cerca inoltre di indurre in tentazione gli eventuali<text:line-break/>incantatori arcani presenti tra gli avventurieri, offrendo loro<text:line-break/>un posto in accademia... e un'istruzione gratuita!<text:line-break/><text:line-break/>LA MEGERA NOTTURNA WORMRIDDLE<text:line-break/><text:line-break/>Wormriddle è una megera notturna che dispone di quattro<text:line-break/>golem di carne al suo comando. Stipula patti scellerati di ogni<text:line-break/>genere, offrendo incantesimi e segreti magici in cambio di<text:line-break/>quegli atti malvagi che le consentiranno di rivendicare anime.<text:line-break/><text:line-break/>a.<text:line-break/><text:line-break/>La megera notturna porta appesa al collo la testa<text:line-break/>mumpmificata di un gattino come talismano, anche se privo<text:line-break/>di qualsiasi proprietà magica. È un indizio sulla sua paura<text:line-break/>dei gatti: Wormriddle diventa spaventata se una creatura<text:line-break/>felina si trova entro 9 metri da lei ed è in grado di vedere<text:line-break/>o sentire quella creatura. La megera notturna porta con<text:line-break/>sé anche una gemma nera lucida e un grosso sacco nero<text:line-break/>(rispettivamente la sua pietra del cuore e la sua borsa<text:line-break/>dell’anima; vedi la sezione “Megera” nel Monster Manual).<text:line-break/><text:line-break/>STUDENTI MALVAGI<text:line-break/><text:line-break/>Di seguito sono descritti gli studenti del Nucleo del<text:line-break/>Dweomer. È possibile incontrarli in qualsiasi luogo e in<text:line-break/>qualsiasi momento, anche se tendono a frequentare i loro<text:line-break/>luaoghi preferiti.<text:line-break/><text:line-break/>SPITE HARROWDALE<text:line-break/><text:line-break/>I] più promettente discepolo del Nucleo del Dweormer, Spite<text:line-break/>Harrowdale, è un mago vecchio di secoli (NM arcimago<text:line-break/>umano Rashemi, che parla il Comune, l’Elfico, il Gigante<text:line-break/><text:line-break/>e il Nanico). Ha l’aspetto di un ragazzino di 12 anni, grazie<text:line-break/>al continuo uso di pozioni di longevità. Spite cela la vera<text:line-break/>portata dei suoi talenti magici fingendo di conoscere<text:line-break/>soltanto trucchetti e incantesimi di 1° livello, Questo<text:line-break/>stratagemma ha ingannato gli altri studenti e buona parte<text:line-break/>dei suoi istruttori, ma non l’arcanaloth, che tiene d’occhio il<text:line-break/>mago attentamente. Spite, dal canto suo, è l’unico studente<text:line-break/>ad avere capito che il decano non è in realtà Halaster, bensì<text:line-break/>un arcanaloth che ha assunto le sue fattezze.<text:line-break/><text:line-break/>Spite è accompagnato da un oni che ha assunto le<text:line-break/>fattezze di una mezzogre fermmina di nome Dumara. L’oni<text:line-break/>in realtà si chiama Kumar ed è rimasto al fianco di Spite<text:line-break/>per buona parte della sua vita. Lo tratta come un fratello<text:line-break/>maggiore ed è l'unico essere di cui Spite si fidi.<text:line-break/><text:line-break/>LIVELLO 9 | 1L NUGCGLEO DELTDWEOMIEEA</text:p>
      <text:p text:style-name="P1"/>
      <text:p text:style-name="P1"/>
      <text:p text:style-name="P1"/>
      <text:p text:style-name="P1">@@@ 29 @@@</text:p>
      <text:p text:style-name="P1"/>
      <text:p text:style-name="P1"/>
      <text:p text:style-name="P1"/>
      <text:p text:style-name="P1">Spite vuole mettere le mani su un libro degli incantesimi<text:line-break/>nascosto nel rifugio privato di Halaster (area 45b) ed è pronto<text:line-break/>a usare ogni genere di distrazione pur di averlo. Spite cerca<text:line-break/>di stringere un patto con gli avventurieri: se loro riescono a<text:line-break/><text:soft-page-break/>distrarre l’arcanoloth e la megera notturna quanto basta da<text:line-break/>permettergli di rubare il libro degli incantesimi, egli mostrerà<text:line-break/>al gruppo le scale che scendono al livello 10 (vedi l’area 44)<text:line-break/><text:line-break/>e rivelerà anche un segreto di Sottomonte, determinato<text:line-break/>pescando a caso una carta dal Mazzo dei Segreti (vedi<text:line-break/>l'’appendice C). Spite mantiene la sua parte del patto soltanto<text:line-break/>finché gli fa comodo e cerca di attribuire il furto del libro degli<text:line-break/>incantesimi agli avventurieri, dopo che se ne sono andati.<text:line-break/><text:line-break/>Se i personaggi rifiutano l’offerta di Spite, quest’ultimo<text:line-break/>unisce le forze con Nylas Jowd e Skrianna Shadowdusk<text:line-break/>(vedi sotto) per distruggenrli.<text:line-break/><text:line-break/>IL MIND FLAYER CEPHALOSSK<text:line-break/><text:line-break/>Cephalossk è un mind flayer arcanista solitario (vedi<text:line-break/><text:line-break/>il riquadro nella sezione “Mind Flayer” del Monster<text:line-break/>Manual). È un paria presso i suoi simili, non ha alleati<text:line-break/>nell’accademia e non desidera l’amicizia di nessuno. FPedina<text:line-break/>gli avventurieri e lancia incantesimi individuazione dei<text:line-break/>pensieri per saperne di più sulle loro intenzioni.<text:line-break/><text:line-break/>Il mind fiayer si considera intellettualmente superiore a<text:line-break/>chiunque altro e disprezza Spite Harrowdale, considerato<text:line-break/>da tutti il discepolo prediletto di Halaster. Cephalossk<text:line-break/>cerca di convincere i personaggi a distrarre e uccidere<text:line-break/>Dumara (l’oni che funge da guardia del corpo di Spite), per<text:line-break/>permettergli di divorare il cervello di Spite. In cambio del<text:line-break/>loro aiuto, Cephalossk promette di rivelare “tre segreti che<text:line-break/>ogni esploratore di Sottomonte dovrebbe conoscere”, Dopo<text:line-break/>essersi nutrito del cervello di Spite, Cephalossk mantiene<text:line-break/>la promessa e condivide telepaticamente con i personaggi<text:line-break/>le informazioni seguenti:<text:line-break/><text:line-break/>. Una colonia di mind flayer ha preso il controllo di un<text:line-break/>livello di Sottomonte noto come Profondità Marine<text:line-break/>(Cephalossk lo sa perché è rimasto in contatto telepatico<text:line-break/>con l’ulitharid del livello 17).<text:line-break/><text:line-break/>* ] githyanki hanno invaso Sottomonte e stanno cercando di<text:line-break/>sterminare Îa colonia di mind flayer di Profondità Marine.<text:line-break/><text:line-break/>- Halaster ha requisito un vascello che può viaggiare da un<text:line-break/>mondo all’altro attraverso lo spazio e lo ha nascosto da<text:line-break/>qualche parte a Sottomonte (vedi il livello 19).<text:line-break/><text:line-break/>Se i personaggi si rifiutano di aiutare Cephalossk, il<text:line-break/>mind flayer li attacca.<text:line-break/><text:line-break/>NYyLAS JowD<text:line-break/><text:line-break/>Nylas Jowd (NM mago umano Thayan, che ha preparato<text:line-break/>animare morti invece di volare; per le statistiche consultare<text:line-break/>il Monster Manual) si aggira per i corridoi del Nucleo del<text:line-break/>Dweomer assieme a una coppia di fuochi fatui invisibili che<text:line-break/><text:line-break/>E - i a<text:line-break/>TuUuBI PNEUMATICI<text:line-break/><text:line-break/>Il Nucleo del Dweomer fa uso di un sistema di tubi di<text:line-break/>rame che sospinge dei contenitori cilindrici di rame<text:line-break/>tramite la pressione dell'aria. Ogni tubo ha un diametro<text:line-break/><text:soft-page-break/>di 7,5 cm, mentre ogni contenitore è lungo 22,5 cm, largo<text:line-break/>poco meno di 7,5 cm e dotato di un coperchio di rame a<text:line-break/>vite. Ogni tubo porta un'etichetta con la destinazione.<text:line-break/>Molti abitanti di questo livello usano i tubi per inviarsi<text:line-break/>l’un l'altro pergamene, istruzioni e missive. Qualsiasi<text:line-break/>oggetto o creatura in grado di entrare in un tubo {inclusi i<text:line-break/>personaggi in forma gassosa) possono essere trasportati<text:line-break/>da un’estremità all'altra nel giro di pochi secondi. Se le<text:line-break/>tempistiche diventano importanti, si presume che qualsiasi<text:line-break/>cosa una creatura inserisca in un tubo nel suo turno arrivi a<text:line-break/>destinazione all’inizio del turno successivo di quella creatura.<text:line-break/><text:line-break/>— r__<text:line-break/><text:line-break/>LIENETLTEG 9 | IL NOGCLEO . DEL' DWEOMER<text:line-break/><text:line-break/>abbediscono ai suoi ordini. Nylas è giunto fin qui dal Thay<text:line-break/>per studiare presso Halaster e apprendere i segreti più<text:line-break/>oscuri della necromanzia e sfoggia tutti i tratti distintivi di<text:line-break/>un Mago Rosso di Thay, vale a dire le vesti rosse, la testa<text:line-break/>rasata e l'indole malvagia. Tratta gli altri come se fossero<text:line-break/>soltanto degli aspiranti cadaveri ed è più interessato alla<text:line-break/>loro anatomia che a ciò che dicono o fanno.<text:line-break/><text:line-break/>Nylas vuole trasformare in zombi le Sorelle Cornute<text:line-break/>{vedi sotto), a causa dell’atteggiamento crudele che le<text:line-break/>due assumono nei suoi confronti. Chiede ai personaggi<text:line-break/>di ucciderle affinché possa animare i cadaveri con gli<text:line-break/>incantesimi animare morti. Se i personaggi rifiutano, Nylas<text:line-break/>e i suoi fuochi fatui li attaccano.<text:line-break/><text:line-break/>SKRIANNA SHADOWDUSK<text:line-break/><text:line-break/>Skrianna Shadowdusk (CM maga umana Illuskan; per le<text:line-break/>statistiche consultare il Monster Manual) si è iscritta solo<text:line-break/>di recente al Nucleo del Dweormner, su incoraggiamento di<text:line-break/>Halaster. Fa parte della famiglia Shadowdusk (vedi il livello<text:line-break/>22) ed è impaziente di cimentarsi in una sfida. Scortese,<text:line-break/>arrogante e privilegiata, Skrianna mostra un totale<text:line-break/>disprezzo dei confronti della “volgare marmaglia” e prova<text:line-break/>un sadico piacere nel manipolare gli altri tramite la magia<text:line-break/>e abusare di loro. È sempre accompagnata dal guardiano<text:line-break/>protettore che funge da sua guardia del corpo (Skrianna<text:line-break/>porta su di sé l’'amuleto del guardiano) e da un grell valletto<text:line-break/>che custodisce il suo libro degli incantesimi (che contiene<text:line-break/>tutti gli incantesimi da lei preparati).<text:line-break/><text:line-break/>Skrianna non si fida dei nuovi arrivati e li attacca alla<text:line-break/>minima provocazione, certa che la sua guardia del corpo e<text:line-break/>il suo valletto la proteggeranno se si giunge a uno scontro,<text:line-break/><text:line-break/>LE SORELLE CORNUTE<text:line-break/>Queste due sorelle tiefling di nome Turbolenza e Violenza<text:line-break/>volevano unirsi alla Confraternita Arcana di Luskan, ma<text:line-break/>furono respinte. Prestarono servizio a bordo di alcune navi<text:line-break/>pirata per qualche anno prima di finire a Skullport, dove<text:line-break/>vennero a sapere di un'accademia segreta per i fruitori di<text:line-break/>magia situata nelle viscere di Sottomonte. Combatterono con<text:line-break/>le unghie e coi denti per arrivare al Nucleo del Dweomer,<text:line-break/>ma il luogo non si è rivelato all’altezza delle loro aspettative.<text:line-break/>Non hanno amici all’accademia e non sono soddisfatte della<text:line-break/>qualità dell'istruzione che hanno ricevuto. Ora vogliono<text:line-break/>andarsene, ma il preside ha ordinato loro di restare,<text:line-break/>assicurando che le cose miglioreranno. La megera notturna<text:line-break/><text:soft-page-break/>Wormriddle le tiene d'occhio, nel timore che possano<text:line-break/>approfittare di qualsiasi distrazione per fuggire e fare ritorno<text:line-break/>a Skullport. Tenterannò di arruolare i personaggi proprio<text:line-break/>allo scopo di provocare una simile distrazione.<text:line-break/><text:line-break/>Le sorelle sono tiefling maghe (per le statistiche<text:line-break/>consultare il Monster Manual), con le modifiche seguenti:<text:line-break/><text:line-break/>- Le sorelle sono legali malvagie.<text:line-break/><text:line-break/>* Ogni sorella possiede i tratti razziali seguenti:; Resistenza ai<text:line-break/>danni da fuoco e scurovisione nel raggio di 18 metri. Parla il<text:line-break/>Comune, il Draconico, l’Infernale e il Sottocomune.<text:line-break/><text:line-break/>: Ogni sorella possiede un libro degli incantesimi che<text:line-break/>contiene tutti gli incantesimi da lei preparati.<text:line-break/><text:line-break/>ELAN TANOR' THAL<text:line-break/><text:line-break/>Elan è un drow mago (per le statistiche consultare il<text:line-break/>Monster Manual) appartenente a una casata che gestiva<text:line-break/>una proficua tratta degli schiavi a Skullport finché non<text:line-break/><text:line-break/>fu scacciata dalla Gilda di Xanathar. Spera di imparare<text:line-break/><text:line-break/>a usare la magia fino al punto di conquistare Skullport<text:line-break/>per la sua famiglia. Come la maggior parte dei drow,<text:line-break/><text:line-break/>è prevedibilmente infido. Le sue parole mielate sono<text:line-break/>molto gradevoli, ma qualsiasi alleanza stipulata con lui è<text:line-break/>destinata a finire male, e molto probabilmente nel sangue.</text:p>
      <text:p text:style-name="P1"/>
      <text:p text:style-name="P1"/>
      <text:p text:style-name="P1"/>
      <text:p text:style-name="P1">@@@ 30 @@@</text:p>
      <text:p text:style-name="P1"/>
      <text:p text:style-name="P1"/>
      <text:p text:style-name="P1"/>
      <text:p text:style-name="P1">Elan tende la mano in cenno di falsa amicizia a tutti<text:line-break/>i nuovi arrivati, avvertendoli di tenersi alla larga dagli<text:line-break/>altri studenti e dal preside: “Sono tutti pazzi,”" commenta.<text:line-break/>Cerca di essere nei paraggi durante i momenti di azione,<text:line-break/>in modo da osservare con discrezione dove i personaggi<text:line-break/>custodiscono i loro oggetti magici e i loro tibri degli<text:line-break/>incantesimi (con l'intenzione di reclamarli quando i<text:line-break/>proprietari attuali saranno morti).<text:line-break/><text:line-break/>DIAVOLO D’OSSA<text:line-break/><text:line-break/>Yarek, uno studente troppo intraprendente, evocò per<text:line-break/>sbaglio un diavolo d’ossa nell’ala sud. Dopo avere ucciso il<text:line-break/>suo evocatore, il diavolo scoprì con sommo sconforto che le<text:line-break/>interdizioni magiche del Nucleo del Dweomer gli impedivano<text:line-break/>di fuggire dall’area 47. L’arcanaloth offre agli avventurieri<text:line-break/><text:line-break/>un passaggio sicuro attraverso il Nucleo del Dweomer, se<text:line-break/>sconfiggeranno il diavolo e lo ricacceranno nei Nove Inferi.<text:line-break/><text:line-break/>ESPLORARE QUESTO LIVELLO<text:line-break/><text:line-break/>Le descrizioni dei luoghi di questo livello fanno riferimento<text:line-break/>alla mappa 9. Le fonti di luce sono poche; le creature che<text:line-break/>risiedono nel Nucleo del Dweomer si affidano alla scurovisione<text:line-break/>o si pracurano una fonte di luce personale tramite la magia.<text:line-break/><text:soft-page-break/><text:line-break/>]. INGRESSO<text:line-break/><text:line-break/>Queste stanze consentono di accedere a quella che un<text:line-break/>tempo doveva essere una sfarzosa dimora sotterranea.<text:line-break/><text:line-break/>l]A. MANO SINISTRA DI MANSHOON<text:line-break/><text:line-break/>Allarme. Un incantesimo allarme è stato lanciato sull’area<text:line-break/>quadrata con lato di 6 metri contrassegnata sulla mappa<text:line-break/>9. L'incantesimo informa silenziosamente il preside che<text:line-break/>si trova nell’area 15 dell’arrivo di nuovi visitatori.<text:line-break/><text:line-break/>Mosaico sul Soffitto. Il soffitto arcuato di questa stanza<text:line-break/>è alto 9 metri. Sulla sua superficie, un mosaico<text:line-break/>luccicante raffigura vari maghi impegnati in mirabolanti<text:line-break/>duelli di magia.<text:line-break/><text:line-break/>Guardiano Non Morto. Al centro della stanza, a 4,5 metri<text:line-break/>dal pavimento, fluttua la mano sinistra avvizzita di un<text:line-break/>uomo: la mano è ancora attaccata all'avambraccio, che è<text:line-break/>stato reciso all’altezza del gomito.<text:line-break/><text:line-break/>In reazione all'incantesimo allfarme, l’arcanaloth si fa<text:line-break/>strada fino all’area 1 per accogliere i nuovi arrivati (vedi il<text:line-break/>riquadro “Incontrare il Preside”).<text:line-break/><text:line-break/>l’arto apparteneva a un arcimago umano di nome<text:line-break/>Manshoon (o meglio, a uno dei suoi cloni). Îl clone sfidò<text:line-break/>Halaster a duello, ma perse ben più del duello. Halaster<text:line-break/>ha trasformato l'arto in un guardiano che attacca tutti gli<text:line-break/>intrusi finché non viene congedato dal Mago Folle o da una<text:line-break/>creatura che abbia il suo aspetto. L'arto ha le statistiche di<text:line-break/>un arcimago, con le modifiche seguenti:<text:line-break/><text:line-break/>‘ È un non morto Minuscolo senza allineamento con<text:line-break/>63 (18d4 + 18) punti ferita e ha preparato inaridire invece<text:line-break/>di esilio.<text:line-break/><text:line-break/>* Ha una velocità di volare di 9 metri e può fluttuare.<text:line-break/><text:line-break/>« Possiede vista cieca nel raggio di 18 metri ed è cieco<text:line-break/>oltre quel raggio. Non può parlare o udire e non può<text:line-break/>essere accecato o assordato.<text:line-break/><text:line-break/>]B. SALA D’ATTESA<text:line-break/><text:line-break/>Questa stanza contiene sei poltrone dall’imbottitura<text:line-break/>sgargiante.<text:line-break/><text:line-break/>]C. GUARDAROBA<text:line-break/><text:line-break/>Alle pareti di questa stanza sono appese file di spogli ganci<text:line-break/>di metallo.<text:line-break/><text:line-break/>IÎINCONTRARE IL PRESIDE<text:line-break/><text:line-break/>| personaggi che innescano l’incantesimo allarme nell’area<text:line-break/>1 vengono accolti dal preside, che altrimenti alloggia<text:line-break/>nhell'area 15. Quando è in compagnia di qualche visitatore,<text:line-break/>l'erudito arcanaloth cerca di mantenere dei modi<text:line-break/>civili anche mentre impersona il Mago Folle. Descrive<text:line-break/>l’accademia in termini mirabolanti e decanta le lodi dei<text:line-break/>suoi eccellenti studenti, tutti devoti alla magia arcana.<text:line-break/><text:soft-page-break/>Dichiara di essere interessato a tutto ciò che accade<text:line-break/>all’interno di Sottomonte e di non avere nulla contro gli<text:line-break/>avventurieri che forniscono un “fondamentale servizio<text:line-break/>sanitario” ripulendo il dungeon dai mostri più fastidiosi.<text:line-break/>Se i personaggi sono soltanto di passaggio e sono diretti<text:line-break/>ai livelli inferiori, il preside si offre di condurli fino alle<text:line-break/>scale che scendono al livello 10. In cambio di un passaggio<text:line-break/>sicuro attraverso il Nucleo del Dweomer, richiede una delle<text:line-break/>opzioni seguenti:<text:line-break/><text:line-break/>* Îl pagamento di un oggetto magico per ogni membro<text:line-break/>del gruppo<text:line-break/>* L'uccisione del diavolo d’ossa nell’area 47<text:line-break/><text:line-break/>Se | personaggi scelgono di occuparsi del diavolo d’ossa<text:line-break/>anziché rinunciare ai loro oggetti magici, il preside li<text:line-break/>conduce a sud attraverso le aree 2, 3, 6, 38, 39 e 46. Li<text:line-break/>aspetta nell’area 46b mentre uccidono il diavolo nell’area<text:line-break/>47, poi li scorta fino all’inizio delle scale che scendono al<text:line-break/>livello 10, come promesso. Dopo averli visti scomnparire in<text:line-break/>fondo alle scale, l'arcanaloth torna nell’area 15.<text:line-break/><text:line-break/>Queî visitatori che rifiutano l’offerta del preside vengono<text:line-break/>cortesemente invitati a tornare da dove sono venuti e a<text:line-break/>non farsi mai più vedere al Nucleo del Dweomer. Chi si<text:line-break/>rifiuta di andarsene viene attaccato.<text:line-break/><text:line-break/>Qualsiasi personaggio che affermi di essere un<text:line-break/>incantatore arcano in cerca di un tutore è invitato a<text:line-break/>rimanere nel Nucleo del Dweomner e a sottoporsi all'esame<text:line-break/>di ingresso. Se il personaggio accetta l’offerta, il preside<text:line-break/>usa un incantesimo teletrasporto per trasportare se stesso<text:line-break/>e il candidato fino all'area 11c. Suggerisce al personaggio<text:line-break/>di aspettare in quell’area finché l'esame di ingresso non<text:line-break/>sarà programmato {(se il gruppo include più candidati,<text:line-break/>l’arcanaloth li tiene tutti assieme). A dire il vero, l’arcanaloth<text:line-break/>si aspetta che il candidato ignori il suo suggerimento ed<text:line-break/>esplori ulteriormente il complesso. L’esame di ingresso, in<text:line-break/>realtà, consiste nel vedere come il candidato interagisce con<text:line-break/>gli altri studenti. Qualsiasi candidato che tenga testa agli<text:line-break/>altri studenti in uno scontro supera l'“esame” del preside e<text:line-break/>viene accettato nell’accademia.<text:line-break/><text:line-break/>Un personaggio ammesso al Nucleo del Dweorner è libero<text:line-break/>di vagare per le sue sale e di parlare agli altri studenti, almeno<text:line-break/>finché non si caccia nei guai e viene espulso o ucciso.<text:line-break/><text:line-break/>“- y<text:line-break/><text:line-break/>]D. SALA DA BAGNO<text:line-break/><text:line-break/>Questa stanza è attrezzata con alcuni lavandini e latrine di<text:line-break/>pietra, ognuno abbinato a una parola d'ordine scolpita sopra<text:line-break/>di esso. Î lavandini e i vasi sanitari si riempiono magicamente<text:line-break/>di acqua e si svuotano a comando e sono dotati di fori sul<text:line-break/>bordo interno per evitare che l’acqua trabocchi. Due servitori<text:line-break/>inosservati viventi (vedi l’appendice A) attendono accanto a<text:line-break/>una pila di asciugamani, pronti a porgerne uno agli ospiti.<text:line-break/><text:line-break/>2. CORRIDOIO CON TRAPPOLA<text:line-break/><text:line-break/>La sezione di muro rientrante di questo corridoio è<text:line-break/>decorata con i bassorilievi di otto maghi, che impugnano<text:line-break/>ognuno un bastone associato a una scuola di magia diversa.<text:line-break/><text:soft-page-break/>Questo corridoio presenta anche due elementi nascosti:<text:line-break/><text:line-break/>* Quando una creatura entra per la prima volta nel<text:line-break/>quadrato con Îato di 3 metri della trappola indicato<text:line-break/><text:line-break/>LIVELLO 9 | IL NUCLEO DEL DWEOMÉEÉR</text:p>
      <text:p text:style-name="P1">@@@ 1 @@@</text:p>
      <text:p text:style-name="P1"/>
      <text:p text:style-name="P1"/>
      <text:p text:style-name="P1"/>
      <text:p text:style-name="P1">sulla mappa 9 o vi inizia il proprio turno, la statua della<text:line-break/>medusa nell’area 3 si anima e scaglia una freccia magica<text:line-break/>contro la creatura (se il preside accompagna i personaggi<text:line-break/>lungo questo corridoio, usa un trucchetto mano magica<text:line-break/>per premere il pulsante e disattivare la trappola).<text:line-break/><text:line-break/>.- Un pulsante di pietra è celato nella parete nord,<text:line-break/>camuffato per apparire come una sezione del bastone che<text:line-break/>rappresenta l’evocazione. Se un personaggio ispeziona<text:line-break/>la parete, nota il pulsante effettuando con successo una<text:line-break/>prova di Saggezza (Percezione) con CD 15. Quando il<text:line-break/>pulsante viene premuto, emette uno scatto sonoro e la<text:line-break/>trappola della freccia si disattiva per 1 minuto.<text:line-break/><text:line-break/>3. CROCEVIA DELLA MEDUSA<text:line-break/><text:line-break/>Le pareti dj questa camera salgono verticalmente per<text:line-break/>3 metri, poi si inclinano verso l'interno fino a congiungersi<text:line-break/>in un apice alto 6 metri. Al centro della stanza, su un<text:line-break/>piedistallo cilindrico di pietra alto 30 cm, si erge la statua<text:line-break/>di una medusa corrucciata, armata di arco lungo e dotata di<text:line-break/>una faretra vuota. La statua volge lo sguardo verso nord.<text:line-break/>Quando una creatura fa scattare la trappola nell’area<text:line-break/>2, una freccia avvelenata si materializza nel pugno della<text:line-break/>medusa e la statua si anima: tende immediatamente l’arco<text:line-break/>e scaglia la freccia contro la creatura che ha innescato<text:line-break/>la trappola (+6 al tiro per colpire), infliggendo 6 (1d8 + 2)<text:line-break/>danni perforanti più 14 (4d6) danni da veleno, se colpisce.<text:line-break/>La statua della medusa è un oggetto Medio con CA 15, 50<text:line-break/>punti ferita e immunità a tutti i danni, tranne i danni da forza,<text:line-break/>e pesa 600 kg. Una creatura può usare un'azione per tentare<text:line-break/>di spingere la statua giù dal piedistallo, riuscendoci se effettua<text:line-break/>con successo una prova di Forza (Atletica) con CD 18. Una<text:line-break/>volta rovesciata, la statua non si anima finché non torna nella<text:line-break/>posizione appropriata (se Wormriddle viene a sapere della<text:line-break/>statua rovesciata, interviene assieme ai suoi golem di carne<text:line-break/>per rimetterla a posto e poi cerca di punire i responsabili).<text:line-break/><text:line-break/>4. FONTANA D'ACQUA FRESCA<text:line-break/><text:line-break/>Fontana. L'acqua fresca proveniente da una sorgente naturale<text:line-break/>zampilla dalla bocca di un bassorilievo che raffigura il<text:line-break/>volto di un Halaster entusiasta, riversandosi in una vasca<text:line-break/>di pietra semicircolare delimitata da un bordo alto 60 cm,<text:line-break/>prima di defluireé in una serie di minuscoli fori di scolo.<text:line-break/>Guardie. Due mezzoloth montano la guardia ai lati<text:line-break/>della fontana.<text:line-break/>Bracieri. Due bracieri di pietra spenti, a forma di mani<text:line-break/>artigliate, emergono dal pavimento all’estremità sud<text:line-break/>della stanza.<text:line-break/><text:line-break/>Î mezzoloth si assicurano che nessuno interferisca con le<text:line-break/>riserve d'acqua dell’accademia, né distrugga la fontana. A<text:line-break/>parte questo, non si curano dei visitatori.<text:line-break/><text:soft-page-break/><text:line-break/>5. RITRATTO DI UN MAGO FOLLE<text:line-break/><text:line-break/>(Juesta stanza è vuota, ad eccezione di un'enorme tenda di<text:line-break/>velluto rosso che copre la parete nord, Una corda appesa<text:line-break/>a un lato consente di tirare la tenda, per rivelare un grosso<text:line-break/>dipinto astratto che raffigura Halaster circondato da una<text:line-break/>schiera di fauci insanguinate e di individui impegnati a<text:line-break/>sbranarsi a vicenda. Nello sfondo si intravedono altre<text:line-break/>insolite creature che non appartengono al Piano Materiale.<text:line-break/>Îl volto di Halaster è gelidamente calmo, nonostante la<text:line-break/>violenza e il caos che lo circondano, e il suo sguardo<text:line-break/>penetrante sembra seguire chiunque osservi il ritratto.<text:line-break/>Ogni creatura che guarda il ritratto deve superare un<text:line-break/>tiro salvezza su Saggezza con CD 17, altrimenti è afflita<text:line-break/>da una forma di follia duratura, da determinare tirando<text:line-break/>sulla tabella “Follia Duratura” nel capitolo 8 della Dungeon<text:line-break/><text:line-break/>LIVELLO 9 | TL NUCLEO BEL DWEOMER<text:line-break/><text:line-break/>Master's Guide. In caso di tiro salvezza fallito, una creatura<text:line-break/>può essere di nuovo influenzata dal ritratto, ma non finché<text:line-break/>la sua follia attuale non termina.<text:line-break/><text:line-break/>6. NICCHIA DI LETTURA<text:line-break/><text:line-break/>Scrivanie. Il centro della sala è occupato da una fila di<text:line-break/>scrivanie. A una delle scrivanie, siede Spite Harrowdale<text:line-break/>(NM arcimago umano Rashemi, che parla l'Abissale, il<text:line-break/>Comune, l’Elfico, il Gigante, il Nanico e il Primordiale).<text:line-break/>La sua guardia del corpo, un oni che ha assunto l’aspetto<text:line-break/>di una mezzogre femmina di nome Dumara, sta in piedi<text:line-break/>al suo fianco.<text:line-break/><text:line-break/>Scaffali. Le pareti sudovest e nordest sono coperte da<text:line-break/>lunghe file di scaffali carichi di taccuini con la copertina<text:line-break/>morbida, tutti ordinati in base all’argomento.<text:line-break/><text:line-break/>Tubi Pneumatici. Una fila di dieci tubi pneumatici è fissata<text:line-break/>alla parete di fondo. Sotto i tubi, è presente uno scaffale<text:line-break/>di cilindri di rame vuoti.<text:line-break/><text:line-break/>Spite impugna una bacchetta sulla cui punta è stato<text:line-break/>lanciato un trucchetto luce e sta leggendo una biografia molto<text:line-break/>stringata di Ahghairon, l’arcimago che fondò Waterdeep.<text:line-break/><text:line-break/>Se i personaggi attraversano il Nucleo del Dweomer<text:line-break/>accompagnati dal preside, Spite li saluta con un sorriso<text:line-break/>quando passano. Una volta passati, lui e l'oni lanciano<text:line-break/>invisibilità su se stessi e assieme pedinano i personaggi,<text:line-break/>incuriositi dalla loro presenza al Nucleo del Dweomer. Spite<text:line-break/>e Dumara affrontano i personaggi non appena possono farlo<text:line-break/>in privato (vedi “Studenti Malvagi” a pagina 117).<text:line-break/><text:line-break/>I taccuini custoditi in questa stanza sono abbastanza<text:line-break/>piccgli è sottili da poter essere arrotolati e infilati nei<text:line-break/>cilindri dei tubi pneumatici. Trattano argomenti di vario<text:line-break/>interesse per i maghi, tra cui la raccolta di componenti<text:line-break/>magiche, riflessioni sulla Trama, biografie di maghi e lich<text:line-break/>famosi, suggerimenti per creare illusioni realistiche e saggi<text:line-break/>scritti dagli studenti precedenti sugli argomenti arcani più<text:line-break/>disparati. Qualsiasi taccuino di questa raccolta che venga<text:line-break/>rimosso dal Nucleo del Dweomer scompare magicamente e<text:line-break/>ricompare sul suo scaffale.<text:line-break/><text:soft-page-break/><text:line-break/>TUBI PNEUMATICI<text:line-break/><text:line-break/>I tubi sono collegati ai dormitori degli studenti (le aree 8 e<text:line-break/>11). Da sinistra a destra, i tubi sono etichettati con i nomi<text:line-break/>“Turbolenza" (area 8a), “Violenza” (area 8b), “Karstis” (area<text:line-break/>8c), “Yarek” (area 8d), “Spite” (area 11a), “Skrianna” (area<text:line-break/>11b), “Vuota” (area 11c), “Cephalossk” {(area 11d), “Elan”<text:line-break/>(area l1le) e “Nylas” (area 11f).<text:line-break/><text:line-break/>7. LABORATORIO —<text:line-break/><text:line-break/>La porta di questa stanza è leggermente socchiusa, Dietro<text:line-break/>la porta si nasconde Cephalossk, il mind flayer arcanista,<text:line-break/>che sta sbirciando fuori di nascosto. E passato troppo termpo<text:line-break/>dall’ultima volta che il mind flayer si è cibato di un cervello<text:line-break/>fresco, ma è disposto a rinunciare ad attaccare i personaggi.<text:line-break/>se questi promettono di aiutarlo a cibarsi della mente di<text:line-break/>Spite (vedi “Il Mind Flayer Cephalossk” a pagina 118).<text:line-break/>Questo laboratorio è occupato da vari tavoli, bracieri e un<text:line-break/>vasto assortimento di attrezzature alchemiche.<text:line-break/><text:line-break/>8. DORMITORI DEGLI STUDENTI<text:line-break/><text:line-break/>Tutte queste stanze sono arredate allo stesso modo:<text:line-break/><text:line-break/>Tubi Pneumatici. Una fila di cinque tubi pneumatici è<text:line-break/>fissata a una parete. Questi tubi sono contrassegnati con<text:line-break/>le loro destinazioni e sono collegati alla nicchia di lettura<text:line-break/>(area 6), all'ufficio del preside (area 15a), al laboratorio di<text:line-break/>Wormriddle (area 23c), alla cucina (area 27a) e alla sala<text:line-break/>di studio (area 39).</text:p>
      <text:p text:style-name="P1"/>
      <text:p text:style-name="P1"/>
      <text:p text:style-name="P1"/>
      <text:p text:style-name="P1">@@@ 2 @@@</text:p>
      <text:p text:style-name="P1"/>
      <text:p text:style-name="P1"/>
      <text:p text:style-name="P1"/>
      <text:p text:style-name="P1">LEVELLO: 9 | 1L N<text:line-break/><text:line-break/>M F<text:line-break/><text:line-break/>1<text:line-break/>]<text:line-break/>i<text:line-break/><text:line-break/>O DEL DWEOMER<text:line-break/><text:line-break/>MAPRnA 9<text:line-break/><text:line-break/>IL NUucLEO DEL DWwWEOMER<text:line-break/><text:line-break/>Tunnel che conduce<text:line-break/>àl dungeon esponso<text:line-break/><text:line-break/>aa<text:line-break/><text:line-break/>i<text:line-break/><text:line-break/>._..<text:line-break/>PNET<text:line-break/><text:line-break/>L<text:line-break/><text:soft-page-break/><text:line-break/>Tunnel che conduce<text:line-break/><text:line-break/>i<text:line-break/><text:line-break/>BNE<text:line-break/>j<text:line-break/><text:line-break/>l<text:line-break/><text:line-break/>Ù<text:line-break/>n<text:line-break/><text:line-break/>ANL UOC<text:line-break/><text:line-break/>n<text:line-break/><text:line-break/>i<text:line-break/><text:line-break/>i t<text:line-break/><text:line-break/>aa ai ;’:.::a';' #<text:line-break/><text:line-break/>I '.,|'I.."._:. o<text:line-break/><text:line-break/>LI<text:line-break/>i<text:line-break/><text:line-break/>LI u L LI<text:line-break/>iL ia A I<text:line-break/><text:line-break/>46b<text:line-break/><text:line-break/>a a<text:line-break/>n aa<text:line-break/>ri<text:line-break/><text:line-break/>1<text:line-break/><text:line-break/>LI<text:line-break/>i<text:line-break/>h<text:line-break/><text:line-break/>d<text:line-break/>j=<text:line-break/><text:line-break/>E 5i<text:line-break/><text:line-break/>ai<text:line-break/>RE a<text:line-break/>E<text:line-break/><text:line-break/>a<text:line-break/>n nn<text:line-break/><text:line-break/>ra<text:line-break/>ii<text:line-break/><text:line-break/>RR<text:line-break/><text:line-break/>FI<text:line-break/>L)<text:line-break/><text:line-break/>r”<text:line-break/><text:soft-page-break/>Ca<text:line-break/><text:line-break/>'<text:line-break/>e aa<text:line-break/><text:line-break/>Disceéesa al li<text:line-break/><text:line-break/>vello 10 $<text:line-break/><text:line-break/>POS<text:line-break/><text:line-break/>1 quadretto<text:line-break/><text:line-break/>FS FAREF SEOIS<text:line-break/><text:line-break/>L<text:line-break/><text:line-break/>ii<text:line-break/><text:line-break/>Tunnel che<text:line-break/><text:line-break/>“ conduce al<text:line-break/>dungeon<text:line-break/>espaonso<text:line-break/><text:line-break/>3 metri<text:line-break/><text:line-break/>À<text:line-break/>I"'| FFFFRF* E FE<text:line-break/><text:line-break/>a<text:line-break/>|<text:line-break/><text:line-break/>PA a<text:line-break/>aa<text:line-break/><text:line-break/>LL EL<text:line-break/><text:line-break/>1<text:line-break/><text:line-break/>F L<text:line-break/>Fa aa<text:line-break/><text:line-break/>A<text:line-break/><text:line-break/>._.._ _.<text:line-break/>nn 'a t i<text:line-break/>LSESES f<text:line-break/><text:line-break/>......-,.-.,..,,...<text:line-break/><text:line-break/>a<text:line-break/>EbLA<text:line-break/><text:line-break/>LL<text:line-break/><text:line-break/>n<text:line-break/><text:line-break/>r AA L<text:line-break/><text:line-break/>L i<text:line-break/><text:line-break/>FE</text:p>
      <text:p text:style-name="P1"/>
      <text:p text:style-name="P1"><text:soft-page-break/></text:p>
      <text:p text:style-name="P1"/>
      <text:p text:style-name="P1">@@@ 3 @@@</text:p>
      <text:p text:style-name="P1"/>
      <text:p text:style-name="P1"/>
      <text:p text:style-name="P1"/>
      <text:p text:style-name="P1">Letto e Baule. Contro la parete di fondo, sono collocati un<text:line-break/>semplice letto e un baule rinforzato in ferro e dotato di<text:line-break/>urn solido lucchetto che può essere scassinato usando gli<text:line-break/>arnesi da scasso ed effettuando con successo una prova<text:line-break/>di Destrezza con CD 20 {se una camera è vuota, la chiave<text:line-break/>è nella serratura; altrimenti, la chiave è in possesso<text:line-break/>dell’occupante della stanza).<text:line-break/><text:line-break/>Scrivania. Questa semplice scrivania è coperta di pennini,<text:line-break/>calamai, pergamene, annotazioni, taccuini e 1d6 cilindri<text:line-break/>di rame vuoti, da inserire nei tubi pneumatici. Alla parete<text:line-break/>sopra la scrivania, è appeso un ritratto incorniciato<text:line-break/>di Halaster (ognuno dei ritratti nelle camere ha<text:line-break/>un'espressione diversa).<text:line-break/><text:line-break/>BA. CAMERA DI TURBOLENZA<text:line-break/><text:line-break/>Nella parete est, è stato scavato un piccolo foro che<text:line-break/><text:line-break/>consente a Turbolenza di parlare con sua sorella nell’area<text:line-break/><text:line-break/>&amp;b, quando entrambe si trovano nelle loro camere.<text:line-break/>Tesoro,. Îl baule di Turbolenza contiene un abito<text:line-break/><text:line-break/>da viaggiatore e un amuleto in eliotropia a forma di<text:line-break/><text:line-break/>pentacolo (125 mo).<text:line-break/><text:line-break/>OB. CAMERA DI VIOLENZA<text:line-break/><text:line-break/>Nella parete ovest, è stato scavato un piccolo foro che<text:line-break/>consente a Violenza di parlare con sua sorella nell’area Sa,<text:line-break/>quando entrambe si trovano nelle loro camere. Violenza<text:line-break/>ha disegnato dei grandi baffi neri arricciati sul ritratto di<text:line-break/>Halaster appeso sopra la sua scrivania.<text:line-break/><text:line-break/>Tesoro. Îl baule di Violenza contiene un abito da<text:line-break/>viaggiatore, un borsello di pelle rossa con 75 mo e un<text:line-break/>libro degli incantesimi rubato dalla camera di Yarek<text:line-break/>(area 8d). I] libro contiene gli incantesimi seguenti:<text:line-break/>capanna di Leomund, dardo incantato, evoca elementale,<text:line-break/>folata di vento, inviare, nube di nebbia, nube di pugnali,<text:line-break/>nube maleodorante, scurovisione, segugio fedele di<text:line-break/>Mordenkainen, servitore inosservato e unto.<text:line-break/><text:line-break/>&amp;C. CAMERA DI K ARSTIS<text:line-break/><text:line-break/>Questa camera è tenuta libera per uno studente di nome<text:line-break/>Karstis, che forse i personaggi hanno incontrato sul livello<text:line-break/>&amp;. Se Karstis è fuggito dalla Palude Strisciante, se ne<text:line-break/><text:line-break/>sta steso sul letto a leggere il suo libro degli incantesimi<text:line-break/>(presumendo che ne sia ancora in possesso). Altrimenti, la<text:line-break/>stanza è vuota.<text:line-break/><text:line-break/>SD. CAMERA DI YAREK<text:line-break/><text:line-break/>Yarek era lo studente responsabile dell’evocazione del<text:line-break/><text:soft-page-break/>diavolo d'ossa nell’area 47. La sua stanza non è stata più<text:line-break/>riordinata dal giorno della sua dipartita.<text:line-break/><text:line-break/>Dopo la morte di Yarek, le Sorelle Cornute hanno frugato<text:line-break/>nel suo baule e hanno preso tutto ciò che ritenevano di<text:line-break/>valore. Hanno lasciato una bacchetta di cristallo (un focus<text:line-break/>arcano del valore di 10 mo), un abito pregiato e un piccolo<text:line-break/>ritratto autografato di un elegante mago umano dai capelli<text:line-break/>scuri con una colomba appollaiata sulla spalla. Sul ritratto<text:line-break/>è scritta una dedica: “Passa una giornata magica, Yarek! Tl<text:line-break/>tuo amico Jim.”<text:line-break/><text:line-break/>9, FOSSA DEI RIFIUTI<text:line-break/><text:line-break/>In questa stanza aleggia un intenso fetore di spazzatura.<text:line-break/>Nel pavimento si apre una fossa lunga 9 metri, larga<text:line-break/><text:line-break/>3 metri e profonda 18 metri, che è stata riempita di rifiuti e<text:line-break/>di esperimenti falliti fino a una profondità di 3 metri. Quel<text:line-break/>miscuglio chimico ha generato una fanghiglia tossica.<text:line-break/><text:line-break/>Una creatura che cade nella fossa precipita per 15 metri<text:line-break/>sul soffice cumulo di rifiuti sul fondo, subendo 1d4 danni<text:line-break/>contundenti per ogni 3 metri di caduta. Inoltre, una creatura<text:line-break/>che atterra sulla fanghiglia tossica subisce 10 (3d6) danni<text:line-break/><text:line-break/>LIVELLO 9 | IL NUCLEO DEL DWEOMER<text:line-break/><text:line-break/>da veleno all’inizio di ogni suo turno finché la fanghiglia non<text:line-break/>viene ripulita usando acqua o alcol. Un personaggio può<text:line-break/>capire come ripulire la fanghiglia effettuando con successo<text:line-break/>una prova di Intelligenza (Natura) con CD 10.<text:line-break/><text:line-break/>10. DOvV’È HALASTER?<text:line-break/><text:line-break/>Questa stanza è vuota, ad eccezione di un'enorme tenda<text:line-break/>di velluto rosso che copre la parete nordovest. Una corda<text:line-break/>appesa a un lato consente di tirare la tenda per rivelare<text:line-break/>quindici dipinti, ognuno largo 1,5 metri e alto 90 cm,<text:line-break/>disposti in tre file da cinque.<text:line-break/><text:line-break/>Ogni dipinto raffigura una classe di maghi dal volto<text:line-break/>severo che si sono diplomati al Nucleo del Dweomer. Molti<text:line-break/>dei dipinti più vecchi raffigurano gli studenti diplomati<text:line-break/>come scheletri (il che significa che sono morti). Un<text:line-break/>attento esame rivela che Halaster compare nel quadro<text:line-break/>di ogni classe, ad eccezione del ritratto centrale nella<text:line-break/>fila centrale. La rimozione di quel dipinto dalla parete<text:line-break/>innesca una runa antica nascosta dietro di esso (vedi<text:line-break/>“Rune Antiche” a pagina 12). Il DM determina la runa<text:line-break/>pescandola casualmente dal Mazzo delle Rune Antiche<text:line-break/>(vedi l’appendice B).<text:line-break/><text:line-break/>]]1. DORMITORI DEGLI STUDENTI<text:line-break/><text:line-break/>Tutte le stanze sono arredate allo stesso modo:<text:line-break/><text:line-break/>Tubi Pneumatici. Una fila di cinque tubi pneumatici<text:line-break/>è fissata a una parete., Questi tubi sono collegati alla<text:line-break/>nicchia di lettura (area 6), all'ufficio del preside (area<text:line-break/>15a), al laboratorio di Wormriddle (area 23c), alla cucina<text:line-break/>(area 27a) e alla sala di studio (area 39).<text:line-break/><text:line-break/>Letto, Comò e Forziere. Contro la parete di fondo, sono<text:line-break/><text:soft-page-break/>collocati un comodo letto, un elegante comò e un forziere<text:line-break/>di ferro dalle zampe artigliate, su cui è stato lanciato un<text:line-break/>incantesimo serratura arcana (regolato sullo studente<text:line-break/>assegnato alla camera). Una creatura può aprire a viva<text:line-break/>forza il forziere chiuso a chiave magicamente effettuando<text:line-break/>con successo una prova di Forza (Atletica) con CD 25.<text:line-break/><text:line-break/>Scrivania. Questo magnifico scrittoio contiene vari<text:line-break/>pennini, calamai, pergamene, annotazioni, taccuini e 1d6<text:line-break/>cilindri di rame vuoti, da inserire nei tubi pneumatici.<text:line-break/>Alla parete sopra lo scrittoio, è appeso un ritratto<text:line-break/>incorniciato di Halaster (ognuno dei ritratti nelle camere<text:line-break/>ha un'espressione diversa).<text:line-break/><text:line-break/>l]A. CAMERA DI SPITE<text:line-break/><text:line-break/>Spite Harrowdale e la sua guardia del corpo oni<text:line-break/>corndividono questa camera. Spite ha preso la precauzione<text:line-break/>di lanciare un incantesimo g/lifo di interdizione sullo stipite<text:line-break/>della porta, regolato per innescarsi se qualcuno che non<text:line-break/>sia lui o Dumara varca la soglia. Il glifo non è visibile<text:line-break/>dall'esterno della stanza e, una volta innescato, sprigiona<text:line-break/>un'energia magica che riempie una sfera del raggio di<text:line-break/><text:line-break/>6 metri centrata su di esso. Ogni creatura in quell’area<text:line-break/>deve effettuare un tiro salvezza su Destrezza con CD 17:<text:line-break/>se fallisce, subisce 45 (10d8) danni da tuono, mentre se lo<text:line-break/>supera, subisce la metà di quei danni.<text:line-break/><text:line-break/>Tesoro. Spite custodisce un minuscolo scrigno<text:line-break/>ingioiellato nel suo scrittoio. Questo scrigno (50 mo) è una<text:line-break/>riproduzione di un forziere di dimensioni più grandi fatto di<text:line-break/>materiali pregiati. Questo forziere (del valore di 50.000 mo)<text:line-break/>è stato nascosto sul Piano Etereo, grazie a un incantesimo<text:line-break/>scrigno segreto di Leomund.<text:line-break/><text:line-break/>Un personaggio può riconoscere lo scrigno per ciò<text:line-break/>che è in realtà effettuando con successo una prova di<text:line-break/>Intelligenza (Arcano) con CD 15. Sg]tanto Spite può usare<text:line-break/>la riproduzione per chiamare a sé il forziere più grande, che<text:line-break/>contiene due libri degli incantesimi intitolati Incantesimi</text:p>
      <text:p text:style-name="P1"/>
      <text:p text:style-name="P1"/>
      <text:p text:style-name="P1"/>
      <text:p text:style-name="P1">@@@ 4 @@@</text:p>
      <text:p text:style-name="P1"/>
      <text:p text:style-name="P1"/>
      <text:p text:style-name="P1"/>
      <text:p text:style-name="P1">di Spite, volumi I e IT Questi libri contengono tutti gli<text:line-break/>incantesimi preparati da Spite, più gli incantesimi seguenti:<text:line-break/>danza irresistibile di Otto, disco fiuttuante di Tenser,<text:line-break/>disintegrazione, forma gassosa, freccia acida di Melf, gabbia<text:line-break/>di forza, glifo di interdizione, labirinto, mano di Bigby,<text:line-break/>metamorfosi pura, risata incontenibile di Tasha, santuario<text:line-break/>privato di Mordenkainen, scrigno segreto di Leomund,<text:line-break/>serratura arcana e telecinesi.<text:line-break/><text:line-break/>1l]1B. CAMERA DI SKRIANNA<text:line-break/>Skrianna ha dotato il suo alloggio di ogni genere di<text:line-break/>comodità: lenzuola di seta, soffici pellicce di bestie<text:line-break/>esotiche, un vassoio di frutta fresca, un incensiere dove<text:line-break/>ardono bastoni di incenso e una poltrona da lettura in<text:line-break/>vimini coperta di cuscini.<text:line-break/><text:line-break/><text:soft-page-break/>Diario di Skrianna. Skrianna custodisce nel suo scrittoio<text:line-break/>un diario, che apre un raro spiraglio sulla mente malata<text:line-break/>dei membri della famiglia Shadowdusk. Oltre a esprimere<text:line-break/>disprezzo per i suoi pari nel Nucleo del Dweomer, Skrianna<text:line-break/>si lamenta delle costrizioni imposte su di lei dal preside.<text:line-break/>Parla inoltre di un amante immaginario di nome Acarmmnar,<text:line-break/>che proviene dal vuoto oltre le stelle, e delle visite che fa nei<text:line-break/>suoi sogni al Reame Remoto. Di tanto in tanto, nomina di<text:line-break/>sfuggita gli altri membri della famiglia, vale a dire Zalthar<text:line-break/>e Dezmyr, che risiedono alla Rocca Shadowdusk (vedi il<text:line-break/>livello 22) e intendono fare ritorno a Waterdeep al pieno delle<text:line-break/>forze, grazie a una sorta di costrutto gigante che Halaster sta<text:line-break/>costruendo nel Dominio di Arcturia (il livello 14).<text:line-break/><text:line-break/>Tesoro. Îl comò di Skrianna contiene dieci abiti pregiati<text:line-break/>e un abito da viaggiatore. Îl suo forziere, al cti coperchio<text:line-break/>è attaccato uno specchio sul lato interno, contiene una<text:line-break/>bacchetta finemente cesellata in legno scuro, sostanze da<text:line-break/>avvelenatore e una fiala di {ragrante profumo (75 mo).<text:line-break/><text:line-break/>l]lC. CAMERA VUOTA<text:line-break/>'Qll-:î?5t.‘él CAmera non È ÙE:CU[.'JHÎ.E:'L<text:line-break/><text:line-break/>l]D. CAMERA DI CEPHALOSSK<text:line-break/><text:line-break/>Lo scrittoio di questa stanza contiene sedici vasi opachi,<text:line-break/>al cui interno sono conservati cervelli umanoidi. Il forziere<text:line-break/>contiene altri nove vasi simili, ma vuoti. Cephalossk ha fame<text:line-break/>di cervelli freschi, ma si accontenta di quelli conservati nei<text:line-break/>vasi quando non ci sono altre fonti di cibo disponibili,<text:line-break/>Tesoro. Cephalossk custodisce il suo libro degli<text:line-break/>incantesimi in un cassetto dello scrittoio. Il libro è fatto di<text:line-break/>sottili lamine di rame rilegate con un cavo di mithral. Su<text:line-break/>ogni pagina sono incise intere quartine in una scrittura<text:line-break/>simile al braille chiamata Qualith, che il mind flayer legge<text:line-break/>con i suoi tentacoli. Chi non è un illithid deve usare un<text:line-break/>incantesimo comprensione dei linguaggi o una magia<text:line-break/>analoga per capire cosa c'è sceritto. Il libro contiene tutti gli<text:line-break/>incantesimi preparati da Cephalossk (vedi il riquadro nella<text:line-break/>sezione “Mind Flayer” del Monster Manual).<text:line-break/><text:line-break/>l1E. CAMERA DI ELAN<text:line-break/><text:line-break/>Famiglio. Il famiglio di Elan, un ragno nero dalle striature<text:line-break/>color rosso sangue, resta immobile sulla parete sopra la<text:line-break/>porta e avverte telepaticamente il drow mago se qualche<text:line-break/>intruso entra nella camera.<text:line-break/><text:line-break/>Santuario. Un piccolo santuario dedicato alla regina<text:line-break/>demoniaca Lolth è stato allestito su un comodino<text:line-break/>accanto al letto.<text:line-break/><text:line-break/>Una volta avvertito dal suo famiglio dell’arrivo dei<text:line-break/>visitatori, Elan impiega 3 round per raggiungere il suo<text:line-break/>dormitorio dall'area 13a. Elan accoglie gli sconosciuti<text:line-break/>amichevolmente (vedi “Elan Tanor'thal” a pagina 118).<text:line-break/><text:line-break/>Il santuario è simile a una lanterna ed è concepito<text:line-break/>per essere trasportato facilmente. Al suo interno, è<text:line-break/><text:line-break/>custodita una statuetta in basalto nero di Lolth nella sua<text:line-break/>forma di drow, avvolta nelle ragnatele. Un incantesimo<text:line-break/>individuazione del magico rivela un'aura magica di<text:line-break/>ammaliamento attorno alla statuetta. Ogni creatura<text:line-break/><text:soft-page-break/><text:line-break/>che tocca la statuetta deve superare un tiro salvezza su<text:line-break/>Saggezza con CD 17, altrimenti è afflitta da una forma<text:line-break/>casuale di follia temporanea, da determinare tirando sulla<text:line-break/>tabella “Follia Temporanea” nel capitolo &amp; della Dungeon<text:line-break/>Master's Guide. Una creatura che supera il tiro salvezza<text:line-break/>contro l’effetto di follia può afferrare la statuetta senza<text:line-break/>correre rischi.<text:line-break/><text:line-break/>Tesoro. Îl forziere di Elan contiene un abito da<text:line-break/>viaggiatore nero, un borsello in seta di ragno con 38 mp<text:line-break/>e un mantello nero dotato di cappuccio. Sul mantello è<text:line-break/>appuntato uno scarabeo di ossidiana su cui è inciso il<text:line-break/>simbolo della Casata Tanor’thal (25 mo).<text:line-break/><text:line-break/>l1lF. CAMERA DI NYLAS<text:line-break/><text:line-break/>Contro la parete di fronte alla porta, si erge uno zombi<text:line-break/>ogre che emana un orrendo fetore. Lo zombi ha l'’ordine<text:line-break/>di difendere Nylas mentre dorme in questa stanza e di<text:line-break/>proteggere il libro degli incantesimi del Mago Rosso (vedi<text:line-break/>“Tesoro” più sotto).<text:line-break/><text:line-break/>Tesoro. Nylas nasconde il suo libro degli incantesiimi<text:line-break/>all’interno del torace putrefatto dello zombi ogre. Un<text:line-break/>personaggio con un punteggio di Saggezza (Percezione)<text:line-break/>passiva pari o superiore a 15 che si trovi entro 1,5 metri dallo<text:line-break/>zombi può scorgere il libro degli incantesimi incastrato tra le<text:line-break/>costole. Un personaggio può usare un'azione per cercare di<text:line-break/>afferrare il libro degli incantesimi, mentre lo zombi è animato,<text:line-break/>effettuando con successo una prova di Destrezza (Rapidità di<text:line-break/>Mano) con CD 12. Non è richiesta alcuna prova per rimuovere<text:line-break/>il libro se lo zombi è incapacitato o distrutto.<text:line-break/><text:line-break/>La copertina del libro degli incantesimi di Nylas è fatta di<text:line-break/>legno di bara, le pagine sono brandelli di carne umanoide<text:line-break/>cuciti assierne e il testo è stato scritto con il sangue del<text:line-break/>Mago Rosso in persona. Contiene tutti gli incantesimi<text:line-break/>preparati da Nylas (vedi la scheda delle statistiche del<text:line-break/>mago nel Monster Manual), più animare morti, contattare<text:line-break/>altri piani e inaridire.<text:line-break/><text:line-break/>]2. DOCCE COMUNI<text:line-break/><text:line-break/>Questa stanza è suddivisa in cinque cabine per la doccia,<text:line-break/>dotate di rubinetti e bocchette di ferro che sporgono<text:line-break/><text:line-break/>dalle pareti. L’acqua arriva fino alle docce da una riserva<text:line-break/>sotterranea e viene riscaldata magicamente. La stanza si<text:line-break/>riempie rapidamente di vapore quando i rubinetti sono aperti.<text:line-break/><text:line-break/>13. SALA RICREATIVA<text:line-break/><text:line-break/>Gli studenti si recano qui per rilassarsi e recuperare le<text:line-break/>energie tra una lezione e l'altra.<text:line-break/><text:line-break/>ii PE aià u nn ai Tima— —<text:line-break/><text:line-break/>]3A. TAVERNA<text:line-break/><text:line-break/>Questa stanza sembra la sala comune di un'accogliente<text:line-break/>taverna di Waterdeep. Il bancone è fornito di bottiglie di<text:line-break/>liquori pregiati e fiaschi di vino e, alla parete ovest, è stato<text:line-break/>appeso un bersaglio di legno per le freccette (le freccette<text:line-break/><text:soft-page-break/>sono scolpite a forma di uccello stigeo).<text:line-break/><text:line-break/>Un drow mago di nome Elan Tanor'thal (vedi “Elan<text:line-break/>Tanor’thal” a pagina 118) siede a un tavolo ricoperto di<text:line-break/>pergamene nell’angolo sudovest, rivolto verso la porta<text:line-break/>nord, Di recente, Elan ha acquisito dalla megera notturna<text:line-break/>Wormriddle una pergamena magica di conoscenza delle<text:line-break/>leggende e sta meticolosamente copiando l'incantesimo<text:line-break/>dalla pergamena al suo libro degli incantesimi. Accoglie<text:line-break/>gli intrusi con fare amichevole e suggerisce loro di farsi<text:line-break/>un bicchiere di vino mentre lui completa il lavoro. Una<text:line-break/><text:line-break/>LIVELLO 9 | IL NUGCLEO DEL DWEOMER</text:p>
      <text:p text:style-name="P1"/>
      <text:p text:style-name="P1"/>
      <text:p text:style-name="P1"/>
      <text:p text:style-name="P1">@@@ 5 @@@</text:p>
      <text:p text:style-name="P1"/>
      <text:p text:style-name="P1"/>
      <text:p text:style-name="P1"/>
      <text:p text:style-name="P1">volta completata la trascrizione, la pergarmena si tramuta<text:line-break/>in pòolvere.<text:line-break/><text:line-break/>Tesoro. ll libro degli incantesimi di Elan, rilegato in<text:line-break/>cuoio nero, contiene tutti gli incantesimi da lui preparati,<text:line-break/>più i seguenti: arma magica, caduta morbida, confusione,<text:line-break/>controincantesimo, fabbricare, slifo di interdizione,<text:line-break/>respirare sott'acqua e sembrare, I} suo tentativo di<text:line-break/>copiare la pergamena magica di Wormriddle ha avuto<text:line-break/>successo é ora il libro di EFlan contiene anche conostenza<text:line-break/>delle leggende.<text:line-break/><text:line-break/>]13B. PORTALE ARCUATO PER IL LIVELLO 6<text:line-break/><text:line-break/>Arco. Un arco di pietra incassato nella parete sud è<text:line-break/>decorato con le incisioni di béeholder, flumph e uccelli<text:line-break/>stigei (vedi “Portale Arcuato” più sotto).<text:line-break/><text:line-break/>Guardia. Un nycaloth invisibile monta la guardia lungo la<text:line-break/>parete sud, accanto al portale arcuato. I] nycaloth ritorna<text:line-break/>visibile quando attacca o lancia un incantesimo.<text:line-break/><text:line-break/>Îl nycaloth ha l’ordine di impedire a chiunque di usare il<text:line-break/>portale arcuato per lasciare il Nucleo del Dweomer senza<text:line-break/>il permesso dell'arcanaloth e di portare qualsiasi creatura<text:line-break/>entri nella stanza attraverso il portale nell’ufficio del<text:line-break/>preside (area 15a) per essere interrogata. Avendo ricevuto<text:line-break/>precise istruzioni di non uccidere nessuzio, il nycaloth<text:line-break/>tramortisce le creatureé e le rende prive di sensi, per poi<text:line-break/>trascinarle nell’ufficio del preside.<text:line-break/><text:line-break/>Portale Arcuato. L'arco è uno dei portali magici di<text:line-break/>Halaster (vedi “Portali” a pagina 12), a cui si applicano le<text:line-break/>regole seguenti:<text:line-break/><text:line-break/>. Se una creatura vola o levita entro 1,5 metri dall'arco, il<text:line-break/>portale si apre per 1 minuto.<text:line-break/><text:line-break/>. Î personaggi devono essere di livello pari o superiore<text:line-break/>al 9° per attraversare questo portale (vedi “Thesiyra<text:line-break/>Kesteéllharp” a pagina 10). La prima creatura a passare<text:line-break/>attraverso il portale innesca una runa antica (vedi “Rune<text:line-break/>Antiche” a pagina 12).<text:line-break/><text:line-break/><text:soft-page-break/>« Una creatura che attraversa il portale compare nell'area<text:line-break/>8b del livello 6, nello spazio libero più vicino al portale<text:line-break/>identico situato in quell’area.<text:line-break/><text:line-break/>]4, SALA DELLE PUNIZIONI<text:line-break/><text:line-break/>Esiste una probabilità del 50 per cento che una tiefling<text:line-break/>dalle vesti rosse, una maga di norme Violenza (vedi “Le<text:line-break/>Sorelle Cornute” a pagina 118), si trovi qui a svolgere un<text:line-break/>lavoro punitivo per avere minacciato un relatore ospite.<text:line-break/>L’area contiene quanto segue:<text:line-break/><text:line-break/>Scrivania. Contro la parete ovest, è collocata una spartana<text:line-break/>scrivania. Violenza siede alla scrivania, rivoltà verso<text:line-break/>la parete, intenta a leggere un libro degli incantesimi<text:line-break/>annerito dalle fiamme.<text:line-break/><text:line-break/>Targa della Porta. Sulla porta nordest, è appesa una targa<text:line-break/>di bronzo che recita: “Ufficio del Preside — Si Prega<text:line-break/>di Bussare.”<text:line-break/><text:line-break/>A Violenza non è permesso di andarsene da questa sala<text:line-break/>finché il preside non la congederà e la tiefling preferisce<text:line-break/>non andarsene di soppiatto, per non rischiare punizioni più<text:line-break/>severe. Se i personaggi si rivolgono a lei amichevolmente,<text:line-break/>Violenza suggerisce loro di andarsene prima che il preside<text:line-break/>torni e di andare a parlare con sua sorella Turbolenza, che<text:line-break/>si trova nella Sala degli Incantesimi (area 17).<text:line-break/><text:line-break/>TESORO<text:line-break/><text:line-break/>Il libro degli incantesimi bruciacchiato di Violenza contiene<text:line-break/>tutti gli incantesimi da lei preparati, più i seguenti: alterare<text:line-break/>SeE stesso, muro di fuoco, nube di pugnali e trama ipnotica.<text:line-break/><text:line-break/>LEIVELLO 9 | IL NUCLEO DEL'DIWEOMER<text:line-break/><text:line-break/>15. RIFUGIO DELL'ARCANALOTH<text:line-break/><text:line-break/>a I z a zzz n<text:line-break/><text:line-break/>Queste camere private appartengono all’arcanaloth preside<text:line-break/>che si spaccia per Halaster Blackcloak.<text:line-break/><text:line-break/>]5A. UFFICIO DEL PRESIDE<text:line-break/><text:line-break/>Se non è già stato incontrato altrove, l’arcanaloth<text:line-break/>preside si trova qui sotto le mentite spoglie di Halaster.<text:line-break/>Questa stanza ha un soffitto a cupola alto 9 metri e ha i<text:line-break/>tratti seguenti:<text:line-break/><text:line-break/>Statua, Sul lato opposto alla porta, si erge una statua<text:line-break/>a grandezza naturale di Halaster su un piedistallo di<text:line-break/>granito alto 90 cm. Il mago indossa una tunica su cui<text:line-break/>sono incise dozzine di occhi e impugna un bastone di<text:line-break/>pietra sormontato da una fiamma magica tremolante<text:line-break/>(generata da un incantesimo fiamma perenne).<text:line-break/><text:line-break/>Scrivania. Davanti alla statua, sono state collocate<text:line-break/>un'imponente scrivania in legno di quercia e una sedia<text:line-break/>con lo schienale alto decorata con le incisioni di volti<text:line-break/>urlanti (vedi sotto).<text:line-break/><text:line-break/>Tubi Pneumatici. Quindici tubi pneumatici di rame sono<text:line-break/><text:soft-page-break/>fissati alla parete nordovest. Sotto i tubi si trova uno<text:line-break/>scaffale carico di cilindri di rame vuoti.<text:line-break/><text:line-break/>Porta Segreta. Una porta segreta conduce all'area 15b.<text:line-break/><text:line-break/>Se è presente, l'arcanaloth è impegnato a scrivere<text:line-break/>incarichi individuali sulle pergamene, per poi trasmetterli<text:line-break/>ai relativi studenti usando il sistema dei tubi pneumatici. I<text:line-break/>diversi incarichi prevedono libri da leggere, esperimenti da<text:line-break/>completare e saggi da redigere su vari argomenti arcani.<text:line-break/><text:line-break/>Sulla sedia del preside, è stato lanciato un incantesimo<text:line-break/>antipatia/simpatia. Qualsiasi creatura che non sia in grado<text:line-break/>di lanciare incantesimi di livello pari è superiore al 7° è<text:line-break/>soggetta all’effetto di antipatia dell’incantesimo (CD 17<text:line-break/>del tiro salvezza) ed è sopraffatta dalle urla che sembrano<text:line-break/>diffondersi dalla sedia.<text:line-break/><text:line-break/>Tubi Pneumatici. I tubi si collegano a vari altri luoghi<text:line-break/>del Nucleo del Dweormer e dell’Ordalia di Muiral (il livello<text:line-break/>10), Da sinistra a destra, i tubi sono etichettati con le<text:line-break/>destinazioni seguenti: “Turbolenza” (area 8a), “Violenza”<text:line-break/>(area $8b), “Karstis” (area S8c), “Yarek"” (area 8d), “Spite”<text:line-break/>(area 11a), “Skrianna” (area 11b), “Vuota” (area 11c),<text:line-break/>“Cephalossk” (area 11d), “Elan” {area l1le), “Nylas” (area<text:line-break/>11f), “Wormriddle” (area 23c), “Cucina” (area 27a), “Sala<text:line-break/>di Studio” (area 39), “Relatore Ospite” (area 42) e “Muiral”<text:line-break/>(livello 10, area 4b).<text:line-break/><text:line-break/>15B. TANA DELL'ARCANALOTH<text:line-break/><text:line-break/>Scaffali. Le pareti della stanza sono ricoperte fino a<text:line-break/>un'altezza di 3 metri di scaffali di pietra carichi di libri.<text:line-break/><text:line-break/>Simbolo. Sul pavimento, è stato tracciato un glifo quasi<text:line-break/>invisibile del diarnetro di 3 metri che funge da innesco di<text:line-break/>un incantesimo simbolo. Il glifo è coperto da un tappeto<text:line-break/>circolare decorato con una sequenza di occhi ricamati.<text:line-break/><text:line-break/>Ogni creatura che non sia un immondo innesca<text:line-break/>l’incantesimo simbolo quando mette piede sul tappeto<text:line-break/>circolare o disturba il tappeto in qualsiasi modo. Poiché<text:line-break/>il tappeto copre il glifo di innesco dell'incantesimo, i<text:line-break/>personaggi hanno ben poche speranze di notare il glifo se<text:line-break/>non usano un incantesimo individuazione del magico o una<text:line-break/>magia che consenta loro di vedere sotto il tappeto.<text:line-break/><text:line-break/>Quando il glifo si innesca, ogni creatura in questa<text:line-break/>stanza e nell'area 15a deve elfettuare un tiro salvezza su<text:line-break/>Costituzione con CD 17: se lo fallisce, subisce 55 (10d10)<text:line-break/>danni necrotici, mentre se lo supera, subisce la metà di<text:line-break/>quei danni.<text:line-break/><text:line-break/>Tesoro. L'arcanoloth è un accanito lettore e ha<text:line-break/>accumiulato una vasta collezione di libri recuperati da tutto</text:p>
      <text:p text:style-name="P1"/>
      <text:p text:style-name="P1"/>
      <text:p text:style-name="P1"/>
      <text:p text:style-name="P1">@@@ 6 @@@</text:p>
      <text:p text:style-name="P1"/>
      <text:p text:style-name="P1"/>
      <text:p text:style-name="P1"/>
      <text:p text:style-name="P1">il multiverso. La maggior parte dei libri tratta di argomenti<text:line-break/>comuni come il galateo, l’oratoria e la poesia. Venti libri<text:line-break/><text:soft-page-break/>sono guide ai Piani Esterni o cronache degli eventi storici<text:line-break/>accaduti su vari mondi del Piano Materiale, tra cui Toril,<text:line-break/>QOerth, Athas e altri ancora; questi tomni valgono 100 mo<text:line-break/>ciascuno se venduti a un cormpratore interessato. Se un<text:line-break/>personaggio passa 1 ora a setacciare la stanza, può trovare<text:line-break/>uno di questi tomi rari.<text:line-break/><text:line-break/>L’arcanoloth custodisce in questa stanza il suo libro<text:line-break/>degli incantesimi. Îl libro è rilegato in cuoio e sulla sua<text:line-break/>copertina sono impresse alcune immagini terrificanti. Il<text:line-break/>testo del libro è invisibile e può essere letto soltanto da<text:line-break/>una creatura dotata di vista pura o tramite un incantesimo<text:line-break/>vedere invisibilità o una magia analoga. Il libro contiene<text:line-break/>tutti gli incantesimi preparati dall’arcanoloth, più campo<text:line-break/>anti-magia, cerchio di morte, conoscenza delle leggende,<text:line-break/>nube mortale, palla di fuoco ritardata, scrutare, simbolo e<text:line-break/>tempesta di ghiaccio.<text:line-break/><text:line-break/>]6. CALDERONE MAGICO<text:line-break/><text:line-break/>Nylas Jowd. Questo mago del Thay (vedi “Nylas Jowd” a<text:line-break/>pagina 118) si nasconde nell'alcova est assieme ai suoi<text:line-break/>compagni invisibili, due fuochi fatui.<text:line-break/><text:line-break/>Colonne e Calderone. Cinque colonne di pietra sorreggono<text:line-break/>il soffitto alto 6 metri di questa stanza. Una cavità nella<text:line-break/>colonna più a sud ospita un calderone di piombòo dotato<text:line-break/>di coperchio, che risulta visibile a chi si trovi a sud della<text:line-break/>colonna. Un cucchiaio di legno macchiato è appeso a un<text:line-break/>garncio sopra il calderone.<text:line-break/><text:line-break/>Muro Illusorio. Un muro illusorio cela l’area 18. Un<text:line-break/>incantesimo individuazione del magico lanciato sul muro<text:line-break/>rivela un'aura magica di illusione. I] muro è inconsistente<text:line-break/>e le creature e gli oggetti possono attraversarlo senza<text:line-break/>difficoltà. Îl muro può essere rimosso lanciando con<text:line-break/>Successo un incantesimo dissolvi magie (CD 14).<text:line-break/><text:line-break/>ia aa<text:line-break/><text:line-break/>Nylas ha intenzione di tendere un'imboscata a<text:line-break/>Turbolenza e ucciderla (vedi l'area 17) quando entrerà<text:line-break/>nella stanza per bere dal calderone. Se i personaggi<text:line-break/>sorprendono Nylas, il mago cerca di convincerli a uccidere<text:line-break/>Turbolenza al posto suo e li attacca se rifiutano. Entrambi<text:line-break/>i fuochi fatui attaccano il nemico più vicino a Nylas, nel<text:line-break/>tentativo di proteggere il loro padrone.<text:line-break/><text:line-break/>IL CALDERONE<text:line-break/><text:line-break/>Gli incantesimi individuazione del magico non sono in grado<text:line-break/>di penetrare la superficie in piombo di questo calderone,<text:line-break/><text:line-break/>che pesa 5 kg e contiene 1d10 dosi di un liquido magico<text:line-break/>trasparente che ha il sapore e l’odore dell’aceto. Se una<text:line-break/>creatura beve una dose di quel liquido, recupera uno slot<text:line-break/>incantesimo speso di qualsiasi livello. Se il calderone viene<text:line-break/>rimosso dalla sua nicchia, il liquido magico al suo interno<text:line-break/><text:line-break/>si trasforma in aceto comune. Lo stesso accade se il liquido<text:line-break/>magico si mescola a qualsiasi altra sostanza. Se il calderone<text:line-break/>vuoto rimane nella nicchia, si riempie automaticamente di<text:line-break/>dodici dosi di liquido magico all’alba successiva.<text:line-break/><text:line-break/><text:soft-page-break/>17. SALA DEGLI INCANTESIMI<text:line-break/><text:line-break/>Questa stanza ha un soffitto a volta alto 9 metri ed è<text:line-break/>illuminata da incantesimi fiamma perenne lanciati su<text:line-break/>sostegni per torce di pietra, che sono fissati alle pareti e<text:line-break/>scolpiti a forma di artigli demoniaci. Le pareti, il pavimento<text:line-break/>e il soffitto sono anneriti e crepati dai danni inferti dai vari<text:line-break/>incantesimi.,<text:line-break/><text:line-break/>Se i personaggi visitano questa stanza per Îa prima volta,<text:line-break/>trovano al suo interno una tieflfing vestita di nero, una maga<text:line-break/>di nome Turbolenza (vedi “Le Sorelle Cornute” a pagina<text:line-break/>118), impegnata in un duello di magia con tre arcimaghi,<text:line-break/><text:line-break/>uno dei quali sembra essere Halaster. Turbolenza è in<text:line-break/>serie difficoltà e le rimangono soltanto 3 punti ferita. Prima<text:line-break/>che gli arcimaghi possano finirla, la tiefling grida: “Mi<text:line-break/>arrendo!" Nei loro turni successivi, gli arcimaghi si ritirano<text:line-break/>nelle alcove e si trasformano in statue grigie e inanimate<text:line-break/>(vedi "Statue" più sotto).<text:line-break/><text:line-break/>Turbolenza spiega ai personaggi tutto ciò che vogliono<text:line-break/>sapere sul Nucleo del Dweomer, con l’intenzione di metterli<text:line-break/>contro Halaster. Rivela che il Mago Folle ha un rifugio<text:line-break/>privato su questo livello (area 45), nella speranza che<text:line-break/>tentino di saccheggiarlo e creino un diversivo sufficiente a<text:line-break/>consentire a lei e a sua sorella Violenza di fuggire.<text:line-break/><text:line-break/>STATUE<text:line-break/><text:line-break/>Le tre statue di questa stanza riproducono a grandezza<text:line-break/>naturale tre maghi umani avvolti nelle loro tuniche.<text:line-break/>Vengono usati per mettere alla prova le capacità degli<text:line-break/>studenti come incantatori. Un incantesimo individuazione<text:line-break/>del magico rivela un'aura magica di trasmutazione attorno<text:line-break/>a ognuna di esse:;<text:line-break/><text:line-break/>Statua Est. Questa statua raffigura una giovane donna<text:line-break/>Shou dal volto rovinato per metà dall'acido, che stringe<text:line-break/>un globo in una mano.<text:line-break/><text:line-break/>Statua Sud. Questa stattua si erge su un podio di pietra e<text:line-break/>raffigura Halaster Blackcloak, avvolto in una tunica dai<text:line-break/>molti occhi spalancati, che impugna un bastone.<text:line-break/><text:line-break/>Statua Ovest. Questa statua raffigura una donna dai<text:line-break/>capelli lunghi e dal volto coperto da una maschera liscia<text:line-break/>e priva di lineamenti, che impugna una bacchetta nodosa.<text:line-break/><text:line-break/>Nel loro stato inanimato, le statue sono indistruttibili.<text:line-break/>Quando una creatura si colloca tra la statua est e la<text:line-break/>statua ovest, tutte e tre le statue diventano di carne e<text:line-break/>attaccano ogni creatura presente nella stanza. Îl DM tira<text:line-break/>per l'iniziativa di ogni statua separatamente. Finché sono<text:line-break/>animate, le statue sono considerate tre arcimaghi, con le<text:line-break/>seguenti modifiche:<text:line-break/><text:line-break/>* Le statue sono costrutti senza allineamento e parlano<text:line-break/>soltanto quando lanciano incantesimi che richiedono<text:line-break/>componenti verbali. Non possono uscire dalla stanza.<text:line-break/><text:line-break/>.- Hanno preparato l’incantesimo tempesta di ghiaccio al<text:line-break/>posto di esilio e l'incantesimo dito della morte al posto di<text:line-break/>teletrasporto.<text:line-break/><text:soft-page-break/><text:line-break/>* Se incapacitata o ridotta a O punti ferita, una statua si<text:line-break/>teletrasporta istantaneamente nella sua alcova, dove<text:line-break/>torna alla sua forma inanimata e recupera tutti i suoi<text:line-break/>punti ferita. Non può animarsi di nuovo finché tutti e tre<text:line-break/>gli arcimaghi non si sono ritrasformati in statue.<text:line-break/><text:line-break/>* Le statue tornano alle loro alcove, riassumono le loro<text:line-break/>forme inanimate e recuperano tutti i loro punti ferita se,<text:line-break/>quando arriva il loro turno, nella stanza non resta alcuna<text:line-break/>creatura che non sia incapacitata. Questo accade anche<text:line-break/>se una creatura nella stanza pronuncia le parole “Mi<text:line-break/>arrendo!” in qualsiasi lingua.<text:line-break/><text:line-break/>- Qualsiasi creatura ridotta a O punti ferita da una statua<text:line-break/>animata è stabile e priva di sensi.<text:line-break/><text:line-break/>La prima volta che gli avventurieri sconfiggono la statua<text:line-break/>animata di un particolare arcimago, ricevono l'ammontare<text:line-break/>di PE previsto per la sconfitta di quella creatura in<text:line-break/>combattimento. Le vittorie successive contro quella statua,<text:line-break/>tuttavia, non forniscono ulteriori PE.<text:line-break/><text:line-break/>TEsOoRO<text:line-break/><text:line-break/>Turbolenza porta con sé un libro degli incantesimi sporco<text:line-break/>di fuliggine che contiene tutti gli incantesimi da lei<text:line-break/>preparati, più i seguenti: alterare se stesso, muro di fuoco,<text:line-break/>nube di pugnali e trama ipnotica.<text:line-break/><text:line-break/>LIVELLO 9 | H NUGEEGO DEL DWEOMER</text:p>
      <text:p text:style-name="P1"/>
      <text:p text:style-name="P1"/>
      <text:p text:style-name="P1"/>
      <text:p text:style-name="P1">@@@ 7 @@@</text:p>
      <text:p text:style-name="P1"/>
      <text:p text:style-name="P1"/>
      <text:p text:style-name="P1"/>
      <text:p text:style-name="P1">u<text:line-break/><text:line-break/>18. MURI ILLUSORI<text:line-break/><text:line-break/>Questo corridoio alto 3 metri è delimitato a ovest e a est<text:line-break/><text:line-break/>da due muri illusori. Un incantesimo individuazione del<text:line-break/>magico rivela che i muri sono illusioni inconsistenti e che le<text:line-break/>creature e gli oggetti possono attraversarli senza difficoltà.<text:line-break/>Un muro illusorio può essere rimosso lanciando con<text:line-break/>SUCCesso un incantesimo dissolvi magie (CD 14).<text:line-break/><text:line-break/>19. AVVENTURIERA FANTASMA<text:line-break/><text:line-break/>Apparizione. All’estremità est di gquesto corridoio, si<text:line-break/>manifesta la diafana apparizione di un’avventuriera<text:line-break/>umana che sembra cercare affannosamente una porta<text:line-break/>segreta lungo le pareti.<text:line-break/><text:line-break/>Pareti. ] mosaici che un tempo decoravano le pareti<text:line-break/>sono stati scheggiati e danneggiati fino a diventare<text:line-break/>irriconoscibili e impossibili da riparare. Il muro sul lato<text:line-break/>ovest è illusorio (vedi l’area 18).<text:line-break/><text:line-break/>Teca dei Trofei. Tra le porte che conducono all’area 20,<text:line-break/>è stata collocata una teca in legno per l'’esposizione dei<text:line-break/><text:soft-page-break/>trofei, che però ora è vuota.<text:line-break/><text:line-break/>L'’apparizione è un effetto regionale creato dal Mago Folle<text:line-break/>(vedi “La Tana di Halaster” a pagina 311). Ha l’aspetto di<text:line-break/>una giovane donna umania che indossa una tenuta consunta<text:line-break/>da avventuriera. Non può essere danneggiata e non<text:line-break/>interagisce con le creature o con gli oggetti in alcun modo,<text:line-break/><text:line-break/>20. AULA MAGNA L -<text:line-break/><text:line-break/>Quest'aula inclinata ha un soffitto alto 4,5 metrie i<text:line-break/>tratti seguenti:<text:line-break/><text:line-break/>Luce. Sui sostegni per torce che sporgono dalle pareti,<text:line-break/>sono stati lanciati incantesimi fiamma perenne.<text:line-break/>Gradinate. La metà nord dell'aula è occupata da gradinate<text:line-break/>di pietra digradanti dove gli studenti possono sedersi.<text:line-break/>Podio. A sud, una grossa lavagna è stata montata su un<text:line-break/>podio di pietra alto 1,5 metri. Sulla lavagna sono stati<text:line-break/>disegnati con il gessetto tre bipedi simili a rane che<text:line-break/>sembrano sorridere con Îe loro larghe bocche zannute.<text:line-break/>Sono disposti in formazione triangolare; quello in alto è<text:line-break/>stato disegnato con un gessetto rosso, quello in basso a<text:line-break/>sinistra con il blu e quello in basso a destra con il verde.<text:line-break/>Lettighe. Due lettighe di pietra sono state lasciate nella<text:line-break/>stanza. Su una è legato il cadavere di un quaggoth, a cui<text:line-break/>è stato squarciato il petto € sono state rimosse le viscere.<text:line-break/>L’altra è coperta da un telo nero che arriva fino a terra e<text:line-break/>cela uno slaad girino (vedi “Slaad Girino” più sotto).<text:line-break/><text:line-break/>Se un personaggio esamina i disegni sulla lavagna ed<text:line-break/>effettua con successo una prova di Intelligenza (Arcano)<text:line-break/>corn CD 15, li identifica come uno slaad rosso, uno verde<text:line-break/>e uno blu. Delle frecce gialle partono dallo slaad rosso e<text:line-break/>indicano gli altri due. Accanto a ogni slaad, sono scritte<text:line-break/>alcune parole in Abissale. Se un personaggio conosce<text:line-break/>l’Abissale, può tradurre le parole:<text:line-break/><text:line-break/>.- Accanto allo slaad rosso, è stato scritto “Genitore”.<text:line-break/><text:line-break/>. Accanto allo slaad blu, sono state scritte le parole<text:line-break/>“Progenie del genitore e del corpo ospite”.<text:line-break/><text:line-break/>- Accanto allo slaad verde, sono state scritte le parole<text:line-break/>“Progenie se il corpo ospite è un incantatore”,<text:line-break/><text:line-break/>SLAAD GIRINO<text:line-break/><text:line-break/>La megera notturna Wormriddle ha preparato una<text:line-break/>dimostrazione speciale per gli studenti, inoculando un uovo<text:line-break/>di slaad rosso in un quaggoth catturato. Purtroppo per<text:line-break/><text:line-break/>lei, lo slaad girino si è schiuso ben prima del previsto. La<text:line-break/>megera notturna non ha controllato Ia sua cavia di recente<text:line-break/>e non sa che il girino è già in circolazione. Il girino attacca<text:line-break/><text:line-break/>LIMVELLO $ | 1L NUCLEO DEL' DW EQOMER<text:line-break/><text:line-break/>il primo umanoide che giunge entro 1,5 metri da esso. Se<text:line-break/>lasciato stare, il girino cresce fino a diventare uno slaad<text:line-break/>blu dopo 1d12 ore. Quei personaggi che si sono iscritti<text:line-break/>all’accademia potrebberoò ricevere da Wormriddle l’incarico<text:line-break/>di sopprimerlo.<text:line-break/><text:line-break/><text:soft-page-break/>21. AULE<text:line-break/><text:line-break/>Queste aule offrono degli spazi di apprendimento più intimi<text:line-break/>rispetto all’aula magna.<text:line-break/><text:line-break/>2]A. AULA NoRD<text:line-break/><text:line-break/>Lavagna. Lungo la parete ovest, è stata montata una<text:line-break/>lavagna con una stretta mensola di pietra lungo il bordo<text:line-break/>inferiore per raccogliere la polvere di gesso. In alcune<text:line-break/>nicchie sotto la lavagna, sono custoditi dei cancellini e<text:line-break/>dei gessetti di vari colori.<text:line-break/><text:line-break/>Scrivanie. Dodici scrivanie disposte in tre file da quattro<text:line-break/>sono rivolte verso la lavagna. Ogni scrivania è dotata<text:line-break/>di gambe in ghisa, una sedia scolpita in rame e un<text:line-break/>ripiano di legno per la scrittura, rovinato da graffiti in<text:line-break/>varie lingue.<text:line-break/><text:line-break/>Ganci. Lungo la parete di fondo, è stata collocata una fila di<text:line-break/>ganci di pietra a cui appendere i mantelli.<text:line-break/><text:line-break/>21B. AULA SUD<text:line-break/><text:line-break/>Quest'aula è identica all’area 21a, con la differenza che<text:line-break/>qualcuno ha scritto frettolosamente le seguenti parole in<text:line-break/>Comune con il gesso: “La lezione sui Maghi dell’Antichità<text:line-break/>è stata annullata. Studiate Ahghairon negli anni attorno al<text:line-break/>1071 CV. Sarete interrogati!”<text:line-break/><text:line-break/>Se un personaggio effettua con successo una prova di<text:line-break/>Intelligenza (Storia) con CD 20, ricorda che il 1071 CV,<text:line-break/>l’anno dei Leoni Ruggenti, fu l’anno in cui l’arcimago<text:line-break/>Ahghairon, il primo Lord di Waterdeep, creò le interdizioni<text:line-break/>magiche che proteggono la città dagli assalti dei draghi.<text:line-break/><text:line-break/>22. MESCITA DELLE POZIONI<text:line-break/><text:line-break/>Odori. Questa camera è satura dell'odore pungente delle<text:line-break/>misture alchemiche.<text:line-break/><text:line-break/>Mobili. La metà nord della stanza è occupata da una<text:line-break/>dozzina di grossi calderoni di pietra e da armadi pieni di<text:line-break/>vasi di ingredienti.<text:line-break/><text:line-break/>Vasca di Pietra. La metà sud della stanza è occupata da<text:line-break/>una vasca di pietra larga 6 metri e profonda 1,5 metri a<text:line-break/>forma di scodella, delimitata da un bordo alto 90 cm. La<text:line-break/>vasca è piena di una mistura tossica che contiene due<text:line-break/>fatali del veleno (vedi “Mistura Tossica” più sotto).<text:line-break/><text:line-break/>Gli studenti usano i calderoni per mescere le loro<text:line-break/>pozioni. Una valvola ai piedi di ogni calderone consente di<text:line-break/>aprire un condotto di gas naturale sottostante e un pedale<text:line-break/>collegato a una pietra focaia infiamma il gas per riscaldare<text:line-break/>il calderone,<text:line-break/><text:line-break/>Gli armadi contengono quasi cinquecento vasi di<text:line-break/>ingredienti usati per mescere le pozioni magiche più o<text:line-break/>meno comuni. Ogni vaso è contrassegnato con un'etichetta<text:line-break/>in Abissale. Gli ingredienti sono inerti è non hanno alcun<text:line-break/>valore particolare.<text:line-break/><text:line-break/>MISTURA TOSSICA<text:line-break/><text:soft-page-break/>Le pozioni fallite vengono gettata nella vasca di pietra,<text:line-break/>dove si mescalano alla mistura tossica già presente. Ogni<text:line-break/>creatura che inizia il suo turno immersa nella mistura<text:line-break/>diventa avvelenata finché non esce dal liquido e non si lava<text:line-break/>con l'acqua.<text:line-break/><text:line-break/>Due fatali del veleno si nascondono nella mistura<text:line-break/>tossica e cercano di afferrare Îe creature entro portata<text:line-break/>per trascinarle nella vasca. Queste creature sono fatali</text:p>
      <text:p text:style-name="P1"/>
      <text:p text:style-name="P1"/>
      <text:p text:style-name="P1"/>
      <text:p text:style-name="P1">@@@ 8 @@@</text:p>
      <text:p text:style-name="P1"/>
      <text:p text:style-name="P1"/>
      <text:p text:style-name="P1"/>
      <text:p text:style-name="P1">dell’acqua con un grado di sfida pari a 4 (1.100 PE) e con le<text:line-break/>modifiche seguenti:<text:line-break/><text:line-break/>.- Î fatali sono invisibili finché sono completamente<text:line-break/>immersi nella mistura tossica. Muoiono se costretti<text:line-break/>a uscire dalla vasca o se sulla mistura tossica viene<text:line-break/>lanciato un incantesimo purificare cibo e bevande.<text:line-break/><text:line-break/>- Una creatura subisce 10 (3d6} danni da veleno all'inizio<text:line-break/>di ogni suo turno in cui è afferrata da un fatale del veleno.<text:line-break/><text:line-break/>23. RIFUGIO DI WORMRIDDLE<text:line-break/><text:line-break/>Queste camere costituiscono il rifugio privato della<text:line-break/>megera notturna Wormriddle, (vedi “La Megera Notturna<text:line-break/>Wormriddle” a pagina 117). Se non è già stata incontrata e<text:line-break/>sconfitta altrove, esiste una probabilità del 50 per cento che<text:line-break/>si trovi nell'area 23b. Altrimenti, si trova nell'area 23c.<text:line-break/>L'incantesimo spostamento planare della megera<text:line-break/>non funziona a Sottomonte, ma se messa alle strette,<text:line-break/>Wormriddle può sempre usare la sua pietra del cuore per<text:line-break/>rifugiarsi sul Piano Etereo. I golem di carne dell’area 23c<text:line-break/>costituiscono la prima linea di difesa di Wormriddle. Se<text:line-break/>sono sconfitti, la megera va in cerca del preside, che le<text:line-break/>ordina di radunare gli studenti e di formare una squadra<text:line-break/>che dia la caccia agli intrusi e li distrugga.<text:line-break/><text:line-break/>23A. CAMERA FUMOSA<text:line-break/><text:line-break/>Questa camera è pesantemente oscurata dal furno che<text:line-break/>si alza da due bracieri di pietra. La megera notturna<text:line-break/>usa il fumo per dissuadere gli accessi non autorizzati<text:line-break/>nel suo rifugio da parte degli studenti. Il fumo blocca<text:line-break/>completamente la vista e le creature al suo interno sono<text:line-break/>considerate a tutti gli effetti accecate. Ogni braciere è<text:line-break/>dotato di dozzine di minuscoli fori da cui fuoriesce il fumo.<text:line-break/>Un liquido versato su un braciere evapora rapidamente e<text:line-break/>non fa nulla per sopprimere la nube di fumo che ne esce.<text:line-break/>Wormriddle ha fabbricato dei coperchi di ferro a<text:line-break/>chiusura stagna per i bracieri e li custodisce nell’area 23b.<text:line-break/>Se entrambi i bracieri sono chiusi con quei coperchi, il<text:line-break/>fumo nella stanza inizia a dissiparsi; dopo 1 minuto l'area è<text:line-break/>leggermente oscurata e dopo 5 minuti è sgombra dal fumo.<text:line-break/><text:line-break/>23B. Covo DI WORMRIDDLE<text:line-break/><text:line-break/>Se la megera notturna Wormriddle si trova in quest’area<text:line-break/>e sa dell'arrivo degli intrusi, assume la forma di una<text:line-break/><text:soft-page-break/>giovane halfling di nome Medliey. In questa forma, indossa<text:line-break/>un cappello nero da strega e spazza il pavimento con una<text:line-break/>piccola scopa di saggina. Il covo della megera presenta i<text:line-break/>seguenti elementi:<text:line-break/><text:line-break/>Ossa. I] pavimento è coperto di ossa di gatto.<text:line-break/><text:line-break/>Coperchi di Ferro. Contro la parete nord, sono stati<text:line-break/>appoggiati due coperchi circolari di ferro del peso di<text:line-break/>12,5 kg (servono a coprire i bracieri nell’area 23a).<text:line-break/><text:line-break/>Letto. Lungo la parete sud, è stato collocato un decrepito<text:line-break/>letto a baldacchino a cui sono appesi gatti mummificati<text:line-break/>(sotto un cuscino ammuffito è nascosto un vaso pieno<text:line-break/>delle unghie tagliate e sporche della megera, utilizzate<text:line-break/>per intessere le sue magie malvagie).<text:line-break/><text:line-break/>Bambole. Sulla parete dietro al letto, è stata montata una<text:line-break/>mensola che sorregge otto bambole. Una nona bambola è<text:line-break/>caduta dalla mensola e giace sul pavimento.<text:line-break/><text:line-break/>Nella sua forma halfling, Wormriddle afferma di<text:line-break/>essere una delle più promettenti studentesse del Nucleo<text:line-break/>del Dweomer e si offre di far visitare l’accademia ai<text:line-break/>personaggi. Se i personaggi accettano, li conduce nell’area<text:line-break/>23c e ordina ai suoi golem di attaccare. Se i golem sono<text:line-break/>già stati sconfitti, la megera piange per la loro perdita<text:line-break/>e assume forma eterea per fuggire dai personaggi (farà<text:line-break/><text:line-break/>ritorno quando avrà radunato gli studenti e formato una<text:line-break/>squadra per combatterli). Se i personaggi la attaccano in<text:line-break/>quest'area, la megera notturna diventa eterea e fugge.,<text:line-break/><text:line-break/>Collezione di Bambole. Le bambole sono state<text:line-break/>rozzamente fabbricate per assomigliare agli studenti che<text:line-break/>attualmente frequentano il Nucleo del Dweomer. Le otto<text:line-break/>bambole sulla mensola rappresentano Spite, Cephalossk,<text:line-break/>Nylas, Skrianna, le Sorelle Cornute, Elan e Karstis. La<text:line-break/>bambola caduta a terra rappresenta Yarek, lo studente<text:line-break/>di recente ucciso dal diavolo d'ossa nell'area 48. Ogni<text:line-break/>bambola contiene una ciocca di capelli o qualche altro<text:line-break/>campione prelevato dal corpo dello studente (nel caso del<text:line-break/>mind flayer Cephalossk, una dose di fanghiglia puzzolente).<text:line-break/><text:line-break/>Nel petto imbottito di ogni bambola, è nascosta<text:line-break/>un'unghia tagliata della megera notturna, che le consente di<text:line-break/>esercitare il suo potere segreto sull'individuo rappresentato<text:line-break/>dalla bambola. Se un personaggio effettua con successo<text:line-break/>una prova di Intelligenza (Arcano) con CD 15, intuisce<text:line-break/>che può privare la megera di questo potere sostituendo la<text:line-break/>sua unghia tagliata con un frammento del proprio corpo.<text:line-break/>Così facendo sarà il personaggio a poter usare l’effigie per<text:line-break/>danneggiare lo studente rappresentato.<text:line-break/><text:line-break/>Affinché i] potere funzioni, sia la bambola che la creatura<text:line-break/>che essa rappresenta devono trovarsi a Sottomonte, Un<text:line-break/>personaggio che ha collocato un frammento di se stesso in<text:line-break/>una specifica bambola può usare un'azione per mutilare la<text:line-break/>bambola in uno dei modi seguenti, per ottenere il risultato<text:line-break/>corrispondente:<text:line-break/><text:line-break/>. Se gli occhi della bambola vengono trafitti con aghi o<text:line-break/>spilli, lo studente che quella bambola rappresenta è<text:line-break/>accecato finché gli aghi o gli spilli non sono rimossi<text:line-break/><text:soft-page-break/>o finché non viene lanciato un incantesimo rimuovi<text:line-break/>maledizione o una magia simile su quello studente.<text:line-break/><text:line-break/>. Se la bambola viene pugnalata alla schiena con un<text:line-break/>coltello o uno strumento affilato simile, lo studente<text:line-break/>che quella bambola rappresenta è paralizzato finché lo<text:line-break/>strumento non viene rimosso o finché non viene lanciato<text:line-break/>un incantesimo rimuovi maledizione o una magia simile<text:line-break/>su quello studente.<text:line-break/><text:line-break/>* Se la bambola viene bruciata o fatta a pezzi, essa è<text:line-break/>distrutta e lo studente che rappresenta deve effettuare<text:line-break/>un tiro salvezza su Costituzione con CD 14; se lo supera,<text:line-break/>è stordito per 1 minuto, mentre se fallisce, scende<text:line-break/>istantaneamente a 0 punti ferita ed è morente.<text:line-break/><text:line-break/>23C. LABORATORIO DEI GOLEM DI CARNE<text:line-break/><text:line-break/>Se la megera notturna Wormriddle si trova qui, è nella sua<text:line-break/>forma naturale e sta cercando nella stanza un forziere di<text:line-break/>legno che non è al suo posto (vedi “Tesoro” più sotto).<text:line-break/><text:line-break/>Fetore. Nella camera aleggia un fetore di carne putrefatta.<text:line-break/><text:line-break/>Golem. Se i personaggi non li hanno già incontrati e<text:line-break/>distrutti altrove, quattro golem di carne giacciono stesi<text:line-break/>su tavoli di legno con cavalletti al centro della stanza,<text:line-break/>coperti da teli bianchi macchiati di sangue.<text:line-break/><text:line-break/>Area di Lavoro, Un quinto tavolo circondato da chiazze di<text:line-break/>sangue essiccato è carico di seghe, aghi, spolette di filo<text:line-break/>nero e brandelli di carne putrefatta. Accanto al tavolo, è<text:line-break/>stato collocato un barile di legno pieno di parti del corpo<text:line-break/>di umanoidi in vari stadi di decomposizione.<text:line-break/><text:line-break/>Cadaveri Appesi. Quattro cadaveri umani pressoché intatti<text:line-break/>sono stati appesi a ganci montati sulla parete sud (dietro<text:line-break/>uno dei cadaveri, si cela una porta segreta che, se aperta,<text:line-break/>rivela un tunnel collegato all’area 25).<text:line-break/><text:line-break/>Tubi Pneumatici. Una fila di tredici tubi pneumatici di<text:line-break/>rame è fissata alla parete di nord. Satto i tubi, c'è uno<text:line-break/>scaffale carico di cilindri di rame vuoti.<text:line-break/><text:line-break/>LINVELLO 9 | IL NUGLEO DEL DWEOMEFR</text:p>
      <text:p text:style-name="P1"/>
      <text:p text:style-name="P1"/>
      <text:p text:style-name="P1"/>
      <text:p text:style-name="P1">@@@ 9 @@@</text:p>
      <text:p text:style-name="P1"/>
      <text:p text:style-name="P1"/>
      <text:p text:style-name="P1"/>
      <text:p text:style-name="P1">I golem sono al servizio di Wormriddle. Se uno di essi<text:line-break/>erntra in uno stato di berserk in sua presenza, la megera<text:line-break/>cerca di calmarlo., Sé la megera notturna non è presente, i<text:line-break/>golem attaccano solo se vengono danneggiati.<text:line-break/><text:line-break/>Tubi Pneumatici. Questi tubi sono collegati a vari altri<text:line-break/>luoghi del Nucleo del Dweomer. Da sinistra a destra, i tubi<text:line-break/>sono etichettati con le destinazioni seguenti: “Turbolenza”<text:line-break/>(area 8a), “"Violenza” (area 8b), “Karstis" (area 8c), “Yarek”<text:line-break/>(area 8d), “Spite"” (area Ila), “Skrianna” (area 11b), “Vuota”<text:line-break/>(area 11c), “Cephalossk” (area 11d), “Elan” (area 11e),<text:line-break/>“Nylas” (area 11f), “Halaster” (area 15a), “Cucina” (area<text:line-break/><text:soft-page-break/>27a) e “Sala di Studio” (area 39).<text:line-break/><text:line-break/>Tesoro. Sotto le parti corporee putrefatte nel barile, è<text:line-break/>stato nascosto un forziere di legno sui cui lati si aprono<text:line-break/>dei minuscoli fori per far circolare l’aria. Il forziere<text:line-break/>contiene una comune rana che sputa una gemma della<text:line-break/>visione, la prima volta che viene presa in mano da un<text:line-break/>umanoide. La rana non possiede nessun'altra capacità<text:line-break/>speciale, ma sermbra felice di essere stata estratta da quel<text:line-break/>macabro barile.<text:line-break/><text:line-break/>24. COsSA DICE HALASTER?<text:line-break/><text:line-break/>Due statue inanimate del Mago Folle, alte 2,7 metri,<text:line-break/><text:line-break/>si ergono agli angoli della sezione allargata di questo<text:line-break/>corridoio alto 3 metri. Quando una creatura passa in mezzo<text:line-break/>alle statue, provoca un effetto sonoro che si diffonde da una<text:line-break/>delle due statue o da entrambe. Il DM tira un d8 e consulta<text:line-break/>la tabella “Effetti Sonori delle Statue” per determinare<text:line-break/>cosa accade.<text:line-break/><text:line-break/>Ogni statua è un oggetto Grande con CA 15, 50 punti<text:line-break/>ferita e immunità ai danni psichici e da veleno. La<text:line-break/>distruzione di una statua non impedisce che il rumore<text:line-break/>continui a generarsi dalla sua posizione, finché tutti i suoi<text:line-break/>detriti non vengono rimossi dall'area.<text:line-break/><text:line-break/>EFFETTI SONORI DELLE STATUE<text:line-break/><text:line-break/>d&amp; Effetto<text:line-break/><text:line-break/>1 Una statua emette una sonora flatulenza.<text:line-break/>Una statua conta lentamente da 10 a 1.<text:line-break/><text:line-break/>3 Entrambe le statue gridano all’unisono: “BOOM-<text:line-break/>bada-BOOM-badda!"<text:line-break/><text:line-break/>4 Una statua annuncia: “Non dimenticare di prendere<text:line-break/>il tuo trofeo di partecipazione quando esci.”<text:line-break/><text:line-break/>5 Una statua esclama: “Dammi una H!”<text:line-break/>Una statua chiede: “Ehi, hai visto il mio gatto?”<text:line-break/><text:line-break/>7 Una statua grida: “Il richiamo proviene dal cuore<text:line-break/>della montagna!”<text:line-break/><text:line-break/>8 Una statua proclama: “Muori!” e lancia un<text:line-break/><text:line-break/>incantesimo parola del potere uccidere bersagliando<text:line-break/>Ja creatura che ha innescato l’effetto sonoro,<text:line-break/><text:line-break/>25. SCORTE DELLA SCUOLA<text:line-break/><text:line-break/>Bracieri. Da due bracieri di pietra alti 2,4 metri e<text:line-break/>modellati come calici giganti, si innalzano fiamme verdi<text:line-break/>scoppiettanti, che mantengono questa stanza alta 6 metri<text:line-break/>calda, asciutta e illuminata (i bracieri sono alimentati da<text:line-break/>condotti di gas naturale che corrono sotto il pavimento e<text:line-break/>non si estinguono mai).<text:line-break/><text:line-break/>Guardie. Due spectator fluttuano a 4,5 metri dal<text:line-break/>pavimento.<text:line-break/><text:line-break/><text:soft-page-break/>Scorte. Nella parete nord, sono stati scavati degli scaffali<text:line-break/>di pietra carichi di libri degli incantesimi vuoti e di pile<text:line-break/>di pergamene. Tra uno scaffale e l’altro, sono stati appesi<text:line-break/>cartelli di rame con incise le parole seguenti in Comune:<text:line-break/><text:line-break/>LIVELLO $9 |'1L NUGLEO DEL DWEOMER<text:line-break/><text:line-break/>“Vietato prelevare le scorte senza il permesso scritto del<text:line-break/>Preside Blackcloak."<text:line-break/><text:line-break/>Porta Segreta. Una porta segreta si apre su un corridoio<text:line-break/>polveroso che conduce all'area 23c.<text:line-break/><text:line-break/>Gli spectator fanno la guardia alle scorte e usano la<text:line-break/>telepatia per intimare agli intrusi di non toccare niente se<text:line-break/>non sono in paossesso di un permesso scritto del preside.<text:line-break/>Se un biglietto del genere viene fornito, gli spectator lo<text:line-break/>studiano attentamente: riconoscono un eventuale falso, se<text:line-break/>superano una prova di Saggezza (Percezione) contrapposta<text:line-break/>alla prova di Intelligenza (Inganno) del falsario. Se gli<text:line-break/>spectator credono che il biglietto sia autentico, consentono<text:line-break/>il prelievo di un libro degli incantesimi e di un massimo<text:line-break/>di dieci fogli di pergamena. Attaccano chiunque si faccia<text:line-break/>cogliere sul fatto mentre tenta di rubare le scorte,<text:line-break/><text:line-break/>TEsORO<text:line-break/><text:line-break/>Sugli scaffali sono stati collocati tredici libri degli<text:line-break/>incantesimi vuoti e trecento fogli di pergamena. Ogni<text:line-break/>libro degli incantesimi vuoto vale 50 mo e ogni foglio di<text:line-break/>pergamena vale 1 ma.<text:line-break/><text:line-break/>26. CORRIDOIO CURVO<text:line-break/><text:line-break/>Questo corridoio alto 3 metri e Jargo 6 metri è attraversato<text:line-break/>da un antico scavo, In passato, i drow cercarono di<text:line-break/>espandere questo livello del dungeon e misero alcuni<text:line-break/>schiavi al lavoro con l’ordine di scavare nuovi passaggi,<text:line-break/>ma il progetto fu abbandonato quando Halaster e i suoi<text:line-break/>apprendisti scacciarono i drow.<text:line-break/><text:line-break/>26A. PORTE CHE SBATTONO<text:line-break/><text:line-break/>La prima volta che i personaggi arrivano a metà di questo<text:line-break/>corridoio, sentono una doppia porta che sbatte, a nordest<text:line-break/>(probabilità del 30 per cento) o a sudovest (probabilità del<text:line-break/>70 per cento). Îl rumore è un innocuo effetto regionale<text:line-break/>illusorio, creato da Halaster (vedi “La Tana di Halaster” a<text:line-break/>pagina 311).<text:line-break/><text:line-break/>26B. TUNNEL IN PIETRA GREZZA<text:line-break/><text:line-break/>Un manto assassino di recente si è infiltrato nel Nucleo<text:line-break/>del Dweomer e si è stabilito in quest'area. Quando sente<text:line-break/>arrivare degli intrusi, si posa sul pavimento e assume<text:line-break/>l’aspetto di un mantello nero abbandonato, nella speranza<text:line-break/>di cogliere di sorpresa le sue prede.<text:line-break/><text:line-break/>27. MENSA SCOLASTICA<text:line-break/><text:line-break/>i vero Halaster ha vincolato due diavoli uncinati a queste<text:line-break/>stanze e li ha incaricati di preparare i pasti per gli studenti<text:line-break/>e il personale del Nucleo del Dweomer.<text:line-break/><text:line-break/><text:soft-page-break/>Quei personaggi che esaminano le porte più esterne<text:line-break/>(quelle contrassegnate con un asterisco sulla mappa)<text:line-break/>noteranno dei sottili glifi e intrecci d’argento lungo gli stipiti<text:line-break/>esterni delle porte. Una prova di Intelligenza (Arcano) con<text:line-break/>CD 20 effettuata con successo rivela che i glifi attorno<text:line-break/>a ogni porta impediscono ai diavoli di varcare quella<text:line-break/>soglia. Se una parte dei glifi viene grattata via, la magia<text:line-break/>di quella porta si spezza e i diavoli potranno attraversarla<text:line-break/>normalmente.<text:line-break/><text:line-break/>27A. CUCINA<text:line-break/><text:line-break/>La cucina è tenuta in ordine e nell’aria aleggiano il profumo<text:line-break/>di spezie e l’odore di cibo bruciacchiato. E dotata di tutti i<text:line-break/>mobili e gli accessori di una tipica cucina, come tavoli di<text:line-break/>preparazione, credenze piene di pentole e padelle e utensili<text:line-break/>appesi alle pareti. I suoi tratti più degni di nota sono<text:line-break/><text:line-break/>i seguenti:</text:p>
      <text:p text:style-name="P1"/>
      <text:p text:style-name="P1"/>
      <text:p text:style-name="P1"/>
      <text:p text:style-name="P1">@@@ 10 @@@</text:p>
      <text:p text:style-name="P1"/>
      <text:p text:style-name="P1"/>
      <text:p text:style-name="P1"/>
      <text:p text:style-name="P1">Personale della Cucina. Due diavoli uncinati<text:line-break/>preparano i pasti in quest'area e attaccano chiunque<text:line-break/>non riconoscano. Sono presenti anche tre servitori<text:line-break/>inosservati viventi (vedi l'appendice A) che<text:line-break/>distribuiscono i pasti.<text:line-break/><text:line-break/>Stufa. lL’elemento centrale della cucina, una gigantesca<text:line-break/>stufa di ferro dalla cima a cupola, è sormontato da<text:line-break/>calderoni che bollono e padelle che sfrigolano.<text:line-break/><text:line-break/>Tubi Pneumatici. Tredici tubi pneumatici di rame sono<text:line-break/>fissati alla parete di fondo. Sotto i tubi, è stato collocato<text:line-break/>uno scaffale carico di cilindri di rame vuoti.<text:line-break/><text:line-break/>I diavoli sbrigano le loro mansioni senza troppo<text:line-break/>entusiasmo e spesso servono il cibo troppo crudo o troppo<text:line-break/>cotto. Nonostante il loro malcontento, tengono la cucina<text:line-break/><text:line-break/>pulita e in ordine, come si addice alla loro natura metodica.<text:line-break/><text:line-break/>I servitori inosservati viventi non hanno altra funzione che<text:line-break/>quella di consegnare i pasti.<text:line-break/><text:line-break/>La stufa è alimentata da una magia che attinge al<text:line-break/>Piano Elementale del Fuoco ed emana un forte calore.<text:line-break/>QOgni creatura che tocca la stufa o inizia il proprio turno a<text:line-break/>contatto con essa subisce 5 (1d10) danni da fuoco,<text:line-break/><text:line-break/>Tubi Pneumatici. Questi tubi sono collegati a vari altri<text:line-break/>luoghi del Nucleo del Dweomer e fanno arrivare in cucina<text:line-break/>le ordinazioni dei pasti (ma non possono essere usati<text:line-break/>per consegnare il cibo). Da sinistra a destra, i tubi sono<text:line-break/>etichettati con le destinazioni seguenti: “Turbolenza” (area<text:line-break/>8a), “Violenza” (area 8b), “Karstis” (area 8c), “Yarek” (area<text:line-break/>8d), “Spite” (area 11a), “Skrianna” (area 11b), “Vuota” (area<text:line-break/>11c}), “Cephalossk” (area 11d), “Elan” (area l11le), “Nylas”<text:line-break/>(area 11f), “Preside” (area 15a), “Wormriddle” (area 23c0) e<text:line-break/>“Relatore Ospite” (area 42).<text:line-break/><text:soft-page-break/><text:line-break/>27B. RETROCUCINA<text:line-break/><text:line-break/>Questa camera è occupata da lavandini pieni di acqua<text:line-break/>insaponata, mensole cariche di piatti e stoviglie e file<text:line-break/>di strofinacci appesi ad asciugare. Se non è stata già<text:line-break/>incontrata altrove, la tiefling maga Violenza (vedi “Le<text:line-break/>Sorelle Cornute” a pagina 118) si trova in quest’area a<text:line-break/>lavare i piatti, Come punizione per avere minacciato un<text:line-break/>relatore ospite.<text:line-break/><text:line-break/>A Violenza non è permesso di andarsene da questa<text:line-break/>stanza finché il preside non la congederà e la tiefling<text:line-break/>preferisce non andarsene di soppiatto, per non rischiare<text:line-break/>punizioni più severe. Se i personaggi si rivolgono a lei<text:line-break/>amichevolmente, Violenza suggerisce loro di parlare<text:line-break/>con sua sorella Turbolenza, che si trova nella Sala degli<text:line-break/>Incantesimi (area 17).<text:line-break/><text:line-break/>27C. DISPENSA<text:line-break/><text:line-break/>Questa stanza è piena di casse, barili è sacchi pieni di<text:line-break/>scorte alimentari di prima necessità.<text:line-break/><text:line-break/>28. ALTRE STATUE DI HALASTER<text:line-break/><text:line-break/>Quest’area è iderntica all'area 24, con l'aggiunta di un muro<text:line-break/>illusorio a ovest.<text:line-break/><text:line-break/>Un incantesimo individuazione del magico lanciato<text:line-break/>sul muro ovest rivela che il muro emana un'aura magica<text:line-break/>di illusione. Il muro è inconsistente e le creature e gli<text:line-break/>oggetti possono attraversarlo senza difficoltà, e può essere<text:line-break/>rimosso lanciando con successo un incantesimo dissolvi<text:line-break/>magie (CD 14),<text:line-break/><text:line-break/>29. VECCHI LIBRI<text:line-break/><text:line-break/>Luce. Una serie di lanterne è appesa al soffitto alto<text:line-break/>4,5 metri tramite catene di ferro distanziate di 6 metri<text:line-break/>l'una dall'altra. Su ogni lanterna, è stato lanciato un<text:line-break/>incantesimo fiamma perenne.<text:line-break/><text:line-break/>Scaffali. Nelle pareti, sono stati scavati numerosi scaffali<text:line-break/>disposti in colonne da cinque, tutti carichi di vecchi tomi<text:line-break/>rilegati in cuoio.<text:line-break/><text:line-break/>Affreschi Illusori. L'estremità nord della parete est è<text:line-break/>decorata con un affresco largo 6 metri e alto 2,4 metri.<text:line-break/>Un affresco simile decora la parte centrale della parete<text:line-break/>ovest. Sia le pareti che gli affreschi sono illusioni che<text:line-break/>celano due passaggi collegati alle aree 28 e 32. Dietro il<text:line-break/>muro illusorio della parete ovest si nascondono quattro<text:line-break/>orrori corazzati alterati (6gnuno contrassegnato con una<text:line-break/>H sulla mappa 9).<text:line-break/><text:line-break/>Nessuno dei libri custoditi in quest’'area è di valore e<text:line-break/>molti sono talmente vecchi che si sfaldano non appena<text:line-break/>vengono aperti. Molti sono libri di testo relativi alle otto<text:line-break/>scuole di magia arcana, stilati da sapienti e studiosi<text:line-break/>dei tempi che furono, e contengono note a margine e<text:line-break/>scarabocchi scritti dai proprietari precedenti.<text:line-break/><text:line-break/>L’affresco sul muro est raffigura la torre di un mago<text:line-break/><text:soft-page-break/>che fluttua al di sopra di una città polverizzata da uno<text:line-break/>sciame di meteore. L’affresco sul muro ovest raffigura un<text:line-break/>Halaster trionfante in sella a un dracolich blu. I muri e gli<text:line-break/>affreschi sono illusioni inconsistenti e le creature possono<text:line-break/>attraversarli senza difficoltà. Un muro illusorio può essere<text:line-break/><text:line-break/>rimosso lanciando con successo un incantesimo dissolvi<text:line-break/>magie (CD 14).<text:line-break/><text:line-break/>“GLI ORRORI DI HALASTER”<text:line-break/><text:line-break/>Halaster ha fabbricato quattro costrutti di metallo con<text:line-break/>le sue sembianze, li ha dotati di elmi di metallo su cui è<text:line-break/>scolpito il suo volto, di bastoni di acciaio e di vesti fatte di<text:line-break/>piastre di metallo sovrapposte e articolate. Questi “orrori<text:line-break/>di Halaster” attaccano chiunque non sia accompagnato dal<text:line-break/>Mago Folle o da una creatura che abbia il suo aspetto.<text:line-break/>Questi costrutti Sono orrori corazzati armati di bastoni<text:line-break/>di metallo. Possiedono immunità agli incantesimi cono di<text:line-break/>freddo, disintegrazione e palla di fuoco. Nel suo turno, un<text:line-break/>orrore di Halaster può usare la sua azione per effettuare<text:line-break/>due attacchi con il bastone, che infligge 8 (1d8 + 4) danni<text:line-break/>contundenti se colpisce.<text:line-break/><text:line-break/>30. SALA DA PRANZO<text:line-break/><text:line-break/>Servitori. Sei servitori inosservati viventi (vedi<text:line-break/>l'appendice A) se ne stanno in piedi invisibili nella sala.<text:line-break/>Tavolo da Pranzo. Un tavolo di pietra lungo 6 metri, largo<text:line-break/>1,5 metri e già apparecchiato per i pasti è circondato da<text:line-break/>dodici sedie di legno con lo schienale aito.<text:line-break/><text:line-break/>Luce. Sopra la tavola, sono appese due lanterne su cui è<text:line-break/>stato lanciato l'incantesimo fiamma perenne.<text:line-break/><text:line-break/>Arazzi. Un arazzo vecchio e consunto copre la parete nord<text:line-break/>e raffigura sette maghi disposti in fila (l’arazzo nasconde<text:line-break/>un passaggio che conduce all'area 31).<text:line-break/><text:line-break/>I servitori inosservati hanno il compito di servire i pasti<text:line-break/>e poi riordinare. Portano dalla cucina il cibo preparato dai<text:line-break/>diavoli uncinati (area 27a) ogni volta che qualcuno si siede<text:line-break/>al tavolo. Questi servitori non attaccano e valgono O FPE.<text:line-break/><text:line-break/>Le figure che compaiono sull'’arazzo sono i primi<text:line-break/>sette apprendisti di Halaster: tre donne che indossano<text:line-break/>una tunica (Arcturia, Jhesiyra Kestellharp è Marambra<text:line-break/>Nyghtsteel), tré uomini a loro volta vestiti con una tunica<text:line-break/>(Nester, Rantantar é Trobriand) è un umano corazzato<text:line-break/>(Muiral) al centro. Sotto ogni figura è ricamato il suo nome.<text:line-break/>Se urn personaggio effettua con successo una prova di<text:line-break/>Intelligenza (Storia) con CD 20, riconosce quelle figure<text:line-break/>come i Sette.<text:line-break/><text:line-break/>Se l’arazzo prende fuoco, genera un fumo tossico<text:line-break/>verdastro che si materializza in un efreeti e attacca tutte le<text:line-break/><text:line-break/>ETNVELLO 9 { IL NUCGCLEO DEL DWEOMER</text:p>
      <text:p text:style-name="P1"/>
      <text:p text:style-name="P1"/>
      <text:p text:style-name="P1"/>
      <text:p text:style-name="P1">@@@ 11 @@@</text:p>
      <text:p text:style-name="P1"/>
      <text:p text:style-name="P1"/>
      <text:p text:style-name="P1"><text:soft-page-break/></text:p>
      <text:p text:style-name="P1">creature nella stanza. Da allora in poi, l'efreeti rimane nella<text:line-break/>stanza, finché non viene liberato da Halaster.<text:line-break/><text:line-break/>2]. SEGRETARIO DI HALASTER<text:line-break/><text:line-break/>Questa stanza è vuota, ad eccezione di un nothic<text:line-break/>incatenato al pavimento. La catena del nothic è abbastanza<text:line-break/>corta da impedirgli di arrivare alla porta, ma abbastanza<text:line-break/>lunga da consentirgli di attaccare chiunque entri nella<text:line-break/>stanza. La catena può essere spezzata con un colpo di<text:line-break/>un'arma magica o di adamantio, o effettuando con successo<text:line-break/>una prova di Forza (Atletica) con CD 25.<text:line-break/><text:line-break/>Îl nothic indossa un marchingegno di cristallo simile<text:line-break/>a un elmo, legato alla testa tramite cinghie di cuoio. Il<text:line-break/>marchingegno è dotato di bobine di rame e diodi di vetro<text:line-break/>lampeggianti che emettono un costante ronzio. Halaster<text:line-break/>ha lanciato sul nothic un incantesimo costrizione per<text:line-break/>impedirgli di rimuovere l’elmo.<text:line-break/><text:line-break/>Finché il nothic indossa quello strano elmo, tutti gli<text:line-break/>incantesimi inviare che normalmente dovrebbero essere<text:line-break/>ricevuti da Halaster Blackcloak sono invece ricevuti<text:line-break/>dal nothic (vedi “Incantesimi Inviare” a pagina 11).<text:line-break/>Qualsiasi altra creatura che indossi l'elmo diventa il nuovo<text:line-break/>destinatario di quei messaggi. Halaster riceve in media un<text:line-break/>messaggio di un incantesimo inviare ogni ora. Quasi tutti<text:line-break/>i messaggi provengono da maghi impazziti e disperati che<text:line-break/>chiedono di essere accettati come apprendisti, alternati a<text:line-break/>insulti volgari da parte di qualche avventuriero.<text:line-break/><text:line-break/>TESORO<text:line-break/><text:line-break/>Se qualcuno pronuncia in questa stanza la parola<text:line-break/>“xunderbrok"” (“tesoro segreto” in Nanico), un piccolo<text:line-break/>forziere di pietra si materializza a terra, nell’angolo<text:line-break/>nordovest. Il forziere non è chiuso a chiave è contiene 750<text:line-break/>mo e tre pozioni di guarigione maggiore (vedi il livello 6,<text:line-break/>area 39c, per il significato della parola “xunderbrok”).<text:line-break/><text:line-break/>32., CORRIDOIO RIVESTITO IN ACCIAIO<text:line-break/><text:line-break/>Le pareti di questo corridoio alto 3 metri sono ricoperte di<text:line-break/>pannelli d'acciaio quadrati con lato di 3 metri, ricavati da<text:line-break/>scudi e spade fusi assieme magicamente. Qua e là, è ancora<text:line-break/>possibile scorgere le sagome indistinte di questi oggetti in<text:line-break/>mezzo all’acciaio scintillante.<text:line-break/><text:line-break/>33. AULA DI ILLUSIONE<text:line-break/><text:line-break/>Una potente magia di illusione ha trasformato questa<text:line-break/>stanza buia alta 6 metri nel cortile di una villa di Waterdeep<text:line-break/>illuminato dal caldo sole di mezzogiorno. La stanza ha i<text:line-break/>tratti seguenti:<text:line-break/><text:line-break/>Architettura. Alcune panchine di marmo bianco sono<text:line-break/>disposte attorno a una fontana centrale, composta dalla<text:line-break/>statua di un sahuagin armato di tridente.<text:line-break/><text:line-break/>Flora e Fauna. Le pareti sono ricoperte di edera e sulle<text:line-break/>sporgenze pietrose della statua zampillante si posano<text:line-break/>alcuni uccellini cinguettanti.<text:line-break/><text:line-break/><text:soft-page-break/>Tiefling. Accanto alla fontana, si erge un tiefling mago<text:line-break/>dalle lunghe corna e dalle vesti dorate (una figura<text:line-break/>illusoria, esattamenrnte come l'ambiente circostante).<text:line-break/><text:line-break/>l tiefling si presenta come il Professor Creazione<text:line-break/>e invita i nuovi arrivati ad accomodarsi sulle panche.<text:line-break/>Poi inizia a raccontare una lunga serie di storie sugli<text:line-break/>illusionisti più famosi e sulla loro arte, in modo quanto<text:line-break/>mai esaustivo ed enciclopedico. Un incantesimo<text:line-break/>dissolvi magie (CD 17) lanciato sul Professor Creazione<text:line-break/>pone fine all’illusione. La prima creatura che cerca di<text:line-break/>dissolvere l'illusione del Professor Creazione e fallisce<text:line-break/>è bersagliata da un incantesimo allucinazione mortale<text:line-break/><text:line-break/>LIVELLO 9 | IL NUCLEO DEL DWEGMER<text:line-break/><text:line-break/>(CD 22 del tiro salvezza), generato dal docente tiefling<text:line-break/>che si trasforma fugacemente e vividamente nel peggiore<text:line-break/>incubo del bersaglio; poi il Professor Creazione riprende<text:line-break/>tranquillamente la lezione borbottando: “Allora, dove<text:line-break/><text:line-break/>ero rimasto?”<text:line-break/><text:line-break/>Gli oggetti, la vegetazione e gli animali illusori appaiono<text:line-break/>reali a tutti i sensi. All'illusione della villa, della fontana,<text:line-break/>della luce del sole, degli animali e della vegetazione è<text:line-break/>possibile porre fine lanciando con successo un incantesimo<text:line-break/>dissolvi magie (CD 19). La prima volta che un tentativo di<text:line-break/>dissolvere l’illusione fallisce, tutte le creature nella stanza<text:line-break/>SOnae bersagliate da un incantesimo fatale (CD 22 del tiro<text:line-break/>salvezza) e i dintorni si trasformano per assumere l’aspetto<text:line-break/>del peggiore incubo di ogni bersaglio.<text:line-break/><text:line-break/>34, AULA DI TRASMUTAZIONE<text:line-break/><text:line-break/>Luce. Questa stanza alta 6 metri è illuminata da<text:line-break/>incantesimi fiamma perenne lanciati sui sostegni per<text:line-break/>torce installati alle pareti a intervalli di 4,5 metri. Le<text:line-break/>fiamme cambiano colore ogni minuto.<text:line-break/><text:line-break/>Cerchio. Sul pavimento, è stato tracciato un cerchio del<text:line-break/>diametro di 6 metri con un triangolo inscritto al suo<text:line-break/>interno. Al centro del triangolo, è stata collocata la statua<text:line-break/>d'oro di un ragazzo umano, che alza le braccia al cielo<text:line-break/>in segno di vittoria (la statua è una viverna trasformata<text:line-break/>magicamente).<text:line-break/><text:line-break/>Gabbia di Ferro. Questa gabbia di ferro, alta 4,5 metri e<text:line-break/>dalla base quadrata con lato di 3 metri, è vuota e la sua<text:line-break/>grossa porta è rimasta aperta (la porta della gabbia è<text:line-break/>priva di serratura, dato che i maghi solitamente usano<text:line-break/>l’incantesimo serratura arcana per chiuderla).<text:line-break/><text:line-break/>Spite Harrowdale ha usato un incantesimo metamorfosi<text:line-break/>pura per trasformare una viverna in tina statua d'oro con<text:line-break/>le sue fattezze. I personaggi che hanno già incontrato<text:line-break/>Spite notano che la statua gli somiglia. La statua non<text:line-break/>viene rilevata come magica, ma se viene rimossa dal<text:line-break/>cerchio, l'effetto di metamorfosi pura termina, la statua si<text:line-break/>ritrasforma in viverna e attacca.<text:line-break/><text:line-break/>CERCHIO TAUMATURGICO<text:line-break/>Un incantesimo individuazione del magico rivela un'aura<text:line-break/>magica di trasmutazione intorno al simbolo sul pavimento.<text:line-break/><text:soft-page-break/>Se un personaggio esamina il cerchio ed effettua con<text:line-break/>successo una prova di Intelligenza (Arcano) con CD 20, può<text:line-break/>discernere le sue proprietà. Se il personaggio è un mago<text:line-break/>che ha scelto la Scuola di Trasmutazione come tradizione<text:line-break/>arcana, dispone di vantaggio alla prova.<text:line-break/><text:line-break/>Quando una creatura o un oggetto sotto l'effetto di<text:line-break/>un incantesimo di trasmutazione si trova interamente<text:line-break/>all’interno del cerchio, l’effetto di quell'incantesimo non<text:line-break/>termina finché il cerchio non viene spezzato o il bersaglio<text:line-break/>non viene rimosso dal cerchio. Una creatura sotto<text:line-break/>l’effetto di un incantesimo di trasmutazione è intrappolata<text:line-break/>fisicamente all’interno del cerchio e non può andarsene<text:line-break/>di sua spontanea volontà finché l'incantesimo mantiene il<text:line-break/>suo effetto.<text:line-break/><text:line-break/>35. AULA DI NECROMANZIA<text:line-break/><text:line-break/>Macabre Decorazioni. Sulle pareti e sul soffitto a cupola<text:line-break/>alto 7,5 metri di questa stanza, sono stati cementati<text:line-break/>centinaia di scheletri umanoidi, disposti secondo un<text:line-break/>lugubre schema decorativo.<text:line-break/><text:line-break/>Cerchio. Sul pavimento, è stato tracciato un cerchio<text:line-break/>magico del diametro di 6 metri, decorato con glifi che<text:line-break/>proiettano una fioca luce violacea. Sette cadaveri umani<text:line-break/>avvolti in teli di iuta sono stati ammassati al centro<text:line-break/>del cerchio.</text:p>
      <text:p text:style-name="P1"/>
      <text:p text:style-name="P1"/>
      <text:p text:style-name="P1"/>
      <text:p text:style-name="P1">@@@ 12 @@@</text:p>
      <text:p text:style-name="P1"/>
      <text:p text:style-name="P1"/>
      <text:p text:style-name="P1"/>
      <text:p text:style-name="P1">Nester. Accanto al cerchio, fluttua un teschio nelle cui<text:line-break/>orbite arde un tenue bagliore violaceo. Dal teschio<text:line-break/>pendono due braccia scheletriche, una deélle quali stringe<text:line-break/>un pugnale d'ossa (è tutto ciò che rimane di Nester, uno<text:line-break/>dei più vecchi apprendisti di Halaster).<text:line-break/><text:line-break/>ÎI sette corpi umani sono stati forniti da un procacciatore<text:line-break/>di Skullport e attendono di essere trasformati in zombi. Al<text:line-break/>momento, sono inanimati e innocui.<text:line-break/><text:line-break/>CERCHIO NECROMANTICO<text:line-break/><text:line-break/>Un incantesimo individuazione del magico rivela una<text:line-break/><text:line-break/>forte aura magica di necromanzia attorno al cerchio.<text:line-break/><text:line-break/>Se un personaggio esamina il cerchio ed effettua con<text:line-break/>successo una prova di Intelligenza (Arcano) con CD 20, può<text:line-break/>discernere le sue proprietà. Se il personaggio è un mago<text:line-break/>che ha scelto la Scuola di Necromanzia come tradizione<text:line-break/>arcana, dispone di vantaggio alla prova.<text:line-break/><text:line-break/>Ogni scheletro o cadavere animato all'interno del cerchio<text:line-break/>diventa un non morto dotato di un numero di punti ferita<text:line-break/>pari al suo massimo dei punti ferita. Îl non morto dispone<text:line-break/>inoltre di vantaggio ai tiri salvezza contro quegli effetti che<text:line-break/>scacciano i non morti.<text:line-break/><text:line-break/>NESTER<text:line-break/><text:soft-page-break/><text:line-break/>I tentativi di Nester di diventare un lich non ebbero molto<text:line-break/>SUCCesso. Anziché seguire i metodi tradizionali, Nester<text:line-break/>sviluppò una tecnica tutta sua, ma sbagliò a lanciare gli<text:line-break/>incantesimi del rituale. Il suo filatterio fu distrutto, quindi<text:line-break/>il suo corpo e la sua mente si sono sfaldati lentamente. Il<text:line-break/>teschio fluttuante e le braccia scheletriche penzolanti sono<text:line-break/>tutto ciò che resta di lui e si Mmuovono come se fossero<text:line-break/>attaccate a un corpo invisibile.<text:line-break/><text:line-break/>Nester insegna l’arte della necromanzia agli studenti<text:line-break/>del Nucleo del Dweomer, ma le sue conoscenze si fanno<text:line-break/>frammentarie e la sua mente tende a divagare. Presume<text:line-break/>che gli avventurieri siano studenti inviati ad apprendere le<text:line-break/>arti magiche più oscure e inizia a tenere telepaticamente<text:line-break/>una lezione sugli zombi, ripetendosi spesso. Attacca<text:line-break/>chiunque tenti di andarsene dall’aula prima che la lezione<text:line-break/>sia finita.<text:line-break/><text:line-break/>Nester è un arcimago, con le modifiche seguenti:<text:line-break/><text:line-break/>. Nester è un non morto e caotico malvagio.<text:line-break/><text:line-break/>* Capisce l’Auran, il Comune, il Draconico, il Gigante,<text:line-break/>il Nanico e il Terran, ma non può parlare (usa legarne<text:line-break/>telepatico di Rary per comunicare),<text:line-break/><text:line-break/>: Ha preparato l'incantesimo animare morti al posto<text:line-break/>di volare, l'incantesimo inaridire al posto di esilio e<text:line-break/>l’incantesimo legame telepatico di Rary al posto di<text:line-break/>scrutare. Non necessita di alcuna componente materiale<text:line-break/>per lanciare gli incantesimi che ha preparato.<text:line-break/><text:line-break/>:» Possiede scurovisione in un raggio di 18 metri.<text:line-break/><text:line-break/>36. BIBLIOTECA DEI MAGHI<text:line-break/><text:line-break/>Questa camera alta 3 metri contiene file di scaffali di legno<text:line-break/>alti 2,4 metri e carichi di centinaia di testi arcani e libri<text:line-break/>degli incantesimi impolverati. I libri degli incantesimi<text:line-break/>contengono praticamente tutti gli incantesimi da mago<text:line-break/><text:line-break/>di livello pari o inferiore al 4°. Se un personaggio studia<text:line-break/><text:line-break/>i libri per 1 ora, può trovare uno specifico incantesimo<text:line-break/>effettuando con successo una prova di Intelligenza<text:line-break/>{Indagare) con una CD pari a 10 + il livello dell'incantesimo.<text:line-break/><text:line-break/>3/7. PROFESSOR BRING<text:line-break/><text:line-break/>Scrivanie. La metà nordovest della stanza è occupata da<text:line-break/>dieci scrivanie di pietra disposte in semicerchio e rivolte<text:line-break/>verso l'interno.<text:line-break/><text:line-break/>Globo I[Impugnato. Al centro della stanza, una mano<text:line-break/>spettrale sorregge un globo di cristallo grigio.<text:line-break/><text:line-break/>TEsSORO<text:line-break/><text:line-break/>Il globo è un oggetto meraviglioso raro chiamato globo<text:line-break/>professore, Vgni globo professore ha la forma di una sfera<text:line-break/>liscia e solida di quarzo grigio del peso di 2,5 kg e delle<text:line-break/>dimensioni di un pompelmo. Un ésame ravvicinato rivela<text:line-break/>due o più puntini di luce argentata nel cuore della sfera.<text:line-break/><text:soft-page-break/><text:line-break/>Un g/obo professore è senziente e ha la personalità di<text:line-break/>uno studioso, Îl suo allineamento si determina tirando sulla<text:line-break/>tabella degli allineamenti nella sezione “Oggetti Magici<text:line-break/>Senzienti” del capitolo 7 della Dungeon Master's Guide. A<text:line-break/>prescindere dal suo allineamento, il globo ha Intelligenza<text:line-break/>18; i suoi punteggi di Saggezza e Carisma sono invece<text:line-break/>determinati tirando 3d6 per ogni caratteristica. Il globo<text:line-break/>parla, legge e capisce quattro linguaggi e può vedere e<text:line-break/>udire normalmente in un raggio di 18 metri. A differenza<text:line-break/>di molti oggetti senzienti, il globo è privo di volontà propria<text:line-break/>e non può dare il via a un conflitto con la creatura che<text:line-break/>lo possiede.,<text:line-break/><text:line-break/>Un globo professore è dotato di vaste conoscenze<text:line-break/>relative a quattro campi accademici specializzati. Quando<text:line-break/>il globo effettua una prova di Intelligenza per ricordare<text:line-break/>informazioni relative a una sua area di esperienza, ottiene<text:line-break/>uri bonus di +9 al suo tiro (includendo il suo modificatore di<text:line-break/>Intelligenza).<text:line-break/><text:line-break/>Oltre alle conoscenze che possiede, un globo professore<text:line-break/>può lanciare il trucchetto mano magica a volontà, ma usa<text:line-break/>l'incantesimo soltanto per trasportare se stesso. La sua<text:line-break/>caratteristica da incantatore è Intelligenza.<text:line-break/><text:line-break/>Professor Bring. Il globo in questa stanza è legale<text:line-break/>neutrale e si presenta come Professor Bring. Ha Saggezza<text:line-break/>11 e Carisma 6. Parla, legge e capisce l’Abissale, il<text:line-break/>Comune, il Nanico e il Terran. Mette in fila le parole per<text:line-break/>formare lunghe frasi che spesso sembrano senza fine e<text:line-break/>parla con un tono mortalmente noioso. E specializzato 1iei<text:line-break/>quattro argomenti seguenti:<text:line-break/><text:line-break/>- La storia di Sottomonte (vedi “Storia del Dungeon”<text:line-break/>a pagina 6)<text:line-break/><text:line-break/>‘ Le pratiche igieniche dei nani degli scudi<text:line-break/><text:line-break/>: L'identificazione delle gernme<text:line-break/><text:line-break/>* Gli Xorn (come descritti nel Monster Manua!)<text:line-break/><text:line-break/>36. “HO APPENA INCONTRATO UNA<text:line-break/>RAGAZZA DI NOME SKRIANNA”<text:line-break/><text:line-break/>Bassorilievi. Le pareti di questo corridoio sono scolpite<text:line-break/>per sembrare dei tronchi d'albero. Anche il soffitto<text:line-break/>arcuato alto 3 metri ha l’aspetto di un groviglio di<text:line-break/>rami morti.<text:line-break/><text:line-break/>Skrianna Shadowdusk. La prima volta che i personaggi<text:line-break/>entrano in questo corridoio, incontrano Skrianna<text:line-break/>Shadowdusk, una maga umana (vedi “Skrianna<text:line-break/>Shadowdusk"” a pagina 118). Sta uscendo dalla sala di<text:line-break/>studio (area 39) per dirigersi al suo alloggio (area 11b) o<text:line-break/>viceversa. Un trucchetto Juce lanciato sulla cima del suo<text:line-break/>bastone le illumina la strada. Il guardiano protettore di<text:line-break/>Skrianna la segue a pochi passi di distanza. Nei paraggi<text:line-break/>fluttua anche un grell valletto che stringe il libro degli<text:line-break/>incantesimi di Skrianna tra i suoi tentacoli.<text:line-break/><text:line-break/>Se i personaggi sono accompagnati dal preside lungo<text:line-break/>questo corridoio, Skrianna si dirige dritta in mezzo al<text:line-break/><text:soft-page-break/>gruppo mentre cammina, per sottolineare il fatto che sono<text:line-break/>loro e non lei a doversi fare da parte. Se da questa scortesia<text:line-break/>nasce uno scontro, il preside seda il conflitto al più presto<text:line-break/>possibile e rimprovera Skrianna, annunciandole che è<text:line-break/><text:line-break/>LIVELLO 9 | IL NUGLEO DEL DWEOMER</text:p>
      <text:p text:style-name="P1"/>
      <text:p text:style-name="P1"/>
      <text:p text:style-name="P1"/>
      <text:p text:style-name="P1">@@@ 13 @@@</text:p>
      <text:p text:style-name="P1"/>
      <text:p text:style-name="P1"/>
      <text:p text:style-name="P1"/>
      <text:p text:style-name="P1">i*.|1<text:line-break/><text:line-break/>confinata nel suo alloggio. Non appena è fuori vista dal<text:line-break/>preside e dai personaggi, Skrianna prende il suo libro degli<text:line-break/>incantesimi e si dirige al suo alloggio come ordinatole, ma<text:line-break/>prima ordina al suo grell valletto di pedinare i personaggi,<text:line-break/>spiare le loro attività e tornare a riferirle tutto.<text:line-break/><text:line-break/>Se i personaggi non sono accompagnati da nessuno,<text:line-break/>Skrianna chiede loro: “E voi, in nome dei Nove Inferi, chi<text:line-break/>sareste?” Se risulta evidente che i personaggi non sono<text:line-break/>regolarmente ammessi al Nucleo del Dweomer, Skrianna<text:line-break/>li attacca da una distanza di sicurezza, mentre il guardiano<text:line-break/>protettore e i] grell li assalgono a distanza ravvicinata.<text:line-break/><text:line-break/>TeEsoro<text:line-break/>Îl libro degli incantesimi di Skrianna contiene tutti gli<text:line-break/>incantesimi da lei preparati.<text:line-break/><text:line-break/>39. SALA DI STUDIO<text:line-break/><text:line-break/>Silenzio. Un incantesimo silenzio permanente sopprime<text:line-break/>ogni tipo di rumore in questa stanza alta 6 metri. Un<text:line-break/>incantesimo dissolvi magie lanciato con successo (CD 17)<text:line-break/>termina l’effetto.<text:line-break/><text:line-break/>Mobili. La stanza è occupata da file ordinate di scrivanie<text:line-break/>di legno abbinate a comode sedie e da poltrone imbottite<text:line-break/>collocate agli angoli. Ogni scrivania è dotata di un<text:line-break/>cassetto contenente pergamene vuote, pennini e calamai.<text:line-break/><text:line-break/>Tubi Pneumatici. Tredici tubi pneumatici di rame sono<text:line-break/>fissati alla parete nord. Sotto i tubi, si trova uno scaffale<text:line-break/>carico di cilindri di rame vuoti.<text:line-break/><text:line-break/>TUBI PNEUMATICI<text:line-break/><text:line-break/>Questi tubi sono collegati a vari altri luoghi del Nucleo del<text:line-break/>Dweomer. Da sinistra a destra, i tubi sono etichettati con<text:line-break/>le destinazioni seguenti: “Turbolenza” (area 8a), “Violenza”<text:line-break/>(area 8b), “Karstis” (area 8c), “Yarek” (area 8d), “Spite”<text:line-break/>(area 11a), “Skrianna"” (area 11b), “Vuota” (area 11c),<text:line-break/>“Cephalossk” (area 11d), “Elan” (area lle), “Nylas” (area<text:line-break/>11f), “Halaster” (area 15a), “Wormriddle” (area 23c) e<text:line-break/>“Relatore Ospite” (area 42).<text:line-break/><text:line-break/>40. STANZA VUOTA<text:line-break/><text:line-break/>Questa camera è tenuta pulita, ma attualmente non viene<text:line-break/>utilizzata. Nella parete est, è presente una porta segreta<text:line-break/>che, se spinta, rivela un ripostiglio vuoto, sul cui fondo si<text:line-break/><text:soft-page-break/>apre un'altra porta segreta.<text:line-break/><text:line-break/>4]. VARCO SUL LIVELLO 10<text:line-break/><text:line-break/>Foro nel Pavimento. Nel pavimento, si apre un condotto<text:line-break/>quadrato di pietra liscia con lato di 3 metri (il condotto<text:line-break/>scende di 3 metri prima di sfociare sul soffitto dell’area<text:line-break/>3b sul livello 10, direttamente al di sopra dell’enorme<text:line-break/>altare situato laggitù).<text:line-break/><text:line-break/>Alcove. Sei alcove buie si aprono lungo le pareti (sul<text:line-break/>fondo di un'alcova, è celata una porta segreta che si apre<text:line-break/>su un ripostiglio, dové un'altra porta segreta conduce<text:line-break/>all’area 40).<text:line-break/><text:line-break/>42. ALLOGGI DEL RELATORE OSPITE<text:line-break/><text:line-break/>Salotto. La metà sud della camera è stata trasformata in<text:line-break/>un salotto dotato di una scrivania, una sedia ad essa<text:line-break/>abbinata, un paio di divani coperti di cuscini e alcuni<text:line-break/>tappeti. Accanto alla scrivania, sono visibili tre tubi<text:line-break/>pneumatici di rame fissati a una parete con sotto una<text:line-break/>mensola carica di cilindri di rame vuoti.<text:line-break/><text:line-break/>Letto. Lungo la parete nord della stanza, è stato collocato<text:line-break/>un comodo letto a baldacchino in mogano, le cui colonne<text:line-break/>sono sormontate da sculture a forma di imp.<text:line-break/><text:line-break/>IVELLO 9 | TL NUCLEO DEL DWEOMER<text:line-break/><text:line-break/>Porta Segreta. Dietro un dipinto incorniciato in legno di<text:line-break/>Halaster, alto 1,8 metri e appeso alla parete, è nascosta<text:line-break/>una porta segreta che, una volta aperta, rivela una<text:line-break/>piccola camera con un arco di pietra incassato nella<text:line-break/>parete di fondo.<text:line-break/><text:line-break/>PORTALE ARCUATO PER IL LIVELLO 7<text:line-break/><text:line-break/>L’'arco nascosto dietro la porta segreta è uno dei portali<text:line-break/>magici di Halaster (vedi “Portali” a pagina 12). Sulla parete<text:line-break/>interna all’arco, è stato scritto l'indovinello seguente in<text:line-break/>Comune: “Cosa compare una volta in un'ora, due volte con<text:line-break/>il solleone e mai con la luna?” La risposta è “la lettera Q" A<text:line-break/>questo portale si applicano le regole seguenti:<text:line-break/><text:line-break/>- Se qualcuno fornisce la risposta esatta a voce alta,<text:line-break/>mentré sji trova entro 9 metri dall’arco, il portale si apre<text:line-break/>per 1 minuto.<text:line-break/><text:line-break/>- l personaggi devono essere di livello pari o superiore<text:line-break/>al 9° per attraversare questo portale (vedi “Jhesiyra<text:line-break/>Kestellharp” a pagina 10). La prima creatura a passare<text:line-break/>attraverso il portale innesca una runa antica (vedi “Rune<text:line-break/>Antiche” a pagina 12).<text:line-break/><text:line-break/>. Una creatura che attraversa il portale compare nell’area<text:line-break/>22 del livello 7, nello spazio libero più vicino al portale<text:line-break/>identico situato in quell’area.<text:line-break/><text:line-break/>TuBI PNEUMATICI<text:line-break/>Questi tubi sono collegati a vari altri luoghi del Nucleo del<text:line-break/>Dweomer. Da sinistra a destra, i tubi sono etichettati con<text:line-break/><text:line-break/>le- destinazioni seguenti: “Ufficio del Preside” (area 15a),<text:line-break/><text:soft-page-break/>“Cucina” (area 27a) e “Sala di Studio” (area 39).<text:line-break/><text:line-break/>43. ALCOVE IMPOLVERATE<text:line-break/><text:line-break/>Alcove Impolverate. Sulle pareti di questo corridoio, si<text:line-break/>aprono sei alcove polverose alte 3 metri, larghe 3 metri e<text:line-break/>profonde 3 metri.<text:line-break/><text:line-break/>Fossa Nascosta. In una delle alcove centrali, il pavimento è<text:line-break/>cedevole e nasconde una fossa profonda 30 metri.<text:line-break/><text:line-break/>La fossa può essere individuata effettuando con successo<text:line-break/>una prova di Saggezza {Percezione) con CD 15, ma solo<text:line-break/>se la polvere che copre il pavimento viene spazzata via.<text:line-break/>Una creatura che mette piede nell’alcova con il pavimento<text:line-break/>cedevole cade nelf[a fossa e precipita sul fondo, subendo<text:line-break/>danni normalmente. Una creatura può arrampicarsi sulle<text:line-break/>pareti irregolari della fossa effettuando con successo una<text:line-break/>prova di Forza (Atletica) con CD 15.<text:line-break/><text:line-break/>44., INGRESSO POSTERIORE DEL<text:line-break/>NUCLEO DEL DWEOMER<text:line-break/><text:line-break/>Yugoloth. Due mezzoloth (contrassegnati con una M sulla<text:line-break/>mappa 9) e un nycaloth (contrassegnato con una N sulla<text:line-break/>mappa 9) si nascondono dietro i muri illusori situati a<text:line-break/>ovest è a est.<text:line-break/><text:line-break/>Porta Segreta. Una porta segreta nascosta lungo la parete<text:line-break/>ovest, se spinta, si apre per rivelare un corridoio. Se i<text:line-break/>personaggi seguono il corridoio, arrivano a una scalinata<text:line-break/>di pietra che scende per 12 metri fino all’area 1 del<text:line-break/>livello 10.<text:line-break/><text:line-break/>Un incantesimo individuazione del magico lanciato<text:line-break/>sul muro rivela un'aura magica di illusione. Îl muro è<text:line-break/>inconsistente e le creature e gli oggetti possono attraversarlo<text:line-break/>senza difficoltà. Î] muro può essere rimosso lanciando con<text:line-break/>successo un incantesimo dissolvi magie (CD 14).<text:line-break/><text:line-break/>Gli vyugoloth hanno l’ordine di uccidere chiunque non sia<text:line-break/>accompagnato da un membro del personale (che si tratti<text:line-break/>dell'arcanaloth o della megera notturna).</text:p>
      <text:p text:style-name="P1"/>
      <text:p text:style-name="P1"/>
      <text:p text:style-name="P1"/>
      <text:p text:style-name="P1">@@@ 14 @@@</text:p>
      <text:p text:style-name="P1"/>
      <text:p text:style-name="P1"/>
      <text:p text:style-name="P1"/>
      <text:p text:style-name="P1">45. RIFUGIO DI HALASTER<text:line-break/><text:line-break/>_<text:line-break/><text:line-break/>Queste aree fungono da alloggio privato di Halaster su<text:line-break/>questo livello, anche se il Mago Folle non è presente<text:line-break/>al momento.<text:line-break/><text:line-break/>A5A. TESCHIO SPETTRALE<text:line-break/><text:line-break/>La singola porta che conduce a questa stanza si apre verso<text:line-break/>l'interno, girando sui cardini in direzione est. La stanza ha<text:line-break/>uùn soffitto piatto alto 6 metri e i tratti seguenti:<text:line-break/><text:line-break/><text:soft-page-break/>Statue. Due statue alte 3,3 metri di uomini con la testa<text:line-break/>da elefante si ergono negli angoli sud. Quella più vicina<text:line-break/>all’uscita sud è un golem di pietra. L'altra statua è<text:line-break/>inanimata e innocua.<text:line-break/><text:line-break/>FPodio. Una doppia porta arcuata decorata con le incisioni<text:line-break/>di volti diabolici urlanti è visibile in fondo a un podio.<text:line-break/>Davanti alla doppia porta chiusa, fluttua un gigantesco<text:line-break/>teschio umano spettrale dalla lunga barba.<text:line-break/><text:line-break/>La porta con i volti diabolici è protetta da nove serrature<text:line-break/>nascoste, ognuna delle quali richiede un incantesimo<text:line-break/>scassinare separato per essere aperta. La doppia porta<text:line-break/>si spalanca anche quando viene toccata con un'arma<text:line-break/>argentata o qualcuno parla Infernale mentre si trova<text:line-break/>sul podio.<text:line-break/><text:line-break/>I] teschio spettrale non è una creatura né un oggetto,<text:line-break/>ma una forza magica. È dotato di scurovisione e vista pura<text:line-break/>in un raggio di 18 metri, ma non può percepire alcuna<text:line-break/>creatura protetta da un incantesimo anti-individuazione o<text:line-break/>una magia analoga. Îl teschio non può muoversi o essere<text:line-break/>mosso dal suo spazio e non può essere danneggiato.<text:line-break/>Essendo inconsistente, le altre creature possono occupare<text:line-break/>il suo spazio. Un incantesimo dissolvi magie lanciato con<text:line-break/>successo {CD 19) sul teschio lo fa svanire per 1 minuto. Il<text:line-break/>teschio svanisce anche se incluso nell’area di un campo<text:line-break/>anti-magia. Nessun'altra magia ha effetto su di lui.<text:line-break/><text:line-break/>Se il teschio vede qualsiasi creatura che non sia il<text:line-break/>vero Halaster nella stanza, grida: “Tu non sei me!”<text:line-break/>Quando questo accade, tutte le creature nelle vicinanze<text:line-break/>devono tirare per l’iniziativa, incluso il golem di pietra. Il<text:line-break/>teschio agisce a conteggio di iniziativa 30 e poi di nuovo<text:line-break/>a conteggio di iniziativa 15. A ogni turno del teschio,<text:line-break/>tutte le creature nella stanza, ad eccezione del golem di<text:line-break/>pietra, vengono telecineticamente scagliate in aria e poi<text:line-break/>fatte ricadere con violenza sul pavimento. Ogni bersaglio<text:line-break/>subisce 10 (3d6) danni contundenti e termina il turno<text:line-break/>prono nel suo spazio (anche se l’effetto di telecinesi è<text:line-break/>magico, i danni che infligge non lo sono). Soltanto quando<text:line-break/>non ci sono più creature da sballottare telecineticamente il<text:line-break/>teschio spettrale interrompe l'assalto.<text:line-break/><text:line-break/>Quando il teschio spettrale urla, il golem usa il suo<text:line-break/>primo turno in combattimento per bloccare l’uscita sud,<text:line-break/>spingendo la porta chiusa e spintonando le creature più<text:line-break/>piccole via da davanti a sé automaticamente. Occupando lo<text:line-break/>spazio a nord della porta, il golem impedisce che la porta<text:line-break/>sia aperta. Il golem mantiene quella posizione e attacca le<text:line-break/>creature entro la sua portata, tornando alla sua posizione<text:line-break/>originale solo quando non rimane più alcuna creatura<text:line-break/>nella stanza.<text:line-break/><text:line-break/>45B. STUDIO DI HALASTER<text:line-break/><text:line-break/>Scrivania. Una scrivania di cristallo nero coperta da<text:line-break/>candele fuse e calamai vuoti occupa il centro della stanza.<text:line-break/><text:line-break/>Seggio. Dietro la scrivania, attaccata a una sottile catena<text:line-break/>di ferro e appesa a un angolo di un alto seggio di cristallo<text:line-break/>nero, è visibile una germma nera scintillante e grande<text:line-break/>come un pugno: [la gemma del controllo dello slaad della<text:line-break/>morte del livello 8 (un incantesimo conoscenza delle<text:line-break/><text:soft-page-break/>leggende o una magia simile lo conferma).<text:line-break/><text:line-break/>La scrivania è dotata di un solo cassetto, in cui Halaster<text:line-break/>custodisce uno dei suoi tanti libri degli incantesimi. Questo<text:line-break/>tomo sottile è rilegato in cuoio nero, con la runa di Halaster<text:line-break/>impressa a fuoco sulla copertina. Qualsiasi creatura che<text:line-break/>non sia Halaster e che tenti di aprire il libro innesca una<text:line-break/>runa antica che la bersaglia (vedi “Rune Antiche” a pagina<text:line-break/>12). Tl DM pesca una carta dal Mazzo delle Rune Antiche<text:line-break/>(vedi l'appendice B) per determinare quale runa appare.<text:line-break/><text:line-break/>Tesoro. Molte pagine del libro degli incantesimi sono<text:line-break/>state strappate via. Le poche pagine scritte che rimangono<text:line-break/>offrono una scarna collezione di incantesimi che include<text:line-break/>i seguenti: anti-individuazione, camuffare se stesso,<text:line-break/>levitazione e servitore inosservato.<text:line-break/><text:line-break/>46. AREA DI DETENZIONE i<text:line-break/><text:line-break/>I] personale e gli studenti del Nucleo del Dweomer sono<text:line-break/>autorizzati a usare liberamente le creature imprigionate in<text:line-break/>quest'area come cavie da laboratorio per i loro esperimenti<text:line-break/>e le loro dimostrazioni.<text:line-break/><text:line-break/>46A. CELLE DELLA PRIGIONE<text:line-break/><text:line-break/>Lungo questo corridoio alto 3 metri si affacciano sei celle<text:line-break/>delimitate da sbarre di ferro. Ognuna delle loro porte<text:line-break/>è tenuta chiusa da un incantesimo serratura arcana. Il<text:line-break/>personale e gli studenti dell'accademia possono ignorare<text:line-break/>gli incantesimi e aprire le porte normalmente. Per aprire<text:line-break/>una porta a viva forza, è necessario effettuare con successo<text:line-break/>una prova di Forza (Atletica) con CD 25 o usare un<text:line-break/>incantesimo scassinare.<text:line-break/><text:line-break/>Le celle non contengono alcun mobile ad eccezione<text:line-break/>di un vaso da notte. Nella cella centrale sul lato est del<text:line-break/>corridoio, sono rinchiusi tre goblin che Wormriddle<text:line-break/>ha rapito dalla Fortezza di Azrok (livello 3, area 21). Si<text:line-break/>chiamano Evilfinger, Pulk e Tobble. Se vengono salvati, i<text:line-break/>goblin aspettano che i loro salvatori si addormentino, poi<text:line-break/>li derubano e scappano. Fino ad allora, seguono il gruppo,<text:line-break/>ma contribuendo meno possibile alle sue attività.<text:line-break/><text:line-break/>46B. MaGo PIETRIFICATO<text:line-break/><text:line-break/>La statua al centro di questa stanza è un ex-studente:<text:line-break/><text:line-break/>un dragonide mago che Halaster pietrificò usando un<text:line-break/>incantesimo desiderio oltre un secolo fa. La statua è<text:line-break/><text:line-break/>stata collocata su un cilindro di pietra alto 60 cm e largo<text:line-break/>1,5 metri, su cui sono state incise le seguenti parole in<text:line-break/>Comune: “Rispettate le regole. Obbedite ai vostri istruttori.<text:line-break/>Non fate come lui.”<text:line-break/><text:line-break/>47. DIAVOLO SCATENATO<text:line-break/><text:line-break/>Un evocatore di nome Yarek aveva evocato un diavolo<text:line-break/>d'ossa nell’area 48 e aveva promesso di liberarlo<text:line-break/><text:line-break/>qualora il diavolo avesse ucciso la sua nemesi, Skrianna<text:line-break/>Shadowdusk. I] diavolo d'ossa accettò, ma quando Yarek<text:line-break/>lo lasciò libero, uccise immediatamente l’evocatore. Per<text:line-break/><text:soft-page-break/>tenere fede al suo accordo con il mago, il diavolo ora deve<text:line-break/>uccidere Skrianna, ma le interdizioni poste su queste<text:line-break/>camere gli impediscono di uscire e le interdizioni superiori<text:line-break/>che Halaster ha posto su Sottomonte gli impediscono di<text:line-break/>andarsene tramite uno spostamento planare.<text:line-break/><text:line-break/>Prima di morire, Yarek è riuscito a lanciare un<text:line-break/>incantesimo inviare per avvertire i] preside del diavolo<text:line-break/>fuggito. Se l’arcanaloth ha persuaso i personaggi a<text:line-break/>distruggere il diavolo in cambio del transito sicuro<text:line-break/>attraverso il Nucleo del Dweomer, li attende pazientemente<text:line-break/>nell'area 46b mentre il gruppo affronta l'immondo in<text:line-break/>queste camere.<text:line-break/><text:line-break/>LIVELLO 9 | IL NUGLEG DEL DWEONMEKR</text:p>
      <text:p text:style-name="P1"/>
      <text:p text:style-name="P1"/>
      <text:p text:style-name="P1"/>
      <text:p text:style-name="P1">@@@ 15 @@@</text:p>
      <text:p text:style-name="P1"/>
      <text:p text:style-name="P1"/>
      <text:p text:style-name="P1"/>
      <text:p text:style-name="P1">':'ﬂ ||1'<text:line-break/><text:line-break/>LL<text:line-break/><text:line-break/>4A7A. AHIME, POVERO YAREK<text:line-break/>Se i personaggi esaminano le porte di questa stanza<text:line-break/>(contrassegnate con un asterisco sulla mappa 9), noteranno<text:line-break/>dei sottili glifi e intrecci d’argento lungo gli stipiti esterni<text:line-break/>delle porte. Una prova di Intelligenza (Arcano) con CD 20<text:line-break/>effettuata con successo rivela che i glifi attorno a ogni porta<text:line-break/>impediscono al diavolo di varcare quella soglia. Se una<text:line-break/>parte dei glifi viene grattata via, la magia di quella porta si<text:line-break/>spezza e il diavolo potrà attraversarla normalmente.<text:line-break/>Questa stanza contiene quanto segue:<text:line-break/><text:line-break/>Arazzo. Un arazzo sporco di sangue appeso alla parete<text:line-break/>ovest raffigura dozzine di demoni e diavoli impegnati<text:line-break/>in battaglia (una porta segreta nascosta dietro l’arazzo<text:line-break/>conduce all'area 47c).<text:line-break/><text:line-break/>Yarek. Un umano senza vita { Yarek) avvolto in vesti<text:line-break/>insanguinate giace a terra di fronte all'arazzo.<text:line-break/><text:line-break/>Muro Illusorio. Una sezione larga 6 metri del muro nord<text:line-break/>è illusoria e cela l’area 47b oltre di esso. Un incantesimo<text:line-break/>individuazione del imagico lanciato sul muro rivela<text:line-break/>un'aura magica di illusione. Il muro è inconsistente e<text:line-break/>le creature e gli oggetti possono attraversarlo senza<text:line-break/>difficoltà. I muro può essere rimosso lanciando con<text:line-break/>successo un incantesimo dissolvi magie (CD 14).<text:line-break/><text:line-break/>Yarek si è trascinato sul pavimento prima di esalare<text:line-break/>l'ultimo respiro. I personaggi possono seguire la scia<text:line-break/>insanguinata di Yarek oltre il muro illusorio fino all’area<text:line-break/>47b, dove il diavolo lo ha ferito mortalmente. Se un<text:line-break/>personaggio esamina il cadavere ed effettua con successo<text:line-break/>una prova di Saggezza (Medicina) con CD 10, può dedurre<text:line-break/>che il mago è stato pugnalato più volte con un’arma<text:line-break/>perforante (l’arma su asta uncinata del diavolo) e ha una<text:line-break/>profonda ferita avvelenata nel petto (inferta dal pungiglione<text:line-break/>del diavolo). Una perquisizione del corpo non rivela nulla<text:line-break/>di valore.<text:line-break/><text:soft-page-break/><text:line-break/>47B. AFFRONTARE IL DIAVOLO D'OSSA<text:line-break/><text:line-break/>Diavolo. Oltre il muroò illusorio, si nasconde un diavolo<text:line-break/>d'ossa che impugna un’arma su asta uncinata (vedi il<text:line-break/>riquadro “Variante: Arma su Asta del Diavolo d’Ossa”<text:line-break/>nella sezione “Diavolo”" del Monster Manual).<text:line-break/><text:line-break/>Statua. Un'alcova di pietra rialzata ospita la statua<text:line-break/>scheggiata e consunta di una drow che cavalca una<text:line-break/>lucertola gigante. La punta della coda della lucertola si è<text:line-break/>spezzata ed è andata perduta (la statua è inanimata e non<text:line-break/>è magica).<text:line-break/><text:line-break/>Îl diavolo d’ossa esita ad affrontare una banda di<text:line-break/>avventurieri ben armata, dato che l’esito probabilmente<text:line-break/>contrasta con il suo obiettivo di sopravvivere e fuggire. Se<text:line-break/>i personaggi sono disposti a liberarlo dai confini di queste<text:line-break/>stanze grattando via i glifi d'argento che proteggono le<text:line-break/>uscite, il diavolo cercherà di stipulare un accordo che torni<text:line-break/>a beneficio di entrambe le parti, pur tentando di sfruttare<text:line-break/>a suo vantaggio ogni cavillo della sua formulazione. Una<text:line-break/>volta fuggito, dà la caccia a Skrianna Shadowdusk e cerca<text:line-break/>di ucciderla, per mantenere la promessa fatta al suo ultimo<text:line-break/>evocatore, Se i personaggi uccidono il diavolo, esso si<text:line-break/>trasforma in una pozza di fetido icore e lascia a terra la sua<text:line-break/>arma su asta uncinata.<text:line-break/><text:line-break/>47C. TESORERIA DEL NUCLEO DEL DWEOMER<text:line-break/>Contro la parete sud, sono stati accumulati sette forzieri<text:line-break/><text:line-break/>di ferro che contengono i fondi finanziari del Nucleo del<text:line-break/>Dweomer (usati per pagare i relatori ospiti, acquistare i<text:line-break/>rifornimenti scolastici e così via). I forzieri al momento<text:line-break/>sono vuoti e Halaster non ha avuto né il tempo né la volontà<text:line-break/>di rifornirli.<text:line-break/><text:line-break/>LIVELLO 9 | IL NUCLEO DEL DWEOMER<text:line-break/><text:line-break/>48. AULA DI EVOCAZIONE<text:line-break/><text:line-break/>Un grande pentacolo è stato tracciato sul pavimento di<text:line-break/>questa camera dal soffitto a cupola alto 6 metri. Se un<text:line-break/>personaggio esamina il pentacolo ed effettua con successo<text:line-break/>una prova di Intelligenza (Arcano) con CD 20, può dedurne<text:line-break/>le proprietà. Se il personaggio è un mago che ha scelto la<text:line-break/>Scuola di Evocazione come tradizione arcana, dispone di<text:line-break/>vantaggio alla prova.<text:line-break/><text:line-break/>Ogni immondo evocato magicamente che compare<text:line-break/>all'interno del pentacolo resta intrappolato qui finché il<text:line-break/>suo evocatore non lo libera, finché l'immondo non subisce<text:line-break/>danni da una fonte esterna o finché un'altra creatura non<text:line-break/>entra nel cerchio. Se il pentacolo viene danneggiato, perde<text:line-break/>ogni potere e qualsiasi creatura intrappolata al suo interno<text:line-break/>è ora libera.<text:line-break/><text:line-break/>49, PORTALE ARCUATO<text:line-break/>PER IL LIVELLO 14<text:line-break/><text:line-break/>Arco. Un arco di pietra è incassato al centro della parete<text:line-break/>sudest. Sulla chiave di volta è incisa l'immagine di un<text:line-break/>libro aperto.<text:line-break/><text:line-break/><text:soft-page-break/>Porta Segreta. Dietro una porta segreta si cela un<text:line-break/>corridoio polveroso che conduce a est.<text:line-break/><text:line-break/>L'arco è unoòo dei portali di Halaster (vedi “Portali" a<text:line-break/>pagina 12). A questo portale si applicano le regole seguenti:<text:line-break/><text:line-break/>‘ Se qualcuno tiene un libro aperto entro 1,5 metri<text:line-break/>dall’arco, il portale si apre per 1 minuto. Quando il<text:line-break/>portale si apre, il libro si riduce in polvere, anche se è un<text:line-break/>libro degli incantesimi.<text:line-break/><text:line-break/>- ] personaggi devono essere di livello pari o superiore<text:line-break/>al 13° per attraversare questo portale (vedi “Jhesiyra<text:line-break/>Kestellharp” a pagina 10). La prima creatura a passare<text:line-break/>attraverso il portale innesca una runa antica (vedi “Rune<text:line-break/>Antiche” a pagina 12).<text:line-break/><text:line-break/>: Una creatura che attraversa il portale compare nell’area<text:line-break/>25 del livello 14, nello spazio libero più vicino al portale<text:line-break/>identico situato in quell’area.<text:line-break/><text:line-break/>CONSEGUENZE<text:line-break/><text:line-break/>Quei personaggi che si lasciano coinvolgere negli intrighi<text:line-break/>dell'’accademia possono stipulare precarie alleanze con<text:line-break/>certi studenti e inimicarsene altri. La perdita di uno o più<text:line-break/>studenti ha ben poco effetto sulle vicende quotidiane del<text:line-break/>Nucleo del Dweomer, dato che i membri del personale non<text:line-break/>creano legami emotivi con gli studenti. Nel giro di una<text:line-break/>decade, il preside sostituisce gli studenti uccisi con nuovi<text:line-break/>arrivati è inizia a istruirli.<text:line-break/><text:line-break/>L'uccisione dell'arcanaloth costringe Wormriddle a farsi<text:line-break/>avanti e ad assumere il titolo di preside, spalleggiata dai<text:line-break/>golem di carne che la proteggono. Se anche la megera<text:line-break/>notturna viene uccisa, tutti gli studenti rimanenti si<text:line-break/>rivoltano improvvisamente l’uno contro l'altro. Elan<text:line-break/>Tanor'thal e Cephalossk uniscono lé forze per sfidare<text:line-break/>Spite Harrowdale, Nylas Jowd cerca di uccidere le Sorelle<text:line-break/>Cornute una dopo l’altra e Skrianna Shadowdusk attende<text:line-break/>di vedere l’esito di questi conflitti prima di attaccare i<text:line-break/>sopravvissuti. Ogni studente che rimane deruba i compagni<text:line-break/>caduti di tutti gli oggetti di valore che può trasportare e<text:line-break/>fugge dal Nucleo del Dweomer.</text:p>
      <text:p text:style-name="P1"/>
      <text:p text:style-name="P1"/>
      <text:p text:style-name="P1"/>
      <text:p text:style-name="P1">@@@ 16 @@@</text:p>
      <text:p text:style-name="P1"/>
      <text:p text:style-name="P1"/>
      <text:p text:style-name="P1"/>
      <text:p text:style-name="P1">LIVELLO l10: L ORDALIA DI MUIRAL<text:line-break/><text:line-break/>- =0<text:line-break/><text:line-break/>[<text:line-break/><text:line-break/>® '"ORDALIA DI MUIRAL È CONCEPITA PER QUATTRO<text:line-break/><text:line-break/>avventurieri di 11° livello. I personaggi<text:line-break/><text:line-break/>dovrebbero guadagnare abbastanza PE<text:line-break/><text:line-break/>da arrivare a metà strada per il 12° livello.<text:line-break/><text:soft-page-break/>Prima di condurre l’Ordalia di Muiral, il<text:line-break/>DM dovrà leggere la sezione “Elfo Drow”<text:line-break/>nel Monster Manual, dato che gli elfi oscuri<text:line-break/>hanno un ruolo prominente in questo livello di Sottomonte.<text:line-break/><text:line-break/>COSA SI ANNIDA QUI?<text:line-break/><text:line-break/>Quando gli elfi oscuri furono costretti ad abbandonare<text:line-break/>questo livello, molto tempo fa, Muiral il Deforme, uno<text:line-break/>degli apprendisti di Halaster, lo reclamò per sé come suo<text:line-break/>territorio di caccia personale. Tuttavia, le aree del dungeon<text:line-break/>sotto il controllo di Muiral sono ora una pallida ombra<text:line-break/>rispetto al loro glorioso dominio di un tempo e sono ormai<text:line-break/>decadute a causa del passare del tempo e dell’incuria.<text:line-break/>Sotto la guida di una sacerdotessa di nomeé Vlonwelv<text:line-break/>Auvryndar, i drow hanno recentemente fatto ritorno in<text:line-break/>questo livello. La Casata Auvryndar e i suoi alleati sperano<text:line-break/>di stabilire una roccaforte permanente sul posto, con<text:line-break/>tanto di nuovo tempio dedicato a Lolth. Le forze dei drow<text:line-break/>su questo livello possono contare anche su una banda<text:line-break/>di trogloditi sotto il comando di uno spregevole capo di<text:line-break/>nome Gorzil.<text:line-break/><text:line-break/>che superano le sfide di questo livello<text:line-break/><text:line-break/>MUIRAL IL DEFORME<text:line-break/><text:line-break/>Sebbene Halaster lo avesse reclutato come guardia del<text:line-break/>corpo, Muiral {(vedi l’appendice A) studiò anche magia con il<text:line-break/>Mago Folle. Ora non è più umano: ha innestato il suo torace<text:line-break/>sul corpo di uno scorpione gigante.<text:line-break/><text:line-break/>—T — — —<text:line-break/><text:line-break/>a ii ai<text:line-break/><text:line-break/>Non avendo alcuna speranza di respingere i drow da<text:line-break/>solo e non ricevendo aiuti da Halaster, Muiral fa del suo<text:line-break/>meglio per difendere ciò che gli resta, rispondendo a ogni<text:line-break/>intrusione nel suo dominio con la forza bruta.<text:line-break/><text:line-break/>Per determinare in che area i personaggi incontrano<text:line-break/>Muiral per la prima volta, il DM tira un d20 e consulta la<text:line-break/>tabella seguente:<text:line-break/><text:line-break/>d20 Ubicazione di Muiral<text:line-break/><text:line-break/>15 Area 3b<text:line-break/>6-10 <text:s/>Area 7b<text:line-break/>11-20 Area 11b<text:line-break/><text:line-break/>CASATA AUVRYNDAR<text:line-break/><text:line-break/>La Casata Auvryndar usa l'Ordalia di Muiral come testa<text:line-break/>di ponte da cui lanciare incursioni negli altri livelli e come<text:line-break/>base da cui condurre gli attacchi contro la Casata Freth,<text:line-break/>una casata drow rivale che controlla una fortezza sul<text:line-break/>livello 12.<text:line-break/><text:line-break/>VLONWELV AUVRYNDAR<text:line-break/><text:line-break/>Vlonwelv controlla le aree dalla 13 alla 30. Gli avventurieri<text:line-break/>potrebbero già avere incontrato alcuni dei suoìi figli: suo<text:line-break/>figlio Ranaghax e le figlie T’rissa, Sylkress e Pellanonia sul<text:line-break/><text:soft-page-break/>livello 3, e sua figlia Melith sul livello 4. La sacerdotessa<text:line-break/><text:line-break/>è ineguagliata nell’arte della diplomazia. Anche se la<text:line-break/>presenza degli avventurieri nella sua fortezza la manda<text:line-break/><text:line-break/>su tutte le furie, inizialmente li tratta cordialmente e offre<text:line-break/>loro cibo, bevande, riparo e un passaggio sicuro. In cambio,<text:line-break/>chiede loro di dare la caccia a Muiral, che ormai è diventato<text:line-break/>una fastidiosa spina nel fianco, e di ucciderlo. Se gli<text:line-break/>avventurieri rifiutano, Vlonwelv li fa uccidèére.<text:line-break/><text:line-break/>|.|-.-|<text:line-break/><text:line-break/>LIVEI</text:p>
      <text:p text:style-name="P1"/>
      <text:p text:style-name="P1"/>
      <text:p text:style-name="P1"/>
      <text:p text:style-name="P1">@@@ 17 @@@</text:p>
      <text:p text:style-name="P1"/>
      <text:p text:style-name="P1"/>
      <text:p text:style-name="P1"/>
      <text:p text:style-name="P1">iÌ<text:line-break/><text:line-break/>La sacerdotessa drow non si allontana mai da sua<text:line-break/>figlia adottiva, la drow Zress Orlezziir, e da una yochlol<text:line-break/><text:line-break/>consigliera camuffata da femmina drow di nome Chalizana.<text:line-break/><text:line-break/>Per determinare in che area i personaggi incontrano<text:line-break/>Vlonwelv e il suo seguito per la prima volta, il DM tira un<text:line-break/>d20 e consulta la tabella seguente:<text:line-break/><text:line-break/>d20 Ubicazione di Vlonwelv<text:line-break/><text:line-break/>1=-5 Area 25b<text:line-break/>6-15 <text:s/>Area 26<text:line-break/>16-20 Area 27a<text:line-break/><text:line-break/>Tesoro. Vlonwelv indossa due bracciali di platino<text:line-break/>decorati con il motivo della ragnatela (250 mo ciascuno)<text:line-break/>e un pendente di ossidiana a forma di ragno, animato<text:line-break/>magicamente in modo da agitare le zampe (50 mo). Questo<text:line-break/>amuleto funge anche da simbolo sacro di Lolth.<text:line-break/><text:line-break/>ZRESS ORLEZZIIR<text:line-break/><text:line-break/>Zress, una letale guerriera appartenente a una casata drow<text:line-break/>ormai distrutta, è stata adottata da Vlonwelv Auvryndar ed è<text:line-break/>pronta a morire al servizio della sua salvatrice. Vlonwelv ha<text:line-break/>imparato a fidarsi di Zress più dei suoi stessi figli è a tenerla<text:line-break/>sempre accanto a sé. Quando il DM determina l'area di<text:line-break/>partenza di Vlonwelv, si presume che Zress la accompagni.<text:line-break/>Se il DM possiede il Tomo di Mordenkainen dei Nemici,<text:line-break/>può usare la scheda delle statistiche del drow capitano<text:line-break/>di casata che compare in quel libro per rappresentare<text:line-break/>Zress. Altrimenti, Zress è una drow campionessa (vedi<text:line-break/>l'appendice A), con le modifiche seguenti:<text:line-break/><text:line-break/>e Zress è neutrale malvagia.<text:line-break/><text:line-break/>. Possiede i tratti razziali seguenti: Parla l’Elfico e il<text:line-break/>Sottocomiune. Dispone di vantaggio ai tiri salvezza per<text:line-break/>non essere affascinata e non può essere addormentata<text:line-break/>tramite la magia. Possiede scurovisione entro un raggio<text:line-break/><text:soft-page-break/>di 36 metri. Può lanciare come incantesimi innati luci<text:line-break/>danzanti a volontà e levitazione (solo su se stessa),<text:line-break/>luminescenza e oscurità una volta al giorno ciascuno. La<text:line-break/>sua caratteristica da incantatore è Carisma (CD 13 del<text:line-break/>tiro salvezza degli incantesimi). Finché è esposta alla<text:line-break/>luce del sole, subisce svantaggio ai tiri per colpire e alle<text:line-break/>prove di Saggezza (Percezione) basate sulla vista.<text:line-break/><text:line-break/>Tesoro. Zress indossa un'armatura di mithral (armatura<text:line-break/>completa). Al suo mantello in seta di ragno, è fissato uno<text:line-break/>scarabeo d’ossidiana su cui è inciso il simbolo della Casata<text:line-break/>Auvryndar (25 mo).<text:line-break/><text:line-break/>LA BANDA DI GORZIL<text:line-break/>Vionwelv può contare su venti trogloditi al suo servizio.<text:line-break/>Uno di loro è un esemplare grasso e spregevole di nome<text:line-break/>Gorzil, un seguace del dio rettile Laogzed, che spera<text:line-break/>segretamente di spodestare Vlonwelv, prendere il controllo<text:line-break/>dell’Ordalia di Muiral e trasformarla in una tana di<text:line-break/>trogloditi. 1 suoi sogni, tuttavia, sono fin troppo ambiziosi<text:line-break/>per le sue capacità.<text:line-break/><text:line-break/>I drow hanno addestrato i membri della banda di<text:line-break/>Gorzil a indossare armature e a combattere con le<text:line-break/>spade. Tutti i membri della banda sono trogloditi, con le<text:line-break/>modifiche seguenti:<text:line-break/><text:line-break/>. Ogni troglodita indossa una corazza di piastre<text:line-break/>(CA 14) e impugna una spada lunga, che usa al posto dei<text:line-break/>suoi artigli.<text:line-break/><text:line-break/>* Come azione nel suo turno, un troglodita può effettuare<text:line-break/>due attacchi con la spada lunga invece di attaccare con il<text:line-break/>morso e gli artigli. Impugna la spada lunga a due mani e<text:line-break/>infligge 7 (1d10 + 2) danni taglienti se colpisce.<text:line-break/><text:line-break/>. I trogloditi capiscono il Sottocomune, ma non lo parlano.<text:line-break/><text:line-break/>LIVELLO 10 | L'ORDALIA DI MUIRAL<text:line-break/><text:line-break/>MOSTRI ERRANTI<text:line-break/><text:line-break/>Se Muiral sopravvive al suo primo incontro con gli<text:line-break/>avventurieri, inizia a pattugliare le aree dalla 1 alla 5 e<text:line-break/>quelle dalla 7 alla 12, in cerca di altri potenziali intrusi.<text:line-break/><text:line-break/>Î personaggi potrebbero incontrare anche piccoli gruppi<text:line-break/><text:line-break/>di scheletri, zombi e ghoul, creati da Muiral lanciando<text:line-break/>incantesimi animare morti e creare non morti sui cadaveri<text:line-break/>dei drow. Questi non morti non costituiscono una grossa<text:line-break/>minaccia per gli avventurieri di alto livello, ma ribadiscono<text:line-break/>il concetto della pericolosità di Muiral.<text:line-break/><text:line-break/>Gli avventurierìi che esplorano le aree dalla 13 alla 30<text:line-break/>probabilmente incontreranno una o più pattuglie di drow,<text:line-break/>ognuna composta da 1d4 + 2 drow combattenti scelti che<text:line-break/>indossano i simboli della Casata Auvryndar. Ognuna di queste<text:line-break/>pattuglie è guidata da una femmina drow che fa rapporto<text:line-break/>direttamente a Zress Orlezziir. Molte pattuglie di drow non<text:line-break/>vedono l'ora di attaccare briga, ma se lo scontro volge a loro<text:line-break/>sfavore, sì ritirano rapidamente in un'area più difendibile.<text:line-break/><text:line-break/>FESPLORARE QUESTO LIVELLO<text:line-break/><text:soft-page-break/><text:line-break/>Le descrizioni di tutti i luoghi di questo livello fanno<text:line-break/>riferimento alla mappa 10, Gli avventurieri probabilmente<text:line-break/>entreranno nell’Ordalia di Muiral usando le scale dal<text:line-break/>livello 9 (nei pressi dell’area 1) o scendendo da un condotto<text:line-break/>nell'area 3b.<text:line-break/><text:line-break/>L’Ordalia di Muiral presenta gli elementi architettonici<text:line-break/>comunemente presenti nelle fortezze dei drow. l corridoi<text:line-break/>larghi 6 metri e alti 9 metri sono dotati di soffitti arcuati<text:line-break/>sorretti a intervalli regolari da arcate e reticolati simili a<text:line-break/>ragnatele che fungono da contrafforti e travi. Molti di questi<text:line-break/>“archi di ragnatela” sono crepati e rotti. Alcuni frammenti<text:line-break/>di queste arcate giacciono a terra sul pavimento, assieme ai<text:line-break/>resti di qualche braciere di pietra scolpito a forma di ragno.<text:line-break/>I pavimenti del dungeon sono anche disseminati delle ossa<text:line-break/>degli intrusi uccisi da Muiral.<text:line-break/><text:line-break/>Le doppie porte alte 4,5 metri presenti su tutto il livello<text:line-break/>sono decorate con il motivo dellà ragnatela, ma sono<text:line-break/>scheggiate e consumate.<text:line-break/><text:line-break/>]. SPECCHI INFRANTI<text:line-break/><text:line-break/>Questo corridoio è situato in fondo alla scalinata che<text:line-break/>scende dal livello 9 e ha i tratti seguenti:<text:line-break/><text:line-break/>Specchi Infranti. Il pavimento è coperto dai frammenti<text:line-break/>di una dozzina di specchi infranti (è stato Muiral a<text:line-break/>distruggere gli specchi in un impeto di rabbia).<text:line-break/><text:line-break/>Cornici Vuote. Lungo le pareti, è appesa una fila di cornici<text:line-break/>rettangolari di pietra. Sembra che un tempo sorreggessero<text:line-break/>degli specchi, ma ora sono vuote (la parete dietro una di<text:line-break/>queste corrnici cela una porta segreta che si apre nell’area 2).<text:line-break/><text:line-break/>I personaggi che attraversano questo corridoio possono<text:line-break/>intravedere fugaci immagini di Halaster che compaiono<text:line-break/>nei framimenti degli specchi al posto della loro immagine<text:line-break/>riflessa (uno degli effetti regionali innocui del Mago Folle,<text:line-break/>vedi “La Tana di Halaster” a pagina 311).<text:line-break/><text:line-break/>2. CORRIDOIO SEGRETO<text:line-break/><text:line-break/>Cornici Vuaote. Le pareti di questo corridoio sono occupate<text:line-break/>da una serie di cornici vuote e sul pavimento giace uno<text:line-break/>strato di frammenti di vetro riflettente (come neil'area 1).<text:line-break/><text:line-break/>Scheletro. Lo scheletro animato di un drow, avvolto in un<text:line-break/>manto nero a brandelli, si erge al centro del corridoio.<text:line-break/><text:line-break/>Lo scheletro è privo di una mano e stringe una bacchetta<text:line-break/>nell’altra (vedi “Tesoro”)ì.<text:line-break/><text:line-break/>Lo scheletro si è ritrovato intrappolato in questo<text:line-break/>corridoio poco dopo essere stato animato da Muiral. A ogni</text:p>
      <text:p text:style-name="P1"/>
      <text:p text:style-name="P1"/>
      <text:p text:style-name="P1"/>
      <text:p text:style-name="P1">@@@ 18 @@@</text:p>
      <text:p text:style-name="P1"/>
      <text:p text:style-name="P1"/>
      <text:p text:style-name="P1"/>
      <text:p text:style-name="P1"><text:soft-page-break/>d k<text:line-break/><text:line-break/>b<text:line-break/><text:line-break/>#<text:line-break/>FF l;! s<text:line-break/><text:line-break/>Tunnel che<text:line-break/>conduce di<text:line-break/>dungean<text:line-break/>espanso<text:line-break/><text:line-break/>SN RNNIN | u conducé al<text:line-break/>dungeon espanso<text:line-break/><text:line-break/>E<text:line-break/><text:line-break/>E :ll'.ll"-\' Fi .r: '<text:line-break/><text:line-break/>FE EA<text:line-break/>s<text:line-break/><text:line-break/>_ Salità al livello 9<text:line-break/><text:line-break/>a i N L<text:line-break/><text:line-break/>Tunnel che conduce aa _ "{':':':';;:. ENA<text:line-break/>al dungeon espanso : ““ ;<text:line-break/><text:line-break/>Statue di<text:line-break/>Teletrasporto<text:line-break/><text:line-break/>Tunnel che<text:line-break/>conduece af<text:line-break/>dungeorn esponso<text:line-break/><text:line-break/>?.-.l-ii-il-l".ì-i--.--i-i-l--u.;'.l-l-u-i-d-ì?'<text:line-break/><text:line-break/>Iil'-l*l"'-"-'-i."'l"*<text:line-break/><text:line-break/>..-lllll.-l-ll.l<text:line-break/><text:line-break/>-<text:line-break/><text:line-break/>Ù<text:line-break/>:<text:line-break/><text:line-break/>LE :..:0..:..‘ E 'l.|l L ."<text:line-break/><text:line-break/>e f i -- i, l LA 1 L Ì ". j f a -<text:line-break/>.........<text:line-break/>L<text:line-break/>L<text:line-break/>..-u|ll[||]l 25c<text:line-break/><text:line-break/>_ PE SE P S L E A __ ii SC E E E . i<text:line-break/>l ENZE i<text:line-break/>ia<text:line-break/>r<text:line-break/>;<text:line-break/><text:line-break/>Tunnel che<text:line-break/>conduce di<text:line-break/><text:line-break/><text:soft-page-break/>rsss i Fa &amp; — | 1 quadretto = 3 mettri<text:line-break/><text:line-break/>Mapnpa 9: L'Oroacia c1 MuirAaL<text:line-break/><text:line-break/>ETVELLTO F0 /1 E OMDALTA DI MIUTRAL</text:p>
      <text:p text:style-name="P1"/>
      <text:p text:style-name="P1"/>
      <text:p text:style-name="P1"/>
      <text:p text:style-name="P1">@@@ 19 @@@</text:p>
      <text:p text:style-name="P1"/>
      <text:p text:style-name="P1"/>
      <text:p text:style-name="P1"/>
      <text:p text:style-name="P1">suo turno, lo scheletro punta la bacchetta minacciosamente<text:line-break/>contro gli intrusi, ma non può fare niente, dato che non ha<text:line-break/>incantesimi e non può parlare. Essendo privo di armi, lo<text:line-break/>scheletro ha un grado di sfida pari a O e vale O FE.<text:line-break/><text:line-break/>TESORO<text:line-break/>La bacchetta dello scheletro è una bacchetta del mago da<text:line-break/>guerra +1.<text:line-break/><text:line-break/>3. TEMPIO INFESTATO DI LOLTH<text:line-break/><text:line-break/>Il soffitto a volta di questo tempio della Regina Ragno è alto<text:line-break/>d metri ed è coperto di ragnatele. Muiral fa visita al tempio<text:line-break/>per ascoltare i lamenti di tre drow sacerdotesse che hanrio<text:line-break/><text:line-break/>perduto il favore di Lolth e sono state trasformate in banshee,<text:line-break/><text:line-break/>Se Muiral (vedi l’appendice A) è qui e sente i personaggi<text:line-break/>avvicinarsi, lancia invisibilità superiore su se stesso<text:line-break/>e si colloca tra le statue dell’area 3a. Quando il primo<text:line-break/>personaggio entra nella stanza, Muiral diventa visibile e<text:line-break/>lancia un incantesimo muro di forza, usando la barriera<text:line-break/>pér separare quel personaggio dal resto del gruppo. Poi<text:line-break/>affronta quel personaggio in un corpo a corpo. Se il muro<text:line-break/>viene abbattuto o se Muiral è in difficoltà, lancia animare<text:line-break/>oggetti su una delle statue di Lolth nell’area 3a o su<text:line-break/>entrambi i bracieri a forma di ragno nell’area 3b.<text:line-break/><text:line-break/>Muiral rimane sempre ad almeno 9 metri dalle banshee<text:line-break/>per evitare il loro lamento. È immune ai loro volti<text:line-break/>terrificanti, avendole guardate in faccia già molte volte.<text:line-break/><text:line-break/>3A. NARTECE<text:line-break/>Due statue di Loîth alte 6 metri vigilano sull'ingresso del<text:line-break/>tempio. Ogni statua è un oggetto Enorme che può essere<text:line-break/><text:line-break/>scalato effettuando con successo una prova di Forza<text:line-break/>(Atletica) con CD 10.<text:line-break/><text:line-break/>i i<text:line-break/><text:line-break/>IL PUuLPITO DI VLONWELV<text:line-break/><text:line-break/>Dal trono del ragno dell'area 25b, una creatura può<text:line-break/>trasmettere dei messaggi che echeggiano in ogni stanza<text:line-break/><text:line-break/>e in ogni corridoio dell'’Ordalia di Muiral, La sacerdotessa<text:line-break/>drow Vlonwelv usa questo congegno per diffondere<text:line-break/>messaggi di propaganda e proselitismo, evocare i suoi<text:line-break/>sottoposti, radunare le forze e sbeffeggiare gli intrusi. Man<text:line-break/>mano che i personaggi si fanno strada attraverso l’Ordalia<text:line-break/>di Muiral, sentono vari annunci di Vionwelvy echeggiare in<text:line-break/><text:soft-page-break/>tutto il dungeon, proclamati in Elfico. Alcune traduzioni<text:line-break/>includono le frasi seguenti:<text:line-break/><text:line-break/>« “La Regina Ragno benedice la Casata Auvryndar! La<text:line-break/>battaglia per spezzare il dominio della Casata Freth<text:line-break/>nei passaggi inferiori ci vede ripetutamente vittoriosi.<text:line-break/>Abbiamo conquistato le postazioni cruciali che un<text:line-break/>tempo erano occupate dal nemico. La sconfitta della<text:line-break/>Casata Freth è inevitabile. Sia lode a Lolth!”<text:line-break/><text:line-break/>. “Gelgos Argonrae e Jevan Kromn'tayne meritano un<text:line-break/>encomio per la cattura di una spia della Casata Freth.<text:line-break/>Una ricompensa sarà inviata a ognuna delle loro casate.<text:line-break/>Sia lode a Lolth!”<text:line-break/><text:line-break/>* “La Regina Ragno ci osserva. Siamo tutti suoi figli. Sia<text:line-break/>lode a Lolth!”<text:line-break/><text:line-break/>. “Minarra si presenti subito a rapporto al tempio.”<text:line-break/><text:line-break/>. “Pattuglia Sei, fate rapporto alla Capitana Zress per<text:line-break/>ricevere immediatamente nuovi ordini.”<text:line-break/><text:line-break/>. “Non degnate di attenzione i falsi rapporti che parlano<text:line-break/>di un attacco alla nostra roccaforte soprastante, Le<text:line-break/>nostre forze guidate da T'rissa Auvryndar hanno<text:line-break/>conquistato Stromkuhldur. E presto cadrà anche<text:line-break/>Skullport. Sia lode a Lolth!”<text:line-break/><text:line-break/>LINELLO 1O0 | L@&amp;ERbALIA DI MULIRAL<text:line-break/><text:line-break/>Statua Ovest. Questa statua raffigura Lolth nella sua<text:line-break/>forma mostruosa: la parte superiore del corpo è quella<text:line-break/>di una femmina drow, mente la parte inferiore è quella<text:line-break/>di un ragno rigonfio. Dalle mani protese verso l'alto<text:line-break/>della statua, si proiettano delle ragnatele di pietra che si<text:line-break/>diramano per tutto il soffitto.<text:line-break/><text:line-break/>Statua Est. Questa statua raffigura Lolth nella sua forma<text:line-break/>di drow, nell'atto di baciare un flagello mentre dei ragni di<text:line-break/>pietra brulicano sul suo corpo.<text:line-break/><text:line-break/>3B. NAVATA<text:line-break/><text:line-break/>Altare. Un altare di pallida pietra grigia scolpito per<text:line-break/>assomigliare a una massa rettangolare di ragnatele si<text:line-break/>erge su un podio. Tre drow banshee sono in ginocchio<text:line-break/>davanti all’altare, piangono e innalzano preghiere alla<text:line-break/>loro dea demoniaca (a sette metri e mezzo d'altezza<text:line-break/>dall’altare, un condotto quadrato con lato di 3 metri<text:line-break/>si apre sul soffitto e sale di 3 metri fino all’area 41 del<text:line-break/>livello 9).<text:line-break/><text:line-break/>Bracieri. Dai bracieri di pietra in questa stanza, si<text:line-break/>innalzano delle fiamme violacee dalla vaga forma di<text:line-break/>ragni giganti {le fiamme, alimentate da condotti di gas<text:line-break/>sotto al pavimento, proiettano luce intensa nel raggio di<text:line-break/>4,5 metri e luce fioca per altri 4,5 metri).<text:line-break/><text:line-break/>Cadaveri. Le banshee hanno eliminato di recente un<text:line-break/>paio di avventurieri, lasciando i cadaveri a marcire nei<text:line-break/>quadretti contrassegnati con la X sulla mappa 10.<text:line-break/><text:line-break/>Charinidia, Grazthrae e T'riizlin erano tre sacerdotesse,<text:line-break/><text:soft-page-break/>ma furono trasformate in banshee da Lolth per la loro<text:line-break/>vanità. Se le loro preghiere sono interrotte, attaccano,<text:line-break/>regolando le tempistiche dei loro letali lamenti come segue:<text:line-break/><text:line-break/>* Charinidia usa il lamento nel suo primo turno in<text:line-break/>combattimento.<text:line-break/><text:line-break/>. Grazthrae usa il lamento dopo avere subito danni per la<text:line-break/>prima volta in combattimento.<text:line-break/><text:line-break/>- T’riizlin usa il lamento dopo che una delle altre banshee<text:line-break/>è stata distrutta.<text:line-break/><text:line-break/>Un incantesimo individuazione del magico rivela un'aura<text:line-break/>magica di evocazione attorno all'altare, che è lungo 9 metri,<text:line-break/>largo 4,5 metri e alto 90 cm. Sulla superficie dell’altare<text:line-break/>si aprono molti varchi, come se fosse un ammasso di<text:line-break/>ragnatele. La prima volta che una creatura tocca l’altare,<text:line-break/>otto sciami di insetti (ragni) si riversano magicamente<text:line-break/>fuori da esso, I ragni ricoprono rapidamente l’altare<text:line-break/>e attaccano tutte le creature entro 1,5 metri da esso,<text:line-break/>inseguendo le prede che fuggono. Se lasciati stare, i ragni<text:line-break/>rientrano strisciando nell’altarè e scompaiono dopo 1 ora.<text:line-break/>In quel momento, la trappola si ripristina.<text:line-break/><text:line-break/>Durante la sua ultima visita alla navata, Muiral si è<text:line-break/>impossessato di tutti gli oggetti di valore dai corpi senza<text:line-break/>vita degli avventurieri. ] personaggi che ispezionano i<text:line-break/>cadaveri trovano quanto segue:<text:line-break/><text:line-break/>- Îl cadavere a nord (quello di Kravos, un tiefling ladro)<text:line-break/>indossa un'armatura di cuoio é impugna una spada corta.<text:line-break/>L'energia necrotica ha fatto avvizzire la sua pelle.<text:line-break/><text:line-break/>. Îl cadavere a sud (quello di Zundra Underdottir, una nana<text:line-break/>barbara) indossa un’armatura di pelle e giace accanto<text:line-break/>a un'ascia bipenne. Il suo volto è paralizzato in un urlo<text:line-break/>di terrore.<text:line-break/><text:line-break/>Se un personaggio lancia parlare con i morti su un<text:line-break/>cadavere è gli chiede cosa sa di Sottomonte, il cadavere<text:line-break/>condivide con lui un segreto determinato pescando tuna<text:line-break/>carta dal Mazzo dei Segreti (vedi l’appendice C).</text:p>
      <text:p text:style-name="P1"/>
      <text:p text:style-name="P1"/>
      <text:p text:style-name="P1"/>
      <text:p text:style-name="P1">@@@ 20 @@@</text:p>
      <text:p text:style-name="P1"/>
      <text:p text:style-name="P1"/>
      <text:p text:style-name="P1"/>
      <text:p text:style-name="P1">4., LABORATORIO DI MUIRAL<text:line-break/><text:line-break/>Muiral conduce i suoi esperimenti arcani in quest’angolo<text:line-break/>del complesso.<text:line-break/><text:line-break/>4A. VOCE DISINCARNATA<text:line-break/><text:line-break/>Se Vlonwelv è ancora viva, i personaggi sentono la sua voce<text:line-break/>disincarnata quando entrano per la prima volta in questa<text:line-break/>camera (vedi “Il Pulpito di Vlionwelv” a pagina 138).<text:line-break/><text:line-break/>4B. LABORATORIO<text:line-break/><text:line-break/>Ossa. Negli angoli della stanza, sono state ammassate le<text:line-break/><text:soft-page-break/>ossa di creature irriconoscibili (i resti degli incantesimi<text:line-break/>falliti di Muiral). Sotto quei cumuli di ossa, si nascondono<text:line-break/>otto ghoul, due per ogni cumulo.<text:line-break/><text:line-break/>Equipaggiamento. Il centro della stanza è occupato da<text:line-break/>cinque tavoli su cavalletti di legno, carichi di strumenti<text:line-break/>operatori arrugginiti e scorte da alchimista essiccate<text:line-break/>(senza ormai alcun potere).<text:line-break/><text:line-break/>Specchio. Un alto specchio ovale in una cornice di pietra<text:line-break/>incisa è stato appeso al centro della parete nord.<text:line-break/><text:line-break/>Tubo Pneumatico. Alla parete ovest, è appeso un tubo di<text:line-break/>rame che scompare oltre il soffitto. Un cilindro di rame<text:line-break/>giace a terra accanto al tubo.<text:line-break/><text:line-break/>Muiral ha ricavato i ghoul dai cadaveri di vari drow e<text:line-break/>avventurieri. ] ghoul fanno irruzione e attaccano se nella<text:line-break/>stanza entra qualsiasi creatura che non sia Muiral.<text:line-break/><text:line-break/>Îl tubo pneumatico attaccato al muro ovest è collegato a<text:line-break/>un sistema di tubi (vedi “Tubi Pneumatici” a pagina 118) e<text:line-break/>consente di spedire messaggi fino all’area 15a del livello<text:line-break/>9 all'interno dei cilindri di rame. Il cilindro che giace sul<text:line-break/>pavimento contiene una missiva indirizzata a Muiral e<text:line-break/>firmata con una H. Il messaggio, scritto in Comune su una<text:line-break/>pergamena arrotolata, invita Muiral a tenere una lezione<text:line-break/>come relatore ospite al Nucleo del Dweomer (1l livello 9).<text:line-break/><text:line-break/>Portale Speculare per il Livello 6. Lo specchio è uno dei<text:line-break/>portali magici di Halaster (vedi “Portali” a pagina 12). Sulla<text:line-break/>cornice di pietra sono state scolpite dozzine di occhi senza<text:line-break/>palpebre e la seguente frase in Comune: “Il portale non può<text:line-break/>nascondersi da quelli che non può vedere.” A questo portale<text:line-break/>si applicano le regole seguenti:<text:line-break/><text:line-break/>* Quando una creatura invisibile si colloca davanti allo<text:line-break/>specchio, il portale si apre per 1 minuto.<text:line-break/><text:line-break/>: ] personaggi devono essere di livello pari o superiore<text:line-break/>al 9° per attraversare questo portale (vedi “Jhesiyra<text:line-break/>Kestellharp” a pagina 10). La prima creatura a passare<text:line-break/>attraverso il portale innesca una runa antica (vedi “Rune<text:line-break/>Antiche” a pagina 12).<text:line-break/><text:line-break/>- Una creatura che attraversa il portale compare nell'area<text:line-break/>16 del livello 6, nello spazio libero più vicino al portale<text:line-break/>identico situato in quell’area.<text:line-break/><text:line-break/>5. STANZE FATISCENTI<text:line-break/><text:line-break/>I soffitti e i pavimenti di queste stanze sono incurvati e le<text:line-break/>pareti sono ricoperte di carta da parati crepata e marcita.<text:line-break/><text:line-break/>S5A. SALA DA PRANZO<text:line-break/><text:line-break/>Mobili. Tre tavoli lunghi 6 metri e scolpiti in pietra nera<text:line-break/>occupano la stanza da ovest a est., Attorno a ogni tavolo<text:line-break/>sono disposte dodici sedie in ghisa decorate con i motivi<text:line-break/>di ragni e ragnatele.<text:line-break/><text:line-break/>Armadietto in Frantuimi. Contro la parete nord, accanto<text:line-break/>alla doppia porta che conduce all’area 5b, è stato<text:line-break/>ammassato un cumulo di detriti di quello che un tempo<text:line-break/><text:soft-page-break/>era un armadietto in legno nero decorato.<text:line-break/><text:line-break/>Tesoro. Se i personaggi cercano tra i rottami<text:line-break/>dell’armadietto, trovano cinquanta posate d’argento<text:line-break/><text:line-break/>annerite dal tempo. Se ripulita, ogni posata può essere<text:line-break/>venduta per ]1 mo.<text:line-break/><text:line-break/>5B. CUCINA<text:line-break/><text:line-break/>Oggetti Fluttuanti. Tre consunti tavoli da lavoro in legno,<text:line-break/>vari utensili arrugginiti, i frammenti scheggiati di alcuni<text:line-break/>armadietti di legno e una scopa particolarmente robusta<text:line-break/>fluttuano all’interno della stanza, come se fossero<text:line-break/>privi di peso.<text:line-break/><text:line-break/>Camino. Un immenso camino di pietra sporge dalla<text:line-break/>parete ovest.<text:line-break/><text:line-break/>Pozzo. Un'alcova sulla parete nord ospita un pozzo del<text:line-break/>diametro di 3,6 metri (il condotto del pozzo scende di<text:line-break/>27 metri fino a un corso d'acqua sotterraneo, che non<text:line-break/>porta a nessun altro luogo di Sottomonte).<text:line-break/><text:line-break/>La magia ha sollevato in aria tutti gli utensili della cucina,<text:line-break/>facendoli scontrare tra loro. Gli oggetti sopravvissuti<text:line-break/>continuano a fluttuare e restano sospesi anche se rimossi<text:line-break/>dalla stanza. Possono essere spostati senza alcuno sforzo<text:line-break/>e scendono verso il pavimento se su di essi viene posto un<text:line-break/>peso pari o superiore a 0,5 kg. Un incantesimo dissolvi<text:line-break/>magie lanciato con successo (CD 17) su un oggetto fluttuante<text:line-break/>pone fine alla magia su di esso e lo fa cadere.<text:line-break/><text:line-break/>La canna fumaria del camino è larga 1,5 metri e sale<text:line-break/>verticalmente per 9 metri, poi si interrompe bruscamente.<text:line-break/>Îl resto è crollato molto tempo fa.<text:line-break/><text:line-break/>Îl condotto del pozzo ha appigli per le mani in abbondanza e<text:line-break/>può essere scalato effettuando con successo una prova di Forza<text:line-break/>(Atletica) con CD 10 senza usare equipaggiamento o magia.<text:line-break/><text:line-break/>5C. DISPENSA<text:line-break/><text:line-break/>Armadietti. Tre alti armadietti di legno scuro sono<text:line-break/>collocati lungo le pareti. Le loro porte di vetro sono<text:line-break/>decorate con il motivo della ragnatela.<text:line-break/><text:line-break/>Tavolo. Il tavolo di pietra che occupa il centro della stanza<text:line-break/>è coperto di strumenti da avventuriero.<text:line-break/><text:line-break/>Forziere. Sotto il tavolo è visibile un forziere di legno con<text:line-break/>una serratura d'ottone protetta da una trappola.<text:line-break/><text:line-break/>Dall'equipaggiamento sul tavolo, è possibile ricavare<text:line-break/>una dotazione da scassinatore e una da esploratore, ad<text:line-break/>eccezione delle razioni.<text:line-break/><text:line-break/>Tesoro. Se un personaggio lancia individuazione del<text:line-break/>magico, rivela un'aura magica di abiurazione attorno al<text:line-break/>forziere, che in realtà è un forziere della conservazione.<text:line-break/>Questo oggetto meraviglioso comune possiede la proprietà<text:line-break/>magica seguente: il cibo e gli altri oggetti deperibili non<text:line-break/>invecchiano e non vanno a male finché restano al suo<text:line-break/>interno. Il forziere è lungo 75 cm, largo 45 em, alto 30 em.<text:line-break/><text:soft-page-break/>E dotato di un coperchio a mezza botte e pesa 12,5 kg.<text:line-break/>Muiral è in possesso della chiave che lo apre. La serratura<text:line-break/>può essere scassinata usando gli arnesi da scasso ed<text:line-break/>effettuando con successo una prova di Destrezza con<text:line-break/>CD 15. Se la serratura o altre parti del forziere vengono<text:line-break/>spaccate, l’oggetto smette di essere magico.<text:line-break/><text:line-break/>Il forziere è suddiviso in scomparti che contengono<text:line-break/>cinque ampolle di fuoco dell'alchimista, più le componenti<text:line-break/>materiali seguenti (per gli incantesimi indicati): una fiala<text:line-break/>di sangue, un brandello di carne, un pizzico di polvere<text:line-break/>d'osso (animare morti); un sacchetto di pietra calcarea,<text:line-break/>un'ampolla d'acqua e un sacchetto di terra (carne in pietra);<text:line-break/>un vaso d’argilla pieno di terra raccolta da un cimitero, un<text:line-break/>vaso d'argilla pieno di acqua salmastra e tre onici nere da<text:line-break/>150 mo (creare non morti); un ciuffo di pelo di lupo e una<text:line-break/>verga di vetro (fulmine); un frammento di legno wych (luci<text:line-break/>danzanti); il bozzolo di un bruco (metamorfosi); una fiala di<text:line-break/>bitume e un ragno vivo (movimenti del ragno); un sacchetto<text:line-break/>di polvere di gemme (muro di forza) e sacchetti di talco e di<text:line-break/>polvere d’argento (vedere invisibilità).<text:line-break/><text:line-break/>LIVELLO 10 | L'ORDALIA DI MUIRAL</text:p>
      <text:p text:style-name="P1"/>
      <text:p text:style-name="P1"/>
      <text:p text:style-name="P1"/>
      <text:p text:style-name="P1">@@@ 21 @@@</text:p>
      <text:p text:style-name="P1"/>
      <text:p text:style-name="P1"/>
      <text:p text:style-name="P1"/>
      <text:p text:style-name="P1">6. STATUE DI TELETRASPORTO<text:line-break/><text:line-break/>Ognuna di queste aree è nascosta dietro una porta segreta.<text:line-break/>Quei personaggi dotati di un punteggio di Saggezza<text:line-break/>(Percezione) passiva pari o superiore a 15 che sî avvicinano<text:line-break/>a meno di 6 metri da una qualsiasi di queste porte segrete<text:line-break/>sentono una voce sussurrante provenire da dietro la porta<text:line-break/>in questione., La voce dice "Da questa parte” in Elfico.<text:line-break/><text:line-break/>AÎ di 1à di ogni porta segreta, c'è un corridoio polveroso<text:line-break/>che termina in un vicolo cieco e ospita la statua alta 3 metri<text:line-break/>di un drow che irradia un'aura magica di evocazione, se<text:line-break/>esaminata da un incantesimo individuazione del magico.<text:line-break/>Ogni statua è un oggetto Grande con CA 17, 60 punti ferita<text:line-break/>e immunità ai danni psichici e da veleno.<text:line-break/><text:line-break/>Qualsiasi creatura che non sia Muiral e che tocchi la<text:line-break/>statua nell’area 6a viene istantaneamente teletrasportata,<text:line-break/>assieme a tutto ciò che indossa o trasporta, in uno spazio<text:line-break/>libero accanto alla statua nell’area 6b e viceversa (Vlonwelv<text:line-break/>Auvryndar ha usato un rituale per alterare la magia delle<text:line-break/>statue affinché Muiral non possa essere teletrasportato).<text:line-break/><text:line-break/>Le statue raffigurano due drow amanti, ma appartenenti<text:line-break/>a casate rivali. I loro spiriti sono vincolati alle statue e<text:line-break/>non possono comunicare tra loro sul Piano Materiale.<text:line-break/><text:line-break/>La distruzione di una statua provoca l'esilio dello spirito<text:line-break/>corrispondente nell'Abisso, e soltanto distruggendo<text:line-break/>entrambe le statue questi spiriti maligni saranno<text:line-break/>finalmente riuniti nel loro oltretomba demoniaco.<text:line-break/><text:line-break/>Finché sono intrappolati nelle statue, gli spiriti sono<text:line-break/>invisibili e non possono influenzare l’ambiente circostante<text:line-break/><text:soft-page-break/>in alecun modo. Sebbene non possano impedire a nessuno<text:line-break/>di usare le statue per teletrasportarsi, ogni spirito chiede<text:line-break/>in Elfico ai personaggi di riferire dei messaggi d'amore<text:line-break/>all’altro. I personaggi non ricevono alcuna ricompensa, se<text:line-break/>lo fanno, e non sono obbligati in alcun modo a soddisfare i<text:line-break/>desideri delle statue.<text:line-break/><text:line-break/>6A. STATUA DI XYRXIAN<text:line-break/><text:line-break/>Xyrxian Vandree è raffigurata come un'accigliata femimina<text:line-break/>drow che indossa una veste fatta di ragni e impugna un<text:line-break/>flagello. Il suo spirito è furibondo a seguito della morte del<text:line-break/>suo amato. Le sue parole sono secche e rancorose.<text:line-break/><text:line-break/>6B. STATUA DI DRAN' L<text:line-break/><text:line-break/>La statua di Dran'1 Kenafin raffigura un prestante maschio<text:line-break/>drow che indossa una tunica di ragnatele, e ha i pugni<text:line-break/>serrati e il volto solcato dalle lacrime. Lo spirito di Dran'l<text:line-break/>piange la perdita della sua amata. Le sue parole sono<text:line-break/>imbronciate e malinconiche.<text:line-break/><text:line-break/>7. SALE DI SELVETARM<text:line-break/><text:line-break/>La divinità minore Selvetarm è al servizio di Lolth.<text:line-break/>Selvetarm, noto anche come il Ragno Che Attende, è<text:line-break/>venerato e temuto dai drow per la sua potenza e la sua sete<text:line-break/>di sangue in battaglia. Queste stanze sono dedicate a lui.<text:line-break/><text:line-break/>7A. LASTRICATO DI TESCHI<text:line-break/><text:line-break/>Il pavimento di questa anticamera alta 6 metri è ribassato<text:line-break/>di alcuni centimetri ed è ricoperto da muroò a muro di teschi<text:line-break/>umanoidi ingialliti e resi friabili dal passare del tempo.<text:line-break/><text:line-break/>A prima vista possono sembrare delle pietre lastricate. Il<text:line-break/>pavimento è considerato terreno difficile, poiché i teschi si<text:line-break/>muovono e si spezzano sotto il peso di chi li calpesta.<text:line-break/><text:line-break/>7B. SALA DEL RAGNO CHE ATTENDE<text:line-break/><text:line-break/>Scultura sul Soffitto. Questa camera ha un soffitto a<text:line-break/>volta alto 12 metri, a cui è stato appeso a testa in giù<text:line-break/>un ragno di pietra del diametro di 6 metri, simile a una<text:line-break/>tarantola gigante.<text:line-break/><text:line-break/>LIVELLO 10 | L'ORDALTA DI MUILRKAL<text:line-break/><text:line-break/>Drow Pietrificati. Le statue molto realistiche di otto drow<text:line-break/>combattenti, quattro maschi e quattro femmine, sono<text:line-break/>disposte lungo i margini della stanza (le statue sono otto<text:line-break/>drow trasformati in pietra dalla magia di Muiral).<text:line-break/><text:line-break/>Se Muiral (vedi l’appendice A) si trova qui, si nasconde<text:line-break/>nello spazio tra la scultura del ragno e il soffitto, a circa<text:line-break/>9 metri di altezza dal pavimento. Quando individua degli<text:line-break/>intrusi, lancia animare oggetti su cinque statue dei drow<text:line-break/>e ordina loro di attaccare mentre si nasconde sopra la<text:line-break/>scultura del ragno gigante. Se le statue animate dei drow<text:line-break/>sono distrutte, Muiral lancia muro di forza nel tentativo<text:line-break/>di separare un personaggio dagli altri, prima di scendere<text:line-break/>strisciando lungo la parete per attaccare la preda solitaria.<text:line-break/><text:line-break/>La distruzione di cinque zampe della scultura è<text:line-break/><text:soft-page-break/>sufficiente a staccare il ragno di pietra dal soffitto e a farlo<text:line-break/>crollare a terra. Ogni zampa possiede CA 17, 25 punti<text:line-break/>ferita, resistenza ai danni da acido, freddo e fuoco,<text:line-break/>immunità ai danni psichici e da veleno, e immunità ai danni<text:line-break/>delle armi taglienti, contundenti e perforanti sferrati da<text:line-break/>armi magiche che non siano di adamantio. Ogni creatura<text:line-break/>che si trovi sotto la scultura ne]l momento in cui essa cade<text:line-break/>deve effettuare un tiro salvezza su Destrezza con CD 15; se<text:line-break/>fallisce, subisce 66 (12d10) danni contundenti, mentre se lo<text:line-break/>supera, subisce la metà di quei danni.<text:line-break/><text:line-break/>Se qualcuno lancia un incantesimo ristorare superiore o<text:line-break/>una magia analoga su un drow pietrificato, lo ritrasforma<text:line-break/>in carne, purché la statua non sia stata distrutta. I drow<text:line-break/>ripristinati in questo modo hanno due obiettivi: uccidere<text:line-break/>Muiral e tornare a fare rapporto dalla loro superiore,<text:line-break/><text:line-break/>Zress Orlezziir. I maschi si chiamano Dhuurak, Jaratlab,<text:line-break/>Quenmourn e Seldax. Le fermmine si chiamano Nizanna,<text:line-break/>Rezlyrr, Shynlue e Zilvriss.<text:line-break/><text:line-break/>O. IL DESTINO DEL PUGNO DI FALKIR<text:line-break/><text:line-break/>Poco più di un anno fa, quattro nani avventurieri che si<text:line-break/>facevano chiamare il Pugno di Falkir riuscirono a farsi<text:line-break/>strada fino a questo livello di Sottomonte, prima che Muiral<text:line-break/>li uccidesse. La stanza dove andarono incontro al loro<text:line-break/>destino presenta i seguenti elementi:<text:line-break/><text:line-break/>Rottami. Questa stanza un tempo era usata per addestrarsi<text:line-break/>con le armi àa distanza, come testimoniano i rottami di<text:line-break/>alcuni bersagli per il tiro con l'arco.<text:line-break/><text:line-break/>Specchio. Sulla parete nord, è montato un alto specchio<text:line-break/>ovale con una cornice di pietra incisa. Questo specchio<text:line-break/>è uno dei portali magici di Halaster (vedi “Portali” a<text:line-break/>pagina 12).<text:line-break/><text:line-break/>Resti Nanici. I cadaveri malridotti e marciti di quattro<text:line-break/>nani giacciono in semicerchio davanti allo specchio.<text:line-break/>Quasi tutte le loro armi e armature sono danneggiate<text:line-break/>irreparabilmente.<text:line-break/><text:line-break/>Falkir Gravelfist e la sua banda sono morti davanti a un<text:line-break/>portale speculare che avrebbe potuto trarli in salvo... se<text:line-break/>avessero avuto una bacchetta magica per attivarlo. Se i<text:line-break/>personaggi ispezionano i cadaveri, trovano qualche tesoro<text:line-break/>(vedi “Tesora”).<text:line-break/><text:line-break/>PORTALE SPECULARE PER IL LIVELLO ]<text:line-break/><text:line-break/>Nella cornice di pietra dello specchio, è stata scolpita<text:line-break/>l'immagine di un mago che impugna una bacchetta. A<text:line-break/>questo portale si applicano le regole seguenti:<text:line-break/><text:line-break/>* Îl portale si apre per 1 minuto quando lo specchio<text:line-break/>viene toccato con una bacchetta magica a cui rimanga<text:line-break/>almeno 1 carica.<text:line-break/><text:line-break/>. Solo i personaggi di livello pari o superiore all’11°<text:line-break/>possono attraversare questo portale (vedi “[hesiyra<text:line-break/>Kestellharp” a pagina 10). La prima creatura a passare</text:p>
      <text:p text:style-name="P1"/>
      <text:p text:style-name="P1"/>
      <text:p text:style-name="P1"><text:soft-page-break/></text:p>
      <text:p text:style-name="P1">@@@ 22 @@@</text:p>
      <text:p text:style-name="P1"/>
      <text:p text:style-name="P1"/>
      <text:p text:style-name="P1"/>
      <text:p text:style-name="P1">attraverso il portale innesca una runa antica (vedi “Rune<text:line-break/>Antiche"” a pagina 12).<text:line-break/><text:line-break/>- Una creatura che attraversa il portale compare nell'area<text:line-break/>26d del livello 1, nello spazio libero più vicino accanto<text:line-break/>all'identico portale che si trova in quell’area.<text:line-break/><text:line-break/>TESORO<text:line-break/><text:line-break/>I] nano che un tempo era Falkir Gravelfist indossa un elmo<text:line-break/>d'acciaio a forma di testa di cinghiale. Un incantesimo<text:line-break/>individuazione del magico rivela una debole aura di<text:line-break/>trasmutazione attorno all’elmo, che è maledetto. Una<text:line-break/><text:line-break/>volta indossato, l’elmo non può essere rimosso finché<text:line-break/><text:line-break/>il suo possessore non muore o finché un incantesimo<text:line-break/>rimuovi maledizione o una simile magia non viene<text:line-break/>lanciato sull’elmo. Ogni umanoide che indossa l'elmo<text:line-break/>ottiene il difetto seguente finché l'elmo non viene rimosso<text:line-break/>“Il personaggio è estremamente testardo ed è sempre<text:line-break/>convinto di avere ragione” (questo difetto ha la precedenza<text:line-break/>su qualsiasi altro difetto in conflitto).<text:line-break/><text:line-break/>Prima di morire, Falkir inghiotti una gemma chiamata<text:line-break/>l’Occhio del Ragno. Se i personaggi lacerano la pelle che<text:line-break/>aderisce alle sue ossa e frugano nella cavità del petto,<text:line-break/>trovano la gemma in quello che un tempo era il suo<text:line-break/>stomaco, Quando restituiscono questa gemma a Joroth<text:line-break/>Brighthelm a Waterdeep, completano una missione<text:line-break/>(vedi “"L’Occhio del Ragno” a pagina 5); in alternativa, i<text:line-break/>personaggi possono vendere la gemma per 1.000 mo.<text:line-break/><text:line-break/>9. PORTALI SORVEGLIATI DAGLI DEÈI<text:line-break/><text:line-break/>Queste stanze ospitano alcuni santuari dedicati agli dèi del<text:line-break/>pantheon drow. I soffitti a volta alti 6 metri sono oscurati da<text:line-break/>una fitta coltre di ragnatele.<text:line-break/><text:line-break/>-<text:line-break/><text:line-break/>9A. L'OccHIO ANTICO<text:line-break/><text:line-break/>Una semisfera di oscurità magica del diametro di 6 metri<text:line-break/>copre buona parte di questa stanza e nasconde una doppia<text:line-break/>porta chiusa a chiave a sud. Né la luce né la scurovisione<text:line-break/>possono penetrare la fitta oscurità. Un incantesimo dissolvi<text:line-break/>magie lanciato con successo (CD 18) pone fine all'oscurità<text:line-break/>per 1 minuto e rivela una statua alta 3,6 metri al suo centro.<text:line-break/><text:line-break/>La statua cambia forma magicamente e silenziosamente<text:line-break/>ogni minuto, assumendo una forma mostruosa dopo<text:line-break/>l’altra. La prima volta che viene vista, ha l’aspetto di una<text:line-break/>colonna di melma sulla cui superficie sporgono volti senza<text:line-break/>occhi e pseudopodi deformi. Le altre forme includono<text:line-break/>un gigante senza occhi dotato di ali e di chele e un’onda<text:line-break/>instabile di fanghiglia coperta di fauci zannute. Se una<text:line-break/>creatura osserva la statua in una qualsiasi delle sue forme,<text:line-break/>deve superare un tiro salvezza su Saggezza con CD 14,<text:line-break/><text:soft-page-break/>altrimenti sarà afflitta da una forma casuale di follia<text:line-break/>temporanea (da determinare tirando sulla tabella “Follia<text:line-break/>Temporanea” nel capitolo 8 della Dungeon Master's Guide).<text:line-break/>Che superi o fallisca il tiro salvezza, quella creatura non<text:line-break/>può essere di nuovo influenzata dalla statua.<text:line-break/><text:line-break/>Un personaggio che vede la statua ed effettua con<text:line-break/>successo una prova di Intelligenza (Religione) con CD 15<text:line-break/>può determinare che la divinità raffigurata è Ghaunadaur,<text:line-break/>il dio delle melme, delle fanghiglie e di tutte le creature<text:line-break/>sotterranee.<text:line-break/><text:line-break/>Doppia Porta Chiusa a Chiave. La porta a sud della<text:line-break/>statua non si apre, resiste a qualsiasi tentativo di aprirla a<text:line-break/>viva forza ed è immune ai danni inflitti da qualsiasi fonte.<text:line-break/>Un incantesimo scassinare o una magia analoga è in grado<text:line-break/>di aprire la doppia porta. La porta si spalanca anche se<text:line-break/>viene toccata da una creatura afflitta da una qualsiasi<text:line-break/>forma di follia temporanea, duratura o indeterminata, o da<text:line-break/>una creatura sotto l'effetto di un incantesimo confusione,<text:line-break/><text:line-break/>di un incantesimo corona di follia o di un effetto simile.<text:line-break/>La porta rimane aperta finché qualcuno o qualcosa non<text:line-break/>la richiude.<text:line-break/><text:line-break/>9B. IL SIGNORE MASCHERATO<text:line-break/><text:line-break/>Quei personaggi che portano una fonte di luce in questa<text:line-break/>stanza notano che le ombre create da quella luce sembrano<text:line-break/>vivere di vita propria (un effetto magico inquietante ma<text:line-break/>innocuo). Su un blocco di pietra alto 60 cm e situato di<text:line-break/>fronte a una doppia porta chiusa a chiave, si erge la statua |.<text:line-break/>alta 1,8 metri di un maschio drow dal sorriso crudele che |<text:line-break/>tiene una spada corta nascosta dietro la schiena e indossa<text:line-break/>una maschera che gli copre gli occhi.<text:line-break/><text:line-break/>La statua rappresenta Vhaeraun, il dio drow dei ladri.<text:line-break/><text:line-break/>Se un personaggio effettua con successo una prova di<text:line-break/>Intelligenza (Religione) con CD 15, ricorda che Vhaeraun<text:line-break/>è venerato soprattutto dai maschi drow. La statua non<text:line-break/>può essere trasformata, danneggiata o scalzata dal suo<text:line-break/>piedistallo.<text:line-break/><text:line-break/>Quando una creatura giunge entro la portata della<text:line-break/>statua, quest'ultima si anima e la attacca con la sua spada<text:line-break/>corta, colpendola infallibilmente e infliggendo 3 (1d6)<text:line-break/>danni. Dopo avere ferito una creatura con la spada, la<text:line-break/>statua torna alla sua forma inanimata finché non viene<text:line-break/>innescata di nuovo.<text:line-break/><text:line-break/>Doppia Porta Chiusa a Chiave. La porta a sud della<text:line-break/>statua è sporca di sangue, non si apre, resiste a qualsiasi<text:line-break/>tentativo di aprirla a viva forza ed è immune ai danni inflitti<text:line-break/>da qualsiasi fonte. Un incantesimo scassinare o una magia<text:line-break/>analoga è in grado di aprire la doppia porta. La porta si<text:line-break/>spalanca anche se viene sporcata di sangue, e rimane<text:line-break/>aperta finché qualcuno o qualcosa non la richiude.<text:line-break/><text:line-break/>9c. LA VERGINE OSCURA<text:line-break/><text:line-break/>Un raggio di luna magico che scende dal soffitto illumina<text:line-break/>la statua alta 1,8 metri di una femmina drow discinta dalla<text:line-break/>lunga chioma, riprodotta nell'atto di effettuare una piroetta,<text:line-break/><text:soft-page-break/>con le braccia tese e le mani semichiuse, come se in origine<text:line-break/>avessero dovuto impugnare qualcosa. La statua è poggiata<text:line-break/>su un blocco di pietra alto 60 cm che funge da base.<text:line-break/><text:line-break/>Iì raggio di luna è simile a quello creato da un<text:line-break/>incantesimo bagliore Junare e investe il quadrato con lato<text:line-break/>di 3 metri che ospita la statua. Un incantesimo dissolvi<text:line-break/>magie lanciato con successo (CD 16) nega il raggio di luna<text:line-break/>per 24 ore.<text:line-break/><text:line-break/>La statua raffigura Eilistraee, la dea drow della bellezza,<text:line-break/>del canto e della caccia. Presso la società drow la Vergine<text:line-break/>Oscura è aborrita, ma a Sottomonte poteva contare su vari<text:line-break/>seguaci. La statua non può essere trasformata, danneggiata<text:line-break/>o scalzata dal suo piedistallo.<text:line-break/><text:line-break/>Se un personaggio effettua con successo una prova di<text:line-break/>Intelligenza (Religione) con CD 15, ricorda che Eilistraee<text:line-break/>predilige l'uso della spada. Se un'arma di questo tipo viene<text:line-break/>posta tra le mani della statua, essa stringe la presa attorno<text:line-break/>all’elsa {ma non accetta armi illusorie o spirituali), poi<text:line-break/>danza sul suo piedistallo per 1 minuto prima di puntare la<text:line-break/>spada verso la doppia porta chiusa a chiave a sud, un atto<text:line-break/>che ne provoca l'’apertura. Quando la porta si spalanca,<text:line-break/>la statua riassume la sua posa originale e allenta la presa<text:line-break/>sulla spada, facendo cadere l’arma a terra.<text:line-break/><text:line-break/>Doppia Porta Chiusa a Chiave. La porta a sud della<text:line-break/>statua non si apre, resiste a qualsiasi tentativo di aprirla a<text:line-break/>viva forza ed è immune ai danni inflitti da qualsiasi fonte.<text:line-break/>Un incantesimo scassinare o una magia analoga è in grado<text:line-break/>di aprire la doppia porta, che si spalanca anche se ]a statua<text:line-break/>di Eilistraee punta la sua spada verso di essa.<text:line-break/><text:line-break/>LIVELLO 10 | L'ORDALTA DI MULIRAI</text:p>
      <text:p text:style-name="P1"/>
      <text:p text:style-name="P1"/>
      <text:p text:style-name="P1"/>
      <text:p text:style-name="P1">@@@ 23 @@@</text:p>
      <text:p text:style-name="P1"/>
      <text:p text:style-name="P1"/>
      <text:p text:style-name="P1"/>
      <text:p text:style-name="P1">]0. SALOTTO DELLA REGINA<text:line-break/><text:line-break/>Quello che un tempo era un opulento salotto è stato fatto a<text:line-break/>pezzi da Muiral in un impeto di collera. La camera contiene<text:line-break/>quanto segue:<text:line-break/><text:line-break/>Luci Pensili. Sotto il soffitto inclinato alto 9 metri, è visibile<text:line-break/>un reticolato alto 6 metri di travi di pietra che sembra<text:line-break/>formare una gigantesca ragnatela. Da questa ragnatela<text:line-break/>pendono dei filamenti di seta, con appese janterne a<text:line-break/>forma di ragno in cui ardono tremolanti fiamme violacee<text:line-break/>(generate da incantesimi fiamma perenne). Alcuni dei<text:line-break/>filamenti sono privi di lanterne.<text:line-break/><text:line-break/>Mobili. La stanza è disseminata dei resti della mobilia di<text:line-break/>un tempo: piatti di cristallo infranti, ornamenti distrutti,<text:line-break/>divani e poggiapiedi devastati e alcune lanterne strappate<text:line-break/>dalle travi. Tutti gli oggetti sono decorati con incisioni a<text:line-break/>forma di ragnatela o scolpiti a forma di ragno.<text:line-break/><text:line-break/>Pavimento. Il pavimento in marmo nero è attraversato da<text:line-break/>venature argentate simili a ragnatele.<text:line-break/><text:soft-page-break/><text:line-break/>Le lanterne proiettano luce fioca in tutta la stanza. La<text:line-break/>luce di una lanterna-ragno si estingue se viene rimossa da<text:line-break/>questa stanza.<text:line-break/><text:line-break/>1]1. PALAZZO DI LOLTH<text:line-break/><text:line-break/>Se Muiral (vedi l'appendice A) è qui, si nasconde sul<text:line-break/>balcone (area 11b). Quando rileva degli intrusi che entrano<text:line-break/>nell’area l1la, ordina al cumulo di ossa in quell’arca di<text:line-break/>animarsi e di attaccare. Poi lancia incantesimi dal balcone,<text:line-break/>passando al combattimento in mischia solo quando uno o<text:line-break/>più nemici giungono entro la sua portata.<text:line-break/><text:line-break/>llA. LIVELLO INFERIORE<text:line-break/><text:line-break/>Balcone. Un balcone alto 9 metri corre lungo il perimetro<text:line-break/>della stanza. È sorretto da otto colonne di pietra scolpite<text:line-break/>a forma di zampe di ragno e delimitato da balaustre di<text:line-break/>ferro a forma di ragnatele.<text:line-break/><text:line-break/>Alcova. Una profonda alcova a sud ospita un grosso<text:line-break/>cumulo di ossa umanoidi.<text:line-break/><text:line-break/>Scale. Due scalinate di pietra salgono lungo i lati<text:line-break/>dell’entrata nord fino ad arrivare al balcone.<text:line-break/><text:line-break/>Se una ereatura disturba le ossa nell’alcova, è se Muiral<text:line-break/>ordina loro di animarsi, esse formano quattro cumuli<text:line-break/>striscianti fatti interamente di teschi e di ossa, con le<text:line-break/>modifiche seguenti:<text:line-break/><text:line-break/>« Î cumuli striscianti sono non morti.<text:line-break/><text:line-break/>- Al posto dell’immunità ai danni da fulmine, hanno<text:line-break/>immunità ai danni necrotici e da veleno, Sono inoltre<text:line-break/>immiuni alla condizione di avvelenato.<text:line-break/><text:line-break/>- Hanno Assorbimento Necrotico al posto di Assorbire il<text:line-break/>Fulmine. Questo nuovo tratto è funzionalmente identico<text:line-break/>a quello vecchio, con la differenza che ha effetto sui danni<text:line-break/>necrotici.<text:line-break/><text:line-break/>l1B. BALCONE DELLA REGINA RAGNO<text:line-break/><text:line-break/>Statua. Una statua gigante di Lolth nella sua forma<text:line-break/>mostruosa per metà drow e per metà ragno è appesa al<text:line-break/>soffitto dell’alcova sud a testa in giù.<text:line-break/><text:line-break/>Balaustra. Le balaustre di ferro alte 90 cm che delimitano<text:line-break/>il balcone sono solide e scolpite a forma di ragnatele.<text:line-break/><text:line-break/>Decorazioni. Lungo le pareti, alternati a sei doppie porte,<text:line-break/>sono appesi degli scudi d’acciaio decorati con motivi di<text:line-break/>ragni e ragnatele.<text:line-break/><text:line-break/>La statua di Lolth si anima e attacca la creatura più<text:line-break/>vicina se subisce danni o se una qualsiasi delle doppie<text:line-break/>porte sul balcone viene aperta da una creatura che non sia<text:line-break/>un drow. La statua non può uscire dall’area 11. Se la statua<text:line-break/><text:line-break/>LIVELLO 10° | L'ORDALTA DI MUIRAL<text:line-break/><text:line-break/>non ha bersagli nel suo turno, torna nell’alcova e diventa<text:line-break/><text:soft-page-break/>inanimata finché non viene innescata di nuovo. Torna<text:line-break/>inoltre nella sua alcova se qualcuno pronuncia la parola<text:line-break/>d'’ordine “dormi” in Abissale.<text:line-break/><text:line-break/>La statua è un golem di pietra con un grado di sfida pari<text:line-break/>a 11 (7.200 FPE) e le modifiche seguenti:<text:line-break/><text:line-break/>- La statua è Enorme e possiede 230 (20d12 + 100)<text:line-break/>punti ferita.<text:line-break/><text:line-break/>- Capisce l'Abissale, ma non può parlare.<text:line-break/><text:line-break/>- FPuò scalare le superfici difficili e stare a testa in giù sui<text:line-break/>soffitti, senza dover effettuare alcuna prova di caratteristica.<text:line-break/><text:line-break/>- Chi è influenzato dall’opzione di azione Lentezza della<text:line-break/>statua sembra essere avviluppato da una ragnatela<text:line-break/>effimera che scompare quando l'effetto termina.<text:line-break/><text:line-break/>llC. ALLOGGI DI PALAZZO NORDOVEST<text:line-break/><text:line-break/>T rottami dei vecchi mobili e delle decorazioni indicano<text:line-break/><text:line-break/>che un tempo questa stanza fungeva da rifugio di una<text:line-break/>sacerdotessa drow. In una parete è visibile un enorme<text:line-break/>camino arcuato. La canna fumaria del camino è larga<text:line-break/><text:line-break/>1,5 metri e sale verticalmente per 9 metri, poi si interrompe<text:line-break/>bruscamente. Il resto è crollato molto tempo fa.<text:line-break/><text:line-break/>Tesoro. Se i personaggi setacciano la stanza ed<text:line-break/>effettuano con successo una prova di Saggezza<text:line-break/>(Percezione) con CD 20, trovano nel camino uno scomparto<text:line-break/>segreto che contiene una pozione di guarigione maggpiore.<text:line-break/><text:line-break/>l]D. ALLOGGI DI PALAZZO SUDOVEST<text:line-break/><text:line-break/>Questa stanza è simile all’area l11c, ma non contiene<text:line-break/>alcun tesoro.<text:line-break/><text:line-break/>1lE. VESTIBOLO<text:line-break/><text:line-break/>Specchio. Sulla parete est è montato un alto specchio<text:line-break/>rettangolare, sorretto da una cornice di pietra scolpita su<text:line-break/>cui sono "incastonati” dei teschi umani. Questo specchio<text:line-break/>è uno dei portali di Halaster (vedi “Fortali” a pagina 12).<text:line-break/><text:line-break/>Armadio. Un armadio alto e stretto fatto di legno viola si<text:line-break/>erge contro la parete sud (l’armadio un tempo conteneva<text:line-break/>vari paramenti sacri, che furono rubati molto tempo fa; se<text:line-break/>i personaggi lo ispezionano, non trovano nulla).<text:line-break/><text:line-break/>Portale Speculare per il Livello 12. La cornice di pietra<text:line-break/>dello specchià è scalpita a forma di rampicanti intrecciati, tra<text:line-break/>cui sono incastonati i teschi veri e propri di undici avventurieri<text:line-break/>umani uccisi a Sottomonte. In fondo alla cornice, sono incise<text:line-break/>le parole seguenti in Celestiale: “I morti conoscono il segreto.”<text:line-break/>A questo portale si applicano le regole seguenti:<text:line-break/><text:line-break/>. Se una creatura pronuncia la parola d'ordine giusta<text:line-break/>(“Axallian”) di fronte allo specchio, il portale si apre<text:line-break/>per 1 minuto.<text:line-break/><text:line-break/>- Î personaggi devono essere di livello pari o superiore<text:line-break/><text:soft-page-break/>al 12° per attraversare questo portale (vedi “Jhesiyra<text:line-break/>Kestellharp” a pagina 10). La prima creatura a passare<text:line-break/>attraverso il portale innesca una runa antica (vedi “Rune<text:line-break/>Antiche” a pagina 12).<text:line-break/><text:line-break/>: Una creatura che attraversa il portale compare nell’area<text:line-break/>6b del livello 12, nello spazio libero più vicino al portale<text:line-break/>identico situato in quell’area.<text:line-break/><text:line-break/>Se su uno dei teschi viene lanciato parlare con i morti, il<text:line-break/>teschio è costretto a rivelare la parola d’ordine del portale,<text:line-break/>che Halaster cambia ogni quattro o cinque giorni. Sotto<text:line-break/>ogni altro aspetto, i teschi sono ostili e si rifiutano di<text:line-break/>rispondere a qualsiasi domanda.<text:line-break/><text:line-break/>11F. PORTA CHIUSA A CHIAVE MAGICAMENTE<text:line-break/>Muiral ha lanciato un incantesimo serratura arcana su<text:line-break/>questa doppia porta, oltre la quale una scalinata di pietra<text:line-break/>scende fino all’area 30b. I personaggi possono aprire la</text:p>
      <text:p text:style-name="P1"/>
      <text:p text:style-name="P1"/>
      <text:p text:style-name="P1"/>
      <text:p text:style-name="P1">@@@ 24 @@@</text:p>
      <text:p text:style-name="P1"/>
      <text:p text:style-name="P1"/>
      <text:p text:style-name="P1"/>
      <text:p text:style-name="P1">porta a viva forza effettuando con successo una prova di<text:line-break/>Forza (Atletica) con CD 25, ma così facendo metteranno in<text:line-break/>allarme i drow nell’area 30b.<text:line-break/><text:line-break/>l]G. ALLOGGI DI PALAZZO SUDEST<text:line-break/>(Questa stanza assomiglia all’area Ilec, con la differenza<text:line-break/>che la canna fumaria del camino è intatta: offre abbondanti<text:line-break/>punti d'appoggio per le mani e può essere scalata<text:line-break/>facilmente. Dopo 27 metri, si apre in un'umida caverna<text:line-break/>naturale sporca di fuliggine, larga circa 9 metri e lunga<text:line-break/>18 metri. Sotto la fuliggine, in un angolo della caverna, è<text:line-break/>nascosto un forziere di legno ingrossato per l’umidità.<text:line-break/>Tesoro. Il forziere non è chiuso a chiave, ma il coperchio<text:line-break/>è incastrato e deve essere aperto facendo leva con un<text:line-break/>piede di porco o uno strumento simile. Un personaggio<text:line-break/>può anche spaccare il coperchio infradiciato del forziere<text:line-break/>effettuando con successo una prova di Forza con CD 9, 11<text:line-break/>forziere contiene 120 mp, un set di arnesi da scasso avvolti<text:line-break/>in pelle di lucertola e un fiasco con un tappo di sughero<text:line-break/>contenente olfio della scivolosità.<text:line-break/><text:line-break/>1llH. ALLOGGI DI PALAZZO NORDEST<text:line-break/><text:line-break/>Questa stanza è simile all’area l1c, ma non contiene<text:line-break/>alcun tesoro.<text:line-break/><text:line-break/>]2. SALA DA BALLO<text:line-break/><text:line-break/>Colonne e Soffitto. Dieci colonne ricoperte di fregi che<text:line-break/>raffigurano drow combattenti sorreggono il soffitto<text:line-break/>arcuato della stanza, alto 15 metri e decorato con il<text:line-break/>motivo della ragnatela. Due colonne all’estremità opposta<text:line-break/>della sala sono cadute.<text:line-break/><text:line-break/>Mostri. Due esperimenti arcani di Muiral (vedi sotto) si<text:line-break/>nascondono tra i detriti delle colonne crollate.<text:line-break/><text:line-break/>Pavimento. Molte delle piastrelle di marmo nero che<text:line-break/><text:soft-page-break/>compongono il pavimento polveroso sono crepate<text:line-break/>o spezzate.<text:line-break/><text:line-break/>Muiral ha iniettato in due drow prigionieri un elisir magico<text:line-break/>che li ha trasformati per sempre in orrendi giganti con<text:line-break/>muscoli deformi, la pelle nera come il carbone e una lunga<text:line-break/>chioma bianca e sporca. Mhavra e Naldath sono alti 7,2 metri,<text:line-break/>i loro arti sono sproporzionati, la loro schiena ingobbita e nei<text:line-break/>loro occhi arde una luce rossastra carica d’odio.<text:line-break/><text:line-break/>Grazie alla scurovisione, i giganti sono in grado di vedere<text:line-break/>quasi in tutta la sala e scagliano rocce (i frammenti delle<text:line-break/>colonne crollate) contro ogni intruso che sono in grado di<text:line-break/>vedere. Se le rocce non bastano a liquidare gli intrusi, i<text:line-break/>giganti attaccano brandendo lampadari in ferro battuto che<text:line-break/>usano come morning star.<text:line-break/><text:line-break/>I drow mutati usano le statistiche del gigante delle<text:line-break/>nuvole, con le modifiche seguenti:<text:line-break/><text:line-break/>* Sono neutrali malvagi.<text:line-break/><text:line-break/>- Possiedono i tratti razziali seguenti: Parlano l’Elfico<text:line-break/>e il Sottocomune. Possiedono scurovisione entro un<text:line-break/>raggio di 36 metri. Dispongono di vantaggio ai tiri<text:line-break/>salvezza per non essere affascinati e non possono essere<text:line-break/>addormentati tramite la magia. Finché sono esposti alla<text:line-break/>luce del sole, subiscono svantaggio ai tiri per colpire e<text:line-break/>alle prove di Saggezza (Percezione) basate sulla vista.<text:line-break/><text:line-break/>- Gli incantesimi del gigante delle nuvole sono sostituiti dai<text:line-break/>seguenti: Juci danzanti a volontà e oscurità e luminescenza<text:line-break/>(CD 15 del tiro salvezza), una volta al giorno ciascuno.<text:line-break/><text:line-break/>13. VESTIBOLO<text:line-break/><text:line-break/>Ragnatele. Una massa viscosa di ragnatele spessa 3 metri<text:line-break/>cela il soffitto di questa stanza, alto 9 metri. Tre ragni-<text:line-break/>fase si nascondono nell’area leggermente oscurata tra le<text:line-break/>ragnatele.<text:line-break/><text:line-break/>Guardie. Quattro maschi drow montano la guardia nella<text:line-break/>stanza, ai fianchi di ciascuna delle due doppie porte.<text:line-break/><text:line-break/>Î drow si chiamano Hlonlok, Izzorvir, Nephraen e<text:line-break/>Sornnozz. Hanno l’ordine di uccidere gli intrusi a vista e i<text:line-break/>ragni-fase obbediscono ai loro comandi.<text:line-break/><text:line-break/>Sornnozz ha tradito la sua famiglia e si è messo al<text:line-break/>servizio di Xarann A'Daragon, una spia della Casata Freth<text:line-break/>che si è infiltrata nell’Ordalia di Muiral. Se ha inizio un<text:line-break/>combattimento, Sornnozz passa dall’altra parte della<text:line-break/>barricata e aiuta i personaggi a uccidere i ragni-fase e<text:line-break/>le altre guardie, poi si offre di condurre i personaggi<text:line-break/>da Xarann, nell’area 17d. Se i personaggi insistono per<text:line-break/>saperne di più, Sornnozz spiega che Xarann è in cerca di<text:line-break/>un modo per indebolire il dominio della Casata Auvryndar<text:line-break/>sull’Ordalia di Muiral e crede che una banda di avventurieri<text:line-break/>possa essere la risposta alle preghiere di Xarann.<text:line-break/><text:line-break/>]4. APPARTAMENTO DEGLI OSPITI<text:line-break/><text:line-break/>Vlonwelv riserva questi alloggi per gli ospiti.<text:line-break/><text:line-break/><text:soft-page-break/>14 A. SALA DA PRANZO<text:line-break/><text:line-break/>Se Vlonwelv è ancora viva, i personaggi sentono la sua voce<text:line-break/>disincarnata quando entrano per la prima volta in questa<text:line-break/>camera (vedi “Il Pulpito di Vlonwelv” a pagina 138).<text:line-break/><text:line-break/>Lampadario. La stanza ha un soffitto piatto alto 9 metri,<text:line-break/>da cui pende un lampadario in ferro battuto dalla<text:line-break/>forma vagamente simile a quella di un ragno gigante. Il<text:line-break/>lampadario è fissato al soffitto da una catena.<text:line-break/><text:line-break/>Mobhbili. Sotto il lampadario è situato un tavolo da pranzo<text:line-break/>ovale allungato, dalla superficie in ardesia sorretta<text:line-break/>da gamnbe di ferro simili a zampe di ragno. Il tavolo è<text:line-break/>circondato da otto sedie di ferro imbottite. Contro la<text:line-break/>parete nord, è visibile un elegante armadtietto di legno.<text:line-break/><text:line-break/>Affresco. Il grande affresco di una città elfica copre la<text:line-break/>parete sud.<text:line-break/><text:line-break/>Prima di essere esiliati sottoterra e spinti tra le braccia<text:line-break/>di Lolth, i drow vivevano nelle città di superficie assieme<text:line-break/>agli elfi loro simili. L'affresco sulla parete sud raffigura una<text:line-break/>di quelle antiche città.<text:line-break/><text:line-break/>Tesoro. L'armadietto contiene una scatola di posate<text:line-break/>d’argento del peso di 5 ké (250 mo) e una tabacchiera<text:line-break/>d'argento (25 mo).<text:line-break/><text:line-break/>]4B. SOGGIORNO<text:line-break/><text:line-break/>Camino. Un enorme camino occupa buona parte della<text:line-break/>parete est {la canna fumaria del camino è larga 1,5 metri<text:line-break/>e sale verticalmente per 15 metri, poi si interrompe<text:line-break/>bruscamente; il resto è crollato molto tempo fa).<text:line-break/><text:line-break/>Mobili. Sei sedie imbottite e un divanetto sono disposti<text:line-break/>davanti al camino.<text:line-break/><text:line-break/>]4C. STUDIO<text:line-break/><text:line-break/>Mobili. Un'elegante scrivania in legno di zurkh occupa il<text:line-break/>centro della stanza. Una sedia fabbricata nello stesso<text:line-break/>stile è collocata dietro la scrivania.<text:line-break/><text:line-break/>Scaffali. Sulle pareti ovest, sud ed est sono state scavate<text:line-break/>alcune file di scaffali. Cinque libri sono stati riposti su<text:line-break/>uno degli scaffali a sud; tutti gli altri scaffali sono vuoti.<text:line-break/><text:line-break/>Due dei cinque libri sono vuoti. Gli altri includono Matrone<text:line-break/>delle Profondità Senza Sole (un trattato sull'importanza del<text:line-break/>matriarcato drow, scritto in Elfico da Vlonwelv Auvryndar), Il<text:line-break/>Calice Avvelenato (un romanzo di intrighi politici ambientato<text:line-break/>nella città di Menzoberranzan, scritto in Elfico da un autore<text:line-break/>sconosciuto) e Infestazioni Demoniache (un'antologia di<text:line-break/>storie sulle possessioni demoniache, scritto in Comune).<text:line-break/>Nessuno di questi libri ha un particolare valore.<text:line-break/><text:line-break/>LTIVELLO 10 | L'ORDALIA DI MUIRAL</text:p>
      <text:p text:style-name="P1"/>
      <text:p text:style-name="P1"/>
      <text:p text:style-name="P1"/>
      <text:p text:style-name="P1">@@@ 25 @@@</text:p>
      <text:p text:style-name="P1"/>
      <text:p text:style-name="P1"><text:soft-page-break/></text:p>
      <text:p text:style-name="P1"/>
      <text:p text:style-name="P1">LA<text:line-break/><text:line-break/>]4pD. PORTALE SPECULARE PER IL LIVELLO 7<text:line-break/><text:line-break/>Letto. Un letto a baldacchino in legno di zurkh e<text:line-break/>drappeggiato di tende in seta di ragno è stato collocato<text:line-break/>lungo la parete nord.<text:line-break/><text:line-break/>Specchio. Un alto specchio rettangolare è stato montato<text:line-break/>sulla parete est. Lo specchiò è uno dei portali magici di<text:line-break/>Halaster (vedi “Portali” a pagina 12).<text:line-break/><text:line-break/>Sul fondo della cornice di pietra dello specchio, sono<text:line-break/>incise le lettere A-T-1-C-S-U (il riflesso della parola U-S-C-I-<text:line-break/>T-A). A questo portale si applicano le regole seguenti:<text:line-break/><text:line-break/>+ Se una creatura pronuncia la parola “Uscital”" mentre<text:line-break/>indica lo specchio, il portale si apre per 1 minuto.<text:line-break/><text:line-break/>« ] personaggi devono essere di livello pari o superiore<text:line-break/>al 9° per attraversare questo portale (vedi “Thesiyra<text:line-break/>Kestellharp” a pagina 10). La prima treatura a passare<text:line-break/>attraverso il portale innesca una runa antica (vedi “Rune<text:line-break/>Antiche” a pagina 12).<text:line-break/><text:line-break/>* Una creatura che attraversa il portale compare nell’area<text:line-break/>41 del livello 7, nello spazio libero più vicino al portale<text:line-break/>identico situato in quell'area.<text:line-break/><text:line-break/>15. TESCHI GEMENTI<text:line-break/><text:line-break/>Cedimento. La diramazione est di questo corridoio è<text:line-break/>crollata. L’ispezione dei detriti non rivela nulla di valore.<text:line-break/><text:line-break/>Teschi. La diramazione ovest contiene sei grossi cumuli di<text:line-break/>teschi di drow (ogni cumulo è contrassegnato con una X<text:line-break/>sulla mappa 10).<text:line-break/><text:line-break/>Muiral accumulò questi teschi molto tempo fa e i drow<text:line-break/>hanno deciso di lasciarli stare. Se una creatura giunge<text:line-break/>entro 1,5 metri da un cumulo di teschi, può sentirli<text:line-break/>rantolare con voce flebile. Se un teschio viene rimosso dal<text:line-break/>cumulo, si azzittisce.<text:line-break/><text:line-break/>16. PORTALE SPECULARE FINTO<text:line-break/><text:line-break/>Specchio. Su un podio rettangolare disposto lungo la<text:line-break/>parete nord, è stato montato uno specchio ovale alto<text:line-break/>1,8 metri. La cornice di pietra è scolpita per simulare<text:line-break/>il volto a bocca spalancata di Halaster, che contiene lo<text:line-break/>specchio tra le mascelle.<text:line-break/><text:line-break/>Podio. Sul pavimento del podio, è scolpita una frase:<text:line-break/>“L'adulazione può portarti ovunque.”<text:line-break/><text:line-break/>Statue. Ai fianchi del podio si ergono due orrori uncinati<text:line-break/>pietrificati che sembrano statue scolpite (gli orrori<text:line-break/>uncinati non costituiscono un pericolo nel loro stato<text:line-break/>attuale. Se viene lanciato un incantesimo ristorare<text:line-break/>superiore 0 una magia simile su uno di essi, l’orrore<text:line-break/>uncinato torna a essere una creatura in carne e ossa, nel<text:line-break/>qual caso attacca).<text:line-break/><text:soft-page-break/><text:line-break/>Lo specchio ha l’aspetto di uno dei portali magici di<text:line-break/>Halaster e funziona allo stesso modo (vedi “Portali” a<text:line-break/>pagina 12). A questo portale si applicano le regole seguenti:<text:line-break/><text:line-break/>. Se una creatura in piedi sul podio dice qualcosa di<text:line-break/>lusinghiero su Halaster, lo specchio svanisce, rivelando<text:line-break/>dietro di esso urn corridoio polveroso che si inoltra<text:line-break/>nell'’oscurità. Ma quel corridoio, in realtà, è un'illusione.<text:line-break/><text:line-break/>. Ogni creatura che varca lo specchio viene teletrasportata,<text:line-break/>assieme a tutto ciò che indossa e porta con sé, in cima<text:line-break/>al condotto alto 18 metri nell'area 22a, dove precipita e<text:line-break/>subisce 21 (6d6) danni contundenti all'impatto.<text:line-break/><text:line-break/>- La prima creatura che cade nella trappola innesca un<text:line-break/>incantesimo bocca magica nell’area 22a. La bocca di<text:line-break/>Halaster compare su una parete e dice in Comune: “Ci<text:line-break/>sei cascato! L'hai capitar Cascato?! Ah ah ah ah!”<text:line-break/><text:line-break/>ETIVELLO 10 | VL'ORDALIA DI MUIRAL<text:line-break/><text:line-break/>17. ÎI SELDARINE OSCURI<text:line-break/><text:line-break/>Questi templi sono dedicati ai Seldarine Oscuri, un<text:line-break/>pantheon di divinità drow asservite a Lolth. Ogni stanza è<text:line-break/>dotata di pareti che salgono per 4,5 metri, per poi inclinarsi<text:line-break/>verso l'interno fino a incontrarsi a un apice centrale situato<text:line-break/>a 9 metri d’altezza dal pavimento.<text:line-break/><text:line-break/>17A. TEMPIO DI GHAUNADAUR<text:line-break/><text:line-break/>Ghaunadaur, il dio degli orrori sotterranei, è rispettato<text:line-break/>e temuto da molte razze dell’Underdark, inclusi i drow.<text:line-break/>Questo tempio presenta i seguenti elementi:<text:line-break/><text:line-break/>Fanghiglia Verde. Ogni sezione larga 3 metri e alta<text:line-break/>4,5 metri di questa parete verticale è coperta da sei<text:line-break/>chiazze di fanghiglia verde: ogni chiazza copre uno<text:line-break/>spazio quadrato con lato di 1,5 metri (vedi “Pericoli del<text:line-break/>Dungeon” nel capitolo 5 della Dungeon Master's Guide).<text:line-break/><text:line-break/>Porta Segreta. Dietro la fanghiglia si cela una porta<text:line-break/>segreta. Le prove di caratteristica effettuate per cercare<text:line-break/>porte segrete sulle pareti subiscono svantaggio finché la<text:line-break/>fanghiglia non viene grattata via dalla sezione di parete<text:line-break/>che nasconde la porta segreta.<text:line-break/><text:line-break/>Altare. Quello che a prima vista sembra un altare<text:line-break/>luccicante di pietra grigia attraversata da venature è, if<text:line-break/>realtà, un altare cavo di vetro al cui internò sono sigillate<text:line-break/>tre melme grigie psichiche.<text:line-break/><text:line-break/>L'altare di vetro è un oggetto Grande con CA 11, 55 punti<text:line-break/>ferita, immunità ai danni dalle armi non magiche che non<text:line-break/>siano di adamantio è immunità ai danni da acido, psichici e<text:line-break/>da veleno.<text:line-break/><text:line-break/>Le melme grigie attaccano tutte le creature che entrano<text:line-break/>nélla stanza usando la loro opzione di azione Stritolamento<text:line-break/>Psichico (vedi il riquadro: “Variante: Melma Grigia<text:line-break/>Psichica” nella sezione “Melma” del Monster Manual).<text:line-break/>Finché sono rinchiuse nell’altare, le melme beneficiano di<text:line-break/>copertura totale, hanno una velocità pari a O e non possono<text:line-break/><text:soft-page-break/>attaccare con i loro pseudopodi.<text:line-break/><text:line-break/>17B. TEMPIO DI KIARANSALEE<text:line-break/><text:line-break/>In questo tempio di Kiaransalee, la dea drow della non<text:line-break/>morte, aleggia il fetore della putrefazione. Il tempio<text:line-break/>contiene quanto segue:<text:line-break/><text:line-break/>Altare. Un altare fatto di teschi e ossa umanoidi è situato<text:line-break/>vicino alla parete sud.<text:line-break/><text:line-break/>Decorazioni e Porta Segreta. Nelle pareti sono stati<text:line-break/>cementati gli scheletri di vari drow, posizionati come<text:line-break/>se stessero danzando. Uno scheletro sulla parete sud è<text:line-break/>privo della testa (dietro quello scheletro è nascosta una<text:line-break/>porta segreta che non si apre).<text:line-break/><text:line-break/>Soltanto una creatura non morta o posseduta da una<text:line-break/>creatura non morta può aprire questa porta segreta<text:line-break/>senza l'aiuto di un incantesimo scassinare o di una<text:line-break/>magia analoga.<text:line-break/><text:line-break/>Se un personaggio si inginocchia davanti all’altare<text:line-break/>e innalza una preghiera a Kiaransalee, oppure se<text:line-break/>lascia un'offerta rispettosa sull’altare, la stanza si fa<text:line-break/>drasticamente più fredda e il fantasma silenzioso di una<text:line-break/>sacerdotessa drow si materializza accanto all’altare e<text:line-break/>tenta di possedere la creatura umanoide più vicina. Se<text:line-break/>ci riesce, il fantasma usa il suo corpo ospite per aprire la<text:line-break/>porta segreta, poi lo lascia andare e si rifugia sul Piano<text:line-break/>Etereo. Un giuramento obbliga il fantasma a prestare<text:line-break/>servizio nel tempio fintanto che quest’ultimo rimarrà in<text:line-break/>piedi. Il fantasma è senza allineamento e combatte solo<text:line-break/>per difendersi. Se scerde a 0 punti ferita, il fantasma è<text:line-break/>distrutto per 24 ore, poi si riforma.</text:p>
      <text:p text:style-name="P1"/>
      <text:p text:style-name="P1"/>
      <text:p text:style-name="P1"/>
      <text:p text:style-name="P1">@@@ 26 @@@</text:p>
      <text:p text:style-name="P1"/>
      <text:p text:style-name="P1"/>
      <text:p text:style-name="P1"/>
      <text:p text:style-name="P1">17C. TEMPIO DI SELVETARM<text:line-break/>Il tempio di Selvetarm, il dio drow dei guerrieri, ha i<text:line-break/>tratti seguenti:<text:line-break/><text:line-break/>Sangue. Le molte strisce di sangue essiccato sul<text:line-break/>pavimento e sulle pareti sembrano formare una<text:line-break/>gigantesca ragnatela.<text:line-break/><text:line-break/>Altare. Sulla superficie di questo altare in ferro battuto,<text:line-break/>compare un incavo a forma di mano destra. Una spada<text:line-break/>corta non magica fluttua a 30 cm sopra di esso, con la<text:line-break/>lama insanguinata orientata verso il basso.<text:line-break/><text:line-break/>Porta Segreta. Per aprire la porta segreta nascosta<text:line-break/>lungo la parete sud, è richiesto un sacrificio di sangue<text:line-break/>(vedi sotto).<text:line-break/><text:line-break/>L'altare non si muove. Un incantesimo individuazione del<text:line-break/>magico rivela un'aura magica di trasmutazione attorno e al<text:line-break/>di sopra dell'aitare. Se un oggetto dal peso pari o inferiore<text:line-break/>a 5S kg viene lasciato incustodito sull’altare, levita a 30 cm<text:line-break/>dalla superficie. Questo campo di levitazione non può<text:line-break/><text:soft-page-break/>essere dissolto, ma può essere soppresso da un campo<text:line-break/>anti-magia.<text:line-break/><text:line-break/>Se un umanoide preme la sua mano tagliata (una<text:line-break/>ferita superficiale sarà sufficiente) nell'incavo a forma di<text:line-break/>manoòo dell’altare, la porta segreta nella parete sud si apre.<text:line-break/>Anche un incantesimo scassinare o una magia simile può<text:line-break/>aprire là porta.<text:line-break/><text:line-break/>17D. TEMPIO DI VHAERAUN<text:line-break/>Questo tempio di Vhaeraun, il dio drow dei ladri e degli<text:line-break/>assassini, presenta i seguenti elementi:<text:line-break/><text:line-break/>Altare dell’Assassino. Un altare di pietra color rosso<text:line-break/>sangue si erge lungo la parete sud, Xarann A'Daragon, un<text:line-break/>drow assassino, prega in silenzio di fronte ad esso.<text:line-break/><text:line-break/>Tende. Îre tende nere appese a ganci di ferro coprono le<text:line-break/>pareti ovest, sud ed est.<text:line-break/><text:line-break/>Porta Segreta. Una porta segreta nascosta dietro la tenda<text:line-break/>della parete sud si apre solo quando certe condizioni<text:line-break/>sono soddisfatte (vedi sotto).<text:line-break/><text:line-break/>Se un personaggio esamina una tenda ed effettua con<text:line-break/>SucCcesso una prova di Saggezza (Percezione) con CD 19<text:line-break/>nota la sagoma leggermente più scura di un drow cucita<text:line-break/>sulla sua superficie. Se i personaggi trovano la sagoma su<text:line-break/>una tenda, ottengono vantaggio alle prove effettuate per<text:line-break/>notare la sagoma nascosta su ognuna delle altre due tende.<text:line-break/>Ogni sagoma fa un gesto specifico con una delle mani; i<text:line-break/>personaggi drow riconoscono questo linguaggio gestuale<text:line-break/>che, collettivamente, forma la frase ol/oth elgg ssussun in<text:line-break/>Elfico, che tradotta significa “l’oscurità uccide la luce”.<text:line-break/><text:line-break/>Se una creatura riproduce questi gesti nell’ordine giusto<text:line-break/><text:line-break/>in qualsiasi punto della stanza, la porta segreta lungo la<text:line-break/>parete sud si spalanca. Anche un incantesimo scassinare o<text:line-break/>una magia simile può aprire la porta.<text:line-break/><text:line-break/>Xarann A’Daragon. Xarann, una spia della Casata Freth,<text:line-break/>si spaccia per un assassino della Casata Auvryndar. Si è<text:line-break/>recato qui per pregare Vhaeraur prima di intraprendere<text:line-break/>due missioni: il salvataggio di Tazirahe Qussar (vedi l’area<text:line-break/>19) e l’assassinio di Vlonwelv Auvryndar.<text:line-break/><text:line-break/>Inizialmente Xarann è amichevole nei confronti dei<text:line-break/>personaggi. In cambio del loro aiuto nell’uccidere le<text:line-break/>guardie dell’area 18b e nel salvare Tazirahce nell’area 19,<text:line-break/>Xarann è disposto a mostrare loro l’accesso al livello 11. Se<text:line-break/>accettano di aiutarlo a uccidere Vlonwelv, Xaratnn mostrerà<text:line-break/>loro dove la sacerdotessa drow custodisce il suo tesoro<text:line-break/>(area 27b) e li condurrà lungo i tunnel secondari (area<text:line-break/>24b) per arrivarci. Una volta che le missioni di Xarann<text:line-break/>sono state completate, l'assassino cerca di eliminare i<text:line-break/>personaggi, scegliendo per tradirli un momento in cui gli<text:line-break/><text:line-break/>appaiono particolarmente deboli. Sornnozz (vedi l'area 13)<text:line-break/>e Tazirahc sono fedeli a Xarann e seguono i suoi ordini.<text:line-break/>Aarann è un drow assassino, con le modifiche seguenti:<text:line-break/><text:line-break/>’ Xarann è neutrale malvagio.<text:line-break/><text:line-break/><text:soft-page-break/>: Possiede i tratti razziali seguenti: Parla l’Elfico e il<text:line-break/>Sottocomune. Dispone di vantaggio ai tiri salvezza per<text:line-break/>non essere affascinato e non può essere addormentato<text:line-break/>tramite la magia. Possiede scurovisione entro un raggio<text:line-break/>di 36 metri. Può lanciare come incantesimi innati<text:line-break/>luci danzanti a volontà e levitazione (solo su se stesso)<text:line-break/>luminescenza è oscurità, una volta al giorno ciascuno.<text:line-break/>La sua caratteristica da incantatore è Carisma (CD 11<text:line-break/>del tiro salvezza degli incantesimi). Finché è esposto alla<text:line-break/>luce del sole, subisce svantaggio ai tiri per colpire e alle<text:line-break/>prove di Saggezza (Percezione) basate sulla vista.<text:line-break/><text:line-break/>Tesoro. Xarann indossa un piwafwi, un mantello elfico<text:line-break/>di fattura drow che perde la sua magia se esposto alla luce<text:line-break/>del sole per 1 ora ininterrotta. Al suo mantello è fissato<text:line-break/>uno scarabeo d'ossidiana su cui è inciso il simbolo della<text:line-break/>Casata Auvryndar. Xarann possiede uno scarabeo simile,<text:line-break/>su cui però è inciso il simbolo della Casata Freth, e lo tiene<text:line-break/>nascosto nella sua cintura. Ogni scarabeo vale 25 mo.<text:line-break/><text:line-break/>17E. TEMPIO DI EILISTRAEE<text:line-break/><text:line-break/>Questo tempio di Eilistraee, la dea della bellezza, della<text:line-break/>danza e della caccia, ha i tratti seguenti:<text:line-break/><text:line-break/>Musica. Un inno suonato magicamente echeggia in tutto<text:line-break/>il tempio.<text:line-break/><text:line-break/>Porta Segreta. Una porta segreta nella parete sud si<text:line-break/>apre solo quando il nome dell'inno viene pronunciato a<text:line-break/>voce alta.<text:line-break/><text:line-break/>Altare. Su un altare di pietra magnificamente cesellato,<text:line-break/>si erge la scultura di un’arpa. La struttura dell’arpa è<text:line-break/>composta dalla figura incisa di un’'elfa che balza in aria,<text:line-break/>spensierata, allargando le braccia e reclinando la testa<text:line-break/>all’indietro.<text:line-break/><text:line-break/>Un'ispezione dell’altare rivela una serie di rune Elfiche<text:line-break/>incise sull'arpa. Qualsiasi personaggio che capisca l’Elfico<text:line-break/>può tradurre le parole con “l'inno è la chiave”,<text:line-break/><text:line-break/>Se un personaggio effettua con successo una prova di<text:line-break/>Intelligenza (Religione) con CD 20, riconosce l'inno come<text:line-break/>“Bwaelan Dro” o “È Bello Essere Vivi”, un canto celebrativo<text:line-break/>elfico. Gli elfi e i mezzelfi dispongono di vantaggio a<text:line-break/>quésta prova. Se il nome dell’inno viene pronunciato a<text:line-break/>voce alta in un qualsiasi punto del tempio, in Comune o<text:line-break/>in Elfico, la porta segreta nella parete sud si spalanca.<text:line-break/>Anche un incantesimo scassinare o una magia simile può<text:line-break/>aprire la porta.<text:line-break/><text:line-break/>18. PRIMO SANGUE<text:line-break/><text:line-break/>Se i personaggi hanno stretto un'alleanza con Xarann<text:line-break/>A' Daragon (vedi l’area 17d), il drow li precede e distrae<text:line-break/>i drow nell’area 18b, consentendo ai personaggi di<text:line-break/>beneficiare della sorpresa.<text:line-break/><text:line-break/>18A. VOCI<text:line-break/><text:line-break/>Quando i personaggi entrano in questo corridoio sentono<text:line-break/>grida e risate provenire dall’area 18b a est. Se Vlonwelv è<text:line-break/>ancora viva, i personaggi sentono la sua voce disincarnata<text:line-break/><text:soft-page-break/>mentre si fanno strada per la prima volta lungo questo<text:line-break/>corridoio (vedi “Il Pulpito di Vlonwelv” a pagina 138).<text:line-break/><text:line-break/>Sul fondo delle alcove che si aprono lungo la parete nord,<text:line-break/>sono nascoste alcune porte segrete, Da questo lato Îe porte<text:line-break/>si aprono facilmente, rivelando le aree dalla 17a alla 17e<text:line-break/>oltre di esse.<text:line-break/><text:line-break/>LIVELLO 10 | L'ORDALIA DI MUIRAIL</text:p>
      <text:p text:style-name="P1"/>
      <text:p text:style-name="P1"/>
      <text:p text:style-name="P1"/>
      <text:p text:style-name="P1">@@@ 27 @@@</text:p>
      <text:p text:style-name="P1"/>
      <text:p text:style-name="P1"/>
      <text:p text:style-name="P1"/>
      <text:p text:style-name="P1">18B. FIGHT CLUB<text:line-break/><text:line-break/>Drow. Al centro della stanza, una drow combattente<text:line-break/>scelta di nome Drinrith Auvryndar (la nipote di<text:line-break/>Vlonwelv) dirige l'addestramento nel combattimento in<text:line-break/>mischia di quattordici maschi drow più piccoli e deboli, a<text:line-break/>ognuno dei quali rimangono 6 punti ferita.<text:line-break/><text:line-break/>Affresco è Ragni. La parete est sfoggia un affresco<text:line-break/>screpolato che raffigura una città drow dell’Underdark.<text:line-break/>Quattro ragni giganti che fungono da guardie del corpo<text:line-break/>di Drinrith sono attaccati alla parete.<text:line-break/><text:line-break/>Rottami. I frammenti di alcuni mobili sono stati<text:line-break/>accumulati nell’angolo sudest. Un grande camino lungo<text:line-break/>la parete nord è occluso dai detriti.<text:line-break/><text:line-break/>Tredici maschi drow sono in piedi attorno a Drinrith e al<text:line-break/>quattordicesimo maschio drow, impegnato in duello con lei,<text:line-break/>Quando Drinrith fa scorrere sangue o butta l'avversario a<text:line-break/>terra, ordina a un altro sfidante di farsi avanti o ad altri due<text:line-break/>maschi di combattere tra loro mentre lei critica seccamente<text:line-break/>la loro inesperienza.<text:line-break/><text:line-break/>Se i personaggi consentono a Xarann A' Daragon di<text:line-break/>distrarre gli occupanti della stanza, l’assassino sfida<text:line-break/>Drinrith a un combattimento uno contro uno. Drinrith<text:line-break/>accetta la sfida, suscitando gli applausi e gli schiamazzi dei<text:line-break/>maschi che assistono alla battaglia prolungata; in questo<text:line-break/>caso, i personaggi dispongono di vantaggio alle prove di<text:line-break/>Destrezza (Furtività) effettuate per sorprendere i drow e i<text:line-break/>ragni giganti finché lo scontro prosegue.<text:line-break/><text:line-break/>Tesoro. Drinrith indossa uno scarabeo di ossidiana su cui<text:line-break/>è inciso il simbolo della Casata Auvryndar (25 mo) e un elmo<text:line-break/>di metallo nero placcato di platino e modellato a forma di<text:line-break/>ragno con due cornioli al posto degli occhi (750 mo).<text:line-break/><text:line-break/>]9. SALA DEGLI INTERROGATORI<text:line-break/><text:line-break/>I personaggi che origliano alla doppia porta sentono delle<text:line-break/>urla di dolore provenire dall'interno della stanza. Un tempo<text:line-break/>questa stanza dal soffitto alto 6 metri veniva usata come<text:line-break/>cucina, ma ora è stata quasi interamente sgombrata.<text:line-break/><text:line-break/>Interrogatorio. Un drow mago di nome Kereth Ichorzza e<text:line-break/>un quasit evocato stanno interrogando un maschio drow<text:line-break/>di nome Tazirahc OQussar, legato a una sedia di ferro con<text:line-break/><text:soft-page-break/>alcune spire di seta di ragno.<text:line-break/><text:line-break/>Osservatori. Due drow combattenti scelti di nome Gelgos<text:line-break/>Argonrae e Jevan Kron tayne osservano l’interrogatorio.<text:line-break/><text:line-break/>Quando non presta servizio come consorte di Drinrith<text:line-break/>Auvryndar (vedi l’area 18b), Kereth ha il compito di<text:line-break/>interrogare i drow accusati di essere spie della Casata Freth.<text:line-break/>Îl quasit ha già usato la sua opzione di azione Spaventare<text:line-break/>su Tazirahc e Kereth si prepara a colpire 1l prigioniero con<text:line-break/>un trucchetto raggio di gelo, nella speranza che divulghi le<text:line-break/>identità delle altre spie della Casata Freth tra i loro ranghi.<text:line-break/><text:line-break/>Se i personaggi interferiscono nell'interrogatorio, i<text:line-break/>drow li attaccano. Una volta che Kereth e i suoi scagnozzi<text:line-break/>sorno stati tolti di mezzo, i personaggi possono tagliare i<text:line-break/>legacci di Tazirahc e liberarlo, se lo desiderano. Se Xarann<text:line-break/>A'Daragon (vedi l’area 17d) si trova con il gruppo, interroga<text:line-break/>Tazirahc per assicurarsi che non abbia divulgato alcuna<text:line-break/>informazione compromettente. Se i personaggi non hanno<text:line-break/>ancora incontrato Xarann, Tazirahe è determinato a<text:line-break/>trovarlo una volta che è stato liberato. Tazirahc ricompensa<text:line-break/>i suoi liberatori condividendo con loro un segreto di<text:line-break/>Sottomonte; il DM pesca una carta dal Mazzo dei Segreti<text:line-break/>(vedi l'appendice C) per determinare ciò che Tazirahe sa.<text:line-break/><text:line-break/>TESORO<text:line-break/><text:line-break/>Kereth, Gelgos e Jevan hanno uno scarabeo d'ossidiana<text:line-break/>a testa, su cui è inciso il simbolo della Casata Auvryndar<text:line-break/>(25 mo). Kereth porta con sé anche una bacchetta in legno<text:line-break/><text:line-break/>LIVELLO I0 | L'ORDALTA DI MULIRAL<text:line-break/><text:line-break/>di zurkh (il suo focus arcano) e un libro degli incantesimi<text:line-break/>rilegato in cuoio che contiene tutti gli incantesimi da lui<text:line-break/>preparati.<text:line-break/><text:line-break/>20. ALLOGGI DELLA SERVITÙ<text:line-break/><text:line-break/>Questa vasta stanza un tempo serviva ad alloggiare la<text:line-break/>servitù. Ora contiene solo i frammenti di alcuni letti è comò<text:line-break/>ricoperti di ragnatele. Un camino lungo la parete est è<text:line-break/>occluso dai detriti.<text:line-break/><text:line-break/>TEsORO<text:line-break/><text:line-break/>Se i personaggi cercano tra i detriti del camino, trovano<text:line-break/>una custodia per pergamene in legno parzialmente bruciata<text:line-break/>che contiene una pergamena magica di blocca persone.<text:line-break/><text:line-break/>2]1. NIDO DEI RAGNI GIGANTI<text:line-break/><text:line-break/>Ragnatele. Una fittà coltre di ragnatele copre gli angoli<text:line-break/>della stanza, il soffitto e i resti marciti di alcuni<text:line-break/>vecchi mobili.<text:line-break/><text:line-break/>Ragni e Uova. Quattro ragni giganti proteggono un grosso<text:line-break/>cumulo di venti uova di ragno gigante situato nell’angolo<text:line-break/>nordest. Metà delle uova sono soltanto degli involucri<text:line-break/>vuoti lasciati dai ragni che sono già nati {le uova restanti,<text:line-break/>se indisturbate, si schiuderanno nel giro di pochi giorni).<text:line-break/><text:line-break/>22. TERRENO DEI TROGLODITI -<text:line-break/><text:soft-page-break/><text:line-break/>I drow evitano queste aree a causa del loro pessimo odore.<text:line-break/><text:line-break/>22A. CONDOTTO<text:line-break/><text:line-break/>Questo condotto di pietra alto 18 metri e largo 6 metri è<text:line-break/>stretto tra due porte segrete, una delle quali può essere<text:line-break/>aperta per rivelare una lercia e puzzolente tana di<text:line-break/>trogloditi (area 22b). L'altra porta si apre su un corridoio. I<text:line-break/>personaggi che cadono nella trappola di Halaster nell’area<text:line-break/>16 finiscono quaggitù.<text:line-break/><text:line-break/>22B. TANA DEI TROGLODITI<text:line-break/><text:line-break/>I trogloditi usano questa stanza lercia come tana, ma è<text:line-break/>deserta quando i personaggi la visitano per la prima volta.<text:line-break/><text:line-break/>Rifiuti. Il pavimento è disseminato di ossa rosicchiate,<text:line-break/>mobili spaccati e altri rifiuti,<text:line-break/><text:line-break/>Trono di Gorzil. Contro la parete ovest è poggiato un trono<text:line-break/>fatto di spazzatura, attorno a cui è accumulato un tesoro.<text:line-break/><text:line-break/>Tesoro. Îl tesoro di Gorzil include 500 mr, 350 ma, 60 mo,<text:line-break/>una borsa del guaritore, quattro torce, una faretra marcita con<text:line-break/>sette frecce argentate e una pozione di guarigione contenuta in<text:line-break/>una fiala di cristallo con un tappo a forma di ragno.<text:line-break/><text:line-break/>23. MUSICA LONTANA<text:line-break/><text:line-break/>Questo corridoio largo 9 metri ha un soffitto arcuato alto<text:line-break/>13,5 metri e decorato con motivi di ragni e ragnatele. Da<text:line-break/>una grande camera a ovest proviene la musica di una banda<text:line-break/>(vedi l’area 25). L’estremità est del corridoio è crollata e<text:line-break/><text:line-break/>una porta segreta lungo la parete nord, se spinta, rivela un<text:line-break/>corridoio che conduce alle aree 21 e 18b.<text:line-break/><text:line-break/>24. AREE CROLLATE<text:line-break/><text:line-break/>Una scossa di terremoto ha fatto erollare questa sezione<text:line-break/>del dungeon, demolendo due stanze (le aree 24a e 24c) e<text:line-break/>creando un piccolo labirinto di tunnel (area 24b).<text:line-break/><text:line-break/>24A. POSTAZIONE DI GUARDIA<text:line-break/><text:line-break/>Da oltre la doppia porta di quest’area, leggermente<text:line-break/>socchiusa, si diffonde un orrendo fetore. Questa stanza<text:line-break/>parzialmente crollata è vuota, se si eccettuano alcuni<text:line-break/><text:line-break/>I</text:p>
      <text:p text:style-name="P1"/>
      <text:p text:style-name="P1"/>
      <text:p text:style-name="P1"/>
      <text:p text:style-name="P1">@@@ 28 @@@</text:p>
      <text:p text:style-name="P1"/>
      <text:p text:style-name="P1"/>
      <text:p text:style-name="P1"/>
      <text:p text:style-name="P1">cumuli di detriti e sei trogloditi armati di spade lunghe e<text:line-break/>protetti da corazze di piastre (vedi “La Banda di Gorzil" a<text:line-break/>pagina 136). I trogloditi attaccano tutto ciò che non sia un<text:line-break/>troglodita o un drow. Se il gruppo di avventurieri include<text:line-break/>uno o più personaggi o PNG drow, i trogloditi chinano<text:line-break/><text:line-break/><text:soft-page-break/>la testa e restano in attesa di nuovi ordini, obbedendo a<text:line-break/>qualsiasi comando di un drow che non abbia conseguenze<text:line-break/>palesemente suicide.<text:line-break/><text:line-break/>24B. TUNNEL<text:line-break/><text:line-break/>Questi tunnel di formazione naturale serpeggiano tra<text:line-break/>stanze e corridoi crollati. Le pareti sono fatte di pietre<text:line-break/>frastagliate e il pavimento è umido e limaccioso.<text:line-break/><text:line-break/>24C. OBITORIO<text:line-break/>Da oltre la doppia porta di quest'area, leggermente<text:line-break/>socchiusa, si diffonde un orrendo fetore. Vicino ai tunnel in<text:line-break/><text:line-break/>fondo alla stanza, sono stati accumulati i cadaveri spogliati di<text:line-break/><text:line-break/>otto drow e sedici trogloditi in varie fasi di decomposizione.<text:line-break/>Sette ghoul drow, creati da Vlonwelv per divorare i morti,<text:line-break/><text:line-break/>si stanno cibando di quei resti. I ghoul si ritirano nei tunnel<text:line-break/><text:line-break/>di fondo quando uno o più drow entrano nella stanza. Se tra<text:line-break/>coloro che entrano non c'è alcun drow, i ghoul attaccano.<text:line-break/><text:line-break/>25. SALA AUVRYNDAR<text:line-break/><text:line-break/>Questa sala un tempo era un mercato dove i drow<text:line-break/>custodivano e vendevano gli schiavi. Ora funge da principale<text:line-break/>roccaforte militare della Casata Auvryndar a Sottomonte.<text:line-break/>Se Vlonwelv Auvryndar si trova qui, la sacerdotessa drow<text:line-break/>siede sul trono nell’alcova sud (area 25b) e ascolta i tediosi<text:line-break/>resoconti delle battaglie contro la Casata Freth.<text:line-break/><text:line-break/>25A. SALA DEI SELDARINE OSCURI<text:line-break/><text:line-break/>Se un personaggio cerca di intrufolarsi in questa stanza,<text:line-break/>deve effettuare con successo una prova di Destrezza<text:line-break/>(Furtività) con CD 13, subendo svantaggio a causa delle<text:line-break/>molte guardie presenti.<text:line-break/><text:line-break/>Fontana. Il centro di questa immensa stanza alta 24 metri<text:line-break/>è occupato da una fontana del diametro di 18 metri<text:line-break/>decorata con otto statue che rappresentano i Seldarine<text:line-break/>Oscuri (il pantheon dei drow). Le piastrelle crepate che<text:line-break/>si diramano dalla fontana compongono una sorta di<text:line-break/>mosaico a forma di ragnatela sul pavimento.<text:line-break/><text:line-break/>Guardie. Quindici guardie drow sono sparse in tutta la<text:line-break/>stanza, pronte a difendere quest'’area fino alla morte.<text:line-break/><text:line-break/>Lucertole Giganti. Due lucertole giganti dotate di selle,<text:line-break/>redini e staffe attendono pazientemente nell’angolo sudest.<text:line-break/>Questi docili rettili sono usati come cavalcature dai drow<text:line-break/>esploratori dell’area 25b e hanno il tratto Movimenti del<text:line-break/>Ragno (vedi il riquadro “Variante: Tratti delle Lucertole<text:line-break/>Giganti” nell’appendice A del Monster Manua/l).<text:line-break/><text:line-break/>Recinto degli Schiavi. Un recinto di pietra nell’angolo<text:line-break/>nordovest funge da prigione degli schiavi. Dal suo interno<text:line-break/>proviene la musica di una banda.<text:line-break/><text:line-break/>La fontana è alimentata da una sorgente naturale e<text:line-break/>fornisce ai drow una scorta virtualmente illimitata di acqua<text:line-break/>fresca. Le statue sono collocate su capitelli di pietra che<text:line-break/><text:soft-page-break/>sporgono dall’acqua e sono rivolte verso l'esterno. Partendo<text:line-break/>da quella più a nord e procedendo in senso orario, le<text:line-break/>statue rappresentano Eilistraee (dea della bellezza, della<text:line-break/>danza e della caccia), Malyk (dio della magia selvaggia),<text:line-break/>Kiaransalee (dea della non morte), Ghaunadaur (dio delle<text:line-break/>melme, delle fanghiglie e di tutte le creature sotterranee),<text:line-break/>Zinzerena (dea degli assassini), Vhaeraun (dio dei ladri),<text:line-break/>Lolth (la Regina Demoniaca dei Ragni e madre dei<text:line-break/>Seldarine Oscuri) nella sua forma di drow e Selvetarm (dio<text:line-break/>della guerra e dei guerrieri).<text:line-break/><text:line-break/>SICARABEO<text:line-break/><text:line-break/>D'OSSIDIANA DELLA<text:line-break/><text:line-break/>CASATA FRETH<text:line-break/><text:line-break/>SCARAREO<text:line-break/>D'OSSIDIANA DELLA<text:line-break/>CASATA AUvVAYKNDAR<text:line-break/><text:line-break/>Questo recinto degli schiavi, un quadrato con lato di<text:line-break/>12 metri, è delimitato da pareti di pietra liscia alte 6 metri.<text:line-break/>AI posto di un tetto, è dotato di una copertura spessa<text:line-break/>1,5 metri di ragnatele viscose. Le ragnatele costituiscono<text:line-break/>una barriera efficace: ogni creatura che vi entra o0 inizia<text:line-break/>il proprio turno all’interno è trattenuta. Una creatura<text:line-break/>trattenuta può usare la sua azione per cercare di districarsi<text:line-break/>dalle ragnatele, effettuando con successo una prova di<text:line-break/>Forza (Atletica) o di Destrezza (Acrobazia) con CD 12. Ogni<text:line-break/>sezione quadrata di ragnatele con lato di 3 metri ha CA 10,<text:line-break/>10 punti ferita, vulnerabilità al fuoco e immunità ai danni<text:line-break/>contundenti, perforanti e psichici.<text:line-break/><text:line-break/>Un solido cancello di sbarre di ferro è fissato lungo la<text:line-break/>parete est e tenuto chiuso da un incantesimo serratura<text:line-break/>arcana che soltanto i drow possono ignorare. Per aprire a<text:line-break/>viva forza il cancello, è necessario effettuare con successo<text:line-break/>una prova di Forza (Atletica) con CD 25.<text:line-break/><text:line-break/>Il recinto degli schiavi è rivestito di paglia. Ospita un<text:line-break/>quintetto di halfling musicisti che i drow hanno rapito<text:line-break/>appena fuori dal paese di Daggerford. I musicisti si fanno<text:line-break/>chiamare i “Canta con Noi"” e sono piuttosto bravi. Vionwelv<text:line-break/>si assicura che siano nutriti e trattati bene, purché allietino<text:line-break/>la sua sala con la loro musica. I membri e i loro rispettivi<text:line-break/>strumenti sono Peeta Brightmoon (tamburo), Kevin<text:line-break/>Gladriver (violino), Philomena Gladriver (viola), Olivia<text:line-break/>Tallrush (corno) e Shardon Underbough (flauto). Sono tutti<text:line-break/>halfling cuoreforte popolani, con le modifiche seguenti:<text:line-break/><text:line-break/>* Î Canta con Noi sono legali buoni.<text:line-break/><text:line-break/>* Ognuno ha Carisma 14 e l’abilità seguente:<text:line-break/>Intrattenere +4.<text:line-break/><text:line-break/>* Possiedono i tratti razziali seguenti: Parlano, leggono e<text:line-break/>scrivono il Comune e l'Haifling. Sono Pieccoli e la loro<text:line-break/>velocità base sul terreno è di 7,5 metri. Dispongono di<text:line-break/>vantaggio ai tiri salvezza contro il veleno e per non essere<text:line-break/><text:line-break/>LIVELLO 10 | L'ORDALIA DI MUIRAI<text:line-break/><text:line-break/>j<text:line-break/><text:soft-page-break/>}<text:line-break/>=<text:line-break/>I</text:p>
      <text:p text:style-name="P1"/>
      <text:p text:style-name="P1"/>
      <text:p text:style-name="P1"/>
      <text:p text:style-name="P1">@@@ 29 @@@</text:p>
      <text:p text:style-name="P1"/>
      <text:p text:style-name="P1"/>
      <text:p text:style-name="P1"/>
      <text:p text:style-name="P1">spaventati e possiedono resistenza ai danni da veleno.<text:line-break/>Possono muoversi attraverso lo spazio di qualsiasi<text:line-break/>creatura più grande di loro.<text:line-break/><text:line-break/>Sebbene gli halfling musicisti siano grati per il<text:line-break/>trattamento di favore che ricevono dai loro drow carcerieri,<text:line-break/>la dieta a base di funghi a cui sono sottoposti li ha<text:line-break/>indeboliti e sognano di tornare nel mondo di superficie.<text:line-break/>Hanno poche speranze di raggiungere Waterdeep da soli<text:line-break/>e apprezzerebbero molto una scorta. Se i personaggi<text:line-break/>conducono tutti e cinque i membri della banda fino al<text:line-break/>Portale Spalancato, completano questa missione. Durnan è<text:line-break/>ben lieto di fare esibire gli halfling nel locale e ricompensa<text:line-break/>i personaggi con un giro di bevute gratis. Se gli eroi<text:line-break/>intendono tornare a Sottomonte, Durnan mette all’opera<text:line-break/>i suoi contatti e procura a ognuno di loro una pozione di<text:line-break/>Suarigione superiore.<text:line-break/><text:line-break/>25B. TRONO DEL RAGNO<text:line-break/><text:line-break/>Trono. Questa vasta alcova ospita un trono a forma di<text:line-break/>ragno. Un globo di cristallo rosso è incastonato in un<text:line-break/>incavo sull'estremità di uno dei braccioli.<text:line-break/><text:line-break/>Specchio. Sulla parete est, è montato un alto specchio<text:line-break/>rettangolare con una cornice di pietra finemente lavorata.<text:line-break/>Lo specchio è uno dei portali di Halaster (vedi “Portali” a<text:line-break/>pagina 12).<text:line-break/><text:line-break/>Se Vlonwelv si trova qui, la drow sacerdotessa di Lolth<text:line-break/>è seduta sul trono, affiancata dalla sua drow campionessa<text:line-break/>Zress (vedi “Zress Orlezziir” a pagina 136) e da una<text:line-break/>yochiol consigliera, che ha assunto la forma di una drow<text:line-break/>incappucciata e avvolta in una tunica di seta di ragno. Di<text:line-break/>fronte alla sacerdotessa, sono inginocchiati due drow<text:line-break/>esploratori, chiamati Llossul e Yuinfein, che sono tornati di<text:line-break/>recente da una missioné sul livello 11. Se Vlonwelv non è<text:line-break/>presente, Llossul e Yuinfein attendono qui il suo ritorno.<text:line-break/><text:line-break/>Îl trono è un oggetto Grande con CA 18, 80 punti ferita<text:line-break/>e immunità ai danni psichici e da veleno. Un incantesimo<text:line-break/>individuazione del magico rivela un’aura magica di<text:line-break/>abiurazione attorno al trono e un'aura magica separata di<text:line-break/>invocazione attorno al globo di cristallo rosso incastonato<text:line-break/>sul trono.<text:line-break/><text:line-break/>Se una creatura che non sia un elfo si siede sul trono<text:line-break/>o inizia il proprio turno seduta sul trono, deve effettuare<text:line-break/>un tiro salvezza su Costituzione con CD 13; se lo fallisce,<text:line-break/>subisce 22 (4d10) danni da veleno, mentre se lo supera,<text:line-break/>subisce la metà di quei danni. Una creatura che sia seduta<text:line-break/>sul trono e che tocchi il globo può usare urn’azione bonus<text:line-break/>per diffondere la sua voce in ogni area dell’Ordalia di<text:line-break/>Muiral. Îl globo perde la sua magia se viene strappato dal<text:line-break/><text:soft-page-break/>trono o se il trono è distrutto.<text:line-break/><text:line-break/>Portale Speculare per il Livello 8. Lo specchio è<text:line-break/>incorniciato da una composizione di centinaia di minuscoli<text:line-break/>ingranaggi di pietra interconnessi. A questo portale si<text:line-break/>applicano le regole seguenti:<text:line-break/><text:line-break/>* Se una creatura ispeziona la cornice ed effettua con<text:line-break/>SUCCEsSsSO una prova di Saggezza (Percezione)} con CD<text:line-break/>15, nota che uno degli ingranaggi sporge più degli altri,<text:line-break/>Se quell'ingranaggio viene premuto, rientra al suo<text:line-break/>posto e fa girare tutti gli altri ingranaggi; quando questo<text:line-break/>accade, il portale si apre per 1 minuto., Quando il portale<text:line-break/>si richiude, un ingranaggio diverso torna a sporgere,<text:line-break/>bloccando di nuovo tutti gli altri.<text:line-break/><text:line-break/>-* ] personaggi devono essere di livello pari o superiore<text:line-break/>al 10° per attraversare questo portale (vedi “Jhesiyra<text:line-break/>Kestellharp” a pagina 10). La prima creatura a passare<text:line-break/>attraverso i] portale innesca una runa antica (vedi “Rune<text:line-break/>Antiche” a pagina 12).<text:line-break/><text:line-break/>LIVELLO 10 | L’ORDALIA DI MUIRAI<text:line-break/><text:line-break/>. Una creatura che attraversa il portale compare nell'area<text:line-break/>l17c del livello 8, nello spazio libero più vicino al portale<text:line-break/>identico situato in quell’area.<text:line-break/><text:line-break/>25C. ENTRATA<text:line-break/><text:line-break/>Scale. Una scalinata scavata in una rampa di pietra scende<text:line-break/>di 12 metri fino al pavimento di una vasta caverna<text:line-break/>naturale (area 30).<text:line-break/><text:line-break/>Guardie. In cima alle scale, montano la guardia rivolti<text:line-break/>verso ovest due drow maghi (per le statistiche consultare<text:line-break/>il Monster Manual) di nome Gorthax Auvryndar (il nipote<text:line-break/>di Vlonwelv) e Syrrak Argonrae. Alle loro spalle, al centro<text:line-break/>della sala, è posizionato un ragno di cristallo trasparente<text:line-break/>del diametro di 4,5 metri (si usano le statistiche di un<text:line-break/>golem di pietra).<text:line-break/><text:line-break/>Î maghi non si aspettano di essere attaccati da est, Se<text:line-break/>ha inizio un combattimento nelle aree 25a o 25b, Syrrak<text:line-break/>indaga mentre Gorthax e il ragno di cristallo rimangono<text:line-break/>qui. Una battaglia in questo corridoio fa intervenire j<text:line-break/>rinforzi presenti nell'area 30a.<text:line-break/><text:line-break/>Il golem ragno capisce l'Elfico, ma non può parlare.<text:line-break/>Obbedisce agli ordini di Gorthax.<text:line-break/><text:line-break/>26. TEMPIO DELLA REGINA RAGNO<text:line-break/><text:line-break/>Anni e anni di incurie hanno ridotto questo tempio in<text:line-break/>condizioni terribili. Ora sono iniziati i lavori di restauro.<text:line-break/><text:line-break/>TENDA DI RAGNATELE<text:line-break/><text:line-break/>Una tenda di ragnatele separa un nartece arcuato alto<text:line-break/><text:line-break/>15 metri a nord, dal tempio vero e proprio a sud. La tenda<text:line-break/>blocca la linea di vista e intrappola le eventuali munizioni<text:line-break/>scagliate attraverso di essa. Se incendiata, brucia<text:line-break/>facilmente.<text:line-break/><text:soft-page-break/><text:line-break/>NAVATA DEL TEMPIO<text:line-break/><text:line-break/>Se Vlonwelv si trova qui, la drow sacerdotessa di Lolth è<text:line-break/><text:line-break/>in piedi al centro della navata è dirige 1i lavori di restauro.<text:line-break/><text:line-break/>È accompagnata dalla sua guardia del corpo, Zress<text:line-break/><text:line-break/>(vedi “Zress Orlezziir” a pagina 136) e dalla sua yochlol<text:line-break/><text:line-break/>consigliera, che ha assunto la forma di un ragno gigante.<text:line-break/>Che Vlonwelv e il suo seguito si trovino qui o meno, la<text:line-break/><text:line-break/>navata del tempio ha i tratti seguenti:<text:line-break/><text:line-break/>Decorazioni. Sei colonne screpolate, sulle cui superfici<text:line-break/>sono scolpite le effigi di vari demoni che si intrecciano<text:line-break/>l'uno sull’altro, si innalzano fino a un soffitto alto 15 metri<text:line-break/>e sorretto da solide arcate. Le pareti, anch'esse crepate,<text:line-break/>sono decorate con bassorilievi che raffigurano demoni e<text:line-break/>Tagni enormi.<text:line-break/><text:line-break/>Intreccio di Ragnatela. Una gigantesca ragnatela forma<text:line-break/>un falso soffitto a 12 metri di altezza dal pavimento. Sette<text:line-break/>ragni giganti si aggirano per tutta la stanza in mezzo<text:line-break/>e al di sopra di questa solida ragnatela. A ogni ragno, è<text:line-break/>appeso ad altezza variabile un drow muratore tramite<text:line-break/>un'imbragatura di seta di ragno. I ragni e i drow formano<text:line-break/>una squadra di lavoro.<text:line-break/><text:line-break/>Statua. Un'alcova al centro della parete ovest ospita una<text:line-break/>statua di Lolth alta 6 metri. La statua, in ferro corroso,<text:line-break/>raffigura la dea nella sua forma di drow ricoperta da una<text:line-break/>miriade di ragni.<text:line-break/><text:line-break/>AI posto di un'’impalcatura, i drow manovali usano la<text:line-break/>ragnatela e le imbragature per raggiungere i punti più<text:line-break/>difficili. ] ragni giganti manovrano le ragnatele per portare<text:line-break/>i drow ovunque abbiano bisogno di arrivare. Oltre agli altri<text:line-break/>incantesimi che possono lanciare come incantesimi innati,<text:line-break/>questi drow sono stati benedetti da Lolth con la capacità<text:line-break/>di lanciare il trucchetto riparare a volontà e sfruttano</text:p>
      <text:p text:style-name="P1"/>
      <text:p text:style-name="P1"/>
      <text:p text:style-name="P1"/>
      <text:p text:style-name="P1">@@@ 30 @@@</text:p>
      <text:p text:style-name="P1"/>
      <text:p text:style-name="P1"/>
      <text:p text:style-name="P1"/>
      <text:p text:style-name="P1">questa magia per riparare le piccole crepe e le decorazioni<text:line-break/>di pietra rovinate. Se notano degli intrusi, smettono di<text:line-break/>lavorare e attaccano con le loro balestre a mano. Ogni<text:line-break/>manovale è sospeso a un'altezza dal terreno pari a<text:line-break/><text:line-break/>2d4 x 1,5 metri.<text:line-break/><text:line-break/>27. APPARTAMENTI DI VLONWELV i<text:line-break/><text:line-break/>Nessuno può entrare in questé camere senza il consenso di<text:line-break/>Vlonwelv Auvryndar. La punizione per gli intrusi è la morte.<text:line-break/><text:line-break/>27A. SALA DEL CONSIGLIO E SALOTTO<text:line-break/><text:line-break/><text:soft-page-break/>Quest’area è composta da due camere collegate da un<text:line-break/>breve corridoio alto 3 metri. Vlonwelv si incontra con i suoi<text:line-break/>capitani nella sala del consiglio a ovest e accoglie i suoi<text:line-break/>ospiti nel salotto a est.<text:line-break/><text:line-break/>Se Vlonwelvy si trova qui, la drow sacerdotessa di Lolth<text:line-break/>si rilassa nel salotto mentre ascolta i consigli della sua<text:line-break/>yochlol, che le appare nella sua forma naturale. Accanto a<text:line-break/>Vlonwelv, si erge in silenzio la sua campionessa Zress (vedi<text:line-break/>“Zress Orlezziir” a pagina L30).<text:line-break/><text:line-break/>Sala del Consiglio. La stanza a ovest contiene un grosso<text:line-break/>tavolo di pietra scolpito a forma di ragno. Non è presente<text:line-break/>alcuna sedia, dato che Vlonwelv si aspetta che i suoi<text:line-break/>capitani restino in piedi quando le fanno rapporto.<text:line-break/><text:line-break/>Salotto. Dalla stanza a est proviene un tenue odore di<text:line-break/>incenso. Contiene due maschi drow assistenti di nome<text:line-break/>Sharaun e Tarzyr; sono armati, ma privi di armatura<text:line-break/>(CA 12). Questi giovani drow accudiscono Vlonwelv quando<text:line-break/>la sacerdotessa è presente.<text:line-break/><text:line-break/>I] salotto è arredato con poltrone e divani imbottiti,<text:line-break/>bracieri di bronzo carichi di incenso, un armadietto di<text:line-break/>vetro rifornito di vini elfici e calici di cristallo e sculture di<text:line-break/>cristallo raffiguranti vari demoni.<text:line-break/><text:line-break/>27B. CAMERA DA LETTO DI VLONWELV<text:line-break/><text:line-break/>Mosaico. La parete nord è coperta da un mosaico in<text:line-break/>bronzo oassidato che raffigura il volto di Lolth, da cui si<text:line-break/>diramano filamenti argentati simili a ragnatele.<text:line-break/><text:line-break/>Mobili. La camera contiene un letto in legno di zurkh<text:line-break/>scolpito a forma di ragno, un armadio fabbricato nello<text:line-break/>stesso stile e pieno di vesti assortite e un antico bacile di<text:line-break/>pietra pieno di acqua fresca.<text:line-break/><text:line-break/>27C. TANA DEI RAGNI GIGANTI<text:line-break/><text:line-break/>Questa camera alta 3 metri e piena di ragnatele ospita tre<text:line-break/>ragni giganti che attaccano chiunque non sia un drow ed<text:line-break/>entri nell’area.<text:line-break/><text:line-break/>28. OSPEDALE E ARMERIA<text:line-break/><text:line-break/>I drow al servizio della Casata Auvryndar si recano qui per<text:line-break/>equipaggiarsi alla battaglia o per farsi curare le ferite.<text:line-break/><text:line-break/>28A. OSPEDALE<text:line-break/><text:line-break/>Questa camera ospita due dozzine di brandine di legno<text:line-break/>disposte su varie file. Su sei di esse giacciono altrettanti<text:line-break/>drow feriti (tre femmine e tre maschi), a cui rimangono<text:line-break/>1d12 punti ferita a testa. Indossano ancora l'armatura e<text:line-break/>tengono le armi a portata di mano.<text:line-break/><text:line-break/>Tre giovani sacerdotesse di Lolth si prendono cura dei<text:line-break/>feriti. I loro nomi sono Nyleene Auvryndar (la pronipote di<text:line-break/>Vlonwelv), Ereldra Abbath e Llezorna Do’ett. Sono drow<text:line-break/>sacerdotesse, a cui vanno applicate le modifiche seguenti:<text:line-break/><text:line-break/>. Sono neutrali malvagie.<text:line-break/><text:line-break/><text:soft-page-break/>- Ognuna possiede due slot incantesimo di 1° livello,<text:line-break/>ima è priva di slot incantesimo di livelli più alti ancora<text:line-break/>utilizzabili.<text:line-break/><text:line-break/>- Possiedono i tratti razziali seguenti: Parlano l’Elfico e il<text:line-break/>Sottocomune. Dispongono di vantaggio ai tiri salvezza<text:line-break/>per non essere affascinate e non possono essere<text:line-break/>addormentate tramite la magia. Possiedono scurovisione<text:line-break/>entro un raggio di 36 metri. Possono lanciare come<text:line-break/>incantesimi innati luci danzanti a volontà e Juminescenza<text:line-break/>e oscurità, una volta al giorno ciascuno. La loro<text:line-break/>caratteristica da incantatore è Carisma (CD 11 del tiro<text:line-break/>salvezza degli incantesimi). Finché sono esposte alla luce<text:line-break/>del sole, subiscono svantaggio ai tiri per colpire e alle<text:line-break/>prove di Saggezza (Percezione) basate sulla vista.<text:line-break/><text:line-break/>28B. ARMERIA<text:line-break/><text:line-break/>Casse. Le casse accumulate al centro della stanza<text:line-break/>contengono sessanta spade corte, cento balestre a mano<text:line-break/>e migliaia di quadrelli per quelle balestré.<text:line-break/><text:line-break/>Entrata dei Tunnel. Un varco lungo la parete nord funge<text:line-break/>da entrata per una rete di tunnel (vedi l'area 24b).<text:line-break/><text:line-break/>29. APPARTAMENTO ABBANDONATO<text:line-break/><text:line-break/>Dopo il crollo di alcuni tunnel e stanze del dungeon, queste<text:line-break/>camere sono rimaste quasi isolate: un angusto tunnel<text:line-break/>costituisce l’unica entrata percorribile. Dopo che i drow<text:line-break/>hanno suscitato la collera del wraith nell’area 29b, hanno<text:line-break/>deciso di non esplorare ulteriormente queste camere.<text:line-break/><text:line-break/>29A. GALLERIA<text:line-break/><text:line-break/>In questa galleria soffocata dalla polvere, giacciono alcune<text:line-break/>statue fatte a pezzi. Un esame dei frammenti di pietra<text:line-break/>accompagnato da una prova di Saggezza (Intuizione)<text:line-break/>effettuata con successo rivela che le statue un tempo<text:line-break/>raffiguravano dei drow.<text:line-break/><text:line-break/>29B. CHI LA FA L’'ASPETTRI<text:line-break/>Questa stanza è pervasa da un gelo mortale e contiene<text:line-break/>quanto segue:<text:line-break/><text:line-break/>Non Morti. Un wraith e tre spettri infestano questa stanza<text:line-break/>e attaccano qualsiasi creatura vivente che vi entri.<text:line-break/>Cadaveri. Sul pavimento polveroso, in mezzo a frammenti<text:line-break/>di mobili, giacciono i cadaveri avvizziti di tre drow.<text:line-break/>Camino. Un grande camino domina la parete est (la<text:line-break/>canna fumaria è larga 1,5 metri e sale verticalmente per<text:line-break/>9 metri, poi si interrompe bruscamente; il resto è crollato<text:line-break/>molto tempo fa).<text:line-break/><text:line-break/>EINETLLO 10 | FORDALIA DI MULIRAI<text:line-break/><text:line-break/>niE—— — —</text:p>
      <text:p text:style-name="P1">@@@ 1 @@@</text:p>
      <text:p text:style-name="P1"/>
      <text:p text:style-name="P1"/>
      <text:p text:style-name="P1"/>
      <text:p text:style-name="P1">Ritratto di Halaster. Un ritratto incorniciato alto 2,1 metri<text:line-break/>e largo 1,5 metri è appeso storto sopra il camino, Il<text:line-break/>ritratto raffigura il retro delfa testa di Hafaster, vale a dire<text:line-break/><text:soft-page-break/>un ammasso di capelli grigi (vedi “Trappola del Dipinto”<text:line-break/>più sotto).<text:line-break/><text:line-break/>Îl wraith è tutto ciò che rimane di un avventuriero<text:line-break/>malvagio che fu disintegrato da Halaster proprio in questa<text:line-break/>stanza tanto tempo fa. Parla il Comune e il Sottocomune,<text:line-break/>ma non ha molto da dire ai viventi.<text:line-break/><text:line-break/>Îl wraith ha ucciso i tre drow (due femmine e un maschio)<text:line-break/>e ha trasformato i loro spiriti in spettri. Opgni cadavere<text:line-break/>di drow indossa un giaco di maglia, stringe in mano una<text:line-break/>spada corta e porta sulla schiena una balestra a mano con<text:line-break/>1d20 quadrelli.<text:line-break/><text:line-break/>Trappola del Dipinto. Un incantesimo individuazione<text:line-break/>del magico rivela un'aura magica di necromanzia attorno<text:line-break/>al dipinto. Se qualcuno raddrizza il dipinto o lo maneggia<text:line-break/>in qualsiasi altro modo, l'immagine di Halaster si gira<text:line-break/>magicamente, rivelando un volto scheletrico avvizzito con<text:line-break/>un ghigno talmente terrificante che qualsiasi creatura che<text:line-break/>lo veda deve effettuare un tiro salvezza su Costituzione<text:line-break/>con CD 15; se lo fallisce, la creatura scende a O punti ferita<text:line-break/>ed è morente, Una volta rivelato il suo volto spettrale, la<text:line-break/>versione scheletrica di Halaster si gira di nuovo, tornando<text:line-break/>a mostrare soltanto l’ammasso di capelli. Una volta che<text:line-break/>questa trappola si è innescata, il dipinto smette di essere<text:line-break/>magico e diventa innocuo.<text:line-break/><text:line-break/>29c0. TUNNEL CROLLATO<text:line-break/><text:line-break/>Questo tunnel si collegava all’area 23 prima che alcune<text:line-break/>scosse telluriche lo facessero crollare. Se i personaggi<text:line-break/>setacciano i detriti all'estremità del tunnel, trovano lo<text:line-break/>scheletro di una nana quasi interamente seppellito, che<text:line-break/>indossa guanti d'arme luecicanti e ha un martello da guerra<text:line-break/>arrugginito.<text:line-break/><text:line-break/>Tesoro. La nana era un'avventuriera che restò uccisa<text:line-break/>quando il soffitto le crollò addosso oltre cento anni fa. I<text:line-break/>guanti d'arme non sembrano rovinati e non mostrano segni<text:line-break/>di corrosione. Un incantesimo identificare o una magia<text:line-break/>simile rivela che sono guanti del potere orchesco.<text:line-break/><text:line-break/>30. CAVERNA NATURALE<text:line-break/><text:line-break/>La Casata Auvryndar ha stanziato in quest'area un grosso<text:line-break/>contingente, qualora le forze della Casata Freth lanciassero<text:line-break/>un attacco dal livello 11. La caverna fornisce buona parte<text:line-break/>del sostentamento di cui le truppe degli Auvryndar hanno<text:line-break/>bisogno ed è essenziale per la sopravvivenza della casata a<text:line-break/>Sottomonte.<text:line-break/><text:line-break/>La caverna principale (area 30a) presenta una cornice<text:line-break/>alta 12 metri sul lato nord (area 30b), a cui è collegata da<text:line-break/>una scalinata segreta.<text:line-break/><text:line-break/>30A. CAVERNA PRINCIPALE<text:line-break/><text:line-break/>Soffitto. Dal soffitto della caverna alto 24 metri scendono<text:line-break/>numerose stalattiti gocciolanti.<text:line-break/><text:line-break/>Mostri. Quattro drow combattenti scelti (due femmine di<text:line-break/>nome Mizreen Abbath e Shynzal Tlin'orzza e due maschi<text:line-break/>di nome K'yorl Tanor'thal e Rross Hylarn) pattugliano<text:line-break/><text:soft-page-break/>la caverna in sella a lucertole giganti, assieme a cinque<text:line-break/>ragni giganti volanti (vedi sotto) e otto trogloditi suddivisi<text:line-break/>in due gruppi da quattro.<text:line-break/><text:line-break/>LIVELLO 10 | L’ORDALIA DI MUIRA!<text:line-break/><text:line-break/>Fiume. Un corso d’acqua si riversa nella caverna da sud,<text:line-break/>generando un fiume dalle acquè impetuose che serpeggia<text:line-break/>verso nordovest per un centinaio di metri prima di<text:line-break/>tuffarsi nell'Underdark. Il fiume è profondo 1,5 metri,<text:line-break/>ma arriva a 3 metri di profondità prima di uscire dalla<text:line-break/>caverna. Lungo le rive crescono vari funghi e strati<text:line-break/>di muschio.<text:line-break/><text:line-break/>Funghi. Sul soffice terreno di torba, cresce una foresta<text:line-break/>di funghi ché include alcuni funghi zurkh alti 12 metri<text:line-break/>(assiemne a qualche troncone).<text:line-break/><text:line-break/>Î drow considerano le loro lucertole degli animali<text:line-break/>preziosi. Questi docili rettili sono dotati di selle, redini,<text:line-break/>staffe, bisacce e del tratto Movimenti del Ragno (vedi<text:line-break/>il riquadro “Variante: Tratti delle Lucertole Giganti”<text:line-break/>nell'appendice A del Monster Manual).<text:line-break/><text:line-break/>I ragni volanti sono ragni giganti dotati di ali e di una<text:line-break/>velocità di volare pari a 12 metri. Sfrecciano qua e là<text:line-break/>nella caverna e costruiscono i loro nidi di ragnatele sotto i<text:line-break/>cappelli dei funghi zurkh.<text:line-break/><text:line-break/>I drow abbattono gli zurkh per il legname quando<text:line-break/>hanno bisogno di costruire mobili o zattere, mentre dalle<text:line-break/>macchie di funghibarile e trillimac ricavano cibo, acqua<text:line-break/>e pergamene {vedi “Funghi” a pagina 59, per ulteriori<text:line-break/>informazioni sui funghibarile, i trillimac e gli zurkh).<text:line-break/><text:line-break/>I trogloditi puzzolenti rispondono agli ordini di Gorzil<text:line-break/>nell'area 30b. Indossano corazze di piastre e brandiscono<text:line-break/>spade lunghe (vedi “La Banda di Gorzil" a pagina 136),<text:line-break/><text:line-break/>30B. CORNICE RIALZATA<text:line-break/><text:line-break/>Questa cornice è rialzata di 12 metri rispetto al pavimento<text:line-break/>dell'area 30a. Una scalinata scavata nella parete nord sale<text:line-break/>fino all'area 11f.<text:line-break/><text:line-break/>Sulla cornice è stanziata una drow maga di nome<text:line-break/>Nhilisstra Atgonrae (per le statistiche consultare il Monster<text:line-break/>Manua!), che ha il comando di sette drow (due femmine<text:line-break/>di nome Vliss è Yereth e cinque maschi di nome Chabbris,<text:line-break/>Dulorrn, Fral, Helxryn e Tra'zorrl) e sei trogloditi, tra cui<text:line-break/>il capo della banda, Gorzil (che ha 20 punti ferita). Gorzil<text:line-break/>odia Nhilisstra e cerca di ucciderla se pensa di poterla<text:line-break/>passare liscia. I trogloditi indossano corazze di piastre e<text:line-break/>sono armati di spade lunghe (vedi “La Banda di Gorzil” a<text:line-break/>pagina 136).<text:line-break/><text:line-break/>Nhilisstra ha il compito di difendere la cornice dalle<text:line-break/>potenziali incursioni di Muiral, ma contribuisce anche<text:line-break/>a difendere la caverna principale in caso di attacco. Se<text:line-break/>questo accade, invia i trogloditi a combattere in mischia,<text:line-break/>mentre lei e gli altri drow attaccano a distanza.<text:line-break/><text:line-break/>CONSEGUENZE<text:line-break/><text:line-break/><text:soft-page-break/>Se Muiral sopravvive e le forze della Casata Auvryndar<text:line-break/>SONO messe in rotta, anima i cadaveri di tutti i drow e i<text:line-break/><text:line-break/>trogloditi che riesce a trovare, poi invade tutto il livello<text:line-break/><text:line-break/>usando gli zombi e i ghoul che ha creato.<text:line-break/><text:line-break/>Fintanto che Vlonwelv resta in vita, Ia Casata<text:line-break/>Auvryndar continua a stabilire avamposti in tutti i livelli<text:line-break/>di Sottomonte. La morte di Vlonwelv, d’altro canto, fa<text:line-break/>precipitare la Casata Auvryndar nel caos, in quanto le<text:line-break/>casate alleate ritirano il loro appoggio e si affiliano alla<text:line-break/>Casata Freth. Dopo avere messo in sicurezza il livello<text:line-break/>l11, la Casata Freth inizia ad avanzare lentamente ma<text:line-break/>inesorabilmente nell’Ordalia di Muiral, costringendo sia<text:line-break/>Muiral che gli avventurieri in transito ad affrontare di<text:line-break/>nuovo la presenza dei drow.</text:p>
      <text:p text:style-name="P1"/>
      <text:p text:style-name="P1"/>
      <text:p text:style-name="P1"/>
      <text:p text:style-name="P1">@@@ 2 @@@</text:p>
      <text:p text:style-name="P1"/>
      <text:p text:style-name="P1"/>
      <text:p text:style-name="P1"/>
      <text:p text:style-name="P1">= @a = * __ a<text:line-break/><text:line-break/>LIVELLO ll: 1] CUNICOLI DEI TROGLODITI }<text:line-break/><text:line-break/>a __ r<text:line-break/><text:line-break/>? CUNICOLI DEI TROGLODITI SONO GCONCEPITI PER<text:line-break/>quattro avventurieri di 11° livello. I personaggi che<text:line-break/>sconfiggono i mostri di questo livello dovrebbero<text:line-break/>ottenere abbastanza PE da arrivare al 12° livello.<text:line-break/>Queste caverne puzzolenti e questi tunnel dissestati<text:line-break/>sono stati occupati per molto tempo da alcuni clan<text:line-break/>di trogloditi, ma la presenza dei drow sul livello<text:line-break/>soprastante e quello sottostante ha trasformato<text:line-break/><text:line-break/>questi cunicoli in un campo di battaglia... è in tin’occasione<text:line-break/><text:line-break/>per stipulare improbabili alleanze.<text:line-break/><text:line-break/>COSA SI ANNIDA QUI?<text:line-break/><text:line-break/>Questo livello di Sottomonte è popolato dai trogloditi.<text:line-break/><text:line-break/>Il loro dominio è conteso dai drow determinati a<text:line-break/>schiavizzarli, dai troll deformati dalla magia di Halaster<text:line-break/><text:line-break/>e affamati di carne di troglodita e da un behir potenziato<text:line-break/>magicamente che mira soltanto a terrorizzare tutti gli altri,.<text:line-break/><text:line-break/>1ÎRÙ GLODITI<text:line-break/><text:line-break/>I trogloditi dell’area 2 di questo livello sono stati catturati<text:line-break/><text:line-break/>dai drow e cercano di convincere gli avventurieri a liberarli.<text:line-break/><text:line-break/>Nel frattempo, l'ultimo e il più forte clan di trogloditi liberi<text:line-break/>si difende dall’avanzata dei drow nell’area 7. I trogloditi<text:line-break/>possono rivelare qualche luogo o tesoro segreto a quegli<text:line-break/>avventurieri che elimineranno i loro odiati nemici.<text:line-break/><text:line-break/><text:soft-page-break/>Drow<text:line-break/><text:line-break/>1 drow della Casata Auvryndar sul livello 10 e della Casata<text:line-break/>Freth sul livello 12 combattono tra loro per il controllo di<text:line-break/>questo livello, catturando nél frattempo dei trogloditi da<text:line-break/>usare come schiavi è facendo del loro meglio per restare<text:line-break/>alla larga dal behir.<text:line-break/><text:line-break/>TroLL MUTATI -<text:line-break/><text:line-break/>] troll di questi cunicoli sono stati mutati dalla caverna<text:line-break/>luminescente piena di rune dell’'area 11. La magia di quella<text:line-break/>caverna ha generato troll dotati di deformità grottesche e<text:line-break/>tratti magici. Queste creature divorano i trogloditi, i drow<text:line-break/>e gli avventurieri ovunque riescano a trovarli. I troll sono<text:line-break/>abbastanza furbi da evitare il behir.<text:line-break/><text:line-break/>BEHIR<text:line-break/><text:line-break/>Questa mostruosità serpentina si ciba di trogloditi e troll<text:line-break/><text:line-break/>e impedisce alla loro popolazione di crescere. Halaster ha<text:line-break/>conferito al behir i simboli arcani che la creatura ora porta<text:line-break/>impressi sulla pelle e che può attivare per produrre potenti<text:line-break/>effetti magici,<text:line-break/><text:line-break/>I1 behir vaga per tutto il livello, ma i personaggi lo<text:line-break/>incontrano per la prima volta nell'area 17. La sua presenza<text:line-break/>può essere preannunciata dal fugace bagliore delle sue<text:line-break/>scaglie blu che risplende in fondo a un tunnel, Enormi<text:line-break/>impronte artigliate sono visibili sul soffitto di varie caverne<text:line-break/>e gli echi di tuoni e fulmini di tanto in tanto rimbombano in<text:line-break/>lontananza all’interno del dungeon.<text:line-break/><text:line-break/>i a. — o —<text:line-break/><text:line-break/>LIVELLO 1L | I CGUNICOLI REI TROGLORDITI</text:p>
      <text:p text:style-name="P1"/>
      <text:p text:style-name="P1"/>
      <text:p text:style-name="P1"/>
      <text:p text:style-name="P1">@@@ 3 @@@</text:p>
      <text:p text:style-name="P1"/>
      <text:p text:style-name="P1"/>
      <text:p text:style-name="P1"/>
      <text:p text:style-name="P1">ESPLORARE QUESTO LIVELLO<text:line-break/><text:line-break/>Le descrizioni di tutti i luoghi di questo livello fanno<text:line-break/>riferimento alla mappa 11.<text:line-break/><text:line-break/>]. POSTAZIONE DI<text:line-break/>GUARDIA AUVRYNDAR<text:line-break/><text:line-break/>Soffitto. Îl soffitto concavo di questa caverna arriva a<text:line-break/>un'altezza di 6 metri.<text:line-break/><text:line-break/>Sentinelle. Una drow combattente scelta di nome<text:line-break/>Ventrid Xil'talan comanda sei drow (due femmine e<text:line-break/>quattro maschi).<text:line-break/><text:line-break/>ÎI drow, fedeli alla Casata Auvryndar, hanno il compito<text:line-break/>di vigilare sul tunnel che sale verso il livello 10. Tendono<text:line-break/>un'imboscata per uccidere chiunque giunga da quella<text:line-break/>direzione e non sia un drow.<text:line-break/><text:line-break/><text:soft-page-break/>TESORO<text:line-break/><text:line-break/>Ventrid indossa uno scarabeo d'ossidiana su cui è inciso<text:line-break/>il simbolo della Casata Auvryndar (25 mo) e un anello di<text:line-break/>cristallo a forma di ragno su cui è incastonata una perla<text:line-break/>nera (750 mo).<text:line-break/><text:line-break/>2. TROGLODITI CATTURATI<text:line-break/><text:line-break/>I tunnel che conducono a quest’area sono disseminati delle<text:line-break/>Ossa e dei teschi crepati delle piccole creature divorate dai<text:line-break/>trogloditi, che segnano anche i confini del territorio che un<text:line-break/>tempo apparteneva ai loro clan. I drow invasori provenienti<text:line-break/>dai livelli 10 e 12 hanno schiavizzato i trogloditi che un<text:line-break/>tempo vivevano quaggiù e hanno perduto e riconquistato<text:line-break/><text:line-break/>il controllo di quest'area più volte. Attualmente l’area è<text:line-break/>controllata dai drow della Casata Auvryndar.<text:line-break/><text:line-break/>2A. BANDA DI TROGLODITI INCATENATI<text:line-break/><text:line-break/>L'aria di questa caverna è satura del fetore di ventidue<text:line-break/>trogloditi adulti, legati con ceppi e lunghe catene di ferro<text:line-break/>alle caviglie, che attendono di essere trasferiti all'Ordalia di<text:line-break/>Muiral (1il livello 10).<text:line-break/><text:line-break/>Un troglodita in ceppi ha velocità dimezzata e non può<text:line-break/>muoversi a più di 1,5 metri dagli altri trogloditi a cui è<text:line-break/>incatenato, Il drow mago nell’area 2c è in possesso delle<text:line-break/>chiavi dei ceppi. Un personaggio può scassinare un paio<text:line-break/>di ceppi usando gli arnesi da scasso ed effettuando con<text:line-break/>successo una prova di Destrezza con CD 15.<text:line-break/><text:line-break/>Anche se liberati, i trogloditi non fuggono da quest'area<text:line-break/>fintanto che i drow tengono prigionieri i loro piecoli (vedi<text:line-break/>l'area 2c). Anche se inizialmente hanno paura, i trogloditi<text:line-break/>provano a trattare con i personaggi per spingerli contro i<text:line-break/>drow. Promettono un tesoro in cambio della loro libertà<text:line-break/>e di quella dei loro piccoli. Se i personaggi non parlano<text:line-break/>il Troglodita e non hanno accesso a incantesimi come<text:line-break/>linguaggi o altre magie analoghe, possono ricorrere ai<text:line-break/>gesti, ai disegni o ad altri rozzi metodi per comunicare<text:line-break/>con i trogloditi in modo rudimentale. Per trasmettere un<text:line-break/>messaggio in questo modo, è necessario effettuare con<text:line-break/>successo una prova di Carisma (Intrattenere) con CD 15.<text:line-break/><text:line-break/>Se i personaggi non mostrano alcun interesse ad aiutarli,<text:line-break/>i trogloditi iniziano a inchinarsi e a cantare in coro, come se<text:line-break/>venerassero i personaggi. Cercano di attirare l'attenzione dei<text:line-break/>drow nell’area 2c, nella speranza che questa messinscena<text:line-break/>faccia infuriare i drow e li spinga ad attaccare i personaggi.<text:line-break/><text:line-break/>Î trogloditi si uniscono a qualsiasi combattimento contro<text:line-break/>i drow, nonostante le limitazioni dovute alle catene. Se<text:line-break/>possono, concentrano i loro attacchi su Tsabdrar Do'’ett<text:line-break/>(vedi l’area 2c), nella speranza di acquisire le chiavi<text:line-break/>dei ceppi. Ogni troglodita liberato si avventa sui drow<text:line-break/>con ferocia.<text:line-break/><text:line-break/>GIN ELLO 11 | I1 GUNICOLI DEI TROGLODITI<text:line-break/><text:line-break/>Se i personaggi aiutano i trogloditi e i loro piccoli<text:line-break/>a sfuggire ai drow, i trogloditi mostrano loro la porta<text:line-break/>segreta che conduce all'area 2d e consentono loro di<text:line-break/><text:soft-page-break/>prendere il tesoro custodito in quell'area. Se i personaggi<text:line-break/>contribuiscono alla liberazione dei trogloditi soltanto<text:line-break/>involontariamente, i trogloditi offrono loro il tesoro soltanto<text:line-break/>se successivamente verngono minacciati.<text:line-break/><text:line-break/>2B. PORTALE ARCUATO PER IL LIVELLO 6<text:line-break/><text:line-break/>Un arco di pietra è incassato nella parete ovest di questa<text:line-break/>caverna alta 3 metri, subito dopo l'angolo del tunnel<text:line-break/>d'ingresso. L'arco è uno dei portali di Halaster (vedi<text:line-break/>“Portali" a pagina 12). Sulla chiave di volta è visibile un<text:line-break/>incavo a forma di mano con un simbolo che rappresenta<text:line-break/>la magia inciso all'interno del palmo. A questo portale si<text:line-break/>applicano le regole seguenti:<text:line-break/><text:line-break/>* Lanciando il trucchetto rmano magica e premendo le dita<text:line-break/>spettrali dell'incantesimo contro l’incavo della chiave di<text:line-break/>volta, il portale si apre per 1 minuto.<text:line-break/><text:line-break/>‘ Î personaggi devono essere di livello pari o superiore<text:line-break/>al 9° per attraversare questo portale (vedi “[hesiyra<text:line-break/>Kestellharp” a pagina 10). La prima creatura a passare<text:line-break/>attraverso il portale innesca una runa antica (vedi “Rune<text:line-break/>Antiche” a pagina 12).<text:line-break/><text:line-break/>. Una creatura che attraversa il portale compare nell’area<text:line-break/>40 del livello 6, nello spazio libero più vicino al portale<text:line-break/>identico situato in quell'’area.<text:line-break/><text:line-break/>2C. DILEMMA AMORALE<text:line-break/><text:line-break/>Mostri. All'estremità nord della caverna, cinque drow<text:line-break/>combattenti scelti minacciano undici giovani trogloditi<text:line-break/>(non combattenti Piccoli) in punta di spada. Un drow mago<text:line-break/>(per le statistiche consultare il Monster Manual) di nome<text:line-break/>Tsabdrar Do'ett medita su cosa fare dei piccoli trogloditi.<text:line-break/><text:line-break/>Casse. Alcune casse di legno di zurkh piene per metà<text:line-break/>di catene di ferro e ceppi sono state accumulate<text:line-break/>all’estremità sud della caverna.<text:line-break/><text:line-break/>Porta Segreta. Una crepa nella parete rocciosa nasconde<text:line-break/>una porta segreta girevole ricoperta delle untuose<text:line-break/>secrezioni dei trogloditi. Ogni oggetto che tocchi la porta<text:line-break/>unta è contaminato dal rivoltante fetore dei trogloditi<text:line-break/>per 1 ora o finché non sarà lavato. Il fetore non è potente<text:line-break/>quanto il tratto Fetore dei trogloditi e non impone<text:line-break/>condizioni a coloro che lo annusano.<text:line-break/><text:line-break/>Il drow mago deve decidere se uccidere i giovani<text:line-break/>trogloditi, dato che sono troppo piccoli per essere<text:line-break/>incatenati. E intenzionato a farlo e soltanto l'interferenza<text:line-break/>dei personaggi può fermare la sua mano. Tsabdrar porta<text:line-break/>con sé le chiavi che aprono i ceppi custoditi in questa<text:line-break/>camera, nonché quelli dei trogloditi nell’area 2a.<text:line-break/><text:line-break/>I drow accorrono a indagare in caso di tafferugli nell’area<text:line-break/>2a e attaccano tutti gli intrusi che sembrino voler aiutare<text:line-break/>o influenzare i trogloditi. Se i personaggi non fanno niente<text:line-break/>del genere (o se riescono a negoziare per porre fine alle<text:line-break/>eventuali ostilità iniziali), i drow sono disposti a trattare<text:line-break/>con loro. Spiegano che un behir è stato visto aggirarsi in<text:line-break/>questo livello, seminando distruzione e uccidendo tutte le<text:line-break/>creature che incontra. Se i personaggi sconfiggono il behir<text:line-break/><text:soft-page-break/>(ed eliminano gli eventuali drow della Casata Freth che<text:line-break/>incontrano lungo il cammino), Tsabdrar promette che la<text:line-break/>Casata Auvryndar permetterà loro di tenere il tesoro del<text:line-break/>behir. Promette inoltre di risparmiare i piccoli trogloditi.<text:line-break/>Una prova di Saggezza (Intuizione) con CD 15 effettuata con<text:line-break/>successo conferma che entrambe le promesse sono false.<text:line-break/><text:line-break/>Tesoro. Ogni drow indossa uno scarabeo d’ossidiana su cui<text:line-break/>è inciso il simbolo della Casata Auvryndar (25 mo). Tsabdrar<text:line-break/>porta con sé anche un sottile libro degli incantesimi rilegato in<text:line-break/>cuoio che contiene gli incantesimi da lui preparati.</text:p>
      <text:p text:style-name="P1"/>
      <text:p text:style-name="P1"/>
      <text:p text:style-name="P1"/>
      <text:p text:style-name="P1">@@@ 4 @@@</text:p>
      <text:p text:style-name="P1"/>
      <text:p text:style-name="P1"/>
      <text:p text:style-name="P1"/>
      <text:p text:style-name="P1">MAarera 11<text:line-break/><text:line-break/>Î CunIcoLi vEI TrROGLODIYI<text:line-break/><text:line-break/>a<text:line-break/>ai n a a<text:line-break/>d EE EEE RI<text:line-break/><text:line-break/>- i À F i Y<text:line-break/><text:line-break/>i ii a ; i a<text:line-break/><text:line-break/>a i i H i * a ; s e<text:line-break/>E - i _ a Fi ii<text:line-break/><text:line-break/>H ai --<text:line-break/>i PE i #a FF " Ì o E<text:line-break/>F - - a N s a À n Ra aa e<text:line-break/><text:line-break/>NEE SSST AOEO a AE<text:line-break/><text:line-break/>Tunnel che<text:line-break/>conduce al<text:line-break/>dungeon<text:line-break/>E 5pQGNnsoO<text:line-break/><text:line-break/>i<text:line-break/>raa<text:line-break/>u I.l I-IIII'J'-I|I- E P<text:line-break/>aa<text:line-break/>Ù<text:line-break/><text:line-break/>? quadretto =<text:line-break/><text:line-break/>3 mettri<text:line-break/><text:line-break/>LIVELLO 11 | i CGUNTIGOLI DEI CROEO<text:line-break/><text:line-break/>#<text:line-break/><text:line-break/>LEADITI<text:line-break/><text:line-break/>F] 4<text:line-break/>gE<text:line-break/>23<text:line-break/>C<text:line-break/><text:soft-page-break/>5<text:line-break/>®<text:line-break/>d a</text:p>
      <text:p text:style-name="P1"/>
      <text:p text:style-name="P1"/>
      <text:p text:style-name="P1"/>
      <text:p text:style-name="P1">@@@ 5 @@@</text:p>
      <text:p text:style-name="P1"/>
      <text:p text:style-name="P1"/>
      <text:p text:style-name="P1"/>
      <text:p text:style-name="P1">2D. TESORO DEI TROGLODITI<text:line-break/><text:line-break/>Questa caverna è dotata di alcuni ripiani di pietra naturali<text:line-break/><text:line-break/>carichi dei teschi dei vecchi capitribù dei trogloditi.<text:line-break/>Tesoro. Le ricchezze dei trogloditi sono state accumulate<text:line-break/><text:line-break/>sul pavimento in piena vista: 920 mo, una spada lunga<text:line-break/><text:line-break/>d’argento e tre globi di ametista (750 mo ciascuno).<text:line-break/><text:line-break/>3. GNOMO AFFAMATO<text:line-break/><text:line-break/>Cadaveri. | cadaveri di otto drow giacciono sparsi sul<text:line-break/>pavimento di questa caverna alta 3 metri, come se<text:line-break/>fossero bambole di pezza.<text:line-break/><text:line-break/>Troll in Forma Gnomesca. Uno gnomo delle profondità<text:line-break/>nudo, glabro e dalla pelle grigià sta rosicchiando uno<text:line-break/>di quei cadaveri {lo gnomo, in realtà, è un troll di nome<text:line-break/>Xlorp, trasformato dalle rune nell’area 11b).<text:line-break/><text:line-break/>Nella sua forma attuale, il trol]l possiede le statistiche<text:line-break/>di uno gnomo delle profondità (svirfneblin)} caotico<text:line-break/>malvagio, privo di armatura (CA 12) e che parla solo il<text:line-break/>Gigante. Se qualcuno lancia un incantesimo dissolvi magie<text:line-break/>con successo (CD 19) sul troll, lo riporta alla sua forma<text:line-break/>normale. Xlorp torna alla sua forma normale anche quando<text:line-break/>la sua forma gnomesca scende a O punti ferita. In forma di<text:line-break/>troll, possiede il massimo dei punti ferita, ma gli eventuali<text:line-break/>danni in eccesso dell’attacco che ha provocato la sua<text:line-break/>trasformazione si applicano anche alla nuova forma.<text:line-break/><text:line-break/>Se i personaggi offrono a Xlorp del cibo, quest'ultimo<text:line-break/>inizia a seguirli e combatte assiemrne a loro fintanto che viene<text:line-break/>trattato bene e nutrito a dovere. Se Xlorp viene maltrattato in<text:line-break/>qualche modo, entra in uno stato di berserk e attacca tutti.<text:line-break/><text:line-break/>I drow sono statì uccisi dal behir. Se un personaggio<text:line-break/>esamina i cadaveri ed effettua con successo una prova di<text:line-break/>Saggezza (Medicina) con CD 10, capisce che quattro drow<text:line-break/>sono coperti di bruciature probabilmente provocate da<text:line-break/>fulmini, tre sono stati [atti a pezzi da grossi artigli e uno è<text:line-break/>stato stritolato a morte (una vittima delle spire del behir).<text:line-break/><text:line-break/>4, ARTI ABOMINEVOLI<text:line-break/><text:line-break/>Formazioni Rocciose. Quest'area è piena di stalattiti è<text:line-break/>stalagimniti.<text:line-break/><text:line-break/>Arti Rigonfi. Sei arti di troll recisi (cinque braccia e una<text:line-break/>gamba) e una testa di troll decapitata giacciono in pozze<text:line-break/>di sangue nero e viscoso sparpagliate sul pavimento.<text:line-break/><text:line-break/><text:soft-page-break/>Pista Insanguinata. Una scia di sangue lasciata da grossi<text:line-break/>artigli corre lungo le stalattiti che pendono dal soffitto e<text:line-break/>poi esce dall’area in direzione sudovest.<text:line-break/><text:line-break/>Quando i personaggi attraversano quest'area, gli arti<text:line-break/>5i contraggono e riprendono vita per attaccare, come<text:line-break/>descritto nel riquadro “Variante: Arti Abominevoli” nella<text:line-break/>sezione “Troll” del Monster Manual. Ogni personaggio che<text:line-break/>effettua con successo una prova di Saggezza (Medicina)<text:line-break/>con CD 10 nota che le parti del corpo appartengono a tre<text:line-break/>troll diversi, fatti a pezzi e parzialmente divorati dal behir.<text:line-break/>Le tracce sul soffitto appartengono al behir e scompaiono a<text:line-break/>metà strada del percorso che conduce all'area 14.<text:line-break/><text:line-break/>5. TROGLODITI TROLLATI<text:line-break/><text:line-break/>Soffitto. Questo soffitto ha un'altezza che varia dai<text:line-break/>4,5 ai 9 metri.<text:line-break/><text:line-break/>Battaglia. Un troll con cinque braccia è impegnato in<text:line-break/>uno scontro con sei trogloditi nella parte nordovest<text:line-break/>della caverna.<text:line-break/><text:line-break/>Baratro. Îl margine sudovest della caverna confina con un<text:line-break/>baratro profondo 9 metri, sul cui fondo non c'è nulla.<text:line-break/><text:line-break/>Porta Segreta. La parete nord cela una porta segreta che<text:line-break/>ruota su un asse centrale. La porta segreta è visibile<text:line-break/>automaticamente dall'interno del tunnel.<text:line-break/><text:line-break/>LIVELLO 1II | 1 COUNTICOLI DET TROGLODITI<text:line-break/><text:line-break/>Se i personaggi restano a guardare e attendono la<text:line-break/>conclusione dello scontro tra i trogloditi e il troll, si<text:line-break/>presume che un troglodita muoia a ogni round e che i<text:line-break/>punti ferita del troll non scendano grazie al suo tratto<text:line-break/>Rigenerazione, Se i personaggi giungono in aiuto dei<text:line-break/>trogloditi, questi ultimi si spaventano, si disimpegnano dal<text:line-break/>combattimento nel turno successivo, fuggono attraverso la<text:line-break/>porta segreta e si ritirano nell'area 7a, lasciando che siano i<text:line-break/>personaggi a vedersela con il troll.<text:line-break/><text:line-break/>I] troll mutato possiede un paio extra di braccia che<text:line-break/>spuntano dal torace e un quinto braccio che gli cresce sulla<text:line-break/>schiena. Il troll ha superato un tiro salvezza contro il fetore<text:line-break/>dei trogloditi. Possiede le statistiche di un troll normale,<text:line-break/>con le modifiche seguenti:<text:line-break/><text:line-break/>- Possiede 44 punti ferita quando i personaggi arrivano<text:line-break/>per la prima volta.<text:line-break/><text:line-break/>. Effettua tre attacchi aggiuntivi con l’artiglio come parte<text:line-break/>della sua azione di Multiattacco.<text:line-break/><text:line-break/>Nello stato di ferimento in cui si trova, il troll ha un grado<text:line-break/>di sfida pari a 6 (2.300 FE). 5e recupera tutti i punti ferita,<text:line-break/>il suo grado di sfida diventa &amp; (3.900 FE).<text:line-break/><text:line-break/>6. CAVERNA DELLE CUSPIDI<text:line-break/><text:line-break/>Questa caverna è piena di stalagmiti e stalattiti, tra cui si<text:line-break/>nascondono ventisei cuspidi letali. Una cuspide si lascia<text:line-break/>cadere su qualsiasi creatura che termini il suo turno all'interno<text:line-break/>della caverna, finché tutte le cuspidi non sono cadute.<text:line-break/><text:soft-page-break/><text:line-break/>A nord della caverna, si apre un baratro profondo<text:line-break/>9 metri, sul cui fondo non c'è nulla. Oltre il baratro, ha<text:line-break/>inizio l'area 5.<text:line-break/><text:line-break/>7. TANA DEI TROGLODITI<text:line-break/><text:line-break/>L'ultirmo clan di trogloditi liberi vive in queste caverne.<text:line-break/><text:line-break/>Î suoi membri temono in egual misura il behir, i troll e i<text:line-break/>drow, e considerano gli avventurieri una minaccia alla<text:line-break/>stregua delle altre, finché non dimostreranno di essere<text:line-break/>diversi. Se i personaggi non parlano il Troglodita e non<text:line-break/>hanno accesso a incantesimi come linguaggi o altre magie<text:line-break/>analoghe, possono ricorrere ai gesti, ai disegni o ad altri<text:line-break/>rozzi metodi per comunicare con i trogloditi in modo<text:line-break/>rudimentale. Per trasmettere un messaggio in questo<text:line-break/>modo, è necessario effettuare con successo una prova di<text:line-break/>Carisma (Intrattenere) con CD 15.<text:line-break/><text:line-break/>7A. TROGLODITI TRINCERATI<text:line-break/><text:line-break/>Soffitto. Il soffitto di questa caverna ha un'altezza che varia<text:line-break/>dai 9 metri a nord ai 15 metri a sud ed è punteggiato di<text:line-break/>stalattiti.<text:line-break/><text:line-break/>Pavimento, I] pavimento è fangoso e irregolare.<text:line-break/><text:line-break/>Trogloditi. Diciatto trogloditi adulti si sano riparati dietro<text:line-break/>una barriera di stalagmiti (a questo numero si aggiungono<text:line-break/>gli eventuali trogloditi fuggiti dall’area 5 o dall’area 2).<text:line-break/><text:line-break/>Cornice. Un pendio roccioso lungo il lato est della caverna<text:line-break/>sale fino a una lunga cornice di pietra situata a sud.<text:line-break/>La cornice è rialzata di 6 metri rispetto al pavimento<text:line-break/>della caverna e include quattro tunnel che si diramano<text:line-break/>da quella posizione. Un bagliore infuocato risplende<text:line-break/>all'interno del tunnel che conduce all’area 7d (vedi<text:line-break/>quell’area per i dettagli).<text:line-break/><text:line-break/>Porta Segreta. Nell'angolo sudovest della caverna è nascosta<text:line-break/>una porta segreta che ruota su un asse centrale. La porta<text:line-break/>segreta è visibile automaticamente dall'interno del tunnel.<text:line-break/><text:line-break/>I trogloditi si preparano a fronteggiare un altro attacco<text:line-break/>dei drow proveniente da nord. Il capo attuale del clan è<text:line-break/>un troglodita con 20 punti ferita di nome Kol’daan, che<text:line-break/>impugna una spada da allenamento di legno e può sostituire</text:p>
      <text:p text:style-name="P1"/>
      <text:p text:style-name="P1"/>
      <text:p text:style-name="P1"/>
      <text:p text:style-name="P1">@@@ 6 @@@</text:p>
      <text:p text:style-name="P1"/>
      <text:p text:style-name="P1"/>
      <text:p text:style-name="P1"/>
      <text:p text:style-name="P1">a ogni suo attacco con l'artiglio un attacco con la spada,<text:line-break/>infliggendo 4 (1d4 + 2) danni contundenti se colpisce. Sia<text:line-break/>in combattimento che durante un negoziato, Kol’daan ha<text:line-break/><text:line-break/>la tendenza ad assumere pose eroiche con la sua spada da<text:line-break/>allenamento e a lanciarsi in esaltanti discorsi in Troglodita.<text:line-break/><text:line-break/>7B. CAMPO DI BATTAGLIA<text:line-break/><text:line-break/><text:soft-page-break/>I] pavimento di quest’umida ctaverna è disseminato<text:line-break/><text:line-break/>dei cadaveri di ventuno trogloditi e nove drow, tutti<text:line-break/>circondati da pozze di sangue viscoso e in vari stati di<text:line-break/>decomposizione (a indicare che in quest’area è stata<text:line-break/>combattuta più di una battaglia). I trogloditi sono stati<text:line-break/>abbattuti dalle armi dei drow, mentre i drow sono stati<text:line-break/>fatti a pezzi dalle zanne e dagli artigli dei trogloditi. Alcuni<text:line-break/>cadaveri dei drow sono parzialmente sbranati.<text:line-break/><text:line-break/>7C. TROGLODITI FERITI<text:line-break/><text:line-break/>Quattro trogloditi adulti occupano questa caverna laterale.<text:line-break/>Uno gode di piena salute e vigila sugli altri tre, che sono<text:line-break/>stati feriti (a ognuno rimangono 1d6 punti ferita). Se i<text:line-break/>personaggi offrono cure magiche a tutti i trogloditi feriti e<text:line-break/>la voce di questa offerta si diffonde, i personaggi ottengono<text:line-break/>vantaggio a tutte le successive prove di Carisma effettuate<text:line-break/>per influenzare i trogloditi presenti nell’area 7.<text:line-break/><text:line-break/>7D. ALLEVAMENTO DEGLI SCARABEI DI FUOCO<text:line-break/>Un bagliore infuocato si diffonde da queésta caverna. Sei<text:line-break/>scarabei di fuoco giganti vivono in quest’area, sorvegliati<text:line-break/>da un troglodita armato di un’'asta di 3 metri. Dopo essere<text:line-break/>rimasto isolato a causa dei drow, il clan dei trogloditi ha<text:line-break/>iniziato ad allevare gli scarabei come fonte di cibo.<text:line-break/><text:line-break/>7E. FORMAZIONE DI HALASTER<text:line-break/>Secoli e secoli di sedimenti sgocciolanti hanno composto<text:line-break/>sulla parete di fondo di questa caverna una formazione<text:line-break/>rocciosa che assormiglia al volto di Halaster Blackcloak.<text:line-break/>I trogloditi hanno lasciato piccole offerte attorno alla<text:line-break/>formazione, tra cui una mezza dozzina di palle di sterco di<text:line-break/>pipistrello, una ghirlanda di budella di drow e un pugnale<text:line-break/>infangato dalla lama ricurva.<text:line-break/><text:line-break/>Tesoro. ll pugnale infangato è un pugnale avvelenato. I<text:line-break/>trogloditi ignorano la sua natura magica.<text:line-break/><text:line-break/>7F. VIVAIO DEI TROGLODITI<text:line-break/><text:line-break/>Quattro trogloditi adulti si prendono cura di ventidue<text:line-break/>giovani trogloditi (non combattenti Piccoli) in quest'area.<text:line-break/>Due degli adulti montano la guardia all’ingresso della<text:line-break/>caverna; gli altri due sfamano i giovani trogloditi o giocano<text:line-break/>con loro nella caverna posteriore.<text:line-break/><text:line-break/>7G. CAVERNA DEL CAPOTRIBÙ<text:line-break/>L’ultimo capotribù troglodita fu ucciso dai drow qualche<text:line-break/>tempo fa, lasciando il comando a Kol’daan. Nella caverna del<text:line-break/>capotribù si nascondono tre vecchi trogloditi sdentati, a cui<text:line-break/>rimangono 8 punti ferita a testa, ma sono privi dell’attacco con<text:line-break/>il morso. Questi trogloditi malvagi fungevano da consiglieri<text:line-break/>per il vecchio capotribù. Kol'daan li ritiene dei deboli e non<text:line-break/>vuole avere nulla a che fare con loro. Combattono soltanto per<text:line-break/>difendersi e hanno un grado di sfida pari a 1/8 (25 PE) a testa.<text:line-break/>Porta Segreta. Una porta segreta è nascosta lungo la<text:line-break/>parete nordovest di questa caverna. l vecchi trogloditi non<text:line-break/>divulgano l’ubicazione della porta segreta e sputano insulti<text:line-break/>a chiunque osì aprirla.<text:line-break/><text:line-break/>7H. LAOGZED IL BEATO<text:line-break/><text:line-break/>Questa umida caverna contiene una scultura di fango del<text:line-break/><text:soft-page-break/>diametro di 2,4 metri e alta 1,5 metri, che raffigura una<text:line-break/>ributtante creatura, una specie di incrocio tra un rospo<text:line-break/>demoniaco e una lucertola. Se un personaggio possiede<text:line-break/><text:line-break/>un background appropriato o effettua con successo una<text:line-break/>prova di Intelligenza (Religione) con CD 15, ricorda che la<text:line-break/>scultura rappresenta il dio-demone Laogzed, venerato da<text:line-break/>molti trogloditi.<text:line-break/><text:line-break/>Tesoro. Se spaccata, la scultura di fango di Laogzed<text:line-break/>rivela al suo interno cinquanta malachiti (10 mo ciascuna).<text:line-break/><text:line-break/>O. PRIMA LINEA ILLUSORIA<text:line-break/><text:line-break/>I drow della Casata Freth hanno imparato nel modo<text:line-break/>peggiore che i trogloditi dell’area 7 sono troppo tenaci e<text:line-break/>testardi per lasciarsi sconfiggere facilmente. Un drow<text:line-break/>mago di nome Orl Telenna (per le statistiche consultare<text:line-break/>il Monster Manual) è stato incaricato di difendere le<text:line-break/>caverne finché i rinforzi non arriveranno. Sfruttando<text:line-break/><text:line-break/>le risorsé a sua disposizione, Orl ha creato una serie di<text:line-break/>illusioni concepite per dissuadere i trogloditi dall’entrare<text:line-break/>in quest’area. Per attuare questa tattica, ha preparato<text:line-break/>l'incantesimo terreno illusorio invece di tentacofli neri di<text:line-break/>Evard, sembrare invece di nube mortale e trucco della<text:line-break/>corda invece di alterare se stesso.<text:line-break/><text:line-break/>SA. FALSO PASSAGGIO IMPRATICABILE<text:line-break/><text:line-break/>Grazie all’incantesimo terreno illusorio di Orl, questa<text:line-break/>caverna alta 6 metri sembra occupata dà una pozza di<text:line-break/>acido gorgogliante che si estende da una parete all’altra.<text:line-break/>L'odore pungente dell’acido sembra reale a ogni creatura<text:line-break/>che si avvicini a quest'area, ma il contatto con l’acido<text:line-break/>non infligge alecun danno. L'illusione può essere rimossa<text:line-break/>lanciando con successo un incantesimo dissolvi magie<text:line-break/>(CD 14). Orl rinnova l’incantesimo ogni giorno.<text:line-break/><text:line-break/>OB. FALSO ACCAMPAMENTO<text:line-break/><text:line-break/>Orl ha creato un falso accampamento in un'area quadrata<text:line-break/>con lato di 9 metri situata al centro di questa caverna<text:line-break/>disseminata di detriti. L'accampamento sembra essere<text:line-break/>un tranquillo luogo di raduno per nove drow maghi e<text:line-break/>guerrieri bene armati, che comunicano tra loro usando<text:line-break/><text:line-break/>il linguaggio dei segni. In realtà, i drow sono nove zombi<text:line-break/>trogloditi creati usando animare morti è camuffati con un<text:line-break/>incantesimo sembrare.<text:line-break/><text:line-break/>8C. CAVERNA DI ORL<text:line-break/><text:line-break/>Acqua. Un corso d'acqua pulita si riversa in questa caverna<text:line-break/>sgorgando dalle crepe nei tunnel senza uscita a ovest,<text:line-break/>formando una pozza profonda 1,5 metri che occupa<text:line-break/>buona parte del terreno.<text:line-break/><text:line-break/>Accampamento. Un rozzo accampamento è stato allestito<text:line-break/>in un'alcova a sudest.<text:line-break/><text:line-break/>Nell'alcova sono custoditi una coperta, un barilotto di<text:line-break/>vino di funghi e una sacca di seta di ragno che contiene<text:line-break/>10 giorni di razioni e il libro degli incantesimi di Orl (vedi<text:line-break/><text:soft-page-break/>“Tesoro” più sotto). Orl passa buona parte del suo tempo<text:line-break/>quaggiù, ma tiene gli occhi aperti in caso di problemi e di<text:line-break/>tanto in tanto sguscia fuori per controllare l’area 8b.<text:line-break/><text:line-break/>Orl ha l’ordine di non combattere i trogloditi o gli<text:line-break/>avventurieri ben armati da solo. Se si accorge che qualche<text:line-break/>creatura si avvicina, lancia un incantesimo trucco della<text:line-break/>corda, siì arrampica fino allo spazio extradimensionale<text:line-break/>creato dall'incantesimo e tira su la corda. Resta nascosto<text:line-break/>in questo modo per 10 minuti prima di mettere fuori la<text:line-break/>testa per scoprire se gli intrusi se ne sono andati. Se<text:line-break/>non ha tempo peér nascondersi in questo modo, lancia un<text:line-break/>incantesimo invisibilità superiore su se stesso e si rifugia<text:line-break/>nell’area 9b.<text:line-break/><text:line-break/>Tesoro. Il libro degli incantesimi di Orl contiene i<text:line-break/>normali incantesimi di un drow mago più animare morti,<text:line-break/>terreno illusorio, trucco della corda e sembrare.<text:line-break/><text:line-break/>LIVELLO 11 |T CUNIGOG DE TROGLODETI</text:p>
      <text:p text:style-name="P1"/>
      <text:p text:style-name="P1"/>
      <text:p text:style-name="P1"/>
      <text:p text:style-name="P1">@@@ 7 @@@</text:p>
      <text:p text:style-name="P1"/>
      <text:p text:style-name="P1"/>
      <text:p text:style-name="P1"/>
      <text:p text:style-name="P1">G, CAVERNE CONTESE<text:line-break/><text:line-break/>— i<text:line-break/><text:line-break/>I drow della Casata Freth mantengono un'esigua presenza<text:line-break/>in queste caverne. Le loro difese sono messe alla prova<text:line-break/>ogni giorno dai trogloditi, dai troll e dagli infiltrati fedeli<text:line-break/>alla Casata Auvryndar.<text:line-break/><text:line-break/>9A. MINACCE NASCOSTE<text:line-break/><text:line-break/>Sentinelle. Due drow combattenti scelti si nascondono<text:line-break/>dietro una colonna rocciosa naturale a nord.<text:line-break/><text:line-break/>Divoratore di Cadaveri. La caverna è piena di cadaveri<text:line-break/>putrefatti (venti trogloditi, nove drow e cinque ragni<text:line-break/>giganti). Al centro della caverna, un grasso troll reso<text:line-break/>permanentemente invisibile dalla magia di Halaster si<text:line-break/>ingozza con i cadaveri dei ragni.<text:line-break/><text:line-break/>I drow, Eilthymmar e Zaztorrl, sono al servizio della<text:line-break/>Casata Freth. Cercano di tenere d’occhio il troll invisibile,<text:line-break/>ma non sanno bene come agire. Se minacciati, si ritirano<text:line-break/>nell’area 12 (attraverso le aree 9b, 10a e 10b).<text:line-break/><text:line-break/>La fedeltà di Zaztorrl alla Casata Freth vacilla a seguito<text:line-break/>di una serie di incarichi insulsi che lo hanno fatto sentire<text:line-break/>poco apprezzato e hanno fomentato il suo risentimento. Se<text:line-break/>i personaggi lo catturano o lo mettono alle strette, si offre<text:line-break/>di guidarli fino alla fortezza della Casata Freth sul livello 12<text:line-break/>in cambio della sua libertà. Se viene trattato con rispetto,<text:line-break/>Zaztorrl potrebbe fare amicizia con i personaggi e aiutarli<text:line-break/>in battaglia.<text:line-break/><text:line-break/>Un incantesimo dissolvi magie lanciato con successo<text:line-break/>(CD 18) sul troll lo rende visibile per 1 minuto. Il troll<text:line-break/>attacca qualsiasi creatura che sia in grado di vedere, ma si<text:line-break/><text:soft-page-break/>rifugia nell’area 10a (attraverso l’area 9d) la prima volta che<text:line-break/>subisce danni da acido o da fuoco.<text:line-break/><text:line-break/>9B. AREA DI ADDESTRAMENTO DEI DrROWwW<text:line-break/>Questa caverna alta 6 metri viene usata come area<text:line-break/><text:line-break/>di addestramento per le razzie della Casata Freth nel<text:line-break/>territorio dei trogloditi. Sei drow fedeli alla Casata Freth<text:line-break/>(quattro femmine e due maschi) e quattro demoni d'’ombra<text:line-break/>si annidano quaggiù. I drow e i demoni loro alleati hanno<text:line-break/>intenzione di indebolire le difese dei trogloditi nell'area 7a<text:line-break/>e non si aspettano di dover affrontare degli avventurieri. Se<text:line-break/>quattro dei drow cadono in battaglia, i sopravvissuti usano<text:line-break/>i loro incantesimi oscurità per coprire la loro ritirata fino<text:line-break/>all’area 13.<text:line-break/><text:line-break/>9. FUSTIGATORE FITTIZIO<text:line-break/>I drow e i trogloditi evitano questa caverna perché credono<text:line-break/>che sia abitata da un fustigatore, in realtà, la creatura è<text:line-break/>ur'illusione creata da Halaster.<text:line-break/><text:line-break/>I personaggi in grado di vedere in questa caverna<text:line-break/>buia notano che la stalagmite più a nord è dotata di un<text:line-break/>singolo occhio luminescente, una bocca piena di zanne<text:line-break/>e sei tentacoli brulicanti. Un incantesimo individuazione<text:line-break/>del magico rivela un’aura magica di illusione attorno alla<text:line-break/>stalagmite e una prova di Intelligenza (Indagare) con CD<text:line-break/>15 effettuata con successo conferma che il “fustigatore” è<text:line-break/>urr'illusione silenziosa lanciata su una stalagmite altrimenti<text:line-break/>normale, Un incantesimo dissolvi magie lanciato con<text:line-break/>successo (CD 15) sulla stalagmite termina l’illusione, che<text:line-break/>non attacca e non reagisce a niente. Qualsiasi attacco<text:line-break/>o effetto che bersagli il fustigatore finisce invece per<text:line-break/>bersagliare la stalagmite, che ha CA 17, 120 punti ferita e<text:line-break/>immunità ai danni psichici e da veleno. Se un personaggio<text:line-break/>vede il fustigatore subire danni, può ripetere la prova di<text:line-break/><text:line-break/>Intelligenza (Indagare) per capire che si tratta di un'illusione.<text:line-break/><text:line-break/>9D. STALAGMITI<text:line-break/>Questa caverna alta 6 metri contiene una foresta di<text:line-break/>stalagmiti, ma nient'altro di interessante.<text:line-break/><text:line-break/>LIVELLO 11 | IT'UOUNICGOLI DEI TRGGLODITI<text:line-break/><text:line-break/>10. TUNNEL DEI TROLL<text:line-break/><text:line-break/>I drow pattugliano spesso queste aree, alla ricerca dei troll<text:line-break/>che si annidano quaggiù.<text:line-break/><text:line-break/>10A. DOLINA<text:line-break/><text:line-break/>In questa caverna alta 9 metri echeggiano lo sgocciolare<text:line-break/>dell’acqua che cade dalle stalattiti e il battito delle ali di tredici<text:line-break/>uccelli stigei che vivono in una dolina profonda 9 metri a<text:line-break/>ovest. Gli uccelli stigei attaccano chiunque li disturbi.<text:line-break/><text:line-break/>10B. ARTERIA PRINCIPALE<text:line-break/><text:line-break/>Un troll mutato si sta cibando del cadavere smembrato di un<text:line-break/>drow in questo passaggio alto 3 metri. Il troll è un esemplare<text:line-break/>corpulento, ricoperto di bubboni verdi. Ogni volta che<text:line-break/>subisce danni, il DM tira un d6. Con un risultato di 5 o 6, un<text:line-break/>bubbone del troll scoppia, liberando uno sciame di insetti<text:line-break/><text:soft-page-break/>(vespe) che riempie uno spazio casuale entro 1,5 metri dal<text:line-break/>troll. Lo sciame agisce al proprio conteggio di iniziativa e<text:line-break/>attacca la creatura più vicina che non sia un troll. Una volta<text:line-break/>ucciso, il troll non genera più alcuno sciame.<text:line-break/><text:line-break/>l]1. FORESTA DI PIETRA<text:line-break/><text:line-break/>Queste caverneé alte 6 metri sono piene di stalagmiti,<text:line-break/>stalattiti e altre formazioni rocciose, che fanno sembrare<text:line-break/>quest’area una fitta foresta di pietra.<text:line-break/><text:line-break/>l]A. PORTALE VERTICALE PER IL LIVELLO 8<text:line-break/><text:line-break/>Tra le formazioni rocciose si erge un portale (vedi “Portali”<text:line-break/><text:line-break/>a pagina 12) formato da due stalagmiti alte 3 metri e scolpite<text:line-break/>per apparire avviluppate tra le spire di due giganteschi<text:line-break/>serpenti di pietra. Le punte delle stalagmiti sono state<text:line-break/>appiattite e un architrave di pietra è stato appoggiato<text:line-break/>orizzontalmente su di esse. Su quell’architrave, sono scolpite<text:line-break/><text:line-break/>le parole; “INDOSSA LA CORONA DI CRISTALLO” in<text:line-break/>Nanico. A questo portale si applicano le regole seguenti:<text:line-break/><text:line-break/>. Se una creatura che si trova entro 1,5 metri dal portale<text:line-break/>indossa la corona di cristallo di Re Melair (vedìi il livello<text:line-break/>6, area 11d), il portale si apre per 1 minuto.<text:line-break/><text:line-break/>- Î personaggi devono essere di livello pari o superiore<text:line-break/>al 10° per attraversare questo portale (vedi “Thesiyra<text:line-break/>Kestellharp” a pagina 10). La prima creatura a passare<text:line-break/>attraverso il portale innesca una runa antica {vedi “Rune<text:line-break/>Antiche"” a pagina 12).<text:line-break/><text:line-break/>- Una creatura che attraversa il portale compare nell’area<text:line-break/>18b del livello 8, nello spazio libero più vicino al portale<text:line-break/>identico situato in quell'area.<text:line-break/><text:line-break/>l]B. CAVERNA DEFORMANTE<text:line-break/><text:line-break/>Stalagimiti. Questa caverna alta 6 metri contiene dieci<text:line-break/>stalagmiti deformate dalla magia di Halaster in modo da<text:line-break/>assomigliare vagamente al Mago Folle: un vecchio mago<text:line-break/>avvolto in una tunica coperta di occhi senza palpebre,<text:line-break/>con il volto paralizzato in un folle urlo silenzioso.<text:line-break/><text:line-break/>Rune Luminescenti. Sopra ogni stalagmite fluttua una<text:line-break/>runa luminosa.<text:line-break/><text:line-break/>Se un personaggio effettua con successo una prova di<text:line-break/>Intelligenza (Arcano) con CD 15, riconosce le rune che<text:line-break/>fluttuano sopra le stalagmiti come simboli della scuola<text:line-break/>di trasmutazione. Un incantesimo individuazione del<text:line-break/>magico rivela un’aura magica di trasmutazione attorno a<text:line-break/>ogni stalagmite, La magia delle rune non costituisce un<text:line-break/>pericolo per gli avventurieri, ma suscita strane mutazioni<text:line-break/>permanenti in tutti i troll che si trattengono in quest’area<text:line-break/>(per esemnpio, un troll potrebbe sviluppare una testa extra o<text:line-break/>dei tentacoli oppure ottenere un’aura o una capacità magica<text:line-break/><text:line-break/>di qualche tipo). Se qualcuno lancia dissolvi magie su una<text:line-break/><text:line-break/>runa, quella runa scompare e la stalagmite sottostante</text:p>
      <text:p text:style-name="P1"/>
      <text:p text:style-name="P1"><text:soft-page-break/></text:p>
      <text:p text:style-name="P1"/>
      <text:p text:style-name="P1">@@@ 8 @@@</text:p>
      <text:p text:style-name="P1"/>
      <text:p text:style-name="P1"/>
      <text:p text:style-name="P1"/>
      <text:p text:style-name="P1">esplode. Ogni creatura entro 6 metri da una stalagmite che<text:line-break/>esplode deve effettuare un tiro salvezza su Destrezza con<text:line-break/>CD 15; sé fallisce, subisce 22 (4d10) danni contundenti,<text:line-break/>mentre se lo supera, subisce la metà di quei danni.<text:line-break/><text:line-break/>Se i personaggi si trattengono quaggitù, un portale<text:line-break/>magico potrebbe aprirsi quanto basta da espellere 1d4 + 2<text:line-break/>troll e un pari numero di galline. Î trol]l si mettono subito a<text:line-break/>inseguire le galline (o qualsiasi altra fonte di cibo visibile).<text:line-break/><text:line-break/>12. BATTAGLIA DEI DrROoWw<text:line-break/><text:line-break/>Î personaggi che si avvicinano per la prima volta a questa<text:line-break/>caverna alta 15 metri sentono il frastuono di una battaglia<text:line-break/>davanti a loro.<text:line-break/><text:line-break/>Demoni. Nella sezione più stretta tra le metà nord e sud<text:line-break/>della caverna, due chasme combattono contro un<text:line-break/><text:line-break/>hezrou. Tutti e tre i demoni emanano un alone luminoso.<text:line-break/><text:line-break/>Drow. Due gruppi nemici di drow si stanno massacrando<text:line-break/>a suon di incantesimi e quadrelli di balestra, ignorando<text:line-break/>i demoni. Dieci drow sono schierati a nord dei demoni e<text:line-break/>altri sedici sono schierati a sud.<text:line-break/><text:line-break/>Cadaveri. I corpi senza vita di cinquanta drow e venti<text:line-break/>trogloditi giacciono riversi sul campo di battaglia, tra<text:line-break/>pozze di icore di demone. I] loro equipaggiamento non è<text:line-break/>riutilizzabile.<text:line-break/><text:line-break/>Questa caverna è teatro di un’accanita battaglia tra la<text:line-break/>Casata Freth (i drow a nord) e la Casata Auvryndar (a<text:line-break/>sud). Le forze della Casata Freth sono composte da nove<text:line-break/>maschi drow guidati da un drow mago di nome Spirreth<text:line-break/>Dalambra (per le statistiche consultare il Monster Manual).<text:line-break/>Le forze della Casata Auvryndar sono composte da quindici<text:line-break/>drow (dodici femmine e tre maschi) guidati da una drow<text:line-break/>sacerdotessa di Lolth chiamata Shindreer Argonrae.<text:line-break/><text:line-break/>Î chasme sono agenti della Casata Freth, mentre l’hezrou<text:line-break/>serve la Casata Auvryndar. Tutti e tre i demoni sono messi<text:line-break/>in risalto dagli incantesimi [uminescenza lanciati su di essi<text:line-break/>dai drow della fazione avversaria.<text:line-break/><text:line-break/>Se i personaggi si schierano con una casata drow, attirano<text:line-break/>su di loro le ire della casata avversaria. Se la casata con<text:line-break/>cui i personaggi si schierano vince la battaglia, il capo dei<text:line-break/>drow vincitori tratta con loro per scoprire cosa si aspettano<text:line-break/>in cambio (vedi sotto). Se la fazione con cui i personaggi si<text:line-break/>schierano è sconfitta, i drow non mostrano loro alcuna pietà.<text:line-break/><text:line-break/>Se i personaggi non intervengono, le forze di entrambe<text:line-break/>le fazioni si assottigliano gradualmente, finché l'hezrou<text:line-break/>non sconfigge i chasme. Allora il drow mago Spirreth<text:line-break/>fugge usando invisibilità superiore e lasciando le sue forze<text:line-break/>a morire neéllo scontro con l'hezrou. Ha speso tutti i suoi<text:line-break/>slot incantesimo e deve bere una pozione (vedi “Tesoro”<text:line-break/><text:soft-page-break/>più sotto) per ripristinare i punti ferita perduti. Se fugge,<text:line-break/>Spirreth cerca di nascondersi e di riposare nell’area<text:line-break/>13. All'hezrou rimangono 72 punti ferita alla fine del<text:line-break/>combattimento e Shindreer non ha lanciato alcuno dei suoi<text:line-break/>incantesimi. Usa le sue magie di guarigione per riportare<text:line-break/>il demone al massimo dei punti ferita più rapidamente<text:line-break/>possibile. 1 sopravvissuti dello schieramento della Casata<text:line-break/>Auvryndar consistono in sei femmine drow, che vengono<text:line-break/>curate con l'incantesimo cura ferite di massa di Shindreer.<text:line-break/><text:line-break/>SPIRRETH DALAMBRA<text:line-break/><text:line-break/>Spirreth è stato costretto ad assumere il comando delle<text:line-break/>esigue forze della Casata Freth su questo livello quando la<text:line-break/>sua superiore, Beranica Freth, è stata uccisa dai demoni.<text:line-break/>Spirreth aveva il dovere di servire e proteggere Beranica.<text:line-break/>Ora dovrà affrontare lo sgradevole compito di riferire della<text:line-break/>sua morte alla sorella maggiore di Beranica, Erelal Freth,<text:line-break/>che si trova sul livello 12.<text:line-break/><text:line-break/>Se i personaggi aiutano Spirreth a sopraffare le forze<text:line-break/>della Casata Auvryndar o se lo mettono alle strette e<text:line-break/>lo catturano, il drow si offre astutamente di agevolare i<text:line-break/>personaggi per ottenere un'udienza presso Erelal Freth, la<text:line-break/>comandante della fortezza della Casata Freth sul livello 12.<text:line-break/>Spirreth dichiara che Erelal offrirà loro una ricompensa<text:line-break/>per l'eroismo dimostrato o in cambio del suo ritorno sano<text:line-break/>e salvo. In realtà, quello del drow mago è solo un disperato<text:line-break/>stratagemma per compiacere i suoi superiori, cosa che<text:line-break/>un personaggio può intuire effettuando con successo una<text:line-break/>prova di Saggezza (Intuizione) contrapposta a una prova<text:line-break/>di Carisma (Inganno) di Spirreth. Il drow mago spera in<text:line-break/>realtà di consegnare i personaggi nelle mani di Erelal<text:line-break/>Freth, per poi denunciarli come gli assassini di Beranica.<text:line-break/><text:line-break/>Tesaoro. I] libro degli incantesimi di Spirreth contiene<text:line-break/>tutti gli incantesimi da lui preparati, più corona di follia,<text:line-break/>freccia acida di Melf, inviare e paura. Porta fissato al<text:line-break/>suo mantello uno scarabeéo d’ossidiana su cui è inciso il<text:line-break/>simbolo della Casata Freth (25 mo). In un borsello speciale<text:line-break/>appeso alla cintura, ha una pozione di guarigione suprema<text:line-break/>contenuta in una fiala di cristallo trasparente (5 mo).<text:line-break/><text:line-break/>SHINDREER ARGONRAE<text:line-break/><text:line-break/>Shindreer è una figura di spicco nella sua piccola casata<text:line-break/>drow, ma ha messo la sua forza al servizio della più grande<text:line-break/>Casata Auvryndar. Tuttavia, considera Vlonwelv Auvryndar<text:line-break/>sua nemica giurata e ha intenzione di spodestarla<text:line-break/>(invertendo in tal modo il rapporto di sudditanza tra la<text:line-break/>Casata Auvryndar e la Casata Argonrae).<text:line-break/><text:line-break/>RBen consapevole delle ambizioni della sua rivale, Vlonwelv<text:line-break/>ha inviato Shindreer in prima linea a combattere contro<text:line-break/>le forze della Casata Freth, nella speranza che i Freth la<text:line-break/>togliessero di mezzo per lei, ma Shindreer si è rivelata più<text:line-break/>difficile da uccidere di quanto Vlonwelv immaginasse.<text:line-break/><text:line-break/>Seé i personaggi hanno ucciso Vlonwelv sul livello 10 e<text:line-break/>condividono questa informazione con Shindreer, la drow si<text:line-break/>infuria per il fatto di essere stata privata di questo piacere e<text:line-break/>li attacca.<text:line-break/><text:line-break/>Tesoro. Shindreer indossa dei guanti di seta di ragno<text:line-break/><text:soft-page-break/>incastonati di eliotropie (750 mo al paio) e un simbolo<text:line-break/>sacro di Lolth in argento (25 mo). Nell’impugnatura del suo<text:line-break/>flagello, è incastonato uno scarabeo d'ossidiana su cui è<text:line-break/>inciso il simbolo della Casata Argonrae (25 mo).<text:line-break/><text:line-break/>13. RIFUGIO FRETH<text:line-break/><text:line-break/>Una fitta cortina di ragnatele è stata tesa tra le stalattiti è<text:line-break/>le stalagmiti che riempiono questa caverna alta 9 metri.<text:line-break/>Se non vengono recise o bruciate, le ragnatele formano un<text:line-break/>vero e proprio labirinto che riduce a 3 metri la visibilità<text:line-break/>all’interno della caverna. Numerosi pipistrelli, lucertole e<text:line-break/>uccelli stigei, alcuni dei quali ancora vivi è squittenti, sono<text:line-break/>intrappolati nelle ragnatele.<text:line-break/><text:line-break/>All’estremità nord della caverna, nascosto dietro a<text:line-break/>una stalagmite, si trova un deposito di provviste lasciato<text:line-break/>quaggiù dai drow esploratori della Casata Freth. Le<text:line-break/>provviste includono un barilotto di vino di funghi, 20 giorni<text:line-break/>di razioni (carne essiccata e muschio) in un sacchetto fatto<text:line-break/>di pelle di lucertola e un fiasco tappato che contiene 20<text:line-break/>applicazioni di veleno drow (vedi “Veleni” nel capitolo 8<text:line-break/>della Dungeon Master's Guide).<text:line-break/><text:line-break/>]14. POSTAZIONE DI<text:line-break/>GUARDIA AUVRYNDAR<text:line-break/><text:line-break/>Soffitto. Il soffitto e il pavimento di quest’area sono<text:line-break/>irregolari e la distanza che li separa può variare da<text:line-break/>6 a 12 metri. Tre colonne di roccia naturale sorreggono<text:line-break/>il soffitto.<text:line-break/><text:line-break/>LIVELLO 11 | I-CGUNICOLI DEI TEGGLODITI</text:p>
      <text:p text:style-name="P1"/>
      <text:p text:style-name="P1"/>
      <text:p text:style-name="P1"/>
      <text:p text:style-name="P1">@@@ 9 @@@</text:p>
      <text:p text:style-name="P1"/>
      <text:p text:style-name="P1"/>
      <text:p text:style-name="P1"/>
      <text:p text:style-name="P1">Esploratori. Due drow combattenti scelte (di nome Akora<text:line-break/>é Danafay) si trovano al centro della caverna, in sella a<text:line-break/>due lucertole giganti.<text:line-break/><text:line-break/>Le drow attaccano non appena avvistano un intruso. Le<text:line-break/>lucertole sono dotate di selle, redini e staffe e possiedono<text:line-break/>il tratto Movimeniti del Ragno (vedi il riquadro: “Variante:<text:line-break/>Tratti delle Lucertole Giganti” nell'appendice A del<text:line-break/>Monster Manual). I drow portano le lucertole in cima alle<text:line-break/>pareti in modo da poter vedere meglio i personaggi che si<text:line-break/>avvicinano.<text:line-break/><text:line-break/>Se i personaggi virano da qui verso l'area 12, Akora e<text:line-break/>Danafay cercano di arrivare in quell’area per prime per<text:line-break/>avvertire Shindreer.<text:line-break/><text:line-break/>Tesoro. Ogni drow porta uno scarabeo d’ossidiana su cui<text:line-break/>è inciso il simbolo della Casata Auvryndar (25 mo).<text:line-break/><text:line-break/>15. CAVERNE SGOMBERATE<text:line-break/><text:line-break/>Un tempo qui vivevano dei trogloditi che per buona parte<text:line-break/>sono stati catturati dai drow o divorati dal behir e dai troll.<text:line-break/><text:line-break/><text:soft-page-break/>]5A. DISCARICA PUZZOLENTE<text:line-break/><text:line-break/>Un tempo questa era una tana dei trogloditi, rna ora questa<text:line-break/>caverna alta 6 metri è occupata soltanto da cumuli di<text:line-break/>marciume. [ trogloditi hanno sporcato perfino le pareti con<text:line-break/>le loro fetide secrezioni oleose.<text:line-break/><text:line-break/>15B. TROLL DI PIETRA<text:line-break/><text:line-break/>Un troll mutato fruga tra i rifiuti dei trogloditi in cerca<text:line-break/><text:line-break/>di qualcosa da mangiare. I] troll sembra normale, ma<text:line-break/>possiede un tratto particolare. All'inizio di ogni suo turno,<text:line-break/>il DM tira tun d6: con un risultato di 1, il troll si pietrifica e<text:line-break/>rimane pietrificato fino all'inizio del suo turno successivo.<text:line-break/>Se qualcuno lancia un incantesimo ristorare superiore sul<text:line-break/>troll, libera la creatura da questa malattia magica.<text:line-break/><text:line-break/>15c. VIVAIO VUOTO<text:line-break/>Un tempo i trogloditi crescevano i loro piccoli in quest'area.<text:line-break/><text:line-break/>Îl pavimento è disseminato delle ossa di parassiti e<text:line-break/>piccoli animali.<text:line-break/>16. PORTALE ARCUATO<text:line-break/><text:line-break/>PER IL LIVELLO /<text:line-break/><text:line-break/>17A. LE FAucCI<text:line-break/><text:line-break/>Formazioni Rocciose. Lunghe file di stalattiti e stalagmiti<text:line-break/>appuntite riempiono questa caverna alta 12 metri,<text:line-break/>conferendole l’aspetto di fauci zannute spalancate, Tra le<text:line-break/>stalattiti svolazzano alcuni pipistrelli innocui.<text:line-break/><text:line-break/>Lampi di Luce. Se il behir si trova nell’area 17c, di tanto<text:line-break/>in tanto qualche bagliore di luce azzurra o biancastra<text:line-break/>compare nel tunnel che conduce in quell’area, seguito da<text:line-break/>un suono crepitante.<text:line-break/><text:line-break/>17B. DROW SCHIACCIATO<text:line-break/><text:line-break/>Îl cadavere parzialmente sbranato di un drow tucciso di<text:line-break/>recente giace ai piedi di una stalagmite presso l'entrata<text:line-break/>nord di questa caverna alta 9 metri. La cassa toracica del<text:line-break/>drow ha ceduto quando il behir lo ha calpestato.<text:line-break/><text:line-break/>]/C. BEHIR<text:line-break/><text:line-break/>T behir attende all’interno di questa caverna alta 15 metri.<text:line-break/>I] corpo muscoloso e serpentino si insinua tra le stalagmiti<text:line-break/>e la pelle è ricoperta di cicatrici in forma di rune arcane,<text:line-break/>incise sulla creatura da Halaster. Le rune conferiscono al<text:line-break/>behir la capacità di usare le azioni leggendarie seguenti.<text:line-break/><text:line-break/>AZIONI LEGGENDARIE<text:line-break/><text:line-break/>Nella parete nord di questa caverna alta 3 metri, è<text:line-break/>incassato un arco di pietra. Sulla chiave di volta dell'arco,<text:line-break/>è incisa l'immagine di una mano che stringe una torcia<text:line-break/>accesa. L'arco è uno dei portali magici di Halaster (vedi<text:line-break/>“Portali” a pagina 12). A questo portale si applicano le<text:line-break/>regole seguenti:<text:line-break/><text:line-break/>- Se una torcia accesa viene portata entro 1,5 metri<text:line-break/><text:soft-page-break/>dall’arco, il portale si apre per 1 minuto.<text:line-break/><text:line-break/>: ] personaggi devono essere di livello pari o superiore<text:line-break/>al 9° per attraversare questo portale (vedi “fhesiyra<text:line-break/>Kestellharp” a pagina 10). La prima creatura a passare<text:line-break/>attraverso il portale innesca una runa antica (vedi “Rune<text:line-break/>Antiche” a pagina 12).<text:line-break/><text:line-break/>- Una creatura che attraversa il portale compare nell'area<text:line-break/>29 del livello 7, nello spazio libero più vicino al portale<text:line-break/>identico situato in quell'area.<text:line-break/><text:line-break/>17. TANA DEL BEHIR<text:line-break/><text:line-break/>l pavimento della rancida tana del behir è ricoperto di o0ssa<text:line-break/>spezzate che scricchiolano quando qualcuno le calpesta.<text:line-break/>Le creature che camminano sul pavimento subiscono<text:line-break/>svantaggio alle prove di Destrezza (Furtività) effettuate per<text:line-break/>muoversi silenziosamente in queste caverne.<text:line-break/><text:line-break/>LINELLO 11 | I CUNICOLI DEI TROGLODITI<text:line-break/><text:line-break/>Il behir può effettuare 3 azioni leggendarie, scelte tra le opzioni<text:line-break/>sottostanti. Può usare solo un’azione leggendaria alla volta e<text:line-break/>solo alla fine del turno di un'altra creatura. All’inizio del proprio<text:line-break/>turno, il behir recupera le azioni leggendarie spese. La sua<text:line-break/>caratteristica da incantatore è Carisma (CD 13 del tiro salvezza<text:line-break/>degli incantesimi).<text:line-break/><text:line-break/>Magia Inferiore. |l behir lancia spruzzo colorato o sonno, senza<text:line-break/>bisogno di componenti.<text:line-break/><text:line-break/>Magia Superiore (Costa 2 Azioni). I| behir lancia invisibilità o<text:line-break/>passo velato, senza bisogno di componenti.<text:line-break/><text:line-break/>17D. TESORO DEL BEHIR<text:line-break/><text:line-break/>Questa cornice si trova 9 metri più in alto rispetto al<text:line-break/>pavimento dell’area 17c e 6 metri più in basso rispetto al<text:line-break/>soffitto della caverna. Il behir ha costruito quaggiù un nido<text:line-break/>di ossa, decorato con monete e gemme scintillanti.<text:line-break/><text:line-break/>Tesoro. Il cumulo del tesoro del behir include 6,700 mo,<text:line-break/>4.100 ma, una spilla a forma di storpione in oro è onice<text:line-break/>(250 mo), un carillon in argento di fattura elfica (1.000 mo)<text:line-break/>e un elmo del terrore: un oggetto meraviglioso comune, uno<text:line-break/>spaventoso elmo d’acciaio che fa risplendere di rosso gli<text:line-break/>occhi di chi lo indossa.<text:line-break/><text:line-break/>CONSEGUENZE<text:line-break/><text:line-break/>La Casata Auvryndar e la Casata Freth continuano a<text:line-break/>inviare forze su questo livello, finché le loro roccaforti<text:line-break/>(rispettivamente sui livelli 10 e 12) non sarannòo distrutte.<text:line-break/>Oltre ai drow, gli avventurieri potrebbero imbattersi nei<text:line-break/>demoni inviati dagli elfi oscuri a distruggere il behir. Quei<text:line-break/>drow che riescono a uccidere il behir portano il suo tesoro<text:line-break/>alla loro roccaforte.<text:line-break/><text:line-break/>Se i personaggi eliminano il behir, neutralizzano i troll<text:line-break/>e sferrano un colpo devastante alla Casata Freth e alla<text:line-break/>Casata Auvryndar su questo livello, la forza e i numeri<text:line-break/>dei trogloditi tornano a crescere. Se anche i trogloditi<text:line-break/>sono stati eliminati, nuovi clan arrivano quaggiù da altre<text:line-break/><text:soft-page-break/>aree di Sottomonte. Galvanizzati dall’assenza di nemici, i<text:line-break/>trogloditi cercano di riprendere il controllo dei loro vecchi<text:line-break/>cunicoli e si dimostrano ostili verso tutte le altre creature, a<text:line-break/>prescindere da qualsiasi tregua passata.</text:p>
      <text:p text:style-name="P1"/>
      <text:p text:style-name="P1"/>
      <text:p text:style-name="P1"/>
      <text:p text:style-name="P1">@@@ 10 @@@</text:p>
      <text:p text:style-name="P1"/>
      <text:p text:style-name="P1"/>
      <text:p text:style-name="P1"/>
      <text:p text:style-name="P1">#<text:line-break/><text:line-break/>— ii<text:line-break/><text:line-break/>R PA<text:line-break/><text:line-break/>LIVELLO 12: IL LIVELLO DEL LABIRINTO<text:line-break/><text:line-break/>= —<text:line-break/><text:line-break/>L LIVELLO DEL LABIRINTO È CONCEPITO PER QUATTRO<text:line-break/>avventurieri di 12° livello. ] personaggi che<text:line-break/>sconfiggono i mostri di questo livello dovrebbero<text:line-break/>ottenere abbastanza PE da arrivare a metà strada<text:line-break/>per il 13° livello.<text:line-break/><text:line-break/>COSA SI ANNIDA QUI?<text:line-break/><text:line-break/>Questo livello è un campo di battaglia tra i drow della<text:line-break/>Casata Freth e una tribù di minotauri. ] minotauri<text:line-break/>controllano un labirinto di tunnel disseminato di effetti<text:line-break/>magici e di trappole, mentre 1 drow occupano le caverne<text:line-break/>che circondano un'elegante fortezza chiamata Îa Rocca del<text:line-break/>Ragno Guardiano, una testa di ponte da cui la Casata Freth<text:line-break/>spera di poter conquistare tutto Sottomonte.<text:line-break/><text:line-break/>Di recente, le ostilità tra i drow e i minotauri si sono<text:line-break/>placate, a seguito delle ingenti perdite riportate da entrambe<text:line-break/>le fazioni. Drivvin Freth, un drow arcimago, spera di sfruttare<text:line-break/>questo periodo di tregua per evocare un demone goristro che<text:line-break/>obbligherà i minotauri a sottomettersi alla Casata Freth.<text:line-break/><text:line-break/>CASATA FRETH<text:line-break/><text:line-break/>Dal loro oscuro bastione, i capi della casata si adoperano<text:line-break/>per impedire ai loro nemici della Casata Auvryndar (vedi il<text:line-break/>livello 10) di conquistare i Cunicoli dei Trogloditi (il livello 11).<text:line-break/>Condurre le operazioni è compito di Erelal Freth, una drow<text:line-break/>sacerdotessa di Lolth, affiancata dal fratello maggiore Drivvin.<text:line-break/>Erelal è entrata in comunione con Lolth e crede che il<text:line-break/>modo migliore per assumere il controllo dei Cunicoli dei<text:line-break/>Trogloditi sia assicurandosi prima la capitolazione dei<text:line-break/>minotauri sul Livello del Labirinto. Quando i minotauri<text:line-break/>saranno asserviti alla Casata Freth, i drow li useranno per<text:line-break/>sgombrare i cunicoli e conquistarli. A tale scopo, Drivvin<text:line-break/>sta preparando un rituale che gli consenta di evocare e<text:line-break/><text:line-break/>H -<text:line-break/><text:line-break/>controllare un demone goristro. Spacciando il goristro per<text:line-break/>Baphomet, il signore demoniaco dei minotauri, Drivvin spera<text:line-break/>di garantirsi l’obbedienza dei minotauri. Tuttavia, Drivvin<text:line-break/><text:line-break/><text:soft-page-break/>di recente ha scoperto che la sua conoscenza arcana non è<text:line-break/>sufficiente a permettergli di perfezionare il rituale... e vuole<text:line-break/>evitare di confessare la sua inadeguatezza a sua sorella.<text:line-break/><text:line-break/>La natura dei precedenti rapporti dei personaggi con la<text:line-break/>Casata Auvryndar potrebbe influenzare l’atteggiamento dei<text:line-break/>capi della Casata Freth nei loro confronti. Se i personaggi<text:line-break/>hanno collaborato con la Casata Auvryndar e la cosa è giunta<text:line-break/>alle orecchie della Casata Freth, tutti i futuri incontri con i<text:line-break/>membri della Casata Freth saranno probabilmente ostili.<text:line-break/><text:line-break/>EMISSARI DEGLI SHADOWDUSK<text:line-break/><text:line-break/>Due membri di basso rango della famiglia Shadowdusk (vedi<text:line-break/>il livello 22) sono giunti alla Rocca del Ragno Guardiano<text:line-break/>alcuni giorni fa, presentandosi come emissari della Rocca<text:line-break/>Shadowdusk intenzionati a stipulare un'alleanza con la<text:line-break/>Casata Freth. Tendra Nightblade e Maleen Shadowdusk sono<text:line-break/>state vezzeggiate e lusingate da Erelal Freth fin dal momento<text:line-break/>del loro arrivo. La sacerdotessa drow riconosce i potenziali<text:line-break/>benefici di un’alleanza, ma vuole anche scoprire se la Rocca<text:line-break/>Shadowdusk ha fatto offerte simili alla Casata Auvryndar.<text:line-break/>Ciò che Erelal ignora è che la Casata Shadowdusk non è<text:line-break/>minimamente interessata a un'alleanza: Tendra e Maleen<text:line-break/>in realtà sono giunte sul Livello del Labirinto in missione<text:line-break/>segreta. Su ordine di Halaster Blackcloak, gli Shadowdusk<text:line-break/>hanno il compito di convincere Drivvin Freth a diventare<text:line-break/>un'apprendista del Mago Folle. L'hanno segretamente<text:line-break/>informato dell'interesse di Halaster e dell'offerta del Mago<text:line-break/>Folle di aiutarlo a perfezionare il rituale che vincolerà un<text:line-break/>goristro al servizio della Casata Freth. Ora attendono la<text:line-break/>decisione di Drivvin e, nel frattempo, fanno tutto quello che<text:line-break/>possono per assicurarsi che faccia la scelta giusta.<text:line-break/><text:line-break/>LIVELLO 12 | IL EIVELLO DEL LABIRINTO</text:p>
      <text:p text:style-name="P1"/>
      <text:p text:style-name="P1"/>
      <text:p text:style-name="P1"/>
      <text:p text:style-name="P1">@@@ 11 @@@</text:p>
      <text:p text:style-name="P1"/>
      <text:p text:style-name="P1"/>
      <text:p text:style-name="P1"/>
      <text:p text:style-name="P1">LI<text:line-break/><text:line-break/>ai<text:line-break/>H a<text:line-break/><text:line-break/>MINOTAURI<text:line-break/><text:line-break/>Ventitré minotauri popolano la metà meridionale del Livello<text:line-break/>del Labirinto. Passano buona parte del tempo a combattere<text:line-break/>contro i drow. Il loro capo è un sacerdote di Baphomet di<text:line-break/>nome Maku, un fedele seguace del Re Cornuto che ha cercato<text:line-break/>di evocare il signore dei demoni in numerose occasioni. Il<text:line-break/>minotauro sacerdote crede che il suo rituale avrà sSUCCesso se<text:line-break/>radunerà un ammasso di cadaveri mutilati abbastanza grande<text:line-break/>da essere offerto al signore dei demoni come banchetto.<text:line-break/><text:line-break/>BAPHOMET IL RE CORNUTO<text:line-break/><text:line-break/>Baphomet è venerato da coloro che si sforzano di spezzare i<text:line-break/>vincoli della civiltà per scatenare la loro natura bestiale più<text:line-break/>nascosta. Tutti i minotauri del Livello del Labirinto tercano<text:line-break/>di emularlo assecondando la loro sete di sangue e la loro<text:line-break/><text:soft-page-break/>furia selvaggia. Baphomet ha l’aspetto di un gigantesco<text:line-break/>minotauro dal pelo nero e dalle corna di ferro, che proietta<text:line-break/>fiamme rosse dagli occhi e brandisce un falcione macchiato<text:line-break/>di sangue. A volte i cultisti umani di Baphomet più zelanti<text:line-break/>vengono trasformati in minotauri come ricompensa per la<text:line-break/>loro devozione e i loro sacrifici.<text:line-break/><text:line-break/>FESPLORARE QUESTO LIVELLO<text:line-break/><text:line-break/>Le descrizioni di tutti i luoghi di questo livello fanno<text:line-break/>riferimento alla mappa 12.<text:line-break/><text:line-break/>Uno strato di nebbia spesso 60 cm copre il pavimento di<text:line-break/>molti tunnel e caverne nel Livello del Labirinto; in queste aree,<text:line-break/>il tratto occupato dalla nebbia è pesantemente oscurato. La<text:line-break/>nebbia può essere dispersa da un incantesimo folata di vento o<text:line-break/>da una magia simile. La nebbia dispersa ritorna dopo 1 minuto.<text:line-break/><text:line-break/>In tutto il livello, aleggia un fetore di morte che si<text:line-break/>intensifica quando i personaggi si avvicinano all'area Sa.<text:line-break/><text:line-break/>]. NEL LAPBIRINTO<text:line-break/><text:line-break/>I] soffitto di queste caverne è alto 6 metri. Îl pavimento è<text:line-break/>coperto da uno strato di nebbia alto 60 cm.<text:line-break/><text:line-break/>l]A. TESTA ARRUGGINITA<text:line-break/><text:line-break/>La testa decapitata e arrugginita di un guardiano protettore<text:line-break/>giace su un lato al centro della caverna, immersa nella<text:line-break/>nebbia. I minotauri hanno distrutto il costrutto e hanno<text:line-break/>trascinato via il suo corpo per ricavarne delle armi, ma<text:line-break/>hanno lasciato qui la testa.<text:line-break/><text:line-break/>]B. ALCOVA NEBBIOSA<text:line-break/><text:line-break/>La nebbia cela lo scheletro di un duergar che giace a terra<text:line-break/>accasciato contro la parete di fondo di questa alcova. Il<text:line-break/>duergar è stato impalato alla schiena da uno dei suoi, che<text:line-break/>ha usato una stalattite spezzata e poi ha nascosto qui il<text:line-break/>cadavere. La stalattite è ancora piantata nello scheletro del<text:line-break/>duergar, che è stato scarnificato dai parassiti.<text:line-break/><text:line-break/>2. LUCE DEI MORTI<text:line-break/><text:line-break/>I pavimenti di terra di queste caverne sono coperti da uno<text:line-break/>strato di nebbia alto 60 cm.<text:line-break/><text:line-break/>2A. Fuoco FATUO<text:line-break/>Due colonne di roccia sorreggono il soffitto alto 4,5 metri<text:line-break/>di questa caverna, le cui pareti sono imbrattate di sangue<text:line-break/>versato nelle recenti battaglie tra i drow e i minotauri.<text:line-break/><text:line-break/>In quest’area, si annida un fuoco fatuo invisibile,<text:line-break/>l’essenza oscura di una drow sacerdotessa di nome Z'reska,<text:line-break/>massacrata dai minotauri. Quando i personaggi attraversano<text:line-break/>la caverna, il fuoco fatuo si dirige in volo fino al tunnel che<text:line-break/>esce da quest'area a nordovest e si illumina. Mormora in<text:line-break/>Elfico “Seguitemi!” e tenta di restare almeno 15 metri più<text:line-break/><text:line-break/>LIVELLO 12 | IL LIVELLO DEL LABIRTINTO<text:line-break/><text:line-break/>avanti rispetto ai personaggi che gli obbediscono. I] fuoco<text:line-break/>fatuo mira ad attirare le creature nell’aréa 7 per scatenare<text:line-break/><text:soft-page-break/>una battaglia con i minotauri. Se i personaggi si rifiutano di<text:line-break/>seguire il fuoco fatuo, esso diventa invisibile e li segue a sua<text:line-break/>volta, in attesa che uno o più personaggi siano prossimi alla<text:line-break/>morte per attaccarli e tentare di finirli.<text:line-break/><text:line-break/>2B. LiuTtTO RoTtTTO<text:line-break/><text:line-break/>In questa alcova alta 3 metri, un liuto fabbricato in legno<text:line-break/>chiaro giace a terra, celato dalla nebbia. Lo strumento è<text:line-break/>stato spaccato irreparabilmente. Un'inscrizione in caratteri<text:line-break/>argentati sul manico spezzato recita ‘Korynn” in Elfico.<text:line-break/><text:line-break/>3. VICOLO CIECO<text:line-break/><text:line-break/>l pavimento di terra di questo tunnel è coperto da uno<text:line-break/>strato di nebbia spesso 60 cm. Un tortuoso tunnel laterale<text:line-break/>dal pavimento roccioso si apre a nordovest ed emerge dalla<text:line-break/>nebbia prima di giungere a un vicolo cieco.<text:line-break/><text:line-break/>4. VOLTI NELLA NEBBIA<text:line-break/><text:line-break/>Î] pavimento di questa caverna laterale alta 4,5 metri è<text:line-break/>coperto da uno strato di nebbia spesso 60 cm. Di tanto in<text:line-break/>tanto, alcuni volti spettrali appaiono è scompaiono nella<text:line-break/>nebbia: appartengono tutti a quegli avventurieri che sono<text:line-break/>periti a Sottomonte.<text:line-break/><text:line-break/>5. IL TRIANGOLO DEL DEMONE<text:line-break/><text:line-break/>Pavimenito. Il pavimento di terra di questa caverna È<text:line-break/>coperto da uno strato di nebbia spesso 60 cm.<text:line-break/><text:line-break/>Colonne. Tre colonne di pietra naturale sorreggono il<text:line-break/>soffitto alto 7,5 metri di questa stanza. La nebbia assume<text:line-break/>una tonalità rossastra nell’area tra le colonne, ognuna<text:line-break/>delle quali è decorata con la temibile immagine di un<text:line-break/>minotauro alto 6 metri, dipinta con il sangue.<text:line-break/><text:line-break/>Se un personaggio effettua con successo una prova di<text:line-break/>Intelligenza {Religione) con CD 15, riconosce Baphomet, il<text:line-break/>Re Cornuto, nei dipinti tracciati sulle colonne di pietra.<text:line-break/><text:line-break/>LA FOLLIA DI BAPHOMET<text:line-break/><text:line-break/>Qualsiasi umanoide che entri nell'area tra le colonne o<text:line-break/><text:line-break/>vi inizi il proprio turno deve superare un tiro salvezza su<text:line-break/>Saggezza con CD 18, altrimenti sviluppa un difetto del<text:line-break/>personaggio che durerà finché non sarà soggetto a un<text:line-break/>incantesimo rimuovi maledizione, ristorare superiore o una<text:line-break/>magia simile. Il difetto ha la precedenza su ogni altro difetto<text:line-break/><text:line-break/>conflittuale e si determina tirando sulla tabella “Follia di<text:line-break/>Baphomet”, Se una creatura supera il tiro salvezza, non può<text:line-break/><text:line-break/>più essere influenzata dalle colonne per 24 ore,<text:line-break/><text:line-break/>FOLLIA DI BAPHOMET<text:line-break/>d100 _ Difetto (permane finché curato)<text:line-break/><text:line-break/>01-20 _ I| personaggio è consumato dalla collera. Non è<text:line-break/>possibile ragionare con lui una volta che la sua<text:line-break/>rabbia ha la meglio.<text:line-break/><text:line-break/><text:soft-page-break/>21-40 I| personaggio cede a un comportamento bestiale<text:line-break/>e diventa più simile a un animale selvaggio che a<text:line-break/>un essere pensante.<text:line-break/><text:line-break/>41-60 _ Il mondo è il territorio di caccia del personaggio e<text:line-break/>gli altri sono le sue prede.<text:line-break/><text:line-break/>61-80 _ L'odio cresce facilmente nel personaggio, fino a<text:line-break/>sfociare nella furia.<text:line-break/><text:line-break/>81-00 I| personaggio vede i suoi avversari non come<text:line-break/>persone, bensì come bestie di cui cibarsi.</text:p>
      <text:p text:style-name="P1"/>
      <text:p text:style-name="P1"/>
      <text:p text:style-name="P1"/>
      <text:p text:style-name="P1">@@@ 12 @@@</text:p>
      <text:p text:style-name="P1"/>
      <text:p text:style-name="P1"/>
      <text:p text:style-name="P1"/>
      <text:p text:style-name="P1">LI P<text:line-break/>L n aa<text:line-break/><text:line-break/>I<text:line-break/><text:line-break/>EES a<text:line-break/><text:line-break/>; a F lp.d;lru- “</text:p>
      <text:p text:style-name="P1"/>
      <text:p text:style-name="P1"/>
      <text:p text:style-name="P1"/>
      <text:p text:style-name="P1">@@@ 13 @@@</text:p>
      <text:p text:style-name="P1"/>
      <text:p text:style-name="P1"/>
      <text:p text:style-name="P1"/>
      <text:p text:style-name="P1">6. ÈÉFFETTI SPECIALI<text:line-break/><text:line-break/>Queste aree contengono alcuni effetti regionali innocui del<text:line-break/>Mago Folle (vedi “La Tana di Halaster” a pagina 311), Il<text:line-break/>pavimento di terra dî quest'area è coperto da uno strato di<text:line-break/>nebbia spesso 60 cm.<text:line-break/><text:line-break/>6A. “AruTtTO!”<text:line-break/><text:line-break/>La prima volta che un personaggio arriva a questa<text:line-break/>intersezione, sente una flebile richiesta di aiuto provenire<text:line-break/>dall'apertura del tunnel a nord, che è ostruito da un crollo.<text:line-break/>I] grido di aiuto è un'illusione e ì personaggi che frugano tra<text:line-break/>i detriti non trovano nulla.<text:line-break/><text:line-break/>6B. CATENE SFERRAGLIANTI<text:line-break/><text:line-break/>Questo tunnel alto 3 metri sale gradualmente verso nord e<text:line-break/>parte del suo pavimento emerge dalla nebbia. I personaggi<text:line-break/>che oltrepassano questo punto sentono sferragliare alcune<text:line-break/>catene quando arrivano alla biforcazione del tunnel. Il<text:line-break/>rumore giunge chiaramente dal passaggio a sinistra.<text:line-break/>Ulteriori ispezioni non rivelano la sua fonte; il suono è uno<text:line-break/>degli effetti regionali illusori di Halaster. Il passaggio a<text:line-break/>destra non contiene nulla di interessante.<text:line-break/><text:line-break/>Portaleé Speculare per il Livello 10. Sulla parete rocciosa<text:line-break/>alla fine del tunnel ovest, è montato un alto specchio ovale<text:line-break/>sorretto da una cornice di pietra, scolpita a forma di<text:line-break/>rampicanti intrecciati tra cui sono incastonati undici teschi<text:line-break/><text:soft-page-break/>umanoidi veri e propri. In fondo alla cornice, sono incise Îe<text:line-break/>parole seguenti in Celestiale: “I morti conoscono il segreto.”<text:line-break/><text:line-break/>Lo specchio è uno dei portali di Halaster (vedi “Portali”" a<text:line-break/>pagina 12). A questo portale si applicano le regole seguenti:<text:line-break/><text:line-break/>*« Se una creatura pronuncia la parola d'ordine giusta di<text:line-break/>fronte allo specchio, il portale si apre per 1 minuto.<text:line-break/><text:line-break/>- Î personaggi devono essere di livello pari ò superiore<text:line-break/>all'11° per attraversare questo portale (vedi “Jhesiyra<text:line-break/>Kestellharp” a pagina 10). La prima creatura a passare<text:line-break/>attraverso il portale innesca una runa antica (vedi “Rune<text:line-break/>Antiche" a pagina 12).<text:line-break/><text:line-break/>. Una creatura che attraversa il portale compare nell’area<text:line-break/>l le del livello 10, nello spazio libero più vicino al portale<text:line-break/>identico situato in quell’area.<text:line-break/><text:line-break/>Se su uno dei teschi viene lanciato parlare con i morti, il<text:line-break/>teschio è costretto a rivelare la parola d’ordine del portale<text:line-break/>(“Axallian”), che Halaster cambia ogni due o tre giorni.<text:line-break/>Sotto ogni altro aspetto, i teschi sono ostili e si rifiutano di<text:line-break/>rispondere a qualsiasi domanda.<text:line-break/><text:line-break/>6C. RISATE<text:line-break/><text:line-break/>Îl pavimento di terra di questa caverna alta 6 metri è<text:line-break/>leggermente concavo; in quest’area, la nebbia raggiunge<text:line-break/>un'altezza di 1,2 metri.<text:line-break/><text:line-break/>Ogni volta che due o più creature si trovano all'interno della<text:line-break/>caverna, la risata di un vecchio echeggia in tutta l'area. Nessuno<text:line-break/>all’esterno della caverna sente la risata, che si interrompe non<text:line-break/>appena la caverna non è più occupata da due o più creature.<text:line-break/><text:line-break/>7. CAVERNE DEI MINOTAURI<text:line-break/><text:line-break/>Queste caverne fungono da principale area comune per i<text:line-break/>minotauri del Livello del Labirinto. Il pavimento di questa<text:line-break/>caverna è coperto da uno strato di nebbia spesso 60 cm.<text:line-break/><text:line-break/>7A. CAVERNA SUD<text:line-break/><text:line-break/>Soffitto. Il soffitto di quest’area è coperto di stalattiti e ha<text:line-break/>un'altezza che varia dai 6 ai 9 metri.<text:line-break/><text:line-break/>Minotauri. L'area è coperta di stalagmiti e di colonne<text:line-break/>circondate dalla nebbia che corrono dal pavimento<text:line-break/>al soffitto. Sette minotauri si nascondono dietro le<text:line-break/>stalagmiti e le colonne di roccia.<text:line-break/><text:line-break/>CEVELLO 12 | IL LIVELLEO DEL LABIRINTO<text:line-break/><text:line-break/>Î minotauri si sono sparpagliati in tutta la caverna per<text:line-break/>vigilare sui potenziali attacchi dei drow. Sono stati costretti<text:line-break/>a sacrificare il loro cibo per il rituale di Maku (vedi l’area<text:line-break/>8a) e ora sono affamati. Saltano fuori dai loro nascondigli<text:line-break/>quarndo vedono o sentono qualsiasi creatura giungere<text:line-break/>in quest'area, caricano gli intrusi e ignorano qualsiasi<text:line-break/>tentativo di trattare. I minotauri combattono fino alla morte<text:line-break/>e divorano brutalmente le loro vittime se riportano la<text:line-break/>vittoria. Qualsiasi rumore di combattimento in quest’area<text:line-break/>attira i cinque minotauri nell’area 7b come rinforzi.<text:line-break/><text:soft-page-break/><text:line-break/>7B. CAVERNA NORD<text:line-break/><text:line-break/>Questa caverna ha gli stessi tratti dell’area 7a. Cinque<text:line-break/>minotauri montano la guardia in quest'area, pronti<text:line-break/><text:line-break/>a recagire a ogni intrusione. Qualsiasi rumore di<text:line-break/>combattimento in quest’area attira i sette minotauri<text:line-break/>nell'area 7a come rinforzi.<text:line-break/><text:line-break/>70. CIMITERO DEI MINOTAURI<text:line-break/><text:line-break/>Î minotauri depositano i loro morti in questa caverna a<text:line-break/>forma di cuneo, che presenta i seguenti elementi:<text:line-break/><text:line-break/>Ossa. La nebbia che copre il pavimento serpeggia attorno a<text:line-break/>sei grossi cumuli di ossa di minotauri.<text:line-break/><text:line-break/>Teschi. Dozzine di teschi di minotauri in vari stati di<text:line-break/>decomposizione sono incastrati nelle nicchie e nelle<text:line-break/>crepe delle pareti.<text:line-break/><text:line-break/>8. SANTUARIO DEL RE CORNUTO<text:line-break/><text:line-break/>Maku, un minotauro sciamano, si è dato da fare per<text:line-break/>raccogliere in quest'area i resti dei drow e dei trogloditi<text:line-break/>massacrati, dei quaggoth e degli avventurieri più sfortunati.<text:line-break/>Intende usare questi resti in un rituale per evocare il<text:line-break/>signore dei demoni Baphomet. Se i personaggi hanno<text:line-break/>combattuto con i minotauri nell'area 7b, Maku e i suoi<text:line-break/>seguaci non possono essere sorpresi.<text:line-break/><text:line-break/>BA. LA SALMA È LA VIRTÙ DEI MORTI<text:line-break/><text:line-break/>I] fetore di morte che aleggia su tutto il dungeon si fa più<text:line-break/>intenso in quest'area. Quando i personaggi si avvicinano a<text:line-break/>questa caverna alta 15 metri, sentono alcuni minotauri che<text:line-break/>cantano in coro e pestano gli zoccoli a terra. Quest’area<text:line-break/>contiene quanto segue:<text:line-break/><text:line-break/>Minotauri. All'interno di questa caverna la nebbia turbina,<text:line-break/>agitata dalla danza degli undici minotauri che cantano.<text:line-break/><text:line-break/>Cumulo di Scarti. Una bassa barriera di pietra delimita<text:line-break/>un gigantesco cumulo di parti corporee smembrate e<text:line-break/>putrefatte.<text:line-break/><text:line-break/>Altare. Dietro il cumulo di scarti, si erge un rozzo altare<text:line-break/>fatto di pelle di minotauro tesa su una struttura di ossa di<text:line-break/>minotauro legate con i tendini. Dall’altare spuntano due<text:line-break/>aste, ognuna sormontata da un teschio di minotauro.<text:line-break/><text:line-break/>Porta Segreta. La porta segreta nella parete ovest è una<text:line-break/>sezione di pietra quadrata con lato di 2,4 metri che ruota<text:line-break/>su un asse centrale.<text:line-break/><text:line-break/>Î minotauri sono guidati da Maku, che possiede 117 punti<text:line-break/>ferita, indossa un manto fatto di viscere di drow e impugna<text:line-break/>un corno d'ottone (vedi “Tesoro” più sotto). Îl minotauro<text:line-break/>sciamano considera tutti gli intrusi suoi nemici, buoni solo per<text:line-break/>essere sventrati e aggiunti al suo cumulo di cadaveri mutilati.<text:line-break/>La sua prima azione in combattimento è suonare il corno<text:line-break/>d'ottoné mentre gli altri minotauri fanno a pezzi gli intrusi.<text:line-break/><text:line-break/><text:soft-page-break/>Il signore dei demoni Baphomet non risponde alle<text:line-break/>preghiere e non ha alcun interesse per la tribù di Maku.<text:line-break/>Di conseguenza, il rituale del minotauro sciamano non<text:line-break/>ha alcuna possibilità di funzionare. Tuttavia, i sacrifici<text:line-break/>celebrati in quest'arca hanno saturato la caverna di un<text:line-break/>potere malvagio, al punto che ogni umanoide che effettua</text:p>
      <text:p text:style-name="P1"/>
      <text:p text:style-name="P1"/>
      <text:p text:style-name="P1"/>
      <text:p text:style-name="P1">@@@ 14 @@@</text:p>
      <text:p text:style-name="P1"/>
      <text:p text:style-name="P1"/>
      <text:p text:style-name="P1"/>
      <text:p text:style-name="P1">un attacco con un'arma in questa’area deve superare un<text:line-break/>tiro salvezza su Saggezza con CD 18, altrimenti sarà<text:line-break/>colpito dalla maledizione della sete di sangue. Finché è<text:line-break/>maledetta in questo modo, la creatura è ostile nei confronti<text:line-break/>di tutte le altre creature che è in grado di vedere e ogni<text:line-break/>turno deve usare la sua azione per attaccare la creatura più<text:line-break/>vicina (se più bersagli sono equidistanti, il bersaglio viene<text:line-break/>determinato casualmente)}. Ristorare superiore, rimuovi<text:line-break/>maledizione o altre magie simili pongono termine alla sete<text:line-break/>di sangue di una creatura. Se una creatura supera il suo<text:line-break/>tiro salvezza contro questo effetto, è immune a tale effetto<text:line-break/>per le 24 ore successive.<text:line-break/><text:line-break/>L'altare è composto da due minotauri che sono stati<text:line-break/>uccisi e divorati in un rituale cannibalistico. Ogni creatura<text:line-break/>che tocca l’altare è soggetta a un'agghiacciante visione in<text:line-break/>cui viene fatta a pezzi e divorata da altri minotauri.<text:line-break/><text:line-break/>Tesoro. Maku porta con sé un corno del Labirinto<text:line-break/>Senza Fine. Questo oggetto meraviglioso funziona come<text:line-break/>un corno del Valhalla di ottone, con la differenza che gli<text:line-break/>spiriti guerrieri che evoca provengono dall’Abisso e hanno<text:line-break/>l’aspetto di minotauri.<text:line-break/><text:line-break/>Un singolo personaggio può ispezionare il cumulo di<text:line-break/>parti corporee impiegando 1 ora; se lo fa assieme ad<text:line-break/>altri personaggi, il tempo dell'ispezione viene ridotto<text:line-break/>proporzionalmente, Un incantesimo individuazione del<text:line-break/>magico può accelerare ulteriormente la ricerca di eventuali<text:line-break/>oggetti magici. L'ispezione rivela un borsello di seta di<text:line-break/>ragno contenente 50 mo, due scarabei d'ossidiana su cui è<text:line-break/>inciso il simbolo della Casata Freth (25 mo ciascuno), una<text:line-break/>cavigliera ingioiellata (750 mo) è un guanto catturaproiettili<text:line-break/>ancora infilato sull'arto reciso dell'ultimo proprietario, un<text:line-break/>drow (il guanto corrispondente si trova nell'area 8b).<text:line-break/><text:line-break/>6B. DIETRO LA PORTA SEGRETA<text:line-break/><text:line-break/>Nebbia. Il pavimento è coperto da uno strato di nebbia<text:line-break/>spesso 60 em. L'alcova nord contiene un cumulo del<text:line-break/>tesoro, celato dalla nebbia (vedi “Tesoro” più sotto).<text:line-break/><text:line-break/>Pietre Verticali. All’estremità sud della caverna, si<text:line-break/>ergono due pietre verticali di basalto nero lavorato,<text:line-break/>alte 4,5 metri. Sull'architrave orizzontale di pietra che<text:line-break/>poggia su di esse, è stata tracciata una grossa X color<text:line-break/>TOSSO sangue.<text:line-break/><text:line-break/>Portale Verticale per il Livello 19, Le pietre verticali<text:line-break/>formano uno dei portali magici di Halaster (vedi “Portali”<text:line-break/>a pagina 12). Quando una creatura giunge entro 1,5 metri<text:line-break/><text:soft-page-break/>dal portale, rivoli di sangue iniziano a sgorgare dalle pietre<text:line-break/>verticali. A questo portale si applicano le regole seguenti:<text:line-break/><text:line-break/>* Se una creatura marchiata con una X di sangue si trova<text:line-break/>entro 1,5 metri dalle pietre verticali, il portale si apre<text:line-break/>per 1 minuto.<text:line-break/><text:line-break/>* Î personaggi devono essere di livello pari o superiore<text:line-break/>al 15° per attraversare questo portale (vedi “Thesiyra<text:line-break/>Kestellharp” a pagina 10). La prima creatura a passare<text:line-break/>attraverso il portale innesca una runa antica (vedi “Rune<text:line-break/>Antiche” a pagina 12).<text:line-break/><text:line-break/>. Una creatura che attraversa il portale compare nell'area<text:line-break/>Sb del livello 19, nello spazio libero più vicino al portale<text:line-break/>identico situato in quell’area.<text:line-break/><text:line-break/>Tesoro. I personaggi che scoprono il tesoro nell’alcova<text:line-break/>nord trovano un set di strumenti da tessitore, quattordici<text:line-break/>spade corte, sei balestre a mano di fattura drow, un<text:line-break/>sacco di farina di funghi e una sacca di seta di ragno che<text:line-break/>contiene S giorni di razioni (muschio e funghi secchi),<text:line-break/>un simbolo sacro di Lolth in argento (25 mo) e un guanto<text:line-break/>catturaproiettili (il guanto corrispondente si trova nell’area<text:line-break/>S8a). Tutti questi oggetti giacciono sopra un cumulo di<text:line-break/>200 mo e 1.700 ma.<text:line-break/><text:line-break/>9, CAVERNE NEBBIOSE<text:line-break/><text:line-break/>In queste caverne la nebbia è più fitta e sale dal pavimento<text:line-break/>fino a un'altezza di 1,2 metri.<text:line-break/><text:line-break/>A. IMBOSCATA<text:line-break/><text:line-break/>Questa caverna alta 3 metri è vuota, ad eccezione di un<text:line-break/>gruppo di sentinelle della Rocca del Ragno Guardiano,<text:line-break/>nascoste tra la nebbia. Due drow combattenti scelti, una<text:line-break/>femmina di nome Llorelve Dalambra e un maschio di nome<text:line-break/>Vorljas Imphiz'zal, fanno la guardia in quest'area assieme<text:line-break/><text:line-break/>a due incubi camuffati come due maschi drow discinti e<text:line-break/>disarmati, ma straordinariamente attraenti di nome Ezvir e<text:line-break/>Zaldo. Tutti e quattro se ne stanno rannicchiati per potersi<text:line-break/>nascondere nella nebbia.<text:line-break/><text:line-break/>Llorelve e Vorlias balzano fuori non appena sentono che<text:line-break/>una creatura è entrata nell'area e attaccano tutti quelli che<text:line-break/>nNOn riconoscono, presumendo che qualsiasi umanoide<text:line-break/>sconosciuto sia un alleato della Casata Auvryndar.<text:line-break/><text:line-break/>Quando uno dei due incubi scende a 30 punti ferita<text:line-break/>O meno, usa la sua azione successiva per diventare<text:line-break/>etereo e non rientra in battaglia. Potrebbe ricomparire<text:line-break/>successivamente per vendicarsi di coloro che lo hanno<text:line-break/>ferito, nel luogo e nella forma che il DM preferisce.<text:line-break/><text:line-break/>9B. FORME NELLA NEBBIA<text:line-break/><text:line-break/>Mentre i personaggi attraversano questa caverna alta<text:line-break/><text:line-break/>3 metri, la nebbia di quest’area si alza e assume la forma<text:line-break/><text:line-break/>di minacciosi minotauri armati di asce bipenni. Questi<text:line-break/>minotauri di nebbia sono effetti regionali creati da Halaster<text:line-break/><text:soft-page-break/>Blackcloak (vedi “La Tana di Halaster” a pagina 311). Ogni<text:line-break/>apparizione sferra un fendente innocuo alle creature che<text:line-break/>attraversano l’arca, poi si fonde di nuovo nella nebbia.<text:line-break/><text:line-break/>a. DISCESA Poco PIACEVOLE<text:line-break/><text:line-break/>Questo passaggio alto 3 metri scende gradualmente man<text:line-break/>mazno che si inoltra a nord. Giunti all'ultima curva, la<text:line-break/>nebbia occupa l'intero passaggio e il tratto degli ultimi<text:line-break/><text:line-break/>6 metri è pesantemente oscurato.<text:line-break/><text:line-break/>Alla fine del tunnel, sotto un tratto di pavimento cedevole,<text:line-break/>si cela una fossa profonda 9 metri dotata di spuntoni<text:line-break/>pietrosi sul fondo. Una creatura che mette piede sul<text:line-break/>pavimento cedevole cade nella fossa e subisce 10 (3d6)<text:line-break/>danni contundenti dalla caduta e 10 (3d6) danni perforanti<text:line-break/>dagli spuntoni. Una volta che il pavimento ha ceduto, la<text:line-break/>fossa rimane aperta. Un personaggio può notare il tratto di<text:line-break/>pavimento cedevole se effettua con successo una prova di<text:line-break/>Saggezza (Percezione) con CD 13, ma solo se la nebbia è<text:line-break/>stata dispersa.<text:line-break/><text:line-break/>9D. PORTALE ARCUATO PER IL LIVELLO 6<text:line-break/><text:line-break/>Un arco di pietra è incassato nella parete all’estremità<text:line-break/>nordest di questa caverna. Sulla chiave di volta, è incisa<text:line-break/>l'immagine di una mano che versa birra da una brocca.<text:line-break/>L'arco è uno dei portali magici di Halaster (vedi “Portali”" a<text:line-break/>pagina 12). A questo portale si applicano le regolé seguenti:<text:line-break/><text:line-break/>- Se altmeno mezzo litro di un qualsiasi liquido viene<text:line-break/>versato sul pavimento entro 1,5 metri dall’arco, il portale<text:line-break/>si apre per l minuto.<text:line-break/><text:line-break/>* ] personaggi devono essere di livello pari o superiore<text:line-break/>al 9° per attraversare questo portale (vedi “Jhesiyra<text:line-break/>Kestellharp” a pagina 10). La prima creatura a passare<text:line-break/>attraverso il portale innesca una runa antica (vedi “Rune<text:line-break/>Antiche” a pagina 12).<text:line-break/><text:line-break/>* Una creatura che attraversa il portale compare nell'area<text:line-break/>34a del livello 6, nello spazio libero più vicino al portale<text:line-break/>identico situato in quell’area.<text:line-break/><text:line-break/>LIVELLO 12 | IL LIVELLO DEL LABIRINTO</text:p>
      <text:p text:style-name="P1"/>
      <text:p text:style-name="P1"/>
      <text:p text:style-name="P1"/>
      <text:p text:style-name="P1">@@@ 15 @@@</text:p>
      <text:p text:style-name="P1"/>
      <text:p text:style-name="P1"/>
      <text:p text:style-name="P1"/>
      <text:p text:style-name="P1">FuNni DI RAGNATELA<text:line-break/><text:line-break/>Le sezioni del Livello del Labirinto controllate dalla Casata<text:line-break/>Freth sono difese da barriere di spesse ragnatele solide<text:line-break/>quanto funi d'acciaio. Queste ragnatele sono prodotte<text:line-break/><text:line-break/>da un costrutto, un ragno di ferro creato e controllato<text:line-break/><text:line-break/>da Drivvin Freth. Il ragno viene custodito nell'area 12b,<text:line-break/>quando non è usato per creare le ragnatele.<text:line-break/><text:line-break/><text:soft-page-break/>Le funi di ragnatela tese nelle aree dalla 10 alla 17 hanno lo<text:line-break/>scopo di tenere i minotauri e le altre creature di grossa taglia<text:line-break/>lontani dalle zone controllate dalla Casata Freth. Le funi tese<text:line-break/>e incrociate lasciano dei varchi che consentono alle creature<text:line-break/>di taglia Media o inferiore di sgusciare tra una fune e l’altra<text:line-break/>facilmente. Le creature più grosse che possono passare<text:line-break/>attraverso un foro quadrato con lato di 60 cm possono<text:line-break/>anch'esse oltrepassare questi varchi, ma tutte le altre non<text:line-break/>possono passare. | cavi risultano leggermente viscosi al<text:line-break/>tocco, ma non possono legare né bloccare le creature,<text:line-break/><text:line-break/>Ogni fune di ragnatela ha CA 19, 40 punti ferita,<text:line-break/>resistenza ai danni perforanti e immunità al veleno e ai<text:line-break/>danni psichici. Una creatura può spezzare una fune con<text:line-break/>urn'’azione, effettuando con successo una prova di Forza<text:line-break/><text:line-break/>(Atletica) con CD 30.<text:line-break/><text:line-break/>— i _<text:line-break/><text:line-break/>10. PASSAGGIO CON RAGNATELE<text:line-break/><text:line-break/>Nebbia. Il pavimento di terra di questo tunnel alto 3 metri<text:line-break/>è coperto da uno strato di nebbia alto 60 cm.<text:line-break/><text:line-break/>Funi di Ragnatela. Numerose funi di ragnatela sono tese<text:line-break/>attraverso il passaggio e le sue alcove (vedi il riquadro<text:line-break/>“Funi di Ragnatela”).<text:line-break/><text:line-break/>1]1.GRILLI E PIPISTRELLI<text:line-break/><text:line-break/>Se qualcuno porta una luce intensa in questa vasta<text:line-break/>caverna, mette in allarme i demoni di guardia nell’area 17<text:line-break/>e le guardie drow nelle aree dalla 18a alla 18d. La caverna<text:line-break/>contiene quanto segue:<text:line-break/><text:line-break/>Nebbia. I] pavimento di quest’area è coperto da uno strato<text:line-break/>di nebbia spesso 60 cm che nasconde cumuli di sterco di<text:line-break/>pipistrello (se la nebbia viene spazzata via, sullo sterco<text:line-break/>diventano visibili le impronte di drow, quaggoth e lucertole<text:line-break/>giganti. Le tracce si diramano in tutte le direzioni, ma la<text:line-break/>maggior parteé si dirige a ovest, verso la fortezza dei drow).<text:line-break/>Pipistrelli da Guardia. Centinaia di pipistrelli se ne stanno<text:line-break/>aggrappati al soffitto a cupola di quest’area, alto 9 metri.<text:line-break/>I drow usano i pipistrelli come sistema d’allarme, ben<text:line-break/>sapendo che le creature si agitano e si aspettano di nutrirsi<text:line-break/>ogni volta che qualche umanoide entra nella caverna.<text:line-break/>Funi di Ragnatela. I tunnel che conducono alle aree 12a<text:line-break/>e 12b emergono dalla nebbia e sono attraversati da<text:line-break/>numerose funi di ragnatela tese.<text:line-break/><text:line-break/>I drow liberano in quest'area dei grilli per nutrire i<text:line-break/>pipistrelli. Aspettandosi di essere sfamati, i pipistrelli<text:line-break/>iniziano a strillare e a svolazzare nella caverna quando i<text:line-break/>personaggi arrivano, mettendo in allarme le guardie drow<text:line-break/><text:line-break/>nelle aree 12a, 12be 18a.<text:line-break/><text:line-break/>]2. CAVERNE SORVEGLIATE<text:line-break/><text:line-break/>Queste caverne e i tunnel che le collegano sono sgombri<text:line-break/>dalla nebbia.<text:line-break/><text:line-break/>12A. PORTALE VERTICALE PER IL LIVELLO 14<text:line-break/><text:soft-page-break/>La Casata Freth ha piazzato delle guardie in quest'area<text:line-break/>per avvistare i pericoli che potrebbero salire dal livello 13.<text:line-break/>Alcuni tunnel che conducono a questa caverna alta 6 metri<text:line-break/>sono occlusi da funi di ragnatela. Uno di questi tunnel<text:line-break/>scende gradualmente verso l’area 11.<text:line-break/><text:line-break/>LIVELLO 12 | IL ' LIVELLO DEL LABIRINTO<text:line-break/><text:line-break/>Non Morti. Sei scheletri minotauri si ergono in mezzo alla<text:line-break/>caverna, pronti ad attaccare qualsiasi creatura che non<text:line-break/>sia un drow.<text:line-break/><text:line-break/>Drow. Quattro drow combattenti scelti si nascondono nei<text:line-break/>tunnel senza uscita situati a sud. Ogni personaggio che<text:line-break/>possieda un punteggio di Saggezza (Percezione) passiva<text:line-break/>pari o superiore a 20 avvista queste guardie.<text:line-break/><text:line-break/>Pietre Verticali. La parte nord della caverna contiene<text:line-break/>due grosse pietre verticali. Su ognuna di queste pietre è<text:line-break/>incastonato lo scheletro inanimato di un minotauro.<text:line-break/><text:line-break/>Se ha inizio una battaglia in quest’area, i drow nell’area<text:line-break/>12b usano i corni di segnalazione per dare l’allarme prima<text:line-break/>di unirsi allo scontro. I rinforzi provenienti dalle aree 12c e<text:line-break/>12d li raggiungono rapidamente.<text:line-break/><text:line-break/>Questi drow sono ben addestrati e la loro fedeltà alla Casata<text:line-break/>Freth è indiscussa. Il loro capo, Tanimar Freth, è il secondo<text:line-break/>dei tre figli di Erelal. Ha perso l’occhio destro incrociando la<text:line-break/>spada con un rivale della Casata Auvryndar e ora la sua orbita<text:line-break/>vuota e la cicatrice che la attraversa sono ben visibili a tutti.<text:line-break/>Una delle conseguenze del ferimento di Tanimar è stata la<text:line-break/>sua assegnazione a semplici mansioni di guardia. Combatte<text:line-break/>assieme al fratello minore, Xaphtal Freth. Gli altri due drow si<text:line-break/>chiamano Hexab Do'’ett e Moltar Barrek'zorn.<text:line-break/><text:line-break/>Se la battaglia volte al peggio, i drow usano i loro<text:line-break/>incantesimi oscurità per coprirsi la ritirata fino alla<text:line-break/>fortezza (area 15). Conoscono i tunnel abbastanza bene<text:line-break/>da potersi orientare anche alla cieca. Xaphtal approfitta<text:line-break/>di ogni opportunità per sbarazzarsi del fratello maggiore,<text:line-break/>purché il rischio per se stesso sia minimo. Gli altri drow<text:line-break/>non sono sorpresi da questo atto di tradimento di Xaphtal,<text:line-break/>e Tanimar meno di tutti.<text:line-break/><text:line-break/>Portale Verticale. Le pietre verticali formano uno dei<text:line-break/>portali magici di Halaster (vedi “Portali” a pagina 12). A<text:line-break/>questo portale si applicano le regole seguenti:<text:line-break/><text:line-break/>* Ogni creatura che tocca una delle pietre verticali è<text:line-break/>bersagliata da un incantesimo labirinto (CD 22 del tiro<text:line-break/>salvezza).<text:line-break/><text:line-break/>. Per aprire il portale, una creatura che è stata intrappolata<text:line-break/>nel labirinto creato dall’incantesimo deve riuscire a<text:line-break/>fuggire. Quando la creatura torna nello spazio che aveva<text:line-break/>abbandonato, il portale si apre per 1 minuto.<text:line-break/><text:line-break/>: Î personaggi devono essere di livello pari o superiore<text:line-break/>al 13° per attraversare questo portale (vedi “Jhesiyra<text:line-break/>Kestellharp” a pagina 10). La prima creatura a passare<text:line-break/>attraverso il portale innesca una runa antica (vedi “Rune<text:line-break/>Antiche” a pagina 12).<text:line-break/><text:line-break/><text:soft-page-break/>« Una creatura che attraversa il portale compare nell’area<text:line-break/>2d del livello 14, nello spazio libero più vicino al portale<text:line-break/>identico situato in quell'area.<text:line-break/><text:line-break/>Tesoro. Al mantello di Tanimar, è fissato uno scarabeo<text:line-break/>d'ossidiana su cui è inciso il simbolo della Casata Freth<text:line-break/>(25 mo). Tanimar porta con sé anche un borsello di seta di<text:line-break/>ragno che contiene due peridoti (500 mo ciascuno).<text:line-break/><text:line-break/>1]2B. RAGNO DI FERRO<text:line-break/><text:line-break/>Alcuni dei tunnel che conducono a questa caverna alta<text:line-break/>9 metri sono occlusi da funi di ragnatela. I tunnel a sud<text:line-break/>scendono gradualmente verso le aree 11 e 18.<text:line-break/><text:line-break/>Guardie. Quattro maschi drow sorvegliano quest’area.<text:line-break/>Ragno di Ferro. Un gigantesco ragno di ferro attende<text:line-break/>immobile al centro della caverna.<text:line-break/><text:line-break/>Tutti i drow (chiamati Freb, Rylzzt, Urlimar e Vanalfein)<text:line-break/>portano dei corni di segnalazione e suonano un allarme<text:line-break/>che può essere udito in tutte le aree dalla 10 alla 19. Danno<text:line-break/>l’allarme al primo segno della presenza di intrusi, facendo<text:line-break/>giungere rinforzi dalle aree 12a, I12c e 12d.</text:p>
      <text:p text:style-name="P1"/>
      <text:p text:style-name="P1"/>
      <text:p text:style-name="P1"/>
      <text:p text:style-name="P1">@@@ 16 @@@</text:p>
      <text:p text:style-name="P1"/>
      <text:p text:style-name="P1"/>
      <text:p text:style-name="P1"/>
      <text:p text:style-name="P1">Îl ragno di ferro è un costrutto Grande senza allineamento<text:line-break/>alto 2,1 metri. Ha CA 19, $0 punti ferita e immunità ai<text:line-break/>danni psichici e da veleno. I suoi punteggi di caratteristica<text:line-break/>sono i seguenti: Forza 18, Destrezza 10, Costituzione 10,<text:line-break/>Intelligenza 3, Saggezza 3 e Carisma 1. Ha una velocità base<text:line-break/>sul terreno e una velocità di scalare pari àa 9 metri. Il ragno<text:line-break/>di ferro può scalare le superfici difficili, inclusi i soffitti, lungo<text:line-break/>i quali si muove a testa in giù, senza effettuare una prova<text:line-break/>di caratteristica. È dotato di vista cieca entro un raggio di<text:line-break/>15 metri ed è cieco oltre quel raggio.<text:line-break/><text:line-break/>Con un'azione, il ragno di ferro può scagliare una fune<text:line-break/>di ragnatela spessa 15 cm e lunga fino a 15 metri, facendo<text:line-break/>aderire l'’estremità più lontana della fune a una superficie<text:line-break/>solida che si trovi entro 15 metri da lui. Come azione bonus,<text:line-break/>può staccare da se stesso l'altra estremità della fune e farla<text:line-break/>aderire a una superficie solida che si trovi entro 3 metri da lui.<text:line-break/>Una volta creati 60 metri di fune di ragnatela, il ragno non può<text:line-break/>più produrre altre funi fino all’alba successiva, Il ragno di ferro<text:line-break/>esiste al solo scopo di produrre funi di ragnatela. Non effettua<text:line-break/>attacchi e non ha alcun istinto di autoconservazione.<text:line-break/><text:line-break/>Come uno scaladar (vedi l’appendice A), il ragno di<text:line-break/>ferro è abbinato a un anello di controllo (in possesso di<text:line-break/>Drivvin Freth) e obbedisce ai comandi di chiunque indossi<text:line-break/>il suo anello di controllo. Îl ragno diventa incapacitato se<text:line-break/>si trova nell’area di un incantesimo campo anti-inagia. Se<text:line-break/>bersagliato da un incantesimo dissolvi magie, il ragno deve<text:line-break/>superare uan tiro salvezza su Costituzione contro la CD del<text:line-break/>tiro salvezza di quell'incantesimo, altrimenti cadrà privo di<text:line-break/>sensi per 1 minuto.<text:line-break/><text:line-break/>12C. QUAGGOTH<text:line-break/><text:soft-page-break/><text:line-break/>Questa caverna alta 9 metri e i tunnel che conducono ad<text:line-break/>essa sono occlusi da funi di ragnatela (vedi il riquadro<text:line-break/>“Funi di Ragnatela”). Nove quaggoth strisciano tra le funi,<text:line-break/>nel tentativo di nascondersi da ogni creatura che entri<text:line-break/>nell’area. 1 quaggoth balzano a terra o strisciano lungo le<text:line-break/>pareti per attaccare gli intrusi che non riconoscono.<text:line-break/><text:line-break/>12D. RECINTO DELLE LUCERTOLE GIGANTI<text:line-break/><text:line-break/>Mostri. Dieci docili lucertole giganti sono legate per le<text:line-break/>briglie a spuntoni di ferro piantati sul pavimento della<text:line-break/>caverna. Cinque drow, una femmina e quattro maschi,<text:line-break/>sorvegliano le lucertole.<text:line-break/><text:line-break/>Funghi. Le pareti alté 6 metri di questa caverna sono<text:line-break/>ricoperte di bucciaruvida (vedi “Funghi” a pagina 59), che<text:line-break/>i drow usano per sfamare le lucertole giganti.<text:line-break/><text:line-break/>Îl capo di questo gruppo è una femmina drow di nome<text:line-break/>Talabsyn Freth, la più giovane delle sette figlie di Erelal.<text:line-break/><text:line-break/>I subordinati sono dei maschi infedeli di nome Beleth,<text:line-break/>Cazimir, Ryldgar e Zakth. Al primo cenno di guai, Talabsyn<text:line-break/>scioglie le briglie della lucertola gigante più vicina é la usa<text:line-break/>per fuggire verso la fortezza della sua famiglia, seguendo<text:line-break/><text:line-break/>i]l percorso più sicuro mentre i maschi coprono la sua fuga.<text:line-break/>Se le vie di fuga le sono precluse, Talabsyn si arrende e<text:line-break/>ordina ai maschi di fare altrettanto, nella speranza che<text:line-break/><text:line-break/>i personaggi siano intenzionati a chiedere un riscatto. È<text:line-break/>disposta a tradire i maschi drow in un batter d’occhio per<text:line-break/>salvarsi, e lo stesso vale per i maschi nei suoi confronti.<text:line-break/><text:line-break/>I drow esploratori usano le lucertole giganti come<text:line-break/>cavalcature. Ognuna è dotata di sella, redini, staffe e<text:line-break/>bisacce contenenti 30 giorni di razioni (muschio e funghi<text:line-break/>secchi). Le lucertole giganti possiedono il tratto Movimenti<text:line-break/>del Ragno (vedi il riquadro “Variante: Tratti delle Lucertole<text:line-break/>Giganti” nell’appendice A del Monster Manual), che<text:line-break/>consente loro di scalare le pareti per oltrepassare le funi di<text:line-break/>ragnatela e uscire da quest’area.<text:line-break/><text:line-break/>Tesoro. Al mantello di Talabsyn, è fissato uno scarabeo di<text:line-break/>ossidiana su cui è inciso il simbolo della Casata Freth (25 mo).<text:line-break/><text:line-break/>13. ROTONDA<text:line-break/><text:line-break/>Un verme scavatore (un costrutto di metallo di dimensioni e<text:line-break/>forma simili a un verme purpureo) ha scavato questa camera<text:line-break/>a forma di ciambella come parte del passaggio che conduce<text:line-break/>al livello 13. Quando i personaggi scenderanno al livello 13,<text:line-break/>incontreranno il verme (vedi “Verme Scavatore” a pagina 171).<text:line-break/>Una volta ogni ora, il verme scavatore si fa strada fin<text:line-break/>quasstù dal tunnel del livello 13 e percorre quest’area in<text:line-break/>senso orario, prima di tornare di sotto. Îl verme non riempie<text:line-break/>l'intero tunnel, quindi le creature più piccole possono tentare<text:line-break/>di sgusciare oltre di esso. Quando il verme entra nello spazio<text:line-break/>di una creatura più piccola per la prima volta in un turno,<text:line-break/>quella creatura deve eftfettuare un tiro salvezza su Destrezza:<text:line-break/>se lo supera, la creatura evita di rimanere stritolata tra il<text:line-break/>verme e la parete del tunnel; mentre se lo fallisce, la creatura<text:line-break/>subisce 22 (4d10) danni contundenti.<text:line-break/><text:soft-page-break/><text:line-break/>14. VICOLO C1Eco?<text:line-break/><text:line-break/>(uesta caverna alta 4,5 metri si estende al di sotto dell’area<text:line-break/>15 e ha i tratti seguenti:<text:line-break/><text:line-break/>Funi di Ragnatela. Varie funi di ragnatela sono tese<text:line-break/>attraverso il tunnel che conduce in quest'area.<text:line-break/>Formazione Rocciosa. Una formazione rocciosa altra<text:line-break/>3 metri e larga altrettanto ha la forma di un’enorme mano<text:line-break/>artigliata e si protende dal pavimento dell’estremità<text:line-break/>ovest della caverna (nel soffitto direttamente al di sopra<text:line-break/>dell’artiglio, è nascosta una porta segreta).<text:line-break/><text:line-break/>L’artiglio è una formazione rocciosa naturale e non porta<text:line-break/>segni che suggeriscano una lavorazione di alcun tipo.<text:line-break/>Le creature possono facilmente arrampicarsi sulla sua<text:line-break/>sommità. A terra accanto all’artiglio, giace in piena vista<text:line-break/>una tozza chiave di ferro, la cui testa è modellata a forma<text:line-break/>di naso sporgente. Questa chiave apre le porte di ferro del<text:line-break/>palazzo di Zox Clammersham (vedi l’area 7 sul livello 13).<text:line-break/><text:line-break/>La porta segreta sul soffitto può essere raggiunta da<text:line-break/>chiunque si trovi in cima alla formazione rocciosa. La porta<text:line-break/>è una lastra di pietra quadrata con lato di 2,4 metri e spessa<text:line-break/>20 cm che ruota su un asse centrale. Per aprirla spingendola o<text:line-break/>tirandola dal basso, è necessario effettuare con successo una<text:line-break/>prova di Forza (Atletica) con CD 20. La porta segreta rimane<text:line-break/>aperta finché non viene di nuovo chiusa manualmente.<text:line-break/><text:line-break/>]5. GRILLI<text:line-break/><text:line-break/>Quando i personaggi si avvicinano a questa caverna alta 6<text:line-break/>metri, sentono l'incessante frinire di una miriade di grilli.<text:line-break/>Quest'area presenta i seguenti elementi:<text:line-break/><text:line-break/>Funi di Ragnatela. Entrambi i tunnel che conducono alla<text:line-break/>caverna sono occlusi da funi di ragnatela tese.<text:line-break/><text:line-break/>Casse. Per tutta la caverna, sono sparse dieci grosse casse<text:line-break/>di legno di zurkh. Le casse sono aperte, ma coperte con<text:line-break/>un telo a rete.<text:line-break/><text:line-break/>Porta Segreta. Una porta segreta è nascosta sul pavimento.<text:line-break/><text:line-break/>Ogni cassa contiene centinaia di innocui grilli di caverna<text:line-break/>che friniscono in continuazione. Si nutrono di uno strato di<text:line-break/>sterco di pipistrello brulicante di vermi, profondo 30 cm e<text:line-break/>sparso sul fondo delle casse. I drow usano i grilli di caverna<text:line-break/>per nutrire i pipistrelli dell’area 11.<text:line-break/><text:line-break/>La porta segreta sul pavimento è una lastra di pietra<text:line-break/>quadrata con lato di 2,4 metri e spessa 30 em che ruota<text:line-break/>su un asseé centrale. Per aprirla, è necessario effettuare<text:line-break/>con successo tuna prova di Forza (Atletica) ton CD 15.<text:line-break/>Applicando 75 kg di peso su un qualsiasi lato, la porta si<text:line-break/>spalanca. Se una creatura apre accidentalmente la porta<text:line-break/>camminandoci sopra, può evitare di cadere superando un<text:line-break/>tiro salvezza su Destrezza con CD 15. Se una creatura cade<text:line-break/><text:line-break/>LIVELLO 12 | IL LIVELLO DEL LABIRINTO</text:p>
      <text:p text:style-name="P1"/>
      <text:p text:style-name="P1"/>
      <text:p text:style-name="P1"/>
      <text:p text:style-name="P1"><text:soft-page-break/>@@@ 17 @@@</text:p>
      <text:p text:style-name="P1"/>
      <text:p text:style-name="P1"/>
      <text:p text:style-name="P1"/>
      <text:p text:style-name="P1">attraverso la porta aperta, precipita per 3 metri e atterra<text:line-break/>sulla formazione rocciosa a forma di artiglio dell’area 14,<text:line-break/>subendo 3 (1d6}) danni contundenti.<text:line-break/><text:line-break/>16. CAVERNA CON RAGNATELE<text:line-break/><text:line-break/>Questa caverna alta 3 metri è piena di funi di ragnatela tese.<text:line-break/>Nell’alcova più a nord, impossibile da vedere dalle entrate<text:line-break/>della caverna, giace un quaggoth putrefatto che è stato<text:line-break/>soffocato a morte dalle spore velenose di un demone vrock<text:line-break/>(vedi l'area 17). Il quaggoth senza vita è privo di tesori.<text:line-break/><text:line-break/>17. CORNICE DEI DEMONI<text:line-break/><text:line-break/>Due rampe salgono fino a una cornice alta 12 metri che<text:line-break/>corre lungo buona parte delle pareti di un'immensa caverna<text:line-break/>oscura. La cornice compone un perimetro quasi completo<text:line-break/>attorno alla fortezza dei drow. Non ci sono varchi nella<text:line-break/>pietra nei punti in cui le pareti della cornice incontrano le<text:line-break/>mura della fortezza.<text:line-break/><text:line-break/>Cinque vrock sono appollaiati sulla cornice, presso<text:line-break/>ognuna delle aree dalla 17a alla 17e. Questi demoni sono<text:line-break/>stati evocati da Drivvin Freth e obbediscono solo ai suoi<text:line-break/>ordini. I vrock usano la scurovisione per scandagliare la<text:line-break/>caverna in cerca di intrusi.<text:line-break/><text:line-break/>Quando un vrock vede qualcosa di sospetto, emette un<text:line-break/>forte stridio che viene udito in tutte le aree dalla 10 alla 19,<text:line-break/>mettendo in allarme tutte le creature in quei luoghi. Non<text:line-break/>appena ha inizio una battaglia, i demoni si uniscono con<text:line-break/>fervore allo scontro.<text:line-break/><text:line-break/>17A. POSTAZIONE NORDEST<text:line-break/><text:line-break/>Îl vrock appollaiato in quest'area concentra la sua<text:line-break/>attenzione sulla rampa che sale finò a quest'area.<text:line-break/><text:line-break/>17B. POSTAZIONE NORD<text:line-break/><text:line-break/>Oltre a sorvegliare questa sezione della cornice, il vrock<text:line-break/>in quest'area vigila in caso di problemi nel giardino di<text:line-break/>muschio a est dell’area 18i e cerca di sentire la presenza di<text:line-break/>eventuali intrusi nelle aree 15 e 16. Le funi di ragnatela nei<text:line-break/>tunnel che conducono a quelle aree impediscono al vrock<text:line-break/>di esplorarle.<text:line-break/><text:line-break/>17G. POSTAZIONE NORDOVEST<text:line-break/><text:line-break/>Îl vrock appollaiato in quest’area sta rosicchiando un<text:line-break/>troglodita defunto. Si è costruito un nido usando le ossa dei<text:line-break/>trogloditi bambini ghermiti dai giardini di funghi 9 metri<text:line-break/>più in basso (area 18i).<text:line-break/><text:line-break/>17D. POSTAZIONE SUD<text:line-break/><text:line-break/>Il vrock appollaiato in quest’area sorveglia l'ingresso<text:line-break/>delle caverne dei minotauri a sud. La caverna principale<text:line-break/>è occlusa da funi di ragnatela tese e i tunnel oltre di essa<text:line-break/><text:line-break/><text:soft-page-break/>scendono fino all’area 7b. Il vrock è troppo grosso per<text:line-break/>passare attraverso i cavi.<text:line-break/><text:line-break/>17E. POSTAZIONE SUDEST<text:line-break/><text:line-break/>Îl vrock appollaiato in quest'area tiene gli occhi aperti in caso<text:line-break/>di intrusi che si dirigano a ovest dall’area 11. Contro la parete<text:line-break/>di fondo di una piccola caverna alle sue spalle, giacciono i<text:line-break/>resti scheletrici di un ettin ucciso da un gruppo di avventurieri<text:line-break/>prima che la fortezza drow fosse costruita. Sei teschi di gnomi<text:line-break/>pendono dal perizoma dello scheletro dell’ettin.<text:line-break/><text:line-break/>18. FORTEZZA DRrRow<text:line-break/><text:line-break/>La Casata Freth ha eretto questa oscura fortezza all'interno<text:line-break/>di una caverna alta 30 metri dal soffitto puntellato di<text:line-break/><text:line-break/>stalattiti. Fuori dalle mura della fortezza, il pavimento della<text:line-break/>caverna è celato da uno strato di nebbia alto 60 cm. Entro le<text:line-break/><text:line-break/>LIVELLO 12 | IL LIVELLO DEL LABITIRINTO<text:line-break/><text:line-break/>mura e attorno alla Rocca del Ragno Guardiano, il grande<text:line-break/>edificio al centro della fortezza (area 19), la nebbia è assente.<text:line-break/>Non ci sono fonti di luce all'internio o intorno alla fortezza.<text:line-break/>Chiunque si avvicini portando una luce attira l’attenzione dei<text:line-break/>drow sulle torri di guardia e dei vrock nell'’area 17.<text:line-break/>L'estremità nord del terreno della fortezza è usata dai<text:line-break/>drow per coltivare il cibo sfruttando la forza lavoro dei<text:line-break/>prigionieri e dei servitori. L'area spaziosa a sudest della<text:line-break/>rocca è usata per le esercitazioni militari, l'addestramento<text:line-break/>nell'uso delle armi e le adunate prima delle spedizioni.<text:line-break/><text:line-break/>18A. TORRE DELLA PORTA<text:line-break/><text:line-break/>Questa torre funge da ingresso principale della fortezza ed<text:line-break/>è presidiata da un drow mago (per le statistiche consultare<text:line-break/>il Monster Manua/l) di nome Llaxdorl Freth (il cugino di<text:line-break/>Erelal) sul tetto e da otto maschi drow all'interno.<text:line-break/><text:line-break/>] personaggi condotti alla fortezza come prigionieri<text:line-break/>vengono spogliati delle loro armi e dei loro strumenti da<text:line-break/>incantatori quando varcano la porta della torre. Vengono<text:line-break/>poi trattenuti nel cortile finché Rilna Freth (vedi l’area<text:line-break/>19c) non decide cosa fare di loro. I prigionieri che sono<text:line-break/>palesemente privi di ogni valore vengono inviati nei recinti<text:line-break/>degli schiavi (aree 18g e 15h). Tutti gli altri vengono<text:line-break/>portati al cospetto di Erelal Freth nell’area 19k per essere<text:line-break/>interrogati più a fondo.<text:line-break/><text:line-break/>Tesoro. Liaxdorl porta con sé un libro degli incantesimi<text:line-break/>rilegato in chitina di ragno che contiene tutti gli incantesimi<text:line-break/>da lui preparati, più movimenti del ragno, spruzzo colorato<text:line-break/>e velocità. Alla sua tunica, sono attaccati uno scarabeo<text:line-break/>d'ossidiana su cui è inciso il simbolo della Casata Freth<text:line-break/>{25 mo) e un borsello in sete di ragno che contiene due<text:line-break/>spinelli blu (500 mo ciascuno).<text:line-break/><text:line-break/>18B. TORRE NORDEST<text:line-break/><text:line-break/>Questa torre è presidiata da un drow mago (per le<text:line-break/>statistiche consultare il Monster Manual) di nome Ulvir<text:line-break/>Barrek'zorn situato sul tetto e da otto maschi drow<text:line-break/>all’interno, Oltre a difendere la torre, questi drow hanno il<text:line-break/><text:soft-page-break/>compito di sedare i disordini nel vicino recinto degli schiavi<text:line-break/>(area 18g).<text:line-break/><text:line-break/>Tesoro. Ulvir porta con sé un libro degli incantesimi<text:line-break/>rilegato in cuoio nero e decorato con una filigrana argentata<text:line-break/>a forma di ragnatela. Contiene tutti gli incantesimi da<text:line-break/>lui preparati, più arma magica, forma gassosa e risata<text:line-break/>incontenibile di Tasha.<text:line-break/><text:line-break/>18C. TORRE NORDOVEST<text:line-break/><text:line-break/>Questa torre è presidiata da un drow mago (per le<text:line-break/>statistiche consultare il Monster Manual) di nome<text:line-break/>Vrebbeth Imphiz'zal situato sul tetto e da otto maschi drow<text:line-break/>all’interno. Oltre a difendere la torre, questi drow hanno il<text:line-break/>compito di sedare gli eventuali disordini nel vicino recinto<text:line-break/>degli schiavi (area 18h) e nei giardini (area 18i).<text:line-break/><text:line-break/>Tesoro. Vrebbeth porta con sé un libro degli incantesimi<text:line-break/>rilegato in carne di grimlock cucita che contiene tutti gli<text:line-break/>incantesimi da lui preparati, più folata di vento, serratura<text:line-break/>arcana e sonno. Porta legata alla sua tunica una custodia<text:line-break/>d'osso che contiene una pergarmnena magica di telecinesi.<text:line-break/><text:line-break/>18D. TORRE SUD<text:line-break/>Questa torre è presidiata da un drow mago (per le<text:line-break/>statistiche consultare il Monster Manual) di nome Yrrlcheb<text:line-break/>Beltorzza situato sul tetto e da otto maschi drow all’interno.<text:line-break/>Tesoro. Yrricheb porta con sé un libro degli incantesimi<text:line-break/>rilegato in soffice pelle di fumph che contiene tutti gli<text:line-break/>incantesimi da lui preparati, più immagine speculare,<text:line-break/>jinviare e saltare. Porta legato alla sua tunica un borsello di<text:line-break/>seta di ragno che contiene 31 mp.</text:p>
      <text:p text:style-name="P1"/>
      <text:p text:style-name="P1"/>
      <text:p text:style-name="P1"/>
      <text:p text:style-name="P1">@@@ 18 @@@</text:p>
      <text:p text:style-name="P1"/>
      <text:p text:style-name="P1"/>
      <text:p text:style-name="P1"/>
      <text:p text:style-name="P1">18E. DORMITORI SUD<text:line-break/><text:line-break/>Questa struttura dalle pareti curve è alta 6 metri ed è dotata<text:line-break/>di una porta di pietra priva di serratura. L'edificio ospita<text:line-break/>dieci maschi drow fuori servizio che trascorrono le loro ore<text:line-break/>libere in vario modo: affilando e ricoprendo di veleno le loro<text:line-break/>armi, mangiando o meditando seduti su panchine di pietra<text:line-break/>curve disposte a intervalli lungo le pareti.<text:line-break/><text:line-break/>168F. DORMITORI NORD<text:line-break/>Questo edificio e i suoi occupanti sono identici all'area 18e.<text:line-break/><text:line-break/>18G. RECINTO DEGLI SCHIAVI NEL GIARDINO<text:line-break/>L'orrendo fetore dei trogloditi risulta evidente a qualsiasi<text:line-break/>personaggio che si avvicini a questo recinto quadrato del<text:line-break/>lato di 12 metri, delimitato da mura di pietra liscia alte<text:line-break/>6 metri, dotato di un cancello di sbarre di ferro e coperto<text:line-break/>da un tetto di ragnatele viscose spesso 1,5 metri su cui<text:line-break/>sj aggirano cinque ragni giganti. Îl recinto attualmente<text:line-break/>contiene cinque trogloditi adulti e quattro trogloditi<text:line-break/>bambini (non combattenti Piccoli), nonché un minotauro<text:line-break/>incatenato a terra. Le corna del minotauro sono state<text:line-break/>segate e la prolungata esposizione al fetore dei trogloditi ha<text:line-break/>reso il minotauro immune ai suoi effetti.<text:line-break/><text:soft-page-break/><text:line-break/>Î ragni attaccano chiunque cerchi di farsi strada tra le<text:line-break/>ragnatele o di liberare gli schiavi rinchiusi nel recinto.<text:line-break/><text:line-break/>Ogni creatura che entra nelle ragnatele o inizia il proprio<text:line-break/>turno tra di esse è trattenuta. Una creatura trattenuta può<text:line-break/>usare la sua azione per tentare di liberarsi dalle ragnatele,<text:line-break/>effettuando con successo una prova di Forza (Atletica) o<text:line-break/>Destrezza (Acrobazia) con CD 12. Ogni sezione di ragnatele<text:line-break/>quadrata con lato di 3 metri ha CA 10, 10 punti ferita,<text:line-break/>vulnerabilità al fuoco e immunità ai danni contundenti,<text:line-break/>perforanti e psichici.<text:line-break/><text:line-break/>La solida porta di ferro del recinto è tenuta chiusa da un<text:line-break/>incantesimo serratura arcana che soltanto i drow (inclusi<text:line-break/>i personaggi drow) possono ignorare. Per aprirla a viva<text:line-break/>forza, è necessario effettuare con successo una prova di<text:line-break/>Forza (Atletica) con CD 25.<text:line-break/><text:line-break/>Prigionieri. I drow usano i trogloditi per coltivare i<text:line-break/>loro giardini (area 18i). Il minotauro è troppo violento per<text:line-break/>essere schiavizzato, quindi i drow lo tengono a digiuno<text:line-break/>finché non capitolerà o finché non si indebolirà al punto<text:line-break/>di farsi uccidere e divorare dai trogloditi. Il minotauro è<text:line-break/>legato, ma può colpire i nemici a testate invece di effettuare<text:line-break/>attacchi da incornata, infliggendo 11 (2d6 + 4) danni<text:line-break/>contundenti se colpisce. Per spezzare le sue solide catene,<text:line-break/>è necessario effettuare con successo una prova di Forza<text:line-break/>(Atletica) con CD 30 oppure è possibile attaccarle. Le<text:line-break/>catene hanno CA 19, 30 punti ferita, resistenza al fuoco e ai<text:line-break/>danni perforanti e immunità ai danni psichici e da veleno.<text:line-break/><text:line-break/>18H. RECINTO DEI GOBLIN SCHIAVI<text:line-break/><text:line-break/>Questo recinto ha gli stessi tratti dell'area 18g, con la<text:line-break/>differenza che il fetore dei trogloditi qui è assente e non<text:line-break/>c'è alcun ragno gigante sul tetto di ragnatele. Il recinto<text:line-break/>contiene quanto segue:<text:line-break/><text:line-break/>Goblin. Dodici goblin armati, ma dall'aspetto stanco,<text:line-break/>passano il tempo rosicchiando qualche osso o riposando<text:line-break/>sui loro pagliericci.<text:line-break/><text:line-break/>Rifiuti. Il recinto è disseminato di teschi è ossa di gnomi<text:line-break/>delle profondità e goblin, nonché di quei drow che hanno<text:line-break/>suscitato la collera di Erelal Freth.<text:line-break/><text:line-break/>Î drow usano questi goblin schiavi come manovali.<text:line-break/>Ogni goblin ha subito due livelli di indebolimento. I goblin<text:line-break/>tremano e supplicano di avere salva la vita al minimo<text:line-break/>rischio di essere feriti. Nonostante il loro aspetto patetico,<text:line-break/>non sono degni di fiducia e sono pronti a tutto pur di<text:line-break/>sopravvivere, perfino a tradire e sbranare i loro liberatori.<text:line-break/><text:line-break/>e | i<text:line-break/>DIFESE DELLA FORTEZZA<text:line-break/><text:line-break/>Le mura esterne alte 9 metri e le torri alte 12 metri disposte a<text:line-break/>intervalli regolari lungo le mura sono fatte di pietra nera liscia.<text:line-break/>La cima delle mura è affusolata e sormontata da spuntoni di<text:line-break/>pietra alti 1,5 metri e disposti a intervalli di 3 metri. Tra uno<text:line-break/>spuntone e l’altro, è tesa una cortina di ragnatela simile a una<text:line-break/>barriera di filo spinato, per ostacolare le creature che tentano di<text:line-break/>scavalcare le mura. Per gli effetti delle ragnatele, vedi “Pericoli<text:line-break/><text:soft-page-break/>del Dungeon” nel capitolo 5 della Dungeon Master's Guide. Ogni<text:line-break/>torre è dotata di un tetto piatto delimitato da spalti merlati.<text:line-break/><text:line-break/>Se qualcuno dà l’allarme, gli occupanti della fortezza si<text:line-break/>mobilitano rapidamente. Venti drow escono dai dormitori<text:line-break/>delle aree 18e e 18f e si uniscono a Rilna Freth (che<text:line-break/>esce dall’area 19c) e a quattro drow combattenti scelti<text:line-break/>(dall’area 19a). Questi drow assumono posizioni difensive<text:line-break/>all'interno del cortile, disperdendosi per vanificare l'effetto<text:line-break/>degli attacchi ad area. Contro avversari particolarmente<text:line-break/>forti, Rilna libera i prigionieri nelle aree 18g e 12h,<text:line-break/>costringendoli a combattere per la Casata Freth. Tuttavia,<text:line-break/>nel momento in cui il combattimento si mette male per i<text:line-break/>drow, i prigionieri si rivoltano contro i loro carcerieri.<text:line-break/><text:line-break/>In aggiunta ai drow nel cotrtile, gli invasori dovranno<text:line-break/>vedersela con i drow nelle torri di guardia, che possono<text:line-break/>bersagliare sia le creature all'interno del cortile che quelle<text:line-break/>all’esterno. Ognuna delle torri di guardia (le aree dalla 18a<text:line-break/>alla 18d) è attrezzata soltanto dell’essenziale ed è priva di<text:line-break/>mobili. Una torre ha i tratti e le difese seguenti:<text:line-break/><text:line-break/>- Le porte di pietra della torre sono rinforzate e sbarrate<text:line-break/>dall’interno, È necessario usare delle macchine d'assedio<text:line-break/>per abbatterle.<text:line-break/><text:line-break/>* Le feritoie al pianterreno e al primo piano forniscono<text:line-break/>tre quarti di copertura a chi si trova dietro di esse. |<text:line-break/>merli sul tetto forniscono copertura variabile, in base<text:line-break/>all’angolazione dell’attacco.<text:line-break/><text:line-break/>- | vari piani della torre sono collegati da scale a pioli<text:line-break/>di ferro e botole; la botola sul tetto può essere chiusa<text:line-break/>dall’interno con una sbarra. Per sfondare una botola<text:line-break/>chiusa in questo modo, è necessario effettuare con<text:line-break/>successo una prova di Forza (Atletica) con CD 27.<text:line-break/><text:line-break/>* Ogni torre ospita otto maschi drow (quattro al pianterreno e<text:line-break/>quattro al primo piano) che usano le loro balestre leggere per<text:line-break/>tirare attraverso le feritoie. Questo attacco è simile all’attacco<text:line-break/>con balestra a mano dei drow, con la differenza che ha una<text:line-break/>gittata di 24/96 metri e infligge 6 (1d8 + 2) danni perforanti,<text:line-break/><text:line-break/>* Un drow mago {per le statistiche consultare il Monster<text:line-break/>Manual) monta la guardia sul tetto.<text:line-break/><text:line-break/>Se i personaggi sono accompagnati da una scorta della<text:line-break/>Casata Freth o indossano dei travestimenti drow ben<text:line-break/>congegnati, possono avvicinarsi alla fortezza apertamente. Il<text:line-break/>mago in cima alla torre della porta (area 18a) esige di sapere<text:line-break/>chi sono e perché sono venuti, e concede l'accesso solo se<text:line-break/>le risposte che ottiene non destano alcun sospetto, Mentre i<text:line-break/>visitatori si fanno strada all'interno della torre, il drow mago<text:line-break/>evoca un quasit e gli ordina di informare Rilna Freth dei nuovi<text:line-break/>arrivi. I quasit assume forma di pipistrello e vola fino all'area<text:line-break/>19c per riferire la notizia. Rilna decide come accogliere i<text:line-break/>visitatori e conduce quelli che desiderano ottenere un'udienza<text:line-break/>presso sua sorella Erelal all'area 19k.<text:line-break/><text:line-break/>_ L<text:line-break/><text:line-break/>181. GIARDINI<text:line-break/><text:line-break/>Su questi campi di terriccio, cresce buona parte del cibo<text:line-break/><text:soft-page-break/>destinato alle forze della Casata Freth a Sottomonte.<text:line-break/><text:line-break/>Nel giardino est, viene coltivata una qualità di muschio<text:line-break/>commestibile, mentre negli altri due crescono file<text:line-break/>ordinate di funghibarile e cappelli azzurri (vedi “Funghi” a<text:line-break/>pagina 59).<text:line-break/><text:line-break/>LIVELLO: IZ | IL LIVELLO DEL LABTRINTO</text:p>
      <text:p text:style-name="P1"/>
      <text:p text:style-name="P1"/>
      <text:p text:style-name="P1"/>
      <text:p text:style-name="P1">@@@ 19 @@@</text:p>
      <text:p text:style-name="P1"/>
      <text:p text:style-name="P1"/>
      <text:p text:style-name="P1"/>
      <text:p text:style-name="P1">168<text:line-break/><text:line-break/>Ogni giardino è curato da due trogloditi adulti e tre<text:line-break/>trogloditi bambini (non combattenti Piccoli) che lavorano<text:line-break/>satto lo sguardo vigile di un maschio drow supervisore. I<text:line-break/>vrock nelle aree 17b e 17c planano e attaccano qualsiasi<text:line-break/>schiavo che si rifiuti di lavorare o qualsiasi creatura che<text:line-break/>minacci il supervisore.<text:line-break/><text:line-break/>19. ROCCA DEL RAGNO GUARDIANO<text:line-break/><text:line-break/>Questo edificio senza finestre è stato fabbricato in pietra<text:line-break/>nera liscia, fusa assieme e percorsa da venature argentate.<text:line-break/>La sua forma è simile a quella di un ragno rannicchiato a<text:line-break/>terra. È da qui che Erelal Freth dirige tutte le attività della<text:line-break/>Casata Freth a Sottomonte, coaditvata da suo fratello<text:line-break/>Drivvin come consigliere.<text:line-break/><text:line-break/>L’ovale centrale della rocca (le aree dalla 19e alla 19k)<text:line-break/>ha mura alte 4,5 metri e un tetto a cupola alto 9 metri.<text:line-break/><text:line-break/>Le strutture esterne annesse (le aree dalla 19a alla 19d)<text:line-break/>hanno mura alte 3 metri e tetti a cupola alti 6 metri.<text:line-break/><text:line-break/>Tutte le porte esterne sono chiuse tramite incantesimi<text:line-break/>serratura arcana, che soltanto i drow dotati di uno<text:line-break/>scarabeo d'’ossidiana con il simbolo della Casata Freth<text:line-break/>possono ignorare. Per aprire a viva forza una porta del<text:line-break/>genere, è necessario effettuare con successo una prova di<text:line-break/>Forza (Atletica) con CD 25, Le porte interne sono prive di<text:line-break/>se&amp;rrature.<text:line-break/><text:line-break/>Quando all’esterno suona un allarme, gli occupanti della<text:line-break/>raocca si preparano alla battaglia ma mantengono le loro<text:line-break/>posizioni. Non possono essere sorpresi e qualsiasi prova<text:line-break/>di caratteristica effettuata per convincere gli occupanti<text:line-break/>che gli intrusi nort Sono una minaccia subisce svantaggio.<text:line-break/>Questo stato di preallarme permane finché Rilna Freth non<text:line-break/>comunica agli occupanti della fortezza che è tutto a posto.<text:line-break/><text:line-break/>]9A. DORMITORI DELLE COMBATTENTI SCELTE<text:line-break/>Quattro drow combattenti scelte fuori servizio sono<text:line-break/>stanziate in quest'area: Ilanlue e Sabatrin Freth (la terza<text:line-break/>e la quinta delle sette figlie di Erelal), Iymn Vrindolin<text:line-break/>e Mircolar Do'ett. Passano le ore libere ad affilare e<text:line-break/>avvelenare le loro armi, a mangiare e ad allenarsi 0 a<text:line-break/>mediare sulle panche di pietra curve disposte lungo<text:line-break/>le pareti.<text:line-break/><text:line-break/><text:soft-page-break/>Tesoro. Ogni combattente indossa uno scarabeo<text:line-break/>d'ossidiana su cui è inciso il simbolo della Casata<text:line-break/>Freth (25 mo).<text:line-break/><text:line-break/>19p. MAGAZZINI<text:line-break/><text:line-break/>Sulla porta di pietra di questa struttura curva, è stato<text:line-break/>lanciato un incantesimo serratura arcana che soltanto i<text:line-break/>drow che indossano gli scarabei d'ossidiana con if simbolo<text:line-break/>della Casata Freth possono ignorare. Questa camera<text:line-break/>contiene numerose mensole di pietra cariche di provviste<text:line-break/>destinate alle guardie della roccaforte: duecento pacchetti<text:line-break/>di seta di ragno, ognuno dei quali contiene 10 giorni di<text:line-break/>razioni (muschio e funghi secchi) e cento otri pieni d'acqua.<text:line-break/><text:line-break/>]YC. ALLOGGIO DELLA CASTELLANA<text:line-break/><text:line-break/>Sulla porta di pietra di questa struttura curva, è stato<text:line-break/>lanciato un incantesimo serratura arcana che soltanto i<text:line-break/>drow che indossano gli scarabei d’ossidiana con il simbolo<text:line-break/>della Casata Freth possono ignorare. Questo alloggio ben<text:line-break/>curato appartiene alla castellana della fortezza, Rilna<text:line-break/>Freth, una drow combattente scelta con 110 punti ferita,<text:line-break/>sorella minore di Erelal Freth. Quest'areca presenta i<text:line-break/>seguenti elementi:<text:line-break/><text:line-break/>Buco. Un buco del diametro di 60 em si apre sul tetto,<text:line-break/>a 6 metri di altezza dal pavimento, e consente ai<text:line-break/>quasit in forma di pipistrello di consegnare j messaggi<text:line-break/><text:line-break/>LIVELLO 12 | IL LIVELLO DEL LABIRINTO<text:line-break/><text:line-break/>inviati dalla torre della porta (area 18a) e destinati a<text:line-break/>Rilna. Una creatura Picecola può sgusciare attraverso<text:line-break/>il buco facilmente, mentre una creatura Media può<text:line-break/>farlo effettuando con successo una prova di Destrezza<text:line-break/>(Acrobazia) con CD 17.<text:line-break/><text:line-break/>Armadietto. Un esile armadietto fabbricato in legno nero,<text:line-break/>dotato di sportelli di vetro e decorato con filamenti<text:line-break/>argentati simili a ragnatele, è appoggiato alla parete<text:line-break/>opposta alla porta.<text:line-break/><text:line-break/>Amaca. Un'amaca di seta di ragno è appesa a ovest.<text:line-break/><text:line-break/>Forziere. Un forziere di ferro, chiuso da un lucchetto<text:line-break/>e dotato di un coperchio decorato con Îe incisioni di<text:line-break/>minuscoli ragni, è stato collocato a est.<text:line-break/><text:line-break/>Rilna porta con sé la chiave del lucchetto del forziere. In<text:line-break/>alternativa, è possibile scassinare il lucchetto usando gli<text:line-break/>arnesi da scasso ed effettuando con successo una prova di<text:line-break/>Destrezza con CD 20.<text:line-break/><text:line-break/>Tesoro. I] forziere contiene 800 mo, sei zirconi (50 mo<text:line-break/>ciascuno), quattro granati (100 mo ciascuno), un topazio<text:line-break/>(500 mo) e due pozioni di guarigione.<text:line-break/><text:line-break/>Nell'armadietto sono custodite venti ampolle, ognuna<text:line-break/>delle quali contiene cinque applicazioni di veleno drow<text:line-break/>(vedi “Veleni” nel capitolo 8 della Dungeon Master's Guide).<text:line-break/><text:line-break/>Rilna indossa un elmo di platino a forma di ragno con<text:line-break/>otto sfere di giaietto come occhi (2.500 mo) e un mantello<text:line-break/><text:soft-page-break/>di seta di ragno (50 mo). Porta fissato al mantello uno<text:line-break/>scarabeo d’ossidiana su cui è inciso il simbolo della Casata<text:line-break/>Freth (25 mo).<text:line-break/><text:line-break/>]9p. ARMERIA<text:line-break/><text:line-break/>Sulla porta di pietra di questa struttura curva, è stato<text:line-break/>lanciato un incantesimo serratura arcana che soltanto i<text:line-break/>drow che indossano gli scarabei d’ossidiana con il simbolo<text:line-break/>della Casata Freth possono ignorare. La parete di fondo è<text:line-break/>occupata da scaffali carichi di casse, che contengono trenta<text:line-break/>spade corte, trenta balestre a mano e varie centinaia di<text:line-break/>quadrelli da balestra a mano.<text:line-break/><text:line-break/>]9E. CORRIDOIO DEI RAGNI<text:line-break/><text:line-break/>Questo buio corridoio brulica di centinaia di ragni innocui.<text:line-break/>Gli ospiti della rocca vengono condotti lungo il corridoio<text:line-break/><text:line-break/>fino all’area 19k per incontrare Erelal e Drivvin. Il<text:line-break/><text:line-break/>rumore dei passi mette in allarme gli ospiti nell'area<text:line-break/><text:line-break/>19f, che escono dai loro alloggi per salutare e studiare i<text:line-break/><text:line-break/>nuovi arrivati.<text:line-break/><text:line-break/>19F. CAMERA DA LETTO DEGLI OSPITI<text:line-break/><text:line-break/>Emissarie. Maleen Shadowdusk (CM maga umana<text:line-break/>ÎI{{uskan; per le statistiche consultare il Monster Manual)<text:line-break/>e Tendra Nightblade (CM assassina umana Illuskan)<text:line-break/>risiedono in quest'area.<text:line-break/><text:line-break/>Mobili. I mobili, fabbricati in legno di zurkh, includono un<text:line-break/>grosso letto con le lenzuola in seta di ragno e un armadio.<text:line-break/><text:line-break/>Luce. Una lanterna schermata su cui è stato lanciato un<text:line-break/>incantesimo fiamrma perenne è appesa sopra il letto.<text:line-break/><text:line-break/>Maleen e Tendra sono giunte fin qui dalla Rocca<text:line-break/>Shadowdusk (il livello 22) su ordine di Halaster Blackcloak.<text:line-break/>Fingendo di voler stipulare un’alfeanza tra [a Rocca<text:line-break/>Shadowdusk e la Casata Freth, hanno rivolto a Drivvin<text:line-break/>Freth l'offerta di diventare il nuovo apprendista del Mago<text:line-break/>Folle. Drivvin ha risposto alle due che ha bisogno di tempo<text:line-break/>per prendere una decisione e le emissarie sono in ansiosa<text:line-break/>attesa di una sua risposta.<text:line-break/><text:line-break/>Entrambe le emissarie danno dimostrazione del loro<text:line-break/>(finto) interesse a favore della Casata Freth, accorrendo<text:line-break/>in sua difesa se la Rocca del Ragno Guardiano viene<text:line-break/>attaccata, ma fuggono dalla fortezza se sia Erela] che<text:line-break/>Drivvin cadono in battaglia.</text:p>
      <text:p text:style-name="P1"/>
      <text:p text:style-name="P1"/>
      <text:p text:style-name="P1"/>
      <text:p text:style-name="P1">@@@ 20 @@@</text:p>
      <text:p text:style-name="P1"/>
      <text:p text:style-name="P1"/>
      <text:p text:style-name="P1"/>
      <text:p text:style-name="P1">]9G. CUCINA E DISPENSA<text:line-break/>La stanza principale di quest'area è una cucina, dotata<text:line-break/>di banconi da lavoro e credenze allineati lungo la parete<text:line-break/><text:soft-page-break/>esterna. Due maschi drow privi di armi e di armature<text:line-break/>chiamati Elendar e Farril preparano i pasti dei residenti<text:line-break/>della fortezza. Îl lancio costante di incantesimi costrizione<text:line-break/>da parte di Drivvin impedisce ai cuochi di avvelenare il<text:line-break/>cibo o le bevande.<text:line-break/><text:line-break/>La parte più piccola a est della cucina è una dispensa<text:line-break/>ben fornita.<text:line-break/><text:line-break/>]9H. BAGNO<text:line-break/><text:line-break/>Quest’area è occupata da una vasca da bagno di ferro e<text:line-break/>da una pompa di ferro. La pompa può riempire la vasca<text:line-break/>da bagno attingendo da una sorgente d'acqua calda<text:line-break/>sotterranea situata sotto la fortezza.<text:line-break/><text:line-break/>191. STUDIO DI DRIVVIN<text:line-break/><text:line-break/>Mantello. Un lungo mantello nero, ricamato di ragnatele<text:line-break/>d'argento e con un fermaglio d'argento a forma di ragno,<text:line-break/>è appeso a un gancio accanto alla porta.<text:line-break/><text:line-break/>Mobili. Un elegante leggio in legno di zurkh occupa il<text:line-break/>centro della stanza. Ai piedi del leggio, c’è un forziere di<text:line-break/>adamantio dalle maniglie a forma di ragno.<text:line-break/><text:line-break/>Tesoro. Il mantello appeso accanto alla porta è un abito<text:line-break/>pregiato del valore di 250 mo.<text:line-break/><text:line-break/>Sul forziere è stato lanciato un incantesimo serratura<text:line-break/>arcana che soltanto Drivvin può ignorare. Un incantesimo<text:line-break/>scassinare o una magia simile può aprire il forziere, che<text:line-break/>altrimenti è impenetrabile. L'interno del forziere è diviso<text:line-break/>in scomparti e contiene un paio di stivali di cuoio nero,<text:line-break/>un otre d’acqua vuoto, un uovo di basilisco pietrificato,<text:line-break/>un sacchetto di seta di ragno che contiene 175 mp, una<text:line-break/>pozione di vitalità e due grossi libri degli incantesimi.<text:line-break/><text:line-break/>I libri degli incantesimi contengono tutti gli incantesimi<text:line-break/>preparati da Drivvin Freth, più animare morti, animare<text:line-break/>oggetti, campo anti-magia, costrizione, dito della morte,<text:line-break/>fabbricare, globo di invulnerabilità, movimenti del ragno,<text:line-break/>palla di fuoco, raggio di affaticamento, serratura arcana e<text:line-break/>scolpire pietra.<text:line-break/><text:line-break/>197. RIFUGIO DI ERELAL<text:line-break/>Erelal usa quest’area per indulgere in molti piaceri oscuri.<text:line-break/>La stanza contiene quanto segue;<text:line-break/><text:line-break/>Prigionieri. Due maschi drow sono ammanettati e appesi<text:line-break/>a catene di ferro fissate sulla parete curva esterna.<text:line-break/><text:line-break/>Due altre paia di manette che pendono dalla parete<text:line-break/>sono vuote.<text:line-break/><text:line-break/>Culla. Contro la parete sud, tra le due porte, è stata<text:line-break/>collocata una culla decorata con incisioni di ragni e<text:line-break/>dotata di un velo protettivo simile a una ragnatela.<text:line-break/><text:line-break/>Tavolo. Su un tavolino accanto alla culla, è appoggiato un<text:line-break/>piccolo scrigno nero. I] tavolo è dotato di una mensola più<text:line-break/>bassa su cui è stato lasciato un mazzo di chiavi di ferro<text:line-break/>(che possono aprire le manette di questa stanza).<text:line-break/><text:line-break/><text:soft-page-break/>Entrambi i prigionieri sono stati appesi con la faccia<text:line-break/>rivolta al muro e la schiena nuda è segnata dai colpi inflitti<text:line-break/>dal flagello di Erelal Freth.<text:line-break/><text:line-break/>Uno dei prigionieri è Hatchrin Alet'taz, consorte di<text:line-break/>Erelal Freth e padre del suo nascituro undicesimo figlio. È<text:line-break/>disarmato e privo di armatura e gli restano soltanto 3 punti<text:line-break/>ferita. Erelal lo tortura perché le è giunta voce che qualcuno<text:line-break/>a lei vicino avesse intenzione di avvelenare suo figlio subito<text:line-break/>dopo la nascita e ha trovato una fiala di veleno addosso<text:line-break/>ad Hatchrin (la falsa voce e il ritrovamento della fiala di<text:line-break/>veleno sono entrambi opera di Drivvin Freth, che vuole che<text:line-break/>Hatchrin esca dalla vita di sua sorella). Hatchrin promette<text:line-break/><text:line-break/>di servire i personaggi in qualsiasi modo, se lo aiuteranno<text:line-break/>a riconquistare la fiducia di Erelal e gli consentiranno di<text:line-break/>assistere alla nascita di suo figlio.<text:line-break/><text:line-break/>L'altro drow prigioniero è una spia della Casata<text:line-break/>Auvryndar di nome Varrn Telenna. È disarmato e privo<text:line-break/>di armatura e gli restano soltanto 6 punti ferita. Erelal<text:line-break/>ha finito di interrogarlo e a Varrn ormai non importa più<text:line-break/>di vivere o di morire. Se viene liberato, Varrn ringrazia<text:line-break/>i personaggi, loda Lolth per avergli risparmiato la vita e<text:line-break/>inizia a pianificare la sua fuga.<text:line-break/><text:line-break/>Tesoro. La culla contiene coperte di seta di ragno. Sei<text:line-break/>minuscoli ragni ingioiellati (del valore di 250 mo ciascuno)<text:line-break/>sono appesi alla copertura della culla tramite dei fili<text:line-break/>d'argento.<text:line-break/><text:line-break/>Lo scrigno nero è un falso pegno di fedeltà portato dalle<text:line-break/>emissarie degli Shadowdusk. È incastonato di gemme di<text:line-break/>madreperla e decorato con l'emblema dorato delta famiglia<text:line-break/>Shadowdusk: una torcia accesa e capovolta che lascia tre<text:line-break/>braci ardenti sulla sua scia. Lo scrigno pesa 7,5 kg e vale<text:line-break/>250 mo come oggetto d'arte. È foderato di velluto viola e<text:line-break/>contiene un carillon dorato del valore di 2.500 mo.<text:line-break/><text:line-break/>]19K. MADRE E FRATELLO<text:line-break/><text:line-break/>Quando i personaggi si avvicinano a una porta di<text:line-break/>quest'area, sentono una voce femminile che grida in Elfico,<text:line-break/>seguita dalle risposte a bassa voce di una voce maschile.<text:line-break/>Erelal Freth sta rimproverando suo fratello Drivvin per<text:line-break/><text:line-break/>i suoi continui fallimenti nel tentativo di assumere il<text:line-break/>controllo dei minotauri delle caverne sud. Sulla porta<text:line-break/>ovest, è stato lanciato un incantesimo serratura arcana<text:line-break/>che soltanto i drow che indossano gli scarabei d’ossidiana<text:line-break/>con il simbolo della Casata Freth possono ignorare. Gli<text:line-break/>occupanti e i contenuti della stanza sono i seguenti:<text:line-break/><text:line-break/>Drow. Erelal Freth, una drow sacerdotessa di Lolth<text:line-break/>incinta, se ne sta sdraiata su un divano di cristallo<text:line-break/>ricoperto di cuscini e decorato con il motivo della<text:line-break/>ragnatela, situato al centro della stanza. Due maschi<text:line-break/>drow si prendono cura di Erelal mentre Drivvin Freth,<text:line-break/>un drow arcimago, cammina nervosamente avanti e<text:line-break/>indietro per la stanza.<text:line-break/><text:line-break/>Armadietto. Contro la parete nord, è appoggiato un<text:line-break/>armadietto dagli sportelli di vetro che contiene una<text:line-break/>brocca di cristallo piena di vino di funghi e alcuni calici<text:line-break/><text:soft-page-break/>in legno di zurkh lucidato.<text:line-break/><text:line-break/>Santuario. Lungo la parete est, si erge un imponente<text:line-break/>santuario d’argento dedicato a Lolth (vedi “Santuario di<text:line-break/>Lolth” più sotto).<text:line-break/><text:line-break/>Erelal indossa un'ampia veste nera e d'argento al posto<text:line-break/>dell’armatura, quindi ha CA 12, ma è ancora armata del<text:line-break/>suo flagello. ] maschi drow che la accompagnano sono<text:line-break/>Chaszantar e Ulgreth, due corteggiatori che sperano di<text:line-break/>diventare i suoi nuovi consorti. Entrambi indossano delle<text:line-break/>toghe di seta di ragno al posto dell’armatura e hanno<text:line-break/>quindi CA 12.<text:line-break/><text:line-break/>Mancano solo trenta giorni alla nascita dell'undicesimo<text:line-break/>figlio di Erelal, ma la drow si rifiuta di permettere alla<text:line-break/>gravidanza di interferire con il suo lavoro: la distruzione<text:line-break/>della Casata Auvryndar e la conquista di Sottomonte.<text:line-break/>Dopo avere subito una serie di sconfitte militari, Erelal<text:line-break/>non è dell’umore giusto per ricevere visite e suo fratello<text:line-break/>deve ancora tenere fede alla promessa di assoggettare<text:line-break/>i minotauri del Livello del Labirinto. I visitatori che<text:line-break/>devono sbrigare affari o hanno lamentele da esporre a<text:line-break/>Erelal vengono liquidati nel minor tempo possibile. Chi<text:line-break/>si presenta per discutere con lei di affari frivoli viene<text:line-break/>rimproverato, minacciato e allontanato dopo un'intimazione<text:line-break/>a non disturbare la sacerdotessa mai più.<text:line-break/><text:line-break/>L<text:line-break/><text:line-break/>LLO 12 | IL LIVELLO DEL ELABTRINTO<text:line-break/><text:line-break/>i i TT<text:line-break/>L) % 1i</text:p>
      <text:p text:style-name="P1"/>
      <text:p text:style-name="P1"/>
      <text:p text:style-name="P1"/>
      <text:p text:style-name="P1">@@@ 21 @@@</text:p>
      <text:p text:style-name="P1"/>
      <text:p text:style-name="P1"/>
      <text:p text:style-name="P1"/>
      <text:p text:style-name="P1"># a<text:line-break/>1<text:line-break/><text:line-break/>L<text:line-break/><text:line-break/>Se Erelal viene minacciata, terca di evocare un demone<text:line-break/>yochlol a sua difesa. Se il santuario di Lolth in questa<text:line-break/>camera è intatto, l’evocazione ha una probabilità di riuscita<text:line-break/>del 90 per tento. Erelal ostacola poi i suoi nemici con un<text:line-break/>incantesimo oscurità, prima di dirigersi verso l'uscita più<text:line-break/>sicura. I ragni giganti che evoca grazie all’incantesimo<text:line-break/>evoca animali usano la vista cieca per bersagliare i<text:line-break/>nemici immersi nell’oscurità magica. Se la sua sconfitta è<text:line-break/>inevitabile e la fuga si rivela impossibile, Erelal fa tutte le<text:line-break/>concessioni che deve pur di salvare se stessa e il nascituro.<text:line-break/><text:line-break/>Î! fratello maggiore di Erelal è avvolto in una lunga<text:line-break/>tunica grigia decorata con ricami neri a forma di ragnatela.<text:line-break/>Drivvin ha convinto sua sorella di avere il potere di<text:line-break/>assoggettare i minotauri, cosa che permetterebbe alla<text:line-break/>Casata Freth di sconfiggere le forze della Casata Auvryndar<text:line-break/>e di consolidare il potere a Sottomonte. Tuttavia, ha poi<text:line-break/>scoperto di non poter evocare un demone goristro con le<text:line-break/><text:soft-page-break/>sue sole forze e ha capito che accettare l’offerta di Halaster<text:line-break/>e la sua promessa di assistenza è l'unico modo per portare<text:line-break/>a termine il suo piano. Drivvin sa che se lascia sua sorella<text:line-break/>per diventare l’apprendista di Halaster, anche se in ultima<text:line-break/>analisi lo fa per il bene della sacerdotessa, sarà espulso<text:line-break/>dalla sua famiglia. Drivvin sta aspettando il momento<text:line-break/>giusto per dare la notizia a sua sorella, che dopo le recenti<text:line-break/>sconfitte per mano della Casata Auvryndar sta cederndo alla<text:line-break/>disperazione.<text:line-break/><text:line-break/>Drivvin è un drow arcimago, con le modifiche seguenti:<text:line-break/><text:line-break/>: E neurale malvagio.<text:line-break/><text:line-break/>* Possiede i tratti razziali seguenti: Parla l'Abissale, il<text:line-break/>Comune, l’Elfico, il Goblin, il Nanico e il Sottocomune.<text:line-break/>Dispone di vantaggio ai tiri salvezza per non essere<text:line-break/>affascinato e non può essere addormentato tramite<text:line-break/>la magia. Possiede scurovisione entro un raggio di<text:line-break/>36 metri. Può lanciare come incantesimi innati [uci<text:line-break/>danzanti a volontà e levitazione (solo su se stesso),<text:line-break/>luminescenza e oscurità, una volta al giorno ciascuno.<text:line-break/>La sua caratteristica da incantatore è Carisma (CD 15<text:line-break/>del tiro salvezza degli incantesimi). Finché è esposto alla<text:line-break/>luce del sole, subisce svantaggio ai tiri per colpire e alle<text:line-break/>prove di Saggezza (Percezione) basate sulla vista.<text:line-break/><text:line-break/>. Ha lanciato vuoto mentale su se stesso.<text:line-break/><text:line-break/>. Una volta al giorno, con un'azione, Drivvin può evocare<text:line-break/>un demone con un grado di sfida pari o inferiore a 6.<text:line-break/><text:line-break/>Îl demone evocato appare in uno spazio libero entro<text:line-break/>18 metri da lui, funge da suo alleato e non può evocare<text:line-break/>altri demoni. Il demone evocato rimane finché Drivvin<text:line-break/>non lo congeda con un'azione o finché esso stesso non<text:line-break/>scernde a O punti ferita.<text:line-break/><text:line-break/>Se ha inizio un combattimento in quest'area, Drivvin usa<text:line-break/>la sua prima azione in combattimento per lanciare fermare<text:line-break/>il tempo. Usa il tempo extra che ottiene dall’incantesimo<text:line-break/>per evocare un barlgura e lanciare scudo di fuoco su se<text:line-break/>stesso, nonché armatura magica e pelle di pietra se non l'ha<text:line-break/>già fatto. Drivvin combatte fino alla morte pur di difendere<text:line-break/>sua sorella.<text:line-break/><text:line-break/>Santuario di Lolth. Questo santuario assomiglia a una<text:line-break/>gabbia alta 1,8 metri di ragnatele d’argento levigato dotata<text:line-break/>di delicate porte su cardini. La gabbia d’argento è fusa alla<text:line-break/>parete e non può essere rimossa. La gabbia contiene una<text:line-break/>statua d'ossidiana alta 90 cm che raffigura Lolth nella sua<text:line-break/>forma di drow. La statua è sporca di sangue sacrificale<text:line-break/>e un pugnale d’ossidiana incrostato di sangue giace ai<text:line-break/>suoi piedi.<text:line-break/><text:line-break/>LIVELLO 12 | IL LIVELLO DEL LARBIRINTO<text:line-break/><text:line-break/>Se una creatura rimuove la statua dal santuario, contrae<text:line-break/>immediatamente una malattia chiamata devastazione<text:line-break/>vischiosa. La malattia dura 7 giorni o finché non viene<text:line-break/>curata con un incantesimo ristorare interiore o una magia<text:line-break/>analoga. Una creatura afflitta dalla devastazione vischiosa<text:line-break/>inizia a perdere sangue inesorabilmente e subisce<text:line-break/>svantaggio alle prove di Costituzione e ai tiri salvezza su<text:line-break/><text:soft-page-break/>Costituzione. Inoltre, ogni volta che la creatura subisce<text:line-break/>danni, è stordita fino alla fine del suo turno successivo.<text:line-break/><text:line-break/>Tesoro. Erelal indossa una collana di platino a forma<text:line-break/>di ragnatelà da cui pendono dei minuscoli ragni neri di<text:line-break/>cristallo (2.500 mo).<text:line-break/><text:line-break/>La statua di Lolth pesa 125 kg e vale 2.500 mo come<text:line-break/>oggetto d’arte. Il pugnale di ossidiana nel santuario<text:line-break/>vale 250 mo.<text:line-break/><text:line-break/>L’elegante brocca di cristalto nell'armadietto dei vini vale<text:line-break/>250 mo, ma è molto fragile.<text:line-break/><text:line-break/>Drivvin indossa un anello di ferro che funge da anello di<text:line-break/>controllo per il ragno di ferro nell’area 12b.<text:line-break/><text:line-break/>CONSEGUENZE<text:line-break/><text:line-break/>Se i personaggi non riescono a sconfiggere Drivvin<text:line-break/><text:line-break/>Freth, il drow arcimago accetta di servire Halaster come<text:line-break/>apprendista in cambio dell’aiuto del Mago Folle per evocare<text:line-break/>e vincolare un goristro. Il rituale di evocazione richiede<text:line-break/><text:line-break/>30 giorni di preparazione e viene celebrato da Drivvin e da<text:line-break/>Halaster nel cortile della fortezza drow.<text:line-break/><text:line-break/>Quando il demone appare, Halaster lo intrappola in un<text:line-break/>rubino da 5.000 mo e offre la gemma a Drivvin. Protetto<text:line-break/>da un incantesimo invisibilità, Drivvin porta la gemma<text:line-break/>nell’area 8a e la infrange, liberando il goristro in quel luogo.<text:line-break/>Scambiando il demone per un emissario di Baphomet,<text:line-break/><text:line-break/>i minotauri lo osservano meritre divora le carogne<text:line-break/>accumulate nell’area Sa. Quando non ha più carogne di<text:line-break/><text:line-break/>cui cibarsi, inizia a divorare tutto ciò che riesce a uccidere,<text:line-break/>Una volta appagata la sua fame, il demone invia i minotauri<text:line-break/>che ora lo servono a uccidere tutti coloro che si trovano sul<text:line-break/>livello 11 per portargli altro cibo. Il goristro considera tutti<text:line-break/>i drow che indossano il simbolo della Casata Freth suoi<text:line-break/>alleati e ordina ai suoi minotauri di avanzare e distruggere<text:line-break/>tutte le altre creature.<text:line-break/><text:line-break/>Se Erelal Freth sopravvive, dà alla luce la sua ottava<text:line-break/>figlia, Amalica, e continua a muovere guerra contro la<text:line-break/>Casata Auvryndar e i suoi alleati. La nascita di Amalica<text:line-break/>è considerata un segno del favore di Lolth, rafforza la<text:line-break/>determinazione della Casata Freth e volge le sorti dello<text:line-break/>scontro a suo favore: diverse casate in precedenza alleate<text:line-break/>con gli Auvryndar cambiano fazione e inviano i loro<text:line-break/>emissari a Erelal assieme a ricchi doni per la neonata<text:line-break/>benedetta.<text:line-break/><text:line-break/>Se Erelal e Drivvin muoiono, gli alleati della Casata<text:line-break/>Freth abbandonano rapidamente la casata nel timore che<text:line-break/>Lolth abbia voltato le spalle ai Freth. Senza quegli alleati,<text:line-break/>la Casata Freth si indebolisce troppo e non è più in grado di<text:line-break/>difendersi nemmeno dai minotauri vicini. ] sopravvissuti si<text:line-break/>rintanano nella fortezza, mentre alcuni emissari vengono<text:line-break/>inviati néell’Underdark in cerca di rinforzi, ma quei rinforzi<text:line-break/>non arriveranno in tempo se Vlonwely Auvryndar (vediì il<text:line-break/>livello 10) è in grado di dire la sua.</text:p>
      <text:p text:style-name="P1"><text:soft-page-break/></text:p>
      <text:p text:style-name="P1"/>
      <text:p text:style-name="P1"/>
      <text:p text:style-name="P1">@@@ 22 @@@</text:p>
      <text:p text:style-name="P1"/>
      <text:p text:style-name="P1"/>
      <text:p text:style-name="P1"/>
      <text:p text:style-name="P1">LIVELLO 13: IL CIMITERO DI TROBRIAND<text:line-break/><text:line-break/>— — —<text:line-break/><text:line-break/>ROBRIAND, NOTO COME IL MAGO DI METALLO, si è<text:line-break/>specializzato nella fabbricazione di costrutti di<text:line-break/>metallo. Questo livello funge da suo laboratorio,<text:line-break/>campo di collaudo e discarica. Trobriand lo<text:line-break/>visita di persona raramente e preferisce restare<text:line-break/>vicino al suo maestro, Halaster, sul livello 23. 11<text:line-break/>Cimitero di Trobriand è concepito per quattro<text:line-break/>avventurieri di 12° livello. I personaggi che<text:line-break/>superano le sfide di questo livello dovrebbero ottenere<text:line-break/>abbastanza PE da arrivare al 13° livello.<text:line-break/><text:line-break/>COSA SI ANNIDA QUI?<text:line-break/><text:line-break/>Questo livello è popolato dai costrutti magici di Trobriand.<text:line-break/>In mezzo a loro vive anche uno gnomo di nome Zox<text:line-break/>Clammersham. A volte gli hobgoblin del livello 14 si<text:line-break/>intrufolano nel Cimitero di Trobriand per rubare qualche<text:line-break/>rottame metallico su ordine dei loro signori, i giganti del<text:line-break/>fuoco, e per tentare di impossessarsi dell’anello che Zox<text:line-break/>usa per comandare molti costrutti del dungeon.<text:line-break/><text:line-break/>SCALADAR<text:line-break/><text:line-break/>I costrutti più noti che occupano il Cimitero di Trobriand<text:line-break/>sono gli scaladar {vedi l'appendice A). Queste creature, simili<text:line-break/>a enormi scorpioni dagli artigli devastanti e dal pungiglione<text:line-break/>elettrificato, agiscono autonomamente finché non sono<text:line-break/>obbligati a obbedire agli ordini di una creatura che indossi<text:line-break/>uno degli anelli di controllo metallici di Trobriand.<text:line-break/><text:line-break/>VERME SCAVATORE<text:line-break/><text:line-break/>Trobriand ha modellato questa macchina scavatrice lunga<text:line-break/>30 metri e del diametro di 4,5 metri ispirandosi a un verme<text:line-break/>purpureo. Se Trobriand non gli ordina di fare altrimenti,<text:line-break/><text:line-break/>— AE — — £"<text:line-break/><text:line-break/>il verme si aggira senza mai fermarsi nei tunnel e nelle<text:line-break/>trincee già scavate. Attacca senza pensare chiunque<text:line-break/>incontri sul suo cammino e di tanto in tanto si spinge<text:line-break/>fino al livello 12 o0 al livello 14. I personaggi lo sentiranno<text:line-break/>arrivare ben prima di vederlo.<text:line-break/><text:line-break/>Tl verme ha un grado di sfida pari a 16 (15.000 PE) ed è<text:line-break/>un verme purpiureo, con [e modifiche seguenti:<text:line-break/><text:line-break/>* Il verme è un costrutto.<text:line-break/><text:line-break/>* Possiede immunità ai danni psichici e da veleno, nonché<text:line-break/>ai danni contundenti, perforanti e taglienti da attacchi<text:line-break/>non magici con armi non di adamantio.<text:line-break/><text:line-break/><text:soft-page-break/>- Possiede immunità all'indebolimento e alle condizioni di<text:line-break/>accecato, affascinato, assordato, avvelenato, paralizzato,<text:line-break/>pietrificato, prono e spaventato,<text:line-break/><text:line-break/>* Il verme recupera 10 punti ferita all’inizio di ogni suo<text:line-break/>turno, se possiede almeno 1 punto ferita.<text:line-break/><text:line-break/>* Le sue opzioni di attacco Multiattacco e Morso sono<text:line-break/>sostituite dalle opzioni descritte di seguito.<text:line-break/><text:line-break/>Multiattacco. || verme effettua due attacchi: uno con le fauci<text:line-break/>trituranti e uno con il pungiglione.<text:line-break/><text:line-break/>Fauci Trituranti. Attacco con Arma da Mischia: +9 al tiro per<text:line-break/>colpire, portata 3 m, un bersaglio. Colpito: 22 (3d8 + 9) danni<text:line-break/>taglienti.<text:line-break/><text:line-break/>ZOX CLAMMERSHAM<text:line-break/><text:line-break/>Un ingegnoso gnomo delle rocce di nome Zox Clammersham<text:line-break/>è l'unico sopravvissuto di un vecchio gruppo di avventurieri<text:line-break/>che intraprese una spedizione fallimentare a Sottomonte.<text:line-break/>Dopo la dipartita dei suoi amici, Zox è riuscito a<text:line-break/>impossessarsi di un anello che gli permette di conirollare<text:line-break/><text:line-break/>gli scaladar e ha messo i costrutti al lavoro per costruire un<text:line-break/><text:line-break/>CIVELLO 13 | IL CIMITERO DI TROBRIAND</text:p>
      <text:p text:style-name="P1"/>
      <text:p text:style-name="P1"/>
      <text:p text:style-name="P1"/>
      <text:p text:style-name="P1">@@@ 23 @@@</text:p>
      <text:p text:style-name="P1"/>
      <text:p text:style-name="P1"/>
      <text:p text:style-name="P1"/>
      <text:p text:style-name="P1">congegno che egli chiama il Simulacrux. In teoria questo<text:line-break/>congegno dovrebbe creare un simulacro di qualsiasi scaladar<text:line-break/>che vi passi attraverso. Zox non ha intenzioni malvagie: ha<text:line-break/>semplicemente bisogno di più scaladar per costruire tutte le<text:line-break/>cose che ha in mente di costruire.<text:line-break/><text:line-break/>HOBGOBLIN PREDATORI<text:line-break/><text:line-break/>L'’abbondanza di materiale riciclabile su questo livello non<text:line-break/>è passata inosservata ai giganti del fuoco del livello 14, che<text:line-break/>inviano gli hobgoblin al loro servizio a rubare i rottami di<text:line-break/>metallo, con l’intenzione di creare un costrutto gigantesco<text:line-break/>tutto loro. Gli hobgoblin si muovono in piccole bande e usano<text:line-break/>alcuni rugginofagi addestrati per distrarre i costrutti di Zox.<text:line-break/>Questi predatori sono di indole violenta, ma i personaggi più<text:line-break/>astuti potrebbero trovare il modo di trattare con loro.<text:line-break/><text:line-break/>Gli hobgoblin hanno scoperto di recente in che modo Zox<text:line-break/>riesce a controllare gli scaladar e ora mirano a uccidere<text:line-break/>lo gnomo per impossessarsi del suo anello di controllo,<text:line-break/>ma almeno fino ad ora, Zox è riuscito a sfuggire a tutti gli<text:line-break/>hobgoblin inviati a ucciderlo.<text:line-break/><text:line-break/>ESPLORARE QUESTO LIVELLO<text:line-break/><text:line-break/>Le descrizioni di tutti i luoghi di questo livello fanno<text:line-break/>riferimento alla mappa 13. Tranne dove specificato<text:line-break/>diversamente, i tunnel che collegano le varie caverne sono<text:line-break/>alti 9 metri.<text:line-break/><text:soft-page-break/><text:line-break/>]. TUNNEL E TRINCEE<text:line-break/><text:line-break/>Îl verme scavatore di Trobriand ha ereato dei tunnel che<text:line-break/>collegano questo livello ai livelli 12 e 14. I] verme ha scavato<text:line-break/>anche delle trincee profonde 6 metri attraverso le aree 2<text:line-break/><text:line-break/>e 11 di questo livello. Le pareti di questi tunnel e trincee<text:line-break/>sono diventate lisce a seguito del ripetuto passaggio del<text:line-break/>verme. Per scalare un tunnel o una trincea senza la magia o<text:line-break/>senza attrezzatura da scalatore, è necessario effettuare con<text:line-break/>successo una prova di Forza (Atletica) con CD 20.<text:line-break/><text:line-break/>Le trincee sono attraversate da ponti di pietra arcuati in tre<text:line-break/>punti. Un personaggio può tentare di balzare giù da un ponte<text:line-break/>per atterrare sul dorso del verme scavatore nel momento in<text:line-break/>cui quest'ultimo passa sotto il ponte. Se un personaggio tenta<text:line-break/>di farlo, deve effettuare una prova di Destrezza (Acrobazia)<text:line-break/>con CD 15. Se ha successo, attera sul dorso del verme senza<text:line-break/>subire danni o cadere a terra prono. Se fallisce la prova,<text:line-break/>scivola e cade giù dal verme, atterrando prono nella trincea e<text:line-break/>subendo 10 (3d6) danni contundenti dalla caduta.<text:line-break/><text:line-break/>2. CAVERNA GRANDE<text:line-break/><text:line-break/>Questa caverna alta 36 metri ferve di attività.<text:line-break/><text:line-break/>2A. SIMULACRUX<text:line-break/><text:line-break/>Simulacrux. Una trincea profonda 6 metri circonda un<text:line-break/>arco di metallo alto 30 metri e completato solo a metà<text:line-break/>che si innalza al centro di una distesa di rottami.<text:line-break/><text:line-break/>Costruttori. Quattro scaladar (vedi l’appendice A)<text:line-break/>trascinano nuovi pezzi di metallo sull’arco e li saldano<text:line-break/>alla struttura. La caverna è immersa nell’oscurità, se si<text:line-break/>eccettuano le luci intermittenti e le scintille di saldatura<text:line-break/>dei pungiglioni caudali dei costrutti.<text:line-break/><text:line-break/>Arbaleste. Una dozzina di arbaleste {si usano le statistiche<text:line-break/>di un quadrone) svolazza intorno all’arco. Ogni arbalesta<text:line-break/>assomiglia a una balestra a ripetizione troppo cresciuta,<text:line-break/>dotata di ali meccaniche e quattro gambe di metallo<text:line-break/>articolate.<text:line-break/><text:line-break/>Zox Clammersham usa gli scaladar sotto il suo controllo<text:line-break/>per costruire il Simulacrux e difenderlo, qualora dovesse<text:line-break/>essere attaccato. Îl Simulacrux è concepito per replicare<text:line-break/><text:line-break/>LIVELLO 13 | IL CIMITERO DI TROBRIAND<text:line-break/><text:line-break/>gli scaladar grazie a una variante dell’incantesimo<text:line-break/>simulacro che usa come componente la ruggine al posto<text:line-break/>della neve. Mancano ancora molti mesi al completamento<text:line-break/>dell’arco ed è probabile che non funzioni come previsto. Un<text:line-break/>personaggio può intuire la funzione dell’arco effettuando<text:line-break/>con successo una prova di Intelligenza (Arcano) con CD 30.<text:line-break/><text:line-break/>Îl Simulacrux è un oggetto Mastodontico con CA 19,<text:line-break/>400 punti ferita, immunità ai danni psichici e da veleno<text:line-break/>e immunità ai danni contundenti, perforanti e taglienti<text:line-break/>da attacchi non magici con armi non di adamantio. La<text:line-break/>distruzione dell’arco segna a tutti gli effetti la fine del<text:line-break/>progetto, poiché a Zox manca la determinazione di<text:line-break/><text:soft-page-break/>ricominciare tutto da capo.<text:line-break/><text:line-break/>Îl Simulacrux distorce la magia nelle sue vicinanze.<text:line-break/>Ogni incantesimo lanciato entro 9 metri dall'arco innesca<text:line-break/>automaticamente un impulso di magia selvaggia, il cui<text:line-break/>effetto è determinato tirando un dado percentuale e<text:line-break/>consultando la tabella “Impulsi di Magia Selvaggia” nella<text:line-break/>sezione “Stregone” nel capitolo 3 del Player's Handbook.<text:line-break/><text:line-break/>I rottami di metallo attorno all'arco sono considerati terreno<text:line-break/>difficile per tutte le creature, ad eccezione degli scaladar.<text:line-break/><text:line-break/>2B. AVANGUARDIA DEGLI HOBGOBLIN<text:line-break/><text:line-break/>Un hobgoblin capitano di nome Kurlog ha guidato una<text:line-break/>forza di sette hobgoblin fino a questo luogo. Gli hobgoblin<text:line-break/>si sono rifugiati dietro le barricate di rottami metallici che<text:line-break/>hanno frettolosamente eretto lungo la cornice nordovest<text:line-break/>che si affaccia sulla trincea.<text:line-break/><text:line-break/>Gli hobgoblin intendono attirare Zox Clammersham<text:line-break/>allo scoperto, sconfiggerlo, impossessarsi dell'anello con<text:line-break/>cui controlla gli scaladar e riportare l’anello a Dominio<text:line-break/>Incoronato, l'hobgoblin signore della guerra sul livello 14.<text:line-break/>Kurlog accetta ogni ragionevole offerta di aiuto per completare<text:line-break/>questa missione, Gli sarebbe particolarmente utile che<text:line-break/>qualcuno abbattesse le arbaleste a guardia del Simulacrux.<text:line-break/><text:line-break/>2C0. DETRITI<text:line-break/><text:line-break/>Rottami. Questa sezione della caverna è disseminata dei<text:line-break/>resti di vari macchinari rotti.<text:line-break/><text:line-break/>Cadaveri. I corpi senza vita di due ogre che indossano<text:line-break/>armature di ferro giacciono in mezzo ai detriti di metallo,<text:line-break/>crivellati da dozzine di quadrelli da balestra di metallo.<text:line-break/><text:line-break/>Gli ogre erano al servizio degli hobgoblin fino a<text:line-break/>qualche gsgiorno fa, quando sono stati abbattuti dalle<text:line-break/>arbaleste di Zox.<text:line-break/><text:line-break/>3. DISCARICA - -<text:line-break/><text:line-break/>Vespe di Metallo. Cinque vespe giganti fatte di metallo<text:line-break/>(vedi “Vespe di Metallo” più sotto) ronzano per questa<text:line-break/>caverna alta 15 metri.<text:line-break/><text:line-break/>Rottami Scartati. Numerose strutture di metallo<text:line-break/>incomplete, distrutte o arrugginite giacciono disseminate<text:line-break/>sul pavimento. Tra i rottami, sono stati nascosti due<text:line-break/>oggetti magici scartati (vedi “Tesoro” più sotto).<text:line-break/><text:line-break/>Rugginofagi. Tre rugginofagi si ingozzano dei cumuli di<text:line-break/>rottami. Sono troppo distratti dall’abbondanza di cibo<text:line-break/>per costituire una minaccia seria e combattono solo per<text:line-break/>difendersi.<text:line-break/><text:line-break/>VESPE DI METALLO<text:line-break/><text:line-break/>Le vespe di metallo sono programmate per attaccare<text:line-break/>gli umanoidi Medi; ignorano le altre creature, a meno<text:line-break/>che non siano attaccate. Sono vespe giganti, con le<text:line-break/>modifiche seguenti:<text:line-break/><text:line-break/><text:soft-page-break/>* Le vespe sono costrutti con CA 16 (armatura naturale),<text:line-break/>24 punti ferita ciascuna e scurovisione entro un raggio<text:line-break/>di 15 metri.</text:p>
      <text:p text:style-name="P1"/>
      <text:p text:style-name="P1"/>
      <text:p text:style-name="P1"/>
      <text:p text:style-name="P1">@@@ 24 @@@</text:p>
      <text:p text:style-name="P1"/>
      <text:p text:style-name="P1"/>
      <text:p text:style-name="P1"/>
      <text:p text:style-name="P1">l f<text:line-break/>A g<text:line-break/>LI ai<text:line-break/>i !<text:line-break/><text:line-break/>|.|:' &amp;<text:line-break/><text:line-break/>: !<text:line-break/><text:line-break/>a] s<text:line-break/><text:line-break/>À ia<text:line-break/>a.<text:line-break/>L<text:line-break/>è<text:line-break/>u<text:line-break/><text:line-break/>L J<text:line-break/>n ’a<text:line-break/>1 Ù<text:line-break/>s s<text:line-break/>u '<text:line-break/>..... k “<text:line-break/>.......... i h<text:line-break/>i i<text:line-break/>e: R<text:line-break/>e P - - i L<text:line-break/><text:line-break/>Cumulo di — É. ‘ i Tunnel che conduce<text:line-break/><text:line-break/>n “ rottami metallici “ i al dungeon espanso<text:line-break/>“ af SS L<text:line-break/>ii u " e<text:line-break/><text:line-break/>Tunnel che<text:line-break/>conduce<text:line-break/>al dungeon<text:line-break/><text:line-break/>espanso .} E i<text:line-break/>| a i I:-.; i,<text:line-break/>| : N S<text:line-break/>' ai i<text:line-break/>l "<text:line-break/>A NA<text:line-break/>i , i e d<text:line-break/>R , î 5.l2.".|" AE - i<text:line-break/>ia b e<text:line-break/>ai “a b ss<text:line-break/>! I.'*.. : h i j<text:line-break/>ù : Tunnél che<text:line-break/><text:line-break/># conduce<text:line-break/>* di dungeon<text:line-break/><text:line-break/><text:soft-page-break/>&amp; \ espanso<text:line-break/>APE Cumulo di &amp; | B<text:line-break/>\ f""? ’ prottami metallici g 3 ANS À<text:line-break/>N j ‘:Z Trincea S&gt; o<text:line-break/>F f l':.-L .1::'.'_:::'_ _:E_-:'_:'h:».it-<text:line-break/>--------------- 1:’.E:- -:‘\'-'-.;'.'-ì:' n<text:line-break/><text:line-break/>a<text:line-break/><text:line-break/>Agg:di P<text:line-break/>/ rottami metallici'<text:line-break/><text:line-break/>Salità di<text:line-break/>livello 12<text:line-break/><text:line-break/>à1.-‘l""ll|:!t!r_ a<text:line-break/>L<text:line-break/><text:line-break/>2C<text:line-break/><text:line-break/>umulo di<text:line-break/><text:line-break/>rofami metallici<text:line-break/><text:line-break/>Tunnel cheè conduce E<text:line-break/>al dungeon espansao 1 qundrel“-iu = 3 metri<text:line-break/><text:line-break/>MAPPA 13: ÎL CimitErRO DI TROSRIANO<text:line-break/><text:line-break/>CIVNIAO 137 IE CIATTERO DI TROARLAND</text:p>
      <text:p text:style-name="P1"/>
      <text:p text:style-name="P1"/>
      <text:p text:style-name="P1"/>
      <text:p text:style-name="P1">@@@ 25 @@@</text:p>
      <text:p text:style-name="P1"/>
      <text:p text:style-name="P1"/>
      <text:p text:style-name="P1"/>
      <text:p text:style-name="P1">fi<text:line-break/>-<text:line-break/><text:line-break/>"<text:line-break/><text:line-break/>. Possiedono immunità ai danni psichici e da veleno,<text:line-break/>nonché immunità alle condizioni di affascinato,<text:line-break/>avvelenato, paralizzato, pietrificato e spaventato.<text:line-break/><text:line-break/>TESORO<text:line-break/><text:line-break/>Tra i vari macchinari scartati si trovano un paio di<text:line-break/>invenzioni recuperabili. Il DM può aggiungere altre<text:line-break/>invenzioni di sua creazione.<text:line-break/><text:line-break/>Dodecaedro del Fato. Questo dado di metallo a 12 facce,<text:line-break/>un oggetto meraviglioso raro, ha un diametro di 30 cm<text:line-break/>e sui lati pentagonali sono incise le cifre da 1 a 12. I1<text:line-break/>dodecaedro contiene un meccanismo arcano a ingranaggi<text:line-break/>che ronza e scatta ogni volta che il dado viene tirato.<text:line-break/><text:line-break/>Îl dodecaedro può essere scagliato a una distanza<text:line-break/>massima di 18 metri con un’azione. Quando il dado si<text:line-break/>ferma dopo avere rotolato sul terreno per almeno 3 metri,<text:line-break/>si verifica un effetto magico casuale. Se un effetto richiede<text:line-break/>un bersaglio e non c'’è alcun bersaglio valido entro gittata,<text:line-break/>non succede niente. Gli incantesimi lanciati dal dodecaedro<text:line-break/><text:soft-page-break/>non richiedono componenti. Il DM tira n d12 e consulta la<text:line-break/>tabella seguente per determinare l’effetto:<text:line-break/><text:line-break/>d12 Effetto<text:line-break/><text:line-break/>1-2 _ Il dodecaedro esplode ed è distrutto. Ogni creatura<text:line-break/>entro 6 metri dal dado che esplode deve effettuare<text:line-break/>un tiro salvezza su Destrezza con CD 13: se<text:line-break/>fallisce, subisce 40 (9d8) danni da forza, mentre se<text:line-break/>lo supera, subisce la metà di quei danni.<text:line-break/><text:line-break/>3-4 _ l| dodecaedro lancia luce su se stesso. L'effetto<text:line-break/>dura finché una creatura non tocca il dado.<text:line-break/><text:line-break/>5-6 <text:s/>Il dodecaedro lancia raggio di gelo (+5 al tiro per<text:line-break/>colpire), bersagliando una creatura casuale entro<text:line-break/>18 metri che non abbia copertura totale contro<text:line-break/>l'attacco.<text:line-break/><text:line-break/>7-&amp; _ ll dodecaedro lancia stretta folgorante {+5 al tiro<text:line-break/>per colpire) sulla creatura successiva che lo tocca.<text:line-break/><text:line-break/>9-10 l dodecaedro lancia oscurità su se stesso. L’effetto<text:line-break/>ha una durata di 10 minuti.<text:line-break/><text:line-break/>11-12 <text:s/>La creatura successiva che tocca il dodecaedro<text:line-break/>ottiene 1d10 punti ferita temporanei che durano<text:line-break/>per | ora.<text:line-break/><text:line-break/>Globo del Gong. Questo oggetto meraviglioso comune<text:line-break/>è un globo cavo del diametro di 12,5 cm che pesa 2,5 kg.<text:line-break/>I] guscio esterno è composto di anelli di bronzo intaccati,<text:line-break/>che possono esseére ruotati in modo da allineare le tacche<text:line-break/>con un'azione. Quando questo accade, il globo emette il<text:line-break/>rimbombo di un gong e continua a farlo finché le tacche<text:line-break/>non vengono disallineate. I colpi di gong sono intervallati<text:line-break/>di 6 secondi l'uno dall’altro e possono essere uditi entro un<text:line-break/>raggio di 180 metri.<text:line-break/><text:line-break/>4, MACCHINA OpIOsSA E MOLTO GROSSA<text:line-break/><text:line-break/>Trobriand usa questa caverna alta 15 metri come area di<text:line-break/>collaudo dei suoi progetti più pericolosi.<text:line-break/><text:line-break/>Rottami. La caverna è annerita da numeraosi falò ed<text:line-break/>esplosioni passate. Îl pavimento è disseminato dei resti<text:line-break/>infranti di uno scaladar e di altri costrutti irriconoscibili.<text:line-break/><text:line-break/>Calpestatore Folgorante. Un marchingegno Mastodontico<text:line-break/>fatto di legno, metallo è pietra torreggia all'interno dell'alcova<text:line-break/>nordest (non è visibile dall'ingresso della caverna).<text:line-break/><text:line-break/>Il Calpestatore Folgorante è costituito da una piattaforma<text:line-break/>discoidale del diametro di 9 metri montata su sette gambe<text:line-break/>meccaniche., Dalla piattaforma spuntano tre torrette<text:line-break/><text:line-break/>LIVELLO 13 | TL CIMITERO DI TROBRIAND<text:line-break/><text:line-break/>sferiche, ciascuna dotata di una bocchetta di ottone.<text:line-break/>L'intera costruzione è alta 6 metri. Il modulo di controllo è<text:line-break/>una camera oscurata dalla vista al centro della struttura,<text:line-break/>annidata tra le tre torrette.<text:line-break/><text:line-break/>Il Calpestatore ha vista cieca entro un raggio di 18 metri<text:line-break/><text:soft-page-break/>ed è cieco oltre quel raggio. Si attiva quando una creatura<text:line-break/>giunge entro 18 metri da esso e, una volta attivato,<text:line-break/>tenta di distruggere tutte le creature nella caverna. Non<text:line-break/>può inseguire le creature al di fuori della caverna, in<text:line-break/>quarnto è troppo grande per varcare l’uscita. I personaggi<text:line-break/>guadagnano 11.500 PE se lo disattivano o lo sconfiggono.<text:line-break/><text:line-break/>1] Calpestatore è un costrutto Mastodontico con<text:line-break/>immunità ai danni psichici e da veleno, nonché alle<text:line-break/>condizioni di accecato, affascinato, assordato, avvelenato,<text:line-break/>paralizzato e spaventato. Possiede una velocità base sul<text:line-break/>terreno di 12 metri. Il corpo principale (il disco con le<text:line-break/>torrette) ha CA 18 e 300 punti ferita. Le gambe possono<text:line-break/>essere attaccaté separatamente: ognuna ha CA 20 e<text:line-break/>50 punti ferita. Quando una gamba scende a O punti ferita,<text:line-break/>è disattivata e il Calpestatore può usare una reazione<text:line-break/>per staccarla dal corpo principale. Ogni volta che una<text:line-break/>delle gambe è disattivata, la velocità base sul terreno del<text:line-break/>Calpestatore è ridotta di 3 metri. L'intero marchingegno<text:line-break/>cade a terra e si disattiva se quattro delle sette gambe sono<text:line-break/>disattivate.<text:line-break/><text:line-break/>Î punteggi di caratteristica del Calpestatore sono<text:line-break/>i seguenti: Forza 23, Destrezza 10, Costituzione 20,<text:line-break/>Intelligenza 1, Saggezza 1, Carisma 1.<text:line-break/><text:line-break/>TRATTI DEL CALPESTATORE FOLGORANTE<text:line-break/>Superficie Elettrificata. Se una creatura termina il proprio turno<text:line-break/>a contatto con il corpo del Calpestatore {il disco o le torrette),<text:line-break/>deve effettuare un tiro salvezza su Costituzione con CD 15;<text:line-break/><text:line-break/>se fallisce, subisce 22 (4d10) danni da fulmine, mentre se lo<text:line-break/>supera, subisce la metà di quei danni.<text:line-break/><text:line-break/>Forma Immutabile. || Calpestatore è immune a qualsiasi<text:line-break/>incantesimo o effetto che tenti di alterare la sua forma.<text:line-break/><text:line-break/>AZIONI DEL CALPESTATORE FOLGORANTE<text:line-break/><text:line-break/>Multiattacco. ll Calpestatore effettua tre attacchi con la<text:line-break/>Torretta Folgorante e due attacchi con Calpestare.<text:line-break/><text:line-break/>Torretta Folgorante. La torretta spara un fulmine magico<text:line-break/>contro una creatura entro 18 metri dal Calpestatore. Il<text:line-break/>bersaglio deve effettuare un tiro salvezza su Destrezza con<text:line-break/>CD 15; se fallisce, subisce 44 ({8d10) danni da fulmine, mentre<text:line-break/>se lo supera, subisce la metaà di quei danni.<text:line-break/><text:line-break/>Calpestare. Attacco con Arma da Mischia: +8 al tiro per<text:line-break/>colpire, portata 3 m, una creatura. Colpito: 22 (3d10 + 6) danni<text:line-break/>contundenti.<text:line-break/><text:line-break/>CONTROMISURE<text:line-break/><text:line-break/>Îl Calpestatore e i suoi elementi possono essere disattivati<text:line-break/>o distrutti nei modi seguenti.<text:line-break/><text:line-break/>Modulo di Controllo. Una creatura in cima o sopra la<text:line-break/>piattaforma del Calpestatore può individuare il suo<text:line-break/>modulo di controllo effetiuando con successo una prova<text:line-break/>di Intelligenza (Indagare) o di Saggezza (Percezione)<text:line-break/>con CD 15. Con un'azione, un personaggio può cercare<text:line-break/>di aprire il pannello di accesso al modulo di controllo,<text:line-break/>strappandolo via con una prova di Forza (Atletica) con<text:line-break/><text:soft-page-break/>CD 25 effettuata con successo o rimuovendolo usando gli<text:line-break/>arnesi da scasso ed effettuando con successo una prova<text:line-break/>di Destrezza con CD 15, Dietro il pannello, incassata<text:line-break/>nel pavimento del modulo di controllo, c'è una semisfera<text:line-break/>di cristallo pulsante del diametro di 1,5 metri, dotata<text:line-break/>di CA 10, 25 punti ferita e immunità ai danni psichici</text:p>
      <text:p text:style-name="P1"/>
      <text:p text:style-name="P1"/>
      <text:p text:style-name="P1"/>
      <text:p text:style-name="P1">@@@ 26 @@@</text:p>
      <text:p text:style-name="P1"/>
      <text:p text:style-name="P1"/>
      <text:p text:style-name="P1"/>
      <text:p text:style-name="P1">e da veleno. La distruzione della semisfera di cristallo<text:line-break/>disattiva il Calpestatore.<text:line-break/><text:line-break/>Torretta Folgorante. Un personaggio può tentare di<text:line-break/>tappare la bocchetta di una torretta folgorante con una<text:line-break/>roccia del peso di 5 kg o un oggetto simile, effettuando<text:line-break/>con successo una prova di Forza (Atletica) con CD 15.<text:line-break/>Una torretta tappata non può sparare fulmini finché una<text:line-break/>creatura non usa un'azione per rimuovere l'ostruzione,<text:line-break/>effettuando con successo un'altra prova di Forza<text:line-break/>(Atletica) con CD 15. Il Calpestatore non è in grado<text:line-break/>rimuovere un'ostruzione da solo.<text:line-break/><text:line-break/>5. CUNICOLI TRA I ROTTAMI METALLICI<text:line-break/><text:line-break/>Una montagna di rottami metallici alta 12 metri è<text:line-break/>attraversata da una serie di cunicoli del diametro di<text:line-break/><text:line-break/>3 metri. La montagna di rottami metallici si riversa<text:line-break/>nell’area 2, domina la caverna a nord di quell’area e occupa<text:line-break/>completamente l’apertura tra le due caverne.<text:line-break/><text:line-break/>La superficie esterna della montagna di rottami è<text:line-break/>considerata terreno difficile. Inoltre, ogni creatura che<text:line-break/>cerchi di scalare il cumulo di metalli acuminati o di<text:line-break/>camminarci sopra deve effettuare con successo una<text:line-break/>prova di Destrezza (Acrobazia) con CD 15 per evitare di<text:line-break/>provocare una piccola frana che lo farebbe cadere a terra<text:line-break/>prono infliggendogli 7 (2d6) danni perforanti.<text:line-break/><text:line-break/>Le entrate ai cunicoli sono indicate con una freccia sulla<text:line-break/>mappa 13. I cunicoli contengono quanto segue:<text:line-break/><text:line-break/>Rugginofagi. Un rugginofago si ingozza dei rottami<text:line-break/>metallici in ognuno dei quadretti indicati con una R<text:line-break/>sulla mappa.<text:line-break/><text:line-break/>Camera Centrale. A] centro dei cunicoli si apre una<text:line-break/>camera larga 9 metri, lunga 12 metri e alta 3 metri che<text:line-break/>contiene quattro hobgoblin morti. Dieci figli della lava<text:line-break/>(vedi l'appendice A) si nascondono nelle pareti e si fanno<text:line-break/>avanti per attaccare chiunque entri nella stanza.<text:line-break/><text:line-break/>Î rugginofagi tendono a ignorare le creature che si<text:line-break/>tengono a debita distanza da loro. Se però un personaggio<text:line-break/>indossa un'’armatura di metallo o porta uno scudo di<text:line-break/>metallo e giunge entro 1,5 metri da un rugginofago, c'è<text:line-break/>una probabilità del 30 per cento che la creatura attacchi<text:line-break/>il personaggio con l’intenzione di divorare l'armatura<text:line-break/>o lo scudo.<text:line-break/><text:line-break/><text:soft-page-break/>I figli della lava camminano attraverso i rottami metallici<text:line-break/>come se questi non esistessero. Considerano Zox un<text:line-break/>amico fidato e, su sua richiesta, attaccano le creature che<text:line-break/>entrano nella camera centrale. I figli della lava inseguono<text:line-break/>le creature in fuga fino all’entrata dei cunicoli, prima di<text:line-break/>scomparire nuovamente tra i rottami di metallo. Finché<text:line-break/>sono nascosti nelle pareti di metallo, i figli della lava<text:line-break/>beneficiano di copertura totale.<text:line-break/><text:line-break/>Gli hobgoblin erano stati inviati a stanare e uccidere<text:line-break/>Zox Clammersham, ma sono caduti vittime dei figli della<text:line-break/>lava. Se un personaggio esamina i cadaveri ed effettua con<text:line-break/>SUCcCesso una prova di Saggezza (Medicina) con CD 10,<text:line-break/>determina che gli hobgoblin sono stati uccisi due giorni<text:line-break/>fa. Un'ispezione dei cadaveri degli hobgoblin rivela che<text:line-break/>uno di loro è in possesso di un ritratto a carboncino di<text:line-break/>Zox Clammersham, tracciato su un foglio di pergamena<text:line-break/>accartocciato.<text:line-break/><text:line-break/>6. TUNNEL POSTERIORE<text:line-break/><text:line-break/>Cadaveri. Contro le pareti di questo tunnel alto 6 metri,<text:line-break/>giacciono i cadaveri mutilati di dieci hobgoblin.<text:line-break/><text:line-break/>Scaladar. Tre scaladar (vedi l'appendice A) pattugliano<text:line-break/>il tunnel.<text:line-break/><text:line-break/>I tre scaladar vanno a caccia insiemne e hanno da Zox<text:line-break/>l’ordine di uccidere ogni umanoide che incontrano. Se<text:line-break/>possibile, i personaggi dovrebbero incontrare gli scaladar<text:line-break/>dopo che hanno avuto tempo di ispezionare i cadaveri degli<text:line-break/>hobgoblin.<text:line-break/><text:line-break/>Gli hobgoblin erano stati inviati per trovare e uccidere<text:line-break/>ZOox, ma sono caduti vittime degli scaladar. Se un<text:line-break/>personaggio esamina i cadaveri ed effettua con successo<text:line-break/>una prova di Saggezza (Medicina) con CD 10, può<text:line-break/>determinare che gli hobgoblin sono morti da circa una<text:line-break/>decade. Metà di loro sono stati fatti a pezzi da artigli affilati<text:line-break/>e gli altri sono morti per le profonde ferite inferte da un<text:line-break/>lungo pungiglione rovente.<text:line-break/><text:line-break/>7. PALAZZO CLAMMERSHAM<text:line-break/><text:line-break/>Soffitto. I] soffitto di questa caverna è alto 27 metri.<text:line-break/><text:line-break/>Palazzo. Sopra uno strato di rottami metallici contorti<text:line-break/>alto 6 metri, sorge un palazzo fatiscente fatto di lastre<text:line-break/>metalliche frastagliate saldate assieme. Sono visibili<text:line-break/>alcune porte circolari di ferro leggermente rientranti<text:line-break/>rispetto alle pareti.<text:line-break/><text:line-break/>Cumulo di Rottami. Lungo le pendici del cumulo di<text:line-break/>rottami giacciono i cadaveri mutilati di parecchi<text:line-break/>rugginojfagi.<text:line-break/><text:line-break/>TRATTI DEL PALAZZO<text:line-break/><text:line-break/>Di seguito sono riassunti i tratti strutturali del palazzo.<text:line-break/>Soffitti. 1 soffitti di tutto il palazzo sono altri 6 metri.<text:line-break/>Porte. L'accesso al palazzo è bloccato da porte circolari<text:line-break/><text:line-break/>del diametro di 2,1 metri. Ogni porta è fatta di lastre di<text:line-break/><text:line-break/><text:soft-page-break/>ferro imbullonate e dotate di maniglie di ferro, cardini di<text:line-break/><text:line-break/>ferro e una solida serratura di ferro. Ogni serratura ha la<text:line-break/><text:line-break/>forma del volto di uno gnomo sorridente a cui manca il<text:line-break/><text:line-break/>naso. Zox porta con sé una tozza chiave di ferro, la cui testa<text:line-break/><text:line-break/>ha la forma di un naso sporgente, in grado di aprire tutte<text:line-break/><text:line-break/>e nove le porte. Zox aveva fabbricato anche una chiave di<text:line-break/><text:line-break/>riserva, ma l’ha persa nel corso di una recente incursione a<text:line-break/><text:line-break/>Sottomonte (vedi il livello 12, area 14).<text:line-break/><text:line-break/>Un personaggio può tentare di scassinare la serratura<text:line-break/><text:line-break/>di una porta usando gli arnesi da scasso ed effettuando<text:line-break/><text:line-break/>con successo una prova di Destrezza con CD 20. Anche<text:line-break/><text:line-break/>un incantesimo scassinare o una magia simile funzionano<text:line-break/><text:line-break/>a questo scopo. Una porta può essere aperta a viva forza<text:line-break/><text:line-break/>effettuando con successo una prova di Forza (Atletica) con<text:line-break/><text:line-break/>CD 30 e può anche essere distrutta. Ogni porta ha CA 19,<text:line-break/><text:line-break/>40 punti ferita, una soglia di danno pari a 10 e immunità ai<text:line-break/><text:line-break/>danni psichici e da veleno.<text:line-break/><text:line-break/>Zox ha lanciato un incantesimo é&amp;lifo di interdizione<text:line-break/><text:line-break/>su ogni porta. Ogni glifo è tracciato sul lato interno della<text:line-break/><text:line-break/>porta, in modo da non poter essere individuato da chi è<text:line-break/><text:line-break/>fuori dal palazzo. I] glifo si innesca quando qualcuno apre<text:line-break/><text:line-break/>la porta senza usare la relativa chiave. Una volta innescato,<text:line-break/><text:line-break/>il glifo diffonde un'ondata di energia magica entro una sfera<text:line-break/><text:line-break/>del raggio di 6 metri centrata su di esso, Ogni creatura in<text:line-break/><text:line-break/>quell'area deve effettuare un tiro salvezza su Destrezza con<text:line-break/><text:line-break/>CD 17; se fallisce, subisce 31 (7d8) danni da tuono, mentre<text:line-break/><text:line-break/>se lo supera, subisce la metà di quei danni. Il rumore di<text:line-break/><text:line-break/>un glifo innescato può essere udito in tutta la caverna e<text:line-break/><text:line-break/>nel palazzo. Zox è messo in allarme e aspetta gli intrusi<text:line-break/><text:line-break/>nell’area 7c.<text:line-break/><text:line-break/>Tiluminazione. Gli interni del palazzo sono immersi<text:line-break/>nell’oscurità. Zox si affida alla scurovisione per vedere.<text:line-break/>Pareti. Le pareti del palazzo sono spesse 3 metri e fatte<text:line-break/><text:line-break/><text:soft-page-break/>di rottami di metallo ammassati tra barriere interne ed<text:line-break/><text:line-break/>esterne di metallo saldato. La fortezza è priva di finestre,<text:line-break/><text:line-break/>ma un esame accurato delle pareti rivela dei varchi in cui<text:line-break/>una creatura di taglia Minuscola o una creatura in forma<text:line-break/>gassosa potrebbe insinuarsi.<text:line-break/><text:line-break/>LIVELLO 139 | IL CIMITERO DI TROBRIAND</text:p>
      <text:p text:style-name="P1"/>
      <text:p text:style-name="P1"/>
      <text:p text:style-name="P1"/>
      <text:p text:style-name="P1">@@@ 27 @@@</text:p>
      <text:p text:style-name="P1"/>
      <text:p text:style-name="P1"/>
      <text:p text:style-name="P1"/>
      <text:p text:style-name="P1">7A. RIPOSTIGLIO DEI ROTTAMI<text:line-break/><text:line-break/>Zox custodisce in questa stanza i rottami più insoliti, in<text:line-break/>attesa di trovare un modo creativo per riciclarli. La stanza<text:line-break/>contiene quanto segue:<text:line-break/><text:line-break/>Tavolo. Questo tavolo di forma rozzamente esagonale,<text:line-break/>alto 60 crn e fatto di pezzi di metallo saldati, è coperto di<text:line-break/>frammenti di macchinari riciclati e avanzi di cibo.<text:line-break/>Musica. Una musica tintinnante giunge dall'ingresso a sud<text:line-break/>(che conduce all’area 7ec).<text:line-break/><text:line-break/>7B. ALLOGGI PERSONALI<text:line-break/><text:line-break/>Animale da Compagnia. Un tasso gigante rosicchia con<text:line-break/>gusto un pupazzo di stoffa al centro della stanza,<text:line-break/><text:line-break/>Mobili. La squallida mobilia include un letto disfatto,<text:line-break/>uri tavolo da disegno e una cassaforte di ferro (vedi<text:line-break/>“Cassaforte di Ferro” più sotto).<text:line-break/><text:line-break/>Alcove. Le alcove a sud includono una latrina con un<text:line-break/>pessimo sistemna di scolo e una modesta cucina dove le<text:line-break/>pentole e le padelle sono incrostate di cibo ammuffito.<text:line-break/><text:line-break/>Arco. Nella parete ovest è incassato un arco di pietra,<text:line-break/>decorato con incisioni che raffigurano dei goblin<text:line-break/>danzatiti. Sulla chiave di volta dell’arco, sono scolpite le<text:line-break/>lettere DeQ.<text:line-break/><text:line-break/>Îl tasso gigante combatte solo per difendersi. Se i<text:line-break/>personaggi usano la magia per comunicare con lui,<text:line-break/>possono apprendere le informazioni seguenti facendo le<text:line-break/>domande giuste:<text:line-break/><text:line-break/>. Zox ha paura dei “mostri che indossano il metallo rosso”<text:line-break/>(gli hobgoblin) e ha fatto amicizia con “gli uomini che<text:line-break/>bruciano” (gli azer) e i “sorridenti” (i figli della lava) che<text:line-break/>vivono nelle caverne circostanti. Zox è protetto da una<text:line-break/>guardia del corpo di nome Rex.<text:line-break/><text:line-break/>. Zox normalmente prende il cibo dalla vicina foresta<text:line-break/>di funghi (vedi l’area 12), ma i “mostri che indossano<text:line-break/>il metallo rosso” di recente hanno appiccato il fuoco<text:line-break/>alla foresta.<text:line-break/><text:line-break/>- La combinazione della cassaforte di Zox è “cane della<text:line-break/>prateria, vombato, tasso, armadillo, vombato”.<text:line-break/><text:soft-page-break/><text:line-break/>Portale Arcuato per il Livello 6. L'arco incassato nella<text:line-break/>parete ovest è uno dei portali magici di Halaster (vedi<text:line-break/>“Portali” a pagina 12), a cui si applicano le regole seguenti:<text:line-break/><text:line-break/>. Se una creatura situata entro 1,5 metri dall’arco intona<text:line-break/>una nota musicale “do” o la suona con uno strumento<text:line-break/>musicale, il portale si apre per 1 minuto.<text:line-break/><text:line-break/>* Î personaggi devono essere di livello pari o superiore<text:line-break/>al 9° per attraversare questo portale (vedi “Jhesiyra<text:line-break/>Kestellharp” a pagina 10). La prima creatura a passare<text:line-break/>attraverso il portale innesca una runa antica (vedi “Rune<text:line-break/>Antiche” a pagina 12).<text:line-break/><text:line-break/>« Una creatura che attraversa il portale compare nell’area<text:line-break/>47a del livello 6, nello spazio libero più vicino al portale<text:line-break/>identico situato in quell’area.<text:line-break/><text:line-break/>Cassailorte di Ferro. Questa cassaforte di ferro quadrata<text:line-break/>con lato di 60 cem pesa 500 kg. Ha CA 19, 50 punti ferita,<text:line-break/>una soglia di danno pari a 15 e immunità ai danni psichici<text:line-break/>e da veleno. La serratura mostra i pittogrampmi dei seguenti<text:line-break/>animali scavatori al posto dei numeri: armadillo, cane<text:line-break/>della prateria, coniglio, gerbillo, scoiattolo, suricata, talpa,<text:line-break/>tarantola, tasso e vombato.<text:line-break/><text:line-break/>Se un personaggio passa 1 minuto appoggiando l'orecchio<text:line-break/>alla porta della cassaforte, può tentare di indovinare la<text:line-break/>combinazione della serratura, effettuando con successo<text:line-break/>tuna prova di Destrezza (Percezione) con CD 25. La<text:line-break/>combinazione esatta è cane della prateria, vombato, tasso,<text:line-break/>armadillo, vombato. Anche un incantesimo scassinare o una<text:line-break/>magia simile è in grado di aprire la cassaforte.<text:line-break/><text:line-break/>LINVELLO 13 | IL CIMITERO DI TROBETAND<text:line-break/><text:line-break/>Tesoro. La cassaforte contiene novanta lingotti d'oro<text:line-break/>del peso di mezzo chilogrammo (100 mo ciascuno), dieci<text:line-break/>granati rossi (100 mo ciascuno), una serie di pigmenti<text:line-break/>meravigliosi di Nolzur e il libro degli incantesimi di Zox, a<text:line-break/>cui mancano la copertina e alcune pagine a seguito degli<text:line-break/>imprevisti affrontati nel corso delle avventure. Il libro degli<text:line-break/>incantesimi contiene tutti gli incantesimi preparati da Zox,<text:line-break/>più animare oggetti, fabbricare, glifo di interdizione, saltare<text:line-break/>e trucco della corda.<text:line-break/><text:line-break/>7G. LABORATORIO DELL'INVENTORE<text:line-break/><text:line-break/>Inventore. Uno gnomo dalla chioma scarmigliata che<text:line-break/>indossa un grembiule sporco di grasso sopra una veste<text:line-break/>logora (Zox Clammersham) se ne sta seduto sul tavolo e<text:line-break/>usa una serie di strumenti da inventore per riparare un<text:line-break/>carillon Minuscolo che suona una melodia tintinnante.<text:line-break/><text:line-break/>Guardiano. Rex, un guardiano protettore su cui sono<text:line-break/>dipinte stelle e falci di luna dorate, attende in piedi<text:line-break/>accanto al tavolo.<text:line-break/><text:line-break/>Pagine Sparse. Sul pavimento sono disseminati vari<text:line-break/>fogli pergamenati, su cui sono tracciati i progetti di vari<text:line-break/>marchingegni metallici (incluso il Simulacrux nell’area 2).<text:line-break/><text:line-break/>Îl guardiano protettore Rex accompagna Zox ovunque<text:line-break/><text:soft-page-break/>si rechi. A differenza della maggior parte dei guardiani<text:line-break/>protettori, Rex non possiede un amuleto e quindi non può<text:line-break/>essere comandato da un'altra creatura. Zox ha custodito un<text:line-break/>incantesimo invisibilità superiore nel guardiano protettore.<text:line-break/>Zox Clammersham è uno gnomo delle rocce arcimago,<text:line-break/>con le modifiche seguenti:<text:line-break/><text:line-break/>. Zox è caotico buono.<text:line-break/><text:line-break/>. Possiede i tratti razziali seguenti: Parla l’Aquan, l'Auran,<text:line-break/>il Comune, lo Gnomesco, l'Ignan e il Terran. È Piccolo<text:line-break/>e ha una velocità base sul terreno di 7,5 metri. È dotato<text:line-break/>di scurovisione entro un raggio di 18 metri. Dispone di<text:line-break/>vantaggio a tutti i tiri salvezza su Intelligenza, Saggezza<text:line-break/>e Carisma contro la magia.<text:line-break/><text:line-break/>. Ha preparato l'incantesimo confusione al posto di esilio.<text:line-break/><text:line-break/>Zox sì è ritirato nel Cimitero di Trobriand dopo che<text:line-break/>il resto del suo gruppo di avventurieri è caduto preda<text:line-break/>dei pericoli di Sottomonte. Ha completamente perso la<text:line-break/>cognizione del tempo: non sa più da quanto tempo i suoi<text:line-break/>compagni siano periti o per quanto tempo sia rimasto<text:line-break/>da solo. A Zox non interessa unirsi a un altro gruppo di<text:line-break/>avventurieri e preferisce lavorare da solo.<text:line-break/><text:line-break/>ZOx porta con sé una chiave che può aprire le porte del<text:line-break/>palazzo e, al dito medio della mano sinistra, un anello di<text:line-break/>controllo degli scaladar, che gli consente di comandare gli<text:line-break/>scaladar di questo livello. Non si separa mai dall’anello e può<text:line-break/>arrivare al punto di ingoiarlo pur di impedirne il furto. Se<text:line-break/>attaccato o minacciato, Zox attiva le torrette sferiche della<text:line-break/>stanza e poi ordina al suo guardiano protettore di attaccare.<text:line-break/><text:line-break/>Îl carillon di Zox non possiede alcuna proprietà magica, a<text:line-break/>parte quella di suonare una melodia. La musica continua a<text:line-break/>suonare ininterrottamente, finché il carillon non viene fatto<text:line-break/>cadere, SCOSSO o maneggiato bruscamente in altri modi. Il<text:line-break/>carillon è un oggetto Minuscolo con CA 10, 1 punto ferito<text:line-break/>e immunità ai danni psichici e da veleno. Purché possieda<text:line-break/>1 punto ferita, può essere riparato usando gli strumenti<text:line-break/>da inventore. Per ripararlo, è necessario lavorarci per<text:line-break/>10 mminuti ed effettuare Ccon successo una prova di Destrezza<text:line-break/>con CD 15, nel qual caso la musica ricomincia a suonare.<text:line-break/><text:line-break/>Zox intende usare il Simulacrux (vedi l'area 2a) per<text:line-break/>creare abbastanza scaladar da costruire nuove invenzioni<text:line-break/>e controllare comodamente quello che ora considera il suo<text:line-break/>dominio. I] più grosso ostacolo al raggiungimento di questo<text:line-break/>obiettivo è costituito dagli hobgoblin che continuano a<text:line-break/>rubare i suoi rottami.</text:p>
      <text:p text:style-name="P1"/>
      <text:p text:style-name="P1"/>
      <text:p text:style-name="P1"/>
      <text:p text:style-name="P1">@@@ 28 @@@</text:p>
      <text:p text:style-name="P1"/>
      <text:p text:style-name="P1"/>
      <text:p text:style-name="P1"/>
      <text:p text:style-name="P1">O. FUCINA<text:line-break/><text:line-break/>— zzz ai i: n l— e — i<text:line-break/><text:line-break/>Zox ha convinto le creature che vivono in questa caverna<text:line-break/>che lui è l'apprendista di Trobriand e quindi merita la loro<text:line-break/><text:soft-page-break/>collaborazione. Questa caverna alta 27 metri e dal soffitto<text:line-break/>sporco di fuliggine contiene quanto segue:<text:line-break/><text:line-break/>Forge. Un intenso calore e densi sbuffi di fumo si levano<text:line-break/>dalle cinque forge che sporgono dalle pareti della<text:line-break/>caverna, i cui fuochi illuminano la caverna stessa. Un<text:line-break/>azer fabbro è presente accanto a ogni forgia.<text:line-break/><text:line-break/>Cumulo di Rottami. Un cumulo di rottami metallici<text:line-break/>alto 6 metri domina la parte centrale della caverna. Al<text:line-break/>suo interno si nascondono nove figli della lava (vedi<text:line-break/>l’appendice A).<text:line-break/><text:line-break/>Le rune incise sulle pareti interne di ogni forgia<text:line-break/>incanalano un flusso di energia magica proveniente dal<text:line-break/>Piano Elementale del Fuoco, Se una forgia viene distrutta,<text:line-break/>sinette di generare fuoco e calore. Ogni forgia ha CA 17,<text:line-break/>50 punti ferita e immunità ai danni psichici e da veleno.<text:line-break/><text:line-break/>AZER<text:line-break/>Gli azer sono stati prelevati dal Piano Elementale del Fuoco<text:line-break/>e portati qui da Trobriand affinché scolpissero il metallo<text:line-break/>nelle forme desiderate. Spacciandosi per apprendista di<text:line-break/>Trobriand, Zox ha ordinato agli azer di fabbricare alcune<text:line-break/>parti del Simulacrux (vedi l'area 2a) e di altri suoi progetti<text:line-break/>speciali. Gli azer conoscono la funzione del Simulacrux<text:line-break/>(replicare gli scaladar), ma sono erroneamente convinti<text:line-break/>che Zox lo stia costruendo su ordine di Trobriand e non di<text:line-break/>sua iniziativa. Gli azer trovano Zox frustrante, in quanto lo<text:line-break/>gnomo è confusionario e li fa lavorare su più progetti alla<text:line-break/>volta. Detestano decisamente gli hobgoblin, che derubano il<text:line-break/>loro metallo.<text:line-break/><text:line-break/>Un personaggio può convincere un azer a intraprendere<text:line-break/>un nuovo progetto effettuando con successo una prova<text:line-break/>di Carisma (Persuasione) con CD 19, Gli azer lavorano<text:line-break/>gratuitamente e possono fabbricare un’arma di metallo<text:line-break/>o uno scudo di metallo funzionale in 1d6 giorni, oppure<text:line-break/>un'armatura di metallo funzionale in 3d6 giorni.<text:line-break/><text:line-break/>Gli azer non sono una minaccia. Se i figli della lava<text:line-break/>attaccano il gruppo, gli azer non si uniscono allo scontro e<text:line-break/>preferiscono osservare la scena a debita distanza.<text:line-break/><text:line-break/>FIGLI DELLA LAVA<text:line-break/><text:line-break/>I figli della lava possono passare attraverso il metallo<text:line-break/>come se non esistesse. Quelli di quest'area si nascondono<text:line-break/>tra i rottami metallici e ne escono per attaccare qualsiasi<text:line-break/>creatura, a eccezione di Zox o degli azer, che giunga entro<text:line-break/>1,5 metri dal loro cumulo di rottami.<text:line-break/><text:line-break/>9. PozzE DI METALLO<text:line-break/><text:line-break/>Questa caverna è alta 9 metri e contiene due pozze<text:line-break/>profonde 3 metri di metallo liquido scintillante che sgorga<text:line-break/>dal Piano Elementale della Terra. La pozza ovest contiene<text:line-break/>ferro liquido, mentre quella est contiene acciaio liquido.<text:line-break/>Nonostante il metallo sia liquefatto, risulta freddo al tocco.<text:line-break/>Un incantesimo individuazione del magico rivela una forte<text:line-break/>aura magica di trasmutazione emanata da ogni pozza. A<text:line-break/>prescindere dalla quantità di metallo che viene rimossa da<text:line-break/>una pozza, la sua profondità non cambia mai.<text:line-break/><text:line-break/><text:soft-page-break/>Îl metallo rimosso da una pozza si solidifica all'istante e<text:line-break/>diventa rigido e immutabile come il ferro battuto o l’acciaio<text:line-break/>temprato. Il metallo si indurisce istantaneamente non<text:line-break/>appena esce dalla pozza e forma un rivestimento rigido<text:line-break/>attorno a tutto ciò che era stato imimerso nella sua versione<text:line-break/>liquida. Per rimuovere a viva forza il rivestimento di<text:line-break/><text:line-break/>metallo indurito, è necessario effettuare con successo una<text:line-break/>prova di Forza (Atletica) con CD 23.<text:line-break/><text:line-break/>Chi conosce la procedura giusta può estrarre metallo<text:line-break/>dalle pozze in forma di cubi. Una creatura può apprendere<text:line-break/>il metodo lanciando identificare su una pozza o chiedendo<text:line-break/>a ZoOx. Una creatura deve posizionare una 0 più mani entro<text:line-break/>30 cm dalla superficie della pozza e recitare la formula<text:line-break/>seguente in Terran: agrach taar azfach (che, tradotto<text:line-break/>approssimativamente in Comune, significa “dalla forma<text:line-break/>all’informe”). Questo fa emergere dalla pozza del metallo<text:line-break/>liquido, che si indurisce in un cubo solido con spigolo di<text:line-break/>30 em e fluttua senza peso nell'aria al di sopra della pozza,<text:line-break/>dove chiunque può afferrarlo. L’atto di chiamare a sé uno<text:line-break/>di questi cubi è magicamente stancante e una creatura<text:line-break/>subisce un livello di indebolimento quando lo fa.<text:line-break/><text:line-break/>Un minuto dopo essersi indurito, il cubo riacquista il suo<text:line-break/>peso. Un cubo di ferro o di acciaio con spigolo di 30 em<text:line-break/>pesa 250 kg.<text:line-break/><text:line-break/>10. CAVERNA DEL RIPOSO<text:line-break/><text:line-break/>Al centro di questa caverna alta 9 metri, sono visibili i<text:line-break/>resti del falò di un gruppo di avventurieri. La caverna non<text:line-break/>contiene nessun altro tratto degno di nota.<text:line-break/><text:line-break/>11. CAMPO BASE DEGLI HOBGOBLIN<text:line-break/><text:line-break/>Gli hobgoblin hanno fatto di questa caverna alta 18 metri<text:line-break/>il loro campo base. Il loro capo, una spietata hobgoblin<text:line-break/>signora della guerra di nome Yargoth la Demolitrice,<text:line-break/>risponde a un signore della guerra più potente di lei,<text:line-break/>chiamato Dominio [Incoronato (vedi il livello 14).<text:line-break/><text:line-break/>IÎlA. STALATTITI E STALAGMITI<text:line-break/><text:line-break/>Formazioni Rocciose. Le stalattiti variano in altezza dai 3<text:line-break/>ai 6 metri e pendono dal soffitto della caverna, mentre le<text:line-break/>stalagmiti di taglia analoga spuntano dal pavimento.<text:line-break/><text:line-break/>Mostri. Dietro un gruppo di stalagmiti a nord, si<text:line-break/>nascondono cinque cani della morte addomesticati,<text:line-break/>quattro hobgoblin e l’hobgoblin signora della guerra<text:line-break/>Yargoth la Demolitrice.<text:line-break/><text:line-break/>Quando Yargoth impartisce l’ordine, lei e i cani della<text:line-break/>morte si gettano in mischia per combattere mentre gli altri<text:line-break/>hobgoblin sfruttano la copertura delle formazioni rocciose<text:line-break/>e scagliano le loro frecce. Anche gli hobgoblin nell’area 11b<text:line-break/>si uniscono alla battaglia caricando, mirando e facendo<text:line-break/>fuoco con i cannoni fiammeggianti in quell’area.<text:line-break/><text:line-break/>Se i personaggi scelgono di parlamentare con Yargoth,<text:line-break/>la hobgoblin suggerisce di unire le forze e di assaltare la<text:line-break/>fortezza di Zox. Yargoth sa che le porte della fortezza sono<text:line-break/>chiuse a chiave e protette da trappole magiche, e che Zox è<text:line-break/><text:soft-page-break/>protetto da un alto costrutto simile a un golem (il guardiano<text:line-break/>protettore Rex). Yargoth vuole l'anello di controllo degli<text:line-break/>scaladar in possesso di Zox, come ricompensa per i suoi<text:line-break/>sforzi; sc i personaggi accettano di aiutarla, sono liberi<text:line-break/>di rivendicare qualsiasi altra cosa trovino nella fortezza.<text:line-break/>Yargoth tiene fede alla sua parte del patto, purché i<text:line-break/>personaggi facciano altrettanto.<text:line-break/><text:line-break/>llB. FUOCO E RUGGINE<text:line-break/><text:line-break/>Difese. Sei hobgoblin montano la guardia accanto a un<text:line-break/>paio di cannoni fiammeggianti puntati contro un ponte di<text:line-break/>pietra naturale.<text:line-break/><text:line-break/>Recinto Illuminato. Un recinto con pareti di pietra alte<text:line-break/>poaco più di 2 metri sporge dalla parete ovest. Al suo<text:line-break/>interno sono intrappolati quattro rugginofagi. Alcune<text:line-break/>sacche luminose (le ghiandole degli scarabei di fuoco<text:line-break/>giganti) sono state legate a una corda e appese come<text:line-break/>decorazioni in cima alle pareti del recinto. Ogni sacca<text:line-break/><text:line-break/>LIVELLO T3 | IL CIMITERO DI TEGRRIAND</text:p>
      <text:p text:style-name="P1"/>
      <text:p text:style-name="P1"/>
      <text:p text:style-name="P1"/>
      <text:p text:style-name="P1">@@@ 29 @@@</text:p>
      <text:p text:style-name="P1"/>
      <text:p text:style-name="P1"/>
      <text:p text:style-name="P1"/>
      <text:p text:style-name="P1">proietta una luce arancione equivalente a quella di<text:line-break/>una torcia.<text:line-break/><text:line-break/>Strumenti. Contro le pareti di questo recinto, sono state<text:line-break/>appoggiate due aste lunghe 3 metri, con un cappio di<text:line-break/>corda legato a una delle estremità, è un malridotto scudo<text:line-break/>torre di legno.<text:line-break/><text:line-break/>Quando Yargoth dà l’ordine di attaccare, tre hobgoblin<text:line-break/>che agiscono allo stesso conteggio di iniziativa<text:line-break/>caricano, mirano e fanno fuoco con ognuno dei cannoni<text:line-break/>fiammeggianti. Gli hobgoblin hanno scoperto queste<text:line-break/>macchine d'assedio nel corso della loro prima esplorazione<text:line-break/>del Cimitero di Trobriand.<text:line-break/><text:line-break/>Un cannone fiammeggiante è un massiccio<text:line-break/>marchingegno che scaglia barili di fuoco dell’alchimista<text:line-break/>che esplodono all'impatto. Prima che sia possibile fare<text:line-break/>fuoco con una di queste armi, è necessario caricarla e<text:line-break/>mirare. E richiesta un’azione per caricare l’arma, una<text:line-break/>per mirare e una per fare fuoco. Accanto a ogni cannone<text:line-break/>fiammeggiante, sono stati collocati tre barili di fuoco<text:line-break/>dell’alchimista.<text:line-break/><text:line-break/>Cannone Fiammeggiante. Attacco con Arma a Distanza: +4 al<text:line-break/>tiro per colpire, gittata 18/72 m, un bersaglio, Colpito: 3 (1d6)<text:line-break/>danni contundenti più 17 (5d6) danni da fuoco e il bersaglio<text:line-break/>prende fuoco. Finché brucia, il bersaglio subisce 1d6 danni da<text:line-break/>fuoco all'inizio di ogni suo turno. Una creatura può porre fine a<text:line-break/>questi danni immergendosi nell’acqua o usando un’azione per<text:line-break/>effettuare con successo una prova di Destrezza con CD 10 per<text:line-break/>estinguere le fiamme.<text:line-break/><text:line-break/>Il recinto di pietra è dotato di un cancello su cardini<text:line-break/>fatto di solidi pali di legno legati assieme con la corda. Il<text:line-break/><text:soft-page-break/>cancello è tenuto chiuso da una semplice corda annodata.<text:line-break/>Agli hobgoblin piace tenere i rugginofagi a digiuno per<text:line-break/>qualche giorno, per poi sguinzagliarli in giro per il livello.<text:line-break/>I rugginofagi non possono fuggire dal recinto da soli, ma<text:line-break/>sono attirati dall'odore del metallo. Gli hobgoblin usano<text:line-break/>lo scudo torre di legno e te aste di 3 metri per spingere i<text:line-break/>rugginofagi fuori dal recinto e tenerli lontani dalle loro<text:line-break/>armature di metallo.<text:line-break/><text:line-break/>Dodici ghiandole di scarabeo di fuoco gigante illuminano<text:line-break/>il recinto dei mostri. Ogni ghiandola è grande quanto una<text:line-break/>pagnotta e risplende per 1d3 giorni prima di estinguersi.<text:line-break/><text:line-break/>12. PARADISO PERDUTO<text:line-break/><text:line-break/>Queste caverne alte 12 metri un tempo ospitavano una<text:line-break/>rigogliosa foresta di funghi e una colonia di pacifici<text:line-break/>miconidi. Gli hobgoblin hanno massacrato i miconidi e poi<text:line-break/>hanno incendiato la foresta. In tutte queste caverne, un<text:line-break/>acre odore di fumo aleggia nell'aria.<text:line-break/><text:line-break/>12A. FORESTA SUD<text:line-break/><text:line-break/>Resti Bruciati. ] gambi anneriti e fumanti degli zurkh, i cui<text:line-break/>cappelli sono stati distrutti dalle fiamme, si ergono tra i<text:line-break/>resti carbonizzati di quelli che un tempo erano giardini di<text:line-break/>funghi meticolosamente curati.<text:line-break/><text:line-break/>Cadaveri., Tra i resti distrutti dei funghi, giacciono i<text:line-break/>cadaveri carbonizzati di 1d4 scarabei di fuoco giganti,<text:line-break/>1d6 miconidi germogli e 1d5 miconidi adulti. Dai<text:line-break/>cadaveri degli scarabei di fuoco sono state rimosse Îe<text:line-break/>ghiandole.<text:line-break/><text:line-break/>Se un personaggio ispeziona i cadaveri ed effettua con<text:line-break/>successo una prova di Saggezza (Medicina) con CD 15, può<text:line-break/>determinare che gli scarabei e i miconidi sono stati uccisi<text:line-break/>da armni taglienti e frecce e poi sono stati bruciati.<text:line-break/><text:line-break/>12B. FORESTA CENTRALE<text:line-break/>Quest’area possiede gli stessi tratti dell'area 12a.<text:line-break/><text:line-break/>LIVELLO 13 | IL GIMITERO DI TROBETAND<text:line-break/><text:line-break/>12C. FORESTA NORD<text:line-break/><text:line-break/>I tratti di quest’area sono simili a quelli dell'area 12a,<text:line-break/><text:line-break/>a cui si aggiunge il corpo di una miconide sovrana<text:line-break/><text:line-break/>alta 2,4 metri che giace tra gli altri cadaveri, trafitta da<text:line-break/>molte frecce degli hobgoblin e bruciata come gli altri<text:line-break/>cadaveri. Se la sovrana viene toccata, un fremito di vita la<text:line-break/>riscuote, essendosi stabilizzata a O punti ferita. Se riceve<text:line-break/>cure magiche, si risveglia ed espelle una nube di spore<text:line-break/>comunicanti per comunicare con i suoi salvatori. Se il<text:line-break/>gruppo cura la sovrana, ottiene 450 FE.<text:line-break/><text:line-break/>La miconide sovrana, Chanterella, possiede un<text:line-break/>cappello giallo sgargiante e un corpo giallo increspato,<text:line-break/>parzialmente bruciacchiato dalle fiamme. Racconta ai<text:line-break/>personaggi l’orribile attacco degli hobgoblin e piange la<text:line-break/>distruzione della sua colonia. In cenno di gratitudine per<text:line-break/>l’aiuto ricevuto, la sovrana consegna ai personaggi il suo<text:line-break/><text:soft-page-break/>tesoro nascosto (vedi “Tesoro” più sotto). Chanterella<text:line-break/>incoraggia poi i personaggi a mettersi in cerca di Zox, se<text:line-break/>hanno bisogno di alleati. La miconide ha un’alta opinione<text:line-break/>dello gnomo.<text:line-break/><text:line-break/>Chanterella non abbandona queste caverne. Sebbene<text:line-break/>la sua colonia sia stata spazzata via, la miconide sovrana<text:line-break/>viuole tentare di fare ricrescere la foresta di funghi. Dopo<text:line-break/>avere aiutato i personaggi per quanto le è possibile, li saluta<text:line-break/>e li invita a tornare ogni volta che vogliono.<text:line-break/><text:line-break/>Tesoro. Una chiazza quadrata con lato di 3 metri e<text:line-break/>spessa 30 cm di muffa viola luminosa, ma annerita dalla<text:line-break/>fuliggine, copre il soffitto dell’alcova nord (contrassegnata<text:line-break/>con una X sulla mappa 13). Sotto la muffa sono sepolti<text:line-break/>due fiaschi, uno contenente una pozione di diminuzione<text:line-break/>e l’altro una pozione di longevità. Chanterella ha fatto<text:line-break/>crescere la muffa viola e può ordinarle silenziosamente di<text:line-break/>protendere i suoi tentacoli viscosi per abbassare le pozioni<text:line-break/>a portata di mano.<text:line-break/><text:line-break/>La luce del sole, qualsiasi effetto che curi le malattie<text:line-break/>o qualsiasi effetto che infligga danni radiosi o necrotici<text:line-break/>distruggono la muffa. Se la muffa viene distrutta quando<text:line-break/>le pozioni si trovano ancora nascoste sotto la sua massa,<text:line-break/>le pozioni cadono a terra e si frantumano. Un personaggio<text:line-break/>nell'alcova può usare una reazione per cercare di afferrare<text:line-break/>una opzione in caduta: ci riesce se supera un tiro salvezza<text:line-break/>su Destrezza con CD 11.<text:line-break/><text:line-break/>CONSEGUENZE<text:line-break/><text:line-break/>La sconfitta degli hobgoblin riporta la calma su questo<text:line-break/>livello per una decade. Poi Dominio Incoronato invia altri<text:line-break/>hobgoblin predoni dal Dominio di Arcturia (il livello 14) per<text:line-break/>raccogliere altro metallo da consegnare ai giganti del fuoco<text:line-break/>suoi padroni (a meno che nel frattempo i personaggi non<text:line-break/>portino lo scontro fino a lui),<text:line-break/><text:line-break/>Servono lunghi mesi di lavoro per completare la<text:line-break/>costruzione del Simulacrux. Se il lavoro sul progetto<text:line-break/>continua e Zox completa il suo arco, è impossibile<text:line-break/>sapere se funzionerà come previsto. I simulacri degli<text:line-break/>scaladar creati |5ìall’arr:ù potrebbero risultare difettosi o<text:line-break/>incontrollabili. È anche possibile che il Simulacrux riesca<text:line-break/>a creare dei simulacri di ruggine di altre creature oltre<text:line-break/>agli scaladar. È altrettanto possibile che il Simulacrux<text:line-break/>non funzioni affatto, nel qual caso Zox lo farà abbattere e<text:line-break/>costruirà un'altra mostruosità di metallo al suo posto.<text:line-break/><text:line-break/>Se la miconide sovrana nell’area 12 è sopravvissuta,<text:line-break/>diffonde le sue spore e le semina sul terreno bruciato,<text:line-break/>dando origine a una nuova colonia di miconidi germogli. La<text:line-break/>foresta di funghi torna a vivere da sola, anche se ci metterà<text:line-break/>degli anni per tornare rigogliosa.</text:p>
      <text:p text:style-name="P1"/>
      <text:p text:style-name="P1"/>
      <text:p text:style-name="P1"/>
      <text:p text:style-name="P1">@@@ 30 @@@</text:p>
      <text:p text:style-name="P1"/>
      <text:p text:style-name="P1"/>
      <text:p text:style-name="P1"/>
      <text:p text:style-name="P1">— ia =<text:line-break/><text:line-break/><text:soft-page-break/>LIVELLO l14: IL DOMINIO DI ARCTURIA<text:line-break/><text:line-break/>N<text:line-break/><text:line-break/>— — A = i1 U i PET ria<text:line-break/><text:line-break/>° L DOMINIO DI ARCTURIA È CONCEPITO PER QUATTRO<text:line-break/>avventurieri di 13° livello. I personaggi che<text:line-break/>sconfiggono i mostri di questo livello dovrebbero<text:line-break/>ottenere abbastanza PE da arrivare a metà strada per<text:line-break/>il 14° livello. La lich Arcturia, che risiede al livello 23<text:line-break/>di Sottomonte, è una tra i più esperti apprendisti di<text:line-break/>Halaster, probabilmente la più potente dei Sette, e una<text:line-break/>vera e propria maestra nella magia di trasmutazione.<text:line-break/>Îl Dominio di Arcturia è il suo rifugio personale<text:line-break/><text:line-break/>(“dominio” è un termine arcaico con cui indicare i<text:line-break/><text:line-break/>possedimenti di un nobile). Su questo livello è stato<text:line-break/><text:line-break/>nascosto il filatterio di Arcturia e gli avventurieri farebbero<text:line-break/>bene a trovarlo e a distruggerlo prima di affrontare la lich<text:line-break/><text:line-break/>in battaglia sul livello 23.<text:line-break/><text:line-break/>COSA SI ANNIDA QUI?<text:line-break/><text:line-break/>Il Dominio di Arcturia è stato conquistato da un gruppo di<text:line-break/>giganti del fuoco al servizio di Halaster. I giganti del fuoco<text:line-break/>sono accompagnati da un grosso contingente di hobgoblin.<text:line-break/>Anche i drow si sono infiltrati in questo livello del dungeon,<text:line-break/>sebbene non abbiano alcun motivo per scontrarsi con gli<text:line-break/>avventurieri.<text:line-break/><text:line-break/>GIGANTI DEL FUOCO<text:line-break/><text:line-break/>La gigantessa del fuoco Emberosa è giunta a Sottomonte<text:line-break/>assieme a sei dei suoi simili per compiere una missione che<text:line-break/>innalzerà i giganti del fuoco al vertice dell’ordinamento dei<text:line-break/>giganti, spodestando i possenti giganti delle tempeste.<text:line-break/>Emberosa spera di ottenere una runa di potere creata<text:line-break/>dai giganti oltre quarantamila anni fa e poi andata perduta.<text:line-break/>È convinta che i nani abbiano rubato la runa ai giganti<text:line-break/>é l'abbiano nascosta nelle viscere del Monte Waterdeep.<text:line-break/>Halaster ha trovato la runa e l'ha nascosta sul livello 23,<text:line-break/><text:line-break/>i — :<text:line-break/><text:line-break/>ina è disposto a separarsene se i giganti del fuoco useranno<text:line-break/>le loro straordinarie capacità di forgiatori per costruirgli un<text:line-break/>costrutto gigantesco. I lavori sono iniziati e il costrutto è in<text:line-break/>corso di assemblaggio nell’area 15.<text:line-break/><text:line-break/>Per ulteriori informazioni sull’ordinamento dei giganti,<text:line-break/>vedi la sezione “Gigante” nel Monster Manual.<text:line-break/><text:line-break/>FALANGE DELLA TESTA MORTALE<text:line-break/><text:line-break/>La Falange della Testa Mortale è un contingente di<text:line-break/>hobgoblin giunto a Sottomonte assieme a Emberosa e ai suoi<text:line-break/>giganti del fuoco. Questa forza è comandata da un hobgoblin<text:line-break/>signore della guerra di nome Dominio Incoronato, il figlio<text:line-break/>ribelle del Signore della Guerra Azrok (vedi il livello 3).<text:line-break/><text:line-break/><text:soft-page-break/>Dominio Incoronato, un devoto seguace dell’uccisore<text:line-break/>di dèi Maglubiyet, vuole che i giganti del fuoco ascendano<text:line-break/>al vertice dell’ordinamento dei giganti e sogna che la loro<text:line-break/>brutale tirannia si estenda a tutto il Faertdin. Si aspetta di<text:line-break/>svolgere un ruolo importante nell'ascesa e nelle conquiste<text:line-break/>di Emberosa e ambisce a regnare su ciò che rimarrà della<text:line-break/>Grande Foresta quando gli elfi e gli altri abitanti silvani<text:line-break/>saranno stati sterminati e degli alberi resteranno solo i<text:line-break/>tronconi fumanti.<text:line-break/><text:line-break/>Dopo il suo arrivo nel Dominio di Arcturia, tuttavia,<text:line-break/>Dominio Incoronato ha sviluppato delle strane abitudini.<text:line-break/>Passa sempre più tempo rinchiuso nei suoi alloggi a dare<text:line-break/>sfogo a una strana e misteriosa ossessione. ] suoi seguaci<text:line-break/>gli restano fedeli, ma iniziano a preoccuparsi per la sanità<text:line-break/>mentale del loro signore della guerra.<text:line-break/><text:line-break/>PATTUGLIE DI HOBGOBLIN<text:line-break/><text:line-break/>La falange di hobgoblin di Dominio Incoronato ha il controllo<text:line-break/>di buona parte dei corridoi e delle camere del Dominio di<text:line-break/>Arcturia. Di conseguenza, gli unici mostri erranti rilevanti<text:line-break/>sono gli hobgoblin di pattuglia. Una tipica pattuglia è<text:line-break/><text:line-break/>LIVELLO 14 | IL DOMINIO DI ARCTURIA</text:p>
      <text:p text:style-name="P1">@@@ 1 @@@</text:p>
      <text:p text:style-name="P1"/>
      <text:p text:style-name="P1"/>
      <text:p text:style-name="P1"/>
      <text:p text:style-name="P1">TRAPPOLE DI METAMORFOSI<text:line-break/><text:line-break/>Tutto il Dominio di Arcturia è disseminato di trappole<text:line-break/>magiche concepite per sottoporre gli umanoidi a<text:line-break/>metamorfosi (le creature diverse dagli umanoidi<text:line-break/><text:line-break/>sono immuni a questi effetti). Queste trappole sono<text:line-break/>contrassegnate con una M sulla mappa 14. Gli hobgoblin<text:line-break/>conoscono queste trappole e fanno del loro meglio<text:line-break/><text:line-break/>per evitarle.<text:line-break/><text:line-break/>Una trappola di metamorfosi è contrassegnata da un<text:line-break/>glifo quasi invisibile tracciato su una sezione quadrata con<text:line-break/>lato di 3 metri del pavimento. Se un personaggio cerca<text:line-break/>trappole nell'area, può individuare il glifo effettuando con<text:line-break/>successo una prova di Saggezza (Perctezione) con CD 20.<text:line-break/>Il primo umanoide a passare sull'area quadrata con lato<text:line-break/>di 3 metri innesca il glifo e deve superare un tiro salvezza<text:line-break/>su Saggezza corì CD 20, altrimenti sarà trasformato in<text:line-break/>un mostro con un ammontare medio di punti ferita, Tutti<text:line-break/>gli oggetti indossati o trasportati dalla creatura vengono<text:line-break/>assorbiti nella sua nuova forma. La nuova forma è ostile<text:line-break/>nei confronti di tutte le altre creature e deve attaccare ogni<text:line-break/>altra creatura che sia in grado di vedere.<text:line-break/><text:line-break/>Il DM tira un d10 per determinare la nuova forma<text:line-break/>della creatura:<text:line-break/><text:line-break/>1. Chimera 6. Orrore uncinato<text:line-break/>2. Cubo gelatinoso 7. Orsogufo<text:line-break/><text:line-break/>3. Elementale del fuoco <text:s/>8. Otyugh<text:line-break/><text:line-break/>4. Gorgone 9. Vermeiena<text:line-break/><text:soft-page-break/><text:line-break/>5. Manticora 10. Viverna<text:line-break/><text:line-break/>Quando la creatura trasformata scende a 0 punti ferita,<text:line-break/>torna alla sua forma originale e si stabilizza a O punti ferita.<text:line-break/><text:line-break/>Una volta che un glifo è stato innescato, scompare e il suo<text:line-break/>spazio può essere attraversato senza rischi, finché Arcturia<text:line-break/>non ritiene di doverlo sostituire. Un incantesimo dissolvi<text:line-break/>magie lanciato con successo (CD 17) su un glifo lo rimuove.<text:line-break/><text:line-break/>"" i_<text:line-break/><text:line-break/>composta da quattro hobgoblin. I loro passi di marcia e le<text:line-break/>loro armature sferraglianti sono udibili ben prima del loro<text:line-break/>arrivo, quindi i personaggi non possono essere sorpresi dagli<text:line-break/>hobgoblin. Un combattimento con una pattuglia metterà<text:line-break/>sicuramente in allarme le altre creature nelle vicinanze.<text:line-break/><text:line-break/>Se alcuni hobgoblin sono sconfitti durante una pattuglia,<text:line-break/>i loro numeri vanno sottratti dalle guardie nell'area 32a.<text:line-break/><text:line-break/>CASATA FRETH<text:line-break/><text:line-break/>Tre drow maghi si sono infiltrati nel Dominio di Arcturia<text:line-break/>nella speranza di impossessarsi di potenti magie sufficienti<text:line-break/>a conquistare gli altri livelli di Sottomonte. Questi drow<text:line-break/>appartengono alla Casata Freth (vedi il livello 12). Evitano<text:line-break/>gli scontri diretti con gli avventurieri e cercano invece di<text:line-break/>spingerli a scontrarsi con i giganti del fuoco e gli hobgoblin.<text:line-break/><text:line-break/>ESPLORARE QUESTO LIVELLO<text:line-break/><text:line-break/>Le descrizioni di tutti i luoghi di questo livello fanno<text:line-break/>riferimento alla mappa 14.<text:line-break/><text:line-break/>]. ENTRATA AL DOMINIO DI ARCTURIA<text:line-break/><text:line-break/>Queste caverne si trovano all’estremità del tunnel creato<text:line-break/>dal verme scavatore che scende dal livello 13.<text:line-break/><text:line-break/>]A. TUNNEL DEL VERME<text:line-break/><text:line-break/>] verme scavatore sul livello 13 di tanto in tanto scende<text:line-break/>quaggiù, strisciando intorno a una colonna di roccia<text:line-break/>centrale prima di risalire al livello superiore. Questa<text:line-break/>colonna sorregge il soffitto della caverna, alto 9 metri. La<text:line-break/>caverna ha anche i tratti seguenti:<text:line-break/><text:line-break/>CIVELLO 14 | IL ' DOMINIO DI ARCTURITA<text:line-break/><text:line-break/>Doppia Porta. Gli stipiti di questa doppia porta sono<text:line-break/>decorati con incisioni che mostrano teschi brulicanti di<text:line-break/>vermi. Sull’architrave, è installato un sostegno per torce<text:line-break/>che sembra una mano scheletrica e sul cui palmo è stato<text:line-break/>lanciato un incantesimo fiamma perenne.<text:line-break/><text:line-break/>Mostri. Un paio di stalagmiti si ergono ai fianchi della<text:line-break/>doppia porta. Dietro a ogni stalagmite, si nascondono un<text:line-break/>drow mago e un quasit entrambi invisibili.<text:line-break/><text:line-break/>Formazioni Rocciose. Lungo i bordi della caverna si<text:line-break/>ergono altre stalattiti e stalagrmniti. Altre di queste<text:line-break/>formazioni riempiono una caverna più piccola a sudest<text:line-break/><text:soft-page-break/><text:line-break/>(area 1b).<text:line-break/><text:line-break/>] due drow maghi (per le statistiche consultare il Monster<text:line-break/>Manual) sono due maschi di nome Hulziin e Yrrprek.<text:line-break/>Ognuno porta sul mantello un fermaglio su cui è inciso il<text:line-break/>simbolo della Casata Freth. Sono arrivati qui poco prima<text:line-break/>degli avventurieri e hanno lanciato invisibilità superiore su<text:line-break/>se stessi. I drow e i due quasit loro compagni cercano di<text:line-break/>rimanere nascosti e consentono agli avventurieri di entrare<text:line-break/>nel Dominio di Arcturia prima di loro. Una volta avuta la<text:line-break/>conferma che la via è libera, passano attraverso le aree 3 e<text:line-break/>35 e si dirigono verso l'area 38.<text:line-break/><text:line-break/>Uno dei loro simili, Vanar, era partito in avanscoperta<text:line-break/>ed è già sgusciato all’interno. 1 personaggi potrebbero<text:line-break/>incontrarlo assieme al suo demone d'ombra nell’area 29.<text:line-break/><text:line-break/>]1B. STALATTITI E STALAGMITI<text:line-break/><text:line-break/>Questa caverna umida e gocciolante contiene una vera e<text:line-break/>propria foresta di stalagmiti e stalattiti.<text:line-break/><text:line-break/>]C. CAVERNA A FORMA DI ARTIGLIO<text:line-break/><text:line-break/>I drow hanno nascosto alcune scorte nel braccio più<text:line-break/>lungo di questa caverna, che altrimenti rimane vuota.<text:line-break/>Urn'ispezione rivela tre zaini fatti di ragnatele intessute.<text:line-break/>Ogni zaino contiene una gavetta, 10 giorni di razioni<text:line-break/>(funghi e muschio essiccati e uova sode di cockatrice),<text:line-break/><text:line-break/>15 metri di corda di seta di ragno e un otre pieno d'acqua<text:line-break/>ricavato dalla vescica di una lucertola.<text:line-break/><text:line-break/>2. CAVERNE NATURALI<text:line-break/><text:line-break/>Questa piccola rete di caverne si trova all'esterno del<text:line-break/>dungeon vero e proprio e funge da dimora per uno dei<text:line-break/>mostruosi esperimenti di Arcturia.<text:line-break/><text:line-break/>2A. DUERGAR DEFORME<text:line-break/><text:line-break/>Î personaggi che entrano in questa caverna vengono presto<text:line-break/>attaccati da un duergar orrendamente deformato. La<text:line-break/>creatura si è ingrandita fino a un’altezza di 2,7 metri.<text:line-break/><text:line-break/>Un tempo al posto della creatura esistevano due duergar<text:line-break/>separati, un maschio di nome Blork e una femmina di<text:line-break/>nome Muatha. Arcturia li fuse assieme per farne un'unica<text:line-break/>creatura, usando una magia che soltanto un incantesimo<text:line-break/>desiderio può disfare. I due crani sono fusi in un'unica testa<text:line-break/>bulbosa con tre orecchie, tre occhi, due nasi e due bocche.<text:line-break/>Tl corpo ha un terzo braccio sul fianco destro e la gamba<text:line-break/>sinistra si scinde in due al ginocchio, dotando la creatura<text:line-break/>di tre piedi. La trasformazione ha fatto impazzire la povera<text:line-break/>creatura, che considera tutte le altre creature delle minacce<text:line-break/>da distruggere.<text:line-break/><text:line-break/>La creatura è un duergar, con le modifiche seguenti:<text:line-break/><text:line-break/>- Possiede 40 punti ferita.<text:line-break/><text:line-break/>- Dispone di vantaggio alle prove di Saggezza (Percezione)<text:line-break/>e ai tiri salvezza per non essere affascinato, spaventato,<text:line-break/><text:soft-page-break/>stordito o reso privo di sensi,<text:line-break/><text:line-break/>. Come azione bonus, può effettuare un attacco con il<text:line-break/>giavellotto.</text:p>
      <text:p text:style-name="P1"/>
      <text:p text:style-name="P1"/>
      <text:p text:style-name="P1"/>
      <text:p text:style-name="P1">@@@ 2 @@@</text:p>
      <text:p text:style-name="P1"/>
      <text:p text:style-name="P1"/>
      <text:p text:style-name="P1"/>
      <text:p text:style-name="P1">I<text:line-break/><text:line-break/>- "-... ..<text:line-break/>l_'.‘-‘-" :' "J_-p-_l|- L .{.f F RE<text:line-break/>FI<text:line-break/>::<text:line-break/>E '<text:line-break/>aa<text:line-break/>:<text:line-break/>-<text:line-break/><text:line-break/>a<text:line-break/>E A a # a iE<text:line-break/>EL z i- i<text:line-break/><text:line-break/>L )<text:line-break/>LE ]<text:line-break/><text:line-break/>BL AL<text:line-break/><text:line-break/>A<text:line-break/>F_<text:line-break/><text:line-break/>]<text:line-break/>_Ì<text:line-break/>L<text:line-break/>a<text:line-break/><text:line-break/>I<text:line-break/><text:line-break/>L<text:line-break/><text:line-break/>“.'\._ i<text:line-break/>L<text:line-break/><text:line-break/>T<text:line-break/><text:line-break/>PA d n nn<text:line-break/>1:_l.|'1 L<text:line-break/>Tunnel che<text:line-break/>conduce al<text:line-break/><text:line-break/>dungeon espanso<text:line-break/><text:line-break/>I i<text:line-break/><text:line-break/>Fi i l'_';f'-: E |" f-|l"<text:line-break/><text:line-break/>LA L i<text:line-break/><text:line-break/>a P<text:line-break/>SSS ESI<text:line-break/><text:line-break/><text:soft-page-break/>P n e E a<text:line-break/><text:line-break/>o<text:line-break/>I<text:line-break/>.1.\'<text:line-break/>I‘l‘<text:line-break/>‘I i<text:line-break/>\<text:line-break/><text:line-break/>a.<text:line-break/>'.‘-:'-<text:line-break/>LI<text:line-break/><text:line-break/>LL i a a n R<text:line-break/><text:line-break/>dungeon<text:line-break/>espanso<text:line-break/><text:line-break/>EEE<text:line-break/><text:line-break/>Tunnel che<text:line-break/><text:line-break/>conduce al<text:line-break/><text:line-break/>i<text:line-break/>a II.‘I:I"'.."<text:line-break/>EEC<text:line-break/><text:line-break/>U U U U I<text:line-break/><text:line-break/>LI<text:line-break/><text:line-break/>L<text:line-break/><text:line-break/>è aa<text:line-break/>\"1'-"-;1‘<text:line-break/><text:line-break/>WF FNNI<text:line-break/>? f 'i'lr"'l aa Jr-'-' I i<text:line-break/>H p<text:line-break/>g # ]<text:line-break/>ri #<text:line-break/>- i |<text:line-break/>a J:: # î<text:line-break/>| #<text:line-break/>ai<text:line-break/><text:line-break/>"<text:line-break/>-<text:line-break/><text:line-break/>ll.‘«'«. l<text:line-break/><text:line-break/>i<text:line-break/>P<text:line-break/><text:line-break/>Fr<text:line-break/>a W<text:line-break/>T -"ll a l‘r‘r"<text:line-break/><text:line-break/>i L<text:line-break/><text:line-break/>L<text:line-break/><text:line-break/>LI<text:line-break/><text:soft-page-break/><text:line-break/>i<text:line-break/><text:line-break/>ì RL<text:line-break/>L<text:line-break/><text:line-break/>a L<text:line-break/><text:line-break/>L<text:line-break/>AA A<text:line-break/><text:line-break/>EE W<text:line-break/>ia<text:line-break/>ALT<text:line-break/><text:line-break/>L<text:line-break/>[<text:line-break/><text:line-break/>LiiiZig<text:line-break/>I<text:line-break/><text:line-break/>#<text:line-break/><text:line-break/>_ l-.i.-.a'..--<text:line-break/><text:line-break/>FNE<text:line-break/><text:line-break/>a I‘lf<text:line-break/><text:line-break/>e<text:line-break/><text:line-break/>AA NA<text:line-break/>PA<text:line-break/><text:line-break/>Fi<text:line-break/>]<text:line-break/><text:line-break/>:<text:line-break/><text:line-break/>r<text:line-break/><text:line-break/>-<text:line-break/>i<text:line-break/>i<text:line-break/><text:line-break/>a aa<text:line-break/>i L n<text:line-break/><text:line-break/>TT<text:line-break/><text:line-break/>II<text:line-break/><text:line-break/>LE -<text:line-break/><text:line-break/>LI<text:line-break/>LI<text:line-break/><text:line-break/>\'I.‘ E<text:line-break/><text:line-break/>#N<text:line-break/>“i Jl|. '\"I-<text:line-break/><text:line-break/>A<text:line-break/><text:line-break/><text:soft-page-break/>i 4‘-<text:line-break/><text:line-break/>*l l-l. LI</text:p>
      <text:p text:style-name="P1"/>
      <text:p text:style-name="P1"/>
      <text:p text:style-name="P1"/>
      <text:p text:style-name="P1">@@@ 3 @@@</text:p>
      <text:p text:style-name="P1"/>
      <text:p text:style-name="P1"/>
      <text:p text:style-name="P1"/>
      <text:p text:style-name="P1">l<text:line-break/><text:line-break/>]<text:line-break/>]<text:line-break/><text:line-break/>IT BIAN I<text:line-break/><text:line-break/>4<text:line-break/><text:line-break/>conduce al<text:line-break/>dungeon espanso<text:line-break/><text:line-break/>LET<text:line-break/>LELLETDI<text:line-break/><text:line-break/>EEET<text:line-break/><text:line-break/>L<text:line-break/><text:line-break/>Fi<text:line-break/><text:line-break/>Tunnel che conduce<text:line-break/>al dungeon espanso<text:line-break/><text:line-break/>®<text:line-break/>i<text:line-break/>e n a a ia AA<text:line-break/><text:line-break/>AMNL II<text:line-break/><text:line-break/>L i a n A<text:line-break/>LE ia I<text:line-break/><text:line-break/>] ']:J' .:F‘|l F _ff,l-.i- F<text:line-break/>{i<text:line-break/><text:line-break/>a a .......n a<text:line-break/><text:line-break/>PS F<text:line-break/><text:line-break/>_ _E N U # H E<text:line-break/>PE #<text:line-break/><text:line-break/>a r<text:line-break/>X :<text:line-break/><text:line-break/>1 -S<text:line-break/>a s<text:line-break/><text:line-break/>retto = 3 metri } i<text:line-break/>i<text:line-break/><text:line-break/>MaprAa 14: IL Dominio 01 Arcturia</text:p>
      <text:p text:style-name="P1"/>
      <text:p text:style-name="P1"><text:soft-page-break/></text:p>
      <text:p text:style-name="P1"/>
      <text:p text:style-name="P1">@@@ 4 @@@</text:p>
      <text:p text:style-name="P1"/>
      <text:p text:style-name="P1"/>
      <text:p text:style-name="P1"/>
      <text:p text:style-name="P1">2B. CULLA DEL DUERGAR<text:line-break/><text:line-break/>La creatura deforme dell’area 2a dorme qui, su un letto di<text:line-break/>muffe nere spugnose che crescono in fondo alla caverna.<text:line-break/><text:line-break/>2C. GIARDINI DI FUNGHI<text:line-break/><text:line-break/>La creatura dell’area 2a si reca qui per nutrirsi, come<text:line-break/>anche le creature che popolano le altre caverne. La caverna<text:line-break/>presenta i seguenti elementi:<text:line-break/><text:line-break/>Funghi. Ampie coltivazioni di funghi spuntano dai cumuli<text:line-break/>di concime sul pavimento irregolare. I funghi diffondono<text:line-break/>delle spore fiocamente luminescenti che aleggiano nella<text:line-break/>caverna come una sottile foschia persistente.<text:line-break/><text:line-break/>Vermiiena. Quattro vermiiena si annidano in quest'area.<text:line-break/>Due sono appesi al soffitto alto 3 metri e altri due si<text:line-break/>nutrono del cadavere putrefatto di un quinto vermeiena<text:line-break/>che giace tra i funghi.<text:line-break/><text:line-break/>Î vermiiena sono nemici naturali della creatura dell’area<text:line-break/>2a, che recentemente ha ucciso uno di loro con un colpo<text:line-break/>del suo piccone da guerra. Se i personaggi mantengono le<text:line-break/>debite distanze, i vermiiena li ignorano.<text:line-break/><text:line-break/>Se un personaggio studia i funghi ed effettua con<text:line-break/>successo una prova di Intelligenza (Natura) con CD 10,<text:line-break/>può distinguere le varietà commestibili da quelle velenose<text:line-break/>e può anche accertare che le nubi di spore sono innocue.<text:line-break/>Se un personaggio che ignora queste informazioni mangia<text:line-break/>dei funghi, ha una probabilità del 50 per cento di ingerire<text:line-break/>una varietà velenosa e dovrà superare un tiro salvezza<text:line-break/>su Costituzione con CD 10, altrimenti sarà avvelenato<text:line-break/>per 1d4 ore.<text:line-break/><text:line-break/>2D. PORTALE VERTICALE PER IL LIVELLO 12<text:line-break/>Questa caverna contiene due grosse pietre verticali.<text:line-break/><text:line-break/>Su ognuna di queste pietre, è incastonato lo scheletro<text:line-break/>inanimato di un minotauro, che si fronteggiano l’un l’altro.<text:line-break/>Queste pietre verticali formano uno dei portali magici di<text:line-break/>Halaster (vedi “Portali” a pagina 12), a cui si applicano le<text:line-break/>regole seguenti:<text:line-break/><text:line-break/>* Ogni creatura che tocca una delle pietre verticali è<text:line-break/>bersagliata da un incantesimo labirinto (CD 22 del tiro<text:line-break/>salvezza).<text:line-break/><text:line-break/>- Per aprire il portale, una creatura che è stata intrappolata<text:line-break/>nel labirinto creato dall’incantesimo deve riuscire a<text:line-break/>fuggire. Quando la creatura torna nello spazio che aveva<text:line-break/>abbandonato, il portale si apre per 1 minuto.<text:line-break/><text:line-break/>. Î personaggi devono essere di livello pari o superiore<text:line-break/>al 12° per attraversare questo portale (vedi “Thesiyra<text:line-break/>Kestellharp” a pagina 10). La prima creatura a passare<text:line-break/>attraverso il portale innesca una runa antica (vedi “Rune<text:line-break/><text:soft-page-break/>Antiche” a pagina 12).<text:line-break/><text:line-break/>. Una creatura che attraversa il portale compare nell'area<text:line-break/>] 2a del livello 12, nello spazio libero più vicino al portale<text:line-break/>identico situato in quell'area.<text:line-break/><text:line-break/>3. ATRIO<text:line-break/><text:line-break/>Mostri. Due giganti del fuoco (di nome Druvax e Zelzzarf)<text:line-break/>e sette hobgoblin frugano tra i rottami metallici<text:line-break/>sparpagliati sul pavimento e li lanciano rumorosamente<text:line-break/>a formare dei cumuli.<text:line-break/><text:line-break/>Statue. Le statue di due nani si ergono ai lati della<text:line-break/>doppia porta a sudovest. Ogni statua è collocata su<text:line-break/>un blocco di pietra diroccato alto 60 cm. Le statue<text:line-break/>sono state rimodellate magicamente per assumere un<text:line-break/>lugubre aspetto.<text:line-break/><text:line-break/>Arcturia ha usato alcuni incantesimi scol/pire pietra<text:line-break/>per mutilare le statue, che un tempo raffiguravano degli<text:line-break/>orgogliosi nani combattenti. Dalla statua a ovest, ora si<text:line-break/><text:line-break/>LIVELLO 14 FIL-DOMINIO BI ARCTURITA<text:line-break/><text:line-break/>protendono dei tentacoli di pietra, mentre quella a sud<text:line-break/>sembra essere fusa per metà.<text:line-break/><text:line-break/>I giganti e gli hobgoblin detestano il lavoro che è<text:line-break/>stato loro assegnato e si tuffano con entusiasmo in<text:line-break/>combattimento se ne hanno l’opportunità. I rottami<text:line-break/>metallici vengono trasportati quaggiù dal livello 13 e poi<text:line-break/>trasferiti nell’area 14, dove verranno fusi e rimodellati.<text:line-break/><text:line-break/>4, PRIGIONE<text:line-break/><text:line-break/>Arcturia rinchiude qui le sue cavie viventi finché non trova<text:line-break/>il tempo di condurre i suoi esperimenti su di loro. Questa<text:line-break/>stanza alta 4,5 metri è immersa in un campo anti-magia<text:line-break/>permanente (vedi l'incantesimo campo anti-magia per gli<text:line-break/>effetti). La stanza ha i tratti aggiuntivi seguenti:<text:line-break/><text:line-break/>Celle. Sei celle dal soffitto arcuato alto 3 metri sono chiuse<text:line-break/>da saracinesche di ferro. Nella cella sudovest giace<text:line-break/>il cadavere di un umanoide che indossa un’armattura<text:line-break/>completa, crivellato di frecce.<text:line-break/><text:line-break/>Leva. Al centro della stanza, è stata fissata al pavimento<text:line-break/>una lastra di ferro larga 1,2 metri e lunga 2,1 metri, con<text:line-break/>un'apertura a forma di pettine, da cui sporge una leva.<text:line-break/><text:line-break/>I resti nella cella sudovest sono quelli di una femmina<text:line-break/>orog che Arcturia ha catturato e privato delle armi. Gli<text:line-break/>hobgoblin l'hanno trovata, l'hanno tempestata di frecce<text:line-break/>attraverso le sbarre e hanno lasciato il cadavere a marcire.<text:line-break/><text:line-break/>La leva di ferro attiva Il mmeccanismo che apre e chiude le<text:line-break/>saracinesche, se la si fa scorrere nell'apertura a forma di<text:line-break/>pettine. In base alla posizione della leva, è possibile aprire<text:line-break/>una saracinesca alla volta o chiuderle tutte assieme.<text:line-break/><text:line-break/>Le saracinesche sono resistenti ai danni delle armi.<text:line-break/><text:line-break/>‘Tra una sbarra e l'altra, c'è uno spazio vuoto di 10 cm. Le<text:line-break/><text:soft-page-break/>saracinesche chiuse sono bloccate in quella posizione; per<text:line-break/>aprirne una sollevandola a viva forza, è necessario effettuare<text:line-break/>con successò una prova di Forza (Atletica) con CD 26.<text:line-break/><text:line-break/>5. CAMERE LATERALI<text:line-break/><text:line-break/>Eccettuata una trappola di metamorfosi (vedi “Trappole di<text:line-break/>Metamorfosi” a pagina 150), queste stanze collegate non<text:line-break/>contengono nulla di rilevante.<text:line-break/><text:line-break/>FA. CAMERA A CUPOLA<text:line-break/><text:line-break/>Il soffitto a cupola di questa stanza è alto 6 metri. La<text:line-break/>stanza è vuota.<text:line-break/><text:line-break/>FB. DESTINAZIONE DEL TELETRASPORTO<text:line-break/><text:line-break/>Îl soffitto piatto di questa camera è alto 4,5 metri. Le<text:line-break/>creature che vengono teletrasportate dall'area l13a arrivano<text:line-break/>in quest’area. A parte questo, la stanza è vuota.<text:line-break/><text:line-break/>6. STATUA DI ARCTURIA<text:line-break/><text:line-break/>Quest’area è composta dall’intersezione perpendicolare di<text:line-break/>due corridoi, uno dei quali termina in due vicoli ciechi alle<text:line-break/>estremità. Oltre a un arco situato a sudovest, è visibile la<text:line-break/>statua di pietra di una figura scheletrica alta 1,8 metri con<text:line-break/>ali da farfalla che spuntano dalla schiena e degli spuntoni<text:line-break/>ossei affilati su gomiti e avambracci. La statua si erge su<text:line-break/>una base di pietra alta 90 cm e impugna una bacchetta di<text:line-break/>pietra che tiene puntata verso 1il pavimento.<text:line-break/><text:line-break/>La statua raffigura Arcturia, ma non è né magica, né<text:line-break/>animata. La bacchetta della statua indica il punto davanti a<text:line-break/>sé dove è stata collocata una trappola di metamorfosi (vedi<text:line-break/>“Trappole di Metamorfosi” a pagina 180), Se i personaggi<text:line-break/>ispezionano il pavimento in cerca di trappole, dispongono<text:line-break/>di vantaggio alle prove effettuate per trovaré la trappola di<text:line-break/>metarmorfosi.</text:p>
      <text:p text:style-name="P1"/>
      <text:p text:style-name="P1"/>
      <text:p text:style-name="P1"/>
      <text:p text:style-name="P1">@@@ 5 @@@</text:p>
      <text:p text:style-name="P1"/>
      <text:p text:style-name="P1"/>
      <text:p text:style-name="P1"/>
      <text:p text:style-name="P1">7. STATUA DI HALASTER i<text:line-break/><text:line-break/>L’alcova in fondo a questa polverosa camera laterale ospita<text:line-break/>una statua non magica di Halaster Blackcloak a grandezza<text:line-break/>naturale, scolpita in granito. La statua affonda il suo<text:line-break/>bastone di pietra davanti a sé in un gesto minaccioso e il<text:line-break/>suo volto di pietra è distorto in una smorfia di trasporto<text:line-break/>selvaggio. La tunica è decorata con le incisioni di centinaia<text:line-break/>di occhi senza palpebre. La statua poggia su un disco di<text:line-break/>granito spesso 30 cm.<text:line-break/><text:line-break/>CHIAVI DI MITHRAL<text:line-break/><text:line-break/>Se un personaggio ispeziona la statua ed effettua con<text:line-break/>Successo una prova di Saggezza (Percezione) con CD 15,<text:line-break/>scopre che uno degli occhi incisi sulla tunica di Halaster è<text:line-break/>in realtà un pulsante. Premendo quel pulsante, due chiavi<text:line-break/>nascoste sotto la tunica di Halaster cadono sferragliando a<text:line-break/><text:soft-page-break/>terra ai piedi della statua. Ogni chiave è un pezzo di mithral<text:line-break/>lungo 15 cm dalla forma insolita.<text:line-break/><text:line-break/>La prima chiave è a forma di F, la seconda è simile a una<text:line-break/>V con l’aggiunta di un piccolo cerchio sulla parte inferiore.<text:line-break/>Queste sono due delle sei chiavi richieste per attivare<text:line-break/>l’arma di disintegrazione di massa nell’arca 37.<text:line-break/><text:line-break/>O. CRIPTA NANICA<text:line-break/><text:line-break/>Questa stanza è una cripta polverosa con un soffitto<text:line-break/>arcuato alto 6 metri, che ha i tratti seguenti:<text:line-break/><text:line-break/>Sarcofagi. Quattro sarcofagi in pietra calcarea e coperti<text:line-break/>di sbiadite iscrizioni in Nanico sono disposti lungo<text:line-break/>il perimetro della stanza. Contengono solo polvere,<text:line-break/>frammenti d'’ossa e strisce di abiti ammuffiti.<text:line-break/><text:line-break/>Trappola di Metamorfosi. Una sezione di 3 metri del<text:line-break/>pavimento nasconde una trappola di metamorfosi (vedi<text:line-break/>“Trappole di Metamorfosi” a pagina 180).<text:line-break/><text:line-break/>9, POSTAZIONE DI GUARDIA<text:line-break/><text:line-break/>DELLA TESTA MORTALE<text:line-break/><text:line-break/>Gli hobgoblin della Falange della Testa Mortale hanno<text:line-break/>stabilito in quest’area un avamposto per vigilare sulla<text:line-break/>fonderia (area 12). I personaggi che si avvicinano a questa<text:line-break/>parte del dungeon sentono i corì di guerra della falange di<text:line-break/>hobgoblin situata nell’area 9ec.<text:line-break/><text:line-break/>A. SALA DI ADDESTRAMENTO<text:line-break/><text:line-break/>Se i personaggi origliano alla porta, sentono degli<text:line-break/>schiamazzi gutturali provenire dall’interno. La stanza<text:line-break/>ospita sei hobgoblin: i due al centro della stanza sono<text:line-break/>impegnati in un duello simulato usando spade a lama<text:line-break/>smussata, mentre gli altri quattro applaudono e li incitano.<text:line-break/>A parte questo, la stanza è vuota.<text:line-break/><text:line-break/>9B. CRIPTA<text:line-break/><text:line-break/>Un sarcofago di granito luingo la parete nord è stato<text:line-break/>spalancato e il coperchio ora giace sul pavimento. I lati<text:line-break/>sono ricoperti di polvere e ragnatele che oscurano alcune<text:line-break/>antiche iscrizioni.<text:line-break/><text:line-break/>II sarcofago contiene i resti polverosi di un nano<text:line-break/>Melairkyn seppellito quaggiù migliaia di anni fa. Le<text:line-break/>iscrizioni sul sarcofago, scritte in Nanico, recitano quanto<text:line-break/>segue: “Hai trovato il luogo del riposo eterno di Harlsnod<text:line-break/>Darkshine, architetto, costruttore di trappole e degustatore<text:line-break/>di birre pregiate.”<text:line-break/><text:line-break/>C. FALANGE DI HOBGOBLIN<text:line-break/><text:line-break/>Una hobgoblin capitana ha radunato in quest’arca una<text:line-break/>falange di venti hobgoblin. La capitana è rivolta a est e<text:line-break/>recita una liturgia in Goblin, appeéllandosi al temuto dio<text:line-break/><text:line-break/>Maglubiyet, mentre i soldati ascoltano in piedi sull’attenti,<text:line-break/>disposti in due file da dieci e rivolti a ovest. Quando la<text:line-break/>celebrante arriva al culmine della liturgia, gli hobgoblin<text:line-break/><text:soft-page-break/>grugniscono e annuiscono in cenno di approvazione,<text:line-break/>picchiandosi il pettorale dell'armatura.<text:line-break/><text:line-break/>Gli hobgoblin attaccano gli intrusi a vista. Una battaglia<text:line-break/>in quest’area attira rinforzi provenienti dalle aree 9a,<text:line-break/>16 e 15. Attira anche l’attenzione del gigante del fuoco<text:line-break/>metallurgo nell’area 11.<text:line-break/><text:line-break/>10. RIFUGIO DEI NANI<text:line-break/><text:line-break/>Boccale. La scultura di un grosso boccale in ferro si è<text:line-break/>staccata dal soffitto alto 9 metri ed è caduta su un tavolo<text:line-break/>di pietra al centro della stanza, spaccandolo in due.<text:line-break/>Attorno al tavolo giacciono alcuni sgabelli rovesciati.<text:line-break/><text:line-break/>Statue. Le statue di due nani alte 1,2 metri sono state<text:line-break/>collocate su blocchi di pietra alti 60 cm e disposti alle<text:line-break/>estremità della stanza. La testa della statua sud è stata<text:line-break/>staccata e giace sul pavimento accanto al piedistallo.<text:line-break/><text:line-break/>Questo boccale in ferro un tempo era appeso al soffitto<text:line-break/>con catene di ferro ed è abbastanza grande da consentire<text:line-break/>a quattro nani di strisciare al suo interno. Pesa 750 kg<text:line-break/>e diffonde uno squillante rintocco simile a quello di una<text:line-break/>campana se colpito... un rumore che attira gli hobgoblin<text:line-break/>dell’area 9c.<text:line-break/><text:line-break/>STATUE E CHIAVE DI MITHRAL<text:line-break/><text:line-break/>La statua nord raffigura una nana sorridente che alza<text:line-break/><text:line-break/>al cielo un boccale di pietra. Nel boccale è nascosta una<text:line-break/>chiave di mithral piatta e lunga 15 cm a forma di H, ma<text:line-break/>priva della stanghetta superiore sinistra. Questa è una delle<text:line-break/>sei chiavi richieste par attivare l'arma di disintegrazione di<text:line-break/>massa nell’area 37.<text:line-break/><text:line-break/>La statua sud raffigura un nano senza testa che porta un<text:line-break/>paio di grosse pinze appoggiate su una spalla; la testa si è<text:line-break/>crepata quando è caduta sul pavimento e si spezza in due<text:line-break/>se qualcuno la tocca.<text:line-break/><text:line-break/>l1. FUCINA<text:line-break/><text:line-break/>Se i personaggi origliano alle doppie porte di questa<text:line-break/>stanza, sentono dei pesanti colpi di martello provenire<text:line-break/>dall'interno. Questa stanza alta 9 metri emana calore e<text:line-break/>presenta i seguenti elementi:<text:line-break/><text:line-break/>Gigante del Fuoco. Un gigante del fuoco al centro della<text:line-break/>stanza usa un'incudine e un martello giganteschi per<text:line-break/>dare una forma rotonda a un pezzo di ferro rovente.<text:line-break/><text:line-break/>Scarabei di Fuoco. Sul pavimento accanto all’incudine<text:line-break/>gigantesca, è stata appoggiata una gabbia di ferro che<text:line-break/>contiene quindici scarabei di fuoco giganti che risplendono<text:line-break/>di luce intensa (il gigante usa la gabbia come lanterna).<text:line-break/><text:line-break/>Pezzi di Ferro. Le ali est e ovest contengono numerosi<text:line-break/>pezzi di ferro lavorato di ogni forma e dimensione.<text:line-break/><text:line-break/>I] gigante Hrossk è ostile nei confronti degli avventurieri.<text:line-break/>Tiene il suo spadone a portata di mano e scaglia<text:line-break/>grossi ingranaggi di metallo al posto delle rocce. Un<text:line-break/><text:soft-page-break/>combattimento in questa stanza può essere udito dai<text:line-break/>giganti del fuoco nell’area 12, che accorrono a indagare non<text:line-break/>appena ha inizio uno scontro.<text:line-break/><text:line-break/>Hrossk ha il compito di forgiare in ferro battuto le parti<text:line-break/>del corpo del costrutto gigante nell’area 15. Senza Hrossk,<text:line-break/>Emberosa è priva delle abilità metallurgiche necessarie<text:line-break/>per completare la costruzione di Mecha-Halaster. Hrossk è<text:line-break/>attualmente al lavoro su un pezzo che diventerà uno degli<text:line-break/>occhi del costrutto.<text:line-break/><text:line-break/>Gli scarabei di fuoco non possono nuocere a nessuno<text:line-break/>finché sono confinati nella loro gabbia. Per aprire la gabbia<text:line-break/><text:line-break/>LIVELLO 14 | IL QOMEINIO DI ARCTURITA</text:p>
      <text:p text:style-name="P1"/>
      <text:p text:style-name="P1"/>
      <text:p text:style-name="P1"/>
      <text:p text:style-name="P1">@@@ 6 @@@</text:p>
      <text:p text:style-name="P1"/>
      <text:p text:style-name="P1"/>
      <text:p text:style-name="P1"/>
      <text:p text:style-name="P1">è necessaria un'azione. Se liberati, gli scarabei attaccano<text:line-break/>tutti indiscriminatamente.<text:line-break/><text:line-break/>[ frammenti di ferro sparsi per il pavimento includono<text:line-break/>lastre incurvate di blindatura esterna, ingranaggi,<text:line-break/>meccanismi, sbarre, tubature e bobine interne. Questi<text:line-break/>pezzi attendono di essere montati sul costrutto dell’area 15.<text:line-break/><text:line-break/>12. FONDERIA MELAIRKYN<text:line-break/><text:line-break/>All’interno della fonderia aleggia un caldo insopportabile.<text:line-break/>] personaggi che si trattengono in quest’area per l ora o<text:line-break/>più mentre le forge sono in funzione sono soggetti agli<text:line-break/>effetti del calore estremo (vedi il capitolo 5 della Dungeon<text:line-break/>Master's Guide).<text:line-break/><text:line-break/>]2A. SEGUGI INFERNALI<text:line-break/><text:line-break/>Soffitto. Questo corridoio ha un soffitto arcuato alto 9 metri.<text:line-break/><text:line-break/>Segugi. Cinque segugi infernali pattugliano il corridoio.<text:line-break/>Obbediscono ai comandi dei giganti del fuoco e attaccano<text:line-break/>gli intrusi a vista.<text:line-break/><text:line-break/>Fosse Aperte. Tre fosse quadrate con lato di 3 metri si<text:line-break/>aprono sul pavimento e contengono frammenti metallici<text:line-break/>di scarto.<text:line-break/><text:line-break/>Le fosse sono profonde 21 metri, ma sono parzialmente<text:line-break/>piene di rottami metalfici che riducono Ia [oro effettiva<text:line-break/>profondità. La fossa ovest è profonda 6 metri, quella<text:line-break/>centrale è profonda 15 metri e quella est è profonda<text:line-break/>3 metri. Una creatura che cade in una fossa atterra sui<text:line-break/>frammenti acuminati di metallo e subisce danni taglienti<text:line-break/>anziché contundenti dalla caduta.<text:line-break/><text:line-break/>12B-12D. FORGE ELEMENTALI<text:line-break/><text:line-break/>Queste tre camere identiche sono dotate di scalinate di<text:line-break/>pietra che salgono di 3 metri fino a ogni piattaforma. Nella<text:line-break/>parete di fondo di ogni piattaforma, si apre una forgia<text:line-break/>incandescente di pietra annerita. I soffitti curvi di queste<text:line-break/><text:soft-page-break/>camere sono alti 6 metri.<text:line-break/>Tre giganti del fuoco (due femmine di nome Dralkana<text:line-break/>e Ingritt e un maschio di nome Yarshoss) sono stanziati in<text:line-break/>quest'area, ognuno presso una forgia. Hanno il compito di<text:line-break/>fondere i frammenti metallici affinché Hrossk, il gigante<text:line-break/>del fuoco metallurgo nell’area 11, possa riforgiarli per<text:line-break/>assemblare il costrutto nell’area 15. È un lavoro tedioso che<text:line-break/>rende i giganti del fuoco irrequieti e smaniosi di combattere.<text:line-break/>Le fiamme delle forge sono evocate dal Piano Elementale<text:line-break/>del Fuoco. Una leva di pietra inserita in ogni forgia chiude<text:line-break/>una valvola situata sul fondo e ne estingue le fiamme. Se<text:line-break/>una creatura entra in una forgia accesa o vi inizia il proprio<text:line-break/>turno, subisce 55 (10d10) danni da fuoco.<text:line-break/><text:line-break/>]13. TRASMUTORIUM<text:line-break/><text:line-break/>Arcturia custodisce in queste stanze alcuni dei suoi più<text:line-break/>terrificanti capolavori.<text:line-break/><text:line-break/>]3A. OGCHI INTESSUTI<text:line-break/><text:line-break/>Colonne. Tre colonne di pietra nera levigata si ergono<text:line-break/>agli angoli della stanza. Da ogni colonna sporge una<text:line-break/>mariopola d’argento ossidato all'altezza della vita.<text:line-break/><text:line-break/>Arazzo. Un enorme arazzo dal nauseante colore violaceo<text:line-break/>è appeso alla parete ovest e ondeggia come se fosse vivo.<text:line-break/>La superficie è coperta da undici occhi spalancati: un<text:line-break/>grosso occhio centrale e dieci occhi periferici più piccoli<text:line-break/>(dietro l’arazzo è nascosta una porta segreta).<text:line-break/><text:line-break/>Porta di Cristallo. In un angolo della stanza, è visibile una<text:line-break/>porta di cristallo chiusa. Oltre la porta c'’è una piccola<text:line-break/>camera illuminata magicamente (vedi l’area 13b peri<text:line-break/>dettagli).<text:line-break/><text:line-break/>LIVELLO 14 | TL DOMINIO DI ARCTURIA<text:line-break/><text:line-break/>Tutte e tre le colonne e le loro manopole d’argento<text:line-break/>irradiano un'aura magica di trasmutazione s esaminate con<text:line-break/>un incantesimo individuazione del magico. Se una creatura<text:line-break/>tocca una manopola d'argento, viene teletrasportata nell'area<text:line-break/>5Sb. Una volta che una manopola d'argento ha teletrasportato<text:line-break/>una creatura, scompare. Otto ore dopo la scomparsa<text:line-break/>dell’ultima manopola, tutte e tre le manopole ricompaiono.<text:line-break/><text:line-break/>Arazzo di Occhi. L'arazzo carnoso è in realtà Xebekal,<text:line-break/>un beholder che invase il dungeon di Arcturia molti anni<text:line-break/>fa. La lich catturò l’occhio tiranno e usò un incantesimo<text:line-break/>desiderio per trasformarlo. In forma di arazzo, il beholder<text:line-break/>conserva la scurovisione e può vedere ciò che si trova<text:line-break/>davanti a lui, ma non vede ciò che si trova dietro. Non<text:line-break/>può parlare e i suoi movimenti sono limitati a un inutile<text:line-break/>ondeggiamento. Non può usare il tratto Cono Anti-Magia e<text:line-break/>non può effettuare alcuna azione o reazione.<text:line-break/><text:line-break/>Xebekal può essere contattato telepaticamente. Promette<text:line-break/>ricchezza e potere a chiunque gli restituirà la sua forma,<text:line-break/>ma non ha alcuna intenzione di onorare le sue promesse.<text:line-break/>Soltanto un incantesimo desiderio può ritrasformare<text:line-break/>l'arazzo nel beholder di un tempo.<text:line-break/><text:line-break/>L’arazzo ha CA 5, 33 punti ferita, immunità ai danni<text:line-break/>da veleno e vulnerabilità ai danni da fuoco. Se ridotto a 0<text:line-break/><text:soft-page-break/>punti ferita, l’arazzo è distrutto. I personaggi non ottengono<text:line-break/>alcun PE se uccidono il beholder in questo stato, data [a<text:line-break/>sua attuale condizione inerme.,<text:line-break/><text:line-break/>13B. CAMERA DI ALTERAZIONE<text:line-break/><text:line-break/>Porta di Cristallo. La porta di questa camera è fatta di<text:line-break/>cristallo trasparente spesso 7,5 cm.<text:line-break/><text:line-break/>Pannelli di Ottone. Nella parete accanto alla porta è<text:line-break/>incassato un pannello di ottone con quattro tasti di ottone<text:line-break/>disposti alle estremità di un rombo (un pannello simile è<text:line-break/>situato all’interno della camera).<text:line-break/><text:line-break/>Luce. Una cupola di cristallo sul soffitto proietta una<text:line-break/>pallida luce bianca che illumina l'intera camera.<text:line-break/><text:line-break/>Chiave. Sul pavimento della camera, giace una chiave<text:line-break/>piatta in mithral.<text:line-break/><text:line-break/>] tasti su ogni pannello d’ottone e i relativi effetti sono<text:line-break/>i seguenti:<text:line-break/><text:line-break/>Sul tasto in alto è incisa una freccia orientata verso l’alto.<text:line-break/>Premendo il tasto, la porta di cristallo si apre rientrando<text:line-break/>nel soffitto. Questo tasto si blocca e non può essere<text:line-break/>premuto di nuovo se la porta è già sollevata.<text:line-break/><text:line-break/>Su] tasto in basso è incisa una freccia orientata verso il<text:line-break/>basso. Premendo il tasto, la porta di cristallo si richiude<text:line-break/>e scende fino a terra. Questo tasto si blocca e non può<text:line-break/>essere premuto di nuovo se la porta è già chiusa.<text:line-break/><text:line-break/>Sul tasto sinistro è incisa la minuscola sagoma stilizzata<text:line-break/>di un umano. Questo tasto si blocca e non può essere<text:line-break/>premuto di nuovo mentre la porta di cristallo è aperta.<text:line-break/>Se qualcuno preme il tasto mentre la porta è chiusa, la<text:line-break/>luce proiettata dalla cupola di eristallo sul soffitto inizia<text:line-break/>a lampeggiare e tutte le creature nella camera dietro<text:line-break/>la porta si rimpiccioliscono magicamente, come se<text:line-break/>fossero influenzate dall'effetto di ridurre dell'incantesimo<text:line-break/>ingrandire/ridurre (non è consentito alcun tiro salvezza).<text:line-break/>L’effetto dura 24 ore.<text:line-break/><text:line-break/>Sul tasto destro è incisa la sagoma stilizzata di un umano<text:line-break/>molto più grosso. Il tasto funziona come il sinistro, con<text:line-break/>la differenza che le creature nella camera di alterazione<text:line-break/>vengono ingrandite anziché rimpicciolite.<text:line-break/><text:line-break/>Se una creatura rimpicciolita magicamente è soggetta<text:line-break/>all’effetto di ingrandire della camera o se una creatura<text:line-break/>ingrandita magicamente è soggetta all’effetto di ridurre,<text:line-break/>le due alterazioni sìi annullano a vicenda e la creatura<text:line-break/>torna alla sua taglia normale. Gli effetti della camera non</text:p>
      <text:p text:style-name="P1"/>
      <text:p text:style-name="P1"/>
      <text:p text:style-name="P1"/>
      <text:p text:style-name="P1">@@@ 7 @@@</text:p>
      <text:p text:style-name="P1"/>
      <text:p text:style-name="P1"/>
      <text:p text:style-name="P1"/>
      <text:p text:style-name="P1">sono cumulativi: una creatura rimpicciolita che viene<text:line-break/>rimpicciolita di nuovo o una creatura ingrandita che viene<text:line-break/>ingrandita di nuovo non cambia taglia ulteriormente.<text:line-break/><text:soft-page-break/><text:line-break/>QOgni volta che l'effetto di ridurre o di ingrandire della<text:line-break/>camera viene attivato, il DM tira un d6. Con un risultato<text:line-break/>di 1, la camera funziona difettosamente. Invece di essere<text:line-break/>soggetta all’effetto normale, ogni creatura all'interno della<text:line-break/>camera deve effettuare un tiro salvezza su Costituzione<text:line-break/>con CD 20; se fallisce, subisce 44 (8d10) danni da forza,<text:line-break/>merzitre se lo supera, subisce la metà di quei danni. Il DM<text:line-break/>può sostituire questo effetto danneggiante con uno meno<text:line-break/>nocivo. Per esempio, la magia della camera potrebbe fare<text:line-break/>allungare il naso delle creature o tingere la loro pelle di blu;<text:line-break/>un'alterazione di questo tipo può essere annullata con un<text:line-break/>incantesimo ristorare superiore ò una magia simile.,<text:line-break/><text:line-break/>Chiave di Mithral. Questa chiave di mithral piatta e<text:line-break/>lunga 15 cm ha la forma di una J sormontata da un piccolo<text:line-break/>cerchio. Questa è una delle sei chiavi richieste per attivare<text:line-break/>l’arma di disintegrazione di massa nell’area 37.<text:line-break/><text:line-break/>]4. ALTRI ROTTAMI DI FERRO<text:line-break/><text:line-break/>Luce. Sulle pareti diagonali di questa intersezione, sono<text:line-break/>montati quattro sostegni per torce in ferro su cui è stato<text:line-break/>lariciato l'incantesimo fiamina perenne.<text:line-break/><text:line-break/>Rottami di Ferro. Al centro di questa intersezione, si erge<text:line-break/>un cumulo di rottami di ferro alto 2,7 metri.<text:line-break/><text:line-break/>Doppia Porta. Una doppia porta alta 6 metri blocca il<text:line-break/>corridoio a nord. Attorno allàa porta sono scolpiti alcuni<text:line-break/>teschi ghignanti.<text:line-break/><text:line-break/>I rottami metallici provengono dal livello 13. Ogni volta<text:line-break/>che i personaggi lasciano quest’area e poi vi fanno ritorno,<text:line-break/>c'è una probabilità del 20 per cento che Hrossk, il gigante<text:line-break/>di fuoco metallurgo dell'area 11, si trovi qui per selezionare<text:line-break/>i frammenti di ferro migliori da portare nell'area 12 per<text:line-break/>fonderli e riforgiarli.<text:line-break/><text:line-break/>]5. MECHA-HALASTER<text:line-break/><text:line-break/>Sostegni sulle Colonne. Questa sala ha un soffitto<text:line-break/>arcuato alto 45 metri e sorretto da colonne di pietra da<text:line-break/>cui sporgono numerosi sostegri per torce disposti a<text:line-break/>intervalli di 3 metri. I sostegni illuminano la sala grazie<text:line-break/>agli incantesimi fiamma perenne lanciati su di essi.<text:line-break/><text:line-break/>Costrutto Gigante. Una sagoma alta 30 metri fatta in ferro<text:line-break/>plasmato giace sul pavimento lastricato al centro della<text:line-break/>stanza, con i piedi orientati verso la doppia porta a sud.<text:line-break/>Al costrutto manca ancora la testa e nel suo rivestimento<text:line-break/>restano aperti alcuni varchi da cui sono visibili i supporti<text:line-break/>e j meccanismi interni.<text:line-break/><text:line-break/>Emberosa. Questa gigantessa del fuoco possiede<text:line-break/>221 punti ferita e la capacità magica innata di scagliare<text:line-break/>fuoco a volontà (come l’opzione di attacco Roccia del<text:line-break/>gigante del fuoco, con la differenza che infligge danni da<text:line-break/>fuoco). Emberosa sta in piedi sul petto del costrutto, a<text:line-break/>6 metri di altezza dal pavimento. Attorno a lei svolazzano<text:line-break/>i suoi tirapiedi, tre mephit del fumo.<text:line-break/><text:line-break/>Fossa. All'estremità nord della stanza, si apre una fossa<text:line-break/>profonda 6 metri sul cui fondo si trova un sarcofago di<text:line-break/><text:soft-page-break/>pietra polveroso.<text:line-break/><text:line-break/>Emberosa si trova qui per ispezionare l’operato dei suoi<text:line-break/>compagni giganti del fuoco e non vuole essere disturbata.<text:line-break/>Dire che ha un brutto carattere è un eufemismo. Se qualche<text:line-break/>intruso entra nella sala, Emberosa cerca di toglierlo di mezzo<text:line-break/>rapidamente, mentre i suoi mephit si fanno crudelmente beffe<text:line-break/>dei nuovi arrivati. Una battaglia in quest'area fa intervenire<text:line-break/>rapidamente i rinforzi delle aree 16 e 18.<text:line-break/><text:line-break/>Il costrutto è fatto di frammenti metallici riciclati dal<text:line-break/>Cimitero di Trobriand (il livello 13). Una volta completato,<text:line-break/><text:line-break/>avrà un aspetto tale e quale ad Halaster Blackceloak,<text:line-break/><text:line-break/>ma sarà alto 30 metri e fatto di ferro. Il Mago Folle ha<text:line-break/>intenzione di usare Mecha-Halaster per distruggere le<text:line-break/>statue semoventi della città, quando verrà il momento di<text:line-break/>condquistare Waterdeep. Senza la testa e l'immane quantità<text:line-break/>di magia necessaria per animarlo, il costrutto di ferro non<text:line-break/>è altro che un gigantesco spreco di tempo e risorse. Nel<text:line-break/>suo stato attuale, è considerato un oggetto inanimato e non<text:line-break/>una creatura. Le creature di taglia Media o inferiore che<text:line-break/><text:line-break/>si stringono per rifugiarsi al suo interno possono usare il<text:line-break/>rivestimento e i meccanismi interni come copertura. Le<text:line-break/>creature più grandi non riescono a erntrare nel costrutto.<text:line-break/><text:line-break/>FOSSA E SARCOFAGO<text:line-break/>Un personaggio deve usare la magia o gli attrezzi da scalatore<text:line-break/>per scalare le pareti della fossa, fatte di pietra liscia.<text:line-break/><text:line-break/>Îl coperchio del sarcofago in fondo alla fossa è decorato con<text:line-break/>il bassorilievo di un nano che ride e sul suo bordo compare<text:line-break/>l'iscrizione seguente in Nanico: “Qui giace Lulz Klangphorn,<text:line-break/>fabbro trappolatore. Le sue opere gli sopravvivono.” Il<text:line-break/>coperchio può essere spinto da parte con una Forza singola<text:line-break/>o combinata pari a 15. I1 sarcofago non contiene altro che<text:line-break/>polvere, ossa e il teschio di Lulz placcato in bronzo.<text:line-break/><text:line-break/>Se il teschio di Lulz viene rimosso dal sarcofago, i<text:line-break/>meccanismi nelle pareti circostanti si attivano con uno<text:line-break/>stridore assordante, come se una gigantesca trappola si<text:line-break/>fosse messa in moto. L’effetto, anche se innocuo, ha lo<text:line-break/>scopo di spaventare i saccheggiatori di tombe. Dopo 1<text:line-break/>minuto, il rumore smette.<text:line-break/><text:line-break/>]6. SACCHEGGIATORI<text:line-break/>DELLA TESTA MORTALE<text:line-break/><text:line-break/>Sarcofagi. Tre polverosi sarcofagi di pietra sono disposti in<text:line-break/>fila al centro della stanza. I loro coperchi piatti di pietra<text:line-break/>sono stati scalzati e gettati a terra.<text:line-break/><text:line-break/>Hobgoblin. Se non sono stati attirati altrove, sei hobgoblin<text:line-break/>frugano tra i contenuti dei sarcofagi.<text:line-break/><text:line-break/>Porta Segreta. Una porta segreta nella parete nord si<text:line-break/>collega all’area 17 (gli hobgoblin ignorano l'esistenza<text:line-break/>della porta)}.<text:line-break/><text:line-break/>Gli hobgoblin sono alla ricerca di qualcosa di prezioso e,<text:line-break/>in caso di intrusi, attaccano in gruppo un nemico alla volta,<text:line-break/>nel tentativo di eliminarlo rapidamente.,<text:line-break/><text:soft-page-break/><text:line-break/>Ogni sarcofago contiene i cadaveri essiccati di 1d3<text:line-break/>umanoidi avvolti in vesti annerite dalle fiamme che<text:line-break/>giacciono su uno strato di polvere. l cadaveri appartengorno<text:line-break/>agli apprendisti e agli assistenti di Arcturia, che l'hanno<text:line-break/>delusa per qualche motivo e hannoò pagato a caro prezzo il<text:line-break/>loro fallimento.<text:line-break/><text:line-break/>17. MAGAZZINO NASCOSTO<text:line-break/><text:line-break/>Questa camera è nascosta tra due porte segrete ed è<text:line-break/>soffocata da polvere e ragnatele. Ha i tratti seguenti:<text:line-break/><text:line-break/>Barili. Cinque pesanti barili da trasporto (lunghi 90 em<text:line-break/>e del diametro di 60 cm, dotati di robuste maniglie di<text:line-break/>corda) sono stati accumulati al centro della stanza. La<text:line-break/>birra al loro interno è diventata aceto e poi è evaporata<text:line-break/>molto tempo fa.<text:line-break/><text:line-break/>Cassa. Accanto ai barili è visibile una fragile cassa che<text:line-break/>contiene sessantasei piccole lampade a olio in ottone<text:line-break/>a forma di testa di drago, dalla bocca sorridente e<text:line-break/>spalancata. Ogni lampada è dotata di uno stoppino, ma è<text:line-break/>priva d'olio.<text:line-break/><text:line-break/>Sgabello. Uno sgabello a tre gambe giace riverso su un<text:line-break/>lato nell’angolo nordest, accanto alle ossa di un uccello<text:line-break/>stigeo morto.<text:line-break/><text:line-break/>LIMVETLLO 1A | LL DOMINIO DI AROTURIA</text:p>
      <text:p text:style-name="P1"/>
      <text:p text:style-name="P1"/>
      <text:p text:style-name="P1"/>
      <text:p text:style-name="P1">@@@ 8 @@@</text:p>
      <text:p text:style-name="P1"/>
      <text:p text:style-name="P1"/>
      <text:p text:style-name="P1"/>
      <text:p text:style-name="P1">18. POSTAZIONE DI GUARDIA<text:line-break/>DELLA TESTA MORTALE<text:line-break/><text:line-break/>Hobgoblin. Se non sono stati attirati altrove, quattro<text:line-break/>hobgoblin sorvegliano questa stanza. Attaccano in<text:line-break/>gruppo un avversario dopo l'altro, nella speranza di<text:line-break/>toglierli di mezzo in fretta.<text:line-break/><text:line-break/>Detriti. ] frammenti di alcune casse di legno e mobili<text:line-break/>spaccati sono stati accumulati lungo le pareti e sono<text:line-break/>coperti di polvere e ragnatele.<text:line-break/><text:line-break/>Porta Segreta. Una porta segreta nella parete sud si collega<text:line-break/>all’area 17 (gli hobgoblin ignorano l’esistenza della porta).<text:line-break/><text:line-break/>19. MAGAZZINI<text:line-break/><text:line-break/>Alle maniglie delle porte di queste stanze, sono appesi dei<text:line-break/><text:line-break/>cartelli di legno che recitano “NON ENTRARE?!” in Comune.<text:line-break/><text:line-break/>1I9A. MAGAZZINO DELLE<text:line-break/>COMPONENTI PER INCANTESIMI<text:line-break/>Stufa. Una stufa di ferro è collocata contro la parete sud.<text:line-break/>Forzieri. Lungo le pareti si aprono file di nicchie polverose.<text:line-break/>Circa la metà delle nicchie è occupata da piccoli<text:line-break/>forzieri di legno.<text:line-break/><text:soft-page-break/><text:line-break/>Alla stufa è stata impartita una parvenza di vita tramite<text:line-break/>un incantesimo animare oggetti reso permanente da un<text:line-break/>incantesimo desiderio. La stufa si stacca dalla canna<text:line-break/>fumaria e parte alla carica sulle sue zampe artigliate per<text:line-break/>attaccare gli intrusi.<text:line-break/><text:line-break/>La stufa è un costrutto Grande con un grado di sfida pari<text:line-break/>a 3(700 PE). Ha CA 17, 50 punti ferita, una velocità base<text:line-break/>sul terreno di 9 metri e i punteggi di caratteristica seguenti:<text:line-break/>Forza 14, Destrezza 10, Costituzione 10, Intelligenza 3,<text:line-break/>Saggezza 3 e Carisma 1. È dotata di vista cieca entro un<text:line-break/>raggio di 9 metri ed è cieca oltre quel raggio. Ha le opzioni<text:line-break/>di azione seguenti:<text:line-break/><text:line-break/>Schianto. Attacco con Arma da Mischia: +6 al tiro per colpire,<text:line-break/>portata 1,5 m, un bersaglio. Colpito: 11 (2d8 + 2) danni<text:line-break/>contundenti.<text:line-break/><text:line-break/>Fiammata (Ricarica 4-6). La stufa emette una fiammata in un<text:line-break/>cono di 4,5 metri. Ogni creatura nell’area deve effettuare un<text:line-break/>tiro salvezza su Destrezza con CD 10; se lo fallisce, subisce<text:line-break/><text:line-break/>22 {(4d10) danni da fuoco, mentre se lo supera, subisce la metà<text:line-break/>di quei danni.<text:line-break/><text:line-break/>Tesoro. I forzieri di legno sono ventiquattro in<text:line-break/>totale, ognuno etichettato in Comune con il nome di un<text:line-break/>incantesimo e contenente tutte le componenti materiali per<text:line-break/>uno o più lanci di quell'incantesimo. La tabella seguente<text:line-break/>riassume il contenuto dei forzieri:<text:line-break/><text:line-break/>Forziere Contenuto<text:line-break/><text:line-break/>] Tre fiale di sangue umnano, tre brandelli di carne e un<text:line-break/>sacchetto di polvere d'osso (animare morti)<text:line-break/>2 Una fiala contenente dieci pizzichi di polvere<text:line-break/><text:line-break/>di diamante del valore di 25 mo per pizzico<text:line-break/><text:line-break/>(anti-individuazione)<text:line-break/><text:line-break/>3 Dieci piume {caduta morbida o volare)<text:line-break/>Limatura di ferro (campo anti-magia)<text:line-break/><text:line-break/>5 Un ciuffo di pelliccia di quaggoth, un frammento<text:line-break/>d’amnbra e tre spilli d’argento (catena di fulmini)<text:line-break/><text:line-break/>6 Un sacchetto pieno di polvere ricavata da una perla<text:line-break/><text:line-break/>nera del valore di 500 mo ({cerchio di morte)<text:line-break/>7 Un sacchetto di fuliggine e un sacchetto di sale<text:line-break/>(comprensione dei linguaggi)<text:line-break/><text:line-break/>LIVELLO 14 | TL DGMINIO DI ARCTURIA<text:line-break/><text:line-break/>Forziere Contenuto<text:line-break/><text:line-break/>8 Tre frammenti di cristallo bianco opaco (cono di freddo)<text:line-break/><text:line-break/>9 Un cubo di incenso del valore di 250 mo e quattro<text:line-break/>bastoncini d'avorio del valore di 50 mo ciascuno<text:line-break/>(conoscenza delle leggende)<text:line-break/><text:line-break/><text:soft-page-break/>10 Un vaso d'argilla pieno di terra raccolta da un<text:line-break/>cimitero, un vaso d'argilla pieno di acqua salmastra<text:line-break/>e un'onice nera da 150 mo {(creare non morti)<text:line-break/><text:line-break/>11 Tre calamite e un sacchetto di polvere (disintegrazione)<text:line-break/>12 Tre stomaci di vipera e un sacchetto pieno di foglie<text:line-break/>di rabarbaro in polvere { freccia acida di Melf}<text:line-break/><text:line-break/>13 Un dodecaedro di cristallo nero del valore di<text:line-break/>500 mo {giara magica)<text:line-break/><text:line-break/>14 <text:s/>Una bobina di cavo di rame ({inviare)<text:line-break/><text:line-break/>15 <text:s/>Un guscio d'uovo di cockatrice e un guanto di pelle<text:line-break/>di serpente {mano di Bigby)<text:line-break/><text:line-break/>16 Due frammenti di fosforo (muro di fuoco)<text:line-break/><text:line-break/>17 Tre ciuffi di pelo di pipistrello (occhio arcano)<text:line-break/><text:line-break/>18 <text:s/>Nove piccole sfere di sterco di pipistrello e zolfo<text:line-break/>(palla di fuoco)<text:line-break/><text:line-break/>19 Dieci piccoli fili di paglia (respirare sott'acqua)<text:line-break/><text:line-break/>20 <text:s/>Un gomitolo di spago con stuzzicadenti conficcati<text:line-break/>Su di esso (servitore inosservato)<text:line-break/><text:line-break/>2] Un sacchetto di sabbia, un calamaio pieno<text:line-break/>d’inchiostro è una penna (sogno)<text:line-break/><text:line-break/>22 <text:s/>Un sacchetto di sabbia finissima (sonno)<text:line-break/><text:line-break/>23 Otto tentacoli dî una seppia (tentacoli neri di Evard)<text:line-break/><text:line-break/>24 Otto vasetti di unguento per gli occhi del valore<text:line-break/>di 25 mo ciascuno, ricavato da polvere di funghi,<text:line-break/>zafferano e grasso (visione del vero)<text:line-break/><text:line-break/>19B. OGGETTI INANIMATI<text:line-break/>Questa stanza è disseminata di oggetti inanimati che<text:line-break/>Arcturia anima usando l’'incantesimo animare oggetti:<text:line-break/><text:line-break/>. Un braciere di ottone collocato su un treppiede alto<text:line-break/>90 cm e una scopa di legno (oggetti Piccoli).<text:line-break/><text:line-break/>. Un attaccapanni di legno, una sedia delle torture di ferro<text:line-break/>tempestata di spuntoni, una catena lunga 3 metri del peso<text:line-break/>di 125 kg e un grosso calderone di ferro (oggetti Medìi).<text:line-break/><text:line-break/>« Un carrello minerario di pietra e una statua di bronzo<text:line-break/>cava a grandezza naturale di un toro (oggetti Grandi).<text:line-break/><text:line-break/>20. SCORTE<text:line-break/><text:line-break/>Due hobgoblin montano la guardia fuori da questa stanza,<text:line-break/>uno di fronte a ogni porta, con l'ordine di sorvegliare le<text:line-break/>scorte di cibo. Una battaglia in quest’area mette in allarme<text:line-break/>gli hobgoblin dell'area 32, che accorrono rapidamente per<text:line-break/>aiutare i loro alleati.<text:line-break/><text:line-break/>La stanza è piena di casse di razioni e barili d'acqua<text:line-break/>fresca disposte in lunghe file che formano strette corsie tra<text:line-break/>una fila e l’altra. I giganti e gli hobgoblin fanno affidamento<text:line-break/><text:soft-page-break/>su queste provviste. Îl cibo e l'acqua custoditi in quest'area<text:line-break/>possono bastare per settimane.<text:line-break/><text:line-break/>2]1. NOTTE E GIORNO<text:line-break/><text:line-break/>Segnatempo. Quattro colonne sorreggono il soffitto<text:line-break/>di questa stanza, alto 6 metri. Un anello di ferro del<text:line-break/>diametro di 6 metri è appeso a sostegni di ferro fissati in<text:line-break/>cima alle colonne, in modo da pendere parallelamente<text:line-break/>al pavimento, 6 metri più in basso. All’interno di questo</text:p>
      <text:p text:style-name="P1"/>
      <text:p text:style-name="P1"/>
      <text:p text:style-name="P1"/>
      <text:p text:style-name="P1">@@@ 9 @@@</text:p>
      <text:p text:style-name="P1"/>
      <text:p text:style-name="P1"/>
      <text:p text:style-name="P1"/>
      <text:p text:style-name="P1">anello, è situato un disco circolare di ferro dal diametro<text:line-break/>leggermente inferiore con il simbolo del sole inciso<text:line-break/><text:line-break/>su un lato e quello della luna sul iato opposto. Subito<text:line-break/>sopra l’anello e il disco, una concavità a forma di cupola<text:line-break/>profonda 3 metri si apre sul soffitto.<text:line-break/><text:line-break/>Statue. Le alcove sono occupate da due statue a grandezza<text:line-break/>naturale, che raffigurano due maghi umani avvolti in una<text:line-break/>tunica, con il volto oscurato da un cappuccio di pietra e le<text:line-break/>braccia sollevate verso il disco di ferro.<text:line-break/><text:line-break/>Questa intera stanza è un gigantesco macchinario<text:line-break/>segnatempo. Ogni giorno, all’alba e al tramonto, le statue<text:line-break/>dei maghi esercitano una forza magica invisibile sul disco<text:line-break/>di ferro sospeso, facendolo girare all'interno della struttura<text:line-break/>circolare come se fosse una moneta. Di giorno, sul lato<text:line-break/>inferiore del disca, è visibile il simbalo del sale, mentre di<text:line-break/>notte, è visibile quello della luna. Quando il disco ruota, per<text:line-break/>metà scivola lungo la concavità a forma di cupola che si apre<text:line-break/>nel soffitto e per metà scivola invece verso il basso, arrivando<text:line-break/>a 3 metri d’altezza dal pavimento con il suo bordo esterno.<text:line-break/><text:line-break/>Un incantesimo individuazione del magico rivela un’aura<text:line-break/>magica di invocazione e una di trasmutazione attorno<text:line-break/>alle statue, che resistono a qualsiasi tentativo di spostarle<text:line-break/>o romperle. Se una creatura tenta di girare il disco<text:line-break/>manualmente. le statue emanano una scarica di fulmini che<text:line-break/>riempie tutta la stanza. Tutte le creature all’interno della<text:line-break/>stanza in quel momento devono effettuare un tiro salvezza<text:line-break/>su Destrezza con CD 18; se falliscono, subiscono 22 (4d10)<text:line-break/>danni da fulmine, mentre se lo superano, subiscono la metà<text:line-break/>di quei danni. Le creature in contatto diretto con l'anello di<text:line-break/>ferro o con il disco, nonché quelle che indossano un'armatura<text:line-break/>di metallo, subiscono svantaggio al tiro salvezza.<text:line-break/><text:line-break/>22. SCARABOCCHI ARCANI<text:line-break/><text:line-break/>Lavagne. Sulle pareti sono montate alcune lavagne piene<text:line-break/>di frasi e formule arcane scritte con il gesso.<text:line-break/><text:line-break/>Trappola del Tavolo. Un tavolo di legno al centro della<text:line-break/>stanza è carico di ampolle e alambicchi impolverati di<text:line-break/>ogni genere. Il tavolo è coperto di ragnatele ed è evidente<text:line-break/>che non è stato toccato da molto tempo. Gli oggetti sulla<text:line-break/>sua superficie hanno soltanto lo scopo di distrarre gli<text:line-break/>osservatori dalla trappola di metamorfosi su cui il tavolo<text:line-break/><text:soft-page-break/>poggia (vedi “Trappole di Metamorfosi” a pagina 180).<text:line-break/><text:line-break/>È stato uno degli apprendisti falliti di Arcturia a scrivere<text:line-break/>con il gesso sulla lavagna. Se un personaggio studia le<text:line-break/>formule ed effettua con successo una prova di Intelligenza<text:line-break/>(Arcano) con CD 16, capisce che l’autore stava tentando<text:line-break/>di svelare il segreto di alcuni incantesimi al di 1à della<text:line-break/>sua portata. Gli incantatori che hanno gli incantesimi<text:line-break/>disintegrazione e carne in pietra nelle loro liste riconoscono<text:line-break/>che sono quelli gli incantesimi studiati alla lavagna, anche<text:line-break/>se non è possibile apprenderli dagli scarabocchi incompleti<text:line-break/>e disordinati tracciati sulla lavagna.<text:line-break/><text:line-break/>Îl rumore di uno scontro in questa stanza può essere<text:line-break/>udito dagli hobgoblin di guardia nell’area 25, che accorrono<text:line-break/>a indagare se messi in allarme (si avvicinano da est).<text:line-break/><text:line-break/>23. ÈÉSPERIMENTI<text:line-break/><text:line-break/>Sulle porte di queste stanze sono stati lanciati degli<text:line-break/>incantesimi serratura arcana che consentono soltanto<text:line-break/>ad Arcturia di passare. Una porta può essere aperta a<text:line-break/><text:line-break/>viva forza effettuando con successo una prova di Forza<text:line-break/>(Atletica) con CD 25.<text:line-break/><text:line-break/>29A. L’HULK NELLA SCARPA<text:line-break/><text:line-break/>Sul pavimento al centro di questa stanza, giace una vecchia<text:line-break/>scarpa in cui si è nascosto uno scorpione. Se qualcuno<text:line-break/><text:line-break/>disturba la scarpa, lo scorpione striscia fuori è attacca la<text:line-break/>creatura più vicina.<text:line-break/><text:line-break/>Lo scorpione, in realtà, è un umber hulk sotto l’effetto<text:line-break/>di un incantesimo metamorfosi reso permanente tramite<text:line-break/>un incantesimo desiderio. L'umber hulk torna alla sua vera<text:line-break/>forma e attacca quando la sua forma di scorpione è ridotta<text:line-break/>a O punti ferita.<text:line-break/><text:line-break/>23B. LAME OSTILI<text:line-break/><text:line-break/>Un elmo d’acciaio corroso giace in cima a tun cumulo di<text:line-break/>spade arrugginite lasciate al centro della stanza. Quando<text:line-break/>un'altra creatura entra nella stanza, il cumulo di spade<text:line-break/>assume una forma vagamente umanoide sormontata<text:line-break/>dall’elmo e attacca. Questo agglomerato di lame<text:line-break/>arrugginite usa le statistiche di un'armatura animata, con<text:line-break/>la differenza che i suoi attacchi infliggono danni perforanti<text:line-break/>anziché contundenti.<text:line-break/><text:line-break/>23C. UN RODITORE DI TAGLIA INSOLITA<text:line-break/><text:line-break/>Mostro. Un topo gigante a due teste (si usano le statistiche<text:line-break/>di un cane della morte) è intrappolato in questa stanza.<text:line-break/>Questo roditore ha le dimensioni di un umano ed è ostile<text:line-break/>nei confronti di tutti gli intrusi.<text:line-break/><text:line-break/>Scivolo della Carne. Nel soffitto vicino alla parete nord si<text:line-break/>apre un foro rettangolare, lungo 30 cm e largo 15 em:<text:line-break/>è l’imboccatura di uno scivolo di pietra che sfocia in<text:line-break/>questa stanza.<text:line-break/><text:line-break/>A intervalli di qualche ora, un brandello di carne<text:line-break/><text:soft-page-break/>putrefatta cade dallo scivolo, inviato da una camera<text:line-break/>segreta soprastante. Il pezzo di carne cade sul pavimento<text:line-break/>con un tonfo molliccio e viene rapidamente divorato dal<text:line-break/>roditore mostruoso. Una creatura Minuscola o gassosa<text:line-break/>può accedere a quella piccola camera nascosta risalendo lo<text:line-break/>scivolo, La camera soprastante è priva di uscite: contiene<text:line-break/>solo centinaia di pezzi di carne rossastra e putrefatta e<text:line-break/>un meccanismo magico che li spinge giù dallo scivolo a<text:line-break/>intervalli casuali. È impossibile discernere da quale tipo di<text:line-break/>creatura è stata ricavata la carne.<text:line-break/><text:line-break/>23D. GUFFAW IL MANGIAPIETRA<text:line-break/><text:line-break/>Questa stanza contiene i resti distrutti della statua di<text:line-break/><text:line-break/>un nano e uno gnomo delle profondità (svirfneblin)<text:line-break/>grassoccio di nome Guffaw Gravelstock, strappato dalla<text:line-break/>sua miniera di gemme nell'Underdark da Arcturia. Guffaw<text:line-break/>sa poco o nulla di Sottomonte.<text:line-break/><text:line-break/>La magia di Arcturia ha conferito allo gnomo un appetito<text:line-break/>insaziabile per la pietra lavorata e Guffaw usa il suo<text:line-break/>piccone da guerra per fare a pezzi la statua e divorarla<text:line-break/>lentamente, un peézzo alla volta. Non riesce a trattenersi,<text:line-break/>mangia ogni pezzo di pietra scolpita e non c'è limite<text:line-break/>alle quantità che può ingerire. Chiede di essere lasciato<text:line-break/>solo per poter finire il suo pasto in pace. Un incantesimo<text:line-break/>dissolvi magie lanciato con successo su Guffaw (CD 19)<text:line-break/>cura lo gnomo da questa insolita malattia magica.<text:line-break/><text:line-break/>Tesoro. Nell'istante in cui viene curato dalla sua<text:line-break/>malattia, Guffaw sputa tossendo due diamanti (5,000 mo<text:line-break/>ciascuno). È sorpreso esattamente come tutti gli altri nel<text:line-break/>vedere le gemme e le offre ai personaggi come ricompensa<text:line-break/>per averlo “salvato”. Poi si mette in cerca di una strada per<text:line-break/>tornare nell'Underdark, non volendo avere più niente a che<text:line-break/>fare con Sottomonte.<text:line-break/><text:line-break/>24. CLASSE VUOTA<text:line-break/><text:line-break/>Lavagna. L'intera parete est è coperta da una lavagna, su<text:line-break/>cui è scritto col gesso a lettere gigantesche “FALLIRETE<text:line-break/>TUTTI!" in Comune.<text:line-break/><text:line-break/>LINVNECLLO 14 | IL DOMINIO DI ARCTURTA</text:p>
      <text:p text:style-name="P1"/>
      <text:p text:style-name="P1"/>
      <text:p text:style-name="P1"/>
      <text:p text:style-name="P1">@@@ 10 @@@</text:p>
      <text:p text:style-name="P1"/>
      <text:p text:style-name="P1"/>
      <text:p text:style-name="P1"/>
      <text:p text:style-name="P1">Scrivanie. Ogni volta che una creatura entra nella stanza,<text:line-break/>sette scrivanie di pietra emergorno magicamente dal<text:line-break/>pavimento, disposte a semicerchio davanti alla lavagna<text:line-break/>(le scrivanie riscompaiono nel pavimento quando tutte le<text:line-break/>creature escono dalla stanza).<text:line-break/><text:line-break/>Porta Segreta. Una porta segreta nella parete sud, se<text:line-break/>viene spinta, rivela un passaggio polveroso e soffocato di<text:line-break/>ragnatele che collega questa stanza all'area 25.<text:line-break/><text:line-break/>25. HOBGOBLIN DI GUARDIA l<text:line-break/><text:line-break/><text:soft-page-break/>Guardie. Due hobgoblin montano la guardia in quest'area,<text:line-break/>ognuno davanti a una delle due porte. Attaccano in<text:line-break/>gruppo un intruso alla volta.<text:line-break/><text:line-break/>Arco. Un arco di pietra incassato nella parete est mostra<text:line-break/>l’immagine di un libro aperto incisa sulla chiave di volta.<text:line-break/><text:line-break/>Porta Segreta. Una porta segreta lungo la parete nord si<text:line-break/>apre su un passaggio polveroso e soffocato di ragnatele<text:line-break/>che collega questa stanza all'area 24.<text:line-break/><text:line-break/>PORTALE ARCUATO PER IL LIVELLO 9<text:line-break/>L'arco è uno dei portali magici di Halaster (vedi “Portali” a<text:line-break/>pagina 12), a cui si applicano le regole seguenti:<text:line-break/><text:line-break/>« Se qualcuno tiene un libro aperto entro 1,5 metri<text:line-break/>dall’arco, il portale si apre per 1 minuto. Quando il<text:line-break/>portale si apre, il libro si riduce in polvere, anche se è un<text:line-break/>libro degli incantesimi.<text:line-break/><text:line-break/>: ] personaggi devono essere di livello pari o superiore<text:line-break/>al 10° per attraversare questo portale (vedi “Thesiyra<text:line-break/>Kestellharp” a pagina 10). La prima creatura a passare<text:line-break/>attraverso il portale innesca una runa antica (vedi “Rune<text:line-break/>Antiche” a pagina 12).<text:line-break/><text:line-break/>. Una creatura che attraversa il portale compare nell’area<text:line-break/>49 del livello 9, nello spazio libero più vicino al portale<text:line-break/>identico situato in quell'area.<text:line-break/><text:line-break/>26. ALLOGGIO DELL'APPRENDISTA<text:line-break/><text:line-break/>Come il suo maestro di tun temmpo, Halaster, anche Arcturia<text:line-break/>accetta degli apprendisti di tanto in tanto. Tali apprendisti,<text:line-break/>però, difficilmente sopravvivono a lungo. Questa stanza<text:line-break/>contiene un feretro di pietra collocato lungo la parete nord,<text:line-break/>su cui è stata stesa una coperta imbottita ammuffita, è una<text:line-break/>scrivania di legno con una sedia a schienale alto nell’angolo<text:line-break/>sudest. Su un angolo della scrivania, è appoggiato un<text:line-break/>teschio umano ingiallito sormontato da una candela di cera<text:line-break/>semisciolta.<text:line-break/><text:line-break/>27. APPRENDISTA DEFUNTO<text:line-break/><text:line-break/>Coperta Imbottita. Una coperta imbottita ammuffita è<text:line-break/>stesa sopra un feretro di pietra contro la parete sud.<text:line-break/><text:line-break/>Scrivania. Una scrivania di legno è stata collocata<text:line-break/>nell’angolo nordest. Uno scheletro umano avvolto in<text:line-break/>una veste nera perforata giace accasciato sulla sedia a<text:line-break/>schienale alto dietro la scrivania.<text:line-break/><text:line-break/>Lo scheletro inanimato appartiene a un apprendista<text:line-break/>umano di nome Kazvark, che Arcturia ha ucciso con una<text:line-break/>raffica di dardi incantati perché non è riuscito a completare<text:line-break/>l’incarico che gli era stato assegnato. Arcturia ha distrutto<text:line-break/>il libro degli incantesimi di Kazvark, ma non ha controllato<text:line-break/>se nelle sue tasche c'è qualcosa di valore.<text:line-break/><text:line-break/>CHIAVE DI MITHRAL<text:line-break/><text:line-break/>Se i personaggi frugano tra le vesti dell’apprendista,<text:line-break/>trovano in una tasca un pezzo piatto di mithral lungo 15 cm<text:line-break/>a forma di U. Questa è una delle sei chiavi richieste per<text:line-break/><text:soft-page-break/>attivare l'arma di disintegrazione di massa nell’area 37.<text:line-break/><text:line-break/>LIVELLO 14 | IL DPOMINIO DI ARCTURIA<text:line-break/><text:line-break/>28. ESEMPLARI<text:line-break/><text:line-break/>Se i personaggi origliano a una delle porte di questa<text:line-break/>stanza, sentono uno strano ticchettio provenire dall’interno.<text:line-break/><text:line-break/>Orrore Uncinato. Un orrore uncinato è intrappolato<text:line-break/>all'interno di questa stanza, ma nel mostro c'è più di quel<text:line-break/>che sembra.<text:line-break/><text:line-break/>Scaffali. Le pareti curve della stanza sono coperte da<text:line-break/>scaffali di pietra.<text:line-break/><text:line-break/>Vasi Rotti. Centinaia di vasi che contenevano parti del<text:line-break/>corpo di ogni genere giacciono a terra spaccati.<text:line-break/><text:line-break/>Un hobgoblin ha inavvertitamente fatto scattare una<text:line-break/>trappola di metamorfosi ed è stato trasformato in questo<text:line-break/>orrore uncinato. Gli altri hobgoblin hanno deciso di<text:line-break/>intrappolarlo in quesia stanza per fargli unoòo scherzo.<text:line-break/>Essendo privo di mani, l’orrore uncinato non può aprire le<text:line-break/>porte per scappare e, in preda alla furia, ha spazzato via<text:line-break/>tutti i vasi dagli scaffali, rovesciandone a terra i contenuti.<text:line-break/><text:line-break/>Quando l'orrore uncinato scende a O punti ferita, Sì<text:line-break/>ritrasforma in un hobgoblin privo di sensi di nome<text:line-break/>Jarrk. Nonostante le sue recenti disavventure, Jarrk è<text:line-break/>fanaticamente fedele a Dominio Incoronato e non lo<text:line-break/>tradirebbe mai volontariamente.<text:line-break/><text:line-break/>Arcturia ha raccolto parti del corpo da ogni genere di<text:line-break/>creature dell’Undeérdark. Se i personaggi frugano tra 1<text:line-break/>resti troveranno ali di falena, gusci di scarabeo, occhi di<text:line-break/>mantoscuro, uncini di uccello stigeo, tentacoli di fumph,<text:line-break/>artigli di troglodita, icore di demone, residui gelatinosi e<text:line-break/>altri macabri reperti privi di valore. A discrezione del DM,<text:line-break/>i personaggi potrebbero trovare alcune componenti per<text:line-break/>incantesimi utili.<text:line-break/><text:line-break/>29. LABORATORIO ’<text:line-break/><text:line-break/>Vanar Freth. Un drow mago (per le statistiche consultare il<text:line-break/>Monster Manual) di nome Vanar Freth e il suo compagno,<text:line-break/>un demone d’ombra da lui evocato, stanno ispezionando<text:line-break/>in silenzio la stanza quando i personaggi arrivano.<text:line-break/><text:line-break/>Statue. A due angoli contrapposti si ergono le statue alte<text:line-break/>2,7 metri di due ogre in procinto di trasformarsi in<text:line-break/>mosche giganti.<text:line-break/><text:line-break/>Tavaolo. Il centro della stanza è occupato da un grosso<text:line-break/>tavolo di pietra. Alcuni oggetti curiosi sono stati lasciati<text:line-break/>sulla sua superficie, tra cui uno scrigno a forma di<text:line-break/>cubo nero poggiato su una coperta grigia ripiegata e la<text:line-break/>viscida testa decapitata di un mind flayer, il cui corpo<text:line-break/>dissanguato giace a terra sul pavimento. I] cadavere<text:line-break/>brulica di vermi.<text:line-break/><text:line-break/>Vecchia Trappola,. La doppia porta a sudovest e il<text:line-break/>pavimento attorno ad essa sono anneriti dal fuoco, a<text:line-break/>seguito di una trappola scattata molto tempo fa.<text:line-break/><text:soft-page-break/><text:line-break/>Tl drow mago è riuscito ad arrivare fin qui senza farsi<text:line-break/>individuare. Se lasciato fare, prima o poi troverà il tesoro<text:line-break/>sotto il tavalo (vedi “Tesoro” più sotto}. I1 demone d'ambra<text:line-break/>tiene gli occhi aperti in caso di guai, mentre il drow s1<text:line-break/>concentra sulle ricerche.<text:line-break/><text:line-break/>Vanar combatte per restare in possesso degli eventuali<text:line-break/>tesori trovati, ma altrimenti evita le ostilità. Quando la sua<text:line-break/>perlustrazione del Dominio di Arcturia sarà finita, intende<text:line-break/>fare ritorno alla fortezza della Casata Freth sul livello 12<text:line-break/>per fare rapporto al suo maestro, Drivvin Freth.<text:line-break/><text:line-break/>TAVOLO<text:line-break/><text:line-break/>Finò a poco tempo fa, Arcturia aveva un mind flayer come<text:line-break/>assistente, ma poi gli ha staccato la testa per studiare<text:line-break/>l’energia psichica racchiusa nel suo cervello. Accanto alla<text:line-break/>testa del mind flayer sono visibili un lungo paio di pinze<text:line-break/>d’acciaio e un mestolo.</text:p>
      <text:p text:style-name="P1"/>
      <text:p text:style-name="P1"/>
      <text:p text:style-name="P1"/>
      <text:p text:style-name="P1">@@@ 11 @@@</text:p>
      <text:p text:style-name="P1"/>
      <text:p text:style-name="P1"/>
      <text:p text:style-name="P1"/>
      <text:p text:style-name="P1">Îl cubo nero con spigolo di 30 cm è uno scrigno composto<text:line-break/>da pannelli di vetro nero e cornici d'ebano; è dotato di<text:line-break/>un coperchio su cardini ed emana un'atura magica di<text:line-break/>trasmutazione se esaminato tramite un incantesimo<text:line-break/>individuazione del magico. Quando una bestia Minuscola<text:line-break/>abbastanza piccola da entrare nello scrigno (come per<text:line-break/>esempio un topo o una lucertola) viene collocata all'interno<text:line-break/>e il coperchio viene sigillato, lo scrigno la trasforma in<text:line-break/>un’altra bestia Minuscola (a scelta del DM), a meno che la<text:line-break/>creatura non superi un tiro salvezza su Saggezza con CD<text:line-break/>15. Lo scrigno può compiere questa trasformazione altre<text:line-break/>otto volte prima che la sua magia si esaurisca del tutto, nel<text:line-break/>qual caso si sbriciola in sabbia.<text:line-break/><text:line-break/>La coperta grigia su cui poggia lo scrigno, in realtà, è<text:line-break/>la pelle di un doppelganger meticolosamente scorticato.<text:line-break/>Gli altri oggetti sul tavolo includono un vaso di lingue di<text:line-break/>cockatrice, un blocco di soffice argilla (la componente<text:line-break/>materiale dell’incantesimo sco/pire pietra} avvolto in un<text:line-break/>panno umido e un forziere di legno su cui compare la targa<text:line-break/>“Metamorfosi”, che contiene una dozzina di bozzoli di bruco<text:line-break/>(le componenti materiali dell'incantesimo metamorfosi).<text:line-break/><text:line-break/>TESORO<text:line-break/><text:line-break/>Nel pavimento sotto il tavolo, è nascosto un piccolo<text:line-break/>scomparto segreto che può essere scoperto effettuando con<text:line-break/>Successo una prova di Saggezza (Percezione) con CD 20,<text:line-break/>Contiene un diademna di giada del valore di 1.500 mo (la<text:line-break/>componente materiale di un incantesimo trasformazione) e<text:line-break/>una pergamena magica di metatmorfosi.<text:line-break/><text:line-break/>30. ORRENDA TRASFORMAZIONE<text:line-break/><text:line-break/>Ogreiena. I] centro della stanza è occupato da una creatura<text:line-break/>incatenata al pavimento, che ha il corpo di un ogre e la<text:line-break/>testa di un vermeiena.<text:line-break/><text:soft-page-break/><text:line-break/>Corpi Mutilati. La testa recisa dell’agre e il corpo<text:line-break/>decapitato del vermeiena giacciono abbandonati<text:line-break/>nell'angolo nord della stanza. Hanno iniziato a<text:line-break/>decomporsi ed emettono un tremendo fetore.<text:line-break/><text:line-break/>Mazzo di Chiavi. Un anello di ferro con tre chiavi è appeso a<text:line-break/>uno spuntone di pietra che sporge dalla parete nordovest.<text:line-break/><text:line-break/>La creatura incatenata al pavimento è viva ed è<text:line-break/>sopravvissuta a un agghiacciante rituale magico che non può<text:line-break/>esser invertito né annullato. È malnutrita e deve cibarsi di<text:line-break/>carogne per sopravvivere. Le catene che la avvolgono sono<text:line-break/>fissate ad anelli di ferro imbullonati al pavimento e bloccate<text:line-break/>da tre pesanti lucchetti. Le chiavi appese alla parete possono<text:line-break/>aprire i fucchetti. Se liberata, la creatura si precipità sui resti<text:line-break/>putrefatti dei suoi corpi passati e inizia a sbranarti.<text:line-break/><text:line-break/>La creatura è un ogre, con i cambiamenti seguenti:<text:line-break/><text:line-break/>- Finché è legata al pavimento, la creatura è prona e<text:line-break/>trattenuta. Ha anche subito due livelli di indebolimento.<text:line-break/><text:line-break/>- Ha Intelligenza pari a 1. Non può parlare e non capisce<text:line-break/>alcun linguaggio.<text:line-break/><text:line-break/>- Le opzioni di azione dell’ogre vanno sostituite con le<text:line-break/>opzioni di azione seguenti,<text:line-break/><text:line-break/>Multiattacco. La creatura effettua due attacchi: uno con i<text:line-break/>tentacoli e uno con il morso.<text:line-break/><text:line-break/>Tentacoli. Attacco con Arma da Mischia: +8 al tiro per colpire,<text:line-break/>portata 3 m, una creatura. Colpito: 4 (1d4 + 2) danni da veleno<text:line-break/>e il bersaglio deve superare un tiro salvezza su Costituzione<text:line-break/>con CD 13, altrimenti è avvelenato per 1 minuto. Finché<text:line-break/>l'effetto del veleno non termina, il bersaglio è paralizzato. I|<text:line-break/>bersaglio può ripetere il tiro salvezza alla fine di ogni suo turno<text:line-break/>e, se lo supera, l'effetto per lui termina.<text:line-break/><text:line-break/>Morso. Attacco con Arma da Mischia: +4 al tiro per colpire,<text:line-break/>portata 1,5 m, un bersaglio. Colpito: 7 (2d4 + 2) danni perforanti.<text:line-break/><text:line-break/>3]1. L’ASSISTENTE DELL'ILLITHID<text:line-break/><text:line-break/>Questa stanza era riservata al mind flayer che fungeva<text:line-break/>da assistente per Arcturia e che ha fatto una brutta fine<text:line-break/>nell'’area 29. La stanza ha i tratti seguenti:<text:line-break/><text:line-break/>Decorazioni. Le pareti di pietra sono scolpite per<text:line-break/>assomigliare a un groviglio di tentacoli che serpeggiano<text:line-break/>attorno a teschi umani sbiancati semisepolti nella pietra.<text:line-break/><text:line-break/>Vasca di Fanghiglia. Al centro del pavimento, si apre<text:line-break/>una bassa vasca ovale piena di una fanghiglia scura dal<text:line-break/>pessimo odore (la fanghiglia ha un effetto calmante sui<text:line-break/>mind flayer, ma non possiede alcuna proprietà magica).<text:line-break/><text:line-break/>Assistente. Nell’angolo est della stanza, con il volto rivolto<text:line-break/>verso la parete, è visibile un umano che indossa soltanto<text:line-break/>delle cinghie di cuoio e un perizoma.<text:line-break/><text:line-break/>L'umano in perizoma è Ellix Gaspar (NM mago umano<text:line-break/>Tethyrian senza incantesimi preparati; per le statistiche<text:line-break/><text:soft-page-break/>consultare il Monster Manual). Tiene in mano una pagnotta<text:line-break/>di pane smangiucchiata. Arcturia lo aveva prelavato dal<text:line-break/>Nucleo del Dweomer (il livello 9) alcuni mesi fa per farne il<text:line-break/>suo assistente, ma lo aveva poi trovato noiosò e asfissiante.<text:line-break/>Ha lanciato su di lui un incantesimo regressione mentale<text:line-break/>e lo ha ceduto al mind flayer suo assistente, che lo ha<text:line-break/>subito costretto a indossare una tenuta adeguata al suo<text:line-break/>Nuovo rango.<text:line-break/><text:line-break/>Nello stato attuale, Ellix ha uno sguardo vacuo, reagisce<text:line-break/>a malapena, ha la tendenza a inciampare sui suoi piedi e a<text:line-break/>sbavare incontrollabilmente. Gli resta ancora una decade<text:line-break/>prima di poter tentare un altro tiro salvezza per porre fine<text:line-break/>all’effetto di regressione mentale. Se torna in sé, decide<text:line-break/>saggiamente di fuggire da Sottomonte con ciò che resta<text:line-break/>della sua sanità mentale e della sua dignità. Non sa cosa<text:line-break/>sia successo al suo libro degli incantesimi (Arcturia l’ha<text:line-break/>nascosto nell’area 40b), ma quando recupera la ragione,<text:line-break/>ricorda la planimetria di questo livello e la strada per fare<text:line-break/>ritorno alla superficie.<text:line-break/><text:line-break/>32. DORMITORI DELLA ITESTA MORTALE<text:line-break/><text:line-break/>Le forze degli hobgoblin sono alloggiate in queste stanze,<text:line-break/>immerse in un campo anti-magia permanente simile a<text:line-break/>quello creato da un incantesimo campo anti-magia (il<text:line-break/>risultato di un esperimento magico impazzito).<text:line-break/><text:line-break/>32A. ALLOGGI DEI SOLDATI<text:line-break/><text:line-break/>Trenta hobgoblin riposano sulle brandine di legno disposte<text:line-break/>su tre piani. 1 giacigli possono ospitare un massimo di<text:line-break/>sessanta guardie. Gli hobgoblin dormaono indassanda<text:line-break/>l’armatura; le armi e gli scudi sono appesi a ganci agli<text:line-break/>angoli delle brandine.<text:line-break/><text:line-break/>32B. POSTAZIONE DI GUARDIA<text:line-break/><text:line-break/>Quattro hobgoblin montano la guardia in quest'area: due<text:line-break/>sono situati ai lati della porta per l'area 32a e due ai lati<text:line-break/>della porta per l'area 32c. Uno scontro in questa postazione<text:line-break/>attira i rinforzi presenti in quelle aree e nell’area 20.<text:line-break/><text:line-break/>32C. ALLOGGI DEI CAPITANI<text:line-break/><text:line-break/>Due hobgoblin capitani conversano a bassa voce in questa<text:line-break/>stanza, che contiene tre letti. Il resto dell’arredamento è<text:line-break/>costituito da un tavolo di pietra circondato da sei sgabelli di<text:line-break/>legno e da un lampadario di ferro appeso sopra il tavolo. Le<text:line-break/>candele del lampadario sono spente.<text:line-break/><text:line-break/>] capitani sono preoccupati per il recente comportamento<text:line-break/>insolito del signore della guerra che li comanda (vedi l’area<text:line-break/>33) e riflettono sul da farsi. Finora i capitani hanno tenuto<text:line-break/>nascosto il bizzarro umore di Dominio Incoronato al resto<text:line-break/>della legione di hobgoblin e per il momento restano dei<text:line-break/>sottoposti fedeli.<text:line-break/><text:line-break/>LIVELLO 14 | T DOMINIO DI ARCTUEILA</text:p>
      <text:p text:style-name="P1"/>
      <text:p text:style-name="P1"/>
      <text:p text:style-name="P1"/>
      <text:p text:style-name="P1">@@@ 12 @@@</text:p>
      <text:p text:style-name="P1"/>
      <text:p text:style-name="P1"><text:soft-page-break/></text:p>
      <text:p text:style-name="P1"/>
      <text:p text:style-name="P1">Ì<text:line-break/><text:line-break/>i<text:line-break/>H<text:line-break/><text:line-break/>33. ALLOGGI DI DOMINIO INCORONATO<text:line-break/><text:line-break/>Mostri. Se non è siato attirato altrove, l'hobgoblin signore<text:line-break/>della guerra Dominio Incoronato si trova qui, accudito<text:line-break/>da un flumph che gli parla telepaticamente.<text:line-break/><text:line-break/>Plastico dell’Underdark. All'interno della stanza, si<text:line-break/>ergono sei guglie alte 2,1 metri, simili a stalagmiti e<text:line-break/>composte di minuscoli blocchi rettangolari, e una settima<text:line-break/>torre in corso di costruzione, ma ancora incompleta,<text:line-break/><text:line-break/>Mobili. L’arredamento include un letto di legno, una<text:line-break/>poltrona di cuoio imbottita a cui è abbinato uno sgabello<text:line-break/>per i piedi, uno scaffale di pietra su cui è appoggiato<text:line-break/>un barilotto di legno pieno di birra, un tavolo di pietra<text:line-break/>finemente lavorato su cui sono stati lasciati degli strumenti<text:line-break/>da costruttore e alcuni frammenti di pietra, è un pesante<text:line-break/>baule da marinaio la cui serratura è stata spaccata.<text:line-break/><text:line-break/>Arazzi. Alla parete sud, è appeso un vecchio arazzo<text:line-break/>sbiadito che raffigura una magnifica caverna di cristallo.<text:line-break/><text:line-break/>Alcuni giorni dopo essersi stabilito nel Dominio di<text:line-break/>Arcturia, l'hobgoblin signore della guerra ha ordinato<text:line-break/>ai suoi sottoposti di procurargli un set di strumenti da<text:line-break/>costruttore. Un corredo di alcuni vecchi strumenti è stato<text:line-break/>rapidamente messo assieme e gli è stato consegnato e, da<text:line-break/>quel giorno, Dominio Incoronato non fa altro che scolpire<text:line-break/>blocchi di pietra rettangolari (larghi 5 cm, lunghi 10 cm<text:line-break/>e spessi 2,5 cm) che usa per costruire strane strutture a<text:line-break/>forma di torre, simili a stalagmiti. Questo lavoro ha in parte<text:line-break/>lenito la sua noia, anche se l'hobgoblin non sa dire con<text:line-break/>esattezza perché stia costruendo le strutture in questione.<text:line-break/>E il suo insolito compagno a conoscere la risposta.<text:line-break/><text:line-break/>Fino a poco tempo fa, il flumph si cibava di soppiatto<text:line-break/>dell'’energia mentale del mind flayer che fungeva da<text:line-break/>assistente di Arcturia. La morte improvvisa dell’i]lithid<text:line-break/>(vedi l’area 29) ha interrotto bruscamente le scorte di<text:line-break/>cibo del flumph, che fortunatamente può resistere a lungo<text:line-break/>prima di doversi nutrire di altra energia psionica, Ora ha<text:line-break/>fatto amicizia con Dominio Incoronato e sta tentando di<text:line-break/>convincere l'hobgoblin a redimersi. Dominio Incoronato<text:line-break/>si è dimostrato caparbiamente malvagio c impossibile da<text:line-break/>redimere, ma il contatto telepatico prolungato con il flumph<text:line-break/>[o ha spinto a sviluppare un comportamento insolito, tra<text:line-break/>cui un bisogno intonscio di ricreare la dimora del flumph,<text:line-break/>l’Underdark, usando dei mattoncini da costruzione. I]<text:line-break/>flumph sa che la sua nostalgia di casa sta influenzando<text:line-break/>il comportamento dell'hobgoblin, ma si affida a Dominio<text:line-break/>Incoronato per avere protezione. Se i due vengono separati,<text:line-break/>il fumph decide di tornare nell'Underdark.<text:line-break/><text:line-break/>] personaggi possono fare amicizia con il flumph e<text:line-break/>persuaderlo a unirsi al gruppo per qualche tempo. Ha già<text:line-break/>incontrato altri avventurieri a Sottomonte in passato e, in<text:line-break/>genere, apprezza queste figure e i lJoro racconti del mondo<text:line-break/><text:soft-page-break/>di superficie.<text:line-break/><text:line-break/>TEsORO<text:line-break/><text:line-break/>Il baule di legno contiene il bottino degli hobgoblin:<text:line-break/><text:line-break/>2.500 mo, una pepiera in electrum (25 mo), un candeliere<text:line-break/>di peltro (25 mo), un mantello di velluto rosso (50 mo),<text:line-break/>una pregiata statuetta di corallo di una nave che cavalca<text:line-break/>un'onda (250 mo), un pettine da barba nanico fatto di<text:line-break/>lapislazzuli e incastonato di gemme (750 mo), una corona<text:line-break/>di platino con un intarsio di perle nere {2.500 mo) e un<text:line-break/>elmo elfico fatto di lamine dorate con un corno ritorto in<text:line-break/>ametista che spunta dalla fronte {7.500 mo).<text:line-break/><text:line-break/>34., SPORA GASSOSA STRIDENTE<text:line-break/><text:line-break/>Questa stanza è vuota, ad eccezione di una spora gassosa<text:line-break/>che fluttua al centro della stanza e che dispone delle difese<text:line-break/>aggiuntive di un boleto stridente. Quando una luce intensa<text:line-break/><text:line-break/>LIVELLO 14 | IL DOMINIO DI ARCTFURIA<text:line-break/><text:line-break/>ù una creatura giunge entro 9 metri dalla spora gassosa,<text:line-break/>usa la sua reazione per emettere uno stridio udibile nel<text:line-break/>raggio di 90 metri da esso. La spora gassosa continua a<text:line-break/>stridere finché la fonte del disturbo non si allontana oltre i<text:line-break/>9 metri e per gli 1d4 round successivi.<text:line-break/><text:line-break/>Lo stridio della spora gassosa mette in allarme gli<text:line-break/>hobgoblin nelle aree 32c e 33, che accorrono per indagare.<text:line-break/><text:line-break/>35. SALA DI ADUNATA<text:line-break/><text:line-break/>Questa vasta sala ha un soffitto inclinato alto 15 metri che<text:line-break/>scende fino a 6 metri verso il lato nordest. Da una porta<text:line-break/>socchiusa che si affaccia sull’area 36, provengono le grida<text:line-break/>di numerose creature.<text:line-break/><text:line-break/>36. SALA DI ADDESTRAMENTO<text:line-break/>DELLA TESTA MORTALE<text:line-break/><text:line-break/>La porta di questa stanza è socchiusa e dal suo interno<text:line-break/>provengono le grida in Goblin di numerose creature. La<text:line-break/>stanza contiene quanto segile:<text:line-break/><text:line-break/>Hobgoblin. Al centro della stanza, dodici hobgoblin si<text:line-break/>addestrano a manovrare nella formazione della falange,<text:line-break/>sotto lo sguardo di un hobgoblin capitano. Se devono<text:line-break/>affrontare una minaccia ignota, gli hobgoblin serrano i<text:line-break/>ranghi e attaccano.<text:line-break/><text:line-break/>Mobili. Lungo il perimetro della stanza, sono disposti<text:line-break/>alcuni tavoli di legno su cavalletti e una serie di panche.<text:line-break/><text:line-break/>Decorazioni Parietali. La stanza è illuminata dagli<text:line-break/>incantesimi fiamma perenne lanciati sui sostegni per<text:line-break/>torce di ferro fissati alle pareti. Su alcune targhe di pietra<text:line-break/>appese tra un sostegno e l’altro, sono state montate le<text:line-break/>teste di tre nani, due orog, un troglodita e un gargosyle.<text:line-break/><text:line-break/>37. ARMA DI<text:line-break/>DISINTEGRAZIONE DI MASSA<text:line-break/><text:line-break/><text:soft-page-break/>Nel caso in cui perdesse il controllo dei suoi esperimenti<text:line-break/>O i suoi nemici riuscissero a rintracciarla, Arcturia ha<text:line-break/>costruito questa camera per annientarli tutti in un sol<text:line-break/>colpo, proteggendo allo siesso tempo se stessa e i suoi<text:line-break/>apprendisti (anche se al momento non neé ha neanche unò).<text:line-break/>La camera ha i tratti seguenti:<text:line-break/><text:line-break/>Pareti Blindate. Un breve corridoio conduce a una<text:line-break/>camera dal soffitto a cupola alto 6 metri dove si aprono<text:line-break/>sette piccole alcove. Ogni superficie è toperta da lastre<text:line-break/>scintillanti di mithral e ogni alcova è illuminata di luce<text:line-break/>intensa dal bagliore giallo di una piccola cupola di<text:line-break/>cristallo incassata nel suo soffitto alto 2,4 metri.<text:line-break/><text:line-break/>Incavi delle Chiavi. Sulle pareti piaccate di mithral tra le<text:line-break/>alcove, sono visibili sei incavi a forma di chiave situati<text:line-break/>all’altezza del petto. Ogni incavo è lungo 15 cem.<text:line-break/><text:line-break/>Ogni alcova è alta 2,4 metri, profonda 1,2 metri e ha una<text:line-break/>larghezza variabile da 90 cm a 30 cm. Un incantesimo<text:line-break/>individuazione del magico rivela una forte aura magica di<text:line-break/>abiurazione che avvolge ogni alcova, spaziosa quanto basta<text:line-break/>per accogliere a malapena una singola creatura Media.<text:line-break/><text:line-break/>La cupola di cristallo sul soffitto è la fonte della magia<text:line-break/>dell'alcova: la distruzione del suo globo priva l’alcova della<text:line-break/>luce e della sua energia. Ogni cupola ha CA 11, una soglia<text:line-break/>di danno pari a 10, 1 punto ferita è immunità ai danni da<text:line-break/>acido, da fuoco, psichici e da veleno.<text:line-break/><text:line-break/>USARE LE CHIAVI DI MITHRAL<text:line-break/><text:line-break/>Sono necessarie sei chiavi di mithral per attivare la camera.<text:line-break/>Ogni chiave ha una forma identica a quella di uno dei sei<text:line-break/>incavi sul muro, che sono (da sinistra a destra, procedendo</text:p>
      <text:p text:style-name="P1"/>
      <text:p text:style-name="P1"/>
      <text:p text:style-name="P1"/>
      <text:p text:style-name="P1">@@@ 13 @@@</text:p>
      <text:p text:style-name="P1"/>
      <text:p text:style-name="P1"/>
      <text:p text:style-name="P1"/>
      <text:p text:style-name="P1">in senso orario lungo la stanza): una Y capovolta, una J al<text:line-break/>contrario sormontata da un piccolo cerchio, una F capovolta,<text:line-break/>una Ù capovolta, una V con un piccolo cerchio sotto la<text:line-break/><text:line-break/>base e una H a cui manca la stanghetta in alto a sinistra.<text:line-break/>Quando le sei chiavi (situate nelle aree 7, 10, 13b, 27 e 39a)<text:line-break/>sono collocate nei rispettivi incavi, un incantesimo bocca<text:line-break/>magica scandisce un conto alla rovescia di 20 secondi (in<text:line-break/>Comune). Alla fine del conto alla rovescia, si diffonde un<text:line-break/>germito assordante e un potente incantesimo infligge 150<text:line-break/>danni da forza a ogni creatura sul livello 14 di Sottomonte<text:line-break/>(senza concedere alcun tiro salvezza). Ogni creatura<text:line-break/>ridotta a O punti ferita da questo effetto è immediatamente<text:line-break/>disintegrata e ridotta a un cumulo di polvere. L'incantesimo<text:line-break/>disintegra anche le sei chiavi di mithral.<text:line-break/><text:line-break/>Le creature in piedi nelle alcove illuminate quando<text:line-break/>l’incantesimo si attiva non subiscono danni, come anche<text:line-break/>le creature all'interno di un campo anti-magia (i campi<text:line-break/>anti-magia nelle aree 4 e 32 proteggono le creature al<text:line-break/>loro interno).<text:line-break/><text:line-break/><text:soft-page-break/>38. ALLOGGI DEGLI OSPITI<text:line-break/><text:line-break/>Arcturia conserva questa stanza per gli ospiti speciali,<text:line-break/>come Halaster o i maghi che giungono in visita per<text:line-break/>scambiare magie. La stanza presenta i seguenti elementi:<text:line-break/><text:line-break/>Mobili. Un grosso letto a baldacchino occupa l’alcova est.<text:line-break/>Ai piedi del letto, è stato depositato un grosso forziere<text:line-break/>di ferro con il coperchio piatto e le zampe artigliate, Un<text:line-break/>tappeto di orsogufo è steso sul pavimento davanti al<text:line-break/>forziere e al letto.<text:line-break/><text:line-break/>Alcova. Una tenda nera nasconde un'alcova nell’angolo<text:line-break/>sudovest. Di fronte alla tenda, è stata collocata una<text:line-break/>poltrona di cuoio imbottita e un tavolino con una brocca<text:line-break/>di cristallo.<text:line-break/><text:line-break/>L’alcova contiene una statua di pietra che riproduce un<text:line-break/>umanoide dal volto privo di lineamenti. Un incantesimo<text:line-break/>individuazione del magico rivela un’aura magica di<text:line-break/>trasmutazione attorno alla statua, che altera la sua forma<text:line-break/>per imitare l’aspetto di qualsiasi umanoide Piccolo o Medio<text:line-break/>che la tocchi. La statua non ha altre proprietà.<text:line-break/><text:line-break/>FORZIERE CON TRAPPOLA<text:line-break/><text:line-break/>Îl forziere ha una serratura è una chiave di ferro infilata<text:line-break/>nella serratura: girando la chiave, è possibile aprire la<text:line-break/>serrattura. Un incantesimo individuazione del magico rivela<text:line-break/>un'aura magica di trasmutazione emanata dall'interno<text:line-break/><text:line-break/>del forziere.<text:line-break/><text:line-break/>Îl forziere è vuoto, se si eccettua uno specchio magico<text:line-break/>fissato sul lato interno del coperchio. Ogni creatura che<text:line-break/>vede la sua immagine riflessa nello specchio è bersagliata<text:line-break/>da un incantesimo carne in pietra (CD 20 del tiro salvezza).<text:line-break/>Una volta che l’incantesimo è stato innescato, lo specchio<text:line-break/>smette di essere magico.<text:line-break/><text:line-break/>TESORO<text:line-break/><text:line-break/>La brocca di cristallo è piena di vino a buon mercato e vale<text:line-break/>250 mo, ma è fragile. Il tappeto di orsogufo vale 75 mo.<text:line-break/><text:line-break/>39. BOUDOIR DI ARCTURIA<text:line-break/><text:line-break/>Sopra la doppia porta di queste camere, è stato montato un<text:line-break/>disco di pietra nera del diametro di 1,2 metri e dello spessore<text:line-break/>di 5 crn, su cui è inciso il simbolo di una mano bianca e<text:line-break/>ossuta. Un incantesimo individuazione del magico rivela una<text:line-break/>potente aura magica di abiurazione attorno al sigillo.<text:line-break/><text:line-break/>Il sigillo ha CA 17, 30 punti ferita e immunità ai danni<text:line-break/>psichici e da veleno. Se il sigillo è distrutto, il rakshasa<text:line-break/>vincolato a queste camere può fuggire.<text:line-break/><text:line-break/>39A. BOUDOIR NERO E DORATO<text:line-break/><text:line-break/>Luce. Le pareti e il soffitto di questa stanza sono state<text:line-break/>dipinte d'’oro. Lungo le pareti sono fissati dei sostegni per<text:line-break/>torce neri di ferro su cui è stato lanciato un incantesimo<text:line-break/>fiamma perenne. Queste fiamme proiettano una<text:line-break/>tremolante luce intensa in tutta la stanza.<text:line-break/><text:soft-page-break/><text:line-break/>Tappeti e Cuscini. [l pavimento è coperto da un folto strato<text:line-break/>di tappeti decorati con linee a zig-zag nere e dorate che<text:line-break/>corrono da una parete all'altra. Qua e 1à sono stati gettati<text:line-break/>a terra dei morbidi cuscini di seta dorata.<text:line-break/><text:line-break/>Amache. Due amache decorate con nappe sono tese tra<text:line-break/>quattro colonne nere vicino alla parete est. Su una di<text:line-break/>esse dorme un affascinante giovane che indossa dei<text:line-break/>sandali dorati e un gonnellino di seta anch'essa dorata (si<text:line-break/>tratta di Alussiarr, un rakshasa che usa un incantesimo<text:line-break/>camuffare se stesso per mascherare la sua vera forma).<text:line-break/><text:line-break/>Bracieri. Due bracieri scolpiti in basalto nero sono stati<text:line-break/>collocati sul pavimento al centro della stanza. All'interno<text:line-break/>di ogni braciere, ardono dei cubetti di incenso che<text:line-break/>diffondono nella camera un aroma acre ma piacevole.<text:line-break/><text:line-break/>Il rakshasa è vincolato a questi boudoir e non può<text:line-break/>spingetrsi oltre l’area 39, nemmeno tramite l’uso di<text:line-break/>incantesimi, fintanto che il sigillo circolare al di sopra<text:line-break/>delle porte rimane al suo posto (gli incantesimi che<text:line-break/>trasporterebbero il rakshasa fuori dall’area si limitano a<text:line-break/>fallire). Arcturia intrappolò qui il rakshasa molti anni fa<text:line-break/>e attinge al sangue dell’immondo per alimentare i suoi<text:line-break/>terribili rituali di trasmutazione.<text:line-break/><text:line-break/>Alussiarr non ha nulla contro gli avventurieri e non<text:line-break/>vuole distrarli rivelandogli la sua vera forma. Chiede però<text:line-break/>al gruppo di essere liberato spezzando il sigillo al di fuori<text:line-break/>della stanza. Se i personaggi lo accontentano, il rakshasa<text:line-break/>diventa invisibile ed esce da Sottomonte, con l'intenzione<text:line-break/>di compiere nefandezze di ogni genere a Waterdeep; ma<text:line-break/>non prima di rivelare agli eroi dove trovare il libro degli<text:line-break/>incantesimi di Arcturia (nell’area 40b) e il suo filatterio<text:line-break/>(nell'area 40c), nonché la parola d’ordine per rivelare gli<text:line-break/>scaffali dell'area 40b. Consegna loro anche una chiave<text:line-break/>piatta di mitrhal, lunga 15 cm e modellata a forma di Y, e<text:line-break/>spiega loro che si tratta di una delle sei chiavi necessarie<text:line-break/>per attivare l’arma di disintegrazione di massa nell’area 37.<text:line-break/>Alussiarr non sa dove si trovino le altre chiavi.<text:line-break/><text:line-break/>Se i personaggi contrattano, il rakshasa promette di<text:line-break/>fornire anche tre informazioni aggiuntive in cambio della<text:line-break/>sua libertà, come per esempio la strada per il livello 15. Se<text:line-break/>i personaggi si rifiutano di aiutare Alussiarr, il rakshasa<text:line-break/>fa spallucce, torna al suo pisolino e non cede loro niente<text:line-break/>in cambio. Ha atteso per anni la possibilità di fuggire, può<text:line-break/>aspettare ancora un po'.<text:line-break/><text:line-break/>439B. BOUDOIR DELLE OSSA E DEI TESCHI<text:line-break/><text:line-break/>Mosaici. Alcuni macabri mosaici fatti di ossa umanoidi e<text:line-break/>sorretti da una cornice di pietra decorano le pareti.<text:line-break/>Mobili. Per la stanza, sono sparpagliati sei divani, fatti<text:line-break/>di carne cucita e tesa su strutture di ossa, e un tavolo<text:line-break/>composto interamente di denti e zanne incollati assieme.<text:line-break/>Arco. Al centro della parete sud, è incassato un arco di<text:line-break/>pietra. Sulla sua chiave di volta, sono scolpite tre figure<text:line-break/>umane stilizzate che si tengono per mano.<text:line-break/><text:line-break/>Portale Arcuato per il Livello 17. L'arco è uno dei portali<text:line-break/>magici di Halaster (vedi “Portali” a pagina 12), a cui si<text:line-break/>applicano le regole seguenti:<text:line-break/><text:soft-page-break/><text:line-break/>. 5e tre umanoidi si tengono per mano mentre si trovano<text:line-break/>entro 1,5 metri dal portale, esso si apre per 1 minuto.<text:line-break/><text:line-break/>* ] personaggi devono essere di livello pari o superiore<text:line-break/>al 14° per attraversare questo portale (vedi “Jhesiyra<text:line-break/>Kestellharp"” a pagina 10). La prima creatura a passare<text:line-break/><text:line-break/>LIVELLO 14 | IL DOMINTO DI ARCTURIA</text:p>
      <text:p text:style-name="P1"/>
      <text:p text:style-name="P1"/>
      <text:p text:style-name="P1"/>
      <text:p text:style-name="P1">@@@ 14 @@@</text:p>
      <text:p text:style-name="P1"/>
      <text:p text:style-name="P1"/>
      <text:p text:style-name="P1"/>
      <text:p text:style-name="P1">Fi<text:line-break/><text:line-break/>attraverso 1l portale innesca una runa antica (vedi “Rune<text:line-break/>Antiche” a pagina 12).<text:line-break/><text:line-break/>. Una creatura che attraversa il portale compare nell’area<text:line-break/>11 del livello 17, nello spazio libero più vicino al portale<text:line-break/>identico situato in quell’area.<text:line-break/><text:line-break/>39C. BOUDOIR DEI CRISTALLI LUCENTI<text:line-break/><text:line-break/>Lampadari. Quattro lampadari di cristallo pendono dal<text:line-break/>soffitto e diffondono luce magica in tutta la camera.<text:line-break/><text:line-break/>Clavicembalo. Un servitore inosservato vivente (vedi<text:line-break/>l'appendice A) suona un clavicembalo nell’angolo<text:line-break/>sudest. Essendo invisibile, sembra che il clavicembalo<text:line-break/>suoni da solo.<text:line-break/><text:line-break/>Danzatori. All’interno della stanza, un uomo e una<text:line-break/>donna vestiti di abiti lucenti sono impegnati in una<text:line-break/>danza, L'uomo indossa una camicia dorata a balze e dei<text:line-break/>pantaloni blu, mentre la donna indossa un vestito blu da<text:line-break/>ballo e un diadema d'oro.<text:line-break/><text:line-break/>Îl servitore inosservato vivente suona il clavicembalo<text:line-break/>senza fermarsi mai e combatte solo per difendersi.<text:line-break/><text:line-break/>Un incantesimo individuazione del magico rivela che i<text:line-break/>danzatori sono avvolti da un’aura di trasmutazione: in realtà,<text:line-break/>sono due draghi blu giovani. I draghi sono ospiti di Arcturia<text:line-break/>e si chiamano Nystalancer e Venasorrn. Con l’aiuto della<text:line-break/>magia di Arcturia, possono capire cosa si prova a essere<text:line-break/>umani e non prestano attenzione ai nuovi arrivati. Se la<text:line-break/>musica si interrompe o uno di loro viene toccato o ferito da<text:line-break/>un'altra creatura, i draghi riassumono simultaneamente la<text:line-break/>loro vera forma e attaccano. Gli abiti e i gioielli che portano<text:line-break/>si fondono nelle loro nuove forme. Il Dominio di Arcturia non<text:line-break/>è la loro tana e non hanno alcun tesoro qui.<text:line-break/><text:line-break/>40. CAMERE DI ARCTURIA<text:line-break/><text:line-break/>Arcturia ha fatto sgombrare una vecchia cripta dei nani e<text:line-break/>l'ha trasformata nel suo rifugio privato.<text:line-break/><text:line-break/>40A. STATUA DELLA SENTINELLA<text:line-break/><text:line-break/>Statua. Al centro di questa stanza alta 9 metri, si erge<text:line-break/><text:soft-page-break/>la statua a grandezza naturale di un nano in armatura<text:line-break/>completa che indossa un elmo chiuso cilindrico e sta in<text:line-break/>piedi sull'attenti in cima a un blocco di pietra quadrato<text:line-break/>con lato di 90 cm.<text:line-break/><text:line-break/>Porta Segreta. Nella parete nord, è nascosta una porta<text:line-break/>segreta che conduce all’area 40b.<text:line-break/><text:line-break/>La statua del nano è inseparabile dalla sua base che<text:line-break/>è inseparabile dal pavimento. Se qualcuno che non sia<text:line-break/>Arcturia apre la porta segreta, la statua si trasforima in un<text:line-break/>muro di pietra spesso 15 cm che divide in due la stanza<text:line-break/>da est a ovest, creando delle camere separate a nord e a<text:line-break/>sud. Îl muro è permanente. Ogni sezione quadrata con lato<text:line-break/>di 3 metri ha CA 15, 180 punti ferita e immunità ai danni<text:line-break/>psichici e da veleno.<text:line-break/><text:line-break/>40B. BIBLIOTECA DI ARCTURIA<text:line-break/><text:line-break/>Piedistallo. Un piedistallo di pietra alto 1,5 metri e scolpito<text:line-break/>per riprodurre le fattezze di un demone nalfeshnee è<text:line-break/>situato vicino alla parete sud.<text:line-break/><text:line-break/>Porta Segreta e Trappola. Una porta segreta nascosta<text:line-break/>nella parete est si collega all’area 40c. Lo spazio<text:line-break/>quadrato con lato di 3 metri di fronte alla porta segreta<text:line-break/>contiene una trappola di metamorfosi (vedi “Trappole di<text:line-break/>Metamorfosi” a pagina 180).<text:line-break/><text:line-break/>Un incantesimo individuazione del magico rivela un'aura<text:line-break/>magica di trasmutazione attorno al piedistallo e sulle<text:line-break/>sezioni rettangolari della parete nord da cui possono<text:line-break/>emergere gli scaffali di una biblioteca nascosta (vedi<text:line-break/>“Tesoro” più sotto).<text:line-break/><text:line-break/>LIVELLO 14 | IL DOMINIO DI ARCTURIA<text:line-break/><text:line-break/>Il piedistallo è un oggetto Piccolo con CA 15, 20 punti<text:line-break/>ferita e immunità ai danni psichici e da veleno. In certe<text:line-break/>condizioni, si trasforma in un nalfeshnee (vedi l'area 40c). Il<text:line-break/>piedistallo si trasforma anche se subisce danni. Con l’aiuto<text:line-break/>di Halaster, Arcturia ha obbligato il demone a servirla. I] suo<text:line-break/>compito principale è vigilare sul filatterio della lich. Finché è<text:line-break/>in forma di piedistallo, il demone non è influenzato dall’arma<text:line-break/>di disintegrazione di massa nell’area 37.<text:line-break/><text:line-break/>Tesoro. Quando la parola d’ordine esatta viene<text:line-break/>pronunciata (“palinsesto”), lunghe file di scaffali di pietra<text:line-break/>emergono magicamente dalla parete nord. In ogni altra<text:line-break/>circostanza, gli scaffali sono inaccessibili. Le molte dozzine<text:line-break/>di libri degli incantesimi che Arcturia ha accumulato<text:line-break/>nel corso degli anni sono custodite su questi scaffali.<text:line-break/>Contengono la maggior parte degli incantesimi da mago<text:line-break/>del Player's Handbook, più altri che il DM può aggiungere a<text:line-break/>suo piacimento.<text:line-break/><text:line-break/>Tutti gli incantesimi di 8° e 9° livello disponibili sono<text:line-break/>contenuti nel libro degli incantesimi personale di Arcturia,<text:line-break/>che cambia aspetto magicamente a ogni alba. Quando viene<text:line-break/>scoperto per la prima volta, ha una copertina in cristallo<text:line-break/>nero € le pagine come lamine dorate su cui sono incise<text:line-break/>rune e frasi arcane. Il libro è intitolato Esoterismi Arcani di<text:line-break/>Arcturia: Vol. IX e contiene gli incantesimi seguenti: campo<text:line-break/>anti-magia, desiderio, dominare mostri, metamorfosi pura,<text:line-break/><text:soft-page-break/>fiube incendiaria, parola del potere stordire, parola del<text:line-break/>potere uccidere, portale, proiezione astrale, regressione<text:line-break/>mentale, telepatia e trasformazione.<text:line-break/><text:line-break/>40C. FILATTERIO DI ARCTURIA<text:line-break/>Una nicchia nella parete nord contiene uno scrigno di<text:line-break/>cristallo viola: il filatterio di Arcturia. Il filatterio non<text:line-break/>viene rilevato come magico. Se i personaggi rimuovono<text:line-break/>il filatterio da questa stanza, il piedistallo demoniaco<text:line-break/>nell’area 40b si trasforma in un nalfeshnee e li attacca.<text:line-break/>Distruggendo il filatterio, Arcturia non ha modo di<text:line-break/>reincarnarsi una volta che la sua forma fisica sia distrutta.<text:line-break/>L'oggetto può essere distrutto soltanto se viene digerito<text:line-break/>nello stomaco di un mimic per tre giorni. Un incantesimo<text:line-break/>conoscenza delle leggende o una magia simile rivela il<text:line-break/>metodo esatto di distruzione del filatterio.<text:line-break/><text:line-break/>4]. COLONNE DI GUARDIA<text:line-break/><text:line-break/>Due colonne di pietra, entrambe ricoperte di incisioni di<text:line-break/>occhi senza palpebre rivolti in tutte le direzioni, si ergono ai<text:line-break/>lati di una doppia porta.<text:line-break/><text:line-break/>La porta si apre verso l’'interno per rivelare un<text:line-break/>pianerottolo largo 3 metri da cui parte una scalinata<text:line-break/>che scende per varie decine di metri fino all'area 1 del<text:line-break/>livello 15.<text:line-break/><text:line-break/>CONSEGUENZE<text:line-break/><text:line-break/>Arcturia fa ritorno al suo rifugio di tanto in tanto, per<text:line-break/>consultare i suoi libri di incantesimi, collocare nuove<text:line-break/>trappole di metamorfosi qua e là per il livello e alterare le<text:line-break/>condizioni che innescano quelle esisténti, se necessario, Se<text:line-break/>gli intrusi hanno devastato le sue difese, potrebbe stringere<text:line-break/>un'alleanza con i mind flayer del livello 17, puntando a<text:line-break/>ottenere una squadra di sicurezza degli illithid con cui<text:line-break/>riconsolidare la sua presa su questo livello. Se i draghi<text:line-break/>nell’area 39c sono ancora vivi, Arcturia li paga affinché<text:line-break/>facciano la guardia ai tunnel che conducono ai livelli 13 e 15.<text:line-break/><text:line-break/>La sconfitta di Emberosa e dei suoi giganti rallenta le<text:line-break/>procedure di costruzione di Mecha-Halaster, ma solo finché<text:line-break/>Halaster non trova nuovi metallurghi (come, per esempio,<text:line-break/>una banda di azer) che portino avanti il lavoro. Il Mago<text:line-break/>Folle considera gli hobgoblin sacrificabili.</text:p>
      <text:p text:style-name="P1"/>
      <text:p text:style-name="P1"/>
      <text:p text:style-name="P1"/>
      <text:p text:style-name="P1">@@@ 15 @@@</text:p>
      <text:p text:style-name="P1"/>
      <text:p text:style-name="P1"/>
      <text:p text:style-name="P1"/>
      <text:p text:style-name="P1">LIVELLO ]15: IL PERCORSO A OSTACOLI<text:line-break/><text:line-break/>{<text:line-break/><text:line-break/>i<text:line-break/><text:line-break/>a Ì<text:line-break/><text:line-break/>L PERCORSO A OSTACOLI È CONCEPITO PER QUATTRO<text:line-break/>avventurieri di 13° livello. I personaggi che<text:line-break/>sconfiggono i mostri di questo livello dovrebbero<text:line-break/><text:soft-page-break/>ottenere abbastanza PE da raggiungere il 14° livello.<text:line-break/>Prima di condurre questo livello di Sottomonte, il<text:line-break/>DM dovrà leggere la descrizione del tiranno della<text:line-break/>@ morte nella sezione “Beholder” del Monster Manual,<text:line-break/><text:line-break/>|j in quanto quelle informazioni lo aiuteranno a<text:line-break/>interpretare il tiranno della morte che considera il Percorso<text:line-break/>a Ostacoli la sua tana.<text:line-break/><text:line-break/>COSA SI ANNIDA QUI?<text:line-break/><text:line-break/>I visitatori di questo livello devono vedersela con le trappole<text:line-break/>meccaniche lasciate sul posto dai nani Melairkyn, con<text:line-break/><text:line-break/>le trappole magiche costruite dal Mago Folle è con un<text:line-break/>beholder non morto di nome Netherskull. Potrebbero<text:line-break/>anche imbattersi in qualche fastidio proveniente dai Piani<text:line-break/>Elementali della Terra e del Fuoco e in una banda di<text:line-break/>githzerai in missione speciale.<text:line-break/><text:line-break/>IL TIRANNO DELLA<text:line-break/>M(:_1_RTE NETHERSKULL<text:line-break/><text:line-break/>Molti anni fa, un beholder emerse dall’Underdark e si<text:line-break/>infiltrò a Sottomonte. Dopo essersi scavato una tana, il<text:line-break/>béholder si imparti in sogno la non morte e divenne un<text:line-break/>tiranno della morte di nome Netherskull.<text:line-break/><text:line-break/>Quando Halaster e Netherskull si scontrarono in<text:line-break/>battaglia, fu il mago a uscire vincitore dallo scontro, ma<text:line-break/>Halaster non se la sentì di distruggere un guardiano del<text:line-break/>dungeon tanto straordinario. Halaster lasciò invece che<text:line-break/>Netherskull restasse il signore indiscusso di questo livello,<text:line-break/>purché il beholder gli consentisse di alterare e mantenere<text:line-break/><text:line-break/>in funzione le sue trappole, nonché di aggiungere un<text:line-break/>malevolo annunciatore magico che si prendesse beffe dei<text:line-break/>visitatori che vagavano alla cieca da una stanza all’altra<text:line-break/>{vedi “La Voce Fuori Campo di Halaster” a pagina 194).<text:line-break/><text:line-break/>GITHZERAI ZERTH<text:line-break/><text:line-break/>Quattro githzerai zerth si sono rifugiati nel Percorso a<text:line-break/>Ostacoli, Usano le loro capacità magiche e la loro furtività<text:line-break/>innata per nascondersi dallo sguardo magico di Halaster e<text:line-break/>dagli occhi vigili del tiranno della morte.<text:line-break/><text:line-break/>T githzerai sanno bene che i githvanki hanno conquistato<text:line-break/>il Labirinto di Cristallo (1il livello 16) e che hanno mosso<text:line-break/>guerra a una colonia di mind flayer nelle Profondità<text:line-break/>Marine (il livello 17). I githzerai attendono pazientemente<text:line-break/>di conoscere l’esito del conflitto nelle Profondità Marine,<text:line-break/>ma si preparano a prestare assistenza qualora i githyanki<text:line-break/>avessero bisogno di aiuto. Il capo di questa banda di<text:line-break/>githzerai, Yrlakka, fa infatti parte dei Sha'sal Khou, una<text:line-break/>fazione di githyanki e githzerai rinnegati che cercano di<text:line-break/>riunificare le razze gith. Aiutando i githvanki a sconfiggere<text:line-break/>un comune avversario, Yrlakka spera di dimostrare i<text:line-break/>vantaggi di una sola razza gith riunificata non soltanto ai<text:line-break/>malvagi githyanki, ma anche ai giovani githzerai zerth che<text:line-break/>lo seguono. Yrlakka è preoccupato perché il suo allievo più<text:line-break/>caparbio, Ezria, è scomparso. Teme (a buon motivo) che<text:line-break/>Ezria sia stato catturato dai githyanki sul livello 16, mentre<text:line-break/>cercava di individuare un punto debole nelle loro difese.<text:line-break/><text:soft-page-break/><text:line-break/>FIGLI DELLA LAVA E AMICI<text:line-break/><text:line-break/>— — — — _- — o —<text:line-break/><text:line-break/>Alcuni figli della lava (vedi l'appendice A) portati a<text:line-break/>Sottornonte dall’apprendista di Halaster chiamato Trobriand<text:line-break/>sono migrati dal livello 13 fino al Percorso a Ostacoli e si<text:line-break/>sono stabiliti attorno a un baratro pieno di lava situato nel<text:line-break/><text:line-break/>LIVELLO 15 | 1E / PERCGORSO A OSTACOLI</text:p>
      <text:p text:style-name="P1"/>
      <text:p text:style-name="P1"/>
      <text:p text:style-name="P1"/>
      <text:p text:style-name="P1">@@@ 16 @@@</text:p>
      <text:p text:style-name="P1"/>
      <text:p text:style-name="P1"/>
      <text:p text:style-name="P1"/>
      <text:p text:style-name="P1">cuore del livello, unendosi ai mephit del magma che vivono<text:line-break/>laggiù. Di tanto in tanto, Netherskull terrorizza i figli della<text:line-break/>lava e i mephit del magma, ma non abbastanza spesso da<text:line-break/>indurli ad abbandonare il calore del baratro. ] mephit malvagi<text:line-break/>ingannano o adescano i figli della lava per indurli ad attaccare<text:line-break/>tutte le altre creature che si spingono nel loro territorio.<text:line-break/><text:line-break/>TRAPPOLE<text:line-break/><text:line-break/>I1 Percorso a Ostacoli pullula di trappole magiche e<text:line-break/>meccaniche. I due tipi di trappole più ricorrenti sono<text:line-break/>descritti di seguito.<text:line-break/><text:line-break/>FossE NASCOSTE<text:line-break/>Queste fosse furono scavate dai nani Melairkyn, ma è<text:line-break/>Halaster a mantenerle in funzione.<text:line-break/><text:line-break/>Ogni fossa è coperta da una lastra di pietra quadrata con lato<text:line-break/>di 3 metri e spessa 5 cm. La lastra è scolpita per mimetizzarsi<text:line-break/>con il pavimento che circonda la fossa. Se un personaggio<text:line-break/>possiede un punteggio di Saggezza (Percezione) passiva pari o<text:line-break/>superiore a 17, capisce che quella sezione del pavimento è una<text:line-break/>trappola e nota la copertura della fossa. Un personaggio può<text:line-break/>ariche cercare trappole sul pavimento, nel qual caso individua<text:line-break/>la fossa effettuando con successo una prova di Saggezza<text:line-break/>(Percezione) con CD 17. Una volta individuata la fossa, uno<text:line-break/>spuntone di ferro o un oggetto simile può essere inserito tra la<text:line-break/>copertura della fossa e il pavimento circostante per impedirne<text:line-break/>l’apertura. La copertura può anche essere bloccata sul posto<text:line-break/>usando un incantesimo serratura arcana o una magia simile.<text:line-break/><text:line-break/>Quando un peso pari o superiore a 12,5 kg viene collocato<text:line-break/>sulla trappola, la copertura si spalanca verso il basso (se la<text:line-break/>sua apertura non è stata impedita in qualche modo) e rimane<text:line-break/>aperta finché Halaster non passa da queste parti e decide di<text:line-break/>chiuderla. Ogni creatura o oggetto che si trovi sulla copertura<text:line-break/>nel momento in cui si spalanca cade nella fossa sottostante.<text:line-break/>La profondità della fossa e i pericoli contenuti variano da<text:line-break/>un luogo all'altro e sono specificati nella descrizione di ogni<text:line-break/>area. A prescindere dalla profondità della fossa, le pareti<text:line-break/>sono troppo lisce affinché i personaggi possano scalarle<text:line-break/>senza l'aiuto degli attrezzi da scalatore, della magia, del tratto<text:line-break/>Movimenti del Ragno o di una capacità analoga.<text:line-break/><text:line-break/>TRAPPOLE DI TELETRASPORTO<text:line-break/><text:line-break/><text:soft-page-break/>Le trappole di teletrasporto sì trovano nei luoghi<text:line-break/>contrassegnati con una T sulla mappa. Una trappola di<text:line-break/>teletrasporto è un effetto magico solitamente lanciato su<text:line-break/>una sezione di pavimento quadrata con lato di 3 metri,<text:line-break/>regolato per innescarsi ogni volta che una creatura entra<text:line-break/>nello spazio della trappola. La trappola si estende fino al<text:line-break/>soffitto dello spazio che la contiene.<text:line-break/><text:line-break/>Una trappola di teletrasporto è invisibile ai sensi e un<text:line-break/>incantesimo aura magica di Nystul permanente impedisce<text:line-break/>agli incantesimi di divinazione come individuazione del<text:line-break/>magico di rivelarne la presenza. Un incantesimo dissolvi<text:line-break/>magie lanciato con suecesso (CD 18) sulla sezione di<text:line-break/>pavimento della trappola distrugge quella trappola.<text:line-break/><text:line-break/>Una creatura che entra nello spazio della trappola viene<text:line-break/>teletrasportata assiemne a tutti gli oggetti che indossa o porta<text:line-break/>su di sé fino a un'altra trappola di teletrasporto (0 allo spazio<text:line-break/>libero più vicino). Non è consentito alcun tiro salvezza per<text:line-break/>resistere all'eftetto di teletrasporto e la destinazione può variare<text:line-break/>da trappola a trappola. Una volta che una creatura è stata<text:line-break/>teletrasportata in questo modo, non può più essere influenzata<text:line-break/>dalle trappole di teletrasporto su questo livello per 1 ora.<text:line-break/><text:line-break/>Quando una creatura viene teletrasportata da<text:line-break/>una trappola, la voce tonante di Halaster esclama<text:line-break/>“Teletrasportato!” in Comune. La voce magica ha origine<text:line-break/>nel punto di partenza e nel punto di arrivo ed è udibile in<text:line-break/>entrambe le aree entro un raggio di 30 metri.<text:line-break/><text:line-break/>LIVELLO 15 | TL PERCORSO A QSTACOLI<text:line-break/><text:line-break/>ii. M<text:line-break/>LA VOCE FuUuORI CampPo DI FIALASTER<text:line-break/><text:line-break/>Ogni volta che una creatura effettua un tiro per colpire,<text:line-break/>subisce danni o compie una manovra acrobatica<text:line-break/>mirabolante nel Percorso a Ostacoli, la voce disincarnata<text:line-break/><text:line-break/>di Halaster echeggia per commentare in termpo reale<text:line-break/>l'andamento degli eventi, Questo effetto non può essere<text:line-break/>dissolto e il suo punto di origine esatto non può essere<text:line-break/>individuato. La voce fuori campo può essere messa a tacere<text:line-break/>definitivamente solo distruggendo la sua fonte nell’area 30b<text:line-break/>o sconfiggendo il tiranno della morte Netherskull.<text:line-break/><text:line-break/>Il DM può improvvisare la voce fuori campo come ritiene<text:line-break/>più opportuno. | commenti tendornio a essere sarcastici,<text:line-break/>mordaci e demoralizzanti. Di seguito sono forniti alcuni<text:line-break/>esempi di ciò che la voce disincarnata potrebbe dire:<text:line-break/><text:line-break/>Quando un personaggio manca con un tiro per colpire in<text:line-break/>mischia: “Sferra un fendente... e non colpisce niente!”<text:line-break/><text:line-break/>Quando un personaggio manca con un tiro per colpire a<text:line-break/>distanza: "Bersaglio mancato di un chilometro!”<text:line-break/><text:line-break/>Quando un personaggio subisce danni: “Ahi, quello<text:line-break/>lascera il segno!”<text:line-break/><text:line-break/>Quando i personaggi uccidono un mostro: “E anche gli<text:line-break/>sfavoriti segnano un punto!”<text:line-break/><text:line-break/>Quando il chierico del gruppo scende a 0 punti ferita: “1l<text:line-break/><text:soft-page-break/>chierico è andato! Mettiamoci una croce sopra... questo<text:line-break/>gruppo è finitol”<text:line-break/><text:line-break/>- W-<text:line-break/><text:line-break/>Alcune trappole di teletrasporto prevedono degli effetti<text:line-break/>aggiuntivi, come descritto nelle aree del loro incontro.<text:line-break/><text:line-break/>Dividere il Gruppo. Le trappole di teletrasporto sono<text:line-break/>concepite per dividere il gruppo, una situazione che può<text:line-break/>risultare impegnativa per qualsiasi DM. Per assicurarsi<text:line-break/>che ogni membro di un gruppo diviso ottenga l’attenzione<text:line-break/>che merita, il DM deve immaginare di essere l’addetto al<text:line-break/>montaggio di un film col compito di decidere la sequenza<text:line-break/>delle scene della pellicola. Può saltare da un gruppo di<text:line-break/>personaggi all’altro trascorrendo solo pochi minuti presso<text:line-break/>ogni gruppo o individuo, magari scegliendo i momenti di<text:line-break/>massima tensione per passare da un gruppo all’altro, senza<text:line-break/>timore di lasciare il primo gruppo in sospeso!<text:line-break/><text:line-break/>ESPLORARE QUESTO LIVELLO<text:line-break/><text:line-break/>Le descrizioni delle aree degli incontri seguenti fanno<text:line-break/><text:line-break/>riferimento alla mappa 15. L'elemento più caratteristico<text:line-break/><text:line-break/>di questo livello è il grande baratro che costeggia alcuni<text:line-break/><text:line-break/>corridoi e camere del dungeon (vedi l’area 40 per i dettagli).<text:line-break/>I] Percorso a Ostacoli è per lo più privo di mobili,<text:line-break/><text:line-break/>dato che il livello è stato esplicitamente concepito per<text:line-break/><text:line-break/>sbarazzarsi degli intrusi in modo efficiente ma spettacolare.<text:line-break/><text:line-break/>]. AI VOSTRI PoSTI! PRONTI! VIA!<text:line-break/><text:line-break/>Un'ampia scalinata scende fino a una vasta camera che ha i<text:line-break/>tratti seguenti:<text:line-break/><text:line-break/>Colonne. Quattro colonne di pietra sorreggono un soffitto<text:line-break/>a volta alto 10,5 metri e ricoperto di ragnatele. Quando<text:line-break/>uno o più umanuoidi si avvicinano a meno di 9 metri dalla<text:line-break/>colonna nordest, un incantesimo bocca magica si attiva e<text:line-break/>forma una bocca di pietra sulla colonna.<text:line-break/><text:line-break/>Statue. I tunne] di uscita a nord e a sud sono fiancheggiati<text:line-break/>da statue di pietra alte 3,6 metri di Halaster Blackcloak,<text:line-break/>raffigurato come un vecchio mago barbuto e arcigno, che<text:line-break/>indossa una tunica coperta di occhi senza palpebre e<text:line-break/>impugna un solido scettro con una testa di drago rosso a<text:line-break/>ogni estremità.<text:line-break/><text:line-break/>Carrelli Minerari. Due carrelli minerari fatti di ferro<text:line-break/>COrroso sono parcheggiati accanto a un tunnel di uscita<text:line-break/>lungo la parete est.</text:p>
      <text:p text:style-name="P1"/>
      <text:p text:style-name="P1"/>
      <text:p text:style-name="P1"/>
      <text:p text:style-name="P1">@@@ 17 @@@</text:p>
      <text:p text:style-name="P1"/>
      <text:p text:style-name="P1"/>
      <text:p text:style-name="P1"/>
      <text:p text:style-name="P1"><text:soft-page-break/>Tunne! che conduce<text:line-break/>al dungeon espanso<text:line-break/><text:line-break/>“ Tunnel che conduce<text:line-break/>al dungeon espanso<text:line-break/><text:line-break/>H<text:line-break/>. A<text:line-break/>d PE aa<text:line-break/><text:line-break/>........<text:line-break/>..........<text:line-break/>.......<text:line-break/>aa<text:line-break/>...................<text:line-break/><text:line-break/>.......<text:line-break/>|||||||||||<text:line-break/><text:line-break/>*<text:line-break/>Fa<text:line-break/>.<text:line-break/><text:line-break/>; Discesa al<text:line-break/>‘ livello 16<text:line-break/><text:line-break/>...............<text:line-break/>........................<text:line-break/><text:line-break/>L L<text:line-break/>I<text:line-break/><text:line-break/>.....................<text:line-break/>......................................<text:line-break/><text:line-break/>__________<text:line-break/><text:line-break/>.....................<text:line-break/>'''''''''''''''''''''''''<text:line-break/><text:line-break/>..............................<text:line-break/>'''''''''''''''''''''''''''''''''''''''''''<text:line-break/><text:line-break/>11111111111<text:line-break/><text:line-break/>S l 1i E e _ IN SAO d&amp; Tunnel che conduce<text:line-break/>E a À : ' ' S : al dungeon espanso<text:line-break/><text:line-break/>.....<text:line-break/><text:line-break/>........<text:line-break/>..............<text:line-break/>...........<text:line-break/>.....................<text:line-break/>I<text:line-break/><text:line-break/>ai EEE OEE a aa aa aa e t a aa ME a aa Ra n t a a SAO<text:line-break/><text:line-break/>Tunnei che conduce<text:line-break/><text:line-break/>1 qundl"E'"ﬂ = 3 metri -'-F-"'—-«"'F::.'-ù I ai dungeon espanso<text:line-break/><text:line-break/>MapPPA 15: IL Percorso A OstAcoLI<text:line-break/><text:soft-page-break/><text:line-break/>LIVELLO 15 | IL - PERGORSO A OSTAGOLI</text:p>
      <text:p text:style-name="P1"/>
      <text:p text:style-name="P1"/>
      <text:p text:style-name="P1"/>
      <text:p text:style-name="P1">@@@ 18 @@@</text:p>
      <text:p text:style-name="P1"/>
      <text:p text:style-name="P1"/>
      <text:p text:style-name="P1"/>
      <text:p text:style-name="P1">STATUE DI HALASTER<text:line-break/><text:line-break/>Queste statue non possono essere spostate, rovesciate o0<text:line-break/>danneggiate in alcun modo. Un incantesimo individuazione<text:line-break/>del magico rivela un'aura magica di trasmutazione attorno<text:line-break/>a ogni statua.<text:line-break/><text:line-break/>Qualsiasi arma non magica che colpisca una statua al<text:line-break/>fine di infliggere danni si sbriciola in polvere.<text:line-break/><text:line-break/>BoccAa MAGICA<text:line-break/><text:line-break/>Parlando con la voce di Halaster, la bocca magica pronuncia<text:line-break/>le parole seguenti in Comune prima di scomparire:<text:line-break/>“Benvenuti al Percorso a Ostacoli! Collocate tutte le armi e<text:line-break/>gli oggetti magici nei carrelli, dove saranno ben custoditi.<text:line-break/>Non ne avrete bisogno. Fate presto! Il tempo stringe.”<text:line-break/><text:line-break/>CARRELLI MINERARI<text:line-break/><text:line-break/>Gli assali, le ruote e i freni dei carrelli minerari sono<text:line-break/>bloccati dalla ruggine. Un trucchetto prestidigitazione<text:line-break/>o una magia simile possono liberare i meccanismi<text:line-break/><text:line-break/>e rimettere in funzione un carrello per la durata<text:line-break/>dell’incantesimo, ma il carrello cigola comunque<text:line-break/>sonoramente quando viene spostato sul pavimento.<text:line-break/><text:line-break/>I personaggi non sonoò obbligati in alcun modo a obbedire<text:line-break/>all'incantesimo bocca magica di Halaster. Ogni oggetto<text:line-break/>collocato nel carrello e lasciato al suo interno resta al<text:line-break/>sicuro per 24 ore. Allo scadere di quel periodo, tutti gli<text:line-break/>oggetti incustoditi all’interno dei carrelli stcompaiono per<text:line-break/>finire nell’area 5 del livello 23, reclamati da Halaster. I<text:line-break/>personaggi troveranno i loro oggetti laggiù ad attenderli.<text:line-break/><text:line-break/>FOSsSa NASCOSTA<text:line-break/><text:line-break/>Questa fossa coperta profonda 12 metri (vedi “Fosse<text:line-break/>Nascoste” a pagina 194) è situata tra le due statue più<text:line-break/><text:line-break/>a nord. Halaster ha lanciato un incantesimo glifo di<text:line-break/>interdizione in fondo alla fossa, regolandolo affinché<text:line-break/>inneschi un incantesimo palla di fuoco (CD 22 del tiro<text:line-break/>salvezza) quando una creatura atterra sul fondo della fossa.<text:line-break/>La palla di fuoco viene creata usando uno slot incantesimo<text:line-break/>di 7° livello, avviluppa tutte le creature nella fossa e infligge<text:line-break/>42 (12d6) danni da fuoco, in caso di tiro salvezza fallito, o<text:line-break/>la metà di quei danni, in caso di tiro salvezza superato. Le<text:line-break/>creature neélla fossa subiscono svantaggio al tiro salvezza,<text:line-break/>in quanto lo spazio di manovra è ristretto.<text:line-break/><text:line-break/>TRAPPOLA DI TELETRASPORTO<text:line-break/><text:line-break/>Halaster ha collocato una trappola di teletrasporto (vedi<text:line-break/><text:soft-page-break/>“Trappole di Teletrasporto” a pagina 194} tra le due statue a<text:line-break/>sud. Una creatura teletrasportata da questa trappola arriva<text:line-break/>in un'area da determinare tirando un d20 e consultando la<text:line-break/>tabella seguente:<text:line-break/><text:line-break/>d20 _ Destinazione del Teletrasporto<text:line-break/>1-12 <text:s/>La trappola di teletrasporto nell’area 10<text:line-break/><text:line-break/>13-18 <text:s/>La trappola di teletrasporto nell’area 19<text:line-break/>19-20 <text:s/>La trappola di teletrasporto nell'area 40c<text:line-break/><text:line-break/>Effetto Aggiuntivo: Runa Antica. La prima volta che<text:line-break/>una creatura innesca questa trappola di teletrasporto, una<text:line-break/>runa antica (vedi “Rune Antiche” a pagina 12) compare<text:line-break/>sospesa in aria tra le due colonne sud un istante dopo<text:line-break/>che la creatura è scomparsa,. Allo stesso tempo, una voce<text:line-break/>tonante esclama: “Teletrasportato!” Il DM pesca una carta<text:line-break/>dal Mazzo delle Rune Antiche (vedi l'appendice B) per<text:line-break/>determinare quale runa appare. Questa runa bersaglia<text:line-break/>tutte le creature entro 18 metri con lo stesso effetto<text:line-break/>(benefico o malefico, determinato casualmente).<text:line-break/><text:line-break/>2. PAVIMENTO RUMOROSO<text:line-break/><text:line-break/>Le pietre di cui è costituito il pavimento di questa camera<text:line-break/>alta 3 metri emettono uno schiocco rumoroso quando<text:line-break/>qualcuno le calpesta: un rozzo ma efficace sistema d'allarme<text:line-break/>installato dai nani molto tempo fa. Se un personaggio cerca<text:line-break/>trappole sul pavimento prima di mettervi piede, scopre il<text:line-break/>sistema d'allarme nascosto effettuando con successo una<text:line-break/>prova di Saggezza (Percezione) con CD 20.<text:line-break/><text:line-break/>Una porta segreta nella parete ovest si apre sull’area 3;<text:line-break/>a nord della stanza, è situata una trappola con una<text:line-break/>fossa nascosta.<text:line-break/><text:line-break/>Fossa NASCOSTA<text:line-break/><text:line-break/>Questa fossa coperta (vedi “Fosse Nascoste” a pagina 194)<text:line-break/><text:line-break/>è profonda 6 metri, ma gli ultimi 3 metri sono occupati da<text:line-break/><text:line-break/>un cubo gelatinoso. Qualsiasi creatura che cada nella fossa<text:line-break/>subisce 10 (3d6) danni da acido quando sprofonda nel cubo e<text:line-break/>viene automaticamente avviluppata da esso. Se il cubo viene<text:line-break/>attaccato dall’alto, nel suo turno emerge dalla fossa e cerca<text:line-break/>di avviluppare ogni cosa che si trovi sul suo cammino.<text:line-break/><text:line-break/>3. MOSTRI IMPAGLIATI<text:line-break/><text:line-break/>Le porte segrete che conducono a questa camera sono quadrate<text:line-break/>con lato di 3 metri. È richiesta una Forza singola o combinata<text:line-break/>pari a 16 per aprire ogni porta spingendola. La stanza è<text:line-break/>soffocata dalla polvere e dalle ragnatele. Cinque creature senza<text:line-break/>vita, imbottite di segatura ed esibite nelle pose che assumevano<text:line-break/>in vita, sono state ammassate nella metà nord della stanza. I<text:line-break/>mostri impagliati e i loro pesi sono riassunti di seguito:<text:line-break/><text:line-break/>* Un aarakocra che spiega le ali e brandisce un<text:line-break/>giavellotto (60 kg)<text:line-break/><text:line-break/>- Un ankheg impennato (300 kg)<text:line-break/><text:line-break/>« Un drago d'ottone giovane con le ali ripiegate, la testa<text:line-break/><text:soft-page-break/>abbassata e le fauci spalancate (375 kg)<text:line-break/><text:line-break/>- Un ettercap che solleva minacciosamente le<text:line-break/>braccia (100 kg)<text:line-break/><text:line-break/>‘ Un segugio infernale nella cui gola è stato lanciato un<text:line-break/>incantesimo fiamma perenne (75 kg)<text:line-break/><text:line-break/>4. NELLA MORSA DEI TENTACOLI<text:line-break/><text:line-break/>Soffitti. La parte centrale di questa camera è dotata di un<text:line-break/>soffitto a cupola alto 6 metri. Le ali est e ovest hanno un<text:line-break/>soffitto arcuato alto 4,5 metri.<text:line-break/><text:line-break/>Crepactcio. Una luce arancione e un calore particolarmente<text:line-break/>intenso provengono da un crepaccio che taglia quasi tutta<text:line-break/>la stanza in due (la fonte della luce e del calore è un fiume<text:line-break/>di lava che scorre 9 metri più in basso e si allarga verso<text:line-break/>sudest, collegandosi all’area 40d).<text:line-break/><text:line-break/>Statue. Due statue di ferro a grandezza naturale situate agli<text:line-break/>angoli opposti della camera centrale raffigurano due mind<text:line-break/>flayer, rivolti l'uno verso l'altro, con i tentacoli protesi.<text:line-break/><text:line-break/>Halaster ha collocato le statue dei mind fiayer in<text:line-break/>questa stanza e ha piazzato una trappola su di esse. Un<text:line-break/>incantesimo individuazione del magico rivela un'aura<text:line-break/>magica di abiurazione e una di invocazione attorno a ogni<text:line-break/>statua. Non è necessaria alcuna prova di caratteristica<text:line-break/>per notare che la testa di un umanoide entrerebbe alla<text:line-break/>perfezione tra i tentacoli di ogni mind flayer.<text:line-break/><text:line-break/>Ogni umanoide che passa tra le statue deve superare un tiro<text:line-break/>salvezza su Intelligenza con CD 22, altrimenti è affascinato<text:line-break/>dalle statue per 1 minuto. Una creatura affascinata deve usare<text:line-break/>tutto il suo movimento nel suo turno per muoversi verso la<text:line-break/>statua più vicina e infilare la propria testa tra i tentacoli (un<text:line-break/>umanoide Piccolo dovrà arrampicarsi sul lato anteriore della<text:line-break/>statua per farlo). Soltanto una creatura alla volta può collocare<text:line-break/>la testa tra i tentacoli. Quando un umanoide colloca la testa</text:p>
      <text:p text:style-name="P1"/>
      <text:p text:style-name="P1"/>
      <text:p text:style-name="P1"/>
      <text:p text:style-name="P1">@@@ 19 @@@</text:p>
      <text:p text:style-name="P1"/>
      <text:p text:style-name="P1"/>
      <text:p text:style-name="P1"/>
      <text:p text:style-name="P1">tra i tentacoli, non è più affascinato, ma è stordito e rimane<text:line-break/>tale finché un'altra creatura non lo separa dalla statua o finché<text:line-break/>la statua non è distrutta.<text:line-break/><text:line-break/>Ogni statua è fissata al pavimento ed è un oggetto Medio<text:line-break/>con CA 19, 40 punti ferita e immunità a tutti i danni, tranne<text:line-break/>i danni da forza.<text:line-break/><text:line-break/>5. ANTICAMERA<text:line-break/><text:line-break/>Trappole e ostacoli di vario tipo attendono i visitatori che<text:line-break/>giungono in queste aree. Tutti i soffitti di queste camere<text:line-break/>sono alti 3 metri.<text:line-break/><text:line-break/>S5A. LA MONETA DI HALASTER<text:line-break/><text:line-break/>Colonne. I] soffitto è sorretto da sei colonne larghe 3 metri.<text:line-break/><text:soft-page-break/><text:line-break/>Statua Dorata. Un'alcova nella parete sud ospita una statua<text:line-break/>dorata di Halaster Blackcloak che tiene la mano destra<text:line-break/>tesa davanti a sé, con quelle che sembrano delle monete.<text:line-break/><text:line-break/>Porta Segreta. Urn’alcova a nordovest cela una porta<text:line-break/>segreta che si apre sull’area 5d.<text:line-break/><text:line-break/>La statua tiene cinque monete di pietra dipinte d’oro nel<text:line-break/>palmo della mano tesa. Un esame ravvicinato rivela che<text:line-break/>una delle monete non è fissata e può essere rimossa dalla<text:line-break/>mano della statua. Su ogni faccia della moneta libera è<text:line-break/>incisa la runa di Halaster. Un incantesimo individuazione<text:line-break/>del magico rivela un’aura magica di abiurazione attorno alla<text:line-break/>moneta e un incantesimo identificare o una magia simile<text:line-break/>rivela le sue proprietà magiche.<text:line-break/><text:line-break/>Quando una runa antica si innesca entro 15 metri dalla<text:line-break/>creatura che possiede la moneta, la creatura può usare<text:line-break/>la sua reazione e la moneta stessa per carnbiare l’effetto<text:line-break/><text:line-break/>malefico della runa antica in un effetto benefictco o viceversa.<text:line-break/><text:line-break/>Dopo che la monecta è stata usata una volta, stompare con<text:line-break/>un lampo, accompagnata dalla risata roboante di Halaster.<text:line-break/><text:line-break/>5B. TRAPPOLA DI TELETRASPORTO<text:line-break/><text:line-break/>Questa trappola è collocata nell’alcova più a ovest della<text:line-break/>parete sud (vedi “Trappole di Teletrasporto” a pagina 194).<text:line-break/>Una creatura teletrasportata da questa trappola arriva in<text:line-break/>un’'area da determinare tirando un d20 e consultando la<text:line-break/>tabella seguente:<text:line-break/><text:line-break/>d20 _ Destinazione del Teletrasporto<text:line-break/><text:line-break/>110 La trappola di teletrasporto nell’area 19<text:line-break/>11-15 <text:s/>La trappola di teletrasporto nell'area 28<text:line-break/>16-20 <text:s/>La trappola di teletrasporto nell'area 40c<text:line-break/><text:line-break/>5C. SARACINESCHE ELETTRIFICATE<text:line-break/><text:line-break/>Questa camera vuota, larga 9 metri, profonda 3 metri e<text:line-break/><text:line-break/>alta 3 metri, è delimitata da due saracinesche di ferro le<text:line-break/><text:line-break/>cui sbarre (spesse 2,5 cm e disposte a distanza di 7,5 cm<text:line-break/>l’una dall’altra) ronzano di energia, Una carrucola lungo la<text:line-break/>parete nord della camera consente di alzare e abbassare<text:line-break/>entrambe le saracinesche simultaneamente, ma è oltre la<text:line-break/>portata dei personaggi che si trovano al di fuori della stanza.<text:line-break/>Un trucchetto mario magica o un incantesimo servitore<text:line-break/>inosservato non esercita abbastanza forza da girare la<text:line-break/>carrucola, ma un incantesimo telecinesi è sufficiente.<text:line-break/><text:line-break/>Un personaggio può anche aggirare una o erntrambe le<text:line-break/>saracinesche usando inctantesimi come passo velato o forma<text:line-break/>Sassosa. Se una creatura tocca una delle due saracinesche o<text:line-break/>passa attraverso le sue sbarre elettrificate, subisce 22 (4d10)<text:line-break/>danni da fulmine o 44 (8d10) danni da fulmine se è fatta di<text:line-break/>metalli ferrosi o indossa un'armatura di metallo.<text:line-break/><text:line-break/>5D. COvo pI DEEP DUERRA<text:line-break/>Questa camera, nascosta dietro una porta segreta, è<text:line-break/><text:soft-page-break/>soffocata dalla polvere e dalle ragnatele. L’unico eléemento<text:line-break/><text:line-break/>contenuto nella stanza è una statua di pietra alta 2,7 metri<text:line-break/>di una nana avvolta in un mantello e dal volto celato da un<text:line-break/>cappuccio, che tiene in una mano tesa un teschio alieno<text:line-break/>ingiallito dai secoli.<text:line-break/><text:line-break/>La statua raffigura Deep Duerra, la dea duergar della<text:line-break/>conquista e dei poteri psionici. Per riconoscere questa<text:line-break/>figura sinistra, è necessario effettuare con successo una<text:line-break/>prova di Intelligenza (Religione) con CD 20; i nani (inclusi<text:line-break/>i duergar) dispongono di vantaggio alla prova. Una prova<text:line-break/>di Intelligenza (Arcano o Natura} con CD 15 effettuata con<text:line-break/>successo conferma che quello che tiene in mano è il teschio<text:line-break/>di un mind flayer defunto da tempo.<text:line-break/><text:line-break/>Tesoro. Un incantesimo individuazione del magico rivela<text:line-break/>ur’aura magica di illusione attorno a] teschio del mind flayer<text:line-break/>e un incantesimo identificare o una magia simile rivela le<text:line-break/>sue proprietà magiche. Una creatura in possesso del teschio<text:line-break/>è invisibile ai mind flayer, assieme a tutto ciò che indossa e<text:line-break/>porta con sé. Il teschio si sbriciola in polvere e si distrugge<text:line-break/>1d10 giorni dopo essere stato rimosso dalla presa della statua.<text:line-break/><text:line-break/>6. FORZIERE SACCHEGGIATO<text:line-break/><text:line-break/>Segni di Bruciature. Îl soffitto a cupola di questa camera<text:line-break/>circolare è alto 6 metri. La superficie della stanza è<text:line-break/>completamente annerita e ricoperta di fuliggine, a indicare<text:line-break/>che l’area è stata investita da varie esplosioni di fiamme.<text:line-break/><text:line-break/>Xunderbrok. Su una sezione della parete di fondo, è<text:line-break/>stata scarabocchiata nella fuliggine un’esclamazione:<text:line-break/>XUNDERBROK! {(un esploratore precedente ha tracciato<text:line-break/>questa parola sul muro; per ulteriori informazioni sul suo<text:line-break/>significato, vedi l'area 39c sul livello 6).<text:line-break/><text:line-break/>Forziere. Un forziere di pietra, a sua volta annerito, è<text:line-break/>situato al centro della stanza con il coperchio aperto<text:line-break/>(il forziere di pietra è vuoto e i suoi contenuti sono stati<text:line-break/>saccheggiati molto tempo fa; il forziere pesa 250 kg).<text:line-break/><text:line-break/>TRAPPOLA DI TELETRASPORTO<text:line-break/><text:line-break/>Oltre al forziere vuoto, la sezione quadrata con lato di 3 metri<text:line-break/>al centro del pavimento contiene una trappola di teletrasporto<text:line-break/>(vedi “Trappole di Teletrasporto” a pagina 194). Una creatura<text:line-break/>teletrasportata da questa trappola arriva in un'area da<text:line-break/>determinare tirando un d20 e consultando la tabella seguente:<text:line-break/><text:line-break/>d20 _ Destinazione del Teletrasporto<text:line-break/><text:line-break/>1-6 <text:s/>La trappola di teletrasporto nell’area 13a<text:line-break/>7-12 <text:s/>La trappola di teletrasporto nell'area 22b<text:line-break/>13-20 <text:s/>La trappola di teletrasporto nell'area 40c<text:line-break/><text:line-break/>7. LA FoLLIA DI FIPELIO<text:line-break/><text:line-break/>Baratro. Questa stanza parzialmente distrutta è illuminata<text:line-break/>di luce fioca dalla lava in fondo al baratro vicino (vedi<text:line-break/>l'area 40). Oltre il bordo del baratro, si protende un ponte<text:line-break/>spettrale che collega altre due camere parzialmente<text:line-break/>distrutte (vedi l’area 16).<text:line-break/><text:line-break/><text:soft-page-break/>Vernice Screpolata. La vernice color verde brillante che<text:line-break/>un tempo ricopriva le pareti di quest'area si è screpolata<text:line-break/>ed è caduta in più punti, a causa dell’estremo calore<text:line-break/>del baratro.<text:line-break/><text:line-break/>Fantasma. Quando uno o più personaggi tentano di varcare<text:line-break/>la soglia, il fantasma dì Fidelio, un paladino umano di Tyr,<text:line-break/>compare al centro della stanza. Attorno all'apparizione,<text:line-break/>l'aria profuma di acqua di colonia a poco prezzo.<text:line-break/><text:line-break/>Il fantasma di Fidelio possiede 80 punti ferita e ha l’aspetto<text:line-break/>di un cavaliere che indossa un'armatura scintillante, ma la<text:line-break/>sua sagorna è sermitrasparente. Sulla spettrale corazza di<text:line-break/>piastre, compare il simbolo di Tyr (una bilancia i cui piatti<text:line-break/>sorio in perfetto equilibrio). I] fantasma è legale buono e parla<text:line-break/>in Comune. Se il fantasma scende a 0 punti ferita, si riforma<text:line-break/><text:line-break/>LIVELLO 15 | IL PFERCORSO A OSTACOLI<text:line-break/><text:line-break/>|</text:p>
      <text:p text:style-name="P1"/>
      <text:p text:style-name="P1"/>
      <text:p text:style-name="P1"/>
      <text:p text:style-name="P1">@@@ 20 @@@</text:p>
      <text:p text:style-name="P1"/>
      <text:p text:style-name="P1"/>
      <text:p text:style-name="P1"/>
      <text:p text:style-name="P1">24 ore dopo in un'area casuale all'interno del Percorso a<text:line-break/>Ostacoli e vi rimane finché non viene incontrato di nuovo.<text:line-break/><text:line-break/>Oltre un secolo fa, Fidelio intraprese una crociata giurando<text:line-break/>di liberare Sottomonte dal male con le sue sole forze,<text:line-break/>credendo stoltamente che Iyr non lo avrebbe lasciato perire.<text:line-break/>L'arrogante paladino si fece strada fino al Percorso a Ostacoli<text:line-break/>soltanto per farsi disintegrare senza tante cerimonie da<text:line-break/>Netherskull. Tuttavia, le convinzioni di Fidelio sono talmente<text:line-break/>forti che il suo spirito continua a non avere pace finché non<text:line-break/>sconfiggerà Netherskull in battaglia. I] fantasma ha affrontato<text:line-break/>il tiranno della morte da solo molte volte, ma lo scontro è<text:line-break/>sempre durato poco: Netherskull distrugge 1l fantasma e Îo<text:line-break/>costringe a riformarsi in un altro punto del dungeon.<text:line-break/><text:line-break/>Il fantasma di Fidelio terca un potenziale corpo ospite<text:line-break/>disposto a lasciarsi possedere da lui. Se un personaggio<text:line-break/>acconsente a questaà possessione, rinuncia al tiro salvezza<text:line-break/>per resistere all’effetto e il DM può consentire al giocatore<text:line-break/>di continuare a interpretare 1l personaggio. Finché è<text:line-break/>posseduto, il personaggio ottiene il difetto seguente, che<text:line-break/>ha la precedenza su ogni tratto caratteriale in conflitto: “Io,<text:line-break/>Fidelio, figlio prediletto di Tyr, devo abbattere Netherskull<text:line-break/>a tutti i costi, come la giustizia impone.” I personaggio<text:line-break/>emana inoltre un forte odore di acqua di colonia da quattro<text:line-break/>soldi finché è posseduto.<text:line-break/><text:line-break/>Nonostante la sua arroganza, Fidelio, non si<text:line-break/>impossesserà di un umanoide senza il consenso del<text:line-break/>soggetto. Se non riesce a trovare un corpo ospite<text:line-break/>consenziente, si offre di unirsi al gruppo a due condizioni:<text:line-break/>che i personaggi cerchino di stanare Netherskull al più<text:line-break/>presto per combatterlo e che consentano a Fidelio di<text:line-break/>sferrare il colpo mortale. Îl fantasma sa dove si trova la<text:line-break/>tana del tiranno della morte (area 39c), ma non sa come<text:line-break/>aprire le porte che conducono ad essa e ignora l'esistenza<text:line-break/>dell’entrata segreta (area 39b).<text:line-break/><text:soft-page-break/><text:line-break/>Se Netherskull scende a 0 punti ferita per mano di una<text:line-break/>creatura diversa dal fantasma di Fidelio o dal suo corpo<text:line-break/>ospite, il paladino di Tyr non può accettare che qualcun<text:line-break/>altro abbia sferrato il colpo mortale. Il fantasma lancia<text:line-break/>un gemito di disperazione ed è condannato a infestare il<text:line-break/>Percorso a Ostacoli finché un altro seguace di Tyr non lo<text:line-break/>convincerà a passare oltre, effettuando con successo una<text:line-break/>prova di Carisma (Fersuasione) con CD 20, Chi non è un<text:line-break/>seguace di Tyr può tentare comunque di effettuare la prova,<text:line-break/>ma soltanto spacciandosi per un fedele di Tyr e ingannando<text:line-break/>il fantasma con una prova di Carisma (Inganno) con CD 10<text:line-break/>effettuata con successo.<text:line-break/><text:line-break/>Se il fantasma di Fidelio riesce a portare Netherskull<text:line-break/>a O punti ferita, come fantasma o mentre possiede un<text:line-break/>corpo ospite, trova la pace e svanisce per sempre, mentre<text:line-break/>esclama “Vittoria, finalmente!”. Quando questo accade, Tyr<text:line-break/>conferisce una benedizione della protezione (vedi “Qualità<text:line-break/>Soprannaturali” nel capitolo 7 della Dungeon Master's Guide)<text:line-break/>al personaggio che ha svolto il ruolo di corpo ospite per Fidelio.<text:line-break/><text:line-break/>Se i personaggi consentono allo spirito di Fidelio di trovare<text:line-break/>la pace, guadagnano l'ammontare di PE che avrebbero<text:line-break/>ottenuto sconfiggendo il fantasma in combattimento.<text:line-break/><text:line-break/>S. TRAPPOLA DI TELETRASPORTO<text:line-break/><text:line-break/>Questo corridoio disadorno contiene una trappola di<text:line-break/>teletrasporto (vedi “Trappole di Teletrasporto” a pagina<text:line-break/>194). Una creatura teletrasportata da questa trappola arriva<text:line-break/>in un'area da determinare tirando un d20 e consultando la<text:line-break/>tabella seguente:<text:line-break/><text:line-break/>d20 _ Destinazione del Teletrasporto<text:line-break/><text:line-break/>1-12 <text:s/>La trappola di teletrasporto nell'’area 11<text:line-break/>13-16 <text:s/>La trappola di teletrasporto nell’area 26<text:line-break/>17-20 <text:s/>La trappola di teletrasporto nell’area 31<text:line-break/><text:line-break/>CIVELLO 15 | ÎL PERCORSO A - OS8TAGOLI<text:line-break/><text:line-break/>9, RUNA NASCOSTA<text:line-break/><text:line-break/>Questa camera alta 6 metri mostra tracce di un sontuoso<text:line-break/>arredamento passato e ha i tratti seguenti:<text:line-break/><text:line-break/>Baratro. Sul lato nord della stanza, il pavimento<text:line-break/>è interrotto da un baratro e da una pozza di lava<text:line-break/>gorgogliante situata 9 metri più sotto, che diffonde nella<text:line-break/>stanza un intenso calore.<text:line-break/><text:line-break/>Fonte. Un ponte spettrale largo 3 metri (nient'altro che un<text:line-break/>piano piatto di energia magica biancastra) si protende<text:line-break/>oltre il baratro e collega questa stanza a un'altra cornice<text:line-break/>lontana 36 metri (per ulteriori informazioni sul ponte,<text:line-break/>vedi l'’area 16; la cornice all’estremità opposta è descritta<text:line-break/>nell'area 17).<text:line-break/><text:line-break/>Doppia Porta. All’estremità sud della stanza, due colonne<text:line-break/>su cui sono incisi centinaia di occhi si ergono ai lati di<text:line-break/>una doppia porta di pietra con una gigantesca lettera<text:line-break/>H scolpita.<text:line-break/><text:line-break/><text:soft-page-break/>Se qualcuno tira le maniglie, la doppia porta si spalanca<text:line-break/>per rivelare un muro di pietra su cui è scolpita una<text:line-break/>gigantesca runa antica (vedi “Rune Antiche” a pagina 12).<text:line-break/><text:line-break/>Il DM pesca una carta dal Mazzo delle Rune Antiche (vedi<text:line-break/>l’appendice B) per determinare quale runa si trova oltre la<text:line-break/>porta. Questa runa bersaglia tutte le creature nella stanza<text:line-break/>con lo stesso effetto (benefico o malefico, da determinare<text:line-break/>casualmente). Se è indicata la runa personale di Halaster,<text:line-break/><text:line-break/>si verifica un effetto aggiuntivo: le colonne ai lati della soglia<text:line-break/>proiettano dei raggi multicolori dai loro occhi e ogni creatura<text:line-break/>nella stanza diventa il bersaglio di un incantesimo spruzzo<text:line-break/>prismatico (CD 22 del tiro salvezza). Una volta che questo<text:line-break/>effetto è stato risolto, la runa antica sulla parete sparisce e la<text:line-break/>porta si richiude di colpo, a meno che qualcuno non la tenga<text:line-break/>aperta o non le impedisca in qualche modo di chiudersi.<text:line-break/><text:line-break/>Quando la porta si chiude, la trappola si ripristina, quindi<text:line-break/>la prossima volta che la porta si aprirà, un'altra runa antica<text:line-break/>determinata casualmente comparirà sulla parete oltre di essa.<text:line-break/><text:line-break/>10. DRAGO SUI RULLI<text:line-break/><text:line-break/>Il soffitto di questa camera ovale è alto 3 metri. Contro<text:line-break/><text:line-break/>la parete est, si erge la statua di pietra di un drago d’oro<text:line-break/>giovane, collocata su una serie di rulli di pietra. Il drago ha<text:line-break/>la bocca spalancata per mostrare le zanne e le ali ripiegate<text:line-break/>sulla schiena.<text:line-break/><text:line-break/>STATUA DEL DrRAGO<text:line-break/><text:line-break/>Questa statua, che pesa 5 tonnellate, può avanzare o<text:line-break/>arretrare spostandosi sui rulli di pietra. Si muove da<text:line-break/><text:line-break/>sola quando la trappola di teletrasporto si innesca (vedi<text:line-break/>“Trappola di Teletrasporto” più sotto), ma altrimenti<text:line-break/>rimane immobile. Finché la statua rimane immobile, i rulli<text:line-break/>sono bloccati per evitare che la statua venga spostata.<text:line-break/><text:line-break/>La statua sui rulli è concepita per inserirsi agilmente nei<text:line-break/>corridoi larghi 3 metri del dungeon. È un oggetto Grande<text:line-break/>con CA 17, 120 punti ferità è immunità a tutti i danni,<text:line-break/>tranne i danni da forza.<text:line-break/><text:line-break/>TRAPPOLA DI TELETRASPORTO<text:line-break/><text:line-break/>Lo spazio quadrato con lato di 3 metri davanti all’uscita<text:line-break/>ovest contiene una trappola di teletrasporto. Una<text:line-break/>creatura teletrasportata da questa trappola arriva in<text:line-break/>un'area da determinare tirando un d20 e consultando la<text:line-break/>tabella seguente:<text:line-break/><text:line-break/>d20 Destinazione del Teletrasporto<text:line-break/><text:line-break/>1-12 <text:s/>La trappola di teletrasporto nell’area 13a<text:line-break/>13-18 <text:s/>La trappola di teletrasporto nell'area 22b<text:line-break/>19-20 <text:s/>La trappola di teletrasporto nell'area 40c</text:p>
      <text:p text:style-name="P1"/>
      <text:p text:style-name="P1"/>
      <text:p text:style-name="P1"/>
      <text:p text:style-name="P1">@@@ 21 @@@</text:p>
      <text:p text:style-name="P1"/>
      <text:p text:style-name="P1"><text:soft-page-break/></text:p>
      <text:p text:style-name="P1"/>
      <text:p text:style-name="P1">Effetto Aggiuntivo: Drago sui Rulli. Quando una<text:line-break/>creatura viene teletrasportata in quest’area da un'altra<text:line-break/>trappola di teletrasporto, una voce disincarnata grida:<text:line-break/>“Teletrasportato!” e in quello stesso mormento la statua del<text:line-break/>drago larga 3 metri avanza di 18 metri rotolando attraverso<text:line-break/>lo spazio della trappola di teletrasporto è schiantandosi<text:line-break/>contro la parete del corridoio che conduce a ovest. Ogni<text:line-break/>creatura sulla strada della statua semovente, inclusa<text:line-break/>quella teletrasportata dalla trappola, deve superare un tiro<text:line-break/>salvezza su Destrezza con CD 15 per scansarsi; se fallisce,<text:line-break/>la creatura è colpita dalla statua sui rulli, cade prona e<text:line-break/>subisce 55 (10d10) danni contundenti.<text:line-break/><text:line-break/>La statua torna nella sua posizione originale contro la parete<text:line-break/>est dopo 1 minuto, pronta a ripartire sui rulli la prossima volta<text:line-break/>che una creatura si teletrasporterà nella stanza.<text:line-break/><text:line-break/>Î1. VIGCOLO CIEGO<text:line-break/><text:line-break/>Trappola di Teletrasporto. Una trappola di teletrasporto<text:line-break/>(vedi “Trappole di Teletrasporto” a pagina 194) è situata<text:line-break/>accanto alla curva del corridoio.<text:line-break/><text:line-break/>Cadavere. Il corpo senza vita di un drow giace sul<text:line-break/>pavimento in fondo al tunnel, oltre l’angolo della trappola<text:line-break/>di teletrasporto.<text:line-break/><text:line-break/>Îl cadavere marcescente di un drow mago giace<text:line-break/>accasciato contro una parete in fondo al tunnel. Il suo volto<text:line-break/>è paralizzato in un'espressione urlante è la sua veste nera<text:line-break/>è strappata e impolverata. Il drow, Elvilac Zmirth, è stato<text:line-break/>ucciso dal Raggio della Morte remoto di Netherskull (uno<text:line-break/>degli effetti regionali del tiranno della morte), dopo avere<text:line-break/>completato un riposo lungo in questo vicolo cieco. Sua<text:line-break/>sorella Lorlynn si trova nell’area 14b.<text:line-break/><text:line-break/>TESORO<text:line-break/><text:line-break/>Se i personaggi perquisiscono i resti di Elvilac, trovano una<text:line-break/>bacchetta in legno di zurkh (usata come focus arcano), un<text:line-break/>libro degli incantesimi rilegato in cuoio nero, un borsello<text:line-break/><text:line-break/>in seta di ragno contenente tre morbidi funghi violacei<text:line-break/><text:line-break/>che emanano un’aura, se sottoposti a un incantesimo<text:line-break/>individuazione del magico o a una magia simile. Il libro<text:line-break/>degli incantesimi di Elvilac contiene tutti gli incantesimi da<text:line-break/>lui preparati (vedi la scheda delle statistiche del drow mago<text:line-break/>nel Monster Manual), più dissolvi magie, pelle di pietra e<text:line-break/>telecinesi. Ognuno dei funghi viola può essere mangiato<text:line-break/>con un'azione è possiede la proprietà magiche di una<text:line-break/>pozione di guarigione superiore.<text:line-break/><text:line-break/>TRAPPOLA DI TELETRASPORTO<text:line-break/><text:line-break/>Lo spazio quadrato con lato di 3 metri contrassegnato sulla<text:line-break/>mappa 15 contiene una trappola di teletrasporto. Una creatura<text:line-break/>teletrasportata da questa trappola arriva in un'area da<text:line-break/>determinare tirando un d20 e consultando la tabella seguente:<text:line-break/><text:line-break/>d20 _ Destinazione del Teletrasporto<text:line-break/><text:line-break/><text:soft-page-break/>1-12 <text:s/>La trappola di teletrasporto nell’area 6<text:line-break/>13-16 Là trappola di teletrasporto nell’area 24a<text:line-break/>17-20 <text:s/>La trappola di teletrasporto nell’area 28<text:line-break/><text:line-break/>]2. STANZA DELLA RUOTA<text:line-break/><text:line-break/>Dietro una porta segreta si nasconde una polverosa stanza<text:line-break/>alta 3 metri che contiene quanto segue:<text:line-break/><text:line-break/>Ruota. Il centro della stanza è occupato da una ruota di<text:line-break/>ferro arrugginita del diametro di 1,8 metri che sporge dal<text:line-break/>pavimento.<text:line-break/><text:line-break/>Servitore [Inosservato. Un servitore inosservato vivente<text:line-break/>(vedi l’appendice A) attende in silenzio nell’angolo<text:line-break/>nordovest,<text:line-break/><text:line-break/>La ruota arrugginita può essere ruotata di mezzo giro in<text:line-break/>entrambe le direzioni; il meccanismo cigola sonoramente<text:line-break/>fino a fermarsi con uno secco scatto. Se si gira la ruota, i<text:line-break/>meccanismi situati sotto il pavimento si mettono in moto<text:line-break/>sferragliando, bloccando le coperture di tutte le fosse<text:line-break/>nascoste su questo livello e disattivando tutte le trappole<text:line-break/>di teletrasporto su questo livello. Se si riporta la ruota alla<text:line-break/>posizione originale, queste trappole si riattivano.<text:line-break/><text:line-break/>l] servitore inosservato vivente non annuncia la sua<text:line-break/>presenza a nessuno. Se i personaggi girano la ruota,<text:line-break/>ma non riescono a distruggere il servitore inosservato,<text:line-break/>quest’ultimo aspetta che i personaggi escano dalla stanza e<text:line-break/>poi usa la ruota per riattivare le trappole del livello.<text:line-break/><text:line-break/>13. TRAPPOLE NASCOSTE<text:line-break/><text:line-break/>Questi corridoi disadorni celano due trappole.<text:line-break/><text:line-break/>13A. TRAPPOLA DI TELETRASPORTO<text:line-break/><text:line-break/>Lo spazio quadrato con lato di 3 metri contrassegnato<text:line-break/><text:line-break/>sulla mappa 15 contiene una trappola di teletrasporto (vedi<text:line-break/>“Trappole di Teletrasporto” a pagina 194). Una creatura<text:line-break/>teletrasportata da questa trappola arriva in un'area da<text:line-break/>determinare tirando un d20 e consultando la tabella seguente:<text:line-break/><text:line-break/>d20 _ Destinazione del Teletrasporto<text:line-break/><text:line-break/>1-10 <text:s/>La trappola di teletrasporto nell’area 19<text:line-break/>11-18 <text:s/>La trappola di teletrasporto nell’area 22a<text:line-break/>19-20 <text:s/>La trappola di teletrasporto nell’area 40c<text:line-break/><text:line-break/>Effetto Aggiuntivo: Diavolo Evocato. Dopo che una<text:line-break/>creatura ha innescato la trappola ed è stata teletrasportata<text:line-break/>via, un diavolo del ghiaccio compare nello spazio della<text:line-break/>trappola e attacca ogni creatura che vede; in quello stesso<text:line-break/>momento, una voce tonante esclama: “Teletrasportato!”<text:line-break/><text:line-break/>Il diavolo non innesca alcuna trappola di teletrasporto su<text:line-break/><text:line-break/>questo livello. Scompare quando scende a 0 punti ferita o<text:line-break/><text:line-break/>dopo 1 minuto. Ogni volta che la trappola viene innescata,<text:line-break/>appare un niuovo diavolo del ghiaccio.<text:line-break/><text:line-break/><text:soft-page-break/>13B. FOSSA NASCOSTA<text:line-break/><text:line-break/>Questa fossa coperta (vedi “Fosse Nascoste” a pagina 194) è<text:line-break/>profonda 12 metri. Se una creatura cade nella fossa, subisce<text:line-break/>14 (4d6) danni contundenti. Halaster ha inoltre lanciato un<text:line-break/>incantesimo g/ifo di interdizione in fondo alla fossa, regolato<text:line-break/>per innescare un incantesimo nube mortale (CD 22 del tiro<text:line-break/>salvezza) quando una creatura atterra sul fondo della fossa.<text:line-break/>La nebbia velenosa creata dall'incantesimo riempie la fossa<text:line-break/>e permane per 10 minuti. L'incantesimo è lanciato usando<text:line-break/>uno slot incantesimo di 58° livello e infligge 36 (8d8) danni da<text:line-break/>veleno, in caso di tiro salvezza fallito, o la metà di quei danni,<text:line-break/>in caso di tiro salvezza superato.<text:line-break/><text:line-break/>14. SEPOLCRI<text:line-break/><text:line-break/>Questo angolo del dungeon ospita una coppia di cripte<text:line-break/>polverose.<text:line-break/><text:line-break/>]4A. GRIPTA SUD<text:line-break/>Sulla porta di questa stanza è scolpita una grande runa e<text:line-break/>i suoi stipiti sono decorati con le incisioni di teschi nanici<text:line-break/>ghignanti. Un personaggio che capisce il Nanico riconosce<text:line-break/>la runa della porta come un simbolo nanico della morte<text:line-break/>(identicòo a quello nell’area 27).<text:line-break/><text:line-break/>La porta si apre su una cripta polverosa alta 3 metri che<text:line-break/>presenta i seguenti elementi:<text:line-break/><text:line-break/>Sarcofagi. Tre sarcofagi di pietra spalancati occupano il<text:line-break/>centro della cripta. I loro coperchi giacciono a pezzi sul<text:line-break/>pavimento.<text:line-break/><text:line-break/>LIVELLO 15 | IL PERCORSO A OSTACOLI</text:p>
      <text:p text:style-name="P1"/>
      <text:p text:style-name="P1"/>
      <text:p text:style-name="P1"/>
      <text:p text:style-name="P1">@@@ 22 @@@</text:p>
      <text:p text:style-name="P1"/>
      <text:p text:style-name="P1"/>
      <text:p text:style-name="P1"/>
      <text:p text:style-name="P1">fi<text:line-break/><text:line-break/>Scheletri. Lungo la parete di fondo sono state impilate<text:line-break/>dozzine di scheletri nanici ammuffiti (inanimati e innocui).<text:line-break/><text:line-break/>Due maghi drow, un fratello e una sorella di nome Elvilac<text:line-break/>e Lorlynn, hanno già setacciato e saccheggiato i sarcofagi.<text:line-break/>Ogni sarcofago poggia su un catafalco di pietra alto 30 cm<text:line-break/>ed è lungo 2,1 metri, alto 90 cem e largo altrettanto. Nei<text:line-break/>sarcofagi si trova quanto segue:<text:line-break/><text:line-break/>‘ Îl sarcofago nord contiene le ossa ammuffite di un nano.<text:line-break/>Alcuni frammenti corrosi di armatura coprono ancora<text:line-break/>certe parti del corpo e il teschio è nascosto all'interno di<text:line-break/>un elmo chiuso cilindrico arrugginito.<text:line-break/><text:line-break/>- Îl sarcofago centrale è vuoto, ma l'impronta di un corpo<text:line-break/>visibile sulla polvere lascia credere che qualcuno abbia<text:line-break/>riposato al suo interno di recente (Elvilac, il drow defunto<text:line-break/>nell’area 11, ha riposato qui meditando).<text:line-break/><text:line-break/>. Îl sarcofago sud contiene le ossa e le vesti stracciate di<text:line-break/>un mind flayer morto molto tempo fa.<text:line-break/><text:soft-page-break/><text:line-break/>l14B. CRIPTA NORD<text:line-break/><text:line-break/>La porta di questa stanza è identica a quella che protegge<text:line-break/>l’area 14a, fatta eccezione per un foro triangolare sul fondo.<text:line-break/>Oltre la porta, si cela una cripta polverosa alta 3 metri che<text:line-break/>ha i tratti seguenti:<text:line-break/><text:line-break/>Scheletri e Sarcofagi. Dodici nani scheletri vagano<text:line-break/>senza meta attorno a tre sarcofagi di pietra privi di segni<text:line-break/>particolari e situati al centro della cripta.<text:line-break/><text:line-break/>LorIynn. Îl sarcofago sud è privo del coperchio. Una drow<text:line-break/>maga (per le statistiche consultare il Monster Manual)<text:line-break/>di nome Lorlynn Zmirth riposa al suo interno. Quando<text:line-break/>qualche intruso entra nella cripta, si alza a sedere di scatto.<text:line-break/><text:line-break/>Lorlynn è venuta a Sottomonte assieme al fratello gemello<text:line-break/>Elvilac nella speranza di trovare libri degli incantesimi e<text:line-break/>magie utili. Netherskull ha deciso di lasciarla stare, per il<text:line-break/>momento, ma suo fratello non è stato altrettanto fortunato<text:line-break/>(vedi l’area 11). Lorlynn non sa che è morto e si aspetta che<text:line-break/>faccia ritorno da un momento all’altro, ma la notizia della sua<text:line-break/>morte non la sconvolge. Elvilac era una creatura talmente<text:line-break/>tetra che se Lorlynn riesce a recuperare e ad animare il suo<text:line-break/>cadavere, sarà come se non fosse mai morto.<text:line-break/><text:line-break/>Lorlynn indossa una tunica di seta di ragno grigia e<text:line-break/>sfilacciata e un cappuccio che, insjieme ai suoi lineamenti<text:line-break/>smagriti, la fa apparire simile a una banshee. Detesta la<text:line-break/>compagnia degli altri umanoidi, ad eccezione di suo fratello.<text:line-break/>Quando i personaggi arrivano in quest'area per la prima volta,<text:line-break/>Lorlynn è immersa in una trance meditativa. Normalmente è<text:line-break/>indifferente nei confronti degli avventurieri, ma diventa ostile<text:line-break/>se scopre che i personaggi sono in possesso del libro degli<text:line-break/>incantesimi di suo fratello e si rifiutano di consegnarglielo.<text:line-break/><text:line-break/>Se i suoi scheletri vengono scacciati o distrutti e i suoi punti<text:line-break/>ferita ridotti alla metà o meno, Laoriynn offre informazioni in<text:line-break/>cambio della vita. Conosce un segreto di Sottomonte casuale,<text:line-break/>da determinare pescando una carta dal Mazzo dei Segreti<text:line-break/>(vedi l'appendice C). Sa anche come disattivare le fosse e<text:line-break/><text:line-break/>le trappole di teletrasporto di questo livello usando la ruota<text:line-break/>nell’area 12, ma non sa nulla del servitore inosservato che<text:line-break/>Halaster ha stanziatoò di recente in quell'area.<text:line-break/><text:line-break/>Ogni sarcofago poggia su un catafalco di pietra alto<text:line-break/>30 cm ed è lungo 2,1 metri, alto 90 cm e largo altrettanto.<text:line-break/>Un personaggio con un punteggio di Forza pari o superiore<text:line-break/>a 15 può facilmente spingere da parte il coperchio di un<text:line-break/>sarcofago. I] contenuto dei sarcofagi è descritto di seguito:<text:line-break/><text:line-break/>- Îl sarcofago nord è attraversato da una larga crepa su un<text:line-break/>lato e quattro topi innocui hanno sfruttato la crepa per<text:line-break/>strisciare all’interno e fare il nido tra le ossa ammuffite<text:line-break/>di un sahuagin (piazzato nel sarcofago da Halaster per<text:line-break/>cornfondere i saccheggiatori di tombe). Se qualcuno solleva<text:line-break/><text:line-break/>LIVELLO 15 | TL PERCGORSO A OSTAGOLI<text:line-break/><text:line-break/>il coperchio o picchietta sul sarcofago, fa uscire 1d4 topi<text:line-break/>che fuggono in preda al panico. Tra le cianfrusaglie con<text:line-break/>cui i topi hanno costruito il nido, sono inclusi due oggetti<text:line-break/><text:soft-page-break/>insoliti casuali, da determinare tirando sulla tabella<text:line-break/>“Oggetti Insoliti” nel capitolo 5 del Player's Handbook.<text:line-break/><text:line-break/>. Îl sarcofago centrale è pieno di ragnatele, che nascondono<text:line-break/>un guanto d’arme destro di ferro a sei dita. ] personaggi<text:line-break/>possono usarlo per attivare il portale nell'’area 24c.<text:line-break/><text:line-break/>- Îl sarcofago sud (il letto di Lorlynn) cela sul fondo uno<text:line-break/>scomparto segreto, che può essere trovato effettuando con<text:line-break/>successo una prova di Saggezza (Percezione) con CD 20 e<text:line-break/>il cui contenuto è descritto alla voce “Tesoro” sottostante.<text:line-break/><text:line-break/>Tesoro. Lorlynn indossa un anello d'oro nero incastonato di<text:line-break/>eliotropie (250 mo) sull’indice della mano destra e porta con sé<text:line-break/>una bacchetta d'osso (il suo focus arcano), un borsello con due<text:line-break/>dadi d'’osso (1 mo ciascuno) è una bambola di pezza sporca di<text:line-break/>sangue con due giaietti al posto degli occhi (100 rmo per occhio).<text:line-break/><text:line-break/>Lo scomparto segreto nel sarcofago di Lorlynn contiene<text:line-break/>il suo libro degli incantesimi, rilegato in carne elfica cucita,<text:line-break/>con tutti gli incantesimni da lei preparati, più animare morti,<text:line-break/>murò di pietra e occhio arcano.<text:line-break/><text:line-break/>]5. ARMERIA IN ROVINA<text:line-break/><text:line-break/>iP — a. i-<text:line-break/><text:line-break/>Baratro. In quest'area, l’aria è calda e asciutta. Una cornice<text:line-break/>pericolante si affaccia su un vasto baratro illuminato da<text:line-break/>una pozza di lava gorgogliante 9 metri più in basso. Da<text:line-break/>quest'area, è visibile un ponte spettrale che attraversa il<text:line-break/>baratro (vedi l'area 16).<text:line-break/><text:line-break/>Detriti. Ciò che resta del pavimento è disseminato di<text:line-break/>frammenti corrosi di cotte di maglia e armature complete<text:line-break/>di taglia nanica.<text:line-break/><text:line-break/>Arco. Al centro della parete sud, è incassato un arco di<text:line-break/>pietra composto dai cento pezzi di un mosaico di pietra.<text:line-break/>Quest’arco è uno dei portali magici di Halaster (vedi<text:line-break/>“Fortali”" a pagina 123.<text:line-break/><text:line-break/>PORTALE ARCUATO PER IL LIVELLO 20<text:line-break/>Ognuno dei cento pezzi che formano il mosaico di pietra<text:line-break/>pesa 5 kg. A questo portale si applicano le regole seguenti:<text:line-break/><text:line-break/>: È possibile rimuovere soltanto un pezzo di arco alla volta.<text:line-break/>Un incantesimo individuazione del magico rivela che<text:line-break/>uno dei pezzi (da determinare casualmente) è magico.<text:line-break/>Quando quel pezzo viene rimosso dall’arco, il pezzo<text:line-break/>scompare e il portale si apre per 1 minuto. Quando il<text:line-break/>portale si richiude, il pezzo rimosso dall’arco ricompare<text:line-break/>magicamente al suo posto e un pezzo diverso diventa<text:line-break/>magico, che dovrà essere rimosso per riaprire il portale.<text:line-break/><text:line-break/>- Se dall’arco viene rimosso il pezzo sbagliato, un drago<text:line-break/>bianco adulto compare magicamente in uno spazio<text:line-break/>libero entro 18 metri dall’arco e attacca ogni creatura<text:line-break/>che sia in grado di vedere. I] drago scompare quando<text:line-break/>viene ucciso o dopo 1 minuto. Quando il drago scompare,<text:line-break/>il pezzo che era stato rimosso dall'arco ricompare<text:line-break/>magicamente al suo posto.<text:line-break/><text:line-break/>- I personaggi devono essere di livello pari o superiore al 16°<text:line-break/><text:soft-page-break/>per attraversare questo portale (vedi “Jhesiyra Kestellharp” a<text:line-break/>pagina 10). La prima creatura a passare attraverso il portale<text:line-break/>innesca una runa antica (vedi “Rune Antiche” a pagina 12).<text:line-break/><text:line-break/>’ Una creatura che attraversa il portale compare nell’area<text:line-break/>9b del livello 20, nello spazio libero più vicino al portale<text:line-break/>identico situato in quell’area.<text:line-break/><text:line-break/>16. PONTE SPETTRALE<text:line-break/><text:line-break/>Un ponte lungo 36 metri e largo 3 metri di energia magica<text:line-break/>biancastra attraversa il baratro pieno di lava, collegando<text:line-break/>l’area 9 all’area 17. Questo ponte fornisce un modo<text:line-break/>relativamente sicuro di attraversare il baratro, in particolare</text:p>
      <text:p text:style-name="P1"/>
      <text:p text:style-name="P1"/>
      <text:p text:style-name="P1"/>
      <text:p text:style-name="P1">@@@ 23 @@@</text:p>
      <text:p text:style-name="P1"/>
      <text:p text:style-name="P1"/>
      <text:p text:style-name="P1"/>
      <text:p text:style-name="P1">se si considera che nell’area del baratro gli incantesimi<text:line-break/>volare e le magie analoghe sono soppressi (vedi l’area 40).<text:line-break/><text:line-break/>I] ponte, sospeso a 9 metri d'altezza dalla superficie<text:line-break/>della lava, è piatto, semitrasparente e privo di ringhiere.<text:line-break/>Normalmente, è solido e può essere percorso senza rischi,<text:line-break/>ma ogni sezione del ponte entro 3 metri da un oggetto<text:line-break/>madgico diventa incorporea. Una creatura o un oggetto<text:line-break/>passa attraverso una sezione incorporea del ponte come sé<text:line-break/>quella sezione non ci fosse. Un incantesimo dissolvi magie<text:line-break/>lanciato con successo sul ponte (CD 18) fa scomparire<text:line-break/>l'’intero ponte per 1 ora.<text:line-break/><text:line-break/>Al fine di conservare i loro oggetti magici mentre<text:line-break/>attraversano il ponte, i personaggi devono escogitare un<text:line-break/>modo per tenerli lontani dal ponte mentre lo attraversano,<text:line-break/>per esempio legandoli a una corda e facendoli penzolare a<text:line-break/>più di 3 metri da esso.<text:line-break/><text:line-break/>TRAPPOLA DELLA PALLA DI FUOCO<text:line-break/><text:line-break/>Ogni volta che una creatura sul ponte attraversa il punto<text:line-break/>centrale dell’arcata, c'è una probabilità del 25 per cento<text:line-break/>che dalla pozza di lava sottostante venga scagliata una<text:line-break/>palla di fuoco che esploderà in un punto centrato su<text:line-break/><text:line-break/>quella creatura. L’effetto è quello di un incantesimo palla<text:line-break/><text:line-break/>di fuoco (CD 19 del tiro salvezza) lanciato usando uno<text:line-break/><text:line-break/>slot incantesimo di 7° livello. La palla di fuoco infligge<text:line-break/><text:line-break/>42 (12d6) danni da fuoco, in caso di un tiro salvezza fallito,<text:line-break/>e la metà di quei danni, in caso di un tiro salvezza superato.<text:line-break/><text:line-break/>]7. CAMERA IN ROVINA<text:line-break/><text:line-break/>Ciò che resta di questa stanza si affaccia sulla lava<text:line-break/>all'estremità nord del ponte spettrale (area 16). La maggior<text:line-break/>parte della camera è andata distrutta quando il baratro è<text:line-break/>venuto a crearsi, ma i tratti seguenti sono ancora presenti:<text:line-break/><text:line-break/>Affreschi. Alcuni affreschi danneggiati sono ancora visibili<text:line-break/><text:soft-page-break/>sulle poche pareti che non sono state distrutte quando il<text:line-break/>baratro si è formato. Gli affreschi raffigurano oscene orge<text:line-break/>tra drow e demoni.<text:line-break/><text:line-break/>Incisioni sulla Porta. La porta nord (che conduce all’area<text:line-break/>18) è decorata con un intarsio argentato a forma di<text:line-break/>ragnatela.<text:line-break/><text:line-break/>]8. SANTUARIO IN ROVINA<text:line-break/><text:line-break/>Questa stanza è vuota, se si eccettuano bassorilievi a<text:line-break/>forma di ragno delle dimensioni di un pugno e disposti<text:line-break/><text:line-break/>a varie altezze sulle pareti. La mobilia del santuario è<text:line-break/><text:line-break/>stata distrutta al momento della formazione del baratro o<text:line-break/>disintegrata dal tiranno della morte. Ciò che resta è una<text:line-break/>camera vuota con una cornice pericolante che si affaccia su<text:line-break/>una pozza di lava situata 9 metri più in basso.<text:line-break/><text:line-break/>Se i personaggi non tentano in alcun modo di nascondersi<text:line-break/>mentre si avvicinano alla cornice, sono avvistati dalle creature<text:line-break/>che giocano nell’area 40d: sei figli della lava (vedi l'appendice<text:line-break/>A) e sette mephit del magma. Vedi l’area 40d per i dettagli.<text:line-break/><text:line-break/>TESORO<text:line-break/><text:line-break/>Se un personaggio ispeziona la parete nord ed effettua<text:line-break/>con successo una prova di Intelligenza (Indagare) con<text:line-break/>CD 15, scopre che una delle incisioni a forma di ragno su<text:line-break/>quella parete può essere staccata. Îl bassorilievo si trova<text:line-break/>a 1,8 metri dal pavimento, pesa 5 ks e funge da tappo che<text:line-break/>tiene sigillato un tubo di pietra. Rimuovendo il tappo, 250<text:line-break/>mp si riversano fuori dal tubo e cadono sul pavimento.<text:line-break/><text:line-break/>]9. COLONNE AFFERRANTI<text:line-break/><text:line-break/>Fustigatori. Tre fustigatori sono camuffati da colonne di<text:line-break/>pietra rozzamente lavorata e alte 3 metri, che corrono dal<text:line-break/>pavimento al soffitto. Una chiave fatta d’osso giace a terra<text:line-break/><text:line-break/>tra le colonne. Su ogni colonna, all’altezza di 2,1 metri,<text:line-break/>si apre un occhio dotato di palpebre che guarda fisso la<text:line-break/>chiave (sono i veri occhi dei fustigatori, che appaiono<text:line-break/>immobili e senza vita).<text:line-break/><text:line-break/>Affreschi. Le pareti sono coperte di affreschi sbiaditi<text:line-break/>che raffigurano le caverne e le foreste di funghi<text:line-break/>dell'Underdark.<text:line-break/><text:line-break/>Trappola di Teletrasporto. Una trappola di teletrasporto<text:line-break/>(vedi “Trappole di Teletrasporto” a pagina 194) occupa lo<text:line-break/>spazio contrassegnato sulla mappa.<text:line-break/><text:line-break/>La chiave è lunga 15 cm ed è ricavata dall’osso del dito<text:line-break/>di un drago. La testa ingiallita della chiave ha la forma di<text:line-break/>un'H. Questa chiave apre le porte dell’area 39c. Una chiave<text:line-break/>simile può essere reperita nell'area 30b.<text:line-break/><text:line-break/>I fustigatori restano immobili e€ rimangono nella loro<text:line-break/>forma di colonna finché la chiave non viene disturbata o uno<text:line-break/>dei fustigatori non viene attaccato o colpito all’occhio, nel<text:line-break/>qual caso tutti e tre protendono i loro tentacoli e attaccano<text:line-break/>tutte le altre creature nella stanza. Altrimenti, i fustigatori<text:line-break/><text:soft-page-break/>ignorano gli intrusi, dato che Halaster li nutre a dovere.<text:line-break/><text:line-break/>TRAPPOLA DI TELETRASPORTO<text:line-break/><text:line-break/>Una creatura teletrasportata da questa trappola arriva in<text:line-break/>un'area da determinare tirando un d20 e consultando la<text:line-break/>tabella seguente:<text:line-break/><text:line-break/>d20 _ Destinazione del Teletrasporto<text:line-break/>1-8 <text:s/>La trappola di teletrasporto nell’area 5b<text:line-break/><text:line-break/>9-14 <text:s/>La trappola di teletrasporto nell’area 13a<text:line-break/>15-20 <text:s/>La trappola di teletrasporto nell'area 26<text:line-break/><text:line-break/>20. CORRIDOIO SEPARATO<text:line-break/><text:line-break/>Questo corridoio vuoto è stato separato dal resto del<text:line-break/>livello dal baratro pieno di lava (descritto nell'area 40).<text:line-break/>Le creature nel corridoio possono sentire i figli della lava<text:line-break/>giocare nell’area 40b a nord.<text:line-break/><text:line-break/>2]. STANZA DISTRUTTA<text:line-break/><text:line-break/>Una cornice pericolante si affaccia su un baratro enorme,<text:line-break/>illuminato di luce intensa da una pozza di lava situata<text:line-break/>I metri più in basso. Se un personaggio si affaccia oltre la<text:line-break/>cornice, può vedere varie creature che sguazzano nella lava.<text:line-break/>Î personaggi che non tentano in alcun modo di<text:line-break/>nascondersi mentre attraversano la stanza vengono<text:line-break/>individuati e attaccati dalle creature che giocano nella<text:line-break/>pozza: sei figli della lava (vedi l’appendice A) e sette<text:line-break/>mephit del magma. Vedi l’area 40d per i dettagli.<text:line-break/><text:line-break/>— i i tà<text:line-break/><text:line-break/>22. TRAPPOLE DI TELETRASPORTO<text:line-break/><text:line-break/>Questi tunnel contengono due trappole di teletrasporto<text:line-break/>(vedi “Trappole di Teletrasporto” a pagina 194).<text:line-break/><text:line-break/>22A. TRAPPOLA DI TELETRASPORTO OVEST<text:line-break/><text:line-break/>Una creatura teletrasportata da questa trappola arriva in<text:line-break/>un’area da determinare tirando un d20 e consultando la<text:line-break/>tabella seguente:<text:line-break/><text:line-break/>d20 _ Destinazione del Teletrasporto<text:line-break/><text:line-break/>1-10 <text:s/>La trappola di teletrasporto nell’area 26<text:line-break/>11-20 <text:s/>La trappola di teletrasporto nell’area 28<text:line-break/><text:line-break/>Effetto Aggiuntivo: Vergadain è Vivo! Quando una<text:line-break/>creatura viene teletrasportata da questa trappola, una<text:line-break/>voce disincarnata esclama “Teletrasportato!” nello stesso<text:line-break/>momento in cui il golem di pietra nell'area 23 si anima.<text:line-break/>Questo golem inizia a vagare per i tunnel vicini, attaccando<text:line-break/>tutte le creature che incontra. Se non trova nulla da<text:line-break/><text:line-break/>LIVELLO 15 | IL FEROCQORSO A OSTACOLI</text:p>
      <text:p text:style-name="P1"/>
      <text:p text:style-name="P1"/>
      <text:p text:style-name="P1"/>
      <text:p text:style-name="P1">@@@ 24 @@@</text:p>
      <text:p text:style-name="P1"/>
      <text:p text:style-name="P1"><text:soft-page-break/></text:p>
      <text:p text:style-name="P1"/>
      <text:p text:style-name="P1">T ‘l-l'.<text:line-break/><text:line-break/>attaccare dopo avere percorso quei tunnel per 10 minuti,<text:line-break/>rientra nella sua alcova e si assopisce di nuovo.<text:line-break/><text:line-break/>22B. TRAPPOLA DI TELETRASPORTO EST<text:line-break/>Una creatura teletrasportata da questa trappola arriva in<text:line-break/><text:line-break/>um'area da determinare tirando un d20 e consultando la<text:line-break/>tabella seguente:<text:line-break/>d20 _ Destinazione del Teletrasporto<text:line-break/>1-10 <text:s/>La trappola di teletrasporto nell’area 6<text:line-break/>11-20 <text:s/>La trappola di teletrasporto nell’area &amp;<text:line-break/><text:line-break/>23. STATUA DI VERGADAIN<text:line-break/><text:line-break/>Un golem di pietra alto 2,7 metri e scolpito con le fattezze<text:line-break/>di Vergadain, il dio nanico della ricchezza e della fortuna,<text:line-break/>si erge in questa alcova, sfoggiando le sue spalle larghe<text:line-break/>e la sua espressione compiacitita. I nani riconoscono<text:line-break/>imimediatamente le fattezze di Vergadain, mentre gli altri<text:line-break/>personaggi possono determinare la sua identità effettuando<text:line-break/>con successo una prova di Intelligenza (Religione) con CD 15.<text:line-break/>I suoi acchi sono due zaffiri neri scintillanti che non possono<text:line-break/>essere staccati dal golemn finché esso non sarà distrutto (vedi<text:line-break/>“Tesoro” più sotto).<text:line-break/><text:line-break/>Il golem rimane immobile finché non viene attaccato<text:line-break/>o attivato dalla trappola nell’area 22a, e ha il tratto<text:line-break/>aggiuntivo seguente:<text:line-break/><text:line-break/>Furto Magico. Come azione bonus, il golem bersaglia una<text:line-break/>creatura situata entro 9 metri da lui e che esso sia in grado di<text:line-break/>vedere. Il bersaglio deve superare un tiro salvezza su Carisma<text:line-break/>con CD 17, altrimenti tutti gli oggetti magici in suo possesso<text:line-break/>verigono teletrasportati in fondo alla fossa dell'area 31.<text:line-break/><text:line-break/>Tesoro. I due zaffiri neri incastonati dégli occhi del<text:line-break/>golem hanno un valore di 5.000 1mno ciascuno.<text:line-break/><text:line-break/>24., RIFUGIO DEI GITHZERAI<text:line-break/><text:line-break/>Quattro githzerai si sono rifugiati in questo angolo del<text:line-break/>Percorso a Ostacoli (vedi “Githzerai Zerth” a pagina<text:line-break/>193). Usando i loro poteri psionici, si sono nascosti dagli<text:line-break/>occhi scrutatori di Halaster e riescono anche a evitare<text:line-break/>Netherskull.<text:line-break/><text:line-break/>l capo dei githzerai, Yrlakka, è una figura paterna per gli<text:line-break/>altri e funge da loro mentore. I githzerai attaccano i mind<text:line-break/>flayer e i loro servitori a vista, ma trattano tutte le altre<text:line-break/>creature con prudenza e rispetto, almeno finché esse si<text:line-break/>dimostrano meritevoli di un tale trattamento.<text:line-break/><text:line-break/>I soffitti di tutte le stanze e dei corridoi di questa parte<text:line-break/>del dungeon sono piatti e alti 3 metri.<text:line-break/><text:line-break/>24 A. SALA DEI FABBRI<text:line-break/><text:line-break/>Decorazioni. Un tempo le pareti di questa sala erano<text:line-break/>rivestite di piastrelle di pietra dipinte con immagini di<text:line-break/>nani fabbri all’opera, ma molte si sono crepate e sono<text:line-break/><text:soft-page-break/>cadute a terra, dove ora giacciono tra piccoli cumuli di<text:line-break/>polvere e detriti.<text:line-break/><text:line-break/>Graffi sul Pavimento. I lunghi graffi visibili sul pavimento<text:line-break/>indicano che un tempo alcuni pesanti mobili di pietra<text:line-break/>sono stati portati via da quest’area.<text:line-break/><text:line-break/>Se i personaggi portano in questa stanza una fonte di<text:line-break/>lucé intensa o fannò molto rumore, mettono in allarme i<text:line-break/>githzerai nell'area 24c, che rimarranno dove si trovano ma<text:line-break/>non potranno essere sorpresi.<text:line-break/><text:line-break/>Trappofla di Teletrasporto. Questa trappola occupa<text:line-break/>una sezione quadrata con lato di 3 metri del passaggio<text:line-break/>che conduce all'area 24d. Una creatura teletrasportata da<text:line-break/>questa trappola arriva in un'area da determinare tirando un<text:line-break/>d20 e consultando la tabella seguente:<text:line-break/><text:line-break/>LIVELLO 15 | IL PERCORSO A OSTACOLI<text:line-break/><text:line-break/>d20 _ Destinazione del Teletrasporto<text:line-break/><text:line-break/>1-8 <text:s/>La trappola di teletrasporto nell’area 6<text:line-break/>916 <text:s/>La trappola di teletrasporto nell’area 8<text:line-break/>17-20 <text:s/>La trappola di teletrasporto nell’area 26<text:line-break/><text:line-break/>Non potendo evitare la trappola, i githzerai si tengono<text:line-break/>alla larga dall’area 24d e dal corridoio che conduce ad essa,<text:line-break/>a meno che non siano obbligati a usare la trappola per<text:line-break/>sfuggire a un pericolo peggiore.<text:line-break/><text:line-break/>24B. CAMERA DEL RIPOSO<text:line-break/><text:line-break/>I githzerai usano questa camera per dormire e meditare.<text:line-break/>Cinque giacigli sono stati stesi sul pavimento polveroso,<text:line-break/>uno per ogni githzerai (incluso lo zerth scomparso).<text:line-break/><text:line-break/>24C. ZERTH<text:line-break/><text:line-break/>La porta di questa stanza è socchiusa. [ personaggi che<text:line-break/>si avvicinano furtivamente possono sentire i githzerai<text:line-break/>all’interno che parlano tra loro a bassa voce. La stanza<text:line-break/>presenta i seguenti elementi:<text:line-break/><text:line-break/>Githzerai. Quattro githzerai zerth conversano a<text:line-break/>bassa voce al centro della stanza, parlando in Gith.<text:line-break/>Si interrompono e si preparano a combattere se si<text:line-break/>accorgono della presenza di intrusi.<text:line-break/><text:line-break/>Arco. Un arco di pietra è incassato al centro della parete<text:line-break/>sud. Sulla chiave di volta dell’arco è incisa l'immagine di<text:line-break/>un guanto d'arme a sei dita.<text:line-break/><text:line-break/>Il gruppo di zerth è composto da Yrlakka, il capo, e da<text:line-break/>tre suoi discepoli: due femmine di norme Azal e Vond e<text:line-break/>un maschio di nome Rishindar. Il problema più grave che<text:line-break/>affligge Yrlakka è il salvataggio del suo discepolo scomparso,<text:line-break/>Ezria, che ritiene sia stato catturato mentre spiava le forze<text:line-break/>dei githyanki sul livello 16. Se i personaggi acconsentono a<text:line-break/>trovare Ezria, Yrlakka e gli altri discepoli li seguono, a meno<text:line-break/>che i personaggi non preferiscano completare la missione<text:line-break/>da soli. Se Ezria viene salvato e si ricongiunge ai suoi<text:line-break/>compagni, Yrlakka ricompensa i personaggi con la bacchetta<text:line-break/>in suo possesso (vedi “Tesoro” più sotto).<text:line-break/><text:soft-page-break/><text:line-break/>Se ai personaggi non interessa aiutare i githzerai, ma<text:line-break/>chiedono aiuto per attraversare il Percorso a Ostacoli,<text:line-break/>Yrlakka li avverte che il livello è disseminato di trappole e<text:line-break/>sorvegliato da un tiranno della morte.<text:line-break/><text:line-break/>Portale Arcuato per il Livello 17. L'arco è uno dei portali<text:line-break/>magici di Halaster (vedi “Portali” a pagina 12), a cui si<text:line-break/>applicano le regole seguenti:<text:line-break/><text:line-break/>« Se una creafura tocca l'arco con un guarnto d'arme a sei<text:line-break/>dita ({ personaggi possono trovarne uno nell'area 14b), il<text:line-break/>portale si apre per 1 minuto.<text:line-break/><text:line-break/>‘ Î personaggi devono essere di livello pari o superiore<text:line-break/>al 14° per attraversare questo portale (vedi “[Jhesiyra<text:line-break/>Kestellharp” a pagina 10). La prima creatura a passare<text:line-break/>attraverso 1il portale innesca una runa antica (vedi “ Rune<text:line-break/>Antiche” a pagina 12).<text:line-break/><text:line-break/>- Una creatura che attraversa il portale compare nell’area<text:line-break/>7a del livello 17, nello spazio libero più vicino al portale<text:line-break/>identico situato in quell’area.<text:line-break/><text:line-break/>I githzerai hanno capito che è necessario un guanto<text:line-break/>d'arme a sei dita per attivare il portale, ma non sanno dove<text:line-break/>trovare un oggetto del genere (i personaggi possono trovarne<text:line-break/>uno nell’area 14b; altrimenti, un personaggio competente<text:line-break/>negli strumenti da fabbro può fabbricarne uno in una<text:line-break/>decade, uisando alcuni rottami metallici e una forgia intatta).<text:line-break/><text:line-break/>Tesoro. Yrijakka porta con sé una pozione di resistenza<text:line-break/>(fuoco) in una minuscola fiala di cristallo legata alla caviglia<text:line-break/>destra con una cordicella. Possiede inoltre una bacchetta di<text:line-break/>individuazione del magico che porta appesa alla cintura.</text:p>
      <text:p text:style-name="P1"/>
      <text:p text:style-name="P1"/>
      <text:p text:style-name="P1"/>
      <text:p text:style-name="P1">@@@ 25 @@@</text:p>
      <text:p text:style-name="P1"/>
      <text:p text:style-name="P1"/>
      <text:p text:style-name="P1"/>
      <text:p text:style-name="P1">24D. FONTANA<text:line-break/><text:line-break/>Lungo la parete nord della metà ovest della stanza, è situata<text:line-break/>una fontana semicircolare. Un getto d'acqua fresca zampilla<text:line-break/>dalla bocca di una trota di pietra, stretta tra le braccia del<text:line-break/>bassorilievo di un marinide. I] bassorilievo è scolpito sulla<text:line-break/>parete al di sopra della vasca, che è piena quasi fino all’orlo.<text:line-break/><text:line-break/>L'acqua che si riversa nella fontana è potabile. Defluisce<text:line-break/>lentamente attraverso una serie di fori aperti sul bordo<text:line-break/>interno dalla vasca.<text:line-break/><text:line-break/>25. FUCINA ABBANDONATA<text:line-break/><text:line-break/>Se un personaggio origlia alle porte di queste stanze,<text:line-break/>sente chiaramente echeggiare un martello che colpisce il<text:line-break/>metallo, sebbene la forgia sia stata distrutta e abbandonata<text:line-break/>molto tempo fa. 1 rumori sono effetti illusori creati dal<text:line-break/><text:line-break/>Mago Folle (vedi “La Tana di Halaster” a pagina 311) che si<text:line-break/>interrompono non appena viene aperta la porta della fucina.<text:line-break/><text:line-break/><text:soft-page-break/>EEE PA<text:line-break/><text:line-break/>25A. MAGAZZINO VUOTO<text:line-break/><text:line-break/>I] metallo allo stato grezzo veniva custodito qui finché non<text:line-break/>poteva essere lavorato per ricavarne armi e armature. Ora<text:line-break/>la stanza è quasi del tutto sgombra e la porta che conduce<text:line-break/>all’area 25b è stata fatta a pezzi.<text:line-break/><text:line-break/>Nell'angolo nordest della stanza giace quello che sembra<text:line-break/>un grosso libro di ferro girato a faccia in giù. Se esaminato<text:line-break/>più da vicino, l’oggetto si rivela essere uno stampo in ghisa<text:line-break/>per fabbricare lingotti di metallo. Le copertine su cardini<text:line-break/>formano la metà superiore e inferiore di uno stampo per<text:line-break/>lingotti usato per l'’ultima volta dai duergar molto tempo fa.<text:line-break/>Su un lato dello stampo, compare l’immagine di profilo di<text:line-break/>una testa di nano, mentre sull’altro, compare l'immagine<text:line-break/>del teschio di un mind flayer.<text:line-break/><text:line-break/>25B. FORGIA DISTRUTTA<text:line-break/>Questa stanza contiene un'incudine di ferro arrugginita e i<text:line-break/>resti infranti di una forgia di pietra, fredda e spenta ormai<text:line-break/>da secoli. Una fila di uncini di ferro pende dalle pareti, il<text:line-break/>pavimento è disseminato di detriti e la porta dell’area 25a è<text:line-break/>stata sfondata.<text:line-break/><text:line-break/>Se il DM non lo fa da qualche tempo, può ricordare ai<text:line-break/>giocatori che i personaggi continuano ad avere la sensazione<text:line-break/><text:line-break/>di essere osservati (uno degli effetti regionali di Netherskull).<text:line-break/><text:line-break/>26. STATUA DI MORADIN<text:line-break/><text:line-break/>Questa camera dal soffitto a cupola alto 6 metri è dominata<text:line-break/>da una statua di pietra alta 3,6 metri che raffigura Moradin, il<text:line-break/>grande dio nanico della forgia. La statua è rivolta verso l'unica<text:line-break/>uscita ed è percorsa da venature luccicanti di mithral e con<text:line-break/>una mano tiene sollevato un martello di pietra ricoperto di<text:line-break/>rune luminescenti. Una targa di acciaio ai piedi della statua<text:line-break/>recita in Nanico: “Tutto ciò che è fatto può essere disfatto,”<text:line-break/><text:line-break/>La statua non può essere spostata o danneggiata. Un<text:line-break/>incantesimo individuazione del magico rivela potenti aure<text:line-break/>magiche di abiurazione e trasmutazione emanate sia dalla<text:line-break/>statua che dal martello. Îl martello non può essere separato<text:line-break/>dalla statua.<text:line-break/><text:line-break/>TRAPPOLA DI TELETRASPORTO<text:line-break/><text:line-break/>Questa trappola occupa lo spazio quadrato con lato di 3 metri<text:line-break/>direttamente davanti alla statua. Una creatura teletrasportata<text:line-break/>da questa trappola arriva in un'area da determinare tirando<text:line-break/>un d20 e consultando la tabella seguente:<text:line-break/><text:line-break/>d20 _ Destinazione del Teletrasporto<text:line-break/><text:line-break/>1-6 <text:s/>La trappola di teletrasporto nell'area ]<text:line-break/>7-14 <text:s/>La trappola di teletrasporto nell’area 10<text:line-break/>15-20 <text:s/>Latrappola di teletrasporto nell'area 35<text:line-break/><text:line-break/>Effetto Aggiuntivo: Moradin Spacca! Quando una<text:line-break/>creatura viene teletrasportata in questo luiogo da un'altra<text:line-break/>trappola di teletrasporto, una voce disincarnata esclama<text:line-break/>“Teletrasportato!” e allo stesso tempo la statua di Moradin<text:line-break/><text:soft-page-break/>si anima e sferra un colpo alla creatura con il suo martelto.<text:line-break/>I] bersaglio deve superare un tiro salvezza su Destrezza<text:line-break/>con CD 17, altrimenti subisce 40 (6d10 + 7) danni da forza.<text:line-break/>Se una creatura scende a O punti ferita a causa di questi<text:line-break/>danni, viene disintegrata assieme a tutti gli oggetti che<text:line-break/>indossa e trasporta, ad eccezione degli artefatti. Dopo avere<text:line-break/>sferrato un colpo di martello, la statua torna alla sua forma<text:line-break/>inanimata, finché la trappola non viene innescata di nuovo.<text:line-break/><text:line-break/>27. IL MARCHIO DELLA MORTE<text:line-break/><text:line-break/>Halaster ha catturato un nano vampiro di nome Zorak<text:line-break/>Lightdrinker e lo ha vincolato magicamente a questo luogo.<text:line-break/><text:line-break/>Fossa Aperta. Una fossa lunga 6 metri e profonda 12 metri<text:line-break/>occupa il corridoio per tutta la sua larghezza. Le pareti<text:line-break/>verticali della fossa sono sporche di sangue e sono troppo<text:line-break/>lisce per essere scalate senza attrezzi da scalatore, effetti<text:line-break/>magici o un tratto come Movimenti del Ragno.<text:line-break/><text:line-break/>Sarcofago. In fondo alla fossa, è posizionato un sarcofago<text:line-break/>di alabastro largo 90 cm e lungo 1,5 metri, ricoperto di<text:line-break/>ragnatele. Il coperchio è scolpito per somigliare a un<text:line-break/>pipistrello gigante con le ali ripiegate (il sarcofago contiene<text:line-break/>urn varmpiro). Sopra la fossa, fluttua una runa magica che<text:line-break/>risplende con l'intensità della famma di una candela.<text:line-break/><text:line-break/>Un personaggio che capisce il Nanico riconosce la runa<text:line-break/>magica luminescente come il simbolo nanico della morte<text:line-break/>(la runa è identica a quella scolpita sulla porta dell’area<text:line-break/>14a). La prima volta che una creatura passa da un lato<text:line-break/>all’altro della fossa, la runa scompare e si imprime come<text:line-break/>marchio della morte su un punto visibile del volto o del<text:line-break/>corpo della creatura. Îl marchio scompare quando il suo<text:line-break/>portatore muore o quando il vampiro viene distrutto.<text:line-break/>Altrimenti, soltanto un incantesimo desiderio o una divinità<text:line-break/>possono rimuovere un marchio della morte.<text:line-break/><text:line-break/>Il sarcofago in fondo alla fossa è un blocco di alabastro<text:line-break/>cavo del peso di 1.000 kg. Zorak Lightdrinker, un vampiro<text:line-break/>in forma nebbiosa, è intrappolato al suo interno. Quandoò<text:line-break/>il marchio della morte si imprime su una creatura, il<text:line-break/>sarcofago si sbriciola in polvere e Zorak è liberato.<text:line-break/>Altrimenti, il sarcofago è indistruttibile.<text:line-break/><text:line-break/>Un incantesimo costrizione lanciato da Halaster<text:line-break/>costringe Zorak a dare la caccia e distruggere la creatura<text:line-break/>che porta il marchio della morte, concentrandosi su quel<text:line-break/>bersaglio prima di qualsiasi altro. Zorak sa con esattezza<text:line-break/>dove si trova il portatore del marchio, purché quest'ultimo<text:line-break/>si trovi sul suo stesso piano d’esistenza. Se Zorak uccide il<text:line-break/>portatore del marchioò della morte, è libero dall’incantesimo<text:line-break/>costrizione di Halaster, nel qual caso cerca di tornare alla<text:line-break/>sua vera tana nell’Underdark.<text:line-break/><text:line-break/>Se un incantesimo dissolvi magie viene lanciato sulla<text:line-break/>runa con successo (CD 19) prima che essa si imprima su<text:line-break/>una creatura, la runa scompare per 1 minuto, consentendo<text:line-break/>alle creature di attraversare la fossa senza che nel<text:line-break/>frattempo la runa si iinprima su una di loro.<text:line-break/><text:line-break/>NANO VAMPIRO<text:line-break/><text:line-break/>Zorak Lightdrinker è un nano degli scudi vampiro, con<text:line-break/><text:soft-page-break/>un grado di sfida pari a 14 (11.500 PE) e queste modifiche<text:line-break/>aggiuntive:<text:line-break/><text:line-break/>- Zorak possiede i tratti razziali seguenti: Parla il Comune<text:line-break/>e il Nanico. Ha resistenza ai danni da veleno e dispone di<text:line-break/>vantaggio ai tiri salvezza contro il veleno,<text:line-break/><text:line-break/>LIVELLO 15 | IL PERGCGCORSOQ A 05TACGCOLI</text:p>
      <text:p text:style-name="P1"/>
      <text:p text:style-name="P1"/>
      <text:p text:style-name="P1"/>
      <text:p text:style-name="P1">@@@ 26 @@@</text:p>
      <text:p text:style-name="P1"/>
      <text:p text:style-name="P1"/>
      <text:p text:style-name="P1"/>
      <text:p text:style-name="P1">. Indossa un'armatura completa (CA 18), impugna un<text:line-break/>martello nanico da lancio e ottiene le opzioni di azione<text:line-break/>descritte di seguito:<text:line-break/><text:line-break/>Multiattacco. Zorak effettua due attacchi con il martello nanico<text:line-break/>da lancio, solo uno dei quali può essere un attacco a distanza.<text:line-break/><text:line-break/>Martello Nanico da Lancio. Attacco con Arma da Mischia<text:line-break/><text:line-break/>o a Distanza: +12 al tiro per colpire, portata 1,5 m o gittata<text:line-break/>6/18 m, un bersaglio. Colpito: 11 (1d8 + 7) danni contundenti<text:line-break/>o 12 (1d10 + 7) danni contundenti quando è usato a due<text:line-break/>mani per effettuare un attacco in mischia. Nel caso di un<text:line-break/>attacco a distanza che colpisca, il martello infligge 1d8 danni<text:line-break/>contundenti extra (2d8 se il bersaglio è un gigante). Colpito<text:line-break/>o Mancato: Se lanciata, l’arma torna in volo in mano a Zorak<text:line-break/>dopo l'attacco.<text:line-break/><text:line-break/>28. STATUA DI THARMEKHÙL<text:line-break/><text:line-break/>Una statua di pietra altà 3,6 metri, sui cui occhi è stato<text:line-break/>lanciato un incantesimo fiamma perenne, si erge al centro<text:line-break/>di questa camera dal soffitto a cupola alto 6 metri e guarda<text:line-break/>verso l’uscita. La statua rappresenta Tharmekhtl, il dio<text:line-break/>nanico del fuoco e della roccia fusa, e brandisce un'ascia<text:line-break/>bipenne d’aossidiana che tiene sollevata sopra la testa. Una<text:line-break/>targa d’acciaio alla base della statua recita in Nanico: “Il<text:line-break/>fuoco è la cura.”<text:line-break/><text:line-break/>La statua non può essere spostata o danneggiata. Un<text:line-break/>incantesimo individuazione del magico rivela potenti aure<text:line-break/>magiche di abiurazione e trasinutazione emanate sia dalla<text:line-break/>statua che dall’ascia, che non possono essere separate l'una<text:line-break/>dall’altra.<text:line-break/><text:line-break/>TRAPPOLA DI TELETRASPORTO<text:line-break/><text:line-break/>Questa trappola occupa lo spazio quadrato con lato di<text:line-break/>3 metri direttamente davanti alla statua. Una creatura<text:line-break/>teletrasportata da questa trappola arriva in un'area<text:line-break/><text:line-break/>da determinare tirando un d20 e consultando la<text:line-break/>tabella seguente:<text:line-break/><text:line-break/>d20 _ Destinazione del Teletrasporto<text:line-break/><text:line-break/>1-3 La trappola di teletrasporto nell’area 5b<text:line-break/>4-6 <text:s/>La trappola di teletrasporto nell’area 1]<text:line-break/>7-20 <text:s/>La trappola di teletrasporto nell’area 40c<text:line-break/><text:soft-page-break/><text:line-break/>Effetto Aggiuntivo: Lama Fiammeggiante. Quando<text:line-break/>una creatura viene teletrasportata in questo luogo da<text:line-break/>urn'altra trappola di teletrasporto, una voce disincarnata<text:line-break/>esclama “Teletrasportato!” e allo stesso tempo la statua di<text:line-break/>Tharmekhtil si anima e sferra un colpo contro la creatura,<text:line-break/>mentre una cortina di fiamme avvolge l'ascia di ossidiana.<text:line-break/>L'ascia è considerata un'arma magica impugnata dalla<text:line-break/>statua. Il bersaglio deve superare utn tiro salvezza su<text:line-break/>Destrezza con CD 15, altrimenti subisce 16 (2d12 +5)<text:line-break/>danni taglienti più 11 (2d10) danni da fuoco. Dopo avere<text:line-break/>sferrato un colpo d'ascia, la statua torna alla sua forma<text:line-break/>inanimata finché la trappola non viene innescata di nuovo.<text:line-break/><text:line-break/>29. CORRIDOI DELLE TRAPPOLE<text:line-break/><text:line-break/>Una fossa insotlita è un dipinto insolito attendono gli<text:line-break/>avventurieri all'interno di questi tunneil.<text:line-break/><text:line-break/>29A. FOSSA DELLA MUFFA MARRONE<text:line-break/><text:line-break/>Questa fossa coperta (vedi “Fosse Nascoste” a pagina<text:line-break/><text:line-break/>194) è profonda 15 metri, ma il fondo è rivestito da una<text:line-break/>macchia di muffa marrone che copre un'area quadrata con<text:line-break/>lato di 3 metri. Se una creatura cade nella fossa, subisce<text:line-break/>17 (5d6) danni contundenti più i danni della muffa marrone<text:line-break/>(vedi “Pericoli del Dungeon” nel capitolo 5 della Dungeon<text:line-break/>Master's Guide).<text:line-break/><text:line-break/>29B. UNDERBREW IN CATENE<text:line-break/><text:line-break/>Sulla parete di fondo dell’alcova a ovest, è appeso un<text:line-break/>dipinto con una cornice di pietra che raffigura un nano<text:line-break/>sfregiato, protetto da un'armatura completa nera. È legato<text:line-break/>da pesanti catene e ceppi di ferro che lo bloccano al<text:line-break/>pavimento della tetra cella di un dungeon. I1 dipinto è largo<text:line-break/>poco più di 1 metro e alto 2,1 metrî.<text:line-break/><text:line-break/>Grazie a un incantesimo aura magica di Nystul<text:line-break/>permanente lanciato sul dipinto, un incantesimo<text:line-break/>individuazione del magico non rivela che il dipinto è<text:line-break/>magico, ma in realtà si tratta di una prigione magica che<text:line-break/>può contenere una creatura umanoide alla volta. La prima<text:line-break/>creatura umanoide che giunge entro 1,5 metri dal dipinto<text:line-break/>deve superare un tiro salvezza su Carisma con CD 22,<text:line-break/>altrimenti sarà risucchiata al suo interno, scambiandosi di<text:line-break/>posto con il nano attualmente intrappolato all’interno (vedi<text:line-break/>sotto). Un umanoide attirato nel dipinto si ritrova incatenato<text:line-break/>in una cella extradimensionale del lato di 3 metri. Finché è<text:line-break/>intrappolata nella cella, la creatura è paralizzata. Îl dipinto<text:line-break/>ha CA 11, 4 punti ferita è immunità ai danni psichici e<text:line-break/>da veleno. Distruggendo il dipinto si libera la creatura<text:line-break/>intrappolata, che ricompare nello spazio libero più vicino<text:line-break/>al dipinto.<text:line-break/><text:line-break/>Thwad Underbrew. Il nano all’interno del dipinto è un<text:line-break/>individuo palesemente barboso di nome Thwad Underbrew,<text:line-break/>un ex-campione di Gorm Gulthyn (il dio nanico della<text:line-break/>vigilanza), che molto tempo fa giurò di liberare Sottomonte<text:line-break/>dalla malvagia presenza di Halaster Blackcloak. Halaster<text:line-break/>sconfisse Underbrew, ma offrì di risparmiare la vita al<text:line-break/>nano, se questi avesse giurato di servirlo come sicario per<text:line-break/>eliminare i potenziali invasori del dungeon. Underbrew<text:line-break/><text:soft-page-break/>non era pronto a morire e prestò il giuramento richiesto,<text:line-break/>convincendosi col passare del tempo che le esecuzioni<text:line-break/>che impartiva fossero degli atti di misericordia: coloro che<text:line-break/>uccideva non sarebbero mai stati costretti a rinnegare le<text:line-break/>proprie convinzioni come aveva fatto lui. Gradualmente,<text:line-break/>questi atti smisero di gravare sulla coscienza di<text:line-break/>Underbrew. Anzi, il nano iniziò a trarre piacere dal suo<text:line-break/>macabro lavoro.<text:line-break/><text:line-break/>Thwad Underbrew è un nano degli scudi campione (vedi<text:line-break/>l’appendice A), con le modifiche seguenti:<text:line-break/><text:line-break/>. Underbrew è neutrale malvagio.<text:line-break/><text:line-break/>‘ Invece di uno spadone, brandisce un maglio (che infligge<text:line-break/>danni contundenti anziché danni taglienti).<text:line-break/><text:line-break/>- Possiede i tratti razziali seguenti: Parla il Comune e il<text:line-break/>Nanico. Possiede scurovisione nel raggio di 18 metri,<text:line-break/>resistenza ai danni da veleno e dispone di vantaggio ai<text:line-break/>tiri salvezza contro veleno.<text:line-break/><text:line-break/>30. IL CAPOLAVORO DI HALASTER<text:line-break/><text:line-break/>s 1ii ——iiià<text:line-break/><text:line-break/>La sfida che attende gli avventurieri in queste aree è un<text:line-break/>parto diretto della mente del Mago Folle.<text:line-break/><text:line-break/>30A. IL BIOGRAFO DI NETHERSKULL<text:line-break/><text:line-break/>Arco. Un arco di pietra decorato con gli intarsi dorati di<text:line-break/>draghi in volo è incassato al centro della parete nord, su<text:line-break/>un podio di marmo rosso alto 90 cm. Nella parete sopra<text:line-break/>l’arco, sono incise le parole seguenti in Draconico: “Solo<text:line-break/>un drago può aprire questo portale.”<text:line-break/><text:line-break/>Gong. Un gong di bronzo del diametro di 90 cm pende<text:line-break/>da una solida struttura di legno ancorata al pavimento<text:line-break/>vicino alla parete ovest. Il gong è decorato con le<text:line-break/>immagini incise di alcune pannocchie. Una mazzetta di<text:line-break/>legno con un'estremità imbottita è appesa a un gancio<text:line-break/>piantato su uno dei pali di sostegno.<text:line-break/><text:line-break/>Mostri. Un uomo pallido e smagrito, avvolto in una tunica<text:line-break/>nera impolverata, se ne sta seduto sugli scalini del podio</text:p>
      <text:p text:style-name="P1"/>
      <text:p text:style-name="P1"/>
      <text:p text:style-name="P1"/>
      <text:p text:style-name="P1">@@@ 27 @@@</text:p>
      <text:p text:style-name="P1"/>
      <text:p text:style-name="P1"/>
      <text:p text:style-name="P1"/>
      <text:p text:style-name="P1">a scrivere freneticamente sulle pagine di un diario<text:line-break/>usando una penna d’oca. È sorvegliato da due nycaloth<text:line-break/>invisibili.<text:line-break/><text:line-break/>Per lusingare Netherskull, Halaster ha incaricato un<text:line-break/>suo aspirante apprendista di trascrivere la storia del<text:line-break/>tiranno della morte in una serie di diari. Questo biografo<text:line-break/>è un umano nervoso, malnutrito e trasandato, sui<text:line-break/>trent'anni di nome Kavil Mereshanter. Kavil è un mago<text:line-break/>(per le statistiche consultare il Monster Manual), con le<text:line-break/>modifiche seguenti:<text:line-break/><text:soft-page-break/><text:line-break/>. Kavil è neutrale malvagio.<text:line-break/>- Parla il Nanico, il Comune, il Gigante e il Sottocomune.<text:line-break/><text:line-break/>A Kavil fu negato l’accesso al Nucleo del Dweomer<text:line-break/>(il livello 9) e Halaster gli ha sottratto il suo libro degli<text:line-break/>incantesimi. Il Mago Folle ha promesso di restituirglielo<text:line-break/>quando Kavil avrà portato a termine il suo lavoro (in realtà,<text:line-break/>Halaster ha smarrito il libro degli incantesimi, ma questo<text:line-break/>Kavil non lo sa).<text:line-break/><text:line-break/>In qualità di biografo ufficiale di Netherskull, Kavil<text:line-break/>dovrebbe godere della fiducia del tiranno della morte,<text:line-break/>ma Netherskull non si fida di nessun mago e non ama<text:line-break/>concedere interviste, quindi Kavil ha riempito un diario<text:line-break/>donpo l’altro con storie di sua invenzione e commenti<text:line-break/>autocommiserativi. La biografia è per buona parte un’opera<text:line-break/>romanzata e spettacolarizzata della vita, della morte e della<text:line-break/>non morte di Netherskull. Kavil sa che chiunque legga<text:line-break/>questa spazzatura non si lascerà ingannare, ma spera che<text:line-break/>questo diluvio di parole possa impressionare Halaster e<text:line-break/>allo stesso tempo dissuaderlo dall’esaminare l'opera in<text:line-break/>maggior dettaglio.<text:line-break/><text:line-break/>Kavil non combatte di sua iniziativa, ma si schiera con i<text:line-break/>nycaloth se ha inizio un combattimento (eventualità molto<text:line-break/>probabile, dato che gli immondi hanno l’ordine di uccidere<text:line-break/>ogni intruso). Se scende a 33 punti ferita © meno, Kavil<text:line-break/>si schiera dalla parte dei personaggi e offre informazioni<text:line-break/>in cambio della vita. Conosce un segreto casuale di<text:line-break/>Sottomonte, da determinare pescando una carta dal Mazzo<text:line-break/>dei Segreti (vedi l’appendice C), nonché una via segreta<text:line-break/>per raggiungere la tana di Netherskull (vedi l’area 39b).<text:line-break/>Kavil ignora l'esistenza della porta segreta che conduce<text:line-break/>all’area 30b.<text:line-break/><text:line-break/>Se i personaggi passano almeno 10 minuti a studiare<text:line-break/>il diario di Kavil, possono apprendere alcuni frammenti<text:line-break/>della storia di Netherskull e, se effettuano con successo<text:line-break/>una prova di Saggezza (Intuizione) con CD 10, possono<text:line-break/>estrapolare dalle farneticazioni di Kavil le seguenti<text:line-break/><text:line-break/>informazioni veritiere:<text:line-break/><text:line-break/>- Îl vero nome del beholder è ignoto. Ha cambiato il suo<text:line-break/>nome in Netherskull dopo essere diventato un tiranno<text:line-break/>della morte.<text:line-break/><text:line-break/>. Netherskull ha ucciso innumerevoli intrusi, ma quello<text:line-break/>che più di ogni altro si è meritato la morte è un pomposo<text:line-break/>paladino umano di nome Fidelio, che ha versato amare<text:line-break/>lacrime prima di essere disintegrato.<text:line-break/><text:line-break/>- L'obiettivo primario di Netherskull è distruggere<text:line-break/>Halaster e prendere il controllo di Sottomonte.<text:line-break/><text:line-break/>Portale Arcuato per il Livello 18. L'arco lungo la parete<text:line-break/>nord è uno dei portali magici di Halaster (vedi “Portali” a<text:line-break/>pagina 12). Gli intarsi dorati dell'arco non possono essere<text:line-break/>rimossi. A questo portale si applicano le regole seguenti:<text:line-break/><text:line-break/>* Quando un drago reale o illusorio tocca l’arco, il portale<text:line-break/>si apre per 1 minuto. Anche le riproduzioni artistiche<text:line-break/>di un drago, come una statuina a forma di drago o il<text:line-break/><text:soft-page-break/>disegno di un drago, sono sufficienti ad aprirlo.<text:line-break/><text:line-break/>- ] personaggi devono essere di livello pari o superiore<text:line-break/>al 15° per attraversare questo portale (vedi “Thesiyra<text:line-break/><text:line-break/>Kestellharp” a pagina 10). La prima creatura a passare<text:line-break/>attraverso il portale innesca una runa antica (vedi “Rune<text:line-break/>Antiche” a pagina 12).<text:line-break/><text:line-break/>- Una creatura che attraversa il portale compare nell’area<text:line-break/>16 del livello 18, nello spazio libero più vicino al portale<text:line-break/>identico situato in quell'area.<text:line-break/><text:line-break/>Gong. Un incantesimo individuazione del magico rivela<text:line-break/>un'aura magica di evocazione attorno al gong. Se il gong<text:line-break/>viene colpito con la mazzetta, tre oggetti compaiono sul<text:line-break/>pavimento davanti ad esso: una scodella d’argilla piena<text:line-break/>di cibo poco saporito, ma commestibile (pezzi di pane e<text:line-break/>formaggio, strisce di carne e frutta secca), una coppa di<text:line-break/>stagno vuota e una caraffa di vetro contenente mezzo litro<text:line-break/>d'acqua. Gli oggetti scompaiono dopo 1 ora. La rimozione<text:line-break/>di un qualsiasi aggetto da questa stanza fa sparire tutti<text:line-break/>gli oggetti. Una volta usato per evocare cibo e acqua, il<text:line-break/>gong non può più essere usato a tale scopo fino all’alba<text:line-break/>successiva. Se il gong viene portato fuori da questa stanza,<text:line-break/>perde lé sue proprietà magiche.<text:line-break/><text:line-break/>30B. GENERATORE DELLA VOCE FUORI CAMPO<text:line-break/><text:line-break/>ll soffitto di questa stanza polverosa è alto 3 metri. Un<text:line-break/>cubo con spigolo di 90 cm e composto in egual misura<text:line-break/><text:line-break/>di adamantio e di carne è stato collocato in cima a un<text:line-break/>piedistallo esagonale di pietra lavorata alto 90 em. Sulla<text:line-break/>faccia del cubo orientata verso la porta segreta, compare il<text:line-break/>volto arcigno di Halaster.<text:line-break/><text:line-break/>Se il cubo viene disturbato in qualche modo, dalle sue<text:line-break/>facce spuntano braccia, gambe e ali dinoccolate. Poi il<text:line-break/>cubo combatte fino alla distruzione. Ha le statistiche di un<text:line-break/>quadrone, con le modifiche seguenti:<text:line-break/><text:line-break/>- Il cubo è caotico malvagio.<text:line-break/><text:line-break/>- Parla il Comune ed è l’origine della voce fuori campo<text:line-break/>di Halaster (vedi “La Voce Fuori Campo di Halaster” a<text:line-break/>pagina 194).<text:line-break/><text:line-break/>* Ogni volta in cui dovrebbe normalmente effettuare un<text:line-break/>attacco con l’arco corto, il cubo scaglia invece un dardo<text:line-break/>magico contro un bersaglio situato entro 15 metri da<text:line-break/>esso e che il cubo sia in grado di vedere. Ogni dardo<text:line-break/>colpisce il bersaglio automaticamente (senza richiedere<text:line-break/>un tiro per colpire) e infligge 5 (2d4) danni da forza.<text:line-break/><text:line-break/>Anche mentre attacca, il cubo continua con la voce fuori<text:line-break/>campo normalmente, commentando la propria battaglia<text:line-break/>contro gli avventurieri. La distruzione del cubo pone<text:line-break/>fine alla voce fuori campo attraverso tutto il Percorso<text:line-break/>a Ostacoli.<text:line-break/><text:line-break/>Chiave Nascosta. In cima al piedistallo esagonale, è<text:line-break/>nascosto uno scomparto segreto. Fer trovarlo è necessario<text:line-break/>effettuare con successo una prova di Saggezza (Percezione)<text:line-break/><text:soft-page-break/>con CD 15. Contiene una chiave lunga 15 em, che è<text:line-break/>ricavata dall'osso del dito di un drago e ha la forma di un'H.<text:line-break/>Questa chiave, identica a quella dell’area 19, apre le porte<text:line-break/>dell’area 39c.<text:line-break/><text:line-break/>3]1. SALA DEI TIZZONI<text:line-break/><text:line-break/>Braciere. Un braciere di pietra alto 1,5 metri e del<text:line-break/>diametro di 2,1 metri domina la parte nordovest della<text:line-break/>stanza. Otto tizzoni fluttuano e turbinano in cerchio<text:line-break/>attorno al braciere vuoto, come se fossero lucciole.<text:line-break/><text:line-break/>Statua. Una statua alta 90 cm e lunga 1,5 metri che<text:line-break/>raffigura un rospo gigante è situata accanto a una fossa<text:line-break/>aperta quadrata con lato di 3 metri e profonda 15 metri,<text:line-break/>nella parte sudest della stanza.<text:line-break/><text:line-break/>Alcova. Un'alcova vuota a nord contiene una trappola<text:line-break/>di teletrasporto (vedi “Trappole di Teletrasporto” a<text:line-break/>pagina 194).<text:line-break/><text:line-break/>LIVELLO 15 | IL PERGORSO A OSTACOLI</text:p>
      <text:p text:style-name="P1"/>
      <text:p text:style-name="P1"/>
      <text:p text:style-name="P1"/>
      <text:p text:style-name="P1">@@@ 28 @@@</text:p>
      <text:p text:style-name="P1"/>
      <text:p text:style-name="P1"/>
      <text:p text:style-name="P1"/>
      <text:p text:style-name="P1">BRACIERE<text:line-break/>Gli otto tizzoni che turbinano in cerchio sopra il braciere<text:line-break/>irradiano un'aura magica di evocazione e trasmutazione<text:line-break/>se eSaminati tramite un incantesimo individuazione del<text:line-break/>magico o una magia simile.<text:line-break/><text:line-break/>I tizzoni sgusciano facilmente dalla presa degli<text:line-break/>incantesimi mano magica o di altri effetti magici, ma<text:line-break/>una creatura a portata di mano dal braciere può usare<text:line-break/>un'azione per tentare di afferrare un tizzone, riuscendoci<text:line-break/>se effettua con successo una prova di Destrezza con CD<text:line-break/>20. Quando un tizzone viene afferrato, svanisce e innesca<text:line-break/>un effetto magico casuale, da determinare tirando un d6 e<text:line-break/>consultando la tabella “Tizzoni Magici”. Ogni creatura che<text:line-break/>ottiene un beneficio ottiene anche la consapevolezza di quel<text:line-break/>beneficio. I tizzoni afferrati non ricompaiono.<text:line-break/><text:line-break/>TIZzoNI MaAGgicI<text:line-break/><text:line-break/>dé <text:s/>Effetto Magico<text:line-break/><text:line-break/>] La creatura che ha afferrato il tizzone ottiene<text:line-break/>immunità ai danni da fuoco per le 24 ore successive.<text:line-break/><text:line-break/>2 ll'tizzone diventa una singola perla di una collana<text:line-break/>delle palle di fuoco.<text:line-break/><text:line-break/>3 La creatura che ha afferrato il tizzone ottiene la<text:line-break/>capacità di parlare e capire l’Ignan per le 24 ore<text:line-break/>successive (utile per comunicare con i mephite i figli<text:line-break/>della lava su questo livello).<text:line-break/><text:line-break/>Il tizzone diventa una gemma elementale (fuoco).<text:line-break/><text:line-break/>5 lltizzone diventa un diamante del valore di 5.000 mo.<text:line-break/><text:soft-page-break/><text:line-break/>6 lltizzone diventa una minuscola chiave di ferro che<text:line-break/>apre la fauci della statua del rospo gigante.<text:line-break/><text:line-break/>STATUA DEL ROSPO GIGANTE<text:line-break/><text:line-break/>La statua di un rospo gigante si fonde in un blocco<text:line-break/><text:line-break/>unicò con il pavimento e non può essere spostata. Se un<text:line-break/>personaggio ispeziona la statua ed effettua con successo<text:line-break/>una prova di Saggezza (Percezione) con CD 15, nota<text:line-break/><text:line-break/>dueé caose: le fauci della statua sono dotate di cardini, ma<text:line-break/>sono bloccate in posizione chiusa, e un minuscolo buco<text:line-break/>della serratura è visibile appena sopra gli ecchi sporgenti<text:line-break/>della creatura. Inserendo la chiave giusta nel buco della<text:line-break/>serratura, la bocca della statua gira sui cardini e si<text:line-break/>spalanca, un effetto che anche un incantesimo scassinare<text:line-break/>o una magia simile possono ottenere. La bocca può anche<text:line-break/>essere aperta da un personaggio che usi gli arnesi da<text:line-break/>scasso ed effettui con successo una prova di Destrezza<text:line-break/>con CD 20.<text:line-break/><text:line-break/>Quando la bocca della statua si apre, ne esce una scala<text:line-break/>di corda lunga 15 metri che si stende fino al fondo della<text:line-break/>fossa. La scala è saldamente fissata a una sbarra di pietra<text:line-break/>incastrata nella gola del rospo: i personaggi possono<text:line-break/>usarla per salire e scendere dal bordo al fondo della fossa<text:line-break/>senza pericoli.<text:line-break/><text:line-break/>FOSSA APERTA<text:line-break/>Le pareti di questa fossa profonda 15 metri sono troppo<text:line-break/>lisce per essere scalate senza attrezzi da scalatore o un<text:line-break/>tratto specifico per scalare come Movimenti del Ragno. Un<text:line-break/>campo anti-magia come quello creato da un incantesimo<text:line-break/>campo anti-magia occupa i 12 metri più in alto della fossa,<text:line-break/>lasciando un cubo con spigolo di 3 metri in fondo alla fossa<text:line-break/>al di fuori del suo effetto.<text:line-break/><text:line-break/>Tesoro. Qualsiasi oggetto magico teletrasportato via<text:line-break/>dalla statua di Vergadain nell’area 23 o dalla trappola<text:line-break/>di teletrasporto in questa stanza giace intatto sul fondo<text:line-break/>della fossa.<text:line-break/><text:line-break/>LIVELLO 15 | IL PERCORSO A OSTACOLI<text:line-break/><text:line-break/>TRAPPOLA DI TELETRASPORTO<text:line-break/><text:line-break/>Questa trappola occupa l'alcova. Una treatura<text:line-break/>teletrasportata da questa trappola arriva in un'area<text:line-break/>da determinare tirando un d20 e consultando la<text:line-break/>tabella seguente:<text:line-break/><text:line-break/>d20 Destinazione del Teletrasporto<text:line-break/>1-12 <text:s/>La trappola di teletrasporto nell'area 26<text:line-break/>13-20 _ La trappola di teletrasporto nell'area 36a<text:line-break/><text:line-break/>Effetto Aggiuntivo: Furto di Oggetti Magici. Quando<text:line-break/>una creatura viene teletrasportata in quest’area da un'altra<text:line-break/>trappola di teletrasporto, gli eventuali oggetti magici in<text:line-break/>suo possesso sono teletrasportati sul fondo della fossa in<text:line-break/>questa stanza.<text:line-break/><text:line-break/>32. INCROCIO VUOTO<text:line-break/><text:soft-page-break/><text:line-break/>Sulla parete ovest, qualcuno ha scritto col gesso la parola<text:line-break/>“BOTTINO” in Nanico, con una freccia che indica il<text:line-break/>tunnel sudovest.<text:line-break/><text:line-break/>33. COLPI NEL BUIO<text:line-break/><text:line-break/>Questa stanza è vuota, ad eccezione di una coppia di<text:line-break/>baliste di legno già cariche e puntate direttamente verso le<text:line-break/>porte. Quando una delle due porte si apre, la magia attiva<text:line-break/>la balista puntata su di essa e fa partire il suo quadrello di<text:line-break/>legno, bersaglianda la prima creatura sulla sua traiettoria.<text:line-break/>Ogni balista possiede un bonus di +6 al tiro per colpire e<text:line-break/>infligge 16 (3d10) danni perforanti se colpisce.<text:line-break/><text:line-break/>Le baliste sono saldamente imbullonate al pavimento e<text:line-break/>ognuna di esse è dotata di un quadrello.<text:line-break/><text:line-break/>N EEE<text:line-break/><text:line-break/>34., BORDO DEL BARATRO<text:line-break/><text:line-break/>Questo corridoio termina bruscamente sul bordo del<text:line-break/><text:line-break/>baratro illuminato dalla lava. Se i personaggi fanno molto<text:line-break/>rumore in quest’area, attirano l’attenzione di Netherskull<text:line-break/>nell'area 39c, che attraversa in volo il baratro e li attacca.<text:line-break/><text:line-break/>35. FALCE CALANTE,<text:line-break/>PERICOLO CRESCENTE<text:line-break/><text:line-break/>Baratro. L'estremità sud di questa stanza è crollata in un<text:line-break/>baratro pieno di lava (vedi l’area 40). Il calore soffocante<text:line-break/>della lava si diffonde in tutta la stanza.<text:line-break/><text:line-break/>Porte. La metà nord della stanza è vuota, ad eccezione di<text:line-break/>due porte. La porta sulla parete nord è rotonda e fatta di<text:line-break/>adamantio (vedi l’area 39c).<text:line-break/><text:line-break/>Cadavere. Tra la metà nord e quella sud della stanza,<text:line-break/>dove lo spazio si restringe, una nana è caduta vittima<text:line-break/>di una trappola della falce e il suo cadavere è incastrato<text:line-break/>tra la lama della trappola e la parete ovest. Halaster ha<text:line-break/>collocato una trappola di teletrasporto (vedi “Trappole di<text:line-break/>Teletrasporto” a pagina 194) appena a sud della trappola<text:line-break/>della falce.<text:line-break/><text:line-break/>TRAPPOLA DELLA FALCE<text:line-break/><text:line-break/>Se il cadavere della nana viene mosso, le lame della<text:line-break/><text:line-break/>falce si frantumano a causa della pressione accumulata<text:line-break/>dai meccanismi nascosti nelle pareti, Ogni creatura<text:line-break/><text:line-break/>entro 1,5 metri dalla trappola rotta deve superare un tiro<text:line-break/>salvezza su Destrezza con CD 14, altrimenti sarà colpita<text:line-break/>dai frammenti spezzati delle lame e subirà 9 (2d8) danni<text:line-break/>taglienti. Un personaggio competente negli arnesi da<text:line-break/>scasso può usarli per liberare la lama dalla pressione e<text:line-break/>neutralizzare la trappola, purché effettui COn SuUccesso una<text:line-break/>prova di Destrezza con CD 20. Se questa prova fallisce di 5<text:line-break/>d più, la trappola va in pezzi come descritto più sopra.</text:p>
      <text:p text:style-name="P1"/>
      <text:p text:style-name="P1"/>
      <text:p text:style-name="P1"><text:soft-page-break/></text:p>
      <text:p text:style-name="P1">@@@ 29 @@@</text:p>
      <text:p text:style-name="P1"/>
      <text:p text:style-name="P1"/>
      <text:p text:style-name="P1"/>
      <text:p text:style-name="P1">Tesoro. La nana uccisa dalla trappola era un avventuriera,<text:line-break/>una ladra di nome Xelba Shunlight. Stringe ancora in mano<text:line-break/>una spada corta e indossa un'armatura di cuoio borchiato<text:line-break/>squarciata e insanguinata. Possiede inoltre una dotazione da<text:line-break/>avventuriero {tranne le razioni), una gavetta, un piccone da<text:line-break/>minatore e un oggetto insolito casuale (da determinare tirando<text:line-break/>sulla tabella “Oggetti Insoliti” nel capitolo 5 del Player’s<text:line-break/>Handbook). Porta legato alla vita un sacchetto in pelle che<text:line-break/>contiene una statuina del potere meraviglioso (cane d’onice).<text:line-break/><text:line-break/>TRAPPOLA DI TELETRASPORTO<text:line-break/><text:line-break/>Una creatura teletrasportata da questa trappola arriva in<text:line-break/>un'area da determinare tirando un d20 e consultando la<text:line-break/>tabella seguente:<text:line-break/><text:line-break/>d20 <text:s/>Destinazione del Teletrasporto<text:line-break/>1-8 <text:s/>La trappola di teletrasporto nell'area 6<text:line-break/><text:line-break/>9-14 <text:s/>La trappola di teletrasporto nell’area 10<text:line-break/>15-20 <text:s/>La trappola di teletrasporto nell’area 24a<text:line-break/><text:line-break/>36. CRIPTE SACCHEGGIATE<text:line-break/><text:line-break/>Queste cripte naniche furono depredate molto tempo fa.<text:line-break/>Le pesanti porte di ferro che le chiudevano sono state<text:line-break/>deformate e strappate via dalle loro intelaiature e non<text:line-break/>possono più essere chiuse.<text:line-break/><text:line-break/>36A. TRAPFOLA DI TELETRASPORTO<text:line-break/><text:line-break/>Una creatura teletrasportata da questa trappola arriva in<text:line-break/>unm'arca da determinare tirando un d20 e consultando la<text:line-break/>tabella seguente:<text:line-break/><text:line-break/>d20 _ Destinazione del Teletrasporto<text:line-break/><text:line-break/>1-8 Là trappola di teletrasporto nell'area ]<text:line-break/>9-20 _ La trappola di teletrasporto nell’area 8<text:line-break/><text:line-break/>36B. CRIPTA DELLE VENATURE DORATE<text:line-break/><text:line-break/>La porta in piombo che un tempo proteggeva questa stanza<text:line-break/>è stata divelta con tale forza che ora è piegata e pende su un<text:line-break/>singolo cardine.<text:line-break/><text:line-break/>Questa cripta fu saccheggiata molto tempo fa. Le sue<text:line-break/>pareti alte 3 metri sono rivestite di mattoni di pietra<text:line-break/>attraversati da venature dorate. Alcuni mattoni sono caduti,<text:line-break/>rivelando una sottile lamina di piombo dietro di essi. Le<text:line-break/>lastre di piormnbo avevano lo scopo di evitare che l’interno<text:line-break/>della cripta fosse osservato tramite mezzi magici.<text:line-break/><text:line-break/>36C. CRIPTA DI OSSIDIANA<text:line-break/><text:line-break/>La porta di piormbo che un tempo proteggeva questa porta<text:line-break/>è piegata verso l’interno sul fondo, creando un varco<text:line-break/>triangolare alto 90 cm che una creatura di taglia Media o<text:line-break/>inferiore può attraversare.<text:line-break/><text:soft-page-break/><text:line-break/>Come l’area 36b, anche questa cripta è stata saccheggiata<text:line-break/>molto tempo fa. Le sue pareti interne, alte 3 metri, sono<text:line-break/>rivestite di mattoni di ossidiana e di sottili lamine di<text:line-break/>piombo che avevano lo scopo di evitare che l’interno della<text:line-break/>cripta fosse osservato tramite mezzi magici.<text:line-break/><text:line-break/>36D. CRIPTA DI PIETRA DANNEGGIATA<text:line-break/><text:line-break/>Porta. La porta di piombo che un tempo proteggeva questa<text:line-break/>camera è stata scardinata e ora giace sul pavimento.<text:line-break/><text:line-break/>Baratro. L'angolo sudovest della camera è crollato,<text:line-break/>rivelando un baratro pieno di lava (vedi l’area 40).<text:line-break/><text:line-break/>Ai figli della lava nell’area 40b piace arrampicarsi fino<text:line-break/>a questa stanza, per poi balzare giù e tuffarsi nella lava<text:line-break/>sottostante. Se i personaggi non hanno ancora affrontato i<text:line-break/>figli della lava, potrebbero incontrarne uno o più di uno in<text:line-break/>quest'area.<text:line-break/><text:line-break/>37. STATUA INNOCUA DI HALASTER<text:line-break/><text:line-break/>Questa caverna ha un sotffitto irregolare alto 6 metri. I]<text:line-break/>pavimento è liscio e pianeggiante, ad eccezione di un<text:line-break/>tunnel in pendenza che scende verso il livello 16.<text:line-break/><text:line-break/>Al centro della caverna, si erge una statua a grandezza<text:line-break/>naturale di Halaster, con la tunica fluente ricoperta dalle<text:line-break/>incisioni di occhi senza palpebre. La statua è un oggetto<text:line-break/>Medio con CA 17, 45 punti ferita e immunità ai danni<text:line-break/>psichici e da veleno. Un personaggio può rovesciare<text:line-break/>la statua effettuando con successo una prova di Forza<text:line-break/>(Atletica) con CD 15.<text:line-break/><text:line-break/>38. ORDA DI ZOMBI<text:line-break/><text:line-break/>— — _ — —_—_— __ iià<text:line-break/><text:line-break/>Zombi. În questa caverna alta 6 metri, aleggia un orrendo<text:line-break/>fetore di morte, per la presenza di quaranta zombi in vari<text:line-break/>stati di decomposizione, che si aggirano per la stanza a<text:line-break/>passo strascicato e senza una meta.<text:line-break/><text:line-break/>Dolina. Una dolina profonda 21 metri si è formata vicino<text:line-break/>alla parete est.<text:line-break/><text:line-break/>Gli zombi sono ciò che resta degli umanoidi uccisi da<text:line-break/>Netherskull e animati dal suo Cono di Energia Negativa.<text:line-break/>Includono numerosi umani e nani, nonché alcuni elfi,<text:line-break/>drow, tiefling, quaggoth, duergar, hobgoblin, trogloditi è<text:line-break/>githyanki. Finché Netherskull non li chiama a sé, gli zombi<text:line-break/>restano qui e attaccano gli intrusi a vista. Il DM può sveltire<text:line-break/>il combattimento suddividendo gli zombi in orde di dieci<text:line-break/>o meno elementi e usando le regole per gestire le orde<text:line-break/>contenute nel capitolo 5 della Dungeon Master's Guide.<text:line-break/><text:line-break/>39., RIFUGIO DI NETHERSKULL<text:line-break/><text:line-break/>Gli avventurieri che esplorano quest'area sono destinati<text:line-break/>ad affrontare il tiranno della morte Netherskull, se non<text:line-break/>l'hanno già fatto. Netherskull non può essere sorpreso<text:line-break/>nella sua tana.<text:line-break/><text:line-break/><text:soft-page-break/>39A. STATUA PENSILE DEL BEHOLDER<text:line-break/><text:line-break/>Dal soffitto a cupola alto 9 metri di questa stanza, pendono<text:line-break/>tre catene di ferro che sorreggono un beholder di pietra<text:line-break/>scolpita del diametro di 1,8 metri. Netherskull in persona</text:p>
      <text:p text:style-name="P1"/>
      <text:p text:style-name="P1"/>
      <text:p text:style-name="P1"/>
      <text:p text:style-name="P1">@@@ 30 @@@</text:p>
      <text:p text:style-name="P1"/>
      <text:p text:style-name="P1"/>
      <text:p text:style-name="P1"/>
      <text:p text:style-name="P1">ha scolpito la statua usando meticolosamente il suo Raggio<text:line-break/>di Disintegrazione, ma la scultura resta comunque la rozza<text:line-break/>opera di un dilettante senza talento, Ogni catena ha CA 19,<text:line-break/>25 punti ferita e immunità ai danni psichici e da veleno.<text:line-break/>Una volta rotte tutte e tre le catene, la statua cade a terra e<text:line-break/>va if pezzi.<text:line-break/><text:line-break/>39B. TUNNEL SEGRETO<text:line-break/><text:line-break/>Questo polveroso passaggio aggira le porte di adamantio<text:line-break/>della tana di Netherskull (vedi l’area 39c) ed è celato da<text:line-break/>due porte segrete. Il tiranno della morte usa il Raggio<text:line-break/>Telecinetico per aprire e chiudere le porte segrete quando<text:line-break/>entra ed esce da questo tunnel.<text:line-break/><text:line-break/>39c. IL TIRANNO DELLA MORTE<text:line-break/><text:line-break/>Tutte le porte che conducono a quest’area sono dischi<text:line-break/><text:line-break/>di adamantio deél diametro di 2,1 metri e spessi 30 cm,<text:line-break/>modellati per sembrare anelli concentrici di ossa con al<text:line-break/>centro un teschio umano ghignante, La cavità nasale del<text:line-break/>teschio contiene un buco della serratura in adamantio.<text:line-break/>Quando una delle chiavi d'osso di Halaster (vedi le aree<text:line-break/>19 e 30b) viene inserita nella serratura e girata di 90 gradi<text:line-break/>in senso orario, quattro perni rientrano nelle pareti<text:line-break/>circostanti e la porta si apre verso l'interno ruotando<text:line-break/><text:line-break/>su cardini di adamantio. La porta rimane aperta finché<text:line-break/>qualcuno non la richiude e la chiave può essere rimossa in<text:line-break/>qualsiasi momento. Senza la chiave appropriata, servono<text:line-break/>quattro incantesimi scassinare separati per aprire una di<text:line-break/>queste porte: ogni incantesimo fa rientrare uno dei perni.<text:line-break/>Altrimenti, le porte sono impenetrabili.<text:line-break/><text:line-break/>Sul lato interno delle porte, non c'è alcun buco della<text:line-break/>serratura. Ogni porta è invece dotata di una ruota di<text:line-break/>adamantio installata al centro che deveé essere girata in<text:line-break/>senso antiorario per far rientrare i perni nelle pareti. La<text:line-break/>ruota può anche essere usata come maniglia per aprire<text:line-break/>la pesante porta tirando. Quando Netherskull desidera<text:line-break/>uscire dalla stanza attraverso una porta, usa il suo Raggio<text:line-break/>Telecinetico per girare la ruota e lascia la porta aperta fino<text:line-break/>al suo ritorno,<text:line-break/><text:line-break/>Netherskull. Se non è stato sconfitto altrove, il tiranno<text:line-break/>della morte fluttua a 9 metri di altezza dal pavimento<text:line-break/>rivestito di piastrelle di pietra di questa stanza alta<text:line-break/>12 metri. Netherskull cerca di distruggere gli intrusi e di<text:line-break/>animare i loro cadaveri, trasformandoli in zombi al suo<text:line-break/>servizio. Chiama a sé gli zombi dell’area 38 (se non sono<text:line-break/>stati sconfitti) e ordina loro di attaccare tutti gli intrusi.<text:line-break/><text:soft-page-break/><text:line-break/>Se i personaggi non hanno messo a tacere l’annunciatore<text:line-break/>della voce fuori campo su questo livello (vedi “La Voce<text:line-break/>Fuori Campo di Halaster” a pagina 194), la voce si fa<text:line-break/>sempre più concitata man mano che la battaglia con il<text:line-break/>tiranno della morte prosegue. Se i personaggi sconfiggono<text:line-break/>Netherskull, l’annunciatore grida: “Come è potuto<text:line-break/>succedere?! Tutto questo è incredibile! Forse siamo<text:line-break/>di fronte al più grande sconvolgimento della storia di<text:line-break/>Sottomonte!” Poi resta in silenzio per tutto il resto della<text:line-break/>permanenza dei personaggi su questo livello,<text:line-break/><text:line-break/>40. IL BARATRO DI NETHERSKULL<text:line-break/><text:line-break/>Il tiranno della morte ha scavato questo immenso baratro<text:line-break/>usando il Raggio di Disintegrazione e Halaster ci ha<text:line-break/>aggiunto il suo tocco personale inondandolo di lava e<text:line-break/>alterando il volo magico al di sopra di esso,<text:line-break/><text:line-break/>Gli incantesimi e gli oggetti magici che consentono alle<text:line-break/>creature di volare sono soppressi all'interno del baratro.<text:line-break/>Ogni personaggio che entra nel baratro sotto l’effetto di un<text:line-break/>incantesimo volare o tuina magia analoga precipita nella<text:line-break/>lava. Gli incantesimi che raffentano Îe cadute (come caduta<text:line-break/>morbida) funzionano normalmente.<text:line-break/><text:line-break/>LIVELLO 15 | IL FERCORSO A OSTAGCOLI<text:line-break/><text:line-break/>Le creature che passano 1 ora o più nel baratro o nelle<text:line-break/>aree esposte ad esso sono soggette agli effetti del caldo<text:line-break/>estremo (descritti nel capitolo 5 della Dungeon Masters<text:line-break/>Guide). Il baratro è illuminato di luce intensa dalla lava,<text:line-break/>che lo riempie fino a una profondità di 6 metri. Quando una<text:line-break/>creatura entra per la prima volta nella lava nel suo turno o<text:line-break/>vi inizia il proprio turno, subisce 55 (10d10) danni da fuocoòo.<text:line-break/><text:line-break/>La superficie della lava si trova 9 metri più in basso<text:line-break/>rispetto al pavimento del Percorso a Ostacoli. Le pareti<text:line-break/>verticali sono in pendenza e offrono appigli in abbondanza<text:line-break/>per le manie i piedi. Per scalarle è necessario effettuare<text:line-break/>con successo una prova di Forza (Atletica) con CD 10;<text:line-break/>se la prova fallisce di 5 6 più, la creatura scivola e cade<text:line-break/>nella lava.<text:line-break/><text:line-break/>40A. MEPHIT DEL MAGMA<text:line-break/><text:line-break/>Quattro mephit del magma oziano in questa piccola<text:line-break/><text:line-break/>pozza di lava. Se i personaggi parlano con i mephit in<text:line-break/><text:line-break/>un linguaggio che essi siano in grado di capire, i mephit<text:line-break/>tentano di attirare i personaggi verso l'area 39c, nella<text:line-break/>speranza che uccidano Netherskull o muoiano nel tentativo.<text:line-break/>I mephit detestano il tiranno della morte e si preoccupano<text:line-break/>soltanto della propria incolumità.<text:line-break/><text:line-break/>40B. POZZA DEI FIGLI DELLA LAVA<text:line-break/><text:line-break/>Otto figli della lava (vedi l’appendice A) nuotano e giocano<text:line-break/>ii questa pozza di lava. Spesso si arrampicano fino all’area<text:line-break/>36d per tuffarsi a bomba nella lava dal bordo del costone<text:line-break/>alto 9 metri.<text:line-break/><text:line-break/>40C. DESTINAZIONE DELLA<text:line-break/><text:soft-page-break/>TRAPPOLA DI TELETRASPORTO<text:line-break/><text:line-break/>Una creatura teletrasportata in questo luogo da un'altra<text:line-break/>trappola di teletrasporto compare a 9 metri sopra la<text:line-break/>lava e precipita immediatamente, a meno che non<text:line-break/>riesca a interrompere la caduta in qualche modo (il DM<text:line-break/>dovrà ricordare che gli incantesimi e gli oggetti imagici<text:line-break/>che consentono alle creature di volare sono soppressi<text:line-break/>all'interno del baratro).<text:line-break/><text:line-break/>A differenza delle altre trappole di teletrasporto del<text:line-break/>Percorso a Ostacoli, questa trappola non teletrasporta le<text:line-break/>creature in altri luoghi.<text:line-break/><text:line-break/>40D. POzzA DEI MEPHIT DI MAGMA<text:line-break/><text:line-break/>Sei figli della lava (vedi l'appendice A) e sette mephit del<text:line-break/>magina giocano in questa pozza di [ava e tengono d’occhio<text:line-break/>le aree 18 e 21 in caso di intrusi. Se si accorgono della<text:line-break/>presenza di qualche intruso, i mephit incitano i figli della<text:line-break/>lava a scalare le pareti per attaccare i nuovi arrivati, mentre<text:line-break/>loro usano le armi a soffio e si tengono a debita distanza.<text:line-break/><text:line-break/>CONSEGUENZE<text:line-break/><text:line-break/>Gli effetti regionali di Netherskull terminano quando il<text:line-break/>tiranno della morte è distrutto e Halaster non si affretterà<text:line-break/>di certo a rimpiazzare la creatura. Col tempo, decide<text:line-break/><text:line-break/>di rapire vari beholder, sguinzagliarli per il Percorso a<text:line-break/>Ostacoli e lasciare che si tontendano il controllo del livello,<text:line-break/>finché non ne resterà soltanto uno. Quando questo accadrà,<text:line-break/>Halaster aiuterà il vincitore a trasformarsi in un nuovo<text:line-break/>tiranno della morte.<text:line-break/><text:line-break/>Sebbene la maggior parte degli abitanti rimasti del<text:line-break/>Percorso a Ostacoli non abbia intenzione di andarsene in<text:line-break/>tempi brevi, i githzerai rimarranno soltanto finché devono<text:line-break/>per ritrovare il Compagno scomparso e assicurarsi che la<text:line-break/>colonia di mind flayer sul livello 17 sia distrutta.</text:p>
      <text:p text:style-name="P1">@@@ 1 @@@</text:p>
      <text:p text:style-name="P1"/>
      <text:p text:style-name="P1"/>
      <text:p text:style-name="P1"/>
      <text:p text:style-name="P1">LIVELLO ]16: IL LABIRINTO DI CRISTALLO<text:line-break/><text:line-break/>\/<text:line-break/>. e +<text:line-break/><text:line-break/>L<text:line-break/>g — ; = ZIZ<text:line-break/>]<text:line-break/><text:line-break/>i N TEMPI REGENTI, ALGUNI GITHYANKI HANNO<text:line-break/><text:line-break/>trasformato il Labirinto di Cristallo in un avamposto<text:line-break/>del loro impero interplanare. Questo livello ospita<text:line-break/>un portale per Porto Stellare, un asteroide cavo<text:line-break/>in orbita attorno al pianeta Toril (uno dei tanti che<text:line-break/>formano il campo di asteroidi noto come le Lacrime<text:line-break/>di Selùine). Assieme il Labirinto di Cristallo e Porto<text:line-break/>Stellare sono concepiti per quattro avventurieri di<text:line-break/>14° livello. I personaggi che sconfiggono i mostri di questo<text:line-break/>livello dovrebbero acquisire abbastanza FE da arrivare a<text:line-break/><text:soft-page-break/>metà strada per il 15° livello.<text:line-break/><text:line-break/>Prima di condurre questo livello di Sottomonte, il DM<text:line-break/>dovrà leggere la sezione “Gith” del Monster Manual, le<text:line-break/>cui informazioni lo aiuteranno a interpretare 1 githyanki<text:line-break/>in modo efficace. Ulteriori informazioni sulla società dei<text:line-break/>githyanki sono disponibili nel Tomo di Mordenkainern dei<text:line-break/>Nemici, sebbene quella risorsa non sia necessaria per<text:line-break/>condurre il Labirinto di Cristallo.<text:line-break/><text:line-break/>COSA SI ANNIDA QUI?<text:line-break/><text:line-break/>Un gruppo di githyanki alla ricerca di una colonia separata<text:line-break/>di mind flayer insediatisi a Sottomonte ha conquistato<text:line-break/>questo livello e ha trasformato quello che un tempo era<text:line-break/><text:line-break/>urn labirinto cristallino in una fortezza. Da qui i githyanki<text:line-break/>intendono lanciare un attacco contro i mind flayer del<text:line-break/>livello 17. Inoltre, i githyanki hanno trasformato Porto<text:line-break/>Stellareé in un asilo, vale a dire una fortezza dove crescere<text:line-break/>e addestrare i loro giovani combattenti. Poiché le creature<text:line-break/>non invecchiano sul Piano Astrale, i githyanki devono<text:line-break/>portare i loro figli sul Piano Materiale per maturare.<text:line-break/>Ignorando il vero nome dell'asteroide, i githyanki chiamano<text:line-break/>Porto Stellare l’Asilo Kiir.<text:line-break/><text:line-break/>— w… ] = ai<text:line-break/>LGITHYANKI<text:line-break/><text:line-break/>Î militareschi githyanki che vivono nel Labirinto di Cristallo<text:line-break/>e su Porto Stellare hanno tre obiettivi principali: proteggere<text:line-break/>l'asilo, addestrare i giovani githyanki combattenti e<text:line-break/>distruggere la colonia di mind flayer nelle Profondità<text:line-break/>Marine (il livello 17).<text:line-break/><text:line-break/>ÎI CAVALIERI E IL LINGUAGGIO DRACONICO<text:line-break/><text:line-break/>I githyanki cavalieri incontrati nel Labirinto di Cristallo<text:line-break/>e su FPorto Stéllare parlano il Draconico oltre al loro<text:line-break/>linguaggio natio, il Gith, allo scopo di comunicare meglio<text:line-break/>con i draghi rossi che fungono da loro cavalcature.<text:line-break/><text:line-break/>CAPI GITHYANKI<text:line-break/><text:line-break/>I githyanki sono guidati da Al'chaia, una githyanki cavaliera<text:line-break/>che tratta crudelmente i suoi soldati e i suoi cadetti.<text:line-break/>Al’chaia, di recente, è entrata in possesso di un manuale<text:line-break/>dell'esercizio fisico e di un tormo del nitido pensiero e ha<text:line-break/>promesso di consegnare entrambi gli oggetti al soldato<text:line-break/><text:line-break/>che si dimostrerà più abile. In realtà, intende leggere quei<text:line-break/><text:line-break/>ii I-<text:line-break/>IL LABIRINTO DI CRISTALLO ORIGINALE<text:line-break/><text:line-break/>Undermountain: Stardock, scritto da Steven E. Schend e<text:line-break/>pubblicato nel 1997, inedito in Italia, era l'ultimo dei tre<text:line-break/>moduli che componevano la breve serie di avventure<text:line-break/>“Dungeon Crawl”, concepite per la seconda edizione di<text:line-break/><text:line-break/>D&amp;D. Waterdeep: Il Dungeon del Mago Folle presenta delle<text:line-break/>versioni alternative del Labirinto di Cristallo e di Porto Stellare<text:line-break/>adattate alla quinta edizione e a questo prodotto. Se il DM<text:line-break/>desidera espandere questo livello di Sottormonte, troverà<text:line-break/><text:soft-page-break/>nell'avventura originale un'ottima fonte di ispirazione.<text:line-break/><text:line-break/>LIVELLO 1E | IL LABIRINTO DI GRISTALLO</text:p>
      <text:p text:style-name="P1"/>
      <text:p text:style-name="P1"/>
      <text:p text:style-name="P1"/>
      <text:p text:style-name="P1">@@@ 2 @@@</text:p>
      <text:p text:style-name="P1"/>
      <text:p text:style-name="P1"/>
      <text:p text:style-name="P1"/>
      <text:p text:style-name="P1">ii i<text:line-break/><text:line-break/>GOLEM DI CRISTALLO<text:line-break/><text:line-break/>| golem di cristallo che si aggirano per tutto il Labirinto di<text:line-break/>Cristallo hanno l’aspetto di guerrieri githyanki alti 3 metri,<text:line-break/>Capiscono il Gith, ma non possono parlarlo, e attaccano<text:line-break/>qualsiasi creatura che non abbia l'aspetto di un githyanki<text:line-break/>o di un drago rosso. Ogni golem di cristallo è un golem di<text:line-break/>pietra, con questi tratti aggiuntivi:<text:line-break/><text:line-break/>Illuminazione. il golem proietta magicamente luce intensa<text:line-break/>in un raggio di 9 metri è Juce fioca per altri 9 metri. Questa<text:line-break/>luce si estingue quando il golem è distrutto.<text:line-break/><text:line-break/>Luce Abbagliante. Ogni creatura che inizi il suo turno<text:line-break/>entro 3 metri dal golem illuminato e sia in grado di vedere<text:line-break/>il golemm deve superare un tiro salvezza su Saggezza con<text:line-break/>CD 17, altrimenti sarà accecata fino all’inizio del proprio<text:line-break/>turno successivo.<text:line-break/><text:line-break/>Una creatura può distogliere lo sguardo allo scopo di<text:line-break/>evitare il tiro salvezza all’inizio del proprio turno. Se lo fa,<text:line-break/>non può vedere il golem fino all’inizio del proprio turno<text:line-break/>successivo, quando potrà distogliere lo sguardo di nuovo.<text:line-break/>Se nel frattempo guarda il golem, deve immediatamente<text:line-break/>effettuare il tiro salvezza.<text:line-break/><text:line-break/>— i_<text:line-break/><text:line-break/>tomi e beneficiarne personalmente, ma usa la promessa<text:line-break/>di questa ricompensa per spremere le sue truppe fino allo<text:line-break/>stremo. I] secondo in comando di Al’chaia, Urlon, è stanco<text:line-break/>di questi abusi e trama contro di lei.<text:line-break/><text:line-break/>DrAGHI Rossr_<text:line-break/><text:line-break/>Ashtyrranthor, un drago rosso adulto femmina, è la madre<text:line-break/>di sei draghi rossi giovani che vivono nel Labirinto di<text:line-break/>Cristallo e difendono l'Asilo K'1iir. I figli di Ashtyrranthor<text:line-break/>si chiamano Ashranthax, Blazutranc, Infernexus,<text:line-break/>Meteoranzym, Smoakcant e Zolcharrx.<text:line-break/><text:line-break/>ASHTYRRANTHOR<text:line-break/>Ashtyrranthor non può considerare Porto Stellare la sua<text:line-break/><text:line-break/>fana, quindi non possiede alcuna azione di tana in quell’area.<text:line-break/><text:line-break/>Tuttavia, possiede il seguente tratto Incantesimi Innati:<text:line-break/><text:line-break/>Incantesimi Innati. La caratteristica innata da incantatore di<text:line-break/>Ashtyrranthor è Carisma. Può lanciare | seguenti incantesimi<text:line-break/>innati, che non richiedono alcuna componente materiale:<text:line-break/><text:line-break/><text:soft-page-break/>l/giorno ciascuno: allarme, forma gassosa, individuazione del<text:line-break/>magico, passapareti, passo velato, vedere invisibilità<text:line-break/><text:line-break/>Ashtyrranthor trascorre buona parte del suo tempo sulla<text:line-break/>superficie esterna dell’asteroide, a frugare tra i relitti dei<text:line-break/>vascelli spaziali che precipitarono su Porto Stellare molto<text:line-break/>tempo fa. Se ha inizio un combattimento nell'Asilo K'1iir,<text:line-break/>esiste una probabilità del 10 per cento che si accorga del<text:line-break/>trambusto. Accorre immediatamente a indagare, si unisce<text:line-break/>alla battaglia in corso e usa i suoi incantesimi forma<text:line-break/>$assosa, passapareti e passo velato per entrare nelle aree<text:line-break/>più difficili da raggiungere. Ashtyrranthor tiene d'occhio<text:line-break/>soprattutto le aree 12f, 13 e 16a dall’esterno dell’asteroide,<text:line-break/>Se nota qualcosa che non va o la presenza di qualche<text:line-break/>intruso in quell’area, attacca immediatamente.<text:line-break/><text:line-break/>DUNGEON DI CRISTALLO<text:line-break/><text:line-break/>Le descrizioni di tutte le aree di questo livello fanno<text:line-break/>riferimento alla mappa 16. Chi scende dal livello 15 o sale<text:line-break/>dal livello 17 nota che i pavimenti, le pareti e i soffitti in<text:line-break/>pietra grezza cedono il posto a vene sempre più larghe<text:line-break/><text:line-break/>di cristalli luminosi, finché tutte le superfici sono fatte di<text:line-break/>questa sostanza. In molte aree, i githyanki hanno abbattuto<text:line-break/>le pareti di cristallo per creare degli spazi più vasti.<text:line-break/><text:line-break/>LIVELLO 16 | IL LABIRINTO DI GRISTALLO<text:line-break/><text:line-break/>Tranne dove specificato diversamente, il dungeon di<text:line-break/>cristallo ha i tratti unici seguenti:<text:line-break/><text:line-break/>.- Îl dungeon è interamente illuminato di luce intensa. Le<text:line-break/>pareti, i soffitti e i pavimenti di cristallo emettono una<text:line-break/>luce magica che cambia colore ogni 10 minuti, passando<text:line-break/>per tutte le tonalità dell’arcobaleno.<text:line-break/><text:line-break/>* Le porte sono ricavate da singole lastre di cristallo<text:line-break/>bianco opaco di peso e consistenza simili alla pietra.<text:line-break/><text:line-break/>]. SALA D'INGRESSO<text:line-break/><text:line-break/>Un golerm di cristallo (vedi il riquadro “Golem di Cristallo”)<text:line-break/>monta la guardia in quest'area. Attacca ogni creatura che<text:line-break/>non sia scortata da un githyanki o da un drago rosso. Se<text:line-break/><text:line-break/>in quest'area ha inizio uno scontro, i githyanki combattenti<text:line-break/>dell’area 2a accorrono per indagare.<text:line-break/><text:line-break/>2., CAVERNA OVEST<text:line-break/><text:line-break/>I githyanki hanno abbattuto alcune pareti per creare questa<text:line-break/>stanza, tmia buorna parte dei detriti deve agcora essere<text:line-break/>sgombrata.<text:line-break/><text:line-break/>2A. LA VEGLIA DI ILMEI<text:line-break/><text:line-break/>Stalattite di Cristallo. Una stalattite di cristallo lunga<text:line-break/>3 metri pende al di sopra di una fossa piena di foschia<text:line-break/>argentata. AI suo interno, è incastonata Ilmei, una<text:line-break/>githyanki gish (vedi l'appendice A per le statistiche; vedi<text:line-break/>anche “Stalattiti di Cristallo” a pagina 212).<text:line-break/><text:line-break/>Guardie. Attorno alla fossa, quattro githyanki combattenti<text:line-break/><text:soft-page-break/>{(due maschi e due femmine) si allenano a combattere a<text:line-break/>coppie per passare il tempo.<text:line-break/><text:line-break/>Questi giovani githyanki combattenti, appena usciti<text:line-break/>dall’Asilo K'liîr, sono ostili nei confronti di ogni intruso.<text:line-break/>Se due di loro cadono, gli altri si ritirano nell’area 3b o si<text:line-break/>tuffano nella fossa.<text:line-break/><text:line-break/>Le creature che cadono nella fossa vengono immediatamente<text:line-break/>trasportate sul Piano Astrale (vedi il capitolo 2 della Dungeon<text:line-break/>Master's Guide per ulteriori informazioni).<text:line-break/><text:line-break/>2B. BASSORILIEVI DEI DRAGHI<text:line-break/><text:line-break/>Le pareti di questa camera sono detorate con una serie di<text:line-break/>bassorilievi che raffigurano githyanki cavalieri corazzati in<text:line-break/>sella ai loro draghi rossi.<text:line-break/><text:line-break/>2C0. TESTE DEGLI ILLITHID<text:line-break/><text:line-break/>Le teste mozzate di dodici mind flayer sono esibite lungo<text:line-break/><text:line-break/>le pareti est e ovest di quest'area parzialmente distrutta.<text:line-break/><text:line-break/>Un incantesimo individuazione del magico rivela un'aura<text:line-break/>magica di necromanzia attorno a ogni testa, che è un oggetto<text:line-break/>Minuscolo con CA 5, 3 punti ferita e immunità ai danni<text:line-break/>psichici e da veleno. Quando una testa di illithid scende<text:line-break/><text:line-break/>a O punti ferita, è distrutta. Ogni volta che una testa viene<text:line-break/>distrutta, le eventuali teste di mind flayer ancora presenti<text:line-break/>nell’area emettono un urlo telepatico. Ogni creatura nella<text:line-break/>stanza subisce 1d6 danni psichici per ogni testa urlante che<text:line-break/>ancora non è stata distrutta (fino a un massimo di 12d6).<text:line-break/><text:line-break/>3. CAVERNA PRINCIPALE<text:line-break/><text:line-break/>Due gemelli githyanki chiamati Arbez e Surlock sono rinchiusi<text:line-break/>in due stalattiti di cristallo all’interno di questa caverna.<text:line-break/><text:line-break/>A. LA VEGLIA DI ARBEZ<text:line-break/><text:line-break/>Le creature nell’area 3b indagano su qualsiasi anomalia in<text:line-break/>questo tratto della caverna, che presenta i seguenti elementi:<text:line-break/><text:line-break/>Stalattite di Cristallo. Una stalattite di cristallo lunga<text:line-break/>3 metri pende al di sopra di una fossa piena di foschia<text:line-break/>argentata. Al suo interno, è incastonato Arbez, un</text:p>
      <text:p text:style-name="P1"/>
      <text:p text:style-name="P1"/>
      <text:p text:style-name="P1"/>
      <text:p text:style-name="P1">@@@ 3 @@@</text:p>
      <text:p text:style-name="P1"/>
      <text:p text:style-name="P1"/>
      <text:p text:style-name="P1"/>
      <text:p text:style-name="P1">1 quadretto = 3 metri<text:line-break/><text:line-break/>Tunnel che conduce<text:line-break/>al dungeon espansoa<text:line-break/><text:line-break/>Discesa al<text:line-break/>livello 17<text:line-break/><text:line-break/>Salita al<text:line-break/><text:soft-page-break/>livello 15<text:line-break/><text:line-break/>ii a<text:line-break/><text:line-break/>Tunnel che<text:line-break/>conduce dl J a<text:line-break/>dungeéeon<text:line-break/>SPS Fortale per Tunnel che conduce<text:line-break/>Forto Stellore al dungeon esponso<text:line-break/><text:line-break/>Porto Stellare<text:line-break/><text:line-break/>Piane Y L Y<text:line-break/>&amp; -—---.----.-.-.--.‘--..-----.‘----*<text:line-break/>Gravitazionale Le creoliure e gli oggqelli eodana<text:line-break/><text:line-break/>weio i plono gqravinmozionate '<text:line-break/>Vista in ’, DP<text:line-break/>| | | sezione $ _<text:line-break/><text:line-break/>|<text:line-break/><text:line-break/>=<text:line-break/><text:line-break/>E<text:line-break/><text:line-break/>l<text:line-break/><text:line-break/>E<text:line-break/><text:line-break/>{I<text:line-break/><text:line-break/>LI<text:line-break/><text:line-break/>L<text:line-break/><text:line-break/>E<text:line-break/><text:line-break/>l<text:line-break/><text:line-break/>, =<text:line-break/><text:line-break/>l e"" # b<text:line-break/><text:line-break/>LA ai i<text:line-break/>* |<text:line-break/><text:line-break/>= CLL r ".n-.. :<text:line-break/>LI i DI<text:line-break/><text:line-break/>a<text:line-break/><text:line-break/>PRA T aa P<text:line-break/>l À<text:line-break/><text:line-break/>Portàle per<text:line-break/>l Labirinta ”<text:line-break/>di Cristallao<text:line-break/><text:line-break/>=<text:line-break/>*<text:line-break/>*<text:line-break/>*<text:line-break/>=<text:line-break/><text:soft-page-break/>E<text:line-break/>-<text:line-break/><text:line-break/>n.‘-:-lf-u;-f'-"..l.-l'.l-'.-l'.:<text:line-break/><text:line-break/>SEPNE AE TO<text:line-break/><text:line-break/>PLT<text:line-break/><text:line-break/>1 quadretto = 3 metri<text:line-break/><text:line-break/>MaApPPDA 16: IL LARIRINTO DI CRISTALLO<text:line-break/><text:line-break/>LIVELLO 16 | 1L LABIRCNTO DOT CRISTALLO</text:p>
      <text:p text:style-name="P1"/>
      <text:p text:style-name="P1"/>
      <text:p text:style-name="P1"/>
      <text:p text:style-name="P1">@@@ 4 @@@</text:p>
      <text:p text:style-name="P1"/>
      <text:p text:style-name="P1"/>
      <text:p text:style-name="P1"/>
      <text:p text:style-name="P1">STALATTITI DI CRISTALLO<text:line-break/><text:line-break/>Quattro githyanki gish {vedi l’appendice A) sono incastonati<text:line-break/>in altrettante stalattiti di cristallo trasparenti nelle aree 2,<text:line-break/><text:line-break/>3 e 6. Mentre rimangono incastonati nelle stalattiti, questi<text:line-break/>githyanki restano consapevoli di ciò che accade attorno a<text:line-break/>loro, ma non hanno bisogno di aria, cibo o acqua. Finché<text:line-break/><text:line-break/>il cristallo attorno a loro non viene distrutto, non possono<text:line-break/>essere bersagliati dagli attacchi o sottoposti a effetti magici.<text:line-break/>Sono inoltre trattenuti e non possono usare il loro privilegio<text:line-break/>Magia di Guerra o effettuare attacchi con la spada lunga.<text:line-break/>Possono però lanciare incantesimi attraverso il cristallo<text:line-break/>corne se quest'ultimo non esistesse.<text:line-break/><text:line-break/>Ogni stalattite di cristallo è un oggetto Grande<text:line-break/>inanimato con CA 15, 80 punti ferita è immunità ai danni<text:line-break/>psichici e da veleno. Una stalattite ridotta a O punti<text:line-break/>ferita va in frantumi e libera il githyanki all’interno. Se la<text:line-break/>stalattite di un githyanki viene distrutta, quel githyanki<text:line-break/>non è più trattenuto e cade nella fossa di nebbia argentata<text:line-break/>sottostante, che lo riporta sul Piano Astrale.<text:line-break/><text:line-break/>= i _i<text:line-break/><text:line-break/>githyanki gish (vedi l'appendice A per le statistiche; vedi<text:line-break/>anche il riquadro “Stalattiti di Cristallo”).<text:line-break/><text:line-break/>Manichini di Paglia, Cinque manichini di paglia sorretti<text:line-break/>da un palo è rozzamente acconciati come se fossero<text:line-break/>mind flaver (contrassegnati con una X sulla mappa 16) si<text:line-break/>ergono a nord della fossa.<text:line-break/><text:line-break/>Le creature che cadono nella fossa vengono subito<text:line-break/>trasportate sul Piano Astrale (vedi il capitolo 2 della Dungeon<text:line-break/>Master's Guide per ulteriori informazioni).<text:line-break/><text:line-break/>I githyanki combattenti usano i manichini di paglia nelle<text:line-break/>loro esercitazioni di combattimento. Ogni manichino è<text:line-break/>un oggetto Medio con CA 10, 10 punti ferita, immunità ai<text:line-break/>danni psichici e da veleno e vulnerabilità ai danni da fuoco,<text:line-break/><text:line-break/><text:soft-page-break/>3B. LA VEGLIA DI SURLOCK<text:line-break/><text:line-break/>Stalattite di Cristallo. Una stalattite di cristallo lunga<text:line-break/>3 metri pende al di sopra di una fossa piena di foschia<text:line-break/>argentata. Al suo interno, è incastonato Surlock, un<text:line-break/>githyanki gish (vedi l'appendice A per le statistiche; vedi<text:line-break/>anche il riquadro “Stalattiti di Cristallo”).<text:line-break/><text:line-break/>Il Cavaliere e il Drago. Lungo il bordo est della fossa, una<text:line-break/>githyanki cavaliera di nome Deslarr siede in sella ad<text:line-break/>Ashranthax, un drago rosso giovane femmina.<text:line-break/><text:line-break/>Se non sono state messe in allerta della presenza dei<text:line-break/>personaggi, Deslarr e il suo drago discutono in Draconico<text:line-break/>di quanti illithid dovranno uccidere per dimostrarsi degne<text:line-break/>dei “libri magici di Al’chaia”, Combattono fino alla morte.<text:line-break/><text:line-break/>Le creature che cadonò nella fossa vengono immediatamente<text:line-break/>trasportate sul Piano Astrale (vedi 1l capitolo 2 della Dungeon<text:line-break/>Master's Guide per ulteriori informazioni).<text:line-break/><text:line-break/>Tesoro. Deslarr porta con sé una verga di Porto Stellare<text:line-break/>(vedi “Verghe di Porto Stellare” a pagina 214). La sua<text:line-break/>armatura completa è incastonata di otto giaietti neri (50 mo<text:line-break/>ciascuno) e otto gemmme d’ambra (100 mo ciascuna).<text:line-break/><text:line-break/>4, DORMITORI<text:line-break/><text:line-break/>Dieci letti con la struttura di cristallo biancastro sono<text:line-break/>stati allineati lungo le pareti. In qualsiasi momento, dieci<text:line-break/>githyanki combattenti stanno riposando in quest’area.<text:line-break/>Se non sono stati messi in allerta, i githyanki stanno<text:line-break/>dormendo quando i personaggi arrivano. Sono ostili nei<text:line-break/>confronti degli intrusi e combattono fino alla morte.<text:line-break/><text:line-break/>9. PRIGIONE<text:line-break/><text:line-break/>Le porte di cristallo di questa stanza sono chiuse a chiave<text:line-break/>magicamente, ma si aprono automaticamente per qualsiasi<text:line-break/><text:line-break/>LIVELLO 16 | IL LABIRINTO DI CGCRISTALLO<text:line-break/><text:line-break/>creatura che porti una verga di Porto Stellare (vedi “Verghe<text:line-break/>di Porto Stellare” a pagina 214). Non ci sono serrature<text:line-break/>fisiche da poter scassinare, ma un incantesimo scassinare<text:line-break/>o una magia simile sono in grado di aprirle.<text:line-break/><text:line-break/>Le interdizioni magiche in questa stanza impediscono a<text:line-break/>qualsiasi creatura di entrare o uscire teletrasportandosi.<text:line-break/><text:line-break/>MARQUOX<text:line-break/>Un mind flayer di nome Mardquox usa il suo incantesimo<text:line-break/>levitazione per fluttuare al centro di questa stanza, altrimenti<text:line-break/>vuota. È stato catturato mentre perlustrava questo livello alla<text:line-break/>ricerca dei suoi compagni, Tel’zact e Yeluit (vedi l’area 29c).<text:line-break/><text:line-break/>Marquox non sa perché i githyanki lo tengano in vita, ma<text:line-break/>sa che non sopravvivrà a lungo come loro prigioniero. Se<text:line-break/>i personaggi non lo attaccano immediatamente, Marquox<text:line-break/>propone loro un accordo. Se il gruppo lo libera e lo aiuta<text:line-break/>a salvare i suoi compagni, Marquox garantisce un transito<text:line-break/>sicuro attraverso il livello 17. Una prova di Saggezza<text:line-break/>(Intuizione) con CD 16 effettuata con successo rivela che<text:line-break/>l’illithid non ha alcuna intenzione di mantenere la parola.<text:line-break/><text:soft-page-break/>Se i githzerai zerth del livello 15 accompagnano il gruppo,<text:line-break/>si rifiutano di aiutare il mind flayer e anzi insistono affinché<text:line-break/>i personaggi lo uccidano. Se i personaggi scelgono di<text:line-break/>dare ascolto a Marquox piuttosto che a loro, i githzerai<text:line-break/>abbandonano il gruppo e si ritirano sul livello 15.<text:line-break/><text:line-break/>Marquox è a conoscenza di Porto Stellare, ma non<text:line-break/>ha mai visitato l’asteroide. Sa anche che il portale per<text:line-break/>Porto Stellare si trova nell’area 11 e che è necessaria<text:line-break/>una verga di cristallo nero per attivarlo. Se i personaggi<text:line-break/>glielo consentono, Marquox li segue fino a Porto Stellare<text:line-break/>e combatte assieme a loro finché non riesce a riunirsi con<text:line-break/>i suoi simili. A quel punto, i mind fiayer si rivoltano contro<text:line-break/>il gruppo (se i personaggi sembrano deboli) o lo attirano<text:line-break/>nella colonia di mind flayer sul livello 17, dove Extremiton<text:line-break/>(l’ulitharid a capo della colonia) deciderà cosa fare di loro.<text:line-break/><text:line-break/>6. CAVERNA EsT _<text:line-break/><text:line-break/>I githyanki hanno abbattuto varie pareti per creare questa<text:line-break/>camera, ma buona parte dei detriti deve ancora essere<text:line-break/>sgombrata.<text:line-break/><text:line-break/>6A. LA VEGLIA DI MIRRK<text:line-break/><text:line-break/>Stalattite di Cristallo. Una stalattite di cristallo lunga<text:line-break/>3 metri pende al di sopra di una fossa piena di foschia<text:line-break/>argentata. A] suo interno, è incastonata Mirrk, una<text:line-break/>githyanki gish (vedi l’'appendice A per le statistiche; vedi<text:line-break/>anche il riquadro “Stalattiti di Cristallo”).<text:line-break/><text:line-break/>Guardie. Se non sono stati attirati altrove, sei githyanki<text:line-break/>combattenti (tre femmine e tre maschi) montano<text:line-break/>la guardia lungo il bordo della fossa, nei quadretti<text:line-break/>contrassegnati con la C sulla mappa 16.<text:line-break/><text:line-break/>] combattenti discutono in Gith dell’antipatia che provano<text:line-break/>per Al’chaia e del loro rispetto per Urlon. Sono ostili nei<text:line-break/>confronti degli intrusi è combattono finché tre o più di<text:line-break/>loro non cadono, nel qual caso i combattenti rimanenti si<text:line-break/>ritirano nell'area 7 o si tuffano nella fossa.<text:line-break/><text:line-break/>Le creature che cadono nella fossa vengono<text:line-break/>immediatamente trasportate sul Piano Astrale (vedi il<text:line-break/>capitolo 2 della Dungeon Master's Guide per ulteriori<text:line-break/>informazioni).<text:line-break/><text:line-break/>6B. CAMERA DI SCRUTAMENTO<text:line-break/><text:line-break/>La parete nord di questa camera ronza e pulsa di luce<text:line-break/>violacea. Un incantesimo individuazione del magico rivela<text:line-break/>un'aura magica di divinazione che si irradia dalla parete. Se<text:line-break/>una creatura passa 1 minuto a toccare la parete, può lanciare<text:line-break/>l'incantesimo scrutare, bersagliando l’ulitharid sul livello 17<text:line-break/>e usando la parete come focus. Se un personaggio esamina</text:p>
      <text:p text:style-name="P1"/>
      <text:p text:style-name="P1"/>
      <text:p text:style-name="P1"/>
      <text:p text:style-name="P1">@@@ 5 @@@</text:p>
      <text:p text:style-name="P1"/>
      <text:p text:style-name="P1"/>
      <text:p text:style-name="P1"/>
      <text:p text:style-name="P1">la parete ed effettua con successo una prova di Intelligenza<text:line-break/>(Arcano)} con CD 14, può determinare che si tratta di un<text:line-break/><text:soft-page-break/><text:line-break/>congegno di scrutamento e capire come funziona.<text:line-break/><text:line-break/>7. DIFESA ANTI-ILLITHID<text:line-break/><text:line-break/>Due golem di cristallo (vedi “Golem di Cristallo” a pagina<text:line-break/>210) montano la guardia in questa stanza. Attaccano<text:line-break/>qualsiasi creatura che entri in quest’area senza essere<text:line-break/>scortata da un githyanki, un golem di cristallo o un<text:line-break/>drago rosso. Se ha inizio uno scontro in questa camera, i<text:line-break/>githyanki combattenti nell'area 6a accorrono a indagare.<text:line-break/>Un ammaliamento permanente in questa stanza<text:line-break/>conferisce a ogni creatura nell'area vantaggio ai tiri<text:line-break/>salvezza per non essere affascinata e fa in modo che<text:line-break/>gli incantesimi levitazione e individuazione dei pensieri<text:line-break/>falliscano automaticamente quando lanciati.<text:line-break/><text:line-break/>6. ALLOGGI DEGLI UFFICIALI<text:line-break/><text:line-break/>— — — _ - — OO ia<text:line-break/><text:line-break/>Quattro letti con la struttura di cristallo biancastro sono<text:line-break/>stati allineati lungo le pareti. Un githyanki cavaliere di<text:line-break/>nome Eshant e un githyanki gish (vedi l'appendice A) di<text:line-break/>nome Theru sono impegnati in un'accanita discussione<text:line-break/><text:line-break/>al centro della stanza. Se i personaggi si avvicinano a<text:line-break/>quest’area senza mettere in allarme i githyanki, sentono<text:line-break/><text:line-break/>i due discutere in Gith su chi di loro sia più degno dei<text:line-break/>“libri magici di Al’chaia”. I due discutono accanitamente,<text:line-break/>ina senza che la lite degeneri nella violenza fisica. Se i<text:line-break/>personaggi non li interrompono, alla fine il gish si arrende<text:line-break/>e si ritira nell’area 9 per sbollire la rabbia. Eshant e Theru<text:line-break/>attaccano gli intrusi a vista.<text:line-break/><text:line-break/>TEsORO<text:line-break/>Eshant e Theru possiedono una verga di Porto Stellare a<text:line-break/>testa (vedi “Verghe di Porto Stellare” a pagina 214).<text:line-break/><text:line-break/>La corazza di piastre di Eshant è incastonata di sei<text:line-break/>giaietti neri (50 mo ciascuno) e sei spinelli rossi (100 mo<text:line-break/>ciascuno). Eshant porta con sé anche una pozione di<text:line-break/>guarigione maggiore in una fiala di cristallo appesa al collo<text:line-break/>tramite una catenina di platino (25 mo).<text:line-break/><text:line-break/>9, SALA DEI TROFEI<text:line-break/><text:line-break/>Ulitharid Impagliato. Un ulitharid impagliato alto 3 metri<text:line-break/>(vedi l’appendice A) si erge in un'alcova alta 4,5 metri<text:line-break/>lungo la parete sud della stanza.<text:line-break/><text:line-break/>Teste di Illithid. Quindici teste di mind flayer sono state<text:line-break/>appese alle pareti come decorazioni.<text:line-break/><text:line-break/>— — — — — -<text:line-break/><text:line-break/>10. LABORATORIO DEI GOLEM<text:line-break/><text:line-break/>Urlon. Urlon, un githyanki gish (vedi l’appendice A), usa<text:line-break/>una serie di strumenti da costruttore per scolpire la testa<text:line-break/>di un golem di cristallo. Il golem deve ancora essere<text:line-break/>completato ed è steso su un tavolo lungo 3 metri, largo<text:line-break/>1,5 metri e alto 1,2 metri nel lato ovest della stanza.<text:line-break/><text:soft-page-break/><text:line-break/>Golem. Un golem di cristallo (vedi “Golem di Cristallo” a<text:line-break/>pagina 210) monta la guardia nel lato est della stanza,<text:line-break/>circondato da scaffali carichi di libri, componenti per<text:line-break/>incantesimi, frammenti di cristallo e teschi di mind fiayer.<text:line-break/><text:line-break/>I] golem di cristallo attacca solo se Urlon gli ordina di<text:line-break/>farlo o se i personaggi attaccano lui o Urlon per primi.<text:line-break/><text:line-break/>Urlon non attacca i personaggi, a meno che non abbia<text:line-break/>altra scelta. Convinto che la sua superiore, Al’chaia, sia una<text:line-break/>despota inadatta al comando, cerca di usare i personaggi<text:line-break/>per eliminarla, Questo accade anche se i personaggi sono<text:line-break/>accompagnati dai githzerai del livello 15; a differenza della<text:line-break/>maggior parte dei githyanki, Urlon rispetta i githzerai e non<text:line-break/>li guarda con puro disprezzo.<text:line-break/><text:line-break/>Se i personaggi sono disposti ad ascoltarlo, Urlon<text:line-break/>racconta loro in Comune che Al’chaia custodisce due tomi<text:line-break/>magici in grado di potenziare la forza e l'intelletto in un<text:line-break/>forziere nei suoi alloggi sull’Asilo K']iir. Se i personaggi si<text:line-break/>affrono di uccidere Al'chaia, Urlon apre il portale nell’area<text:line-break/>11 per loro, ma non li accompagna, dato che così facendo<text:line-break/>vanificherebbe sicuramente ogni speranza di assumere il<text:line-break/>comantndo dopo la morte di Al’chaia. Non gli interessa se i<text:line-break/>personaggi conservano i libri magici di Al'chaia o no.<text:line-break/><text:line-break/>Per guadagnarsi la fiducia dei personaggi, Urlon<text:line-break/>risponde alle eventuali domande che potrebbero avere sullo<text:line-break/>stato attuale del Labirinto di Cristallo e dell’asteroide., Se<text:line-break/>i personaggi lo attaccano, Urlon si ritira su Porto Stellare<text:line-break/>tramite il portale nell’area 11, mentre il golem di cristallo<text:line-break/>gli copre la fuga.<text:line-break/><text:line-break/>TEsSORO<text:line-break/>Urlon ha con sé una verga di Porto Stellare (vedi “Verghe<text:line-break/>di Porto Stellare” a pagina 214), una serie di strumenti<text:line-break/>da costruttore e una bacchetta di cristallo verde {il suo<text:line-break/>focus arcano).<text:line-break/><text:line-break/>In mezzo ai teschi senza alcun valore, le componenti<text:line-break/>per incantesimi e i frammenti di cristallo sugli scaffali, è<text:line-break/>possibile trovare alcuni libri interessanti:<text:line-break/><text:line-break/>- Tra due reggilibri di cristallo rosso scolpiti a forma di<text:line-break/>drago rosso (250 mo al paio), sono custoditi sei volumi<text:line-break/>di un trattato di filosofia planare scritto in Comune e<text:line-break/>intitolato Lo Spectrum delle Convinzioni Multiversali,<text:line-break/>che esplora in dettaglio le filosofie cosmiche confliittuali<text:line-break/>di varie fazioni planari. Ogni volume vale 250 mo<text:line-break/>separatamente, mentre la serie completa vale 2.500 mo.<text:line-break/><text:line-break/>* Tre identici libri degli incantesimi di proprietà dei<text:line-break/>githyanki gish giacciono impilati l'uno sul’altro. Questi<text:line-break/>libri contengono gli incantesimi che Urlon e i gish suoi<text:line-break/>compagni preparano normalmente (vedi l’appendice<text:line-break/>A), più blocca persone, fabbricare, individuazione del<text:line-break/>magico, scudo e velocità.<text:line-break/><text:line-break/>1]1. PORTALE PER PORTO STELLARE<text:line-break/><text:line-break/>Le porte di cristallo di questa stanza sono chiuse a chiave<text:line-break/>magicamente, ma si aprono automaticamente per qualsiasi<text:line-break/>creatura che porti con sé una verga di Porto Stellare (vedi<text:line-break/><text:soft-page-break/>“Verghe di Porto Stellare” a pagina 214). Non ci sono<text:line-break/>serrature fisiche da poter scassinare, ma un incantesimo<text:line-break/>scassinare o una magia simile è in grado di aprirle.<text:line-break/><text:line-break/>Questa stanza contiene quanto segue:<text:line-break/><text:line-break/>Golem. Un golem di eristallo (vedi “Golem di Cristallo” a<text:line-break/>pagina 210) si erge in fondo alla sezione sud della stanza.<text:line-break/>Attacca qualsiasi creatura che non sia scortata da un<text:line-break/>githyanki, da un golemn di cristallo o da un drago rosso.<text:line-break/><text:line-break/>Portale per Porto Stellare. Nella sezione ovest della<text:line-break/>stanza, un arco di pietra incastonato di cristalli rossi<text:line-break/>luminescenti è incassato nella parete sud.<text:line-break/><text:line-break/>Piedistallo. Un piedistallo alto 90 cm poggia sul pavimento<text:line-break/>a 3 metri davanti all’arco. E fatto di cristalli rossi e in<text:line-break/>cima presenta un piccolo foro.<text:line-break/><text:line-break/>Insieme, l’arco e il piedistallo compongono un portale<text:line-break/>di teletrasporto. Il foro scavato in cima al piedistallo è<text:line-break/>largo 2,5 cm e profondo 15 cem. Quando una verga di<text:line-break/>Porto Stellare (vedi “Verghe di FPorto Stellare” a pagina<text:line-break/>214) viene inserita nel foro, la parete solida all'interno<text:line-break/>dell’arco scompare per 1 minuto, per lasciare il posto a<text:line-break/>un varco aperto che conduce all’area 12a. Questo portaile<text:line-break/>inagico rimane apetrto finché la verga resta al suo posto e<text:line-break/>si richiude 1 minuto dopo che la verga è stata rimossa dal<text:line-break/>piedistallo. Finché il portale è aperto, le creature in questa<text:line-break/>stanza possono vedere chiaramente l’area l12a e viceversa.<text:line-break/><text:line-break/>LIVELLO 16 | IL LABIRINTO DI CGCRISTALLO</text:p>
      <text:p text:style-name="P1"/>
      <text:p text:style-name="P1"/>
      <text:p text:style-name="P1"/>
      <text:p text:style-name="P1">@@@ 6 @@@</text:p>
      <text:p text:style-name="P1"/>
      <text:p text:style-name="P1"/>
      <text:p text:style-name="P1"/>
      <text:p text:style-name="P1">VERGHE DI PORTO STELLARE<text:line-break/><text:line-break/>Una verga di Porto Stellare è una verga di cristallo nero lunga<text:line-break/>30 cm che ha lo scopo di aprire il portale magico nell’area 11 e<text:line-break/>il suo portale corrispondente nell’area 12a. Una verga di Porto<text:line-break/>Stellare pesa 0,5 kg, irradia un’aura magica di evocazione, se<text:line-break/>esarninata tramite un incantesimo individuazione del magico, e<text:line-break/>non possiede altre capacità magiche.<text:line-break/><text:line-break/>— ’_<text:line-break/><text:line-break/>Il piedistallo e l’arco sono resistenti ai danni e i cristalli<text:line-break/>rossi incastonati nell'arco non possono essere rimossi. La<text:line-break/>prima volta che una creatura tenta di staccare un cristallo<text:line-break/>dall’arco, una runa antica casuale compare sopra il<text:line-break/>piedistallo, bersaglia una creatura casuale entro 18 metri da<text:line-break/>se stessa e poi scompare (vedi “Rune Antiche” a pagina 12).<text:line-break/>La runa antica va determinata casualmente pescando una<text:line-break/>carta dal Mazzo delle Rune Antiche (vedi l’appendice B).<text:line-break/><text:line-break/>PORTO STELLARE<text:line-break/><text:line-break/>Le descrizioni di tutte le aree di questo luogo fanno<text:line-break/>riferimento alla mappa 16.<text:line-break/><text:line-break/><text:soft-page-break/>L’asteroide noto come Porto Stellare che orbita attorno<text:line-break/>al pianeta Toril fu scavato dai draghi ed è soltanto uno<text:line-break/>delle centinaia di asteroidi che formano il campo chiamato<text:line-break/>le Lacrime di Selùne. Col passare dei secoli, numerosi<text:line-break/>illithid, maghi non morti e pirati spaziali si sono contesi e<text:line-break/>hanno ampliato le sale di Porto Stellare, ma l’asteroide era<text:line-break/>già abbandonato da tempo quando i githyanki e i draghi<text:line-break/>rossi loro alleati si sono stabiliti al suo interno. L'asteroide<text:line-break/>ha i tratti seguenti:<text:line-break/><text:line-break/>. Le restrizioni alla magia di Sottomonte non si applicano<text:line-break/>a Porto Stellare, dato che esso si trova al di fuori<text:line-break/>del dungeon.<text:line-break/><text:line-break/>* Le aree interne sono illuminate di luce intensa dagli<text:line-break/>incantesimi fiamma perenne lanciati sui vecchi sostegni<text:line-break/>per torce di pietra che sporgono dalle pareti.<text:line-break/><text:line-break/>. I tunnel hanno un soffitto arcuato alto 6 metri e le camere<text:line-break/>hanno un soffitto piatto alto 7,5 metri, tranne dove<text:line-break/>specificato diversamente. Le scale sono scolpite nella<text:line-break/>roccia viva, alte 9 metri e lunghe altrettanto. Le pareti<text:line-break/>e i soffitti sono di pietra lavorata irregolare, mentre i<text:line-break/>pavimenti sono lisci.<text:line-break/><text:line-break/>* L'asteroide genera magicamente aria respirabile che<text:line-break/>riempie gli interni di Porto Stellare e si estende per<text:line-break/>36 metri dall’asteroide. Oltre quel raggio, ha inizio<text:line-break/>il vuoto senz'aria dello spazio. Una creatura può<text:line-break/>sopravvivere nello spazio per un numero di round pari<text:line-break/>al suo modificatore di Costituzione (fino a un minimo di<text:line-break/>1 round) prima di morire.<text:line-break/><text:line-break/>. La temperatura all'interno della bolla d’aria dell’asteroide<text:line-break/>è di 21 gradi, tranne dove specificato diversamente.<text:line-break/><text:line-break/>- Un piano gravitazionale invisibile attraversa l’asteroide<text:line-break/>lungo l'equatore, come mostrato nella Vista in Sezione<text:line-break/>dell’asteroide sulla mappa 16. Le creature e gli oggetti<text:line-break/>all’interno della bolla d’aria dell’asteroide cadono verso<text:line-break/>questo piano gravitazionale. Le creature è gli oggetti<text:line-break/>all'interno dell’asteroide cadono verso il pavimento,<text:line-break/>normalmente.<text:line-break/><text:line-break/>« Non esistono punti cardinali (nord, sud, ovest o est) in<text:line-break/>Porto Stellare o nello spazio e le bussole non funzionano<text:line-break/>al suo interno.<text:line-break/><text:line-break/>Le creature possono spingersi nello spazio usando magie<text:line-break/>corme gli incantesimi volare, ma le ali e gli altri mezzi<text:line-break/>di propulsione comuni sono inutili nel vuoto, dove non<text:line-break/>c'È attrito.<text:line-break/><text:line-break/>LIVELLO 16 |'IL . LABIRINTO DI GRISTALLO<text:line-break/><text:line-break/>12. DOMINIO DEI DRrRAGHI<text:line-break/><text:line-break/>Ashtyrranthor e i suoi sei figli hanno tfatto dell’asteroide la<text:line-break/>loro dimora. La magia mantiene la temperatura a 48 gradi<text:line-break/>in tutte queste camere, una temperatura perfetta per i gusti<text:line-break/>dei draghi. Se i personaggi si trattengono in quest'area per<text:line-break/>più di 1 ora, subiscono gli effetti del caldo estremo (vedi il<text:line-break/>capitolo 5 della Dungeon Master's Guide).<text:line-break/><text:line-break/><text:soft-page-break/>]2A. PORTALE ARCUATO<text:line-break/><text:line-break/>Soffitto. Il soffitto a cupola di questa stanza è alto 9 metri.<text:line-break/><text:line-break/>Scaglie. Il pavimento è disseminato di scaglie di<text:line-break/>drago rosso.<text:line-break/><text:line-break/>Portale per il Labirinto di Cristallo. Un arco di pietra<text:line-break/>incastonato di cristalli rossi luminescenti è incassato<text:line-break/>nella parete di fondo di un’alcova.<text:line-break/><text:line-break/>Piedistallo. Un piedistallo alto 90 cm poggia sul pavimento<text:line-break/>a 3 metri davanti all’arco. È fatto di cristalli rossi e in<text:line-break/>cima presenta un piccolo foro.<text:line-break/><text:line-break/>Se si infila una verga di Porto Stellare (vedi il riquadro<text:line-break/>“Verghe di Porto Stellare”) nel foro sul piedistallo, si apre<text:line-break/>un varco all'interno dell’arco che conduce all’area 11. Sotto<text:line-break/>ogni altro aspetto, il piedistallo e l'arco sono identici a<text:line-break/>quelli dell’area 11.<text:line-break/><text:line-break/>Se un personaggio esamina le scaglie ed effettua con<text:line-break/>successo una prova di Intelligenza (Natura) con CD 15,<text:line-break/>capisce che le scaglie provengono da più proprietari. Molte<text:line-break/>sono state perse da un drago rosso adulto, mentre poche<text:line-break/>altre sono cadute da uno o più draghi rossi giovani.<text:line-break/><text:line-break/>12B. SANTUARIO DI TIAMAT<text:line-break/><text:line-break/>Arazzi. Due magnifici arazzi sono appesi alle pareti.<text:line-break/><text:line-break/>Incisione. I] pavimento è costituito per buona parte da un<text:line-break/>disco di pietra del diametro di 4,5 metri, su cui è incisa<text:line-break/>l'immagine stilizzata di Tiamat con le sue cinque teste di<text:line-break/>drago cromatico che esalano i loro soffi.<text:line-break/><text:line-break/>Un arazzo raffigura Tiamat che combatte con dodici<text:line-break/>giganti delle tempeste. L'altro mostra Tiamat che combatte<text:line-break/>con un vecchio barbuto e sanguinante, che indossa una<text:line-break/>tunica da mago ed è accompagnato da sette canarini dorati<text:line-break/>che volano intorno alla sua testa. Se un personaggio effettua<text:line-break/>con successo una prova di Intelligenza {Religione) con CD<text:line-break/>15, riconosce nel vecchio una rappresentazione di Bahamut,<text:line-break/>il dio dei draghi buoni, in forma umana e nei sette canarini i<text:line-break/>sette draghi d'oro suoi consiglieri, sotto metamorfosi.<text:line-break/><text:line-break/>Tesoro. Ogni arazzo misura 6 metri su un lato, pesa<text:line-break/>12,5 kg e vale 750 mo intatto.<text:line-break/><text:line-break/>12c. FALSO NIO<text:line-break/><text:line-break/>Cortina di Lava. Una cortina di lava larga 9 metri scende<text:line-break/>lungo una parete e si riversa in una pozza profonda<text:line-break/>30 cem, lunga 9 metri e larga 3 metri. Dietro la cortina<text:line-break/>di lava, si cela una portaà segreta che si collega all’area<text:line-break/>12d. I personaggi non possono aprire la porta segreta o<text:line-break/>attraversarla senza entrare in contatto con la lava.<text:line-break/><text:line-break/>Uova. Sei uova di drago maculate di rosso giacciono nella<text:line-break/>pozza di lava.<text:line-break/><text:line-break/>La cortina di lava è stata creata magicamente, ma non<text:line-break/>è magica di per sé. Una creatura che entra nella lava per<text:line-break/>la prima volta in un turno o vi inizia il suo turno subisce<text:line-break/><text:soft-page-break/>55 (10d10) danni da fuoco.<text:line-break/><text:line-break/>Ogni uovo è alto 1,2 metri, è cavo è pesa 250 kg. Se un<text:line-break/>personaggio ispeziona le uova attentamente ed effettua con<text:line-break/>successo una prova di Intelligenza (Indagare) con CD 12,<text:line-break/>capisceé che si tratta di uova false, fatte di pietra levigata.</text:p>
      <text:p text:style-name="P1"/>
      <text:p text:style-name="P1"/>
      <text:p text:style-name="P1"/>
      <text:p text:style-name="P1">@@@ 7 @@@</text:p>
      <text:p text:style-name="P1"/>
      <text:p text:style-name="P1"/>
      <text:p text:style-name="P1"/>
      <text:p text:style-name="P1">12D. NIDO pI DraGco<text:line-break/><text:line-break/>Pozza di Lava. L'intero pavimento è una pozza di lava<text:line-break/>profonda 30 cm. La lava è creata magicamente, ma non<text:line-break/>è magica di per sé. Se una creatura entra nella pozza di<text:line-break/>lava per la prima volta in un turno o vi inizia il proprio<text:line-break/>turno subisce 55 (10d10) danni da fuoco.<text:line-break/><text:line-break/>Uova. Un uovo di drago maculato di rosso giace nella lava,<text:line-break/>vicino alla parete curva della camera.<text:line-break/><text:line-break/>L'uovo di drago rosso è alto 1,2 metri e pesa 125 kg. Per<text:line-break/>schiudersi senza rischi, l'uovo deve passare altri sei mesi<text:line-break/>in un ambiente di calore estremo. Quando l'uovo si schiude,<text:line-break/>ne esce un drago rosso cucciolo, fedele soltanto a se<text:line-break/>stesso. Se i personaggi rubano l'uovo, Ashtyrranthor e ogni<text:line-break/>altro drago della sua stirpe daranno la caccia ai personaggi<text:line-break/>finché non avranno recuperato l'uovo.<text:line-break/><text:line-break/>1]2E. FALSO TESORO<text:line-break/><text:line-break/>Un rumore forte in quest'’area mette in allerta gli occupanti<text:line-break/>delle aree 12f e 13, che restano dove si trovano, ma non<text:line-break/>saranno sorpresi.<text:line-break/><text:line-break/>Illusione. Un cumulo largo 6 metri e alto 1,2 metri di<text:line-break/>monete, gioielli e oggetti d’arte giace sul pavimento,<text:line-break/>nell’area quadrata con lato di 6 metri contrassegnata<text:line-break/>sulla mappa 16. Îl cumulo del tesoro è un'illusione<text:line-break/>che può essere dissolta (CD 16). Un incantesimo<text:line-break/>individuazione del magico ne rivela la natura illusoria.<text:line-break/>Il tesoro è intangibile, quindi ogni interazione fisica con<text:line-break/>esso rivela che si tratta di un'illusione.<text:line-break/><text:line-break/>Scaglie. I] pavimento attorno al tesoro è disseminato di<text:line-break/>scaglie di drago rosso cadute dopo la muta.<text:line-break/><text:line-break/>Statue. Due statue dorate, alte 6 metri e raffiguranti due<text:line-break/>draghi di tipo ignoto, si ergono lungo una parete.<text:line-break/><text:line-break/>] personaggi che esaminano le scaglie capiscono che<text:line-break/>appartenevano a un drago rosso. Se un personaggio effettua<text:line-break/>con successo una prova di Intelligenza { Natura) con CD 15,<text:line-break/>capisce che le scaglie provengono da più proprietari. Molte<text:line-break/>sono state perse da un drago rosso adulto, mentre poche<text:line-break/>altre sono cadute da uno o più draghi rossi giovani.<text:line-break/><text:line-break/>Le antiche statue testimoniano che questa camera fu<text:line-break/>creata da creature draconiche sconosciute. Sono resistenti<text:line-break/>ai danni, cosa che impedisce a chiunque di rimuovere la<text:line-break/>loro placcatura dorata.<text:line-break/><text:soft-page-break/><text:line-break/>12F. TESORO DEI DRAGHI<text:line-break/><text:line-break/>I personaggi sentono provenire da questa caverna di<text:line-break/>pietra grezza le note di un liuto (vedi l’area 13). La caverna<text:line-break/>contiene quanto segue:<text:line-break/><text:line-break/>Tesoro. Questa camera è occupata da un enorme cumulo<text:line-break/>di monete e di gemme. Sotto questo cumulo dormono<text:line-break/>due draghi rossi giovani di nome Blazutranc e<text:line-break/>Meteoranzym.<text:line-break/><text:line-break/>Tunnel. Un vasto tunnel disseminato di scaglie di drago<text:line-break/>rosso sfocia sulla superficie esterna dell’asteroide e va<text:line-break/>a formare un'ampia cornice da cui si gode una vista del<text:line-break/>pianeta lToril,<text:line-break/><text:line-break/>Blazutranc e Meteoranzym sonnecchiano sotto il<text:line-break/>cumulo del tesoro, Se i personaggi si avvicinano senza fare<text:line-break/>rumore ed effettuano con successo una prova di Saggezza<text:line-break/>(Percezione) con CD 14, notano le scaglie rosse dei draghi<text:line-break/>che scintillano sotto il tesoro. Quando diventano consapevoli<text:line-break/>degli intrusi, i draghi combattono finché uno di loro non<text:line-break/>scende a 60 punti ferita, nel qual caso entrambi lasciano<text:line-break/>l’asteroide per mettersi in cerca della madre, Ashtyrranthor.<text:line-break/><text:line-break/>Tesoro. Il tesoro è composto da 249.280 mr, 121.472 ma,<text:line-break/>11.302 me, 6.025 mo, 200 mp, due ambre (100 mo<text:line-break/>ciascuna), quattro rami di corallo (250 mo ciascuno), due<text:line-break/><text:line-break/>spinelli (100 mo ciascuno), tre eliotropie (50 mo ciascuna),<text:line-break/>cinque ematiti (10 mo ciascuna), un vecchio dipinto di un<text:line-break/>nano minatore (25 mo) e una maschera a forma di muso<text:line-break/>d’orso fatta di giada (250 mo).<text:line-break/><text:line-break/>]3. ALLOGGI DI JERÀTI-I<text:line-break/><text:line-break/>Se i personaggi sentono le note del liuto provenire dall’area<text:line-break/>12f, possono seguire la musica fino a questa camera, che<text:line-break/>contiene quanto segue:<text:line-break/><text:line-break/>Jerath. Jerath, un githyanki cavaliere cieco e privo di<text:line-break/>armatura (CA 12), è seduto su una sedia a suonare il<text:line-break/>liuto. Ha appoggiato il suo spadone contro una parete, a<text:line-break/>portata di mano.<text:line-break/><text:line-break/>Mobili. Un letto dalla struttura in legno finemente lavorata<text:line-break/>è stato collocato lungo una parete, di fronte a quattro<text:line-break/>feritoie alte 60 cm e larghe 15 cm. Sbirciando attraverso<text:line-break/>le feritoie, è possibile vedere il vuoto stellato dello<text:line-break/>spazio esterno.<text:line-break/><text:line-break/>Jerath perse la vista durante lo scontro con l'ulitharid<text:line-break/>esibito nell’area 9. Salvò la vita di Ashtyrranthor quando<text:line-break/>lei era una cucciola e il drago a sua volta si prese cura<text:line-break/>di lui dopo il suo ferimento. I personaggi che parlano il<text:line-break/>Gith ed effettuano con successo una prova di Carisma<text:line-break/>(Inganno) con CD 12 possono convincere Jerath che sono<text:line-break/>dei githyanki. Jerath condivide qualsiasi informazione<text:line-break/>conosciuta con gli altri githyanki, inclusa la planimetria di<text:line-break/>Porto Stellare, la frustrazione che affligge il giovane drago<text:line-break/>Infernexus e la crudeltà di Al'chaia.<text:line-break/><text:line-break/>SeE Jerath non crede che i personaggi siano githyanki, cerca<text:line-break/><text:soft-page-break/>di trattenerli in quest'area conversando con loro o intonando<text:line-break/>una canzone. Sa che Ashtyrranthor passa strisciando davanti<text:line-break/>alle feritoie ogni 10 minuti circa per controllarlo. Se vede o<text:line-break/>fiuta degli intrusi in compagnia di Jerath, si precipita nell’area<text:line-break/>12f, si fa strada fin quaggiù e li elimina.<text:line-break/><text:line-break/>]4. ALLOGGI DI INFERNEXUS<text:line-break/><text:line-break/>ii i-<text:line-break/><text:line-break/>Îl più scontento della nidiata di Ashtyrranthor, un drago<text:line-break/>rosso giovane di nome Infernexus, ha rivendicato questa<text:line-break/>stanza come sua tana. Îl drago dorme lungo la parete di<text:line-break/>fondo, sotto quattro feritoie alte 60 cm e larghe 15 cm che<text:line-break/>si affacciano sul vuoto stellato.<text:line-break/><text:line-break/>Il figlio più giovane di Ashtyrranthor odia la vita su Porto<text:line-break/>Stellare. E impaziente di andarsene dall’asteroide e di<text:line-break/>iniziare una vita da solo, ma sua madre insiste affinché sia<text:line-break/>d’'aiuto ai githyanki e così trascorre buona parte del suo<text:line-break/>tempo in quest'area a dormire o a fissare cupamente lo<text:line-break/>spazio esterno,.<text:line-break/><text:line-break/>Se i personaggi non lo attaccano immediatamente,<text:line-break/>Infernexus propone loro un patto: li aiuterà a raggiungere<text:line-break/>i loro obiettivi qui sull’asteroide, se loro promettono di<text:line-break/>uccidere sua madre e aiutarlo a farsi una tana personale<text:line-break/>a Sottomonte. È molto schizzinoso e ritiene adatte a<text:line-break/>lui soltanto le Caverne Contorte (il livello 4). Se il patto<text:line-break/>è stretto, Infernexus diventa un fedele compagno dei<text:line-break/>personaggi per 1d10 giorni. Ma se per allora non lo<text:line-break/>avranno condotto alle Caverne Contorte, il drago li tradirà.<text:line-break/><text:line-break/>Se i personaggi attaccano Infernexus o rifiutano di<text:line-break/>stringere un patto con lui, il drago combatte finché non<text:line-break/>scende a 100 punti ferita o meno. In quel caso, grida per<text:line-break/>chiamare sua madre, che sente il richiamo e arriva alle<text:line-break/>feritoie 1d4 + 1 round dopo.<text:line-break/><text:line-break/>]5. GITHYANKI IN ADDESTRAMENIQ_<text:line-break/><text:line-break/>I piccoli githyanki vengono portati all'asilo per crescere,<text:line-break/>addestrarsi e studiare all’interno di questo complesso<text:line-break/>di caverne.<text:line-break/><text:line-break/>LIVELLO 16 | TL LABIRINTO DI CRISTALLO</text:p>
      <text:p text:style-name="P1"/>
      <text:p text:style-name="P1"/>
      <text:p text:style-name="P1"/>
      <text:p text:style-name="P1">@@@ 8 @@@</text:p>
      <text:p text:style-name="P1"/>
      <text:p text:style-name="P1"/>
      <text:p text:style-name="P1"/>
      <text:p text:style-name="P1">AN<text:line-break/><text:line-break/>1]5A. AREA DI ADDESTRAMENTO<text:line-break/><text:line-break/>Se i personaggi fanno rumore in quest’area, il githyanki<text:line-break/>cavaliere nell’area 15b accorre a indagare. Questa caverna<text:line-break/>ha i tratti seguenti:<text:line-break/><text:line-break/>Manichini di Paglia. Dei manichini di paglia rozzamente<text:line-break/>costruiti per assomigliare a mind flayer si ergono al<text:line-break/>centro della stanza.<text:line-break/><text:soft-page-break/><text:line-break/>Apparato. Un grosso apparato da scalata fatto di acciaio<text:line-break/>nero è stato montato lungo una parete.<text:line-break/><text:line-break/>Iscrizioni. Il resto delle pareti è coperto da iscrizioni in<text:line-break/>Gith che narrano i crimini perpetrati dai githzerai e dai<text:line-break/>mind flayer contro i githyanki.<text:line-break/><text:line-break/>I manichini di paglia sono usati nelle esercitazioni di<text:line-break/>combattimento. Ognuno è un oggetto Medio con CA 10,<text:line-break/>10 punti ferita, immunità ai danni psichici e da veleno e<text:line-break/>vulnerabilità ai danni da fuoco.<text:line-break/><text:line-break/>]15B. ALLOGGI DEL TUTORE<text:line-break/>Un githyanki cavaliere di nome Kaaltav risiede in quest'area.<text:line-break/>Se non è stato messo in allerta, il cavaliere dorme su un letto<text:line-break/>a baldacchino e si sveglia se sente un rumore forte. Se messo<text:line-break/>in allerta, raggiunge l’area 15a per impedire agli intrusi di fare<text:line-break/>del male ai bambini nell’area 15c.<text:line-break/><text:line-break/>Tesoro. L’armatura completa di Kaaltav è incastonata di<text:line-break/>sei zirconi (50 mo ciascuna) e sei granati viola (100 mo l’una).<text:line-break/><text:line-break/>]5C. ALLOGGI DEI GITHYANKI<text:line-break/><text:line-break/>Venti githyanki bambini (non combattenti) dormono in<text:line-break/>piccoli letti dalle strutture in pietra presenti in questa<text:line-break/>stanza. Se qualcuno si muove all'interno della stanza ne<text:line-break/>sveglia 1d6, che vedono i personaggi e lanciano un grido di<text:line-break/>allarme. Il githyanki cavaliere nell’area 15b arriva 1 round<text:line-break/>dopo, quando anche gli altri bambini si svegliano. Mentre il<text:line-break/>cavaliere combatte contro i personaggi, i piccoli githyanki<text:line-break/>fuggono per tutto l’asilo e danno l'allarme.<text:line-break/><text:line-break/>16. VIVAIO<text:line-break/><text:line-break/>I githyanki neonati vengono portati all’asilo poco dopo<text:line-break/>la nascita e svezzati in questo vivaio finché non saranno<text:line-break/>abbastanza grandi da intraprendere l’addestramento.<text:line-break/><text:line-break/>16A. CULLE<text:line-break/><text:line-break/>Bambini. Quaranta githyanki neonati (non combattenti)<text:line-break/>dormono in culle di cristallo disposte in cinque<text:line-break/>file da otto.<text:line-break/><text:line-break/>Feritoie. Quattro feritoie alte 60 cm e larghe 15 cm si<text:line-break/>affacciano sul vuoto stellato dello spazio esterno.<text:line-break/><text:line-break/>Una creatura che si muove in questa camera deve<text:line-break/>effettuare con successo una prova di Destrezza (Furtività)<text:line-break/>con CD 10 per evitare di svegliare i neonati addormentati.<text:line-break/>In caso di fallimento, o se qualcuno fa rumore in<text:line-break/>quest'area, i githyanki neonati sì svegliano e iniziano a<text:line-break/>piangere. Entrambi i githyanki cavalieri nell’area 16b<text:line-break/>accorrono rapidamente per indagare.<text:line-break/><text:line-break/>Ashtyrranthor arriva strisciando alle feritoie una volta<text:line-break/>ogni 10 minuti per controllare l’area. Se avvista degli<text:line-break/>intrusi, ma sembra che i githyanki neonati siano sani e<text:line-break/>salvi, evita di attaccarli nel timore di danneggiare i piccoli.<text:line-break/>Non appena gli intrusi si spostano in un'altra area di Porto<text:line-break/>Stellare, il drago usa la sua magia o la sua velocità di<text:line-break/>scavare per entrare nell’asteroide e attaccarli.<text:line-break/><text:soft-page-break/><text:line-break/>16B. GUARDIANI DEL VIVAIO<text:line-break/><text:line-break/>Due githyanki cavalieri, un maschio di nome Ir'rigo e<text:line-break/>una femmina di nome Kritinaya, dormono nei loro letti di<text:line-break/>legno disposti contro le pareti. Basta un rumore forte per<text:line-break/><text:line-break/>LIVELLO 16 | TL LABIRINTO DI CRISTALLO<text:line-break/><text:line-break/>svegliare i cavalieri, che combatteranno fino alla morte<text:line-break/>contro gli intrusi.<text:line-break/><text:line-break/>Tesoro. L'armatura completa di Irtrigo è incastonata<text:line-break/>con sei corniole arancioni (50 mo ciascuna) è sei ametiste<text:line-break/>(100 mo ciascuna). L'armatura completa di Kritinaya è<text:line-break/>incastonata con otto lapislazzuli (50 mo ciascuno) e due<text:line-break/>spinelli blu (500 mo ciascuno).<text:line-break/><text:line-break/>17. MAGHI DELLA GUERRA<text:line-break/><text:line-break/>I gish vivono e si addestrano in questa sezione<text:line-break/>dell'Asilo K’'liir.<text:line-break/><text:line-break/>]7A. STUDIO DEI GISH<text:line-break/><text:line-break/>Mobili. Sei poltrone imbottite formano un cerchio attorno a<text:line-break/>urn braciere di fiamme violacee al centro della stanza,<text:line-break/><text:line-break/>Gish. Una githyanki gish (vedi l'appendice A) di nome<text:line-break/>Vheza è seduta su una poltrona e legge un libro.<text:line-break/><text:line-break/>Se Vheza nota gli intrusi, fugge nell'area 17b col suo libro<text:line-break/>e cerca di difendersi come può in quell’area.<text:line-break/><text:line-break/>Tesoro. I] libro che Vheza sta leggendo è scritto in Gith<text:line-break/>ed è intitolato L'Ascensione di Vlaakith. Narra dell'’ascesa<text:line-break/>al potere di Vlaakith la Regina-Lich nella società dei<text:line-break/>githyanki e ipotizza che la sua sovranità assoluta sarebbe<text:line-break/>stata impossibile se non avesse padroneggiato la magia<text:line-break/>arcana. I] libro sottolinea inoltre l'importanza della magia<text:line-break/>accademica come strumento a disposizione dei githyanki<text:line-break/>per sconfiggere 1 loro nemici e conquistare il multiverso. Il<text:line-break/>tomo vale 50 mo.<text:line-break/><text:line-break/>17B. ALLOGGI DEI GISH<text:line-break/><text:line-break/>Letti. Sei letti con la struttura di metallo bianco sono<text:line-break/>disposti in fila al centro di questa stanza dalle pareti in<text:line-break/>pietra prezza.<text:line-break/><text:line-break/>Gish. Due githyanki gish femmine (vedi l’appendice A) di<text:line-break/>nome Evir e Hraznin sono sedute sui letti e discutono<text:line-break/>di alcune sottigliezze di magia. Ogni gish è dotata di un<text:line-break/>globo di cristallo, che usa come focus arcano, e tcombatte<text:line-break/>fino alla morte.<text:line-break/><text:line-break/>Feritoie. Quattro feritoie alte 60 cm e larghe 15 cm offrono<text:line-break/>una spettacolare vista sulle stelle, sul pianeta Toril e di<text:line-break/>tanto in tanto su un'alba spettacolare.<text:line-break/><text:line-break/>17C. CAMPO DI ADDESTRAMENTO ARCANO<text:line-break/><text:line-break/>] resti anneriti di alcuni manichini di paglia agghindati per<text:line-break/>assomigliare agli illithid giacciono sul pavimento di questa<text:line-break/><text:soft-page-break/>stanza ottagonale dalle pareti in pietra grezza. Le bruciature<text:line-break/>lasciate dagli incantesimi di addestramento coprono buona<text:line-break/>parte delle pareti, del pavimento e del soffitto.<text:line-break/><text:line-break/>]18. BIBLIOTECA<text:line-break/><text:line-break/>I githyanki possiedono una modesta biblioteca composta<text:line-break/>da libri è mappe custoditi su scaffali di pietra scavati nelle<text:line-break/>pareti dell’asteroide. Gli scaffali vanno dal pavimento al<text:line-break/>soffitto alto 4,5 metri di ogni camera. La maggior parte dei<text:line-break/>githyanki usa mano magica per raggiungere le mensole più<text:line-break/>alte, ma un personaggio può scalare gli scaffali effettuando<text:line-break/>con successo una prova di Forza (Atletica) con CD 12.<text:line-break/><text:line-break/>]8A. RACCOLTE DI LIBRI<text:line-break/><text:line-break/>Le pareti di questa caverna e delle due colonne che<text:line-break/>sorreggono il soffitto sono ricoperte di libri. Tutti i volumi<text:line-break/>custoditi in quest’area sono scritti in Gith e narrano le<text:line-break/>numerose battaglie che j githyanki hanno combattuto contro<text:line-break/>illithid e githzerai (vedi la sezione “Gith” nel Monster Manual).</text:p>
      <text:p text:style-name="P1"/>
      <text:p text:style-name="P1"/>
      <text:p text:style-name="P1"/>
      <text:p text:style-name="P1">@@@ 9 @@@</text:p>
      <text:p text:style-name="P1"/>
      <text:p text:style-name="P1"/>
      <text:p text:style-name="P1"/>
      <text:p text:style-name="P1">18B. SALA DELLE MAPPE<text:line-break/><text:line-break/>Gli scaffali lungo lé pareti di questa caverna sono carichi di<text:line-break/>cilindri di cuoio e d'’osso che contengono mappe di vari luoghi<text:line-break/>planari e piccoli dungeon senza nome. Se un personaggio<text:line-break/>ispeziona le mappe per 1 ora ed effettua con successo tuna<text:line-break/>prova di Intelligenza (Indagare) con CD 15, trova una mappa<text:line-break/>recentemente aggiornata di Porto Stellare, anche se alle<text:line-break/>stanze dell’asteroide non è associato alcun nome.<text:line-break/><text:line-break/>18C. SALA DI LETTURA<text:line-break/><text:line-break/>Due poltrone imbottite in questa camera dalle pareti in pietra<text:line-break/>grezza sono orientate verso una fila di feritoie alte 60 èm e<text:line-break/>larghe 15 cm, da cui si intravede il vuoto dello spazio.<text:line-break/><text:line-break/>]9. MAGJ-@ZZING<text:line-break/><text:line-break/>In quest'area, sono custodite le scorte di cibo, d'acqua e di<text:line-break/>altro tipo destinate agli occupanti dell’asilo.<text:line-break/><text:line-break/>19A. MOLO DI CARICO<text:line-break/><text:line-break/>Combattenti. Quattro githyanki combattenti sono<text:line-break/>impegnati a riordinare le casse e a prelevare del cibo<text:line-break/>da portare in cucina. Attaccano in reazione a qualsiasi<text:line-break/>minaccia o attività sospetta. Se due githyanki cadono, i<text:line-break/>sopravvissuti si ritirano nell’area 21.<text:line-break/><text:line-break/>Contenitori. In giro per la stanza, sono stati impilati<text:line-break/>quaranta barili d'acqua fresca è quaranta casse di cibo<text:line-break/>non deperibile.<text:line-break/><text:line-break/>Travi. Due solide travi di legno sono state appoggiate nel<text:line-break/>tratto di parete compreso tra due doppie porte.<text:line-break/><text:line-break/><text:soft-page-break/>Le casse di cibò misurano 60 cm per lato è pesano 25 kg.<text:line-break/>] barili d’acqua sono alti 1,2 metri e pesano 250 kg l'uno.<text:line-break/>Con un'azione, una creatura può effettuare una prova di<text:line-break/>Forza con CD 22 per tentare di rovesciare una pila di casse<text:line-break/>o di barili. In caso di successo, si innesca un effetto domnino<text:line-break/>che fa crollare tutte le pile. Ogni creatura che si trova sul<text:line-break/>pavimento della stanza quando le pile crollano deve superare<text:line-break/>un tiro salvezza su Destrezza con CD 15, altrimenti subirà<text:line-break/>11 (2d10) danni contundenti e cadrà a terra prona.<text:line-break/><text:line-break/>Le travi possono essere usate per sbarrare le doppie<text:line-break/>porte dall’interno (una misura di difesa da attuare nel caso<text:line-break/>l'asteroide sia attaccato da creature in grado di viaggiare<text:line-break/>nello spazio). Ogni trave è lunga 2,4 metri e pesa 125 kg.<text:line-break/>Una volta sbarrate, le doppie porte possono essere aperte<text:line-break/>con la forza soltanto da una macchina d'assedio o da una<text:line-break/>creatura dotata del tratto Mostro da Assedio.<text:line-break/><text:line-break/>19B. DEPOSITO CONGELATO<text:line-break/>Quest'arca si estende sotto l'area 18b, come indicato sulla<text:line-break/>mappa. Un'interdizione magica mantiene la temperatura<text:line-break/>in quest'area a 12 gradi. Se i personaggi rimangono in<text:line-break/>quest’area per più di 1 ora, subiscono gli effetti del freddo<text:line-break/>estremo (vedi il capitolo 5 della Dungeon Master’'s Guide).<text:line-break/>I githyanki conservano in quest'area dodici casse, piene<text:line-break/>di prodotti alimentari e carne fresca, impilate in due file da<text:line-break/>Sei. Ogni cassa misura 60 cm per lato è pesa 25 kg.<text:line-break/>Le derrate alimentari provengono da mondi remoti e<text:line-break/>risultano insolite allàa maggior parte della popolazione<text:line-break/>di Toril. Le etichette scritte in Gith rivelano i contenuti<text:line-break/>più saporiti delle casse, come germogli di rampicante<text:line-break/>dell'infinito, radici della rovina di H'catha, lingue di aartuk,<text:line-break/>caviglie di criceto spaziale gigante, carne secca di mortiss,<text:line-break/>sanguisughe candite sottaceto e bistecche di pesce palla.<text:line-break/><text:line-break/>20. MonLo<text:line-break/><text:line-break/>Questo molo di pietra è stato scavato all'interno<text:line-break/>dell’asteroide. Nonostante la sua età incalcolabile, è<text:line-break/>solido e sicuro. Dato che il molo è costruito lungo il<text:line-break/><text:line-break/>piano gravitazionale dell'asteroide, le creature possono<text:line-break/>campminare sia sul suo lato inferiore che sul suo lato<text:line-break/>superiore. L'esperienza di camminare sul molo a testa in<text:line-break/>giù con il pianeta Toril che incombe sotto l'asteroide può<text:line-break/>essere disorientante.<text:line-break/><text:line-break/>L'aria attorno al molo non è diversa dall’aria dell’asteroide<text:line-break/>e la temperatura in quest'area è di 21 gradi. Tutto questo<text:line-break/>cambia se qualcuno esce dalla bolla d'aria dell’asteroide,<text:line-break/>dove lo attende il vuoto inospitale dello spazio.<text:line-break/><text:line-break/>ASHTYRRANTHOR ATTACCA!<text:line-break/><text:line-break/>Îl drago rosso adulto Ashtyrranthor pattuglia l’esterno<text:line-break/>dell’asteroide, mantenendosi all'interno della sua bolla<text:line-break/>d'aria. Se i personaggi rimangono nel molo per più di<text:line-break/><text:line-break/>10 minuti o fanno rumore finché si trovano in quest’area,<text:line-break/>Ashtyrranthor li nota e plana su di loro per sterminanrli.<text:line-break/><text:line-break/>NAVI IN ARRIVO<text:line-break/><text:line-break/>I vascelli spaziali attraccano qui quando consegnano le<text:line-break/><text:soft-page-break/>scorte agli abitanti di Porto Stellare. Non c'è alcuna nave al<text:line-break/>imnolo quando i personaggi si trovano sull’asteroide.<text:line-break/><text:line-break/>Se il DM desidera espandere le avventure dei personaggi<text:line-break/>all’estremo, una nave astrale githyanki o un vascello<text:line-break/>spelljammer potrebbe arrivare a Porto Stellare mentre i<text:line-break/>personaggi lo stanno esplorando. Spetta al DM decidere<text:line-break/>dove sia diretta una nave del genere.<text:line-break/><text:line-break/>2]1. ALLOGGI DEI COMBATTENTI<text:line-break/><text:line-break/>] githyanki combattenti vivono e si addestrano in quest'area.<text:line-break/><text:line-break/>21A. POSTAZIONE DI GUARDIA<text:line-break/><text:line-break/>Un githyanki cavaliere di nome Raajna e la sua cavalcatura,<text:line-break/>uri drago rosso giovane femmina di nome Smoakcant,<text:line-break/>sono di servizio in quest'area. 5i occupano di tenere in riga<text:line-break/>i combattenti e di difendere il vivaio (area 16), Se non sono<text:line-break/>stati messi in allerta dall'arrivo dei personaggi, i due parlano<text:line-break/>in Draconico, discutendo qual è il modo migliore di torturare<text:line-break/>i nuovi prigionieri mind flayer. Il githyanki e il drago<text:line-break/>combattono contro gli intrusi fino alla morte.<text:line-break/><text:line-break/>Tesoro. L'armatura completa di Raajna è incastonata con<text:line-break/>sei spinelli rossi (100 mo ciascuno) e due peridoti (500 mo<text:line-break/>ciascuno).<text:line-break/><text:line-break/>2]B. ALLOGGI DEI COMBATTENTI<text:line-break/><text:line-break/>Quest’area si estende sotto l’area 22, come indicato sulla<text:line-break/>mappa 16. Questa camera dalle pareti in pietra grezza<text:line-break/>contiene quanto segue:<text:line-break/><text:line-break/>Combattenti. Dieci githyanki combattenti (cinque<text:line-break/>femmine e cinque maschi) risiedono in quest'area. Se<text:line-break/>non sono stati messi in allerta, la metà di loro dorme<text:line-break/>quando i personaggi arrivano. Gli altri giocano agli<text:line-break/>Scacchi dei Draghi o conversano nella loro lingua<text:line-break/>d'’origine.<text:line-break/><text:line-break/>Mobili. Quindici brandine di legno sono disposte in tre<text:line-break/>file da cinque nella parte più stretta della stanza. Sei<text:line-break/>tavoli rotondi, ognuno circondato da cinque sedie, sono<text:line-break/>posizionati nell’area più larga.<text:line-break/><text:line-break/>Botola Segreta. Una botola segreta situata sul soffitto<text:line-break/>alto 9 metri conduce all'area 22. La botola è una lastra<text:line-break/>di pietra quadrata con lato di 90 cm; per sollevarla è<text:line-break/>necessario effettuare con successo una prova di Forza<text:line-break/>(Atletica) con CD 13.<text:line-break/><text:line-break/>I githyanki combattono con gli intrusi finché sei o più dei<text:line-break/>loro non cadono. I combattenti restanti si ritirano allora<text:line-break/>nell'area 27. I] githyanki cavaliere e il drago rosso nell'area<text:line-break/>2la accorrono a indagare, nel caso di un combattimento o<text:line-break/>di disordini di altro tipo in quest'area.<text:line-break/><text:line-break/>LIVELLO 16 | TL LABTIRINTO DI GRISTALLO</text:p>
      <text:p text:style-name="P1"/>
      <text:p text:style-name="P1"/>
      <text:p text:style-name="P1"/>
      <text:p text:style-name="P1">@@@ 10 @@@</text:p>
      <text:p text:style-name="P1"/>
      <text:p text:style-name="P1"><text:soft-page-break/></text:p>
      <text:p text:style-name="P1"/>
      <text:p text:style-name="P1">Tesoro. Ci sono cinque set di Scacchi dei Draghi in<text:line-break/>quest'area. Opgnuno è composto da pedine di cristallo<text:line-break/>trasparente e vale 250 mo.<text:line-break/><text:line-break/>22. ALLOGGI DI AL'CHAIA<text:line-break/><text:line-break/>Al'chaia comanda le forze dei githyanki nel Labirinto di<text:line-break/>Cristallo e nell’Asilo K'1iir. Questa stanza è il suo alloggio<text:line-break/>personale e contiene quanto segue:<text:line-break/><text:line-break/>Al’chaia. Al’chaia, una githyanki cavaliera con 140 punti<text:line-break/>ferita, sta in piedi davanti a una tavola rotonda del<text:line-break/>diametro di 1,5 metri al centro della stanza ed esamina<text:line-break/>i rapporti stilati in Gith che documentano gli scontri<text:line-break/>recenti con i mind flayer sul livello 17.<text:line-break/><text:line-break/>Drago. Zolcharrx, un drago rosso giovane femmina,<text:line-break/>riposa raggomitolata in un angolo della stanza,<text:line-break/>osservando stancamente A]l'chaia.<text:line-break/><text:line-break/>Mobili. Un enorme letto a baldacchino è stato collocato<text:line-break/>contro una parete, accanto a un piccolo forziere nero<text:line-break/>di metallo luccicante (vedi “Tesoro” più sotto). Sulle<text:line-break/>altre pareti, sono appese le teste di tredici mind flayer<text:line-break/>impagliati.<text:line-break/><text:line-break/>Botola Segreta. Una botola segreta situata sul pavimento<text:line-break/>sotto il tavolo si apre nel soffitto dell’area 21b. La botola<text:line-break/>è una lastra di pietra quadrata con lato di 90 cm; per<text:line-break/><text:line-break/>sollevarla è necessario effettuare con succeésso una prova<text:line-break/>di Forza (Atletica) con CD 13.<text:line-break/><text:line-break/>Î personaggi possono evitare un combattimento<text:line-break/>in quest'area se informano rapidamente Al'chaia, in<text:line-break/>Draconico o in Gith, che Urlon (vedi l’area 10) la vuole<text:line-break/>morta. Al’chaia li ringrazia per l'informazione, poi promette<text:line-break/>loro un transito sicuro sulla via del ritorno e attraverso<text:line-break/>il Labirinto di Cristallo, purché lascino l’Asilo K'liir non<text:line-break/>appena completeranno “una piccola missione” per lei.<text:line-break/><text:line-break/>Se i personaggi esitano ad accettare i suoi termini, Al'chaia<text:line-break/>offre loro un manuale dell'esercizio fisico o un tomo del nitido<text:line-break/>pensiero se riescono a ottenere ulteriori informazioni dal<text:line-break/>suo githzerai prigioniero, Ezria. Nello specifico, vuole sapere<text:line-break/>perché si trova a Sottomonte e quanti altri githzerai sono con<text:line-break/>lui. Una prova di Saggezza (Intuizione) con CD 19 effettuata<text:line-break/>con successo rivela che Al'chaia non ha alcuna intenzione di<text:line-break/>mantenere la sua parte del patto.<text:line-break/><text:line-break/>Sei personaggi accettano di interrogare Ezria, Al'chaia<text:line-break/>e Zolcharrx li scortano fino alla prigione (area 29b) per<text:line-break/>incontrare il prigioniero. Se i personaggi ottengono le<text:line-break/>informazioni richieste da Al’chaia, quest’ultima e Zolcharrx<text:line-break/>accompagnano i personaggi dalla prigione all'area 20, dove<text:line-break/>Al’chaia finge che siano custoditi i suoi libri. Poi lancia<text:line-break/>un grido per avvertire Ashtyrranthor e attacca assieme a<text:line-break/>Zolcharrx. Ashtyrranthor si unisce allo scontro 1d4 + 1<text:line-break/>round dopo.<text:line-break/><text:line-break/>Al'chaia combatte finché non scende a 90 punti ferita o<text:line-break/>meno, poi fugge. Zolcharrx, fedele fino in fondo, combatte<text:line-break/><text:soft-page-break/>fino alla morte per coprire la fuga di Al’chaia.<text:line-break/><text:line-break/>I personaggi che capiscono il linguaggio Gith possono<text:line-break/>tradurre i rapporti di battaglia in possesso di Al'chaia<text:line-break/>effettuando con successo una prova di Intelligenza<text:line-break/>(Indagare) con CD 15. Questo rivela quanti githyanki sono<text:line-break/>attualmente stanziati sul livello 17 di Sottomonte, nonché i<text:line-break/>nomi dei capi githyanki su quel livello.<text:line-break/><text:line-break/>TEsSORO<text:line-break/>L'armatura completa di Al’chaia è incastonata con otto<text:line-break/>diaspri neri (50 mo ciascuno), otto tormaline rosse (100 mo<text:line-break/>ciascuna) e quattro topazi {500 mo ciascuno).<text:line-break/><text:line-break/>Il forziere è chiuso a chiave. Al'chaia nasconde la<text:line-break/>chiave nelle fauci simili a un orifizio della testa di mind<text:line-break/>flayer impagliato più vicina al forziere. Un personaggio<text:line-break/><text:line-break/>LIVELLO 16&amp; | IL GABIRINTO DI CRISTALLO<text:line-break/><text:line-break/>può scassinare la serratura usando gli arnesi da scasso<text:line-break/><text:line-break/>ed effettuando con successo una prova di Destrezza con<text:line-break/>CD 25 o aprire il forziere a viva forza effettuando con<text:line-break/>successo una prova di Forza (Atletica}) con CD 30. Anche<text:line-break/>un incantesimo scassinare o una magia simile sono in<text:line-break/>grado di aprirlo. Il forziere è un oggetto Piccolo con CA 19,<text:line-break/>22 punti ferita e immunità ai danni psichici e da veleno.<text:line-break/>Contiene 900 mo, un manuale dell’esercizio fisico, un<text:line-break/>tomo del nitido pensiero e una verga di Porto Stellare (vedi<text:line-break/>“Verghe di Porto Stellare” a pagina 214).<text:line-break/><text:line-break/>23. SALA DI OSSERVAZIONE<text:line-break/><text:line-break/>Questa stanza sgormbra è dotata di quattro feritoie alte<text:line-break/>60 cm e larghe 15 cm che si affacciano sullo spazio esterno.<text:line-break/>] githyanki osservano i vascelli in arrivo da qui.<text:line-break/><text:line-break/>Una botola segreta sul pavimento si apre nel soffitto<text:line-break/>dell’area 24, a 9 metri d’altezza dal pavimento di quella<text:line-break/>camera. La botola è una lastra di pietra quadrata con lato<text:line-break/>di 90 cm che può essere sollevata con una Forza singola 0<text:line-break/>combinata pari o superiore a 15.<text:line-break/><text:line-break/>24, ALLOGGI DEI CAVALIERI<text:line-break/><text:line-break/>Quest’area si estende sotto l'area 23, come indicato sulla<text:line-break/>mappa 16. Questa camera contiene quanto segue:<text:line-break/><text:line-break/>Cavalieri. Due githyanki cavalieri di nome Kr'rison e<text:line-break/>Vlaadric sono impegnati in una discussione che sembra<text:line-break/>in procinto di sfociare in una rissa.<text:line-break/><text:line-break/>Letti. Quattro letti con la struttura di pietra sono allineati<text:line-break/>lungo la parete sud.<text:line-break/><text:line-break/>Botola Segreta. Una botola segreta situata nel soffitto<text:line-break/>alto 9 metri conduce all’area 23. La botola è una lastra<text:line-break/>di pietra quadrata con lato di 90 cm; per sollevarla è<text:line-break/>necessario effettuare con successo una prova di Forza<text:line-break/>(Atletica) con CD 13.<text:line-break/><text:line-break/>Se i personaggi si avvicinano a quest’area senza mettere<text:line-break/>in allerta i githyanki, sentono i due discutere in Gith su<text:line-break/><text:soft-page-break/>chi di loro merita i “libri magici di Al’chaia”. Se attaccati,<text:line-break/>Kr'rison e Vlaadric combattono assieme finché uno dei due<text:line-break/>non cade, poi l'altro si ritira nell’area 27.<text:line-break/><text:line-break/>TESORO<text:line-break/><text:line-break/>L'armatura completa di Kr'rison è incastonata con sei<text:line-break/>corniole rosso-marrone (50 mo ciascuno) e quattro ambre<text:line-break/>(100 moò ciascuna). L’armatura completa di Vlaadric è<text:line-break/>incastonata con otto calcedoni (50 mo ciascuno) e due<text:line-break/>acquemarine (500 mo ciascuna).<text:line-break/><text:line-break/>25. MEMORIALE<text:line-break/><text:line-break/>I nomi dei githyanki che sono morti dando la caccia agli<text:line-break/>illithid su Toril sono scolpiti in lunghe file ordinate sulle<text:line-break/>pareti di questa camera. La parete più lunga è dominata dal<text:line-break/>bassorilievo di un soldato githyanki che combatte contro<text:line-break/>tre mind flayer.<text:line-break/><text:line-break/>26. CUCINA<text:line-break/><text:line-break/>Quando i personaggi si avvicinano a quest’area, che si<text:line-break/>estende sotto l’area 15a (come indicato sulla mappa 16),<text:line-break/>sentono del frastuono provenire dall'interno. La cucina<text:line-break/>presenta i seguenti elementi:<text:line-break/><text:line-break/>Cuochi. Quattro githyanki combattenti (due femmine e<text:line-break/>due maschi) preparano un grosso pasto, affannandosi tra<text:line-break/>un paio di scoppiettanti stufe di ferro e un tavolo lungo 3<text:line-break/>metri e ricoperto di stoviglie, posate e scodelle.<text:line-break/><text:line-break/>Scaffali. Gli scaffali scavati nelle pareti sono carichi di vasi<text:line-break/>di spezie e altri ingredienti da cucina assortiti.</text:p>
      <text:p text:style-name="P1"/>
      <text:p text:style-name="P1"/>
      <text:p text:style-name="P1"/>
      <text:p text:style-name="P1">@@@ 11 @@@</text:p>
      <text:p text:style-name="P1"/>
      <text:p text:style-name="P1"/>
      <text:p text:style-name="P1"/>
      <text:p text:style-name="P1">Î combattenti attaccano gli intrusi a vista. Un<text:line-break/>combattimento in quest'area attira i rinforzi dall'area 27.<text:line-break/><text:line-break/>Le stufe sono roventi. Se una creatura tocca una stufa per<text:line-break/>la prima volta in un turno, subisce 3 (1d6) danni da fuoco.<text:line-break/><text:line-break/>27. SALA MENSA<text:line-break/><text:line-break/>Mobili. Sei tavoli lunghi 3 metri, ognuno circondato da otto<text:line-break/>sedie, sono disposti ordinatamente in file.<text:line-break/><text:line-break/>Githyanki. Se non sono stati attirati altrove, cinque<text:line-break/>githyanki combattenti (tre femmine e due maschi) e un<text:line-break/>githyanki gish (vedi l'appendice A) mangiano assieme<text:line-break/>seduti a un tavolo e parlano tra loro a voce bassa, con<text:line-break/>toni astiosi.<text:line-break/><text:line-break/>Se i personaggi si avvicinano a quest'area senza mettere<text:line-break/>in allerta i suoi occupanti, sentono i githyanki lamentarsi<text:line-break/>in Gith della crudeltà di Al’chaia. I githyanki attaccano<text:line-break/>immediatamente in reazione a qualsiasi minaccia e<text:line-break/>combattono finché quattro o più dei loro non cadono. I<text:line-break/><text:line-break/><text:soft-page-break/>sopravvissuti fuggono nell’area 30 senza passare per<text:line-break/>l’area 29.<text:line-break/><text:line-break/>20. ARMERIA<text:line-break/><text:line-break/>I githyanki riparano e custodiscono le loro armi e armature<text:line-break/>in quest'area.<text:line-break/><text:line-break/>26A. MAGAZZINO DELLE ARMATURE<text:line-break/><text:line-break/>Dieci armature complete e trenta mezze armature sono<text:line-break/>appese agli appositi sostegni di legno disposti lungo tutta la<text:line-break/>stanza. Le armature sono state forgiate nello stile barocco<text:line-break/>che i githyanki prediligono e le armature complete sono<text:line-break/>dotate di incavi e innesti vuoti dove saranno incastonate<text:line-break/><text:line-break/>le gemme decorative (nessuna delle armature custodite in<text:line-break/>quest'area ne è ancora dotata).<text:line-break/><text:line-break/>26B. FUGCINA E MAGAZZINO DELLE ARMI<text:line-break/><text:line-break/>Githyanki. Una githyanki combattente di nome Salarrl<text:line-break/>è impegnata a riparare armature a una forgia. Un tavolo<text:line-break/>di legno su cavalletti e un'incudine di ferro sono situati<text:line-break/>accanto alla forgia.<text:line-break/><text:line-break/>Armi. Irenta spadoni pendono dalle rastrelliere per armi<text:line-break/>fissate alle pareti.<text:line-break/><text:line-break/>Salarr] è concentrata sul suo lavoro. Se un personaggio<text:line-break/>effettua ton successo una prova di Destrezza (Furtività)<text:line-break/>con CD 12, può sgusciare alle sue spalle senza farsi notare.<text:line-break/>Se si accorge della presenza degli intrusi, Salarrl si ritira<text:line-break/>nell'area 30.<text:line-break/><text:line-break/>29. PRIGIONE<text:line-break/><text:line-break/>T nemici dei githvanki sono imprigionati in quest'area,<text:line-break/>composta da tre grandi celle (le aree 29a, 29b e 29c) e una<text:line-break/>postazione di guardia (area 29d). Un campo anti-magia<text:line-break/>separato e permanente occupa l'interno di ogni cella.<text:line-break/><text:line-break/>Le porte delle celle, situate oltre la gittata dei campi<text:line-break/>anti-magia, sono chiuse a chiave magicamente. Una<text:line-break/>creatura che porta con sé una verga di Porto Stellare (vedi<text:line-break/>“Verghe di Porto Stellare” a pagina 214) può aprire la porta<text:line-break/>di una cella, priva di serrature fisiche da poter scassinare.<text:line-break/>Una porta può essere aperta anche da un incantesimo<text:line-break/>scassinare o da una magia simile lanciata fuori dalle celle.<text:line-break/><text:line-break/>Le guardie nell’area 29d sanno quando una porta delle<text:line-break/>celle viene aperta e accorrono per indagare.<text:line-break/><text:line-break/>29A. CELLA VUOTA<text:line-break/><text:line-break/>Le pareti di questa cella sono coperte di rozzi graffiti<text:line-break/>risalenti a un'epoca precedente alla venuta dei githyanki a<text:line-break/>Porto Stellare.<text:line-break/><text:line-break/>29B. CELLA DI EZRIA<text:line-break/><text:line-break/>Ezria, un githzerai zerth a cui rimangono 32 punti ferita, è<text:line-break/>imprigionato in quest’area. Ha perso l’occhio sinistro anni fa<text:line-break/>in uno scontro con uno slaad blu. Tiene l'occhio coperto con<text:line-break/><text:soft-page-break/>una benda, ma non si preoccupa di nascondere la profonda<text:line-break/>cicatrice che gli attraversa il volto. I lividi più recenti, invece,<text:line-break/>sono da attribuire ai suoi carcerieri githyanki.<text:line-break/><text:line-break/>Ezria normalmente è calmo e composto, ma le cose<text:line-break/>cambiano se i personaggi sono accompagnati da uno © più<text:line-break/>mind flayer: in quel caso, Ezria perde la sua compostezza<text:line-break/>e cerca di uccidere gli illithid a mani nude. Non si fida di<text:line-break/>nessuno che sia disposto ad allearsi con queste creature.<text:line-break/><text:line-break/>Ezria è stato sorpreso mentre spiava i githyanki nel<text:line-break/>Labirinto di Cristallo. E stato torturato per ottenere<text:line-break/>informazioni, nel tentativo di apprendere quanti altri<text:line-break/>githzerai ci sono nelle vicinanze. Ezria ha una volontà<text:line-break/>praticamente incrollabile e non ha risposto ad alcuna delle<text:line-break/>domande dei githyanki. Ezria non ha intenzione di rivelare<text:line-break/>queste informazioni nemmeno ai personaggi... almeno<text:line-break/>finché questi non si saranno guadagnati la sua fiducia<text:line-break/>riportandolo sano e salvo dai suoi amici sul livello 15.<text:line-break/><text:line-break/>Se i personaggi dichiarano di essere nemici dei mind<text:line-break/>flayer, Ezria li informa che quelle creature hanno fondato<text:line-break/>una colonia nelle Profondità Marine (il livello 17) e che i<text:line-break/>githyanki sono in guerra contro di loro. Se i personaggi<text:line-break/>dichiarano di voler spazzare via la colonia degli illithid,<text:line-break/>Ezria li accompagna volentieri (in quanto membro del<text:line-break/>gruppo, avrà dirittòo a una parte uguale dei PE forniti dai<text:line-break/>mostri sconfitti). A prescindere da questo, se i personaggi<text:line-break/>aiutano Ezria a fuggire, il githzerai chiede di poter restare<text:line-break/>con loro almeno finché non torneranno nel Labirinto di<text:line-break/>Cristallo. Poi si separerà da loro per raggiungere i suoi<text:line-break/>amici sul livello 15.<text:line-break/><text:line-break/>29€6. ILLITHID PRIGIONIERI<text:line-break/><text:line-break/>Tel’zact e Yeluit, due mind flayer delle Profondità Marine<text:line-break/>(il livello 17), sono tenuti prigionieri in quest’area. Al’chaia<text:line-break/>li tiene in vita in attesa di farli combattere contro i suoi<text:line-break/>migliori githyanki cavalieri, in uno sfoggio di perizia bellica<text:line-break/>a beneficio dei giovani combattenti da addestrare.<text:line-break/><text:line-break/>Se i personaggi cercano di interagire con Tel’zact e<text:line-break/>Yeluit, i mind flayer propongono un patto. Con l'aiuto dei<text:line-break/>loro incantesimi individuazione dei pensieri, gli illithid<text:line-break/>hanno appreso che Al'chaia custodisce un manuale<text:line-break/>dell’esercizio fisico e un tomo del nitido pensiero nei suoi<text:line-break/>alloggi. Se i personaggi aiutano i mind flayer a fuggire,<text:line-break/>gli illithid li aiutano a setacciare gli alloggi di Al'chaia<text:line-break/>(area 22) per rivendicare i libri. Se hanno l’opportunità di<text:line-break/>rivoltarsi contro i personaggi e trarne beneficio, gli illithid<text:line-break/>liberati la coglieranno senza troppi scrupoli.<text:line-break/><text:line-break/>29D. SALA DELLE GUARDIE<text:line-break/><text:line-break/>Gish. Due githyanki gish femmine (vedi l'appendice A) di<text:line-break/>nome Aruut e Yangol sono posizionate al centro di questa<text:line-break/>stanza priva di mobili. Fanno la guardia alle porte delle<text:line-break/>celle e nel frattempo parlottano tra loro a bassa voce.<text:line-break/><text:line-break/>Cristalli Verdi. Un cristallo verde luminescente è<text:line-break/>incastonato nella parete al di sopra di ogni porta<text:line-break/>delle celle.<text:line-break/><text:line-break/>Se i personaggi si avvicinano alle githyanki senza<text:line-break/><text:soft-page-break/>metterle in allarme, le sentono parlare (in Gith) dei mind<text:line-break/>flayer prigionieri nell’area 29c. Aruut e Yangol sono<text:line-break/>impazienti di vedere i prigionieri giustiziati. Se ha inizio<text:line-break/>un combattimento in quest'area, i githyanki nell'area 30<text:line-break/>accorrono per indagare.<text:line-break/><text:line-break/>Un incantesimo individuazione del magico rivela un’aura<text:line-break/>magica di divinazione attorno a ogni cristallo verde. Ogni<text:line-break/>volta che la porta di una cella si apre, il cristallo sopra<text:line-break/><text:line-break/>LIVELLO 16 | FÉ LARIRTNTO DI GRISTALLO</text:p>
      <text:p text:style-name="P1"/>
      <text:p text:style-name="P1"/>
      <text:p text:style-name="P1"/>
      <text:p text:style-name="P1">@@@ 12 @@@</text:p>
      <text:p text:style-name="P1"/>
      <text:p text:style-name="P1"/>
      <text:p text:style-name="P1"/>
      <text:p text:style-name="P1">la porta di quella cella si spegne finché la porta non si<text:line-break/>richiude. Questo vale per qualunque delle due porte di<text:line-break/>una cella venga aperta. Quando Aruut e Yangol vedono un<text:line-break/>cristallo spegnersi, entrano nella cella per assicurarsi che<text:line-break/>tutto sia in ordine.<text:line-break/><text:line-break/>Tesoro. Ogni githyanki gish ha con sé una verga di Porto<text:line-break/>Stellare (vedi “Verghe di Porto Stellare” a pagina 214).<text:line-break/><text:line-break/>30. ADDESTRAMENTO<text:line-break/>DEI COMBATTENTI —<text:line-break/><text:line-break/>Quest'area si estende sotto l'area 31, come indicato<text:line-break/><text:line-break/>sulla mappa 16. Se i personaggi origliano a una porta di<text:line-break/>quest’area prima di entrare, sentono una voce femminile<text:line-break/>che impartiscé comandi secchi in Gith e il rumore di<text:line-break/>vari combattenti che si addestrano. La camera contiene<text:line-break/>quarnto segue:<text:line-break/><text:line-break/>Githyanki. Una githyanki cavaliera di nome Saziq guida<text:line-break/>sei githyanki combattenti (tre femmine e tre maschi) in<text:line-break/>un'esercitazione nell’uso delle armi.<text:line-break/><text:line-break/>Equipaggiamento da Addestramento. Trenta manichini di<text:line-break/>paglia agghindati come illithid sono disposti in giro per<text:line-break/>la caverna. Alle pareti sono fissate rastrelliere con corde<text:line-break/>e una serie di pesi.<text:line-break/><text:line-break/>Botola Segreta. Una botola ségreta situata nel soffitto<text:line-break/>alto 9 metri conduce all’area 31. La botola è una lastra<text:line-break/>di pietra quadrata con lato di 90 cm; per sollevarla è<text:line-break/>necessario effettuare con successo una prova di Forza<text:line-break/><text:line-break/>{Atletica} con CD 13.<text:line-break/><text:line-break/>Se ha inizio un combattimento in quest’arca, le githyanki<text:line-break/>gish nell'’area 29d accorrono per indagare. I githyanki<text:line-break/>attaccano chiunque percepiscano come un intruso e<text:line-break/>combattono finché cinque o più dei loro non cadono, poi gli<text:line-break/>altri si ritirano nell'area 21b.<text:line-break/><text:line-break/>I manichini di paglia vengono usati per le sessioni di<text:line-break/>addestramento. Ognuno è un oggetto Medio con CA 10,<text:line-break/><text:line-break/>10 punti ferita, immunità ai danni psichici e da veleno e<text:line-break/><text:soft-page-break/>vulnerabilità ai danni da fuoco.<text:line-break/><text:line-break/>TEsoRrO<text:line-break/><text:line-break/>L'armatura completa di Saziq è incastonata con otto<text:line-break/>corniole rosso-marrone (50 mo ciascuna) e quattro spinelli<text:line-break/>verde scuro (100 mo ciascuno). Saziq indossa anche un<text:line-break/>elmo piumato incastonato con otto citrini (50 mo ciascuno).<text:line-break/><text:line-break/>3]. CAMERA DI OSSERVAZIONE<text:line-break/><text:line-break/>Questa stanza è priva di mobili è di occupanti. Quattro<text:line-break/>feritoie alte 60 cm e larghe 15 cm si affacciano sul vuoto<text:line-break/>stellato dello spazio.<text:line-break/><text:line-break/>Una botola segreta sul pavimento si apre nel soffitto<text:line-break/>dell'area 30. La botola è una lastra di pietra quadrata con<text:line-break/>lato di 90 cm; per sollevarla è necessario effettuare con<text:line-break/>successo una prova di Forza (Atletica) con CD 13.<text:line-break/><text:line-break/>32. SALA DI PROMOZIONE<text:line-break/><text:line-break/>I githyanki che conseguono il rango di combattente<text:line-break/>cacciando e uccidendo il loro primo mind flayer vengono<text:line-break/>acclamati in questa sala. Questa caverna viene usata<text:line-break/>anche per le dimostrazioni di perizia in combattimento<text:line-break/>dei githyvanki, nel corso delle quali i prigionieri vengono<text:line-break/>giustiziati dai githyanki cavalieri tra gli applausi dei giovani<text:line-break/>combattenti.<text:line-break/><text:line-break/>(Questa caverna ha i tratti seguenti:<text:line-break/><text:line-break/>Occhio Scrutatore. Quando i personaggi entrano in<text:line-break/>quest'area per la prima volta, vedono uno degli occhi<text:line-break/>scrutatori di Halaster che fluttua al centro della caverna<text:line-break/><text:line-break/>LIVELLO L6 IT EABIRINTO DI QRISTALLO<text:line-break/><text:line-break/>(vedi “La Tana di Halaster a pagina 311). L’occhio studia i<text:line-break/>personaggi per un minuto o due, poi scompare.<text:line-break/><text:line-break/>Sangue. Sul pavimento sono visibili alcune chiazze di<text:line-break/>sangue essiccato.<text:line-break/><text:line-break/>Altare. Un altare di pietra alto 2,4 metri e ricoperto di<text:line-break/>incisioni runiche è situato all'interno di un'alcova. È<text:line-break/>sormontato da una statua a grandezza naturale di una<text:line-break/>githyanki combattente armata di pugnale che uccide un<text:line-break/>mind flaver.<text:line-break/><text:line-break/>Le incisioni sull’altare, scritte in Gith, narrano la storia<text:line-break/>di corne i githyanki si liberarono dai loro padroni illithid,<text:line-break/>provocarono la caduta degli imperi dei mind flayer nel<text:line-break/>multiverso e fondarono il loro regno sul Piano Astrale sotto<text:line-break/>il comando di Vlaakith la Regina-Lich. L'altare omette<text:line-break/>convenientemente ogni menzione dei githzerai, ma nomina<text:line-break/>specificamente Gith, la campionessa dei githyanki che<text:line-break/>guidò il suo popolo alla libertà, e i sacrifici che fece per<text:line-break/>garantire alla sua gente un futuro. La statua che sovrasta<text:line-break/>l’altare raffigura Gith mentre uccide un oppressore illithid e<text:line-break/>conquista la propria libertà,<text:line-break/><text:line-break/>CONSEGUENZE<text:line-break/><text:line-break/><text:soft-page-break/>Se il gruppo sconfigge Al'chaia e lascia Urlon al<text:line-break/>comando, il Labirinto di Cristallo e Porto Stellare restano<text:line-break/>relativamente immutati in un primo tempo. Temendo<text:line-break/><text:line-break/>che il suo tradimento di Al’chaia possa essere scoperto,<text:line-break/>Urlon ordina ai suoi combattenti di uccidere i personaggi,<text:line-break/>qualora dovessero mai incrociare di nuovo il cammino dei<text:line-break/>githyanki.<text:line-break/><text:line-break/>Se i personaggi spazzano via i githyanki e i draghi rossi,<text:line-break/>i mind flayer del livello 17 non esitano a impadronirsi del<text:line-break/>Labirinto di Cristallo. Se entrano in possesso di una verga<text:line-break/>di Porto Stellare, gli illithid conquistano anche l’asteroide,<text:line-break/>nella speranza di dirottare il prossimo vascello astrale o<text:line-break/>nave spelljammer in arrivo a Porto Stellare per invadere<text:line-break/>nuovi mondi.<text:line-break/><text:line-break/>] personaggi possono fare di Porto Stellare una base<text:line-break/>sicura, una volta sventate le minacce dei githyanki, dei<text:line-break/>draghi è dei mind flayer. Per la maggior parte del tempo,<text:line-break/>l'asteroide è un luogo tranquillo, lontano dai pericoli e dagli<text:line-break/>intrighi politici di Toril. La pace viene interrotta soltanto<text:line-break/>una volta al mese circa, quando un vascello spelljammer<text:line-break/>consegna le provviste provenienti da qualche mondo<text:line-break/>remoto. Un vascello del genere potrebbe essere pilotato<text:line-break/>da un equipaggio di githyanki, di gnomi o di qualche altra<text:line-break/>razza in grado di viaggiare nello spazio.<text:line-break/><text:line-break/>Circa una volta all'anno, una nave astrale pilotata dai<text:line-break/>githyanki consegna all’asilo un gruppo di giovani githyanki,<text:line-break/>Le navi astrali dei githyanki non viaggiano attraverso lo<text:line-break/>spazio, ma transitano dentro e fuori dal Piano Astrale,<text:line-break/>comparendo letteralmente accanto al molo dell’asteroide<text:line-break/>e scomparendo di nuovo nel vuoto argentato una volta<text:line-break/>completata la consegna. Se i githyanki scoprono che l’Asilo<text:line-break/>K'liir è caduto, si ritirano sul Piano Astrale e fanno ritorno<text:line-break/>poco dopo con una forza soverchiante per riconquistare<text:line-break/>l’asteroide.<text:line-break/><text:line-break/>Halaster è più interessato al Labirinto di Cristallo<text:line-break/>che a Porto Stellare. Infastidito improvvisamente dalle<text:line-break/>“ristrutturazioni” apportate dai githyanki, il Mago Folle<text:line-break/>potrebbe ristabilire il controllo sul labirinto e rimodellarlo<text:line-break/>iri base ai suoi capricci.</text:p>
      <text:p text:style-name="P1"/>
      <text:p text:style-name="P1"/>
      <text:p text:style-name="P1"/>
      <text:p text:style-name="P1">@@@ 13 @@@</text:p>
      <text:p text:style-name="P1"/>
      <text:p text:style-name="P1"/>
      <text:p text:style-name="P1"/>
      <text:p text:style-name="P1">G‘\ E PROFONDITÀ MARINE SONO CONCEPITE<text:line-break/>: / per quattro avventurieri di 14° livello.<text:line-break/>I personaggi che sconfiggono i mostri<text:line-break/>di questo livello dovrebbero ottenere<text:line-break/>= abbastanza PEÈ da arrivare al 15° Jivello.<text:line-break/>{\l ’] Prima di condurre questo livello, il DM<text:line-break/>Fi \ dovrebbe leggere le sezioni “Gith” e “Mind<text:line-break/>Flayer” nel Monster Manual, nonché la<text:line-break/>sezione “Ulitharid” nell’appendice A, che gli saranno di<text:line-break/><text:line-break/>aiuto nell'interpretare i mostri di questo livello e nel dare<text:line-break/>vita alle Profondità Marine.<text:line-break/><text:line-break/><text:soft-page-break/>COSA SI ANNIDA QUI?<text:line-break/><text:line-break/>I mind flaver dell’Underdark hanno formato una nuova<text:line-break/>colonia su questo livello di Sottomonte, ma i githyanki del<text:line-break/>livello 16 sono determinati a spazzarli via.<text:line-break/><text:line-break/>MIND FLAYER<text:line-break/><text:line-break/>Nelle profondità dell’Underdark, una forza d'avanguardia<text:line-break/>dei githyanki attaccò una grossa colonia di mind flayer<text:line-break/>controllata da un cervello antico. Temendo che la colonia<text:line-break/>potesse essere distrutta, il cervello antico ordinò al suo<text:line-break/>vassallo più fedele, un ulitharid chiamato Extremiton, di<text:line-break/>fondare altrove una colonia separata, in un luogo lontano<text:line-break/>dalle incursioni dei githyanki. Extremiton si fece strada<text:line-break/>fino a Sottornonte con un gruppo di mind flayer, rivendicò<text:line-break/>il livello 17 del dungeon e iniziò a fortificarlo contro gli<text:line-break/>attacchi dei githyanki e degli altri nemici. La vicinanza<text:line-break/>del dungeon a Waterdeep garantiva ai mind flayer una<text:line-break/>riserva illimitata di cervelli di cui nutrirsi, mentre le difese<text:line-break/>esistenti di Sottomonte fornivano un livello di sicurezza<text:line-break/>senza precedenti.<text:line-break/><text:line-break/>IL NEMICO ALLE PORTE<text:line-break/><text:line-break/>Attraverso metodi ignoti agli illithid, la forza d’avanguardia<text:line-break/>dei githyanki ha seguito fino a Sottomonte le tracce dei<text:line-break/>sopravvissuti dell'attacco alla colonia. In tempi recenti i<text:line-break/>githyanki hanno preso il controllo del vicino Labirinto di<text:line-break/>Cristallo (il livello 16) e ora muovono guerra ai mind flayer<text:line-break/>delle Profondità Marine. Le incertezze del futurò hanno<text:line-break/>costretto FExtremiton a rimandare la sua trasformazione<text:line-break/><text:line-break/>in un cervello antico. L'ulitharid si è invece concentrato<text:line-break/>sulle difese della colonia e sulla distruzione dei githyanki<text:line-break/>vicini. Poiché i mind flaver al suo comando restano solo<text:line-break/><text:line-break/>una dozzina, Extremiton ha deciso di allevare un neothelid<text:line-break/>(vedi l’appendice A) con l'intenzione di sguinzagliarlo nel<text:line-break/>Labirinto di Cristallo e spazzare via una volta per tutte le<text:line-break/>forze dei githyanki. Extremiton ha anche iniziato a radunare<text:line-break/>servitori di ogni razza da usare per difendere la colonia,<text:line-break/>qualora il neothelid fosse distrutto o fallisse la sua missione.<text:line-break/><text:line-break/>LA CITTÀ DELLA MENTE<text:line-break/><text:line-break/>Extremiton può percepire le creature intelligenti entro un<text:line-break/>raggio di 3 km da sé ed è in gradoò di comunicare con loro<text:line-break/>telepaticamente. Usando questa capacità con giudizio,<text:line-break/>l'ulitharid ha appreso molte cose sulla città soprastante e<text:line-break/>sui suoi abitanti. Da un certo punto di vista, Waterdeep ha<text:line-break/>catturato l’immaginazione dell'ulitharid.<text:line-break/><text:line-break/>FExtremiton ha intenzione di schiavizzare la popolazione di<text:line-break/>Waterdeep, ma non prima di avere capito fino in fondo questa<text:line-break/>strana città e la sua gente. Le comunicazioni telepatiche che<text:line-break/>l'ulitharid ha stabilito con alcuni abitanti casuali della città<text:line-break/>gli hanno fornito informazioni in abbondanza, ma nessuna<text:line-break/>esperienza diretta di come i cittadini di Waterdeep si<text:line-break/>comportino e reagiscano nella vita di tutti i giorni.<text:line-break/><text:line-break/>Nel cuore delle Profondità Marine, l’ulitharid ha<text:line-break/>costruito un’enorme dinamo che incanala l’energia di un<text:line-break/><text:soft-page-break/><text:line-break/>LIVELLO 17 | LE PROFONDITÀ MARINE</text:p>
      <text:p text:style-name="P1"/>
      <text:p text:style-name="P1"/>
      <text:p text:style-name="P1"/>
      <text:p text:style-name="P1">@@@ 14 @@@</text:p>
      <text:p text:style-name="P1"/>
      <text:p text:style-name="P1"/>
      <text:p text:style-name="P1"/>
      <text:p text:style-name="P1">SERRATURE IN QUALITH<text:line-break/><text:line-break/>Ogni porta della colonia di mind flayer (le aree dalla 9 alla<text:line-break/>20) è dotata su entrambi i lati di una lastra brunita di scuro<text:line-break/>metallo alieno, su cui è ijncisa una scritta in rilievo simile<text:line-break/>al braille in una lingua nota come Qualith. | mind flayer<text:line-break/>usano i loro tentacoli per leggere le scritte in Qualith,<text:line-break/>composte da strofe di quattro versi indecifrabili dalle altre<text:line-break/>creature. Tuttavia, se una creatura tocca un'inscrizione<text:line-break/><text:line-break/>in Qualith, può percepire degli sprazzi fugaci delle<text:line-break/>complesse cognizioni racchiuse in essa. Se una creatura<text:line-break/>diversa da un illithid vuole capire un'inscrizione in Qualith<text:line-break/>nelle Profondità Marine, può effettuare una prova di<text:line-break/>Intelligenza con CD 18 per interpretare l'inscrizione. Un<text:line-break/>tentativo fallito provoca una forte emicrania e richiede<text:line-break/><text:line-break/>alla creatura di superare un tiro salvezza su Saggezza<text:line-break/><text:line-break/>cor CD 11 per non sviluppare una forma casuale di follia<text:line-break/>temporanea (vedi “Follia” nel capitolo 8 della Dungeon<text:line-break/>Master's Guide). Un incantesimo comprensione dei linguaggi<text:line-break/>fornisce una comprensione dell'inscrizione equivalente a<text:line-break/>grandi linee a ciò che un mind filayer ne ricaverebbe.<text:line-break/><text:line-break/>La lastra di ogni porta è pervasa di energia psionica che<text:line-break/>funziona come un incantesimo serratura arcana. L’inscrizione<text:line-break/>in Qualith sulla lastra descrive le manipolazioni che un mind<text:line-break/>flayer deve compiere con i suoi tentacoli per aprire la porta.<text:line-break/>Altre creature dotate di almeno quattro tentacoli (come |<text:line-break/>flumph) possono imitare questi Movimenti per oltrepassare<text:line-break/>la serratura, purché riescano a interpretare l’inscrizione.<text:line-break/><text:line-break/>Una creatura deve trovarsi entro 1,5 rnetri dalla porta per<text:line-break/>aprirla in questo modo. Le creature prive dei tentacoli e delle<text:line-break/>conoscenze richieste dovranno occuparsi della serratura con<text:line-break/>metodi più convenzionali, come per esempio un incantesimo<text:line-break/>scassinare. Se questa magia non è disponibile, una porta<text:line-break/>chiusa a chiave può essere aperta a viva forza effettuando<text:line-break/>con successo una prova di Forza {Atletica) con CD 30.<text:line-break/><text:line-break/>Gli avventurieri più intelligenti potrebbero pensare a<text:line-break/>usare la testa decapitata di un mind flayer, animata tramite<text:line-break/>un incantesimo animare morti, per accedere alle serrature.<text:line-break/><text:line-break/>" _i<text:line-break/><text:line-break/>fiume sotterraneo per alimentare una serie di capsule di<text:line-break/><text:line-break/>metallo interconnesse chiamate psicogusci. Gli illithid<text:line-break/><text:line-break/>al comando di Extremiton hanno rapito alcuni umanoidi<text:line-break/><text:line-break/>di Waterdeep e di Sottomonte e li hanno messi in stasi<text:line-break/><text:line-break/><text:soft-page-break/>in queste capsule, che collegano le loro menti sognanti<text:line-break/><text:line-break/>al frastornante intelletto dell’ulitharid. Questi prigionieri<text:line-break/><text:line-break/>credono di trovarsi a Waterdeep, ma la città che vedono<text:line-break/><text:line-break/>e percepiscono attorno a loro è una finzione creata<text:line-break/><text:line-break/>interamente dall’ulitharid. Nella realtà alternativa di questa<text:line-break/><text:line-break/>Waterdeep, o “Alterdeep”, Éxtremiton può comparire<text:line-break/><text:line-break/>nella forma di qualsiasi personaggio desideri. Gli piace<text:line-break/><text:line-break/>particolarmente interpretare il ruolo di Durnan, lo<text:line-break/><text:line-break/>scorbutico e taciturno proprietario del Portale Spalancato.<text:line-break/>Extremiton può apportare qualsiasi cambiamento<text:line-break/><text:line-break/>ambientale ad Alterdeep e osservare come reagisce<text:line-break/><text:line-break/>il pubblico suo prigioniero. Nel frattempo, continua a<text:line-break/><text:line-break/>usare la sua telepatia per contattare gli abitanti della<text:line-break/><text:line-break/>vera Waterdeep in superficie, raccogliendo ulteriori<text:line-break/><text:line-break/>informazioni per migliorare la sua versione della città.<text:line-break/><text:line-break/>GITHYANKI<text:line-break/><text:line-break/>Dopo avere seguito le tracce della colonia superstite di<text:line-break/>mind flayer fino a Sottomonte, le forze dei githyanki del<text:line-break/>livello 16 hanno iniziato a sradicare sistematicamente ogni<text:line-break/>presenza degli illithid.<text:line-break/><text:line-break/>Le forze dei githyanki su questo livello attendono l’arrivo<text:line-break/>dei rinforzi dal livello 16. Yaveklar, la cavaliera al comando,<text:line-break/>intende decapitare personalmente l’ulitharid per offrire<text:line-break/>la testa in dono ai suoi superiòori, ma la sua seconda in<text:line-break/><text:line-break/>—<text:line-break/><text:line-break/>LIVELLO 17 | LE PROFONDITÀ MARINE<text:line-break/><text:line-break/>comando, Lashiir, vuole che Yaveklar sia privata del<text:line-break/>comando per la sua incompetenza.<text:line-break/><text:line-break/>ESPLORARE QUESTO LIVELLO<text:line-break/><text:line-break/>Le descrizioni di tutti i luoghi di questo livello fanno<text:line-break/>riferimento alla mappa 17.<text:line-break/><text:line-break/>Le caverne che circondano la colonia di mind flayer sono<text:line-break/>buie e umide. Lo spazio occupato dalla colonia è stato<text:line-break/>scavato nella roccia viva fino a lisciare le pareti. In tutto<text:line-break/>questo livello, gli avventurieri sentono il rombo lontano<text:line-break/>del fiume sotterraneo, che si fa più forte nell'area 12 e si<text:line-break/>attenua nelle aree dalla 16 alla 20.<text:line-break/><text:line-break/>]. DIRAMAZIONI DEI TUNNEL<text:line-break/><text:line-break/>Il tunnel naturale che scende dal livello 16 torna<text:line-break/>pianeggiante, prima di dividersi in vari passaggi che<text:line-break/><text:soft-page-break/>collegano le aree 2, 5 e 6. I pavimenti e i soffitti di questi<text:line-break/>passaggi sono irregolari e la distanza che li separa può<text:line-break/>variare dai 3 ai 4,5 metri. I personaggi che attraversano<text:line-break/>questi tunnel di tanto in tanto si imbatteranno nel cadavere<text:line-break/>di qualche flumph ucciso dai githyanki.<text:line-break/><text:line-break/>2. CAVERNA GOCCIOLANTE<text:line-break/><text:line-break/>aa G aa —<text:line-break/><text:line-break/>Dalle stalattiti sul soffitto alto 9 metri di quest’umida<text:line-break/>caverna, gocciola un costante flusso d’acqua.<text:line-break/><text:line-break/>3. FAUGCI DI HALASTER<text:line-break/><text:line-break/>La maggior parte di questa caverna alta 9 metri è occupata<text:line-break/>da una grossa fossa lunga circa 15 metri, larga 9 metri e<text:line-break/>profonda 9 metri. I fianchi sono inclinati verso l’interno,<text:line-break/>in modo che lo spazio sul fondo sia lungo 9 metri e largo<text:line-break/>3 metri. La statua diroccata di una figura umanoide giace<text:line-break/>in fondo alla fossa.<text:line-break/><text:line-break/>La statua distrutta è tutto ciò che resta di Aasathra<text:line-break/>Raghthroknaar, una dragonide avventuriera che fu<text:line-break/>trasformata in pietra e collocata qui da Halaster per<text:line-break/>attirare altri avventurieri verso la morte (vedi “Trappola<text:line-break/>della Fossa” più sotto).<text:line-break/><text:line-break/>TRAPPOLA DELLA FOSSA<text:line-break/><text:line-break/>Un incantesimo individuazione del magico rivela un'aura<text:line-break/>magica di trasmutazione attorno alla fossa. Ogni volta che<text:line-break/>una parte della statua viene disturbata, la fossa si chiude di<text:line-break/>scatto magicamente come se fosse una bocca gigante, per<text:line-break/>poi riaprirsi lentamente. Le creature che si trovano nella<text:line-break/>fossa quando si chiude sono stritolate tra le pareti rocciose<text:line-break/>é devono effettuare un tiro salvezza su Destrezza con CD<text:line-break/>17; se falliscono, subiscono 88 (16d10) danni contundenti,<text:line-break/>menitre se lo superano, subiscono la metà di quei danni. Le<text:line-break/>creature in forma gassosa, quelle amorfe (come le melme) o<text:line-break/>quelle protette da una barriera magica impenetrabile (come<text:line-break/>quella creata da un incantesimo sfera elastica di Otiluke)<text:line-break/>non subiscono danni.<text:line-break/><text:line-break/>4, CHIOSTRO DEI FLUMPH<text:line-break/><text:line-break/>Flumph. I] soffitto alto 6 metri di questa caverna è<text:line-break/>ricoperto di stalattiti, tra cui si nascondono nove flumph.<text:line-break/>I flumph sono creature passive che combattono solo per<text:line-break/>difendersi.<text:line-break/><text:line-break/>Porta Segreta. Una porta segreta nella parete sud è stata<text:line-break/>scolpita per sembrare fatta di pietra naturale.<text:line-break/><text:line-break/>I flumph condividono telepaticamente le informazioni<text:line-break/>seguenti con i visitatori amichevoli:</text:p>
      <text:p text:style-name="P1"/>
      <text:p text:style-name="P1"/>
      <text:p text:style-name="P1"/>
      <text:p text:style-name="P1">@@@ 15 @@@</text:p>
      <text:p text:style-name="P1"/>
      <text:p text:style-name="P1"/>
      <text:p text:style-name="P1"/>
      <text:p text:style-name="P1"><text:soft-page-break/>INIUVM VITANO1OYa AT | L1 OQTITAATT<text:line-break/><text:line-break/>csupdsa uoaBunp<text:line-break/><text:line-break/>jb a5npuoa<text:line-break/>a5 Fauuni<text:line-break/><text:line-break/>- Mjauu £ = olaaponb L<text:line-break/><text:line-break/>s GL ONAT<text:line-break/><text:line-break/>osuodsa “A | ; . I b N<text:line-break/>P aMNpuoa SEC ? : R : a8<text:line-break/><text:line-break/>iFT 'i'.l:.!_il‘;l'_'.r FET F#<text:line-break/><text:line-break/>LE<text:line-break/><text:line-break/>aa<text:line-break/><text:line-break/>AA, A<text:line-break/><text:line-break/>F<text:line-break/><text:line-break/>"<text:line-break/>A<text:line-break/><text:line-break/>ia aa<text:line-break/>LL t<text:line-break/><text:line-break/>a<text:line-break/><text:line-break/>a<text:line-break/>H<text:line-break/><text:line-break/>#<text:line-break/><text:line-break/>:<text:line-break/>ia<text:line-break/><text:line-break/>ai<text:line-break/><text:line-break/>EEE<text:line-break/><text:line-break/>ri<text:line-break/><text:line-break/>F EAN E)<text:line-break/>FEON<text:line-break/><text:line-break/>E<text:line-break/><text:line-break/>i Fi<text:line-break/><text:line-break/>L<text:line-break/>t<text:line-break/><text:line-break/>FE<text:line-break/><text:line-break/>a<text:line-break/><text:line-break/>aa n .....-..……...-. a<text:line-break/>T [<text:line-break/><text:line-break/>OLUOÎE iL n<text:line-break/><text:soft-page-break/><text:line-break/>ERT a<text:line-break/>i<text:line-break/><text:line-break/>A<text:line-break/>.<text:line-break/><text:line-break/>a<text:line-break/>ai<text:line-break/><text:line-break/>Uuoabunp<text:line-break/>|D a5npuoa<text:line-break/><text:line-break/>BE aa aa E<text:line-break/><text:line-break/>91 ONISAII<text:line-break/>- Ib P}PS<text:line-break/><text:line-break/>I3NTEVIA VALONOFOU 37 LI VAdv IN<text:line-break/><text:line-break/>| A a I A<text:line-break/><text:line-break/>Rii</text:p>
      <text:p text:style-name="P1"/>
      <text:p text:style-name="P1"/>
      <text:p text:style-name="P1"/>
      <text:p text:style-name="P1">@@@ 16 @@@</text:p>
      <text:p text:style-name="P1"/>
      <text:p text:style-name="P1"/>
      <text:p text:style-name="P1"/>
      <text:p text:style-name="P1">- ] mind flayer hanno fondato una colonia di sopravvissuti<text:line-break/>su questo livello (nelle aree dalla 9 alla 20), guidata da un<text:line-break/>ulitharid di nome Extremiton. Una volta che la colonia<text:line-break/>SATà messa in sicurezza e i sSuoi nemici sterminati,<text:line-break/>Extremiton si sottoporrà a un rituale di trasformazione<text:line-break/>che Îo trasformeraà in un cervello antico.<text:line-break/><text:line-break/>- ] githvanki vogliono distruggere la colonia di illithid<text:line-break/>e tutti i flumph che incontrano. I mind flayer hanno<text:line-break/>generato un neothelid (una creatura gigantesca simile<text:line-break/>a un verme) per difendere la loro colonia e distruggere i<text:line-break/>githyanki. Attualmente, il neothelid è intrappolato tra vari<text:line-break/>incantesimi muro di forza (nell’area 8).<text:line-break/><text:line-break/>- I mind flayer hanno catturato molti umanoidi di<text:line-break/>Waterdeep e di Sottomonte. Molti vengono tenuti<text:line-break/>prigionieri come “bestiame”, altri sono trasformati in<text:line-break/>servitori privi di volontà, piegati al volere di Extremiton.<text:line-break/><text:line-break/>I flumph non hanno bisogno di entrare nella colonia dei<text:line-break/>mind flayer per cibarsi della smisurata energia psionica degli<text:line-break/>illithid. Questa caverna è abbastanza vicina alla colonia da<text:line-break/>consentire ai lumph di nutrirsi a debita distanza.<text:line-break/><text:line-break/>I flumph sanno dell'esistenza della porta segreta, ma<text:line-break/>esitano a parlarne, dato che ormai sì affidano alla colonia<text:line-break/>degli illithid per il sostentamento. I flumph preferiscono<text:line-break/>cibarsi dell'energia psionica dei mind flayer, che non si<text:line-break/>curano della cosa, piuttosto the dell’'energia dei githyanki,<text:line-break/>che aborrono i flumph e li attaccano a vista.<text:line-break/><text:line-break/>5. TOMBA GITHYANKI<text:line-break/><text:line-break/>Infiltrazioni. Un flusso d'acqua si riversa in questa caverna<text:line-break/><text:soft-page-break/>alta 9 metri attraverso minuscole crepe del soffitto,<text:line-break/>scorrendo a rigagnoli lungo le pareti, per poi scomparire<text:line-break/>in altre crepe naturali di scolo sul pavimento.<text:line-break/><text:line-break/>Cadaveri. Nelle alcove a est, sono stati ammassati i<text:line-break/>cadaveri di dieci githyanki, periti combattendo contro i<text:line-break/>mind flayer e 1 loro servitori.<text:line-break/><text:line-break/>6. CAMPO DI BATTAGLIA<text:line-break/><text:line-break/>Quest'area è diventata il campo di battaglia principale nel<text:line-break/>conflitto tra i githyanki e i mind flayer. I soffitti di queste<text:line-break/>aree sono alti 6 metri.<text:line-break/><text:line-break/>GA. CAVERNA DEL MASSACRO<text:line-break/><text:line-break/>Cadaveri. Îl pavimento irregolare è disseminato di cadaveri<text:line-break/>di githyanki, trogloditi, duergar, ogre e orog, nonché di<text:line-break/>otto mind flayer decapitati e di due flumph.<text:line-break/><text:line-break/>Githyanki. Quattro githyanki combattenti, su cui sono stati<text:line-break/>lanciati degli incantesimi anti-individuazione, si nascondono<text:line-break/>dietro le formazioni rocciose al centro della caverna.<text:line-break/><text:line-break/>I githyanki rispondono agli ordini dei cavalieri nell'area<text:line-break/>7c. Treé combattono fino alla morte per difendere la caverna,<text:line-break/>mentre il quarto si ritira nell'area 7a per mettere in allerta i<text:line-break/>suoi alleati.<text:line-break/><text:line-break/>6B. TESTE MOZZATE<text:line-break/><text:line-break/>Doppia Porta. Nella parete est, è incassata una doppia<text:line-break/>porta di pietra sigillata dalle serrature in Qualith (vedi<text:line-break/>“Serrature in Qualith" a pagina 222). Se non viene tenuta<text:line-break/>aperta, la porta si richiude a chiave automaticamente.<text:line-break/><text:line-break/>Teste sulle Picche. Le teste mozzate di sette mind<text:line-break/>flayer, dai tentacoli ormai inerti, Sono state piantate su<text:line-break/>altrettante picche al centro della caverna, rivolte verso la<text:line-break/>doppia porta (sono stati i githyanki a lasciarle qui).<text:line-break/><text:line-break/>6C. UNn FLUMPH CORAGGIOSO<text:line-break/><text:line-break/>Un flumph si nasconde tra le ombre di questa alcova,<text:line-break/>nutrendosi di nascosto dell'energia psionica dei githyanki<text:line-break/>combattenti nell'area 6a. È necessaria una prova di<text:line-break/><text:line-break/>LIVELLO 17 | LE PROFONDITA MARINE<text:line-break/><text:line-break/>Saggezza (Percezione) con CD 12 effettuata con successo<text:line-break/>per individuare la creatura. Il flumph ha lo stesso<text:line-break/>atteggiamento e conosce le stesse informazioni degli altri<text:line-break/>suoi simili presenti su questo livello (vedi l’area 4).<text:line-break/><text:line-break/>7. ROCCAFORTE GITHYANKI<text:line-break/><text:line-break/>Due githyanki cavalieri e otto githyanki combattenti sono<text:line-break/>stanziati in quest'area. Questi githyanki sono in allerta e<text:line-break/>non abbandoneranno la loro roccaforte senza combattere.<text:line-break/>Yaveklar, la cavaliera che comanda il gruppo, porta con<text:line-break/>sé una pozione di guarigione suprema, che usa se viene<text:line-break/>gravemenite ferita.<text:line-break/><text:line-break/>7A. PORTALE ARCUATO PER IL LIVELLO 15<text:line-break/><text:soft-page-break/><text:line-break/>Luce. Quattro colonne sorreggono il soffitto alto 6 metri<text:line-break/>di questa stanza. Alle colonne sono appese tramite dei<text:line-break/>sostegni di ferro, alcune torce accese.<text:line-break/><text:line-break/>Githyanki. Quattro githyanki combattenti montano la<text:line-break/>guardia accanto alle colonne.<text:line-break/><text:line-break/>Arco. Nella parete est, è incassato un arco di pietra sulla<text:line-break/>cui chiave di volta è incisa l'immagine di un guanto<text:line-break/>d’arme a sei dita.<text:line-break/><text:line-break/>I githyanki combattenti obbediscono agli ordini senza<text:line-break/>discutere e non hanno alcuna autorità per negoziare; quel<text:line-break/>compito è riservato ai cavalieri nell'area 7c. Un combattimento<text:line-break/>in quest'area attira i rinforzi situati nelle aree 7be 7c.<text:line-break/><text:line-break/>Portale Arcuato. L'arco è uno dei portali magici di<text:line-break/>Halaster (vedi “Portaliì” a pagina 12), a cui si applicano le<text:line-break/>regole seguenti:<text:line-break/><text:line-break/>* Se una creatura tocca l'arco con un guanto d'arme a sei<text:line-break/>dita (i personaggi possono trovarne uno sul livello 15), il<text:line-break/>portale si apre per 1 minuto.<text:line-break/><text:line-break/>- ] personaggi devono essere di livello pari o superiore<text:line-break/>al 13° per attraversare questo portale (vedi “Jhesiyra<text:line-break/>Kestellharp” a pagina 10). La prima creatura a passare<text:line-break/>attraverso il portale innesca una runa antica (vedi “Rune<text:line-break/>Antiche” a pagina 12).<text:line-break/><text:line-break/>- Una creatura che attraversa il portale compare nell’area<text:line-break/>24c del livello 15, nello spazio libero più vicino al portale<text:line-break/>identico situato in quell'area.<text:line-break/><text:line-break/>7B. DORMITORI<text:line-break/><text:line-break/>Luce. Sul pavimento sono appoggiate due lanterne di vetro,<text:line-break/>su cui è stato lanciato un incantesimo fiamma perenne.<text:line-break/>Githyanki Feriti. Quattro githyanki combattenti si stanno<text:line-break/><text:line-break/>riprendendo dalle ferite subite per mano dei servitori dei<text:line-break/><text:line-break/>mind flayer. A ognuno di loro restano 30 punti ferita.<text:line-break/>Fontana. Nella parete nord, è incassata una fontana di<text:line-break/><text:line-break/>pietra con una vasca semicircolare. La fontana è scolpita<text:line-break/><text:line-break/>a forma di pesce alato, dalla cui bocca zampilla un<text:line-break/><text:line-break/>getto d’acqua.<text:line-break/><text:line-break/>I githyanki obbediscono ai cavalieri nell’area 7c e non<text:line-break/>accetteranno di essere curati da degli sconosciuti senza il<text:line-break/>consenso dei loro superiori.<text:line-break/><text:line-break/>L'acqua che sgorga dal pesce di pietra si riversa nella<text:line-break/>vasca semicircolare sottostante e defluisce attraverso una<text:line-break/>fila di piccoli fori sul bordo interno. L'acqua è fresca e pulita<text:line-break/>e fornisce ai githyanki una fonte potabile a cui dissetarsi.<text:line-break/><text:line-break/>7C. ALLOGGI DELLE CAVALIERE<text:line-break/><text:line-break/>Luce. Sul pavimento è appoggiata una lanterna di vetro, su<text:line-break/><text:soft-page-break/>cui è stato lanciato un incantesimo fiamma perenne.<text:line-break/><text:line-break/>Dispute Cavalleresche. Se [asciate indisturbate, due<text:line-break/>githyanki cavaliere discutono a bassa voce al centro<text:line-break/>della stanza. Una di loro porta una testa mozzata di mind<text:line-break/>flayer appesa alla cintura.</text:p>
      <text:p text:style-name="P1"/>
      <text:p text:style-name="P1"/>
      <text:p text:style-name="P1"/>
      <text:p text:style-name="P1">@@@ 17 @@@</text:p>
      <text:p text:style-name="P1"/>
      <text:p text:style-name="P1"/>
      <text:p text:style-name="P1"/>
      <text:p text:style-name="P1">La cavaliera più anziana, Yaveklar, ha il comando delle<text:line-break/>forze githyanki su questo livello. Anche se è impaziente<text:line-break/>di uccidere l’ulitharid e spazzare via la colonia di mind<text:line-break/>flaver, Yaveklar dimostra pazienza e prudenza. Ha subito<text:line-break/>più perdite di quanto 1 suoi superiori ritengano accettabile,<text:line-break/>quindi ora attende l’arrivo dei rinforzi prima di lanciare<text:line-break/>altri assalti.<text:line-break/><text:line-break/>La cavaliera più giovane, Lashiir, si tiene pronta ad<text:line-break/>assumere il comando qualora Yaveklar dovesse essere<text:line-break/>destituita. Lashiir propone di attaccare il neothelid<text:line-break/>nell'area 8 usando una serie di incantesimi passo velato<text:line-break/>per oltrepassare i muri di forza che lo tengono prigioniero.<text:line-break/>Yaveklar non crede che le sue forze siano sufficienti a<text:line-break/>sconfiggere il neothelid e a mantenere allo stesso tempo<text:line-break/>una presenza stabile su questo livello.<text:line-break/><text:line-break/>Se ì personaggi sono in grado dì comunicare con le<text:line-break/>cavaliere, possono tentare di stipulare una tregua con i<text:line-break/>githyvanki. Yaveklar ordina loro di uccidere il neothelid<text:line-break/>come dimostrazione del loro valore. Se i personaggi<text:line-break/>uccidono il neothelid, ma fanno ritorno da Yaveklar in<text:line-break/>condizioni molto deboli, la githyanki approfitta della loro<text:line-break/>debolezza e tenta di finirli. Se uccidono la creatura e fanno<text:line-break/>ritorno ancora nel pieno delle forze, Yaveklar consente<text:line-break/>loro di attraversare le Profondità Marine indisturbati<text:line-break/>e contribuirà perfino con lé sue forze a un'operazione<text:line-break/>comune mirata a conquistareé la colonia dei mind flayer. Se<text:line-break/>Yaveklar viene neutralizzata, Lashiir colma rapidamente il<text:line-break/>vuoto di potere e si comporta in modo molto simile a colei<text:line-break/>che l’ha preceduta.<text:line-break/><text:line-break/>La testa di illithid appesa alla cintura di Yaveklar<text:line-break/>è un trofeo conquistato in una recente schermaglia. I<text:line-break/>personaggi più ingegnosi possono animare la testa e usare<text:line-break/>i suoi tentacoli brulicanti per sbloccare le porte sigillate<text:line-break/>dalle serrature in Qualith (vedi “Serrature in Qualith” a<text:line-break/>pagina 222).<text:line-break/><text:line-break/>Tesoro. Ogni githyanki cavaliera indossa una mezza<text:line-break/>armatura barocca incastonata con tre alessandriti<text:line-break/>(500 mo ciascuna) e dieci citrine {50 mo ciascuna). In<text:line-break/>aggiunta a questo, Yaveklar ha con sé una pozione di<text:line-break/>S$uarigione suprema.<text:line-break/><text:line-break/>&amp;. OPERAZIONE: DIVORATELI TUTTI<text:line-break/><text:line-break/>I mind flayer hanno generato un neothelid e lo hanno<text:line-break/>intrappolato usando una serie di muri di forza magici<text:line-break/>controllati dall'area 16c. Gli illithid attendono che<text:line-break/>Extremiton dia l'ordine di scatenare la feroce creatura<text:line-break/><text:soft-page-break/>contro gli odiati githyanki che occupano le Profondità<text:line-break/>Marine e il Labirinto di Cristallo.<text:line-break/><text:line-break/>SA. CAVERNA DEL NEOTHELID<text:line-break/><text:line-break/>Alcuni muri di forza creati magicamente isolano tutti<text:line-break/><text:line-break/>i tunnel che conduconòoò a questa enorme caverna (vedi<text:line-break/>“Muri di Forza” più sotto). Il pavimento, irregolare in tutte<text:line-break/>le altre aree, è stato consumato e appiattito dalla creatura<text:line-break/>intrappolata qui dentro. La caverna ha i tratti seguenti:<text:line-break/><text:line-break/>Neothelid. Un neothelid lungo 63 metri (vedi l'appendice<text:line-break/>A) è raggomitolato al centro della caverna, in attesa di<text:line-break/>essere sfamato.<text:line-break/><text:line-break/>Soffitto. Il soffitto è irregolare (la sua altezza varia da 18 a<text:line-break/>27 metri) e punteggiato di stalattiti.<text:line-break/><text:line-break/>Cornice. Una cornice sale lungo la parete ovest fino a<text:line-break/>un'altezza massima di 6 metri. Dal fondo della cornice,<text:line-break/>partono due tunnel che conducono all'area 6b.<text:line-break/><text:line-break/>Gli umanoidi destinati a sfamare il neothelid vengono<text:line-break/>gettati in pasto alla creatura attraverso una porta di pietra<text:line-break/>che si apre lungo la parete est, oltre la quale si snoda un<text:line-break/>tunnel dalle pareti lisce che conduce all’area 16a. La porta<text:line-break/><text:line-break/>è sigillata da una serratura in Qualith (vedi “Serrature in<text:line-break/>Qualith” a pagina 222).<text:line-break/><text:line-break/>Tl neothelid ha sempre fame e cerca di divorare qualsiasi<text:line-break/>creatura che entri nella sua caverna. Non è abbastanza<text:line-break/>intelligente da distinguere un tipo di preda dall’altro e si<text:line-break/>nutre indiscriminatamente.<text:line-break/><text:line-break/>Tunnel per il Dungeon Espanso. Se il DM decide di<text:line-break/>espandere il dungeon a sud, il passaggio lungo la parete<text:line-break/>sud esiste, ma è sigillato da un muro di forza.<text:line-break/><text:line-break/>Muri di Forza. Gli illithid hanno installato nell’area l16c<text:line-break/>un congegno psionico che genera muri di forza magici,<text:line-break/>allo scopao di isolare la caverna del neothelid. Ogni muro è<text:line-break/>identico a quello creato da un incantesimo muro di forza,<text:line-break/>con le differenze seguenti:<text:line-break/><text:line-break/>- ] muri permangono finché il generatore di forza psionica<text:line-break/>nell’area 16c non viene disattivato.<text:line-break/><text:line-break/>. Un incantesimo disintegrazione lanciato su un muro lo<text:line-break/>distrugge per 1 minuto, poi il generatore di forza psionica<text:line-break/>nell’area l6c lo rigenera.<text:line-break/><text:line-break/>&amp;B. PORTALE VERTICALE PER IL LiIvELLO 19<text:line-break/><text:line-break/>Al centro di questa caverna, altrimenti vuota, si ergono<text:line-break/>due pietre verticali sormontate da un architrave, su cui è<text:line-break/>inciso il simbolo di una freccia. Le pietre verticali formano<text:line-break/>un portale magico (vedi “Portali” a pagina 12), a cui si<text:line-break/>applicano le regole seguenti:<text:line-break/><text:line-break/>. Se una freccia o un quadrello da balestra viene scagliato<text:line-break/>tra le pietre verticali, il portale si apre per 1 minuto.<text:line-break/><text:line-break/><text:soft-page-break/>‘ Î personaggi devono essere di livello pari o superiore<text:line-break/>al 15° per attraversare questo portale (vedi “Jhesiyra<text:line-break/>Kestellharp” a pagina 10). La prima creatura a passare<text:line-break/>attraverso il portale innesca una runa antica (vedi “Rune<text:line-break/>Antiche” a pagina 12).<text:line-break/><text:line-break/>- Una creatura che attraversa il portale compare nell’area<text:line-break/>15 del livello 19, nello spazio libero più vicino al portale<text:line-break/>identico situato in quell'area.<text:line-break/><text:line-break/>8C. VICOLO CIECO<text:line-break/><text:line-break/>Îl tunnel che conduce a questa caverna si restringe<text:line-break/>bruscamente, ma non abbastanza da impedire al<text:line-break/>neothelid di afferrare le prede che si rifugiano quaggiù. La<text:line-break/>caverna è vuota.<text:line-break/><text:line-break/>9, POSTAZIONE DI GUARDIA<text:line-break/><text:line-break/>Le porte di quest'area sono fatte di pietra è chiuse a chiave<text:line-break/>da serrature in Qualith (vedi “Serrature in Qualith” a<text:line-break/>pagina 222). S5e non vengono tenute aperte, le porte si<text:line-break/>richiudono a chiave automaticamente. Quest'area presenta<text:line-break/>i seguenti elementi:<text:line-break/><text:line-break/>Sentinelle. Due mind flayer attendono in piedi dietro<text:line-break/>otto orog (disposti in due file da quattro) rivolti verso la<text:line-break/>doppia porta a ovest.<text:line-break/><text:line-break/>Colanne. Due calanne di pietra percorse da venature di<text:line-break/>cristallo luminescenti si ergono ai lati del corridoio ovest.<text:line-break/><text:line-break/>I mind flayer hanno l'ordine di respingere ogni assalto<text:line-break/>frontale sferrato alla colonia. Gli orog sono asserviti ai<text:line-break/>comandi degli illithid e difendono i loro padroni alieni fino<text:line-break/>alla rnorte.<text:line-break/><text:line-break/>10. STRUTTURA DI DETENZIONE<text:line-break/><text:line-break/>ER rEE EEE ai . E — _ - —<text:line-break/><text:line-break/>Î mind flayer usano questa struttura di detenzione per<text:line-break/>rinchiudere il “bestiame” (i]l termine che usano per definire<text:line-break/>gli umanoidi che considerano una fonte di cibo).<text:line-break/><text:line-break/>La porta della prigione è fatta di pietra ed è sigillata da<text:line-break/>una serratura in Qualith (vedi “Serrature in Qualith” a<text:line-break/><text:line-break/>LIVELLO 17 | LE PROFONDTITA MARINE<text:line-break/><text:line-break/>_:*</text:p>
      <text:p text:style-name="P1"/>
      <text:p text:style-name="P1"/>
      <text:p text:style-name="P1"/>
      <text:p text:style-name="P1">@@@ 18 @@@</text:p>
      <text:p text:style-name="P1"/>
      <text:p text:style-name="P1"/>
      <text:p text:style-name="P1"/>
      <text:p text:style-name="P1">pagina 222). Se non viene tenuta aperta, la porta si richiude<text:line-break/>automaticamente a chiave.<text:line-break/>La prigione è alta 3 metri e contiene quanto segue:<text:line-break/><text:line-break/>Celle. Lungo il corridoio si affacciano dieci celle le cui<text:line-break/>porte sono fatte di solide sbarre di ferro (soltanto una<text:line-break/><text:soft-page-break/>creatura Minuscola è in grado di passare tra le sbarre<text:line-break/>stringendosi). Ogni porta delle celle è dotata di una<text:line-break/>serratura in Qualith (vedi “Serrature in Qualith” a<text:line-break/>pagina 222).<text:line-break/><text:line-break/>Prigionieri. Quando i personaggi arrivano in quest’'area,<text:line-break/>tre prigionieri sono rinchiusi in celle separate: un fetido<text:line-break/>troglodita, un giovane veterano umano che indossa<text:line-break/>l’uniforme da conestabile della Vigilanza Cittadina di<text:line-break/>Waterdeep e un'anziana femmina grimlock che indossa<text:line-break/>una sporca tunica grigia.<text:line-break/><text:line-break/>[ tre prigionieri sono nutriti con una muffa grigia viscida<text:line-break/>ma nitriente, che viene fornita loro in una scodella una<text:line-break/>volta al giorno dai servitori degli illithid.<text:line-break/><text:line-break/>Il troglodita, CGrlorz, è atteso per cena dal neothelid<text:line-break/>nell’area &amp; e, a causa del suo allineamento caotico<text:line-break/>malvagio, non è degno di fiducia una volta liberato.<text:line-break/><text:line-break/>Il conestabile della Vigilanza Cittadina, Ishan Toru<text:line-break/>(LB umano Kozakuran), è in attesa che il suo cervello sia<text:line-break/>divorato dagli illithid. Toru è stato privato delle armi, che<text:line-break/>sono state poi gettate via, quindi è determinato ad andare<text:line-break/>incontro alla morte con tutto il coraggio che gli resta.<text:line-break/>Ricorda di essere stato attirato in un vicolo da una giovane<text:line-break/>che chiedeva aiuto per suo padre, perché aggredito da una<text:line-break/>banda di malviventi. Toru è stato tramortito nel vicolo da<text:line-break/>un nermico che non è riuscito a vedere e si è risvegliato in<text:line-break/>questa cella. Se liberato, unisce le forze a quelle dei suoi<text:line-break/>liberatori e li aiuta al meglio delle sue possibilità, ma è<text:line-break/>impaziente di riferire ai suoi superiori di Waterdeep ciò<text:line-break/>che ha visto quaggiù. Ha anche una famiglia che lo aspetta:<text:line-break/>i suoi genitori e i suoi fratelli sicuramente si staranno<text:line-break/>chiedendo cosa gli sia successo.<text:line-break/><text:line-break/>Se la sua morte sembra probahbile, Toru chiede a un<text:line-break/>personaggio di prendere il suo distintivo della Vigilanza<text:line-break/>Cittadina e di riconsegnarlo a suo padre a Waterdeep.<text:line-break/><text:line-break/>Se il personaggio lo esaudisce, la madre di Toru (una<text:line-break/>famosa cesellatrice di gioielli) dona a quel personaggio un<text:line-break/>braccialetto di zaffiri o un pendente del valore di 2.500 mo<text:line-break/>in segno di gratitudine.<text:line-break/><text:line-break/>Ahpok, la vecchia grimlock, ha un divoracervelli nel<text:line-break/>cranio. I mind flayer la usano per attirare altri grimlock<text:line-break/>nella colonia e cibarsi dei loro cervelli. Ultimamente,<text:line-break/>Ahpok non è riuscita a lasciare la colonia a causa dei<text:line-break/>githyanki e così gli illithid l'hanno stanziata qui con l’ordine<text:line-break/>di tenere d’occhio gli altri prigionieri. La grimilock parla<text:line-break/>il Sottocomune. Ahpok afferma di conoscere bene questo<text:line-break/>livello di Sottomonte tramite l'udito, l’olfatto e il tatto e offre<text:line-break/>i suoi servigi come guida ai personaggi in cambio della<text:line-break/>sua libertà. Se i personaggi la seguono, Ahpok li guida fino<text:line-break/>al neothelid per farli uccidere e divorare dalla creatura.<text:line-break/><text:line-break/>Se il divoracervelli viene privato del suo corpo ospite, si<text:line-break/>teletrasporta altrove per cercarne un altro.<text:line-break/><text:line-break/>l1. HALASTER LO SPLENDENTE<text:line-break/><text:line-break/>Le porte di pietra di questa camera sono chiuse a chiave da<text:line-break/>serrature in Qualith (vedi “Serrature in Qualith"” a pagina<text:line-break/><text:soft-page-break/>222). Se non vengono tenute aperte, le porte si richiudono<text:line-break/>a chiave automaticamente. Il soffitto di quest'area è alto<text:line-break/><text:line-break/>3 metri. La stanza ha i tratti seguenti:<text:line-break/><text:line-break/>Arco. Nel centro della parete est, è incassato un arco di<text:line-break/>pietra, sulla cui chiave di volta sono incise tre figure<text:line-break/>umane stilizzate che si tengono per mano.<text:line-break/><text:line-break/>LTIVELLO 17 | LE PROFON DITAÀ MARINE<text:line-break/><text:line-break/>Statua. Al centro della stanza, si erge la statua di un uomo<text:line-break/>scarno, barbuto, dai capelli scompigliati che indossa una<text:line-break/>tunica ricoperta di occhi. La statua è situata su un blocco<text:line-break/>di pietra alto 90 cm ed è circondata da un tenue alone<text:line-break/>di luce multicolore. L’uomo indica con un dito di pietra<text:line-break/>l’arco nella parete est.<text:line-break/><text:line-break/>La statua luminescente raffigura Halaster Blackcloak.<text:line-break/><text:line-break/>È una trappola magica che lancia un incantesimo spruzzo<text:line-break/>prismatico ogni volta che una creatura esce dal portale<text:line-break/>arcuato nella parete est (passare semplicemente tra la<text:line-break/>statua e il portale non è sufficiente a innescare la trappola).<text:line-break/>I raggi treati dall’incantesimo sono generati dal dito della<text:line-break/>statua e bersagliano tutte le creature tra la statua e il<text:line-break/>portale (CD 19 del tiro salvezza).<text:line-break/><text:line-break/>Un incantesimo individuazione del magico rivela un'aura<text:line-break/>magica di abiurazione e una di invocazione attorno alla<text:line-break/>statua, che è fusa alla base e al pavimento, come se tutto<text:line-break/>fosse stato ricavato da un unico blocco. Non può essere<text:line-break/>rovesciata ed è resistente ai danni.<text:line-break/><text:line-break/>Un esame ravvicinato della statua rivela che gli occhi<text:line-break/>incisi sulla tunica (venti in tutto) sono dotati di palpebre<text:line-break/>bloccate in posizione aperta. Se si lancia un incantesimo<text:line-break/>serratura arcana sulla statua, tutte le palpebre sugli occhi<text:line-break/>della tunica si chiudono e la statua si disattiva. Se la statua<text:line-break/>viene immersa in un incantesimo oscurità, la trappola è<text:line-break/>soppressa per la durata dell’incantesimo.<text:line-break/><text:line-break/>PORTALE ARGCUATO PER IL LIVELLO 14<text:line-break/>L’arco è uno dei portali magici di Halaster (vedi “Portali” a<text:line-break/>pagina 12), a cui si applicano le regole seguenti:<text:line-break/><text:line-break/>. Se tre umanoidi si tengono per mano mentre si trovano<text:line-break/>entro 1,5 metri dal portale, questo si apre per 1 mintiuto.<text:line-break/><text:line-break/>: ] personaggi devono essere di livello pari o superiore<text:line-break/>al 13° per attraversare questo portale (vedi “Jhesiyra<text:line-break/>Kestellharp"” a pagina 10). La prima ctreatura a passare<text:line-break/>attraverso il portale innesca una runa antica (vedi “Rune<text:line-break/>Antiche” a pagina 12).<text:line-break/><text:line-break/>» Una creatura che attraversa il portale compare nell'’area<text:line-break/>39b del livello 14, nello spazio libero più vicino al portale<text:line-break/>identico situato in quell’area.<text:line-break/><text:line-break/>]12. DINAMO<text:line-break/><text:line-break/>L'elemento centrale della colonia dei mind flayer è una<text:line-break/>turbina psionica e parzialmente magica, alimentata da uno<text:line-break/>scrosciante fiume sotterraneo che scorre attraverso di essa.<text:line-break/><text:soft-page-break/><text:line-break/>L'acqua del fiume che entra nella dinamo è convogliata in<text:line-break/>una serie di canali profondi 3 metri. Quando l’acqua scorre<text:line-break/>attraverso ogni canale, oltrepassa dei conduttori metallici<text:line-break/>placcati in oro a forma di U, imbullonati ai lati e sul fondo<text:line-break/>del canale a intervalli di 3 metri. L'energia dell'acqua viene<text:line-break/>trasferita ai conduttori e usata per alimentare l'apparato<text:line-break/>nell'area 12g e gli psicogusci nelle aree 14 e 15. Dopo<text:line-break/>avere attraversato la dinamo, l’acqua esce attraverso tunnei<text:line-break/>sommersi in pietra grezza scavati sui lati delle cisterne.<text:line-break/>Poi, il fiume sotterraneo riprende a scorrere regolarmente<text:line-break/>e più oltre si riversa nell'’Underdark.<text:line-break/><text:line-break/>Le creature possono camminare su una cornice di pietra<text:line-break/>che corre lungo il perimetro della dinamo. La cornice è<text:line-break/>rialzata di 30 cm rispetto al livello dell’acqua e quattro<text:line-break/>ponti di legno arcuati attraversano i canali nei pressi del<text:line-break/>fulcro centrale (area 12c). Questi ponti sono saldamente<text:line-break/>imbullonati al pavimento. A1 di sopra delle cisterne, ci sono<text:line-break/>soffitti a cupola che raggiungono diverse altezze. Î tunnel<text:line-break/>di collegamento tra le cisterne e i ponti hanno soffitti piatti,<text:line-break/>alti 4,5 metri.<text:line-break/><text:line-break/>Tutte le porte che conducono a quest'area sono fatte di<text:line-break/>pietra e sigillate con serrature in Qualith (vedi “Serrature</text:p>
      <text:p text:style-name="P1"/>
      <text:p text:style-name="P1"/>
      <text:p text:style-name="P1"/>
      <text:p text:style-name="P1">@@@ 19 @@@</text:p>
      <text:p text:style-name="P1"/>
      <text:p text:style-name="P1"/>
      <text:p text:style-name="P1"/>
      <text:p text:style-name="P1">-J i<text:line-break/><text:line-break/>FIUME SOTTERRANEO<text:line-break/><text:line-break/>Le acque del fiume sotterraneo che attraversa questo<text:line-break/>livello sono tumultuose e fragorose. Le creature entro<text:line-break/><text:line-break/>6 metri dal iume sono assordate dal rumore, a meno<text:line-break/><text:line-break/>che una barriera insonorizzata o un incantesimo sifenzio<text:line-break/>non blocchino il rumore. Ogni creatura che inizi il suo<text:line-break/>turno nel fiume e non sia ancorata deve effettuare un tiròo<text:line-break/>salvezza su Forza con CD 15. Se lo fallisce, viene spazzata<text:line-break/>via per 18 metri in direzione della corrente; se lo supera, la<text:line-break/>distanza è dimezzata a 9 metri. Il fiume scorre nell’area 12<text:line-break/>con la stessa intensità con cui scorre altrove.<text:line-break/><text:line-break/>- W-<text:line-break/><text:line-break/>in Qualith” a pagina 222). Se non vengono tenute aperte, si<text:line-break/>richiudono a chiave automaticamente.,<text:line-break/><text:line-break/>]2A. CISTERNA SUD<text:line-break/><text:line-break/>I] soffitto di questa camera forma una cupola alta 6 metri<text:line-break/>dal pavimento attorno alla cisterna, che è profonda 3 metri.<text:line-break/>L'acqua che si riversa da est scorre verso nord lungo un<text:line-break/>canale che si collega all’area 12c.<text:line-break/><text:line-break/>|2B. CISTERNA EST<text:line-break/>(Quest'area è sorvegliata dagli ettin che si annidano<text:line-break/>nell'area 12h.<text:line-break/><text:soft-page-break/><text:line-break/>Îl soffitto di questa camera forma una cupola alta<text:line-break/>6 metri dal pavimento attorno alla cisterna, che è<text:line-break/>profonda 4,5 metri. L’acqua che si riversa da sud scorre<text:line-break/>vérso ovest lungo un canale che si collega all’area 12c.<text:line-break/>L'acqua in eccesso si riversa a nord attraverso un tunnel<text:line-break/>sommerso bloccato da una grata di ferro circolare, del<text:line-break/>diametro di 3 metri, che solo le creature Minuscole<text:line-break/>possono attraversare sgusciando tra le sbarre, Per aprire<text:line-break/>a viva forza la grata, lottando allo stesso tempo contro la<text:line-break/><text:line-break/>corrente, è necessario effettuare con successo una prova di<text:line-break/>Forza (Atletica) con CD 30.<text:line-break/><text:line-break/>12C. FULCRO CENTRALE<text:line-break/><text:line-break/>Il soffitto di questa camera forma una cupola alta 12 metri<text:line-break/>dal pavimento attorno alla cisterna, che è profonda 6 metri<text:line-break/>e alimentata da un tunnel sommerso a sudest. L'acqua<text:line-break/><text:line-break/>si riversa anche dai canali profondi 3 metri a sud e a est<text:line-break/><text:line-break/>e viene convogliata a ovest e a nord lungo i canali che<text:line-break/>conducono rispettivamente alle aree 12d e l12e.<text:line-break/><text:line-break/>]2D. CISTERNA OVEST<text:line-break/><text:line-break/>l soffitto di questa camera forma una cupola alta 6 metri<text:line-break/>dal pavimento attorno alla cisterna, che è profonda 9 metri.<text:line-break/>L'acqua che siì riversa da est esce tramite un tunnel<text:line-break/>sominerso lungo la parete nord della cisterna, a 6 metri di<text:line-break/>profondità dalla superficie dell’acqua.<text:line-break/><text:line-break/>]ZE. CISTERNA NORD<text:line-break/><text:line-break/>I] soffitto di questa camera forma una cupola alta 6 metri<text:line-break/>dal pavimento attorno alla cisterna, che è profonda<text:line-break/>12 metri. L’acqua che si riversa da sud e da ovest esce<text:line-break/>tramite un tunnel sommerso lungo la parete est della<text:line-break/>cisterna, a 9 metri di profondità dalla superficie dell’acqua.<text:line-break/>I cadaveri di due grimlock galleggiano all'interno della<text:line-break/>cisterna. Dai loro crani sono stati strappati via i cervelli. È<text:line-break/>qui che i mind flayer si sbarazzano delle creature di cui si<text:line-break/>nutrono. Col tempo, i cadaveri affondano e vengono portati<text:line-break/>via dalla corrente del fiume.<text:line-break/><text:line-break/>12F. ÉSPERIENZA CULINARIA<text:line-break/><text:line-break/>La porta di pietra di questa stanza è insonorizzata, a<text:line-break/>tenuta stagna e sigillata da una serratura in Qualith (vedi<text:line-break/>“Serrature in Qualith” a pagina 222). Il soffitto è piatto e<text:line-break/>alto 3 metri. La stanza contiene quanto segue:<text:line-break/><text:line-break/>Grimlock. Un grimlock stordito è accasciato su una delle<text:line-break/>tre sedie di pietra rivolte verso la porta.<text:line-break/><text:line-break/>Illithid. Due mind fliayer sono presenti nella stanza. Uno<text:line-break/>è in piedi alle spalle del grimlock, si ciba del suo cervello<text:line-break/>è contemporaneamente comunica telepaticamente<text:line-break/>l'esperienza al secondo mind flayer, che osserva la scena.<text:line-break/><text:line-break/>Cibarsi di un cervello è un evento da condividere per i<text:line-break/>mind flaver. Con l’aiuto della telepatia, colui che consuma<text:line-break/>il pasto può trasmettere il piacere della degustazione agli<text:line-break/><text:soft-page-break/>altri illithid entro gittata. A questi mind flayer non piace<text:line-break/>ritrovarsi in inferiorità numerica: cercano di stordire il<text:line-break/>imaggior numero possibile di personaggi, poi chiamano<text:line-break/>rinforzi dall’area 12h.<text:line-break/><text:line-break/>Quando i personaggi arrivano, buona parte del] cervello<text:line-break/>del grimlock è già stata consumata. Ad eccezione di un<text:line-break/>incantesimo rianimare morti o di una magia analoga, non<text:line-break/>c'è modo di salvare la creatura dalla sua sorte.<text:line-break/><text:line-break/>]2G. SALA DI CONTROLLO<text:line-break/><text:line-break/>La porta di pietra di questa stanza è insonorizzata, a<text:line-break/>tenuta stagna e sigillata da una serratura in Qualith (vedi<text:line-break/>“Serrature in Qualith” a pagina 222). Il soffitto è piatto e<text:line-break/>alto 3 metri. La stanza contiene quanto segue:<text:line-break/><text:line-break/>Extremiton. Îl centro della stanza è occupato da un trono<text:line-break/>di cristallo girevole e simile a un bozzolo, su cui siede<text:line-break/>un ulitharid (vedi l'appendice A). La base del trono è<text:line-break/>ricavata da un metallo scuro di origini aliene. Dozzine<text:line-break/>di spessi cavi di rame lo collegano a una serie di piastre,<text:line-break/>fatte dello stesso metallo e imbullonate al pavimento.<text:line-break/><text:line-break/>Schermo di Cristallo. Quando i personaggi arrivano per<text:line-break/>la prima volta, il trono è rivolto verso la parete curva<text:line-break/>di fondo della stanza, in cui sono incassate lunghe<text:line-break/>file di cristalli biancastri. Questi cristalli proiettano<text:line-break/>l'immagine spettrale e tremolante della sala comune<text:line-break/>del Portale Spalancato, vista attraverso gli occhi del suo<text:line-break/>proprietario, Durnan.<text:line-break/><text:line-break/>Bastone Estrattore. Un sottile piedistallo di ecristallo<text:line-break/>accanto al trono sorregge un bastone di metallo nero che<text:line-break/>ha la forma di una spina dorsale aliena deforme: si tratta<text:line-break/>del bastone estrattore di Extremiton (vedi la sezione<text:line-break/>“Ulitharid” nell'appendice A).<text:line-break/><text:line-break/>Quando Extremiton è seduto sul trono di cristallo, è<text:line-break/>collegato psichicamente agli psicogusci delle aree 14 e 15 e<text:line-break/>alimenta la sua simulazione di Waterdeep (vedi “Alterdeep”<text:line-break/>a pagina 229)}. Se si alza dal trono, la simulazione si<text:line-break/>disattiva e gli psicogusci si spengono. Quando questo<text:line-break/>accade, i mind flayer nelle aree 14 e 15 si fanno strada<text:line-break/>fin qui per scoprire perché l’ulitharid ha terminato la<text:line-break/>simulazione e arrivano dopo 4 round.<text:line-break/><text:line-break/>Extremiton ha già abbastanza a cui pensare senza dover<text:line-break/>combattere contro gli avventurieri. Se messo alle strette<text:line-break/>in quest’area, tenta di negoziare per evitare uno scontro<text:line-break/>aperto. In quanto creatura legale malvagia, cerca di tenere<text:line-break/>fede alla sua parte del patto, ma allo stesso tempo tenta di<text:line-break/>piegare a suo vantaggio ogni accordo formulato in modo<text:line-break/>ambiguo. Essenzialmente, Extremiton si preoccupa della<text:line-break/>propria incolumità e dell’eliminazione dei githyanki. Il<text:line-break/>benessere del resto della colonia viene dopo. Non dà alcun<text:line-break/>valore ai prigionieri e li libera senza pensarci due volte, se<text:line-break/>questo gli permette di aver salva la vita.<text:line-break/><text:line-break/>La scena proiettata sulla parete di fondo è ciò che<text:line-break/>Extremiton vede quando guarda con gli occhi del Durnan<text:line-break/>virtuale all'interno della versione alternativa di Waterdeep.<text:line-break/>La scena cambia bruscamente ogni volta che l’ulitharid<text:line-break/>cambia personaggio all’interno della simulazione e<text:line-break/><text:soft-page-break/>scormpare del tutto quando l’ulitharid si alza dal trono.<text:line-break/><text:line-break/>LIVELLO 17 | LE PROFONDITA MARINE</text:p>
      <text:p text:style-name="P1"/>
      <text:p text:style-name="P1"/>
      <text:p text:style-name="P1"/>
      <text:p text:style-name="P1">@@@ 20 @@@</text:p>
      <text:p text:style-name="P1"/>
      <text:p text:style-name="P1"/>
      <text:p text:style-name="P1"/>
      <text:p text:style-name="P1">Se ha l’opportunità di farlo, l'ulitharid è ben contento e<text:line-break/>impaziente di presentare la sua simulazione di Alterdeep,<text:line-break/>che sta usando per conoscere più a fondo possibile<text:line-break/>Waterdeep e la sua sfaccettata cultura. Extremiton evita<text:line-break/>però di dire che, una volta diventato un cervello antico, userà<text:line-break/>le conoscenze accumulate per soggiogare l'intera città.<text:line-break/><text:line-break/>12H. ETTIN SERVITORI<text:line-break/><text:line-break/>Questa camera curva ha un soffitto piatto alto 3 metri. Nelle<text:line-break/>alcove buie e vuote situate a nord e a sud, si nascondono<text:line-break/>quattro ettin smagriti. In piena salute, ogni ettin possiede<text:line-break/>60 punti ferita.<text:line-break/><text:line-break/>Le menti degli ettin sono state devastate dal ripetuto<text:line-break/>lancio di incantesimi dominare mostri da parte degli<text:line-break/>illithid nei mesi scorsi. Questi servi sbavanti, farfuglianti<text:line-break/>e malnutriti non attaccano gli illithid o le creature in loro<text:line-break/>compagnia, ma attaccano a vista ogni altra creatura. Gli<text:line-break/>ettin sono affamati e divorano freneticamente ogni creatura<text:line-break/>che uccidono.<text:line-break/><text:line-break/>13. PORTA SUL RETRO<text:line-break/><text:line-break/>— g A EE ia timit ai<text:line-break/><text:line-break/>La doppia porta di questa stanza è insonorizzata, a tenuta<text:line-break/>stagna, fatta di pietra e sigillata da una serratura in Qualith<text:line-break/>(vedi “Serrature in Qualith” a pagina 222). Se non viene<text:line-break/>tenuta aperta, si richiude a chiave autormmaticamente. Il<text:line-break/>soffitto di questa stanza è alto 3 metri.<text:line-break/><text:line-break/>I mind flayer usano questa porta sul retro della loro<text:line-break/>fortezza come via di fuga, nel caso la colonia venga invasa<text:line-break/>dai githyanki o da altri invasori.<text:line-break/><text:line-break/>13A. TESORERIA<text:line-break/><text:line-break/>Due forzieri in legno di zurkh sono appoggiati sopra due<text:line-break/>bassi tavoli di pietra disposti contro la parete ovest di<text:line-break/>questa stanza.<text:line-break/><text:line-break/>Tesoro. l forzieri contengono il tesoro che i mind flayer<text:line-break/>usano per corrompere le creature che non possono<text:line-break/>divorare o schiavizzare. Ogni forziere contiene 500 mp.<text:line-break/>Se i personaggi frugano tra le monete, trovano anche un<text:line-break/>paio di occhiali con lenti di cristallo viola e montatura di<text:line-break/>platino (2.500 mo), una pozione di resistenza (acido), una<text:line-break/>piuma di Quaal (albero) è un pugnale drow decorato con<text:line-break/>una filigrana d’argento a forma di ragnatela. Il pugnale<text:line-break/>ernette magicamente un breve assolo di chitarra quando<text:line-break/>viene percosso o usato per colpire un avversario. I] pugnale<text:line-break/>vale 750 mo.<text:line-break/><text:line-break/><text:soft-page-break/>13B. POSTAZIONE DI GUARDIA ESTERNA<text:line-break/><text:line-break/>Lungo la parete nord di questa stanza vuota e priva di<text:line-break/>arredamento, è celata una porta segreta.<text:line-break/><text:line-break/>]4. RETICOLO DI PsICOGUSCI I<text:line-break/><text:line-break/>Le porte di questa stanza sono fatte di pietra e sigillate con<text:line-break/>serrature in Qualith (vedi “Serrature in Qualith” a pagina<text:line-break/>222). Se notn vengono tenute aperte, si richiudono a chiave<text:line-break/>automaticamente. Il soffitto è alto 3 metri e ]a stanza ha i<text:line-break/>tratti seguenti:<text:line-break/><text:line-break/>Psicogusci. Quindici cilindri di bronzo, delle dimensioni<text:line-break/>di una bara e dal coperchio di cristallo trasparente,<text:line-break/>sono disposti lungo le pareti curve della stanza, sorretti<text:line-break/>da staffe di ferro. Ogni capsula è inclinata a 45 gradi,<text:line-break/>collegata a pannelli di metallo sul pavimento da un fitto<text:line-break/>groviglio di cavi di rame e ricoperta di una sottile patina<text:line-break/>residuale di una sostanza viscida.<text:line-break/><text:line-break/>Ilithid. Quattro mind flayer che tengono in mano dei fogli<text:line-break/>scuri di metallo simili a blocchi degli appunti esaminano<text:line-break/>le capsule, nove delle quali contengono umanuoidi<text:line-break/>privi di sensi.<text:line-break/><text:line-break/>LIVELLO 17 | LE PROFONDITA MARINE<text:line-break/><text:line-break/>Î mind flayer hanno il compito di assicurarsi che tutto<text:line-break/>l’equipaggiamento in questa stanza funzioni a dovere.<text:line-break/>Cercano di stordire gli intrusi e di intrappolarli all’interno<text:line-break/>degli psicoguscei vuoti (vedi “Psicogusci” più sotto). I loro<text:line-break/>“blocchi degli appunti” sono sottili lamine di metallo<text:line-break/>su cui sono impresse scritte simili al braille (Qualith).<text:line-break/><text:line-break/>I mind flayer usano i loro tentacoli per decifrare le<text:line-break/>scritture, che forniscono i dettagli tecnici degli psicogusci.<text:line-break/>Un incantesimo comprensione dei linguaggi o una<text:line-break/><text:line-break/>magia analoga possono rivelare le stesse informazioni,<text:line-break/>consentendo ai personaggi di capire cosa fanno gli<text:line-break/>psicogusci e come disattivarli.<text:line-break/><text:line-break/>PsSICOGUSCI<text:line-break/><text:line-break/>Uno psicoguscio è un congegno magico che collega<text:line-break/><text:line-break/>la mente di un umanoide privo di sensi alla mente<text:line-break/>dell'ulitharid nell’area 12g. Il residuo psichico che<text:line-break/><text:line-break/>riveste ogni psicoguscio è un effetto collaterale di questo<text:line-break/>collegamento. Il residuo è viscoso e ha un pessimo odore,<text:line-break/>ma è innocuo e si dissolve dopo poche ore.<text:line-break/><text:line-break/>Ogni creatura che entra nel cilindro di bronzo di uno<text:line-break/>psicoguscio deve superare un tiro salvezza su Costituzione<text:line-break/>con CD 17, altrimenti cade privo di sensi, indotto in<text:line-break/>quello stato da una vibrazione psionica latente emanata<text:line-break/>dall’ulitharid. Una creatura che supera il tiro salvezza<text:line-break/>deve ripeterlo alla fine di ogni suo turno, finché non esce<text:line-break/>dal cilindro.<text:line-break/><text:line-break/>Mentre si trova in uno psicoguscio, una creatura<text:line-break/>incosciente è attirata in una realtà simulata creata<text:line-break/><text:soft-page-break/>dall’ulitharid (vedi il riquadro “Alterdeep”) e può<text:line-break/>sopravvivere in questo stato per il resto della sua vita<text:line-break/>naturale, dato che la sua mente e 1l suo corpo sono<text:line-break/>alimentati dall’energia psichica dello psicoguscio. Se lo<text:line-break/>psicoguscia è disattivato o se la creatura priva di sensi<text:line-break/>viene rimossa da esso, quella creatura può ripetere il tiro<text:line-break/>salvezza su Costituzione con CD 17 alla fine di ogni suo<text:line-break/>turno, risvegliandosi in caso di successo. La creatura si<text:line-break/>risveglia anche se subisce danni nel mondo reale, ma non<text:line-break/>se subisce danni nella simulazione di Waterdeep.<text:line-break/><text:line-break/>Se uno psicoguscio viene disasttivato o distrutto, si<text:line-break/>spegne. Per disattivare uno psicoguscio, una creatura<text:line-break/>deve scollegare tre degli otto cavi di rame che lo collégano<text:line-break/>ai pannelli di metallo sul pavimento. Gli schemi sui<text:line-break/>blocchi degli appunti dei mind flayer consentono di<text:line-break/>identificare quali sono i tre cavi che vanno scollegati da<text:line-break/>ogni psicoguscio (la combinazione di cavi varia da uno<text:line-break/>psicoguscio all'altro), Se un personaggio strappa dei cavi a<text:line-break/>caso, il DM tira un d&amp; tre volte (ripetendo il tiro in caso di<text:line-break/>risultati ripetuti) per determinare quali sono i tre cavi che<text:line-break/>disattiveranno quello specifico psicoguscio, poi tira un d<text:line-break/>per ogni cavo che è stato scollegato per vedere se si tratta<text:line-break/>del cavo giusto. Se viene scollegato un cavo sbagliato, si<text:line-break/>diffonde un impulso magico che bersaglia tutte le creature<text:line-break/>entro 1,5 metri dallo psicoguscio, tranne quella al suo<text:line-break/>interno. Una creatura bersaglio deve effettuare un tiro<text:line-break/>salvezza su Saggezza con CD 17; se lo fallisce, subisce<text:line-break/>22 (4d10) danni psichici, mentre se lo supera, subisce la<text:line-break/>metà di quei danni. L'impulso magico di uno psicoguscio<text:line-break/>nion ha effetto sugli altri.<text:line-break/><text:line-break/>Tutti gli psicogusci si disattivano se l’ulitharid muore o se<text:line-break/>si alza dal trono di cristallo nell'area 12g. Ogni psicoguscio<text:line-break/>è un oggetto Grande con CA 15, 50 punti ferita e immunità<text:line-break/>ai danni psichici e da veleno. Una creatura all'interno di<text:line-break/>uno psicoguscio beneficia di copertura totale contro gli<text:line-break/>attacchi che hanno origine all’esterno della capsula.</text:p>
      <text:p text:style-name="P1"/>
      <text:p text:style-name="P1"/>
      <text:p text:style-name="P1"/>
      <text:p text:style-name="P1">@@@ 21 @@@</text:p>
      <text:p text:style-name="P1"/>
      <text:p text:style-name="P1"/>
      <text:p text:style-name="P1"/>
      <text:p text:style-name="P1">ALTERDEEP<text:line-break/><text:line-break/>Le creature prive di sensi all'interno degli psicogusci<text:line-break/>sperimentano un sogno comune in cui compaiono<text:line-break/>assiemne a tutti gli oggetti in loro possesso a Waterdeep...<text:line-break/>o meglio, nella versione alternativa di Waterdeep creata da<text:line-break/>Extremiton,<text:line-break/><text:line-break/>Tramite un prolungato contatto telepatico con gli<text:line-break/>abitanti di Waterdeep, l’ulitharid ha creato una simulazione<text:line-break/>realistica di Waterdeep che viene costantemente affinata<text:line-break/>per apparire più autentica. All'interno di “Alterdeep”,<text:line-break/>l'ulitharid assume varie identità e osserva silenziosamente<text:line-break/>in che modo le creature proiettate nell’ambientazione dagli<text:line-break/>psicogusci interagiscono tra loro e con le creature e gli<text:line-break/>oggetti finti che li circondano.<text:line-break/><text:line-break/>L’aspetto, i suoni, gli odori e le sensazioni tattili<text:line-break/>di Alterdeep sono simili a quelle di Waterdeep. Una<text:line-break/><text:soft-page-break/>prolungata esposizione a questo mondo alternativo,<text:line-break/>tuttavia, aumenta la possibilità di individuare un difetto<text:line-break/>che ne svela la vera natura. Sebbene Extremiton abbia<text:line-break/>creato una simulazione notevole, | personaggi attirati<text:line-break/>nell'ambiente notano delle leggere discrepanze nel modo<text:line-break/>in cui i PNG familiari si comportano oppure colgono<text:line-break/>dei dettagli minori che l’ulitharid ha riprodotto in modo<text:line-break/>sbagliato o che non è in grado di duplicare: sottili<text:line-break/>cambiamenti nelle decorazioni, libri dalle pagine vuote tra<text:line-break/>le due copertine, vino elfico dal pessimo sapore, nani che<text:line-break/>non sanno parlare il Nanico e così via.<text:line-break/><text:line-break/>Non appena un personaggio incontra una tale<text:line-break/>discrepanza, anche l'’ulitharid la percepisce, dato che le<text:line-break/>altre menti sono collegate a lui. Quando si trova di fronte<text:line-break/>a un errore, Extremiton intraprende le misure necessarie<text:line-break/>per correggerlo o cerca di attirare l’attenzione altrove. Per<text:line-break/>esempio, dato che non conosce abbastanza bene il Nanico<text:line-break/>da fare in modo che gli abitanti di Alterdeep lo parlino in<text:line-break/>modo naturale, potrebbe rimuovere con discrezione tutti i<text:line-break/>personaggi che parlano il Nanico dalla simulazione, finché<text:line-break/>la sua familiarità con quella lingua non migliori in modo<text:line-break/>significativo.<text:line-break/><text:line-break/>Il Portale Spalancato. ll luogo più accurato e dettagliato<text:line-break/>di Alterdeep è il Portale Spalancato. Extremiton è<text:line-break/>particolarmente affascinato dal locale, dal suo proprietario<text:line-break/>e dalla sua clientela. Molti dei nuovi arrivati nella<text:line-break/>simulazione si risvegliano qui ed Extremiton cerca di creare<text:line-break/>all’interno della taverna delle situazioni interessanti in cui<text:line-break/>coinvolgere i suoi prigionieri mentali., Extremiton compare<text:line-break/><text:line-break/>all'interno del Portale Spalancato come il suo scorbutico<text:line-break/>proprietario, Durnan, ma potrebe anche interpretare altri<text:line-break/>falsi PNG. L'ulitharid concentra buona parte delle sue<text:line-break/>attenzioni sul Portale Spalancato in quanto il locale si trova<text:line-break/>sopra l'ingresso a Sottomonte ed è un crogiolo di fitte<text:line-break/>interazioni tra gli umanoidi.<text:line-break/><text:line-break/>Danni, Morte e Guarigione. All’interno della simulazione,<text:line-break/>le creature possono essere ferite, curate e uccise<text:line-break/>proprio comne nel mondo reale e un personaggio sceso<text:line-break/>a O punti ferita deve effettuare | tiri salvezza contro morte<text:line-break/>normalmente.<text:line-break/><text:line-break/>Una creatura che si unisce alla simulazione entrando<text:line-break/>in uno psicoguscio e muore nella simulazione muore<text:line-break/>anche nel mondo reale per il trauma, come se avesse<text:line-break/>subito abbastanza danni psichici da restare uccisa<text:line-break/>istantaneamente. Le creature immuni ai danni psichici non<text:line-break/>possono essere uccise da questo trauma e si stabilizzano<text:line-break/>automaticamente all’interno della simulazione.<text:line-break/><text:line-break/>Uscire da Alterdeep. Se i personaggi all’interno della<text:line-break/>simulazione tentano di spingersi oltre i confini cittadini di<text:line-break/>Alterdeep, Extremiton crea varie situazioni per dissuaderli:<text:line-break/>cattivo tempo, una quarantena cittadina, una festività...<text:line-break/>qualsiasi cosa serva. L’ulitharid non ha fatto alcuna ricerca<text:line-break/>sulle zone al di fuori della città, di conseguenza oltre<text:line-break/>le porte cittadine non c'è altro che una fitta nebbia. Lo<text:line-break/>stesso vale per la versione di Sottomonte di Alterdeep; i<text:line-break/>personaggi che si calano lungo il pozzo nella sala comune<text:line-break/>del Portale Spalancato si ritrovano immersi nella nebbia<text:line-break/>senza alcun posto dove andare se non risalire il pozzo.<text:line-break/><text:soft-page-break/>Extremiton, nei panni di Durnan, scoraggia ogni proposito<text:line-break/>di esplorazione di Sottomonte affermando che il Mago<text:line-break/>Folle l’ha sigillato magicamente.<text:line-break/><text:line-break/>| personaggi attirati nella simulazione possono uscirne<text:line-break/>solo se Extremiton lo consente o se gli psicogusci<text:line-break/>vengono disattivati. L’ulitharid potrebbe rimuovere uno<text:line-break/>o più personaggi dalla simulazione se li trova troppo<text:line-break/>distruttivi, nel qual caso li fa estrarre dagli psicogusci e<text:line-break/>li rinchiude dell’area 10 in attesa di gettarli in pasto al<text:line-break/>neothelid nell'’area &amp;. | personaggi possono anche tentare<text:line-break/>di stringere un'alleanza con l’ulitharid. Extremiton potrebbe<text:line-break/>liberarli se, in cambio, si offrono di distruggere i githyanki<text:line-break/>che minacciano la colonia dei mind flayer. Il DM può<text:line-break/>interpretare queste interazioni o chiedere ai personaggi<text:line-break/>di effettuare delle prove di caratteristica per convincere<text:line-break/>Extremiton a farli tornare nel mondo reale.<text:line-break/><text:line-break/>=<text:line-break/><text:line-break/>UMANOIDI PRIVI DI SENSI<text:line-break/><text:line-break/>Otto degli umanoidi negli psicogusci sono popolani delle<text:line-break/>razze, degli allineamenti e delle etnie più disparati. Si<text:line-break/>chiamano Daundarak Steelfist (Lb nano degli scudi),<text:line-break/>Jarana Hammerstone (LB nana degli scudi), Falain<text:line-break/>Tlandrue (CB elfa della luna), Merrily Shadowstep (NB<text:line-break/>halfling piedelesto femmina), Jagtar Uythrapp (LB umano<text:line-break/>Mulan), Lamento (N tiefling maschio), Stormal Voss (LM<text:line-break/>umano ÎIlluskan) e Lander Hellwind (CB umano Illuskan).<text:line-break/>Sono stati tutti rapiti da Waterdeep. Ognuno è dotato dei<text:line-break/>relativi tratti razziali; il DM dovrà inoltre ricordare che<text:line-break/>nani, elfi e tiefling sono dotati di scurovisione.<text:line-break/><text:line-break/>Î] nono umanoide è Selphorn Amcathra (NM nobile<text:line-break/>umano Tethyrian). Viveva nella città di Amphail ed è stato<text:line-break/>rapito dopo avere partecipato al funerale di un cugino a<text:line-break/>Waterdeep. Selphorn promette una ricompensa di 500 mo<text:line-break/>se sarà riportato sano e salvo alla Città degli Splendori<text:line-break/>e mantiene la sua promessa, ma mette i propri interessi<text:line-break/>al di sopra di ogni altra preoccupazione. Î personaggi di<text:line-break/>Waterdeep sapranno che la Casata Amcathra è una delle<text:line-break/>famiglie nobili più ricche della città.<text:line-break/><text:line-break/>15. RETICOLO nI PsIcogcuscI II<text:line-break/><text:line-break/>Questa stanza è identica all’area 14, fatta eccezione per<text:line-break/>quanto segue:<text:line-break/><text:line-break/>- La stanza contiene venti psicogusci vuoti in varie fasi di<text:line-break/>costruzione (la metà degli psicogusci è stata completata<text:line-break/>ed è funzionante).<text:line-break/><text:line-break/>. Tre mind flayer lavorano alacremente al montaggio di<text:line-break/>uno degli psicogusci incompleti.<text:line-break/><text:line-break/>16. VECCHIE SALE NANICHE<text:line-break/><text:line-break/>Le porte di quest'area sono fatte di pietra e sono sigillate da<text:line-break/>serrature in Qualith (vedi “Serrature in Qualith” a pagina<text:line-break/>222). Se non vengono tenute aperte, le porte si richiudono<text:line-break/><text:line-break/>a chiave automaticamente. Queste stanze hanno il soffitto<text:line-break/>alto 6 metri, mentre i corridoi di collegamento hanno il<text:line-break/><text:soft-page-break/>soffitto alto 3 metri.<text:line-break/><text:line-break/>16A. POSTAZIONE DI GUARDIA NORD<text:line-break/><text:line-break/>Scaladar. Due scaladar modificati sorvegliano questa sala.<text:line-break/>Sono descritti in maggior dettaglio successivarmnente.<text:line-break/><text:line-break/>LIVELLO 17 | LE PROFONDITAÀ MARINE</text:p>
      <text:p text:style-name="P1"/>
      <text:p text:style-name="P1"/>
      <text:p text:style-name="P1"/>
      <text:p text:style-name="P1">@@@ 22 @@@</text:p>
      <text:p text:style-name="P1"/>
      <text:p text:style-name="P1"/>
      <text:p text:style-name="P1"/>
      <text:p text:style-name="P1">Mobili. Dalle crepe che si aprono sul soffitto ad arco alto<text:line-break/>6 metri di questa stanza, filtra dell'acqua che gocciola su<text:line-break/>un tavolo di pietra lungo 12 metri circondato da sedie di<text:line-break/>pietra delle dimensioni di un trono.<text:line-break/><text:line-break/>Stoviglie. Alcune nicchie scavate nelle pareti sorno piene<text:line-break/>di piatti e boccali di pietra, Alcune stoviglie contengono<text:line-break/>grumi di fanghiglia grigia commestibile {i mind flayer<text:line-break/>usano questi piatti per portare il cibo ai prigionieri<text:line-break/>nell'’area 10).<text:line-break/><text:line-break/>Muro di Forza. I| passaggio disseminato di detriti che<text:line-break/>conduce all’area Sa è bloccato da un muro di forza<text:line-break/>invisibile generato dall'area 16c.<text:line-break/><text:line-break/>I mind flayer hanno preso il controllo di due scaladar<text:line-break/>(vedi l'appendice A) e hanno trapiantato in ognuno di essi<text:line-break/>il cervello di un duergar, impartendo a ogni costrutto<text:line-break/>urn'Intelligenza pari a 11 e la capacità di capire (ma non<text:line-break/>di parlare) il Nanico e il Sottocomune. Ogni cervello di<text:line-break/>duergar è rinchiuso in una sfera di vetro inserita nella testa<text:line-break/>del costrutto. Questi scaladar obbediscono ai comandi<text:line-break/>degli illithid e attaccano ogni creatura che non sia un mind<text:line-break/>flayer o uno dei loro servitori. Gli anelli di Trobriand non<text:line-break/>hanno più alcun effetto su questi costrutti.<text:line-break/><text:line-break/>16B. POSTAZIONE DI GUARDIA SUD<text:line-break/><text:line-break/>Questa grande sala irregolare, alta 6 metri, è situata in<text:line-break/>cima a un tunnel inclinato che scende per alcune decine<text:line-break/>di metri fino ad arrivare al livello 18. A guardia di questa<text:line-break/>stanza vuota ci sono otto duergar. Se vedono una fonte di<text:line-break/>luce avvicinarsi, diventano invisibili e si ingrandiscono,<text:line-break/>poi tendono un'imboscata a chiunqué entri nella camera.<text:line-break/>Questi duergar sono stati soggiogati dai mind flayer, sono<text:line-break/>privi di volontà propria e combattono fino alla morte.<text:line-break/><text:line-break/>16C. GENERATORE DI FORZA PSIONICA<text:line-break/><text:line-break/>Piedistallo. A]l centro della stanza, due mind flayer<text:line-break/>afferrano la cima di un piedistallo di cristallo a tre lati,<text:line-break/>alto 1,2 metri e sormontato da un diamante grande<text:line-break/>quanto un pugno che fluttua a circa 30 cm sopra di esso.<text:line-break/><text:line-break/>Incudini. Contro le pareti, sono impilate dozzine di<text:line-break/>incudini di ferro arrugginite, forgiate e abbandonate<text:line-break/>molto tempo fa dai nani Melairkyn (ognuna pesa 250 kg).<text:line-break/><text:line-break/>I] piedistallo di cristallo sormontato dal diamante<text:line-break/><text:soft-page-break/>fluttuante è un generatore di forza psionica, un congegno<text:line-break/>magico che consente ai mind flayer di creare e mantenere<text:line-break/>i muri di forza che delimitano l'area 8. ] mind flayer<text:line-break/>forniscono l'energia mentale che alimenta il generatore.<text:line-break/>Se questi mind flayer vengono attaccati, uno rimane<text:line-break/>in contatto con il piedistallo di cristallo mentre l’altro<text:line-break/>lo difende.<text:line-break/><text:line-break/>Se il diamante viene rimosso dalla sua posizione sopra<text:line-break/>il piedistallo, cessa di fiuttuare. Una creatura entro portata<text:line-break/>dal diamante può usare un’'azione per prenderlo. Senza il<text:line-break/>diamante, il generatore si spegne e i muri di forza nell’area<text:line-break/>&amp; scompaiono. Îl congegno non può funzionare senza il<text:line-break/>diamante (o un altro diamante di valore pari o superiore).<text:line-break/>I muri di forza scompaiono anche se i mind flayer vengono<text:line-break/>allontanati dal piedistallo, ma ricompaiono se il contatto<text:line-break/>viene ristabilito, purché il diamante fluttui ancora al suo<text:line-break/>posto. Se i muri scompaiono, il neothelid nell’area &amp; fugge<text:line-break/>in cerca di prede e uccide ogni creatura che incontra per<text:line-break/>poi divorarla.<text:line-break/><text:line-break/>Il piedistallo di cristallo è fuso con il pavimento e non<text:line-break/>puÒ essere rovesciato, ma può essere distrutto, cosa che<text:line-break/>rende il generatore irreparabile. Il piedistallo è un oggetto<text:line-break/>Piccolo con CA 13, 20 punti ferita e immunità ai danni<text:line-break/>psichici e da veleno.<text:line-break/><text:line-break/>Tesoro. Il diamante vale 5.000 mo.<text:line-break/><text:line-break/>LIVELLO 17 | LE PROFONDITA MARINE<text:line-break/><text:line-break/>17. PONTE PERICOLANTE<text:line-break/><text:line-break/>In questo punto, il fiume è attraversato da un ponte di<text:line-break/>pietra pericolante che può reggere un peso massimo di<text:line-break/>100 kg alla volta. Un peso maggiore lo [arà crollare. Se<text:line-break/>una creatura si trova sul ponte che crolla, può balzare su<text:line-break/>una delle due rive superando un tiro salvezza su Destrezza<text:line-break/>con CD 15. Se lo fallisce, la creatura cade nel fiume e<text:line-break/>potrebbe essere trasportata via (vedi “Fiume Sotterraneo”<text:line-break/>a pagina 227).<text:line-break/><text:line-break/>18. MUFFA GRIGIA<text:line-break/><text:line-break/>Le pareti di questa stanza sono coperte da striature di una<text:line-break/>muffa grigia viscida che è stata parzialmente grattata via.<text:line-break/>Sotto la muffa sono visibili alcune parti di un bassorilievo,<text:line-break/>in cui un gruppo di nani è al lavoro per abbattere dei<text:line-break/>funghi giganti.<text:line-break/><text:line-break/>La muffa che cresce qui è commestibile è nutriente, ma<text:line-break/>poco saporita. I mind flayer la usano per sfamare i loro<text:line-break/>prigionieri. Una tazzina di muffa ha un valore nutritivo pari<text:line-break/>a quello di un giorno di razioni.<text:line-break/><text:line-break/>19. AREA NON SORVEGLIATA<text:line-break/><text:line-break/>Nè i mind flayer né i loro servitori si recano in quest'area.<text:line-break/><text:line-break/>19A. IL RUGGITO DEL FIUME<text:line-break/><text:line-break/>Le creature in questa camera, alta 3 metri ma parzialmente<text:line-break/>crollata, subiscono svantaggio alle prove di Saggezza<text:line-break/>(Percezione) basate sull’udito a causa del rombo del fiume<text:line-break/><text:soft-page-break/>sotterraneo poco distante.<text:line-break/><text:line-break/>19B. CAVERNA DELLA RIVA SICURA<text:line-break/><text:line-break/>Questa camera alta 3 metri e lavorata in pietra grezza è<text:line-break/>disseminata di detriti. La riva è rocciosa e ricoperta di<text:line-break/>terriccio smosso,<text:line-break/><text:line-break/>20. DIRAMAZIONI DEL FIUME<text:line-break/><text:line-break/>I] fiume (vedi “Fiume Sotterraneo” a pagina 227) arriva<text:line-break/><text:line-break/>in questo punto a una profondità di 6 metri e si divide in<text:line-break/><text:line-break/>tre diramazioni. Una creatura spazzata via dalla forte<text:line-break/>corrente del fiume viene trascinata in una direzione casuale<text:line-break/>determinata tirando un d6. Con un risultato di 1, la creatura<text:line-break/>viene trascinata nell'area 12a, con un risultato di 2, nell’area<text:line-break/>12b, e con qualsiasi altro risultato, nell’area 12c.<text:line-break/><text:line-break/>CONSEGUENZE<text:line-break/><text:line-break/>Se liberato dalla sua prigionia, il neothelid vaga per le<text:line-break/>Profondità Marine e divora ogni creatura che incontra sul<text:line-break/>suo cammino. ÎI personaggi potrebbero tentare di adescarlo<text:line-break/>verso un altro livello di Sottomonte, dove potrà seminare<text:line-break/>ulteriore caos. Se il neothelid diventa un problema<text:line-break/><text:line-break/>troppo grosso, Halaster interviene per distruggerlo o<text:line-break/>imprigionarlo di nuovo.<text:line-break/><text:line-break/>L'uccisione di Extremiton completa una missione (vedi<text:line-break/>“Smascherare la Spia Telepatica” a pagina 9). Privati del<text:line-break/>loro capo, gli illithid sopravvissuti scompaiono in altri<text:line-break/>angoli di Sottomonte o tornano nell’Underdark. Quando<text:line-break/>gli illithid se ne vanno, i githyanki avanzano per mettere<text:line-break/>in sicurezza questo livello grazie ai rinforzi provenienti<text:line-break/>dal livello 16 (presumendo che siano ancora rimasti dei<text:line-break/>githyanki lassù). Se i githyanki sono stati spazzati via<text:line-break/>ed Extremiton resta in vita, col tempo si trasforma in<text:line-break/>un cervello antico e attira altri illithid alla sua colonia.<text:line-break/><text:line-break/>Gli illithid, inoltre, continuano a catturare gli abitanti di<text:line-break/>Waterdeep per la loro simulazione di Alterdeep, che diventa<text:line-break/>più elaborata e dettagliata ogni giorno che passa.</text:p>
      <text:p text:style-name="P1"/>
      <text:p text:style-name="P1"/>
      <text:p text:style-name="P1"/>
      <text:p text:style-name="P1">@@@ 23 @@@</text:p>
      <text:p text:style-name="P1"/>
      <text:p text:style-name="P1"/>
      <text:p text:style-name="P1"/>
      <text:p text:style-name="P1">P<text:line-break/><text:line-break/>'Èﬁ_._._— E 1Z ri \:|-—-"-"'-" C P ” P T H E e e zz 1F<text:line-break/><text:line-break/>” L DOMINIO DI VANRAK È CONCEPITO PER QUATTRO<text:line-break/>avventurieri di 15° livello. 1 personaggi che<text:line-break/>sconfiggono i mostri di questo livello dovrebbero<text:line-break/>attenere abbastanza PE da arrivare a metà strada<text:line-break/>per il 16° livello. Il livello trae il suo nome da Vanrak<text:line-break/>l Moonstar, un nobile di Waterdeep che si votò a Shar<text:line-break/>E (la dea dell’oscurità e della perdita), si inoltrò a<text:line-break/><text:line-break/><text:soft-page-break/>i Sottomonte e divenne un cavaliere della morte. Per<text:line-break/>capire cosa sta succedendo su questo livello e perché, è<text:line-break/>necessario conoscere la tragica storia di Lord Moonstar.<text:line-break/><text:line-break/>L’OSCURO DESTINO DI<text:line-break/>LORD VANRAK MOONSTAR<text:line-break/><text:line-break/>I fedeli di Shar sono attivi all’ombra del Monte Waterdeep<text:line-break/>fin dai tempi di una disastrosa spedizione nelle Giungle<text:line-break/>Nere guidata nell’Anno dell’Alba Oscura (1104 CV) da<text:line-break/><text:line-break/>Lord Vanrak Moonstar, un carismatico ed estroverso<text:line-break/>spadaccino. Al ritorno, Vanrak non era altro che una pallida<text:line-break/>ombra di se stesso. Alcune decadi dopo, suo padre, Lord<text:line-break/>Andvarran Moonstar, il patriarca di famiglia, morì di una<text:line-break/>strana e tenace malattia che nessuna magia di guarigione<text:line-break/>ritiscì a Ccurare.<text:line-break/><text:line-break/>Una volta assunta la guida della Casata Moonstar,<text:line-break/>Vanrak voltò pubblicamente le spalle al tempio di Selùune (la<text:line-break/>dea della luna), incolpandola della morte prematura di suo<text:line-break/>padre. Roso dal livore, il Ranger Oscuro, come poi Vanrak<text:line-break/>divenne conosciuto, abbracciò in segreto la fede della<text:line-break/>sorella di Seltine: Shar, la Signora della Perdita.<text:line-break/><text:line-break/>Nell’Anno della Luna Ululante (1130 CV), la Casata<text:line-break/>Moonstar fu soggetta a uno scisma. [ membri della famiglia<text:line-break/>ché ancora veneravano Seltne si schierarono con la<text:line-break/>sorella di Lord Vanrak, Lady Alathene, e con il sacerdozio<text:line-break/>di Seltne. Nel frattempo, Lord Vanrak e i suoi seguaci<text:line-break/><text:line-break/>estesero la loro influenza oscura su buona parte della baia<text:line-break/>cittadina con l’aiuto di un piccolo esercito di mercenari<text:line-break/>coadiuvati dai fedeli di Shar.<text:line-break/><text:line-break/>Lady Alathene si presentò a corte e chiese esplicitamente<text:line-break/>ai Lord di Waterdeep di spogliare suo fratello del titolo e<text:line-break/>di esiliarlo dalla città. Fornì anche le prove dei numerosi<text:line-break/>crimini di suo fratello, tra cui schiavitù, incendi, furti e<text:line-break/>omicidi. I Lord ordinarono l'immediata cattura del Ranger<text:line-break/>Oscuro, ma quando la Vigilanza Cittadina sfondò i cancelli<text:line-break/>della villa, Vanrak e i suoi seguaci erano già fuggiti a<text:line-break/>Sottomonte attraverso un portale segreto, Rimasero<text:line-break/>laggiù finché, nell’Anno della Maschera Oscura (1171 CV),<text:line-break/>non riuscirono a conquistare il livello di Sottomonte che<text:line-break/>divenne noto come il Dominio di Vanrak.<text:line-break/><text:line-break/>Insediatosi in questa nuova base, Vanrak estese la sua<text:line-break/>influenza su buona parte di Sottomonte, inviando di tanto<text:line-break/>in tanto delle squadre speciali d'assalto a combattere<text:line-break/>contro i seguaci di Selàne nella città soprastante. Ottenne il<text:line-break/>suo più grande successo nell’Anno della Tomba (1182 CV),<text:line-break/>quando i suoi seguaci riuscirono a infiltrarsi nella Somma<text:line-break/>Casa delle Stelle tramite gli scantinati, massacrarono<text:line-break/>quasi tutti i suoi occupanti prima che fosse possibile dare<text:line-break/>l’allarme, incendiarono il tempio con le loro fiamme nere e<text:line-break/>lo rasero al suolo. Gli invasori saccheggiarono abbastanza<text:line-break/>tesori dal tempio da sovvenzionare l'impresa di Lord<text:line-break/>Vanrak per raggiungere l'immortalità. Nel giro di pochi<text:line-break/>anni, il Ranger Oscuro completò la sua trasformazione in<text:line-break/>cavaliere della morte.<text:line-break/><text:line-break/>Î Lord di Waterdeep non resero le cose facili per Vanrak<text:line-break/>Moonstar negli anni che seguirono. Ingaggiarono schiere<text:line-break/><text:soft-page-break/>di avventurieri da inviare a Sottomonte per consegnare<text:line-break/>Vanrak e i suoi seguaci alla giustizia. Anche se nessuno<text:line-break/>di quegli avventurieri ebbe successo, l'esercito di Vanrak<text:line-break/>ne uscì assottigliato al punto di non costituire più una<text:line-break/>minaccia per la città.<text:line-break/><text:line-break/>LIVELLO 168 | TL'DOMINTIO DI VANKAEK<text:line-break/><text:line-break/>n i</text:p>
      <text:p text:style-name="P1"/>
      <text:p text:style-name="P1"/>
      <text:p text:style-name="P1"/>
      <text:p text:style-name="P1">@@@ 24 @@@</text:p>
      <text:p text:style-name="P1"/>
      <text:p text:style-name="P1"/>
      <text:p text:style-name="P1"/>
      <text:p text:style-name="P1">P<text:line-break/><text:line-break/>hi<text:line-break/><text:line-break/>Halaster Blackcloak peggiorò ulteriormente le cose<text:line-break/>per Vanrak, spronando gli altri abitanti di Sottomonte a<text:line-break/>invadere il Dominio di Vanrak di tanto in tanto. Con una<text:line-break/>mossa disperata, i pochi sacerdoti di Shar rimanenti<text:line-break/>celebrarono una serie di rituali per imbrigliare la<text:line-break/>disperazione del drago d’ombra che fungeva da tavalcatura<text:line-break/>per Vanrak, Umbraxakar, e per usarlo per trasportare<text:line-break/>il Dominio di Vanrak nella Coltre Oscura. Il controllo<text:line-break/>magico di Halaster su Sottomonte si rivelò troppo forte e<text:line-break/>fu impossibile da spezzare definitivamente, ma una piccola<text:line-break/>sezione del Dominio di Vanrak si riversò sul Piano delle<text:line-break/>Ombre e si stabilizzò laggiù.<text:line-break/><text:line-break/>Di fronte al fallimento, Vanrak si convinse che Shar<text:line-break/>lo avesse ingannato e avesse orchestrato la sua caduta<text:line-break/>soltanto per indispettire la sua nemesi, Seltne. Vanrak<text:line-break/>aveva già perso la sua famiglia, il suo titolo e buona parte<text:line-break/>del suo esercito, e ora rischiava di perdere il controllo del<text:line-break/>suo dominio. Nell'Anno delle Ombre Silenti (1436 CV),<text:line-break/>rinnegò Shar e implorò il perdono di Seltine per aver<text:line-break/>distrutto il suo tempiao e i suoi seguaci. In un disperato<text:line-break/>tentativo di redenzione, il cavaliere della morte distrusse<text:line-break/>la propria forma non morta usando una Jama del sole.<text:line-break/>Da allora in poi, è una vampira chierica di Shar di nome<text:line-break/>Keresta Delvingstone a regnare sul Dominio di Vanrak.<text:line-break/><text:line-break/>Quando dell’ombra di Vanrak si perse anche il ricordo,<text:line-break/>la Casata Moonstar tornò a prosperare. La famiglia di<text:line-break/>Waterdeep è ora guidata da Lady Wvylynd Moonstar, una<text:line-break/>venerabile nobildonna un tempo molto scaltra, ma ormai in<text:line-break/>preda alla senilità, che stando alle ultime stime dovrebbe<text:line-break/>essere ormai vecchia più di un secolo. Sebbene non abbia<text:line-break/>figli, Wyvlynd è circondata da molti lontani parenti, tra cui<text:line-break/>un sagace pronipote mezzo-drow di nome Helion Moonstar<text:line-break/>che la nobildonna ha nominato suo erede. La famiglia<text:line-break/>lavora nel séttore della cartografia e delle esplorazioni,<text:line-break/>e Wvylynd è nota per sovvenzionare di tanto in tanto<text:line-break/>delle spedizioni a Sottomonte per motivi che preferisce<text:line-break/>tenere per sé.<text:line-break/><text:line-break/>COSA SI ANNIDA QUI?<text:line-break/><text:line-break/>Questo livello è controllato dai servitori di Shar e da varie<text:line-break/>creature d’ombra.<text:line-break/><text:soft-page-break/><text:line-break/>K ERESTA DELVINGSTONE<text:line-break/><text:line-break/>Keresta Delvingstone è cresciuta per le vie di Waterdeep,<text:line-break/>dove ha imparato in fretta quanto dura potesse essere la<text:line-break/>vita. Nella speranza di farsi una vita migliore, divenne<text:line-break/>un'avventuriera e scese a Sottomonte in cerca di fama e di<text:line-break/>fortuna. Keresta cadde per mano di un vampiro e divenne<text:line-break/>una progenie vampirica al suo comando.<text:line-break/><text:line-break/>Quando Vanrak distrusse il vampiro e conquistò la sua<text:line-break/>tana, prese Keresta sotto la sua ala. Divorata dall’oscurità e<text:line-break/>dalla perdita, Keresta fu attratta da Shar come una falena a<text:line-break/>una fiamma e si fece strada tra i ranghi dei seguaci di Shar<text:line-break/>fino a diventare una vampira chierica della dea malvagia. Ora<text:line-break/>guida lo scellerato culto di Shar nel Dominio di Vanrak e ha<text:line-break/>intenzione di inviare il gruppo in missione per distruggere le<text:line-break/>Guglie del Mattino, il tempio di Lathander (il dio della nascita<text:line-break/>e del rinnovamento) a Waterdeep. Ha preso di mira anche<text:line-break/>la Casa della Luna, il termpio di Seltine a Waterdeep, che<text:line-break/>considera colpevole della distruzione di Vanrak Moonstar.<text:line-break/><text:line-break/>Keresta è una vampira, con le modifiche seguenti:<text:line-break/><text:line-break/>- Keresta evoca millepiedi giganti al posto dei lupi.<text:line-break/>« Ottiene il tratto Incantesimi descritto di seguito.<text:line-break/><text:line-break/>Incantesimi. Keresta è un’incantatrice di 9° livello. La sua<text:line-break/>caratteristica da incantatore è Saggezza (tiro salvezza degli<text:line-break/>incantesimi CD 15, +7 al tiro per colpire degli attacchi con<text:line-break/>incantesimo)}. Ha preparato | seguenti incantesimi da chierico:<text:line-break/><text:line-break/>LIVELLO 18 | IL BOMINTO DI VANKAK<text:line-break/><text:line-break/>Trucchetti (a volontà]: guida, resistenza, riparare, taumaturgia<text:line-break/><text:line-break/>1° livello (4 slot): anatema, comando, infliggi ferite, raggio<text:line-break/>di infermità<text:line-break/><text:line-break/>2° livello (3 slot): arma spirituale, cecità /sordità, raggio di<text:line-break/>affaticamento<text:line-break/><text:line-break/>3° livello (3 slot): animare morti, dissolvi magie, guardiani<text:line-break/>spirituali, scagliare maledizione<text:line-break/><text:line-break/>4° livello (3 slot): divinazione, inaridire, interdiziane alla morte<text:line-break/><text:line-break/>5° livello {1 slot): guscio anti-vita, onda distruttiva<text:line-break/><text:line-break/>EFFETTI REGIONALI<text:line-break/><text:line-break/>L’intero Dominio di Vanrak è usato come tana da Keresta<text:line-break/>e in tutto il livello è possibile notare i seguenti effetti<text:line-break/>regionali:<text:line-break/><text:line-break/>* La nebbia si insinua nelle aree di luce fioca o di<text:line-break/>oscurità, scomparendo quando viene toccata dalla luce e<text:line-break/>ricomparendo non appena la luce si allontana, In alcune<text:line-break/>aree la nebbia aleggia permanentemente, a prescindere<text:line-break/>dalla luce, come indicato nelle descrizioni delle arée in<text:line-break/>questione.<text:line-break/><text:line-break/>- Topi e pipistrelli popolano questo livello in abbondanza,<text:line-break/>Anche nelle aree dove non sono specificamente<text:line-break/><text:soft-page-break/>menzionati, i loro escrementi tradiscono la loro presenza<text:line-break/>ed è sempre possibile sentirli squittire o strisciare<text:line-break/>nell’oscurità.<text:line-break/><text:line-break/>Se Keresta viene distrutta, la nebbia si dissolve e i topi e i<text:line-break/>pipistrelli si estinguono gradualmente finché non ne rimane<text:line-break/>soltanto una manciata.<text:line-break/><text:line-break/>UMBRAXAKAR<text:line-break/><text:line-break/>Îl drago d'ombra Umbraxakar era un tempo un drago di<text:line-break/>bronzo legale buono di nome Glysier. A Glyster piaceva<text:line-break/>assurmere forma umana ed era diventato l’amico e il<text:line-break/>compagno di Vanrak Moonstar, restando al fianco del<text:line-break/>nobile anche dopo la sua caduta in disgrazia. Glyster tentò<text:line-break/>invano di dissuadere Vanrak dal convertirsi al culto di Shar<text:line-break/>e presto cadde a sua volta in preda alla disperazione. In<text:line-break/>quello stato desolato, si lasciò trasformare dai sacerdoti<text:line-break/>di Shar in un drago d'ombra, per potere servire meglio<text:line-break/>Vanrak nelle battaglie a venire. Da allora Glyster divenne<text:line-break/>noto come Umbraxakar (“nato dall’ombra” in Draconico).<text:line-break/><text:line-break/>Îl cavaliere della morte e il drago d’ombra combatterono<text:line-break/>fianco a fianco per molti anni, ampliando il loro dominio e<text:line-break/>difendendolo dagli avventurieri e dagli altri invasori. Ormai<text:line-break/>per Umbraxakar nulla aveva più significato, ad eccezione<text:line-break/>della sua amicizia con Vanrak, ma anche quell’amicizia<text:line-break/>giunse al termine quando Vanrak si uccise con una Jama<text:line-break/>del sole, abbandonando Umbraxakar e i superstiti del<text:line-break/>maligno culto di Shar al loro destino.<text:line-break/><text:line-break/>VISIONI DI UMBRAXAKAR<text:line-break/><text:line-break/>Man mano che i personaggi esplorano le aree del Dominio<text:line-break/>di Vanrak, sono soggetti a visioni magiche dei terribili<text:line-break/>eventi a cui il drago assistette molto tempo fa. Queste<text:line-break/>visioni, il frutto della disperazione di Umbraxakar,<text:line-break/>racchiudono degli indizi che possono aiutare i personaggi a<text:line-break/>spezzare la maledizione oscura del drago. Un personaggio<text:line-break/>non sperimenta tali visioni all'interno di un campo<text:line-break/>anti-magia o sotto la protezione di un incantesimo dissolvi<text:line-break/>il bene e il male.<text:line-break/><text:line-break/>] personaggi incontreranno anche alcune proiezioni<text:line-break/>magiche di Umbraxakar. Queste immagini diafane<text:line-break/>assumono la forma di innocue nubi di nebbia nera a forma<text:line-break/>di drago. Una proiezione bersagliata da un incantesimo<text:line-break/>dissolvi magie o toccata da un campoò anti-magia viene<text:line-break/>distrutta istantaneamente, ma non può essere danneggiata<text:line-break/>in altri modi.</text:p>
      <text:p text:style-name="P1"/>
      <text:p text:style-name="P1"/>
      <text:p text:style-name="P1"/>
      <text:p text:style-name="P1">@@@ 25 @@@</text:p>
      <text:p text:style-name="P1"/>
      <text:p text:style-name="P1"/>
      <text:p text:style-name="P1"/>
      <text:p text:style-name="P1">CULTO DI SHAR i<text:line-break/><text:line-break/>1] culto di Shar all'interno del Dominio di Vanrak è<text:line-break/>composto principalmente da progenie vampiriche sotto il<text:line-break/>comando di Keresta Delvingstone. Di tanto in tanto, anche<text:line-break/>qualche cultista vivente si fa strada fin quaggiù, guidato<text:line-break/>oltre i livelli di Sottomonte dalla grazia oscura di Shar in<text:line-break/><text:soft-page-break/>persona. Keresta trasforma gli accoliti più promettenti in<text:line-break/>progenie vampiriche, Coloro che sono giudicati indegni<text:line-break/>della benedizione di Shar finiscono per nutrire Keresta e<text:line-break/>le sue progenie con il loro sangue. I cadaveri dissanguati<text:line-break/>vengono poi gettati in pasto a Umbraxakar.<text:line-break/><text:line-break/>ÎI cultisti sono umani neutrali malvagi che indossano una<text:line-break/>tunica color grigio polvere sopra la loro armatura. Sulla<text:line-break/>tunica compare il simbolo di Shar: un cerchio nero con un<text:line-break/>boardo color viola scuro.<text:line-break/><text:line-break/>NELLA COLTRE OSCURA<text:line-break/><text:line-break/>Le aree dalla 19 alla 33 del Dominio di Vanrak sono<text:line-break/>iminerse nella Coltre Oscura e vi rimangono fintanto che<text:line-break/>Umbraxakar resta in vita. In queste aree, la luce intensa<text:line-break/>diventa luce fioca è la luce fioca diventa oscurità. Inoltre, tutti<text:line-break/>i colori sono stati prosciugati da queste aree e un terribile<text:line-break/>fetore di morte aleggia nell’aria. Le pareti sono percorse da<text:line-break/>grosse crepe, le piastrelle del pavimento sono sconnesse o<text:line-break/>spezzate in più punti e i soffitti hanno iniziato a incurvarsi,<text:line-break/>dando l'impressione di non poter reggere ancora a lungo.<text:line-break/><text:line-break/>Le aree all'interno della Coltre Oscura non fanno più parte<text:line-break/>di Sottomonte e quindi non sono soggette alle sue restrizioni<text:line-break/>magiche (vedi “Alterazioni alla Magia” a pagina 10).<text:line-break/><text:line-break/>La disperazione del drago d’ombra potrebbe trasferire<text:line-break/>temporaneamente altre aree del Dominio di Vanrak nella<text:line-break/>Coltre Oscura, a volte per pochi minuti, a volte per ore.<text:line-break/><text:line-break/>Tali transizioni si verificano a discrezione del DM e durano<text:line-break/>finché egli lo desidera. Quando un’area si trasferisce<text:line-break/><text:line-break/>nella Coltre Oscura, tutti i colori e le luci al suo interno si<text:line-break/>ingrigiscono, corme deseritto più sopra.<text:line-break/><text:line-break/>DISPERAZIONE DELLA COLTRE OSCURA<text:line-break/><text:line-break/>Î personaggi che restano a lungo nella Coltre Oscura<text:line-break/>potrebbero cadere preda della disperazione (vedi “Regola<text:line-break/>Facoltativa: Disperazione della Coltre Oscura” nel capitolo<text:line-break/>2 della Dungeon Masters Guide).<text:line-break/><text:line-break/>ESPLORARE QUESTO LIVELLO<text:line-break/><text:line-break/>Le descrizioni di tutti i luoghi di questo livello fanno<text:line-break/>riferimento alla mappa 15. Le aree del Dominio di Vanrak<text:line-break/>che sono traslate nella Coltre Oscura sono evidenziate con<text:line-break/>un fondo più scuro sulla mappa.<text:line-break/><text:line-break/>]. ENTRATA<text:line-break/><text:line-break/>Î personaggi che scendono nel tunnel proveniente dal livello<text:line-break/>17 arrivano a un corridoio alto 3 metri lavorato in pietra<text:line-break/>liscia, su cui si affacciano vari tunnel in pietra prezza.<text:line-break/><text:line-break/>2. ANDRONE POLVEROSO<text:line-break/><text:line-break/>(Questa stanza e i corridoi ad essa collegati hanno i soffitti<text:line-break/>alti 3 metri e i pavimenti ricoperti di polvere.<text:line-break/><text:line-break/>3. STATUA DI SHAR<text:line-break/><text:line-break/><text:soft-page-break/>Nebbia. La stanza è leggermente oscurata dalla nebbia.<text:line-break/>Statua. L'angolo est della stanza è occupato da una statua<text:line-break/>in marmo nero di una donna ammantata che impugna<text:line-break/>due pugnali. Tre scheletri umani ricoperti di polvere<text:line-break/><text:line-break/>giacciono ai piedi della statua.<text:line-break/><text:line-break/>Figura Incappucciata. Una figura umanoide avvolta in un<text:line-break/>manto viola e nero sta in ginocchio davanti alla statua.<text:line-break/><text:line-break/>La figura inginocchiata è un mantello vuoto che si<text:line-break/>affloscia sul pavimento se toccato o bersagliato da un<text:line-break/>incantesimo dissolvi magie.<text:line-break/><text:line-break/>Gli scheletri che giacciono ai piedi della statua sono ciò<text:line-break/>che resta di tre avventurieri morti da tempo e usati come<text:line-break/>monito a non disturbare la statua alta 2,1 metri. Se un<text:line-break/>personaggio effettua con successo una prova di Intelligenza<text:line-break/>(Religione) con CD 15, capisce che la statua raffigura Shar.<text:line-break/><text:line-break/>4. VECCHI AMICI<text:line-break/><text:line-break/>Nebbia. La stanza è leggermente oscurata dalla nebbia.<text:line-break/><text:line-break/>Arazzi. Alcuni arazzi fatti a pezzi che un tempo<text:line-break/>raffiguravano dei panorami costieri ora giacciono<text:line-break/>ammassati contro le pareti. Se qualcuno tocca gli arazzi,<text:line-break/>un'innocua proiezione fumosa di Umbraxakar compare<text:line-break/>al centro della stanza e si avventa contro gli intrusi, nella<text:line-break/>spéranza di farli scappare.<text:line-break/><text:line-break/>Visione. Se un personaggio oltrepassa la metà della<text:line-break/>stanza, sperimenta una delle fugaci visioni del<text:line-break/>drago d'ombra.<text:line-break/><text:line-break/>ii PE __ i ; —<text:line-break/><text:line-break/>VISIONE DEL DRAGO<text:line-break/><text:line-break/>In questa visione, il personaggio è in piedi davanti a un<text:line-break/>nobile ammantato (Lord Vanrak Moonstar), in cima a una<text:line-break/>ventosa scogliera che si affaccia sul mare. Il nobile chiede<text:line-break/>al personaggio di unirsi a lui in una pericolosa missione<text:line-break/>nelle Giungle Nere. Mette una mano sulla spalla del<text:line-break/>personaggio e chiede: “Siamo grandi amici, Glyster, non è<text:line-break/>vero?” Con quelle parole, la visione termina,<text:line-break/><text:line-break/>5. IL DONO DI UMBRAXAKAR<text:line-break/><text:line-break/>Nebbia. La stanza è leggermente oscurata dalla nebbia.<text:line-break/><text:line-break/>Bassorilievi. Le pareti sono coperte di bassorilievi che<text:line-break/>raffigurano un groviglio di scheletri umani.<text:line-break/><text:line-break/>Visione. Se un personaggio oltrepassa la metà della<text:line-break/>stanza, sperimenta una delle fugaci visioni del<text:line-break/>drago d'’ombra.<text:line-break/><text:line-break/>VISIONE DEL DRAGO<text:line-break/><text:line-break/>In questa visione, il personaggio è accampato nella<text:line-break/><text:line-break/>giungla assieme a un nobile di bell’aspetto (Lord Vanrak<text:line-break/>Moonstar). Il personaggio porge al cavaliere un anello di<text:line-break/><text:soft-page-break/>corallo levigato come pegno della loro solida amicizia. Il<text:line-break/>nobile infila l’anello al dito, sorride e commenta: “Custodirò<text:line-break/>gelosamente questo dono per sempre."” Con quelle parole,<text:line-break/>la visione termina.<text:line-break/><text:line-break/>Tesoro. Îl primo personaggio che sperimenta questa<text:line-break/>visione calpesta un anello che giace sul pavimento. Un<text:line-break/>esame ravvicinato rivela che l'anello è quello della visione<text:line-break/>del drago: un semplice anello di corallo levigato che brilla<text:line-break/>di tutti i colori dell’arcobaleno. L'anello non è magico e<text:line-break/>vale 250 mo.<text:line-break/><text:line-break/>6. ALLOGGI DEI CULTISTI<text:line-break/><text:line-break/>Mobili. Sei brandine di legno vuote sono disposte lungo le<text:line-break/>pareti nord ed est. Tra una brandina e l'altra, sono visibili<text:line-break/>degli scaffali di pietra carichi di razioni, barili d’acqua,<text:line-break/>stoviglie di legno e utensili d'acciaio.<text:line-break/><text:line-break/>Arco. Nella parete sud, è incassato un arco di pietra, i cui<text:line-break/>fianchi sono scolpiti per raffigurare due elfi discinti (un<text:line-break/>maschio e una femmina) che portano le dita alle labbra<text:line-break/>nell’atto di chiedere il silenzio.<text:line-break/><text:line-break/>Porta Segreta. Nella parete est, si cela una porta segreta<text:line-break/>che si collega all'area 5.</text:p>
      <text:p text:style-name="P1"/>
      <text:p text:style-name="P1"/>
      <text:p text:style-name="P1"/>
      <text:p text:style-name="P1">@@@ 26 @@@</text:p>
      <text:p text:style-name="P1"/>
      <text:p text:style-name="P1"/>
      <text:p text:style-name="P1"/>
      <text:p text:style-name="P1">PORTALE ARCUATO PER IL LIVELLO 6<text:line-break/>L'arco di pietra è uno dei portali magici di Halaster (vedi<text:line-break/>“Portali” a pagina 12), a cui si applicano le regole seguenti:<text:line-break/><text:line-break/>. Se un incantesimo silenzio viene lanciato in modo che<text:line-break/>l’arco rientri nella sua area, il portale si apre per 1 minuto.<text:line-break/><text:line-break/>- Î personaggi devono essere di livello pari o superiore<text:line-break/>al 9° per attraversare questo portale (vedi “Jhesiyra<text:line-break/>Kestellharp” a pagina 10). La prima creatura a passare<text:line-break/>attraverso il portale innesca una runa antica (vedi “Rune<text:line-break/>Antiche” a pagina 12).<text:line-break/><text:line-break/>: Una creatura che attraversa il portale compare nell’area<text:line-break/>47a del livello 6, nello spazio libero più vicino al portale<text:line-break/>identico situato in quell’area.<text:line-break/><text:line-break/>7. SALE DEL CULTO<text:line-break/><text:line-break/>I cultisti si radunano in quest'area per venerare Shar e<text:line-break/>sottoporsi alle prove di devozione di Keresta.<text:line-break/><text:line-break/>7A. TOPI STRISCIANTI<text:line-break/><text:line-break/>Quando i personaggi si avvicinano a questa stanza, sentono<text:line-break/>un coro di voci umane provenire dall'interno. La stanza<text:line-break/>contiene quanto segue:<text:line-break/><text:line-break/>Fiamme Viola. Lungo le pareti è disposta una fila di<text:line-break/>sostegni per torce in ferro arrugginito. Ogni sostegno<text:line-break/>ospita una torcia rivestita di cera nera che arde di<text:line-break/><text:soft-page-break/>fiamme violacee.<text:line-break/><text:line-break/>Rituale del Culto. Sei cultisti di Shar umani sono<text:line-break/>inginocchiati su rozzi tappetini intrecciati stesi al centro<text:line-break/>di quest'area e intonano un cupo canto. Un cultista<text:line-break/>fanatico umano coperto da uno sciame di topi sta in<text:line-break/>piedi in silenzio in mezzo a loro.<text:line-break/><text:line-break/>I cultisti inginocchiati si chiamano Caradoc, Feldar,<text:line-break/>Hong, Khafra, Serenade e Xandeval. Intonano in<text:line-break/>continuazione lo stesso verso in Comune: “Oscurità,<text:line-break/>sopprimi il sole. Oscurità, inghiotti la luna. Noi non siamo<text:line-break/>altro che la notte."<text:line-break/><text:line-break/>Keresta Delvingstone sta usando lo sciame di topi per<text:line-break/>mettere alla prova il cultista fanatico di normne Jian. Per<text:line-break/>superare la prova, Jian deve lasciare che i topi gli brulichino<text:line-break/>addosso senza spaventarsi o protestare, altrimenti lo<text:line-break/>divoreranno. Soltanto superando questa prova, Jian potrà<text:line-break/>qualificarsi a diventare una progenie vampirica di Keresta.<text:line-break/><text:line-break/>L’arrivo degli intrusi induce i cultisti a impugnare le armi<text:line-break/>e attaccare. Jian, tuttavia, non fa nulla mentre i topi gli<text:line-break/>sciamano addosso. Se subisce danni, Jiao cede al panico e<text:line-break/>viene rapidamente divorato dai topi. Se lo sciame perde più<text:line-break/>della metà dei suoi punti ferita, si disperde e fugge.<text:line-break/><text:line-break/>7B. PREPARAZIONE DEL RITUALE<text:line-break/><text:line-break/>Tavaolo. I[l centro della stanza è occupato da un tavolo di<text:line-break/>legno su cavalletti dove è stato accumulato un piccolo<text:line-break/>tesoro, assieme a bottiglie d'olio è candele tremolanti.<text:line-break/><text:line-break/>Cultisti. Due cultisti di Shar umani cospargono di olio gli<text:line-break/>oggetti preziosi sul tavolo.<text:line-break/><text:line-break/>I cultisti si chiamano Elthimar e Zelaya. Sono impegnati<text:line-break/>a ungere meticolosamente gli oggetti prelevati dal tesoro di<text:line-break/>Umbraxakar, oggetti che saranno usati per i rituali mirati<text:line-break/>a vincolare i ricordi del drago d'’ombra ad alcune specifiche<text:line-break/>aree del Dominio di Vanrak.<text:line-break/><text:line-break/>Tesoro. Gli oggetti sul tavolo includono tre scodelle<text:line-break/>d’argento (25 mo ciascuna), due pugnali cerimoniali dalla<text:line-break/>lama ondulata in ossidiana (75 mo ciascuno), la statuina in<text:line-break/>corallo di una sirena che stringe tra le mani una perla rosa<text:line-break/>(250 mo), un’arpa in legno esotico intarsiata in avorio e<text:line-break/>incastonata di zirconi (750 mo) è una maschera di cristallo<text:line-break/>a forma di muso di drago (2.500 mo).<text:line-break/><text:line-break/>LIVELLO 18 | 1L DOMINIO DI VANRAK<text:line-break/><text:line-break/>70. SALA DEI BANCHETTI<text:line-break/>I cultisti giudicati indegni di diventare progenie vampiriche<text:line-break/>vengono portati quaggiù per nutrire la nidiata di Keresta.<text:line-break/><text:line-break/>Banchetto dei Vampiri. Il cadavere di un umano nudo<text:line-break/>giace su una sedia reclinata al centro della stanza. La<text:line-break/>tunica viola e nera che indossava è stata appoggiata su<text:line-break/>urn tavolino poco lontano. Due progenie vampiriche sono<text:line-break/>chine sul corpo: una succhia ferocemente il polso del<text:line-break/>cadavere, mentre l’altra affonda le zanne nella coscia.<text:line-break/><text:line-break/>Fiamme Viola. Lungo le pareti è disposta una fila di<text:line-break/><text:soft-page-break/>sostegni per torce in fertro arrugginito. Ogni sostegno<text:line-break/>ospita una torcia rivestita di cera nera che arde di<text:line-break/>fiamme violacee. Tra un sostegno e l’altro, sono state<text:line-break/>collocate delle eleganti poltrone di legno dal sedile e<text:line-break/>dallo schienale di velluto rosso imbottito.<text:line-break/><text:line-break/>Porta Segreta. Nella parete est, si cela una porta segreta<text:line-break/>che si collega all'area 5.<text:line-break/><text:line-break/>Le progenie vampiriche, di nome Angelica e Yaveros,<text:line-break/>sibilano all'indirizzo degli intrusi e ordinano loro di<text:line-break/>andarsene immediatamente, attaccando coloro che non<text:line-break/>obbediscono. Un esame più dettagliato del cultista senza<text:line-break/>vita non rivela alcun segno di colluttazione, a indicare che<text:line-break/>non ha opposto resistenza e che è morto dissanguato.<text:line-break/><text:line-break/>8. IL RIPOSO DI SCINTILMORN<text:line-break/><text:line-break/>Nebbia. La stanza è leggermente oscurata dalla nebbia.<text:line-break/><text:line-break/>Visione ed Elsa. Se un personaggio oltrepassa la metà<text:line-break/>della stanza, sperimenta una delle fugaci visioni del<text:line-break/>drago d'ombra e nota l’elsa scintillante di una spada<text:line-break/>lunga che giace sul pavimento tra gli sbuffi di nebbia (vedi<text:line-break/>“Tesoro” più sotto).<text:line-break/><text:line-break/>VISIONE DEL DRAGO<text:line-break/><text:line-break/>In questa visione, il personaggio affronta un uomo che<text:line-break/>indossa un giaco di maglia in mithral (Lord Vanrak<text:line-break/>Moonstar). All’improvviso, l'uomo punta una spada<text:line-break/><text:line-break/>lunga con la lama radiosa contro il personaggio, mentre<text:line-break/>un bagliore di follia risplende nei suoi occhi, e urla:<text:line-break/><text:line-break/>“Che motivo abbiamo di temere l’oscurità, tu e iP È a<text:line-break/>Sottomonte che apparteniamo. Ci sta chiamando... non lo<text:line-break/>senti?” Agitando la spada nell’aria come un lunatico, l'uomo<text:line-break/>prosegue: “Insieme innalzeremo il nome dei Moonstar a<text:line-break/>vette che mio padre non aveva mai sognato! Waterdeep<text:line-break/>tremerà ogni volta che lo sentirà pronunciare!” Con quelle<text:line-break/>parole, la visione termina.<text:line-break/><text:line-break/>TEsoRO<text:line-break/>U'elsa che giace sul pavimento è forgiata a forma di drago<text:line-break/>di bronzo con le ali aperte e la bocca spalancata. Questo<text:line-break/>oggetto è una Jama del sole che ha avuto molti nomi<text:line-break/>nell’arco dei secoli, tra cui Collera del Sole è Anatema di<text:line-break/>Shar. Un incantesimo conoscenza delle leggende rivela<text:line-break/>il suo vero nome (Scintilmorn) e il suo scopo originario:<text:line-break/>distruggere i vampiri e le altre creature della notte.<text:line-break/>Proiezione di Umbraxakar. Se qualcuno raccoglie l’elsa<text:line-break/>della lama del sole, la proiezione fumosa di Umbraxakar<text:line-break/>si materializza al centro della stanza (vedi “Visioni di<text:line-break/>Umbraxakar” a pagina 232), ma non può uscire dall’area.<text:line-break/><text:line-break/>9, VEGLIA D’OMBRA<text:line-break/><text:line-break/>Doppia Porta. Sulla doppia porta a nord sono scolpite due<text:line-break/>figure: un guerriero scheletrico che stringe l’elsa senza<text:line-break/>lama di una spada, sull’anta sinistra, e un prestante<text:line-break/>giovane umano con le ali da drago, sull’anta destra.<text:line-break/>Sopra la doppia porta, è visibile un disco del diametro</text:p>
      <text:p text:style-name="P1"/>
      <text:p text:style-name="P1"><text:soft-page-break/></text:p>
      <text:p text:style-name="P1"/>
      <text:p text:style-name="P1">@@@ 27 @@@</text:p>
      <text:p text:style-name="P1"/>
      <text:p text:style-name="P1"/>
      <text:p text:style-name="P1"/>
      <text:p text:style-name="P1">....- ai<text:line-break/>z<text:line-break/>a<text:line-break/>ia<text:line-break/>Discesa a :<text:line-break/><text:line-break/>=<text:line-break/>LI<text:line-break/>'<text:line-break/>i<text:line-break/>_"Ù<text:line-break/><text:line-break/>ai …<text:line-break/>R Tunnel che<text:line-break/>= conduce al<text:line-break/>3 E dungeon espanso<text:line-break/><text:line-break/>rr”<text:line-break/>i<text:line-break/><text:line-break/>Tunnel che<text:line-break/>conduce di<text:line-break/>dungeon espanso<text:line-break/><text:line-break/>“a<text:line-break/><text:line-break/>?<text:line-break/>:<text:line-break/>i<text:line-break/><text:line-break/>ia nn n i D<text:line-break/><text:line-break/>LET<text:line-break/><text:line-break/>n<text:line-break/>i<text:line-break/>Il<text:line-break/>a<text:line-break/>| =<text:line-break/>| a<text:line-break/>| '<text:line-break/>-u ]<text:line-break/>a i<text:line-break/>i i _<text:line-break/>eEA POE i<text:line-break/>Caa a EE aa ù<text:line-break/>LLT EETT -<text:line-break/>AA AE RO i AI<text:line-break/><text:line-break/>#_<text:line-break/><text:line-break/>FR<text:line-break/><text:line-break/>FIT<text:line-break/><text:line-break/>EL<text:line-break/><text:line-break/>1 quadretto = 3 metri<text:line-break/><text:soft-page-break/><text:line-break/>MArPnA 18: IL DominNiIo Di VANRAK<text:line-break/><text:line-break/>LINVNELLO 18 | IL DOMINIO D1 VANRAK</text:p>
      <text:p text:style-name="P1"/>
      <text:p text:style-name="P1"/>
      <text:p text:style-name="P1"/>
      <text:p text:style-name="P1">@@@ 28 @@@</text:p>
      <text:p text:style-name="P1"/>
      <text:p text:style-name="P1"/>
      <text:p text:style-name="P1"/>
      <text:p text:style-name="P1">di 90 em dipinto di nero con un bordo di metallo viola (il<text:line-break/>simbolo di Shar).<text:line-break/><text:line-break/>Cultisti e Topi. Dodici cultisti di Shar umani intonano un<text:line-break/>canto davanti alla porta. Ai loro piedi strisciano quattro<text:line-break/>sciami di topi.<text:line-break/><text:line-break/>Fiamme Viola. Sulle pareti di fondo di quattro grandi<text:line-break/>alcove sono disposti dei sostegni per torce in ferro<text:line-break/>arrugginito. Ogni sostegno ospita una torcia rivestita di<text:line-break/>cera nera che arde di fiamme violacee. Le pareti delle<text:line-break/>alcove sono crepate e hucherellate.<text:line-break/><text:line-break/>l topi attaccano tutte le creature che non sono vestite<text:line-break/>coine i cultisti di Shar. I cultisti intonano il loro canto con<text:line-break/>lo scopo di focalizzare il potere del rituale che si svolge<text:line-break/>nell’area 10 e cercano di uccidere chiunque a loro detta<text:line-break/>non sia un veneratore di Shar. Intonano in continuazione<text:line-break/>lo stesso verso in Comune: “Oscurità, sopprimi il sole.<text:line-break/>Oscurità, inghiotti la luna. Oscurità, reclama questo<text:line-break/>dungeon e tutto ciò che vi abita.”<text:line-break/><text:line-break/>Sapendo che il rituale nell’area 10 non deve essere<text:line-break/>disturbato, i cultisti fanno tutto quello che possono<text:line-break/>per evitare che la porta di quell’area venga aperta. Se i<text:line-break/>personaggi entrano varcando la doppia porta, i cultisti<text:line-break/>presumono che il rituale sia stato ormai interrotto e<text:line-break/>attaccano immediatamente.<text:line-break/><text:line-break/>10. CAMERA DEL RITUALE<text:line-break/><text:line-break/>Fiamme Viola. Le candele di cera nera collocate nelle<text:line-break/>nicchie lungo le pareti di questa stanza alta 6 metri<text:line-break/>ardono di una fiamma viola, diffondendo luce fioca<text:line-break/>nella stanza.<text:line-break/><text:line-break/>Rituale del Culto. Sei cultisti fanatici intonano un<text:line-break/>canto all’unisono. Ognuno sta in piedi accanto a una<text:line-break/>colonna di pietra nera e si concentra su una nube di<text:line-break/>nebbia sbuffante, del diametro di 2,4 metri, che fluttua<text:line-break/>al centro della stanza a 3 metri d'altezza dal pavimento.<text:line-break/>Da ogni colonna, parte una linea di energia nera che<text:line-break/>raggiunge la nube.<text:line-break/><text:line-break/>I cultisti fanatici si chiamano Abberoch, Belora, Liana,<text:line-break/>Shanzo, Torfiana e Uzalyn. Celebrano un rituale concepito<text:line-break/>per ancorare uno dei ricordi di Umbraxakar e trascinare<text:line-break/>un'altra parte del Dominio di Vanrak nella Coltre Oscura.<text:line-break/>Intonano in continuazione lo stesso verso in Comune:<text:line-break/>“Oscurità, sopprimi il sole. Oscurità, inghiotti la luna.<text:line-break/>Oscurità, reclama questo dungeon e tutto ciò che vi<text:line-break/>abita.” Se attaccati, t©ontinuano a cantare anche mentre si<text:line-break/>difendono.<text:line-break/><text:soft-page-break/><text:line-break/>L’uccisione di un cultista fanatico disattiva una delle<text:line-break/>colonne, distruggendo la linea di energia emanata da essa e<text:line-break/>indebolendo il rituale. Quando tutte e sei le linee di energia<text:line-break/>sono state distrutte, la nube di nebbia svanisce.<text:line-break/><text:line-break/>Fintanto che almeno una colonna è attiva, i personaggi<text:line-break/>vedono all’interno della nube la vaga immagine di un drago<text:line-break/>di bronzo adulto circondato da figure vestite di nero che<text:line-break/>sfoggiano il simbolo di Shar e leggono delle pergamene. La<text:line-break/>creatura si contorce in preda al dolore e le sue scaglie di<text:line-break/>bronzo iniziano a scurirsi.<text:line-break/><text:line-break/>Le linee di energia nera tra le colonne e la nube si<text:line-break/>trovano a 3 metri di altezza dal terreno e possono essere<text:line-break/>facilmente evitate. Se una creatura entra in contatto con<text:line-break/>una linea, subisce 10 (3d6) danni necrotici.<text:line-break/><text:line-break/>SORPRESA!<text:line-break/><text:line-break/>Ogni volta che un cultista fanatico muore, un'ombra<text:line-break/>assassina (vedi l'appendice A) emerge dal cadavere del<text:line-break/>fanatico e si unisce alla battaglia, agendo allo stesso<text:line-break/>conteggio di iniziativa del fanatico che l’'ha “generata”. Da<text:line-break/><text:line-break/>LTIVELLO 18 | TL DOMINIO DI VANKAK<text:line-break/><text:line-break/>quel momento in poi, le ombre assassine rimangono a<text:line-break/>sorvegliare la stanza.<text:line-break/><text:line-break/>TEsoRro<text:line-break/><text:line-break/>Ogni cultista fanatico porta un simbolo sacro di Shar<text:line-break/>d’ossidiana (25 mo ciascuno). I capo, Abberoch, possiede<text:line-break/>anche una vérga d'argento con un'estremità a forma di<text:line-break/>chiave (70 mo). La verga apre la doppia porta dell'area 15.<text:line-break/><text:line-break/>l1. TUNNEL E CAVERNE<text:line-break/><text:line-break/>Questi tunnel lavorati in pietra grezza sono vecchi di secoli,<text:line-break/>ma non mostrano nulla che possa rivelare qualcosa sulle<text:line-break/>loro origini. Un tunnel a nord scende gradualmente fino ad<text:line-break/>arrivare al livello 19.<text:line-break/><text:line-break/>12. A LUME DI CANDELA<text:line-break/><text:line-break/>Sulle pareti di questi corridoi e queste camere alte 3 metri,<text:line-break/>si aprono lunghe file di piccole nicchie contenenti candele<text:line-break/>di cera nera che ardono di una fiamma violacea.<text:line-break/><text:line-break/>Se i personaggi hanno avuto vita facile finora, Keresta<text:line-break/>può inviare ondate di progenie vampiriche ad aggredirli,<text:line-break/>mentre si fanno strada attraverso queste sale illuminate<text:line-break/>dalle candele. Le progenie vampiriche attaccano in branchi<text:line-break/>di 1d4 + 2 ed evitano le trappole delle fosse nelle aree l12c e<text:line-break/>12d strisciando lungo le pareti.<text:line-break/><text:line-break/>—<text:line-break/><text:line-break/>12A. NIDI DI PIPISTRELLO<text:line-break/>I pavimenti e le pareti spoglie di queste camere collegate<text:line-break/>sorio ricoperti di sterco di pipistrello e il soffitto alto 3 metri<text:line-break/>è fatto di pietra grezza. Quattro sciami di pipistrelli si<text:line-break/>radunano in quest’area. Reagiscono stridendo in presenza<text:line-break/><text:soft-page-break/>di intrusi e fuggono, se disturbati.<text:line-break/><text:line-break/>Porta Segreta. Nella parete nord, si cela una porta<text:line-break/>segreta che si collega all'area &amp;8.<text:line-break/><text:line-break/>l12B. Bocca MAGICA<text:line-break/><text:line-break/>Îl primo personaggio a oltrepassare la metà di quest'area<text:line-break/>innesca un incantesimo bocca magica lanciato sul<text:line-break/>pavimento, che proclama in Comune: “Torna indietro<text:line-break/><text:line-break/>ora o lascia ogni speranza!” L'incantesimo si ripristina<text:line-break/>dopo 1 ora.<text:line-break/><text:line-break/>12C. FOSSA DI OSCURITÀ<text:line-break/><text:line-break/>In quest’area, il corridoio è interrotto da una fossa aperta,<text:line-break/>profonda 6 metri e piena di oscurità impenetrabile simile a<text:line-break/>quella creata da un incantesimo oscurità. Un incantesimo<text:line-break/>dissolvi magie lanciato sull’oscurità magica pone finé ad<text:line-break/>essa, ma dopo 1 ora l’oscurità ricompare. Oltre all’oscurità,<text:line-break/>la fossa non contiene nulla.<text:line-break/><text:line-break/>12D. FOSSA DELLE OSSA<text:line-break/><text:line-break/>Una fossa profonda 6 metri interrompe il corridoio in<text:line-break/>quest'arca. Il fondo della fossa è pieno delle ossa di quei<text:line-break/>topi che vi sono caduti dentro e si sono divorati a vicenda.<text:line-break/><text:line-break/>13. COVI DEI VAMPIRI<text:line-break/><text:line-break/>In questi covi pieni di sporcizia, aleggia l’odore della morte.<text:line-break/><text:line-break/>13A. PROGENIE IMPAZZITA<text:line-break/><text:line-break/>PBrek, una progenie vampirica che ha ceduto alla<text:line-break/>disperazione e alla follia dopo avere perduto il favore di<text:line-break/>Keresta, se ne sta rannicchiato sul soffitto nell’angolo<text:line-break/>nordest di questa stanza, altrimenti vuota, e borbotta<text:line-break/>tra sé è sé, Crede che gli intrusi siano frutto della sua<text:line-break/>imrmaginazione, finché non lo attaccano.</text:p>
      <text:p text:style-name="P1"/>
      <text:p text:style-name="P1"/>
      <text:p text:style-name="P1"/>
      <text:p text:style-name="P1">@@@ 29 @@@</text:p>
      <text:p text:style-name="P1"/>
      <text:p text:style-name="P1"/>
      <text:p text:style-name="P1"/>
      <text:p text:style-name="P1">13B. PROGENIE ADDORMENTATE<text:line-break/><text:line-break/>Il pavimento di questa stanza è coperto da dozzine di<text:line-break/><text:line-break/>bare di legno ed è considerato terreno difficile. Alcune<text:line-break/>bare sono intatte, mentre altre cadono a pezzi, consumate<text:line-break/>dai secoli. Molte sono vuote, ma tre di esse contengono<text:line-break/><text:line-break/>le progenie vampiriche di nome Deviana, Ezra e Yuri,<text:line-break/><text:line-break/>che riposano all'interno. Se i personaggi effettuano con<text:line-break/>successo una prova di Destrezza (Furtività) con CD 15,<text:line-break/>possono attraversare la stanza senza svegliare le progenie.<text:line-break/>Altrimenti, tutte e tre si svegliano e attaccano.<text:line-break/><text:line-break/>Tesoro. Se i personaggi ispezionano tutte le bare,<text:line-break/><text:soft-page-break/>trovano una verga d'argento con un'estremità a forma di<text:line-break/>chiave (70 mo). La verga apre la serratura della doppia<text:line-break/>porta nell'area 18.<text:line-break/><text:line-break/>13C. SALA VUOTA<text:line-break/><text:line-break/>Sei colonne coperte di ragnatele sorreggono il soffitto alto<text:line-break/>6 metri di questa sala, altritnenti vuota.<text:line-break/><text:line-break/>14. CANDELAI DEL TEMPIO<text:line-break/><text:line-break/>Le torce usate in tutto il Dominio di Vanrak vengono<text:line-break/>rivestite con uno strato di cera nera che produce una<text:line-break/>fiamma violacea. I cultisti di Shar conoscono il processo<text:line-break/>di creazione segreto di questa cera e lo usano anche per<text:line-break/>fabbricare le loro candele.<text:line-break/><text:line-break/>Questa stanza contiene tutte le scorte e gli strumenti<text:line-break/>necessari per creare candele di cera nera e torce, oltre che<text:line-break/>ampolle di olio, crogioli in ceramica e stampi in legno per<text:line-break/>candele. Le scorte e gli strumenti sono custoditi su vari<text:line-break/>tavoli di legno sparpagliati per la stanza.<text:line-break/><text:line-break/>15. TRONO IN PezzI<text:line-break/><text:line-break/>Soffitto. Il soffitto a volta di questa stanza è alto 9 metri ed<text:line-break/>è sorretto da eleganti arcate di pietra diroccate.<text:line-break/><text:line-break/>Nebbia. La stanza è leggermente oscurata dalla nebbia.<text:line-break/><text:line-break/>Visione e Trono in Pezzi. Se un personaggio oltrepassa la<text:line-break/>metà della stanza, sperimenta una delle fugaci visioni del<text:line-break/>drago d'ombra e nota un cumulo di detriti in fondo alla<text:line-break/>sala:; ciò che resta di un trono di pietra distrutto.<text:line-break/><text:line-break/>VISIONE DEL DRAGO<text:line-break/><text:line-break/>In questa visione, il personaggio si trova accanto a un<text:line-break/>guerriero scheletrico nelle cui orbite brillano due scintille<text:line-break/>di luce rossa (Lord Vanrak Moonstar). Sprofondato in<text:line-break/><text:line-break/>un trono di pietra, lo scheletro si lamenta: “È dunque<text:line-break/>questo il retaggio di Vanrak Moonstar? Un re delle ombre<text:line-break/>condannato a regnare su queste sale lontane dalla luna, a<text:line-break/>respingere assassini, maghi folli e fantasmi degli antichi<text:line-break/>morti? È tutto qui quello che Shar ha da offrire? Ho bevuto<text:line-break/>dal calice dell'oscurità e della perdita fin troppo a lungo,<text:line-break/>vecchio amico mio.” Con quelle parole, la visione termina.<text:line-break/><text:line-break/>TRONO DI VANRAK<text:line-break/>Accanto alla parete sud, si erge un cumulo di detriti pietrosi<text:line-break/>circondato da sbuffi di nebbia, quello che un tempo era il<text:line-break/>trono di Vanrak. Se qualcuno si avvicina a meno di 3 metri<text:line-break/>dai detriti, una proiezione fumosa di Umbraxakar emerge<text:line-break/>dal trono in frantumi e cerca di mettere in fuga gli intrusi<text:line-break/>spaventandoli, anche se in realtà non è in grado di nuocere.<text:line-break/>Se qualcuno tocca i detriti, la proiezione scompare.<text:line-break/>Tesoro. Tra i detriti è sepolta l’antica armatura in<text:line-break/>mithral (giaco di maglia) di Vanrak Moonstar, che possiede<text:line-break/>la proprietà aggiuntiva di conferire scurovisione nel<text:line-break/>raggio di 18 metri a chi la indossa. Se un personaggio<text:line-break/>veste quest’armatura nel Dominio di Vanrak, due ombre<text:line-break/>assassine (vedi l’appendice A) si materializzano nelle<text:line-break/>vicinanze e attaccano il personaggio.<text:line-break/><text:soft-page-break/><text:line-break/>]16. PORTALE ARCUATO<text:line-break/>PER IL LIVELLO 15 G<text:line-break/><text:line-break/>Soffitto. Questa camera arriva a un'altezza di 9 metri.<text:line-break/><text:line-break/>Arco. Un arco di pietra decorato con gli intarsi dorati di<text:line-break/>draghi in volo è incassato al centro della parete sud.<text:line-break/>Nella parete sopra l’arco, sono incise le parole seguenti in<text:line-break/>Draconico: “Solo un drago può aprire questo portale.”<text:line-break/><text:line-break/>Fontane. Le alcove a ovest e a est contengono due fontane<text:line-break/>di pietra, ognuna scolpita a forma di drago di bronzo che<text:line-break/>sputa un getto d'acqua in un'elegante vasca di pietra.<text:line-break/><text:line-break/>Le fontane sono alimentate da una sorgente sotterranea e<text:line-break/>l’acqua è fresca e pulita. Gli abitanti viventi del Dominio di<text:line-break/>Vanrak fanno affidamnento su quest’acqua per sopravvivere.<text:line-break/><text:line-break/>Le sculture di drago delle fontane sono alte 1,2 rmetri<text:line-break/>e possono essere staccate effettuando con successo una<text:line-break/>prova di Forza (Atletica) con CD 20 e usate per attivare<text:line-break/>il portaleé arcuato in questa stanza. Ogni scultura è un<text:line-break/>oggetto Piccolo che pesa 250 kg.<text:line-break/><text:line-break/>PORTALE ARCUATO<text:line-break/>L'’arco è uno dei portali di Halaster (vedi “Portali" a pagina<text:line-break/>12), a cui si applicano le regole seguenti:<text:line-break/><text:line-break/>: Quando un drago reale o illusorio tocca l’arco, il portale<text:line-break/>si apre per 1 minuto. Anche le riproduzioni artistiche<text:line-break/>di un drago, come una statuina a forma di drago o il<text:line-break/>disegno di un drago, sono sufficienti ad aprirlo.<text:line-break/><text:line-break/>- l personaggi devono essere di livello pari o superiore<text:line-break/>al 13° per attraversare questo portale (vedi “Jhesiyra<text:line-break/>Kestellharp” a pagina 10). La prima creatura a passare<text:line-break/>attraverso il portale innesca una runa antica (vedi “Rune<text:line-break/>Antiche” a pagina 12).<text:line-break/><text:line-break/>* Una creatura che attraversa il portale compare nell'’area<text:line-break/>30a del livello 15, nello spazio libero più vicino al portale<text:line-break/>identico situato in quell’area.<text:line-break/><text:line-break/>17. CORNO NANICO PERDUTO i<text:line-break/><text:line-break/>Nebbia. La stanza è leggermente oscurata dalla nebbia.<text:line-break/><text:line-break/>Ganci e Corno. Lungo le pareti, sono piantati piccoli<text:line-break/>ganci di ferro a cui un tempo erano appesi dei ritratti.<text:line-break/>Su un gancio della parete est, è appeso un corno dorato<text:line-break/>incastonato di gemme (vedi “Tesoro” più sotto).<text:line-break/><text:line-break/>Visione. Se un personaggio passa almeno 1 minuto a<text:line-break/>ispezionare la stanza, sperimenta una delle fugaci visioni<text:line-break/>del drago d'ombra.<text:line-break/><text:line-break/>VISIONE DEL DRAGO<text:line-break/><text:line-break/>In questa visione, il personaggio si trova in una grande<text:line-break/>sala sorretta da sei colonne (area 32) e incombe su sei<text:line-break/>avventurieri bendati e legati alle colonne. Una voce cupa<text:line-break/>(quella di Lord Vanrak Moonstar) impartisce un ordine<text:line-break/>terribile: “Umbraxakar, che questi stolti ricevano la morte<text:line-break/><text:soft-page-break/>che meritano!” Un cono di energia necrotica si sprigiona<text:line-break/>dal personaggio quando il drago d'ombra investe con<text:line-break/><text:line-break/>il suo soffio il prigioniero più vicino, un nano privato<text:line-break/><text:line-break/>del suo equipaggiamento. Quando il nano avvizzisce e<text:line-break/>muore, un'ombra non morta emerge dal suo cadavere e la<text:line-break/>visione termina.<text:line-break/><text:line-break/>TESORO<text:line-break/><text:line-break/>Se un personaggio esamina il corno d'oro tempestato di<text:line-break/>gemme ed effettua con successo una prova di Intelligenza<text:line-break/>(Storia) con CD 25, lo identifica come un corno da<text:line-break/>segnalazione unico, destinato all’erede reale del clan<text:line-break/>Thurumbra, una famiglia di nani degli scudi ritenuta<text:line-break/>sterminata dagli orchi più di un secolo fa sulle remote<text:line-break/>Montagne del Tramonto. I personaggi nani dispongono<text:line-break/><text:line-break/>LIVELLO 18 | IL DOMINTO DI VANRAK</text:p>
      <text:p text:style-name="P1"/>
      <text:p text:style-name="P1"/>
      <text:p text:style-name="P1"/>
      <text:p text:style-name="P1">@@@ 30 @@@</text:p>
      <text:p text:style-name="P1"/>
      <text:p text:style-name="P1"/>
      <text:p text:style-name="P1"/>
      <text:p text:style-name="P1">di vantaggio a questa prova. Il corno vale 2.,500 mo come<text:line-break/>oggetto d’arte, ma può essere venduto per 7.500 mo a un<text:line-break/>compratore che ne apprezzi il valore come reliquia storica.<text:line-break/><text:line-break/>18. AI CONFINI DELLE OMBRE<text:line-break/><text:line-break/>Due tunnel convergono in una camera alta 6 metri che<text:line-break/>contiene quanto segue:<text:line-break/><text:line-break/>Statue. Due statue d’ossidiana alte 3,6 metri si ergono in<text:line-break/>cima a blocchi di pietra alti 1,5 metri all’interno di due<text:line-break/>alcove, rivolte l’una verso l’altra. Ogni statua raffigura una<text:line-break/>donna senza volto avvolta in una tunica che tiene un filo<text:line-break/>d'argento teso tra le mani protese in avanti.<text:line-break/><text:line-break/>Cortina d’Ombra. Una sottile cortina d’ombra trasparente<text:line-break/>si estende tra le due statue, agitandosi come una tenda di<text:line-break/>tessuto nero mossa da una lieve brezza.<text:line-break/><text:line-break/>Doppia Porta Chiusa a Chiave. Oltre la cortina d'ombra, si<text:line-break/>trova una doppia porta arcuata alta 3,6 metri e sovrastata<text:line-break/>dall’elaborata scultura di un drago di bronzo, le cui ali<text:line-break/>formano gli stipiti. Sul pavimento davanti alla doppia<text:line-break/>porta, è incisa una frase in Draconico,<text:line-break/><text:line-break/>Un incantesimo individuazione del magico rivela un'aura<text:line-break/>magica di evocazione attorno a ogni filo d’argento. I fili<text:line-break/>possono essere tagliati solo da una spada magica. Quando<text:line-break/>un filo viene tagliato, scompare e una runa antica (vedi<text:line-break/>“Rune Antiche” a pagina 12) compare temporaneamente<text:line-break/>tra le mani della statua. Questa runa antica bersaglia<text:line-break/>specificamente la creatura che ha tagliato il filo. Per<text:line-break/>determinare quale runa compare, il DM pesca una carta<text:line-break/>dal Mazzo delle Rune Antiche (vedi l'appendice B). La<text:line-break/>cortina d'ombra scompare quando entrambi i fili d’argento<text:line-break/>sono stati tagliati.<text:line-break/><text:line-break/><text:soft-page-break/>La cortina d’ombra tremolante che si estende tra Îe<text:line-break/>due statue va dal pavimento al soffitto e irradia una forte<text:line-break/>aura magica di necromanzia se esaminata tramite un<text:line-break/>incantesimo individuazione del magico. Le statue sono<text:line-break/>fuse alle pareti alle loro spalle, quindi aggirare la cortina è<text:line-break/>impossibile.<text:line-break/><text:line-break/>Se una creatura attraversa la cortina, deve effettuare un<text:line-break/>tiro salvezza su Costituzione con CD 17; se fallisce, subisce<text:line-break/>22 (4d10) danni necrotici, imentre se lo supera, subisce la<text:line-break/>metà di quei danni., Îl pericolo più grande costituito dalla<text:line-break/>cortina è meno evidente: se la doppia porta viene aperta a<text:line-break/>viva forza, sei wraith emergono dalla cortina e attaccano,<text:line-break/>inseguendo le creature che fuggono. Se un wraith non ha<text:line-break/>nessuno da attaccare nel suo turno, rientra nella cortina<text:line-break/>d’ombra e svanisce. I wraith non compaiono una volta che<text:line-break/>la cortina è scomparsa.<text:line-break/><text:line-break/>DoOoPPIA PORTA CHIUSA A CHIAVE<text:line-break/><text:line-break/>La seritta in Draconico sul pavimento davanti alla doppia<text:line-break/>porta recita: “L’ombra è la chiave.” Sul pavimento, appena<text:line-break/>sopra la scritta, sìi apre un piccolo buco della serratura lungo<text:line-break/>7,5 cm che non contiene alcun meccanismo. Una verga<text:line-break/>d’argento con un'estremità a forma di chiave, come quelle<text:line-break/>che è possibile trovare nelle aree 10 e 13b, si inserisce in<text:line-break/>questo buco della serratura alla perfezione. Usare una fonte<text:line-break/>di luce per proiettare l'ombra di una chiave-verga sulla porta<text:line-break/>è sufficiente a far spalancare la porta, che conduce all'area<text:line-break/>19. È l’ombra della chiave, e non la chiave vera e propria, ad<text:line-break/>aprire la porta. Se non viene bloccata in posizione aperta<text:line-break/>in qualche modo, la porta si richiude a chiave da sola dopo<text:line-break/>1 mintuto. Dal lato interno la porta non è chiusa a chiave e può<text:line-break/>essere aperta dall’area 19 senza bisogno di una chiave-verga.<text:line-break/>La porta chiusa può essere aperta anche con un<text:line-break/>incantesimo scassinare o una magia simile oppure a<text:line-break/>viva forza effettuando con successo una prova di Forza<text:line-break/>(Atletica) con CD 268.<text:line-break/><text:line-break/>LIVELLO 18 | TL ' BOMINIO DI VANRAE<text:line-break/><text:line-break/>]9. SALA DELLA MORTE<text:line-break/><text:line-break/>Quando i personaggi entrano in questa sala per la prima<text:line-break/>volta, hanno l’impressione di avere varcato una soglia<text:line-break/>planare di qualche tipo, ma è necessario effettuare con<text:line-break/>successo una prova di Intelligenza (Arcano)} con CD 20 per<text:line-break/>confermare che questa parté del dungeon è situata nella<text:line-break/>Coltre Oscura. Ogni traccia di colore è scomparsa dalla<text:line-break/>sala, che accoglie i visitatori con un nauseante fetore di<text:line-break/>morte (vedi “Nella Coltre Oscura” a pagina 233). Gli altri<text:line-break/>tratti della sala sono i seguenti:<text:line-break/><text:line-break/>Soffitto. Il soffitto arcuato è alto 9 metri.<text:line-break/><text:line-break/>Teschi e Ossa. I vecchi teschi e le ossa di alcuni<text:line-break/>avventurieri e mostri morti molto tempo fa sono stati<text:line-break/>ammassati nelle alcove lungo il lato sud della sala.<text:line-break/><text:line-break/>Visione. Se un personaggio apre una porta che conduce<text:line-break/>a ovest o a est, sperimenta una delle visioni del<text:line-break/>drago d'’ombra.<text:line-break/><text:line-break/>Se le ossa vengono disturbate, compare una gigantesca<text:line-break/><text:soft-page-break/>bocca spettrale piena di zanne, che fluttua a 3 metri dalla<text:line-break/>doppia porta che conduce a sud. Recita i seguenti versi in<text:line-break/>Comune prima di sctomparire:<text:line-break/><text:line-break/>Di Umbraxakar questa è la magione.<text:line-break/><text:line-break/>Un drago in preda alla disperazione<text:line-break/><text:line-break/>Del suo amico scomparso il ricordo cercò:<text:line-break/>Che su una lama del sole la sua fine trovò.<text:line-break/><text:line-break/>VISIONE DEL DRAGO<text:line-break/><text:line-break/>In questa visione, il personaggio è impegnato in un<text:line-break/>combattimento corpo a corpo con un uomo che indossa un<text:line-break/>giaco di maglia in mithral (Lord Vanrak Moonstar). La lotta<text:line-break/>termina quando l'uomo viene gettato a terra, si rialza in<text:line-break/>piedi barcollando, sfodera l’elsa di bronzo di una Jama del<text:line-break/>sole da cui improvvisamente si sprigiona una lama radiosa<text:line-break/>ed esclama: “Te la ricordi questa? È stata un tuo dono,<text:line-break/><text:line-break/>no? Sfidami ancora e ti strapperò quel grosso cuore dal<text:line-break/>petto e me lo mangerò!” Il punto di vista dell’osservatore<text:line-break/>cambia quando il personaggio si trasforma in un drago<text:line-break/><text:line-break/>di bronzo e risponde in Comune: “Vanrak! Io sono tuo<text:line-break/>amico. Ascoltami. Lei sta sfruttando il dolore per la morte<text:line-break/>di tuo padre per condurti sul più oscuro dei sentieri.<text:line-break/><text:line-break/>Per amor di Seltne, non seguirlal” Con quelle parole, la<text:line-break/>visione termina.<text:line-break/><text:line-break/>20. C'È QUALCHE MOONSTAR IN CASA?<text:line-break/><text:line-break/>Mobili. Lungo il perimetro della stanza sono state disposte<text:line-break/>delle poltrone di legno imbottite e i rimasugli di alcuni<text:line-break/>magnifici arazzi consumati dal tempo, ormai ridotti<text:line-break/>soltanto a cumuli di legno e di stoffa marciti. Un tappeto<text:line-break/>ovale che copre buona parte del pavimento è anch'esso<text:line-break/>fatto a pezzi e consumato dal tempo.<text:line-break/><text:line-break/>Proiezione. La prima volta che una creatura mette<text:line-break/>piede nella stanza, una minacciosa forma draconica si<text:line-break/>materializza tra la nebbia. La forma draconica si erge al<text:line-break/>centro della stanza e cerca di spaventare gli intrusi con<text:line-break/>la sua presenza maestosa. Come le altre proiezioni del<text:line-break/>drago d’ombra, anche questa è innocua.<text:line-break/><text:line-break/>Se un personaggio esamina il tappeto ed effettua con<text:line-break/>successo una prova di Saggezza (Percezione) con CD 15,<text:line-break/>nota che su di esso compare il disegno sbiadito di una<text:line-break/>grande falce di luna argentata e quattro stelle d'argento<text:line-break/>su un campo blu reale. Una prova di Intelligenza {Storia)<text:line-break/>con CD 15 effettuata con successo rivela che il simbolo<text:line-break/>appartiene alla famiglia Moonstar di Waterdeep, guidata<text:line-break/>dalla venerabile Lady Wylynd Moonstar.</text:p>
      <text:p text:style-name="P1">@@@ 1 @@@</text:p>
      <text:p text:style-name="P1"/>
      <text:p text:style-name="P1"/>
      <text:p text:style-name="P1"/>
      <text:p text:style-name="P1">21. RIFIUTI<text:line-break/><text:line-break/>Questa stanza alta 3 metri è occupata da mobili marciti e<text:line-break/>dai resti scheletrici di avventurieri e mostri uccisi molto<text:line-break/><text:soft-page-break/>tempo fa. A causa di questi residui, i]l pavimento della<text:line-break/>stanza è considerato terreno difficile,<text:line-break/><text:line-break/>22. SOTTO I TeLI1 NerI<text:line-break/><text:line-break/>Teli e Statue. Sei statue di legno situate nella parte nord<text:line-break/>della stanza sono coperte da lunghi teli neri (ogni statua<text:line-break/>raffigura a grandezza naturale Lord Vanrak Moonstar<text:line-break/>come cavaliere della morte).<text:line-break/><text:line-break/>Visione. Se un personaggio solleva o tira via un telo nero,<text:line-break/>sperimenta una delle visioni di Umbraxakar.<text:line-break/><text:line-break/>VISIONE DEL DRAGO<text:line-break/><text:line-break/>In questa visione, il personaggio è in presenza di Vanrak<text:line-break/>Moonstar, un cavaliere della morte che indossa un giaco<text:line-break/>di maglia in mithral]l e impugna l’elsa di una spada senza<text:line-break/>lama,. “Questo non è il destino che meritavamo, né tu,<text:line-break/><text:line-break/>né i0," commenta malinconicamente. “Ci siamo inoltrati<text:line-break/>nell’oscurità è abbiamo smarrito la retta via.” Detto<text:line-break/>questo, genera una lama di luce dall'elsa della spada e se<text:line-break/>la conficca in gola. Quando questo accade, la sua forma<text:line-break/>scheletrica si sbriciola in polvere. La lama si estingue e<text:line-break/>tutto si fa buio, poi l’elsa cade a terra con un tonfo accanto<text:line-break/>al giaco di maglia del cavaliere della morte. La visione<text:line-break/>termina con il grido angosciato di un drago.<text:line-break/><text:line-break/>23. SALA DA PRANZO DECREPITA<text:line-break/><text:line-break/>Due lampadari di ferro arrugginiti pendono come ragni<text:line-break/>enormi dal soffitto alto 6 metri di questa stanza. Le loro<text:line-break/>catene sono collegate a due carrucole montate sulla parete<text:line-break/>est, Sotto i lampadari è posizionato un lungo tavolo di legno<text:line-break/>circondato da dodici sedie con lo schienale alto. I mobili<text:line-break/>sono decrepiti è coperti dalle ragnatele.<text:line-break/><text:line-break/>24. CUCINA DECREPITA<text:line-break/><text:line-break/>I] centro di questa stanza alta 3 metri è occupato da un<text:line-break/>forno di pietra circolare che un tempo era alimentato da<text:line-break/>una fiamma magica, ma ora è spento e inutilizzato. Lungo<text:line-break/>le pareti, sono disposti vari tavoli da lavoro e credenze<text:line-break/>cariche di stoviglie e utensili che non sono stati utilizzati da<text:line-break/>molti anni.<text:line-break/><text:line-break/>25. PRIGIONIERA DELL’OSCURITÀ<text:line-break/><text:line-break/>ÎI personaggi non sono gli unici avventurieri ad avere<text:line-break/>ésplorato di recente questo livello. Una dei molti che li<text:line-break/>hanno preceduti si è lasciata sopraffare dalla disperazione<text:line-break/>della Coltre Oscura.<text:line-break/><text:line-break/>25A. GUARDIE VAMPIRICHE<text:line-break/>Îl pavimento di questo corridoio è disseminato di armi rotte<text:line-break/>e corrose, come se quest’area fosse stata il teatro di una<text:line-break/>battaglia molto ternpo fa. Tre progenie vampiriche di nome<text:line-break/>Darvanos, Hekella e Tozu sono aggrappate al soffitto nei<text:line-break/>pressi della porta est. Sorvegliano la prigioniera nell’area<text:line-break/>25b e attaccano tutti quelli che non riconoscono.<text:line-break/><text:line-break/>Hekella porta con sé la chiave che sblocca le manette<text:line-break/>della prigioniera nell'area 25b.<text:line-break/><text:soft-page-break/><text:line-break/>25B. DISPENSA<text:line-break/>Muffa. Le pareti sono ricoperte di muffa nera e nell'aria<text:line-break/>aleggia un forte odore di putrefazione,<text:line-break/><text:line-break/>Prigioniera. Un'avventuriera umana di nome Portia Dzuth<text:line-break/>è incatenata lungo la parete nord. La sua armatura e il<text:line-break/>suo equipaggiamento giacciono in un cumulo a sud.<text:line-break/><text:line-break/>Portia Dzuth proviene dal Rashemen. È l'unica<text:line-break/>sopravvissuta di un gruppo di avventurieri ingaggiato da<text:line-break/>Lady Wylynd Moonstar di Waterdeep per trovare il drago<text:line-break/>d'ombra Umbraxakar e ritrasformarlo nel drago di bronzo<text:line-break/>Glyster, l’amico della Casata Moonstar. Portia crede che<text:line-break/>sia possibile spezzare la maledizione di Umbraxakar<text:line-break/>strappando il drago alla sua disperazione, ma non ha idea<text:line-break/>di come riuscirci. Lei e i suoi compagni sono stati catturati<text:line-break/>meno di un mese fa, ma Portia ha perso il conto del<text:line-break/>tempo e crede di essere rimasta prigioniera nel Dominio<text:line-break/>di Vanrak molto più a lungo. Le progenie vampiriche si<text:line-break/>nutrono di Portia quando il sangue fresco scarseggia, come<text:line-break/>dimostrano i segni di morso visibili sul suo corpo. Dopo<text:line-break/>ogni pasto, Keresta affascina Portia per tenerla calma e<text:line-break/>sotto controllo.<text:line-break/><text:line-break/>Un personaggio può liberare Portia dalle manette usando<text:line-break/>la chiave nell’area 25a oppure scassinando la serratura,<text:line-break/>se usa gli arnesi da scasso ed effettua con successo una<text:line-break/>prova di Destrezza con CD 20. Un personaggio può anche<text:line-break/>liberare Portia spezzando le sue catene, se effettua con<text:line-break/>Successo una prova di Forza (Atletica) con CD 30.<text:line-break/><text:line-break/>Portia ha ceduto alla follia e alla disperazione dopo<text:line-break/>essere stata costretta a guardare Umbraxakar che divorava<text:line-break/>i cadaveri dei suoi compagni caduti, uno dopo l’altro. Resta<text:line-break/>vicina ai suoi salvatori e si comporta da fedele seguace,<text:line-break/>finché non giunge in salvo fuori da Sottomonte o finché<text:line-break/>Keresta non le chiede di tradirli. Se combatte a fianco<text:line-break/>del gruppo, Portia riceve una parte uguale di tutti i PE<text:line-break/>guadagnati. È una campionessa (vedi l'appendice A), con le<text:line-break/>modifiche seguenti:<text:line-break/><text:line-break/>‘ Portia è legale neutrale e parla il Comune,<text:line-break/><text:line-break/>‘ È stata affascinata magicamente da Keresta e considera<text:line-break/>la varnpira una sua amica fidata da proteggere e di cui<text:line-break/>fidarsi. Questo effetto si esaurisce nel giro di 12 ore, a<text:line-break/>meno che Keresta non la affascini di nuovo.<text:line-break/><text:line-break/>- E soggetta alla disperazione della Coltre Oscura, che si<text:line-break/>manifesta come urna sensazione di terrore persistente.<text:line-break/>Finché la disperazione non termina, Portia subisce<text:line-break/>svantaggio a tutti i tiri salvezza e ottiene il difetto<text:line-break/>seguente: “Sono convinta che morirò nel Dominio di<text:line-break/>Vanrak.” Può tentare di porre fine alla sua disperazione<text:line-break/>ogni volta che completa un riposo lungo e ci riesce se<text:line-break/>supera un tiro salvezza su Saggezza con CD 15. Anche<text:line-break/>u incantesimo calmare emozioni può porre fine alla sua<text:line-break/>disperazione, come anche qualsiasi incantesimo o effetto<text:line-break/>magico in grado di rimuovere una maledizione.<text:line-break/><text:line-break/>26. IL CAPO DEI VAMPIRI<text:line-break/><text:line-break/>Se i personaggi non hanno già incontrato e sconfitto<text:line-break/><text:soft-page-break/>Keresta Delvingstone, la vampira si trova qui quando<text:line-break/>arrivano (vedi “Keresta Delvingstone” a pagina 232), ma<text:line-break/>non è sola. La stanza ha i tratti seguenti:<text:line-break/><text:line-break/>Soffitto. Il soffitto alto 9 metri è sorretto da due spesse<text:line-break/>colonne di pietra, su cui sono montati sostegni per force<text:line-break/>in ferro arrugginito.<text:line-break/><text:line-break/>Vampiri nella Nebbia. Il pavimento è pesantemente<text:line-break/>oscurato da uno strato di nebbia alto 60 cm. Nove<text:line-break/>progenie vampiriche strisciano sotto la nebbia e<text:line-break/>cercano di rimanere nascoste finché Keresta non ordina<text:line-break/>loro di attaccare.<text:line-break/><text:line-break/>Keresta Delvingstone. Keresta è una donna pallida<text:line-break/>che sfoggia il grosso tatuaggio di un drago sulla pelle<text:line-break/>biancastra. Sta in piedi al centro della stanza a studiare<text:line-break/><text:line-break/>LIVELLO 18 | IL DOMINTO DI VANRAK<text:line-break/><text:line-break/>— EE</text:p>
      <text:p text:style-name="P1"/>
      <text:p text:style-name="P1"/>
      <text:p text:style-name="P1"/>
      <text:p text:style-name="P1">@@@ 2 @@@</text:p>
      <text:p text:style-name="P1"/>
      <text:p text:style-name="P1"/>
      <text:p text:style-name="P1"/>
      <text:p text:style-name="P1">una grande pergamena stesa sul tavolo di legno davanti a<text:line-break/>lei. Alle sue spalle si erge Thagor, uno yeti abominevole<text:line-break/>alto 5,4 metri che funge da suo protettore.<text:line-break/><text:line-break/>Keresta accoglie i personaggi con tono sprezzante,<text:line-break/>avvertendoli che sono giunti nel luogo della loro rovina e<text:line-break/>promettendo loro una morte rapida. Se le viene chiesto<text:line-break/>di Lord Vanrak Moonstar o di Umbraxakar, Keresta<text:line-break/>ride e risponde che l’oscurità di Shar divora ogni cosa<text:line-break/>prima o poi.<text:line-break/><text:line-break/>Se ridotta a 0 punti ferita, Keresta si trasforma in nebbia<text:line-break/>e si rifugia nel luogo in cui riposa nell’area 31 (attraverso<text:line-break/>l’area 30). In forma nebbiosa, può oltrepassare le fessure<text:line-break/>sotto le porte e mescolarsi alla nebbia circostante per<text:line-break/>diventare a tutti gli effetti invisibile.<text:line-break/><text:line-break/>Lo yeti abominevole e le progenie vampiriche combattono<text:line-break/>fino alla morte per proteggere Keresta, come anche Portia<text:line-break/>Dzuth (vedi l’area 25b), se è presente ed è ancora affascinata<text:line-break/>da Keresta. La squadra di progenie vampiriche è composta<text:line-break/>dagli avventurieri e dai cultisti che sono stati trasformati in<text:line-break/>non morti da Keresta. I lJoro nomi sono Aryk, Bartho, Callia,<text:line-break/>Gaston, Hector, Ilsuban, Nath, Rhylzar e Rose.<text:line-break/><text:line-break/>La pergamena sul tavolo è una mappa di Waterdeep,<text:line-break/>privata di tutti i colori come ogni altra cosa in questa parte<text:line-break/>del Dominio di Vanrak. Un pennino e alcuni calamai sono<text:line-break/>stati collocati accanto alla mappa. Due pugnali piantati<text:line-break/>sulla mappa indicano le Guglie del Mattino (il ternpio<text:line-break/>di Lathander nel Quartiere del Castello) e la Casa della<text:line-break/>Luna (il tempio di Selùne nel Quartiere del Mare). Attorno<text:line-break/>ad essi, sono elencati i nomi dei vari chierici e paladini<text:line-break/>di Lathander e Seltine che Keresta ha intenzione di<text:line-break/>assassinare.<text:line-break/><text:line-break/><text:soft-page-break/>27. ALTARI DELLA PERDITA<text:line-break/><text:line-break/>Questa camera contiene due altari identici nelle alcove.<text:line-break/>Ogni altare è ricavato da un singolo blocco di ossidiana,<text:line-break/>su cui sono incise le parole seguenti in Comune: “I ricordi<text:line-break/>sono le catene che ci legano a chi abbiamo perso.”<text:line-break/><text:line-break/>28. CAMERE DIMENTICATE<text:line-break/><text:line-break/>Ognuna di queste stanze è pesantemente oscurata dalla<text:line-break/>nebbia. Bassi cumuli di detriti grigiastri e polverosi sono<text:line-break/>stati accumulati lungo le pareti.<text:line-break/><text:line-break/>28A. SALA DEI MILLEPIEDI<text:line-break/><text:line-break/>Le pareti e il pavimento di questa stanza alta 6 metri<text:line-break/>sono decorati con le incisioni di numerosi millepiedi. La<text:line-break/>stanza è vuota.<text:line-break/><text:line-break/>28B. STANZA VUOTA<text:line-break/>Questa stanza alta 3 metri non contiene nulla.<text:line-break/><text:line-break/>20C. OMBRE ASSASSINE<text:line-break/><text:line-break/>Tre ombre assassine (vedi l’appendice A) si annidano negli<text:line-break/>angoli più lontani di questa stanza alta 3 metri. Quando la<text:line-break/>porta si apre, attaccano il primo personaggio che entra.<text:line-break/><text:line-break/>29. SALA NEBBIOSA<text:line-break/><text:line-break/>. zzz ii<text:line-break/><text:line-break/>Il pavimento di questa stanza è pesantemente oscurato da<text:line-break/>una coltre di fitta nebbia alta 60 em, che si agita pigramente<text:line-break/>attorno alla base di una colonna di pietra cilindrica del<text:line-break/>diametro di 6 metri che sorregge il soffitto alto 6 metri.<text:line-break/>Sulla colonna centrale, sono montati alcuni sostegni per<text:line-break/>torce in ferro arrugginito, che però sono vuoti.<text:line-break/><text:line-break/>ILIVELLO 18 | IL DOMINTO DI VANRAK<text:line-break/><text:line-break/>30. VERSO LA TOMBA<text:line-break/><text:line-break/>Keresta usa questo corridoio per raggiungere la sua tomba.<text:line-break/><text:line-break/>30A. PORTA SEGRETA<text:line-break/><text:line-break/>La parete sudovest di questa stanza alta 6 metri è coperta<text:line-break/>da un bassorilievo, che raffigura Shar in forma di una<text:line-break/>giovane donna, avvolta in un mantello agitato dal vento<text:line-break/><text:line-break/>che si fonde con il cielo notturno e nell’atto di calare su<text:line-break/><text:line-break/>un gruppo ignaro di partecipanti a un funerale in un<text:line-break/>cimitero. Stringe un pugnale in ogni mano. Se i personaggi<text:line-break/>esaminano il bassorilievo con attenzione ed effettuano con<text:line-break/>successo una prova di Saggezza (Percezione) con CD 15,<text:line-break/>notano quattro fori del diametro di 2,5 cm che si aprono<text:line-break/>nelle lapidi. Keresta usa quei fori per attraversare la parete<text:line-break/>in forma nebbiosa.<text:line-break/><text:line-break/>Porta Segreta. L'intera parete sudovest è in realtà una<text:line-break/>porta segreta di pietra che ruota su un asse centrale. La<text:line-break/>porta segreta è chiusa a chiave, ma può essere aperta<text:line-break/><text:soft-page-break/>con un incantesimo scassinare o una magia analoga. Può<text:line-break/>inaltre essere aperta a viva forza effettuando con successo<text:line-break/>una prova di Forza (Atletica) con CD 30.<text:line-break/><text:line-break/>30B. CORRIDOIO NASCOSTO<text:line-break/><text:line-break/>Questo corridoio polveroso alto 6 metri è celato tra due<text:line-break/>grandi porte segrete. Catene e manette arrugginite sono<text:line-break/>appese alle pareti a intervalli di 3 metri.<text:line-break/><text:line-break/>31. TOMBA DELLA VAMPIRA<text:line-break/><text:line-break/>Sarcofago. Un sarcofago di ametista privo del coperchio è<text:line-break/>stato collocato su un catafalco di pietra alto 30 em vicino<text:line-break/>alla parete sud di questa camera dal soffitto a volta alto<text:line-break/>d metri. Un incantesimo antipatia/simpatia protegge il<text:line-break/>sarcofago e cerca di respingere gli umancidi con il suo<text:line-break/>effetto di antipatia.<text:line-break/><text:line-break/>Bassorilievo. Un bassorilievo quadrato con lato di 6 metri<text:line-break/>domina la parete est e cela una porta segreta.<text:line-break/><text:line-break/>SARCOFAGO DI AMETISTA<text:line-break/><text:line-break/>Îl sarcofago è un oggetto Grande del peso di 550 kg. Ha<text:line-break/>CA 17, $0 punti ferita è immunità ai danni psichici e da<text:line-break/>veleno. Contiene uno strato di terriccio di cimitero su<text:line-break/><text:line-break/>cui Keresta dorme. Se scende a 0 punti ferita e riesce a<text:line-break/>ritirarsi qui in forma nebbiosa, Keresta torna a questo<text:line-break/>sarcofago e vi rimane, paralizzata in forma di vampiro per<text:line-break/>1 ora. Alla fine dell’ora, recupera 1 punto ferita e non è più<text:line-break/>paralizzata. Attende qui che il suo tratto Rigenerazione la<text:line-break/>riporti al massimo dei punti ferita, poi raduna le sue forze<text:line-break/>(incluso Umbraxakar) e dà la caccia a ogni nemico ancora<text:line-break/>presente nel Dominio di Vanrak per distruggerlo.<text:line-break/><text:line-break/>Tesoro. Per ogni danno che il sarcofago subisce, si<text:line-break/>stacca un pezzo. Ogni pezzo pesa 6,5 kg e vale 100 mo.<text:line-break/>Se il sarcofago viene distrutto, fornisce un totale di<text:line-break/>ottanta pezzi.<text:line-break/><text:line-break/>BASSORILIEVO<text:line-break/>Îl bassorilievo raffigura Lord Vanrak Moonstar come un<text:line-break/>cavaliere della morte scheletrico in sella al drago d'ombra<text:line-break/>Umbraxakar. Ai piedi del drago, giacciono cumuli di<text:line-break/>cadaveri avvizziti, su cui fluttuano ombre minacciose. Se<text:line-break/>un personaggio esamina il bassorilievo con attenzione ed<text:line-break/>effettua con successo una prova di Saggezza (Percezione)<text:line-break/>con CD 15, notta quattro fori del diametro di 2,5 cm che<text:line-break/>si aprono in alcuni dei cadaveri. Keresta usa quei fori per<text:line-break/>attraversare quella parete in forma di nebbia.<text:line-break/><text:line-break/>Porta Segreta. Îl bassorilievo cela una porta segreta di<text:line-break/>pietra che funziona in modo identico a quella dell'’area 30Ca.</text:p>
      <text:p text:style-name="P1"/>
      <text:p text:style-name="P1"/>
      <text:p text:style-name="P1"/>
      <text:p text:style-name="P1">@@@ 3 @@@</text:p>
      <text:p text:style-name="P1"/>
      <text:p text:style-name="P1"/>
      <text:p text:style-name="P1"/>
      <text:p text:style-name="P1">32. TANA DIUMBRAXAKAR<text:line-break/><text:line-break/><text:soft-page-break/>Il drago d’ombra Umbraxakar si trova in quest'area e non<text:line-break/>può essere sorpreso dai personaggi, di cui ha percepito la<text:line-break/>presenza fin dal mormento in cui hanno messo piede nella<text:line-break/>Coltre Oscura.<text:line-break/><text:line-break/>I personaggi che hanno sperimentato la visione nell'area<text:line-break/>17 notano che questa sala è la stessa della visione. La sala<text:line-break/>contiene quanto segue:;<text:line-break/><text:line-break/>Ombre. Il soffitto a volta alto 12 metri è sorretto da otto<text:line-break/>colonne di pietra, attorno alle quali si aggirano undici<text:line-break/>ombre e quattro ombre assassine (vedi l’appendice<text:line-break/>A) al comando di Umbraxakar (questi non morti<text:line-break/>agiscono immediatamente dopo il drago nel conteggio di<text:line-break/>iniziativa).<text:line-break/><text:line-break/>Podio del Drago. A sud, una scalinata di pietra sale di<text:line-break/>3 metri fino a un podio su cui siede Umbraxakar.<text:line-break/><text:line-break/>Statue. Una doppia porta sul retro del podio è<text:line-break/>fiancheggiata da due statue di marmo nero alte 6 metri:<text:line-break/>una raffigura Shar come una donna incappucciata che<text:line-break/>brandisce un pugnale in ogni mano e l’altra raffigura<text:line-break/>Halaster Blackcloak che impugna un bastone. Le statue<text:line-break/>si scrutano cupamente a vicenda, come se fossero<text:line-break/>nemiche giurate.<text:line-break/><text:line-break/>DRAGO D'’OMBRA<text:line-break/><text:line-break/>Urmbraxakar è un drago di bronzo adulto Enorme a cui è<text:line-break/>stato applicato l’archetipo del drago d'ombra, che modifica<text:line-break/>le sue statistiche nei modi seguenti:<text:line-break/><text:line-break/>- Umbraxakar è neutrale malvagio.<text:line-break/><text:line-break/>. Possiede resistenza ai danni necrotici. Finché si trova<text:line-break/>nella luce fioca o nell’oscurità, possiede resistenza a<text:line-break/>tutti i danni che non siano danni da forza, psichici o<text:line-break/>radiosi e può effettuare l’azione di Nascondersi come<text:line-break/>azione bonus.<text:line-break/><text:line-break/>* I] suo modificatore all’abilità Furtività è pari a +10.<text:line-break/><text:line-break/>- Finché è esposto alla luce del sole, subisce svantaggio<text:line-break/>ai tiri per colpire e alle prove di Saggezza (Percezione)<text:line-break/>basate sulla vista.<text:line-break/><text:line-break/>« Îl suo Soffio di Fulmini diventa Soffio d'Ombra e<text:line-break/>infligge danni necrotici anziché danni da fulmine. Se un<text:line-break/>umanoide scende a 0 punti ferita a causa di questi danni,<text:line-break/>muore e un'ombra non morta emerge dal suo cadavere e<text:line-break/>agisce immediatamente dopo Umbraxakar nel conteggio<text:line-break/>di iniziativa. L’ombra è sotto il controllo di Umbraxakar.<text:line-break/><text:line-break/>Umbraxakar e le ombre al suo comando cercano di<text:line-break/>distruggere gli intrusi più in fretta possibile, per consentire<text:line-break/>al drago d'ombra di struggersi per le loro sventure anziché<text:line-break/>per le proprie.<text:line-break/><text:line-break/>La Disperazione di Umbraxakar. ll drago ha passato<text:line-break/>più di un secolo a piangere la caduta del suo amico Vanrak<text:line-break/>Moonstar. Man mano che il drago invecchia e diventa<text:line-break/>più potente, la sua disperazione fa sprofondare una parte<text:line-break/>sempre più estesa del Dominio di Vanrak nella Coltre<text:line-break/><text:soft-page-break/>Oscura. Halaster non si è curato di evitare che questo<text:line-break/>accadesse, in quanto è curioso di vedere una parte di<text:line-break/>Sottomonte svanire in questo modo. Tuttavia, non ha<text:line-break/>nulla da obiettare se gli avventurieri uccidono il drago e<text:line-break/>riportano il dominio di Umbraxakar a Sottomonte, nel<text:line-break/>posto che gli compete.<text:line-break/><text:line-break/>] personaggi possono tentare di ritrasformare<text:line-break/>Umbraxakar in un drago di bronzo ponendo fine alla<text:line-break/>sua disperazione e spezzando la presa che Shar esercita<text:line-break/>su di lui. Per riuscirci, devono offrire al drago d’ombra<text:line-break/>gli oggetti a cui tiene di più e superare tre prove di<text:line-break/>caratteristica separate per risollevare il suo spirito (vedi<text:line-break/>sotto). Se falliscono più di una di queste prove, non avranno<text:line-break/><text:line-break/>abbastanza doni per ritrasformare il drago d'ombra in un<text:line-break/>drago di bronzo.<text:line-break/><text:line-break/>Con un’'azione, un personaggio può offrire a Umbraxakar<text:line-break/>urn dono che abbia un significato emotivo per il drago. Nel<text:line-break/>Dominio di Vanrak, si possono trovare quattro oggetti di<text:line-break/>questo tipo:<text:line-break/><text:line-break/>‘ L'anello di corallo levigato di Vanrak nell’area 5 (un<text:line-break/>simbolo di amicizia)<text:line-break/><text:line-break/>. La Jama del sole di Vanrak nell’area &amp; (un simbolo di luce)<text:line-break/><text:line-break/>’ L’armatura in mithral di Vanrak nell’area 15 (un simbolo<text:line-break/>di preservazione e di resilienza)<text:line-break/><text:line-break/>: Îl corno dorato nell’area 17 (un simbolo di colpa)<text:line-break/><text:line-break/>Quando un personaggio offre in dono uno di questi<text:line-break/>oggetti, deve presentarlo al drago con parole di solidarietà<text:line-break/>ed effettuare con successo una prova di Carisma<text:line-break/>(Persuasione) con CD 20, Gli altri personaggi non<text:line-break/>possono aiutarlo in questa prova; il donatore dispone<text:line-break/>però di vantaggio in questa prova se dichiara di essere<text:line-break/>un emissario della Casata Moonstar o se chiama il<text:line-break/>drago con il suo vero nome, Glyster. Se il personaggio<text:line-break/>cerca di ingannare il drago in qualche modo, la prova<text:line-break/>di Persuasione va sostituita con una prova di Carisma<text:line-break/>(Inganno) con CD 20. In caso di prova fallita, il drago non<text:line-break/>si lascia convincere dalle parole dei personaggi, ma tiene<text:line-break/>comunque il dono per sé.<text:line-break/><text:line-break/>A ogni prova effettuata con successo, il drago si fa<text:line-break/>visibilmente più combattuto e un bagliore di luce lunare<text:line-break/>risplende sulle sue scaglie, facendole apparire più solide e<text:line-break/>meno evanescenti. Se un personaggio nota questo bagliore<text:line-break/>magico ed effettua con successo una prova di Saggezza<text:line-break/>(Intuizione) con CD 20, può percepire che ha origini divine<text:line-break/>(la luce della luna è una benedizione di Selùne, anche se i<text:line-break/>personaggi non hanno modo di confermarlo).<text:line-break/><text:line-break/>È necessario effettuare con successo tre prove affinché<text:line-break/>il drago sia liberato dalla sua disperazione; se questo<text:line-break/>accade, congeda tutti i non morti rimasti al suo comando,<text:line-break/>che svaniscono per non fare mai più ritorno. Quando il<text:line-break/>suo spirito viene risollevato dai doni e dalle parole dei<text:line-break/>personaggi, Umbraxakar si ritrasforma in un drago di<text:line-break/>bronzo adulto, restituisce i doni ai personaggi e insiste per<text:line-break/>essere chiamato Glyster d'ora in avanti. Si offre di aiutare<text:line-break/><text:soft-page-break/>i personaggi a fare piazza pulita nel resto del Dominio di<text:line-break/>Vanrak, nonché di esplorare i livelli inferiori di Sottomonte<text:line-break/>nella speranza di trovare un portale da poter usare per<text:line-break/>fuggire da Sottomonte. Glyster vorrebbe portare con<text:line-break/>sé il tesoro che ha accumulato (vedi l’area 33) e offre ai<text:line-break/>personaggi alcuni degli oggetti più pregiati se lo aiuteranno<text:line-break/>a trasportarlo.<text:line-break/><text:line-break/>Glyster è il tipico drago di bronzo a cui piace assumere<text:line-break/>le forme umanoidi e bestiali più disparate. Per alcune<text:line-break/>indicazioni su come interpretarlo, il DM può consultare la<text:line-break/>sezione “Drago di Bronzo” nel Monster Manual.<text:line-break/><text:line-break/>RITORNO DALLA COLTRE OSCURA<text:line-break/><text:line-break/>Se Umbraxakar muore o si ritrasforma in un drago di<text:line-break/>bronzo, tutte le aree del Dominio di Vanrak attualmente<text:line-break/>nella Coltre Oscura fanno immediatamente ritorno sul<text:line-break/>Piano Materiale e sono di nuovo soggette agli effetti di<text:line-break/>alterazione della magia di Sottomonte (vedi “Alterazioni<text:line-break/>alla Magia”" a pagina 10). Anche l’effetto di grigiore della<text:line-break/>Coltre Oscura svanisce e ogni cosa riassume il proprio<text:line-break/>colore naturale, ma il fetore di morte persiste (vedi “Nella<text:line-break/>Coltre Oscura” a pagina 233). La nebbia che pervade il<text:line-break/>Dominio di Vanrak non è generata dalla disperazione di<text:line-break/>Umbraxakar e permane finché Keresta non viene distrutta.<text:line-break/><text:line-break/>LIVELLO 18 | IL DOMINIO DI VANRAK</text:p>
      <text:p text:style-name="P1"/>
      <text:p text:style-name="P1"/>
      <text:p text:style-name="P1"/>
      <text:p text:style-name="P1">@@@ 4 @@@</text:p>
      <text:p text:style-name="P1"/>
      <text:p text:style-name="P1"/>
      <text:p text:style-name="P1"/>
      <text:p text:style-name="P1">33. TESORO DEL DrAGO<text:line-break/><text:line-break/>Altare e Varco. Sopra un altare di pietra nera al centro<text:line-break/>di questa cripta alta 9 metri, fluttua un varco di ombre<text:line-break/>sbuffanti alto 3 metri e fatto a forma di pugnale, da cui si<text:line-break/>leva un gemito.<text:line-break/><text:line-break/>Statue. Le file di scale lungo le pareti nord, ovest e sud<text:line-break/>salgono fino a tre alcove. Ogni alcova contiene una statua<text:line-break/>di legno ai cui piedi sono depositati dei cumuli di monete.<text:line-break/><text:line-break/>ALTARE E VARCO EXTRADIMENSIONALE<text:line-break/>Un iincantesimo individuazione del magico rivela un'aura<text:line-break/>magica di evocazione attorno all’altare e al varco gemente<text:line-break/>sopra di esso. Se una luce intensa sfiora l'altare, quattro<text:line-break/>manti assassini escono in volo dal varco e attaccano<text:line-break/>tutte le creature nella stanza. Quando i manti assassini<text:line-break/>emergono, il gemito che proviene dal varco si interrompe.<text:line-break/>Altare. Le incisioni sull’altare sono scritte in un<text:line-break/>linguaggio segreto noto solo ai fedeli di Shar. Un<text:line-break/>incantesimo comprensione dei linguaggi o una magia<text:line-break/>simile rivela che le scritte proclamano i precetti fondanti<text:line-break/><text:line-break/>della fede di Shar:<text:line-break/><text:line-break/>. Nell’oscurità, agisci. Non aspettare mai che l’oscurità<text:line-break/>passi in attesa di fare la tua mossa.<text:line-break/><text:line-break/>. Sopprimi la luce della luna, quando puoi. Nasconditi da<text:line-break/><text:soft-page-break/>essa, quando non puoi.<text:line-break/><text:line-break/>. Nascondi i tuoi segreti a chiunque, tranne che ai<text:line-break/><text:line-break/>fedeli di Shar.<text:line-break/>.- Soltanto gli sciocchi credono nella speranza.<text:line-break/><text:line-break/>L'altare è un oggetto Grande con CA 17, 50 punti ferita,<text:line-break/>vulnerabilità ai danni radiosi e immunità ai danni psichici<text:line-break/>è da veleno. Se l’altare è distrutto, 1] varco d'ombra si<text:line-break/>sfalda e le eventuali creature intrappolate nella prigione<text:line-break/>extradimensionale oltre di esso sono liberate. Ricompaiono<text:line-break/>in spazi liberi casuali all’'interno della stanza.<text:line-break/><text:line-break/>Prigione Extradimensionale. Se una creatura entra<text:line-break/>nello spazio del varco, viene trasportata in uno spazio<text:line-break/>libero all’interno di una prigione extradimensionale che<text:line-break/>ha la forma di una caverna del diametro di 9 metri, priva<text:line-break/>di fonti di luce e di uscite. Se i manti assassini non sono<text:line-break/>stati liberati, attaccano ogni creatura che compare nella<text:line-break/>loro prigione.<text:line-break/><text:line-break/>I personaggi possono fuggire dalla prigione con un<text:line-break/>incantesimo spostamento planare o una magia analoga.<text:line-break/>Anche la distruzione dell’altare libera le eventuali creature<text:line-break/>intrappolate, come descritto più sopra.<text:line-break/><text:line-break/>STATUE E TESORO<text:line-break/>Di seguito sono descritte le statue e 1 relativi tesori:<text:line-break/><text:line-break/>Statua Nord. Questa statua di legno dipinto, alta<text:line-break/>2,4 metri, raffigura Keresta Delvingstone con gli artigli<text:line-break/>e le zanne sguainate., La statua porta al collo un grosso<text:line-break/>pendente di rubino su una catenella d’oro {750 mo) e un<text:line-break/>mantello del pipistrello drappeggiato sulle spalle. Alla base<text:line-break/>della statua sono state accumulate 13.700 ma.<text:line-break/><text:line-break/>Statua Sud. Questa statua di legno, alta 3 metri, raffigura<text:line-break/>Umbraxakar in forma umanoide: un uomo muscoloso dalla<text:line-break/>pelle color carbone, gli occhi dai riflessi bronzei e le ali da<text:line-break/>drago. Attorno alla statua sono state accumulate 9.300 mo.<text:line-break/><text:line-break/>LIVELLO 18 | TL DOMINIO DI VANRAK<text:line-break/><text:line-break/>Statua Ovest. Questa statua di pietra è alta 2,7 metri<text:line-break/>ed è completamente dipinta di nero. Raffigura Shar come<text:line-break/>una donna incappucciata che stringe un pugnale in ogni<text:line-break/>mano. Se un personaggio esaimina la statua ed effettua<text:line-break/>CON SUCCesso una prova di Saggezza (Percezione) con<text:line-break/>CD 15, scopre che uno dei pugnali è una leva che apre uno<text:line-break/>scomparto alla base della statua. Lo scomparto contiene un<text:line-break/>dipinto di Shar arrotolato (250 mo) e una fiala con 2 dosi<text:line-break/>di lacrime di mezzanotte (vedi “Veleni” nel capitolo 5 della<text:line-break/>Dungeon Master's Guide). Attorno alla base della statua<text:line-break/>sono staté accumulate 22.150 me.<text:line-break/><text:line-break/>CONSEGUENZE<text:line-break/><text:line-break/>La distruzione di Keresta Delvingstone è l'ultimo chiodo<text:line-break/>sulla bara del culto di Shar. Gli eventuali cultisti e progenie<text:line-break/>vampiriche rimanenti si disperdono come topi in fuga<text:line-break/><text:line-break/>da una nave che affonda. Alcuni mesi dopo, i personaggi<text:line-break/>{se sono ancora vivi) ricevono l'atto di proprietà di una<text:line-break/><text:soft-page-break/>tenutàa abbandonata di Waterdeep del valore di 15.000 mo,<text:line-break/>assieme a un atto di trasferimento di proprietà ufficiale<text:line-break/>firmato da un magistrato e autorizzato dai Lord di<text:line-break/>Waterdeep.<text:line-break/><text:line-break/>Assieme all’atto, è inclusa una breve lettera scritta con<text:line-break/>sangue umano in cui si ringraziano i personaggi per avere<text:line-break/>distrutto Keresta Delvingstone, che l’autore della lettera<text:line-break/>definisce “una spina nel mio fianco da più di un secolo”. La<text:line-break/>lettera è firmata con le iniziali “A.M.”<text:line-break/><text:line-break/>Parecchi Lord Mascherati di Waterdeep usano ogni<text:line-break/>risorsa a loro disposizione per scoraggiare e ostacolare<text:line-break/>un'indagine volta a scoprire l’identità dell'autore. Tuttavia,<text:line-break/>con un po' di fortuna e di pazienza, i personaggi potrebbero<text:line-break/>apprendere che “A,M.” sta a indicare Artor Motlin, il<text:line-break/>Barone del Sangue, un potente vampiro che si annida in<text:line-break/>tin complesso di dungeon al di sotto di Waterdeep e non<text:line-break/>sopporta che altri vampiri vengano a cibarsi nella sua città.<text:line-break/>La presenza del barone è uno dei segreti più gelosamente<text:line-break/>custoditi di Waterdeep.<text:line-break/><text:line-break/>La liberazione di Umbraxakar dalla sua maledizione<text:line-break/>completa una missione (vedi “Salvare il Drago” a pagina 9)<text:line-break/>é procura ai personaggi l’amicizia di un potente drago di<text:line-break/>bronzo impaziente di andarsene da Sottomonte e di tornare<text:line-break/>alla sua tana costiera, ima pronto ad aiutare i personaggi<text:line-break/>mentre va per la sua strada.<text:line-break/><text:line-break/>Halaster non piange la perdita del drago d'ombra o del<text:line-break/>culto di Shar: si limita a isolare buona parte del Dominio<text:line-break/>di Vanrak finché non avrà modo di ripopolarlo con nuovi<text:line-break/>mostri e trappole.</text:p>
      <text:p text:style-name="P1"/>
      <text:p text:style-name="P1"/>
      <text:p text:style-name="P1"/>
      <text:p text:style-name="P1">@@@ 5 @@@</text:p>
      <text:p text:style-name="P1"/>
      <text:p text:style-name="P1"/>
      <text:p text:style-name="P1"/>
      <text:p text:style-name="P1">ia<text:line-break/><text:line-break/>LIVELLO ]9: LE CAVERNE DELLA MELMA<text:line-break/><text:line-break/>i<text:line-break/><text:line-break/>— ii r_ m- n ra ‘<text:line-break/>®<text:line-break/><text:line-break/>|<text:line-break/><text:line-break/>i<text:line-break/>— ii i e i<text:line-break/><text:line-break/>— r— ia - — — E =<text:line-break/>a a<text:line-break/><text:line-break/>‘. l i |<text:line-break/>L<text:line-break/><text:line-break/>}<text:line-break/><text:line-break/>UESTO CAVERNOSO LIVELLO DI SOTTOMONTE,<text:line-break/>che trae il suo nome dalla melma<text:line-break/><text:soft-page-break/>primordiale che scorre nei suoi tunnel e<text:line-break/>nelle sue camere a formazione naturale,<text:line-break/>è concepito per quattro avventurieri di<text:line-break/>15° livello. I personaggi che superano le<text:line-break/>sué sfide dovrebbero ottenere abbastanza<text:line-break/>PE da arrivare al 16° livello. Le Caverne della Melma,<text:line-break/>bizzarre anche per i parametri di Sottomonte, offrono al<text:line-break/>DM la rara opportunità di cantare, qualora abbia voglia<text:line-break/><text:line-break/>di interpretare i geni di questo livello sulla falsariga dei<text:line-break/>personaggi di un film d'animazione.<text:line-break/><text:line-break/>COSA SI ANNIDA QUI?<text:line-break/><text:line-break/>Halaster ha vincolato due geni a questo livello per farli<text:line-break/>combattere l’uno contro l’altro. I] Mago Folle ha anche<text:line-break/>catturato un vascello spelljammer e lo ha depositato qui,<text:line-break/>assieme al suo equipaggio. In aggiunta a tutto questo,<text:line-break/>anche i deliranti seguaci di un dio malvagio delle melme e<text:line-break/>delle fanghiglie si sono stabiliti in queste caverne.<text:line-break/><text:line-break/>GENI DELLA TERRA E DELL'ACQUA<text:line-break/><text:line-break/>Quaggiù vivono un dao é un marid, che hanno stretto un<text:line-break/>patto con Halaster per libherare il livello 20 dal lich Ezzat.<text:line-break/><text:line-break/>Î geni sono in competizione tra loro: chi dei due ottiene il<text:line-break/>filatterio del lich otterrà la sua libertà e condannerà l’altro<text:line-break/>a trascorrere il resto della sua esistenza a Sottomonte.<text:line-break/><text:line-break/>In base alle regole del gioco stabilite da Halaster, i geni<text:line-break/>possono usare gli avventurieri per portare a termine la<text:line-break/>imissione, ma non possono infliggersi danni fisici a vicenda,<text:line-break/>né in modo diretto, né in modo indiretto. Un mephit del<text:line-break/>fango dalî pessimo carattere di nome Urm è stato costretto<text:line-break/>a fungere da intermediario tra i due geni.<text:line-break/><text:line-break/>EQUIP&amp;.GGIO DELLA SACCHEGGIATRICE<text:line-break/><text:line-break/>Il Mago Folle ha catturato una nave pirata spaziale<text:line-break/>chiamata la Saccheggiatrice, ha rubato il congegno magico<text:line-break/>che la sospinge e ha lasciato il vascello inerte e la sua<text:line-break/>ciurma a marcire nelle Caverne della Melma. Il rmnind<text:line-break/>flayer capitano della nave (vedi “Il Capitano N’ghathrod” a<text:line-break/>pagina 250) è stato costretto a cibarsi del cervello di vari<text:line-break/>membri dell’equipaggio per sopravvivere. l resto della<text:line-break/>ciurma è fuggito nelle caverne e si è rifugiato nelle grotte<text:line-break/>piene di melma attorno alla nave. Ora l'illithid attende con<text:line-break/>impazienza che nuovi cervelli di umanoidi cadano tra i suoi<text:line-break/>tentacoli.<text:line-break/><text:line-break/>VENERATORI DI GHAUNADAUR<text:line-break/><text:line-break/>In varie epoche, le Caverne della Melma sono state usate<text:line-break/>come tempio e santuario dai veneratori di Ghaunadaur, il<text:line-break/>dio malvagio delle melme, delle fanghiglie e di altri orrori<text:line-break/>sotterranei. Halaster ha ricompensato questi folli zeloti<text:line-break/>trasformandoli in melme, che hanno conservato buona<text:line-break/>parte dei loro ricordi e del loro intelletto. Questi servitori di<text:line-break/>Ghaunadaur credono di essere stati benedetti dal loro dio<text:line-break/>in persona e Halaster non fa nulla per smentire questa loro<text:line-break/>convinzione.<text:line-break/><text:line-break/>I seguaci di Ghaunadaur attirati a Sottomonte da<text:line-break/><text:soft-page-break/>Halaster visitano regolarmente un globo fluttuante da cui<text:line-break/>sgorga un flusso di melma primordiale nell’area 4. Si crede<text:line-break/>che questo globo sia parte dello stesso Ghaunadaur. 1 suoi<text:line-break/>veneratori a volte chiamano l'oggetto l’Occhio Piangente.<text:line-break/>In realtà, è stato Halaster a trovare il globo melmoso e a<text:line-break/>portarlo qui al puro scopo di inondare le caverne di melma<text:line-break/>e di confondere gli infami fedeli di Ghaunadaur.<text:line-break/><text:line-break/>LIVELLO 19 | LE CAVERNE DELLA MELMA</text:p>
      <text:p text:style-name="P1"/>
      <text:p text:style-name="P1"/>
      <text:p text:style-name="P1"/>
      <text:p text:style-name="P1">@@@ 6 @@@</text:p>
      <text:p text:style-name="P1"/>
      <text:p text:style-name="P1"/>
      <text:p text:style-name="P1"/>
      <text:p text:style-name="P1">M_OS_ÈRI ERRANTI<text:line-break/><text:line-break/>Molte delle melme che strisciano su questo livello sono<text:line-break/>sostanze elementali innocue, ma questo livello ospita anche<text:line-break/>i veneratori di Ghaunadaur, che vagano senza meta, e gli<text:line-break/>orog pirati spaziali in cerca di cibo. Il DM può usare gli<text:line-break/>incontri seguenti per incalzare gli avventurieri impazienti<text:line-break/>di menare le mani o durante un momento di riposo.<text:line-break/><text:line-break/>MELMA GRIGIA ENORME<text:line-break/><text:line-break/>I personaggi incontrano sei duergar veneratori di Ghaunadaur<text:line-break/>che {a magia di Halaster ha trasformato in tinia singola<text:line-break/><text:line-break/>melma grigia con un grado di sfida pari a &amp; (3.900 PE) e le<text:line-break/>modifiche seguenti:<text:line-break/><text:line-break/>. La melma è Enorme, ha 152 (16d12 + 48) punti ferita e<text:line-break/>un punteggio di Forza pari a 18.<text:line-break/><text:line-break/>* Con un'azione, può effettuare due attacchi con gli<text:line-break/>pseudopodi (+7 al tiro per colpire). Se colpisce, uno<text:line-break/>pseudopode infligge 21 (6d6) danni da acido o 42 (12d6)<text:line-break/>danni da acido mentre la melma è ingrandita.<text:line-break/><text:line-break/>* La meima ha i tratti Ingrandire e Invisibilità, descritti<text:line-break/>di Seguito.<text:line-break/><text:line-break/>Ingrandire {Ricarica dopo un Riposo Breve o Lungo). Per ]<text:line-break/>minuto, la taglia della melma aumenta magicamente. Mentre<text:line-break/>è ingrandita, la melma è Mastodontica, raddoppia i suoi dadi<text:line-break/>per i danni degli attacchi con lo pseudopode e dispone di<text:line-break/>vantaggio alle prove di Forza e ai tiri salvezza su Forza.<text:line-break/><text:line-break/>Invisibilità (Ricarica dopo un Riposo Breve o Lungo). La melma<text:line-break/>diventa magicamente invisibile finché non attacca, non usa<text:line-break/>Ingrandire o finché la sua concentrazione non è interrotta (come<text:line-break/>se sj concentrasse su un incantesimo), fino a un massimo di 1 ora.<text:line-break/><text:line-break/>PROTOPLASMI NERI INTELLIGENTI<text:line-break/><text:line-break/>ÎI personaggi incontrano due drow veneratori di<text:line-break/>Ghaunadaur che la magia di Halaster ha trasformato in<text:line-break/>protoplasmi neri, con le modifiche seguenti:<text:line-break/><text:line-break/>- I protoplasmi neri capiscono l'’Elfico e il Sottocomune,<text:line-break/>ma non possono parlare.<text:line-break/><text:line-break/><text:soft-page-break/>- Ogni protoplasma possiede Intelligenza 14 e il seguente<text:line-break/>tratto Incantesimi Innati:<text:line-break/><text:line-break/>Incantesimi Innati. La caratteristica da incantatore del protoplasma<text:line-break/>è Intelligenza (tiro salvezza degli incantesimi CD 12, +4 al tiro per<text:line-break/>colpire degli attacchi con incantesimo). Può lanciare i seguenti<text:line-break/>incantesimi innati, che non richiedono alcuna componente:<text:line-break/><text:line-break/>A volontà: luci danzanti, mano magica<text:line-break/>3/giorno ciascuno: luminescenza, oscurità, scudo<text:line-break/>1/giorno: freccia acida di Melf<text:line-break/><text:line-break/>OROG SPAZIALI<text:line-break/><text:line-break/>Î personaggi incontrano 1d4 + 1 orog in cerca di prede<text:line-break/>facili. Questi orog sono cresciuti nelle profondità delle<text:line-break/>caverne di H'catha, un pianeta a forma di ruota dominato<text:line-break/>dai beholder e il mondo più lontano dal sole di Toril., Gli<text:line-break/>orog indossano elmi chiusi cilindrici che assomigliano alle<text:line-break/>teste bulbose dei mind flayer, dotati di grossi fori per gli<text:line-break/>occHhi protetti da lenti e di tubi respiratori simili a tentacoli.<text:line-break/><text:line-break/>Oltre alla sua armatura e alle sue armi, ogni orog porta con<text:line-break/>sé una granata intralciante. Gli orog usano queste granate per<text:line-break/>trattenere gli avversari prima di caricarli in mischia.<text:line-break/><text:line-break/>Granate Intralcianti. Una granata intralciante è un<text:line-break/>oggetto alchemico non magico con un guscio ovoidale di<text:line-break/>resina che si frantuma all’impatto. Con un’azione, una<text:line-break/>creatura può lanciare una granata fino a un punto entro<text:line-break/>un raggio di 18 metri. Ogni creatura entro 3 metri da<text:line-break/>una granata intralciante infranta deve superare un tiro<text:line-break/>salvezza su Destrezza con CD 15, altrimenti sarà trattenuta<text:line-break/><text:line-break/>LIVNELLO 19 | LE CAVERNE DELLA MELMA<text:line-break/><text:line-break/>MELMA ELEMENTALE<text:line-break/><text:line-break/>Il globo nell’area 4 trasuda un flusso costante di melma<text:line-break/>incanalato dalla Palude dell’Oblio, il reame di confine tra<text:line-break/>il Piano Elementale della Terra e quello dell'Acqua. Questa<text:line-break/>melma è un denso e viscido effluvio marrone striato di<text:line-break/>arancione, verde, giallo e nero. Puzza di uova marce e si<text:line-break/>appiccia a qualsiasi cosa tocchi. La melma non è mai più<text:line-break/>profonda di 1,5 metri in qualsiasi tratto ed è considerata<text:line-break/>terreno difficile. Si muove lentamente nella direzione<text:line-break/>indicata dalle frecce ondulate sulla mappa 19 e a volte<text:line-break/>si comporta come se fosse viva, allungando un innocuo<text:line-break/>pseudopode o assumendo per qualche istante la forma di<text:line-break/>una creatura farniliare.<text:line-break/><text:line-break/>- —<text:line-break/><text:line-break/>da una ragnatela bianca viscosa. Con un'azione, una<text:line-break/>creatura può cercareé di liberare dalla ragnatela se stessa o<text:line-break/>un'altra creatura entro portata, riuscendoci se effettua con<text:line-break/>successo una prova di Forza (Atletica) con CD 20. Quattro<text:line-break/>litri di alcol dissolvono la ragnatela prodotta da una singola<text:line-break/>granata intralciante. Altrimenti, la ragnatela si dissolve da<text:line-break/>sola dopo 1 ora, liberando ogni creatura da essa trattenuta.<text:line-break/><text:line-break/>FESPLORARE QUESTO LIVELLO<text:line-break/><text:line-break/>Le descrizioni degli incontri seguenti fanno riferimento alla<text:line-break/><text:soft-page-break/>mappa 19. Molti tunnel e caverne sonòo sermplici formazioni<text:line-break/>naturali, mente altri furono scavati dai vermi purpurei<text:line-break/>molto tempo fa. La melma che scorre in buona parte del<text:line-break/>livello ha un pessimo odore, ma è innocua (vedi il riquadro<text:line-break/>“Melma Elementale”),<text:line-break/><text:line-break/>]. LA GROTTA RISPLENDENTE DI<text:line-break/>ICHTHYGLUG IL VOLUMINOSO<text:line-break/><text:line-break/>Halaster ha usato la magia per adattare queste caverne ai<text:line-break/>gusti del marid Ichthyglug.<text:line-break/><text:line-break/>—<text:line-break/><text:line-break/>lA. RELrITtTTO<text:line-break/><text:line-break/>Questa caverna alta 15 metri ospita il relitto di una cocca<text:line-break/>(un vascello mercantile ad albero singolo lungo poco più di<text:line-break/>16 metri), che ha i tratti seguenti:<text:line-break/><text:line-break/>Scafo. La nave si è spezzata in due: la prua infranta punta<text:line-break/>verso nord e la sezione di poppa poggia contro la parete<text:line-break/>est. Lo scafo in legno di quercia è soffice e infradiciato,<text:line-break/>dato che il vascello è rimasto sott'acqua per anni, ed<text:line-break/>entrambe le metà sono incrostate di cozze e mitili.<text:line-break/><text:line-break/>Albero Maestro e Ancora. L'albero maestro e l’ancora si<text:line-break/>sono staccati e giacciono al centro della caverna. L'albero<text:line-break/>maestro punta verso una luccicante cortina d'acqua a ovest.<text:line-break/><text:line-break/>Niente Vele, Niente Sartiame, Niente Equipaggio. La<text:line-break/>vela quadrata, il sartiame e l'equipaggio della nave sono<text:line-break/>scormparsi (la vela e il sartiame si sono disintegrati molto<text:line-break/>tempo fa).<text:line-break/><text:line-break/>Se i personaggi ispezionano il relitto, scoprono il suo<text:line-break/>nome inciso sul timone incrostato di cozze e mitili: l’Opale<text:line-break/>Blu. Un personaggio che apprende il nome della nave ed<text:line-break/>effettua con successo una prova di Intelligenza (Storia)<text:line-break/>con CD 20 ricorda che l'Opale Blu affondò nella baia di<text:line-break/>Waterdeep qualche anno fa in circostanze misteriose e che<text:line-break/>l'equipaggio fu tratto in salvo dai marinidi che vivevano<text:line-break/>nel porto: dotato di queste conoscenze, un personaggio<text:line-break/>può esaminare lo scafo in cerca di anomalie e, se effettua<text:line-break/>CON successo una prova di Intelligenza (Indagare) con<text:line-break/>CD 15, scopre un foro quadrato tagliato di netto nella<text:line-break/>sezione di poppa, sotto quella che sarebbe stata la linea<text:line-break/>di galleggiamento. Una prova di Intelligenza (Arcano) con<text:line-break/>CD 16 effettuata con successo conferma che è stato un</text:p>
      <text:p text:style-name="P1"/>
      <text:p text:style-name="P1"/>
      <text:p text:style-name="P1"/>
      <text:p text:style-name="P1">@@@ 7 @@@</text:p>
      <text:p text:style-name="P1"/>
      <text:p text:style-name="P1"/>
      <text:p text:style-name="P1"/>
      <text:p text:style-name="P1">Fi FLARTIA<text:line-break/><text:line-break/>Tunnel cha $$<text:line-break/>conduce al 5<text:line-break/><text:line-break/>LI<text:line-break/><text:line-break/>Discesa al }<text:line-break/><text:soft-page-break/>E||D. 20<text:line-break/><text:line-break/>.........<text:line-break/>.......<text:line-break/><text:line-break/>- u;':' superiore della |}<text:line-break/>_Soccheggiatrice _<text:line-break/><text:line-break/>.........<text:line-break/>aa i,<text:line-break/>......<text:line-break/><text:line-break/>i . conduceé ol<text:line-break/>..'i:;-';:..::;.;..._:‘ dungeon espanso<text:line-break/>a o dall'Underdark<text:line-break/><text:line-break/>H ai<text:line-break/><text:line-break/>Salita al livello 18 __$&gt; y A e i d _ f ù i<text:line-break/><text:line-break/>.......<text:line-break/>........................<text:line-break/>.......................<text:line-break/><text:line-break/>SN Giobo “<text:line-break/>k di melma<text:line-break/><text:line-break/>Ponte inferiore della<text:line-break/>Saccheggiatrice<text:line-break/><text:line-break/>Turnnel che conduce al '<text:line-break/>dungeon espanso o all'Underdark<text:line-break/><text:line-break/>MaPPA 19: LE CAVERNE DELLA MELMA<text:line-break/>LIVELLO 19 | LE CAVERNE DELLA MELMA</text:p>
      <text:p text:style-name="P1"/>
      <text:p text:style-name="P1"/>
      <text:p text:style-name="P1"/>
      <text:p text:style-name="P1">@@@ 8 @@@</text:p>
      <text:p text:style-name="P1"/>
      <text:p text:style-name="P1"/>
      <text:p text:style-name="P1"/>
      <text:p text:style-name="P1">r ] A<text:line-break/>L<text:line-break/>#i<text:line-break/><text:line-break/>incantesimo disintegrazione ad aprire il foro quadrato,<text:line-break/>ma non c’è modo di sapere chi ha lanciato l'incantesimo o<text:line-break/>perché la nave sia stata fatta affondare.<text:line-break/><text:line-break/>Se più personaggi entrano nella sezione di poppa allo<text:line-break/>stesso tempo, quella parte dello scafo si inclina sotto il peso<text:line-break/>aggiuntivo, si rovescia su un lato e crolla su se stessa con<text:line-break/>un tonfo assordante. Ogni creatura all’interno della sezione<text:line-break/>di poppa al momento del crollo deve effettuare un tiro<text:line-break/>salvezza su Destrezza con CD 15; se fallisce, subisce 22<text:line-break/>(4d10) danni contundenti, a causa dei detriti che crollano<text:line-break/>su di lei, mentre se lo supera, subisce la metà di quei danni.<text:line-break/>Le cortine d’acqua nell’area 1b impediscono al rumore del<text:line-break/>crollo di diffondersi nell’area lc.<text:line-break/><text:line-break/>]B. CORTINE D’ACQUA<text:line-break/><text:line-break/>Questo passaggio ha un soffitto arcuato alto 6 metri e<text:line-break/><text:soft-page-break/>contiene tre cortine magiche spesse 30 cm d’acqua marina<text:line-break/>verde semitrasparente. Ogni cortina d’acqua scende dal<text:line-break/>soffitto al pavimento e copre in larghezza l'intero passaggio.<text:line-break/>I suoni che attraversano le cortine sono quasi del tutto<text:line-break/>attutiti; soltanto le creature entro 1,5 metri dalla cortina<text:line-break/>possono sentire i rumori provenienti dall’altro lato.<text:line-break/><text:line-break/>Un oggetto lanciato o scagliato attraverso una cortina<text:line-break/>d'acqua subisce un costo di 18 metri da applicare<text:line-break/>immediatamente alla distanza percorsa. Se questa<text:line-break/>distanza aggiuntiva cambia l’attacco di un'arma a distanza<text:line-break/>da gittata normale a gittata lunga, l’attacco subisce<text:line-break/>svantaggio. Un oggetto che entra nella cortina e non può<text:line-break/>viaggiare oltre cade a terra all'interno della cortina.<text:line-break/><text:line-break/>Gli effetti magici che a rigor di logica non possono<text:line-break/>attraversare la cortina d’acqua vengono fermati dalla<text:line-break/>cortina come se fosse una barriera solida. Per esempio,<text:line-break/>un incantesimo dardo incantato può passare attraverso la<text:line-break/>cortina per colpire le creature sull’altro lato, ma l'esplosione<text:line-break/>di un incantesimo palla di fuoco non passerà oltre la barriera.<text:line-break/><text:line-break/>Una creatura che attraversa una cortina d’acqua si<text:line-break/>infradicia ma non subisce altri effetti nocivi. Inoltre, le torce<text:line-break/>accese e le altre fiamme scoperte di natura non magica si<text:line-break/>spengono quando attraversano l’acqua. Ogni creatura che<text:line-break/>subisce danni dall’acqua, come un elementale del fuoco,<text:line-break/>subisce 11 (2d10) danni da freddo quando entra per la prima<text:line-break/>volta nella cortina durante un turno o vi inizia il proprio turno.<text:line-break/><text:line-break/>Se una cortina d’acqua subisce 50 o più danni da freddo<text:line-break/>da una singola fonte, diventa un muro di ghiaccio spesso<text:line-break/>30 cm (come se fosse stato creato da un incantesimo<text:line-break/>muro di ghiaccio) per 10 minuti prima di tornare alla sua<text:line-break/>forma originale. Una cortina d’acqua bersagliata da un<text:line-break/>incantesimo dissolvi magie lanciato con successo (CD 17) è<text:line-break/>distrutta definitivamente.<text:line-break/><text:line-break/>]C. CAVERNA DI ICHTHYGLUG<text:line-break/><text:line-break/>Musica. La melodia magica di un'’arpa echeggia in questa<text:line-break/>caverna alta 9 metri.<text:line-break/><text:line-break/>Stagno. Uno stagno d'acqua dolce profondo 4,5 metri funge<text:line-break/>da dimora per un marid e sei sciami di quipper.<text:line-break/><text:line-break/>Pareti. Le pareti sono umide e coperte di lumache innocue<text:line-break/>é di stelle marine giganti.<text:line-break/><text:line-break/>Quando i personaggi arrivano in quest'area per la prima<text:line-break/>volta, il marid Ichthyglug sta nuotando nello stagno. Li<text:line-break/>accoglie con una canzone (vedi il riquadro “La Canzone<text:line-break/>di Ichthyglug”). Mentre canta, Ichthyglug usa la magia<text:line-break/>per animare degli zampilli d’acqua dalla superficie dallo<text:line-break/>stagno mentre i quipper balzano fuori dall'acqua intorno<text:line-break/>a lui. Ichthyglug non è buono né malvagio, ma è sempre<text:line-break/>imprevedibile. Il suo atteggiamento nei confronti dei<text:line-break/>personaggi riflette il loro atteggiamento nei suoi confronti.<text:line-break/><text:line-break/>Dopo avere concluso la sua canzone, Ichthyglug fluttua<text:line-break/>fino a quei personaggi che gli sembrano più ricettivi e offre<text:line-break/><text:line-break/>LIVELLO 19 | LE CAVERNE DELLA MELMA<text:line-break/><text:line-break/><text:soft-page-break/>loro l'opportunità di congratularsi per la sua esibizione.<text:line-break/><text:line-break/>Dopo questi convenevoli, offre ai personaggi una missione:<text:line-break/>distruggere il lich Ezzat sul livello 20 e consegnargli il filatterio<text:line-break/>del lich. Il marid promette un tesoro favoloso in cambio,<text:line-break/>spingendosi fino ad aggiungere che è costretto dalla magia di<text:line-break/>Halaster a tenere fede alla sua promessa (vedi “Tesoro” sotto).<text:line-break/><text:line-break/>Se i personaggi completano la missione di Ichthyglug<text:line-break/>e consegnano il filatterio di Ezzat al marid, lo stagno<text:line-break/>in questa caverna si trasforma in un vortice che<text:line-break/>inghiotte Ichthyglug, l'acqua, i quipper e il filatterio del<text:line-break/>lich trascinandoli sul Piano Elementale dell’Acqua. I<text:line-break/>personaggi trovano la ricompensa promessa da Ichthyglug<text:line-break/>sul fondo dello stagno, quando questo si è prosciugato. Se i<text:line-break/>personaggi completano la missione di Ichthyglug, ricevono<text:line-break/>gli stessi PE che avrebbero ricevuto sconfiggendo in<text:line-break/>combattimento il marid e gli sciami di quipper.<text:line-break/><text:line-break/>Se i personaggi distruggono Ezzat ma consegnano il<text:line-break/>filatterio del lich a Jartk, il dao nell'area 11b, Ichthyglug<text:line-break/>lo viene a sapere, si infuria e attacca i personaggi la volta<text:line-break/>successiva che li incontra.<text:line-break/><text:line-break/>Ichthyglug non può lasciare questa caverna senza il<text:line-break/>filatterio di Ezzat. Se il marid muore in quest’area, il suo<text:line-break/>corpo si disintegra in un'ondata di acqua e schiuma, solo<text:line-break/>per riformarsi 24 ore dopo (i personaggi non ricevono PE<text:line-break/>aggiuntivi se uccidono Ichthyglug più di una volta).<text:line-break/><text:line-break/>Îl marid ordina ai quipper di attaccare chiunque osi<text:line-break/>entrare nel suo stagno. Gli sciami non costituiscono un<text:line-break/>pericolo per le creature che si trovano sulla terraferma.<text:line-break/><text:line-break/>Tesoro. Ichthyglug indossa un paio di bracciali dorati a<text:line-break/>forma di piovra (250 mo ciascuno) e una grande veste di<text:line-break/>seta tempestata di dieci spinelli blu (500 mo l'’uno). Tali<text:line-break/>gioielli svaniscono assieme al marid quando questi fa<text:line-break/>ritorno sul Piano Elementale dell’Acqua.<text:line-break/><text:line-break/>La ricompensa di Ichthyglug consiste in un'armatura del<text:line-break/>marinaio (corazza di scaglie) e due oggetti meravigliosi comuni:<text:line-break/>una caznidela delle profondità e una canna da pesca istantanea<text:line-break/>(entrambe descritte di seguito). Questi oggetti compaiono<text:line-break/>solo dopo che i personaggi hanno completato la missione di<text:line-break/>Ichthyglug e hanno aiutato il marid a fuggire da Sottomonte.<text:line-break/><text:line-break/>La fiamma della candela delle profondità non si spegne<text:line-break/>quando viene immersa nell’acqua. Emana luce e calore pari<text:line-break/>a quelli di una candela normale.<text:line-break/><text:line-break/>La canna da pesca istantanea ha l’aspetto di un'asta<text:line-break/>lunga 3 metri. Quando il personaggio impugna l'asta, può<text:line-break/>pronunciare la parola d'’ordine (“Ichthyglug”) e trasformarla<text:line-break/>in una canna da pesca completa di lenza, amo e mulinello.<text:line-break/>Pronunciando di nuovo la parola d’ordine, la canna da<text:line-break/>pesca si ritrasforma in un'asta di 3 metri.<text:line-break/><text:line-break/>LA CANZONE DI |CHTHYGLUG<text:line-break/><text:line-break/>Benvenuti nella mia grotta!<text:line-break/>Sono il re della follia.<text:line-break/>Ichthyglug è il mio nome:<text:line-break/>Una ventata di magia.<text:line-break/><text:soft-page-break/><text:line-break/>L'’oceano è la mia ostrica.<text:line-break/><text:line-break/>Le onde sono mie da governare.<text:line-break/>Ichthyglug è il mio nome:<text:line-break/><text:line-break/>Sono il pesce più cattivo del mare.<text:line-break/><text:line-break/>lo sono la corrente. lo sono la marea.<text:line-break/>lo sono la pioggia sulla tua parata.<text:line-break/>Ichthygiug è il mio nome:<text:line-break/><text:line-break/>Della sirena io son la serenata.<text:line-break/><text:line-break/>Ti annego subito nell’oro.<text:line-break/>Ti accolgo con fervore.<text:line-break/><text:line-break/>Ichthyglug è il mio nome: E<text:line-break/>Ma ora chiamami “signore”.<text:line-break/><text:line-break/>a-</text:p>
      <text:p text:style-name="P1"/>
      <text:p text:style-name="P1"/>
      <text:p text:style-name="P1"/>
      <text:p text:style-name="P1">@@@ 9 @@@</text:p>
      <text:p text:style-name="P1"/>
      <text:p text:style-name="P1"/>
      <text:p text:style-name="P1"/>
      <text:p text:style-name="P1">2. OQROG SPAZIALI<text:line-break/><text:line-break/>Occhi. Il soffitto alto 4,5 metri di questo passaggio è<text:line-break/>decorato con le incisioni di centinaia di occhi spalancati<text:line-break/>(gli occhi sono stati creati magicamente da Halaster, ma<text:line-break/>sono innocui).<text:line-break/><text:line-break/>Orog. Dodici orog ostili (vedi “Orog Spaziali” a<text:line-break/>pagina 244) si sono accampati in quest’area. Gli eventuali<text:line-break/>orog incontrati in precedenza e sconfitti come mostri<text:line-break/>erranti vanno sottratti da questo numero.<text:line-break/><text:line-break/>Una degli orog possiede 60 punti ferita ed è più grande degli<text:line-break/>altri. Si chiama Rukha e, fino a poco tempo fa, lavorava come<text:line-break/>primo ufficiale a bordo della Saccheggiatrice (vedi l’area 13).<text:line-break/><text:line-break/>TESORO<text:line-break/><text:line-break/>L'orog Rukha possiede una pietra parlante che tiene<text:line-break/>nascosta in uno dei suoi guanti d'arme. Il compagno di<text:line-break/>Rukha, l’ex-cuoco della Saccheggiatrice, era in possesso<text:line-break/>della pietra corrispondente, ma l'ha perduta (vedi l’area 13c).<text:line-break/><text:line-break/>3. SIAMO NELLA MELMA<text:line-break/><text:line-break/>[ personaggi notano strane forme nella melma che scorre<text:line-break/>in quest’area.<text:line-break/><text:line-break/>3A. LA GRANDE MARCIA DELLA MELMA<text:line-break/><text:line-break/>l fiume di melma scorre verso nord attraverso dquesta<text:line-break/>caverna alta 4,5 metri (vedi “Melma Elementale” a pagina<text:line-break/>244). Quando i personaggi arrivano in quest’area per la<text:line-break/>prima volta, la melma si innalza e assume la forma di<text:line-break/>una lunga fila indiana di modron che si estende a perdita<text:line-break/>d'occhio. I modron marciano in senso contrario al flusso<text:line-break/><text:soft-page-break/>di melma è non sembrano avanzare troppo. Dopo circa 1<text:line-break/>minuto, sprofondano di nuovo nella melma,. I modron di<text:line-break/>imelma non sono creature o effetti magici e non possono<text:line-break/>essere danneggiati o dissolti.<text:line-break/><text:line-break/>3B. HALASTER DI MELMA<text:line-break/><text:line-break/>Lungo questo tunnel, scorre un'arteria di melma che<text:line-break/><text:line-break/>si riversa in una bassa conca sul pavimento roccioso.<text:line-break/><text:line-break/>La prima volta che qualcuno giunge entro 3 metri dalla<text:line-break/>pozza, la melma si solleva, assume la forma di Halaster<text:line-break/>Blackcloak e agita le braccia come seé stesse lanciando un<text:line-break/>incantesimo. Dopo 1 minuto, l'effigie di Halaster perde<text:line-break/>consistenza e torna a essere una pozza di melma,. La<text:line-break/>melma non è una creatura e non può essere danneggiata, e<text:line-break/>non è nemmeno un effetto magico che può essere dissolto.<text:line-break/><text:line-break/>A_1:._L'OCCHIO PIANGENTE<text:line-break/><text:line-break/>Melma. Questa caverna alta 18 metri contiene una<text:line-break/>grossa pozza di melma viscida e puzzolente che scorre<text:line-break/>lentamente verso nordovest.<text:line-break/><text:line-break/>Urm. Un mephit del fango di nome Urm se ne sta<text:line-break/>accucciato lungo il bordo della pozza di melma (nel<text:line-break/>punto contrassegnato con una M sulla mappa 19),<text:line-break/>punzecchiando distrattamente la melma con un<text:line-break/>bastoncino mentre borbotta tra sé e sé.<text:line-break/><text:line-break/>Globo. Vicino alla parete est, un globo di melma del diametro<text:line-break/>di 3 metri fluttua a 1,5 metri di altezza dalla pozza. Il globo<text:line-break/>riversa un continuo flusso di melma nella pozza è sembra<text:line-break/>fungere da sorgente (vedi “Globo di Melma” più sotto).<text:line-break/><text:line-break/>Formazioni Rocciose. Il soffitto della caverna è<text:line-break/>punteggiato di stalattiti, mentre la melma scorre tra<text:line-break/>alcune stalagmiti che spuntano dal pavimento roccioso.<text:line-break/><text:line-break/>Urm ha avuto la sfortuna di essere stato risucchiato<text:line-break/>assieme alla melma proveniente dalla Palude dell’Oblio e<text:line-break/>depositato quaggiù. Halaster ha trovato il mephit del fango e<text:line-break/>ha lanciato un incantesimo costrizione su di lui, obbligandolo<text:line-break/><text:line-break/>a servire il dao Jarùk e il marid Ichthyglug. I geni usano<text:line-break/>Urm come intermediario per scambiarsi insulti a vicenda,<text:line-break/>ma il mephit si è stufato di stare al loro gioco e vuole essere<text:line-break/>liberato dall’incantesimo costrizione di Halaster.<text:line-break/><text:line-break/>Urm sa tutto sulla competizione tra Jarùk e Ichthyglug e<text:line-break/>cerca di condurre gli avventurieri al cospetto di entrambi i<text:line-break/>geni, uno dopo l’altro. Urm si offre di portare i personaggi<text:line-break/>da Ichthyglug per primo (area 1), dato che il marid è più<text:line-break/>vicino. Se i personaggi hanno già parlato con Ichthyglug,<text:line-break/>Urm si offre di guidarli fino alle caverne di lartik (area 11}<text:line-break/>seguendo il fiume di melma.<text:line-break/><text:line-break/>Urm è pigro ed egoista e tende a non aiutare i personaggi<text:line-break/>al di 1à di quello che è obbligato a fare dai termini del suo<text:line-break/>incantesimo costrizione. Conosce bene i pericoli che si<text:line-break/>annidano nelle Caverne della Melma, ma afferma di non<text:line-break/>sapere niente. La rimozione dell'incantesimo costrizione<text:line-break/>di Halaster lo rende leggermente più premuroso, ma non<text:line-break/><text:soft-page-break/>modifica la sua indole maligna. In cambio della ritrovata<text:line-break/>libertà, Urm condivide le informazioni seguenti, un misto di<text:line-break/>verità e bugie:<text:line-break/><text:line-break/>- La melma che sgorga dal globo e riempie queste caverne<text:line-break/>proviene da un luogo chiamato la Palude dell’Oblio (vero).<text:line-break/><text:line-break/>- Halaster ha catturato un vascello dallo strano aspetto e<text:line-break/>lo ha nascosto in una grande caverna vicina (vero). La<text:line-break/>nave è viva (falso).<text:line-break/><text:line-break/>- Un potente demone è intrappolato in una statua a<text:line-break/>nord (falso).<text:line-break/><text:line-break/>GLOBO DI MELMA<text:line-break/><text:line-break/>Il giobo è immobile, anche se può essere spostato con un<text:line-break/>incantesimo telecinesi o una magia simile. Un incantesimo<text:line-break/>disintegrazione lanciato sul globo lo distrugge e interrompe<text:line-break/>il lusso di melma nella caverna. Gli altri incantesimi non<text:line-break/>hanno effetto sul globo.<text:line-break/><text:line-break/>Le creature e gli oggetti possono passare attraverso il<text:line-break/>globo, che è fatto della stessa melma che circola in questo<text:line-break/>livello del dungeon. Ogni creatura che entra nel globo è<text:line-break/>trattenuta dal globo stesso. Una creatura trattenuta dal<text:line-break/>globo può usare un’azione per effettuare una prova di Forza<text:line-break/>(Atletica) o Destrezza (Acrobazia) con CD 15, liberandosi<text:line-break/>in caso di successo. Un'altra creatura al di fuori del globo<text:line-break/>puù usare un'azione per tentare la prova, se si trova entro<text:line-break/>portata della creatura trattenuta; in caso di prova effettuata<text:line-break/>con successo, la creatura è libera dal globo.<text:line-break/><text:line-break/>5. NELLA MORSA DI GHAUNADAUR<text:line-break/><text:line-break/>Un tunnel alto 4,5 metri contenente una fossa aperta<text:line-break/>collega due caverne dal soffitto alto 6 metri.<text:line-break/><text:line-break/>5A. FOSSA DI PROTOPLASMA<text:line-break/><text:line-break/>Questa fossa naturale è larga 6 metri e profonda<text:line-break/>altrettanto. In fondo alla fossa, ci sono tre protoplasmi<text:line-break/>neri intelligenti (vedi “Protoplasmi Neri Intelligenti”<text:line-break/><text:line-break/>a pagina 244) che un tempo erano drow veneratori di<text:line-break/>Ghaunadaur. Quando percepiscono una preda nelle<text:line-break/>vicinanze, i protoplasmi scalano i lati della fossa e usano<text:line-break/>i loro incantesimi luminescenza per evidenziare i bersagli<text:line-break/>che hanno scelto, per poi attaccare con i loro pseudopodi.<text:line-break/>I protoplasmi lanciano incantesimi freccia acida di Melf<text:line-break/>contro le prede oltre la loro portata.<text:line-break/><text:line-break/>5B. PORTALE VERTICALE PER IL LIvELLO 1?<text:line-break/><text:line-break/>Sul lato nord di questa caverna alta 6 metri, si ergono<text:line-break/><text:line-break/>due pietre verticali alte 4,5 metri e fatte di basalto nero.<text:line-break/>Sull’architrave che poggia su di esse, è stata tracciata una<text:line-break/>grossa X color rosso sangue. Le pietre verticali formano uno<text:line-break/>dei portali magici di Halaster (vedi “Portali” a pagina 12).<text:line-break/><text:line-break/>LIVELLO 19 | LE CAVERNE DELLA MELMA</text:p>
      <text:p text:style-name="P1"/>
      <text:p text:style-name="P1"/>
      <text:p text:style-name="P1"><text:soft-page-break/></text:p>
      <text:p text:style-name="P1">@@@ 10 @@@</text:p>
      <text:p text:style-name="P1"/>
      <text:p text:style-name="P1"/>
      <text:p text:style-name="P1"/>
      <text:p text:style-name="P1">A<text:line-break/>NI<text:line-break/><text:line-break/>Quando una creatura giunge entro 1,5 metri dal portale,<text:line-break/>rivoli di sangue iniziano a sgorgare dalla superficie porosa<text:line-break/>delle pietre verticali. A questo portale si applicano le<text:line-break/>regole seguenti:<text:line-break/><text:line-break/>. Se una creatura marchiata con una X di sangue si trova<text:line-break/>entro 1,5 metri dalle pietre verticali, il portale si apre<text:line-break/>per 1 minuto.<text:line-break/><text:line-break/>: ] personaggi devono essere di livello pari o superiore<text:line-break/>al 12° per attravérsare questo portale (vedi “Jhesiyra<text:line-break/>Kestellharp” a pagina 10). La prima creatura a passare<text:line-break/>attraverso il portale innesca una runa antica (vedi “Rune<text:line-break/>Antiche” a pagina 12).<text:line-break/><text:line-break/>. Una creatura che attraversa il portale compare nell’area<text:line-break/>Bb del livello 12, nello spazio libero più vicino al portale<text:line-break/>identico situato in quell’area.<text:line-break/><text:line-break/>6. CAVERNA CON VISTA<text:line-break/><text:line-break/>Stalattiti. Alcune stalattiti pendono dal soffitto a cupola di<text:line-break/>questa caverna, alto 9 metri.<text:line-break/><text:line-break/>Vascello. Un enorme vascello è chiaramente visibile<text:line-break/>attraverso le aperture lungo la parete nordovest (vedi<text:line-break/>l’area 13).<text:line-break/><text:line-break/>7. PORTALE VERTICALE<text:line-break/>PER IL LIVELLO 21<text:line-break/><text:line-break/>Detriti. 1] pavimento di questa caverna alta 6 metri è<text:line-break/>disseminato di detriti pietrosi che sono considerati<text:line-break/>terreno difficile.<text:line-break/><text:line-break/>Beholder Finto. Una spora gassosa, che può essere<text:line-break/>facilmente scambiata per un beholder, fluttua nei<text:line-break/>pressi di due menbhir alti 4,5 metri e fatti di cristallo<text:line-break/>semitrasparente. All'interno di ogni menhir, è<text:line-break/>imprigionato un nalfeshnee addormentato, che tiene le<text:line-break/>ali membranose avviluppate attorno alla testa e al corpo.<text:line-break/><text:line-break/>La spora gassosa è giunta in questa caverna fluttuando<text:line-break/>dall’area 8. Le sue spore contengono alcuni ricordi<text:line-break/>frammentari del beholder defunto che l'ha originata.<text:line-break/><text:line-break/>Una creatura che inala le spore eredita un ricordo<text:line-break/>casuale, da determinare tirando sulla tabella “Ricordi del<text:line-break/>Behoider”. Questi ricordi sono percepiti dal punto di vista<text:line-break/>dell’occhio tiranno.<text:line-break/><text:line-break/>RICORDI DEL BEHOLDER<text:line-break/>d100 <text:s/>Ricordo<text:line-break/><text:line-break/>01-20 _ lIl beholder dà la caccia a uno gnomo delle<text:line-break/>profondità in una foresta di funghi in una vasta<text:line-break/><text:soft-page-break/>caverna dell'Underdark illuminata da funghi<text:line-break/>luminescenti e fosforescenti.<text:line-break/><text:line-break/>21-40 _ Il beholder incontra un suo simile nell’Underdark<text:line-break/>e, dopo una frenetica raffica di raggi oculari,<text:line-break/>riduce in polvere il suo rivale con un Raggio di<text:line-break/>Disintegrazione.<text:line-break/><text:line-break/>41-60 _ Il beholder esamina una stalagmite delle<text:line-break/>dimensioni di una torre sormontata da un<text:line-break/>grosso cristallo (vedi il livello 20, area 14).<text:line-break/><text:line-break/>61-80 _ Il beholder è inghiottito da un verme purpureo e<text:line-break/>usa il Raggio di Charme per convincere il verme<text:line-break/>a lasciarlo andare.<text:line-break/><text:line-break/>81-00 I| beholder cade in una dolina quando soccombe<text:line-break/>a un incantesimo dito della morte di Halaster<text:line-break/>(vedi l’area 8).<text:line-break/><text:line-break/>LIVELLO 19 | LE CAVERNE DELLA MELMA<text:line-break/><text:line-break/>NALFESHNEE<text:line-break/><text:line-break/>I demoni addormentati non possono essere bersagliati da<text:line-break/>incantesimi o attacchi finché sono intrappolati nei menhir<text:line-break/>di cristallo. Restano addormentati finché qualcuno non<text:line-break/><text:line-break/>li sveglia (vedi “Portale Verticale” sotto). Un nalfeshnee<text:line-break/>risvegliato si teletrasporta fuori dal menhir e attacca, per<text:line-break/>tornare a dormire all'interno del menhir quando non ci<text:line-break/>sono altri nemici in vista,<text:line-break/><text:line-break/>PORTALE VERTICALE<text:line-break/>I menhir di cristallo sono indistruttibili è formano uno<text:line-break/>dei portali magici di Halaster (vedi “Portali” a pagina 12).<text:line-break/>Se qualcuno colpisce uno dei due menhir con un oggetto<text:line-break/>rigido o lo bersaglia con un incantesimo frantumare,<text:line-break/>non infligge danni ma fa vibrare sonoramente la pietra<text:line-break/>verticale, risvegliando il demone all’interno. Nient'altro<text:line-break/>riesce a risvegliare i demoni. Finché si trova fuori dal<text:line-break/>menhir, un nalfeshnee può essere obbligato magicamente a<text:line-break/>divulgare la parola d’ordine che attiva il portale. Anche un<text:line-break/>incantesimo conoscenza delle leggende o una magia simile<text:line-break/>sonò in grado di rivelare la parola d'ordine, che attualmente<text:line-break/>è “Kelserath”, ma Halaster la cambia ogni due o tre giorni.<text:line-break/>A questo portale si applicano le regole seguenti:<text:line-break/><text:line-break/>* Se una creatura pronuncia la parola d'ordine giusta entro<text:line-break/>3 metri, il portale si apre per 1 minuto.<text:line-break/><text:line-break/>- ] personaggi devono essere di livello pari o superiore<text:line-break/>al 16° per attraversare questo portale (vedi “]hesiyra<text:line-break/>Kestellharp” a pagina 10). La prima creatura a passare<text:line-break/>attraverso il portale innesca una runa antica (vedi “Rune<text:line-break/>Antiche” a pagina 12).<text:line-break/><text:line-break/>- Una creatura che attraversa il portale compare nell’area<text:line-break/>23b del livello 21, nello spazio libero più vicino al portale<text:line-break/>identico situato in quell'area,<text:line-break/><text:line-break/>6. GRAZIE PER I BEI RICORDI<text:line-break/><text:line-break/>Soffitto. Il soffitto di questa caverna è alto 9 metri.<text:line-break/><text:soft-page-break/>Spore Gassose. Tre spore gassose fluttuano sopra una<text:line-break/>grossa dolina circondata da detriti. Altre dieci spore<text:line-break/>gassose fluttuano all'interno della dolina, che scende<text:line-break/>di 30 metri nell’oscurità (sul fondo della dolina giace il<text:line-break/><text:line-break/>cadavere ammuffito di un beholder).<text:line-break/><text:line-break/>Tunnel Sopraelevato. Un tunnel del diametro di 3 metri<text:line-break/>nella parete ovest può essere raggiunto scalando una<text:line-break/>cornice alta 3 metri (questa cornice è descritta in<text:line-break/>maggior dettaglio nell’area 9).<text:line-break/><text:line-break/>Halaster ha ucciso un beholder che tentava di crearsi un<text:line-break/>dominio su questo livello. Dal suo cadavere ammuffito è<text:line-break/>cresciuto un nugolo di spore gassose. Un esame dei resti<text:line-break/>accompagnato da una prova di Intelligenza (Medicina) con<text:line-break/>CD 15 effettuata con successo rivela che il beholder è stato<text:line-break/>ucciso da danni da fuoco, da forza e necrotici. L’esame<text:line-break/>rivela anche un tesoro (vedi “Tesoro” sotto).<text:line-break/><text:line-break/>Le spore gassose contengono i ricordi del beholder che<text:line-break/>le ha generate. Se una creatura inala le spore, eredita un<text:line-break/>ricordo casuale del beholder, da determinare tirando sulla<text:line-break/>tabella “Ricordi del Beholder”. Questi ricordi sono percepiti<text:line-break/>dal punto di vista del beholder.<text:line-break/><text:line-break/>Le pareti della dolina hanno appigli in abbondanza e<text:line-break/>possono essere scalate effettuando con successo una prova<text:line-break/>di Forza (Atletica) con CD 10.<text:line-break/><text:line-break/>TEsoro<text:line-break/>Sulla lingua del beholder morto, è ancora infilato un<text:line-break/>piccolo anello d'’oro incastonato con un peridoto (750 mo).</text:p>
      <text:p text:style-name="P1"/>
      <text:p text:style-name="P1"/>
      <text:p text:style-name="P1"/>
      <text:p text:style-name="P1">@@@ 11 @@@</text:p>
      <text:p text:style-name="P1"/>
      <text:p text:style-name="P1"/>
      <text:p text:style-name="P1"/>
      <text:p text:style-name="P1">9. POSIZIONE SOPRAELEVATA<text:line-break/><text:line-break/>In questa caverna alta 9 metri, sono presenti due cornici<text:line-break/>alte 3 metri: una più piccola a ovest e una più grande a<text:line-break/>sud. Cinque gargoyle sono appollaiati sulla cornice ovest.<text:line-break/>Quando scorgono degli intrusi, uno di loro vola a nord per<text:line-break/>avvertire il dao (nell’area 11) che sono arrivati dei visitatori.<text:line-break/>Se quel gargoyle viene ferito o bloccato, tutti i gargoyle<text:line-break/>attaccano. Altrimenti, i gargoyle che restano parlano con i<text:line-break/>visitatori in Terran, accogliendoli nel “magnifico dominio<text:line-break/>sotterraneo di Jartk il dao”. Se i personaggi non sembrano<text:line-break/>capire ciò che viene detto, i gargoyle li ricoprono di<text:line-break/><text:line-break/>insulti crudeli.<text:line-break/><text:line-break/>TEsSORO<text:line-break/><text:line-break/>Se un gargoyle muore ma non viene disintegrato<text:line-break/>immediatamente, crolla in una pioggia di frammenti<text:line-break/>pietrosi e rivela un granato rosso trasparente delle<text:line-break/>dimensioni di un pugno (500 mo) al posto del cuore.<text:line-break/><text:line-break/>10. CONDOTTA<text:line-break/><text:line-break/><text:soft-page-break/>La corrente quasi stagnante del fiume di melma accelera<text:line-break/>leggermente quando arriva a una condotta naturale del<text:line-break/>diametro di 3 metri nella parete nord. Ogni creatura nella<text:line-break/>melma che termina il proprio turno nella condotta deve<text:line-break/>superare un tiro salvezza su Forza con CD 15, altrimenti<text:line-break/>Nnon riesce a resistere e sarà trascinata sotto la melma. Se<text:line-break/>la creatura non è legata a qualcosa, annega nella melma e<text:line-break/>viene trascinata nelle viscere dell'Underdark.<text:line-break/><text:line-break/>l11. LE CAVERNE SCINTILLANTI DI<text:line-break/>JARÙK IL PRISMATICO<text:line-break/><text:line-break/>Queste caverne ricoperte di cristalli sono la dimora di un<text:line-break/>dao e dei suoi servitori.<text:line-break/><text:line-break/>lla. Masso Doro MAasso<text:line-break/><text:line-break/>Colonne e Cristalli. Due colonne di roccia sorreggono il<text:line-break/>soffitto alto 9 metri di questa caverna, le cui pareti sono<text:line-break/>incrostate di cristalli che catturano e riflettono la luce.<text:line-break/><text:line-break/>Macigni. Il pavimento è disseminato di macigni e detriti.<text:line-break/>Sei galeb duhr fedeli a Jarùk si nascondono quaggiù,<text:line-break/>camuffati da macigni.<text:line-break/><text:line-break/>Musica. Una musica dissonante proviene da una caverna<text:line-break/>più piccola a sudest (area 11b).<text:line-break/><text:line-break/>Se i personaggi attaccano Jarùk nell’area 11b, i galeb duhr<text:line-break/>attaccano i personaggi quando tornano in questa caverna.<text:line-break/>Altrimenti, le creature restano immobili e non costituiscono<text:line-break/>alcun pericolo. Se provocati per attaccare, i galeb duhr<text:line-break/>animano i macigni. I galeb duhr e i lJoro macigni possono<text:line-break/>inseguire le prede anche oltre i confini di questa caverna.<text:line-break/><text:line-break/>11B. CAVERNA DI JARÙK<text:line-break/><text:line-break/>Musica. Una melodia aleggia nell'aria di questa caverna<text:line-break/>alta 9 metri, dall’aspetto simile all’interno di un geode. Le<text:line-break/>pareti e il soffitto sono incrostati di cristalli che catturano<text:line-break/>e riflettono la luce.<text:line-break/><text:line-break/>Dao nella Sabbia. Îl pavimento è concavo e pieno di sabbia<text:line-break/>dorata per una profondità di 3 metri. Un dao resta<text:line-break/>nascosto nella sabbia finché non arrivano dei visitatori.<text:line-break/><text:line-break/>Meduse. Due meduse avvolte in vesti e veli neri si<text:line-break/>annidano nell’alcova nord.<text:line-break/><text:line-break/>Il dao Jarùk emerge dalla sabbia quando i personaggi<text:line-break/>arrivano in quest’area per la prima volta. Li accoglie con<text:line-break/>una canzone (vedi il riquadro “La Canzone di Jarùk”),<text:line-break/>Mentre canta, le meduse velate escono dall’alcova e<text:line-break/>iniziano a danzare attorno a lui, mentre la sabbia inizia a<text:line-break/><text:line-break/>turbinare per formare dei piccoli diavoli di sabbia. Jaràk<text:line-break/>è malvagio e crudele, ma la situazione in cui si trova lo<text:line-break/>obbliga a comportarsi da padrone di casa civile.<text:line-break/><text:line-break/>Dopo avere concluso la sua canzone, Jarùk offre ai<text:line-break/>personaggi una missione: distruggere il lich Ezzat sul<text:line-break/>livello 20 e consegnargli il filatterio del lich. Il dao promette<text:line-break/>un tesoro in cambio ed è obbligato dalla magia di Halaster<text:line-break/>a tenere fede alla sua promessa (vedi “Tesoro” sotto). Se i<text:line-break/><text:soft-page-break/>personaggi completano la missione di Jarùk e consegnano<text:line-break/>il filatterio di Ezzat al dao, il pavimento sabbioso di questa<text:line-break/>caverna si trasforma in un vortice che inghiotte Jarùàk, le<text:line-break/>meduse, la sabbia e il filatterio del lich trascinandoli sul<text:line-break/>Piano Elementale della Terra. I personaggi trovano la<text:line-break/>ricompensa promessa da Jarùàk sul pavimento della caverna<text:line-break/>svuotata. Se i personaggi completano la missione di Jaràk,<text:line-break/>ricevono gli stessi PE che avrebbero ricevuto sconfiggendo<text:line-break/>in combattimento il dao e le meduse.<text:line-break/><text:line-break/>Se i personaggi distruggono Ezzat, ma consegnano il<text:line-break/>filatterio del lich al marid Ichthyglug nell’area lc, Jardk<text:line-break/>lo viene a sapere, si infuria è attacca i personaggi la volta<text:line-break/>successiva che li incontra.<text:line-break/><text:line-break/>Jartk non può lasciare questa caverna senza il filatterio<text:line-break/>di Ezzat. Se il dao muore in quest'area, il Suo corpo si<text:line-break/>disintegra in uno sbuffo di polvere cristallina, solo per<text:line-break/>riformarsi 24 ore dopo (i personaggi non ricevono PE<text:line-break/>aggiuntivi se uccidono Jarùk più di una volta).<text:line-break/><text:line-break/>Le meduse difendono il dao al meglio delle loro<text:line-break/>possibilità. Jarùk è immune al loro Sguardo Pietrificante.<text:line-break/><text:line-break/>Tesoro. Jartk indossa un paio di orecchini dorati ad<text:line-break/>anello tempestati di ossidiana (500 mo per il paio) e un<text:line-break/>diadema d’ambra (7.500 mo). Tali gioielli svaniscono<text:line-break/>assieme al dao quando questi fa ritorno al Piano<text:line-break/>Elementale della Terra.<text:line-break/><text:line-break/>La ricompensa di Jarùk consiste in una gemma della<text:line-break/>Jluminosità e in due oggetti meravigliosi comuni: un paio<text:line-break/>di stivali delle false tracce e un g/obo dell’orientamento<text:line-break/>(entrambi descritti di seguito). Questi oggetti compaiono<text:line-break/>solo dopo che i personaggi hanno completato la missione<text:line-break/>per Jartdk e lo hanno aiutato a fuggire da Sottomonte.<text:line-break/><text:line-break/>Chi indossa gli stivali delle false tracce può scegliere di<text:line-break/>lasciare le tracce di un altro tipo di umanoide della sua stessa<text:line-break/>taglia. Soltanto gli umanoidi possono indossare questi stivali.<text:line-break/><text:line-break/>Chi impugna un globo dell’orientamento può usare<text:line-break/>un'azione per determinare da che parte sia il nord. Questa<text:line-break/>proprietà funziona solo sul Piano Materiale.<text:line-break/><text:line-break/>LA CANZONE DI JARÙK<text:line-break/><text:line-break/>Benvenuti nella mia cavernal<text:line-break/>Di quest’antro sono il signore.<text:line-break/>Jarùk è come mi chiamo<text:line-break/><text:line-break/>E nel ballo sono il migliore.<text:line-break/><text:line-break/>Sono la sabbia nei tuoi stivali,<text:line-break/><text:line-break/>Sulla tua bara il suolo pesante.<text:line-break/>Jarùk è come mi chiamo:<text:line-break/><text:line-break/>Di queste caverne sono il diamante.<text:line-break/><text:line-break/>Nessuna pietra sfugge al mio potere.<text:line-break/>È stupefacente il tesoro mio.<text:line-break/><text:line-break/>Jarùk è come mi chiamo:<text:line-break/><text:soft-page-break/><text:line-break/>Un bassorilievo che sembra un diol<text:line-break/><text:line-break/>L’oro scorre nelle mie vene,<text:line-break/>Trasuda da tutti i miei pori.<text:line-break/>Jarùk è come mi chiamo:<text:line-break/><text:line-break/>Il piacere è tutto vostro, signori.<text:line-break/><text:line-break/>LINELGO 19 | LE GCAVERNE DELLA MELMA</text:p>
      <text:p text:style-name="P1"/>
      <text:p text:style-name="P1"/>
      <text:p text:style-name="P1"/>
      <text:p text:style-name="P1">@@@ 12 @@@</text:p>
      <text:p text:style-name="P1"/>
      <text:p text:style-name="P1"/>
      <text:p text:style-name="P1"/>
      <text:p text:style-name="P1">12. SANTUARIO DI GHAUNADAUR<text:line-break/><text:line-break/>Melme Intelligenti. Al soffitto alto 6 metri di questa<text:line-break/>caverna, sono aggrappai tre protoplasmi neri intelligenti<text:line-break/>che un tempo erano tre drow veneratori di Ghaunadaur<text:line-break/>(vedi “Protoplasmi Neri Intelligenti” a pagina 244).<text:line-break/>Queste melme sono ostili nei confronti di tutti gli intrusi<text:line-break/>(un combattimento in quest’area attira anche la melma<text:line-break/>grigia Enorme nell’area 14).<text:line-break/><text:line-break/>Santuario. Un'alcova alta 3,6 metri e situata in fondo alla<text:line-break/>caverna ospita un altare deforme in granito. Sull’altare è<text:line-break/>incastonato un disco viola del diametro di 30 cm, al cui<text:line-break/>centro si apre un minaccioso occhio nero. Dietro l’altare,<text:line-break/>è stata collocata una statua alta 2,7 metri scolpita a<text:line-break/>forma di una colonna irregolare e inclinata in avanti da<text:line-break/>cui si protendono dodici braccia umane artigliate.<text:line-break/><text:line-break/>Il disco incastonato nell’altare può essere rimosso<text:line-break/>girandolo di 360 gradi in senso antiorario. La rimozione del<text:line-break/>disco fa cadere una pioggia di monete di rame da una cavità<text:line-break/>nascosta all'interno dell’altare (vedi “Tesoro” più sotto).<text:line-break/><text:line-break/>Se l'altare viene aperto, la rappresentazione di<text:line-break/>Ghaunadaur dalle molte braccia si anima e attacca le<text:line-break/>creature entro 3 metri da essa o entro 1,5 metri dall’altare.<text:line-break/>La statua è un oggetto Grande che possiede CA 17, 50 punti<text:line-break/>ferita, una velocità di O metri e immunità ai danni da<text:line-break/>acido, psichici e da veleno. Possiede inoltre i punteggi di<text:line-break/>caratteristica seguenti: Forza 14, Destrezza 10, Intelligenza<text:line-break/>3, Saggezza 3 e Carisma 1. Possiede vista cieca entro un<text:line-break/>raggio di 3 metri ed è cieca oltre quel raggio.<text:line-break/><text:line-break/>Con un’azione, la statua animata effettua un singolo<text:line-break/>attacco con arma da mischia (+10 al tiro per colpire) con<text:line-break/>gli artigli. Se colpisce, gli artigli infliggono al bersaglio<text:line-break/>22 (5d6 + 5) danni taglienti e distruggono eventuali<text:line-break/>armature non magiche indossate dal bersaglio.<text:line-break/><text:line-break/>TEsSORO<text:line-break/>La cavità nascosta dell’altare contiene 2.000 mr.<text:line-break/><text:line-break/>]13. LA SACCHEGGIATRICE<text:line-break/><text:line-break/>La Saccheggiatrice è un vascello spelljammer lungo 87 metri,<text:line-break/>largo 15 metri e del peso di 25 tonnellate, concepito per<text:line-break/>viaggiare nello spazio. Halaster ha individuato il vascello in<text:line-break/><text:soft-page-break/>orbita attorno a Toril e Îo ha attirato a Sottomonte attraverso<text:line-break/>un portale magico. Poi ha abbordato il vascello, ha rubato<text:line-break/><text:line-break/>il timone spelljammer (il congegno magicò che alimenta e<text:line-break/>consente di pilotare il vascello) e lo ha portato sul livello 23,<text:line-break/>abbandonando il capitano e l’equipaggio al loro destino.<text:line-break/><text:line-break/>I mind flayer avevano costruito la Saccheggiatrice dandole<text:line-break/>l’aspetto di un calamaro gigante. Lo scafo è fatto di una<text:line-break/>resina aliena dura come uno spesso strato di legno. Dietro<text:line-break/>ai rostri a forma di tentacolo della nave, si aprono due oblò<text:line-break/>di cristallo trasparente che sembrano occhi e si estende un<text:line-break/>ponte superiore (area 13a) dotato di quattro baliste manovrate<text:line-break/>da slaadi grigi. Sul ponte superiore, si apre un portello che<text:line-break/>consente di accedere al ponte inferiore (le aree dalla 13b alla<text:line-break/>13h). I soffitti sul ponte inferiore sono alti 3 metri.<text:line-break/><text:line-break/>La nave si trova in una pozza di melma profonda 1,5 metri<text:line-break/>all'interno di una vasta caverna, il cui soffitto può variare dai<text:line-break/>d ai 15 metri d'altezza. Un personaggio può scalare lo scafo<text:line-break/>della nave effettuando con successo una prova di Forza<text:line-break/>(Atletica) con CD 15; la distanza dal pavimento della caverna<text:line-break/>al ponte superiore è di circa 6 metri.<text:line-break/><text:line-break/>La Saccheggiatrice galleggia ma è priva di vele, remi<text:line-break/>O altri mezzi di propulsione, avendo perso il suo timone<text:line-break/>spelljammer. I] vascello può contenere fino a 10 tonnellate<text:line-break/>di carico e il suo equipaggio standard è composto da venti<text:line-break/>mermbri. Ha CA 15, 400 punti ferita, una soglia di danno<text:line-break/>pari a 20 e immunità ai danni psichici e da veleno.<text:line-break/><text:line-break/>LIVELLO 19 | LE GAVERNE DELLA MELMA<text:line-break/><text:line-break/>i W -<text:line-break/>IL CAPITANO N'GHATHROD<text:line-break/><text:line-break/>Il capitano della Saccheggiatrice è un illithid pirata di nome<text:line-break/>N'ghathrod, un mind flayer arcanista {vedi il riquadro nella<text:line-break/>sezione “Mind Flayer” del Monster Manual) con 111 punti<text:line-break/>ferita. Usa un globo di cristallo come focus arcano e<text:line-break/>indossa abiti pirateschi. Una gamba di legno ha preso<text:line-break/><text:line-break/>il posto di un piede, perduto in battaglia molti anni fa.<text:line-break/>Nelle tasche della giacca, tiene quattro gemme grigie delle<text:line-break/>dimensioni di un pugno: le gemme del controllo degli<text:line-break/>slaadi grigi che sorvegliano il ponte superiore della nave,<text:line-break/>N’ghathrod porta uno stocco per fare scena, ma non è<text:line-break/>competente nell’uso dell'arma.<text:line-break/><text:line-break/>Prima di dedicarsi alla pirateria spaziale, N'ghathrod<text:line-break/>viveva in una colonia di mind flayer sul pianeta con gli<text:line-break/>anelli chiamato Glyth, che è più lontano dal sole rispetto<text:line-break/>a Toril. Quando la Saccheggiatrice rimase intrappolata a<text:line-break/>Sottomonte, passarono solo poche settimane prima che<text:line-break/>N'ghathrod, spinto dalla fame, si rivoltasse contro la sua<text:line-break/>ciurma di orog: ne uccise quattro e divorò i loro cervelli.<text:line-break/>Gli altri orog dell'equipaggio fuggirono per evitare di fare<text:line-break/>la stessa fine. L'’arrivo di avventurieri offre a N'ghathrod<text:line-break/>un'inaspettata ma bene accetta fonte di cibo. Il mind flayer<text:line-break/>cerca di separare un membro del gruppo dagli altri tramite<text:line-break/>un incantesimo muro di forza, poi usa Assalto Mentale per<text:line-break/>stordire la preda e inizia a estrarre il cervello.<text:line-break/><text:line-break/>Se N’ghathrod scende a 55 punti ferita o meno, il suo<text:line-break/><text:soft-page-break/>istinto di sopravvivenza ha la meglio sulla fame e lo induce<text:line-break/>ad arrendersi telepaticamente. Il mind flayer si scusa per<text:line-break/>la sua aggressione e propone di porre termine alle ostilità.<text:line-break/>Se ne ha la possibilità, racconta come la Saccheggiatrice<text:line-break/>stesse orbitando Toril prima di essere sospinta attraverso<text:line-break/>un portale magico per giungere nell’area attuale. Rivela<text:line-break/>anche che il timone spelljammer della nave svanì pocòo<text:line-break/>dopo (portato via da un incantesimo desiderio, anche se<text:line-break/>il mind flayer non lo sa). Se il mind flayer e i personaggi<text:line-break/>stabiliscono una tregua, N'ghathrod si offre di “fare la<text:line-break/>guardia alla nave", mentre i personaggi si occupano di<text:line-break/>recuperare Îl timone rubato. Se i personaggi portano a<text:line-break/>termine l’impresa, N'ghathrod consente loro di rivendicare<text:line-break/>la proprietà del vascello e rinuncia al comando della nave,<text:line-break/>in attesa di trovare un modo per sbarazzarsi di loro.<text:line-break/><text:line-break/>Azioni di Tana. Quando N'ghathrod combatte a bordo<text:line-break/>della Saccheggiatrice, può effettuare le sue azioni di tana.<text:line-break/>A conteggio di iniziativa 20 (in caso di parità, N'ghathrod<text:line-break/>perde), il mind flayer può effettuare un'azione di tana per<text:line-break/>provocare uno degli effetti seguenti:<text:line-break/><text:line-break/>* N'ghathrod crea un duplicato magico di se stesso<text:line-break/>in un qualsiasi punto della nave. Questo duplicato,<text:line-break/>fatto di energia psionica, permane finché non scende<text:line-break/>a 0 punti ferita, finché non viene dissolto (CD 15) o<text:line-break/>finché N’ghathrod non effettua un'’altra azione di tana. Il<text:line-break/>duplicato possiede le normali statistiche di un mind flayer<text:line-break/>ed è amichevole nei confronti di N’ghathrod, ma non è<text:line-break/>sotto il suo controllo. Non può lasciare la Saccheggiatrice.<text:line-break/>- N'ghathrod riempie tutte le aree interne della nave con<text:line-break/>immagini e suoni allucinanti del Reame Remoto che<text:line-break/>permangono fino al conteggio di iniziativa 20 del round<text:line-break/>successivo. Ogni creatura che non sia un'aberrazione e<text:line-break/>che inizi il suo turno all’interno della nave deve superare<text:line-break/>un tiro salvezza su Saggezza con CD 15, altrimenti<text:line-break/>subisce 10 (3d6) danni psichici.<text:line-break/><text:line-break/>— _<text:line-break/><text:line-break/>Soltanto un incantesimo desiderio formulato con<text:line-break/>attenzione può liberare la Saccheggiatrice dalle profondità<text:line-break/>cavernose di Sottomonte. Se i personaggi liberano la nave<text:line-break/>da dove è confinata ora, possono rivenderla per 20.000 mo,<text:line-break/>meno 50 mo per ogni danno che la nave ha subito.</text:p>
      <text:p text:style-name="P1"/>
      <text:p text:style-name="P1"/>
      <text:p text:style-name="P1"/>
      <text:p text:style-name="P1">@@@ 13 @@@</text:p>
      <text:p text:style-name="P1"/>
      <text:p text:style-name="P1"/>
      <text:p text:style-name="P1"/>
      <text:p text:style-name="P1">]3A. PONTE SUPERIORE<text:line-break/><text:line-break/>Baliste. Tre baliste sono state montate sul ponte di prua<text:line-break/>e una sul ponte di poppa. Sono manovrate da quattro<text:line-break/>slaadi grigi in forma di orog, uno per arma.<text:line-break/><text:line-break/>Portello. Dal pavimento della caverna, non è visibile questo<text:line-break/>portello aperto, dotato di una scala a pioli che scende fino<text:line-break/><text:line-break/>all'area 13b.<text:line-break/><text:line-break/>Una balista è un oggetto Grande con CA 15, 50 punti ferita<text:line-break/><text:soft-page-break/>e immunità ai danni psichici e da veleno. Prima di poter fare<text:line-break/>fuoco, è necessario caricare la balista e mirare (le baliste<text:line-break/>Sono già caricate quando i personaggi arrivano in quest'area<text:line-break/>per la prima volta). Serve un’azione per caricare l'’arma,<text:line-break/>un'azione per mirare e un'azione per fare fuoco (+6 al tiro<text:line-break/>per colpire, gittata 36/144 metri, un bersaglio). Se colpisce,<text:line-break/>un quadrello da balista infligge 16 (3d10) danni perforanti.<text:line-break/><text:line-break/>Ogni balista è dotata di dieci quadrelli custoditi in una<text:line-break/>rastrelliera fissata al piedistallo dell’arma. Ogni balista<text:line-break/>poggia su una base girevole che le consente di fare fuoco in<text:line-break/>un arco di 180 gradi.<text:line-break/><text:line-break/>Gli slaadi sono stati addestrati per caricare, mirare e<text:line-break/>fare fuoco con le baliste. Difendono il ponte da chiunque<text:line-break/>tenti un abbordaggio e si affidano alla scurovisione per fare<text:line-break/>la guardia.<text:line-break/><text:line-break/>13B. STIVA<text:line-break/><text:line-break/>Scala a Pioli. Una scala a pioli imbullonata a una parete<text:line-break/>sale fino al ponte superiore (area 13a). Un orog senza vita<text:line-break/>che indossa un'armatura completa penzola a testa in giù<text:line-break/>dalla scala.<text:line-break/><text:line-break/>Casse. Un secondo orog senza vita che indossa un'armatura<text:line-break/>completa giace tra i frammenti di alcune casse di legno,<text:line-break/>con accanto la sua ascia bipenne. Sul fondo della stiva,<text:line-break/>restano cinque casse di legno intatte e cinque forzieri di<text:line-break/>legno custoditi sotto pesanti reti da carico.<text:line-break/><text:line-break/>Cuoco Morto. Il corridoio che conduce alle sezioni<text:line-break/>anteriori del ponte inferiore contiene un terzo orog<text:line-break/>morto, che indossa un grembiule macchiato di sangue e<text:line-break/>non porta alcuna armatura.<text:line-break/><text:line-break/>L’orog morto sulla scala a pioli è rimasto impigliato a<text:line-break/>causa di uno dei suoi stivali chiodati. Un personaggio può<text:line-break/>usare un'azione per staccare dalla scala il corpo penzolante.<text:line-break/>Un esamne di tutti e tre gli orog rivela che i loro crani sono<text:line-break/>stati spaccati e che i loro cervelli sono stati risucchiati:; i tipici<text:line-break/>segni dell’attacco di un mind flayer. L’orog con il grembiule<text:line-break/>giace davanti alla porta dell’area 13c.<text:line-break/><text:line-break/>Tesoro. L'equipaggio ha saccheggiato buona parte<text:line-break/>delle scorte alimentari prima di abbandonare la nave,<text:line-break/>lasciandosi dietro cinque forzieri del tesoro e cinque casse<text:line-break/>intatte (numerate di seguito per facilitare la gestione dei<text:line-break/>contenuti). I forzieri non suono chiusi a chiave e le loro<text:line-break/>serrature sono state forzate.<text:line-break/><text:line-break/>Îl forziere 1 contiene 400 ma, 180 mo e tre braccialetti<text:line-break/>dorati (25 mo ciascuno). In mezzo alle monete, è nascosto<text:line-break/>anche un beholder in miniatura del diametro di 12,5 cm<text:line-break/>fatto di oro smaltato, con una perla nera come occhio<text:line-break/>ceritrale e dieci spinelli multicolori alle estremità dei suoi<text:line-break/>tentacoli oculari (2.500 mo).<text:line-break/><text:line-break/>Îl forziere 2 contiene sei rotoli di seta elfica (50 mo<text:line-break/>ciascuno) e uno scrigno intarsiato con all'interno cinque<text:line-break/>statuette alte 7,5 cm. Ogni statuetta raffigura un tipo di<text:line-break/>drago metallico ed è fatta del metallo appropriato (250 mo<text:line-break/>per tutta la serie).<text:line-break/><text:line-break/><text:soft-page-break/>Îl forziere 3 contiene sei fiale di polvere di stelle che<text:line-break/>irradiano un'aura magica di illusione se esaminate tramite<text:line-break/>un incantesimo individuazione del magico. Un incantesimo<text:line-break/>identificare o una magia simile rivela che la polvere<text:line-break/>possiede una proprietà magica particolare. Se una creatura<text:line-break/>si spruzza addosso la polvere, ottiene la capacità di lanciare<text:line-break/><text:line-break/>l’incantesimo sogno una volta con un'azione (CD 15 del tiro<text:line-break/>salvezza dell’incantesimo), senza avere bisogno di alcuna<text:line-break/>componente.<text:line-break/><text:line-break/>Il forziere 4 contiene 320 mo e un sacchetto di seta<text:line-break/>contenente quattro palline blu, ognuna delle quali<text:line-break/>riproduce la proprietà magica di una pozione di guarigione<text:line-break/>quando viene ingerita.<text:line-break/><text:line-break/>I] forziere 5 contiene una serie di cinque calici di rame<text:line-break/>filigranati in argento (25 mo al pezzo), una collana di corallo<text:line-break/>nero (250 mo) e una mano elfica mummificata che porta alle<text:line-break/>dita due anelli d'oro tempestati di gemme (250 mo ciascuno).<text:line-break/><text:line-break/>Le casse dalla 1 alla 3 contengono delle razioni<text:line-break/>avvelenate. Se un personaggio ispeziona queste<text:line-break/>razioni ed effettua con successo una prova di Saggezza<text:line-break/>(Sopravvivenza) con CD 10, capisce che non sono buone da<text:line-break/>mangiare. Se una creatura ingerisce un boccone di razioni<text:line-break/>avvelenate, deve superare un tiro salvezza su Costituzione<text:line-break/>con CD 15, altrimenti sarà avvelenata per 24 ore.<text:line-break/><text:line-break/>La cassa 4 contiene 60 giorni di razioni secche<text:line-break/>commestibili.<text:line-break/><text:line-break/>La cassa 5 è contrassegnata con il simbolo di uno gnomo<text:line-break/>sorridente circondato dalla scritta “INVENZIONI DI<text:line-break/>KRICKENHOF” in caratteri circensi e dentro vi sono tre<text:line-break/>invenzioni gnomesche impacchettate con molta cura: un<text:line-break/>bastone a molla (25 mo)}), uno schiacciapomodori a manovella<text:line-break/>(125 mo) e un elmetto con cinghia sormontato da un’elica di<text:line-break/>legno. Questo e/mo propulsore è un oggetto meraviglioso non<text:line-break/>comune con cui soltanto un umanoide Piccolo può entrare in<text:line-break/>sintonia. L'elmo consente a chi lo indossa di usare un'azione<text:line-break/>per lanciare l’incantesimo levitazione, senza bisogno di<text:line-break/>componenti. L'elica sull'elmo gira e ronza sonoramente finché<text:line-break/>l’incantesimo non termina. Ogni volta che l’incantesimo<text:line-break/>termina, esiste una probabilità del 50 per cento che l’elmo<text:line-break/>esaurisca la sua magia e smetta di essere un oggetto magico.<text:line-break/><text:line-break/>13C. CAMBUSA E SALA MENSA<text:line-break/><text:line-break/>Questa stanza contiene un tavolo da pranzo, sei sgabelli<text:line-break/><text:line-break/>e una piccola stufa di ferro. Le credenze create all'’interno<text:line-break/>delle pareti sono state spalancate e i loro contenuti<text:line-break/>(stoviglie e utensili) sono stati rovesciati a terra.<text:line-break/><text:line-break/>Se un personaggio lancia un incantesimo individuazione<text:line-break/>del magico in questa cabina, rivela un’aura magica di<text:line-break/>invocazione che proviene dall’interno della parete tra<text:line-break/>questa stanza e l'area 13d.<text:line-break/><text:line-break/>Tesoro. Se i personaggi setacciano la cabina<text:line-break/>ed effettuano con successo una prova di Saggezza<text:line-break/>(Percezione) con CD 20, notano un minuscolo foro alla<text:line-break/>base della parete che separa questa cabina dall’area 13d. A<text:line-break/><text:soft-page-break/>sessanta centimetri sopra questo foro, piantata ne]l muro,<text:line-break/><text:line-break/>è visibile una pietra parlante (la pietra corrispondente si<text:line-break/>trova in possesso dell'orog primo ufficiale nell’area 2).<text:line-break/><text:line-break/>Se un personaggio rimuove la pietra parlante dalla<text:line-break/>parete, un criceto spaziale gigante in miniatura esce dal<text:line-break/>foro alla base della parete e sembra piuttosto seccato. Il<text:line-break/>criceto spaziale è simile in tutto e per tutto a un normale<text:line-break/>criceto. Possiede le statistiche di un topo ma è privo di<text:line-break/>attacchi (e vale O PE). Si è fatto una comoda tana all'interno<text:line-break/>delle pareti della nave, ma non costituisce alcun pericolo se<text:line-break/>viene disturbato. Un personaggio può fare amicizia con il<text:line-break/>criceto offrendogli del cibo.<text:line-break/><text:line-break/>13D. CABINA DEL CAPITANO<text:line-break/><text:line-break/>Pareti. Le pareti di resina sono scolpite e dipinte per<text:line-break/>assomigliare a tentacoli neri luccicanti che si intrecciano<text:line-break/>tra loro e stringono degli elfi urlanti nella loro morsa.<text:line-break/><text:line-break/>Cavalletto e Dipinti. Su un cavalletto di legno al centro<text:line-break/>della cabina, poggia una tela dipinta a metà che raffigura<text:line-break/>un pittoresco paesaggio alieno. Accanto al cavalletto,<text:line-break/>è stato collocato un tavolino carico di pennelli e vasi di<text:line-break/><text:line-break/>LIVELLO 19 | LE CAVERNE DELLA MELMA</text:p>
      <text:p text:style-name="P1"/>
      <text:p text:style-name="P1"/>
      <text:p text:style-name="P1"/>
      <text:p text:style-name="P1">@@@ 14 @@@</text:p>
      <text:p text:style-name="P1"/>
      <text:p text:style-name="P1"/>
      <text:p text:style-name="P1"/>
      <text:p text:style-name="P1">vernice. Cinque dipinti completati di altri paesaggi alieni<text:line-break/>sono appoggiati sul retro del cavalletto.<text:line-break/><text:line-break/>Sedia. Una sedia di legno sporca di sangue con delle<text:line-break/>manette di ferro fissate ai braccioli è custodita in<text:line-break/>un'alcova a prua. Una pozza di sangue viscoso si è<text:line-break/>coagulata sul pavimento attorno alla sedia.<text:line-break/><text:line-break/>Scomparto Segreto. Se un personaggio ispeziona la<text:line-break/>cabina alla ricerca di porte segrete ed effettua con<text:line-break/>successo una prova di Saggezza (Percezione) con<text:line-break/>CD 15, trova un piccolo portello montato tra le assi<text:line-break/>del pavimento. Il portello cela un piccolo stomparto<text:line-break/>che contiene il libro degli incantesimi del Capitano<text:line-break/>N'ghathrod.<text:line-break/><text:line-break/>N'ghathrod lega i prigionieri a questa sedia prima di<text:line-break/>divorarne il cervello. Una creatura ammanettata alla<text:line-break/>sedia può usare un'azione per tentare di scappare, ma per<text:line-break/>riuscirci deve effettuare con successo una prova di Forza<text:line-break/>(Atletica) o Destrezza (Acrobazia) con CD 20.<text:line-break/><text:line-break/>Tesoro. Prima di essere trasformato in illithid dal<text:line-break/>processo noto come ceremorfosi, il Capitano N°’ghathrod<text:line-break/>era un elfo navigante spaziale. Anche se non ricorda nulla<text:line-break/>della sua vita precedente, il mind flayer ha conservato<text:line-break/>la passione elfica per le bellezze celestiali. I dipinti, che<text:line-break/>raffigurano i mondi che N’ghathrod ha visitato, valgono<text:line-break/>100 mo ciascuno.<text:line-break/><text:line-break/><text:soft-page-break/>Îl libro degli incantesimi di N'ghathrod è rilegato in<text:line-break/>pelle e i suoi contenuti sono scritti in una scrittura simile<text:line-break/>al Braille. I] mind flayer usa i tentacoli per leggere il testo,<text:line-break/>che le altre creature possono decifrare con un incantesimo<text:line-break/>comprensione dei linguaggi. Îl libro contiene tutti gli<text:line-break/>incantesimi che N'’ghathrod ha preparato, più animare<text:line-break/>morti, mano di Bigby e tentacoli neri di Evard.<text:line-break/><text:line-break/>13E. CABINA DI TRIBORDO DELL'EQUIPAGGIO<text:line-break/>Questa cabina contiene due file di cuccette a tre piani.<text:line-break/><text:line-break/>13F. ALLOGGI DI BABORDO DELL'EQUIPAGGIO<text:line-break/><text:line-break/>Questa cabina è arredata come l'area l13e, ma contiene<text:line-break/>anche il cadavere di un orog che giace riverso sul<text:line-break/>pavimento. Un esame del cadavere rivela che il cranio è<text:line-break/>stato spaccato e il cervello è stato risucchiato. Ai piedi<text:line-break/>dell'orog giace un'ascia bipenne.<text:line-break/><text:line-break/>13G. PONTE<text:line-break/><text:line-break/>La porta del ponte è leggermente socchiusa. N’ghathrod, il<text:line-break/>mind flayer capitano, si trova in quest'area (vedi il riquadro<text:line-break/>“Il Capitano N'ghathrod”). Îl ponte ha i tratti seguenti:<text:line-break/><text:line-break/>Oblò. Due oblò circolari convessi di cristallo trasparente<text:line-break/>del diametro di 2,7 metri si aprono sulle pareti, sorretti<text:line-break/>da intelaiature di bronzo.<text:line-break/><text:line-break/>Mappa Celestiale. Sul soffitto inclinato sono dipinte alcune<text:line-break/>costellazioni familiari e pianeti sconosciuti.<text:line-break/><text:line-break/>Solchi. Alcuni solchi al centro del pavimento suggeriscono<text:line-break/>che un tempo un mobile dovesse trovarsi in quel punto.<text:line-break/><text:line-break/>Se i personaggi esaminano i solchi ed effettuano con<text:line-break/>successo una prova di Intelligenza (Indagare), possono<text:line-break/>capire che i solchi erano concepiti per fissare al pavimento<text:line-break/>una poltrona o un oggetto simile a una sedia. [ solchi<text:line-break/>coincidono con le gambe del timone spelljammer della<text:line-break/>nave, che ora si trova sul livello 23.<text:line-break/><text:line-break/>La mappa sul soffitto mostra il sole al suo centro,<text:line-break/>circondato da ellissi che rappresentano le orbite degli<text:line-break/>otto pianeti attorno ad esso: il roccioso Anadia; il gigante<text:line-break/>gassoso Coliar; Toril e il piccolo campo di asteroidi che<text:line-break/>orbita attorno ad esso, chiamato le Lacrime di Seltne; i<text:line-break/>mondi acquatici Karpri e Chandos; il velenoso pianeta con<text:line-break/>gli anelli, Glyth; il campo di asteroidi noto come il Giardino,<text:line-break/><text:line-break/>LIVELLO 19 | LE CAVERNE DELLA MELMA<text:line-break/><text:line-break/>tenuto assieme da un enorme vegetale e il pianeta H'catha,<text:line-break/>a forma di ruota. Oltre i pianeti, sono riconoscibili le<text:line-break/>costellazioni dello Spazio dei Reami, visibili nei cieli<text:line-break/>notturni di Toril in vari periodi dell’anno.<text:line-break/><text:line-break/>13H. OH CAPITANO, MIO CAPITANO!<text:line-break/><text:line-break/>Il pavimento di quest’area è coperto di vetri infranti e<text:line-break/>salamoia, ciò che resta dei vasi che un tempo contenevano<text:line-break/>i cervelli in salamoia di vari umanoidi. Sulle pareti curve,<text:line-break/>sono visibili gli scaffali vuoti dove il Capitano N'’ghathrod<text:line-break/>custodiva le sue scorte alimentari d’emergenza. Il mind<text:line-break/><text:soft-page-break/>flayer è stato costretto a mangiare i cervelli in salamoia<text:line-break/>dopo la fuga del suo equipaggio e ora, spinto dalla fame, è<text:line-break/>in cerca di cibo frésto.<text:line-break/><text:line-break/>]4. COVO DELLE MELME<text:line-break/><text:line-break/>Questa caverna alta 3 metri è diventata la tana di una<text:line-break/>melma grigia Enorme (vedi “Melma Grigia Enorme” a<text:line-break/>pagina 244), che si annida nell'alcova più a nord, a destra<text:line-break/>dell’entrata. Se i personaggi hanno già combattuto con<text:line-break/>questa melma nell’area 12, la caverna è vuota.<text:line-break/><text:line-break/>]5. PORTALE VERTICALE<text:line-break/>PER IL LIVELLO 17<text:line-break/><text:line-break/>Da una pozza di melma profonda 60 cm, si ergono due<text:line-break/>pietre verticali alte 4,5 metri sormontate da un architrave,<text:line-break/>su cui è inciso il simbolo di una freccia. Le pietre verticali<text:line-break/>formano un portale imagico (vedi “Portali” a pagina 12), a<text:line-break/>cui si applicano le regole seguenti:<text:line-break/><text:line-break/>. Se una freccia o un quadrello da balestra viene scagliato<text:line-break/>tra le pietre verticali, il portale si apre per 1 minuto.<text:line-break/><text:line-break/>: Î personaggi devono essere di livello pari o superiore<text:line-break/>al 14° per attraversare questo portale (vedi “Jhesiyra<text:line-break/>Kestellharp” a pagina 10). La prima creatura a passare<text:line-break/>attraverso il portale innesca una runa antica (vedi “Rune<text:line-break/>Antiche” a pagina 12).<text:line-break/><text:line-break/>. Una creatura che attraversa il portale compare nell’area<text:line-break/>$b del livello 17, nello spazio libero più vicino al portale<text:line-break/>identico situato in quell’area.<text:line-break/><text:line-break/>16. TUNNEL PER IL LIVELLO 20<text:line-break/><text:line-break/>All'inizio del tunnel che scende verso il livello 20, si apre<text:line-break/>una caverna a forma di anello alta 5,4 metri, creata da un<text:line-break/>verme purpureo che Halaster eliminò molto tempo fa.<text:line-break/><text:line-break/>CONSEGUENZE<text:line-break/><text:line-break/>Î personaggi hanno un paio di motivi per tornare su questo<text:line-break/>livello dopo averlo esplorato:<text:line-break/><text:line-break/>’ Se acquisiscono il filatterio del lich Ezzat, devono tornare<text:line-break/>nelle Caverne della Melma con il filatterio per ottenere le<text:line-break/>loro ricompense dal marid nell’area lc ò dal dao nell’area<text:line-break/>11b. Quando consegnanao il filatterio a un genio, si fanno<text:line-break/>automaticamente nemico l'altro genio.<text:line-break/><text:line-break/>- Sei personaggi hanno recuperato il timone spelljammer<text:line-break/>rubato da Halaster, possono riportarlo sulla<text:line-break/>Saccheggiatrice e usare un incantesimo desiderio per<text:line-break/>portare il vascello fuori da Sottomonte.<text:line-break/><text:line-break/>Il livello non cambia in modo rilevante in assenza<text:line-break/>dei personaggi, almeno in tempi brevi. Se Ichthyglug o<text:line-break/>Jartik sono stati liberati, Halaster potrebbe intrappolare<text:line-break/>un efreeti su questo livello e metterlo in competizione<text:line-break/>con il genio a cui è stato negato il filatterio di Ezzat,<text:line-break/>imprigionando il nuovo arrivato in una caverna adatta alla<text:line-break/>sua natura.</text:p>
      <text:p text:style-name="P1"/>
      <text:p text:style-name="P1"><text:soft-page-break/></text:p>
      <text:p text:style-name="P1"/>
      <text:p text:style-name="P1">@@@ 15 @@@</text:p>
      <text:p text:style-name="P1"/>
      <text:p text:style-name="P1"/>
      <text:p text:style-name="P1"/>
      <text:p text:style-name="P1">P AI = iaà<text:line-break/><text:line-break/>ia | LE — __ _<text:line-break/><text:line-break/>h<text:line-break/>/ E CAVERNE DELLA PIETRA RUNICA SONO<text:line-break/>9 concepite per quattro avventurieri di<text:line-break/>16° livello. I personaggi che sconfiggono i<text:line-break/>mostri di questo livello dovrebbero ottenere<text:line-break/>abbastanza PE da arrivare a metà strada<text:line-break/>per il 17° livello. Questo livello presenta<text:line-break/>ai personaggi un possibile alleato molto<text:line-break/>potente nella lotta contro Halaster... oppure<text:line-break/>un nemico la cui distruzione potrebbe porli nelle grazie del<text:line-break/>Mago Folle.<text:line-break/><text:line-break/>COSA SI ANNIDA QUI?<text:line-break/><text:line-break/>La Pietra Runica è un grosso cristallo magico creato da<text:line-break/>Halaster PBlackcloak e incastonato in cima a un'enorme<text:line-break/>stalagmite cava che si innalza al centro della caverna<text:line-break/>principale di questo livello. La guglia funge da rifugio<text:line-break/>per un lich di nome Ezzat, un nemico di vecchia data<text:line-break/><text:line-break/>di Halaster.<text:line-break/><text:line-break/>Nel tentativo di distruggere Ezzat, Halaster ha creato una<text:line-break/>legione di golem di pietra con le sue fattezze, collocando<text:line-break/>all’interno di ogni golemn un frammento della Pietra Runica<text:line-break/>per dotarli di intelligenza e personalità. Quando Ezzat<text:line-break/>ha appreso cosa aveva in mente Halaster, ha innalzato<text:line-break/>una serie di interdizioni attorno alla torre stalagmite per<text:line-break/>impedire ai costrutti di assalirla. Questa contromossa ha<text:line-break/>indotto Halaster ad abbandonare i suoi golem e a smettere<text:line-break/>di crearne altri.<text:line-break/><text:line-break/>IL LICH EzZzAT<text:line-break/><text:line-break/>Ezzat è ossessionato dall'idea di distruggere Halaster e di<text:line-break/>ustirpare il stuo controllo di Sottomonte. Man mano che<text:line-break/>questa mania e questa sete di potere si intensificano, il lich<text:line-break/>diventa sempre più simile allo stesso Halaster.<text:line-break/><text:line-break/>— ai —<text:line-break/><text:line-break/>—--—…1—<text:line-break/><text:line-break/>Se i personaggi distruggono Ezzat e rinvengono il suo<text:line-break/>filatterio, si guadagnano il favore di Halaster. Se invece si<text:line-break/><text:line-break/>alleano con il lich, si assicurano l’inimicizia di Halaster,<text:line-break/><text:line-break/>SIMULACRI PIETROSI<text:line-break/><text:line-break/>Halaster ha creato questi golem di pietra a sua immagine e<text:line-break/>somiglianza, usando dei frammenti della Pietra Runica per<text:line-break/>dotarli di un minimo di intelligenza, poi li ha sguinzagliati<text:line-break/>per questo livello. Questi golem alti 3 metri, chiamati<text:line-break/><text:soft-page-break/>Simulacri Pietrosi, venerano il Mago Folle come un dio<text:line-break/>e considerano la Pietra Runica il suo occhio in questo<text:line-break/>dominio oscuro. Ai Simulacri Pietrosi non piace ché un<text:line-break/>lich si sia rifugiato nella torre stalagmite, ma a causa delle<text:line-break/>interdizioni di Ezzat posso fare ben poco al riguardo.<text:line-break/>Tranne dove specificato diversamente, un Simulacro<text:line-break/>Pietroso usa le statistiche di un golem di pietra, con le<text:line-break/>modifiche seguenti:<text:line-break/><text:line-break/>. Un Simulacro Pietroso possiede punteggi di Intelligenza<text:line-break/>e Carisma pari a 9.<text:line-break/><text:line-break/>. Capisce i linguaggi seguenti, ma non li parla: Abissale,<text:line-break/>Celestiale, Comune, Draconico, Elfico, Infernale, Nanico<text:line-break/>e Sottocomune. I Simulacri Pietrosi comunicano<text:line-break/>silenziosamente tra loro sbattendo le palpebre in rapide<text:line-break/>sedquenze di segnali.<text:line-break/><text:line-break/>MOSTRI ERRANTI<text:line-break/><text:line-break/>Le emanazioni magiche della Pietra Runica attirano<text:line-break/>in questo livello le creature che vivono sottoterra come<text:line-break/>i bulette, gli elementali della terra, i vermi purpurei e<text:line-break/>gli xorn. I personaggi potrebbero anche imbattersi in<text:line-break/>una spedizione giunta su questo livello dalla Rocca<text:line-break/>Shadowdusk.<text:line-break/><text:line-break/>LIVELLO 20 | EE - QAVERNE DELLA PTETRA BRUNICGCA<text:line-break/><text:line-break/>LIVELLO 20: LE CAVERNE DELLA PIETRA RUNICA<text:line-break/><text:line-break/>— H<text:line-break/><text:line-break/>f:|.r'i<text:line-break/><text:line-break/>a</text:p>
      <text:p text:style-name="P1"/>
      <text:p text:style-name="P1"/>
      <text:p text:style-name="P1"/>
      <text:p text:style-name="P1">@@@ 16 @@@</text:p>
      <text:p text:style-name="P1"/>
      <text:p text:style-name="P1"/>
      <text:p text:style-name="P1"/>
      <text:p text:style-name="P1">SPEDIZIONE SHADOWDUSK<text:line-break/><text:line-break/>Una squadra esplorativa è partita dalla Rocca Shadowdusk.<text:line-break/>(il livello 22) per raccogliere alcuni frammenti della Pietra<text:line-break/>Runica. La squadra è composta da un arcimago umano<text:line-break/>caotico malvagio di nome Akarrth Shadowdusk, un beholder<text:line-break/>di nome Gz'zarp, due grell e due nothic. I grell e i nothic sono<text:line-break/>i servitori di Akarrth e il beholder è il suo volubile alleato.<text:line-break/><text:line-break/>Î personaggi possono facilmente stipulare un accordo<text:line-break/>con Akarrth, ma ogni patto stretto con lui è destinato ad<text:line-break/>avere breve durata, dato che l’arcimago è pazzo.<text:line-break/><text:line-break/>Tesoro. Akarrth porta con sé una verga di legno con<text:line-break/>intarsi a forma di tentacoli che usa come focus arcano<text:line-break/>{10 mo) e un libro degli incantesimi rilegato in pelle di mind<text:line-break/>flayer che contiene tutti gli incantesimi da lui preparati.<text:line-break/><text:line-break/>CAVERNE DELLA<text:line-break/>PIETRA RUNICA<text:line-break/><text:line-break/><text:soft-page-break/>Le descrizioni di tutti i luoghi di questo livello fanno<text:line-break/>riferimento alla mappa 20. Le caverne e i tunnel sono<text:line-break/>generalmente umidi a causa dell’acqua che filtra dalle<text:line-break/>crepe sulle pareti e sul soffitto. Il lento gocciolio dell’acqua<text:line-break/>echeggia ovunque.<text:line-break/><text:line-break/>] SIMB_OLO AVVIZZENTE<text:line-break/><text:line-break/>Ezzat ha tracciato un glito sul pavimento alla fine del tunnel<text:line-break/>che scende dal livello 19, usando una versione modificata<text:line-break/>dell'incantesimmo simbolo. Per notarlo, è necessario<text:line-break/>effettuare con successo una prova di Intelligenza<text:line-break/>(Indagare) con CD 20. Il glifo, lanciato usando uno slot<text:line-break/>incantesimo di 9° livello, innesca l’effetto di morte (CD 20<text:line-break/>del tiro salvezza) quando una creatura ci passa sopra. Dopo<text:line-break/>che l'’effetto è stato innescato, una nube di teschi spettrali<text:line-break/>fluttua àl di sopra dell’area su cui è stato tracciato il glifo.<text:line-break/><text:line-break/>2. TANA DEL GOLEM FOLLE<text:line-break/><text:line-break/>Î personaggi che si avvicinano a questa caverna da una<text:line-break/>qualsiasi direzione sentono il rumore della pietra che<text:line-break/>cozza sulla pietra. La caverna ha un soffitto spiovente alto<text:line-break/>15 metri e 1 tratti seguenti:<text:line-break/><text:line-break/>Costrutto. Un torreggiante arnmasso animato di pietre<text:line-break/>scompagnate si erge in cima a un'altura naturale al<text:line-break/>centro della caverna, impegnato a demolire qualcosa a<text:line-break/>suon di pugni.<text:line-break/><text:line-break/>Forgia. All’interno di una parete, è stata scavata una forgia<text:line-break/>di pietra che non viene più accesa da secoli. Un'incudine<text:line-break/>di ferro arrugginita poggia sopra un piedistallo di granito<text:line-break/>alto 30 cm davanti alla forgia.<text:line-break/><text:line-break/>Îl costrutto di pietre scompagnate era un tempo un golem<text:line-break/>di pietra alto 3 metri e creato a immagine e somiglianza di<text:line-break/>Halaster. Nella sua follia, si è attaccato addosso così tanti<text:line-break/>frammenti degli altri Simulacri Pietrosi da diventare un<text:line-break/>amalgama torreggiante alto più di 5 metri e composto di<text:line-break/>toraci, arti e teste di pietra tutti Ssimili a parti del corpo del<text:line-break/>Mago Folle.<text:line-break/><text:line-break/>Se urn personaggio si avvicina, nota che l’oggetto che<text:line-break/>viene distrutto dal golem folle è un altro golem di pietra<text:line-break/>che assomiglia ad Halaster. Anche se i personaggi<text:line-break/>intervengono rapidamente, il Simulacro Pietroso sarà già<text:line-break/>stato fatto a pezzi e non potrà essere salvato.<text:line-break/><text:line-break/>Mentre i personaggi osservano la scena per la prima<text:line-break/>volta, il golem folle rimuove il frammento di Pietra Runica<text:line-break/>dai resti polverizzati della sua ultima vittima e lo inghiotte,<text:line-break/>poi inizia ad attaccarsi al corpo i pezzi del golem distrutto,<text:line-break/>L’ingerimento della Pietra Runica consente al golem di<text:line-break/>ignorare il suo tratto Forma Immutabile e ripristina tutti i<text:line-break/><text:line-break/>LIVELLO 20 | LE CAVERNE DELLA PIETRA RUNICA<text:line-break/><text:line-break/>suoi punti ferita. I personaggi che interrompono il golem<text:line-break/>o lo attaccano si procurano la sua inimicizia. Altrimenti, il<text:line-break/>golem non si cura di loro.<text:line-break/><text:line-break/>I] golem pazzo è un golem di pietra con un grado di sfida<text:line-break/>pari a 12 (8.400 FE) e le modifiche seguenti:<text:line-break/><text:soft-page-break/><text:line-break/>. Îl golem è Enortme e possiede 264 (23d12 + 115) punti ferita.<text:line-break/><text:line-break/>* Ogni suo attacco con schianto infligge 24 (4d8 + 6) danni<text:line-break/>contundenti se colpisce.<text:line-break/><text:line-break/>: Possiede punteggi di Intelligenza e Carisma pari a 9.<text:line-break/><text:line-break/>* Capisce i linguaggi seguenti ma non può parlare:<text:line-break/>Abissale, Celestiale, Comune, Draconico, Elfico,<text:line-break/>Infernale, Nanico e Sottocomune.<text:line-break/><text:line-break/>l golem è troppo grosso per passare nei tunnel meno<text:line-break/>larghi di 3 metri. Senza istruzioni di altro tipo, rimane<text:line-break/>fermo nel punto in cui si trova e aspetta che un altro<text:line-break/>Simulacro Pietroso arrivi nell’area, poi lo attacca.<text:line-break/><text:line-break/>TESORO<text:line-break/><text:line-break/>Se un personaggio ispeziona l'interno della forgia ed effettua<text:line-break/>CON successo una prova di Saggezza (Percezione) con CD 15,<text:line-break/>trova una custodia per acciarino e pietra focaia ricoperta di<text:line-break/>fuliggine, che contiene una singola biglia di forza.<text:line-break/><text:line-break/>3. PARADISO SOMMERSO<text:line-break/><text:line-break/>Questa caverna ha un soffitto spiovente alto 9 metri ed è<text:line-break/>attraversata da un ampio crepaccio profondo 90 metri. Una<text:line-break/>cornice rocciosa corre attorno al crepaccio.<text:line-break/><text:line-break/>Dopo una discesa di 60 metri, il crepaccio sfocia nel<text:line-break/>soffitto di una vasta caverna che non compare sulla mappa<text:line-break/>20. Questa caverna dall’aspetto alieno è alta 30 metri,<text:line-break/>lunga 360 metri e larga 240 metri e ha i tratti seguenti:<text:line-break/><text:line-break/>Luce. La caverna è illuminata da strati di muschio<text:line-break/>fosforescente che cresce sulle strane formazioni rocciose<text:line-break/>delle pareti. In questa zona, vivono anche dodici scarabei<text:line-break/>di fuoco giganti che si cibano principalmente di carogne<text:line-break/>e corntribuiscono all'illuminazione.<text:line-break/><text:line-break/>Foresta di Funghi. Metà della caverna è una foresta<text:line-break/>di torreggianti zurkh, inframmezzati a funghibarile,<text:line-break/>cappelli azzurri e trillimac (vedi “Funghi” a pagina 59).<text:line-break/><text:line-break/>Lago. L'altra metà della caverna è occupata da un lago<text:line-break/>profondo 9 metri e alimentato da tre piccole cascate.<text:line-break/><text:line-break/>Su alcuni isolotti rocciosi che emergono dal lago, sono<text:line-break/>visibili numerose capanne vuote (un insediamento<text:line-break/>abbandonato dei kuo-toa).<text:line-break/><text:line-break/>La foresta di funghi e il lago sotterraneo ospitano forme<text:line-break/>di vita selvatiche di ogni genere, dai pipistrelli ai pesci, fino<text:line-break/>agli insetti innocui. Per quei personaggi che raggiungono<text:line-break/>quest’aréea senza rischi, la caverna offre un rifugio sicuro e<text:line-break/>idilliaco dai molti pericoli di Sottomonte.<text:line-break/><text:line-break/>4, COLONIA DI MICONIDI<text:line-break/><text:line-break/>Una colonia di miconidi è riuscita a prosperare in<text:line-break/>quest'area, dato che i tunnel che conducono a queste<text:line-break/>caverne sono troppo stretti pér far passare i Simulacri<text:line-break/>Pietrosi. Tuttavia, i miconidi devono fronteggiare di tanto in<text:line-break/><text:soft-page-break/>tanto l’attacco dei gargovyle.<text:line-break/><text:line-break/>Î miconidi offrono cibo, acqua, riparo e un passaggio<text:line-break/>sicuro agli stranieri che attraversano il loro piccolo dominio.<text:line-break/><text:line-break/>4A. CAVERNA DELLA FUSIONE<text:line-break/>La maggior parte dei miconidi vive in questa caverna, il cui<text:line-break/>soffitto irregolare varia dai 4,5 ai 9 metri di altezza. Oltre a<text:line-break/>questo, la caverna ha i tratti seguenti:<text:line-break/><text:line-break/>Muschio. Un folto strato di muschio cresce sulle pareti e<text:line-break/>sul soffitto.</text:p>
      <text:p text:style-name="P1"/>
      <text:p text:style-name="P1"/>
      <text:p text:style-name="P1"/>
      <text:p text:style-name="P1">@@@ 17 @@@</text:p>
      <text:p text:style-name="P1"/>
      <text:p text:style-name="P1"/>
      <text:p text:style-name="P1"/>
      <text:p text:style-name="P1">A T<text:line-break/><text:line-break/>Tunnel che<text:line-break/>conduca al<text:line-break/><text:line-break/>1 quadretto = 3 metri<text:line-break/><text:line-break/>MAPRPA 20; LE CAVERNE DELLA PiIETRA RUNICA<text:line-break/><text:line-break/>condute al P<text:line-break/><text:line-break/>espanso<text:line-break/><text:line-break/>Torre Stalagmite |<text:line-break/>(otee 15-23)<text:line-break/><text:line-break/>+ Tunnelcheé 3<text:line-break/>Y conduce ai 3<text:line-break/><text:line-break/>dungearni<text:line-break/>espanio<text:line-break/><text:line-break/>L<text:line-break/><text:line-break/>DI f Disces<text:line-break/><text:line-break/>-.: ai s<text:line-break/><text:line-break/>Piano<text:line-break/><text:line-break/>1 quadretto = 3 metri<text:line-break/><text:line-break/>LIVELLO 20 | LE GAVERNE DELLA PIETRA RUNTICA</text:p>
      <text:p text:style-name="P1"/>
      <text:p text:style-name="P1"/>
      <text:p text:style-name="P1"/>
      <text:p text:style-name="P1">@@@ 18 @@@</text:p>
      <text:p text:style-name="P1"/>
      <text:p text:style-name="P1"/>
      <text:p text:style-name="P1"/>
      <text:p text:style-name="P1">Funghi. Îl terreno soffice di quest’area ha consentito la<text:line-break/>crescita di una vera e propria foresta di funghi, che<text:line-break/>include funghibarile, timmask, lingue della follia e<text:line-break/>trillimac (vedi “Funghi"” a pagina 59).<text:line-break/><text:line-break/><text:soft-page-break/>Insetti Giganti. Sei millepiedi giganti e quattro scarabei<text:line-break/>di fuoco giganti si aggirano tra i funghi.<text:line-break/><text:line-break/>Miconidi. L'alcova nord è quasi del tutto sgombra dal<text:line-break/>muschio e dai funghi ed è satura di nubi di spore. Dieci<text:line-break/>miconidi germogli e tredici miconidi adulti radunati in<text:line-break/>quest'area sono immersi in una profonda meditazione.<text:line-break/><text:line-break/>I millepiedi e gli scarabei di fuoco condividono questo<text:line-break/>delicato ecosisterna con i miconidi e aiutano a controllare la<text:line-break/>crescita di funghi nelle caverne. La luce emessa dai carapaci<text:line-break/>degli scarabei di fuoco è l'unica fonte di illuminazione della<text:line-break/>caverna. Queste creature non sono sotto il controllo dei<text:line-break/>miconidi e combattono solo per difendersi.<text:line-break/><text:line-break/>Î miconidi germogli formano un cerchio interno del<text:line-break/>diametro di 1,8 metri e gli adulti sono disposti attorno a<text:line-break/>loro in un cerchio protettivo più grande, del diametro di<text:line-break/>3 metri. I miconidi usano la loro opzione di azione Spore<text:line-break/>Comunicanti per fondersi pacificamente gli uni con gli altri.<text:line-break/>Le creature che si avvicinano a meno di 3 metri dal cerchio<text:line-break/>esterno sono soggette all'effetto delle spore.<text:line-break/><text:line-break/>I personaggi che entrano in contatto telepatico con i<text:line-break/>miconidi sono accolti cordialmente. I miconidi si offrono<text:line-break/>di portare i visitatori dal loro sovrano (nell’area 4b) o di<text:line-break/>scortarli fino ai confini del loro dominio. Il popolo dei funghi<text:line-break/>resta beatamente all’oscuro del conflitto in corso al di fuori<text:line-break/>delle sue caverne, ma ha paura dei “giganti rocciosi” (i golem<text:line-break/>di pietra di Halaster) e dei “demoni rocciosi” (ì gargoyle) che<text:line-break/>si annidano nelle caverne circostanti.<text:line-break/><text:line-break/>4B. UN SOVRANO AMICHEVOLE<text:line-break/><text:line-break/>Pavimento Inclinato. Îl pavimento della caverna sale<text:line-break/>leggermente, riducendo la sua distanza dal soffitto da<text:line-break/>4,5 metri presso l'entrata a 3 metri presso l’estremità nord.<text:line-break/><text:line-break/>Funghi. Una distesa di funghi esotici copre il soffice<text:line-break/>terreno dell’area. Le pareti sono ricoperte di<text:line-break/>bucciaruvida (vedi “Funghi” a pagina 59).<text:line-break/><text:line-break/>Sovrano. Un miconide sovrano alto 2,7 metri si erge in fondo<text:line-break/>alla caverna. Il suo cappello fosforescente proietta luce<text:line-break/>intensa in un raggio di 3 metri e luce fioca per altri 3 metri.<text:line-break/><text:line-break/>Quando non si fonde con i suoi sudditi, il miconide sovrano<text:line-break/>di nome Floot passa il tempo a coltivare funghi esotici e<text:line-break/>a fabbricare pozioni. Usando l’opzione di azione Spore<text:line-break/>Comunicanti per facilitare la comunicazione telepatica, Floot<text:line-break/>accoglie i personaggi nel suo dominio e offre loro due pozioni<text:line-break/>in dono (vedi “Tesoro” sotto). Floot non si aspetta niente in<text:line-break/>cambio, ma se i personaggi si offrono di contraccambiare, il<text:line-break/>sovrano li incoraggia a distruggere tutti i “demoni rocciosi” (i<text:line-break/>gargoyle) che incontrano, per il bene della colonia miconide.<text:line-break/><text:line-break/>Tesoro. Floot offre ai personaggi una pozione di lettura<text:line-break/>della mente e una pozione di guarigione superiore. Ogni<text:line-break/>pozione è custodita in un fiasco d'argilla e nascosta<text:line-break/>all’interno di un trillimac cavo (vedi “Funghi”" a pagina 59).<text:line-break/><text:line-break/>4C. QUAGGOTH SERVITORI DELLE SPORE<text:line-break/><text:line-break/>Guardie. Cinque quaggoth servitori delle spore sono<text:line-break/><text:soft-page-break/>radunati in quest’area.<text:line-break/><text:line-break/>Funghi. Le pareti sono ricoperte di bucciaruvida (vedi<text:line-break/>“Funghi” a pagina 59).<text:line-break/><text:line-break/>Le spore animanti del miconide sovrano hanno impartito<text:line-break/>ai cadaveri dei quaggoth una parvenza di vità. Finché sono<text:line-break/>in presenza di uno o più miconidi, i quaggoth servitori<text:line-break/>delle spore osservano tutte le creature con distacco e<text:line-break/>indifferenza ed evitano di attaccarle. Se però nei paraggi<text:line-break/>non c'è alcun miconide a controllarti, diventano ostili.<text:line-break/><text:line-break/>LIVELLO 20 | LE ' CAVERNE DELLA FIETRA RUNICA<text:line-break/><text:line-break/>5. BARATRO RIDACCHIANTE<text:line-break/><text:line-break/>Un crepaccio largo 6 metri e protondo 21 metri si apre sul<text:line-break/>pavimento di questa caverna alta 6 metri. Dal fondo del<text:line-break/>baratro echeggia la risata di un vecchio, a intervalli di un<text:line-break/>minuto circa. Si tratta di un'illusione innocua, uno degli<text:line-break/>effetti regionali di Halaster Blackcloak (vedi "“La Tana di<text:line-break/>Halaster” a pagina 311).<text:line-break/><text:line-break/>6. TANA DEL SIGNORE DELLE MUMMIE<text:line-break/><text:line-break/>Queste caverne formano la tana di un duergar signore<text:line-break/>delle mummie di nome Gorka Tharn. I personaggi che<text:line-break/>lanciano incantesimi in queste aree o disturbano ciò che<text:line-break/><text:line-break/>è contenuto nelle caverne risvegliano il signore delle<text:line-break/>mummie, consentendo alla creatura di mettere in gioco le<text:line-break/>sué azioni di tana e i suoi effetti regionali (vedi la sezione<text:line-break/>“Mummia” nel Monster Manual). Nella sua tana, il signore<text:line-break/>delle mummie ha un grado di sfida pari a 16 (15.000 FE).<text:line-break/><text:line-break/>GA. FAUCI ZANNUTE<text:line-break/><text:line-break/>Questa caverna alta 6 metri assomiglia a un paio di fauci<text:line-break/>irte di zanne a causa delle numerose stalattiti e stalagmiti.<text:line-break/>Le abbondanti formazioni rocciose rendono difficoltoso<text:line-break/><text:line-break/>il passaggio alle creature grandi e ingombranti, quindi i<text:line-break/>Simulacri Pietrosi evitano quest’area.<text:line-break/><text:line-break/>Îl lancio di un incantesimo di livello pari o superiore al 1° in<text:line-break/>questa caverna ha una probabilità percentuale di risvegliare il<text:line-break/>signore delle mummie pari al livello dell'incantesimo x 10. Se<text:line-break/>il signore delle mummie si sveglia, anche i duergar mummie<text:line-break/>nell'area 6b emergono dalla loro fossa comune ed escono da<text:line-break/>quell’area, per attaccare qualsiasi creatura si trovi nella tana<text:line-break/>del signore delle mummie.<text:line-break/><text:line-break/>6B. FOSSA COMUNE<text:line-break/><text:line-break/>Îl pavimento di terra compressa di questa caverna aita<text:line-break/><text:line-break/>3 metri è una tomba poco profonda che ospita i corpi<text:line-break/><text:line-break/>di otto duergar mummie (i vecchi discepoli di Gorka<text:line-break/>Tharn}. Le mummie emergono all'improvviso dal terreno<text:line-break/>e attaccano ogni creatura all’interno di quest’area. Se gli<text:line-break/>intrusi fuggono, le mumpmie li inseguono. Se le mumpmie si<text:line-break/>risvegliano, anche Gorka Tharn si risveglia.<text:line-break/><text:line-break/><text:soft-page-break/>6C. CRIPTA DEL SIGNORE DELLE MUMMIE<text:line-break/><text:line-break/>Nicchie. Le nicchie scavate nelle pareti di questa umida<text:line-break/>caverna alta 6 metri contengono centinaia di teschi<text:line-break/>ammuffiti (di nani e di duergar), di cui alcuni sono caduti<text:line-break/>sul pavimento della caverna.<text:line-break/><text:line-break/>Santuario. Una piccola camera a est contiene un altare di<text:line-break/>pietra scheggiato, attorno a cui è accumulato un tesoro. La<text:line-break/>parete dietro l’altare è decorata con un murale shbiadito.<text:line-break/><text:line-break/>Alcova. Un 'alcova a nordovest contiene una stalattite e una<text:line-break/>stalagmite centrali, ognuna alta 2,4 metri e ricoperta di<text:line-break/>disegni di serpenti e scorpioni tracciati con la fuliggine.<text:line-break/><text:line-break/>Chi ruba qualcosa dal tesoro intorno all’altare o tocca la<text:line-break/>stalagmite risveglia autornaticamente Gorka Tharn. Inoltre,<text:line-break/>il lancio di un incantesimo di livello pari o superiore<text:line-break/>al 1° in questa caverna ha una probabilità percentuale<text:line-break/>di risvegliare il signore delle mummie pari al livello<text:line-break/>dell’incantesimo x 10.<text:line-break/><text:line-break/>Gorka Tharn era un duergar sacerdote di Laduguer,<text:line-break/>ora trasformato in un signore delle mummie, con le<text:line-break/>modifiche seguenti:<text:line-break/><text:line-break/>‘ I] signore delle mummie parla il Nanico e il Sottocomune.<text:line-break/><text:line-break/>: Ha preparato l'incantesimo sco/pire pietra al posto di<text:line-break/>divinazione.<text:line-break/><text:line-break/>. Possiede le opzioni di azione Ingrandire e Invisibilità<text:line-break/>descritte di seguito.</text:p>
      <text:p text:style-name="P1"/>
      <text:p text:style-name="P1"/>
      <text:p text:style-name="P1"/>
      <text:p text:style-name="P1">@@@ 19 @@@</text:p>
      <text:p text:style-name="P1"/>
      <text:p text:style-name="P1"/>
      <text:p text:style-name="P1"/>
      <text:p text:style-name="P1">Ingrandire (Ricarica dopo un Riposo Breve o Lungo). Per<text:line-break/><text:line-break/>1 minuto, la taglia del signore delle mummie aumenta<text:line-break/>magicamente, assieme a ogni oggetto che indossa o trasporta.<text:line-break/>Finché è ingrandito, il signore delle mummie è Grande,<text:line-break/>raddoppia i suoi dadi per i danni con l’attacco Pugno di<text:line-break/>Putrefazione e dispone di vantaggio alle prove di Forza e ai tiri<text:line-break/>salvezza su Forza. Se il signore delle mummie non ha spazio a<text:line-break/>sufficienza per diventare Grande, raggiunge la massima taglia<text:line-break/>possibile nello spazio disponibile.<text:line-break/><text:line-break/>Invisibilità (Ricarica dopo un Riposo Breve o Lungo). || signore<text:line-break/>delle mummie diventa magicamente invisibile finché non<text:line-break/>attacca, non lancia un incantesimo o non usa Ingrandire,<text:line-break/><text:line-break/>d finché la sua concentrazione non è interrotta (come se si<text:line-break/>concentrasse su un incantesimo), fino a un massimo di 1 ora.<text:line-break/>Ogni oggetto che il signore delle mummie indossa o trasporta<text:line-break/>diventa invisibile assieme a lui,<text:line-break/><text:line-break/>La stalagmite nell’alcova nordovest è cava e funge da<text:line-break/>sarcofago di Gorka Tharn. Il signore delle mummie riposa<text:line-break/>nell’interno a forma di imbuto della stalagmite. Quando<text:line-break/>si risveglia, usa un incantesimo scolpire pietra per aprire<text:line-break/><text:soft-page-break/>un varco abbastanza grande da consentirgli di uscire.<text:line-break/>Distrugge ogni intruso che trova nella sua tana, poi torna<text:line-break/>nel sarcofago e si immerge di nuovo nel sonno.<text:line-break/><text:line-break/>In fondo alla cavità della stalagmite, quattro urne di argilla<text:line-break/>alte 30 cm contengono gli organi interni conservati di Gorka<text:line-break/>Tharn, incluso il cuore avvizzito del signore delle mummie.<text:line-break/>Soltanto distruggendo il cuore i personaggi possono impedire<text:line-break/>al signore delle mummie di sfruttare il suo Ringiovanimento.<text:line-break/>I] cuore è un oggetto Minuscolo con CA 5, 25 punti ferita e<text:line-break/>immunità a tutti i danni, tranne quelli da fuoco,<text:line-break/><text:line-break/>Altare di Pietra e Tesoro. L'altare è stato ricavato<text:line-break/>scolpendo un singolo blocco di granito e consacrato a<text:line-break/>Laduguer, il dio malvagio dei duergar. Il murale dipinto<text:line-break/>dietro l'altare mostra una figura avvolta nelle ombre<text:line-break/>che stringe tra le braccia un cumulo di gemme. Se un<text:line-break/>personaggio possiede un background appropriato o effettua<text:line-break/>con successo una prova di Intelligenza (Religione) con<text:line-break/>CD 15, conferma che il murale raffigura Laduguer.<text:line-break/><text:line-break/>Attorno all’altare, sono state accumulate 5.000 mr,<text:line-break/>2.300 ma, 470 mo, cinque diamanti difettosi (100 mo<text:line-break/>ciascuno) e una teijera in electrum (25 mo). Tra gli<text:line-break/>oggetti preziosi, è custodito anche un martello da guerra<text:line-break/>arrugginito, che però si disintegra la prima volta che viene<text:line-break/>usato per colpire qualcosa di rigido.<text:line-break/><text:line-break/>7. _Î_’REDATORI DELLA CRIPTA<text:line-break/><text:line-break/>Questa caverna alta 3,6 metri ospita sei duergar, tre<text:line-break/>maschi e tre femmine, saliti dal livello 21 per saccheggiare<text:line-break/>il santuario di Laduguer (area 6c). 1] maschi duergar si<text:line-break/>chiamano Klom Xornbane, Skrac Blackskull e Anchok<text:line-break/>Muzgardt. Le femmine duergar si chiamano Akith<text:line-break/>Xornbane (sorella di Klom), Garlynth Ironhead e Xarta<text:line-break/>Muzgardt (la sorella di Anchok). I duergar sono difficili da<text:line-break/>distinguere, dato che indossano tutti dei minacciosi elmi di<text:line-break/>ferro cilindrici con tanto di visiera,<text:line-break/><text:line-break/>Dopo avere superato di soppiatto i Simulacri Pietrosi<text:line-break/>e i gargovyle delle aree 5 e 9, questi duergar hanno<text:line-break/>iniziato da poco un riposo breve per ricaricare la loro<text:line-break/>Invisibilità quando i personaggi li incontrano per caso. I<text:line-break/>duergar, creature astiose e xenofobe, si ingrandiscono e li<text:line-break/>attaccano. Sono troppo testardi e determinati per ritirarsi o<text:line-break/>arrendersi.<text:line-break/><text:line-break/>Ogni duergar porta un sacchetto grigio che contiene<text:line-break/>5 giorni di razioni e un grosso sacco vuoto per trasportare<text:line-break/>il bottino del santuario.<text:line-break/><text:line-break/>Se un personaggio interroga un duergar prigioniero ed<text:line-break/>effettua con successo una prova di Carisma (Intimidire)<text:line-break/>con CD 20, apprende le informazioni seguenti:<text:line-break/><text:line-break/>- ] duergar vivono nelle Miniere Profonde (un altro<text:line-break/>niome che sta a indicare il Livello Terminus), il livello<text:line-break/>immediatamente sottostante alle Caverne della<text:line-break/>Pietra Runica.<text:line-break/><text:line-break/>- Le Miniere Profonde sono controllate da Fazrian, un<text:line-break/>“gigante calvo, con la pelle verde, gli occhi scintillanti<text:line-break/>e le ali piumate bianche”. Se un personaggio effettua<text:line-break/><text:soft-page-break/>con successo una prova di Intelligenza (Religione) con<text:line-break/>CD 18, capisce dalla descrizione che Fazrian deve essere<text:line-break/>un planetar.<text:line-break/><text:line-break/>- [ duergar sono giunti a saccheggiare un santuario di<text:line-break/>Laduguer situato su questo livello, per poi tornare alle<text:line-break/>Miniere Profonde per guadagnarsi il favore di Fazrian<text:line-break/>grazie al bottino. Sanno dove si trova il santuario (area<text:line-break/>6c), ma non sanno nulla del signore delle mummie che lo<text:line-break/>sorveglia.<text:line-break/><text:line-break/>O. CREATURE DI PIETRA<text:line-break/><text:line-break/>Queste caverne sono sorvegliate da alcuni gargovyle e golem<text:line-break/>di pietra, oltre che da alcune brutte sorprese aggiunte da<text:line-break/>Halaster in persona.<text:line-break/><text:line-break/>SA. GARGOYLE E GOLEM<text:line-break/><text:line-break/>Soffitto. Le pareti di questa caverna si restringono verso<text:line-break/>l’alto a formare un picco alto 9 metri.<text:line-break/><text:line-break/>Gargoyle. Sci gargoyle sono appollaiati su sporgenze nelle<text:line-break/>pareti a 6 metri d'altezza, tre all’estremità nord della<text:line-break/>caverna e tre all’estremità sud.<text:line-break/><text:line-break/>Golem. Due golem di pietra scolpiti per assormigliare<text:line-break/>ad Halaster {vedi “Simulacri Pietrosi” a pagina 253)<text:line-break/>montano la guardia al livello più basso della caverna.<text:line-break/>Uno è posizionato nei pressi del tunnel dell’area 9a,<text:line-break/>imentre l’altro è vicino al tunnel dell’area 6a.<text:line-break/><text:line-break/>ÎI gargovyle sono al servizio di Halaster. Rimangono<text:line-break/>imimobili finché non vengono attaccati o non scoppia un<text:line-break/>combattimento in quest'area, nel qual caso combattono<text:line-break/>come alleati dei golem di pietra.<text:line-break/><text:line-break/>I golem sono ostili nei confronti di qualsiasi creatura che<text:line-break/>non assomigli ad Halaster o a un gargoyle. Un personaggio<text:line-break/>camuffato da Halaster può effettuare una prova di Carisma<text:line-break/>(Inganno) contrapposta alla prova di Saggezza (Intuizione)<text:line-break/>dei golem, disponendo di vantaggio alla prova se il ritratto<text:line-break/>è particolarmente convincente. In caso di prova effettuata<text:line-break/>con successo, il golem non attacca quel personaggio a<text:line-break/>meno che quest'ultimo non lo attacchi.<text:line-break/><text:line-break/>OB. FREGIO NATURALE<text:line-break/><text:line-break/>I rigagnoli d’acqua che scorrono lungo la parete di fondo<text:line-break/><text:line-break/>di quest'umida caverna alta 4,5 metri hanno eroso la<text:line-break/>pietra in modo spettacolare, creando un fregio naturale<text:line-break/>che sembra un umano chinato in avanti per raccogliere un<text:line-break/>bastone mentre un grande drago blu lo attacca alle spalle.<text:line-break/>Halaster ha contribuito alla scultura naturale aggiungendo<text:line-break/>il bastone, che ha creato plasmando la roccia.<text:line-break/><text:line-break/>C. TENTACOLI D’ACIDO<text:line-break/>I gargovyle e i golem dell’area S8a non entrano in questa<text:line-break/>caverna vuota dal rozzo soffitto a cupola alto 4,5 metri.<text:line-break/>Un incantesimo individuazione del magico rivela un'aura<text:line-break/>magica di evocazione che avvolge tutta la caverna, l’effetto<text:line-break/>di una trappola magica collocata qui da Hatîaster.<text:line-break/><text:line-break/><text:soft-page-break/>Quando una o più creature arrivano al centro della<text:line-break/>caverna, dei tentacoli lunghi 4,5 metri e fatti di acido si<text:line-break/>protendono magicamente dal pavimento, dalle pareti è<text:line-break/><text:line-break/>LIVELLO 20 | LE GAVERNE DELLA PIETRHA RUNTCA</text:p>
      <text:p text:style-name="P1"/>
      <text:p text:style-name="P1"/>
      <text:p text:style-name="P1"/>
      <text:p text:style-name="P1">@@@ 20 @@@</text:p>
      <text:p text:style-name="P1"/>
      <text:p text:style-name="P1"/>
      <text:p text:style-name="P1"/>
      <text:p text:style-name="P1">dal soffitto. Una creatura che entra per la prima volta<text:line-break/>nella caverna di tentacoli o vi inizia il proprio turno<text:line-break/>deve superare un tiro salvezza su Destrezza con CD 22,<text:line-break/>altrimenti subisce 10 (3d6) danni da acido ed è afferrata<text:line-break/>da un tentacolo (CD 22 per sfuggire). Se una creatura<text:line-break/>inizia i] suo turno afferrata da un tentacolo, subisce<text:line-break/>automaticamente 10 (3d6) danni da acido.<text:line-break/><text:line-break/>ÎI tentacoli non possono essere danneggiati e dissolvi<text:line-break/>magie non ha effetto su di loro. Scompaiono quando tutte le<text:line-break/>creature hanno lasciato la caverna. Se qualcuno pronuncia<text:line-break/>a voce alta le parole “Halaster, salvaci!” in Comune, i<text:line-break/>tentacoli scompaiono e la trappola non può più essere<text:line-break/>innescata per 1 ora.<text:line-break/><text:line-break/>GD. H AUNGHARASSK DORATO<text:line-break/><text:line-break/>Fanghiglia. Un sottile strato di fanghiglia ricopre le pareti<text:line-break/>e il pavimento di questa caverna alta 6 metri.<text:line-break/><text:line-break/>Funghi. Una chiazza di funghi luminescenti cresce sulla<text:line-break/>parete est.<text:line-break/><text:line-break/>Lumaca Gigante. Nella parte nord della caverna, si annida<text:line-break/>Haungharassk, una lumaca magica grande quanto un<text:line-break/>elefante, dal guscio d’oro scintillante.<text:line-break/><text:line-break/>Halaster ha collocato Haungharassk in quest'area,<text:line-break/>preparando la trappola nell’area S8c sia per confinare la<text:line-break/>creatura che per impedire agli altri di ucciderla. La lumaca<text:line-break/>gigante è una bestia Enorme senza allineamento con CA 6,<text:line-break/>52 (7d12 + 7) punti ferita e una velocità base sul terreno e<text:line-break/>di scalare pari a 3 metri. Può scalare le superfici difficili,<text:line-break/>inclusi i soffitti, lungo i quali si muove a testa in giù, senza<text:line-break/>effettuare una prova di caratteristica. I suoi punteggi di<text:line-break/>caratteristica sono i seguenti: Forza 20, Destrezza 3,<text:line-break/>Costituzione 13, Intelligenza 3, Saggezza 10, Carisma 3.<text:line-break/>Non possiede attacchi e non può parlare. Mezzo chilo di<text:line-break/>sale versato sulla pelle della lumaca infligge 1d6 danni da<text:line-break/>acido alla creatura.<text:line-break/><text:line-break/>I] bagliore dorato del guscio di Haungharassk è reso più<text:line-break/>intenso dalla presenza di venature di vero oro, che possono<text:line-break/>essere estratte dal guscio, ma solo quando la Jumaca sarà<text:line-break/>morta (vedi “Tesoro” più sotto). L'uccisione della lumaca<text:line-break/>non fornisce alcun PE.<text:line-break/><text:line-break/>Un incantesimo individuazione del magico rivela una<text:line-break/>patente aura magica di abiurazione attorno alla [umaca.<text:line-break/>Una creatura che usa un’azione per toccare la lumaca<text:line-break/>quando essa è in vita ottiene 6 punti ferita temporanei<text:line-break/>che durano 24 ore. Ogni creatura o oggetto che tocca la<text:line-break/><text:soft-page-break/>lumaca in vita ottiene anche i benefici di un incantesimo<text:line-break/>rimuovi maledizione. La lumaca perde queste proprietà<text:line-break/>magiche se muore.<text:line-break/><text:line-break/>| personaggi possono attirare Haungharassk dove<text:line-break/>vogliono dandole da mangiare piante, funghi o alghe.<text:line-break/><text:line-break/>Una prova di Intelligenza (Natura) con CD 10 effettuata<text:line-break/>CON SUCcEesso consente a un personaggio di capire cosa<text:line-break/>preferisce mangiare la lumaca gigante.<text:line-break/><text:line-break/>La macchia di funghi fosforescenti ricresce magicamente<text:line-break/>ogni valta che viene colta. È la fonte di cibo primaria<text:line-break/>della [umaca. I funghi muoiono se vengono portati via da<text:line-break/>quest’area.<text:line-break/><text:line-break/>Tesoro. Se i personaggi uccidono Haungharassk,<text:line-break/>possono ricavare 50 kg d'orò dal guscio della lumaca con<text:line-break/>qualche ora di lavoro. L'oro vale 20.000 mo.<text:line-break/><text:line-break/>9. VERSO IL PORTALE<text:line-break/><text:line-break/>(Queste remote caverne ospitano uno dei portali magici<text:line-break/>di Halaster, ma la strada che conduce al portale è<text:line-break/>strettamente sorvegliata dai suoi servitori.<text:line-break/><text:line-break/>CIVELLO 20 | LE CGCAVERNE DELLA PIETRA.RONICA<text:line-break/><text:line-break/>A. SIMULACRI PIETROSI SENTINELLE<text:line-break/><text:line-break/>Due golem di pietra scolpiti per assomigliare ad Halaster<text:line-break/>(vedi “Simulacri Pietrosi” a pagina 253) si ergono a est<text:line-break/>delle due colonne rocciose che sorreggona il soffitto alto<text:line-break/>6 metri di questa caverna, altrimenti vuota. I personaggi<text:line-break/>che entrano nell’area attraverso il tunnel a nordovest non<text:line-break/>possono vedere subito i golem a causa della copertura<text:line-break/>totale fornita dalle colonne rocciose.<text:line-break/><text:line-break/>I golem sono ostili nei confronti di qualsiasi creatura che<text:line-break/>non assomigli ad Halaster. Un personaggio camuffato da<text:line-break/>Halaster può effettuare una prova di Carisma (Inganno)<text:line-break/>contrapposta alla prova di Saggezza (Intuizione) dei<text:line-break/>golem, disponendo di vantaggio alla prova se il ritratto è<text:line-break/>particolarmente convincente. In caso di prova effettuata<text:line-break/>CON successo, il golem non attacca quel personaggio a<text:line-break/>meno che quest'ultimo non lo attacchi.<text:line-break/><text:line-break/>9p. PORTALE ARCUATO PFER IL LIVELLO ]5<text:line-break/><text:line-break/>Detriti. [l pavimento di questa caverna alta 15 metri è<text:line-break/>disseminato di ciò che resta di una dozzina di gargoyle<text:line-break/>(un tempo i gargoyle facevano la guardia a questo portale,<text:line-break/>ma i Simulacri Pietrosi li hanno distrutti).<text:line-break/><text:line-break/>Arco. Una rampa corre lungo la parete sud fino a<text:line-break/>raggiungere una cornice alta 6 metri. Nella parete<text:line-break/>all'estremità ovest della cornice, è incassato un arco<text:line-break/>di pietra.<text:line-break/><text:line-break/>L'arco è uno dei portali di Halaster (vedi “Portali” a<text:line-break/>pagina 12), composto dai cento pezzi di uri mosaico di<text:line-break/>pietra, ognuno dei quali pesa 5 kg. A questo portale si<text:line-break/>applicano le regole seguenti:<text:line-break/><text:line-break/><text:soft-page-break/>- È possibile rimuovere soltanto un pezzo di arco alla volta.<text:line-break/>Un incantesimo individuazione del magico rivela che<text:line-break/>uno dei pezzi (da determinare casualmente) è magico.<text:line-break/>Quando quel pezzo viene rimosso dall’arco, il pezzo<text:line-break/>scompare e i]l portale si apre per 1 minuto, Quando il<text:line-break/>portale si richiude, il pezzo rimosso dall'’arco ricompare<text:line-break/>magicamente al suo posto e un pezzo diverso diventa<text:line-break/>Imagico. Sarà necessario rimuovere quel nuovo pezzo per<text:line-break/>riaprire il portale.<text:line-break/><text:line-break/>. Se dall’arco viene rimosso il pezzo sbagliato, un<text:line-break/>beholder compare magicamente in uno spazio libero<text:line-break/>entro 18 metri dall’arco e attacca ogni creatura che sia<text:line-break/>in grado di vedere. Il beholder scompare quando viene<text:line-break/>ucciso o dopo 1 minuto. Quando il beholder scompare,<text:line-break/><text:line-break/>il pezzo che era stato rimosso dall’arco ricompare<text:line-break/>magicamente al suo posto.<text:line-break/><text:line-break/>- ] personaggi devono essere di livello pari o superiore<text:line-break/>al 13° per attraversare questo portale (vedi “Jhesiyra<text:line-break/>Kestellharp” a pagina 10). La prima creatura a passare<text:line-break/>attraverso il portale innesca una runa antica (vedi “Rune<text:line-break/>Antiche” a pagina 12).<text:line-break/><text:line-break/>. Una creatura che attraversa il portale compare nell’area<text:line-break/>15 del livello 15, nello spazio libero più vicino al portale<text:line-break/>identico situato in quell'area.<text:line-break/><text:line-break/>Pezzo del Puzzle, Sulla cornice accanto ail'arco,<text:line-break/>impossibile da vedere dal fondo della caverna, giace un<text:line-break/>pezzo di pietra liscia del peso di 12,5 kg, scolpito a forma<text:line-break/>di un pezzo di puzzle e con una parte di un'immagine<text:line-break/>sconosciuta dipinta su un lato. Questa pietra è il pezzo<text:line-break/>mancante del puzzle nell’area 10.<text:line-break/><text:line-break/>10. IL PUZZLE DEL MAGO FOLLE<text:line-break/><text:line-break/>Incavo. Un incavo rettangolare profondo 10 cm, largo<text:line-break/>2,4 metri e lungo 3 metri è stato scavato nel pavimento di<text:line-break/>questa caverna alta 6 metri.</text:p>
      <text:p text:style-name="P1"/>
      <text:p text:style-name="P1"/>
      <text:p text:style-name="P1"/>
      <text:p text:style-name="P1">@@@ 21 @@@</text:p>
      <text:p text:style-name="P1"/>
      <text:p text:style-name="P1"/>
      <text:p text:style-name="P1"/>
      <text:p text:style-name="P1">Fezzi del FPuzzle. Numerose pietre scolpite e dipinte sono<text:line-break/>state accumulate vicino alla parete sud.<text:line-break/><text:line-break/>Îl cumulo è composto da novantanove frammenti di<text:line-break/>pietra, ognuno del peso di 12,5 kg e scolpito a forma di un<text:line-break/>pezzo di puzzle. Tutti assieme i pezzi formano un’immagine<text:line-break/>di Halaster che ride con la testa reclinata all'indietro<text:line-break/>mentre cavalca un grande drago blu. Effettuando con<text:line-break/>successo una prova di Intelligenza (Indagare) con CD 15,<text:line-break/>un personaggio può ricomporre tutti i pezzi del puzzle<text:line-break/>con 1] ora di lavoro. Se gli altri personaggi lo aiutano, il<text:line-break/>personaggio dispone di vantaggio alla prova, ma il ternpo<text:line-break/>per completare il puzzle non viene ridotto. Quando tutti<text:line-break/>i pezzi sono stati collocati, i personaggi scoprono che ne<text:line-break/>IMmanca uno (che si trova nell’area 9b).<text:line-break/><text:line-break/><text:soft-page-break/>Quando tutti i cento pezzi del puzzle sono stati collocati<text:line-break/>nella posizione giusta all'interno dell’incavo rettangolare<text:line-break/>sul pavimento, una runa antica compare al di sopra di esso<text:line-break/>e bersaglia una creatura casuale nella caverna (vedi “Rune<text:line-break/>Antiche” a pagina 12). Il DM pesca una carta dal Mazzo<text:line-break/>delle Rune Antiche (vedi l’appendice B) per determinare<text:line-break/>quale runa appare.<text:line-break/><text:line-break/>1]. STRANE MAGIE<text:line-break/><text:line-break/>Halaster ha riempito queste caverne di effetti magici<text:line-break/>concepiti per confondere gli avventurieri.<text:line-break/><text:line-break/>l1lA. L’ORA DEL MARTELLO<text:line-break/><text:line-break/>Scintille. Questa caverna alta 6 metri è illuminata<text:line-break/>fiocamente da dozzine di minuscole scintille luminose<text:line-break/>tintinnanti che volano nell’aria come falene.<text:line-break/><text:line-break/>Golem. Un golem di pietra dotato di mazzuoli di pietra a]<text:line-break/>posto delle mani cerca invano di colpire le luci.<text:line-break/><text:line-break/>Il golem dalle mani di martello è stato scolpito per<text:line-break/>assomigliare ad Halaster (vedi “Simulacri Pietrosi” a<text:line-break/>pagina 253) ed è ostile nei confronti di ogni creatura che<text:line-break/>non assomigli al Mago Folle. Quando il golem colpisce<text:line-break/>una creatura con una dei suoi mazzuoli, il bersaglio<text:line-break/>deve superare un tiro salvezza su Costituzione con<text:line-break/>CD 17, altrimenti sarà stordita fino alla fine del suo turno<text:line-break/>SUCCESSIvO.<text:line-break/><text:line-break/>Un personaggio camuffato da Halaster può effettuare<text:line-break/>una prova di Carisma (Inganno) contrapposta alla prova di<text:line-break/>Saggezza {Intuizione) del golem, disponendo di vantaggio<text:line-break/>alla prova se il ritratto è particolarmenteé convincente.<text:line-break/><text:line-break/>In caso di prova effettuata con successo, il golem è<text:line-break/>indifferente nei confronti di quel personaggio.<text:line-break/><text:line-break/>Le scintille di luce magica sono innocue, ma sono<text:line-break/>attratte dal movimento e turbinano attorno alle creature<text:line-break/>che attraversano la caverna. Le luci non possono essere<text:line-break/>dissolte, ma sono soppresse se si trovano nell’area di un<text:line-break/>incantesimo campo anti-magia o di un effetto simile.<text:line-break/><text:line-break/>1]1B. STATUA DELLA TRASFORMAZIONE<text:line-break/><text:line-break/>Questa caverna termina in un vicolo cieco e ha un soffitto<text:line-break/>a cupola alto 4,5 metri. Una statua alta 1,5 metri si erge<text:line-break/>su un piedistallo di granito alto 60 cm nei pressi della<text:line-break/>parete est. La statua sembra molto antica e raffigura una<text:line-break/>donna incappucciata che protende le mani a coppa davanti<text:line-break/>a sé. Una parte della testa della statua si è rotta e sulla<text:line-break/>parte spezzata ora crescono dei funghi velenosi bianchi<text:line-break/>e Spugnosi,<text:line-break/><text:line-break/>La statua è un oggetto Medio con CA 17, 30 punti férita<text:line-break/>e Immunità ai danni psichici e da veleno. Un incantesimo<text:line-break/>individuazione del magico rivela un'aura magica di<text:line-break/>trasmutazione attorno ad essa. Ogni volta che un oggetto<text:line-break/>nion magico del peso pari o inferiore a 5 kg viene collocato<text:line-break/>nelle mani a coppa della statua, sì trasforma in un oggetto<text:line-break/><text:line-break/>diverso, da determinare tirando i dadi percentuali e<text:line-break/><text:soft-page-break/>consultando la tabella “Trasformazione dell’Oggetto”. La<text:line-break/>statua smette di essere magica se peérde più della metà dei<text:line-break/>suoi punti ferita.<text:line-break/><text:line-break/>TRASFORMAZIONE DELL’OGGETTO<text:line-break/><text:line-break/>d100 Nuovo Oggetto<text:line-break/><text:line-break/>0115 Blocco di sapone (125 grammi)<text:line-break/><text:line-break/>16-25 Otre pieno d'acqua {2,5 kg)<text:line-break/><text:line-break/>26-40 Pesce morto e putrefatto (1 kg)<text:line-break/><text:line-break/>41-55 Pezzo di formaggio ammuffito (125 grammi)<text:line-break/><text:line-break/>56-70 Polpettone di uccello stigeo (0,5 kg) servito caldo<text:line-break/><text:line-break/>71-80 Sacchetto di 20 triboli (1 kg)<text:line-break/><text:line-break/>81-90 Scodella d’argilla con 20 prugne candite (0,5 kg)<text:line-break/><text:line-break/>91-00 Bambola magica di Halaster (0,5 kg) che dice<text:line-break/>qualcosa ogni volta che viene stretta<text:line-break/><text:line-break/>Ogni volta che un oggetto viene rimosso dalle mani<text:line-break/>a coppa della statua, esiste una probabilità del 20 per<text:line-break/>cento che i funghi velenosi bianchi che crescono sulla<text:line-break/>testa infranta della statua diffondano una nube di spore<text:line-break/>lattiginose. La nube riempie una sfera con raggio di 6 metri<text:line-break/>centrato sulla statua e dura 1 minuto. Se una creatura<text:line-break/>inizia il suo turno nella nube, deve superare un tiro<text:line-break/>salvezza su Costituzione con CD 15, altrimenti contrarrà<text:line-break/>una malattia chiamata infermità accecante, che dura finché<text:line-break/>non viene curata con uù incantesimo ristorare inferiore<text:line-break/>o una inagia analoga. La mente della creatura malata<text:line-break/>è scossa dal dolore e i suoi occhi diventano lattiginosi.<text:line-break/>Finché la malattia non viene curata, la creatura è accecata<text:line-break/>e subisce svantaggio alle prove di Saggezza e ai tiri<text:line-break/>salvezza su Saggezza.<text:line-break/><text:line-break/>La luce del sole o qualsiasi effetto che infligga danni da<text:line-break/>fuoco o danni radiosi distrugge i funghi velenosi,<text:line-break/><text:line-break/>l]lG. ORACOLO INAFFIDABILE<text:line-break/><text:line-break/>Sulla parete est di questa caverna alta 3 metri e vuota,<text:line-break/><text:line-break/>è stato inciso un gigantesco punto interrogativo. Se<text:line-break/>qualcuno pone una domanda in questa caverna, una voce<text:line-break/>sussurrante fornisce una risposta da determinare tirando<text:line-break/><text:line-break/>i dadi percentuali e consultando la tabella “Risposte<text:line-break/>dell'Oracolo”.<text:line-break/><text:line-break/>RISPOSTE DELL’ORACOLO<text:line-break/><text:line-break/>d100 <text:s/>Risposta<text:line-break/><text:line-break/>071-25 “Basta risposte oggi! Tornate domani.” Poi<text:line-break/>l'’oracolo smette di funzionare per 24 ore.<text:line-break/><text:line-break/>26-40 <text:s/>“Conosci già la risposta.”<text:line-break/><text:line-break/><text:soft-page-break/>41-65 <text:s/>“Ah, uno dei grandi misteri della vita.”<text:line-break/><text:line-break/>66-80 “Puoi riformulare la domanda, per favore?”<text:line-break/><text:line-break/>81-00 <text:s/>“Rimani in attesa, grazie.” Questa risposta è<text:line-break/>seguita da 1510 minuti di musica strumentale,<text:line-break/>nel corso dei quali l’oracolo non risponde ad altre<text:line-break/>domande. Quando la musica termina, il DM tira di<text:line-break/>nuovo su questa tabella.<text:line-break/><text:line-break/>12. VECCHIA TANA DEI BEHIR<text:line-break/><text:line-break/>Una coppia di behir un tempo occupava questo angolo del<text:line-break/>dungeon, ma i Simulacri Pietrosi li hanno uccisi.<text:line-break/><text:line-break/>LIVELLO 20 | LÉ CAVERNE DELLA PIETRA RUNICA</text:p>
      <text:p text:style-name="P1"/>
      <text:p text:style-name="P1"/>
      <text:p text:style-name="P1"/>
      <text:p text:style-name="P1">@@@ 22 @@@</text:p>
      <text:p text:style-name="P1"/>
      <text:p text:style-name="P1"/>
      <text:p text:style-name="P1"/>
      <text:p text:style-name="P1">]2A. OSSA E PIETRE<text:line-break/><text:line-break/>Superfici Irregolari. Il soffitto e il pavimento della caverna<text:line-break/>sono fatti di rocce aguzze e irregolari e la distanza che li<text:line-break/>separa può variare dai 3 ai 9 metri.<text:line-break/><text:line-break/>Pareti Annerite. Le pareti sono coperte di segni di<text:line-break/>bruciature (generate dai fulmini dei behir).<text:line-break/><text:line-break/>Scheletri. Gli scheletri di due enormi rettili dalle molte<text:line-break/>zampe (i behir) giacciono al centro della caverna,<text:line-break/>circondati da uno strato di scaglie blu luccicanti.<text:line-break/><text:line-break/>Statua in Frantumi. [ detriti di quella che un tempo doveva<text:line-break/>essere una grande statua giacciono sparpagliati attorno<text:line-break/>agli scheletri.<text:line-break/><text:line-break/>I behir sono stati massacrati di pugni dai golem di<text:line-break/>pietra di Halaster, ma le ossa e i teschi sono per buona<text:line-break/>parte intatti.<text:line-break/><text:line-break/>Uno dei golemn di pietra di Halaster è andato distrutto<text:line-break/>nel corso dello scontro. Tra i suoi arti spezzati e altri<text:line-break/>frammenti irriconoscibili, i personaggi possono trovare la<text:line-break/>metà destra della testa spezzata del golem. Un incantesimo<text:line-break/>individuazione del magico rivela un’aura magica di illusione<text:line-break/>attorno a quel frammento di testa. La prima volta che<text:line-break/>un personaggio si avvicina a 3 metri dalla testa, la fonte<text:line-break/>dell’aura diventa apparente e l’incantesimo bocca magica<text:line-break/>lanciato su di essa recita, con la voce di Ezzat in Comune:<text:line-break/><text:line-break/>Sempre più giù, verso l’ignoto<text:line-break/><text:line-break/>Attende la rovina del folle;<text:line-break/><text:line-break/>Tra qui e laggiù, le lacrime del cielo.<text:line-break/><text:line-break/>Îl male bussa alla porta del Reame Remoto.<text:line-break/><text:line-break/>1]12B. CAVERNA DEL TESORO<text:line-break/><text:line-break/><text:soft-page-break/>Questa caverna contiene il tesoro lasciato dai behir.<text:line-break/>Tesoro. Îl tesoro dei behir, ormai incustodito, è composto<text:line-break/><text:line-break/>da 12.000 mr, 5.450 ma, 1.825 mo, quattro granati<text:line-break/><text:line-break/>(100 mo ciascuno), un diadema funerario nanico in mithral<text:line-break/><text:line-break/>tempestato di quattro acquemarine (2.500 mo) e una<text:line-break/><text:line-break/>campana dell’apertura.<text:line-break/><text:line-break/>]2C. COLONNA DI OCCHI<text:line-break/><text:line-break/>Una colonna di roccia naturale si erge accanto all'entrata<text:line-break/>di questa caverna. Un incantesimo individuazione del<text:line-break/>magico rivela un’aura magica di evocazione che circonda<text:line-break/>la colonna. Ogni volta che una creatura arriva entro<text:line-break/><text:line-break/>3 metri dalla colonna, dozzine di occhi sulla sua superficie<text:line-break/>si spalancano e fissano in tutte le direzioni. Gli occhi<text:line-break/>seguono le creature che oltrepassano la colonna, ma sono<text:line-break/>solo effetti magici innocui creati da Halaster. Lanciando<text:line-break/>dissolvi magie sulla colonna, gli occhi vengono rimossi<text:line-break/>permanentemente.<text:line-break/><text:line-break/>La caverna un tempo fungeva da dispensa per i behir ed è<text:line-break/>disseminata delle ossa delle loro vittime passate: sfortunati<text:line-break/>avvernturieri, duergar, drow, quaggoth, manti assassini,<text:line-break/>mantiscuri, orrori uncinati e umber hulk. Tra queste ossa<text:line-break/>non c'è nulla di valore.<text:line-break/><text:line-break/>13. CAVERNE DELLA PIETRA RUNICA<text:line-break/><text:line-break/>Da questa immensa caverna centrale (area 13a) si<text:line-break/>diramano varie caverne più piccole (le aree dalla 13b<text:line-break/>alla 13f). Un vento ululante echeggia in tutta quest'area,<text:line-break/>proveniente da un vasto baratro (area 13g).<text:line-break/><text:line-break/>]3A. CAVERNA PRINCIPALE<text:line-break/><text:line-break/>Î personaggi vedono una luce azzurra e biancastra che<text:line-break/>brilla davanti a loro quando si avvicinano a questa caverna,<text:line-break/>che ha i tratti seguenti:<text:line-break/><text:line-break/>Pietra Runica. La caverna è i]luminata da una losanga<text:line-break/>circolare di cristallo del diametro di 3 metri (la<text:line-break/><text:line-break/>LIVELLO 20 | LE GAVERNE DEELA PITETRA REUNTOCA<text:line-break/><text:line-break/>Pietra Runica) incastonata in cima a una stalagmite<text:line-break/>alta 36 metri.<text:line-break/><text:line-break/>Stalattiti. Le pareti della caverna si inclinano man mano<text:line-break/>che salgono, fino a formare un sotffitto curvo alto 60 metri<text:line-break/>é disseminato di stalattiti lunghe tra i 3 ci4,5 metri. Una<text:line-break/>stalattite lunga 15 metri pende direttamente sopra la<text:line-break/>torre stalagmite e la sua punta arriva a 3 metri sopra la<text:line-break/>Pietra Runica scintillante.,<text:line-break/><text:line-break/>Stalagmiti. Il pavimento della caverna è pianeggiante e<text:line-break/>disseminato di stalagmiti alte tra i 3 e i 4,5 metri.<text:line-break/><text:line-break/>Ogni volta che i personaggi visitano quest'area, esiste<text:line-break/>una probabilità del 25 per cento che Halaster si colleghi<text:line-break/><text:soft-page-break/>alla Pietra Runica e la usi per spiare la caverna principale.<text:line-break/>Se vede i personaggi e ha qualche motivo per volerli morti,<text:line-break/>Halaster può lanciare contro di loro degli incantesimi<text:line-break/>con gittata sufficientemente lunga attraverso la Pietra<text:line-break/>Runica, tra cui catena di fulmini, mano di Bigby, palla<text:line-break/>di fuoco e sciame di meteore, quando se ne presenta<text:line-break/>l'opportunità. Vedi l’area 14 per ulteriori informazioni sulla<text:line-break/>Pietra Runica.<text:line-break/><text:line-break/>13B. GARGOYLE SCRUTATORI<text:line-break/><text:line-break/>Questa caverna laterale ha un pavimento irregolare e un<text:line-break/>soffitto alto 15 metri, disseminati di stalattiti e stalagmiti.<text:line-break/>Tre gargoyle sono appollaiati in cima ad altrettante<text:line-break/>stalagmiti alte 3 metri. Questi servitori di Halaster<text:line-break/>osservano e ascoltano la Pietra Runica, in attesa di nuovi<text:line-break/>ordini dal loro signore e padrone. I gargovyle attaccano<text:line-break/>qualsiasi gruppo di creature che sia loro inferiore<text:line-break/>numericamente, ma evitano i Simulacri Pietrosi.<text:line-break/><text:line-break/>13C. CAVERNA AMMUFFITA<text:line-break/><text:line-break/>L'acqua che gocciola dal soffitto cade sul pavimento<text:line-break/>ricoperto di uno spesso strato di muffa grigia. La mutffa è<text:line-break/>commestibile, ma non nutriente.<text:line-break/><text:line-break/>13D. CARCASSA PUTREFATTA DELLO XORN<text:line-break/>Nugoli di topi e parassiti stanno rosicchiando la carcassa<text:line-break/>putrefatta di uno xorn che giace in fondo a questa caverna,<text:line-break/>Sette giorni fa, lo xorn si è imbattuto nel golem dell’area 2<text:line-break/>ed è rimasto mortalmente ferito nello scontro. Si è rifugiato<text:line-break/>in questa caverna ed è morto quaggiù.<text:line-break/><text:line-break/>Tesoro. Se squarciata, la carcassa dello xorn rivela un<text:line-break/>anello della vista a raggi X impossibile da digerire e un<text:line-break/>topazio bitorzoluto semidigerito (50 mo).<text:line-break/><text:line-break/>13E. VECCHIO ACCAMPAMENTO<text:line-break/><text:line-break/>Un cerchio di pietre annerite dal fuoco lungo la parete nord<text:line-break/>di questa caverna alta 3 metri è tutto ciò che resta di un<text:line-break/>accamparnento abbandonato da tempo. Qualcuno ha usato<text:line-break/>un coltello per incidere il seguente avvertimento, in Nanico,<text:line-break/>sulla parete est: “Il Mago Folle ci osserva. La Pietra Runica<text:line-break/>è il suo aocchio!”<text:line-break/><text:line-break/>13F. TESTA DI HALASTER<text:line-break/><text:line-break/>Sul pavimento di questa caverna alta 3 metri e altrimenti<text:line-break/>vuota, giace una testa di pietra di grosse dimensioni<text:line-break/><text:line-break/>con le fattezze di Halaster Blackcloak. La testa di<text:line-break/><text:line-break/>pietra apparteneva un tempo a un Simulacro Pietroso<text:line-break/>cannibalizzato dal golem rinnegato dell’area 2.<text:line-break/><text:line-break/>13G. BARATRO VENTOSO<text:line-break/><text:line-break/>Un vento urlante della velocità di 90 km orari sale e soffia<text:line-break/>da questo baratro profondo 90 metri. Il vento è un effetto<text:line-break/>magico creato da Halaster e, nelle immediate vicinanze del<text:line-break/>baratro, è abbastanza forte da estinguere le torce e le altre<text:line-break/>fiamme scoperte di natura non magica.</text:p>
      <text:p text:style-name="P1"/>
      <text:p text:style-name="P1"><text:soft-page-break/></text:p>
      <text:p text:style-name="P1"/>
      <text:p text:style-name="P1">@@@ 23 @@@</text:p>
      <text:p text:style-name="P1"/>
      <text:p text:style-name="P1"/>
      <text:p text:style-name="P1"/>
      <text:p text:style-name="P1">l baratro offre appigli in abbondanza e può essere<text:line-break/>scalato facilmente. [ personaggi che scendono sul fondo<text:line-break/>scoprono che è composto da rocce acuminate irregolari ed<text:line-break/>è disseminato dei frantumi di vari golemn di pietra (gettati<text:line-break/>nel baratro dal golem folle dell’area 2), di quattro gargovyle<text:line-break/>fatti a pezzi e delle ossa di un nano (un minatore che<text:line-break/>scivolò e cadde nel baratro oltre un secolo fa). Il piccone del<text:line-break/>minatore giace accanto alle ossa.<text:line-break/><text:line-break/>14. LA PIETRA RUNICA<text:line-break/><text:line-break/>La punta della stalagmite gigante al centro dell’area l13a<text:line-break/>è attraversata da un grosso foro. All’interno di questo foro<text:line-break/>è incastonata una losanga circolare di cristallo bianco<text:line-break/>semitrasparente del diametro di 3 metri, chiamata Pietra<text:line-break/>Runica. 11 cristallo irradia luce intensa biancto-azzurra in<text:line-break/>un raggio di 36 metri e luce fioca per altri 36 metri. Al suo<text:line-break/>interno fluttua la runa rossa fiammante di Halaster.<text:line-break/><text:line-break/>La Pietra Runica è un oggetto Grande con CA 10,<text:line-break/>90 punti ferita, immunità ai danni contundenti, perforanti e<text:line-break/>taglienti da attacchi non magici con armi non di adamantio<text:line-break/>e immunità ai danni psichici e da veleno. Purché<text:line-break/>abbia almeno 1 punto ferita, 1l cristallo può ripararsi<text:line-break/>magicamente, recuperando 10 (3d6) punti ferita ogni ora.<text:line-break/><text:line-break/>Con un'azione, Halaster può stabilire un legame magico<text:line-break/>con la Pietra Runica da un qualsiasi punto di Sottomonte,<text:line-break/>purché il cristallo non sia stato distrutto. Questo legame<text:line-break/>gli consente di vedere, parlare e lanciare incantesimi<text:line-break/>attraverso la Pietra Runica, come se si trovasse nel suo<text:line-break/>spazio. Gli incantesimi che lancia attraverso la Pietra<text:line-break/>Runica sembrano avere origine nella runa che compare al<text:line-break/>suo interno. Halaster può porre fine al legame in qualsiasi<text:line-break/>momento (nessuna azione richiesta).<text:line-break/><text:line-break/>Quando Halaster è collegato alla Pietra Runica, la luce di<text:line-break/>quest'ultima cambia da bianco-azzurra a rosso-arancione<text:line-break/>e la runa di Halaster passa dal rosso intenso al viola<text:line-break/>fluorescente. L'intensità e il raggio della luce non cambiano.<text:line-break/><text:line-break/>FRAMMENTI DI PIETRA RUNICA<text:line-break/><text:line-break/>La superficie della Pietra Runica è aspra e scheggiata. Ogni<text:line-break/>12 ore, un frammento grande quanto un sassolino si stacca<text:line-break/>dalla Pietra Runica e cade sul pavimento délla caverna,<text:line-break/><text:line-break/>J L<text:line-break/><text:line-break/>CATTURARE |PSES<text:line-break/><text:line-break/>Quei personaggi che rimangono in agguato nei pressi<text:line-break/>della torre stalagmite abbastanza a lungo possono<text:line-break/>vedere Ezzat aprire la porta esterna per liberare il suo<text:line-break/>pseudodrago lpses {vedi l'area 17). Il lich rimane sulla<text:line-break/>soglia mentre Ipses dà la caccia ai parassiti e raccoglie<text:line-break/><text:line-break/>i frammenti di Pietra Runica che trova nella caverna<text:line-break/><text:soft-page-break/>circostante. Quando lo pseudodrago ha mangiato e ha<text:line-break/>sbrigato il suo compito, fa ritorno alla torre, Ezzat e Ipses<text:line-break/>si ritirano all'interno della torre e la porta si richiude alle<text:line-break/>loro spalle con tanto di scatto della serratura.<text:line-break/><text:line-break/>È da molto tempo che Ipses non mangia del buon cibo<text:line-break/>e non sa resistere a un'offerta di frutta, dolci, formaggio<text:line-break/>o altre prelibatezze. Se lo pseudodrago si smarrisce nella<text:line-break/>caverna, Ezzat chiude la torre a chiave e va a cercarlo.<text:line-break/><text:line-break/>Se i personaggi catturano Ipses, possono usarlo come<text:line-break/>ostaggio per strappare informazioni a Ezzat a discrezione<text:line-break/>del DM {vedi “Interpretare Ezzat”" a pagina 262, per<text:line-break/>ulteriori informazioni).<text:line-break/><text:line-break/>Pur di riavere lo pseudodrago sano e salvo, il lich si offre<text:line-break/>di cedere le pozioni nell'area 20. Se i personaggi chiedono<text:line-break/>ancora di più, Ezzat offre loro quello che afferma essere un<text:line-break/>bastone del gelo. Se l'accordo è stretto, il bastone senziente<text:line-break/>(vedi l’area 16) rivela la sua vera natura e attacca i rapitori<text:line-break/>di Ipses non appena lo pseudodrago è tratto in salvo.<text:line-break/><text:line-break/>anche se la Pietra Runica non sembra mai rimpicciolirsi,<text:line-break/>pur perdendo questi frammenti. Un frammento staccato<text:line-break/>rimane magico, ma non emana più luce, Si ferma a<text:line-break/>1d4 x 3 metri dalla base della stalagmite.<text:line-break/><text:line-break/>Îl compagno pseudodrago di Ezzat, Ipses, raccoglie i<text:line-break/>frammenti di Pietra Runica quando va a caccia di cibo<text:line-break/>nei pressi della stalagmite, ma di tanto in tanto gliene<text:line-break/>sfugge qualcuno. Se un personaggio esamina il pavimento<text:line-break/>della caverna attorno alla guglia con un incantesimo<text:line-break/>individuazione del rmagico, trova 1d4 frammenti. Senza tali<text:line-break/>aiuti magici, un personaggio può trovare un frammento<text:line-break/>dopo 1 ora di ricerca ed effettuando con successo una<text:line-break/>prova di Saggezza (Percezione) con CD 20.<text:line-break/><text:line-break/>Halaster ha scoperto un processo che gli permette di<text:line-break/>innestare i frammenti della Pietra Runica nei costrutti<text:line-break/>per impartire loro una certa misura di intelligenza e di<text:line-break/>personalità. Questi frammenti potrebbero avere anche altre<text:line-break/>proprietà magiche, a discrezione del DM.<text:line-break/><text:line-break/>La consegna di un frammento di Pietra Runica a Jalester<text:line-break/>Silvermane a Waterdeep completa una missione (vedi<text:line-break/>“Recuperare un Frammento di Pietra Runica” a pagina 9).<text:line-break/><text:line-break/>TORRE STALAGMITE<text:line-break/><text:line-break/>La torre stalagmite al centro della caverna principale è alta<text:line-break/>36 metri e contiene delle camere scavate all’interno dei due<text:line-break/>terzi inferiori della sua altezza, Queste aree scavate hanno<text:line-break/>pareti esterne spesse 90 cm, pareti interne spesse 60 cm<text:line-break/><text:line-break/>e pavimenti spessi 90 cm, tutti ricavati nella roccia viva.<text:line-break/>Tutti i soffitti all’interno della torre sono alti 6 metri. La<text:line-break/>superficie esterna della stalagmite offre numerosi appigli<text:line-break/><text:line-break/>e sporgenze e può essere scalata effettuando con successo<text:line-break/>una prova di Forza (Atletica) con CD 15.<text:line-break/><text:line-break/>La torre stalagmite è resistente ai danni, nonché<text:line-break/>alle magie che tentano di alterare la sua forma (come<text:line-break/>l'incantesimo scolpire pietra) o di creare aperture<text:line-break/><text:soft-page-break/>attraverso di essa (cCome un incantesimo passapareti 0 un<text:line-break/>buco portatile). Una creatura può uscire dalla torre usando<text:line-break/>la magia, ma la torre impedisce di entrare al suo interno in<text:line-break/>modo analogo. Gli incantesimi come porta dimensionale o<text:line-break/>teletrasporto, quindi, non possono essere usati per entrare<text:line-break/>nella torre e nessuno, ad eccezione di Ezzat, può evocare<text:line-break/>magicamente una creatura all'interno della torre.<text:line-break/><text:line-break/>Nessun costrutto può avvicinarsi a meno di 3 metri dalla<text:line-break/>stalagmite. Tali creature urtano quello che sembra un muro<text:line-break/>di forza inviolabile che circonda l’intera stalagmite e si<text:line-break/>estende anche sotto il pavimento della caverna.<text:line-break/><text:line-break/>15. PORTA ÈESTERNA E ATRIO<text:line-break/><text:line-break/>L’entrata della torre si trova sul lato est della stalagmite e<text:line-break/>costituisce l'unico accesso alla tana di Ezzat.<text:line-break/><text:line-break/>PORTA ESTERNA<text:line-break/><text:line-break/>Bassorilievo, Il lato esterno della porta è decorato con la<text:line-break/>scultura in bassorilievo di un teschio umanoide con uno<text:line-break/>zaffiro nero incastonato in ognuna delle orbite.<text:line-break/><text:line-break/>Nessuno è Benvenuto. Sull'architrave della porta sono<text:line-break/>incise le parole “ANDATE VIA!” in Comune.<text:line-break/><text:line-break/>Allarme. Un incantesimo allarme avverte silenziosamente<text:line-break/>Ezzat se una qualsiasi creatura al di fuori di lui<text:line-break/>apre la porta.<text:line-break/><text:line-break/>Un incantesimo individuazione del magico rivela una<text:line-break/>potente aura magica di abiurazione attorno a ogni zaffiro.<text:line-break/>Un esame ravvicinato rivela l'immagine di un minuscolo<text:line-break/>ragno nero inciso su ognuna delle gemme. Due drow<text:line-break/>vampiri sono intrappolati nelle gemme e saranno liberati<text:line-break/>magicamente la prima volta che una creatura diversa da<text:line-break/><text:line-break/>LIVELLO 20 | LE CAVERNE DELLA FIETRA RUNICA</text:p>
      <text:p text:style-name="P1"/>
      <text:p text:style-name="P1"/>
      <text:p text:style-name="P1"/>
      <text:p text:style-name="P1">@@@ 24 @@@</text:p>
      <text:p text:style-name="P1"/>
      <text:p text:style-name="P1"/>
      <text:p text:style-name="P1"/>
      <text:p text:style-name="P1">62<text:line-break/><text:line-break/>Ezzat aprirà la porta o staccherà dalle orbite una delle<text:line-break/>gemme. Ogni vampiro compare inizialmente come nube<text:line-break/>di nebbia, poi usa il suo primo turno in combattimento<text:line-break/>per riassumere la sua vera forma. I nomi dei vampiri sono<text:line-break/>Sabatene Xilzzrin e Tebran Madannith e le loro casate<text:line-break/>furono distrutte molto tempo fa. Hanno trascorso gli<text:line-break/>ultimi cinquant’anni imprigionati da Ezzat e sono assetati<text:line-break/>di sangue.<text:line-break/><text:line-break/>Né Sabatene né Tebran possono entrare nella stalagmite<text:line-break/>senza l'invito di Ezzat, dato che la torre è la sua residenza.<text:line-break/>Essendo troppo lontani dalle loro tombe, i vampiri non<text:line-break/>hanno alcun posto dove andare se le loro forme fisiche<text:line-break/>vengono distrutte. Se un drow vampiro scende a 72 punti<text:line-break/>ferita o meno, tenta di fuggire anziché rischiare di essere<text:line-break/>distrutto. Sebbene abbiano déi nemici in comune e<text:line-break/><text:soft-page-break/>delle necessità simili, i due vampiri sono solo alleati di<text:line-break/>circostanza e nessuno dei due ha a cuore la sorte dell’altro.<text:line-break/><text:line-break/>Tesoro. Gli zaffiri neri (500 mo ciascuno) possono essere<text:line-break/>staccati dalla porta con un pugnale o uno strumento simile.<text:line-break/><text:line-break/>ATRIO<text:line-break/>Ad eccezione di un attaccapanni di legno nell'angolo nord,<text:line-break/>questa stanza è vuota.<text:line-break/><text:line-break/>]6. BASTONE ANIMATO<text:line-break/><text:line-break/>Luce. La stanza è illuminata da candele di cera inserite su<text:line-break/>candelieri di pietra.<text:line-break/><text:line-break/>Mobili. Îl centro della stanza è occupato da una sedia di<text:line-break/>legno rivolta verso un tavolino di legno, su cui è poggiata<text:line-break/>una plancia di gioco con alcune statuine dipinte.<text:line-break/><text:line-break/>Bastone. Accanto al tavolo fluttua un bastone lungo<text:line-break/>1,5 mnetri e fatto di ghiaccio cesellato.<text:line-break/><text:line-break/>Ezzat ha animato un bastone del gelo e lo ha reso<text:line-break/>senziente. A seguito di queste alterazioni, il bastone è una<text:line-break/>creatura e non è più utilizzabile come oggetto magico.<text:line-break/><text:line-break/>Îl bastone animato è un costrutto Medio con CA 17,<text:line-break/><text:line-break/>40 punti ferita, resistenza ai danni da freddo, immunità<text:line-break/>ai danni da veleno, una velocità di volare di 9 metri e la<text:line-break/>capacità di fluttuare. Possiede vista cieca in un raggio<text:line-break/><text:line-break/>di 18 metri ed è cieco oltre quel raggio. L'allineamento<text:line-break/>del bastone è neutrale malvagio. Può parlare e capire 1l<text:line-break/>Comune. FPossiede i punteggi di caratteristica seguenti:<text:line-break/>Forza 12, Destrezza 12, Costituzione 10, Intelligenza 18,<text:line-break/>Saggezza 14, Carisma 10. Se il bastone scende a 0 punti<text:line-break/>ferita, è distrutto.<text:line-break/><text:line-break/>Îl bastone è amichevole nei confronti di Ezzat e Ipses (lo<text:line-break/>pseudodrago del lich) e ostile nei confronti di tutte le altre<text:line-break/>creature. Non si cura della propria incolumità e combatteé<text:line-break/>senza pietà. Ezzat richiama il bastone, se la sua distruzione<text:line-break/>sembra imminente o se ha un buon motivo per negoziare<text:line-break/>con gli intrusi.<text:line-break/><text:line-break/>Il bastone può usare la sua azione per effettuare un<text:line-break/>attacco con arma da mischia contro una creatura entro<text:line-break/>1,5 metri da lui: +5 al tiro per colpire; 7 (2d6) danni<text:line-break/>contundenti più 1 danno da freddo se colpisce.<text:line-break/><text:line-break/>Il bastone ha 10 cariche. Con un’azione, può spendere<text:line-break/>l o più delle sue cariche per lanciare uno degli incantesimi<text:line-break/>seguenti (CD 12 del tiro salvezza): cono di freddo<text:line-break/>(5 cariche), muro di ghiaccio (4 cariche), nube di nebbia<text:line-break/>(1 carica) o tempesta di ghiaccio (4 cariche). Recupera<text:line-break/>1d6 + 4 cariche spese ogni giorno all’alba. Se il bastone<text:line-break/>spende la sua ultima carica, si tira un d20., Con un risultato<text:line-break/>di 1, il bastone si trasforma in acqua ed è distrutto.<text:line-break/><text:line-break/>Una creatura può afferrare il bastone che fluttua a<text:line-break/>mezz'aria effettuando con successo una prova di lotta<text:line-break/>contro il bastione; se la creatura afferra il bastone, la<text:line-break/>sua velocità non viene ridotta. Ogni creatura che riesce<text:line-break/><text:soft-page-break/>ad afferrare il bastone deve superare un tiro salvezza su<text:line-break/><text:line-break/>LIVELLO 20 | LE GAVERNE DELLA PTETRÀAÀ RUNTCA<text:line-break/><text:line-break/>INTERPRETARE EZZzZAT<text:line-break/><text:line-break/>Ezzat era un mago a cui fu offerta l'opportunità di<text:line-break/>diventare un apprendista di Halaster. Un sacerdote umano<text:line-break/>di allineamento buono lo sconsigliò di seguire quel<text:line-break/>sentiero malvagio, ma quando il sacerdote suo amico morì<text:line-break/>di vecchiaia, Ezzat divenne un lich per evitare una sorte<text:line-break/>analoga e sviluppò l’ossessione di trovare non solo un<text:line-break/>modo per distruggere Halaster, ma anche per ottenere il<text:line-break/>controllo di Sottomonte.<text:line-break/>Ezzat è un lich che parla il Comune, il Draconico, l'Elfico,<text:line-break/>il Nanico, il Silvano e il Sottocomune. Ha intenzione di<text:line-break/>distruggere Halaster non appena si sentirà pronto a farlo,<text:line-break/>ma fino ad allora preferisce non essere disturbato. Se i<text:line-break/>personaggi gli chiedono aiuto per distruggere Halaster,<text:line-break/>il lich condivide con loro ciò che sa sul Mago Folle,<text:line-break/>ma sî rifiuta di aiutarli in altri modi. Si presume che<text:line-break/>Ezzat conosca tutte le informazioni relative ad Halaster<text:line-break/>contenute nell'appendice A, incluse le azioni di tana e gli<text:line-break/>effetti regionali del Mago Folle, ma non le sue statistiche.<text:line-break/>Se i personaggi sembrano intenzionati a distruggere<text:line-break/>Ezzat, il lich li accusa di essere gli strumenti inconsapevoli<text:line-break/>del Mago Folle e usa tutta la magia a sua disposizione<text:line-break/>per sbarazzarsi di loro. Vedi le aree 16 e 17 per ulteriori<text:line-break/>informazioni.<text:line-break/><text:line-break/>_i L<text:line-break/><text:line-break/>Carisma con CD 12, altrimenti sarà affascinata dal bastone<text:line-break/>fintanto che continuerà ad afferrarlo. Finché la creatura è<text:line-break/>affascinata, il bastone può impartirle degli ordini ed essa<text:line-break/>farà del suo meglio per obbedire. La creatura può ripetere<text:line-break/>il tiro salvezza ogni volta che subisce danni e, se lo supera,<text:line-break/>l'effetto per lei termina. Se una creatura riesce a resistere<text:line-break/>al controllo del bastone, non può più esserne affascinata<text:line-break/>per 24 ore.<text:line-break/><text:line-break/>Se una creatura impugna il bastone e non è affascinata<text:line-break/>da esso, può usare un’azione per tentare di spezzare il<text:line-break/>bastone sul ginocchio o contro una superficie solida;<text:line-break/>ci riesce se effettua con successo una prova di Forza<text:line-break/>(Atletica) con CD 17. Se il bastone viene spezzato in questo<text:line-break/>modo, è distrutto.<text:line-break/><text:line-break/>TeEsoro<text:line-break/>Îl gioco sul tavolo è chiamato Coroniir, più comunemente<text:line-break/>noto come le corone. È un gioco di strategia simile agli<text:line-break/>scacchi e consente a due giocatori di inscenare una<text:line-break/>battaglia delle Guerre delle Corone tra due elfi coronal. Il<text:line-break/>gioco include un tabellone in legno di quercia verniciato e<text:line-break/>delle statuine di legno dipinte, pesa 2,5 kg e vale 250 mo<text:line-break/>intatto. Îl tabellone funge anche da custodia per le statuine.<text:line-break/>La posizione delle statuine sul tabellone sembra<text:line-break/>indicare che sia in corso una partita. Il bastone aspetta<text:line-break/>che Ezzat faccia ritorno in modo da poter finire la partita.<text:line-break/>Attualmente, al lich mancano quattro mosse per vincere. Il<text:line-break/>bastone muove i suoi pezzi da solo.<text:line-break/><text:line-break/>]7. STUDIO DEL LICH<text:line-break/><text:line-break/><text:soft-page-break/>Îl lich Ezzat trascorre buona parte del suo tempo in questa<text:line-break/>stanza polverosa e soffocata dalle ragnatele, immerso<text:line-break/>nella lettura di libri che dovrebbero fare luce sul modo<text:line-break/><text:line-break/>in cui Halaster esercita il suo dominio su Sottomonte. I]<text:line-break/>compagno pseudodrago neutrale malvagio del lich, Ipses,<text:line-break/>è sempre a fianco del suo padrone.<text:line-break/><text:line-break/>Luce. La stanza è illuminata da dozzine di candele di<text:line-break/>cera appoggiate su candelieri o fissate su teschi, topi<text:line-break/>pietrificati e altri oggetti assortiti.<text:line-break/><text:line-break/>Libri. La stanza è ingombra di alte pile di libri, quasi tutti<text:line-break/>incrostati di polvere (vedi “Libri” più sotto).</text:p>
      <text:p text:style-name="P1"/>
      <text:p text:style-name="P1"/>
      <text:p text:style-name="P1"/>
      <text:p text:style-name="P1">@@@ 25 @@@</text:p>
      <text:p text:style-name="P1"/>
      <text:p text:style-name="P1"/>
      <text:p text:style-name="P1"/>
      <text:p text:style-name="P1">Scrivania e Sedia. Un sentiero lasciato libero tra i libri<text:line-break/>conduce dalla porta fino a una scrivania è una sedia<text:line-break/>vecchie vicino alla parete est.<text:line-break/><text:line-break/>Scale. Una scala a chiocciola sale fino all’area 18.<text:line-break/><text:line-break/>Se i personaggi trovano il lich in questa stanza, vedi<text:line-break/>il riquadro “Interpretare Ezzat” per alcune indicazioni<text:line-break/>su come determinare la sua reazione. 1 personaggi non<text:line-break/>ottengono PE per la sconfitta di Ezzat, se non distruggono<text:line-break/>anche il filatterio del lich (situato nell’area 23).<text:line-break/><text:line-break/>Ezzat ha preparato l’incantesimo gabbia di forza<text:line-break/>invece di spostamento planare e indossa un amuleto<text:line-break/>anti-individuazione e localizzazione che lo nasconde dalle<text:line-break/>magie di divinazione e dai sensori di scrutamento.<text:line-break/><text:line-break/>Lo pseudodrago di Ezzat è egoista e non vuole<text:line-break/>condividere il suo padrone con degli sconosciuti. Il lich<text:line-break/>porta lo pseudodrago fuori dalla torre una volta al giorno<text:line-break/>per permettergli di andare a caccia di cibo e di setacciare<text:line-break/>il pavimento della caverna alla ricerca di frammenti della<text:line-break/>Pietra Runica (vedi “Catturare Ipses” a pagina 261).<text:line-break/><text:line-break/>A Ezzat piace la compagnia dello pseudodrago, ma<text:line-break/>non ha bisogno del suo aiuto in battaglia. Se ha inizio un<text:line-break/>combattimento, Ipses si posa sull'architrave della porta più<text:line-break/>vicina e cerca di non subire danni. La distruzione del suo<text:line-break/>padrone non lo preoccupa troppo, fintanto che il filatterio<text:line-break/>di Ezzat resta al sicuro nell'area 23. Ipses non tradirà mai<text:line-break/>volontariamente Ezzat rivelando l’ubicazione del filatterio.<text:line-break/><text:line-break/>LIBRI<text:line-break/><text:line-break/>Ezzat ha accumulato una vasta collezione di libri<text:line-break/><text:line-break/>scritti da sedicenti esperti di Sottomonte. Molti volumi<text:line-break/>contengono informazioni di valore e veridicità discutibili.<text:line-break/>Il lich ha passato anni interi a discernere la verità dalle<text:line-break/>invenzioni, nel tentativo di capire perché nessuno abbia<text:line-break/>mai sfidato Halaster per il controllo del dungeon e in che<text:line-break/>modo Sottomonte cambi per assecondare i capricci del<text:line-break/>suò padrone.<text:line-break/><text:soft-page-break/><text:line-break/>Diario di Ezzat. Sulla scrivania è stato lasciato aperto<text:line-break/>un diario accanto a un pennino e a un calamaio. Questo è<text:line-break/>il diario di Ezzat, che contiene un sunto delle conoscenze<text:line-break/>ricavate dagli altri volumi. Se un personaggio legge il<text:line-break/>diario, apprende la storia di Sottomonte (vedi “Storia del<text:line-break/>Dungeon” a pagina 6) nonché il modo in cui il dungeon<text:line-break/>influenza la magia (vedi “Alterazioni alla Magia” a pagina<text:line-break/>10). È grazie agli evoluti studi di questi argomenti che Ezzat<text:line-break/>è riuscito a innalzare delle difese magiche tanto potenti<text:line-break/>attorno alla sua torre.<text:line-break/><text:line-break/>Negli ultimi brani, Ezzat ipotizza che Jhesiyra<text:line-break/>Kestellharp, una dei sette apprendisti originali di Halaster,<text:line-break/>sia la chiave per assumere il controllo di Sottomonte (vedi<text:line-break/>“Thesiyra Kestellharp” a pagina 10). Il lich descrive come<text:line-break/>Jhesiyra sia stata imprigionata dal suo maestro, per poi<text:line-break/>fuggire durante la Piaga Magica, e di come abbia usato<text:line-break/>un incantesimo desiderio per fondersi ton le pietre di<text:line-break/>Sottomonte e nascondersi da Halaster.<text:line-break/><text:line-break/>Ezzat crede che Jhesiyra possa influenzare Sottomonte<text:line-break/>in modi preclusi perfino ad Halaster e il lich vorrebbe tanto<text:line-break/>trovare un modo per contattarla. Nell’ultimo brano del<text:line-break/>diario, scrive di voler usare un desiderio (un incantesimo<text:line-break/>che ancora non conosce) per forgiare un'alleanza con<text:line-break/>Jhesiyra, sconfiggere Halaster e porre fine al dominio<text:line-break/>del Mago Folle su Sottomonte una volta per tutte. Ezzat<text:line-break/>non può sapere che Jhesiyra è oltre la portata di qualsiasi<text:line-break/>magia mortale.<text:line-break/><text:line-break/>TESORO<text:line-break/><text:line-break/>Ezzat indossa un amuleto anti-individuazione e<text:line-break/>localizzazione e porta con sé una bacchetta d'’ebano (25 mo)<text:line-break/>che usa come focus arcano.<text:line-break/><text:line-break/>16. PIANEROTTOLO DEGLI GNOMI<text:line-break/><text:line-break/>Un'alcova in cima a una scala a chiocciola che conduce a<text:line-break/>quest’area contiéne una statua di pietra alta 1,8 metri, che<text:line-break/>raffigura tre gnomi sorridenti in precario equilibrio uno<text:line-break/>sulle spalle dell’altro.<text:line-break/><text:line-break/>]9. SPECCHIO SCRUTATORE DI EZZAT<text:line-break/><text:line-break/>Uno specchio rettangolare largo 90 cm e alto 2,7 metri è<text:line-break/>appeso alla parete sud, rialzato di 15 cm dal pavimento.<text:line-break/>In cima alla cornice di pietra., è scolpito un bulbo oculare<text:line-break/>umano a grandezza naturale.<text:line-break/><text:line-break/>Ezzat usa lo specchio come focus del suo incantesimo<text:line-break/>scrutare. Quando lo specchio viene usato per scrutare<text:line-break/>Halaster, l'incantesitno sembra avere successo<text:line-break/>automaticamente, ma mostra una falsa immagine di<text:line-break/>Halaster che spazza il pavimento del dungeon con una<text:line-break/>scopa. Di tanto intanto l’immagine fa una pausa per<text:line-break/>salutare lo scrutatore, esibirsi in un balletto è impugnare<text:line-break/>la scopa a mo' di chitarra e fingere di suonare, Ezzat sa che<text:line-break/>questa visione è uno dei trucchi magici di Halaster e non<text:line-break/>tenta più di scrutare il Mago Folle da qui.<text:line-break/><text:line-break/>20. LABORATORIO<text:line-break/><text:line-break/><text:soft-page-break/>Tavolo. Il centro della stanza è occupato da un tavolo di<text:line-break/>pietra ingombro di apparati alchemici decrepiti è bottiglie<text:line-break/>sporche di reagenti. Tra le cianfrusaglie del tavolo, c’è<text:line-break/>anche una scodella d'argilla che contiene dei frammenti<text:line-break/>di cristallo (vedi “Frammenti di Pietra Runica”).<text:line-break/><text:line-break/>Armadietto. Uno stretto armadietto con le porte a vetri<text:line-break/>occupa l’angolo nordovest.<text:line-break/><text:line-break/>Scale. Una scalinata di pietra priva di ringhiere corre<text:line-break/>lungo la parete esterna e sale fino all’area 21.<text:line-break/><text:line-break/>La scodella contiene sei sassolini di cristallo, in realtà<text:line-break/>sei frammenti di Pietra Runica raccolti dallo pseudodrago<text:line-break/>Ipses (vedi l’area 14). Se i péersonaggi consegnano un<text:line-break/>frammento a Jalester Silvermane a Waterdeep, completano<text:line-break/>una missione (vedi “Recuperare un Frammento di Pietra<text:line-break/>Runica” a pagina 9).<text:line-break/><text:line-break/>TESORO<text:line-break/><text:line-break/>Sulla mensola più alta dell'armadietto sono custodite due<text:line-break/>pozioni di resistenza (forza e fulmini). Gli altri scaffali<text:line-break/>sono carichi di componenti per incantesimi, tra cui due<text:line-break/>verghe biforcute in mithral (250 mo ciascuna), da usare<text:line-break/>come componenti materiali per l'incantesimo spostamento<text:line-break/>planare e in sintonia rispettivamente con il Piano Astrale<text:line-break/><text:line-break/>e la Coltre Oscura. A Sottomonte servono a poco, date le<text:line-break/>restrizioni del dungeon alle magie di questo tipo.<text:line-break/><text:line-break/>2]. PIANEROTTOLO ILLUMINATO<text:line-break/><text:line-break/>Un piccolo cristallo incastonato nel soffitto emette una<text:line-break/><text:line-break/>luce simile alla fiamma di una candela. Se il cristallo viene<text:line-break/>rimosso dalla sua cavità, si spegne. Ad eccezione di questo,<text:line-break/>la stanza è vuota.<text:line-break/><text:line-break/>22. STANZE DELLA MAGIA<text:line-break/><text:line-break/>Ezzat evoca le creature planari e parla con loro nell’area<text:line-break/>22a e custodisce il suo libro degli incantesimi nell'area 22b.<text:line-break/><text:line-break/>22A. CERCHIO MAGICO<text:line-break/><text:line-break/>Cerchio. Un cerchio di rune è stato tracciato sul pavimento.<text:line-break/><text:line-break/>Simbolo sulla Porta. Sulla porta dell’area 22b, è stato<text:line-break/>inciso un grande simbolo (il simbolo personale di Ezzat,<text:line-break/>che non compare da nessun'altra parte nella torre ed è<text:line-break/>puramente decorativo),<text:line-break/><text:line-break/>LEIVELLO 20 | LE CAVERNE DELLA PIETRAÀA RUNTICA</text:p>
      <text:p text:style-name="P1"/>
      <text:p text:style-name="P1"/>
      <text:p text:style-name="P1"/>
      <text:p text:style-name="P1">@@@ 26 @@@</text:p>
      <text:p text:style-name="P1"/>
      <text:p text:style-name="P1"/>
      <text:p text:style-name="P1"/>
      <text:p text:style-name="P1">Se un personaggio esamina il cerchio ed effettua con<text:line-break/>successo una prova di Intelligenza (Arcano) con CD 13,<text:line-break/>può determinare che conferisce lo stesso beneficio di un<text:line-break/><text:soft-page-break/>incantesimo cerchio magico che influenza i celestiali, gli<text:line-break/>elementali, i folletti e gli immondi simultaneamente. 1]<text:line-break/>cerchio è permanente, ma se una qualsiasi parte di esso<text:line-break/>viene cancellata, perde la sua magia.<text:line-break/><text:line-break/>22B. LIBRO DEGLI INCANTESIMI DI EZZAT<text:line-break/><text:line-break/>Statua. Una stretta alcova contiene una statua dipinta di<text:line-break/>Ezzat alta 1,8 metri, che lo raffigura com'era in vita. La<text:line-break/>statua stringe al petto un tomo rilegato in cuoio (il libro<text:line-break/>degli incantesimi di Ezzat).<text:line-break/><text:line-break/>Porta Segreta. Sul soffitto è nascosta una botola segreta<text:line-break/>che conduce all’area 23 (vedi “Tappo di Pietra” più sotto).<text:line-break/><text:line-break/>La statua proietta un effetto di antipatia simile a quello<text:line-break/>creato da un incantesimo antipatia/simpatia (CD 20 del<text:line-break/>tiro salvezza) finché continua a impugnare il libro degli<text:line-break/>incantesimi. L'incantesimo influenza tutte le creature,<text:line-break/>ad eccezione di Ezzat, ed è inattivo quando il libro degli<text:line-break/>incantesimi è rimosso dalla statua.<text:line-break/><text:line-break/>Nessun incantesimo o effetto magico di altro tipo può<text:line-break/>spostare o danneggiare la statua, che è un oggetto Medio<text:line-break/>con CA 17, 33 punti ferita e immunità ai danni psichici e<text:line-break/>da veleno. Se la statua è distrutta, si sbriciola in polvere<text:line-break/>è un incantesimo palla di fuoco ritardata (CD 20 del<text:line-break/>tiro salvezza) detona immmediatamente nel punto in cui<text:line-break/>si trovava.<text:line-break/><text:line-break/>Tappo di Pietra. La porta segreta sul soffitto è un tappo<text:line-break/>circolare di pietra a tenuta stagna del diametro di 2,4 metri.<text:line-break/>Se un personaggio esamina il soffitto attentamente, può<text:line-break/>notare la fessura tra le rocce effettuando con successo una<text:line-break/>prova di Saggezza (Percezione) con CD 15.<text:line-break/><text:line-break/>Îl tappo di pietra pesa 500 kg e i suoi bordi sono inclinati<text:line-break/>è smussati, per evitare che cada attraverso il foro. Può<text:line-break/>essere spinto verso l’alto con un incantesimo telecinesi o<text:line-break/>una magia simile oppure annientato interamente con un<text:line-break/>incantesimo disintegrazione. I personaggi con una Forza<text:line-break/>combinata pari o superiore a 34 possono spingere il tappo<text:line-break/>fuori dal foro, purché possano poggiare su una base solida<text:line-break/>di qualche tipo.<text:line-break/><text:line-break/>Tesoro. Il libro degli incantesimi di Ezzat pesa 6,5 kg<text:line-break/>e contiene tutti gli incantesimi preparati dal lich, più i<text:line-break/>seguenti: allarme, blocca persone, bocca magica, carne in<text:line-break/>pietra, charme su persone, chiaroveggenza, comprensione<text:line-break/>dei linguaggi, cono di freddo, costrizione, fuorviare,<text:line-break/>imprigionare, labirinto, levitazione, mani brucianti,<text:line-break/>metamorfosi pura, muro di forza, muro prismatico, palla<text:line-break/>di fuoco ritardata, paura, ragnatela, regressione mentale,<text:line-break/>rimuovi maledizione, scassinare, sciame di meteore,<text:line-break/>Serratura arcana, servitore inosservato, spostamento<text:line-break/>pianare, telecinesi, ternpesta di ghiaccio e tentacoli<text:line-break/>neri di Evard.<text:line-break/><text:line-break/>23. FILATTERIO DI EZZAT<text:line-break/><text:line-break/>— — — ii GOEO<text:line-break/><text:line-break/>Caverna del Lich. (QQuesta stanza è stata costruita per<text:line-break/>sembrare una caverna naturale dal tetto a cupola alto<text:line-break/><text:soft-page-break/>6 metri. Le pareti sono rivestite di centinaia di cristaffi<text:line-break/>grandi quanto sassolini (i frammenti della Pietra Runica),<text:line-break/>che scintillano come tante stelle in presenza di una<text:line-break/>qualsiasi fonte di luce.<text:line-break/><text:line-break/>Demone. Una demone marilith si aggira per la stanza<text:line-break/>strisciando.<text:line-break/><text:line-break/>Filatterio. Uno scrigno di metallo decorato (il filatterio di<text:line-break/>Ezzat) giace al centro della stanza.<text:line-break/><text:line-break/>LIVELLO 20 | LE CAVERNE DELLA PTETRA RUNICA<text:line-break/><text:line-break/>Ezzat ha recentemente evocato la marilith affinché<text:line-break/>sorvegli il suo filatterio. Un incantesimo costrizione<text:line-break/>lanciato dal lich costringe il demone a proteggere il<text:line-break/>filatterio dai furti o dalla distruzione. La marilith sfoga la<text:line-break/>sua frustrazione per essere stata intrappolata in questa<text:line-break/>stanza attaccando tutti gli intrusi. Se un personaggio<text:line-break/>afferra il filatterio e fugge, la marilith cerca di inseguirlo<text:line-break/>per evitare di subire danni psichici dall’incantesimo<text:line-break/>costrizione di Ezzat. Il tappo di pietra sul pavimento è<text:line-break/>troppo pesante perché la marilith riesca a sollevarlo.<text:line-break/><text:line-break/>Un incantesimo individuazione del magico rivela<text:line-break/>un'aura magica di trasmutazione irradiata dalle pareti, su<text:line-break/>cui sono incastonati più di seicento frammenti di Pietra<text:line-break/>Runica. Ogni frammento estende di 30 giorni la durata<text:line-break/>dell'incantesimo costrizione a cui è soggetta la marilith. I<text:line-break/>frammenti di Pietra Runica scompaiono se l’incantesimo<text:line-break/>termina e la loro magia è considerata consumata. 1<text:line-break/>frammenti di Pietra Runica non possono essere staccati<text:line-break/>dalle pareti, dato che la stessa magia che protegge la torre<text:line-break/>stalagmite dai danni ne impedisce anche la rimozione.<text:line-break/><text:line-break/>FILATTERIO<text:line-break/><text:line-break/>Il filatterio di Ezzat è uno scrigno lungo 15 em, largo 7,5 cm<text:line-break/>e alto 10 cm che pesa 1 kg. È fatto di adamantio con intarsi<text:line-break/>dorati e l'interno è ricoperto di minuscole incisioni runiche<text:line-break/>argentate. Un incantesimo individuazione del magico rivela<text:line-break/>una potente aura magica di necromanzia attorno ad esso.<text:line-break/>Se un personaggio esamina lo scrigno ed effettua con<text:line-break/>successo una prova di Intelligenza (Arcano) con CD 15,<text:line-break/>capisce che si tratta del filatterio di un lich (per ulteriori<text:line-break/>informazioni sui filatteri dei lich, vedi ia sezione “Lich” nel<text:line-break/>Monster Manual).<text:line-break/><text:line-break/>Per distruggere il filatterio di Ezzat, è necessario colpirlo<text:line-break/>con otto incantesimi disintegrazione contemporaneamente.<text:line-break/>Un intantesimò conoscenza delle leggende lanciato sullo<text:line-break/>scrigno fornisce l'informazione seguente: “Cerca otto<text:line-break/>maghi dotati del potere della disintegrazione e convincili a<text:line-break/>aderire alla causa comune. Unendo le loro forze, potranno<text:line-break/>distruggere il filatterio.” Anche altri incantesimi di<text:line-break/>divinazione affidabili forniscono lo stesso consiglio.<text:line-break/><text:line-break/>CONSEGUENZE<text:line-break/><text:line-break/>Se i personaggi distruggono Ezzat e consegnano il suo<text:line-break/>filatterio a uno dei geni sul livello 19 (o lo rimuovono dal<text:line-break/>dungeon personalmente), il lich è stato a tutti gli effetti<text:line-break/>espulso da Sottomonte. Questo è un esito gradito ad<text:line-break/>Halaster, che consente a un apprendista promettente<text:line-break/><text:soft-page-break/><text:line-break/>di occupare la torre stalagmite. Drivvin Freth, il drow<text:line-break/>arcimago incontrato sul livello 12, è una buona scelta. Se<text:line-break/>Drivvin non è disponibile, Halaster invita un altro arcimago<text:line-break/>malvagio a stabilirsi nella torre.<text:line-break/><text:line-break/>Halaster usa un sensore magico di scrutamento (vedi<text:line-break/>“La Tana di Halaster” a pagina 311) per controllare<text:line-break/>Haungharassk, la sua adorata lumaca gigante, una volta al<text:line-break/>giorno, Se scopre che la lumaca è stata uccisa o0 portata via,<text:line-break/>il Mago Folle usa la Pietra Runica per urlare epiteti in tutte<text:line-break/>le caverne.<text:line-break/><text:line-break/>Se i personaggi distruggono la Pietra Runica, Halaster si<text:line-break/>impegna a distruggere tutti i gargoyle e 1i Simulacri Pietrosi<text:line-break/>su questo livello per averlo deluso. Poi inizia ad attirare<text:line-break/>e a vincolare demoni nelle Caverne della Pietra Runica:<text:line-break/>nalfeshnee, glabrezu, hezrou e vrock, tanto per cominciare.<text:line-break/>Prima o poi potrebbe riuscire a intrappolare quaggiù anche<text:line-break/>un signore dei demoni.</text:p>
      <text:p text:style-name="P1"/>
      <text:p text:style-name="P1"/>
      <text:p text:style-name="P1"/>
      <text:p text:style-name="P1">@@@ 27 @@@</text:p>
      <text:p text:style-name="P1"/>
      <text:p text:style-name="P1"/>
      <text:p text:style-name="P1"/>
      <text:p text:style-name="P1">UESTO LIVELLO DI SOTTOMONTE, NOTO<text:line-break/>anche come le Miniere Profonde, rivelò<text:line-break/><text:line-break/>in origine le sue ricchezze ai nani e<text:line-break/>successivamentite ai bellicosi duergar. I<text:line-break/>nani grigi controllarono per molto tempo<text:line-break/>le miniere, prima esaurendo i giacimenti<text:line-break/>di mithral e poi estraendo il ferro grezzo<text:line-break/>da lavorare nelle loro forge. Ora, i capricci di Halaster e<text:line-break/>alcune scellerate influenze planari hanno soppiantato i<text:line-break/>duergar come abitanti più pericolosi di questo livello.<text:line-break/><text:line-break/>Il Livello Terminus è concepito per quattro avventurieri<text:line-break/>di 16° livello. I personaggi che superano le sfide di questo<text:line-break/>livello dovrebbero guadagnare abbastanza PE da arrivare<text:line-break/>al 17° livello.<text:line-break/><text:line-break/>Poiché i duergar sono una presenza prominente in questo<text:line-break/>livello, il DM dovrebbe conoscere bene la loro sezione nel<text:line-break/>Monster Manual.<text:line-break/><text:line-break/>COSA SI ANNIDA QUI?<text:line-break/><text:line-break/>Il Livello Terminus è il luogo dove Halaster abbandona<text:line-break/><text:line-break/>i suoi esperimenti falliti. Tempo fa, un planetar di nome<text:line-break/>Fazrian ha ucciso buona parte di questi orrori blasfemi,<text:line-break/>ma nel farlo si è lasciato corrompere dalla sua stessa sete<text:line-break/>dî sangue. Da allora l’angelo caduto ha rivendicato questo<text:line-break/>livello per sé e giudica tutti gli intrusi che entrano nel suo<text:line-break/>dominio. Chi è considerato colpevole viene ucciso e gettato<text:line-break/>in pasto a tre otyugh, alcuni dei pochi abitanti del Livello<text:line-break/>Terminus che il planetar si è degnato di risparmiare.<text:line-break/><text:line-break/>La “corte” del planetar è popolata da malvagi leccapiedi<text:line-break/>di ogni genere, tra cui alcuni yugoloth inviati da Halaster<text:line-break/>per fungere da consiglieri di Fazrian e i duergar agli ordini<text:line-break/><text:soft-page-break/>di un subdolo despota di nome Valtagar Steelshadow.<text:line-break/><text:line-break/>IL PLANETAR FAZRIAN<text:line-break/><text:line-break/>Il planetar Fazrian era un tempo al servizio di Torm, il<text:line-break/><text:line-break/>dio del coraggio e del sacrificio personale. Fu convocato<text:line-break/><text:line-break/>a Sottomonte mesi fa da una chierica avventuriera.<text:line-break/>Nauseato dalle perversioni di questo luogo, Fazrian giurò<text:line-break/>di purificare il Livello Terminus dalla corruzione, ma la<text:line-break/>magia che permeava gli abomini di Halaster corruppe<text:line-break/><text:line-break/>lo zelo divino del planetar. Più orrori distruggeva, più il<text:line-break/>tmassacro gli procurava gioia, La caduta in disgrazia di<text:line-break/>Fazrian fu rapida e culminò nell’omicidio della chierica e<text:line-break/>dei suoi compagni. Il planetar ora sottopone a giudizio tutti<text:line-break/>coloro che si presentano al suo cospetto. Chi non è disposto<text:line-break/>a sacrificare se stesso in nome di una causa superiore<text:line-break/>(come i tanti avidi cercatori di tesori attratti da Sottomonte<text:line-break/>soltanto per quel motivo) vengono giudicati colpevoli e<text:line-break/>giustiziati.<text:line-break/><text:line-break/>Ma una scintilla di bontà arde ancora nel planetar. Se i<text:line-break/>personaggi possono far capire a Fazrian che è diventato<text:line-break/>proprio ciò che si proponeva di distruggere, il planetar<text:line-break/>porrà fine alla propria esistenza e, con il suo sacrificio<text:line-break/>finale, otterrà i] perdono di Torm.<text:line-break/><text:line-break/>E FFETTI REGIONALI<text:line-break/><text:line-break/>l Livello Terminus è stato alterato dalla presenza di<text:line-break/>Fazrian, che genera gli effetti magici seguenti (tali effetti<text:line-break/>avranno termine quando il planetar morirà):<text:line-break/><text:line-break/>: Una debole brezza diffonde un odore di rose misto a<text:line-break/>zolfo. Se i personaggi cercano di rintracciare l'origine<text:line-break/>della brezza, risalgono fino a Fazrian nell’area 23b. Dalle<text:line-break/>pareti e dal soffitto, trasudano rivoli di sangue caldo che<text:line-break/>sgorgano e si interrompono senza una logica (il sangue<text:line-break/>potrebbe attirare creature fameliche e assetate di sangue<text:line-break/>come gli uccelli stigei o le progenie vampiriche).</text:p>
      <text:p text:style-name="P1"/>
      <text:p text:style-name="P1"/>
      <text:p text:style-name="P1"/>
      <text:p text:style-name="P1">@@@ 28 @@@</text:p>
      <text:p text:style-name="P1"/>
      <text:p text:style-name="P1"/>
      <text:p text:style-name="P1"/>
      <text:p text:style-name="P1">’ I] canto di un coro sacrilego echeggia in un'area ogni<text:line-break/>volta che vi inizia un combattimento, per poi spegnersi<text:line-break/>non appena termina lo scontro.<text:line-break/><text:line-break/>YUGOLOTH<text:line-break/><text:line-break/>Di recente, Halaster ha inviato a Fazrian una schiera<text:line-break/><text:line-break/>di yugoloth che il planetar ha messo al suo servizio. Il<text:line-break/>gruppo include un paio di arcanaloth di nome Aximus<text:line-break/>ed Exekarus, il nycaloth Raxxus e l’ultroloth Xindulus.<text:line-break/>Non è dato di sapere perché Fazrian abbia risparmiato<text:line-break/>questi yugoloth e abbia distrutto tutti gli altri, ma è<text:line-break/><text:line-break/>lecito presumere che il planetar non volesse apparire<text:line-break/><text:soft-page-break/>completamente ingrato. I sopravvissuti sono entrati nelle<text:line-break/>grazie di Fazrian dimostrando la debita sottomissione e<text:line-break/>convincendosi gradualmente che l’angelo decaduto sia<text:line-break/>destinato alla gloria. Vedono in Fazrian la possibilità di<text:line-break/>ottenere grandi ricompense... o, quanto meno, ricompense<text:line-break/>superiori alla modesta somma che il Mago Folle ha<text:line-break/><text:line-break/>loro promesso.<text:line-break/><text:line-break/>Gli yugoloth mettono il loro bene al di sopra di ogni<text:line-break/>altra cosa: se scorgono la possibilità di ottenere maggiori<text:line-break/>profitti, non esiteranno ad abbandonare Fazrian in favore di<text:line-break/>un'offerta più proficua che attiri la loro attenzione.<text:line-break/><text:line-break/>DUERGAR CALASSABRAK<text:line-break/><text:line-break/>Îl principe duergar chiamato Valtagar Steelshadow si era<text:line-break/>recato a Sottomonte per saccheggiarne le miniere e usare<text:line-break/>le ricchezze accumulate per pagarsi la riammissione alla<text:line-break/>corte del fratello maggiore, Re Horgar Steelshadow V, il Re<text:line-break/>Profondo di Gracklstugh (vedi l’avventura Fuga dall’Abisso<text:line-break/>per ulteriori informazioni su questa città sotterranca dei<text:line-break/>duergar). 1 problemi di Valtagar avevano avuto inizio anni<text:line-break/>prima, quando aveva guidato una spedizione di caccia<text:line-break/><text:line-break/>in una regione dell’Underdark pattugliata dalle casate<text:line-break/>drow di Menzoberranzan. Valtagar era stato catturato<text:line-break/><text:line-break/>da un gruppo di drow esploratori e Horgar aveva dovuto<text:line-break/>pagare un sontuoso riscatto in monete e schiavi per<text:line-break/>libherarlo. Impaziente di vendicarsi, Valtagar e i suoi<text:line-break/>seguaci iniziarono ad attaccare gli avamposti dei drow,<text:line-break/>nella speranza di fomentare la guerra tra Gracklstugh e<text:line-break/>Menzoberranzan. Quando gli ambasciatori drow misero<text:line-break/>Horgar di fronte alle prove del complotto di Valtagar,<text:line-break/>Horgar esiliò Valtagar e i suoi congiurati, che da allora<text:line-break/><text:line-break/>in avanti furono chiamati calassabrak: reietti che non<text:line-break/>sarebbero mai più stati accettati a Gracklstugh.<text:line-break/><text:line-break/>Dopo avere controllato a lungo le Miniere Profonde,<text:line-break/>Valtagar e i duergar suoi seguaci sono stati ricacciati a<text:line-break/>forza nell’Underdark dall’arrivo improvviso del planetar e<text:line-break/>dalla sanguinaria crociata che ne è seguita. Dopo poche<text:line-break/>settimane, hanno fatto ritorno e hanno scoperto che le<text:line-break/>miniere ora sono drasticamente cambiate e sono ancora<text:line-break/>più letali di prima. I] planetar ha massacrato numerosi<text:line-break/>seguaci di Valtagar, finché il principe non si è ritrovato<text:line-break/>costretto ad affrontare il planetar da solo e disarmato,<text:line-break/><text:line-break/>e ha sfidato l'angelo caduto a ucciderlo. Quel gesto di<text:line-break/>abnegazione ha commosso Fazrian, che lo ha giudicato<text:line-break/>degno di continuare a vivere. Valtagar ora occupa la<text:line-break/>precaria posizione di Signore delle Miniere, come uno dei<text:line-break/>consiglieri dell'’angelo caduto. Pur essendo tutti “vassalli”<text:line-break/>di Fazrian, i duergar di questo livello restano fedeli al<text:line-break/><text:line-break/>loro principe e obbediscono agli ordini di Valtagar senza<text:line-break/>discutere.<text:line-break/><text:line-break/>Valtagar ha intenzione di spodestare Fazrian, comprare<text:line-break/>la fedeltà degli yugoloth e prendere il controllo del Livello<text:line-break/>Terminus. A tale scopo è pronto a stipulare rapidamente<text:line-break/>un'alleanza con gli avventurieri, se questi sono interessati a<text:line-break/><text:soft-page-break/>loro volta a provocare la caduta del planetar.<text:line-break/><text:line-break/>LIVELLO' 21 | IL LIVELLO TERMINUS<text:line-break/><text:line-break/>MOSTRI ERRANTI<text:line-break/><text:line-break/>Halaster continua a usare il Livello Terminus come<text:line-break/>discarica in cui gettare i mostri fuori controllo. Le miniere<text:line-break/>sono inoltre pattugliate dai duergar.<text:line-break/><text:line-break/>ZOMBI BEHOLDER<text:line-break/><text:line-break/>Quattro zombi beholder, sguinzagliati da Halaster, si<text:line-break/>aggirano per il Livello Terminus. Una volta che sono stati<text:line-break/>distrutti, non se ne incontrano altri.<text:line-break/><text:line-break/>PATTUGLIA DUERGAR<text:line-break/><text:line-break/>Î personaggi incontrano sei duergar (tre maschi e tre<text:line-break/>femmine) di pattuglia. 1 pesanti elmi e le armature dei<text:line-break/>duergar grondano sangue (vedi “Effetti Regionali” a pagina<text:line-break/>265). Questi duergar hanno l’ordine di consegnare tutti<text:line-break/><text:line-break/>gli avventurieri a Valtagar Steelshadow disarmati. Se ha<text:line-break/>inizio un combattimento, usano Ingrandire e si difendono.<text:line-break/>Se il combattimento volge al peggio, diventano invisibili, si<text:line-break/>ritirano e fanno rapporto a Valtagar nell’area 15.<text:line-break/><text:line-break/>REMORHAZ<text:line-break/><text:line-break/>Questo remorhaz, lasciato libero nel livello da Halaster,<text:line-break/><text:line-break/>si avvicina di soppiatto ai personaggi e li attacca. Esiste<text:line-break/><text:line-break/>una probabilità del 50 percento che una pattuglia duergar<text:line-break/><text:line-break/>di passaggio (vedi sopra) senta il trambusto e accorra<text:line-break/><text:line-break/>sulla scena alla fine del terzo round di combattimento.<text:line-break/><text:line-break/>Se il remorhaz è ancora in circolazione, i duergar aiutano<text:line-break/><text:line-break/>a sconfiggerlo. A combattimento concluso, i duergar<text:line-break/>commentarno borbottando che il remorhaz è soltanto l’ultima<text:line-break/>delle mostruosità che il Mago Folle ha messo in circolazione<text:line-break/>nelle miniere. Sotto ogni altro aspetto, la pattuglia si<text:line-break/>comporta comeé una normale pattuglia di duergar.<text:line-break/><text:line-break/>FESPLORARE QUESTO LIVELLO<text:line-break/><text:line-break/>Le descrizioni di tutti i luoghi di questo livello fanno<text:line-break/>riferimento alla mappa 21. Le pareti, i pavimenti e i soffitti<text:line-break/>sono solcati da rivoli di sangue (vedi “Effetti Regionali” a<text:line-break/>pagina 265) e l’aria è calda e asciutta.<text:line-break/><text:line-break/>T ENT1_2.ATA<text:line-break/><text:line-break/>— — E i ii _ E<text:line-break/><text:line-break/>Îl tunnel che scende dal livello 20 sfocia in una caverna<text:line-break/>alta 6 metri e priva di tratti particolari, da cui si diramano<text:line-break/>quattro uscite, due delle quali sono percorse da binari di<text:line-break/>ferro. Un carrello minerario vuoto è visibile all’estremità<text:line-break/>del binario nord.<text:line-break/><text:soft-page-break/><text:line-break/>) H<text:line-break/>BINARI E CARRELLI DELLA MINIERA<text:line-break/><text:line-break/>Il Livello Terminus è attraversato da binari di ferro su cui<text:line-break/>corrono | carrelli della miniera. Dato che il terreno su<text:line-break/>cui poggiarno i binari è in pendenza, i carrelli sono fissati<text:line-break/>tramite cunei: due serie di due blocchi în legno di zurkh<text:line-break/>attaccati l’uno all'altro da un pezzo di corda. Se i cunei<text:line-break/>sono rimossi, il carrello inizia a muoversi. La sua velocità<text:line-break/>iniziale di 3 metri aumenta di 3 metri ogni round finché non<text:line-break/>arriva alla fine del binario o non raggiunge la sua velocità<text:line-break/>massima di 18 metri. Un carrello si ferma se urta un carrello<text:line-break/>bloccato o la barriera di ferro installata alla fine del binario.<text:line-break/>Ogni carrello pesa 150 kg quando è vuoto ed è dotato di un<text:line-break/>freno a mano. Una creatura all'interno di un carrello o accanto<text:line-break/>ad esso può usare la sua azione per tirare il freno a mano<text:line-break/>e ridurre la velocità del carrello di un massimo di 9 metri,<text:line-break/>provocandone l’arresto non appena la velocità scende a 0.<text:line-break/>Per evitare un carrello in corsa, è necessario superare un<text:line-break/>tiro salvezza su Destrezza con CD 10; se una creatura viene<text:line-break/>colpita da un carrello, subisce 10 (3d6) danni contundenti.</text:p>
      <text:p text:style-name="P1"/>
      <text:p text:style-name="P1"/>
      <text:p text:style-name="P1"/>
      <text:p text:style-name="P1">@@@ 29 @@@</text:p>
      <text:p text:style-name="P1"/>
      <text:p text:style-name="P1"/>
      <text:p text:style-name="P1"/>
      <text:p text:style-name="P1">TSA ANI<text:line-break/><text:line-break/>livello 20 F<text:line-break/><text:line-break/>a aa rn aa aa<text:line-break/><text:line-break/>.......<text:line-break/>............<text:line-break/><text:line-break/>Tunnel che conduce PSSS<text:line-break/>ai dungeon espdanso<text:line-break/><text:line-break/>Mapna 21: 1L Livetto TERMINUS<text:line-break/><text:line-break/>Sy<text:line-break/><text:line-break/>.....................<text:line-break/><text:line-break/>a<text:line-break/><text:line-break/>L<text:line-break/><text:line-break/>lefafefalofalalal<text:line-break/><text:line-break/>o n<text:line-break/>..........<text:line-break/><text:line-break/>— Dliceso<text:line-break/><text:line-break/>,"'.. |.-'1:-':|:'l<text:line-break/><text:line-break/>qqqqq<text:line-break/><text:line-break/>Discesa al<text:line-break/>livello 2<text:line-break/><text:soft-page-break/><text:line-break/>a<text:line-break/>"<text:line-break/><text:line-break/>1 quadretto = 3 metri<text:line-break/><text:line-break/>''''''''''''''<text:line-break/><text:line-break/>.........<text:line-break/>nnnnnnn<text:line-break/><text:line-break/>Tunnel che<text:line-break/><text:line-break/>canduce di<text:line-break/>’ dungean<text:line-break/>"=': ; espansa<text:line-break/><text:line-break/>a) A<text:line-break/><text:line-break/>.......<text:line-break/>111111111<text:line-break/><text:line-break/>-------------<text:line-break/><text:line-break/>LIVELLO 21 |'1L LIVELLO TERMINGS</text:p>
      <text:p text:style-name="P1"/>
      <text:p text:style-name="P1"/>
      <text:p text:style-name="P1"/>
      <text:p text:style-name="P1">@@@ 30 @@@</text:p>
      <text:p text:style-name="P1"/>
      <text:p text:style-name="P1"/>
      <text:p text:style-name="P1"/>
      <text:p text:style-name="P1">2. CARRELLO PIENO DI MINERALI<text:line-break/><text:line-break/>Questa caverna alta 6 metri è attraversata da binari. Un<text:line-break/>carrello minerario carico di frammenti di ferro è tenuto<text:line-break/>fermo dai cunei. Se questi blocchi di legno vengono<text:line-break/>rimossi, il carrello scivola sui binari verso l'area 1.<text:line-break/>accumulando velocità man mano che avanza (vedi “Binari<text:line-break/>e Carrelli della Miniera” a pagina 266).<text:line-break/><text:line-break/>3. MINIERA ESAURITA<text:line-break/><text:line-break/>Un tempo quest'area era una miniera di mithral, ma ora<text:line-break/>nessun piccone o martello echeggia più in questa caverna.<text:line-break/><text:line-break/>3A. CAMERA GRANDE<text:line-break/><text:line-break/>Questa caverna alta 6 metri è attraversata da vari binari.<text:line-break/>Alcuni strumenti da scavo abbandonati giacciono sul<text:line-break/>pavimento.<text:line-break/><text:line-break/>3B. EQUIPAGGIAMENTO MINERARIO SCARTATO<text:line-break/>[] pavimento di questa caverna alta 3 metri è disseminato<text:line-break/>di equipaggiamento minerario arrugginito, che include<text:line-break/>elmi, picconi, badili e una slitta di ferro per trascinare il<text:line-break/>metallo estratto.<text:line-break/><text:line-break/>4. MINIERE INFERIORI<text:line-break/><text:line-break/>Due fomorian, scacciati dall’Underdark dalle scorrerie di<text:line-break/>alcuni demoni, si sono rifugiati in questa miniera di mithral<text:line-break/>esaurita. I duergar tengono d’occhio i fomorian nell’attesa<text:line-break/>di capire se è meglio sopprimerli o renderli schiavi.<text:line-break/><text:soft-page-break/><text:line-break/>4A. SPIE ÎINVISIBILI<text:line-break/><text:line-break/>Limo. I] pavimento di questa caverna alta 6 metri è<text:line-break/>ricoperto da uno strato di limo alto 5 cm, su cui sono<text:line-break/>visibili le impronte a piedi nudi di alcune creature<text:line-break/>gigantesche e quelle di stivali più piccoli.<text:line-break/><text:line-break/>Duergar. Tre duergar invisibili si annidano nell’alcova<text:line-break/>est della caverna.<text:line-break/><text:line-break/>] duergar spiano i fomorian tentando di rimanere invisibili.<text:line-break/>Se ha inizio uno scontro tra i personaggi e i fomorian in<text:line-break/>queste caverne, i duergar usano la distrazione per andarsene<text:line-break/>di soppiatto e fare rapporto a Valtagar nell’area 15. Se i<text:line-break/>personaggi li individuano, i duergar spiegano qual era il loro<text:line-break/>compito e si offrono di scortarli da Valtagar.<text:line-break/><text:line-break/>Se i personaggi effettuano con successo una prova di<text:line-break/>Saggezza (Sopravvivenza) con CD 15, possono identificare<text:line-break/>le impronte dei piedi nudi come appartenenti a due creature<text:line-break/>bipedi separate, entrambe molto grandi e deformi. Queste<text:line-break/>impronte attraversano in varie direzioni la caverna con<text:line-break/>una frequenza tale da lasciar credere che chi le ha lasciate<text:line-break/>risieda nelle vicinanze. Una prova effettuata con successo<text:line-break/>rivela anche tre serie di impronte di stivali a misura di<text:line-break/>nano; seguendo quelle impronte è possibile risalire fino ai<text:line-break/>duergar che le hanno lasciate.<text:line-break/><text:line-break/>4B. ARRIVA QUALCOSA D’INIQUO<text:line-break/>Due fomorian abbandonati quaggiù da Halaster riposano<text:line-break/>in fondo a questa caverna alta 6 metri. Questi giganti<text:line-break/>orrendamente deformi sono appena arrivati a Sottomonte<text:line-break/>e credono che le miniere siano infestate dai fantasmi dei<text:line-break/>nani. In realtà, sono stati spaventati dai rumori dei duergar<text:line-break/>invisibili che si aggirano nelle vicinanze e parlano tra loro,<text:line-break/><text:line-break/>I formorian sono stanchi di leccare sangue e fanghiglia<text:line-break/>dalle rocce per riempirsi lo stomaco e attaccano a vista le<text:line-break/>creature più piccole di loro.<text:line-break/><text:line-break/>Tesoro. In fondo alla caverna dei fomorian, sono stati<text:line-break/>depositati due sacchi in pelle di spora gassosa. Uno<text:line-break/>contiene 2.100 mr, 1.590 ma, 480 mo e i frammenti di una<text:line-break/><text:line-break/>LIVELLO 21 | TL LIVELLO TERMINOS<text:line-break/><text:line-break/>sedia a dondolo di legno. L'altro contiene tredici frammenti<text:line-break/>deformi di quarzo giallo (50 mo ciascuno) e un’ancora per<text:line-break/>barca a remi arrugginita che pesa 15 kg.<text:line-break/><text:line-break/>4G. VICOLO CIECO CIRCOLARE<text:line-break/><text:line-break/>Questo tunnel minerario ripiega su se stesso. I] pavimento<text:line-break/>è disseminato di rocce coperte di fanghiglia, che i fomorian<text:line-break/>hanno leccato per nutrirsi.<text:line-break/><text:line-break/>4D. VICOLO CIECO BIFORCATO<text:line-break/><text:line-break/>Questo tunnel termina con due vicoli ciechi, entrambi<text:line-break/>disseminati di detriti. La biforcazione ovest un tempo si<text:line-break/>collegava con un tunnel a sud, ma il soffitto è crollato. 1]<text:line-break/>crollo sembra recente (risalente circa a un mese fa).<text:line-break/><text:line-break/><text:soft-page-break/>F. CAVERNA DISSEMINATA DI DETRITI<text:line-break/><text:line-break/>Polvere e Detriti. Dalle crepe sul soffitto alto 4,5 metri,<text:line-break/>cade di tanto in tanto della polvere che va a coprire un<text:line-break/>pavimento disseminato di detriti.<text:line-break/><text:line-break/>Rumore. Dal tunnel] che conduce a sud (veérso le aree 16 e<text:line-break/>18) giunge il rumore di martelli e picconi che colpiscono<text:line-break/>ripetutamente la pietra.<text:line-break/><text:line-break/>6. AVAMPOSTO DUERGAR<text:line-break/><text:line-break/>Le aree dalla 6a alla 6c hanno il soffitto alto 3 metri. Le<text:line-break/>pareti e i pavimenti coperti di piastrelle sono percorsi da<text:line-break/>rivoli di sangue.<text:line-break/><text:line-break/>ÎI duergar stanziati in queste aree hanno l'ordine di<text:line-break/>scortare i visitatori fino a Valtagar Steelshadow nell’area<text:line-break/>15. Se ha inizio un combattimento in una di queste stanze,<text:line-break/>gli occupanti delle altre due si uniscono alla lotta. Anche<text:line-break/>i duergar nelle aree l7a e 17b sentono il frastuono e<text:line-break/>accorrono per indagare, muovendosi di 15 metri per round.<text:line-break/>Anche Valtagar e gli altri che si trovano nelle aree vicine<text:line-break/>possono sentire il rumore, ma rimangono dove si trovano.<text:line-break/><text:line-break/>6A. POSTAZIONE DI GUARDIA NORD<text:line-break/><text:line-break/>Due fernmine duergar di nome Kavalra e Nisha<text:line-break/>sorvegliano questa camera.<text:line-break/><text:line-break/>6B. POSTAZIONE DI GUARDIA SUD<text:line-break/><text:line-break/>Quattro duergar, due maschi di nome Duldor e Grimdor e<text:line-break/>due femmine di nome Marna e Ukzorra, presidiano questa<text:line-break/>postazione di guardia.<text:line-break/><text:line-break/>6C. POSTAZIONE DI COMANDO<text:line-break/><text:line-break/>La metà settentrionale della stanza contiene una scrivania<text:line-break/>di pietra e una sedia a schienale alto, portate qui dall’area<text:line-break/>16d. Alla scrivania siede il capitano delle guardie di<text:line-break/>Valtagar, Rojkarn Ironhead, un duergar con 40 punti<text:line-break/>ferita. Indossa un alto elmo irto di spuntoni e dotato di una<text:line-break/>minacciosa maschera di ferro. È assistito da due guardie<text:line-break/>del corpo, due femmine duergar di nome Brona e Ubrix.<text:line-break/>Rojkarn è crudele, irascibile e ciecamente fedele<text:line-break/>a Valtagar Steelshadow. Soffre nel vedere Valtagar<text:line-break/>sottomettersi alla volontà del planetar malvagio e trascorre<text:line-break/>buona parte della giornata a lamentarsi di come il planetar<text:line-break/>non sia altro che un folle tiranno e a inveire sul fatto che<text:line-break/>i duergar debbano essere i dominatori e non i dominati.<text:line-break/>A ogni nuova invettiva, Brona e Ubrix alzano gli occhi al<text:line-break/>cielo, esasperate.<text:line-break/><text:line-break/>7. ÎIL DESTINO DELLA CHIERICA<text:line-break/><text:line-break/>Questo tunnel in pendenza sale verso nordest, incrociando<text:line-break/>vari passaggi disseminati di detriti lungo il percorso. Un<text:line-break/>paio di binari corre lungo il tunnel.</text:p>
      <text:p text:style-name="P1">@@@ 1 @@@</text:p>
      <text:p text:style-name="P1"/>
      <text:p text:style-name="P1"/>
      <text:p text:style-name="P1"/>
      <text:p text:style-name="P1"><text:soft-page-break/>Quando i personaggi arrivano qui per la prima volta, una<text:line-break/>scena silenziosa e spettrale si para davanti ai loro occhi:<text:line-break/>una chierica umana di mezza età sferra colpi alla cieca<text:line-break/>con la sua mazza della punizione contro un avversario<text:line-break/>invisibile. La chierica indossa una corazza di piastre<text:line-break/>striata di sangue e decorata con un guanto d’arme destro<text:line-break/>colorato di bianco (il simbolo di Torm). Improvvisamente,<text:line-break/>quando solleva la mazza per sferrare un altro colpo, la<text:line-break/>sua testa viene recisa dal collo da una lama invisibile. Poi<text:line-break/>l’immagine scompare.<text:line-break/><text:line-break/>8. EQUIPAGGIAMENTO DA SCAVO<text:line-break/><text:line-break/>Questa stanza alta 3 metri contiene elmi arrugginiti,<text:line-break/>picconi, martelli e chiodi da rocciatore disposti su scaffali<text:line-break/>di pietra lungo le pareti.<text:line-break/><text:line-break/>9. ALLOGGI DEI MINATORI<text:line-break/><text:line-break/>Questa stanza alta 3 metri è rivestita di piastrelle di pietra<text:line-break/><text:line-break/>a incastro e sporche di sangue. Alcune lastre di pietra<text:line-break/><text:line-break/>rettangolari giacciono disposte in fila lungo le pareti est e<text:line-break/><text:line-break/>ovest. Queste lastre un tempo erano usate come letti per i<text:line-break/><text:line-break/>nani minatori, ma non sono più utilizzate ormai da secoli.<text:line-break/>Un fitto strato di polvere ricopre ogni cosa.<text:line-break/><text:line-break/>10. AREE COMUNI<text:line-break/><text:line-break/>La maggior parte dei soffitti di quest'area è alta 3 metri.<text:line-break/>Î pavimenti e le pareti sono interamente ricoperti di<text:line-break/>piastrelle di pietra sporche di sangue.<text:line-break/><text:line-break/>]0A. SALA DA PRANZO<text:line-break/><text:line-break/>Questa camera ha un soffitto a volta alto 4,5 metri. Le<text:line-break/>guardie nell'area 10b notano le eventuali fonti di luce<text:line-break/><text:line-break/>0 i rumori in quest'area e accorrono rapidamente per<text:line-break/><text:line-break/>indagare. La stanza ha i tratti seguenti:<text:line-break/><text:line-break/>Tavoli e Panche. Un tavolo da pranzo di pietra lungo<text:line-break/>7,5 metri occupa il centro della stanza, affiancato da due<text:line-break/>panche di pietra altrettanto lunghe.<text:line-break/><text:line-break/>Credenza. Una credenza di pietra contro la parete ovest<text:line-break/>contiene piatti di ferro e stoviglie assortite.<text:line-break/><text:line-break/>l0B. Covo<text:line-break/><text:line-break/>Questa stanza è stata sgombrata dai mobili ed è per buona<text:line-break/>parte vuota. Due duergar di nome Malgorn e Zelk montano<text:line-break/>la guardia in quest'area. Hanno l'ordine di scortare i<text:line-break/>visitatori da Valtagar Steelshadow nell'area 15.<text:line-break/><text:line-break/>A Malgorn mazrnca una carta per completare un mazzo<text:line-break/>di Tre Draghi al Buio fatto di sottili lamine dorate. È<text:line-break/>ossessionato dalla carta mancante (“Il Ladro”) e se ne<text:line-break/>lamenta incessantemente. Ha trovato tutte le altre carte<text:line-break/>sparpagliate per il Livello Terminus e le custodisce in un<text:line-break/><text:soft-page-break/>borsello appeso alla cintura. Tuttavia, è molto pessimista<text:line-break/>riguardo al ritrovamento dell’ultima carta. Zelk rigira il<text:line-break/>coltello nella piaga chiedendo in continuazione a Malgorn<text:line-break/>se ha già cercato in qualche posto che sa essere già stato<text:line-break/>meticolosamente setacciato.<text:line-break/><text:line-break/>Tesoro. Ognuna delle sessantanove carte dorate del<text:line-break/>mazzo incompleto di Malgorn vale 10 mo, ma il mazzo<text:line-break/>varrà 2.500 mo quando includerà tutte le 70 carte.<text:line-break/><text:line-break/>Î personaggi possono trovare la carta mancante<text:line-break/>nell’area 23c.<text:line-break/><text:line-break/>]]1. CUCINA E DISPENSA<text:line-break/><text:line-break/>Îl cibo viene preparato e conservato in quest’area. I] sangue<text:line-break/>che trasuda dalle pareti e dai pavimenti lo rende poco<text:line-break/>appetibile.<text:line-break/><text:line-break/>llA. CUCINA<text:line-break/><text:line-break/>Camino. Questa stanza alta 4,5 metri è calda e profuma di<text:line-break/>spezie. La parete ovest è dominata da un grosso camino,<text:line-break/>dove giace una distesa di tizzoni ardenti che diffonde<text:line-break/>fumo e luce arancione. Sopra i tizzoni è appeso un<text:line-break/>calderone di ferro chiuso da un coperchio.<text:line-break/><text:line-break/>Duergar Cuoco. Un vecchio duergar gobbo che indossa<text:line-break/>quello che sembra un sacco di tela grigio e impolverato<text:line-break/>mescola il contenuto del calderone con un mestolo di<text:line-break/>ferro. È privo di armi o armature.<text:line-break/><text:line-break/>Area di Preparazione. Alcuni stretti tavoli di pietra al<text:line-break/>centro della cucina sono usati per preparare il cibo. Una<text:line-break/>fila di utensili pende dai ganci disposti sopra di essi.<text:line-break/><text:line-break/>Lavandino. Un rubinetto di pietra e una manopola<text:line-break/>spuntano dalla parete sud, al di sopra di una vasca<text:line-break/>semicircolare delimitata da un bordo alto 60 cm.<text:line-break/><text:line-break/>Il cuoco, Lorga, sta preparando uno scialbo stufato<text:line-break/>di funghi. Nonostante sia accecato dalla cataratta, è in<text:line-break/>grado di muoversi in cucina e nella dispensa adiacente. Se<text:line-break/>sente entrare uno o più personaggi, grida in Nanico: “Lo<text:line-break/>stufato sarà pronto quando sarà pronto! Fuori di qui, o non<text:line-break/>lo assaggerete neanche!” Se gli intrusi non se ne vanno<text:line-break/>subito, aggiunge: “I miei occhi saranno anche spenti, ma le<text:line-break/>aorecchie e il naso funzionano benissimo. Non mettete alla<text:line-break/>prova la mia testardaggine!”<text:line-break/><text:line-break/>Un incantesimo ristorare inferiore o una magia analoga<text:line-break/>restituisce la vista a Lorga. Il duergar non si cura di<text:line-break/>ringraziare colui che lo cura da questo impedimento: è<text:line-break/>cupo e pessimista come tutti i duergar e trova ben presto<text:line-break/>qualche altro motivo per lamentarsi.<text:line-break/><text:line-break/>Lorga non costituisce una minaccia (0 PE). Desidera<text:line-break/>soltanto morire al servizio di Valtagar, che conosce fin da<text:line-break/>quando il principe era un bambino. Lorga sa che non sentirà<text:line-break/>più rombare le fornaci di GrackIstugh, ma odia il fatto che<text:line-break/>Valtagar, un principe duergar, debba prostrarsi al “gigante<text:line-break/>folle" Fazrian. Lorga suggerisce ai personaggi di presentarsi<text:line-break/>a Valtagar e di stipulare un'alleanza con lui prima che la<text:line-break/>spada del gigante firnisca per falcidiare tutti quanti.<text:line-break/><text:soft-page-break/><text:line-break/>Una volta spenti o rimossi dal camino i carboni ardenti,<text:line-break/>la canna fumaria può essere scalata facilmente: dopo<text:line-break/>27 metri di salita, sfocia in un'umida caverna naturale<text:line-break/>sporca di fuliggine, larga circa 15 metri e lunga altrettanto.<text:line-break/>La caverna non contiene nulla di interessante.<text:line-break/><text:line-break/>Girando la manopola del rubinetto, si apre una valvola<text:line-break/>che attinge acqua fredda e pulita da un corso d’acqua<text:line-break/>sotterraneo e la riversa nella vasca, dove si mescola con il<text:line-break/>sangue raggrumato all'interno (vedi “Effetti Regionali” a<text:line-break/>pagina 265). Un tappo di pietra chiude la tubatura di scolo<text:line-break/>installata in fondo alla vasca.<text:line-break/><text:line-break/>llB. DISPENSA<text:line-break/><text:line-break/>Cinquanta sacchi grigi occupano gli scaffali di pietra<text:line-break/>scavati nelle pareti di questa stanza alta 3 metri. I sacchi<text:line-break/>contengono funghi commestibili e muschio essiccato.<text:line-break/><text:line-break/>iRA LATRIN]:È DEI MINATORI<text:line-break/><text:line-break/>La metà nord di questa stanza alta 3 metri è divisa in tre<text:line-break/>latrine, separate da sottili muri di mattoni pericolanti.<text:line-break/><text:line-break/>Ogni latrina è nascosta dietro a una tenda di anelli di ferro<text:line-break/>arrugginiti che pende rigidamente dal soffitto. Sul pavimento<text:line-break/>di ogni latrina, si apre un foro circolare collegato a una fossa.<text:line-break/><text:line-break/>: = = n<text:line-break/><text:line-break/>13. GRANDE VESTIBOLO<text:line-break/><text:line-break/>Sangue. Dalle pareti e dalle decorazioni di questo sfarzoso<text:line-break/>salone di un tempo, ora trasudano rivoli di sangue.<text:line-break/>Colonne. Quattro colonne di pietra sorreggono il soffitto<text:line-break/>a volta di questa caverna alta 9 metri. La parte centrale<text:line-break/><text:line-break/>— _ _ __ —<text:line-break/><text:line-break/>LIVELLO 21 | IL LIVELLO TERMINUS</text:p>
      <text:p text:style-name="P1"/>
      <text:p text:style-name="P1"/>
      <text:p text:style-name="P1"/>
      <text:p text:style-name="P1">@@@ 2 @@@</text:p>
      <text:p text:style-name="P1"/>
      <text:p text:style-name="P1"/>
      <text:p text:style-name="P1"/>
      <text:p text:style-name="P1">di ogni colonna è scolpita a forma di un nano accigliato<text:line-break/>dai muscoli tesi che sorregge la parte superiore sulle<text:line-break/>sue robuste spalle. Gli occhi del nano sono due zaffiri blu<text:line-break/>scintillanti.<text:line-break/><text:line-break/>Doppia Porta. La porta nella parete est è alta 5,4 metri<text:line-break/>e le sue due ante sono decorate con il bassorilievo di<text:line-break/>un'impetuosa cascata. Alcuni intarsi in mithral danno<text:line-break/>l'impressione che le cascate scolpite siano percorse da<text:line-break/>rivoli di metallo fuso.<text:line-break/><text:line-break/>Cortina. Una cortina lunga 12 metri e alta 6 metri di<text:line-break/>scaglie di drago nero pende da una verga di ferro fissata<text:line-break/>alla parete ovest (le scaglie sono diventate friabili col<text:line-break/>passare del tempo e non hanno alcun valore).<text:line-break/><text:line-break/><text:soft-page-break/>Corno Appeso,. Dal soffitto pende un corno di ferro lungo<text:line-break/>6 metri. Sulla superficie del corno, è incisa una fila di<text:line-break/>rune Naniche.<text:line-break/><text:line-break/>I] corno gigante pesa 2 tonnellate. Pende a 6 metri<text:line-break/>d’altezza dal pavimento, sorretto da tre spesse catene di<text:line-break/>ferro lunghe 1,5 metri. I nani Melairkyn forgiarono il corno<text:line-break/>e lo collocarono qui per proteggere il tesoro in questa sala<text:line-break/>(vedi “Tesoro" più sotto). Un incantesimo individuazione<text:line-break/>del magico o una magia analoga rivela un'’aura magica di<text:line-break/>evocazione attorno al corno. Ln personaggio che capisce<text:line-break/>il Nanico può tradurre le rune del corno, ma non tutte<text:line-break/>sono visibili dal pavimento. Le rune visibili dal pavimento<text:line-break/>recitano: “Se ci accecate.” Un personaggio deve volare fino<text:line-break/>all’altezza del corno o arrampicarsi su di esso per leggere il<text:line-break/>messaggio nella sua interezza, che recita: “Se ci accecate,<text:line-break/>non ci vendichiamo?”<text:line-break/><text:line-break/>La rimozione di una o più gemme dalle colonne fa in<text:line-break/>modo che il corno emetta magicamente un suono cupo.<text:line-break/>Quando il corno suona, gli spiriti di tredici nani guerrieri<text:line-break/>compaiono negli spazi liberi del salone e attaccano tutte le<text:line-break/>altre creature nell’area. Questi spiriti senza allineamento<text:line-break/>usano le statistiche del campione (vedi l’appendice A),<text:line-break/>con la differenza che impugnano asce bipenni anziché<text:line-break/>spadoni. Capiscono il Nanico, ma non possono parlare e non<text:line-break/>possono uscire dal salone. Scompaiono dopo 1 ora o quando<text:line-break/>scendono a O punti ferita. Una voltaà che il corno ha suonato,<text:line-break/>non può più farlo fino a che non sono passati 7 giorni. Se non<text:line-break/>rimane alcuna gemma sulle colonne quando questo periodo<text:line-break/>è trascorso, il corno smette di essere magico e non può più<text:line-break/>evocare gli spiriti dei nani. Lo strumento smette di essere<text:line-break/>magico anche se viene rimosso dal salone.<text:line-break/><text:line-break/>TEsOoRO<text:line-break/><text:line-break/>Otto zaffiri stellati blu (1.000 mo ciascuno) sono incastonati<text:line-break/>nelle orbite delle sculture dei nani (due gemme per colonna).<text:line-break/>Ogni gemma si trova a 5,4 metri dal pavimento e può essere<text:line-break/>staccata con un pugnale o uno strumento simile.<text:line-break/><text:line-break/>14. SANTUARIO DI LADUGUER<text:line-break/><text:line-break/>Come atto di buona volontà nei confronti dei suoi nuovi<text:line-break/>alleati duergar, l’azrian ha trasformato questa sala d’attesa<text:line-break/>in un santuario di Laduguer, il dio duergar delle fatiche e<text:line-break/>della schiavitù. Il santuario è presieduto da due arcanaloth<text:line-break/>di nome Aximus ed Exekarus. Questi immondi usano i loro<text:line-break/>incantesimi alterare se stesso per apparire come duergar<text:line-break/>sacerdoti. Valtagar e i duergar sotto il suo comando non<text:line-break/>frequentano il santuario, in quanto trovano la presenza<text:line-break/>degli yugoloth offensiva e le loro motivazioni sospette.<text:line-break/><text:line-break/>La camera ha un soffitto piatto alto 3 metri. Sebbene<text:line-break/>tra le piastrelle delle pareti trasudino spesso dei rivoli<text:line-break/>di sangue (vedi “Effetti Regionali” a pagina 265),<text:line-break/>Aximus ed Exekarus usano regolarmente dei trucchetti<text:line-break/>prestidigitazione per ripulirle. La camera contiene anche<text:line-break/>quanto segue:<text:line-break/><text:line-break/>LIVELLO 21 | IL GIVELEO TERMINUS<text:line-break/><text:line-break/>Foschia. Un sottile velo di foschia aleggia su tutta la stanza<text:line-break/>(la foschia non oscura gli altri elementi della stanza).<text:line-break/><text:soft-page-break/><text:line-break/>Bracieri. Le alcove nella parete nord contengono due<text:line-break/>bracieri ricavati da armi e armature di ferro fuse e<text:line-break/>riforgiate. Ogni braciere contiene un cumulo di carboni<text:line-break/>ardenti che proietta luce intensa in un raggio di 3 metri e<text:line-break/>luce fioca per altri 3 metri.<text:line-break/><text:line-break/>Altare e Scudo. Tra le alcove, è visibile un altare di ferro<text:line-break/>con finiture in argento, scolpito a forma di incudine<text:line-break/>gigante. Sulla parete nord sopra l’altare, è appeso uno<text:line-break/>scudo di ferro rotondo del diametro di 3 metri, che<text:line-break/>mostra il simbolo di una freccia rotta con la punta<text:line-break/>scheggiata. Davanti all’altare si ergono due duergar<text:line-break/>(Axirmmus ed Exekarus) avvolti in vesti scure.<text:line-break/><text:line-break/>Per prepararsi al loro ruolo, gli arcanaloth hanno<text:line-break/>imparato tutto quello che potevano sui precetti di Laduguer.<text:line-break/>Con loro grande sorpresa, Aximus ed Exekarus hanno<text:line-break/>trovato quei principi molto interessanti. Alcune delle<text:line-break/>massime preferite dagli arcanaloth includono:<text:line-break/><text:line-break/>‘ “Per quanta ricchezza e potere tu possa accumulare, non<text:line-break/>ne avrai mai abbastanza."<text:line-break/><text:line-break/>- “Il combattimento non finisce mai. Reclama ciò che ti spetta<text:line-break/>e distruggi tutti coloro che si mettono sul tuo cammino.”<text:line-break/><text:line-break/>« “Non lasciarti governare dalle emozioni. Rinuncia alla<text:line-break/>gioia, all'amore, all’orgoglio, alla rabbia e all’ambizione,<text:line-break/>perché sono tutti segni di debolezza. Scopri il tuo ruolo e<text:line-break/>svolgilo al meglio delle tue capacità.”<text:line-break/><text:line-break/>I dogmni di Laduguer guidano Aximus ed Exekarus<text:line-break/>quanto tutti gli altri duergar, e gli yugoloth tentano di<text:line-break/>imporre quei principi su tutti coloro che dichiarano di<text:line-break/>servire Fazrian. Se i personaggi non hanno incontrato<text:line-break/>Fazrian, Aximus ed Exekarus insistono per portarli al<text:line-break/>cospetto del planetar, che essi ammirano. Chi si rifiuta<text:line-break/>di accompagnare gli arcanaloth viene lasciato indietro,<text:line-break/>mentre Aximus ed Exekarus raggiungono l’area 23b<text:line-break/>per informare Fazrian che sono arrivati dei visitatori.<text:line-break/>L’obbedienza a Fazrian è tutto ciò che conta per Aximus<text:line-break/>ed Exekarus, almeno finché qualcuno non convince gli<text:line-break/>arcanaloth a cambiare alleanza.<text:line-break/><text:line-break/>l’atteggiamento degli arcanaloth nei confronti dei<text:line-break/>personaggi è inizialmente indifferente, ma diventa<text:line-break/>rapidamente ostile se gli immondi vengono attaccati.<text:line-break/>L’atteggiamento degli arcanaloth diventa amichevole se i<text:line-break/>personaggi fanno leva sul loro amore per la magia, offrendo<text:line-break/>un singolo oggetto magico molto raro, più oggetti magici<text:line-break/>rari o un libro degli incantesimi che contenga almeno<text:line-break/>un incantesimo di livello pari o superiore al 6°. Aximus<text:line-break/>ed Exekarus rendono nota la loro passione per tutto ciò<text:line-break/>che è magico a chiunque chieda il loro aiuto. Se il loro<text:line-break/>atteggiamento nei confronti dei personaggi cambia in questo<text:line-break/>modo, gli arcanaloth ripagano la generosità del gruppo in tutti<text:line-break/>i modi possibili, ad eccezione di fare scudo ai personaggi con<text:line-break/>il loro corpo in caso di pericolo. Le loro premure, tuttavia, non<text:line-break/>durano a lungo. Dopo 24 ore, l'’atteggiamento degli arcanaloth<text:line-break/>torna di nuovo indifferente e 5erviranno nuove offerte e<text:line-break/>donazioni per ottenere di nuovo il loro aiuto.<text:line-break/><text:line-break/>Îl grosso scudo di ferro che pende dalla parete pesa<text:line-break/><text:soft-page-break/>375 kg ed è decorato col simbolo della frectcia spezzata<text:line-break/>di Laduguer. Tutti i duergar riconoscono il simbolo<text:line-break/>immediatamente, mentre i membri delle altre razze lo<text:line-break/>riconoscono se effettuano con successo una prova di<text:line-break/>Intelligenza (Religione) con CD 15. Se un umanoide tocca<text:line-break/>lo scudo, viene maledetto con il difetto: “Non troverò più<text:line-break/>gioia o piacere in nulla.”" Questo difetto ha la precedenza<text:line-break/>su qualsiasi difetto in contrasto. Lanciando un incantesimo<text:line-break/>rimuovi maledizione o una magia analoga sulla creatura, la<text:line-break/>maledizione termina.</text:p>
      <text:p text:style-name="P1"/>
      <text:p text:style-name="P1"/>
      <text:p text:style-name="P1"/>
      <text:p text:style-name="P1">@@@ 3 @@@</text:p>
      <text:p text:style-name="P1"/>
      <text:p text:style-name="P1"/>
      <text:p text:style-name="P1"/>
      <text:p text:style-name="P1">TeEsORO<text:line-break/><text:line-break/>Aximus ed Exekarus nascondono i loro libri degli<text:line-break/>incantesimi tra le pieghe delle vesti. Ogni libro contiene<text:line-break/>tutti gli incantesimi preparati dagli arcanaloth, più dabbia<text:line-break/>di forza, nube incendiaria e sguardo penetrante.<text:line-break/><text:line-break/>]5. ALLOGGIO DI VALTAGAR<text:line-break/><text:line-break/>Le pareti e il pavimento di questa camera alta 4,5 metri<text:line-break/>sono rivestiti di piastrelle di pietra a incastro. La stanza<text:line-break/>presenta i seguenti elementi:<text:line-break/><text:line-break/>Valtagar. Quando i personaggi arrivano per la prima volta,<text:line-break/>Valtagar Steelshadow (vedi sotto) sta leggendo il suo libro<text:line-break/>degli incantesimi, un mazzo di lamine di mithral rilegate<text:line-break/>assiemne. Il libro poggia su un solido leggio di pietra al<text:line-break/>centro della stanza.<text:line-break/><text:line-break/>Golem. Nell’angolo sud, si erge un golem di ferro che ha<text:line-break/>l’aspetto di un duergar alto 3 metri. Il golem capisce il<text:line-break/>Nanico e obbedisce ai comandi di Valtagar.<text:line-break/><text:line-break/>Maschere. Dozzine di maschere di ferro pendono da una<text:line-break/>fila di ganci fissati alla parete sudest (vedi “Maschere di<text:line-break/>Ferro” più sotto).<text:line-break/><text:line-break/>Altri Mobili. Contro la parete nordovest, è appoggiato<text:line-break/>un basso letto matrimoniale. Al centro della stanza, un<text:line-break/>forziere di ferro chiuso a chiave è posato su un basso<text:line-break/>tavolo di marmo affiancato da due sedie di pietra.<text:line-break/><text:line-break/>VALTAGAR STEELSHADOW<text:line-break/><text:line-break/>Valtagar indossa una tunica nera con un cappuccio che<text:line-break/>gli oscura il volto. E un duergar arcimago sospettoso e<text:line-break/>volubile, con le modifiche seguenti:<text:line-break/><text:line-break/>. Valtagar è legale malvagio.<text:line-break/><text:line-break/>- Ha preparato l’incantesimo sfera elastica di Otiluke al<text:line-break/>posto di esifio.<text:line-break/><text:line-break/>* Possiede i tratti razziali seguenti: Parla il Comune,<text:line-break/>l'Infernale, il Nanico, il Sottocomune, il Terran e il<text:line-break/>Troglodita. La sua velocità base sul terreno è 7,5 metri<text:line-break/>e possiede scurovisione nel raggio di 36 metri. Dispone<text:line-break/><text:soft-page-break/>di vantaggio ai tiri salvezza contro veleno e resistenza ai<text:line-break/>danni da veleno. Ottiene le opzioni di azione Ingrandire e<text:line-break/>Invisibilità descritte di seguito.<text:line-break/><text:line-break/>Ingrandire (Ricarica dopo un Riposo Breve o Lungo). Per<text:line-break/><text:line-break/>1 minuto, la taglia di Valtagar aumenta magicamente. Finché<text:line-break/>è ingrandito, Valtagar è Grande, raddoppia i suoi dadi peri<text:line-break/>danni degli attacchi con arma basati sulla Forza e dispone di<text:line-break/>vantaggio alle prove di Forza e ai tiri salvezza su Forza. Se<text:line-break/>Valtagar non ha spazio a sufficienza per diventare Grande,<text:line-break/>raggiunge la massima taglia possibile nello spazio disponibile.<text:line-break/><text:line-break/>Invisibilità (Ricarica dopo un Riposo Breve o Lungo). Valtagar<text:line-break/>diventa magicamente invisibile finché non attacca, non<text:line-break/><text:line-break/>lancia un incantesimo o non usa Ingrandire o finché la sua<text:line-break/>concentrazione non è interrotta (come se si concentrasse su<text:line-break/>un incantesimo), fino a un massimo di 1 ora. Ogni oggetto che<text:line-break/>Valtagar indossa o trasporta diventa invisibile assieme a lui.<text:line-break/><text:line-break/>Gli arcimaghi sono figure molto rare nella società<text:line-break/>duergar e il dono di Valtagar per la magia accademica<text:line-break/>non è mai stato benvisto dai clan di Gracklstugh. Valtagar<text:line-break/>non si espone mai a un pericolo, a meno che non sia<text:line-break/>certo di godere di un vantaggio tattico. Se i personaggi lo<text:line-break/>minacciano dopo avere ottenuto l'accesso al suo alloggio,<text:line-break/>ordina al suo golem di attaccare, mentre afferra il suo<text:line-break/>libro degli incantesimi sul leggio, lancia te/etrasporto e<text:line-break/>raggiunge sua moglie nell'area 18d.<text:line-break/><text:line-break/>Valtagar ha già affrontato degli avventurieri in<text:line-break/>precedenza e ha imparato a temerli. Se i personaggi<text:line-break/>sono disposti a discutere con lui civilmente, cerca di<text:line-break/><text:line-break/>ingaggiarli per uccidere Fazrian. La pazienza dei duergar<text:line-break/>suoi seguaci si assottiglia sempre di più e Valtagar non ha<text:line-break/>niente da perdere sguinzagliando gli avventurieri contro<text:line-break/>il planetar. In cambio, il principe duergar consente loro<text:line-break/><text:line-break/>di transitare senza rischi all'interno del suo dominio e<text:line-break/>promette di rivelare l’ubicazione di una scalinata segreta<text:line-break/>che scende al livello successivo di Sottomonte (vedi l'area<text:line-break/>19a). Per dimostrare la sua buona fede, rivela ai personaggi<text:line-break/>l'esistenza della cripta segreta nascosta dietro il trono di<text:line-break/>Fazrian (vedi l’area 24) e condivide con loro ciò che sa su<text:line-break/>Fazrian e i suoi alleati:<text:line-break/><text:line-break/>- Una potente chierica ha evocato un essere celestiale<text:line-break/>di immane potenza chiamato Fazrian e gli ha ordinato<text:line-break/>di uccidere l’orda di mostri che un tempo infestava le<text:line-break/>Miniere Profonde.<text:line-break/><text:line-break/>« Nel compiere quel massacro, Fazrian si è lasciato<text:line-break/>corrompere. Dopo avere ucciso molti mostri, ha<text:line-break/>decapitato la chierica e si è proclamato signore delle<text:line-break/>Miniere Profonde. Ora non lascia quasi mai la sua sala<text:line-break/>del trono e conserva il corpo decapitato della chierica<text:line-break/>come cimelio.<text:line-break/><text:line-break/>. Fazrian è consigliato da quattro yugoloth. Questi<text:line-break/>immondi sono arrivati poco dopo la sua discesa<text:line-break/>nella follia. Aximus ed Exekarus si trovano nel vicino<text:line-break/>santuario di Laduguer (area 14). Raxxus si trova al fianco<text:line-break/><text:soft-page-break/>di Fazrian (area 23b). Valtagar afferma che Xindulus<text:line-break/>va dove gli pare, perché preferisce non rivelare che<text:line-break/>l'ultroloth fa la guardia alla scalinata segreta che conduce<text:line-break/>al livello successivo di Sottomonte (area 19a).<text:line-break/><text:line-break/>MASCHERE DI FERRO<text:line-break/><text:line-break/>Le maschere di ferro sono visiere prelevate dagli elmi dei<text:line-break/>duergar guerrieri che hanno seguito Valtagar in esilio,<text:line-break/>soltanto per cadere in battaglia. Valtagar le esibisce non<text:line-break/>tanto per motivi sentimentali, quanto per rafforzare la sua<text:line-break/>determinazione a tornare a casa.<text:line-break/><text:line-break/>TeEsOoRrO<text:line-break/><text:line-break/>Îl libro degli incantesimi in mithra] sul leggio pesa 15 kg.<text:line-break/>Contiene tutti gli incantesimi preparati da Valtagar e<text:line-break/>mostra sulla copertina l'incisione di una freccia spezzata, il<text:line-break/>simbolo di Laduguer.<text:line-break/><text:line-break/>Îl forziere di ferro contiene 600 mp. Queste monete,<text:line-break/>coniate a Grackistugh, mostrano su un lato il volto severo<text:line-break/>del Re Profondo Horgar Steelshadow V e sull’altro un<text:line-break/>teschio di mind flayer, il simbolo di Deep Duerra (Ia dea<text:line-break/>duergar della conquista e dei poteri psionici). Sul bordo, è<text:line-break/>inciso un motto in Nanico che tradotto recita: “In profondità<text:line-break/>fin dove possiamo.”<text:line-break/><text:line-break/>l6. FErRO E Fuoco<text:line-break/><text:line-break/>— — — _ii — — —<text:line-break/><text:line-break/>I duergar usano le forge nelle aree 16a e 16b per fondere il<text:line-break/>ferro in lingotti da 5 kg, che vengono poi custoditi nell’area<text:line-break/>l6c. L'area 16d era il vecchio ufficio di un supervisore che<text:line-break/>i duergar hanno trasformato in un dormitorio. In queste<text:line-break/>camere, dormono e lavorano quindici duergar in totale.<text:line-break/><text:line-break/>Î pavimenti e le pareti sono ricoperti di piastrelle di<text:line-break/>pietra a incastro e sporche di sangue. Il soffitto è alto<text:line-break/>3 metri in tutta l’area.<text:line-break/><text:line-break/>16A. FONDERIA NORD<text:line-break/><text:line-break/>Fumo e Calore. Questa stanza è piena di fumo che rende<text:line-break/>l’area leggermente oscurata. La temperatura all'interno<text:line-break/>della stanza è molto alta e arriva a 48 gradi.<text:line-break/><text:line-break/>Forgia. All'interno di una forgia di pietra che si sporge<text:line-break/>dalla parete nord, arde una fiamma rombante.<text:line-break/><text:line-break/>LIVELLO $1 | IL LIVNELEO TERMINTITA</text:p>
      <text:p text:style-name="P1"/>
      <text:p text:style-name="P1"/>
      <text:p text:style-name="P1"/>
      <text:p text:style-name="P1">@@@ 4 @@@</text:p>
      <text:p text:style-name="P1"/>
      <text:p text:style-name="P1"/>
      <text:p text:style-name="P1"/>
      <text:p text:style-name="P1">Fabbri. Due duergar sudati e senza armatura lavorano alla<text:line-break/>forgia per fondere il ferro. Entrambi indossano occhialoni<text:line-break/>schermati e spessi guanti.<text:line-break/><text:line-break/>Secchi. Attorno alla forgia sono stati accumulati vari<text:line-break/><text:soft-page-break/>secchi pieni di ferro grezzo.<text:line-break/><text:line-break/>Î duergar sono un maschio di nome Brok e una femmina<text:line-break/>di nome Fumira. Brok usa delle lunghe pinze di ferro per<text:line-break/>piazzare dei frammenti di ferro grezzo nella forgia. Quando<text:line-break/>i frammenti si fondono, Fumira recupera il ferro fuso con<text:line-break/>un mestolo a lungo manico e lo riversa in due stampi di<text:line-break/>ferro, che Brok chiude e blocca con dei ganci. Gli stampi<text:line-break/>chiusi vengono portati nell'area l6c a raffreddare, poi i<text:line-break/>duergar tornano alla forgia con due stampi vuoti e ripetono<text:line-break/>il processo.<text:line-break/><text:line-break/>Senza armatura, Brok e Fumira hanno CA 10. Tengono<text:line-break/>i loro picconi da guerra e giavellotti a portata di mano,<text:line-break/>ma combattono solo per difendersi. Se rilevano degli<text:line-break/>intrusi, smettono di lavorare e si offrono brontolando di<text:line-break/>accompagnare i nuovi arrivati da Rojkarn Ironhead, il<text:line-break/>capitano delle guardie (nell’area 6c), guidando il gruppo<text:line-break/>attraverso le aree 16c, 6b e 6a. I duergar non hanno molto<text:line-break/>da dire ai visitatori e preferiscono che sia Rojkarn a<text:line-break/>rispondere alle loro domande.<text:line-break/><text:line-break/>Se ha inizio un combattimento, i duergar nelle aree 16b<text:line-break/>e 16d si uniscono rapidamente alla battaglia (il duergar<text:line-break/>nell’area 16c è sordo).<text:line-break/><text:line-break/>La forgia emana un calore insopportabile grazie a<text:line-break/>un elementale del fuoco intrappolato magicamente<text:line-break/>all'interno. Le rune incise sulle pareti della forgia<text:line-break/>impediscono all'elementale di fuggire o di nuocere a<text:line-break/>chiunque si trovi fuori dalla forgia. La distruzione della<text:line-break/>forgia libera l'elementale, che in quel caso attacca tutte<text:line-break/>le creature che vede. La forgia ha CA 17, 80 punti ferita e<text:line-break/>immunità ai danni psichici e da veleno.<text:line-break/><text:line-break/>16B. FONDERIA SUD<text:line-break/><text:line-break/>Questa stanza è identica all'area 16a, con la differenza<text:line-break/>che la forgia sporge dalla parete sud è che due femmine<text:line-break/>duergar senza armatura di nome Krinxa e Wolthra<text:line-break/>lavorano a questa forgia.<text:line-break/><text:line-break/>16C. RISERVE DI FERRO<text:line-break/><text:line-break/>Duergar. Nella metà nord della stanza, un anziano duergar<text:line-break/>che impugna un bastone di ferro e un cornetto acustico<text:line-break/>sta seduto su una sedia a dondolo di pietra accanto a un<text:line-break/>cumulo di stampi e ganci di ferro.<text:line-break/><text:line-break/>Lingotti di Ferro. La metà sud della stanza contiene<text:line-break/>quattro cumuli irregolari di lingotti di ferro, ognuno del<text:line-break/>volume pari circa a un cubo con spigolo di 1,8 metri.<text:line-break/><text:line-break/>La vecchiaia ha reso il duergar fabbro, di nome Ghorso,<text:line-break/>sordo e quasi impossibilitato a muoversi. La sua velocità<text:line-break/>base sul terreno è pari a 3 metri con il bastone o 1,5 metri<text:line-break/>senza. Nonostante l’età avanzatla, è comunque armato<text:line-break/>a dovere e indossa un'armatura. Preferirebbe morire<text:line-break/>in combattimento che soccombere alla vecchiaia, ma<text:line-break/>combatte solo per difendersi. Se i personaggi cercano<text:line-break/>di parlargli, fa il finto tonto e non offre alcun aiuto. Un<text:line-break/>incantesimo ristoràare inferiore o una magia simile può<text:line-break/>restituire l’udito a Ghorso, che però si dimostrerà tutt’altro<text:line-break/>che grato. “Ora mi toccherà sentire ogni maledetto rumore<text:line-break/><text:soft-page-break/>di questo posto dimenticato dagli dèi!” protesta con<text:line-break/>una smorfia.<text:line-break/><text:line-break/>Gli stampi di ferro chiusi provenienti dalle aree 16a e<text:line-break/>16b vengono portati qui a raffreddarsi. Soltanto quando<text:line-break/>scendono alla temperatura della stanza (10 gradi),<text:line-break/><text:line-break/>Ghorso sblocca gli stampi, li apre, estraec i lingotti di féerro<text:line-break/>solidificati e li accumula sulle pile già esistenti. E un lavoro<text:line-break/>tedioso e ingrato.<text:line-break/><text:line-break/>LTIVELLO 21 | IL LIVELLO TERMINUS<text:line-break/><text:line-break/>Tesoro. In quest'area, sono stati accumulati 12.800<text:line-break/>lingotti di ferro, ognuno del valore di 1 mo e del peso di 5 kg.<text:line-break/><text:line-break/>16D. DORMITORI<text:line-break/><text:line-break/>Questa stanza ospita due dozzine di brandine di ferro<text:line-break/>disposte alla rinfusa nella zona centrale. Dieci duergar,<text:line-break/>cinque maschi e cingue femmine, dormono in quest'area<text:line-break/>in qualsiasi momento, russando sonoramente. I maschi si<text:line-break/>chiamano Bulborm, Daarsh, Krod, Mranhaim e Muzdrok.<text:line-break/>Le femmine si chiamano Azgra, Narlith, Roxinda, Sorka<text:line-break/>e Svilla.<text:line-break/><text:line-break/>I duergar dormono indossando l'armatura e tengono le<text:line-break/>armi a portata di mano. Îl rumore di un combattimento<text:line-break/>nelle aree l16a o 16b li sveglia. Se una creatura effettua con<text:line-break/>successo una prova di Destrezza (Furtività) con CD 10,<text:line-break/>può muoversi di soppiatto nella stanza senza svegliare<text:line-break/>i duergar.<text:line-break/><text:line-break/>]7. INCUDINI E MARTELLI<text:line-break/><text:line-break/>In questa parte del dungeon, echeggiano i colpi dei martelli<text:line-break/>sulle incudini. Man mano che ci si avvicina alle forge (aree<text:line-break/>l7c e 17d), il rumore si fa più forte, accompagnato dal<text:line-break/>rombo e dal crepitio delle fiamme. La luce delle forge si<text:line-break/>riversa nel corridoio principale e, quando la porta è aperta,<text:line-break/>anche nell’area l7e.<text:line-break/><text:line-break/>] duergar di guardia stanziati in queste aree hanno<text:line-break/>l’ordine di scortare i visitatori da Valtagar Steelshadow,<text:line-break/>nell’area 15. Se ha inizio un combattimento in una<text:line-break/>stanza, gli occupanti delle altre stanze si uniscono allo<text:line-break/>scontro. I duergar nelle aree 6a, 6b e 6c sentono gli echi<text:line-break/>del tafferuglio e accorrono per indagare, muovendosi<text:line-break/>di 15 metri per round. Gli occupanti delle aree vicine<text:line-break/>continuano a sbrigare i loro affari.<text:line-break/><text:line-break/>I pavimenti e le pareti di pietra sono ricoperti di piastrelle<text:line-break/>insanguinate. Il soffitto è alto 3 metri in tutte le stanze.<text:line-break/><text:line-break/>]17A. POSTAZIONE DI GUARDIA OVEST<text:line-break/><text:line-break/>Due maschi duergar, Kalrog e Klang, montano la guardia<text:line-break/>in quest’area. Klang è il fratello maggiore di Kalrog e i due<text:line-break/>sono estremamente competitivi.<text:line-break/><text:line-break/>17B. POSTAZIONE DI GUARDIA EST<text:line-break/><text:line-break/>Îl fumo e il calore delle forge si riversano in questa stanza,<text:line-break/>manrntenendola a tina torrida temperatura di 32 gradi. Due<text:line-break/><text:soft-page-break/>duergar, un maschio di nome Prax e una femmina di nome<text:line-break/>Torga, presidiano questa postazione, sorvegliando anche<text:line-break/>un deposito di scorte extra accumulate in quest'area. Nella<text:line-break/>parete sud sono piantati dodici pioli di pietra a cui sono<text:line-break/>appesi dei grembiuli di cuoio sporchi di fuliggine e degli<text:line-break/>occhialoni schermati.<text:line-break/><text:line-break/>17C. FUCINA OVEST<text:line-break/><text:line-break/>Fumo e Calore. Questa stanza è piena di fumo, che rende<text:line-break/>l’area leggermente oscurata. La temperatura all’interno<text:line-break/>della stanza è elevata e arriva a 48 gradi.<text:line-break/><text:line-break/>Forgia. All'interno di questa forgia di pietra che sporge<text:line-break/>dalla parete nord, arde una fiamma crepitante.<text:line-break/>Un'incudine di ferro è stata collocata davanti alla forgia<text:line-break/>{simile a quella dell’area 16a).<text:line-break/><text:line-break/>Fabbri. Due sudate femmine duergar stanno forgiando un<text:line-break/>giavellotto di ferro. Sono entrambe prive di armatura e<text:line-break/>indossano un grembiule e guanti di cuoio. Una di loro<text:line-break/>indossa degli occhialoni di ferro schermati e forgia il<text:line-break/>giavellotto a colpi di martello, mentre l’altra ha un occhio<text:line-break/>coperto da una benda e usa un paio di pinze per tenere il<text:line-break/>metallo al suo posto, mentre viene forgiato.<text:line-break/><text:line-break/>Ferro. I] pavimento è disseminato di piccoli cumuli di<text:line-break/>lingotti di ferro e frammenti ferrosi informi.</text:p>
      <text:p text:style-name="P1"/>
      <text:p text:style-name="P1"/>
      <text:p text:style-name="P1"/>
      <text:p text:style-name="P1">@@@ 5 @@@</text:p>
      <text:p text:style-name="P1"/>
      <text:p text:style-name="P1"/>
      <text:p text:style-name="P1"/>
      <text:p text:style-name="P1">Le duergar, Falthra ed Helgra, fabbricano armi in<text:line-break/>quest'area. Anni fa, un pezzo di ferro fuso schizzato via per<text:line-break/>errore ferì l’occhio destro di Hélgra; ora una benda di ferro<text:line-break/>imbullonata al cranio copre l’orbita vuota.<text:line-break/><text:line-break/>Senza le loro armature, Falthra ed Helgra hanno CA 10.<text:line-break/>Tengono i picconi da guerra e giavellotti a portata di mano,<text:line-break/>ma combattono solo per difendersi. Se qualche visitatore<text:line-break/>le disturba, rispondono di andare a cercare Rojkarn<text:line-break/>Ironhead, il capitano delle guardie. “Quello con l’elmo<text:line-break/>gdrosso”, aggiunge una con una smorfia. L'aitra fornisce le<text:line-break/>indicazioni necessarie per raggiungere l’area 6c, dove si<text:line-break/>trova l’'ufficio di Rojkarn.<text:line-break/><text:line-break/>Tesoro. Sessanta lingotti di ferro sono stati impilati sul<text:line-break/>pavimento. Ogni lingotto vale 1 mo e pesa 5 kg.<text:line-break/><text:line-break/>]7D. FUCINA EST<text:line-break/><text:line-break/>Questa stanza è identica all'area 17c, con la differenza<text:line-break/>che qui lavorano due duergar senza armatura chiamati<text:line-break/>Forn e Wulluk, e che fabbricano scudi e corazze di scaglie<text:line-break/>invece di armi. Forn è grasso e pigro, Wulluk è vecchio<text:line-break/><text:line-break/>e scontroso. Si danno sui nervi a vicenda e si insultano<text:line-break/>costantemente. Sotto ogni altro aspetto, si comportano<text:line-break/>analogamente alle duergar dell’area l7c.<text:line-break/><text:line-break/>17E. ARMERIA<text:line-break/><text:soft-page-break/><text:line-break/>Séi corazze di scaglie su misura per i nani sono appese a<text:line-break/>dei pioli di pietra lungo le pareti, assieme a dieci elmi, dieci<text:line-break/>scudi, tredici picconi da guerra e trenta giavellotti, tutti<text:line-break/>forgiati in ferro.<text:line-break/><text:line-break/>17F. MAGAZZINO DELL'EQUIPAGGIAMENTO<text:line-break/><text:line-break/>Le pareti di questa stanza alta 3 metri sono occupate da<text:line-break/>bassi scaffali di pietra carichi di consunti martelli e picconi<text:line-break/>da scavo. Da una fila di pioli di pietra fissati alle pareti<text:line-break/>pendono secchi di ferro, elmi e badili arrugginiti.<text:line-break/><text:line-break/>16. MINIERA DI FERRO<text:line-break/><text:line-break/>I duergar estraggono il ferro grezzo da questi tunnel<text:line-break/>é lo portano alle aree 16a e 16b, dove viene lavorato,<text:line-break/>L'’operazione procede senza intoppi grazie alla spietata<text:line-break/>supervisione di Stalagma Steelshadow, la moglie di<text:line-break/>Valtagar.<text:line-break/><text:line-break/>Nell'aria echeggia il cozzare dei martelli e dei picconi<text:line-break/>contro la pietra. Il soffitto è alto all'incirca 3 metri in tutte<text:line-break/>queste aree.,<text:line-break/><text:line-break/>]6A. VECCHIA IMPALCATURA<text:line-break/><text:line-break/>Questa caverna è attraversata dai binari della miniera ed è<text:line-break/>occupata da un'impalcatura di ferro smantellata. Da ovest<text:line-break/>(area 18b) e da sud (aree 18c è 18d) giunge il rumore dei<text:line-break/>duergar minatori all'’opera.<text:line-break/><text:line-break/>18B. DUERGAR MINATORI<text:line-break/>Sette duergar (tre maschi di nome Greorx, Hwahl e<text:line-break/><text:line-break/>izwurn e quattro femmine di nome Awmok, Nezza,<text:line-break/>Proxna e Warda) estraggono il ferro in quest'area. Pronti a<text:line-break/>cogliere qualsiasi pretesto pur di interrompere il lavoro, i<text:line-break/>minatori attaccanòo gli intrusi a vista. Grazie al clangore che<text:line-break/>echeggia nei tunnel, il cozzare dell’acciaio contro l’acciaio<text:line-break/>difficilinente viene notato dai duergar nelle aree I18c e 18d.<text:line-break/>Le esplosioni magiche o altri rumori insoliti attirano però<text:line-break/>la loro attenzione.<text:line-break/><text:line-break/>18cC. Ti INSEGNO LE BUONE MINIERE<text:line-break/><text:line-break/>Undici duergar sono al lavoro in quest'area. Tre scavatori<text:line-break/>sono femmine duergar ingrandite (Brakka, Korla e Zagra)<text:line-break/>che usano i picconi per estrarre i] ferrò da un giacimento<text:line-break/>situato lungo il soffitto. Sei maschi di taglia normale (Hax,<text:line-break/><text:line-break/>Mruuzdain, Oznur, Ramdrax, Tarnvur e Yarox) lavorano<text:line-break/>nell'estensione delle caverne a nord, mentre due femmine<text:line-break/>di taglia normale (Nura e Speleosa) usano martelli e<text:line-break/>scalpelli per separare il ferro dai rimasugli di roccia. Se i<text:line-break/>minatori notano il gruppo, lo attaccano, lasciando che siano<text:line-break/>le loro compagne ingrandite a farsi avanti per prime.<text:line-break/><text:line-break/>18D. SUPERVISIONE<text:line-break/>In questa sezione della miniera, i giacimenti di mithral e di<text:line-break/>ferro si sono esauriti. Quest'area contiene quanto segue:<text:line-break/><text:line-break/>Stalagma. Stalagma Steelshadow, un drago d’acciaio<text:line-break/>adulto fernmina in forma di duergar, sta in sella a una<text:line-break/><text:soft-page-break/>gorgone accanto alla curva sul binario minerario (se<text:line-break/>Valtagar Steelshadow è fuggito dall’area 15, ora è anche<text:line-break/>lui in sella alla gorgone, dietro Stalagma).<text:line-break/><text:line-break/>Aorn. Tre xorn sotto il comando di Stalagma si accalcano<text:line-break/>attorno a un carrello minerario rotto e riempito<text:line-break/>di monete.<text:line-break/><text:line-break/>Stalagma è l'amata consorte di Valtagar Steelshadow e<text:line-break/>soltanto Valtagar sa che è un drago sotto mentite spoglie.<text:line-break/>Nella sua vera forma, Stalagma ha l’aspetto di un esile<text:line-break/>drago lungo 9 metri, coperto di scintillanti scaglie color<text:line-break/>grigio acciaio e dotato di artigli affilati è corna simili a<text:line-break/>lame incurvate all’indietro sulla testa sottile. Possiede<text:line-break/>le statistiche di un drago d’argento adulto, con le<text:line-break/>modifiche seguenti:<text:line-break/><text:line-break/>- Stalagma è legale malvagia.<text:line-break/><text:line-break/>- Finché è in forma duergar, possiede i tratti Resilienza<text:line-break/>Duergar e Sensibilità alla Luce del Sole di un duergar,<text:line-break/>nonché le opzioni di azione Ingrandire e Invisibilità. In<text:line-break/>questa forma, impugna un falcione e può usare la sua<text:line-break/>azione per attaccare tre volte con quell’arma (+13 al tiro<text:line-break/>per colpire), infliggendo 13 (1d10 + 8) danni taglienti se<text:line-break/>colpisce o 19 (2d10 + 8) danni taglienti nella sua forma<text:line-break/>duergar ingrandita.<text:line-break/><text:line-break/>. Invece del Soffio di Freddo, esala acido in una linea lunga<text:line-break/>18 metri e larga 1,5 metri. L’arma a soffio infligge danni<text:line-break/>da acido anziché danni da freddo.<text:line-break/><text:line-break/>. Parla il Draconico, il Nanico e il Terran.<text:line-break/><text:line-break/>Stalagma è meschina e infida come tutti i duergar.<text:line-break/>Ha cresciuto personalmente la gorgone e non consente<text:line-break/>a nessun altro di cavalcarla. La bestia è abbastanza<text:line-break/>intelligente da obbedire ai comandi verbali di Stalagma<text:line-break/>ed è abbastanza forte da portarla in sella anche quando<text:line-break/>quest'ultima è in forma duergar ingrandita.<text:line-break/><text:line-break/>Stalagma attacca chiunque non sia un duergar e non<text:line-break/>sia sotto la protezione di suo marito. Se servono rinforzi<text:line-break/>aggiuntivi, Stalagma grida: “Alle armi!” in Nanico. La<text:line-break/>sua voce tonante è sufficiente a far smettere di lavorare<text:line-break/>i duergar nelle aree 18b e 18c per convergere nella sua<text:line-break/>area con le armi sguainate. Il grido di battaglia sveglia<text:line-break/>anche le guardie che dormono nell’area 19b, che afferrano<text:line-break/>le armi e accorrono a loro volta. Se subisce troppi danni<text:line-break/>come duergar o se la sua cavalcatura gorgone viene uccisa,<text:line-break/>Stalagma usa la sua azione successiva per tornare alla sua<text:line-break/>vera forma. Gli altri duergar che vedono Stalagma nella sua<text:line-break/>vera forma fuggono, a meno che Valtagar non sia presente<text:line-break/>per assicurare che il drago è loro alleato.<text:line-break/><text:line-break/>Stalagma controlla gli xorn sfamandotli con il tesoro<text:line-break/>contenuto nel carrello minerario rotto. Oltre al Nanico<text:line-break/>e al Draconico, parla anche il Terran, quindi gli xorn<text:line-break/>possono capirla.<text:line-break/><text:line-break/>Aorn. Gli xorn sono inizialmente ostili nei confronti<text:line-break/>dei nemici di Stalagma. Diventano presto indifferenti<text:line-break/>nei confronti di quei personaggi che offrono loro<text:line-break/>qualche gemrma da mangiare, in quanto prediligono<text:line-break/><text:soft-page-break/><text:line-break/>LIVELLO 21 | IL LINELLO TERMINISE</text:p>
      <text:p text:style-name="P1"/>
      <text:p text:style-name="P1"/>
      <text:p text:style-name="P1"/>
      <text:p text:style-name="P1">@@@ 6 @@@</text:p>
      <text:p text:style-name="P1"/>
      <text:p text:style-name="P1"/>
      <text:p text:style-name="P1"/>
      <text:p text:style-name="P1">queste prelibatezze alle monete con cui Stalagma<text:line-break/>solitamente li sfama.<text:line-break/><text:line-break/>Tesoro. Gli assali del carrello minerario sono rotti. Il<text:line-break/>carrello contiene 2.000 ma e 3.200 mo.<text:line-break/><text:line-break/>]9. AVAMPOSTO<text:line-break/><text:line-break/>Queste camere circondano la scalinata che scende al livello<text:line-break/>22.1 soffitti di tutte queste caverne sono alti 6 metri.<text:line-break/><text:line-break/>19A. VERSO IL LIVELLO 22<text:line-break/><text:line-break/>Detriti. Sul lato ovest della stanza, giacciono i frantumi di<text:line-break/>un tavolo di pietra e quattro sgabelli di pietra.<text:line-break/><text:line-break/>Colonne. Tre colonne di pietra sul lato est della stanza<text:line-break/>sono attraversate da venature di mithral che sembrano<text:line-break/>fulmini scaturiti dal pavimento (ogni tentativo di estrarre<text:line-break/>il mithral dalle colonne è futile).<text:line-break/><text:line-break/>Xindulus. Un ultroloth invisibile di nome Xindulus vigila<text:line-break/>su una porta segreta collegata a una scala a chiocciola<text:line-break/>larga 3 metri che scende fino al livello 22 (vedi “Porta<text:line-break/>Segreta” più sotto).<text:line-break/><text:line-break/>Se qualcuno apre la porta segreta, l'ultroloth compare<text:line-break/>e cerca di ucciderlo, altrimenti ignora coloro che lasciano<text:line-break/>stare la porta segreta e lascia che attraversino l’area<text:line-break/>indisturbati. Se minacciato da tre o più nemici, cerca di<text:line-break/>evocare 1d6 mezzoloth, 1d4 nycaloth o un altro ultroloth<text:line-break/>(vedi il riquadro “Variante: Evocazione degli Yugoloth” nella<text:line-break/>sezione “Yugoloth” del Monster Manual).<text:line-break/><text:line-break/>Xindulus non negozia con gli avventurieri, a meno che<text:line-break/>questi non abbiano da offrire qualcosa di grande valore<text:line-break/>come un oggetto magico leggendario o un artefatto.<text:line-break/><text:line-break/>Porta Segreta. Un affresco che raffigura dei nani in lotta<text:line-break/>contro un protoplasma nero nasconde la porta segreta nella<text:line-break/>parete nord. L’affresco è macchiato di sangue, cosa che fa<text:line-break/>sembrare i nani gravemente feriti e impartisce alla melma<text:line-break/>un aspetto disgustosamente realistico. La porta segreta<text:line-break/>è collocata in una sezione della parete dove è raffigurato<text:line-break/>un nano mago che impugna un bastone. Il bastone è fatto<text:line-break/>veramente di ferro ed è parzialmente incassato nella pietra.<text:line-break/><text:line-break/>Un incantesimo serratura arcana è stato lanciato sulla<text:line-break/>porta segreta. Un incantesimo scassinare fa in modo<text:line-break/>che la porta si spalanchi verso l’interno, rivelando un<text:line-break/>tunnel polveroso che conduce a una scala a chiocciola<text:line-break/>in discesa. Per aprire a viva forza la porta magicamente<text:line-break/>chiusa a chiave, è necessario effettuare con successo<text:line-break/>una prova di Forza (Atletica) con CD 25. Se il bastone di<text:line-break/>ferro nell'affresco viene toccato con un oggetto di ferro,<text:line-break/><text:soft-page-break/>l'incantesimo serratura arcana è soppresso peér 1 minuto.<text:line-break/><text:line-break/>19B. DORMITORI VUOTI<text:line-break/>Questa stanza è vuota.<text:line-break/><text:line-break/>20. MINIERA VELENOSA<text:line-break/><text:line-break/>Queste camere hanno il soffitto alto 4,5 metri e sono<text:line-break/>collegate da tunnel alti 3 metri. Îl cozzare dei picconi<text:line-break/>contro la pietra echeggia in tutte queste aree e si fa più<text:line-break/>forte man mano che ci si avvicina alle aree 20be 20c.<text:line-break/><text:line-break/>Un gas tossicto si riversa in questa miniera attraverso<text:line-break/>piccole fessure nelle pareti, riempiendo le aree a est della<text:line-break/>porta dell'area 19a e a sud della porta dell'area 20d, ad<text:line-break/>eccezione dell'area 21. Il gas è invisibile, ma i personaggi<text:line-break/>possono annusare i suoi fumi tossici e sentire un leggero<text:line-break/>sibilo. Il gas impiega 1 minuto ad agire nel sistema<text:line-break/>respiratorio di una creatura, dopodiché quella creatura<text:line-break/>deve superare un tiro salvezza su Costituzione con CD 15,<text:line-break/>altrimenti è avvelenata. Una creatura che trattiene il<text:line-break/>respiro per un intero minuto dispone di vantaggio al tiro<text:line-break/>salvezza, mentre una creatura che non ha bisogno di<text:line-break/><text:line-break/>LIVELLO 21 | T LTIVELLO TERMINIIS<text:line-break/><text:line-break/>respirare lo supera automaticamente. Una creatura può<text:line-break/>porre fine all’effetto del gas su se stessa completando un<text:line-break/>riposo breve in un luogo dove l’aria è pulita. Anche un<text:line-break/>incantesimo ristorare inferiore © una magia simile pone<text:line-break/>fine all’effetto su una creatura.<text:line-break/><text:line-break/>20A. HALASTER VI OSSERVA!<text:line-break/><text:line-break/>] personaggi incontrano uno degli occhi scrutatori di<text:line-break/>Halaster (vedi “La Tana di Halaster” a pagina 311)<text:line-break/>all’interno di questa caverna altrimenti vuota. Il sensore<text:line-break/>di scerutamento li osserva finché non passano oltre,<text:line-break/><text:line-break/>poi scompare.<text:line-break/><text:line-break/>20B. MINATORI AVVELENATI<text:line-break/><text:line-break/>Tre duergar avvelenati (due maschi e una femmina)<text:line-break/><text:line-break/>e armati di piccone sono impegnati a estrarre ferro<text:line-break/>grezzo dalle pareti di questa caverna. Se sopraffatti<text:line-break/>numericamente, diventano invisibili e si uniscono ai loro<text:line-break/>compagni nell’area 20c, altrimenti attaccano. ] maschi<text:line-break/>si chiamano Orn e Thumrok, mentre la femmina si<text:line-break/>chiama Durundra.<text:line-break/><text:line-break/>200. MINATORI AVVELENATI<text:line-break/>Otto duergar avvelenati (sei maschi e due femmine)<text:line-break/>maneggiano pigramente i loro picconi, per estrarre il ferro<text:line-break/>grezzo dai giacimenti lungo le pareti della caverna. Sono<text:line-break/>ostili nei confronti di chiunque non sia un duergar. Se<text:line-break/>superano numericamente i loro avversari, combattono con<text:line-break/>audacia, ma se la situazione cambia, fuggono verso l’area<text:line-break/>21. I maschi si chiamano Hrok, Jarazk, Krod, Mraginar,<text:line-break/>Norl e Rok. Le femmine si chiamano Bralith e Sunmerva.<text:line-break/>La caverna è disseminata di vecchi strumenti da<text:line-break/>scavo: badili, picconi rotti, slitte di ferro arrugginite per<text:line-break/>trasportare il metallo estratto e così via. Un'ispezione<text:line-break/><text:soft-page-break/>sommaria rivela anche un paio di otri vuoti, un barilotto di<text:line-break/>legno spaccato e un rotolo di corda di canapa lungo 6 metri,<text:line-break/>ormai troppo consumato per essere utilizzato.<text:line-break/><text:line-break/>20D. STANZA VUOTA<text:line-break/><text:line-break/>I nani avevano scavato oltre la parete sud di questa stanza,<text:line-break/>nella speranza di trovare ricchi giacimenti di mithral, ma<text:line-break/>trovarono solo ferro e gas velenoso. La stanza è vuota, ma<text:line-break/>i personaggi possono sentire i minatori al lavoro nelle aree<text:line-break/><text:line-break/>20b e 20c.<text:line-break/><text:line-break/>2]1. POSTAZIONE D'ARIA PULITA<text:line-break/><text:line-break/>I duergar si recano quaggiù per recuperare dagli effetti del<text:line-break/>gas velenoso. Sulle pareti di pietra grigia liscia di questa<text:line-break/>caverna, sono state incise alcune rune. Se un personaggio<text:line-break/>studia le rune ed effettua con successo una prova di<text:line-break/>Intelligenza (Arcano) con CD 15, capisce che fanno parte<text:line-break/>di un antico incantesimo che ripulisce ciclicamente e<text:line-break/>costantemente l’aria in questa stanza e tiene alla larga i gas<text:line-break/>velenosi e gli effetti simili, magici o meno che siano.<text:line-break/><text:line-break/>22. POSTAZIONE DI GUARDIA<text:line-break/><text:line-break/>Pareti. Il pavimento e le pareti di questa stanza alta 3 metri<text:line-break/>sono coperti di piastrelle di pietra a incastro.<text:line-break/><text:line-break/>Saracinesca. Una saracinesca di ferro blocca il tunnel che<text:line-break/>conduce a sud. La saracinesca può essere sollevata a<text:line-break/>viva forza da creature che abbiano una Forza combinata<text:line-break/>pari o superiore a 50. Le sbarre della saracinesca sono<text:line-break/>separate da 7,5 cm l'una dall’altra.<text:line-break/><text:line-break/>Leva. Una leva di pietra in posizione abbassata sporge<text:line-break/>dalla parete in diagonale a est della saracinesca (alzando<text:line-break/>la leva si solleva la saracinesca).</text:p>
      <text:p text:style-name="P1"/>
      <text:p text:style-name="P1"/>
      <text:p text:style-name="P1"/>
      <text:p text:style-name="P1">@@@ 7 @@@</text:p>
      <text:p text:style-name="P1"/>
      <text:p text:style-name="P1"/>
      <text:p text:style-name="P1"/>
      <text:p text:style-name="P1">23. CORTE DI FAZRIAN<text:line-break/><text:line-break/>Îl tempo e l'incuria hanno compromesso lo sfarzo di queste<text:line-break/>sale dal soffitto a volta, dove ora risiede l’angelo caduto.<text:line-break/><text:line-break/>23A. GRANDE ATRIO<text:line-break/><text:line-break/>La doppia porta alta 5,4 metri sulla parete ovest si apre<text:line-break/>verso l’interno, rivelando un atrio rivestito di piastrelle di<text:line-break/>pietra è alto 12 metri. L'area ha i tratti seguenti:<text:line-break/><text:line-break/>Bracieri. L'atrio è riscaldato e illuminato di luce fioca da<text:line-break/>due bracieri di pietra alti 1,8 metri, larghi altrettanto<text:line-break/>e pieni di tizzoni ardenti. Da ogni braciere si alza una<text:line-break/>colonna di fumo e scintille.<text:line-break/><text:line-break/>Statue. Dall'atrio si estende verso est un corridoio largo<text:line-break/>6 metri, alto 9 metri e dal soffitto ad arco, lungo le cui<text:line-break/>pareti sonò disposte le statue in ferro di alcuni nani in<text:line-break/><text:soft-page-break/>arimatura, alte 4,5 metri e ricoperte di ragnatele. Nei<text:line-break/>fori per gli occhi dei loro elmi, risplende la luce di un<text:line-break/>incantesimo fiamrma perenne è le loro asce bipenni di<text:line-break/>ferro sono sollevate sopra la testa.<text:line-break/><text:line-break/>23B. SALA DEL GIUDIZIO FINALE<text:line-break/><text:line-break/>Îl pavimento di questa camera alta 12 metri ha la forma<text:line-break/>della lama di un'ascia bipenne. La stanza, che odora di rose<text:line-break/>e di zaolfo, contiene quanto segue:<text:line-break/><text:line-break/>Fazrian e l’Immondo. Un planetar calvo, con la pelle<text:line-break/>verde, le ali piumate bianche e gli occhi d'argento fuso<text:line-break/>siede su un trono di ossa in un'alcova rialzata, Tra le<text:line-break/>ombre alle spalle del trono, si nasconde il nycaloth<text:line-break/>Raxxus {lo yugoloth sorveglia passivamente la parete<text:line-break/>alle spalle del trono, che cela una porta segreta collegata<text:line-break/>all’atea 24).<text:line-break/><text:line-break/>Bracieri. La camera è illuminata di luce fioca da quattro<text:line-break/>bracieri di pietra alti 1,5 metri, larghi altrettanto e pieni<text:line-break/>di tizzoni ardenti, che producono una colonna di fumo e<text:line-break/>scintille.<text:line-break/><text:line-break/>Portale Verticale. A nord si ergono due menbhir di cristallo<text:line-break/>e all'interno di ognuno è imprigionata una marilith.<text:line-break/><text:line-break/>Fossa Aperta. A sud è visibile una fossa aperta, la cui<text:line-break/>bocca rettangolare è larga 3 metri e lunga 6 metri. La<text:line-break/>fossa è profonda 9 metri e sul fondo si apre un passaggio<text:line-break/>alto 6 metri é largo altrettanto che conduce a sud. I<text:line-break/>personaggi vicini al bordo della fossa sentono alcune<text:line-break/>grandi creature (gli otyugh nell'area 23c} che si agitano<text:line-break/>nell’oscurità sottostante.<text:line-break/><text:line-break/>Fazrian è un planetar legale malvagio privo dell’opzione<text:line-break/>di azione Tocco Guaritore. A meno che non sia incapacitato<text:line-break/>Fazrian può effettuare una delle seguenti azioni di tana<text:line-break/>a conteggio di iniziativa 20 (in caso di parità di iniziativa,<text:line-break/>Fazrian perde), finché si trova sul Livello Terminus:<text:line-break/><text:line-break/>* Gli occhi di Fazrian piangono sangue fino al conteggio<text:line-break/>di iniziativa 20 del round successivo. Nessuna creatura<text:line-break/>entro 36 metri dal planetar può recuperare punti ferita<text:line-break/>finché l’effetto non termina.<text:line-break/><text:line-break/>- Gli occhi di Fazrian diventano vuoti, neri è fumanti fino<text:line-break/>al conteggio di iniziativa 20 del round successivo. Tutte<text:line-break/>le altre creature entro 36 metri dal planetar subiscono<text:line-break/>svantaggio ai tiri salvezza finché l'effetto non termina.<text:line-break/><text:line-break/>: Una luce magica accecante si sprigiona dagli occhi<text:line-break/>di Fazrian fino al conteggio di iniziativa 20 del round<text:line-break/>SUCCessivo. Se una creatura inizia 1] suo turno entro<text:line-break/>36 metri dal planetar e i due possono vedersi l'un l'altro,<text:line-break/>Fazrian può obbligare la creatura a effettuare un tiro<text:line-break/>salvezza su Costituzione con CD 20; se la creatura<text:line-break/>fallisce, è accecata. La cecità permane finché la creatura<text:line-break/>nNon riceve un incantesimo ristorare inferiore o una<text:line-break/>magia simile.<text:line-break/><text:line-break/>Fazrian un tempo era un modello supremo di coraggio<text:line-break/>e di rettitudine, ma ora cerca di distruggere qualsiasi<text:line-break/>creatura che a suo giudizio non meriti di continuare a<text:line-break/><text:soft-page-break/>esistere. Le convinzioni di Fazrian sono una perversione<text:line-break/>di quello che erano una volta: agli occhi del planetar,<text:line-break/>ogni creatura è colpevole di “deformità”. Se qualcuno<text:line-break/>non dimostra rapidamente la sua innocenza, Fazrian lo<text:line-break/>condanna immediatamente a morte.<text:line-break/><text:line-break/>Per persuadere il planetar a emettere un verdetto di<text:line-break/>innocenza è necessario che almeno un membro del gruppo<text:line-break/>si sottoponga al giudizio di Fazrian, Quel personaggio<text:line-break/>deve offrire la propria vita affinché quella degli altri sia<text:line-break/>risparmiata. Se un personaggio si presenta al cospetto di<text:line-break/>Fazrian mostrandosi coraggioso e disposto a sacrificarsi,<text:line-break/>è giudicato innocente del crimine di deformità. Obiezioni,<text:line-break/>proteste e contestazioni dell’autorità di Fazrian ottengono<text:line-break/>per tutta risposta una severa condanna di colpevolezza.<text:line-break/><text:line-break/>Îl planetar può capire quando qualcuno gli mente (grazie<text:line-break/>al suo tratto Consapevolezza Divina) e chi lo fa viene<text:line-break/>immediatamente giudicato colpevole.<text:line-break/><text:line-break/>Il planetar sogna di radunare un esercito abbastanza<text:line-break/>grande da invadere tutto Sottomonte per epurarlo da coloro<text:line-break/>che egli giudica degli abomini. Prima di lasciare andare<text:line-break/>coloro che sono stati giudicati innocenti, Fazrian esige che<text:line-break/>ognuno di essi giuri di servirlo d'’ora in avanti. Coloro che<text:line-break/>si rifiutano di giurare sono giudicati colpevoli di codardia e<text:line-break/>condannati a morte.<text:line-break/><text:line-break/>Una volta emessa la sentenza, Fazrian ordina a Raxxus<text:line-break/>di farsi avanti, di uccidere il condannato o i condannati e<text:line-break/>di gettare i corpi nella fossa (vedi l’area 23c). Dopo che i<text:line-break/>colpevoli sono stati puniti, gli innocenti vengono scortati<text:line-break/>da Raxxus fino agli arcanaloth nell’area 14 per essere<text:line-break/>indottrinati. Se il nycaloth viene ucciso, il planetar impugna<text:line-break/>la sua spada e attacca i colpevoli.<text:line-break/><text:line-break/>Soltanto un personaggio giudicato innocente da<text:line-break/>Fazrian può alterare l’atteggiamento del planetar quanto<text:line-break/>basta da fargli capire fino a che punto si è corrotto. Un<text:line-break/>tale personaggio puùò usare un'azione per appellarsi al<text:line-break/>planetar affinché guardi dentro di sé e si giudichi da solo,<text:line-break/>effettuando una prova di Carisma (Persuasione) con CD 26<text:line-break/>come parte di quell’azione., Se il giocatore interpreta<text:line-break/>bene questa scena, ottiene vantaggio alla prova. Se un<text:line-break/>personaggio ottiene un fallimento alla prova, non può<text:line-break/>ritentare, ma può comunque aiutare un altro personaggio<text:line-break/>che tenti di convincere il planetar della sua stessa<text:line-break/>colpevolezza. Se una prova di questo tipo ha successo,<text:line-break/>una solitaria scintilla di bontà si riaccende in Fazrian. Il<text:line-break/>planetar in lacrime implora il perdono di Torme, in un<text:line-break/>ultimo atto di espiazione e sacrificio, si trafigge con la sua<text:line-break/>stessa spada e muore.<text:line-break/><text:line-break/>Se il planetar muore per sua stessa mano o per mano<text:line-break/>dei personaggi, Torm conferisce a ogni personaggio una<text:line-break/>benedizione della protezione (vedi “Qualità Soprannaturali”<text:line-break/>nel capitolo 7 della Dungeon Master's Guide). Questa<text:line-break/>benedizione è permanente se chi la riceve venera Torm,<text:line-break/>altrimenti dura per 10 giorni. La benedizione di Torm<text:line-break/>non viene concessa a quei personaggi che liberano una o<text:line-break/>entrambe le marilith intrappolate nei menhir di cristallo<text:line-break/>(vedi “Portale Verticale per il Livello 19” più sotto),<text:line-break/><text:line-break/>Nycaloth. Raxxus funge da carnefice per il planetar ed<text:line-break/><text:soft-page-break/>è pronto a farsi avanti per eliminare chiunque Fazrian<text:line-break/>gli ordini di uccidere. Raxxus può evocare altri yugoloth<text:line-break/>(come descritto nel riquadro “Variante: Evocazione degli<text:line-break/>Yugoloth” nella sezione “Yugoloth” del Monster Manual) e<text:line-break/>cercherà di farlo se ha bisogno di rinforzi. Quei personaggi<text:line-break/>che sconfiggono il planetar possono indurre in tentazione<text:line-break/>Raxxus facendogli un'offerta. Un tesoro di valore pari o<text:line-break/>superiore a 10.000 mo può cambiare l'atteggiamento del<text:line-break/><text:line-break/>LUIVELLO 21 | IL LIVELLO TERMINUS</text:p>
      <text:p text:style-name="P1"/>
      <text:p text:style-name="P1"/>
      <text:p text:style-name="P1"/>
      <text:p text:style-name="P1">@@@ 8 @@@</text:p>
      <text:p text:style-name="P1"/>
      <text:p text:style-name="P1"/>
      <text:p text:style-name="P1"/>
      <text:p text:style-name="P1">nycaloth da ostile a indifferente, mentre uno di valore pari o<text:line-break/>superiore a 25.000 mo lo rende amichevole. Raxxus non fa<text:line-break/>del male ai personaggi, se è indifferente nei loro confronti,<text:line-break/>e li aiuta, se è amichevole. L'atteggiamento del nycaloth<text:line-break/>torna a essere ostile se i personaggi lo minacciano o se<text:line-break/>non gli consegnano il pagamento entro un lasso di tempo<text:line-break/>ragionevole.<text:line-break/><text:line-break/>Portale Verticale per il Livello 19. 1 menhir di cristallo<text:line-break/>sono indistruttibili e formano uno dei portali magici<text:line-break/>di Halaster (vedi “Portali” a pagina 12). Colpendo uno<text:line-break/>dei menhir con un oggetto rigido o bersagliando uno o<text:line-break/>entrambi i menhir con un incantesimo frantumare, non si<text:line-break/>infliggono danni, ma la pietra verticale colpita emette un<text:line-break/>forte rintocco che risveglia il demone marilith all'interno.<text:line-break/>Nessun altro effetto può risvegliare i demoni.<text:line-break/><text:line-break/>La prima cosa che fa una marilith risvegliata è liberarsi<text:line-break/>usando la sua opzione di azione Teletrasporto. Le maritlith<text:line-break/>sono ostili nei confronti di tutte le creature che non siano<text:line-break/>dei demoni e disprezzano gli angeli più di qualsiasi altra<text:line-break/>creatura. Se una marilith viene liberata in presenza di<text:line-break/>Fazrian, il demone e l’angelo combattono finché uno dei<text:line-break/>due non muore. Se il planetar è costretto a combattere una<text:line-break/>marilith da solo, si presume che Fazrian esca dallo scontro<text:line-break/>vittorioso con 60 punti ferita rimanenti. Se costretto a<text:line-break/>combattere con entrambe le marilith da solo, Fazrian viene<text:line-break/>ucciso é a ogni demone restano 60 punti ferita.<text:line-break/><text:line-break/>Dopo essere stata liberata dal suo menhir, una marilith<text:line-break/>può essere obbligata magicamente a divulgare la parola<text:line-break/>d'ordine che attiva il portale. Anche un incantesimo<text:line-break/>conoscenza delle leggende o una magia simile sono in<text:line-break/>grado di rivelare la parola d’ordine: quella attuale è “Yuraj”,<text:line-break/>ma Halaster la cambia ogni due o tre giorni. A questo<text:line-break/>portale si applicano le regole seguenti:<text:line-break/><text:line-break/>. Se una creatura pronuncia la parola d'ordine giusta entro<text:line-break/>3 metri dal portale, questo si apre per 1 mintuto.<text:line-break/><text:line-break/>‘ Î personaggi devono essere di livello pari o superiore<text:line-break/>al 15° per attraversare questo portale (vedi “[hesiyra<text:line-break/>Kestellharp” a pagina 10). La prima creatura a passare<text:line-break/>attraverso il portale innesca una runa antica (vedi “Rune<text:line-break/>Antiche” a pagina 12).<text:line-break/><text:line-break/>* Una creatura che attraversa il portale compare nell'area<text:line-break/><text:soft-page-break/>7 del livello 19, nello spazio libero più vicino al portale<text:line-break/>identico situato in quell'area.<text:line-break/><text:line-break/>23C. SMALTIMENTO DEI RIFIUTI<text:line-break/><text:line-break/>Un tunnel largo 6 metri e alto altrettanto parte da] fondo<text:line-break/>della fossa nell’area 23b e si inoltra a sud prima di giungere<text:line-break/>a un vicolo cieco. 1] pavimento del tunnel è coperto di ossa,<text:line-break/>vari oggetti da avventurieri e altri rifiuti.<text:line-break/><text:line-break/>Alla fine del tunnei si annidano tre otyugh affarnati.<text:line-break/>Quando percepiscono la presenza di altre creature nella<text:line-break/>fossa, gli otyugh si avventano su di esse e le attaccano,<text:line-break/>usarndo nel frattempo la loro Telepatia Limitata per beffarsi<text:line-break/>delle prede.<text:line-break/><text:line-break/>Tesoro. Tra le ossa che giacciono sul fondo dell’estremità<text:line-break/>sud del tunnel, è possibile recuperare 1.300 ma, 600 mo<text:line-break/>e una sottile lJamina dorata con l'immagine di un uomo<text:line-break/>mascherato, la carta da gioco intitolata ‘Il Ladro”. La<text:line-break/>carta vale 10 mo e completa il mazzo di carte trovato<text:line-break/>nell’area 10b.<text:line-break/><text:line-break/>LIVELLO 21 | IL LIVELLO: TERMINUS<text:line-break/><text:line-break/>24. CRIPTA SEGRETA<text:line-break/><text:line-break/>Questa camera ovale ha un soffitto a cupola alto 6 metri e i<text:line-break/>tratti seguenti:<text:line-break/><text:line-break/>Mano Insanguinata. Tutte le superfici sono sporche di<text:line-break/>sangue essiccato, ad eccezione di una gigantesca chiazza<text:line-break/>a forma di mano sulla parete di fondo.<text:line-break/><text:line-break/>Testa e Mazza. Al centro della stanza sono stati ammassati<text:line-break/>dieci forzieri di pietra fatti a pezzi. Una mazza e un<text:line-break/>cadavere uimano senza testa giacciono sul pavimento<text:line-break/>accanto a questi detriti. La testa recisa del cadavere<text:line-break/>giace a pochi metri di distanza. Il cadavere putrefatto è<text:line-break/>divorato dai vermi.<text:line-break/><text:line-break/>Se un personaggio effettua con successo una prova di<text:line-break/>Intelligenza (Religione) con CD 15, capisce che la forma di<text:line-break/>mano sulla parete di fondo rappresenta il simbolo di Torm.<text:line-break/><text:line-break/>Quei personaggi che hanno assistito alla scena spettrale<text:line-break/>nell’area 7 riconoscono nel cadavere la chierica della<text:line-break/>visione. Brythia Mulspeer e i suoi compagni avventurieri<text:line-break/>stavano esplorando Sottomonte quando i pericoli si fecero<text:line-break/>eccessivi per loro. Brythia implorò l’aiuto di Torm e Fazrian<text:line-break/>rispose al suo appello. Il planetar fornì l’aiuto e le cure<text:line-break/>di cui il gruppo aveva un disperato bisogno, poi decise<text:line-break/>di rimanere al fianco di Brythia man mano che il gruppo<text:line-break/>di avventurieri si inoltrava ulteriormente a Sottomonte.<text:line-break/>Quando il planetar finì per cedere alla sete di sangue,<text:line-break/>si rivoltò contro gli avventurieri e decapitò Brythia con<text:line-break/>il suo spadone. La defunta chierica di Torm può essere<text:line-break/>interrogata usando parlare con i morti. Essendo caduta<text:line-break/>vittima della frenesia sanguinaria di Fazrian, Brythia ora<text:line-break/>desidera soltanto vedere il planetar redento,<text:line-break/><text:line-break/>TESORO<text:line-break/><text:line-break/>La mazza è una mazza della punizione che apparteneva<text:line-break/><text:soft-page-break/>a Brythia. I personaggi che hanno assistito alla scena<text:line-break/>spettrale dell’area 7 riconoscono la mazza come l’arma<text:line-break/>usata dalla chierica in quella visione.<text:line-break/><text:line-break/>I forzieri di pietra un tempo contenevano delle monete<text:line-break/>nascoste in quest’area dai nani Melairkyn. I duergar li<text:line-break/>hanno sfondati e hanno riversato le monete in un carrello<text:line-break/>minerario nell’area 15d.<text:line-break/><text:line-break/>CONSEGUENZE<text:line-break/><text:line-break/>La morte di Fazrian consente ai duergar di ripréendere i]<text:line-break/>controllo del Livello Terminus. Valtagar non ha altri piani<text:line-break/>immediati, oltre a fortificare il livello e a prepararsi per fare<text:line-break/>ritornio prima o poi a Gracklstugh.<text:line-break/><text:line-break/>Gli eventuali vugoloth che rimangono sul posto cercano<text:line-break/>di ricavare ciò che possono da questa brutta situazione.<text:line-break/>Aximus ed Exekarus preferiscono allearsi con i duergar<text:line-break/>piuttosto che con una banda di avventurieri, mentre<text:line-break/>Raxxus preferisce allearsi con gli avventurieri anziché<text:line-break/>restare con i duergar. Se Xindulus è vivo, l'ultroloth decide<text:line-break/>di correre i suoi rischi alla Rocca Shadowdusk (il livello 22)<text:line-break/>tentando di stipulare un’alleanza con i cavalieri della morte<text:line-break/>che risiedono laggitù.<text:line-break/><text:line-break/>A prescindere da ciò che accade, il Mago Folle continua a<text:line-break/>usare il Livello Terminus come discarica dove abbandonare<text:line-break/>i mostri dei suoi esperimenti falliti. Se i personaggi<text:line-break/>lasciano il livello e vi fanno ritorno in seguito, potrebbero<text:line-break/>incontrare uno o più di quegli orrori.</text:p>
      <text:p text:style-name="P1"/>
      <text:p text:style-name="P1"/>
      <text:p text:style-name="P1"/>
      <text:p text:style-name="P1">@@@ 9 @@@</text:p>
      <text:p text:style-name="P1"/>
      <text:p text:style-name="P1"/>
      <text:p text:style-name="P1"/>
      <text:p text:style-name="P1">fi<text:line-break/><text:line-break/>I H<text:line-break/><text:line-break/>LIVELLO 22: La ROCCA SHADOWDUSK ‘<text:line-break/><text:line-break/>[ g i<text:line-break/><text:line-break/>Waterdeep che indagarono sull'incendio non divulgarono<text:line-break/><text:line-break/>9 A ROCCA SHADOWDUSK È CONCEPITÀ PER<text:line-break/>quattro avventurieri di 17° livello. I<text:line-break/><text:line-break/>personaggi che sconfiggono 1 mostri di<text:line-break/><text:line-break/>questo livello dovrebbero guadagnare<text:line-break/><text:line-break/>ﬁ abbastanza PE da arrivare a metà strada<text:line-break/>per il 18 livello.<text:line-break/><text:line-break/>COSA SI ANNIDA QUI?<text:line-break/><text:line-break/>Una famiglia nobile di Waterdeep esiliata molto tempo fa<text:line-break/>ha fatto di questo livello la sua dimora.<text:line-break/><text:line-break/>GLI SHADOWDUSK<text:line-break/><text:soft-page-break/><text:line-break/>La famiglia Shadowdusk, come tante altre dinastie<text:line-break/>nobiliari di Waterdeep, fece fortuna commerciando.<text:line-break/><text:line-break/>Tre sorelle di nome Arandraya, Maelweene e Yarlithra<text:line-break/>Shadowdusk divennero famose per il loro patrocinio<text:line-break/><text:line-break/>e la loro partecipazione alle spedizioni di avventurieri<text:line-break/><text:line-break/>a Sottomonte. Uno degli oggetti che recuperarono dal<text:line-break/>dungeon era una tavoletta di cristallo nero che consentiva<text:line-break/>di contattare le entità del Reame Remoaoto. Il loro fratello<text:line-break/>Xerrion entrò in possesso della tavoletta e la usò per<text:line-break/>contattare quegli esseri ultraterreni, nel tentativo di<text:line-break/>distruggere i rivali in affari e i nemici politici della<text:line-break/>famiglia. Quel contatto non solo condusse Xerrion alla<text:line-break/>follia, ma nel giro di poco tempo contagiò anche gli altri<text:line-break/>membri della famiglia Shadowdusk e presto la loro follia<text:line-break/>divenne una notizia di dominio pubblico. Man mano che<text:line-break/>il comportamento della famiglia si faceva più insolito, sui<text:line-break/>paginoni locali si ipotizzava che gli Shadowdusk fossero<text:line-break/>stati sostituiti da orrori aberranti con fattezze umane.<text:line-break/>Nell’Anno dell’Arpa (1355 CV}), la loro villa di famiglia, la<text:line-break/>Rocca Shadowdusk, fu data alle fiamme. Le autorità di<text:line-break/><text:line-break/>mai il risultato delle loro indagini, ma si crede che 1<text:line-break/>responsabili fosseròo i membri dell'Ordine Vigile dei Maghi<text:line-break/>Protettori.<text:line-break/><text:line-break/>Tutte e tre le sorelle di Xerrion rimaseroò uccise<text:line-break/>nell’incendio che divorò la Rocca Shadowdusk. Xerrion<text:line-break/>fuggiì e si nascose nel rifugio delle sue sorelle, nelle<text:line-break/>profondità di Sottomonte. Da lì, usò una serie di<text:line-break/>incantesimi inviare per contattare i membri della famiglia<text:line-break/>Shadowdusk che vivevano all’estero è li condusse a vivere<text:line-break/>con lui, in una perversa versione sotterranea della Rocca<text:line-break/>Shadowdusk. Tra coloro che risposero alla chiamata, c'era<text:line-break/>Margaraste Shadowdusk, una lontana cugina che Xerrion<text:line-break/>in seguito avrebbe sposato.<text:line-break/><text:line-break/>I] livello 22 di Sottomonte divenne un rifugio sicuro<text:line-break/>dove gli Shadowdusk poterono trattare con gli orrori del<text:line-break/>Reame Remoto lontani dagli occhi indiscreti dei cittadini<text:line-break/>di Waterdeep. Alla fine, Xerrion e Margaraste varcarono<text:line-break/>la soglia di un portale per il Reame Remoto e nessuno li<text:line-break/>vide mai più. In loro assenza, il comando è passato ai due<text:line-break/>nipoti di Xerrion, Dezmyr e Zalthar, i figli gemelli della<text:line-break/>sua defunta sorella Yarlithra, due ex paladini di Torm che<text:line-break/>rinnegarono la loro fede molto tempo fa per diventare dei<text:line-break/>cavalieri della morte.<text:line-break/><text:line-break/>Col passare degli anni, Halaster Blackcloak ha tenuto<text:line-break/>d'occhio gli Shadowdusk e le loro trame, pur lasciando la<text:line-break/>famiglia libera di agire in quell’angolo del suo dominio. Il<text:line-break/>Mago Folle crede che questo sia il tipò di nobili di cui c'è<text:line-break/>bisogno per prendere decisioni ed esercitare il potere a<text:line-break/>Waterdeep... in modo che egli possa governare in segreto<text:line-break/>la città manovrandoli come marionette. Di conseguenza,<text:line-break/>incoraggia gli Shadowdusk a consolidare il loro potere<text:line-break/>e a prepararsi a un trionfante e sanguinario ritorno a<text:line-break/><text:line-break/>CLIVELLO 22 | LA REOCCA S5HADOWDOSKE</text:p>
      <text:p text:style-name="P1"/>
      <text:p text:style-name="P1"/>
      <text:p text:style-name="P1"><text:soft-page-break/></text:p>
      <text:p text:style-name="P1">@@@ 10 @@@</text:p>
      <text:p text:style-name="P1"/>
      <text:p text:style-name="P1"/>
      <text:p text:style-name="P1"/>
      <text:p text:style-name="P1">PROGENIE STELLARI<text:line-break/><text:line-break/>Le creature del Reame Remoto fanno visita alla Rocca<text:line-break/>Shadowdusk di tanto in tanto. Se il DM possiede<text:line-break/><text:line-break/>una copia del Tomo di Mordenkainen dei Nemici, può<text:line-break/>aggiungere una o più progenie stellari tratte da quel libro<text:line-break/>alla schiera di creature incontrate su questo livello di<text:line-break/>Sottomonte.<text:line-break/><text:line-break/>“ L<text:line-break/><text:line-break/>Waterdeep, dopodiché Halaster reclamerà il potere come<text:line-break/>Lord Occulto della città.<text:line-break/><text:line-break/>Un tempo il motto della famiglia Shadowdusk era:<text:line-break/>“Nessun segreto senza verità.” Dopo la caduta della<text:line-break/>famiglia, quel motto è cambiato in “Noi non temiamo<text:line-break/>l'oscurità”. L’emblema della famniglia è una torcia accesa<text:line-break/>con tre braci che salgono dalla fiamma su campo viola.<text:line-break/>Dopo la discesa a Sottomonte della famiglia, l'emblema è<text:line-break/>stato letteralmente capovolto e ora le fiamme della torcia<text:line-break/>puntano verso il basso.<text:line-break/><text:line-break/>DEZMYR E ZALTHAR<text:line-break/><text:line-break/>I gemelli Dezmyr e Zalthar Shadowdusk hanno<text:line-break/>attualmente il comando della Rocca Shadowdusk. Sono<text:line-break/>sempre stati molto uniti, sia in vita che nella non morte,<text:line-break/>e avrebbero potuto guidare la loro famiglia mortale con<text:line-break/>sapienza se gli eventi avessero preso un'altra piega.<text:line-break/><text:line-break/>[ gemelli sono fedeli l'uno all’altra e sono ossessionati<text:line-break/>dall’obiettivo di riportare la famiglia a una posizione<text:line-break/>prominente e di assumere il controllo di Waterdeep.<text:line-break/><text:line-break/>ESPLORARE QUESTO LIVELLO<text:line-break/><text:line-break/>Le descrizioni di tutti i luoghi di questo livello fanno<text:line-break/>riferimento alla mappa 22.<text:line-break/><text:line-break/>T tratti seguenti si applicano a tutta la Rocca<text:line-break/>Shadowdusk, a meno che la descrizione di un’area non<text:line-break/>specifichi diversamente:<text:line-break/><text:line-break/>* La rocca è composta da tre piani. I soffitti delle stanze è<text:line-break/>dei corridoi sono alti 4,5 metri, tranne dove specificato<text:line-break/>diversamente. Î pavimenti sono di pietra liscia e sono<text:line-break/>levigati fino a potercisi specchiare.<text:line-break/><text:line-break/>* Ogni umanoide che muore nella Rocca Shadowdusk<text:line-break/>si anima dal suo cadavere 1d4 ore dopo come fuoco<text:line-break/>fatuo sotto il controllo del DM. Lanciare dissolvi il<text:line-break/>bene e il male sul cadavere prima che il fuoco fatuo si<text:line-break/>formi previene questo effetto, come anche portare il<text:line-break/>cadavere fuori dalla Rocca Shadowdusk o nell'area di un<text:line-break/>incantesimo santificare.<text:line-break/><text:line-break/>’ I sostegni per torce di tutta la Rocca Shadowdusk<text:line-break/><text:soft-page-break/>proiettano una luce generata da incantesimi fiamma<text:line-break/>perenne. Q ueste torce magiche sono montate su sostegni<text:line-break/>capovolti, in modo che le loro fiamme magiche puntino<text:line-break/>verso il basso.<text:line-break/><text:line-break/>PRIMO PIANO<text:line-break/><text:line-break/>I] piano superiore della Rocca Shadowdusk è molto simile<text:line-break/>nello stile e nell’architettura al maniero di famiglia di<text:line-break/>Waterdeep prima della sua distruzione. Questa sezione<text:line-break/>della rocca assorniglia a un mausoleo. L’'influenza del<text:line-break/>Reame Remoto in questo piano è debole.<text:line-break/><text:line-break/>Due membri della famiglia Shadowdusk risiedono qui:<text:line-break/>una maga di nome Melissara Shadowdusk e il suo folle<text:line-break/>marito Derrion.<text:line-break/><text:line-break/>LIVELLO 22 |'’ELA- ROCCA SHADOWDUSK<text:line-break/><text:line-break/>]. GRANDE ATRIO<text:line-break/><text:line-break/>Le scale che scendono dal livello 21 sfociano in una vasta<text:line-break/>anticamera che contiene quanto segue:<text:line-break/><text:line-break/>Colonne. Le colonne sorreggono il soffitto a volta<text:line-break/>alto 12 metri.<text:line-break/><text:line-break/>Grell. Sei grell fluttuano dietro le colonne a nord. 1 grell<text:line-break/>attaccano i visitatori e possono usare i tentacoli per<text:line-break/>aprire e chiudere le porte come necessario.<text:line-break/><text:line-break/>Apparizioni. Le immagini spettrali di alcuni servitori e<text:line-break/>avventurieri defunti a volte si materializzano, vagano per<text:line-break/>la sala e poi svaniscono. Queste immagini sono effetti<text:line-break/>regionali innocui creati da Halaster (vedi “La Tana di<text:line-break/>Halaster” a pagina 311).<text:line-break/><text:line-break/>Statue. Le alcove a sud ospitano le statue di due umani<text:line-break/>elegantemente vestiti.<text:line-break/><text:line-break/>Le statue raffigurano i gernelli Shadowdusk, Zalthar<text:line-break/>e Dezmyr, come apparivano in vita. La statua di Zalthar<text:line-break/>occupa l’alcova a ovest ed è alta poco più di 2 metri. La<text:line-break/>statua di Dezmyr a est è alta 1,88 metri. Un'iscrizione ai<text:line-break/>piedi di ogni statua identifica il soggetto.<text:line-break/><text:line-break/>2. GALLERIA DISTORTA<text:line-break/><text:line-break/>Bassorilievi. Le pareti curve sono decorate con una serie<text:line-break/>di bassorilievi. Le targhe sottostanti narrano la storia di<text:line-break/>una dimenticata famiglia di Waterdeep.<text:line-break/><text:line-break/>Statue. Due statue alte 2,7 metri sono collocate su<text:line-break/>piattaforme rialzate nelle alcove a nord e a sud.<text:line-break/><text:line-break/>I bassorilievi raffigurano Arandraya, Maelweene e<text:line-break/>Yarlithra Shadowdusk mentre partecipano a negoziati<text:line-break/>commerciali a Waterdeep, esplorano Sottomonte nel loro<text:line-break/>tempo libero, riversano ricchezze nei forzieri di famiglia e<text:line-break/>donano una tavoletta nera a] fratello Xerrion. Poi mostrano<text:line-break/>la Rocca Shadowdusk originale (quella di Waterdeep) data<text:line-break/>alle fiamme, Xerrion Shadowdusk che fugge a Sottomonte<text:line-break/>portando con sé la tavoletta nera, la creazione di una<text:line-break/>nuova Rocca Shadowdusk nelle profondità del dungeon, il<text:line-break/><text:soft-page-break/>matrimonio di Xerrion con Lady Margaraste e la coppia di<text:line-break/>sposi che varca un portale di tentacoli che li condurrà al<text:line-break/>Reame Remoto.<text:line-break/><text:line-break/>Una prova di Intelligenza (Storia) con CD 15 effettuata<text:line-break/>con successo identifica l'emblema di famiglia nei<text:line-break/>bassorilievi (una torcia accesa dalla fiamma arancione e<text:line-break/>tre braci che salgono da essa) e i due motti della Casata<text:line-break/>Shadowdusk: “Nessun segreto senza verità” e “Noi non<text:line-break/>temiarmno l’oscurità”. Nelle prime scene l’emblema appare<text:line-break/>orientato verso l'alto, mentre nelle ultime è capovolto.<text:line-break/><text:line-break/>Se un personaggio riconosce l’embléema e i motti di<text:line-break/>famiglia, sa anche che gli Shadowdusk sono ritenuti<text:line-break/>scomparsi da tempo.<text:line-break/><text:line-break/>La statua a nord raffigura Lord Xerrion Shadowdusk, un<text:line-break/>umano di mezza età dal portamento regale e dai lineamenti<text:line-break/>inarcati. La statua a sud raffigura Lady Margaraste<text:line-break/>Shadowdusk, un'umana di imezza età dai capelli lunghi<text:line-break/>è ricci e dal sorriso gentile. Un'iscrizione ai piedi di ogni<text:line-break/>statua identifica il soggetto.<text:line-break/><text:line-break/>3. ALA OQVEST<text:line-break/><text:line-break/>Quattro nothic si annidano nel braccio nord di questa<text:line-break/>galleria a forma di L, impegnati a studiare i bassorilievi<text:line-break/>delle pareti e a chiacchierare tra loro. Oltre i nothic, una<text:line-break/>scalinata scende di 15 metri fino al secondo piano,<text:line-break/><text:line-break/>Î nothic sono incuriositi dai bassorilievi, che raffigurano<text:line-break/>vari membri defunti della famiglia Shadowdusk. Attaccano<text:line-break/>gli intrusi a vista.</text:p>
      <text:p text:style-name="P1"/>
      <text:p text:style-name="P1"/>
      <text:p text:style-name="P1"/>
      <text:p text:style-name="P1">@@@ 11 @@@</text:p>
      <text:p text:style-name="P1"/>
      <text:p text:style-name="P1"/>
      <text:p text:style-name="P1"/>
      <text:p text:style-name="P1">TAS FA RTT<text:line-break/><text:line-break/>Discesa al<text:line-break/><text:line-break/>ss Discesa al<text:line-break/>i secundn plunu /<text:line-break/><text:line-break/>Tunnel che<text:line-break/>conduce al<text:line-break/><text:line-break/>dungeorn<text:line-break/><text:line-break/>i a -.:::.\-..-.._; n<text:line-break/>u<text:line-break/>l<text:line-break/>;<text:line-break/>M R &amp;<text:line-break/><text:line-break/>Salita al<text:line-break/><text:line-break/>" Salita al u<text:line-break/>primn piunu '<text:line-break/><text:line-break/>” prlmn piano<text:line-break/><text:soft-page-break/>&amp;l!'"<text:line-break/><text:line-break/>Tunnel ché<text:line-break/>conduce al<text:line-break/>dungeon espanso<text:line-break/><text:line-break/>Disr.:esu al<text:line-break/><text:line-break/>s<text:line-break/><text:line-break/>llllllllllll<text:line-break/><text:line-break/>------<text:line-break/><text:line-break/>o al dungeon esponso ;<text:line-break/><text:line-break/>1 quadretto = 3 metri<text:line-break/><text:line-break/>Mapna 22: La Rocca SHADOWDUSK<text:line-break/><text:line-break/>LIVELLO 229 | LA ROCGCA SHADOWDUSK</text:p>
      <text:p text:style-name="P1"/>
      <text:p text:style-name="P1"/>
      <text:p text:style-name="P1"/>
      <text:p text:style-name="P1">@@@ 12 @@@</text:p>
      <text:p text:style-name="P1"/>
      <text:p text:style-name="P1"/>
      <text:p text:style-name="P1"/>
      <text:p text:style-name="P1">4., ALLOGGI IN DISUSO<text:line-break/><text:line-break/>Questa serie di camere è stata distrutta dalle creature che<text:line-break/>ora le hanno occupate e ogni traccia della loro funzione<text:line-break/>ariginaria è ormai scomparsa.<text:line-break/><text:line-break/>4A. NIDO DEI GRELL<text:line-break/><text:line-break/>Una sorta di alveare dotato di numerose aperture oscure<text:line-break/>occupa la metà sud di questa stanza. Sette grell si<text:line-break/>nascondono all’interno di questo nido soffice e umidiccio e<text:line-break/>ne escono per attaccare gli intrusi.<text:line-break/><text:line-break/>4p. CREATURA IMPAZZITA<text:line-break/><text:line-break/>Nothic. Un nothic se ne sta rannicchiato lungo la parete<text:line-break/>est a graffiare freneticamente le pietre.<text:line-break/><text:line-break/>Scarabocchi. Le pareti, il pavimento e il soffitto sono<text:line-break/>ricoperti da una serie di esortazioni nel Gergo delle<text:line-break/>Profondità e in Sottocomunie.<text:line-break/><text:line-break/>Un tempo il nothic era un mago apprendista di nome<text:line-break/>Rhamagant, che fungeva da assistente per Vertrand<text:line-break/>Shadowdusk (vedi l'’area 17 per ulteriori informazioni<text:line-break/>su Vertrand). Îl nothic non ricorda nulla della sua<text:line-break/>vita precedente e combatte solo per difendersi. Se un<text:line-break/>personaggio interroga il nothic in un linguaggio che esso<text:line-break/>possa comprendere, riesce a estrapolare le seguenti<text:line-break/>informazioni utili dalle folli farneticazioni della creatura:<text:line-break/><text:line-break/>- Questo livello di Sottomonte è chiamato la Rocca<text:line-break/>Shadowdusk ed è composto da tre piani.<text:line-break/><text:line-break/>*« Più si scende all'interno della Rocca Shadowdusk,<text:line-break/>più ci si avvicina al Reame Remoto.<text:line-break/><text:soft-page-break/><text:line-break/>‘ Ogni piano include una stanza segreta.<text:line-break/><text:line-break/>Îl nothic conosce l’ubicazione di tutte e tre le porte<text:line-break/>segrete che conducono alle stanze nascoste della Rocca<text:line-break/>Shadowdusk (le aree 11, 23b e 37). Se un personaggio<text:line-break/>riesce a comunicare con il nothic e a effettuare con<text:line-break/>successo una prova di Carisma (Intimidire o Persuasione)<text:line-break/>corn CD 20, lo convince ad accompagnare il gruppo e a<text:line-break/>indicare le porte segrete. Quando giunge entro 3 metri da<text:line-break/>una porta segreta all'interno della Rocca Shadowdusk, il<text:line-break/>nothic inizia a grattarla borbottando tra sé e sé le parole<text:line-break/>“porta segreta” in Sottocomune.<text:line-break/><text:line-break/>5. MAGAZZINO<text:line-break/><text:line-break/>Freddo. Questa camera è mantenuta fredda magicamente.<text:line-break/><text:line-break/>Scaffali. Tutte le pareti sono occupate da file di scaffali<text:line-break/>carichi di vino, birra e cibi deperibili.<text:line-break/><text:line-break/>Barili. Alcuni barili di legno pieni d'’acqua potabile sono<text:line-break/>allineati lungo una parete.<text:line-break/><text:line-break/>6. CUCINA<text:line-break/><text:line-break/>Mobili. Questa stanza contiene una stufa di ferro, tre tavoli<text:line-break/>di legno per la preparazione del cibo e una credenza<text:line-break/>piena di argenteria e stoviglie.<text:line-break/><text:line-break/>Servitori Inosservati. Quattro servitori inosservati<text:line-break/>viventi (vedi l'appendice A) preparano i pasti a comando<text:line-break/>€ usano le scope per pulire il pavimento.<text:line-break/><text:line-break/>7. SANTUARIO ABBANDONATO<text:line-break/><text:line-break/>Una statua incompleta, parzialmente scolpita in un blocco<text:line-break/>di marrmno, si erge al centro dell'’area. Il blocco è scolpito<text:line-break/>per raffigurare rozzamente la forma del dio Torm. Se un<text:line-break/>personaggio effettua una prova di Intelligenza (Religione)<text:line-break/>con CD 15, identifica i tratti incompleti della statua come<text:line-break/>un'iconografia del dio del dovere, della fedeltà e della legge.<text:line-break/><text:line-break/>LIVELLO 92 | LA ROCCA SHADOWDUSK<text:line-break/><text:line-break/>8. NICCHIA DEL NOTHIC<text:line-break/><text:line-break/>Fessura. Nel soffitto alto 6 metri si apre una fessura<text:line-break/>naturale larga 1,5 metri, al cui interno si nasconde<text:line-break/>un nothic.<text:line-break/><text:line-break/>Mobili. Un tavolo di pietra rettangolare circondato da<text:line-break/>dieci sedie occupa il centro della stanza. Il tavolo e il<text:line-break/>pavimento circostante sono disseminati di detriti caduti<text:line-break/>dal soffitto pericolante.<text:line-break/><text:line-break/>Arazzo. La parete ovest è coperta da un grande arazzo,<text:line-break/>che raffigura un matrimonio nobiliare all’interno di una<text:line-break/>vasta sala. Dagli angoli in ombra della sala, si protendono<text:line-break/>alcuni tentacoli neri.<text:line-break/><text:line-break/>I] nothic usa la fessura nel soffitto come tana personale.<text:line-break/>Osserva gli intrusi e usa la sua Intuizione Innaturale sui<text:line-break/>personaggi che gli sembrano più interessanti, in modo da<text:line-break/><text:soft-page-break/>poter riferire a Dezmyr Shadowdusk i segreti che scopre.<text:line-break/>Lascia la nicchia solo se viene attaccato e combatte fino<text:line-break/>alla morte per difendere la sua tana.<text:line-break/><text:line-break/>TESORO<text:line-break/><text:line-break/>T] nothic ha nascosto su un ripiano all'interno della sua<text:line-break/>nicchia sul soffitto 15 mp e 200 mo in un sacchetto di cuoio<text:line-break/>e una pozione di guarigione suprema in una fiala di vetro<text:line-break/>legata a una collana d’argento (25 mo).<text:line-break/><text:line-break/>L'arazzo raffigura l'agghiacciante matrimonio di Xerrion<text:line-break/>e Margaraste Shadowdusk. Vale 750 mo e pesa 25 kg.<text:line-break/><text:line-break/>9, ALA EST<text:line-break/><text:line-break/>Luce Fluttuante. Un fuoco fatuo visibile fluttua all’interno<text:line-break/>di questa lunga galleria a forma di L.<text:line-break/><text:line-break/>Bassorilievo. Un'alcova al centro della L contiene un<text:line-break/>bassorilievo che raffigura un gruppo di popolani nell’atto<text:line-break/>di rendere omaggio ai nobili della famiglia Shadowdusk.<text:line-break/><text:line-break/>Scale. Una scalinata alla fine del ramo nord della galleria<text:line-break/>scende di 15 metri fino al secondo piano.<text:line-break/><text:line-break/>I] fuoco fatuo è al servizio di Melissara nell’area 10a.<text:line-break/>Vaga da un'estremità della sala all’altra, in attesa di essere<text:line-break/>convocato, ma diventa invisibile e fugge per avvertirla al<text:line-break/>primo segno della presenza di intrusi.<text:line-break/><text:line-break/>10. ALLOGGI NOBILIARI<text:line-break/><text:line-break/>Questi appartamenti appartengono a Melissara<text:line-break/>Shadowdusk, una lontana cugina dei gemelli<text:line-break/>Shadowdusk, e al suo depravato marito Derrion.<text:line-break/><text:line-break/>]0A. CAMERA DI MELISSARA<text:line-break/><text:line-break/>Melissara. Una donna di mezza età ( Melissara<text:line-break/>Shadowdusk) è seduta su una poltrona nell’angolo<text:line-break/>nordest. Legge un libro e borbotta tra sé e sé.<text:line-break/><text:line-break/>Altri Mobili. Un letto a baldacchino e un armadio sono<text:line-break/>situati contro la parete sud e una tenda di seta copre un<text:line-break/>corridoio a nord.<text:line-break/><text:line-break/>Forta Segreta. Una porta segreta nella parete est conduce<text:line-break/>allo studio di Melissara (area 11).<text:line-break/><text:line-break/>Finora Melissara è riuscita a sfuggire all'orribile forma<text:line-break/>di pazzia che attanaglia il resto della famiglia, ma capisce<text:line-break/>che la sua mente è lentamente erosa dalla vicinanza al<text:line-break/>Reame Remoto. Temendo che la sua discesa nella follia sia<text:line-break/>inevitabile, vive in un perenne stato di esilio autoimposto,<text:line-break/>scegliendo di rimanere alla Rocca Shadowdusk nonostante<text:line-break/>il suo istinto le suggerisca di fuggire.<text:line-break/><text:line-break/>Melissara è un'arcimaga umana, con le modifiche seguenti:</text:p>
      <text:p text:style-name="P1"/>
      <text:p text:style-name="P1"/>
      <text:p text:style-name="P1"/>
      <text:p text:style-name="P1">@@@ 13 @@@</text:p>
      <text:p text:style-name="P1"/>
      <text:p text:style-name="P1"><text:soft-page-break/></text:p>
      <text:p text:style-name="P1"/>
      <text:p text:style-name="P1">. Melissara è neutrale.<text:line-break/>. Parla il Comune, il Draconico, il Gergo delle Profondità<text:line-break/>e il Nanico.<text:line-break/>. Ha preparato l'incantesimo porta dimensionale al posto<text:line-break/>di esilio.<text:line-break/>Se i personaggi si rivolgono a lei in modo civile,<text:line-break/>Melissara ascolta ciò che hanno da dire, poi li implora<text:line-break/>di distruggere Dezmyr e Zalthar prima che possano<text:line-break/>mettere in atto il loro piano di tonquistare Waterdeep,<text:line-break/>senza rendersi conto che i cavalieri della morte non sono<text:line-break/>tanto facili da sconfiggere. Melissara chiede di essere<text:line-break/>lasciata luori dal conflitto assieme a Derrion e fornisce ai<text:line-break/>personaggi le informazioni seguenti in buona fede:<text:line-break/><text:line-break/>- Tutti i membri della famiglia Shadowdusk, in qualche<text:line-break/>misura, sono stati corrotti dal Reame Remoto. Per quello<text:line-break/>che ne sa Melissara, i danni sono irreparabili.<text:line-break/><text:line-break/>- Gli altri familiari che vivono alla Rocca Shadowdusk<text:line-break/>includono i tre cugini di Melissara: i maghi Berlaiîn,<text:line-break/>Cassiok e Vertrand.<text:line-break/><text:line-break/>: Dezmyr e Zalthar sono due cavalieri della morte che<text:line-break/>risiedono nei piani inferiori della Rocca Shadowdusk.,<text:line-break/><text:line-break/>Il contatto con il Reame Remaoto ha fornito a Dezinyr la<text:line-break/>capacità di distorcere la realtà entro certi militi. Zalthar<text:line-break/>non possiede questa capacità, ma brandisce una spada<text:line-break/>che può risucchiare Îe anime.<text:line-break/><text:line-break/>- Îl piano più basso della Rocca Shadowdusk è la dimora<text:line-break/>di un dracolich blu in combutta con i cavalieri della morte<text:line-break/>(Melissara sa che 1l filatterio del dracolich è nascosto da<text:line-break/>qualche parte all'interno della Rocca Shadowdusk, ma<text:line-break/>non sa dove).<text:line-break/><text:line-break/>SeE ai personaggi non interessa conversare con<text:line-break/>Melissara, la donna usa porta dimensionale per recarsi<text:line-break/>nell’area 11 e invia il marito lunatico a eliminarli.<text:line-break/><text:line-break/>Tesoro. L'armadio contiene degli abiti pregiati e uno<text:line-break/>scrigno di legno dove sono custoditi un paio di braccialetti<text:line-break/>d’oro (250 mo l'uno), una collana d’oro e di perle (1.250 mo)<text:line-break/>e la chiave della cassaforte nell’area 10b.<text:line-break/><text:line-break/>10B. CAMERA DI DERRION<text:line-break/><text:line-break/>Derrion. Un uomo di mezza età dal volto sfregiato (Derrion<text:line-break/>Shadowdusk) cammina avanti e indietro per la stanza<text:line-break/>nervosamente.<text:line-break/><text:line-break/>Mobili. l’arredamento include un semplice letto a ovest, un<text:line-break/>armadio pieno di abiti a est e una rastrelliera per armi<text:line-break/>e armature.<text:line-break/><text:line-break/>A Dertrion piace uccidere i visitatori indesiderati.<text:line-break/>È un campione umano (vedi l’appendice A), con le<text:line-break/>modifiche seguenti:<text:line-break/><text:line-break/>- Derrion è caogtico malvagio.<text:line-break/><text:line-break/>- Parla il Comune e il Gergo delle Profondità.<text:line-break/><text:soft-page-break/><text:line-break/>* Derrion custodisce le sue armi e la sua armatura<text:line-break/>completa sulla rastrelliera. Se non ha tempo di<text:line-break/><text:line-break/>indossare l'armatura completa, si fa bastare un giaco di<text:line-break/>maglia (CA 15).<text:line-break/><text:line-break/>Derrion accompagna Melissara ogni volta che la donna<text:line-break/>lascia i loro appartamenti, nel timore che senza la sua<text:line-break/>protezione possa accaderle qualcosa di male. Vive nel<text:line-break/>costante timore che gli avventurieri possano invadere<text:line-break/>la Rocca Shadowdusk e raderla al suolo. La prolungata<text:line-break/>esposizione al Reame Remoto gli rende difficile dormire<text:line-break/>&amp; lo rende irritabile. Ha gli occhi iniettati di sangue e<text:line-break/>sente sussurrare cose che in realtà non esistono. Soltanto<text:line-break/>Melissara è in grado di controllare la sua inspiegabile ira<text:line-break/>nei confronti dei visitatori.<text:line-break/><text:line-break/>Tesoro. Sotto il letto è nascosta una cassaforte chiusa<text:line-break/>a chiave che contiene 200 mp e 1.000 mo. La chiave per<text:line-break/><text:line-break/>aprirla si trova nell’area 10a, ma è possibile anche ton un<text:line-break/>incantesimo scassinare o una magia simile. In alternativa,<text:line-break/>un personaggio può aprirla usando gli arnesi da scasso<text:line-break/>ed effettuando con successo una prova di Destrezza<text:line-break/><text:line-break/>con CD 15.<text:line-break/><text:line-break/>l1. STUDIO DI MELISSARA<text:line-break/><text:line-break/>Libreria. Una lunga libreria dagli sportelli in vetro occupa<text:line-break/>buona parte della parete nord (vedi “ Libreria” sotto).<text:line-break/><text:line-break/>Scrivania. Una solida scrivania coperta da cumuli<text:line-break/>di pergamene è situata contro la parete est (vedi<text:line-break/>“Sctrivania” sotto).<text:line-break/><text:line-break/>Tavolo da Lavoro. Il tavolo da lavoro situato vicino alla<text:line-break/>parete sud è carico di scorte da alchimista.<text:line-break/><text:line-break/>LIBRERIA<text:line-break/>Gli sportelli di vetro della libreria non sono chiusi a chiave.<text:line-break/>Tesoro. La libreria contiene vari trattati sull’arcano,<text:line-break/>incentrati sulle magie di invocazione e sui viaggi planari.<text:line-break/>Tre di questi testi sono preziosi (100 mo ciascuno) e sono<text:line-break/>intitolati: Tenebrous e la Vera Via per Diventare un Lich,<text:line-break/>Riflessioni di un Viaggiatore Planare e Toccato dal Reame<text:line-break/>Remoto: La Tragica Discesa di un Mago nella Follia. Tra<text:line-break/>questi tomi comuni, è custodito il libro degli incantesimi<text:line-break/>di Melissara, che mostra sulla copertina l'emblema di<text:line-break/>famiglia degli Shadowdusk orientato all’insù e contiene gli<text:line-break/>incantesimi preparati da Melissara, più slifo di interdizione<text:line-break/>è Serratura arcana.<text:line-break/><text:line-break/>SCRIVANIA<text:line-break/><text:line-break/>Sulla scrivania è collocata un'ordinata pila di appunti. Una<text:line-break/>metà di quegli appunti elenca in dettaglio i meticolosi studi<text:line-break/>ed esperimenti magici sulla natura del Reame Remoto.<text:line-break/>L'altra metà non è altro che un ammasso di farneticazioni<text:line-break/>deliranti, l’ovvio parto di una mente sconvolta che sta<text:line-break/>lentamente scivolando nella follia.<text:line-break/><text:line-break/>Îl cassetto più in basso è chiuso da un incantesimo<text:line-break/><text:soft-page-break/>serratura arcana lanciato da Melissara e contiene un<text:line-break/>piccolo diario dalla copertina nera. La prima pagina del<text:line-break/>libro è protetta da una trappola, un incantesimo ég/lifo di<text:line-break/>interdizione le cui rune esplosive infliggono danni da fuoco<text:line-break/>(CD 15 del tiro salvezza). Il glifo è regolato per scattare<text:line-break/>se qualcuno che non sia Melissara apre il diario (una<text:line-break/>precauzione mirata a impedire che i suoi cugini lo leggano<text:line-break/>e scoprano i suoi segreti).<text:line-break/><text:line-break/>Nel diario Melissara racconta il disagio che le provoca<text:line-break/>la sua famiglia, nonché la paura crescente di perdere la<text:line-break/>ragione é la sua anima al Reame Remoto. La donna sembra<text:line-break/>usare disperatamente i brani del suo diario come un’ancora<text:line-break/>a cui aggrapparsi per conservare la sanità mentale.<text:line-break/><text:line-break/>]12. SALOTTO<text:line-break/><text:line-break/>Arazzo. Uno splendido arazzo copre la parete ovest (vedi<text:line-break/>“Tesoro” sotto).<text:line-break/><text:line-break/>Mobili. La stanza è dotata di varie poltrone dove sedersi<text:line-break/>e tavolini. Una bottiglia vuota di vino pregiato è stata<text:line-break/>lasciata su un tavolino laterale, accanto a un calice vuoto.<text:line-break/><text:line-break/>Porta Segreta, Una porta segreta lungo la parete nord si<text:line-break/>collega allo studio di Melissara (area 11).<text:line-break/><text:line-break/>TESORO<text:line-break/><text:line-break/>L'arazzo raffigura la Rocca Shadowdusk originale, una<text:line-break/>maestosa villa ricoperta d'edera che sorgeva nel Quartiere<text:line-break/>del Mare di Waterdeep, finché non fu rasa al suolo dalle<text:line-break/>fiamme. L'arazzo vale 250 mo e pesa 25 kg.<text:line-break/><text:line-break/>LIVELLO 22 | LA ROGOA SHADOWDUSK</text:p>
      <text:p text:style-name="P1"/>
      <text:p text:style-name="P1"/>
      <text:p text:style-name="P1"/>
      <text:p text:style-name="P1">@@@ 14 @@@</text:p>
      <text:p text:style-name="P1"/>
      <text:p text:style-name="P1"/>
      <text:p text:style-name="P1"/>
      <text:p text:style-name="P1">]13. MORTI CHE CAMMINANO<text:line-break/><text:line-break/>Zombi. Uno zombi umano che indossa una veste sporca<text:line-break/>e marcita arranca avanti e indietro per la stanza,<text:line-break/>accompagnato da un orrido fetore di putrefazione.<text:line-break/>Mobili. 1 mobili ammuffiti includono un letto, una scrivania<text:line-break/>coperta di fogli ingialliti è una libreria vuota.<text:line-break/><text:line-break/>Lo zombi è tutto ciò che resta di Zail Ephram, un<text:line-break/>mago e avventuriero umano cheé fu ucciso nella Rocca<text:line-break/>Shadowdusk. Melissara Shadowdusk (vedi l’area 10a)<text:line-break/>ha usato un incantesimo animare morti per animare il<text:line-break/>cadavere del mago. Lo zombi non ha nulla di valore e<text:line-break/>attacca qualsiasi creatura che lo disturbi, ad eccezione<text:line-break/>della sua creatrice.<text:line-break/><text:line-break/>I fogli sulla scrivania sono progetti architettonici. Se i<text:line-break/>personaggi trascorrono 1 ora a studiare i disegni, possono<text:line-break/>mettere assieme una mappa accurata del primo e del<text:line-break/>secondo piano della Rocca Shadowdusk, ad eccezione delle<text:line-break/>porte segrete e delle aree nascoste dietro di esse.<text:line-break/><text:line-break/><text:soft-page-break/>14., SALA DI ADDESTRAMENTO<text:line-break/><text:line-break/>Manichini. Due manichini di legno per le esercitazioni<text:line-break/>sono stati collocati lungo la parete est e la parete ovest.<text:line-break/><text:line-break/>Rastrelliere. Una rastrelliera per le armi e una per le<text:line-break/>armature sono appese alla parete nord, ai lati della porta.<text:line-break/><text:line-break/>Tappetini. Dei tappetini di tela imbottiti di paglia sono<text:line-break/>stati stesi al centro della stanza per creare un'area dij<text:line-break/>addestramento.<text:line-break/><text:line-break/>Sulla rastrelliera per armature sono appesi due scudi<text:line-break/>e due pezzi di ogni tipo delle seguenti armature: cuoio,<text:line-break/>cuoio borchiato, giaco di maglia e armatura completa. La<text:line-break/>rastrelliera delle armi contiene una coppia identica di ogni<text:line-break/>tipo delle seguenti armi: spada lunga, pugnale, ascia da<text:line-break/>battaglia, bastone ferrato, martello da guerra e lancia.<text:line-break/><text:line-break/>15. FONTANA<text:line-break/><text:line-break/>Questa stanza è dominata da una fontana in marmo corm<text:line-break/><text:line-break/>la statua di un aboleth al centro. Dalia bocca dell’aboleth<text:line-break/>sgorga uno zampillo d’acqua che si riversa rumorosamente<text:line-break/>nella vasca di pietra. Una serie di fori sul bordo interno<text:line-break/>della vasca impedisce all'acqua di traboccare.<text:line-break/><text:line-break/>TEsoRO<text:line-break/><text:line-break/>Un incantesimo individuazione del magico lanciato<text:line-break/><text:line-break/>sulla fontana rivela un'aura di evocazione sulla statua<text:line-break/>dell’aboleth, che racchiude dentro di sé la fonte dell’acqua:<text:line-break/>una caraffa dell'acqua eterna. Per ottenere la caraffa, è<text:line-break/>necessario distruggere la statua, che ha CA 17, 60 punti<text:line-break/>ferita e immunità ai danni psichici e da veleno,<text:line-break/><text:line-break/>SECONDO PIANO<text:line-break/><text:line-break/>Le scale dalle aree 3 e 9 scendono di 15 metri fino al<text:line-break/>secondo piano. Qui vivono Vertrand e Berlain, due membri<text:line-break/><text:line-break/>corrotti della famiglia Shadowdusk, malvagi fino al midollo.<text:line-break/><text:line-break/>[n tutto questo piano, è possibile percepire dei flebili<text:line-break/>sussurri e intravedere al margine del campo visivo delle<text:line-break/>sagome scure che si contorcono costantemente, per poi<text:line-break/>ritrarsi all'improvviso.<text:line-break/><text:line-break/>16. DIMORA ARCANA<text:line-break/><text:line-break/>Tre fuochi fatui invisibili fluttuano in quest'area in attesa<text:line-break/>che Vertrand o Berlain abbiano bisogno dei loro servigi.<text:line-break/><text:line-break/>LIVELLO 29 | LA ROCCA SHADOWDUSK<text:line-break/><text:line-break/>]6A. BIBLIOTECA BRUCIATA<text:line-break/><text:line-break/>Circa dieci giorni fa, Berlain (vedi l'area 18b) ha perso il<text:line-break/>controllo in questa stanza e ha usato vari incantesimi palla<text:line-break/>di fuoco per distruggere ciò che conteneva.<text:line-break/><text:line-break/>Rastrelliere e Scaffali Bruciati, Le pareti sono coperte<text:line-break/><text:soft-page-break/>da scaffali per libri e rastrelliere per pergamene, tutti<text:line-break/>anneriti dalle fiamme.<text:line-break/><text:line-break/>Mobili Carbonizzati. I resti carbonizzati di tre poltrone<text:line-break/>imbottite e tre tavolini da salotto giacciono su uno strato<text:line-break/>di tappeti, anch'essi bruciati, al centro della stanza.<text:line-break/><text:line-break/>16B. LABORATORIO<text:line-break/>Un bancone da lavoro lungo la parete ovest di quest'area è<text:line-break/>coperto di strumenti, componenti e apparati magici.<text:line-break/>Tesoro. Sul bancone i personaggi possono trovare scorte<text:line-break/>da alchimista, sostanze da avvelenatore, una borsa del<text:line-break/>guaritore e una lanterna spenta e piena d’olio. Una pozione<text:line-break/>di invisibilità composta di recente giace in mezzo alle altre<text:line-break/>fiale piene di liquidi comuni.<text:line-break/><text:line-break/>16C. STANZA PULITA<text:line-break/><text:line-break/>Anti-magia. Tutta la magia è soppressa in quest'area,<text:line-break/>corme se la stanza fosse sotto l’effetto di un incantésimo<text:line-break/>campo anti-magia.<text:line-break/><text:line-break/>Arazzo. Un arazzo sulla parete sud raffigura una distesa di<text:line-break/>alberi fatti di tentacoli e isole rocciose sospese nel cielo,<text:line-break/>dotate di fauci sbavanti e occhi iniettati di sangue (vedi<text:line-break/>“Tesoro” più sotto).<text:line-break/><text:line-break/>Questa stanza viene usata per eliminare dagli oggetti e<text:line-break/>dalle creature l’energia magica indesiderabile che potrebbe<text:line-break/>destabilizzare un esperimento sensibile. Oltre all’effetto<text:line-break/>di anti-magia sempre attivo nella stanza, ogni creatura<text:line-break/>che attraversa quest'area vede ogni oggetto magico che<text:line-break/>porta con sé e ogni effetto attivo su di sé soppresso per<text:line-break/>1d4 minuti dopo la sua uscita dall’area. Un incantesimo<text:line-break/>individuazione del magico lanciato dall’esterno della stanza<text:line-break/>non individua il campo anti-magia.<text:line-break/><text:line-break/>Tesoro. L'arazzo pesa 15 kg e vale 250 mo (supponendo<text:line-break/>che i personaggi trovino un compratore in grado di<text:line-break/>apprezzare la scena inquietante e ultraterrena).<text:line-break/><text:line-break/>17. CAMERA DI VERTRAND<text:line-break/><text:line-break/>Vertrand. Un uomo anziano e calvo (Vertrand<text:line-break/>Shadowdusk) siede a una scrivania a nord, voltando le<text:line-break/>spalle all’entrata.<text:line-break/><text:line-break/>Letto. Un semplice letto è posizionato contro la parete sud.<text:line-break/><text:line-break/>Arazzo. Un arazzo appeso alla parete est raffigura membri<text:line-break/>nobili della famiglia Shadowdusk, con i lineamenti<text:line-break/>deformati in modo innaturale e spaventoso (un esame<text:line-break/>ravvicinato rivela che l’arazzo è stato danneggiato e reso<text:line-break/>privo di valore dalla muffa).<text:line-break/><text:line-break/>Sul volto di Vertrand c'è soltanto pelle liscia 1à dove<text:line-break/>dovrebbero esserci gli occhi, avendo ceduto i suoi bulbi<text:line-break/>oculari a un'entità del Reame Remoto in cambio della vista<text:line-break/>cieca. Avendo previsto l’arrivo degli intrusi, Vertrand ha<text:line-break/>deciso di affrontarli da solo. “La morte è signora e padrona<text:line-break/>di tutti noi”, proclama prima di alzarsi in piedi e scatenare i<text:line-break/>suoi incantesimi distruttivi.<text:line-break/><text:line-break/>Vertrand è un arcimago umano, con le modifiche seguenti:<text:line-break/><text:soft-page-break/><text:line-break/>. Vertrand è caotico malvagio e parla l’Abissale, il Comune<text:line-break/>il Gergo delle Profondità e il Sottocomune.<text:line-break/><text:line-break/>. Possiede vistà cieca in un raggio di 18 metri, ma è cieco<text:line-break/>oltre quel raggio.<text:line-break/><text:line-break/>.- Ha preparato l’incantesimo confusione al posto di esilio.<text:line-break/><text:line-break/>L</text:p>
      <text:p text:style-name="P1"/>
      <text:p text:style-name="P1"/>
      <text:p text:style-name="P1"/>
      <text:p text:style-name="P1">@@@ 15 @@@</text:p>
      <text:p text:style-name="P1"/>
      <text:p text:style-name="P1"/>
      <text:p text:style-name="P1"/>
      <text:p text:style-name="P1">La scrivania di Vertrand è coperta di accessori per<text:line-break/>la scrittura e fogli scritti a mano dallo stesso Vertrand<text:line-break/>prima di perdere gli occhi. Gli appunti sono difficili da<text:line-break/>interpretare e per decifrarli è necessario effettuare con<text:line-break/>successo una prova di Intelligenza (Indagare) con CD 20.<text:line-break/>Gli appunti riguardano le ricerche di Vertrand sui vortici<text:line-break/>magici e sui vari modi per ampliare e destabilizzare i<text:line-break/>portali planari.<text:line-break/><text:line-break/>Tesoro. Il libro degli incantesimi di Vertrand è custodito<text:line-break/>nel cassetto più in alto della scrivania. Contiene tutti gli<text:line-break/>incantesimi da lui preparati, più conoscenza delle leggende,<text:line-break/>evoca elementale è legame planare. Gli incantesimi sono<text:line-break/>stati stilati in una sorta di scrittura Braille.<text:line-break/><text:line-break/>1]8. APPARTAMENTO DI BERLAIN<text:line-break/><text:line-break/>Una maga orribilmente sfigurata di nome Berlain<text:line-break/>Shadowdusk si è stabilita in queste camere.<text:line-break/><text:line-break/>]8A. STUDIO<text:line-break/><text:line-break/>Mobili. Una scrivania di pietra nera è stata collocata lungo<text:line-break/>la parete sud. Accanto alla scrivania, è visibile un esile<text:line-break/>leggio di pietra su cui poggia un libro aperto,<text:line-break/><text:line-break/>Arazzo. L'arazzo che copre la parete est mostra una<text:line-break/>creatura da incubo che afferra con i tentacoli una miriade<text:line-break/>di umanoidi nudi e terrorizzati per trascinarli nelle sue<text:line-break/>nere fauci.<text:line-break/><text:line-break/>Gli appunti di Berlain, sparpagliati sulla sua scrivania,<text:line-break/>sono un miscuglio di esoterismi arcani e di folli<text:line-break/>farneticazioni. Nella loro interezza, descrivono una serie<text:line-break/>di orrendi esperimenti da effettuare su umanoidi viventi.<text:line-break/>In un appunto stilato in tutta fretta di recente, Berlain si<text:line-break/>lamenta di come l’assenza di nuovi soggetti stia rallentando<text:line-break/>il suo lavoro.<text:line-break/><text:line-break/>Tesoro. Il libro degli incantesimi di Berlain è aperto sul<text:line-break/>leggio. Contiene tutti gli incantesimi da lei preparati, più<text:line-break/>palla di fuoco e modificare mermoria.<text:line-break/><text:line-break/>L'arazzo pesa 20 kg e vale 250 mo (supponendo che i<text:line-break/>personaggi riescano a trovare un compratore che apprezzi<text:line-break/>quella scena inquietante).<text:line-break/><text:line-break/><text:soft-page-break/>]68B. CAMERA DA LETTO<text:line-break/><text:line-break/>Mobili. Un comò e un letto coperto di cuscini sono stati<text:line-break/>collocati lungo la parete ovest, mentre varie poltrone<text:line-break/>imbottite creano una zona di lettura vicino alla<text:line-break/>parete est.<text:line-break/><text:line-break/>Mostri. Un’umanoide mutata (Berlain Shadowdusk) è<text:line-break/>seduta sul bordo del letto, impegnata a rammendare la<text:line-break/>sua tunica. Due grell fluttuano nelle vicinanze.<text:line-break/><text:line-break/>Poco più di un anno fa, Berlain e suo fratello Korva<text:line-break/>entrarono fugacemente nel Reame Kemoto e si fusero<text:line-break/>in una singola forma fisica. La fusione annientò buona<text:line-break/>parte del corpo e della personalità di Korva e fornì a<text:line-break/>Berlain una bocca e un paio di braccia in più che un tempo<text:line-break/>appartenevano a suo fratello, oltre ad alcuni dei suoi organi<text:line-break/>interni e dei suoi tratti caratteriali. Berlain può parlare<text:line-break/>usando una o entrambe le sue bocche.<text:line-break/><text:line-break/>Berlain ha i capelli biondi sporchi, gli occhi scuri<text:line-break/>penetranti e due bocche dove dovrebbe essercene solo una:<text:line-break/>la seconda si trova sotto la prima, inclinata in diagonale.<text:line-break/>Dalle spalle deformi spuntano due paia di braccia: i suoi<text:line-break/>arti originali e, sotto di essi, quelli di suo fratello. Indossa<text:line-break/>una tunica cucita rozzamente, ricavata da altri abiti e<text:line-break/>concepita per adattarsi alla sua forma mutata.<text:line-break/><text:line-break/>Beérlain ha un rapporto molto stretto con Vertrandei<text:line-break/>due maghi lavorano bene insieme. A Berlain non interessa<text:line-break/>stipulare alleanze con i visitatori: preferisce catturare gli<text:line-break/>intrusi e usarli come cavie per i suoi esperimenti.<text:line-break/><text:line-break/>Berlain è un arcimaga, con le modifiche seguenti:<text:line-break/><text:line-break/>.- Berlain è un'aberrazione caotica malvagia che parla<text:line-break/>il Comune, il Gergo delle Profondità, il Grell e il<text:line-break/>Sottocomune.<text:line-break/><text:line-break/>: Ha preparato l'incantesimo metamorfosi al posto<text:line-break/>di esilio.<text:line-break/><text:line-break/>. Comie azione bonus, può usare la bocca e le braccia<text:line-break/>aggiuntive per lanciare qualsiasi trucchetto da lei<text:line-break/>preparato.<text:line-break/><text:line-break/>I grell fungono da valletti di Berlain, che è in grado di<text:line-break/>comunicare con queste creature nel loro linguaggio. I grell<text:line-break/>tentano di afferrare é neutralizzare gli intrusi a vista.<text:line-break/><text:line-break/>Tesoro. Îl comò contiene vari abiti lacerati. Il cassetto<text:line-break/>di fondo non è chiuso a chiave e viene usato come<text:line-break/>forziere: contiene 300 ma, un globo di cristallo levigato e<text:line-break/>scolpito per assomigliare al bulbo oculare luccicante di<text:line-break/>un doppelganger (utilizzabile come focus arcano) e una<text:line-break/>pergamena magica di carne in pietra.<text:line-break/><text:line-break/>19. BASSORILIEVO DELLA<text:line-break/>_ RoccA SHADOWDUSK<text:line-break/><text:line-break/>Questa camera è vuota, se si eccettua un polveroso<text:line-break/>bassorilievo sulla parete nord, lungo 9 metri e alto<text:line-break/>4,5 metri, che raffigura una maestosa villa ricoperta<text:line-break/>d'edera e circondata da un giardino, che un tempo si<text:line-break/><text:soft-page-break/>trovava a Waterdeep: la Rocca Shadowdusk originale.<text:line-break/>Nelle piccole nicchie che formano le finestre della villa,<text:line-break/>compaiono minuscoli busti in legno verniciato, alti 7,5 em,<text:line-break/>che rappresentano i membri della casata Shadowdusk<text:line-break/>attorno al 1355 CV. Se i personaggi hanno visto altre<text:line-break/>raffigurazioni di Arandraya, Maelweene, Yarlithra e<text:line-break/>Xerrion Shadowdusk riconoscono le loro minuscole<text:line-break/>fattezze accanto ai busti di altri membri della famiglia e<text:line-break/>della servitù. Due nicchie sono vuote, in quanto Zalthar ha<text:line-break/>rimosso i busti che si trovavano all'interno (vedi l'area 34a).<text:line-break/><text:line-break/>20. SALA DELLE COLONNE<text:line-break/><text:line-break/>Una serie di colonne di pietra sorregge il soffitto di questa<text:line-break/>sala, alto 12 metri. In quest’area, ogni suono è amplificato,<text:line-break/>al punto che anche una voce sussurrata o un passo felpato<text:line-break/>echeggia nelle aree 20a, 20b e 20c. Le prove di Destrezza<text:line-break/>(Furtività) effettuate per muoversi silenziosamente in<text:line-break/>quest'area subiscono svantaggio.<text:line-break/><text:line-break/>20A. CAMERA CENTRALE<text:line-break/><text:line-break/>Guardie. Cinque fuochi fatui invisibili pattugliano<text:line-break/>quest'area.<text:line-break/><text:line-break/>Podio. Cinque scalini salgono fino a un podio di pietra,<text:line-break/>nella cui parete di fondo si trova una doppia porta<text:line-break/>placcata in oro collegata all'area 22.<text:line-break/><text:line-break/>Se arrivano dei visitatori senza farsi annunciare, i fuochi<text:line-break/>fatui diventano visibili e interrogano con impazienza i nuovi<text:line-break/>arrivati. Î personaggi devono fornire un motivo plausibile<text:line-break/>per la loro presenza ed effettuare con successo una<text:line-break/>prova di Carisma (Inganno o Persuasione) con CD 20 per<text:line-break/>convincere i fuochi fatui a non attaccarli. Se i fuochi fatui<text:line-break/>non gradiscono le risposte ottenute, tre di loro attaccano<text:line-break/>mentre gli altri due si separano e vanno ad avvertire<text:line-break/>Vertrand (area 17) e Berlain (area 18b), che convergono<text:line-break/>in quest’area assieme ai grell valletti di Berlain. Se qui ha<text:line-break/>inizio un combattimento, i nothic nell'area 20b si uniscono<text:line-break/>alla mischia.<text:line-break/><text:line-break/>LIVELLO 22 | LA ROCCA SHADOWDUSK</text:p>
      <text:p text:style-name="P1"/>
      <text:p text:style-name="P1"/>
      <text:p text:style-name="P1"/>
      <text:p text:style-name="P1">@@@ 16 @@@</text:p>
      <text:p text:style-name="P1"/>
      <text:p text:style-name="P1"/>
      <text:p text:style-name="P1"/>
      <text:p text:style-name="P1">20B. ATRIO OVEST<text:line-break/><text:line-break/>Cinque nothic si nascondono dietro le colonne di<text:line-break/>quest'area. Combattono assieme ai fuochi fatui dell'area<text:line-break/>20a, ma altrimenti evitano i combattimenti. Se i personaggi<text:line-break/>attaccano i nothic, gli eventuali fuochi fatui nell’area 20a<text:line-break/>accorrono in aiuto dei nothic.<text:line-break/><text:line-break/>20C. ATRIO EST<text:line-break/>Questa camera laterale è sgormbra.<text:line-break/><text:line-break/>2]. SALOTTO<text:line-break/><text:line-break/>Questo salotto impolverato è arredato in modo semplice<text:line-break/><text:soft-page-break/>ma comodo, sebbene non sia stato molto usato negli ultimi<text:line-break/>anni. Lungo la parete nordovest è situata una credenza<text:line-break/><text:line-break/>€ 1N grosso specchio con una cornice d’acciaio è appeso<text:line-break/>sopra di essa.<text:line-break/><text:line-break/>22. SANTUARIO DI TORM<text:line-break/><text:line-break/>Altare e Affresco. Tre scalini salgono fino a un'alcova<text:line-break/>che ospita un altare di pietra. La parete dietro l’altare<text:line-break/>è decorata con l’affresco di un grande guanto d’arme<text:line-break/>bianco (il simbolo di Torm).<text:line-break/><text:line-break/>Statue. Alle “punte” di questa stanza a forma di falce,<text:line-break/>ai fianchi dell'altare, si ergono due statue di pietra a<text:line-break/>grandezza naturale che raffigurano dei paladini umani<text:line-break/>in armatura completa (le statue raffigurano Dezmyr e<text:line-break/>Zalthar Shadowdusk nell’aspetto che avevano in vita).<text:line-break/><text:line-break/>23. CAMERE DI MEDITAZIONE<text:line-break/><text:line-break/>I membri della famiglia Shadowdusk usano queste stanze<text:line-break/>per riflettere e meditare in silenzio.<text:line-break/><text:line-break/>23A. ANTICAMERA<text:line-break/><text:line-break/>I] pavimento di questa camera profumata è ricoperto<text:line-break/><text:line-break/>di tappetini intessuti è soffici cuscini. Alcuni incensieri<text:line-break/>d’ottone contengono dei coni d’'incenso spenti. Una porta<text:line-break/>segreta nella parete sudest conduce all’area 23b.<text:line-break/><text:line-break/>23B. TAVOLETTA DI CGRISTALLO NERO<text:line-break/><text:line-break/>Questa camera non contiene alcuna fonte di luce ed è<text:line-break/>innaturalmente buia. Ogni luce intensa proiettata verso<text:line-break/>questa stanza o condotta al suo interno si affievolisce<text:line-break/>a luce fioca e la luce fioca si affievolisce a oscurità. La<text:line-break/>scurovisione funziona normalmente in questa stanza.<text:line-break/><text:line-break/>Un tavolo di pietra è situato contro la parete di fronte alla<text:line-break/>porta. Sul tavolo è appoggiata una tavoletta fatta di cristallo<text:line-break/>nero e ricoperta di strane iscrizioni. La tavoletta è fredda al<text:line-break/>tatto e le scritte sulla superficie sembrano brulicare.<text:line-break/><text:line-break/>Tesoro. Xerrion Shadowdusk usava in origine la<text:line-break/>tavoletta per contattare le creature del Reame Remoto.<text:line-break/>Negli anni successivi, gli altri familiari l’hanno usata per<text:line-break/>scopi analoghi. La tavoletta pesa 5,5 kg, è larga 17,5 cem,<text:line-break/>alta 32,5 cm e spessa 5 cm.<text:line-break/><text:line-break/>La tavoletta di cristallo nero è un oggetto magico<text:line-break/>leggendario che richiede sintonia con una creatura<text:line-break/>competente nell’abilità Arcano. Se una creatura entra in<text:line-break/>sintonia con la tavoletta, deve effettuare un tiro salvezza<text:line-break/>su Saggezza con CD 20 alla fine del suo riposo lungo<text:line-break/>successivo. Se fallisce, la creatura è afflfittàa da una forma<text:line-break/>casuale di follia duratura (vedi “Follia” nel capitolo 8 della<text:line-break/>Dungeon Master's Guide).<text:line-break/><text:line-break/>Con un'azione, una creatura in sintonia con la tavoletta di<text:line-break/>cristallo nero può usarla per lanciare sguardo penetrante<text:line-break/>o portale (il portale creato da questo incantesimo si apre<text:line-break/>solo sul Reame Remoto). Dopo che la tavoletta è stata usata<text:line-break/><text:soft-page-break/>per lanciare un incantesimnio, non può più essere usatàa fino<text:line-break/>all'alba successiva.<text:line-break/><text:line-break/>LIVELLO 22 | LA ROCGCCA SHADOWDOUSK<text:line-break/><text:line-break/>24. CUNICOLI DEI NOTHIC<text:line-break/><text:line-break/>Quest'ala della Rocca Shadowdusk è occupata dai membri<text:line-break/>della famiglia che sono stati trasformati in nothic dalla loro<text:line-break/>folle sete di conoscenze arcane.<text:line-break/><text:line-break/>24A. AREA COMUNE<text:line-break/><text:line-break/>Dodici nothic si sono radunati in quest'area e scoccano<text:line-break/>occhiate sospettose agli sconosciuti mentre si scambiano<text:line-break/>sproloqui senza senso, Se i personaggi fanno qualcosa<text:line-break/>che li spaventa, i nothic attaccano. Altrimenti, i nothic<text:line-break/>consentono ai personaggi di attraversare questa stanza<text:line-break/>indisturbati.<text:line-break/><text:line-break/>24B. NON MI NOTHIC<text:line-break/><text:line-break/>Due nothic si sono rannicchiati sotto un cumulo di arazzi<text:line-break/>marciti appoggiato alla parete est. I nothic osservano<text:line-break/>chiunque passi nell'area con occhi smarriti ed evitano i<text:line-break/>combattimenti.<text:line-break/><text:line-break/>24C0. RIFIUTI MARCITI<text:line-break/><text:line-break/>I nothic gettano i loro rifiuti in quest’area, assieme ai<text:line-break/>cadaveri smangiucchiati di pipistrelli, topi e altri parassiti.<text:line-break/>I resti fatti a pezzi di un arazzo che raffigurava la città di<text:line-break/>Waterdeep pendono ancora dalla parete sud,<text:line-break/><text:line-break/>25. CAMERA ABBANDONATA<text:line-break/><text:line-break/>Questa stanza veniva usata dai membri della famiglia<text:line-break/>Shadowdusk prima che si trasformassero in nothic. Ora<text:line-break/>non resta più nulla, ad eccezione di alcuni mobili fatti a<text:line-break/>pezzi e un arazzo lacerato e irriconoscibile che pende dalla<text:line-break/>parete ovest,<text:line-break/><text:line-break/>26. SEGRETI NASGCOSTI<text:line-break/><text:line-break/>I nothic nascondono i libri che rubano in questa stanza, che<text:line-break/>ha i tratti seguenti:<text:line-break/><text:line-break/>Arazzo. La parete ovest è coperta da un arazzo raffigurante<text:line-break/>alcune sagome che si stagliano contro un cielo stellato.<text:line-break/>Torri di Libri. Alte pile di libri sono state accumulate<text:line-break/>in giro per la stanza. Alcune arrivano quasi a toccare<text:line-break/>il soffitto.<text:line-break/><text:line-break/>TESORO<text:line-break/>Un'ispezione dei libri impilati rivela quattro testi di filosofia<text:line-break/>avanzata del valore di 250 mo l'uno per uno studioso<text:line-break/>interessato. I libri sono intitolati: Trame nell'Arazzo del<text:line-break/>Temnpo, Le Profezie di U’keth, Sussurri di una Verità<text:line-break/>Dimenticata e Racconti del Terrore Esistenziale.<text:line-break/><text:line-break/>L'arazzo raffigura uno spettacolare cielo stellato dove<text:line-break/>le stelle sono perle e diamanti incastonati nella trama.<text:line-break/>Le costellazioni, tuttavia, non corrispondono ad alcuna<text:line-break/>costellazione conosciuta di Faertin. L'arazzo vale 2.500 mo<text:line-break/><text:soft-page-break/>e pesa 15 kg.<text:line-break/><text:line-break/>27. BAGNO<text:line-break/><text:line-break/>Questa stanza contiene alcune lerce latrine incrostate<text:line-break/><text:line-break/>di sporcizia. Gli Shadowdusk usano dei vasi da notte<text:line-break/><text:line-break/>che i nothic svuotano poi in quest'area. I nothic usano<text:line-break/>direttamente le latrine, senza curarsi minimaimente delle<text:line-break/>loro condizioni.<text:line-break/><text:line-break/>208. L'EREDITÀ DI XERRION<text:line-break/><text:line-break/>Due doppie porte conducono a questa sala, ma non appena<text:line-break/>una delle porte viene aperta, le creature di guardia in<text:line-break/>quest'area sono in allerta. La sala contiene quanto segue:</text:p>
      <text:p text:style-name="P1"/>
      <text:p text:style-name="P1"/>
      <text:p text:style-name="P1"/>
      <text:p text:style-name="P1">@@@ 17 @@@</text:p>
      <text:p text:style-name="P1"/>
      <text:p text:style-name="P1"/>
      <text:p text:style-name="P1"/>
      <text:p text:style-name="P1">Slaadi. Quattro slaadi della morte invisibili montano<text:line-break/>la guardia presso le colonne più a nord. Gli slaadi<text:line-break/>obbediscono a ogni capriccio di Dezmyr e Zalthar e<text:line-break/>attaccano gli intrusi a vista.<text:line-break/><text:line-break/>Affresco. Due panchine di pietra disposte fianco a fianco<text:line-break/>al centro della sala sono rivolte verso uno sgargiante<text:line-break/>affresco sulla parete nord. L'affresco, lungo 9 metri e<text:line-break/>alto 4,5 metri, raffigura un esile mago umano di mezza<text:line-break/>età (Kerrion Shadowdusk) in piedi davanti a un portale<text:line-break/>magico da cui escono dei tentacoli brulicanti. Il mago<text:line-break/>sorride e stringe in mano una tavoletta di cristallo nero.<text:line-break/><text:line-break/>29. PIANEROTTOLO<text:line-break/><text:line-break/>Statua. A nord è situata una statua alta 3 metri di un uomo<text:line-break/>gemente che viene stritolato a morte da alcuni tentacoli<text:line-break/>pietrosi spuntati dal pavimento.<text:line-break/><text:line-break/>Scale. A sud, una scala a chiocciola scende di 15 metri fino<text:line-break/>all'area 30a.<text:line-break/><text:line-break/>TERZO PIANO<text:line-break/><text:line-break/>La corruzione innaturale del Reame Remoto pervade il<text:line-break/>livello più profondo della Rocca Shadowdusk. Qualsiasi<text:line-break/>creatura che non sia un abitante della rocca e che completi<text:line-break/>un riposo lungo in questo piano deve effettuare un tiro<text:line-break/>salvezza su Saggezza con CD 15. Se lo fallisce, non ottiene<text:line-break/>alcun beneficio dal riposo ed è afflitta da una forma casuale<text:line-break/>di follia duratura (vedi “Follia” nel capitolo è della Dungeon<text:line-break/>Master s Guide).<text:line-break/><text:line-break/>30. SALE INFERIORI<text:line-break/><text:line-break/>La scalinata che scende dal secondo piano sfocia in queste<text:line-break/>sale, che sembrano più vecchie del resto della Rocca<text:line-break/>Shadowdusk.<text:line-break/><text:line-break/>30A. SALA SHADOWDUSK<text:line-break/><text:soft-page-break/><text:line-break/>Emblema della Casata. Al centro del pavimento, è<text:line-break/>incastonato un disco del diametro di 6 metri di pietra<text:line-break/>viola, su cui è inciso l’emblema degli Shadowdusk: una<text:line-break/>torcia accesa da cui si levano tre braci. La sua fiamma<text:line-break/>arancione punta verso la doppia porta a ovest.<text:line-break/><text:line-break/>Mosaici. ll soffitto a volta alto 12 metri è ricoperto<text:line-break/>da mosaici fatiscenti, che raffigurano cieli nuvolosi<text:line-break/>cupamente illuminati.<text:line-break/><text:line-break/>Segni di Bruciature. Le pareti e le colonne mostrano<text:line-break/>niumerosi segni di bruciature.<text:line-break/><text:line-break/>Statue. Le statue alte 2,4 metri di quattro nobili umani si<text:line-break/>ergono all’interno di grandi alcove a nord e a sud.<text:line-break/><text:line-break/>Se un personaggio effettua con successo una prova<text:line-break/>di Intelligenza (Indagare) con CD 20, può capire che i<text:line-break/>segni delle bruciature sulle pareti e sulle colonne sono<text:line-break/>state lasciate dall'arma a soffio di un drago blu. Anni fa,<text:line-break/>Halaster attirò un dracolich di nome Lynnorax alla Rocca<text:line-break/>Shadowdusk, dove fu arruolato al servizio di Dezmyr e<text:line-break/>Zalthar. Il dracolich monta la guardia nell’area 40 nel caso<text:line-break/>di intrusi e sorveglia la tesoreria dei cavalieri della morte<text:line-break/>(area 41).<text:line-break/><text:line-break/>Le statue nelle alcove a nord raffigurano Arandraya e<text:line-break/>Maelweene Shadowdusk. Le statue a sud raffigurano il<text:line-break/>fratello, Xerrion, e l’altra sorella, Yarlithra. Ogni statua<text:line-break/>poggia su un blocco di pietra alto 60 cm su cui è scolpito il<text:line-break/>nome del nobile.<text:line-break/><text:line-break/>Porta Segreta. Una porta segreta chiusa a chiave è<text:line-break/>celata nella parete accanto alla statua di Xerrion nell’alcova<text:line-break/>a sudovest. Se un personaggio esamina la statua ed<text:line-break/>effettua con successo una prova di Saggezza (Percezione)<text:line-break/>con CD 20, nota che un anello sulla mano sinistra di<text:line-break/><text:line-break/>Xerrion può essere girato attorno al dito. Se prova a farlo,<text:line-break/>apre la serratura della porta segreta, che si spalanca per<text:line-break/>consentire l'accesso all’area 37.<text:line-break/><text:line-break/>30B. CRIPTE DI FAMIGLIA<text:line-break/><text:line-break/>Lungo entrambi i lati di questo corridoio dal soffitto arcuato<text:line-break/>alto 4,5 metri, si aprono delle alcove: ognuna contiene un<text:line-break/>polveroso sepolero di pietra in cui sono custoditi i resti di<text:line-break/>un membro defunto della famiglia Shadowdusk. Nessuno<text:line-break/>di questi sepolcri contiene tesori.<text:line-break/><text:line-break/>31. VERSO LA FOLLIA<text:line-break/><text:line-break/>Îl Reame Remoto ha deformato queste camere, distorcendo<text:line-break/>le linee dove pavimenti, pareti, soffitti e colonne si<text:line-break/><text:line-break/>incontrano.<text:line-break/><text:line-break/>31A. ATRIO DISTORTO<text:line-break/><text:line-break/>Questa camera è delimitata da una fila di colonne contorte<text:line-break/>che sembrano cambiare leggermente forma ogni due o<text:line-break/>tre minuti.<text:line-break/><text:line-break/><text:soft-page-break/>31B. SOGLIA DEL DELiIRIO<text:line-break/><text:line-break/>Vicinanza al Reame Remoto. La doppia porta a ovest<text:line-break/>sembra emanare una strana forma di energia. Più una<text:line-break/>creatura si avvicina alla porta, più si sente a disagio.<text:line-break/><text:line-break/>Slaadi. Quattro slaadi della morte invisibili sì ergono<text:line-break/>davanti alla doppia porta che conduce all’area 32. Gli<text:line-break/>slaadi obbediscono ciecamente a Dezmyr e Zalthar e<text:line-break/>attaccano gli intrusi a vista.<text:line-break/><text:line-break/>Arazzo. Un arazzo appeso alla parete est raffigura un<text:line-break/>gruppo di umani che si contorce, si deforma e si fonde<text:line-break/>fino a formare un’unica entità amorfa e blasfema.<text:line-break/><text:line-break/>Tesoro. L'arazzo pesa 25 kg e vale 750 mo per chi può<text:line-break/>apprezzare una decorazione tanto orripilante.<text:line-break/><text:line-break/>32. REMOTO E SCOMPARSO<text:line-break/><text:line-break/>La parete ovest di questa stanza è curva ed è composta da<text:line-break/>una massa ribollente di colore e illuminazione malsani: un<text:line-break/>portale parzialmente distrutto verso il Reame Remoto. Le<text:line-break/>creature non possono attraversare fisicamente il portale,<text:line-break/>ma l'influenza del Reame Remoto si riversa sul Piano<text:line-break/>Materiale da questo luogo. Un personaggio può capire la<text:line-break/>vera natura del portale effettuando con successo una prova<text:line-break/>di Intelligenza {(Arcano) con CD 20.<text:line-break/><text:line-break/>Qualsiasi creatura che entri in contatto con la parete<text:line-break/>nera deve superare un tiro salvezza su Saggezza con<text:line-break/>CD 20, altrimenti diventa affascinata da essa per 1 minuto,.<text:line-break/>Finché è affascinata in questo modo, la creatura è stordita<text:line-break/>e resta a fissare il muro, assorbendo il potere e la follia del<text:line-break/>Reame Remoto. L’effetto termina se la creatura subisce<text:line-break/>danni o se un'altra creatura usa un'azione per scuoterla o<text:line-break/>per schiaffeggiarla. Quando l’effetto termina, la creatura<text:line-break/>affascinata è afflitta da una forma casuale di follia<text:line-break/>indeterminata (vedi “Follia” nel capitolo 8 della Dungeon<text:line-break/>Master's Guide).<text:line-break/><text:line-break/>39. SANTUARIO<text:line-break/><text:line-break/>Zalthar usa quest’area come santuario dedicato a sua<text:line-break/>sorella Dezmyr. Tutte le pareti sono coperte da dipinti<text:line-break/>incorniciati che la ritraggono, mostrandola sia com'era in<text:line-break/>vita che come cavaliera della morte.<text:line-break/><text:line-break/>34. CAMERE DI ZALTHAR<text:line-break/><text:line-break/>Zalthar langue in queste camere e non accetta di vedere<text:line-break/>nessuno al di fuori di sua sorella.<text:line-break/><text:line-break/>LIVELLO 22 | LA ROCCA SHADOWDUSKE</text:p>
      <text:p text:style-name="P1"/>
      <text:p text:style-name="P1"/>
      <text:p text:style-name="P1"/>
      <text:p text:style-name="P1">@@@ 18 @@@</text:p>
      <text:p text:style-name="P1"/>
      <text:p text:style-name="P1"/>
      <text:p text:style-name="P1"/>
      <text:p text:style-name="P1">4A. ZALTHAR SHADOWDUSK<text:line-break/><text:line-break/>Mobili. Questa stanza è arredata con varie sedie e divani,<text:line-break/><text:soft-page-break/>tutti coperti di polvere e ragnatele.<text:line-break/><text:line-break/>Cavalletto. Un cavalletto di legno è situato nell'angolo<text:line-break/>nordest, coperto da un telo nero (il telo nasconde un<text:line-break/>ritratto incompleto di Dezmyr com'era in vita, mentre<text:line-break/>giace nuda su un letto di tentacoli).<text:line-break/><text:line-break/>Zalthar. Zalthar Shadowdusk, un cavaliere della morte<text:line-break/>in armatura nera, siede su una poltrona rivolta verso<text:line-break/>le porte nord e ovest. Stringe in mano due minuscole<text:line-break/>statuine di legno verniciate (i busti di se stesso e di sua<text:line-break/>sorella da bambini, che ha rimosso dal bassorilievo<text:line-break/>nell’area 19).<text:line-break/><text:line-break/>Gli avventurieri hanno interrotto Zalthar in un<text:line-break/>momento di riflessione e la loro presenza è considerata<text:line-break/>un affronto. Zalthar è un cavaliere della morte, con le<text:line-break/>modifiche seguenti:<text:line-break/><text:line-break/>- [mpugna una spada lunga ruba nove vite a cui rimangono<text:line-break/>5 cariche. Possiede un bonus di +13 ai tiri per colpire con<text:line-break/>l'’arma. Se colpisce, infligge 11 (1d8 +7) danni taglienti o<text:line-break/>12 (1d10 + 7) danni taglienti se usa la spada a due mani,<text:line-break/>più 18 (4d8) danni necrotici.<text:line-break/><text:line-break/>* Ha preparato l'incantesimo localizza creatura al posto<text:line-break/>di esilio.<text:line-break/><text:line-break/>*« Parla l'Abissale, il Comune e il Gergo delle Profondità.<text:line-break/>Quando gli intrusi entrano nella stanza, Zalthar si alza,<text:line-break/><text:line-break/>sfodera la spada e proclama: “Dezmyr aveva previsto il<text:line-break/><text:line-break/>vostro arrivo, Vi stavo aspettando." Poi cerca<text:line-break/><text:line-break/>di distruggerli.<text:line-break/><text:line-break/>34B. OBELISCO NERO<text:line-break/><text:line-break/>Questa camera alta 6 metri contiene un solo oggetto: un<text:line-break/>obelisco affusolato alto 4,5 metri e fatto di pietra nera che<text:line-break/>si erge al centro della stanza.<text:line-break/><text:line-break/>Gli Shadowdusk hanno trovato l’obelisco su un altro<text:line-break/>livello di Sottomonte e l'hanno portato qui dopo averlo<text:line-break/>esposto alle energie del Reame Remoto. Emana una forte<text:line-break/>aura magica di abiurazione, se esaminato tramite un<text:line-break/>incantesimo individuazione del magico o una magia simile;<text:line-break/>inoltre, se un paladino usa Percezione del Divino, può<text:line-break/><text:line-break/>individuare una presenza celestiale intrappolata all'interno.<text:line-break/><text:line-break/>I personaggi con una Forza combinata pari a superiore a<text:line-break/>60 possono rovesciare l’obelisco, che è un oggetto Enorme<text:line-break/>con CA 17, 90 punti ferita e immunità ai danni psithici<text:line-break/>e da veleno. Se l'obelisco viene rovesciato o distrutto, il<text:line-break/>couatl intrappolato al suo interno è ora libero. Il couatl,<text:line-break/>chiamato Tezca-Zyanya, compare in forma di una rana<text:line-break/>gialla Minuscola. Usando la telepatia, il couatl sotto<text:line-break/>mentite spoglie ringrazia i personaggi per averlo liberato.<text:line-break/>L'esposizione alle energie del Reame Remoto ha privato il<text:line-break/>couatl dei suoi ricordi, inclusi quelli che potevano spiegare<text:line-break/>la sua prigionia e la funzione dell’obelisco.<text:line-break/><text:line-break/><text:soft-page-break/>Se il gruppo non include alcun personaggio malvagio,<text:line-break/>Tezca-Zyanya si offre di accompagnare i suoi salvatori e<text:line-break/>di aiutarli finché non ci sarà più bisogno dei suoi servigi.<text:line-break/>Continua a spacciarsi per una rana finché le circostanze<text:line-break/>non lo costringeranno a rivelare la sua vera forma. È<text:line-break/>rimasto intrappolato nell'obelisco per millenni e non sa<text:line-break/>niente di Sottomonte o di Waterdeep.<text:line-break/><text:line-break/>35. OCcHI PI PIETRA<text:line-break/><text:line-break/>Questa camera offre ai personaggi l’unica via per<text:line-break/>raggiungere il livello 23 di Sottomonte.<text:line-break/><text:line-break/>Arco. Un arco di pietra è incassato nella parete est, tra i<text:line-break/>due rami della camera. Sulla chiave di volta, è inciso il<text:line-break/><text:line-break/>LIVELLO 292 | LA ROCCA SHADOWDUSK<text:line-break/><text:line-break/>volto di Halaster, i cui occhi seguono qualsiasi creatura<text:line-break/>che si avvicini all’arco.<text:line-break/><text:line-break/>Beholder Pietrificato. Nel ramo nord della stanza, un<text:line-break/>beholder pietrificato giace sul pavimento riverso su<text:line-break/>un fianco.<text:line-break/><text:line-break/>Îl beholder si trova qui da più tempo degli Shadowdusk.<text:line-break/>Se liberato dalla pietrificazione con un incantesimo<text:line-break/>ristorare Superiore ò una magia analoga, attacca Îe altre<text:line-break/>creature indiscriminatamente.<text:line-break/><text:line-break/>PORTALE ARCUATO PER IL LIVELLO 23<text:line-break/>L’arco è uno dei portali di Halaster (vedi “Portali" a<text:line-break/>pagina 12), a cui si applicano le regole seguenti:<text:line-break/><text:line-break/>- Se una qualsiasi creatura tocca l'arco, il volto grida in<text:line-break/>Comune: “Cedi la magia e passerai senza rischi!” Un<text:line-break/>braccio di pietra emerge dal pavimento davanti all’arco e<text:line-break/>tende il palmo della mano. Se un oggetto magico di rarità<text:line-break/>non comune o superiore viene consegnato alla mano, il<text:line-break/>braccio si ritrae nel pavimento assieme all’oggetto, che<text:line-break/>viene teletrasportato nello studio di Halaster nell'area<text:line-break/>33 del livello 23. Poi il portale si apre per 1 minuto. Se<text:line-break/>non viene collocato nella mano alcun oggetto magico<text:line-break/>appropriato entro 10 secondi dalla sua apparizione, la<text:line-break/>mano punta l’indice contro la creatura più vicina che il<text:line-break/>volto di Halaster sia in grado di vedere. Quella creatura<text:line-break/>deve superare un tiro salvezza su Costituzione con<text:line-break/>CD 22, altrimenti sarà pietrificata.<text:line-break/><text:line-break/>- ] personaggi devono essere di livello pari o superiore<text:line-break/>al 17° per attraversare questo portale (vedi “Thesiyra<text:line-break/>Kestellharp” a pagina 10). La prima creatura a passare<text:line-break/>attraverso il portale innesca una runa antica (vedi “Rune<text:line-break/>Antiche” a pagina 12).<text:line-break/><text:line-break/>« Una creatiura che attraversa il portale compare nell’area<text:line-break/>1 del livello 23, nello spazio libero più vicino al portale<text:line-break/>identico situato in quell'area.<text:line-break/><text:line-break/>36. STANZE ABBANDONATE<text:line-break/><text:line-break/>Gli Shadowdusk non visitano mai queste stanze. Sei<text:line-break/>personaggi riposano qui dentro, difficilmente saranno<text:line-break/>disturbati.<text:line-break/><text:soft-page-break/><text:line-break/>36A. CAMERA VUOTA<text:line-break/>Questa carmnera non contiene niente.<text:line-break/><text:line-break/>36B. STANZA DEI DETRITI<text:line-break/><text:line-break/>Una parte del soffitto di questa stanza è crollata e ha<text:line-break/>così aperto un varco lungo 6 metri e largo 1,5 metri. Il<text:line-break/>pavimento è disseminato di detriti.<text:line-break/><text:line-break/>37. STANZA SEGRETA<text:line-break/><text:line-break/>Questa camera buia collega le aree 30a e 35c tramite due<text:line-break/>porte segrete. Le porte segrete sono facili da identificare e<text:line-break/>da aprire dall'interno della stanza.<text:line-break/><text:line-break/>XUNDERBROK<text:line-break/>Se la parola “xunderbrok" viene pronunciata ad alta voce<text:line-break/>in un qualsiasi punto di questa stanza, un cono di granito<text:line-break/>compare magicamente sul pavimento dell’angolo più a sud<text:line-break/>(vedi il livello 6, area 39c per il significato di questa parola).<text:line-break/>Il cono è alto 1,2 metri e largo 60 cm alla base. Un esame<text:line-break/>ravvicinato rivela che la punta del cono si svita per rivelare<text:line-break/>uno scomparto cavo a] suo interno.<text:line-break/><text:line-break/>Tesoro. Lo scomparto nel cono contiene una pozione<text:line-break/>della forza dei giganti (nuvole) in una fiala di cristallo a<text:line-break/>forma di ] è con un tappo di sughero, che vale 25 mo.</text:p>
      <text:p text:style-name="P1"/>
      <text:p text:style-name="P1"/>
      <text:p text:style-name="P1"/>
      <text:p text:style-name="P1">@@@ 19 @@@</text:p>
      <text:p text:style-name="P1"/>
      <text:p text:style-name="P1"/>
      <text:p text:style-name="P1"/>
      <text:p text:style-name="P1">1E<text:line-break/><text:line-break/>38. CAMERE DI DEZMYR<text:line-break/><text:line-break/>Dezmyr occupa queste stanze: è qui che pianifica la<text:line-break/>conquista Waterdeep e la distruzione degli antichi nemici<text:line-break/>della sua famiglia.<text:line-break/><text:line-break/>386A. MEMENTO MORI<text:line-break/><text:line-break/>Arazzo. Un grosso arazzo che raffigura la città di<text:line-break/>Waterdeep è appeso alla parete est.<text:line-break/><text:line-break/>Teschio. Un teschio umano annerito dal fuoco poggia su<text:line-break/>un piedistallo di pietra alto 90 cm di fronte all’arazzo.<text:line-break/><text:line-break/>Îl teschio carbonizzato è tutto ciò che resta della imadre<text:line-break/>di Dezmyr, Yarlithra Shadowdusk, morta nell'incendio che<text:line-break/>distrusse la Rocca Shadowdusk originale a Waterdeep.<text:line-break/>Dezmyr tiene il teschio di sua madre affinché sproni le sue<text:line-break/>ambizioni e la sua determinazione.<text:line-break/><text:line-break/>Tesoro. Un esame dell’arazzo rivela che tutte le bandiere<text:line-break/>che sventolano sopra la città mostrano l’emblema di<text:line-break/>famiglia degli Shadowdusk orientato verso l’alto. L’arazzo<text:line-break/>vale 250 mo e pesa 25 kg.<text:line-break/><text:line-break/>38B. MAGAZZINO<text:line-break/><text:line-break/><text:soft-page-break/>Questa stanza contiene alcuni mobili inutilizzati ricoperti<text:line-break/>di ragnatele, tra cui un letto a baldacchino e un armadio<text:line-break/>dalle zampe artigliate. Un manichino di legno senza testa<text:line-break/>nell’angolo sudovest indossa un vestito da ballo giallo e<text:line-break/>impolverato, fuori moda ormai da più di un secolo.<text:line-break/><text:line-break/>38C. RIFUGIO DI DEZMYR<text:line-break/><text:line-break/>Dezmyr. Dezmyr Shadowdusk (vedi sotto) si erge al centro<text:line-break/>della stanza. Indossa un'antica armatura ed è circondata<text:line-break/>da sei wraith (i suoi consiglieri).<text:line-break/><text:line-break/>Ritratti. Dozzine di ritratti incorniciati pendono dalle<text:line-break/>pareti sud e ovest. (1I ritratti rappresentano vari membri<text:line-break/>della famiglia Shadowdusk, ma tutti i soggetti sono<text:line-break/>deformati in modo più o meno evidente: alcuni hanno<text:line-break/>due stelle al posto degli occhi, altri sembrano in procinto<text:line-break/>di liquefarsi o hanno dei tentacoli che spuntano dai<text:line-break/>loro volti.)<text:line-break/><text:line-break/>Mosaico. Un mosaico quadrato con lato di 3 metri occupa<text:line-break/>il centro della parete est e raffigura Dezmyr e Zalthar<text:line-break/>Shadowdusk come paladini umani di Torm in armatura<text:line-break/>completa, che brandiscono scudi e cavalcano in sella a<text:line-break/>cavalli corazzati. Lo scudo di Zalthar è quasi del tutto<text:line-break/>nascosto dietro al corpo, mentre quello di Dezmyr<text:line-break/>mostra in modo prominente l’emblema della famiglia<text:line-break/>Shadowdusk (una torcia accesa e orientata verso l’alto da<text:line-break/>cui si levano tre braci in campo viola).<text:line-break/><text:line-break/>Dezmyr è stata alterata dal Reame Remoto al punto<text:line-break/>che ormai parla solo per enigmi. Non appena uno o più<text:line-break/>personaggi entrano nella stanza, dice: “Le stelle giranoò e<text:line-break/>un’opportunità si presenta”, Poi sfodera la spada e attacca,<text:line-break/>aiutata dai wraith. Dezmyr è una cavaliera della morte,<text:line-break/>con le modifiche seguenti:<text:line-break/><text:line-break/>.- Come azione bonus nel suo turno, Dezmyr può distorcere<text:line-break/>la realtà, annullando i danni inflitti a lei o a un'altra<text:line-break/>creatura situata entro 6 metri da lei e che essa sia in<text:line-break/>grado di vedere. Il beneficiario di questa distorsione della<text:line-break/>realtà recupera immediatamente 10 punti ferita.<text:line-break/><text:line-break/>. Ha preparato l'incantesimo lJocalizza creatura al posto<text:line-break/>di esilio.<text:line-break/><text:line-break/>- Parla l’Abissale, il Comune e il Gergo delle Profondità.<text:line-break/>Porta Segreta. Nella parete est, a nord del mosaico<text:line-break/><text:line-break/>di Dezmyr a cavallo, è celata una porta segreta chiusa a<text:line-break/><text:line-break/>chiave. Se un personaggio esamina il mosaico ed effettua<text:line-break/><text:line-break/>CON successo una prova di Saggezza (Percezione) con<text:line-break/><text:line-break/>CD 20, capisce che l'emblema di famiglia sullo scudo di<text:line-break/><text:line-break/>DETNMYA SHADOWDUSK<text:line-break/><text:line-break/>Dezmyr può essere ruotato. Girando la torcia in modo che<text:line-break/>sia capovolta anziché orientata verso l'alto, apre la porta<text:line-break/>segreta, che si spalanca per consentire l’accesso all’area 37.<text:line-break/><text:line-break/>3£] FILATTERIO DEL DRACOLICH<text:line-break/><text:soft-page-break/><text:line-break/>Îl Reame Rermoto ha alterato la trama della realtà in<text:line-break/>questa stanza e il suo attuale occupante. Questa stanza alta<text:line-break/>6 metri contiene quanto segue:<text:line-break/><text:line-break/>Ondulazioni. Le pareti e le colonne ondeggiano e si<text:line-break/>rigonfiano, come se la pietra fosse informe (l’effetto è<text:line-break/>snervante, ma innocuo).<text:line-break/><text:line-break/>Statua. Una profonda alcova nella parete nord contiene<text:line-break/>una statua a grandezza naturale, i cui lineamenti umani<text:line-break/>sembrano cambiare dopo pochi secondi (vedi “Statua<text:line-break/>Mutaforma” più sotto}.<text:line-break/><text:line-break/>Cassiok e il Suo Amico. Una creatura vestita di nero<text:line-break/>(Cassiok Shadowdusk) si erge davanti alla statua<text:line-break/>voltando le spalle alla stanza e appoggiandosi a un<text:line-break/>bastone. Accanto a Cassiok si trovano il suo fedele<text:line-break/>animale da compagnia, un grick alfa, e uno slaad grigio<text:line-break/>invisibile che funge da valletto.<text:line-break/><text:line-break/>Cassiok Shadowdusk è un uomo di mezza età<text:line-break/>trasformato da una prolungata esposizione al Reame<text:line-break/>Remoto. Sebbene la testa resti umana, il corpo è quello<text:line-break/>di uno scarafaggio gigante che cammina sulle zampe<text:line-break/>posteriori.<text:line-break/><text:line-break/>Cassiok è un arcimago, con le modifiche seguenti:<text:line-break/><text:line-break/>LINELLO 22 | LA ROCCASHADOWDOS5K</text:p>
      <text:p text:style-name="P1"/>
      <text:p text:style-name="P1"/>
      <text:p text:style-name="P1"/>
      <text:p text:style-name="P1">@@@ 20 @@@</text:p>
      <text:p text:style-name="P1"/>
      <text:p text:style-name="P1"/>
      <text:p text:style-name="P1"/>
      <text:p text:style-name="P1">. È un'aberrazione caotica malvagia che parla il Comune,<text:line-break/>il Gergo delle Profondità, l’Infernale e il Sottocomune.<text:line-break/><text:line-break/>. Ha preparato l'incantesimo allucinazione mortale al<text:line-break/>posto di esilio.<text:line-break/><text:line-break/>- Porta la gemma del controllo dello slaad grigio (una<text:line-break/>pietra grigia grande quanto un pugno) appesa al collo<text:line-break/>con una catenella,<text:line-break/><text:line-break/>- Impugna un bastone del potere che gli conferisce un<text:line-break/>bonus di +2 alla Classe Armatura, ai tiri per colpire<text:line-break/>con gli incantesitimi e ai tiri salvezza. La sua fisiologia<text:line-break/>insettiforme gli impedisce di effettuare attacchi in<text:line-break/>mischia con il bastone.<text:line-break/><text:line-break/>Cassiok è pazzo e attacca chiunque non sia un membro<text:line-break/>della sua famiglia. Il grick e lo slaad grigio lo difendono. Se<text:line-break/>scende a 20 punti ferita o meno, Cassiok usa la sua azione<text:line-break/>successiva pér spezzare il suo bastone del potere e sferrare<text:line-break/>un colpo del castigo, maledicendo i personaggi mentre lo fa.<text:line-break/><text:line-break/>STATUA MUTAFORMA<text:line-break/><text:line-break/>Un incantesimo individuazione del magico lanciato sulla<text:line-break/>statua rivela un'aura magica di trasmutazione che la circonda<text:line-break/>e una potente fonte di magia necromantica al suo interno.<text:line-break/><text:soft-page-break/><text:line-break/>Pur senza alterare in modo significativo la sua massa,<text:line-break/>la statua cambia forma ogni quattro o cinque secondi,<text:line-break/>assumendo le fattezze dei vari membri della famiglia<text:line-break/>Shadowdusk e, di tanto in tanto, di Halaster Blackcloak o<text:line-break/>di altre creature umanoidi con cui è entrata in contatto nel<text:line-break/>corso degli anni. Quando una creatura umanoide tocca la<text:line-break/>statua, quest’'ultima assume temporaneamente la forma<text:line-break/>di tale creatura prima di passare ad assumere le altre<text:line-break/>forme. A prescindere dalla forma assunta dalla statua, i<text:line-break/>suoi lineamenti sono sempre leggermente deformi, come se<text:line-break/>fosse stata scolpita da uno scultore incapace.<text:line-break/><text:line-break/>Filatterio. Nel cuore della statua è sepolto uno zaffiro nero<text:line-break/>grande quanto una mela. Questa gemma vale 5.000 mo e<text:line-break/>funge da filatterio del dracolich Lynnorax (vedi l’area 40).<text:line-break/><text:line-break/>Se il dracolich viene ucciso, la sua energia vitale resta<text:line-break/>intrappolata nel gioiello finché non riesce a possedere il<text:line-break/>cadavere di un altro drago e a risorgere. La gemma viene<text:line-break/>distrutta se esposta al soffio infuocato di un drago rosso o<text:line-break/>d'’oro antico, altrimenti è resistente ai danni. La statua che<text:line-break/>contiene la gemma è un oggetto Medio con CA 17, 40 punti<text:line-break/>ferita e immunità a tutti i danni, tranne che ai danni da forza.<text:line-break/><text:line-break/>TEsOoRO<text:line-break/><text:line-break/>Oltre al suo bastone del potere, Cassiok ha con sé un libro<text:line-break/>degli incantesimi rilegato in pelle di slaad verde, con gli<text:line-break/>incantesimi che ha preparato.<text:line-break/><text:line-break/>40. TANA DI LYNNORAX<text:line-break/><text:line-break/>Soffitto. Il soffitto a cupola di questa stanza è alto 12 metri.<text:line-break/><text:line-break/>Dracolich. Lynnorax, un dracolich blu adulto, è rivolto<text:line-break/>verso la doppia porta a est ed esala un fulmine in quella<text:line-break/>direzione non appena avvista qualche intruso.<text:line-break/><text:line-break/>Colonne. Le quattro colonne che sorreggono il soffitto sono<text:line-break/>fatte di cristallo nero e ricoperte di incisioni runiche.<text:line-break/><text:line-break/>Lynnorax combatte senza paura, ben sapendo che il suo<text:line-break/>filatterio (nascosto nell’area 39), preserverà la sua forza<text:line-break/>vitale anche se il suo corpo scheletrico viene distrutto.<text:line-break/><text:line-break/>Un incantesimo individuazione del magico rivela un'aura<text:line-break/>madgica di abiurazione attorno a ogni colonna di cristallo,<text:line-break/>che conferisce al dracolich una soglia di danno pari a 40.<text:line-break/>Finché si trova in questa stanza, il dracolich non subisce<text:line-break/>danni da una singola fonte di danno, a meno che quel<text:line-break/>danno non sia pari o superiore alla sua soglia di danno,<text:line-break/>nel qual caso subisce danni normalmente. I danni che non<text:line-break/>riescono a raggiungere o superare la soglia di danno del<text:line-break/><text:line-break/>LIVELLO 22 | LA ROCCA SHADOWDUSK<text:line-break/><text:line-break/>dracolich sono magicamente negati dalle colonne. Ogni<text:line-break/>volta che le colonne negano i danni del dracolich, le loro<text:line-break/>rune arcane emanano un bagliore intenso.<text:line-break/><text:line-break/>Il dracolich perde la protezione delle colonne se esce<text:line-break/>dalla stanza, quindi preferisce combattere in quest'area.<text:line-break/><text:line-break/><text:soft-page-break/>Ogni colonna è un oggetto Enorme con CA 13, 60 punti<text:line-break/>ferita e immunità ai danni psichici e da veleno. La<text:line-break/>distruzione di una colonna riduce di 10 la soglia di danno<text:line-break/>del dracolich.<text:line-break/><text:line-break/>4]. TESORERIA DEGLI SHADOWDUSK<text:line-break/><text:line-break/>Gli Shadowdusk custodiscono qui le loro ricchezze di<text:line-break/>famiglia. Le pareti salgono verticalmente di 4,5 metri<text:line-break/>prima di incurvarsi verso l’interno, fino a incontrarsi in un<text:line-break/>punto centrale a 9 metri dal pavimento. La stanza presenta<text:line-break/>i seguenti elementi:<text:line-break/><text:line-break/>Tesoro. Il centro della stanza è occupato da un cumulo<text:line-break/>del tesoro.<text:line-break/><text:line-break/>Statue. Tre statue si ergono all'interno di strette alcove.<text:line-break/>Ognuna raffigura un umanoide mostruosamente<text:line-break/>deformato.<text:line-break/><text:line-break/>Ogni statua è alta circa 1,8 metri e raffigura un umano<text:line-break/>avvolto in una tunica, che tiene le braccia tese verso l’alto;<text:line-break/>ognuno è stato deturpato dal potere del Reame Remoto:<text:line-break/><text:line-break/>- La statua ovest rivela un ammasso di tentacoli là dove<text:line-break/>dovrebbe essere la testa.<text:line-break/><text:line-break/>. Îl volto della statua sud è stato sostituito da fauci irte di<text:line-break/>zanne, mentre le braccia sembrano pseudopodi untuosi.<text:line-break/><text:line-break/>« La testa della statua est ha iniziato ad alterarsi e a<text:line-break/>liquefarsi, ma è ancora riconoscibile come Halaster.<text:line-break/><text:line-break/>TESORO<text:line-break/>Il cumulo del tesoro è composto da quanto segue:<text:line-break/><text:line-break/>2.200 mp, 24.800 mo e 14.000 ma<text:line-break/><text:line-break/>« Tre gemme tra le monete: un topazio (500 mo), un rubino<text:line-break/>stellato (1.000 mo) e un giacinto (5.000 mo)<text:line-break/><text:line-break/>e Una minuscola sfera blu incandescente che è facile<text:line-break/>scambiare per una gemma magica (in realtà una pietra di<text:line-break/>loun dell’intuizione)<text:line-break/><text:line-break/>- Un cavalluccio a dondolo da bambino, parzialmente<text:line-break/><text:line-break/>annerito dal fuoco, con un carillon dorato (750 mo)<text:line-break/><text:line-break/>nascosto in un piccolo scomparto sotto la sella con cardini<text:line-break/><text:line-break/>CONSEGUENZE<text:line-break/><text:line-break/>Ogni umanoide appartenente alla famiglia Shadowdusk e<text:line-break/>ucciso su questo livello fa ritorno come fuoco fatuo, a meno<text:line-break/>che non siano prese certe precauzioni (vedi “Esplorare<text:line-break/>Questo Livello” a pagina 278).<text:line-break/><text:line-break/>Seé Zalthar e Dezmyr sono distrutti, prima o poi si<text:line-break/>riformano, come è tipico dei cavalieri della morte. Il loro<text:line-break/>odio e la loro ambizione ardono con troppa intensità per<text:line-break/>permettere di accantonare i loro sogni di conquista e sono<text:line-break/>troppo corrotti dal Reame Remoto per essere redenti.<text:line-break/><text:line-break/><text:soft-page-break/>Se i cavalieri della morte fanno ritorno e trovano il<text:line-break/>resto della famiglia distrutto, il loro odio si estende fino ad<text:line-break/>abbracciare anche gli avventurieri che hanno osato opporsi<text:line-break/>a loro. Spinti dalla disperazione, i gemelli cercano di<text:line-break/>stipulare alleanze con gli altri abitanti di Sottomonte, come<text:line-break/>per esempio i drow della Casata Auvryndar o della Casata<text:line-break/>Freth, i mind flayer delle Profondità Marine (il livello 17)<text:line-break/><text:line-break/>o il culto di Shar nel Dominio di Vanrak (il livello 18). Se<text:line-break/>non resta più nessuno di questi alleati, Dezmyr e Zalthar si<text:line-break/>inoltrano nell'Underdark e nel Reame Remoto, radunando<text:line-break/>orrori aberranti di ogni genere con la promessa di una<text:line-break/>nuova vita a Sottomonte.</text:p>
      <text:p text:style-name="P1"/>
      <text:p text:style-name="P1"/>
      <text:p text:style-name="P1"/>
      <text:p text:style-name="P1">@@@ 21 @@@</text:p>
      <text:p text:style-name="P1"/>
      <text:p text:style-name="P1"/>
      <text:p text:style-name="P1"/>
      <text:p text:style-name="P1">ALASTER HA FATTO DELL'ULTIMO LIVELLO DI<text:line-break/>Sottomonte la sua dimora, ottimizzata per<text:line-break/>quattro avventurieri di livello pari o superiore<text:line-break/>al 17°. I personaggi che sconfiggono i mostri di<text:line-break/>questo livello dovrebbero ottenere abbastanza<text:line-break/>PE da arrivare al 20° livello.<text:line-break/><text:line-break/>° CosA SI ANNIDA QUI?<text:line-break/><text:line-break/>Oltre ad Halaster, due apprendisti del Mago Folle risiedono<text:line-break/>su questo livello: Arcturia è Trobriand.<text:line-break/><text:line-break/>HALASTER BLACKCLOAK<text:line-break/><text:line-break/>Se gli avventurieri si sono fatti strada fino a questo livello,<text:line-break/>Halaster è in parte impressionato e in parte incuriosito. È<text:line-break/>pronto a concedere udienza ai personaggi, avendo tenuto<text:line-break/>d’occhio i loro progressi. Tuttavia, fedele alla natura che<text:line-break/>gli ha procurato il soprannome di “Mago Folle”, Halaster<text:line-break/>può cambiare atteggiamento nei confronti dei personaggi<text:line-break/>nel giro di un istante. In alternanza potrebbe dimostrarsi<text:line-break/>furioso, confuso, infastidito, divertito o semplicemente<text:line-break/>annoiato, in base ai risultati ottenuti dai personaggi prima<text:line-break/>di raggiungere questo livello. Vedi l’appendice A per<text:line-break/>ulteriori informazioni sul Mago Folle.<text:line-break/><text:line-break/>Se i personaggi e le loro azioni vanno a sostegno<text:line-break/>dell'attuale obiettivo di Halaster (vedi “Gli Obiettivi di<text:line-break/>Halaster” a pagina 11), il Mago Folle non si dimostra<text:line-break/>necessariamente ostile. Per esempio, se il suo obiettivo<text:line-break/>primario è trovare un apprendista, Halaster avrà tenuto<text:line-break/>d’occhio gli eventuali incantatori arcani del gruppo.<text:line-break/>Potrebbe suggerire a quei personaggi di dimostrare il<text:line-break/>loro valore sopravvivendo alla Tana del Mago Folle e di<text:line-break/>“liberare” un posto da apprendista eliminando Arcturia o<text:line-break/><text:line-break/>Trobriand. Fatto questo, Halaster è disposto a prendere<text:line-break/>un personaggio appropriato come suo nuovo apprendista.<text:line-break/>Halaster non ha alcun legame sentimentale con i suoi<text:line-break/>apprendisti è spesso si diverte a tormentarli in segreto.<text:line-break/><text:line-break/>ARCTURIA<text:line-break/><text:line-break/>Arcturia è una lich, maestra nelle magie di trasmutazione.<text:line-break/><text:soft-page-break/>Ha alterato drasticamente la sua forma col passare degli<text:line-break/>anni è ora sembra più viva che non morta. Un paio di ali da<text:line-break/>libellula spunta dalle spalle e su avambracci e gomiti sono<text:line-break/>visibili spuntoni ossei acuminati.<text:line-break/><text:line-break/>Se i personaggi hanno distrutto il suo filatterio sul livello<text:line-break/>14, Arcturia li attacca a vista. Altrimenti, non ha motivo di<text:line-break/>combattere con loro.<text:line-break/><text:line-break/>TROBRIAND, IL MAGO DI METALLO<text:line-break/><text:line-break/>Trobriand è specializzato nella creazione di costrutti<text:line-break/>magici. Quei personaggi che hanno attraversato i livelli<text:line-break/>superiori potrebbero essersi imbattuti in alcune delle sue<text:line-break/>creazioni.<text:line-break/><text:line-break/>Stanco della fragilità della carne, Trobriand ha trasferito<text:line-break/>il suo spirito nel corpo di un golem di ferròo appositamente<text:line-break/>preparato. Questa fusione tra spirito è metallo non ha però<text:line-break/>fatto nulla per migliorare la sua sanità mentale.<text:line-break/><text:line-break/>IL DUNGEON<text:line-break/><text:line-break/>l luoghi nella parte del dungeon di questo livello (le aree<text:line-break/>dalla 1 alla 21) fannò riferimento alla mappa 23. Nessun<text:line-break/>tunnel o scalinata collega questo complesso di dungeon<text:line-break/>ai livelli superiori di Sottomonte. ] personaggi arrivano<text:line-break/>nell’area 1 dopo avere varcato un portale nella Rocca<text:line-break/><text:line-break/>Shadowdusk (nell'area 35 del livello 22).<text:line-break/><text:line-break/>CEIVELLO 23 | LA TANA DEL MAGO FOLLI</text:p>
      <text:p text:style-name="P1"/>
      <text:p text:style-name="P1"/>
      <text:p text:style-name="P1"/>
      <text:p text:style-name="P1">@@@ 22 @@@</text:p>
      <text:p text:style-name="P1"/>
      <text:p text:style-name="P1"/>
      <text:p text:style-name="P1"/>
      <text:p text:style-name="P1">]. NESSUNA RITIRATA<text:line-break/><text:line-break/>Arco. Un arco di pietra è incassato nella parete nord.<text:line-break/>Sulla chiave di volta, è inciso il volto di Halaster, i cui<text:line-break/>occhi animati seguono qualsiasi creatura che si avvicini<text:line-break/>all'arco. Sulla parete sopra alla chiave di volta è scolpito<text:line-break/>urn simbolo.<text:line-break/><text:line-break/>Statua. Un'alcova a sud contiene una statua di pietra<text:line-break/>dipinta che raffigura Halaster a grandezza naturale,<text:line-break/>appollaiato su un piedistallo di granito alto 1,2 metri<text:line-break/>come un avvoltoio, con le braccia tese e le dita adunche<text:line-break/><text:line-break/>come artigli, come se si tenesse pronto a balzare addosso<text:line-break/><text:line-break/>a chiunque giunga davanti a lui (vedi “Statua di Halaster”<text:line-break/>più sotto).<text:line-break/><text:line-break/>Affreschi. Sei affreschi quadrati con lato di 3 metri<text:line-break/>decorano le pareti attorno all’arco: due sono situati<text:line-break/>ai lati dell’arco sulla parete nord, due sono affiancati<text:line-break/>l’uno all’altro sulla parete ovest e due sono affiancati<text:line-break/>l'uno all’altro sulla parete est. Ogni affresco mostra<text:line-break/>un'immagine animata magicamente di Halaster che sbriga<text:line-break/>una © più attività di vario tipo: si stiracchia e sbadiglia, fa<text:line-break/><text:soft-page-break/>il giocoliere, pulisce il pavimento con una scopa, cerca di<text:line-break/>liberarsi da una camicia di forza, cammina sulle mani o si<text:line-break/>allena in pugilato a vuoto.<text:line-break/><text:line-break/>Porta Segreta. L'affresco di Halaster che sbadiglia e si<text:line-break/>stiracchia cela una porta segreta.<text:line-break/><text:line-break/>Bersagliare un affresco animato con un incantesimo<text:line-break/>dissolvi magie non ha altro effetto che indurre l’immagine<text:line-break/>di Halaster a sbeffeggiare in silenzio l’incantatore che l’ha<text:line-break/>lanciato. Le immagini diventano immobili se rientrano<text:line-break/>nell'area di un campo anti-magia.<text:line-break/><text:line-break/>PORTALE ARCUATO PER IL LIVELLO 22<text:line-break/><text:line-break/>Il simbolo inciso sopra l’arco è la runa personale di<text:line-break/>Halaster. Sia la runa che il volto inciso sulla chiave di volta<text:line-break/>SOnNo innocui.<text:line-break/><text:line-break/>Halaster può aprire il portale per 1 minuto toccando<text:line-break/>l’arco. Il portale non può essere aperto in nessun altro<text:line-break/>modo da questo lato. Una creatura che attraversa il portale<text:line-break/>compare nell’area 35 del livello 22, nello spazio libero più<text:line-break/>vicino al portale identico situato in quell'area.<text:line-break/><text:line-break/>STATUA DI HALASTER<text:line-break/><text:line-break/>Ogni volta che una creatura diversa da Halaster cerca<text:line-break/>di lanciare un incantesimo in questa stanza, le braccia<text:line-break/>della statua si animano e compiono la rapida serie di gesti<text:line-break/>somatici richiesti per lanciare un corntroincantesimo. Dopo<text:line-break/>avere lanciato il suo incantesimo, la statua torna allo stato<text:line-break/>inanimato finché non viene innescata di nuovo. Il tentativo<text:line-break/>di controincantesimo ha successo automaticamente.<text:line-break/><text:line-break/>La statua è un oggetto Grande con CA 17, 50 punti ferita<text:line-break/>e immunità a tutti i danni tranne i danni da forza. La statua<text:line-break/>cade a pezzi e perde la sua capacità da incantatore se<text:line-break/>scende a Ò punti ferita. La distruzione della statua innesca<text:line-break/>un incantesimo bocca magica; la bocca compare tra i detriti<text:line-break/>della statua in frantumi e proclama: “E dunque questa la<text:line-break/>fine di Halaster Blackcloak? Ah! Io dico di no.”<text:line-break/><text:line-break/>2. BIBLIOTECA SOTTOSOPRA<text:line-break/><text:line-break/>Tutto ciò che è contenuto in questa stanza è orientato a<text:line-break/>testa in giù poiché la gravità della stanza è stata invertita<text:line-break/>magicamente. La stanza contiene i mobili seguenti:<text:line-break/><text:line-break/>Scaffali. Le pareti sono occupate da lunghe file di scaffali<text:line-break/>capovaolti, carichi di libri di storia anch'essi capovolti, relativi<text:line-break/>ai molti angoli del mondo che Halaster ha esplorato.<text:line-break/><text:line-break/>Scrivania. Al centro del soffitto alto 4,5 metri si trova una<text:line-break/>scrivania capovolta su cui è appoggiata una fila di libri<text:line-break/><text:line-break/>LIVELLO 25 | LA TANA DEL MAGO FOLLE<text:line-break/><text:line-break/>sorretta da due reggilibri dorati, anch'essi capovolti, a<text:line-break/>forma di bulette che fanno irruzione dal terreno.<text:line-break/><text:line-break/>Îl campo di gravità invertito non può essere negato,<text:line-break/>ma un campo anti-magia è in grado di sopprimerlo. Se<text:line-break/>una creatura o un oggetto non è ancorato, trattenuto o<text:line-break/><text:soft-page-break/>influenzato da un incantesimo volare o da magie analoghe,<text:line-break/>cade verso il soffitto quando entra in questa stanza.<text:line-break/><text:line-break/>La scrivania è sgombra, ad eccezione di una fila di nove<text:line-break/>libri sorretti dai due reggilibri a forma di bulette., Otto di<text:line-break/>quei libri sono trattati che esaminano in dettaglio le otto<text:line-break/>scuole di magia, una per volume. La copertina e le pagine<text:line-break/>del nono libro sembrano vuote.<text:line-break/><text:line-break/>Disponendo gli altri libri in ordine alfabetico tra i<text:line-break/>reggilibri in base alla scuola di magia, la runa di Halaster<text:line-break/>compare sulla copertina del nono libro e una serie di<text:line-break/>incantesimi compare sulle sue pagine. Quel tomo è uno dei<text:line-break/>libri degli incantesimi di Halaster (vedi “Tesoro” sotto).<text:line-break/><text:line-break/>TEsORO<text:line-break/>I reggilibri d'oro valgono 500 mo al paio, mentre gli otto libri<text:line-break/>che descrivono le scuole di magia valgono 100 mo l'uno.<text:line-break/><text:line-break/>Îl libro degli incantesimi di Halaster contiene gli<text:line-break/>incantesimi seguenti: blocca mostri, corona di follia,<text:line-break/>fabbricare, fatale, folata di vento, forma gassosa,<text:line-break/>ingrandire/ridurre, inversione della gravità, labirinto,<text:line-break/>danza irresistibile di Otto, mano di Bigby, saltare, spruzzo<text:line-break/>colorato, tempesta di ghiaccio, tempesta di nevischio e<text:line-break/>vita falsata.<text:line-break/><text:line-break/>3. TESTE PARLANTI<text:line-break/><text:line-break/>Le pareti di questa stanza alta 3 metri sono coperte dal<text:line-break/>pavimento al soffitto di scaffali di legno, tutti tcarichi di<text:line-break/>centinaia di vasi a imboccatura larga, ognuno dei quali<text:line-break/>contiene una testa mozzata e conservata in salamoia.<text:line-break/><text:line-break/>Le teste nei vasi sono esemplari che Halaster ha raccolto<text:line-break/>in tutto Sottornonte: goblin, drow, kuo-toa, duergar,<text:line-break/>trogloditi, githyanki, mind flayer e altre creature. Pur se<text:line-break/>rimosse dai loro corpi, le teste rimangono vive e sedate<text:line-break/>grazie alla magia di Halaster. Picchiettare con le dita sul<text:line-break/>vetro del vaso è sufficiente a risvegliare una testa, Ogni testa<text:line-break/>parla solo i linguaggi che conosceva in vita e non ricorda<text:line-break/>come ha perso il proprio corpo. Se un personaggio chiede<text:line-break/>informazioni alla testa, questa gliele fornirà volentieri, Ogni<text:line-break/>testa condivide un segreto di Sottomonte, da determinare<text:line-break/>pescando una carta dal Mazzo dei Segreti (vedi l'appendice<text:line-break/>C). Le teste possono anche confermare che Halaster passa<text:line-break/>molto tempo su questo livello di Sottomonte.<text:line-break/><text:line-break/>La rimozione di una testa dal suo vaso o del vaso da<text:line-break/>questa stanza pone fine alla magia animante e uccide la<text:line-break/>testa immediatamente.<text:line-break/><text:line-break/>4., ORRORI CORAZZATI<text:line-break/><text:line-break/>Sei orrori corazzati fluttuano nelle alcove contrassegnate<text:line-break/>con una O sulla mappa 23. Questi costrutti attaccano gli<text:line-break/>intrusi a vista e inseguono quelli che fuggono.<text:line-break/><text:line-break/>5. RIPOSTIGLIO MAGICO<text:line-break/><text:line-break/>Soffitto. Questa stanza ha un soffitto a volta alto 9 metri.<text:line-break/><text:line-break/>Statue. Quattro statue, ognuna delle quali raffigura<text:line-break/>un verme purpureo alto 6 metri che fa irruzione dal<text:line-break/><text:soft-page-break/>pavimento, occupano gli angoli della stanza (le statue<text:line-break/>Sono innocue).<text:line-break/><text:line-break/>Cupola. Una profonda alcova alta 6 metri nella parete nord<text:line-break/>è occupata da quattro cacciatori invisibili intrappolati<text:line-break/>all'interno di un muro di forza invisibile, a forma di<text:line-break/>cupola, che emerge dal pavimento (gli eventuali oggetti</text:p>
      <text:p text:style-name="P1"/>
      <text:p text:style-name="P1"/>
      <text:p text:style-name="P1"/>
      <text:p text:style-name="P1">@@@ 23 @@@</text:p>
      <text:p text:style-name="P1"/>
      <text:p text:style-name="P1"/>
      <text:p text:style-name="P1"/>
      <text:p text:style-name="P1">a LI i i . l L<text:line-break/>R a EN FL LO<text:line-break/>' L - -.-<text:line-break/><text:line-break/>conduce ol<text:line-break/>dungeon espanso<text:line-break/><text:line-break/>P<text:line-break/><text:line-break/>Tunnel che<text:line-break/>conduce al<text:line-break/>dungeon espanso<text:line-break/><text:line-break/>____<text:line-break/>i , EE E ii<text:line-break/><text:line-break/>AT<text:line-break/>L<text:line-break/><text:line-break/>--------------------<text:line-break/>------<text:line-break/><text:line-break/>UE<text:line-break/><text:line-break/>a a; “a r-<text:line-break/>RTT E<text:line-break/>a<text:line-break/><text:line-break/>''''''''<text:line-break/><text:line-break/>FEEFET”<text:line-break/><text:line-break/>e<text:line-break/><text:line-break/>aa n<text:line-break/>FI ENES<text:line-break/>]<text:line-break/><text:line-break/>FFT SII<text:line-break/><text:line-break/>L<text:line-break/><text:line-break/>Porta che conduceé<text:line-break/>alla Torre di Halaoster<text:line-break/><text:line-break/>Torre di Halaster<text:line-break/><text:line-break/>Porta che conduce Scale che Scale che<text:line-break/><text:line-break/>alla Tana del Mago Folte saolgono scendono<text:line-break/><text:soft-page-break/>al Ilvello 2<text:line-break/><text:line-break/>Scalae che<text:line-break/>Livello 1 rienalrat Livello 2 a aa<text:line-break/><text:line-break/>ai livello 2 dal livello 1<text:line-break/><text:line-break/>MAPRPA 23:; LA TANA DEL MAGO FoOLLE<text:line-break/><text:line-break/>LIVECLO 23 | LA TANA DEL MAGO FOLLE</text:p>
      <text:p text:style-name="P1"/>
      <text:p text:style-name="P1"/>
      <text:p text:style-name="P1"/>
      <text:p text:style-name="P1">@@@ 24 @@@</text:p>
      <text:p text:style-name="P1"/>
      <text:p text:style-name="P1"/>
      <text:p text:style-name="P1"/>
      <text:p text:style-name="P1">che Halaster ha rimosso dai carrelli minerari nell’area 1<text:line-break/>del livello 15 giacciono sul pavimento all'interno della<text:line-break/>cupola; a parte questo, la cupola sembra non contenere<text:line-break/>nient'altro).<text:line-break/><text:line-break/>Tl cerchio tratteggiato sulla mappa 23 indica i bordi della<text:line-break/>cupola, creata grazie a un incantesimo muro di forza reso<text:line-break/>permanente da Halaster. La cupola non può essere dissolta<text:line-break/>tramite dissolvi magie, ma un incantesimo disintegrazione<text:line-break/>la distrugge e libera i cacciatori invisibili al suo interno.<text:line-break/><text:line-break/>ÎI cacciatori invisibili attaccano ogni creatura che non<text:line-break/>sia Halaster e che entri nella cupola usando la magia (per<text:line-break/>esempio, tramite un incantesimo porta dimensionale o<text:line-break/>passo velato). Attaccano anche se la cupola viene distrutta.<text:line-break/>I cacciatori tendono ad attaccare un nemico alla volta<text:line-break/>tutti assieme.<text:line-break/><text:line-break/>6. INTERDIZIONI DEL MAGO<text:line-break/><text:line-break/>Una sala dotata di trappole (area 6a) protegge due cripte di<text:line-break/><text:line-break/>Halaster (le aree 6b e 6c).<text:line-break/><text:line-break/>6A. COLONNE FOLGORANTI<text:line-break/>Îl soffitto di questa sala composta da due stanze è alto 6 metri<text:line-break/>ed è sorretto da dieci colonne di ferro placcate in rame.<text:line-break/>Le colonne generano scariche di fulmini magici e folgori<text:line-break/>che rimbalzano da una colonna all’altra. Le creature che si<text:line-break/>trovano al di fuori della sala sono al sicuro, come anche quelle<text:line-break/>nello spazio quadrato con lato di 6 metri contrassegnato sulla<text:line-break/>mappa 23. Se una creatura termina il suo turno in qualsiasi<text:line-break/>altro spazio della sala, è colpito da un fulmine proveniente<text:line-break/>dalla colonna più vicina e deve effettuare un tiro salvezza su<text:line-break/>Destrezza con CD 15; se fallisce, subisce 22 (4d10) danni da<text:line-break/>fulmine, mentre se lo supera, subisce la metà di quei danni.<text:line-break/>Se un personaggio usa un'azione per studiare le<text:line-break/>colonne ed effettua con successo una prova di Intelligenza<text:line-break/>(Indagare) con CD 20, nota che le scariche di fulmini<text:line-break/>seguono uno schema ricorrente e dispone di vantaggio ai<text:line-break/>tiri salvezza effettuati contro le colonne. Il personaggio,<text:line-break/>inoltre, identifica il punto centrale della sala che è sicuro.<text:line-break/><text:line-break/>6B. SCUDO ANGELICO<text:line-break/><text:line-break/>Sulla porta di questa camera, è presente un batacchio di<text:line-break/>bronzo plasmato che ha la forma del folle volto di Halaster,<text:line-break/><text:soft-page-break/>la cui barba arricciata sorregge la maniglia ad anello,<text:line-break/><text:line-break/>Una minuscola targa di bronzo montata sotto il batacchio<text:line-break/>mostra la scritta in Comune: “Bussare prima di entrare.”<text:line-break/><text:line-break/>Se qualcuno usa il batacchio, innesca un incantesimo<text:line-break/>glifo di interdizione lanciato all'8° livello. Il glifo genera<text:line-break/>una sfera di famme magiche del raggio di 6 metri. Ogni<text:line-break/>creatura in quell’area deve effettuare un tiro salvezza su<text:line-break/>Destrezza con CD 22; se fallisce, subisce 45 (10d8) danni<text:line-break/>da fuoco, mentre se lo supera, subisce la metà di quei<text:line-break/>danni. I! minuscolo glifo è stato tracciato sul retro della<text:line-break/>maniglia del batacchio e può essere trovato effettuando con<text:line-break/>successo urna prova di Intelligenza (Indagare) con CD 22.<text:line-break/><text:line-break/>Scudo. La stanza è vuota, se si eccettua uno scudo<text:line-break/>d'acciaio appeso alla parete sud. Lo scudo è forgiato in<text:line-break/>modo da raffigurare un sereno volto angelico avvolto da<text:line-break/>una cornice di piume di bronzo.<text:line-break/><text:line-break/>Un incantesimo individuazione del magico rivela un'’aura<text:line-break/>magica di abiurazione attorno allo scudo altrimenti<text:line-break/>ordinario, in cui è intrappolato un diavolo della fossa<text:line-break/>di nome Kastzanedes. Qualsiasi capacità in grado di<text:line-break/>percepire la presenza degli immondi, come il privilegio<text:line-break/>di classe Percezione del Divino del paladino, rivela la<text:line-break/>presenza di una creatura del genere vincolata nello scudo.<text:line-break/><text:line-break/>Se un incantesimo identificare viene lanciato sullo scudo,<text:line-break/>o se lo scudo viene portato entro 3 metri dal suo scudo<text:line-break/>gemello nell'area 9b, il diavolo della fossa torna in libertà,<text:line-break/><text:line-break/>LIVELLO 235 LA TANA DEL MAGO FOLLE<text:line-break/><text:line-break/>comparendo entro 1,5 metri dal possessore dello scudo o<text:line-break/>nello spazio libero più vicino. Il diavolo della fossa attacca<text:line-break/>qualsiasi creatura che sia in grado di vedere, bersagliando<text:line-break/>i celestiali prima di chiunque altro.<text:line-break/><text:line-break/>Finché è intrappolato nello scudo, il diavolo della fossa<text:line-break/>può comunicare telepaticamente con il possessore dello<text:line-break/>scudo. Fingerà di essere un oggetto magico senziente<text:line-break/>che non è disposto a rivelare i suoi segreti e tenterà di<text:line-break/>indurre i personaggi a lanciare identificare su di esso. Se<text:line-break/>questa tattica non funziona, il diavolo della fossa cercherà<text:line-break/>di convincere il possessore dello scudo a intraprendere<text:line-break/>un'impresa per trovare il suo scudo gemello. I] diavolo della<text:line-break/>fossa sospetta che l’altro scudo sia nelle vicinanze, ma non<text:line-break/>sa dove si trovi di preciso.<text:line-break/><text:line-break/>6C. MAGAZZINO DELLE COMPONENTI<text:line-break/><text:line-break/>Questa stanza contiene alcuni tavoli di legno su cavalletti<text:line-break/>carichi di componeniti inateriali per incantesimi, tra cui<text:line-break/>panetti di burro avvolti in panni di lino, barilotti di bucce di<text:line-break/>radice di liquirizia, bottiglie di lingue di serpenti, un terrario<text:line-break/>pieno di lucciole e vasi sigillati a cera pieni di uova marce.<text:line-break/><text:line-break/>7, COLONNE DI TELETRASPORTO<text:line-break/><text:line-break/>Otto colonne di marmo nero formano un cerchio in<text:line-break/>questa stanza alta 6 metri. Su ogni colonna, è inciso un<text:line-break/>simbolo che rappresenta una delle otto scuole di magia<text:line-break/>(Abiurazione, Ammaliamento, Divinazione, Evocazione,<text:line-break/><text:soft-page-break/>Illusione, Invocazione, Necromanzia e Trasmutazione).<text:line-break/><text:line-break/>La prima volta che un personaggio entra nel cerchio<text:line-break/>di colonne, si attiva sul pavimento un incantesimo bocca<text:line-break/>magica che pronuncia il seguente indovinello in Comune<text:line-break/>prima di sparire:<text:line-break/><text:line-break/>Da una corona ornata la mia fronte nanica maestosa,<text:line-break/>Sotto la montagna ora giace e riposa.<text:line-break/>Chi sono?<text:line-break/><text:line-break/>La risposta è “Melair”, il nano re sepolto sul livello 6. 1<text:line-break/>personaggi possono usare una magia di divinazione per<text:line-break/>determinare la risposta esatta, se non riescono a dedurla.<text:line-break/><text:line-break/>Se un personaggio pronuncia il nome di Melair a voce<text:line-break/>alta mentre si trova nella stanza, i simboli delle colonne<text:line-break/>risplendono di una luce intensa colorata per 1 minuto. In<text:line-break/>quel lasso di termpo, ogni creatura che entra nell'area tra<text:line-break/>le colonne o vi inizia il proprio turno è teletrasportata in<text:line-break/>un luogo simile nell’area 8, assieme a tutto ciò che essa<text:line-break/>indossa o trasporta.<text:line-break/><text:line-break/>&amp;. COLONNE DI TELETRASPORTO<text:line-break/><text:line-break/>Otto colonne di marmo nero si ergono in cerchio lungo<text:line-break/>le pareti di questa stanza alta 6 metri. Uno zaffiro giallo<text:line-break/>grande quanto un pugno è incastonato in ognuna delle<text:line-break/>cinque colonne più a est, a un'altezza di 3 metri, rivolto<text:line-break/>verso l'interno del cerchio. Su ognuna delle tre colonne<text:line-break/>rimanenti, nel lato ovest della stanza, si apre un incavo<text:line-break/>vuoto dove una gemma simile deve essere collocata. Le<text:line-break/>tre gemme mancanti si trovano nell’area 17.<text:line-break/><text:line-break/>Quando tutti gli otto zaffiri gialli vengono collocati<text:line-break/>sulle colonne, essi risplendono di un'intensa luce gialla e<text:line-break/>la magia delle colonne si attiva. Ogni creatura che entra<text:line-break/>nell’area all'interno delle colonne o vi inizia il proprio turno<text:line-break/>viene teletrasportata in un luogo simile nell’area 7, assieme<text:line-break/>a tutto ciò cheé indossa o0 trasporta.<text:line-break/><text:line-break/>Gli zaffiri possono essere staccati dai loro incavi, ma<text:line-break/>basta rimuoverne uno solo perché la magia delle colonne<text:line-break/>si disattivi.<text:line-break/><text:line-break/>TEsoRO<text:line-break/>Ogni zaffiro giallo vale 1.000 mo.</text:p>
      <text:p text:style-name="P1"/>
      <text:p text:style-name="P1"/>
      <text:p text:style-name="P1"/>
      <text:p text:style-name="P1">@@@ 25 @@@</text:p>
      <text:p text:style-name="P1"/>
      <text:p text:style-name="P1"/>
      <text:p text:style-name="P1"/>
      <text:p text:style-name="P1">9, CRIPTE<text:line-break/><text:line-break/>Queste camere hanno un soffitto piatto alto 4,5 metri.<text:line-break/><text:line-break/>A. SALA DEI BASTONI<text:line-break/><text:line-break/>Mosaici. Le tessere dei mosaici che ricoprono le pareti<text:line-break/>raffigurano una serie di bastoni magici di vario tipo<text:line-break/>(dietro un mosaico che raffigura un bastone dei tuoni e<text:line-break/>fulmini è celata una porta segreta).<text:line-break/><text:soft-page-break/><text:line-break/>Vicolo Cieco. Una parte della parete est è stata distrutta.<text:line-break/>Oltre di essa si protende un tunne] irregolare che termina<text:line-break/>inì un vicolo cieco.<text:line-break/><text:line-break/>Î] mosaico del bastone dei tuoni e fulmini, a differenza<text:line-break/>degli altri, è crepato e annerito dal fuoco. Se questa<text:line-break/>sezione del muro è bersagliata da un qualsiasi effetto che<text:line-break/>infligga danni da fulmine o da tuono, la porta segreta<text:line-break/>dietro il mosaico si apre per tonsentire di accedere all’area<text:line-break/>9b. Gli incantesimi scassinare e altre magie simili non<text:line-break/>hanno effetto sulla porta segreta, ma un incantesimo<text:line-break/>disintegrazione la distrugge. Nessuna applicazione di<text:line-break/>forza fisica può aprire la porta segreta da questo lato, ma<text:line-break/>dall’area 9b la porta si apre facilmente.<text:line-break/><text:line-break/>9B. SCUDO DIABOLICO<text:line-break/><text:line-break/>Questa stanza alta 4,5 metri è vuota, se si eccettua uno<text:line-break/>scudo d’acciaio appeso alla parete ovest. Lo scudo è<text:line-break/>forgiato in modo da raffigurare un feroce volto diabolico<text:line-break/>avvolto da una cornice di fiamme di bronzo,<text:line-break/><text:line-break/>Un incantesimo individuazione del magico rivela<text:line-break/>un’aura magica di abiurazione attorno a uno scudo,<text:line-break/>altrimenti ordinario, in cui è intrappolato un deva di nome<text:line-break/>Aryx. Finché è intrappolato nello scudo, Aryx non può<text:line-break/>comunicare con nessuno. Qualsiasi capacità in grado<text:line-break/>di percepire la presenza dei celestiali, come il privilegio<text:line-break/>di classe Percezione del Divino del paladino, rivela la<text:line-break/>presenza di una creatura del genere intrappolata nello<text:line-break/>scudo. Se un incantesimo dissolvi il bene e il male viene<text:line-break/>lanciato sullo scudo, o se esso viene portato entro 3 metri<text:line-break/>da un immondo, il deva torna in libertà, comparendo entro<text:line-break/>1,5 metri dallo scudo o0 nello spazio libero più vicino. Una<text:line-break/>volta libero, il deva usa il suo incantesimo individuazione<text:line-break/>del bene e del male per determinare se ci sono creature<text:line-break/>malvagie in sua presenza. Se ce ne sono, Aryx le attacca,<text:line-break/>bersagliando gli immondi prima di chiunque altro.<text:line-break/><text:line-break/>Aryx fu inviato da Tyr, il dio della giustizia, per riportare<text:line-break/>sulla retta via Fazrian, il planetar corrotto del livello 21.<text:line-break/>Prima che Aryx potesse raggiungere Fazrian, tuttavia,<text:line-break/>Halaster intrappolò il deva nello scudo. Aryx deve<text:line-break/>completare la sua missione prima di poter tornare nel<text:line-break/>reame celestiale di Tyr. Se i personaggi dichiarano di avere<text:line-break/>ucciso Fazrian o di avere aiutato il planetar a espiare le sue<text:line-break/>colpe, il deva usa un incantesimo comurnuone per verificare<text:line-break/>ciò che dicono. Se i personaggi hanno detto la verità, Aryx<text:line-break/>dimostra loro la sua gratitudine conferendo a ogni membro<text:line-break/>del gruppo una benedizione della salute (vedi “Qualità<text:line-break/>Soprannaturali” nel capitolo 7 della Dungeon Master's<text:line-break/>Guide). Se i personaggi non hanno ancora affrontato il<text:line-break/>planetar caduto sul livello 21, Aryx si offre di combattere a<text:line-break/>fianco del gruppo finché per lui non giungerà il momento<text:line-break/>di lasciare questo livello e completare la sua missione,<text:line-break/>purché i personaggi non siano in prevalenza malvagi.<text:line-break/><text:line-break/>Se i personaggi aiutano Aryx a sconfiggere Fazrian<text:line-break/>successivamente, il deva dimostrerà la sua gratitudine<text:line-break/>conferendo loro le benedizioni della salute.<text:line-break/><text:line-break/>]0. ESPOSIZIONE DELL'ARCANO<text:line-break/><text:line-break/><text:soft-page-break/>] soffitti arcuati di queste aree sono alti 6 metri.<text:line-break/><text:line-break/>10A. GALLERIA A ZIG-ZAG<text:line-break/><text:line-break/>Se i personaggi fanno molto rumore in questo corridoio,<text:line-break/>attirano i sette teschi infuocati nell’area 10b. Questo<text:line-break/>corridoio ha i tratti seguenti:<text:line-break/><text:line-break/>Lampadari. Alcuni radiosi lampadari di cristallo fluttuano<text:line-break/>all’altezza del soffitto.<text:line-break/><text:line-break/>Dipinti. Le pareti sono coperte di dipinti di varie<text:line-break/>dimensiaoni, tutti sorretti da cornici dorate.<text:line-break/><text:line-break/>Îl corridoio contiene tre lampadari, tutti indicati sulla<text:line-break/>mappa 23. Ogni lampadario proietta magicamente luce<text:line-break/>intensa nel raggio di 6 metri e luce fioca per altri 6 metri. Un<text:line-break/>lampadario può sostenere fino a 75 kg di peso aggiuntivo<text:line-break/>prima di cadere. Se qualcuno lancia dissolvi magie su un<text:line-break/>lammpadario, quello si spegne e cade a terra con uno schianto.<text:line-break/><text:line-break/>I dipinti sono fissati alle pareti tramite colla meravigliosa<text:line-break/>e necessiteranno di solvente universale per rimuoverli<text:line-break/>senza distruggerli. Un incantesimo individuazione del<text:line-break/>magico rivela un'aura magica di illusione attorno a ogni<text:line-break/>dipinto (ce ne sono a centinaia). Metà dei dipinti è costituita<text:line-break/>da ritratti di Halaster, che appare più folle che maîi avvolto<text:line-break/>nella sua tunica degli occhi. Un quarto è costituito dai<text:line-break/>ritratti di altri maghi (ex-apprendisti). Quelli che restano<text:line-break/>sono dipinti di soggetti ignoti con la testa di un piccolo<text:line-break/>animale (tassi, topi, conigli, uccelli, pesci e così via). Gli<text:line-break/>occhi dei dipinti (inclusi gli occhi delle tuniche di Halaster)<text:line-break/>sembrano seguire i visitatori rman mano che attraversano il<text:line-break/>corridoio, ina si tratta solo di un'illusione magica minore.<text:line-break/><text:line-break/>10B. TRAPPOLA DELLO SCUDO<text:line-break/><text:line-break/>Teschi Infuocati. Se non sono stati attirati nell’area 10a,<text:line-break/>sette teschi infuocati fluttuano in quest'area; le loro fiamme<text:line-break/>verdi sono le uniche fonti di luce presenti nella stanza.<text:line-break/><text:line-break/>Decorazioni. Altri dipinti come quélli nell’area 10a sono<text:line-break/>disposti lungo le pareti. Uno scudo dorato incastonato di<text:line-break/>gemme è appeso alla parete sud in mezzo ai dipinti.<text:line-break/><text:line-break/>Halaster ha ricavato i teschi infuocati dai teschi dei<text:line-break/>maghi che hanno tentato di diventare suoi apprendisti<text:line-break/>senza riuscirci. Attaccano gli intrusi a vista, bombardandoli<text:line-break/>di incantesimi palla di fuoco nel primo round di<text:line-break/>combattimento. I teschi infuocati inseguono gli intrusi che<text:line-break/>fuggono, usando i loro incantesimi matno magica per aprire<text:line-break/>le porte se necessario.<text:line-break/><text:line-break/>Uno scudo placcato in oro e decorato di incisioni runiche<text:line-break/>arcane è appeso a un piolo di pietra che sporge dalla<text:line-break/>parete. Un incantesimo individuazione del magico rivela<text:line-break/>un'aura magica di necromanzia irradiata dallo scudo. Se<text:line-break/>un personaggio esamina le rune ed effettua con successo<text:line-break/>una prova di Intelligenza (Arcano) con CD 18, capisce<text:line-break/>che le rune conferiscono allo scudo la capacità magica di<text:line-break/>intrappolare le creature al suo interno.<text:line-break/><text:line-break/>Se una creatura tocca lo scudo, deve superare un<text:line-break/>tiro salvezza su Saggezza con CD 18, altrimenti resterà<text:line-break/><text:soft-page-break/>intrappolata all'interno assieme a tutto ciò che indossa e<text:line-break/>porta su di sé. Lo scudo mostra sulla superficie esterna<text:line-break/>riflettente una vaga immagine della creatura intrappolata al<text:line-break/>suò interno. Lo scudo può intrappolare soltanto una creatura<text:line-break/>alla volta. Ogni volta che intrappola una nuova creatura, lo<text:line-break/>scudo libera il suo prigioniero attuale, che compare in uno<text:line-break/>spazio libero più vicino possibile allo scudo.<text:line-break/><text:line-break/>Una creatura intrappolata nello scudo non può fare<text:line-break/>altro che effettuare un tiro salvezza su Carisma con CD<text:line-break/>18 alla fine di ogni suo turno. Se lo supera, la creatura si<text:line-break/>libera e compare in uno spazio libero più vicino possibile<text:line-break/>allo scudo. Se lo fallisce, subisce 31 (7d8) danni necrotici.<text:line-break/>Se questi danni riducono la creatura intrappolata a<text:line-break/>O punti ferita, il suo corpo è distrutto e la sua anima<text:line-break/>raggiunge l’aldilà.<text:line-break/><text:line-break/>LIVELLO 24 | LA TANA DEL MACGO FOLLE</text:p>
      <text:p text:style-name="P1"/>
      <text:p text:style-name="P1"/>
      <text:p text:style-name="P1"/>
      <text:p text:style-name="P1">@@@ 26 @@@</text:p>
      <text:p text:style-name="P1"/>
      <text:p text:style-name="P1"/>
      <text:p text:style-name="P1"/>
      <text:p text:style-name="P1">SCALADAR<text:line-break/><text:line-break/>Tesoro. Lo scudo vale 7,500 mo e può essere usato come<text:line-break/>scudo ordinario, ma gli eventuali danni subiti in battaglia<text:line-break/>potrebbero ridurne il valore come oggetto d’arte,<text:line-break/><text:line-break/>a discrezione del DM.<text:line-break/><text:line-break/>ll1. LABORATORIO DI ITROBRIAND<text:line-break/><text:line-break/>I soffitti di queste aree sono piatti e alti 6 metri,<text:line-break/><text:line-break/>1]A. LAVORI IN CORSO<text:line-break/><text:line-break/>Metalli di Scarto. I banconi da lavoro disposti lungo le<text:line-break/>pareti est e ovest sono coperti di frammenti di metallo.<text:line-break/><text:line-break/>Costrutto Incompleto. Al centro della stanza, è situato<text:line-break/>uno scorpione Enorme fatto di metallo (uno scaladar in<text:line-break/>costruzione, non ancora attivato).<text:line-break/><text:line-break/>1]1B. SCALADAR<text:line-break/><text:line-break/>Guardie. Due scaladar (vedi l'appendice A) sorvegliano<text:line-break/>questa stanza e non se ne vanzio in nessuna circostanza.<text:line-break/><text:line-break/>Porta Segreta. Le pareti, il pavimento e il soffitto sono<text:line-break/>coperti di piastrelle d'acciaio quadrate con lato di<text:line-break/>1,5 metri. Una di esse nasconde una porta segreta nella<text:line-break/>parete est, a livello del pavimento.<text:line-break/><text:line-break/>l]C. CORPO DI TROBRIAND<text:line-break/><text:line-break/>Il fragile corpo di un 1omo avvolto in una veste nera giace<text:line-break/><text:line-break/>su una lastra di pietra vicino alla parete sud. L’uomo ha i<text:line-break/><text:line-break/>capelli lunghi e ondulati, una folta barba color grigio ferro e<text:line-break/><text:line-break/><text:soft-page-break/>porta un anello di metallo al dito indice della mano sinistra,.<text:line-break/>Quei personaggi che hanno visto un'immagine di<text:line-break/><text:line-break/>Trobriand sanno che il corpo che giace sulla lastra di<text:line-break/><text:line-break/>pietra è il suo. Dopo che Trobriand è riuscito a trasferire<text:line-break/><text:line-break/>il suo spirito in un golem di ferro (vedi l'area 13), il suo<text:line-break/><text:line-break/>corpo è stato portato quaggiù dagli scaladar servitori che<text:line-break/><text:line-break/>sorvegliano l'area 11b. Il corpo è in stasi, ma può essere<text:line-break/><text:line-break/>attaccato normalmente. È privo di sensi e ha CA 12 e<text:line-break/><text:line-break/>99 punti ferita. Senza il suo spirito, il corpo è solo un<text:line-break/><text:line-break/>LIVELLO: 23 | LA TANA DEL MAGO FOLLE<text:line-break/><text:line-break/>involucro vuoto e Trobriand ignora cosa può accadergli<text:line-break/>mentre il suo spirito risiede altrove. La distruzione del<text:line-break/>corpo impedisce allo spirito di Trobriand di farvi ritorno<text:line-break/>quando lo spirito sarà costretto ad abbandonare il golem<text:line-break/>nell’area 13, uccidendo a tutti gli effetti il Mago di Metallo.<text:line-break/>Tesoro. Trobriand porta un anello di metallo nero<text:line-break/>all’indice della mano sinistra. Quell’anello gli permette di<text:line-break/>controllare gli scaladar e di annullare tutti gli altri anelli<text:line-break/>dotati della stessa proprietà. Funziona solo all’interno di<text:line-break/>Sottomonte {vedì la sezione “Scaladar” nell'appendice A).<text:line-break/><text:line-break/>]2. PORTALE PER IL PONTE DI PIETRA<text:line-break/><text:line-break/>Portale Verticale, Due pietre verticali alte 4,5 metri<text:line-break/>si ergono vicino alla parete ovest di questa stanza<text:line-break/>alta 6 metri.<text:line-break/><text:line-break/>Bassorilievo. Îl muro dietro le pietre verticali è occupato<text:line-break/>da un bassorilievo che raffigura un nano in armatura con<text:line-break/>un'ascia bipenne intento a combattere con un gigante<text:line-break/>delle colline su un lungo ponte piatto.<text:line-break/><text:line-break/>Il bassorilievo raffigura Torhild Flametongue, re dell'antico<text:line-break/>regno nanico di Besilmer, mentre combatte contro un nemico<text:line-break/>mortale sul Ponte di Pietra, un monumento che ancora oggi<text:line-break/>attraversa il Fiume Dessarin. Effettuando con successo una<text:line-break/>prova di Intelligenza (Storia) con CD 20, un personaggio<text:line-break/>ricorda la battaglia leggendaria e la fine del re (fu scagliato<text:line-break/>giù dal ponte e precipitò verso la morte).<text:line-break/><text:line-break/>Se una creatura usa un dito o un bastone per tracciare<text:line-break/>la runa di Halaster sulla superficie di una delle pietre<text:line-break/>verticali, tra di esse si forma un portale che perdura per<text:line-break/>1 minuto., Un incantesimo conoscenza delle leggende o una<text:line-break/>magia simile rivela il modo per attivare il portale, la sua<text:line-break/>destinazione e il fatto che si tratta di un portale a senso<text:line-break/>unico. Ogni creatura che varca il portale compare, assieme<text:line-break/>a tutti gli oggetti che indossa o che porta su di sé, al centro<text:line-break/>del Ponte di Pietra (ulteriori informazioni su questo luogo<text:line-break/>sono disponibili in Principi dell'Apocalisse).<text:line-break/><text:line-break/>]3. IL MAGO DI METALLO<text:line-break/><text:line-break/>Questa stanza alta 6 metri contiene un golem di ferro dalla<text:line-break/>testa a forma di teschio, Si erge tra tre colonne di pietra<text:line-break/><text:soft-page-break/>rivestite di ferro che ronzano di energia magica. Con l’aiuto<text:line-break/>di queste colonne, Trobriand ha di recente trasferito il suo<text:line-break/>spirito nel golem.<text:line-break/><text:line-break/>Trobriand è impaziente di collaudare il suo nuovo corpo<text:line-break/>e attacca gli intrusi a vista, senza mostrare pietà.<text:line-break/><text:line-break/>TROBRIAND<text:line-break/><text:line-break/>Finché il suo spirito è racchiuso nel golem, Trobriand ha un<text:line-break/>grado di sfida pari a 22 (41.000 FE) e le statistiche di<text:line-break/>un golem di ferro, con le modifiche seguenti:<text:line-break/><text:line-break/>. Trobriand ha Intelligenza 20.<text:line-break/>: Possiede il tratto [ncantesimi descritto di seguito.<text:line-break/><text:line-break/>Incantesimi. Trobriand è un incantatore di 18° livello. La sua<text:line-break/>caratteristica da incantatore è Intelligenza (tiro salvezza degli<text:line-break/>iIncantesimi CD 20, +12 al tiro per colpire degli attacchi con<text:line-break/>incantesimo). Ha preparato i seguenti incantesimi da mago:<text:line-break/><text:line-break/>Trucchetti {a volontà): dardo di fuoco, mano magica, presti-<text:line-break/>digitazione<text:line-break/><text:line-break/>1° livello (4 slot): dardo incantato, individuazione del<text:line-break/>magico, scudo<text:line-break/><text:line-break/>2° livello (3 slot): frantumare, individuazione dei pensieri, passo<text:line-break/>velato, sfocatura<text:line-break/><text:line-break/>3° livello (3 slot): controincantesimo, dissolvi magie, palla di<text:line-break/>fuoco, velocità<text:line-break/><text:line-break/>4° livello (3 slot): inaridire, invisibilità superiore<text:line-break/><text:line-break/>FiT<text:line-break/><text:line-break/>E a rt</text:p>
      <text:p text:style-name="P1"/>
      <text:p text:style-name="P1"/>
      <text:p text:style-name="P1"/>
      <text:p text:style-name="P1">@@@ 27 @@@</text:p>
      <text:p text:style-name="P1"/>
      <text:p text:style-name="P1"/>
      <text:p text:style-name="P1"/>
      <text:p text:style-name="P1">5° livello (3 slot): animare oggetti, mano di Bigby, scrutare<text:line-break/>6° livello (1 slot): catena di fulmini, globo di invulnerabilità<text:line-break/>7° livello (1 slot): dita della morte, gabbia di forza<text:line-break/><text:line-break/>8° livello (1 slot}: nube incendiaria, parola del potere stordire<text:line-break/>9° livello (1 slot): parola del potere uccidere<text:line-break/><text:line-break/>La disattivazione o la distruzione di una o più colonne, la<text:line-break/>distruzione del golem o la sua uscita dalla stanza costringe<text:line-break/>lò spirito di Trobriand ad abbandonare il golem e a tentare<text:line-break/>di riunirsi al suo corpo normale, nascosto nell'area l1c. Se<text:line-break/>i personaggi non hanno distrutto il suo corpo, lo spirito di<text:line-break/>Trobriand vi fa ritorno immediatamente: si risveglia nell’area<text:line-break/>]]1c come un arcimago con la stessa lista di incantesimi<text:line-break/>della sua forma di golem e gli stessi slot incantesimo che gli<text:line-break/>rimanevano quando ha abbandonato il suo corpo da golem.<text:line-break/>Îl suo obiettivo principale diventa ora la distruzione dei<text:line-break/>personaggi che hanno interferito nei suoi piani.<text:line-break/><text:line-break/><text:soft-page-break/>Se il golem in questa stanza non è stato distrutto quando<text:line-break/>lo spirito di Trobriand lo abbandona, il golem diventa un<text:line-break/>golem di ferro ordinario sotto il comando del Mago di<text:line-break/>Metallo e attacca gli intrusi a vista.<text:line-break/><text:line-break/>Se i personaggi hanno già distrutto il corpo di Trobriand<text:line-break/>nell’area llc, e poi disattivano o distruggono almeno una<text:line-break/>delle colonne in questa stanza, lo spirito di Trobriand è<text:line-break/>costretto ad abbandonare il golem, ma non ha più alcun<text:line-break/>posto dove andare e muore a tutti gli effetti.<text:line-break/><text:line-break/>COLONNE RIVESTITE DI FERRO<text:line-break/><text:line-break/>Un incantesimo individuazione del magico rivela un'aura<text:line-break/>magica di trasmutazione che proviene da ogni colonna<text:line-break/>ronzante. Un personaggio che esamina le colonne nota delle<text:line-break/>minuscole incisioni runiche sulla loro superficie. Effettuando<text:line-break/>con successo tina prova di Intelligenza (Arcano) con CD 20,<text:line-break/>un personaggio può intuire che le colonne forniscono potenza<text:line-break/>al golem in qualche modo. Un dissolvi magie lanciato con<text:line-break/>successo su una colonna (CD 19) la disattiva per 1 minuto.<text:line-break/><text:line-break/>Ogni colonna è un oggetto Enorme con CA 17, una soglia<text:line-break/>di danno pari a 10, 80 punti ferita € immunità ai danni<text:line-break/>psichici e da veleno.<text:line-break/><text:line-break/>]4. UOMO CON LA TESTA DA CONIGLIO<text:line-break/><text:line-break/>z EA _SE ZA<text:line-break/><text:line-break/>Un uomo basso e grassoccio, con una testa da coniglio<text:line-break/><text:line-break/>e vestito con una sporca uniforme da valletto, se ne sta<text:line-break/>rannicchiato nel quadretto contrassegnato con una X<text:line-break/>sulla mappa 23. “Testa di Coniglio” è un popolano, con le<text:line-break/>modifiche seguenti:<text:line-break/><text:line-break/>‘ Testa di Coniglio è senza allineamento e senza arrtmni (0 PE).<text:line-break/>- Ha la testa di un coniglio. Non può parlare e non conosce<text:line-break/>alcun linguaggio.<text:line-break/><text:line-break/>Questa sfortunata creatura è un coniglio trasformato<text:line-break/>dalla magia di Arcturia in un umanoide unico. La<text:line-break/>trasformazione è permanente e non può essere annullata<text:line-break/>se non con un incantesimo desiderio. Non essendo più una<text:line-break/>bestia, non è possibile usare parlare con gli animali per<text:line-break/>comunicare con lui. Se un personaggio esamina la creatura<text:line-break/>ed effettua con successo una prova di Intelligenza (Arcano)<text:line-break/>con CD 19, può confermare che essa esibisce i tratti di<text:line-break/>un coniglio a cui è stata data forma umanoide tramite un<text:line-break/>incantesimoò metamorfosi pura reso permanente.,<text:line-break/><text:line-break/>Testa di Coniglio si è rifugiato quaggiù per sfuggire<text:line-break/>alla presenza di Arcturia e si accoda agli avventurieri,<text:line-break/>nella speranza che lo proteggano dalla sua collera, Se i<text:line-break/><text:line-break/>personaggi effettuano con successo una prova di Saggezza<text:line-break/>(Intuizione) con CD 12, possono dedurre che la fonte della<text:line-break/>sua paura si trova da qualche parte a sud e in effetti la<text:line-break/>creatura si fa gradualmente più nervosa man mano che si<text:line-break/>avvicina all’area 17.<text:line-break/><text:line-break/>SE qualcuno mostra a Testa di Coniglio gli zaffiri gialli<text:line-break/>dell’area 8, la creatura indica tramite una serie di gesti e di<text:line-break/><text:soft-page-break/>sguardi furtivi che quelli mancanti sono custoditi nell'area 17.<text:line-break/><text:line-break/>]5. PORTA…_;E PER IL BOSCO TENEBROSO<text:line-break/><text:line-break/>Due pietre verticali alte 4,5 metri dominano questa stanza<text:line-break/>dal soffitto alto 9 metri. Le pietre sono ricoperte di muschio<text:line-break/>è sulla loro superficie sono cresciute chiazze di funghi<text:line-break/>sgargianti.<text:line-break/><text:line-break/>Se una creatura usa un dito o un bastone per tracciare<text:line-break/>la runa di Halaster sulla superficie di una delle due pietre<text:line-break/>verticali, tra di esse si forma un portale che permane per<text:line-break/>1 minuto. Un incantesimo conoscenza delle leggende o una<text:line-break/>magia simile rivela il modo per attivare 1il portale, la sua<text:line-break/>destinazione e il fatto che si tratta di un portale a senso<text:line-break/>unico. Se una creatura attraversa il portale, ricompare,<text:line-break/>assieme a tutti gli oggetti che indossa o trasporta, nel<text:line-break/>Bosco Tenebroso, una caverna piena di funghi situata<text:line-break/>nell’Underdark (altre informazioni sul Bosco Tenebroso<text:line-break/>sono disponibili in Fuga dall’Abisso).<text:line-break/><text:line-break/>]6. STANZA DELLA SCOPA<text:line-break/><text:line-break/>(Questa stanza è vuota, ad eccezione di un'impolverata<text:line-break/>scopa di legno appoggiata contro la parete di fondo.<text:line-break/><text:line-break/>]7. CORTE DI ARCTURIA<text:line-break/><text:line-break/>Se i personaggi origliano alle porte di questa stanza, sentono<text:line-break/>la melodia di un'arpa provenire dall’interno. La stanza ha un<text:line-break/>soffittà a volta alto 6 metri e contiene quanto segue:<text:line-break/><text:line-break/>Arcturia. Arcturia è utr’esile figura avvolta in una veste<text:line-break/>fluente, dotata di scaglie blu, spuntoni ossei sugli<text:line-break/>avambracci e sui gomiti è ali di libellula, che danza al<text:line-break/>ritmo della musica su un podio rialzato di 1,5 metri<text:line-break/>rispetto al resto della stanza.<text:line-break/><text:line-break/>Sciame di Farfalle. Un innocuo sciame di farfalle gialle<text:line-break/>accanto ad Arcturia ha assunto una forma vagamente<text:line-break/>umanoide e stà suonando un’arpa finemente intarsiata<text:line-break/>(vedi “Tesoro” più sotto). L’arpa poggia su un solido<text:line-break/>tavolo di legno. Lo sciame è sotto il controllo di Arcturia<text:line-break/>e si disperdé quando Arcturia non è nei paraggi.<text:line-break/><text:line-break/>Porte del Podio. Sulla parete posteriore del podio si<text:line-break/>aprono due porte identiche. La porta a sudest è protetta<text:line-break/>da una trappola (vedi “Porta a Sudest” più sotto).<text:line-break/><text:line-break/>Mobili. Lungo tutta la sala sono state disposte quattro<text:line-break/>poltrone imbottite, quattro poggiapiedi imbottiti, due<text:line-break/>divani e due grossi tavolini (questi mobili sono dodici<text:line-break/>mimic camuffati che Arcturia considera i suoi amici più<text:line-break/>fidati; se la lich viene attaccata o se i visitatori suscitano<text:line-break/>la sua collera, i mimic rivelano rapidamente la loro vera<text:line-break/>forma e combattono al suo fianco).<text:line-break/><text:line-break/>Servitù dalla Testa di Animali. lra le otto colonne sono<text:line-break/>visibili sei umanoidi dalla testa di animale. Tre indossano<text:line-break/>uniformi da servitori e impugnano dei piumini, mentre<text:line-break/>gli altri tre indossano un'armatura pesante e sono<text:line-break/>armati di spada.<text:line-break/><text:line-break/>LIVELLO 23 | LA TANA DEL - MAGO FOLLE</text:p>
      <text:p text:style-name="P1"><text:soft-page-break/></text:p>
      <text:p text:style-name="P1"/>
      <text:p text:style-name="P1"/>
      <text:p text:style-name="P1">@@@ 28 @@@</text:p>
      <text:p text:style-name="P1"/>
      <text:p text:style-name="P1"/>
      <text:p text:style-name="P1"/>
      <text:p text:style-name="P1">296<text:line-break/><text:line-break/>#<text:line-break/>L Ri<text:line-break/>ARCTURIA<text:line-break/>ARCTURIA<text:line-break/><text:line-break/>Arcturia è una lich, con le modifiche seguenti:<text:line-break/><text:line-break/>- Oltre alla sua velocità base sul terreno, Arcturia ha una<text:line-break/>velocità di volare di 16 metri e può fluttuare.,<text:line-break/><text:line-break/>- Può lanciare l’incantesimo alterare se stesso a volontà e<text:line-break/>usa la lista seguente di incantesimi preparati:<text:line-break/><text:line-break/>Trucchetti {a volontà): mano magica, prestidigitazione,<text:line-break/>raggio di gelo<text:line-break/><text:line-break/>1° livello (4 slot): dardo incantato, individuazione del magico,<text:line-break/>onda tonante, scudo<text:line-break/><text:line-break/>2° livello (3 slot): freccia acida di Melf, iìimmagine speculare,<text:line-break/>individuazione dei pensieri, ingrandire/ridurre<text:line-break/><text:line-break/>3° livello (3 slot): controincantesimo, dissolvi magie, lentezza,<text:line-break/>palla di fuoco<text:line-break/><text:line-break/>4° livello (3 slot): inaridire, metamorfosi<text:line-break/><text:line-break/>5° livello (3 slot): animare oggetti, telecinesi<text:line-break/><text:line-break/>6° livello (1 slot): carne in pietra, disintegrazione<text:line-break/><text:line-break/>7° livello (1 slot): inversione della gravità, teletrasporto<text:line-break/><text:line-break/>8° livello (1 slot)}: labirinto, regressione mentale<text:line-break/><text:line-break/>9° livello {1 slot): metamorfosi pura<text:line-break/><text:line-break/>Incapace di tollerare la normalità e la coerenza, Arcturia<text:line-break/>è ossessionata dall'idea di trasformare se stessa, l’ambiente<text:line-break/>circostante e le altre creature. Anche il suo umore è in<text:line-break/>costante mutamento.<text:line-break/><text:line-break/>Se i personaggi hanno distrutto il suo filatterio sul livello<text:line-break/>14, Arcturia lo sa e li attacca immediatamente. Altrimenti,<text:line-break/>non ha motivo di combattere con gli avventurieri e li lascia<text:line-break/>andare volentieri per la loro strada, senza né aiutare né<text:line-break/>ostacolare i loro sforzi.<text:line-break/><text:line-break/>UMANOIDI DALLA TESTA DI ANIMALE<text:line-break/><text:line-break/>Corme Testa di Conigliò nell'area 14, queste sei creature<text:line-break/>sono animali trasformati in umanoidi dalla magia di<text:line-break/>Arcturia. Hanno in comune i tratti seguenti:<text:line-break/><text:line-break/>- Sono senza allincamento.<text:line-break/><text:soft-page-break/>» Non possono parlare e non conoscono alcun linguaggio.<text:line-break/><text:line-break/>LIVNELLO 23 | LA TANA DEL MAGO FOLLE<text:line-break/><text:line-break/>I tre umanoidi che indossano un'armatura sono campioni<text:line-break/>(vedi l’appendice A) con le teste di un dingo, di un'iguana e<text:line-break/>di una cicogna. Se Arcturia resta coinvolta in una battaglia,<text:line-break/>due di loro combattono dalla sua parte. Quello con la testa<text:line-break/>di un dingo, che segretamente disprezza Arcturia, si schiera<text:line-break/>con i nemici della sua padrona. Ogni guardia ha con sé uno<text:line-break/>zaffiro giallo (vedi “Tesoro” più sotto).<text:line-break/><text:line-break/>Î tre servitori sono popolani senz'armi che hanno le teste<text:line-break/>di un oritteropo, di una falena e di un toporagno. Ogni volta<text:line-break/>che Arcturia schiocca le dita e indica un punto della stanza,<text:line-break/>i servitori iniziano a spolverare quel punto e non smettono<text:line-break/>finché Arcturia non schiocca di nuovo le dita. Altrimenti<text:line-break/>evitano il combattimento.<text:line-break/><text:line-break/>PORTA A SUDEST<text:line-break/><text:line-break/>Dietro questa porta c'è solòo una parete di pietra, su cui è<text:line-break/>incisa una runa antica (vedi “Rune Antiche” a pagina 12).<text:line-break/>Îl DM determina la runa casualmente pescando una carta<text:line-break/>dal Mazzo delle Rune Antiche (vedi l'appendice B). La<text:line-break/>runa bersaglia la creatura più vicina alla porta aperta. Poi<text:line-break/>svanisce finché la porta non viene richiusa, nel qual caso<text:line-break/>compare al suo posto un'altra runa antica.<text:line-break/><text:line-break/>TEsOoRO<text:line-break/>L'arpa suonata dallo sciame di farfalle è uno strumento del<text:line-break/>bardi (arpa di Anstruth).<text:line-break/><text:line-break/>Gli zaffiri gialli in possesso delle guardie dalla testa<text:line-break/>di animale vanno inseriti nelle colonne dell’area $. Ogni<text:line-break/>gemma vale 1.000 mo.<text:line-break/><text:line-break/>18. CORRIDOIO ANIMATO<text:line-break/><text:line-break/>Questo corridoio lungo 75 metri che scende gradualmente è<text:line-break/>stato anirmato in modo permanente dalla magia di Halaster.<text:line-break/>Si agita e ondeggia in continuazione, rendendo molto<text:line-break/>difficoltoso riuscire a percorrerlo. Ogni creatura che entra<text:line-break/>nel corridoio o vi inizia il suo turno deve superare un tiro<text:line-break/>salvezza su Destrezza con CD 15, altrimenti subisce 5 (1d10)<text:line-break/>danni contundenti poiché viene sballottata gqua e là, Se la<text:line-break/>creatura è in piedi, cammina o corre sul pavimento, sul<text:line-break/>soffitto o su una parete quando fallisce questo tiro salvezza,<text:line-break/>rotola per 6 metri giù per il tunnel prima di atterrare prona.<text:line-break/>Una creatura volante dispone di vantaggio al tiro salvezza e<text:line-break/>non rotola o cade a terra prona se fallisce il tiro salvezza.<text:line-break/><text:line-break/>19. ROULETTE DELLE DOPPIE PORTE<text:line-break/><text:line-break/>Doppie Porte. Queste sette doppie porte, sei delle quali<text:line-break/>sono situate in fondo ad altrettanti brevi corridoi,<text:line-break/>sono chiuse.<text:line-break/><text:line-break/>Colonna Scintillante. Una colonna al centro della stanza<text:line-break/>alta 6 metri mostra delle profondeé scanalature, che<text:line-break/>emanano un bagliore pulsante e iridescente.<text:line-break/><text:line-break/>Dietro la maggior parte delle doppie porte c’è soltanto<text:line-break/>un'anonima parete di pietra. Soltanto la doppia porta a<text:line-break/><text:soft-page-break/>sud cela un sentiero percorribile: aprendo quella porta si<text:line-break/>accede all'area 22 situata oltre di essa. Le creature che<text:line-break/>varcano quella soglia non percepiscono in alcun modo di<text:line-break/>essere uscite da Sottomonte e di essere entrate nella torre<text:line-break/>extradimensionale di Halaster.<text:line-break/><text:line-break/>Ogni volta che una doppia porta di quest’area viene<text:line-break/>aperta (ad eccezione di quella a sud, vedi sopra), la colonna<text:line-break/>emette dei raggi colorati dalle sue molteplici scanalature,<text:line-break/>duplicando gli effetti di un incantesimo spruzzo prismatico<text:line-break/>(CD 22 del tirò salvezza) che bersaglia tutte le creature<text:line-break/>entro 18 metri dalla colonna. Ogni creatura che sarebbeé<text:line-break/>trasportata su un altro piano da questo effetto compare<text:line-break/>invece tra le braccia della statua di Halaster nell'area 22.</text:p>
      <text:p text:style-name="P1"/>
      <text:p text:style-name="P1"/>
      <text:p text:style-name="P1"/>
      <text:p text:style-name="P1">@@@ 29 @@@</text:p>
      <text:p text:style-name="P1"/>
      <text:p text:style-name="P1"/>
      <text:p text:style-name="P1"/>
      <text:p text:style-name="P1">20. TIMONE NASCOSTO<text:line-break/><text:line-break/>Una porta segreta quadrata con lato di 3 metri e spessa<text:line-break/>30 cm nasconde questa stanza. Nonostante le sue<text:line-break/>dimensioni, la porta si apre facilmente.<text:line-break/><text:line-break/>La porta segreta conduce a una stanza circolare dal<text:line-break/>soffitto a cupola alto 6 metri, che ha i tratti seguenti:<text:line-break/><text:line-break/>Timone Spelljammer. I] centro della stanza è occupato da<text:line-break/>un trono in legno dorato con un sedile è uno schienale<text:line-break/>di velluto nero imbottito e decorato di stelle d'argento<text:line-break/>ricamate. Questa sedia con lo schienale alto, del peso di<text:line-break/>100 kg, è il fimone della Saccheggiatrice, che Halaster<text:line-break/>ha rimosso dalla nave che porta lo stesso nome (vedi il<text:line-break/>livello 19, area 13).<text:line-break/><text:line-break/>Sensori. All’altezza del soffitto fluttuano quattro sensori<text:line-break/>di scrutamento invisibili creati dai quattro ultroloth<text:line-break/>nell’area 21a usando i loro incantesimi chiaroveggenza.<text:line-break/>Se gli ultroloth avvistano degli intrusi nella stanza, si<text:line-break/>teletrasportano in questo luogo e attaccano.<text:line-break/><text:line-break/>TIMONE DELLA SACCHEGGIATRICE<text:line-break/><text:line-break/>Oggetto meraviglioso, leggendario (richiede sintonia con<text:line-break/>un incantatore)<text:line-break/><text:line-break/>Questa elegante poltrona è concepita per sospingere e<text:line-break/>tmanovrare una nave nello spazio.<text:line-break/><text:line-break/>Proprietà Passive. Le seguenti proprietà del timone<text:line-break/>entrano in gioco anche quando nessuna creatura è in<text:line-break/>sintonia CON esso:<text:line-break/><text:line-break/>: Quando viene collocato a bordo di un vascello del peso<text:line-break/>compreso tra 1 e 100 tonnellate, il timone genera una<text:line-break/>bolla di aria fresca attorno alla nave mentre questa si<text:line-break/>trova nel vuoto dello spazio (ma non sott'acqua). Questa<text:line-break/>bolla si estende dai bordi dello scafo in tutte le direzioni<text:line-break/>per urna distanza pari alla larghezza massima della nave,<text:line-break/>in modo che le creature a bordo della nave e nei suoi<text:line-break/>pressi possano respirare normalmente nello spazio. La<text:line-break/><text:soft-page-break/>temperatura all'interno della bolla d’aria è di 21 gradi.<text:line-break/><text:line-break/>- Quando viene collocato a bordo di un vascello del<text:line-break/>peso compreso tra 1 e 100 tonnellate, il timone genera<text:line-break/>un campo gravitazionale artificiale mentre la nave si<text:line-break/>trova nel vuoto dello spazio, in modo da consentire alle<text:line-break/>creature di camminare sui ponti della nave come in<text:line-break/>circostanze normali. Le creature e gli oggetti chè cadono<text:line-break/>fuori bordo galleggiano in un campo gravitazionale che<text:line-break/>si estende dal ponte principale per una distanza pari alla<text:line-break/>larghezza massima della nave.<text:line-break/><text:line-break/>Proprietà Attive. Entrando in sintonia col timone si ha<text:line-break/>una sensazione simile all’immersione nell'acqua calda.<text:line-break/>Finché il pèrsonaggio è in sintonia con il timone, ottiene le<text:line-break/>capacità seguenti, quando si siede su di esso:<text:line-break/><text:line-break/>- Îl personaggio può usare il timone per sospingere il<text:line-break/>vascello in acqua o su altri liquidi a una velocità massima<text:line-break/>in chilometri orari pari al suo slot incantesimo di livello<text:line-break/>più alto non speso x 1,5.<text:line-break/><text:line-break/>* Îl personaggio può usare il timone per sospingere il<text:line-break/>vascello in aria o nello spazio a una velocità massima in<text:line-break/>chilometri orari pari al suo slot incantesimo di livello più<text:line-break/>alto non speso x 15.<text:line-break/><text:line-break/>* Purché possieda almeno uno slot incantesimo non<text:line-break/>speso, il personaggio può pilotare il vascello, anche<text:line-break/>sSé in maniera relativamente goffa, allo stesso modo in<text:line-break/>cui i remi o la barra di direzione gli consentirebbero di<text:line-break/>inanovrare un vascello marino.<text:line-break/><text:line-break/>: Ogni volta che il personaggio lo desidera, può vedere<text:line-break/>cosa accade a bordo del vascello e attorno ad esso, come<text:line-break/>se si trovasse in un luogo di sua scelta a bordo di esso.<text:line-break/><text:line-break/>Svantaggio. Finché il personaggio è in sintonia con il<text:line-break/>timone, non può spendere i suoi slot incantesimo.<text:line-break/><text:line-break/>2]1. CRIPTA DISLOCATA<text:line-break/><text:line-break/>Queste camere erano state costruite dai nani Melairkyn su<text:line-break/>un altro livello. Halaster le ha trasferite quaggiù.<text:line-break/><text:line-break/>2]A. ACIDO E VETRO<text:line-break/><text:line-break/>Uitroloth. Quattro ultroloth (ognuno contrassegnato con<text:line-break/>una U sulla mappa 23) si nascondono nelle alcove lungo<text:line-break/>le pareti nord e sud di questa stanza alta 9 metri.<text:line-break/><text:line-break/>Fossa di Acido Coperta di Vetro. Il pavimento è una<text:line-break/>lastra di vetro trasparente spessa 15 cm, che copre una<text:line-break/>fossa profonda 9 metri contenente una pozza di acido<text:line-break/>giallastro profonda 6 metri. Attraverso l’acido sfrigolante<text:line-break/>e semitrasparente sono visibili tre ruote di ferro corrose<text:line-break/>del diametro di 30 cm, fissate al fondo della fossa in<text:line-break/>disposizione triangolare.<text:line-break/><text:line-break/>Porta Segreta. Una porta segreta nella parete est è<text:line-break/>chiusa a chiave.<text:line-break/><text:line-break/>Gli ultroloth passano buona parte del tempo a usare i<text:line-break/>loro incantesimi c/uaroveggenza per scrutare nell’area 20,<text:line-break/><text:soft-page-break/>ina emergono dalle loro alcove per attaccare chiunque non<text:line-break/>sia Halaster ed entri in questa stanza. Hanno il compito di<text:line-break/>sorvegliare l’area 21b. La fossa di acido non costituisce un<text:line-break/>problema per gli ultroloth, che sono dotati di imimunità ai<text:line-break/>danni da acido.<text:line-break/><text:line-break/>Ogni sezione quadrata con lato di 3 metri del pavimento<text:line-break/>di vetro ha CA 13, una soglia di danno pari a 10, 25 punti<text:line-break/>ferita è immunità ai danni psichici e da veleno. La<text:line-break/>distruzione di tre o più sezioni quadrate con lato di 3 metri<text:line-break/>fa crollare tutto il resto del pavimento, nel qual caso tutte<text:line-break/>le creature che si trovano su di esso precipitano nell'acido.<text:line-break/>Ogni creatura che erntra nell'acido o vi inizia il proprio<text:line-break/>turno subisce 33 (6d10) danni da acido.<text:line-break/><text:line-break/>Un personaggio può usare un'azione per tentare di<text:line-break/>girare una delle ruote di ferro in fondo alla fossa di<text:line-break/>acido, riuscendoci se effettua con successo una prova di<text:line-break/>Forza (Atletica) con CD 16. È possibile girare una ruota<text:line-break/>anche usando un incantesimo telecinesi o una magia<text:line-break/>analogamente potente. Girando tutte e tre le ruote si apre la<text:line-break/>porta segreta che conduce all’area 21b.<text:line-break/><text:line-break/>La porta segreta si trova al di sopra del livello dell’acido ed<text:line-break/>è chiusa da tre perni interni a scorrimento, ognuno dei quali<text:line-break/>è collegato a una delle ruote sommerse nella fossa d’acido.<text:line-break/>Se non vogliono girare quelle ruote, i personaggi dovranno<text:line-break/>usare tre incantesimi scassinare separati per aprire la porta<text:line-break/>(uno per ogni perno). La porta non può essere aperta a viva<text:line-break/>forza o in altri modi. Una volta che tutti e tre i perni sono<text:line-break/>stati fatti scorrere, la porta sì apre con una semplice spinta.<text:line-break/><text:line-break/>2]B. SCUDO DI NIMOAR<text:line-break/>Questa stanza sembra vuota, se si eccettuano la polvere e le<text:line-break/>ragnatele. Un'ispezione meticolosa rivela un piolo di pietra<text:line-break/>che sporge dal centro della parete est all’altezza di 1,5 metri.<text:line-break/><text:line-break/>Tesoro. Se qualcuno pronuncia la parola “sxunderbrok" a<text:line-break/>voce alta in un qualsiasi punto di questa stanza, uno scudo<text:line-break/>di legno si materializza sul piolo di pietra. Dai bordi dello<text:line-break/>scudo sporgono degli spuntoni di ferro e sulla sua superficie<text:line-break/>esterna è dipinta in nero l’immagine di un teschio di orco<text:line-break/>spaccato. Un incantesimo conoscenza delle leggende rivela<text:line-break/>che lo scudo fu forgiato per Nimoar, un leggendario signore<text:line-break/>della guerra umano che morì nel 936 CV. Dopo la sua morte,<text:line-break/>lo scudo scomparve dal Rifugio di Nimoar (una fortezza che<text:line-break/>sorgeva nel punto in cui oggi si trova il Castello Waterdeep),<text:line-break/>soltanto per farsi strada fin quaggitù.<text:line-break/><text:line-break/>Lo scudo di Nimoar è uno scudo +3 senza alcuna<text:line-break/>proprietà magica aggiuntiva.<text:line-break/><text:line-break/>LIVELLO 23 | L&amp;à TANA DELMAGO FOLLE</text:p>
      <text:p text:style-name="P1"/>
      <text:p text:style-name="P1"/>
      <text:p text:style-name="P1"/>
      <text:p text:style-name="P1">@@@ 30 @@@</text:p>
      <text:p text:style-name="P1"/>
      <text:p text:style-name="P1"/>
      <text:p text:style-name="P1"/>
      <text:p text:style-name="P1">LA TORRE DI HALASTER<text:line-break/><text:line-break/>Gli incontri nella torre di Halaster (le aree dalla 22 alla 36)<text:line-break/>fanno riferimento alla mappa 23. La torre è contenuta in<text:line-break/><text:soft-page-break/>un semipiano situato al di fuori di Sottomonte, tuttavia, ad<text:line-break/>essa si applicano tutte le normali restrizioni alla magia (vedi<text:line-break/>“Alterazioni alla Magia” a pagina 10). I portali nelle aree 26<text:line-break/>e 36 consentono di uscire dalla torre.<text:line-break/><text:line-break/>I soffitti della torre sono alti 6 metri e piatti, Tutti gli spazi<text:line-break/>interni sono illuminati da incantesimi fiamma perenne<text:line-break/>lanciati su vistosi sostegni di ferro fissati alle pareti.<text:line-break/><text:line-break/>22. ENTRATA DELLA ÎTORRE<text:line-break/><text:line-break/>La doppia porta a nord, una volta spinta, si apre per<text:line-break/>rivelare l’area 19 oltre di essa. Le creature che si dirigono<text:line-break/>a nord e varcano la soglia non percepiscono in alcun modo<text:line-break/>di lasciare la torre extradimensionale di Halaster e di fare<text:line-break/>ritorno a Sottomonte.<text:line-break/><text:line-break/>Questa stanza, su cui si aprono numerose altre porte,<text:line-break/>contiene quanto segue:<text:line-break/><text:line-break/>Statua. Una statua a grandezza naturale di Halaster, che<text:line-break/>tiene le braccia stese davanti a sé e sorride in modo<text:line-break/>bizzarrto, è situata su un podio di pietra rialzato al centro<text:line-break/>della stanza. La statua è rivolta verso la doppia porta.<text:line-break/><text:line-break/>Topo. Ai piedi della statua, un innocuo topo comune sta<text:line-break/>rosicchiando un gambo di sedano.<text:line-break/><text:line-break/>Quando non è incapacitato, Halaster può toccare la<text:line-break/>statua per teletrasportare se stesso e tutto ciò che indossa o<text:line-break/>trasporta a uno spazio entro 1.5 metri dalla statua nell’area<text:line-break/>28 o da quella nell’area 33 (non è richiesta un'azione).<text:line-break/><text:line-break/>23. GNOMA SENZA NOME<text:line-break/><text:line-break/>Uno specchio dalla cornice di bronzo alto 1,2 metri e largo<text:line-break/>60 cm è appoggiato contro la parete di fondo di questa<text:line-break/>stanza, altrimenti vuota. Se una creatura guarda nello<text:line-break/>specchio, vede la sua immagine riflessa prendere la forma<text:line-break/>di una gnoma che indossa un'armatura di cuoio. La gnoma<text:line-break/>parla il Comune e lo Gnomesco ed è sorpresa di vedere<text:line-break/><text:line-break/>i personaggi. Halaster l'hà intrappolata nello specchio<text:line-break/>talmente tanto tempo fa che ha perso la cognizione del<text:line-break/>tempo. La gnoma ha dimenticato perfino il suo nome, non<text:line-break/>avendo interagito con nessun’'altra creatura per vari secoli.<text:line-break/>Vuole essere liberata e chiede aiuto ai personaggi.<text:line-break/><text:line-break/>Lo specchio è un oggetto Medio con CA 11, 4 punti ferita e<text:line-break/>immunità ai danni psichici e da veleno. Se qualcuno rompe<text:line-break/>lo specchio o lancia su di esso un incantesimo dissolvi magie<text:line-break/>con successo (CD 19), la gnoma torna in libertà. Tuttavia,<text:line-break/>senza la magia dello specchio a mantenerla in vita, invecchia<text:line-break/>e muore istantaneamente, lasciando dietro di sé soltanto un<text:line-break/>cumulo di ossa e di polvere e frammenti di armatura di cuoio.<text:line-break/><text:line-break/>24. MESCITORIA DELLE POZIONI<text:line-break/><text:line-break/>Calderone. Un getto di fjiamme prorompe da un foro al<text:line-break/>centro del pavimento. Un massiccio calderone di ferro,<text:line-break/>abbastanza grande da poter contenere una persona,<text:line-break/>fluttua a 30 cm d’altezza dalla fiamma. Un filo di fumo<text:line-break/>nero si innalza dall'interno del calderone.<text:line-break/><text:line-break/><text:soft-page-break/>Oggetti Assortiti. Oltre il calderone è stato collocato un<text:line-break/>tavolo di legno carico di apparecchiature da distillazione.<text:line-break/>I] pavimento attorno al tavolo è disseminato di vetri<text:line-break/>rotti e ampolle vuote. Sotto il tavolo è stata riposta una<text:line-break/>cassa di legno sui cui fianchi è impressa a fuoco la runa<text:line-break/>personale di Halaster.<text:line-break/><text:line-break/>Demilich. Dietro al tavolo fluttua una demilich che<text:line-break/>ha l'aspetto di un teschio umano attraversato da una<text:line-break/>profonda crepa che taglia in due una delle orbite.<text:line-break/><text:line-break/>LIVELLO 23 | LA TANA DEL MAGO FOLLE<text:line-break/><text:line-break/>Scaffali e Scala a Pioli., Le pareti sono occupate da scaffali<text:line-break/>di legno alti 3 metri e carichi di vasi con dentro tritoni in<text:line-break/>salamoia, occhi di rana e altri ingredienti comunemente<text:line-break/>usati per mescere pozioni. Una scala a pioli di legno su<text:line-break/>ruote è collegata a un binario montato sopra le mensole.<text:line-break/><text:line-break/>Questa demilich è tutto ciò che rimane di Branta<text:line-break/>Myntion, una maga che si lasciò fuorviare dalle cattive<text:line-break/>compagnie, La sua sete di magia la condusse su una<text:line-break/>brutta strada, spingendola a dare la caccia agli altri<text:line-break/>maghi e a ucciderli per impossessarsi dei loro libri degli<text:line-break/>incantesimi. Prima che la vecchiaia potesse reclamarla,<text:line-break/>Branta si trasformò in lich. Fu in questa forma che giunse<text:line-break/>a Sottomonte pronta a saccheggiarne le magie. Halaster la<text:line-break/>catturò e la fece sua schiava, promettendole che l’avrebbe<text:line-break/>liberata se lei l’avesse aiutato a mescere le pozioni. Quella<text:line-break/>promessa rimase tragicamente incompiuta.<text:line-break/><text:line-break/>Privata della capacità di alimentare con le anime il<text:line-break/>suò filatterio, nascosto in un dungeon molto lontano<text:line-break/>da Waterdeep, Branta ha visto la sua forma scheletrica<text:line-break/>deteriorarsi col passare del tempo. Ora, dopo oltre un<text:line-break/>secolo, resta solo il suo teschio. Gli anni di prigionia hanno<text:line-break/>condotto la demilich alla follia: ora attacca chiunque non<text:line-break/>sia Halaster.<text:line-break/><text:line-break/>Sebbene una serie di potenti interdizioni impedisca<text:line-break/>alla demilich di lasciare la torre di Halaster, quest’ultima<text:line-break/>non è considerata la sua tana, quindi la demilich non<text:line-break/>ottiene azioni di tana e Îa torre non sviluppa i tratti di tana<text:line-break/>della demilich.<text:line-break/><text:line-break/>CALDERONE<text:line-break/><text:line-break/>Il calderone resta sospeso in aria grazie alla magia e anche<text:line-break/>il fuoco che arde sotto di esso è magico. Se qualcuno lancia<text:line-break/>dissolvi magie sul calderone, lo fa cadere; se qualcuno<text:line-break/>lancia lo stesso incantesimo sul fuoco, lo estingue.<text:line-break/><text:line-break/>Elisir Senza Tempo. Il calderone contiene venti dosi<text:line-break/>di un elisir caldo, oleoso e nerastro, in cui galleggiano dei<text:line-break/>granelli di sabbia. Se una creatura beve una singola dose<text:line-break/>del liquido, ottiene la capacità di lanciare fermare il tempo<text:line-break/>una volta entro le prossime 24 ore. Se una creatura beve<text:line-break/>più dosi dell'elisir, ottiene soltanto il beneficio dell’ultima<text:line-break/>dose consumata. Un minuto dopo essere stato rimosso da<text:line-break/>una fonte di calore, l’elisir si raffredda e perde la sua magia.<text:line-break/><text:line-break/>CASSA<text:line-break/>La cassa contiene trenta bottiglie tappate ed etichettate di<text:line-break/>Futuristico Nettare di Rana di Halaster, un vino artigianale<text:line-break/><text:soft-page-break/>dal pessimo sapore. Su ogni etichetta compaiono la runa di<text:line-break/>Halaster e la data 1531 CV.<text:line-break/><text:line-break/>Un incantesimo individuazione del magico rivela un’aura<text:line-break/>magica di abiurazione attorno a una delle bottiglie.<text:line-break/>Se qualcuno stappa quella bottiglia, una runa antica<text:line-break/>compare in aria al di sopra di essa (vedi “Rune Antiche” a<text:line-break/>pagina 12). La runa bersaglia la creatura che ha aperto la<text:line-break/>bottiglia. Se la bottiglia è stata aperta con un incantesimo<text:line-break/>marno magica o una magia simile, la runa bersaglia<text:line-break/>l'incantatore che ha lanciato l’incantesimo, se esso si trova<text:line-break/>entro 18 metri dalla bottiglia aperta. Îl DM determina<text:line-break/>casualmente la runa pescando una carta dal Mazzo delle<text:line-break/>Rune Antiche (vedi l’appendice B).<text:line-break/><text:line-break/>25. FABBRICA<text:line-break/><text:line-break/>Servitori Inosservati. Sei servitori inosservati viventi<text:line-break/>(vedi l’appendice A) sono radunati attorno a due tavoli<text:line-break/>di legno. Alcuni usano mortai e pestelli per macinare<text:line-break/>gli scarabei morti per ricavarne inchiostro, altri usano<text:line-break/>cornici di legno e raschietti di pietra per tendere e<text:line-break/>affinare il cuoio fino a ricavarne dei fogli pergamenati. I<text:line-break/>servitori ignorano i visitatori.</text:p>
      <text:p text:style-name="P1">@@@ 1 @@@</text:p>
      <text:p text:style-name="P1"/>
      <text:p text:style-name="P1"/>
      <text:p text:style-name="P1"/>
      <text:p text:style-name="P1">Scaffati. Lungo le pareti sonò disposti degli scaffali di<text:line-break/>legno carichi di calamai pieni d'inchiostro e fogli intonsi<text:line-break/>di pergamena.<text:line-break/><text:line-break/>26. PORTALE PER LA VALLE<text:line-break/>DEL VENTO GELIDO<text:line-break/><text:line-break/>Questa stanza contiene due pietre verticali alte 4,5 metri.<text:line-break/>Su ogni pietra sono incisi dei pittogrammi che raffigurano<text:line-break/>un popolo umano primitivo armato di lance che va a caccia<text:line-break/>di renne e respinge gli yeti.<text:line-break/><text:line-break/>Se una creatura usa un dito o un bastone per tracciare<text:line-break/>la runa di Halaster sulla superficie di una delle pietre<text:line-break/>verticali, tra di esse si forma un portale che permane per<text:line-break/>1 minuto. Un incantesimo conoscenza delle leggende o una<text:line-break/>magia simile rivela il modo per attivare il portale, la sua<text:line-break/>destinazione é il fatto che si tratta di un portale a senso<text:line-break/>unico. Se una creatura attraversa il portale, ricompare,<text:line-break/>assieme a tutti gli oggetti che indossa o0 trasporta, nella<text:line-break/>Valle del Vento Gelido, a un chilometro è mezzo a nord<text:line-break/>del paese di Bryn Shander (ulteriori informazioni su Bryn<text:line-break/>Shander e la Valle del Vento Gelido sono disponibili in I]<text:line-break/>Tuono del Re delle Tempeste).<text:line-break/><text:line-break/>27. BACCHETTA DI RANTANTAR<text:line-break/><text:line-break/>Questa stanza funge da salotto dove Halaster riceve i suoi<text:line-break/>ospiti (per quanto infrequenti possano essere).<text:line-break/><text:line-break/>Mobili. Alcune poltrone di legno dal sedile e dallo<text:line-break/>schienale imbottito sono disposte lungo le pareti. Tra<text:line-break/>una poltrona e l’altra sono visibili dei busti in alabastro di<text:line-break/>Halaster esibiti su piedistalli di legno.<text:line-break/><text:line-break/>Bacchetta. I] pavimento al centro della stanza è coperto da<text:line-break/><text:soft-page-break/>un tappeto circolare del diametro di 6 metri e dai bordi<text:line-break/>sfilacciati, decorato con la runa personale di Halaster.<text:line-break/><text:line-break/>A _3 metri d’altezza dal tappeto fluttua una bacchetta<text:line-break/>dorata, con globi di vetro colorato che orbitano attorno a<text:line-break/>un’'estremità (vedi “Tesoro” sotto). La bacchetta attacca<text:line-break/>agni creatura che entri nella stanza senza essere<text:line-break/>accompagnata da Halaster.<text:line-break/><text:line-break/>TESORO<text:line-break/><text:line-break/>Dopo la distruzione di Rantantar, uno dei suoi più vecchi<text:line-break/>apprendisti, Halaster ha recuperato la bacchetta delle<text:line-break/>meraviglie dell’arcimago defunto, soltanto per scoprire che<text:line-break/>Rantantar aveva in qualche modo nascosto il suo spirito<text:line-break/>malvagio all'’interno di essa. Lo spirito non può fare altro<text:line-break/>che animare e poi scaricare la bacchetta, che attualmente<text:line-break/>possiede / cariche.<text:line-break/><text:line-break/>La bacchetta animata ha le statistiche di un oggetto<text:line-break/>Minuscolo animato (vedi la descrizione dell'incantesimo<text:line-break/>animare oggetti nel Player's Handbook). Con un'azione,<text:line-break/>la bacchetta animata può spendere 1 delle sue cariche<text:line-break/>e bersagliare una creatura casuale con uno dei suoi<text:line-break/>effetti determinati casualmente. Se uno di questi effetti<text:line-break/>normalmente bersaglia il possessore della bacchetta,<text:line-break/>bersaglia invece la bacchetta. Se la bacchetta scende a<text:line-break/>0 punti ferita, si sbriciola in polvere ed è distrutta.<text:line-break/><text:line-break/>Un incantesimo dissolvi il bene e il male lanciato<text:line-break/>sulla bacchetta libera l’oggetto dallo spirito malvagio di<text:line-break/>Rantantar, nel qual caso la bacchetta cade a terra e diventa<text:line-break/>una bacchetta delle meraviglie inanimata. Un incantesimo<text:line-break/>Campo anti-magia sopprime la magia della bacchetta ma<text:line-break/>non scaccia lo spirito vincolato al suo interno.<text:line-break/><text:line-break/>Se qualcuno afferra la bacchetta animata mentre lo<text:line-break/>spirito di Rantantar è annidato al Suo interno, ha inizio<text:line-break/>uno scontro di volontà. La creatura che afferra la bacchetta<text:line-break/>deve immediatamente effettuare un tiro salvezza su<text:line-break/><text:line-break/>Carisma con CD 20. Se lo fallisce, è costretta a lasciare<text:line-break/>andare la bacchetta, mentre se lo supera, la bacchetta<text:line-break/>diventa inanimata finché la creatura non la lascia andare.<text:line-break/>Se un incantatore impugna la bacchetta abbastanza a lungo<text:line-break/>da entrare in sintonia con essa, quell’atto esilia lo spirito<text:line-break/>malvagio di Rantantar dalla bacchetta per sempre.<text:line-break/><text:line-break/>20. TESORO NASCOSTO<text:line-break/><text:line-break/>Pentacolo. Un grosso pentacolo è stato tracciato sul<text:line-break/>pavimento.<text:line-break/><text:line-break/>Statua. Una statua di pietra a grandezza naturale di<text:line-break/>Halaster che porta una benda sugli occhi si erge in<text:line-break/>un'alcova. La statua impugna un grosso bastone con una<text:line-break/>testa di drago rosso a ogni estremità e lo punta verso il<text:line-break/>pentacolo.<text:line-break/><text:line-break/>Porta Segreta. Una porta segreta nell’alcova a nord<text:line-break/>nasconde una scalinata che conduce all'area 32.<text:line-break/><text:line-break/>Il pentacolo e lo spazio al di sopra di esso (un cilindro<text:line-break/>alto 6 metri e del diametro di 12 metri) sono contenuti<text:line-break/><text:soft-page-break/>in un campo anti-magia permanente (vedi la descrizione<text:line-break/>dell’incantesimo campo anti-magia nel Player's Handbook<text:line-break/>per i relativi effetti). Questo campo impedisce agli<text:line-break/>incantesimi di rilevare un oggetto magico nascosto sotto<text:line-break/>una botola segreta al centro del pentacolo (vedi “Scudo<text:line-break/>della Runa Uven” sotto). Se un personaggio esamina<text:line-break/>il pavimento all'interno del pentacolo ed effettua con<text:line-break/>SuUCccesso una prova di Saggezza (Percezione) con CD 15,<text:line-break/>trova la botola, che è chiusa a chiave. Un personaggio<text:line-break/>può usare gli arnesi da scasso per tentare di aprire la<text:line-break/>botola, riuscendoci se effettua con successo una prova di<text:line-break/>Destrezza con CD 20.<text:line-break/><text:line-break/>SCUDO DELLA RUNA UVEN<text:line-break/>Oggetto meraviglioso, molto raro (richiede sintonia)<text:line-break/><text:line-break/>Questo scudo è ricavato da una scaglia di un drago bianco<text:line-break/>antico. Sul lato anteriore è stata impressa a fuoco una<text:line-break/>runa. Se un personaggio esamina la runa ed effettua con<text:line-break/>SUCcesso una prova di Intelligenza (Storia) con CD 20,<text:line-break/>riconosce che si tratta di una runa uven (“nemico” in<text:line-break/>Gigante) che conferisce un grande potere.<text:line-break/><text:line-break/>Quando il personaggio impugna lo scudo, beneficia delle<text:line-break/>proprietà seguenti.<text:line-break/><text:line-break/>Amico dell’Inverno. I| personaggio è immune ai danni<text:line-break/>da freddo.<text:line-break/><text:line-break/>Intimorire Letale. Immediatamente dopo che una<text:line-break/>creatura lo ha colpito con un attacco in mischia, il<text:line-break/>personaggio può usare la sua reazione per infliggere<text:line-break/>3d6 danni necrotici a quella creatura.<text:line-break/><text:line-break/>Anatema. Îl personaggio può lanciare l'incantesimo<text:line-break/>anatema dallo scudo (CD 17 del tiro salvezza).<text:line-break/>L'incantesimo non richiede concentrazione e dura<text:line-break/>1 mintito. Una volta che il personaggio ha lanciato<text:line-break/>l'incantesimo dallo scudo, non può rifarlo finché non<text:line-break/>completa un riposo breve o lungo.<text:line-break/><text:line-break/>Dono della Vendetta. ll personaggio può trasferire la<text:line-break/>magia dello scudo su un'arma non magica tracciando la<text:line-break/>runa uven sull’arma con un dito. I] trasferimento richiede<text:line-break/>&amp; ore di lavoro, in cui i due oggetti devono trovarsi entro<text:line-break/>1,5 metri l’uno dall’altro. Alla fine di quell’arco di tempo,<text:line-break/>lo scudo è distrutto e la runa è incisa o impressa a fuoco<text:line-break/>nell'’arma scelta. Quest'arma diventa un oggetto magico<text:line-break/>raro che richiede sintonia. Possiede le proprietà di un'arma<text:line-break/>+1. Îl bonus aumenta a +3 quando l’arma viene usata contro<text:line-break/>uno dei tipi di creature seguenti, scelto dal personaggio al<text:line-break/>momento della creazione dell’arma magica: aberrazioni,<text:line-break/>celestiali, costrutti, draghi, elementali, folletti, giganti,<text:line-break/>immondi o non morti.<text:line-break/><text:line-break/>LIVELLO 23-] LA TANA DEL MAGO FOLLE</text:p>
      <text:p text:style-name="P1"/>
      <text:p text:style-name="P1"/>
      <text:p text:style-name="P1"/>
      <text:p text:style-name="P1">@@@ 2 @@@</text:p>
      <text:p text:style-name="P1"/>
      <text:p text:style-name="P1"/>
      <text:p text:style-name="P1"/>
      <text:p text:style-name="P1"><text:soft-page-break/>STATUA DI HALASTER<text:line-break/><text:line-break/>Se un personaggio esamina la statua ed effettua con<text:line-break/>successo una prova di Saggezza (Percezione) con CD 15,<text:line-break/>nota che le teste di drago alle estremità del bastone<text:line-break/>possono essere spinte l’una verso l'altra con uno scatto.<text:line-break/>Quando questo accade, la botola segreta al centro del<text:line-break/>pentacolo si sblocca e si apre.<text:line-break/><text:line-break/>Quando non è incapacitato, Halaster può toccare la<text:line-break/>statua per teletrasportare se stesso e tutto ciò che indossa<text:line-break/>o trasporta a uno spazio entro 1,5 metri dalfa statua<text:line-break/>nell’area 22 o da quella nell’area 33 (non è richiesta<text:line-break/>un'azione).<text:line-break/><text:line-break/>29. RITRATTI DEGLI APPREN DISTI<text:line-break/><text:line-break/>Sette grandi ritratti incorniciati sono appesi alle pareti di<text:line-break/>questa stanza. Sulla parete sotto ogni ritratto, è appesa una<text:line-break/>piccola targa di bronzo con un nome. Se un personaggio<text:line-break/>esamina i ritratti e le targhe ed effettua con successo una<text:line-break/>prova di Intelligenza (Storia) con CD 20, può confermare<text:line-break/>che si tratta dei dipinti dei sette apprendisti originali di<text:line-break/>Halaster, raffigurati così com'erano prima di scendere a<text:line-break/>Sottomonte ed essere sopraffatti dalla follia.<text:line-break/><text:line-break/>Ogni apprendista è raffigurato con un anello con le<text:line-break/>corna a un dito; questi anelli sono identici tra loro e simili<text:line-break/>all’anello delle corna indossato da Haljaster. Ogni ritratto ha<text:line-break/>inoltre i seguenti tratti:<text:line-break/><text:line-break/>Rantantar è un uomo grasso e accigliato, sfregiato dalle<text:line-break/>fiamme. Indossa un'elegante veste viola e stringe quella<text:line-break/>che sembra una bacchetta delle meraviglie nella mano<text:line-break/>destra ustionata.<text:line-break/><text:line-break/>Nester è un uomo snello e attraente con pochi capelli e<text:line-break/>dallo sguardo penetrante. Indossa una semplice veste<text:line-break/>nera e tiene le mani congiunte davanti a se toccandosi le<text:line-break/>punte delle dita (che portano molti anelli). Porta tatuata<text:line-break/>sulla fronte una minuscola runa nera. Una prova di<text:line-break/>Intelligenza (Arcano) con CD 10 conferma che la runa<text:line-break/>rappresenta la Scuola di Necromanzia.<text:line-break/><text:line-break/>Trobriand il Mago di Metallo è un uomo barbuto dai<text:line-break/>capelli neri e dall'espressione stoica, che indossa<text:line-break/>una veste nera e un paio di occhiali da inventore. Un<text:line-break/>minuscolo scorpione di ferro sta appollaiato sulla<text:line-break/>sua spalla.<text:line-break/><text:line-break/>Muiral il Deforme è un uomo brutto e robusto, dai capelli<text:line-break/>castani scarmigliati e dal ghigno crudele. Indossa<text:line-break/>un'armatura completa malridotta e tiene sotto il braccio<text:line-break/>destro un elmo d’'acciaio decorato con il simbolo dello<text:line-break/>scorpione. Stringe nella mano sinistra una spada lunga<text:line-break/>che gronda sangue.<text:line-break/><text:line-break/>Arcturia ha i capelli color paglia, lineamenti ossuti, la<text:line-break/>pelle tinta di blu e un'espressione esasperata. Indossa<text:line-break/>un cappello conico a tesa larga e una tunica di farfalle.<text:line-break/>Tiene un dito puntato verso l’alto e sulla punta di quel<text:line-break/>dito risplende un minuscolo simbolo luminescente. Una<text:line-break/>prova di Intelligenza (Arcano) con CD 10 conferma che il<text:line-break/>simbolo rappresenta la Scuola di Trasmutazione.<text:line-break/><text:soft-page-break/><text:line-break/>Marambra Nyghtsteel è una donna avvenente dai lunghi<text:line-break/>capelli ramati e dallo sguardo vacuo e distante. Indossa<text:line-break/>una tunica nera e impugna un bastone sormontato<text:line-break/>da una runa. Una prova di Intelligenza (Arcano) con<text:line-break/>CD 10 effettuata con successo conferma che la runa<text:line-break/>rappresenta la scuola di Invocazione.<text:line-break/><text:line-break/>Jhesiyra Kestellharp è una giovane donna dall’aspetto<text:line-break/>arionimo che indossa una veste gialla e blu. Sul suo volto<text:line-break/>compare il vago accenno di un sorriso. I] suo ritratto è<text:line-break/>stato squarciato in due.<text:line-break/><text:line-break/>Il primo personaggio che giunge entro 1,5 metri dal<text:line-break/>ritratto squarciato di Jhesiyra Kestellharp sente una voce<text:line-break/><text:line-break/>LIVELLO 235 | LA TANA DEL MAGO FOLLE<text:line-break/><text:line-break/>di donna che sussurra nella sua mente: “Così vicino...”" Se<text:line-break/>il ritratto viene restaurato usando un trucchetto riparare<text:line-break/><text:line-break/>o una magia simile, l’immagine sembra prendere vita<text:line-break/>momentaneamente, All’interno del ritratto, Jhesiyra<text:line-break/>rimuove dal suo dito l’anello, facendo cadere l’anello vero<text:line-break/>e proprio sul pavimento, dove può essere raccolto. Questo<text:line-break/>anello delle corna è un oggetto magico molto raro che<text:line-break/>consente a un possessore in sintonia con esso di ignorare<text:line-break/>le restrizioni magiche di Sottomonte (vedi “Alterazioni alla<text:line-break/>Magia” a pagina 10).<text:line-break/><text:line-break/>30. STANZA DI SCRUTAMENTO<text:line-break/><text:line-break/>Alle pareti sono appesi quelli che sembrano dei dipinti<text:line-break/>realistici di panorami cittadini, sorretti da cornici di<text:line-break/>legno dorate. In realtà, questi “dipinti” sono sensori<text:line-break/><text:line-break/>di scrutamento magici puntati sui seguenti luoghi di<text:line-break/>Waterdeep:<text:line-break/><text:line-break/>. La porta nord della città, vista dall'interno della città<text:line-break/><text:line-break/>. La porta sud della città, vista dall'interno della città<text:line-break/><text:line-break/>- La Vergine della Spada, una delle statue semoventi di<text:line-break/>Waterdeep, nel Quartiere Settentrionale<text:line-break/><text:line-break/>’ Îl Giardino degli Eroi, un parco nel Quartiere del Mare<text:line-break/><text:line-break/>- L'esterno della Casa delle Meraviglie (il Tempio di<text:line-break/>Mystra) nel Quartiere del Mare<text:line-break/><text:line-break/>. Ll’esterno della Fonte della Conoscenza (il tempio di<text:line-break/>COghma) nel Quartiere del Castello<text:line-break/><text:line-break/>- L’esterno della Torre di Ahghairon nel Quartiere<text:line-break/>del Castello<text:line-break/><text:line-break/>: L'’esterno della Torre del Bastone Nero nel Quartiere<text:line-break/>del Castello<text:line-break/><text:line-break/>- Îl Mercato nel Quartiere del Castello<text:line-break/><text:line-break/>* L’interno della sala comune del Portale Spalancato e<text:line-break/>l’entrata a Sottomonte<text:line-break/><text:soft-page-break/><text:line-break/>] personaggi che conoscono Waterdeep riconoscono<text:line-break/>facilmente i luoghi scrutati, dato che sono tutti luoghi<text:line-break/>cittadini prominenti. Se la cornice di un congegno di<text:line-break/>scrutamento viene rotta o rimossa dalla parete, la sua<text:line-break/>magia è distrutta.<text:line-break/><text:line-break/>3]1. STUDIO A RTISTICO<text:line-break/><text:line-break/>Otto servitori inosservati viventi (vedi l'appendice A)<text:line-break/>stanno dipingendo quattro nuovi ritratti di Halaster<text:line-break/><text:line-break/>e stanno scolpendo una sua statua in questa stanza.<text:line-break/><text:line-break/>I personaggi che entrano nella stanza vedono gli<text:line-break/>elementi seguenti:<text:line-break/><text:line-break/>Pittori. Alcuni pennelli sorretti da mani invisibili stendono<text:line-break/>la pittura su quattro tele montate su cavalletti di legno.<text:line-break/>Allo stesso tempo, alcuni martelli e scalpelli fluttuanti<text:line-break/>stanno scheggiando un grosso blocco di pietra.<text:line-break/><text:line-break/>Modello. Accanto al blocco di pietra, è visibile<text:line-break/>un'immagine illusoria di Halaster Blackcloak in posa<text:line-break/>seducente.<text:line-break/><text:line-break/>L'illusione di Halaster è incorporea e cambia posa<text:line-break/>ogni minuto. Un incantesimo dissolvi magie lanciato con<text:line-break/>successo sull'illusione (CD 16) vi pone termine,<text:line-break/><text:line-break/>Î servitori inosservati ignorano i visitatori, ma attaccano<text:line-break/>se il lJoro lavoro viene interrotto o se l'illusione di Halaster<text:line-break/>viene dissolta.<text:line-break/><text:line-break/>32. L’AVVERTIMENTO DI JHESIYRA<text:line-break/><text:line-break/>Questa stanza è arredata in modo identico all’area 27 (ad<text:line-break/>eccezione della presenza della bacchetta di Rantantar) e i<text:line-break/>personaggi potrebbero avere l'impressione di essere tornati<text:line-break/>in qualche modo in quella stanza.</text:p>
      <text:p text:style-name="P1"/>
      <text:p text:style-name="P1"/>
      <text:p text:style-name="P1"/>
      <text:p text:style-name="P1">@@@ 3 @@@</text:p>
      <text:p text:style-name="P1"/>
      <text:p text:style-name="P1"/>
      <text:p text:style-name="P1"/>
      <text:p text:style-name="P1">Quando uno o più personaggi attraversano questa stanza<text:line-break/>e si dirigono verso la porta dell’area 33, Jhesiyra (vedi<text:line-break/>“Jhesiyra Kestellharp” a pagina 10) invia a ognuno di loro<text:line-break/>l’avvertimento telepatico seguente in un linguaggio a loro<text:line-break/>conosciuto: “Il Mago Folle vi attende oltre la prossima<text:line-break/>porta. Preparatevi!”<text:line-break/><text:line-break/>33. SCONTRO FINALE<text:line-break/>CON IL MAGO FOLLE<text:line-break/><text:line-break/>Halaster Blackcloak (vedi l’appendice A) aspetta i<text:line-break/>personaggi in questa stanza, che ha i tratti seguenti:<text:line-break/><text:line-break/>Alcova Rialzata. Alcuni scalini salgono fino a un’alcova<text:line-break/>rialzata che ospita un trono di marmo viola circondato<text:line-break/>da pile di vecchi libri. Sulla parete alle spalle del trono,<text:line-break/>è incisa la runa personale di Halaster e sotto quella<text:line-break/><text:soft-page-break/>runa è stato collocato un forziere di ferro chiuso a<text:line-break/>chiave (Halaster siede sul trono ed è invisibile quando i<text:line-break/>personaggi entrano).<text:line-break/><text:line-break/>Statua. Sul lato opposto della stanza rispetto al trono,<text:line-break/>si erge una statua di pietra a grandezza naturale di<text:line-break/>Halaster nudo, che indossa un cappello da cowboy e<text:line-break/>cavalca un asino.<text:line-break/><text:line-break/>Cerchio Magico. Sul pavimento al centro della stanza,<text:line-break/><text:line-break/>è stato tracciato un cerchio di rune luminescenti del<text:line-break/>diametro di 12 metri. Halaster lo usa per evocare una<text:line-break/>empirea che gli deve un favore (il cerchio non ha nessun<text:line-break/>altro scopo).<text:line-break/><text:line-break/>Quando Halaster è seduto sul trono, rimane invisibile<text:line-break/>anche mentre attacca o lancia incantesimi. Quando vede<text:line-break/>uno o più personaggi entrare nella stanza, agita una mano<text:line-break/>invisibile per attivare il cerchio di rune sul pavimento ed<text:line-break/>evocare Nalkara (vedi “Nalkara l’Empirea” più sotto). Poi<text:line-break/>usa il potere del trono per dislocare la sua voce in modo da<text:line-break/>non rivelare la sua ubicazione quando parla con l’empirea.<text:line-break/><text:line-break/>Halaster ordina a Nalkara di uccidere i personaggi, a<text:line-break/>prescindere dal suo atteggiamento nei loro confronti. Se<text:line-break/>i personaggi superano la prova sconfiggendo l’empirea,<text:line-break/>Halaster usa di nuovo il trono per dislocare la voce e si<text:line-break/>congratula con loro. Le sue azioni successive dipendono<text:line-break/>dal suo obiettivo attuale (vedi “Gli Obiettivi di Halaster” a<text:line-break/>pagina 11}:<text:line-break/><text:line-break/>. Se i personaggi hanno intrapreso azioni che hanno<text:line-break/>agevolato l’obiettivo attuale di Halaster, il Mago Folle<text:line-break/>li accoglie calorosamente, li ringrazia per il loro aiuto,<text:line-break/>restituisce loro gli eventuali oggetti magici sacrificati per<text:line-break/>raggiungere questo livello (vedi l’area 35 sul livello 22)<text:line-break/>e consente loro di uscire dalla torre attraverso il portale<text:line-break/>verticale dell’area 36 {che egli stesso attiva per loro). I<text:line-break/>personaggi non ottengono alcun PE per avere “sconfitto”<text:line-break/>Halaster in questo modo. Se si rifiutano di andarsene,<text:line-break/>Halaster si irrita e li attacca.<text:line-break/><text:line-break/>* Seipersonaggi hanno intrapreso azioni che hanno<text:line-break/>ostacolato l’obiettivo attuale di Halaster, il Mago Folle<text:line-break/>esprime il suo malcontento e li attacca.<text:line-break/><text:line-break/>Cinque minuti dopo la morte di Halaster, il sernipiano<text:line-break/>che contiene la sua torre collassa, spargendo i suoi<text:line-break/>contenuti in tutto il Piano Astrale (vedi “Conclusione” a<text:line-break/>pagina 302).<text:line-break/><text:line-break/>TRONO DI HALASTER<text:line-break/>Îl trono ha le seguenti proprietà magiche:<text:line-break/><text:line-break/>* Quando una creatura è seduta sul trono, può usare<text:line-break/>un'azione bonus per diventare invisibile o per terminare<text:line-break/>l’effetto. L'invisibilità termina automaticamente quando la<text:line-break/>creatura non è più seduta sul trono.<text:line-break/><text:line-break/>Se una creatura parla mentre è seduta sul trono, può<text:line-break/>scegliere di dislocare la sua voce, facendola risuonare<text:line-break/>in un qualsiasi punto della stanza che la creatura sia in<text:line-break/>grado di vedere.<text:line-break/><text:soft-page-break/><text:line-break/>NALKARA L'EMPIREA<text:line-break/><text:line-break/>Nalkara è la figlia neutrale malvagia di Auril, la dea<text:line-break/>dell’inverno, e Thrym, il dio dei giganti del gelo. Ha l'aspetto<text:line-break/>di una gigantessa del gelo di sconvolgente bellezza, dalla<text:line-break/>pelle azzurro pallido, i gelidi occhi azzurri e una fiamma<text:line-break/>blu crepitante come chioma. Quando è felice, tutto ciò che<text:line-break/>la circonda sembra caldo e lucente. Quando è scontenta,<text:line-break/>l'’ambiente che la circonda diventa più buio e freddo.<text:line-break/><text:line-break/>STATUA DI HALASTER IN SELLA A UN ASINO<text:line-break/><text:line-break/>Quando non è incapacitato, Halaster può toccare la statua<text:line-break/>per teletrasportare se stesso e tutto ciò che indossa o<text:line-break/>trasporta a uno spazio entro 1,5 metri dalla statua nell'area<text:line-break/>22 o da quella nell’area 28 (non è richiesta un'azione).<text:line-break/><text:line-break/>TESORO<text:line-break/><text:line-break/>Dietro le pile di libri, sono nascosti gli eventuali oggetti<text:line-break/>magici che i personaggi hanno sacrificato per raggiungere<text:line-break/>questo livello (vedi l’area 35 del livello 22).<text:line-break/><text:line-break/>La maggior parte dei libri impilati attorno al trono è<text:line-break/>priva di valore e include testi strampalati sulla natura della<text:line-break/>magia e del multiverso. In mezzo a quei libri ci sono nove<text:line-break/>libri degli incantesimi rilegati in cuoio, su cui è impressa<text:line-break/>la runa personale di Halaster. Tutti assieme, questi libri<text:line-break/>degli incantesimi contengono ogni incantesimo della<text:line-break/>lista degli incantesimi da mago nel Player's Handbook.<text:line-break/>Singolarmente, ogni libro contiene gli incantesimi di un<text:line-break/>livello specifico, dal 1° al 9. Il DM può includere ulteriori<text:line-break/>incantesimi provenienti da altre fonti, se lo desidera.<text:line-break/><text:line-break/>Nelle pagine ritagliate di un romanzo rilegato in cuoio dal<text:line-break/>titolo Tramonto a Longsaddle è stato nascosto un revolver<text:line-break/>caricato con sei proiettili (vedi “Armi da Fuoco” nel capitolo<text:line-break/>9 della Dungeon Master's Guide).<text:line-break/><text:line-break/>Sul forziere di ferro dietro al trono è stato lanciato<text:line-break/>un incantesimo serratura arcana che solo Halaster può<text:line-break/>ignorare. Un incantesimo scassinare o una magia simile<text:line-break/>può aprire il forziere, come anche una prova di Destrezza<text:line-break/>con CD 25 effettuata con successo da un personaggio che<text:line-break/>usi gli arnesi da scasso. Il forziere contiene una tromba<text:line-break/>da araldo placcata in oro (250 mo), un boccale da birra in<text:line-break/>corallo decorato con le immagini di alcuni animali marini<text:line-break/>(500 mo), un mantello fatto di piume di aquile giganti<text:line-break/>{750 mo), un giglio in vetro soffiato multicolore rifinito<text:line-break/>in oro (1.250 mo) e un dipinto arrotolato che raffigura la<text:line-break/>Battaglia dei Campi Emridy, un conflitto combattuto su un<text:line-break/>remoto mondo chiamato QOerth (2.500 mo).<text:line-break/><text:line-break/>34. DISCO VOLANTE<text:line-break/><text:line-break/>Questa stanza contiene una delle creazioni magiche di<text:line-break/>Halaster: un disco volante del diametro di 6 metri fatto di<text:line-break/>metallo scintillante e dotato di tre supporti di atterraggio<text:line-break/>estesi. Sulla superficie del disco spunta una cupola di<text:line-break/>metallo montata su cardini che appare opaca dall’esterno<text:line-break/>e trasparente dall’interno. L’entrata dell’abitacolo si trova a<text:line-break/>3 metri dal terreno quando il disco volante è a terra.<text:line-break/><text:line-break/><text:soft-page-break/>Il disco è un oggetto Enorme con CA 19, 200 punti<text:line-break/>ferita, una velocità di volare pari a 18 metri, la capacità di<text:line-break/>fluttuare e immunità ai danni psichici e da veleno. Non è<text:line-break/>a tenuta stagna. Purché gli restino 50 o più punti ferita, il<text:line-break/>disco volante può essere riparato nel modo seguente:<text:line-break/><text:line-break/>. Ogni lancio del trucchetto riparare ripristina 1 punto<text:line-break/>ferita del disco danneggiato.<text:line-break/><text:line-break/>LIVELLO 23 | LA TANA DEL MAGO FOLLE<text:line-break/><text:line-break/>ra</text:p>
      <text:p text:style-name="P1"/>
      <text:p text:style-name="P1"/>
      <text:p text:style-name="P1"/>
      <text:p text:style-name="P1">@@@ 4 @@@</text:p>
      <text:p text:style-name="P1"/>
      <text:p text:style-name="P1"/>
      <text:p text:style-name="P1"/>
      <text:p text:style-name="P1">‘ Se un personaggio è dotato di strumenti da inventore,<text:line-break/>competenza nell’abilità Arcano e pezzi di ricambio per un<text:line-break/>valore totale di 10 mo, può impiegare 1 ora a effettuare le<text:line-break/>riparazioni necessarie; alla fine dell’ora, il disco recupera<text:line-break/>1d4 punti ferita.<text:line-break/><text:line-break/>Un incantesimo individuazione del magico rivela un’aura<text:line-break/>magica di trasmutazione attorno al disco. Un incantesimo<text:line-break/>scassinare o una magia analoga apre la cupola, come anche<text:line-break/>una prova di Destrezza con CD 15 effettuata con successo<text:line-break/>da un personaggio che utilizzi gli arnesi da scasso,.<text:line-break/><text:line-break/>La cupola protegge un abitacolo che contiene un sedile<text:line-break/>di cuoio imbottito e una console di metallo inclinata.<text:line-break/><text:line-break/>Sulla console è inserita una leva di metallo decorata (vedi<text:line-break/>“Tesoro” sotto), circondata da tre tasti contrassegnati con<text:line-break/>le diciture “Levitazione”, “Atterraggio” e " Teletrasporto”. Il<text:line-break/>resto dello spazio all’interno del disco volante è occupato<text:line-break/>da macchinari arcani.<text:line-break/><text:line-break/>Premendo il tasto “Levitazione”, i supporti di atterraggio<text:line-break/>si ritraggono e il disco levita a 3 metri d'altezza nell’aria.<text:line-break/>Quando il disco è in aria, è possibile usare la leva per far<text:line-break/>volare il disco in qualsiasi direzione il pilota desideri.<text:line-break/><text:line-break/>Premendo il tasto “Atterraggio”, i supporti di atterraggio<text:line-break/>si estendono e il disco scende a una velocità di 3 metri<text:line-break/>per round finché non atterra su una superficie che possa<text:line-break/>reggere il suo peso di 2 tonnellate. Quando il disco è a<text:line-break/>terra, la leva si blocca in posizione ed è inamovibile.<text:line-break/><text:line-break/>Premendo il tasto “Teletrasporto”, il disco, il pilota e tutto<text:line-break/>ciò che il pilota indossa o trasporta vengono teletrasportati<text:line-break/>su una remota collina nelle Colline Perdute a est di<text:line-break/>Waterdeep. Il disco non può teletrasportarsi di nuovo per<text:line-break/>le 24 ore successive e premendo il tasto di nuovo non si<text:line-break/>ottiene alcun effetto finché il potere non si ricarica.<text:line-break/><text:line-break/>TEsORO<text:line-break/><text:line-break/>La leva che controlla il disco volante è in realtà una verga<text:line-break/>della sovranità. Le normali proprietà magiche della verga<text:line-break/>sono soppresse quando essa è inserita nella console del<text:line-break/>disco volante. La verga può essere estratta dalla console<text:line-break/><text:soft-page-break/>a viva forza effettuando con successo una prova di Forza<text:line-break/>(Atletica) con CD 20. Un personaggio può anche usare gli<text:line-break/>arnesi da scasso o gli strumenti da inventore per staccare<text:line-break/>o riattaccare la verga alla console, cosa che richiede<text:line-break/><text:line-break/>1 minuto e nessuna prova di caratteristica. Senza la verga<text:line-break/>al suo posto, il disco volante non funziona.<text:line-break/><text:line-break/>35., SALA DEGLI ESERCIZI<text:line-break/><text:line-break/>Golem. Due golem di carne si stanno allenando in questa<text:line-break/>stanza. Uno potenzia i muscoli delle spalle usando due<text:line-break/>pesi da 50 kg l’uno. L'altro alterna una serie di esercizi di<text:line-break/>riscaldamento a una sessione di pugilato a vuoto.<text:line-break/><text:line-break/>Equipaggiamento da Allenamento. Sul pavimento<text:line-break/>ricoperto di tappetini di cuoio imbottito, sono sparsi<text:line-break/>vari pesi e dischi di ferro di diverse dimensioni. Contro<text:line-break/>la parete di fondo sono situati una panca imbottita da<text:line-break/>sollevamento pesi e un bilanciere di ferro che sorregge<text:line-break/>200 kg di peso. Dietro la panca, un paio di guantoni da<text:line-break/>pugilato è appeso al muro.<text:line-break/><text:line-break/>Se un personaggio usa un qualsiasi oggetto della stanza,<text:line-break/>il golem più vicino smette di allenarsi e si avvicina per<text:line-break/>prestare assistenza. I golem attaccano solo se i danni li<text:line-break/>fanno entrare in uno stato di berserk.<text:line-break/><text:line-break/>Se un personaggio indossa i guantoni da pugilato, un<text:line-break/>golem avanza fino al centro della stanza, alza i pugni e<text:line-break/>scambia colpi con chiunque cerchi di scontrarsi con lui.<text:line-break/>Non subisce danni dai pugni guantati di un avversario.<text:line-break/><text:line-break/>LIVELLO 23 | LA TANA DEL MAGO FOLLE<text:line-break/><text:line-break/>36. PORTALE PER TRIBOAR<text:line-break/><text:line-break/>Questa stanza contiene due pietre verticali alte 4,5 metri.<text:line-break/>A ogni pietra è legato con una corda di canapa lunga<text:line-break/><text:line-break/>15 metri uno spaventapasseri inanimato, come quelli<text:line-break/><text:line-break/>che i contadini mettono nei campi. In cima alla pietra<text:line-break/><text:line-break/>più a nord sta appollaiato un corvo. Îl corvo gracchia<text:line-break/>ogni volta che qualcuno entra nella stanza e si lega a un<text:line-break/>personaggio casuale.<text:line-break/><text:line-break/>Se una creatura usa un dito o un bastone per tracciare<text:line-break/>la runa di Halaster sulla superficie di una delle due pietre<text:line-break/>verticali, tra di esse si forma un portale che permane per<text:line-break/>] minuto. Un incantesimo conoscenza delle leggende o una<text:line-break/>magia simile rivela il modo per attivare il portale, la sua<text:line-break/>destinazione e il fatto che si tratta di un portale a senso<text:line-break/>unico. Se una creatura attraversa il portale, ricompare,<text:line-break/>assiemne a tutti gli oggetti che indossa o trasporta, in un<text:line-break/>piccolo campo di grano dietro una fattoria ai margini di<text:line-break/>Triboar, un paese molto più a nord di Waterdeep (ulteriori<text:line-break/>informazioni su Triboar sono disponibili in 11 Tuono del Re<text:line-break/>delle Tempeste).<text:line-break/><text:line-break/>CONCLUSIONE<text:line-break/><text:line-break/>Se Halaster viene ucciso, il semipiano attorno alla sua<text:line-break/><text:soft-page-break/>torre (le aree dalla 22 alla 36) collassano 5 minuti dopo,<text:line-break/>senza alcun preavviso. Quando la torre viene fatta a pezzi, i<text:line-break/>suoi contenuti vengono scaraventati negli angoli più remoti<text:line-break/>del Piano Astrale. I personaggi che si aggrappano l'uno<text:line-break/>all’altro o si legano assieme finiscono nello stesso luogo sul<text:line-break/>Piano Astrale, finché non trovano un modo di fuggire o una<text:line-break/>nave da guerra astrale dei githyanki non li recupera. Vedi<text:line-break/><text:line-break/>il capitolo 2 della Dungeon Master's Guide per ulteriori<text:line-break/>informazioni sul Piano Astrale e i suoi pericoli.<text:line-break/><text:line-break/>La morte di Halaster disattiva anche tutti i portali di<text:line-break/>Sottomonte, che si riattiveranno quando il Mago Folle si<text:line-break/>riformerà 1d10 giorni dopo, in un’area casuale del dungeon.<text:line-break/><text:line-break/>Durante l’assenza di Halaster, Jhesiyra (vedi “Jhesiyra<text:line-break/>Kestellharp” a pagina 10) cerca di prendere il controllo<text:line-break/>di Sottomonte. Ci riesce? Spetta al DM deciderlo. Se ha<text:line-break/>successo, Jhesiyra si insedia come nuova padrona del<text:line-break/>dungeon e Halaster non fa ritorno. Il DM dovrà decidere<text:line-break/>anche se Jhesiyra resta disincarnata o assume una forma<text:line-break/>corporea quando usurpa il controllo di Sottomonte da<text:line-break/>Halaster, ma almeno una cosa è sicura: Jhesiyra non<text:line-break/>riattiva i portali di Halaster, in quanto non si fida di essi e<text:line-break/>preferisce creare i propri portali col passare del tempo. Se<text:line-break/>Arcturia e Trobriand sono ancora in circolazione, Jhesiyra<text:line-break/>trama per eliminarli prima che possano rivoltarsi contro di<text:line-break/>lei e potrebbe perfino arruolare un gruppo di avventurieri<text:line-break/>per aiutarla.<text:line-break/><text:line-break/>Una pérmanenza così lunga in uno stato disincarnato<text:line-break/>ha intaccato la sanità mentale di Jhesiyra: resta da<text:line-break/>vedere se Sottomonte diventerà un luogo più sicuro<text:line-break/>sotto il suo comando. E probabile che il dungeon resti<text:line-break/>un luogo pericoloso, dato che il timore che un giorno o<text:line-break/>l’altro Halaster possa tornare spinge Jhesiyra a innalzare<text:line-break/>numerose interdizioni contro quell'eventualità.<text:line-break/><text:line-break/>Se Jhesiyra non riesce a prendere il controllo di<text:line-break/>Sottomonte, continua a celarsi nel dungeon come entità<text:line-break/>disincarnata, nell’attesa che si presenti un'altra occasione.<text:line-break/>Ignaro del piano di Jhesiyra per spodestarlo, Halaster si<text:line-break/>riforma a Sottomonte come ha già fatto molte altre volte.<text:line-break/>Non considera la sua uccisione un affronto personale, ma si<text:line-break/>sente spronato a rafforzare le difese di Sottomonte affinché<text:line-break/>il prossimo gruppo di avventurieri non riesca a spodestarlo<text:line-break/>tanto facilmente. Passerà buona parte del tempo nei mesi a<text:line-break/>venire a creare un nuovo semipiano e una nuova torre per<text:line-break/>rimpiazzare quelli distrutti dopo la sua morte.</text:p>
      <text:p text:style-name="P1"/>
      <text:p text:style-name="P1"/>
      <text:p text:style-name="P1"/>
      <text:p text:style-name="P1">@@@ 5 @@@</text:p>
      <text:p text:style-name="P1"/>
      <text:p text:style-name="P1"/>
      <text:p text:style-name="P1"/>
      <text:p text:style-name="P1">iE EAN K OK<text:line-break/><text:line-break/>e _ _ — "C 7<text:line-break/><text:line-break/>SKULLPORT _<text:line-break/><text:line-break/>KULLPORT È UN TETRO AVAMPOSTO CIVILIZZATO<text:line-break/>è popolato da tagliagole che può offrire agli<text:line-break/><text:soft-page-break/>avventurieri un rifugio dove riposarsi e<text:line-break/>rifornirsi. Tuttavia, sono pochi gli abitanti di<text:line-break/>@“— superficie ché sanno come raggiungere questo<text:line-break/>riflesso ascuro di Waterdeep: quarndo si parla<text:line-break/>del Porto delle Ombre, si entra nel regno delle<text:line-break/>dicerie improbabili o degli spauracchi... e agli<text:line-break/>abitanti dell’avamposto va benissimo così.<text:line-break/><text:line-break/>COME RAGGIUNGERE<text:line-break/>SKULLPORT<text:line-break/><text:line-break/>Di seguito sono descritti i percorsi che possono condurre<text:line-break/>gli avventurieri fino a Skullport.<text:line-break/><text:line-break/>ATTRAVERSO SOTTOMONTE<text:line-break/><text:line-break/>Skullport è collegato al livello 3 di Sottomonte tramite<text:line-break/><text:line-break/>il Fiume Sargauth e attraverso cinque tortuosi cunicoli<text:line-break/>sotterranei: il Passo del Riposo del Mendicante, il Passo<text:line-break/>dell’Ombra, il Passo della Cascata Fumante, la Breccia di<text:line-break/>Taglath e il Passo dei Sussurri Spettrali. Vedi le mappe 25<text:line-break/>e 26 di questa sezione per l'ubicazione di questi percorsi.<text:line-break/><text:line-break/>ATTRAVERSO LE CAVERNE MARINE<text:line-break/><text:line-break/>Skullport può essere raggiunto attraversando una serie di<text:line-break/>caverne naturali e chiuse magiche che si estendono dalle<text:line-break/>Caverne Marine Sud lungo la costa di Waterdeep fino<text:line-break/><text:line-break/>al Fiume Sargauth, che scorre nei meandri sotterranei<text:line-break/><text:line-break/>del Monte Waterdeep. Le correnti impetuose e le rocce<text:line-break/>aguzze rendono molto difficoltosa la traversata delle<text:line-break/>caverne acquatiche più esterneé di questo percorso. Lungo il<text:line-break/><text:line-break/>percorso giacciono dozzine di relitti, i cui scafi infradiciati<text:line-break/>sono divenuti rifugi per megere marine, merrow e altre<text:line-break/>creature acquatiche.<text:line-break/><text:line-break/>Man mano che ci si addentra nelle viscere della montagna,<text:line-break/>le correnti si calmano grazie a una serie di chiuse magiche<text:line-break/>che controllano il livello dell’acqua. l vascelli scendono di<text:line-break/>parecchie decine di metri quando passano da una chiusa<text:line-break/>all’altra, fino a giungere in una vasta caverna delimitata<text:line-break/>da un muro di pietra liscia che sporge di 3 metri dal livello<text:line-break/>dell’acqua. I resti parzialmente crollati di un paranco alto dieci<text:line-break/>piani sovrastano il muro di contenimento. Quell'’apparato era<text:line-break/>concepito per sollevare i vascelli di quasi tutte le dimensioni,<text:line-break/>trainarli oltre il muro e calarli sull’altro lato del Fiume<text:line-break/>Sargauth, 30 metri più in basso. Skullport si trova a poche<text:line-break/>centinaia di metri più avanti, lungo quel fiume sotterraneo. Il<text:line-break/>tempo e l'incuria hanno reso il paranco inutilizzabile, cosa che<text:line-break/>impedisce alle navi più grandi di raggiungere il Porto delle<text:line-break/>Ombre. Molti abitanti di Skullport vorrebbero ripararlo, ma<text:line-break/>sono privi della fiducia reciproca e della volontà di collaborare<text:line-break/>necessarie per portare a termine il progetto. L'assenza del<text:line-break/>paranco non ha impedito a canaglie di ogni genere di usare le<text:line-break/>loro corde per issare le barche a remi o altri vascelli di piccole<text:line-break/>dimensioni oltre la barriera di pietra.<text:line-break/><text:line-break/>PANORAMICA DI SKULLPORT<text:line-break/><text:line-break/>Skullport occupa un’immensa caverna. La città è composta<text:line-break/><text:soft-page-break/>da tre livelli: un livello inferiore, un livello intermedio e un<text:line-break/>livello superiore. Un ponte di pietra collega le propaggini<text:line-break/>meridionali della città a un'isola attorno a cui scorrono le<text:line-break/>torbide acque del Fiume Sargauth. L'isola si chiama Isola<text:line-break/>del Teschio e ospita una fortezza presidiata dagli sgherri<text:line-break/>del beholder signore del crimine noto come Xanathar.<text:line-break/><text:line-break/>SEKULLPORT</text:p>
      <text:p text:style-name="P1"/>
      <text:p text:style-name="P1"/>
      <text:p text:style-name="P1"/>
      <text:p text:style-name="P1">@@@ 6 @@@</text:p>
      <text:p text:style-name="P1"/>
      <text:p text:style-name="P1"/>
      <text:p text:style-name="P1"/>
      <text:p text:style-name="P1">COSA SI ANNIDA QUI?<text:line-break/><text:line-break/>Îl Porto delle Ombre è stato controllato, rivendicato o<text:line-break/>occupato nel corso degli anni da duergar, drow, nani,<text:line-break/>maghi impazziti, schiavisti e pirati. Attualmente, la città<text:line-break/>ricade sotto l'influenza di Xanathar, che ha trasformato<text:line-break/>questo insediamento dimenticato in tun rifugio per la sua<text:line-break/>organizzazione criminale (il beholder vive in un complesso<text:line-break/>di dungeon al di sotto di Skullport, descritto in Waterdeep:<text:line-break/>Il Furto del Dragoni).<text:line-break/><text:line-break/>Sono pochi gli abitanti che risiedono nel Porto delle<text:line-break/>Ombre stabilmente e molte delle attività locali al momento<text:line-break/>sono chiuse. Chi rimane aperto paga a Xanathar una quota<text:line-break/>di protezione. Gli avventurieri possono trovare a Skullport<text:line-break/>cibo, bevande, riparo e rifornimenti... o forse una morte<text:line-break/>improvvisa, se si inimicano la gente del luogo.<text:line-break/><text:line-break/>TESCHI INFUOCATI<text:line-break/><text:line-break/>Skullport è infestata da tredici teschi infuocati antichi.<text:line-break/>Queste entità, che hanno difeso la città fin dalla sua<text:line-break/>fondazione, sono tutto ciò che rimane dell'Enclave di<text:line-break/>Sargauth, un insediamento di maghi Netheresi. I teschi<text:line-break/>infuocati si considerano i veri padroni di Skullport, ma<text:line-break/>hanno perso ogni contatto con la realtà e le loro menti<text:line-break/>oscillano tra il presente e il passato. È raro che comunichino<text:line-break/>e, quando lo fanno, spesso utilizzano un linguaggio morto.<text:line-break/><text:line-break/>ESPLORARE L'ISOLA<text:line-break/>DEL ]TESCHIO<text:line-break/><text:line-break/>Tutti i luoghi dell’Isola del Teschio fanno riferimento alla<text:line-break/>mappa 24. L'isola ha i tratti seguenti:<text:line-break/><text:line-break/>- Sorge al centro di una vasta caverna dal soffitto<text:line-break/>irregolare a cupola, che arriva a 36 metri d'altezza sopra<text:line-break/>al livello dell’acqua.<text:line-break/><text:line-break/>- Sopra all’isola si erge una fortezza di pietra, le cui mura<text:line-break/>di cinta alte 6 metri sono interrotte a intervalli regolari<text:line-break/>da torri merlate a due piani alte 9 metri e dotate di baliste<text:line-break/>e cannoni fiammeggianti (vedi il riquadro “Armamenti<text:line-break/>dell’Isola del Teschio”).<text:line-break/><text:line-break/>. Una colonna di roccia naturale si innalza dal cuore della<text:line-break/>fortezza e si fonde con il soffitto della caverna (vedi l’area<text:line-break/>9 per ulteriori informazioni su questa guglia).<text:line-break/><text:line-break/><text:soft-page-break/>| f<text:line-break/><text:line-break/>ARMAMENTI DELL’ISOLA DEL TESCHIO<text:line-break/><text:line-break/>La fortezza sull'Isola del Teschio pullula di baliste e<text:line-break/>carnoni fiammeggianti. Per ognuna di queste armi è<text:line-break/>necessario caricare e mirare, prima che sia possibile fare<text:line-break/>fuoco. È necessaria un'azione per caricare un'arma, una<text:line-break/>per mirare e una per fare fuoco. Ogni balista o cannone<text:line-break/>fiammeggiante è un oggetto Grande con CA 15, 50 punti<text:line-break/>ferita e immunità ai danni psichici e da veleno.<text:line-break/><text:line-break/>Una balista è una balestra gigantesca che scaglia<text:line-break/>quadrelli pesanti. Un cannone fiammeggiante è un<text:line-break/>massiccio marchingegno meccanico che scaglia barili di<text:line-break/>fuoco dell'alchimista che esplodono all’impatto.<text:line-break/><text:line-break/>Balista. Attacco con Arma a Distanza: +6 al tiro per<text:line-break/>colpire, gittata 36/144 m, un bersaglio. Colpito: 16 (3d10)<text:line-break/>danni perforanti.<text:line-break/><text:line-break/>Cannone Fiammeggiante. Attacco con Arma a Distanza:<text:line-break/>+4 al tiro per colpire, gittata 18/72 m, un bersaglio, Colpito:<text:line-break/>3 (1d6) danni contundenti più 17 {5d6) danni da fuoco<text:line-break/>e i) bersaglio prende fuoco. Finché brucia, il bersaglio<text:line-break/>subisce 3 {(1d6) danni da fuoco all'inizio di ogni suo turno.<text:line-break/>Una creatura può porre fine a questi danni immergendosi<text:line-break/>nell'acqua o usando un'azione per effettuare con successo<text:line-break/>una prova di Destrezza con CD 10 per spegnere le famme.<text:line-break/><text:line-break/>ii i_<text:line-break/><text:line-break/>SRULLPORT<text:line-break/><text:line-break/>]. PONTE ARCOTORBIDO<text:line-break/><text:line-break/>Un ponte di pietra ad arcate collega l'isola alla città.<text:line-break/>l’arcata centrale del ponte, lunga 9 metri, è manomessa in<text:line-break/>modo da crollare. Due leve di pietra nascoste in scomparti<text:line-break/>segreti all’estremità sud del ponte innescano il crollo<text:line-break/>quando vengono tirate simultaneamente (è richiesta<text:line-break/>un'azione per ogrnuna di esse). Se i personaggi ispezionano<text:line-break/>l’estremità sud del ponte, possono trovare le leve e intuire<text:line-break/>la loro funzione effettuando con successo una prova di<text:line-break/>Saggezza (Percezione) con CD 20.<text:line-break/><text:line-break/>2. CANCELLO PRINCIPALE<text:line-break/><text:line-break/>L'entrata principale della Fortezza è protetta da un solido<text:line-break/>cancello di ferro, che può essere aperto o chiuso tramite gli<text:line-break/>argani collocati nelle torri di guardia laterali.<text:line-break/><text:line-break/>3. BAIE<text:line-break/><text:line-break/>IL’Isola del Teschio è dotata di due baie naturali (l’area 3a<text:line-break/><text:line-break/>e l’area 3b). Ogni baia è profonda 18 metri e delimitata da<text:line-break/>una fila di moli di legno, Alcune trivelle d'acciaio installate<text:line-break/>lungo l'imboccatura di ogni baia possono essere alzate o<text:line-break/>abbassate su catene di ferro arrugginito, che sono collegate<text:line-break/>a carrucole montate sulle torri ai due lati della baia.<text:line-break/>Quando le trivelle si alzano, perforano lo scafo delle navi<text:line-break/><text:line-break/>di passaggio, sfondando i ponti inferiori e provocandone<text:line-break/><text:soft-page-break/>l’affondamento.<text:line-break/><text:line-break/>4, DORMITORI DEI DUERGAR<text:line-break/><text:line-break/>Dieci duergar sono alloggiati in questo edificio a due piani.<text:line-break/><text:line-break/>5. DORMITORI DEGLI UMANI<text:line-break/><text:line-break/>Questo edificio a tre piani si affaccia sulla baia nordest<text:line-break/>(area 3b). Settanta malviventi umani sono alloggiati in<text:line-break/>quest'area.<text:line-break/><text:line-break/>6. ARMERIA SVUOTATA<text:line-break/><text:line-break/>La Gilda di Xanathar ha saccheggiato questo edificio a<text:line-break/>due piani dopo avere preso il controllo della fortezza.<text:line-break/>Ura è vuoto.<text:line-break/><text:line-break/>7. DORMITORI DEI BUGBEAR<text:line-break/><text:line-break/>Sessanta bugbear alloggiano in questo edificio di pietra a<text:line-break/>due piani.<text:line-break/><text:line-break/>8. TORRI DEI GARGOYLE<text:line-break/><text:line-break/>Dodici gargoyle se ne stanno appollaiati sugli spatîti<text:line-break/>di queste torri di pietra a tre piani (quattro in cima a<text:line-break/>ogni torre).<text:line-break/><text:line-break/>O, TORRE DELLE SETTE SVENTURE<text:line-break/><text:line-break/>ll mezzogre comandante della fortezza, Sundeth, vive<text:line-break/>in questa guglia cava assieme alla viverna che funge<text:line-break/>da sua cavalcatura. Sundeth è un orrendo mezzogre<text:line-break/>campione alto 2,4 metri (vedi l’appendice A), con le<text:line-break/>modifiche seguenti:<text:line-break/><text:line-break/>- Sundeth è caotico malvagio.<text:line-break/><text:line-break/>. Possiede i seguenti tratti razziali: È Grande ed è dotato di<text:line-break/>scurovisione in un raggio di 18 metri. Parla il Comune e<text:line-break/>il Gigaznte.<text:line-break/><text:line-break/>La colonna si fonde con il soffitto della caverna, si<text:line-break/>restringe al centro (dove la stalagmite e la stalattite si<text:line-break/>sono congiunte, eoni fa) e offre sporgenze e appigli in</text:p>
      <text:p text:style-name="P1"/>
      <text:p text:style-name="P1"/>
      <text:p text:style-name="P1"/>
      <text:p text:style-name="P1">@@@ 7 @@@</text:p>
      <text:p text:style-name="P1"/>
      <text:p text:style-name="P1"/>
      <text:p text:style-name="P1"/>
      <text:p text:style-name="P1">''''''''''<text:line-break/>"<text:line-break/><text:line-break/>|<text:line-break/>f S SA PA<text:line-break/>L a D T ES a SA -<text:line-break/>ii | M S E “a EA =$ -<text:line-break/>". i |_ u | F i ‘ | | Î | | ii rr ' À :<text:line-break/>E : ) aF - " ia = aa<text:line-break/>|E -i|-ﬁ - -- E ' ii BT o F:<text:line-break/>‘h 'E s ia cn o ANO a ii<text:line-break/><text:soft-page-break/>Ì La aa ESO R i<text:line-break/>S o<text:line-break/>ii<text:line-break/>—<text:line-break/>u<text:line-break/>a<text:line-break/><text:line-break/>ri<text:line-break/>.<text:line-break/>q<text:line-break/><text:line-break/>M<text:line-break/>i<text:line-break/><text:line-break/>crr NO:NE TT I<text:line-break/><text:line-break/>Verso la citià<text:line-break/>di Skullport<text:line-break/><text:line-break/>? -<text:line-break/>|..l-uﬂ‘<text:line-break/>ai -<text:line-break/>.-:"-<text:line-break/>A =<text:line-break/><text:line-break/>Verso<text:line-break/>— ile chiusell<text:line-break/><text:line-break/>|<text:line-break/>|<text:line-break/>das<text:line-break/><text:line-break/>fL)<text:line-break/><text:line-break/>Tunnel che conduce<text:line-break/>al dungeon espanso<text:line-break/><text:line-break/>3 metri<text:line-break/><text:line-break/>1 quadretto<text:line-break/><text:line-break/>Mapna 24: L'IsoLA pDeL TescHio<text:line-break/><text:line-break/>EFLLPORK]I<text:line-break/><text:line-break/>SI</text:p>
      <text:p text:style-name="P1"/>
      <text:p text:style-name="P1"/>
      <text:p text:style-name="P1"/>
      <text:p text:style-name="P1">@@@ 8 @@@</text:p>
      <text:p text:style-name="P1"/>
      <text:p text:style-name="P1"/>
      <text:p text:style-name="P1"/>
      <text:p text:style-name="P1">abbondanza sulla superficie esterna. La porta di ingresso<text:line-break/>è fatta di ferro e cigola sonoramente quando viene aperta,<text:line-break/>mettendo in allarme gli occupanti della guglia.<text:line-break/><text:line-break/>All'interno della colonna, è stata scavata una prigione<text:line-break/>a sette piani, composta da camere delle torture prive di<text:line-break/>finestre e collegate tra loro da rozze scalinaté scolpite nella<text:line-break/>pietra. I veneratori di Loviatar usavano questa torre per<text:line-break/>imprigionare e torturare gli schiavi. Catene di ogni genere<text:line-break/>pendono dalle pareti della prigione, disseminata di ceppi<text:line-break/>arrugginiti, tavoli delle torture, gabbie con spunzoni e altri<text:line-break/><text:soft-page-break/>congegni consumati dal tempo e dall'incuria.<text:line-break/><text:line-break/>10. TANA DEL KUO-TOA<text:line-break/><text:line-break/>A est della fortezza dell’isola, un vecchio molo sporge<text:line-break/>dall'imboccatura di un'umida caverna come se fosse una<text:line-break/>lingua di legno.<text:line-break/><text:line-break/>10A. VEcCCHIO MoLo<text:line-break/>Îl molo geme e scricchiola, ma può essere percorso<text:line-break/>senza rischi.<text:line-break/><text:line-break/>10B. CAVERNA DEL KUO-TOA<text:line-break/><text:line-break/>Un famelico kuo-toa di nome Hlool] se ne sta rannicchiato<text:line-break/>al centro di questa caverna. Se i personaggi gli forniscono<text:line-break/>del cibo, Hloo! lo mangia, poi si tuffa nel Fiume Sargauth<text:line-break/>per raggiungerne il fondo. Riemerge pochi minuti dopo<text:line-break/>con un mantello della manta arrotolato, che ha sottratto<text:line-break/><text:line-break/>a un avventuriero morto, e lo offre ai personaggi come<text:line-break/>ringraziamento.<text:line-break/><text:line-break/>ESPLORARE LA CITTÀ<text:line-break/><text:line-break/>Le descrizioni di tutti i luoghi della città di Skullport fanno<text:line-break/>riferimento alle mappe 25 e 26. I tratti principali della città<text:line-break/>sono riassunti di seguito:<text:line-break/><text:line-break/>- Ogni cosa ha un aspetto deteriorato e fatiscente. Gli<text:line-break/>angusti edifici di pietra e di legno sono ammassati gli uni<text:line-break/>sugli altri creando tre livelli: un livello inferiore (spesso<text:line-break/>chiamato il livello delle strade), un livello intermedio e un<text:line-break/>livello superiore.<text:line-break/><text:line-break/>. Le vie tortuose che attraversano la città al livello delle<text:line-break/>strade sono senza nome. Al di sopra di questo labirinto<text:line-break/>si estendono dedali di passerelle ricavate dal legname<text:line-break/>dei vecchi relitti. Le passerelle scricchiolanti sono tenute<text:line-break/>sospese dal vecchio sartiame delle navi.<text:line-break/><text:line-break/>‘ Îl soffitto della caverna, alto 27 metri, è coperto da una<text:line-break/>foresta di stalattiti.<text:line-break/><text:line-break/>: Molte delle lanterne che un tempo illuminavano Skullport<text:line-break/>sono scomparse, divorate dalla ruggine o sottratte dai ladri<text:line-break/>molto tempo fa. Gli abitanti portano le loro fonti di luce o<text:line-break/>si affidano alla scurovisione per vedere. I teschi infuocati<text:line-break/>verngono spesso scambiati da una certa distanza per torce<text:line-break/>oscillanti, quando si aggirano fluttuando per la città.<text:line-break/><text:line-break/>In città non c'’è un emporio vero e proprio e certe merci<text:line-break/>disponibili in abbondanza a Waterdeep qui non sono<text:line-break/>reperibili. ] prezzi a Skullport sono pari al quintuplo<text:line-break/>rispetto al normale. Se viene menzionato un PNG con<text:line-break/>un nome, ma senza che sia indicata una scheda delle<text:line-break/>statistiche, si presume che quel PNG sjia un popolano.<text:line-break/><text:line-break/>11. VECCHI MERCATI<text:line-break/><text:line-break/>Questi spazi all'aria aperta sono abbandonati e hanno un<text:line-break/>aspetto [ugubre.<text:line-break/><text:line-break/>llA. VEGCCHIO MERCATO DEL PESCE<text:line-break/><text:soft-page-break/><text:line-break/>Quest'area è occupata da negozi e magazzini sprangati e da<text:line-break/>un mercato abbandonato con bancarelle per il pesce vuote.<text:line-break/><text:line-break/>SRULLPORT<text:line-break/><text:line-break/>llB. VECCHIO MERCATO DEGLI SCHIAVI<text:line-break/><text:line-break/>| negazi che circondano questo mercato degli schiavi<text:line-break/>abbandonato sembrano vuoti. Un esame più dettagliato<text:line-break/>rivela invece che uno (area 12) è ancora aperto e attivo.<text:line-break/><text:line-break/>]2. ANGOLO DEL MORTO<text:line-break/><text:line-break/>Una megera marina di nome Olive Stillwater vende zombi<text:line-break/>umani in questo negozio vecchio e cadente. Ha l’aspetto di<text:line-break/>una vecchia donna ricoperta di lumache, cozze e mitili.<text:line-break/>Olive tiene una dozzina di zombi umani nel suo angusto<text:line-break/>negozio. “Sono utilissimi per far scattare le trappole!”<text:line-break/>esclama con una risatina. Come pagamento per ogni<text:line-break/>zombi, chiede una minuscola fiala del sangue del cliente e<text:line-break/>tre capelli strappati dalla sua testa. È dotata di un paio di<text:line-break/>forbici arrugginite utilizzabili per versare il sangue è per<text:line-break/>tagliare i capelli. Dopo avere ingerito questo pagamento,<text:line-break/>Olive ottiene la capacità innata di lanciare l'incantesimo<text:line-break/>animare morti una volta al giorno per i tre giorni successivi.<text:line-break/>Ogni zombi porta un cappio di corda attorno al collo.<text:line-break/>Seé un personaggio compra uno zombi, deve portarlo al<text:line-break/>guinzaglio impugnando il cappio, altrimenti lo zombi si<text:line-break/>ferma dove si trova e non fa nulla.<text:line-break/><text:line-break/>13. BANCO DEI PEGNI DI THIMBLEWINE<text:line-break/><text:line-break/>Una gioviale gnoma delle rocce di nome Krystaleen gestisce<text:line-break/>questo negozio. E la nipote del proprietario precedente del<text:line-break/>negozio, T'himblewine, che morì di vecchiaia alcuni anni fa.<text:line-break/><text:line-break/>Krystaleen compra gli oggetti riutilizzabili dei visitatori a<text:line-break/>un costò normale (quello elencato nel Player's Handbook).<text:line-break/>Se i personaggi cercano un oggetto non magico da<text:line-break/>comprare, esiste una probabilità del 10 per cento che<text:line-break/>Krystaleen abbia tale oggetto in magazzino. Tutta la merce<text:line-break/>viene venduta al quintuplo del normale.<text:line-break/><text:line-break/>]4. RADUNO DEGLI ARALDI<text:line-break/><text:line-break/>(Questa piazza cittadina è disseminata di rifiuti. Quasi tutti<text:line-break/>gli edifici che la delimitano sono abbandonati.<text:line-break/><text:line-break/>15. IL BOCCALE NERO<text:line-break/><text:line-break/>l proprietario di questa squallida taverna a un solo piano è<text:line-break/>un duergar grasso e scontroso di nome Droon Stonedark,<text:line-break/>che lavora per Xanathar. Due minotauri sorvegliano il locale<text:line-break/>dagli angoli bui, pronti a scaraventare in strada gli avventori<text:line-break/>più scalmanati. Uno spectator fluttua tra le capriate del<text:line-break/>soffitto come misura di sicurezza aggiuntiva.<text:line-break/><text:line-break/>Droon vende la Wyrmwizz, una brodaglia alcolica, a 2 ma al<text:line-break/>boccale. Non è disponibile nessun altro tipo di cibo o bevanda.<text:line-break/><text:line-break/>16. DISTILLERIA DI GyYUDD<text:line-break/><text:line-break/>Questa distilleria nanica è un edificio di pietra a tre<text:line-break/><text:soft-page-break/><text:line-break/>piani dal tetto incurvato. Gyudd, il nano degli scudi<text:line-break/>distillatore, produce l’Amberjack (uno sherry), la Testa di<text:line-break/>Capra, una birra amara, e una torbida brodaglia alcolica<text:line-break/>chiamata Wyrrnwizz. Un barilotto da 20 litri di Amberjack<text:line-break/>costa 20 mo, uno di Testa di Capra 10 mo e uno di<text:line-break/>Wyrmwizz 5 mo.<text:line-break/><text:line-break/>17. PIAZZA DEL TESCHIO<text:line-break/><text:line-break/>Questa piazza è circondata da edifici vuoti, da cui pendono<text:line-break/>gabbie di ferro sorrette da travi di legno.<text:line-break/><text:line-break/>18. IL FORZIERE MARINO<text:line-break/><text:line-break/>Un tempo questo négozio vendeva forzieri, casseforti e altri<text:line-break/>contenitori simili, ma ora è chiuso, Il proprietario, un nano<text:line-break/>degli scudi di nome Tor Grayfell, fu aggredito da un mind</text:p>
      <text:p text:style-name="P1"/>
      <text:p text:style-name="P1"/>
      <text:p text:style-name="P1"/>
      <text:p text:style-name="P1">@@@ 9 @@@</text:p>
      <text:p text:style-name="P1"/>
      <text:p text:style-name="P1"/>
      <text:p text:style-name="P1"/>
      <text:p text:style-name="P1">Verso Skulipori<text:line-break/>Inferiore e Superiore<text:line-break/><text:line-break/>Superiore irweriore<text:line-break/><text:line-break/>BR SAA a g SES SN<text:line-break/><text:line-break/>- n a l ia _..:" i ') È -..;_-.<text:line-break/>SLE mum IT mml ;;5 . i ia LL AT &lt;î]<text:line-break/>{ ME —nuu…m… S uraj.:umuumuu - - * ; ——nnn EI<text:line-break/><text:line-break/>llîllt<text:line-break/>…mmnm iN<text:line-break/><text:line-break/>:<text:line-break/>-:FJ-II.'I-.<text:line-break/><text:line-break/>=| …-ÉI1IIJIL<text:line-break/>{bIIMANANOIIDNNNAI<text:line-break/><text:line-break/>llll1llilll<text:line-break/><text:line-break/>*'Illllll'[llllllllîllllllilli<text:line-break/><text:line-break/>-<text:line-break/>=<text:line-break/><text:line-break/>nmm NLLNTT III<text:line-break/><text:line-break/>i I<text:line-break/><text:line-break/>_Ell Littntabia iL …<text:line-break/><text:line-break/>Lîvello lntermedio<text:line-break/><text:line-break/>= ;<text:line-break/><text:line-break/>—<text:line-break/>_i<text:line-break/><text:soft-page-break/>—<text:line-break/>a<text:line-break/>5<text:line-break/>—<text:line-break/>__<text:line-break/>|.-.<text:line-break/><text:line-break/>= 77 "T0T<text:line-break/><text:line-break/>l<text:line-break/>' ITINTIANTOO !nn<text:line-break/>S<text:line-break/>{1T<text:line-break/><text:line-break/>TTIMIUNAO EAN<text:line-break/><text:line-break/>FTFTENONOR )<text:line-break/><text:line-break/>_NT<text:line-break/><text:line-break/>[TZITITRTEACIAITIVREAIIIUNIIREI<text:line-break/><text:line-break/>i11<text:line-break/>Î<text:line-break/><text:line-break/>—.-l' ;<text:line-break/><text:line-break/>110<text:line-break/><text:line-break/>Fi<text:line-break/>s<text:line-break/><text:line-break/>= HNE<text:line-break/><text:line-break/>r<text:line-break/>ai<text:line-break/><text:line-break/>b<text:line-break/>=<text:line-break/><text:line-break/>ii<text:line-break/>dw.'<text:line-break/>__<text:line-break/>=<text:line-break/>i<text:line-break/><text:line-break/>vu.riu l::-:ll-. ai e R a '.--<text:line-break/><text:line-break/>ANNT<text:line-break/><text:line-break/>greccia di Taglath Passo della<text:line-break/><text:line-break/>Passo del Riposo Caoscatao Fumante<text:line-break/><text:line-break/>\'.Èl Mendicante<text:line-break/><text:line-break/>-------<text:line-break/><text:line-break/>............................<text:line-break/>llllllllllllllllllllllll<text:line-break/><text:line-break/>‘‘‘‘‘‘‘‘‘‘‘<text:line-break/><text:line-break/>1f5<text:line-break/><text:soft-page-break/><text:line-break/>Verso Skullport<text:line-break/><text:line-break/>Versa<text:line-break/>Intermediao e Superiore<text:line-break/><text:line-break/>Skullport<text:line-break/><text:line-break/>Verso 3<text:line-break/><text:line-break/>Skull p-ad<text:line-break/>Intermeo<text:line-break/><text:line-break/>PE UESET RE a<text:line-break/>L<text:line-break/><text:line-break/>l{ ii<text:line-break/>WR ,<text:line-break/>f<text:line-break/><text:line-break/>i<text:line-break/><text:line-break/>f<text:line-break/><text:line-break/>..».<text:line-break/><text:line-break/>R<text:line-break/><text:line-break/>i<text:line-break/><text:line-break/>i<text:line-break/><text:line-break/>Verso Skullpor<text:line-break/>Intermedio<text:line-break/><text:line-break/>l Verso l'Isola<text:line-break/>“ del Teschio<text:line-break/><text:line-break/>Ì<text:line-break/>—<text:line-break/>Ra<text:line-break/>i<text:line-break/>[<text:line-break/><text:line-break/>l 1 quadretto = 3 metri<text:line-break/><text:line-break/>OIN -<text:line-break/><text:line-break/>MAPRPA 25: SKULLPORT, LIVELLO INFERIORE E LIvELLO ÎNTERMEDIO<text:line-break/><text:line-break/>$EU LLPORNT</text:p>
      <text:p text:style-name="P1"/>
      <text:p text:style-name="P1"/>
      <text:p text:style-name="P1"/>
      <text:p text:style-name="P1">@@@ 10 @@@</text:p>
      <text:p text:style-name="P1"/>
      <text:p text:style-name="P1"/>
      <text:p text:style-name="P1"/>
      <text:p text:style-name="P1">flayer che ne divorò il cervello e che pare essere ancora in<text:line-break/>circolazione a Skullport.<text:line-break/><text:line-break/>]9, IL FIASCONE E IL DRAGONE<text:line-break/><text:line-break/>Questa taverna di legno e di pietra è leggermente più<text:line-break/><text:soft-page-break/>dignitosa del Boccale Nero (area 15). Del bar si occupa una<text:line-break/>mezzo-drow femmina di nome Cal'al Claddani, che si rivolge<text:line-break/>sempre ai clienti chiedendo loro: “Con cosa vuoi avvelenarti?”<text:line-break/>Cal’al ha preso in gestione la taverna dopo che i<text:line-break/>proprietari precedenti si sono dati alla fuga. Vende due<text:line-break/>bevande locali: uno sherry di nome Amberjack (8 ma per<text:line-break/>bicchiere) e la Birra Testa di Capra (4 ma per fiasco). Sotto il<text:line-break/>bancone tiene anche qualche bottiglia di liquore più pregiato.<text:line-break/>Se i personaggi buttano sul bancone qualche moneta,<text:line-break/>Cal'al non ha problemi a fornire informazioni sugli altri<text:line-break/>abitanti e sui locali di Skullport. Cal'al è anche al corrente<text:line-break/>di una manciata di segreti e potrebbe condividerne uno o<text:line-break/>due con i personaggi, se si fida di loro (vedi l’appendice C).<text:line-break/><text:line-break/>20. MERCATO DEL RACCOLTO OSCURO<text:line-break/><text:line-break/>ll cibo raccolto nell'Underdark viene venduto qui da 1d6<text:line-break/>duergar, che impiegano altrettanti topi mannari come<text:line-break/>guardie del corpo.<text:line-break/><text:line-break/>21. LA SPADA E IL SESTANTE<text:line-break/><text:line-break/>Un paioò di halfling cuoreforte di nome Oleander e Will<text:line-break/>comprano e vendono mappe in questo modesto negozio.<text:line-break/>Sono impazienti di riuscire a mettere le mani su mappe<text:line-break/>accurate di Sottomonte.<text:line-break/><text:line-break/>22. LOCANDA DELLE BUDELLA<text:line-break/>E DELLE GIARRETTIERE<text:line-break/><text:line-break/>Un malinconico tiefling che parla a voce bassa di nome<text:line-break/>Quietude gestisce l’ultima locanda di Skullport e spia i suoi<text:line-break/>oaspiti per conto di Xanathar. La locanda è una struttura<text:line-break/>fatiscente dalle finestre talmente sporche da non far filtrare la<text:line-break/>luce. Quietude affitta le camere della locanda a 5 mo al giorno.<text:line-break/>La cantina della locanda cela una porta segreta che può<text:line-break/>essere individuata effettuando con successo una prova di<text:line-break/>Saggezza (Percezione) con CD 15. Oltre la porta segreta, si<text:line-break/>apre un lungo tunnel in pietra grezza che corre verso ovest<text:line-break/>per 90 metri, fino al dungeon usato da Xanathar come<text:line-break/>nascondiglio (descritto in Waterdeep: Il Furto dei Dragoni).<text:line-break/><text:line-break/>23. IL Torpo PIUMATO<text:line-break/><text:line-break/>Ulvira Snowveins, una venerabile mezzelfa e spia degli<text:line-break/>Arpisti, gestisce questo negozio di animali a un solo piano.<text:line-break/>Gli articoli e i prezzi di Ulvira sono i seguenti: pipistrello<text:line-break/>(5 imr), gatto (5 ma), rana o rospo (5 mr), scarabeo di fuoco<text:line-break/>gigante (25 mo), topo gigante (10 ma), lucertola (5 mr), topo<text:line-break/>(5 mr), ragno (5 mr) e uccello stigeo (10 ma).<text:line-break/><text:line-break/>24. FONDERIA DI THAGLAR<text:line-break/><text:line-break/>La lugubre fonderia di pietra di Skullport è alta quatiro<text:line-break/>piani. AI suo interno, alcuni duergar fabbri al comando di<text:line-break/>un brutale duergar supervisore di nome Thaglar Xundorn<text:line-break/>fabbricano armi, armature e strumenti.<text:line-break/><text:line-break/>25. IL TRESPOLO DEL PIPISTRELLO<text:line-break/><text:line-break/>Questo edificio, un tempo una taverna malfamata, è ora<text:line-break/>una palestra per lottatori dove i visitatori possono risolvere<text:line-break/>i loro contrasti a suon di pugni, mentre gli spettatori fanno<text:line-break/>scommesse sull’esito degli scontri.<text:line-break/><text:soft-page-break/><text:line-break/>SEULLPORT<text:line-break/><text:line-break/>26. IL SALONE DELLA CHIGLIA<text:line-break/><text:line-break/>Questo salone delle feste a due piani fu chiuso dopo la<text:line-break/>Piaga Magica e non riaprì più le sue porte. Gli Zhentarim<text:line-break/>ora lo usano come nascondiglio.<text:line-break/><text:line-break/>Bosskyn Gorrb, un tiefling spia cieco, guida gli Zhentarim<text:line-break/>di Skullport e usa i serpenti volanti per trasmettere<text:line-break/>messaggi ai suoi sottoposti. Se uno o più personaggi fanno<text:line-break/>parte degli Zhentarim e possono dimostrarlo, Bosskyn si<text:line-break/>offre di aiutarli in uno o entrambi i modi seguenti:<text:line-break/><text:line-break/>. Consente al gruppo di usare il salone delle feste come<text:line-break/>rifugio e luogo in cui riposare, finché nie hanno bisogno.<text:line-break/><text:line-break/>. Usa urnò dei suoi serpenti volanti per trasmettere un<text:line-break/>messaggio a un qualsiasi destinatario di Waterdeep per<text:line-break/>conto del gruppo.<text:line-break/><text:line-break/>27. IL PENNINO AVVELENATO<text:line-break/><text:line-break/>Di questi termmpi non c'è molta richiesta per un esperto<text:line-break/>falsario a Skullport, ma questo non preoccupa più di<text:line-break/>tanto la proprietaria del Pennino Avvelenato, Tasselgryn<text:line-break/>Velldarn, che si guadagna da vivere grazie a quei visitatori<text:line-break/>che hanno bisogno di andarsene da Skullport in fretta.<text:line-break/><text:line-break/>“Tas” è un’anziana arcimaga. Il suo segreto è la sua<text:line-break/>amicizia con Halaster. I] Mago Folle le fa visita circa una<text:line-break/>volta al mese per un tè e lei lo aggiorna sugli ultimi eventi e<text:line-break/>pettegolezzi. Quando sono assieme, Halaster e Tasselgryn<text:line-break/>si Comportano come una vecchia coppia sposata.<text:line-break/><text:line-break/>Sé i personaggi sono in cerca di una via di fuga da<text:line-break/>Skullport, Tasselgryn si offre di lanciare l'incantesimo<text:line-break/>cerchio di teletrasporto, ma richiede un pagamento di 50 mo<text:line-break/>per membro del gruppo, da pagare in anticipo. Conosce<text:line-break/>l’indirizzo di un altro cerchio di teletrasporto a Waterdeep<text:line-break/>(nel solaio di un orfanotrofio nel Quartiere del Porto) e invia i<text:line-break/>personaggi laggiù, se questi non hanno l'indirizzo di un loro<text:line-break/>cerchio di teletrasporto da raggiungere.<text:line-break/><text:line-break/>Halaster ha posto sul negozio di Tasselgryn dei<text:line-break/>potenziamenti che permettono a lei (e solo a lei) di lanciare<text:line-break/>incantesimi cerchio di teletrasporto all'interno dei suoi<text:line-break/>confini, ignorando le restrizioni che Sottomonte impone a<text:line-break/>tali magie (vedi “Alterazioni alla Magia” a pagina 10).<text:line-break/><text:line-break/>28. TRAPPOLE DI TWINBEARD<text:line-break/><text:line-break/>Questo edificio a un solo piano contiene l'officina del<text:line-break/><text:line-break/>nano degli scudi che funge da ingegnere e costruttore di<text:line-break/>trappole per Xanathar, Thorvin T'winbeard. Tuttavia, è<text:line-break/>raro trovarlo in questo negozio, dato che Xanathar lo tiene<text:line-break/>molto occupato {per ulteriori informazioni su Thorvin, vedi<text:line-break/>Waterdeep: Il Furto dei Dragoni).<text:line-break/><text:line-break/>29. I TESORI DEL SARGAUTH<text:line-break/><text:line-break/>Daruim e Duram Ghaz, due fratelli nani degli scudi, vendono<text:line-break/><text:soft-page-break/>le ciantrusaglie che recuperano dal Fiurne Sargauth. C'è una<text:line-break/>probabilità del 50 per cento che il negozio sià chiuso e che 1<text:line-break/>fratelli siano via per una missione di rifornimento.<text:line-break/><text:line-break/>30. IL MERCANTE DI LANTERNE<text:line-break/><text:line-break/>Anderian Dusk, un vecchio mezzelfo dalla lunga barba bianca,<text:line-break/>vernde lanterne. La luce negli occhi di Anderian si è ormai<text:line-break/>spenta, dato che 1l tempo ha schiacciato le sue speranze e 1<text:line-break/>suoi sogni. Porta appeso al collo un pendente occhio della<text:line-break/>megera che gli è stato dato dalle megere marine del Fiume<text:line-break/>Sargauth (vedi l'area lQec sul livello 3). Le megere lo pagano per<text:line-break/>indossarlo affinché possano spiare ciò che accade a Skullport.<text:line-break/>Se i personaggi hanno bisogno di olio per le loro<text:line-break/>lanterne, Anderian li indirizza all'Urna Traboccante<text:line-break/>(area 33).</text:p>
      <text:p text:style-name="P1"/>
      <text:p text:style-name="P1"/>
      <text:p text:style-name="P1"/>
      <text:p text:style-name="P1">@@@ 11 @@@</text:p>
      <text:p text:style-name="P1"/>
      <text:p text:style-name="P1"/>
      <text:p text:style-name="P1"/>
      <text:p text:style-name="P1">Verso<text:line-break/>Skullpaort<text:line-break/>Intermedio<text:line-break/>{aorea 24)<text:line-break/><text:line-break/>Verme Purpureo<text:line-break/>Pietrificato<text:line-break/><text:line-break/>Verso Skulliport<text:line-break/>Inferioere e Intermedio<text:line-break/><text:line-break/>Livello Superiore .,<text:line-break/><text:line-break/>PET a AA AE aa OEAO AA AI u RR R<text:line-break/><text:line-break/>SIO<text:line-break/>SS<text:line-break/><text:line-break/>:<text:line-break/><text:line-break/>UUTC JEUREORENT “1. T0<text:line-break/><text:line-break/>E MN A E SEE E E<text:line-break/>‘J<text:line-break/>| | l -<text:line-break/>. L) i<text:line-break/>E<text:line-break/><text:line-break/>ZI<text:line-break/>"x<text:line-break/><text:line-break/>{EUUTIUFIIVANNENTI<text:line-break/><text:line-break/>i<text:line-break/><text:line-break/>IZTT<text:line-break/><text:line-break/>1illlllilllill<text:line-break/><text:line-break/>ISEO<text:line-break/>i<text:line-break/><text:soft-page-break/>Jﬁ T<text:line-break/><text:line-break/>Verso Skullport<text:line-break/>Inferiorae e Intfermedio<text:line-break/><text:line-break/>#<text:line-break/>i<text:line-break/><text:line-break/>i<text:line-break/><text:line-break/>/<text:line-break/>S<text:line-break/><text:line-break/>E<text:line-break/>i<text:line-break/>,<text:line-break/><text:line-break/>IOIT<text:line-break/>= TUWM=<text:line-break/><text:line-break/>o<text:line-break/><text:line-break/>(ttutannaunaiTTI<text:line-break/><text:line-break/>FE<text:line-break/><text:line-break/>Passo del :<text:line-break/>Sussurri Spettroli 5<text:line-break/><text:line-break/>d il<text:line-break/>_<text:line-break/>n<text:line-break/><text:line-break/>STTANIVANNINTI<text:line-break/><text:line-break/>d<text:line-break/><text:line-break/>: AOUNOROOANRANRAOLANRSICANLANANI<text:line-break/><text:line-break/>L i<text:line-break/><text:line-break/>i<text:line-break/>i<text:line-break/><text:line-break/>i ii<text:line-break/>g # Comice naturale<text:line-break/><text:line-break/>MADPA 26: SKULLPORT, LIVELLO SUPERIORE<text:line-break/><text:line-break/>3]1. FORTEZZA DI DALAGOR<text:line-break/><text:line-break/>a .:-'-:..<text:line-break/><text:line-break/>L<text:line-break/>i<text:line-break/>aa<text:line-break/>-<text:line-break/><text:line-break/>Dalagor era un guerriero malvagio che si circondava di<text:line-break/>necromanti e non morti. Lui e i suvi servitori furono distrutti<text:line-break/>o scacciati durante la Piaga Magica, lasciandosi dietro<text:line-break/><text:line-break/>un tetro palazzo di pietra a tre piani che gli Arpisti hanno<text:line-break/>occupato e trasformato in un nascondiglio.<text:line-break/><text:soft-page-break/><text:line-break/>Felrax, un dragonide mago (per le statistiche consultare il<text:line-break/>Monster Manual) dalle scaglie color rame, veglia sul palazzo.<text:line-break/>Un trucchetto lIuce lanciato sul suo bastone consente a Felrax di<text:line-break/>vedere negli interni bui. Se uno o più personaggi sono Arpisti,<text:line-break/>Felrax si offre di aiutarli in uno o entrambi i modi seguenti:<text:line-break/><text:line-break/>: Consente al gruppo di usare il palazzo come rifugio e<text:line-break/>luogo in cui riposare, finché ne hanno bisogno.<text:line-break/><text:line-break/>. Sei personaggi devono lasciare Skullport in tutta fretta,<text:line-break/>rivela che Tasselgryn Velldarn (area 27) può accedere a<text:line-break/>un cerchio di teletrasporto e chiede una tariffa di 50 mo a<text:line-break/>persona per utilizzarlo.<text:line-break/><text:line-break/>32. GLI SCHERZI DI DUMATHOIN<text:line-break/><text:line-break/>Ygarra Urmbaalt, una duergar, valuta le pietre preziose a<text:line-break/>una tariffa fissa pari al 20 per cento del valore della gemma.<text:line-break/>La sua bottega è un brutto edificio di pietra a un solo piano.<text:line-break/><text:line-break/>33. LURNA TRABOCCANTE<text:line-break/><text:line-break/>Questo negozio sorge su un'altra struttura resa pericolante<text:line-break/>dal passare del tempo. Di conseguenza, l'edificio è inclinato<text:line-break/>leggermente a est. Al suo interno, un uomo che si fa<text:line-break/>chiamare Garryth vende ampolle d’olio per 5 ma ciascuna<text:line-break/>e barilotti di pece a 2 mo l'uno.<text:line-break/><text:line-break/>Cinque anni fa, un doppelganger ha ucciso Garryth e né<text:line-break/>ha assunto l’identità dopo essersi sbarazzato del corpo. Il<text:line-break/>doppelganger si accontenta di gestire la bottega e non ha<text:line-break/>problemi a pagare la sua quota per la protezione di Xanathar.<text:line-break/><text:line-break/>GUUIOLULIAAIANNTI<text:line-break/><text:line-break/>1 quadretto = 3 metri<text:line-break/><text:line-break/>34. CAREZZA DI BELLADONNA<text:line-break/><text:line-break/>La vetrina di questo negozio mostra varie erbe, elisir,<text:line-break/>fiale di pozioni e canestri di funghi medicinali. All’interno<text:line-break/>del negozio altra merce di questo tipo è ammassata<text:line-break/>dappertutto; ogni articolo in vendita è chiaramente<text:line-break/>etichettato con tanto di prezzo. La speziale, Belladonna,<text:line-break/>è una creatura non morta (si usano le statistiche della<text:line-break/>mummia) che ha l’aspetto di una vegliarda avvizzita e<text:line-break/>avvolta in una veste nera a brandelli.<text:line-break/><text:line-break/>35. IL GOzzO DEL VERME<text:line-break/><text:line-break/>L'unico ristorante in città è situato all'internoò di un verme<text:line-break/>purpureo cavo e pietrificato. Il cibo e il servizio sono caduti<text:line-break/>molto in basso da quando Xanathar ha affidato il locale a<text:line-break/>un nuovo gestore, un duergar senza cuore di nome Gharz<text:line-break/>Stonedark.<text:line-break/><text:line-break/>Gharz prepara i pasti con tutto ciò che i suoi coboldi<text:line-break/>riescono a trovare e si aspetta che gli avventori mangino<text:line-break/>tutto ciò che lui serve. I piatti più comuni sono il polpettone di<text:line-break/>uccello stigeo, il soufflé di vermeiena, lo stufato di flumph e le<text:line-break/>frittelle di boleto stridente. La birra della casa è la Wyrmwizz,<text:line-break/>che proviene direttamente dalla distilleria locale (area 16). Un<text:line-break/>pasto completo di bevanda costa 5 ma a persona.<text:line-break/><text:soft-page-break/><text:line-break/>26. RIFUGIO DI TANOR THAL<text:line-break/><text:line-break/>Questa roccaforte, scavata dai drow della Casata l'anor'thal,<text:line-break/>assomiglia a un ragno a testa in giù che sovrasta Skullport<text:line-break/>come un grande dio oscuro. La testa, il torace e l’addome del<text:line-break/>ragno sono cavi e contengono alloggi senza finestre pieni zeppi<text:line-break/>di ragnatele e di una nidiata di ragni giganti. Gli altri abitanti<text:line-break/>di Skullport evitano questo posto, cosa che fa di esso un ottimo<text:line-break/>rifugio, una volta tolti di mezzo i ragni. I drow non hanno<text:line-break/>lasciato nulla di valore in loco quando lo hanno abbandonato.<text:line-break/><text:line-break/>SA LE PORT</text:p>
      <text:p text:style-name="P1"/>
      <text:p text:style-name="P1"/>
      <text:p text:style-name="P1"/>
      <text:p text:style-name="P1">@@@ 12 @@@</text:p>
      <text:p text:style-name="P1"/>
      <text:p text:style-name="P1"/>
      <text:p text:style-name="P1"/>
      <text:p text:style-name="P1">HALASTER BLACKCLOAK<text:line-break/><text:line-break/>APPENDICE A: ABITANTI DEL DUNGEON<text:line-break/><text:line-break/>Questa appendice contiene informazioni su Halaster<text:line-break/>Blackcloak, oltre che su mostri e PNG che non sono<text:line-break/>contenuti nel Monster Manual. Dopao il Mago Folle, le<text:line-break/>creature sono presentate in ordine alfabetico.<text:line-break/><text:line-break/>HALASTER BLACKCLOAK<text:line-break/><text:line-break/>_ e<text:line-break/><text:line-break/>Halaster, il Mago Folle di Sottomonte, è la mente malata che<text:line-break/>ha concepito la maggior parte delle trappole e degli orrori che<text:line-break/>infestano il grande dungeon che si snoda sotto Waterdeep.<text:line-break/>Sottomonte è la sua dimora e un parco dei divertimenti in cui<text:line-break/>gli altri si esibiscono al puro scopo di intrattenerlo.<text:line-break/><text:line-break/>Îl Mago Folle conosce i sentieri mutevoli di Sottomonte<text:line-break/>meglio di chiunque altro, dato che è proprio lui il<text:line-break/>responsabile di ogni alterazione. Preferisce non essere<text:line-break/>visto e aggirarsi in forma invisibile o sbirciare attraverso<text:line-break/>i Suoi sensori di scrutamento, simili a occhi spalancati<text:line-break/>circondati da vivaci scintille di luce.<text:line-break/><text:line-break/>— -- M — aa M e P EI<text:line-break/><text:line-break/>Umanoide Medio (umuano), caotico malvagio<text:line-break/><text:line-break/>Classe Armatura 14 (17 con armatura magica)<text:line-break/>Punti Ferita 246 (29d8 + 116)<text:line-break/>Velocità 9 m<text:line-break/><text:line-break/>FOR DES COS INT SAG CAR<text:line-break/>10 (+0) 18 (+4) 18(+4) 24(+7) 18 (+4) 18 (+4}<text:line-break/><text:line-break/>Tiri Salvezza Int +14, Sag +11<text:line-break/><text:line-break/>Abilità Arcano +21, Percezione +11, Storia +21<text:line-break/><text:line-break/>Resistenze ai Danni fulmine e fuoco (conferite dallo scettro<text:line-break/>della deflagrazione; vedi “Equipaggiamento Speciale” sotto)<text:line-break/><text:line-break/><text:soft-page-break/>Sensi Percezione passiva 21, scurovisione 36 m<text:line-break/><text:line-break/>Linguaggi Abissale, Celestiale, Comune, Draconico, Elfico,<text:line-break/>Infernale, Nanico, Sottocomune<text:line-break/><text:line-break/>Sfida 23 (50.000 PE}<text:line-break/><text:line-break/>Equipaggiamento Speciale. Halaster indossa una tunica degli<text:line-break/>occhi che gli permette di vedere in tutte le direzioni, gli conferisce<text:line-break/>scurovisione entrò un raggio di 36 metri, gli conferisce vantaggio<text:line-break/>alle prove di Saggezza (Percezione) basate sulla vista e gli<text:line-break/>consente di vedere le creature e gli oggetti invisibili, nonché<text:line-break/>quelle situate sul Piano Etereo, entro un raggio di 36 metri.<text:line-break/><text:line-break/>Halaster impugna uno scettro della deflagrazione (un oggetto<text:line-break/>magico molto raro che richiede sintonia) che può essere<text:line-break/>usato come focus arcano. Chiunque sia in sintonia con lo<text:line-break/>scettro della deflagrazione ottiene resistenza ai danni da fuoco<text:line-break/>e da fulmine e può usare unm’azione per lanciare onda tonante<text:line-break/>come incantesimo di 4° livello (CD 16 del tiro salvezza) senza<text:line-break/>spendere uno siot incantesimo.<text:line-break/><text:line-break/>Halaster porta anche un anello delle corna (un oggetto<text:line-break/>magico molto raro che richiede sintonia), che consente al<text:line-break/>possessore in sintonia di ignorare le restrizioni magiche dî<text:line-break/>Sottomonte (vedi “Alterazioni alla Magia” a pagina 10).<text:line-break/><text:line-break/>Recupero Arcano (1/Giorno). Quando Halaster termina un riposo<text:line-break/>breve, recupera tutti i suoi slot incantesimo di 5° livello o inferiore.<text:line-break/><text:line-break/>Resistenza Leggendaria (3/Giorno). Se Halaster fallisce un tiro<text:line-break/>salvezza, può scegliere invece di superarlo.<text:line-break/><text:line-break/>Ringiovanimento. Se Halaster muore a Sottomonte, torna in<text:line-break/>vita dopo 1d10 giorni, al massimo dei punti ferita e in possesso<text:line-break/>di ogni eventuale parte del corpo mancante, Il suo nuovo<text:line-break/><text:line-break/>APPENDNZE A | ABITANTI DEL DUNGEON<text:line-break/><text:line-break/>r_) L)<text:line-break/>corpo compare<text:line-break/>in un'area sicura<text:line-break/>casuale all’interno di<text:line-break/><text:line-break/>Sottomonte.<text:line-break/><text:line-break/>Incantesimi. Halaster è un incantatore di 20° livello. La sua<text:line-break/>caratteristica da incantatore è Intelligenza (tiro salvezza degli<text:line-break/>incantesimi CD 22, +14 al tiro per colpire degli attacchi con<text:line-break/>incantesimo). Può lanciare camuffare se stesso e invisibilità a<text:line-break/>volontà. Può lanciare volare e fulmine una volta ciascuno senza<text:line-break/>spendere uno slot incantesimo, ma non può rifarlo finché<text:line-break/><text:line-break/>non termina un riposo breve o lungo. Halaster ha preparato i<text:line-break/>seguenti incantesimi da mago:<text:line-break/><text:line-break/>Trucchetti (a volontà): dardo di fuoco, luce, luci danzanti, mano<text:line-break/>magica, prestidigitazione<text:line-break/><text:line-break/>1° livello (4 slot}: armatura magica, dardo incantato, immagine<text:line-break/>silenziosa, scudo<text:line-break/><text:line-break/>2° livello {3 slot): nube di pugnali, scassinare, scurovisione,<text:line-break/>serratura arcana<text:line-break/><text:soft-page-break/><text:line-break/>3° livello (3 slot): controincantesimo, dissolvi magie, palla di fuoco<text:line-break/><text:line-break/>4° livello (3 slot): confusione, metamorfosi, terreno illusorio<text:line-break/><text:line-break/>5° livello (3 slot)}: costrizione, mano di Bigby, muro di forza<text:line-break/><text:line-break/>6° livello (2 slot): catena di fulmini, globo di invulnerabilità,<text:line-break/>illusione programimata<text:line-break/><text:line-break/>7° livello {(2 slot}: dita della morte, simbolo, teletrasporto<text:line-break/><text:line-break/>8° livello (1 slot): labirinto, vuoto mentale<text:line-break/><text:line-break/>9° livello (1 slot): desiderio, sciame di meteore<text:line-break/><text:line-break/>AZIONI<text:line-break/><text:line-break/>Scettro della Deflagrazione. Halaster usa il suo scettro della<text:line-break/>deflagrazione per lanciare onda tonante comne incantesimo di<text:line-break/>4° livello (CD 16 del tiro salvezza).<text:line-break/><text:line-break/>AZIONI LEGGENDARIE<text:line-break/><text:line-break/>Halaster può effettuare 3 azioni leggendarie, scelte tra le opzioni<text:line-break/>sottostanti. Può usare solo un’opzione di azione leggendaria<text:line-break/><text:line-break/>alla volta e solo alla fine del turno di un’altra creatura. Halaster<text:line-break/>recupera le azioni leggendarie spese all'inizio del proprio turno.<text:line-break/><text:line-break/>Lanciare Incantesimo. Halaster lancia un incantesimo di<text:line-break/>3° livello o inferiore.<text:line-break/><text:line-break/>Interdizione Magica (Costa 2 Azioni). Halaster spende uno slot<text:line-break/>incantesimo di 4° livello o inferiore e ottiene 5 punti ferita<text:line-break/>temporanei per livello dello slot. ia</text:p>
      <text:p text:style-name="P1"/>
      <text:p text:style-name="P1"/>
      <text:p text:style-name="P1"/>
      <text:p text:style-name="P1">@@@ 13 @@@</text:p>
      <text:p text:style-name="P1"/>
      <text:p text:style-name="P1"/>
      <text:p text:style-name="P1"/>
      <text:p text:style-name="P1">Le capacità di Halaster vanno ben oltre quelle della<text:line-break/>maggior parte dei maghi mortali. La sua maestria nella<text:line-break/>creazione di portali magici gli consente di viaggiare in<text:line-break/>lungo e in largo per condurre le sue ricerche in ogni campo<text:line-break/>della magia. Passa buona parte del tempo a creare portali,<text:line-break/><text:line-break/>a spostarli e a lanciare rune antiche su di essi. I portali di<text:line-break/>Halaster collegano i vari livelli di Sottomonte gli uni agli altri<text:line-break/>e consentono ad Halaster di introdurre nel dungeon nuovi<text:line-break/>mostri o di sostituire quelli che muoiono o fuggono. Anche<text:line-break/>quando qualche gruppo di avventurieri riesce a ottenere il<text:line-break/>controllo di una piccola parte di Sottomonte, Halaster non<text:line-break/>esita ad alterare i pericoli del dungeon per sconfiggerli.<text:line-break/><text:line-break/>La vera forma di Halaster è quella di un umano alto e<text:line-break/>smagrito, ma il Mago Folle può usare la magia per assumere<text:line-break/>altri volti e forme di ogni genere. A prescindere dalla forma<text:line-break/>scelta, il Mago Folle ridacchia e borbotta in continuazione.<text:line-break/>Nonostante Îe apparenze, Halaster è tuttavia lucido e attento<text:line-break/>alle attività e ai preparativi degli esseri che gli stanno<text:line-break/>intorno. Non erntra mai in combattimento senza prima<text:line-break/><text:soft-page-break/>lanciare armatura magica e vuoto mentale su se stesso.<text:line-break/><text:line-break/>LA TANA DI HALASTER<text:line-break/><text:line-break/>Come signore di Sottomonte, Halaster è in grado di alterare<text:line-break/>l’'intero dungeon entro certi limiti. Le sue azioni di tana e i<text:line-break/>suoi effetti regionali non si estendono oltre Sottomonte.<text:line-break/><text:line-break/>AZIONI DI TANA<text:line-break/><text:line-break/>A conteggio di iniziativa 20 (in caso di parità, Halaster<text:line-break/>perde), Halaster può effettuare un’azione di tana per<text:line-break/>provocare uno degli effetti seguenti:<text:line-break/><text:line-break/>- Halaster bersaglia un volume di spazio libero o di pietra<text:line-break/>solida fino a un massimo di quattro cubi con spigolo<text:line-break/>di 3 metri entro 9 metri da lui, trasformando lo spazio<text:line-break/>libero in pietra solida lavorata o viceversa.<text:line-break/><text:line-break/>« Halaster può fare scomparire una porta o un arco situato<text:line-break/>entro 9 metri da lui per sostituirlo con una parete liscia,<text:line-break/>oppure può ripristinare una porta 0 un arco rimossi in<text:line-break/>precedenza in questo modo.<text:line-break/><text:line-break/>. Halaster disattiva o riattiva uno dei portali magici di<text:line-break/>Sottormonte. Il portale deve trovarsi entro 36 metri da lui.<text:line-break/><text:line-break/>FEFFETTI REGIONALI<text:line-break/><text:line-break/>Quando Halaster si trova a Sottomonte, gli effetti seguenti<text:line-break/>possono verificarsi in una qualsiasi area all'interno del<text:line-break/>dungeon o in un'estensione extraplanare del dungeon:<text:line-break/><text:line-break/>: Compare un sensore magico di scerutamento, che assume<text:line-break/>la forma di un occhio umanoide spettrale del diametro<text:line-break/>di 30 emn, circondato da un nugolo di scintille. Il sensore<text:line-break/>è stazionario, ma Halaster può orientarlo in modo da<text:line-break/>rivolgerlo in ogni direzione. Halaster può vedere attraverso<text:line-break/>l'acchio come se si trovasse nel suo spazio. L’occhio non può<text:line-break/>essere danneggiato o dissolto, rma scompare se entra in un<text:line-break/>campo anti-magia. Un occhio di secrutamento dura finché<text:line-break/>Halaster non termina l'effetto (nessuna azione richiesta).<text:line-break/><text:line-break/>. Si innesca un effetto illusorio minore, come se Halaster<text:line-break/>avesse lanciato ilfusione minore in un'area. Le illusioni più<text:line-break/>ricorrenti sono lo sferragliare di catene, il suono lontano di<text:line-break/>un incantesimo esplosivo che viene lanciato, un mantello<text:line-break/>impolverato o un elmo arrugginito che fluttua come se fosse<text:line-break/>indossato da una figura invisibile, o una serie di impronte<text:line-break/>illusorie che compare su un pavimento polveroso.<text:line-break/><text:line-break/>: Le apparizioni silenziose di avventurieri defunti fluttuano<text:line-break/>nei corridoi é nelle stanze del dungeon come se si fossero<text:line-break/>smarrite. Un'apparizione non può essere danneggiata e<text:line-break/>non riconosce [a presenza di creature o oggetti in alcun<text:line-break/>modo. Non può essere dissolta, ma un campo anti-magia<text:line-break/>può sopprimerla.<text:line-break/><text:line-break/>ARCIDRUIDO i<text:line-break/><text:line-break/>Gli arcidruidi vigilano sulle meraviglie naturali dei loro<text:line-break/>domini. E raro che interagiscano con gli abitanti del mondo<text:line-break/>civilizzato, a mmeno che una grande minaccia non incomba<text:line-break/>sull’ordine naturale. Le loro tane sono spesso sorvegliate<text:line-break/><text:soft-page-break/>da bestie, vegetali e folletti loro alleati.<text:line-break/><text:line-break/>L E APE _R ZZ — SE PE = AE DA OAOZIO = SA ROE OR E A OZ A|<text:line-break/>ARCIDRUIDO<text:line-break/><text:line-break/>Umanoide Medio (qualsiasi razza), qualsiasi allineamento<text:line-break/><text:line-break/>a n ii<text:line-break/><text:line-break/>Classe Armatura 16 (armatura di pelle, scudo)<text:line-break/>Punti Ferita 132 (24d8 + 24}<text:line-break/>Velocità 9 m<text:line-break/><text:line-break/>FOR <text:s/>DES COS INT <text:s/>SAG — CAR<text:line-break/>10(+0) 714(+2) 12(+1) 12(+1) 20(45) 11 (+0)<text:line-break/><text:line-break/>—<text:line-break/><text:line-break/>Tiri Salvezza Int +5, Sag +9<text:line-break/><text:line-break/>Abilità Medicina +9, Natura +5, Percezione +9<text:line-break/>Sensi Percezione passiva 19<text:line-break/><text:line-break/>Linguaggi Druidico più due qualsiasi<text:line-break/><text:line-break/>Sfida 12 (8.400 PE}<text:line-break/><text:line-break/>Incantesimi. L'arcidruido è un incantatore di 18° livello. La<text:line-break/>sua capacità da incantatore è Saggezza f{tiro salvezza degli<text:line-break/>incantesimi CD 17, +9 al tiro per colpire degli attacchi con<text:line-break/>incantesimo). Ha preparato i seguenti incantesimi da druido:<text:line-break/><text:line-break/>Trucchetti {a volontà): artificio druidico, produrre fiamma,<text:line-break/>riparare, spruzzo velenoso<text:line-break/><text:line-break/>1° livello (4 slot): cura ferite, intralciare, luminescenza, parlare<text:line-break/>con gli animali<text:line-break/><text:line-break/>2° livello (3 slot): animale messaggero, blocca persone, percezione<text:line-break/>delle bestie<text:line-break/><text:line-break/>3° livello (3 slot): evoca animali, fondersi nella pietra, respirare<text:line-break/>sott'acqua<text:line-break/><text:line-break/>4° livello (3 slot): dominare bestie, localizza creatura, muro di<text:line-break/>fuoco, pelle di pietra<text:line-break/><text:line-break/>5° livello (3 slot): comunione con la natura, cura ferite di massa,<text:line-break/>trastazione arborea<text:line-break/><text:line-break/>6° livello (1 slot): bagliore solare, banchetto degli eroi, guarigione<text:line-break/><text:line-break/>7° livello (1 slot): tempesta di fuoco<text:line-break/><text:line-break/>8° livello (1 slot): forme animali<text:line-break/><text:line-break/>9° livello (1 slot): previsione<text:line-break/><text:line-break/>AZIONI<text:line-break/><text:line-break/>Scimitarra. Attacco con Arma da Mischia: +6 al tiro per colpire,<text:line-break/>portata 1,5 m, un bersaglio. Colpito: 5 (1d6 + 2) danni taglienti.<text:line-break/><text:line-break/>Cambiare Forma (2/Giorno). L'arcidruido si trasforma<text:line-break/><text:soft-page-break/>imagicamente in una bestia o in un elementale con grado di<text:line-break/><text:line-break/>sfida pari o inferiore a 6 e può rimanere in questa forma fino<text:line-break/><text:line-break/>a un massimo di 9 ore. L’arcidruido può scegliere se il suo<text:line-break/>equipaggiamento cade a terra, si fonde con la sua nuova forma o<text:line-break/>è indossato dalla sua nuova forma. Se l'arcidruido muore o cade<text:line-break/>privo di sensi, ritorna alla sua vera forma. L’arcidruido può tornare<text:line-break/>alla sua vera forma usando un'azione bonus nel suo turno,<text:line-break/><text:line-break/>In una nuova forma, l'arcidruido conserva le sue statistiche di<text:line-break/>gioco e la capacità di parlare, ma CA, modalità di movimento,<text:line-break/>Forza e Destrezza sono sostituiti da quelli della nuova forma.<text:line-break/>Inoltre, l'arcidruido ottiene eventuali sensi speciali, competenze,<text:line-break/>tratti, azioni e reazioni (eccetto i privilegi di classe, le azioni<text:line-break/>leggendarie e le azioni di tana) che la nuova forma possiede,<text:line-break/>ma di cui egli è privo. Può lanciare i suoiî incantesimi con<text:line-break/>componenti verbali o somatiche nella sua nuova forma,<text:line-break/><text:line-break/>Gli attacchi della nuova forma sono considerati magici al fine di<text:line-break/>oltrepassare le resistenze e l’immunità agli attacchi non magici.<text:line-break/><text:line-break/>APPENDICE A l'ABITANTI DEL DUNGCEON</text:p>
      <text:p text:style-name="P1"/>
      <text:p text:style-name="P1"/>
      <text:p text:style-name="P1"/>
      <text:p text:style-name="P1">@@@ 14 @@@</text:p>
      <text:p text:style-name="P1"/>
      <text:p text:style-name="P1"/>
      <text:p text:style-name="P1"/>
      <text:p text:style-name="P1">e e S — — GZE ii ai PE RA E AIE rz R<text:line-break/><text:line-break/>CAMPIONE<text:line-break/><text:line-break/>Î campioni sono possenti guerrieri che hanno affinato le<text:line-break/>loro abilità in combattimento nelle arene dei gladiatori.<text:line-break/>Per i soldati e per tutti coloro che si guadagnano da vivere<text:line-break/>combattendo, i campioni sono influenti quanto i nobili e<text:line-break/><text:line-break/>la loro presenza è contesa tra i vari governanti in quanto<text:line-break/>simbolo di prestigio.<text:line-break/><text:line-break/>FIGLIO DELLA LAVA<text:line-break/><text:line-break/>I figli della lava, fisicamente identici gli uni agli altri, hanno<text:line-break/>una corporatura muscolosa e sfoggiano sempre un volto<text:line-break/>sorridente e fanciullesco, Molti nascono nelle Fontane della<text:line-break/>Creazione, note anche come il Piano del Magma, strette tra<text:line-break/>il Piano Elementale dellà Terra e quello del Fuoco. I figli<text:line-break/>della lava formano le loro comunità all’interno delle caverne<text:line-break/>vulcaniche per servire creature primordiali di cui hanno<text:line-break/>timore o per venerare le divinità della terra e del fuoco.<text:line-break/>Anche se non sono viglenti per natura, i figli della lava<text:line-break/>difendono accanitamente i] territorio che hanno reclamato.<text:line-break/>Molti intrusi sono stati tratti in inganno dal sorriso di<text:line-break/>un figlio della lava, convincendosi di essere bene accetti,<text:line-break/>quando in realtà erano in procinto di essere squartati. ] figli<text:line-break/>della lava solitamente restano nei paraggi delle loro tane,<text:line-break/>ma vanno a caccia attivamente quando il cibo scarseggia.<text:line-break/>Nati dalla Lava. I pritni figli della lava furono creati dalla<text:line-break/>fusione di spiriti della terra e del fuoco. Una volta raggiunta<text:line-break/>l'età adulta, un figlio della lava sviluppa la capacità di<text:line-break/>procreare da solo. Un figlio della lava adulto depone<text:line-break/><text:line-break/><text:soft-page-break/>CAMPIONE<text:line-break/><text:line-break/>i<text:line-break/><text:line-break/>Umanoide Medio (qualsiasi razza), qualsiasi allineamento<text:line-break/><text:line-break/>Classe Armatura 18 (armatura completa)<text:line-break/><text:line-break/>‘Punti Ferita 143 (22d8 + 44)<text:line-break/><text:line-break/>Velocità 9 m<text:line-break/>FOR DES COS INT SAG CAR<text:line-break/>20 (+5) 15(+2) 14(+42) 10(+40) 14(+42) <text:s/>12(+1)<text:line-break/><text:line-break/>Tiri Salvezza For +9, Cos +6<text:line-break/><text:line-break/>Abilità Atletica +9, Intimidire +5, Percezione +6<text:line-break/><text:line-break/>Sensi Percezione passiva 16<text:line-break/><text:line-break/>Linguaggi un linguaggio qualsiasi (solitamente il Comune)<text:line-break/><text:line-break/>Sfida 9 (5.000 PE)<text:line-break/><text:line-break/>Indomito (2/Giorno). Il campione ripete il tiro di un tiro<text:line-break/>salvezza fallito.<text:line-break/><text:line-break/>Recuperare Energie (Ricarica dopo un Riposo Lungo o Breve). Con<text:line-break/>un'azione bonus, il campione può recuperare 20 punti ferita.<text:line-break/><text:line-break/>AZiONI<text:line-break/><text:line-break/>Multiattacco. I| campione effettua tre attacchi con lo spadone<text:line-break/>o l’arco corto,<text:line-break/><text:line-break/>Spadone. Attacco con Arma da Mischia: +9 al tiro per colpire,<text:line-break/>portata 1,5 m, un bersaglio. Colpito: 12 (2d06 + 5) danni<text:line-break/>taglienti, più 7 (2d6) danni taglienti se al campione rimane più<text:line-break/>della metà dei suoi punti ferita totali.<text:line-break/><text:line-break/>Arco Corto. Attacco con Arma a Distanza: +6 al tiro per colpire,<text:line-break/>gittata 24/96 m, un bersaglio. Colpito: 5 (1d6 + 2) danni<text:line-break/>perforanti, più 7 (206) danni perforanti se al campione rimane<text:line-break/>più della metà dei suoi punti ferita totali.<text:line-break/><text:line-break/>l EEE ELC Z EZ RE Z AIE AOO IOZ E C7 AIE ii ” ai =<text:line-break/><text:line-break/>APPENDICE A | ABITANTI DEL DUNGEON<text:line-break/><text:line-break/>FIGLIO DELLA LAVA<text:line-break/><text:line-break/>Umanoide Medio (figlio della lava), neutrale<text:line-break/><text:line-break/>Classe Armatura 11<text:line-break/>Punti Ferita 60 (8d8 + 24)<text:line-break/>Velocità 7,5 m, scalare 6 m<text:line-break/><text:line-break/>CAR<text:line-break/>T0 (+0)<text:line-break/><text:line-break/>FOR<text:line-break/>18 (+4)<text:line-break/><text:line-break/>DES<text:line-break/><text:soft-page-break/>13 (+1)<text:line-break/><text:line-break/>Ccos<text:line-break/>16 (+3)<text:line-break/><text:line-break/>INT<text:line-break/>11 (+0)<text:line-break/><text:line-break/>SAG<text:line-break/>10 (+0)<text:line-break/><text:line-break/>Abilità Atletica +6, Sopravvivenza +2<text:line-break/><text:line-break/>Immunità ai Danni fuoco; contundente, perforante e tagliente<text:line-break/>da attacchi con armi di metallo<text:line-break/><text:line-break/>Sensi Percezione passiva 10, scurovisione 18 m<text:line-break/><text:line-break/>Linguaggi Comune, Ignan<text:line-break/><text:line-break/>Sfida 3 {700 PE)<text:line-break/><text:line-break/>Immunità al Metallo. l figlio della lava può muoversi attraverso<text:line-break/>il metallo senza essere ostacolato e dispone di vantaggio ai tiri<text:line-break/>per colpire contro ogni creatura che indossa un’armatura di<text:line-break/>metallo o usa uno scudo di metallo.<text:line-break/><text:line-break/>AZIONEI<text:line-break/><text:line-break/>Multiattacco. || figlio della lava effettua due attacchi: uno con il<text:line-break/>morso e uno con gli artigli.<text:line-break/><text:line-break/>Morso. Attacco con Arma da Mischia: +6 al tiro per colpire,<text:line-break/>portata 1,5 m, un bersaglio. Colpito: 11 (2d6 + 4) danni<text:line-break/>perforanti.<text:line-break/><text:line-break/>Artigli. Attacco con Arma da Mischia: +7 al tiro per colpire,<text:line-break/>portata 1,5 m, un bersaglio. Colpito: 7 (1d6 + 4) danni taglienti.</text:p>
      <text:p text:style-name="P1"/>
      <text:p text:style-name="P1"/>
      <text:p text:style-name="P1"/>
      <text:p text:style-name="P1">@@@ 15 @@@</text:p>
      <text:p text:style-name="P1"/>
      <text:p text:style-name="P1"/>
      <text:p text:style-name="P1"/>
      <text:p text:style-name="P1">varie uova nel corso della sua vita, che dura all'incirca<text:line-break/>cinquant'anni. Queste uova restano in incubazione in una<text:line-break/>pozza di lava fusa finché non si schiudono. Il neonato roseo<text:line-break/>e sorridente matura alla stessa velocità di un umano. Il<text:line-break/>genitore protegge la sua progenie finché il nuovo figlio della<text:line-break/>lava non è abbastanza forte da difendersi e da procurarsi il<text:line-break/>cibo da solo. I figli della lava mangiano carne, ossa, carta,<text:line-break/>vegetali e praticamente tutto ciò che non sia fatto di metallo<text:line-break/>a di pietra. La carne cotta è uno dei loro cibi preferiti.<text:line-break/><text:line-break/>GITHYANKI GISH<text:line-break/>Uimanoide Medio (gith), legale malvagio<text:line-break/><text:line-break/>Classe Armatura 17 (mezza armatura)<text:line-break/>Punti Ferita 123 (19d8 + 38)<text:line-break/><text:line-break/>Velocità 9 m<text:line-break/>= — = __ __ _ ia =_—_—= z —_o __<text:line-break/>FOR DES COS INT SAG CAR<text:line-break/><text:soft-page-break/>17(4+3) 15(+2) 14(+2) 16(+3) 15{+2) 16 (+3)<text:line-break/><text:line-break/>Tiri Salvezza Cos +6, Int +7, Sag +6<text:line-break/><text:line-break/>Abilità Furtività +6, Intuizione +6, Percezione +6<text:line-break/>Sensi Percezione passiva 16<text:line-break/><text:line-break/>Linguaggi Gith<text:line-break/><text:line-break/>Sfida 10 {5.900 PE}<text:line-break/><text:line-break/>Incantesimi Innati (Psionici). La caratteristica innata da<text:line-break/>incantatore del githyanki è Intelligenza (tiro salvezza degli<text:line-break/>incantesimi CD 15, +7 al tiro per colpire degli attacchi con<text:line-break/>incantesimo). Il githyanki può lanciare i seguenti incantesimi<text:line-break/>innati, che non richiedono alcuna componente:<text:line-break/><text:line-break/>A volontà: mano magica (la mano è invisibile)<text:line-break/><text:line-break/>3/giorno ciascuno: anti-individuazione (solo se stesso}, passo<text:line-break/>velato, saltare<text:line-break/><text:line-break/>1/ giorno ciascuno: spostamento planare, telecinesi<text:line-break/><text:line-break/>Incantesimi. 1) githyanki è un incantatore di 8° livello. La sua<text:line-break/>capacità da incantatore è Intelligenza {(tiro salvezza degli<text:line-break/>incantesimi CD 15, +7 al tiro per colpire degli attacchi con<text:line-break/>incantesimo). Ha preparato | seguenti incantesimi da mago:<text:line-break/><text:line-break/>Trucchetti (a volontà): colpo accurato, interdizione alle lame,<text:line-break/>luce, messaggio<text:line-break/><text:line-break/>1° livello (4 slot): dardo incantato, onda tonante, ritirata<text:line-break/>rapida, sonno<text:line-break/><text:line-break/>2° livello (3 slot); invisibilità, levitazione, sfocatura<text:line-break/><text:line-break/>3° livello (3 slot): controincantesimo, palla di fuoco, velocità<text:line-break/><text:line-break/>4° livello (2 slot): porta dimensionale<text:line-break/><text:line-break/>Magia di Guerra. Quando il githyanki usa la sua azione per<text:line-break/>lanciare un incantesimo, può effettuare un attacco con arma<text:line-break/>come azione bonus.<text:line-break/><text:line-break/>AZIONI<text:line-break/><text:line-break/>SERVITORE INOSSERVATO VIVENTE<text:line-break/><text:line-break/>Multiattacco. ll githyanki effettua due attacchi con la spada lunga.<text:line-break/><text:line-break/>Spada Lunga. Attacco con Arma da Mischia: +7 al tiro per<text:line-break/>colpire, portata 1,5 mm, un bersaglio. Colpito: 7 (1d8 + 3) danni<text:line-break/>taglienti o 8 (1d10 + 3) danni taglienti se usata a due mani, più<text:line-break/>18 (4d8) danni psichici.<text:line-break/><text:line-break/>GITHYANKI GISH<text:line-break/><text:line-break/>-Z e e EEZ nn — rt e M — aa —<text:line-break/><text:line-break/>Grazie alla loro mente acuta e ai loro doni psionici, i<text:line-break/>githyanki sono in grado di padroneggiare la magia. 1 gish<text:line-break/>mescolano le loro capacità magiche a un uso esperto<text:line-break/>della spada, per diventare ancora più pericolosi in<text:line-break/><text:soft-page-break/>battaglia. Grazie alle loro tapacità specializzate, risultano<text:line-break/>particolarmente adatti alle missioni di assassinio, razzia e<text:line-break/>spionaggio.<text:line-break/><text:line-break/>INCANTESIMO VIVENTE<text:line-break/><text:line-break/>Le aree di magia selvaggia e i luoghi che sono stati<text:line-break/>sconvolti da potenti forze occulte possono generare degli<text:line-break/>effetti magici che rifiutano di dissiparsi. Questi cosiddetti<text:line-break/>incantesimi viventi infestano i luoghi dove sono stati creati,<text:line-break/>alimentandosi dell’energia magica latente nell’ambiente.<text:line-break/><text:line-break/>Un incantesimo vivente ha l’aspetto di un normale<text:line-break/>effetto magico, con la differenza che la sua energia magica<text:line-break/>permane è si muove animata da uno scopo.<text:line-break/><text:line-break/>Natura dei Costrutti. Un incantesimo vivente non ha<text:line-break/>bisogno di respirare, mangiare, bere o dormire.<text:line-break/><text:line-break/>Essenza Magica. Îl processo che crea un incantesimo<text:line-break/>vivente cambia la natura della sua magia. Un incantesimo<text:line-break/>vivente non è soggetto a dissolvi magie e non è influenzato<text:line-break/>da un campo anti-magia.<text:line-break/><text:line-break/>SERVITORE INOSSERVATO VIVENTE<text:line-break/><text:line-break/>Un servitore inosservato vivente svolge le mansioni<text:line-break/><text:line-break/>di uno zelante maggiordomo o cameriera, sbrigando i<text:line-break/>compiti assegnatigli dal suo creatore nella speranza di<text:line-break/>compiacerlo. Può impugnare armi semplici, ma preferisce<text:line-break/>non farlo. Vedere invisibilità, visione del vero e altri effetti<text:line-break/>simili rivelano che il servitore ha una forma simile a quella<text:line-break/>di un esile umanoide adulto.<text:line-break/><text:line-break/>Costrutto Medio, senza allineaamento<text:line-break/><text:line-break/>Cjasse Armatura 10<text:line-break/>Punti Ferita 4 (1d8)<text:line-break/>Velocità 9 m<text:line-break/><text:line-break/>FOR DES COS INT SAG CAR<text:line-break/>2 (-4) 10 (+0) 17 {+0) 1(-5) 10{+0) <text:s/>1{-5)<text:line-break/><text:line-break/>Abilità Furtività +4, Percezione +2<text:line-break/><text:line-break/>Immunità ai Danni veleno<text:line-break/><text:line-break/>Immunità alle Condizioni avvelenato, indebolimento,<text:line-break/>paralizzato, pietrificato, privo di sensi<text:line-break/><text:line-break/>Sensi Percezione passiva 12, vista cieca 18 m (cieco oltre<text:line-break/>questo raggio)<text:line-break/><text:line-break/>Linguaggi capisce un linguaggio (solitamente il Comune), ma<text:line-break/>non può parlare<text:line-break/><text:line-break/>Sfida O {10 PE)<text:line-break/><text:line-break/>Invisibilità. I| servitore inosservato è invisibile.<text:line-break/><text:line-break/>AZIONI<text:line-break/><text:line-break/>Schianto. Atiacco con Arma da Mischia: +2 al tiro per colpire,<text:line-break/><text:soft-page-break/>portata 1,5 m, un bersaglio. Colpito: 1 danno contundente.<text:line-break/><text:line-break/>APPFENDICE A | ABITANTI DEL DUNGEON</text:p>
      <text:p text:style-name="P1"/>
      <text:p text:style-name="P1"/>
      <text:p text:style-name="P1"/>
      <text:p text:style-name="P1">@@@ 16 @@@</text:p>
      <text:p text:style-name="P1"/>
      <text:p text:style-name="P1"/>
      <text:p text:style-name="P1"/>
      <text:p text:style-name="P1">= __ RE É a SEEZ i SI BEZZA MOOO OE, &gt; +_ SEA RA — AOO<text:line-break/>MUIRAL '<text:line-break/><text:line-break/>Mostruosità Grande, caotico malvagio<text:line-break/><text:line-break/>Classe Armatura 16 (armatura naturale)<text:line-break/>Punti Ferita 195 {23d10 + 69)<text:line-break/>Velocità 15 m<text:line-break/><text:line-break/>FOR DES COS INT SAG CAR<text:line-break/>19(+4) H1(0) 16(+3) 18(+4) 13(+1) 12 (+4)<text:line-break/><text:line-break/>Tiri Salvezza Cos +8, Int +9<text:line-break/><text:line-break/>Abilità Arcano +9, Atletica +9, Furtività +5, Percezione +6<text:line-break/>Sensi Percezione passiva 16, scurovisione 36 m<text:line-break/>Linguaggi Comune, Elfico, Goblin, Nanico, Sottocomune<text:line-break/>Sfida 13 (10.000 PE)<text:line-break/><text:line-break/>Incantesimi. Muiral è un incantatore di 13° livello. La sua<text:line-break/>caratteristica da incantatore è Intelligenza (tiro salvezza degli<text:line-break/>incantesimi CD 17, +9 al tiro per colpire degli attacchi con<text:line-break/>incantesimo). Ha preparato | seguenti incantesimi da mago:<text:line-break/><text:line-break/>Trucchetti (a volontà): luci danzanti, mano magica,<text:line-break/>prestidigitazione, raggio di gelo, stretta folgorante<text:line-break/><text:line-break/>1° livello {4 slot): darda incantato, nube di nebbia, rititata<text:line-break/>rapida, scudo<text:line-break/><text:line-break/>2° livello (3 slot): movimenti del ragno, oscurità, scassinare,<text:line-break/>vedere invisibilità<text:line-break/><text:line-break/>3° livello (3 slot): animare morti, controincantesimo, fulmine<text:line-break/><text:line-break/>4° livello (3 slot): invisibilità superiore, metamorfosi<text:line-break/><text:line-break/>5° livello {2 slot): animare oggetti, muro di forza<text:line-break/><text:line-break/>6° livello (1 slot): carne in pietra, creare non morti<text:line-break/><text:line-break/>7° livello (1 slot): dito della morte<text:line-break/><text:line-break/>Resistenza Leggendaria (3/Giorno). Se Muiral fallisce un tiro<text:line-break/>salvezza, può scegliere invece di superarlo.<text:line-break/><text:line-break/>AZIONI<text:line-break/><text:line-break/>Multiattacco. Muiral effettua tre attacchi: due con la spada<text:line-break/>lunga e uno con il pungiglione.<text:line-break/><text:line-break/>Spada Lunga. Attacco con Arma da Mischia: +9 al tiro per<text:line-break/>colpire, portata 1,5 m, un bersaglio. Colpito: 13 {(2d8 + 4) danni<text:line-break/>taglienti o 15 (2d510 + 4) danni taglienti se usata a due mani.<text:line-break/><text:soft-page-break/><text:line-break/>Pungiglione. Attacco con Arma da Mischia: +9 al tiro per<text:line-break/>colpire, portata 3 m, una creatura. Colpito: 9 (1d10 + 4) danni<text:line-break/>perforanti. I| bersaglio deve effettuare un tiro salvezza su<text:line-break/>Costituzione con CD 16; se fallisce, subisce 27 (6d8) danni da<text:line-break/>veleno, mentre se lo supera, subisce la metà di quei danni.<text:line-break/><text:line-break/>AZIONI LEGGENDARIE Muiral era un provetto guerriero umano che prestò<text:line-break/>servizio a lungo come guardia del corpo di Halaster. La<text:line-break/>sua discesa nella follia ebbe inizio quando chiese al Mago<text:line-break/>Folle di insegnargli le arti della magia accademica. Muiral<text:line-break/>apprese quanto bastava da trasformarsi in una mostruosità<text:line-break/>simile a un mezzo scorpione e divenne noto come<text:line-break/><text:line-break/>Muiral può effettuare 3 azioni leggendarie, scelte tra le opzioni<text:line-break/>sottostanti. Può usare solo un'opzione di azione leggendaria<text:line-break/>alla volta e solo alla fine del turno di un'altra creatura. Muiral<text:line-break/>recupera le azioni leggendarie spese all'inizio del proprio turno.<text:line-break/><text:line-break/>MA CHATLRSEDI<text:line-break/><text:line-break/>Lanciare Trucchetto. Muiral lancia un trucchetto. Muiral il Deforme. Si ritirò poi sul livello di Sottomonte<text:line-break/>Attacco con Affondo {Costa 2 Azioni). Muiral effettua un attacco che sarebbe divenuto noto come l’Ordalia di Muiral,<text:line-break/><text:line-break/>con la spada lunga con portata di 3 metri. scacciando e massacrando i drow che lo avevano popolato<text:line-break/>Calpo con Ritirata (Costa 3 Azioni). Muiral si muove fina alla in origine. Muiral ora passa le giornate dando la caccia agli<text:line-break/><text:line-break/>sua velocità senza provocare attacchi di opportunità. Prima avventurieri e agli altri intrusi per divertimento. I molti<text:line-break/><text:line-break/>di muoversi, può effettuare un attacco con la spada lunga. anni passati da solo (assieme all’'influenza di Halaster) lo<text:line-break/><text:line-break/>— — — — — — — hanno fatto impazzire definitivamente.<text:line-break/><text:line-break/>APPENDICE A | ABITANTI DEL DUNGEON</text:p>
      <text:p text:style-name="P1"/>
      <text:p text:style-name="P1"/>
      <text:p text:style-name="P1"/>
      <text:p text:style-name="P1">@@@ 17 @@@</text:p>
      <text:p text:style-name="P1"/>
      <text:p text:style-name="P1"/>
      <text:p text:style-name="P1"/>
      <text:p text:style-name="P1">NEOTHELID |<text:line-break/><text:line-break/>Quando i girini di una colonia di illithid non vengono<text:line-break/><text:line-break/>più sfamati dai loro allevatori, iniziano a divorarsi l'un<text:line-break/>l'altro. Soltanto un girino sopravvive tra le migliaia che<text:line-break/>popolavano la pozza di una colonia e quel girino emerge<text:line-break/>trasformato in neothelid, un verme ricoperto di fanghiglia<text:line-break/>di dimensioni immense.<text:line-break/><text:line-break/>LIT 4SeE T EA S Z T s = OOO = OOO SEO CZME = OO<text:line-break/>NEOTHELID<text:line-break/><text:line-break/>Aberrazione Mastodontica, caotico mualvagio<text:line-break/><text:line-break/>Classe Armatura 16 (armatura naturale)<text:line-break/>Punti Ferita 325 (21d20 + 105}<text:line-break/><text:soft-page-break/><text:line-break/>Velocità 9 m<text:line-break/><text:line-break/>FOR DES COS INT SAG <text:s/>CAR<text:line-break/>27:48), 762 U5 34 1603) 12<text:line-break/><text:line-break/>Tiri Salvezza Int +1, Sag +8, Car +6<text:line-break/>Sensi Percezione passiva 13, vista cieca 36 m<text:line-break/><text:line-break/>Linguaggi —<text:line-break/>Sfida 13 (10.000 PE}<text:line-break/><text:line-break/>Percezione delle Creature. Un neothelid è consapevole della<text:line-break/>presenza di cerature dotate di un punteggio di Intelligenza<text:line-break/><text:line-break/>pari o superiore a 4 e situate entro 1,5 km da esso. Il neothelid<text:line-break/>percepisce la distanza e la direzione di ogni creatura e il suo<text:line-break/>punteggio di Intelligenza, ma non può percepire altro riguardo<text:line-break/>ad essa. Una creatura protetta da un incantesimo vuyoto<text:line-break/>mentale, anti-individuazione o una magia simile non può essere<text:line-break/>percepita in questo modo.<text:line-break/><text:line-break/>Incantesimi Innati (Psionici). La caratteristica innata da<text:line-break/>incantatore del neothelid è Saggezza (tiro salvezza degli<text:line-break/>incantesimi CD 16). Il neothelid può lanciare i seguenti<text:line-break/>incantesimi innati, che non richiedono alcuna componente:<text:line-break/><text:line-break/>A volontà: levitazione<text:line-break/>]/giorno ciascuno: confusione, regressione mentale, telecinesi<text:line-break/><text:line-break/>Resistenza alla Magia. ll neothelid dispone di vantaggio ai tiri<text:line-break/>salvezza contro incantesimi e altri effetti magici.<text:line-break/><text:line-break/>AZIONI<text:line-break/><text:line-break/>Tentacoli. Attacco con Arma da Mischia: +13 al tiro per colpire,<text:line-break/>portata 4,5 m, un bersaglio. Colpito: 21 (3d8 + 8) danni contundenti<text:line-break/>più 13 (3d8) danni psichici. Se il bersaglio è una creatura di taglia<text:line-break/>Grande o inferiore, deve superare un tiro salvezza su Forza<text:line-break/><text:line-break/>con CD 18, altrimenti è inghiottito dal neothelid. Una creatura<text:line-break/>inghiottita è accecata e trattenuta, beneficia di copertura totale<text:line-break/>contro gli attacchi e altri effetti al di fuori del neothelid e subisce<text:line-break/><text:line-break/>35 (10d6) danni da acido all’inizio di ogni turno del neothelid.<text:line-break/><text:line-break/>Se subisce 30 o più danni in un singolo turno da una creatura<text:line-break/>inghiottita, il neothelid deve superare un tiro salvezza su<text:line-break/>Costituzione con CD 18 alla fine di quel turno, altrimenti<text:line-break/>rigurgita tutte le creature inghiottite, che cadono prone in uno<text:line-break/>spazio entro 3 metri dal neothelid. Se il neothelid muore, una<text:line-break/>creatura inghiottita non è più trattenuta e può sfuggire usando<text:line-break/>6 metri di movimento e uscendo prona dal cadavere.<text:line-break/><text:line-break/>Soffio di Acido (Ricarica 5-6). ll neothelid esala un cono di acido<text:line-break/>di 18 metri. Ogni creatura in quell’area deve effettuare un tiro<text:line-break/>salvezza su Destrezza con CD 18; se lo fallisce, subisce 35 (10d6)<text:line-break/>danni da acido, mentre se lo supera, subisce la metà di quei danni.<text:line-break/><text:line-break/>Un neothelid è una creatura feroce che non conosce altro<text:line-break/>che l’esistenza da predatore che ha vissuto fino ad ora. Si<text:line-break/>aggira per i passaggi sotterranei in cerca di altri cervelli<text:line-break/>per saziare la sua fame implacabile e diventa sempre più<text:line-break/>feroce col passare del tempo.<text:line-break/><text:soft-page-break/><text:line-break/>OMBRA ASSASSINA<text:line-break/><text:line-break/>Un'ombra assassina ha l’aspetto di un’ombra non morta<text:line-break/>(come descritta nel Monster Manual) armata di spade corte<text:line-break/>fatte anch'esse d'ombra. Esiste solo allo scopo di uccidere<text:line-break/>i viventi.<text:line-break/><text:line-break/>Natura dei Non Morti. Un'ombra assassina non ha<text:line-break/>bisogno di respirare, mangiare, bere o dormire.<text:line-break/><text:line-break/>OMBRA ASSASSINA<text:line-break/><text:line-break/>Non morto Medio, caotico malvagio<text:line-break/><text:line-break/>Classe Armatura 14<text:line-break/>Punti Ferita 78 (12d8 + 24)<text:line-break/><text:line-break/>Velocità 12 m<text:line-break/><text:line-break/>—<text:line-break/>FOR DES COS INT SAG CAR<text:line-break/>6 {-2) 19 (+4) - 14 {+2)} 13{+1) 12 {+1} 14 (+2)<text:line-break/><text:line-break/>Tiri Salvezza Des +8, Int +5<text:line-break/><text:line-break/>Abilità Furtività +12, Percezione +9<text:line-break/><text:line-break/>Vulnerabilità ai Danni radioso<text:line-break/><text:line-break/>Resistenze ai Danni acido, freddo, fulmine, fuoco, tuono;<text:line-break/>contundente, perforante e tagliente da attacchi non magici<text:line-break/><text:line-break/>Immunità ai Danni necrotico, veleno<text:line-break/><text:line-break/>Immunità alle Condizioni afferrato, avvelenato, indebolimento,<text:line-break/>paralizzato, pietrificato, prono, spaventato, trattenuto<text:line-break/><text:line-break/>Sensi Percezione passiva 19, scurovisione 18 m<text:line-break/><text:line-break/>Linguaggi capisce i linguaggi che conosceva În vita, ma non<text:line-break/>può pariare<text:line-break/><text:line-break/>Sfida 9 (5.000 PE}<text:line-break/><text:line-break/>Amorfo. L’ombra assassina puù muoversi attraverso uno spazio<text:line-break/>stretto fino a 2,5 cm senza doversi stringere.<text:line-break/><text:line-break/>Furtività d'Ombra. Finché si trova in condizioni di lutce<text:line-break/>fioca o oscurità, l’ombra assassina può effettuare l’azione di<text:line-break/>Nascondersi come azione bonus.<text:line-break/><text:line-break/>Debolezza alla Luce del Sole. Finché è esposta alla luce del<text:line-break/>sole, l’ombra assassina subisce svantaggio ai tiri per colpire,<text:line-break/>alle prove di caratteristica e ai tiri salvezza.<text:line-break/><text:line-break/>AZIONI<text:line-break/><text:line-break/>Multiattacco. L'ombra assassina effettua due attacchi con la<text:line-break/>Lama d'Ombra.<text:line-break/><text:line-break/>Lama d’Ombra. Attacco con Arma da Mischia: +8 al tiro per<text:line-break/>colpire, portata 1,5 m, un bersaglio. Colpito: 7 {1d6 + 4) danni<text:line-break/>perforanti più 10 (3d6) danni necrotici. Se il bersaglio non è<text:line-break/><text:soft-page-break/>immune ai danni necrotici, il punteggio di Forza del bersaglio<text:line-break/>è ridotto di 1d4 ogni volta che viene colpito da questo attacco.<text:line-break/>Se la Forza scende a 0 in questo modo, il bersaglio muore.<text:line-break/>Altrimenti, la riduzione dura finché il bersaglio non completa<text:line-break/>un riposo breve o lungo.<text:line-break/><text:line-break/>| Se a causa di questo attacco muore un umanoide non<text:line-break/><text:line-break/>’_ malvagio, un’ombra {vedi il Monster Manual) emerge dal<text:line-break/>cadavere 1d4 ore dopo.<text:line-break/><text:line-break/>APPENDICE A | ABITANTI DEL DUNGERON<text:line-break/><text:line-break/>".a L</text:p>
      <text:p text:style-name="P1"/>
      <text:p text:style-name="P1"/>
      <text:p text:style-name="P1"/>
      <text:p text:style-name="P1">@@@ 18 @@@</text:p>
      <text:p text:style-name="P1"/>
      <text:p text:style-name="P1"/>
      <text:p text:style-name="P1"/>
      <text:p text:style-name="P1">PIPISTRELLO MANNARO<text:line-break/><text:line-break/>Un pipistrello mannaro è un umanoide afflitto da una rara<text:line-break/>forma di licantropia che gli permette di trasformarsi in<text:line-break/>un pipistrello gigante o in un ibrido umanoide-pipistrello<text:line-break/>(vedi il Monster Manual per ulteriori informazioni sulla<text:line-break/>licantropia). La maggior parte dei pipistrelli mannari è<text:line-break/>composta da goblin.<text:line-break/><text:line-break/>Abitatori delle Profondità. l pipistrelli mannari vengono<text:line-break/>ripudiati anche dalla società dei goblin, a causa della loro<text:line-break/>necessità di cibarsi di sangue per sopravvivere. Preferiscono<text:line-break/>vivere nei luoghi più oscuri, come le soffitte e le caverne, e<text:line-break/><text:line-break/>solitamente sviluppano l'abitudine di andare a caccia di notte.<text:line-break/><text:line-break/>Succhiasangue. Un pipistrello mannaro deve consumare<text:line-break/>almeno imezzo litro di sangue fresco ogni notte, altrimenti<text:line-break/>perde le forze e subisce un livello di indebolimento che<text:line-break/><text:line-break/>PIPISTRELLO MANNARO<text:line-break/><text:line-break/>Umanoide Piccolo {goblin, mutaforma), neutrale malvagio<text:line-break/><text:line-break/>Classe Armatura 13<text:line-break/><text:line-break/>Punti Ferita 24 (7d6)<text:line-break/><text:line-break/>Velocità 9 m {scalare 9 m, volare 18 m in forma di pipistrello o<text:line-break/>in forma ibrida)<text:line-break/><text:line-break/>FOR DES COS INT SAG CAR<text:line-break/>&amp; (-1) 17 {+3) 10 (+0) 10 (+0) 12 {(+1) 8 {-1)<text:line-break/><text:line-break/>Abilità Furtività +5, Percezione +3<text:line-break/><text:line-break/>Immunità ai Danni contundente, perforante e tagliente da<text:line-break/>attacchi non magici con armi non argentate<text:line-break/><text:line-break/>Sensi Percezione passiva 13, scurovisione 18 m<text:line-break/><text:line-break/>Linguaggi Goblin (non può parlare in forma di pipistrello)<text:line-break/><text:line-break/><text:soft-page-break/>Sfida 2 (450 PE}<text:line-break/><text:line-break/>Mutaforma. || pipistrello mannaro può usare la sua azione<text:line-break/>per trasformarsi in un ibrido umanoide-pipistrello Medio o<text:line-break/>in un pipistrello gigante Grande, o per tornare alla sua forma<text:line-break/>naturale, che è umanoide. Le sue statistiche, ad eccezione<text:line-break/>della taglia, restano le stesse in ogni forma. Ogni oggetto<text:line-break/>che indossa o trasporta non viene trasformato. Se muore, il<text:line-break/>pipistrello mannaro torna alla sua forma naturale.<text:line-break/><text:line-break/>Senso Radar (Solo in Forma di Pipistrello o Ibrida). |l pipistrello<text:line-break/>mannaro è dotato di vista cieca entro un raggio di 18 metri,<text:line-break/>purché non sia assordato.<text:line-break/><text:line-break/>AFPENDICE A | ABITANTI DEL DUNGEON<text:line-break/><text:line-break/>nessun ammontare di solo riposo potrà rimuovere. Ogni<text:line-break/>mezza litro di sangue consumato dal pipistrello mannaro<text:line-break/>rimuove un livello di indebolimento ottenuto in questo modo.<text:line-break/>Licantropia del Pipistrello Mannaro. Un personaggio<text:line-break/>giocarnite che diventa pipistrello mannaro ottiene un<text:line-break/>punteggio di Destrezza pari a 17, se non ne possiede già uno<text:line-break/>più alto. I tiri per colpire e i tiri per i danni dell’attacco con<text:line-break/>morso del pipistrello mannaro sono basati sul punteggio di<text:line-break/>Forza o Destrezza del personaggio, scegliendo il più alto.<text:line-break/><text:line-break/>SCALADAR<text:line-break/><text:line-break/>Gli scaladar sono costrutti create da Trobriand, uno degli<text:line-break/>apprendisti di Halaster. Si muovono e attaccano come<text:line-break/>scorpioni giganti, afferrando le prede con due grossi artigli<text:line-break/>a tenaglia e trasmettendo un letale impulso di fulmini con i<text:line-break/>loro pungiglioni caudali di metallo.<text:line-break/><text:line-break/>Anelli di Trobriand. Trobriand ha fabbricato degli anelli<text:line-break/>magici per controllare gli scaladar. Ogni anello è un cerchio<text:line-break/>niero di metallo con una sporgenza simile a un pungiglione.<text:line-break/>Nessuno scaladar può danneggiare il possessore di un anello<text:line-break/>del genere e ogni scaladar entro 30 metri dal possessore di<text:line-break/>un anello deve obbedire ai suoi comandi parlati. La magia<text:line-break/>dell’anello consente allo scaladar di capire e interpretare<text:line-break/>quei comandi, anche se come creatura non possiedeìe un Suò<text:line-break/>linguaggio vero e proprio. Se riceve comandi contraddittori<text:line-break/>da due possessori di anelli diversi, uno scaladar si disattiva<text:line-break/>immediatamente e diventa incapacitato per 1 ora. Trobriand è<text:line-break/>in possesso di un anello maestro che gli consente di annullare<text:line-break/>gli ordini dei possessori degli altri anelli senza obbligare lo<text:line-break/>scaladar a disattivarsi. Gli anelli di Trobriand funzionano solo<text:line-break/>a Sottomonte.<text:line-break/><text:line-break/>Natura dei Costrutti. Uno scaladar non ha bisogno di<text:line-break/>respirare, mangiare, bere o dormire.<text:line-break/><text:line-break/>ii nn E<text:line-break/><text:line-break/>Udito Acuto. ll pipistrello mannaro dispone di vantaggio alle<text:line-break/>prove di Saggezza (Percezione) basate sull'udito,<text:line-break/><text:line-break/>Fuga Agile (Solao in Forma Umanoide]). I| pipistrello mannaro<text:line-break/>può effettuare l'azione di Disimpegno o Nascondersi come<text:line-break/>azione bonus in ogni suo turno.<text:line-break/><text:line-break/>Sensibilità alla Luce del Sole. Finché è esposto alla luce del sole,<text:line-break/>il pipistrello mannaro subisce svantaggio ai tiri per colpire, oltre<text:line-break/><text:soft-page-break/>che alle prove di Saggezza (Percezione) basate sulla vista.<text:line-break/><text:line-break/>AZIONI<text:line-break/><text:line-break/>Multiattacco (Solo in Forma Umanoide o Ibrida). In forma<text:line-break/>umanoide, il pipistrello mannaro effettua due attacchi con la<text:line-break/>scimitarra o due attacchi con l’arco corto. In forma ibrida, può<text:line-break/>effettuare un attacco con il morso e un attacco con la scimitarra,<text:line-break/><text:line-break/>Morso (Solo in Forma di Pipistrello o Ibrida). Attacco con Arma<text:line-break/>da Mischia: +5 al tiro per colpire, portata 1,5 m, una creatura.<text:line-break/>Colpito: 6 (1d6 + 3) danni perforanti e il pipistrello mannaro<text:line-break/>ottiene un ammontare di punti ferita temporanei pari ai danni<text:line-break/>inflitti. Se il bersaglio è un umanoide, deve superare un tiro<text:line-break/>salvezza su Costituzione con CD 10, altrimenti è maledetto<text:line-break/>dalla licantropia del pipistrello mannaro.<text:line-break/><text:line-break/>Scimitarra (Solo in Forma Umanoide o Ibrida). Attacco con<text:line-break/>Arma da Mischia: +5 al tiro per colpire, portata 1,5 m, un<text:line-break/>bersaglio. Colpito: 6 (1d6 + 3) danni taglienti.<text:line-break/><text:line-break/>Arco Corto (Solo in Forma Umanoide o Ibrida). Attacco con<text:line-break/>Arma a Distanza: +5 al tiro per colpire, gittata 24/96 m, un<text:line-break/>bersaglio. Colpito: 6 (1d6 + 3) danni perforanti.<text:line-break/><text:line-break/>i_ —<text:line-break/><text:line-break/>l A T</text:p>
      <text:p text:style-name="P1"/>
      <text:p text:style-name="P1"/>
      <text:p text:style-name="P1"/>
      <text:p text:style-name="P1">@@@ 19 @@@</text:p>
      <text:p text:style-name="P1"/>
      <text:p text:style-name="P1"/>
      <text:p text:style-name="P1"/>
      <text:p text:style-name="P1">ULITHARID<text:line-break/><text:line-break/>In alcuni casi molto rari, un girino di illithid trasforma un<text:line-break/>individuo in un ulitharid anziché in un mind flayer ordinario.<text:line-break/>Gli ulitharid sono più grandi dei mind flayer e possiedono<text:line-break/>sei tentacoli invece di quattro. Gli illithid riconoscono<text:line-break/>istintivamente che la sopravvivenza di un ulitharid è più<text:line-break/>importante della loro. Nella maggior parte delle colonie, un<text:line-break/>ulitharid diventa 1] servitore prediletto di un cervello antico e<text:line-break/>detiene grande potere e autorità. In altre, tuttavia, il cervello<text:line-break/>antico percepisce nell'ulitharid un potenziale rivale e manipola<text:line-break/>o sopprime le ambizioni dell'’ulitharid di conseguenza.<text:line-break/>Quando un ulitharid trova insopportabile la condivisione<text:line-break/>del potere con un cervello antico, si separa dalla colonia,<text:line-break/>porta un gruppo di mind flayer con sé e forma una nuova<text:line-break/>colonia. Dopo la morte del corpo dell’ulitharid, i mind flayer<text:line-break/>collocano il suo cervello in una pozza salmastra, dove cresce<text:line-break/>fino a diventare un cervello antico nel giro di pochi giorni.<text:line-break/>FBastone Estrattore. Ogni ulitharid porta con sé un<text:line-break/>bastone fatto di metallo nero e potenziato psionicamente.<text:line-break/>Quando l’ulitharid è pronto a rinunciare al suo corpo,<text:line-break/>appoggia il bastone alla sua nuca e lo usa per spaccare il<text:line-break/>suoò stesso cranio, in modo da consentire l’estrazione del<text:line-break/>suo cervello e la sua collocazione in una pozza salmastra,<text:line-break/>dove si svilupperà fino a diventare un cervello antico. Il<text:line-break/>bastone non ha altre funzioni.<text:line-break/><text:line-break/>i — EEO —<text:line-break/><text:line-break/><text:soft-page-break/>aa = P —<text:line-break/><text:line-break/>SCALADAR<text:line-break/><text:line-break/>Costrutto Enorme, senza allineamento<text:line-break/><text:line-break/>Classe Armatura 19 (armatura naturale)<text:line-break/>Punti Ferita 94 (7d12 + 49)<text:line-break/>Velocità 9 m, scalare 6 m<text:line-break/><text:line-break/>FOR DES COS INT <text:s/>SAG CAR<text:line-break/>19(+4) 10(+0) 25(47) 175) 12641) <text:s/>16(-5)<text:line-break/><text:line-break/>Resistenze ai Danni fuoco; contundente, perforante e tagliente<text:line-break/>da attacchi non magici<text:line-break/><text:line-break/>{mmunità ai Danni forza, fulmine, veleno<text:line-break/><text:line-break/>Immunità alle Condizioni affascinato, avvelenato, paralizzato<text:line-break/><text:line-break/>Sensi Percezione passiva 11, scurovisione 18 m<text:line-break/><text:line-break/>Linguaggi —<text:line-break/><text:line-break/>Sfida 8 (8.900 PE)<text:line-break/><text:line-break/>Assorbimento del Fulmine. Ogni volta che lo scaladar è<text:line-break/>soggetto a danni da fulmine, non subisce danni e il suo<text:line-break/>pungiglione infligge 11 (2d10) danni da fulmine extra fino alla<text:line-break/>fine del suo turno successivo.<text:line-break/><text:line-break/>Legame Scaladar. Lo scaladar conosce l’ubicazione degli altri<text:line-break/>scaladar entro 30 metri e può percepire se qualcuno tra essi<text:line-break/>subisce danni.<text:line-break/><text:line-break/>AZIONI<text:line-break/><text:line-break/>Multiattacco. Lo scaladar effettua tre attacchi: due con gli<text:line-break/>artigli e uno con il pungiglione.<text:line-break/><text:line-break/>Artiglio. Attacco con Arma da Mischia: +7 al tiro per colpire,<text:line-break/>portata 3 m, un bersaglio. Colpito: 10 (1d12 + 4) danni contundenti<text:line-break/>e il bersaglio è afferrato (CD 15 per sfuggire). Lo scaladar possiede<text:line-break/>due artigli e può afferrare un bersaglio con ognuno di essi,<text:line-break/><text:line-break/>Pungiglione. Attacco con Arma da Mischia: +7 al tiro per colpire,<text:line-break/>portata 3 m, un bersaglio. Colpito: 9 (1d10 + 4} danni perforanti<text:line-break/>Più 11 (2410) danni da fulmine.<text:line-break/><text:line-break/>ULITHARID<text:line-break/><text:line-break/>Aberrazione Grande, legale malvagio<text:line-break/><text:line-break/>Classe Armatura 15 (corazza di piastre)<text:line-break/>Punti Ferita 127 (17d10 + 34)<text:line-break/>Velocità 9 m<text:line-break/><text:line-break/>FOR DES COS INT SAG CAR<text:line-break/>152} 1T21 1T542} 21/(+5) 15 (+4) 21 (+5)<text:line-break/><text:line-break/>Tiri Salvezza Int +9, Sag +8, Car +9<text:line-break/><text:line-break/>Abilità Arcano +9, Furtività +5, Intuizione +8, Percezione +8<text:line-break/>Sensi Percezione passiva 18, scurovisione 36 m<text:line-break/><text:soft-page-break/><text:line-break/>Linguaggi Gergo delle Profondità, Sottocomune, telepatia 3 km<text:line-break/>Sfida 9 (5.000 PE)<text:line-break/><text:line-break/>Percezione delle Creature. Un ulitharid è consapevole della presenza<text:line-break/>di cerature dotate di un punteggio di Intelligenza pari o superiore a<text:line-break/>4 e situate entro 3 km da esso. L'’ulitharid percepisce la distanza e la<text:line-break/>direzione di ogni creatura e il suo punteggio di Intelligenza, ma non<text:line-break/>può percepire altro riguardo ad essa. Una creatura protetta da un<text:line-break/>incantesimo vuoto mentale, anti-individuazione o una magia simile<text:line-break/>non può essere percepita in questo modo.<text:line-break/><text:line-break/>Resistenza alla Magia. L’ulitharid dispone di vantaggio ai tiri<text:line-break/>salvezza contro incantesimi e altri effetti magici.<text:line-break/><text:line-break/>Fulcro Psionico. Se un cervello antico stabilisce un legame<text:line-break/>psichico con l’ulitharid, il cervello antico può formare un<text:line-break/>legame psichico con qualsiasi altra creatura che l'ulitharid<text:line-break/>possa individuare usando la sua Percezione delle Creature.<text:line-break/><text:line-break/>Un tale legame termina se la creatura ricade al di fuori della<text:line-break/>gittata della telepatia sia dell’ulitharid che del cervello antico,<text:line-break/>L’ulitharid può mantenere il suo legame psichico con il cervello<text:line-break/>antico a prescindere dalla distanza tra i due, purché si trovino<text:line-break/>sullo stesso piano d’esistenza. Se l’ulitharid si trova a più di<text:line-break/>7,5 km dal cervello antico, può porre fine al legame psichico in<text:line-break/>qualsiasi momento {nessuna azione richiesta).<text:line-break/><text:line-break/>Incantesimi Innati (Psionici). La caratteristica innata da<text:line-break/>incantatore dell’ulitharid è Intelligenza ({tiro salvezza degli<text:line-break/>incantesimi CD 17). L'ulitharid può lanciare | seguenti<text:line-break/>incantesimi innati, che non richiedono alcuna componente:<text:line-break/><text:line-break/>A volontà: individuazione dei pensieri, levitazione<text:line-break/><text:line-break/>]/giorno ciascuno: confusione, dominare mostri, immagine<text:line-break/>proiettata, regressione mentale, scrutare, sguardo penetrante,<text:line-break/>suggestione di massa, spostamento planare (solo se stesso),<text:line-break/>telecinesi<text:line-break/><text:line-break/>AZIONI<text:line-break/><text:line-break/>Tentacoli. Attacco con Arma da Mischia: +9 al tiro per colpire,<text:line-break/>portata 3 m, una creatura. Colpito: 27 (4d10 + 5) danni psichici.<text:line-break/>Se il bersaglio è di taglia Grande o inferiore, è afferrato (CD 14<text:line-break/>per sfuggire) e deve superare un tiro salvezza su Intelligenza<text:line-break/>con CD 17, altrimenti è stordito finché l’ulitharid lo afferra.<text:line-break/><text:line-break/>Estrarre Cervello. Attacco con Arma da Mischia: +9 al tiro per<text:line-break/>colpire, portata 1,5 m, un umanoide incapacitato e afferrato<text:line-break/>dall’ulitharid. Colpito: 55 (10d10) danni perforanti. Se i danni<text:line-break/>riducono il bersaglio a O punti ferita, l'ulitharid uccide il<text:line-break/>bersaglio estraendo e divorando il suo cervello.<text:line-break/><text:line-break/>Assalto Mentale (Ricarica 5-6). L’ulitharid emette magicamente<text:line-break/>energia psichica in un cono di 18 metri. Ogni creatura in<text:line-break/>quell'area deve superare un tiro salvezza su Intelligenza con<text:line-break/><text:line-break/>CD 17, altrimenti subisce 31 (4d12 + 5) danni psichici ed è<text:line-break/>stordita per 1 minuto, Una creatura può ripetere il tiro salvezza<text:line-break/><text:line-break/>alla fine di ogni suo turno e, se lo supera, l’effetto per lei termina.<text:line-break/><text:line-break/>APPENDICE A |'ABLEANTI DEL DUNGCGEON</text:p>
      <text:p text:style-name="P1"><text:soft-page-break/></text:p>
      <text:p text:style-name="P1"/>
      <text:p text:style-name="P1"/>
      <text:p text:style-name="P1">@@@ 20 @@@</text:p>
      <text:p text:style-name="P1"/>
      <text:p text:style-name="P1"/>
      <text:p text:style-name="P1"/>
      <text:p text:style-name="P1">f—___F______________—-_-———---…--—'T--—-—--—'_'--—'—---_‘———'_—————————T—————————--------------1<text:line-break/><text:line-break/>Kﬁ___.. ”<text:line-break/><text:line-break/>ANARATH<text:line-break/>Runa Antica della Protezione e ael Sacrificio<text:line-break/><text:line-break/>Effetto Malefico: || bersaglio deve superare<text:line-break/>un tiro salvezza su Costituzione, altrimenti<text:line-break/>non può recuperare punti ferita finché un<text:line-break/>incantesimo rimuovi maledizione o ristorare<text:line-break/>superiore non viene lanciato su di lui.<text:line-break/><text:line-break/>Effetto Benefico: || bersaglio è immune<text:line-break/>alle condizioni di accecato, affascinato,<text:line-break/>assordato, avvelenato, paralizzato,<text:line-break/>pietrificato, spaventato e stordito. Inoltre,<text:line-break/>il bersaglio si stabilizza immediatamente<text:line-break/>quando scende a 0 punti ferita. Questo<text:line-break/>effetto benefico dura 24 ore.<text:line-break/><text:line-break/>KOROMBOS<text:line-break/>Runa Antica del Caos<text:line-break/><text:line-break/>Effetto Malefico: l| bersaglio deve superare<text:line-break/>un tiro salvezza su Saggezza, altrimenti<text:line-break/>subisce gli effetti di un incantesimo<text:line-break/>confusione della durata di 1 minuto.<text:line-break/><text:line-break/>Effetto Benefico: Quando il bersaglio tira<text:line-break/>per i danni, può ripetere il tiro di uno<text:line-break/><text:line-break/>o più dadi per i danni una volta. Deve<text:line-break/>usare i nuovi risultati, dopodiché questo<text:line-break/>effetto benefico termina.<text:line-break/><text:line-break/>_ — u u _ _ _ _ _ — — — — — — — — _ — — E _ e a<text:line-break/><text:line-break/>NCHASME<text:line-break/>Runa Antica della Decisione<text:line-break/><text:line-break/>Effetto Malefico: l| bersaglio deve<text:line-break/>superare un tiro salvezza su Saggezza,<text:line-break/>altrimenti è incapacitato per ] ora.<text:line-break/>Finché è incapacitato in questo modo,<text:line-break/><text:line-break/>il bersaglio ottiene il difetto caratteriale<text:line-break/>seguente, che ha la precedenza su<text:line-break/>qualsiasi difetto in contrapposizione:<text:line-break/>“Essenzialmente sono in disaccordo con<text:line-break/>ogni cosa che dice chiunque altro."<text:line-break/><text:line-break/>Effetto Benefico: I| bersaglio può lanciare<text:line-break/>l'incantesimo presagio con un'azione per<text:line-break/>tre volte, senza necessità di componenti<text:line-break/>e senza probabilità di responsi casuali.<text:line-break/><text:soft-page-break/><text:line-break/>e Cii ii | a- ai Cai ai e 5: a T e ri ai ® aa = a e a aa PI SL e ai EE e " e l -P- T<text:line-break/><text:line-break/>— — — — — — — — — — — — — — — — — — — — @ E - E — E &amp; - G © e Q e<text:line-break/><text:line-break/>— — — — — — — — — — — — — — — — — — — — — — — — — — — — — — — — — — — _<text:line-break/><text:line-break/>ANGRAS<text:line-break/>Runa Antica della Guerra<text:line-break/><text:line-break/>Effetto Malefico: I| bersaglio deve<text:line-break/>superare un tiro salvezza su Costituzione,<text:line-break/>altrimenti riceve vulnerabilità a tutti i<text:line-break/>danni e una penalità di —2 ai tiri salvezza<text:line-break/>contro morte per 24 ore.<text:line-break/><text:line-break/>Effetto Benefico: Quando il bersaglio<text:line-break/>colpisce con un attacco, può trasformare<text:line-break/>quel colpo in un colpo critico; dopodiché<text:line-break/>l’effetto benefico termina.<text:line-break/><text:line-break/>LAEBOS<text:line-break/>Runa Antica del Fuoco<text:line-break/><text:line-break/>Effetto Malefico: I| bersaglio deve<text:line-break/>effettuare un tiro salvezza su Destrezza;<text:line-break/>se fallisce, subisce 10d710 danni da fuoco,<text:line-break/>mentre se lo supera, subisce la metà di<text:line-break/>quei danni.<text:line-break/><text:line-break/>Effetto Benefico: l|l bersaglio ottiene<text:line-break/><text:line-break/>una riserva di dieci d6. Può spendere<text:line-break/><text:line-break/>un massimo di due dadi alla volta per<text:line-break/>aggiungerli a un qualsiasi tiro per i danni<text:line-break/>che effettua quando colpisce con un<text:line-break/>attacco da arma. | danni aggiuntivi di<text:line-break/>questi dadi sono danni da fuoco.<text:line-break/><text:line-break/>— — — — — — — — — _ — — — — _ — _ _ — e _ _ — — — — —<text:line-break/><text:line-break/>l r<text:line-break/>ll|.| -I|l<text:line-break/>FNE SFAN<text:line-break/>SAVAROS aN<text:line-break/><text:line-break/>Runa Antica della Stirpe dei Goblin<text:line-break/><text:line-break/>Effetto Malefico: Tutte |e monete e le<text:line-break/>gemme non magiche che il bersaglio<text:line-break/>porta sulla sua persona svaniscono.<text:line-break/><text:line-break/>Effetto Benefico: La runa evoca<text:line-break/>magicamente un goblin {(si usa la<text:line-break/>scheda delle statistiche del goblin nel<text:line-break/>Monster Manual), che compare in uno<text:line-break/>spazio libero entro 6 metri dal bersaglio.<text:line-break/>Il goblin è scortese nei confronti di<text:line-break/>chiunque ad eccezione del bersaglio e<text:line-break/>obbedisce agli ordini di quest’ultimo. I|<text:line-break/>goblin svanisce in uno sbuffo di fumo<text:line-break/>quando scende a 0 punti ferita.<text:line-break/><text:soft-page-break/><text:line-break/>APPENDICE B | MAZZO DELLE RUNE ANTICHE<text:line-break/><text:line-break/>— — — — — — - — — — — - © E @ © © o E @ Q © e © e © o E © &amp; © Q g ©<text:line-break/><text:line-break/>— — — — — — — — — — — — — — — — — — — — — — — — — — — — — — — — — — — —<text:line-break/><text:line-break/>- _ a a - S = a ia " ai P a = ai a O ai o ' aa d - ai | l + n © mina n C a e Ga a n S o S n<text:line-break/><text:line-break/>HALASTER e<text:line-break/>Runa Antica del Mago Folle<text:line-break/>Effetto Malefico: ll bersaglio dev<text:line-break/>effettuare un tiro salvezza su<text:line-break/>Costituzione; se fallisce, subisce 20d6<text:line-break/>danni da forza, mentre se lo supera,<text:line-break/>subisce la metà di quei danni.<text:line-break/><text:line-break/>Effetto Benefico: !| bersaglio recupera |<text:line-break/>suoi slot incantesimo spesi di 6° livello<text:line-break/><text:line-break/>e inferiore, Se il bersaglio non ha slot<text:line-break/>incantesimo da recuperare, uno scudo<text:line-break/>magico circonda invece il bersaglio per 1<text:line-break/>ora. Questo scudo conferisce al bersaglio<text:line-break/>resistenza a tutti i danni e non può<text:line-break/>essere dissolto, ma il contatto con un<text:line-break/>campo anti-magia lo distrugge.<text:line-break/><text:line-break/>FÀ<text:line-break/>ii f\|| a -<text:line-break/>\ " i i<text:line-break/>iL JA L P|<text:line-break/>r|ll.] E"v.l‘.r l F1ll<text:line-break/>LAMMATH<text:line-break/><text:line-break/>Runa Antica della Sicurezza<text:line-break/><text:line-break/>Effetto Malefico: Per le 24 ore successive,<text:line-break/>il bersaglio non può ottenere vantaggio ai<text:line-break/>tiri per colpire, alle prove di caratteristica<text:line-break/>o ai tiri salvezza,<text:line-break/><text:line-break/>Effetto Benefico: Per una volta entro le<text:line-break/>24 ore successive, il bersaglio può usare<text:line-break/>la sua reazione per ridurre di 10d6 i<text:line-break/>danni che subisce da una fonte.<text:line-break/><text:line-break/>— — — — — — — — EE e OE _ _ E _ _ __ i _ _ — e E i ii n<text:line-break/><text:line-break/>ULLATHAR<text:line-break/>Runa Antica del Passaggio<text:line-break/><text:line-break/>Effetto Malefico: l!l bersaglio deve<text:line-break/>superare un tiro salvezza su Saggezza,<text:line-break/>altrimenti è trattenuto per 24 ore.<text:line-break/><text:line-break/>Effetto Benefico: Per le 24 ore successive,<text:line-break/>il bersaglio ottiene i benefici seguenti:<text:line-break/><text:line-break/>* Gli effetti dell’incantesimo libertà<text:line-break/>di movimento<text:line-break/><text:line-break/>’ La capacità di lanciare l’incantesimo<text:line-break/><text:soft-page-break/>scassinare a volontà, senza necessità di<text:line-break/>componenti<text:line-break/><text:line-break/>FE e i LP E n fi aa P g DE O u F O l ai E E A g LA A T U P P ETT E E i E PN RE E a g P A g S E E f iP E A P g i E A RR I M ELT PE g S g b Bo e i e g ia g e ai E PE 1I</text:p>
      <text:p text:style-name="P1"/>
      <text:p text:style-name="P1"/>
      <text:p text:style-name="P1"/>
      <text:p text:style-name="P1">@@@ 21 @@@</text:p>
      <text:p text:style-name="P1"/>
      <text:p text:style-name="P1"/>
      <text:p text:style-name="P1"/>
      <text:p text:style-name="P1">n i E<text:line-break/>.|':|. eEN<text:line-break/><text:line-break/>I<text:line-break/><text:line-break/>ESTA PA<text:line-break/><text:line-break/>TIS R- H4E<text:line-break/>E .Ì<text:line-break/><text:line-break/>1<text:line-break/>l<text:line-break/><text:line-break/>QTREAMAZZE<text:line-break/><text:line-break/>a}<text:line-break/><text:line-break/>INST'LLE<text:line-break/><text:line-break/>GILDA DEI<text:line-break/><text:line-break/>MOLTI OCCcCHI<text:line-break/><text:line-break/>Una gilda di ladri scacciata da<text:line-break/>Waterdeep molto tempo fa si<text:line-break/>annida ancora a Sottomonte,<text:line-break/>dove complotta e attende di<text:line-break/>riconquistare il potere nella<text:line-break/>città di superficie. Questi<text:line-break/>criminali rendono le fognature<text:line-break/>uî luogo pericoloso per tutta<text:line-break/>la ggente onesta che è costretta<text:line-break/>a scendere al loro interno.<text:line-break/><text:line-break/>Di recente hanno preso il<text:line-break/>controllo di Skullport, una<text:line-break/>città sotterranea collegata a<text:line-break/>Sottomonte.<text:line-break/><text:line-break/>= ai n eT - r E ia r ' 1 ia nn OI a- i” " e 5 ai l - ii ii ii - ia - =Hinli- l<text:line-break/><text:line-break/>UNA TELA INTRICATA<text:line-break/>Esistono molti templi segreti<text:line-break/>a Sottomonite, specialmente<text:line-break/>quelli dedicati alle divinità<text:line-break/>malvagie ché non sono ben<text:line-break/>accolte nella città soprastante.<text:line-break/>Gli infami servitori di queste<text:line-break/>divinità sono impegnati in una<text:line-break/>lotta eterna per il controllo<text:line-break/><text:line-break/><text:soft-page-break/>di questo oscuro dungeon.<text:line-break/>Lolth, la Regina Demoniaca<text:line-break/>dei Ragni, è l'immonda mente<text:line-break/>suprema che orchestra molti di<text:line-break/>questi conflitti sanguinari.<text:line-break/><text:line-break/>— u | u ai a n n Ca ro | ai o n ai ai aa D u a ai i | n ° nn l | aa aa<text:line-break/><text:line-break/>FATTURA NANICA<text:line-break/><text:line-break/>Buona parte di Sottomonte<text:line-break/><text:line-break/>fu costruita molto tempo<text:line-break/><text:line-break/>fa dai nani degli scudi del<text:line-break/><text:line-break/>clan Melairkyn. Quei nani<text:line-break/>erano grandi maestri nella<text:line-break/>lavorazione della pietra e<text:line-break/>nascosero molte delle loro<text:line-break/>stanze dietro porte segrete.<text:line-break/>Scavarono inoltre in profondità<text:line-break/>alla ricerca di metalli preziosi.<text:line-break/>Queste miniere furono in<text:line-break/>seguito depredate dai duergar<text:line-break/>invasori, che si lasciarono<text:line-break/><text:line-break/>alle spalle un labirinto di<text:line-break/>tunne] è caverne senza alcun<text:line-break/>valore infestati da mostri di<text:line-break/>Opni genere.<text:line-break/><text:line-break/>P . N CAG ASEE QUE .O O OR C N T UG N R ER O O E C a O E a . PNE GO N- u<text:line-break/><text:line-break/>aa = A<text:line-break/><text:line-break/>l— — — — — — — — — — s e - e i o u u o u o mo o O o O u u u o o o u a o u d<text:line-break/><text:line-break/>FOLLIA IMMORTALE<text:line-break/><text:line-break/>Îl Mago Folle di Sottomonte<text:line-break/>ha distrutto se stesso o è stato<text:line-break/>distrutto molte volte, ma la sua<text:line-break/>dipartita è sempre di breve<text:line-break/>durata. Si dice che il dungeon<text:line-break/>nNoOn possa esistere senza di<text:line-break/><text:line-break/>lui e che esso ricrei l'arcimago<text:line-break/>ogni volta che questi va<text:line-break/>incontro alla sua fine nelle sale<text:line-break/>diroccate di Sottomonte. Ogni<text:line-break/>volta che Halaster fa ritorno, la<text:line-break/>sua sarità mentale si disgrega<text:line-break/>ulteriormente.<text:line-break/><text:line-break/>— - E o o d G G — _ — — — — — — — — — — — — — — — _- _<text:line-break/><text:line-break/>IL DOMINIO<text:line-break/><text:line-break/>DI ARCTURIA<text:line-break/><text:line-break/>Una degli apprendisti di<text:line-break/>Halaster era una trasmutatrice<text:line-break/>umana di nome Arcturia, che<text:line-break/><text:soft-page-break/>creava mostri di ogni genere<text:line-break/><text:line-break/>&amp; Spesso si sottoponeva<text:line-break/>personalmente alle sue orrende<text:line-break/>trasformazioni magiche. Ha<text:line-break/>rivendicato un intero livello di<text:line-break/>Sottomonte come suo rifugio,<text:line-break/>popolandolo di prigionieri<text:line-break/>trasformati in mostri che ora<text:line-break/>vigilano sul suo dominio. È<text:line-break/>probabile che la stessa Arcturia<text:line-break/>risieda ancora a Sottomonte, in<text:line-break/>una forma o nell’altra.<text:line-break/><text:line-break/>_ — — — — — — — — — — — — — — o OOO MO O e l — — OEE — EE i<text:line-break/><text:line-break/>SCUOLA DI MAGIA<text:line-break/><text:line-break/>Si dice che un'accademia di<text:line-break/>maghi abbia aperto i battenti<text:line-break/>su uno dei livelli di Sottomonte.<text:line-break/>Non è dato sapere chi gestisca<text:line-break/>questa accademia (forse uno<text:line-break/>degli apprendisti di Halaster<text:line-break/><text:line-break/>o forse il Mago Folle in<text:line-break/>persona), ma essa pare attirare<text:line-break/>molti maghi. Del resto chi<text:line-break/>resisterebbe alla tentazione di<text:line-break/>consultare i potenti tomi magici<text:line-break/>che accumulano polvere nelle<text:line-break/>profondità di Sottomonte?<text:line-break/><text:line-break/>SKULLPORT<text:line-break/><text:line-break/>Skuliport sìi affaccia sul Fiume<text:line-break/>Sargauth, un corso d’acqua<text:line-break/>che attraversa il terzo livello di<text:line-break/>Sottomonte. Un tempo i pirati<text:line-break/>usavano questo insediamento<text:line-break/>sotterraneo come porto<text:line-break/>mercantile, ma ora è diventato<text:line-break/>una città fantasma infestata dai<text:line-break/>mostri, dove spie è assassini<text:line-break/>di ogni genere sbrigano i<text:line-break/><text:line-break/>loro affari. Fate attenzione<text:line-break/>alla fortezza che sovrasta i]<text:line-break/>fiume! La sua guarnigione è<text:line-break/>comandata da un cavaliere<text:line-break/>malvagio che usa una viverna<text:line-break/>come cavalcatura.<text:line-break/><text:line-break/>CIÒ CHE<text:line-break/><text:line-break/>TEMONO I DrRoWw<text:line-break/><text:line-break/>Una parte di Sottomonte fu<text:line-break/>scavata dai drow. Si dice che<text:line-break/>Muiral], un ex-apprendista e<text:line-break/>guardia del corpo di Halaster,<text:line-break/>abbia rivendicato questo<text:line-break/>dorminio e dia la caccia agli<text:line-break/>intrusi per passatempo. Le sale<text:line-break/><text:soft-page-break/>di quel livello sono disseminate<text:line-break/>delle ossa delle sue vittime.<text:line-break/>Perfino gli elfi oscuri parlano di<text:line-break/>Muiral con timore. Chiunque<text:line-break/>riesca a terrorizzare i<text:line-break/><text:line-break/>drow deve essere evitato a<text:line-break/><text:line-break/>tutti i costi.<text:line-break/><text:line-break/>{<text:line-break/><text:line-break/>LA CASA DELLA FOLLIA<text:line-break/>Gli Shadowdusk erano una<text:line-break/>famiglia nobile di Waterdeep<text:line-break/>che sognava di ottenere la<text:line-break/>supremazia politica. Le sue<text:line-break/>ambizioni ebbero fine secoli<text:line-break/>fa, quando alcuni maghi<text:line-break/>Shadowdusk aprirono dei<text:line-break/>portali sul Reame Remoto.<text:line-break/>Travolti dalla pazzia e<text:line-break/>scacciati dalla loro ditnora,<text:line-break/>chiesero aiuto ad Halaster e<text:line-break/>sprofondarono nelle viscere<text:line-break/>di Sottomonte, e nessuno<text:line-break/><text:line-break/>li vide mai più... eppure, le<text:line-break/>vestigia di questa nobile casata<text:line-break/>devono ancora esistere, da<text:line-break/>qualche parte.<text:line-break/><text:line-break/>i — — — — — — — — — — — — — — — — — — — — — — — — a -<text:line-break/><text:line-break/>APPENDICTCE C| MAZZO DEI SEGRETI</text:p>
      <text:p text:style-name="P1"/>
      <text:p text:style-name="P1"/>
      <text:p text:style-name="P1"/>
      <text:p text:style-name="P1">@@@ 22 @@@</text:p>
      <text:p text:style-name="P1"/>
      <text:p text:style-name="P1"/>
      <text:p text:style-name="P1"/>
      <text:p text:style-name="P1">— o : o o C — — e i E C e e P C u d e u° s<text:line-break/><text:line-break/>LA FORESTA<text:line-break/>SOTTERRANEA<text:line-break/><text:line-break/>Îl Fiume delle Profondità<text:line-break/>collega il quarto e il quinto<text:line-break/>livello di Sottomonte, toccando<text:line-break/>le rive di vaste caverne popolate<text:line-break/>da alberi, arbusti, uccelli, altri<text:line-break/>animali e perfino dalla luce del<text:line-break/>sole. Un'intera foresta, reale<text:line-break/>quanto quelle di superficie,<text:line-break/><text:line-break/>ma è protetta da un'arcidruida.<text:line-break/>Gli esploratori che viaggiavano<text:line-break/>lungo il fiume hanno anche<text:line-break/>avvistato un enorme drago<text:line-break/>verde, appollaiato su una torre<text:line-break/>nei pressi di un ponte che<text:line-break/>attraversa il fiumne.<text:line-break/><text:line-break/><text:soft-page-break/>— __ o e O O S G l ii o o — E o e d o e _ _ — _ i _ EE E<text:line-break/><text:line-break/>LA SACCHEGGIATRICE<text:line-break/><text:line-break/>I] Mare delle Spade ha visto<text:line-break/>navi pirata di ogni genere, ma<text:line-break/>mai nessuna strana quanto<text:line-break/><text:line-break/>la Saccheggiatrice. Questo<text:line-break/>vascello poteva viaggiare<text:line-break/><text:line-break/>sia sottacqua che nell’aria,<text:line-break/><text:line-break/>ma nessuno l’ha più visto da<text:line-break/>anni. Forse è affondato o è<text:line-break/>andato perduto nel maelstrom<text:line-break/>stellato del cielo notturno, ma<text:line-break/>gli incantesimi di divinazione<text:line-break/>lasciano credere che possa<text:line-break/>trovarsi a Sottomonte. Già altri<text:line-break/>l'hanno cercato nelle viscere di<text:line-break/>Waterdeep, ma nessuno lo ha<text:line-break/>mai trovato... ed è sopravvissuto<text:line-break/>per raccontarlo,<text:line-break/><text:line-break/>— — — — — - - - u e e e o o o o O o o P i G e e e - E E<text:line-break/><text:line-break/>L'ESERCITO<text:line-break/>DI TROBRIAND<text:line-break/><text:line-break/>Trobriand era uno dei più<text:line-break/>promettenti e più deliranti<text:line-break/>apprendisti di Halaster.<text:line-break/>Affascinato dalle macchine,<text:line-break/>reclamò per sé un Hvello del<text:line-break/>dungeon del Mago Folle e si<text:line-break/><text:line-break/>un esercito di costrutti. Si<text:line-break/><text:line-break/>dice che Trobriand controlli le<text:line-break/>sue creazioni con un anello di<text:line-break/>metallo, e che abbia forgiato<text:line-break/>anelli simili di potenza inferiore<text:line-break/>per i suoi apprendisti, al fine<text:line-break/><text:line-break/>di proteggerti qualora i suoi<text:line-break/>costrutti dovessero impazzire.<text:line-break/><text:line-break/>l<text:line-break/>f<text:line-break/>l<text:line-break/>|<text:line-break/>]<text:line-break/>|<text:line-break/>|<text:line-break/>L<text:line-break/>I<text:line-break/>I<text:line-break/>Ì<text:line-break/>|<text:line-break/>|<text:line-break/>I<text:line-break/>l<text:line-break/>L<text:line-break/><text:soft-page-break/>|<text:line-break/>* - |<text:line-break/>mise al lavoro per costruire i<text:line-break/>l<text:line-break/>I<text:line-break/>I<text:line-break/>l<text:line-break/>f<text:line-break/>I<text:line-break/>Î<text:line-break/>I<text:line-break/>I<text:line-break/>|<text:line-break/>|<text:line-break/>|<text:line-break/>|<text:line-break/>|<text:line-break/>i<text:line-break/>I<text:line-break/><text:line-break/>|<text:line-break/>i<text:line-break/>Ì<text:line-break/>I<text:line-break/>I<text:line-break/>I<text:line-break/>|<text:line-break/>]<text:line-break/>I<text:line-break/>|<text:line-break/>|<text:line-break/>|<text:line-break/>|<text:line-break/>]<text:line-break/>attende di essere esplorata, :<text:line-break/>Ì<text:line-break/>l<text:line-break/>i<text:line-break/>i<text:line-break/>l<text:line-break/>I<text:line-break/>I<text:line-break/>’<text:line-break/>]<text:line-break/>I<text:line-break/>Ì<text:line-break/>|<text:line-break/>Î<text:line-break/>Î<text:line-break/><text:line-break/>i I M a o o E a P SEOC 2 S SE aò — —<text:line-break/><text:line-break/>l<text:line-break/>_ - _<text:line-break/><text:line-break/>e = — — — — — — — u _- — — — — — — — — — — _- — _- _- _ — = — — — _ _- _ __ _i i _ — e e o — _ — — — — — _ — __ _ __ e — — — _ — _ a E — e — — a rg | ii e r j<text:line-break/><text:line-break/>i “a<text:line-break/><text:line-break/>IL DESTINO DI NESTER<text:line-break/><text:line-break/>Halaster aveva portato con sé<text:line-break/>sette apprendisti a Sottomonte.<text:line-break/><text:soft-page-break/>Uno di loro, Nester, divenne<text:line-break/><text:line-break/>un lich usando incantesimi<text:line-break/><text:line-break/>e metodi di sua creazione.<text:line-break/><text:line-break/>Ma le sue procedure erano<text:line-break/>imperfette e, col tempo, il<text:line-break/>filatterio e il corpo di Nester si<text:line-break/><text:line-break/>{<text:line-break/>i<text:line-break/><text:line-break/>LA MINACCIA<text:line-break/>DEGLI ÈÉLFI OSCURI<text:line-break/><text:line-break/>I recenti conflitti a<text:line-break/>Menzoberranzan hanno<text:line-break/>indebolito alcuna casate drow<text:line-break/><text:line-break/>:<text:line-break/>Î<text:line-break/>I<text:line-break/>I<text:line-break/>IL TIRANNO \<text:line-break/>Ì<text:line-break/>|<text:line-break/>l<text:line-break/>I i<text:line-break/>| che ora temono per il loro futuro.<text:line-break/>ì<text:line-break/>|<text:line-break/>|<text:line-break/>|<text:line-break/>l<text:line-break/>i<text:line-break/>I<text:line-break/>i<text:line-break/>I<text:line-break/>|<text:line-break/><text:line-break/>DELLA MORTE<text:line-break/><text:line-break/>Îl Mago Folle ha trasformato<text:line-break/>un intero livello di Sottomonte<text:line-break/>in un terreno di prova per<text:line-break/><text:line-break/>gli avventurieri che cercano<text:line-break/><text:line-break/>di raggiungere i livelli più<text:line-break/>profondi del dungeon e i tesori<text:line-break/>che essi nascondono. Alla fine sono disintegrati, fino a lasciare<text:line-break/>di questo percorso a ostacoli ' intatti solo il suo teschio e due<text:line-break/>sotterraneo li attende la sfida : scheletriche braccia fliuttuanti.<text:line-break/>l<text:line-break/>|<text:line-break/><text:line-break/>Numerosi drow sono giunti a<text:line-break/>Sottomonte con l'intenzione di<text:line-break/>stabilire un rifugio per le proprie<text:line-break/>casate, Halaster non sarà certo ||<text:line-break/>contento di vederli tornare a<text:line-break/><text:line-break/>frotte, ma chi può dirlo? Forse<text:line-break/><text:soft-page-break/>il Mago Folle ha orchestrato<text:line-break/>quei tumulti per riportare<text:line-break/><text:line-break/>| gli elfi oscuri nei meandri di<text:line-break/><text:line-break/>: Sottomonte per motivi che<text:line-break/><text:line-break/>| varnno oltre la comprensione di<text:line-break/>i chi è sano di mente.<text:line-break/>î<text:line-break/><text:line-break/>|<text:line-break/><text:line-break/>: o o o O e Cl i A R S — — — — - e e<text:line-break/><text:line-break/>suprema: il Tiranno della Morte Impazzito per questo fallimento<text:line-break/>Netherskull, un beholder non e per non essere riuscito a<text:line-break/>morto che odia i maghi più di diventare un vero lich, Nester<text:line-break/>ogni altra cosa. continua a infestare Sottomonte<text:line-break/>in questa forma indebolita.<text:line-break/><text:line-break/>O<text:line-break/><text:line-break/>E-PENMESS<text:line-break/><text:line-break/>J<text:line-break/>k<text:line-break/><text:line-break/>— — OE E e — — — — - e u e e o d<text:line-break/><text:line-break/>GUGLIA E LUMACA<text:line-break/><text:line-break/>Nel cuore di Sottomonte, si<text:line-break/>apre una vasta caverna conm una<text:line-break/>stalagmnite gigante che è stata<text:line-break/>scavata per fungere da torre<text:line-break/><text:line-break/>di un mago, forse addirittura<text:line-break/>da rifugio per il Mago Folle in<text:line-break/>persona. La torre è sorvegliata<text:line-break/>da una schiera di costrutti<text:line-break/><text:line-break/>di pietra e nessuno sa cosa<text:line-break/>contenga. A poca distanza da<text:line-break/>quella torre, si annida una "<text:line-break/>creatura molto insolita: una<text:line-break/>lumaca gigante dal guscio fatto<text:line-break/>d’oro puro.<text:line-break/><text:line-break/>GITH SCOLASTICA<text:line-break/><text:line-break/>I Githyanki hanno invaso<text:line-break/>Sottomonte. Forse sono qui<text:line-break/><text:line-break/>per distruggere una colonia<text:line-break/><text:line-break/>di mind flayer nascosta<text:line-break/><text:line-break/>nelle viscere del dungeon o<text:line-break/>forse intendono attaccare e<text:line-break/>saccheggiare Waterdeep. C'è<text:line-break/>un'altra possibilità: i githyanki<text:line-break/>potrebbero essere qui per<text:line-break/>fondare un asilo, una roccaforte<text:line-break/><text:soft-page-break/>lontana dall'atemporalità del<text:line-break/><text:line-break/>| PFiano Astrale dove i loro piccoli<text:line-break/>| possano crescere fino ad essere<text:line-break/>addestrati nell'arte della guerra.<text:line-break/><text:line-break/>Waterdeep sorge sulle<text:line-break/>fondamenta di un regno nanico<text:line-break/>costruito a sua volta sui ruderi<text:line-break/><text:line-break/>n<text:line-break/><text:line-break/>l<text:line-break/>|<text:line-break/>L<text:line-break/>LA LAMA DI SMERALDO :<text:line-break/>'<text:line-break/>I<text:line-break/>|<text:line-break/>|<text:line-break/><text:line-break/>di un regno elfico ancora più '<text:line-break/>antico. Si dice che una reliquia I<text:line-break/>degli elfi sia ancora in attesa di :<text:line-break/>essere rinvenuta a Sottomonte: :<text:line-break/>una spada magica talmente '<text:line-break/>affilata da poter tagliare perfino i<text:line-break/>la pietra. Molti avventurieri !<text:line-break/>SONO scomparsi per cercare |<text:line-break/>I<text:line-break/>I<text:line-break/>I<text:line-break/>I<text:line-break/>I<text:line-break/>I<text:line-break/>I<text:line-break/>|<text:line-break/>Ì<text:line-break/>|<text:line-break/>|<text:line-break/><text:line-break/>quest'arma che, a quanto si<text:line-break/>dice, sarebbe stata benedetta<text:line-break/>dagli elfi con il cuore di un<text:line-break/>guerriero e l'anima di un poeta.<text:line-break/><text:line-break/>e — CE e e e a e e C e : o __ _ — _ — — - — - - _ - _- — - — — — — — — : a<text:line-break/><text:line-break/>AFPFENDICE C | MAZZO DEI SEGRETI</text:p>
      <text:p text:style-name="P1"/>
      <text:p text:style-name="P1"/>
      <text:p text:style-name="P1"/>
      <text:p text:style-name="P1">@@@ 23 @@@</text:p>
      <text:p text:style-name="P1"/>
      <text:p text:style-name="P1"/>
      <text:p text:style-name="P1"/>
      <text:p text:style-name="P1">i z_— i © C<text:line-break/>= A<text:line-break/><text:line-break/>[L PIÙ GRANDE DUNGEON |<text:line-break/>DI TUTTI I TEMPI .<text:line-break/><text:line-break/>Ì |<text:line-break/>Nella città di Waterdeep troverete una taverna %i<text:line-break/><text:soft-page-break/>chiamata il Portale Spalancato, che trae il suo nome da TT<text:line-break/><text:line-break/>una voragine che si apre nella sala comune. In fondo<text:line-break/>a quel condotto pericolante, si snoda un dungeon<text:line-break/><text:line-break/>—<text:line-break/><text:line-break/>labirintico che soltanto gli avventurieri più audaci |<text:line-break/><text:line-break/>osano sfidare. Quel dungeon è noto come Sottomonte |<text:line-break/>e il suo padrone è un mago folle chiamato Halaster f<text:line-break/>Blackcloak. Da lungo tempo il Mago Folle si nasconde '<text:line-break/><text:line-break/>in quelle profondità dimenticate, popolando la sua tana<text:line-break/><text:line-break/>di mostri, trappole e misteri. Quale sia il suo scopo è<text:line-break/><text:line-break/>oggetto di costanti speculazioni e preoccupazioni.<text:line-break/><text:line-break/>ss e — —<text:line-break/>P-<text:line-break/><text:line-break/>Questa avventura inizia là dove Waterdeep: Îl Furto<text:line-break/>dei Dragoni finiva, accompagnando un gruppo di '<text:line-break/><text:line-break/>|<text:line-break/><text:line-break/>|<text:line-break/><text:line-break/>personaggi di 5° livello o superiore fino a raggiungere | |<text:line-break/>il 20° livello. qualora decidessero di esplorare ogni ' '<text:line-break/>|<text:line-break/><text:line-break/>angolo della dimora di Halaster. Questo volumne h, .<text:line-break/><text:line-break/>descrive in ogni dettaglio 23 livelli di Sottomonte e j —<text:line-break/>il rifugio sotterraneo di Skullport., Troverete tesori e D|<text:line-break/>segreti in abbondanza, ma... avanzate con cautela! r | — h<text:line-break/><text:line-break/>— s<text:line-break/>—<text:line-break/><text:line-break/>Un'avventura di DUNGEONS &amp; DRAGONS Ù<text:line-break/>per personaggi di livello dal 5° al 20° ;]<text:line-break/><text:line-break/>Da usare con la quinta edizione del ra<text:line-break/>Player s Handbook, del Monster Manual,<text:line-break/>e della Dungeon Master 's Guide<text:line-break/><text:line-break/>ISBBN 978-1-945625-03-9 |<text:line-break/><text:line-break/>DUNGEONSANDDRAGONS.COM ||<text:line-break/><text:line-break/>sAE RHC<text:line-break/><text:line-break/>e a i L &amp;<text:line-break/>‘@nine . 9!781945"625039<text:line-break/><text:line-break/>Cadice prodatto: 73620]<text:line-break/><text:line-break/>l : : SO.00 €<text:line-break/>stampato in Lituanti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5T09:16:25.777000000</meta:creation-date>
    <dc:date>2026-03-15T09:19:37.556000000</dc:date>
    <meta:editing-duration>PT3M12S</meta:editing-duration>
    <meta:editing-cycles>1</meta:editing-cycles>
    <meta:generator>LibreOffice/24.2.0.3$Windows_X86_64 LibreOffice_project/da48488a73ddd66ea24cf16bbc4f7b9c08e9bea1</meta:generator>
    <meta:document-statistic meta:table-count="0" meta:image-count="0" meta:object-count="0" meta:page-count="771" meta:paragraph-count="646" meta:word-count="291964" meta:character-count="1797138" meta:non-whitespace-character-count="1494860"/>
  </office:meta>
</office:document-meta>
</file>